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041cm"/>
    </style:style>
    <style:style style:name="co2" style:family="table-column">
      <style:table-column-properties fo:break-before="auto" style:column-width="1.944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T1" style:family="text">
      <style:text-properties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2" table:default-cell-style-name="Default"/>
        <table:table-column table:style-name="co3" table:number-columns-repeated="13" table:default-cell-style-name="Default"/>
        <table:table-row table:style-name="ro1">
          <table:table-cell table:style-name="Default"/>
          <table:table-cell table:style-name="Default" office:value-type="string" calcext:value-type="string">
            <text:p>AAPL</text:p>
          </table:table-cell>
          <table:table-cell table:style-name="Default" office:value-type="string" calcext:value-type="string">
            <text:p>ENB</text:p>
          </table:table-cell>
          <table:table-cell office:value-type="string" calcext:value-type="string">
            <text:p>SPX</text:p>
          </table:table-cell>
          <table:table-cell/>
          <table:table-cell office:value-type="string" calcext:value-type="string">
            <text:p>SPX</text:p>
          </table:table-cell>
          <table:table-cell office:value-type="string" calcext:value-type="string">
            <text:p>AAPL</text:p>
          </table:table-cell>
          <table:table-cell table:number-columns-repeated="10"/>
        </table:table-row>
        <table:table-row table:style-name="ro1">
          <table:table-cell table:style-name="Default" office:value-type="string" calcext:value-type="string">
            <text:p>Date</text:p>
          </table:table-cell>
          <table:table-cell table:number-columns-repeated="2" table:style-name="Default" office:value-type="string" calcext:value-type="string">
            <text:p>Close/Last</text:p>
          </table:table-cell>
          <table:table-cell office:value-type="string" calcext:value-type="string">
            <text:p>Close/Las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8/26/2022</text:p>
          </table:table-cell>
          <table:table-cell office:value-type="string" calcext:value-type="string">
            <text:p>$163.62</text:p>
          </table:table-cell>
          <table:table-cell office:value-type="string" calcext:value-type="string">
            <text:p>$43.57</text:p>
          </table:table-cell>
          <table:table-cell office:value-type="float" office:value="4057.66" calcext:value-type="float">
            <text:p>4057.66</text:p>
          </table:table-cell>
          <table:table-cell/>
          <table:table-cell table:formula="of:=[.D4]/[.D3]" office:value-type="float" office:value="1.03486245767265" calcext:value-type="float">
            <text:p>1.03486245767265</text:p>
          </table:table-cell>
          <table:table-cell table:formula="of:=[.B4]/[.B3]" office:value-type="float" office:value="1.03917613983621" calcext:value-type="float">
            <text:p>1.0391761398362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8/25/2022</text:p>
          </table:table-cell>
          <table:table-cell office:value-type="string" calcext:value-type="string">
            <text:p>$170.03</text:p>
          </table:table-cell>
          <table:table-cell office:value-type="string" calcext:value-type="string">
            <text:p>$44.38</text:p>
          </table:table-cell>
          <table:table-cell office:value-type="float" office:value="4199.12" calcext:value-type="float">
            <text:p>4199.12</text:p>
          </table:table-cell>
          <table:table-cell/>
          <table:table-cell table:formula="of:=[.D5]/[.D4]" office:value-type="float" office:value="0.986104231362762" calcext:value-type="float">
            <text:p>0.986104231362762</text:p>
          </table:table-cell>
          <table:table-cell table:formula="of:=[.B5]/[.B4]" office:value-type="float" office:value="0.98529671234488" calcext:value-type="float">
            <text:p>0.9852967123448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8/24/2022</text:p>
          </table:table-cell>
          <table:table-cell office:value-type="string" calcext:value-type="string">
            <text:p>$167.53</text:p>
          </table:table-cell>
          <table:table-cell office:value-type="string" calcext:value-type="string">
            <text:p>$44.11</text:p>
          </table:table-cell>
          <table:table-cell office:value-type="float" office:value="4140.77" calcext:value-type="float">
            <text:p>4140.77</text:p>
          </table:table-cell>
          <table:table-cell/>
          <table:table-cell table:formula="of:=[.D6]/[.D5]" office:value-type="float" office:value="0.997092328238468" calcext:value-type="float">
            <text:p>0.997092328238468</text:p>
          </table:table-cell>
          <table:table-cell table:formula="of:=[.B6]/[.B5]" office:value-type="float" office:value="0.998209275950576" calcext:value-type="float">
            <text:p>0.998209275950576</text:p>
          </table:table-cell>
          <table:table-cell table:number-columns-repeated="2"/>
          <table:table-cell office:value-type="string" calcext:value-type="string">
            <text:p>Covariances</text:p>
          </table:table-cell>
          <table:table-cell office:value-type="string" calcext:value-type="string">
            <text:p>Column 1</text:p>
          </table:table-cell>
          <table:table-cell office:value-type="string" calcext:value-type="string">
            <text:p>Column 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8/23/2022</text:p>
          </table:table-cell>
          <table:table-cell office:value-type="string" calcext:value-type="string">
            <text:p>$167.23</text:p>
          </table:table-cell>
          <table:table-cell office:value-type="string" calcext:value-type="string">
            <text:p>$43.72</text:p>
          </table:table-cell>
          <table:table-cell office:value-type="float" office:value="4128.73" calcext:value-type="float">
            <text:p>4128.73</text:p>
          </table:table-cell>
          <table:table-cell/>
          <table:table-cell table:formula="of:=[.D7]/[.D6]" office:value-type="float" office:value="1.00224282043146" calcext:value-type="float">
            <text:p>1.00224282043146</text:p>
          </table:table-cell>
          <table:table-cell table:formula="of:=[.B7]/[.B6]" office:value-type="float" office:value="1.00203312802727" calcext:value-type="float">
            <text:p>1.00203312802727</text:p>
          </table:table-cell>
          <table:table-cell table:number-columns-repeated="2"/>
          <table:table-cell office:value-type="string" calcext:value-type="string">
            <text:p>Column 1</text:p>
          </table:table-cell>
          <table:table-cell table:formula="of:=COVAR([$Sheet1.$F$1:$Sheet1.$F$1048576]; [$Sheet1.$F$1:$Sheet1.$F$1048576])" office:value-type="float" office:value="0.000971204847422819" calcext:value-type="float">
            <text:p>0.0009712048474228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8/22/2022</text:p>
          </table:table-cell>
          <table:table-cell office:value-type="string" calcext:value-type="string">
            <text:p>$167.57</text:p>
          </table:table-cell>
          <table:table-cell office:value-type="string" calcext:value-type="string">
            <text:p>$42.97</text:p>
          </table:table-cell>
          <table:table-cell office:value-type="float" office:value="4137.99" calcext:value-type="float">
            <text:p>4137.99</text:p>
          </table:table-cell>
          <table:table-cell/>
          <table:table-cell table:formula="of:=[.D8]/[.D7]" office:value-type="float" office:value="1.02186810504617" calcext:value-type="float">
            <text:p>1.02186810504617</text:p>
          </table:table-cell>
          <table:table-cell table:formula="of:=[.B8]/[.B7]" office:value-type="float" office:value="1.02357223846751" calcext:value-type="float">
            <text:p>1.02357223846751</text:p>
          </table:table-cell>
          <table:table-cell table:number-columns-repeated="2"/>
          <table:table-cell office:value-type="string" calcext:value-type="string">
            <text:p>Column 2</text:p>
          </table:table-cell>
          <table:table-cell table:formula="of:=COVAR([$Sheet1.$F$1:$Sheet1.$F$1048576]; [$Sheet1.$G$1:$Sheet1.$G$1048576])" office:value-type="float" office:value="0.00100796291357192" calcext:value-type="float">
            <text:p>0.00100796291357192</text:p>
          </table:table-cell>
          <table:table-cell table:formula="of:=COVAR([$Sheet1.$G$1:$Sheet1.$G$1048576]; [$Sheet1.$G$1:$Sheet1.$G$1048576])" office:value-type="float" office:value="0.00120658821272234" calcext:value-type="float">
            <text:p>0.0012065882127223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8/19/2022</text:p>
          </table:table-cell>
          <table:table-cell office:value-type="string" calcext:value-type="string">
            <text:p>$171.52</text:p>
          </table:table-cell>
          <table:table-cell office:value-type="string" calcext:value-type="string">
            <text:p>$43.28</text:p>
          </table:table-cell>
          <table:table-cell office:value-type="float" office:value="4228.48" calcext:value-type="float">
            <text:p>4228.48</text:p>
          </table:table-cell>
          <table:table-cell/>
          <table:table-cell table:formula="of:=[.D9]/[.D8]" office:value-type="float" office:value="1.01306852580596" calcext:value-type="float">
            <text:p>1.01306852580596</text:p>
          </table:table-cell>
          <table:table-cell table:formula="of:=[.B9]/[.B8]" office:value-type="float" office:value="1.01533348880597" calcext:value-type="float">
            <text:p>1.0153334888059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8/18/2022</text:p>
          </table:table-cell>
          <table:table-cell office:value-type="string" calcext:value-type="string">
            <text:p>$174.15</text:p>
          </table:table-cell>
          <table:table-cell office:value-type="string" calcext:value-type="string">
            <text:p>$43.33</text:p>
          </table:table-cell>
          <table:table-cell office:value-type="float" office:value="4283.74" calcext:value-type="float">
            <text:p>4283.74</text:p>
          </table:table-cell>
          <table:table-cell/>
          <table:table-cell table:formula="of:=[.D10]/[.D9]" office:value-type="float" office:value="0.997735623543913" calcext:value-type="float">
            <text:p>0.997735623543913</text:p>
          </table:table-cell>
          <table:table-cell table:formula="of:=[.B10]/[.B9]" office:value-type="float" office:value="1.00229687051392" calcext:value-type="float">
            <text:p>1.00229687051392</text:p>
          </table:table-cell>
          <table:table-cell/>
          <table:table-cell office:value-type="string" calcext:value-type="string">
            <text:p>Beta</text:p>
          </table:table-cell>
          <table:table-cell table:formula="of:=SLOPE([.G3:.G1260];[.F3:.F1260])" office:value-type="float" office:value="1.20907668509851" calcext:value-type="float">
            <text:p>1.2090766850985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8/17/2022</text:p>
          </table:table-cell>
          <table:table-cell office:value-type="string" calcext:value-type="string">
            <text:p>$174.55</text:p>
          </table:table-cell>
          <table:table-cell office:value-type="string" calcext:value-type="string">
            <text:p>$42.8</text:p>
          </table:table-cell>
          <table:table-cell office:value-type="float" office:value="4274.04" calcext:value-type="float">
            <text:p>4274.04</text:p>
          </table:table-cell>
          <table:table-cell/>
          <table:table-cell table:formula="of:=[.D11]/[.D10]" office:value-type="float" office:value="1.00729052605965" calcext:value-type="float">
            <text:p>1.00729052605965</text:p>
          </table:table-cell>
          <table:table-cell table:formula="of:=[.B11]/[.B10]" office:value-type="float" office:value="0.991291893440275" calcext:value-type="float">
            <text:p>0.99129189344027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8/16/2022</text:p>
          </table:table-cell>
          <table:table-cell office:value-type="string" calcext:value-type="string">
            <text:p>$173.03</text:p>
          </table:table-cell>
          <table:table-cell office:value-type="string" calcext:value-type="string">
            <text:p>$43.19</text:p>
          </table:table-cell>
          <table:table-cell office:value-type="float" office:value="4305.2" calcext:value-type="float">
            <text:p>4305.2</text:p>
          </table:table-cell>
          <table:table-cell/>
          <table:table-cell table:formula="of:=[.D12]/[.D11]" office:value-type="float" office:value="0.998127845396265" calcext:value-type="float">
            <text:p>0.998127845396265</text:p>
          </table:table-cell>
          <table:table-cell table:formula="of:=[.B12]/[.B11]" office:value-type="float" office:value="1.00092469513957" calcext:value-type="float">
            <text:p>1.0009246951395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8/15/2022</text:p>
          </table:table-cell>
          <table:table-cell office:value-type="string" calcext:value-type="string">
            <text:p>$173.19</text:p>
          </table:table-cell>
          <table:table-cell office:value-type="string" calcext:value-type="string">
            <text:p>$42.72</text:p>
          </table:table-cell>
          <table:table-cell office:value-type="float" office:value="4297.14" calcext:value-type="float">
            <text:p>4297.14</text:p>
          </table:table-cell>
          <table:table-cell/>
          <table:table-cell table:formula="of:=[.D13]/[.D12]" office:value-type="float" office:value="0.996046207477531" calcext:value-type="float">
            <text:p>0.996046207477531</text:p>
          </table:table-cell>
          <table:table-cell table:formula="of:=[.B13]/[.B12]" office:value-type="float" office:value="0.993706334083954" calcext:value-type="float">
            <text:p>0.99370633408395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8/12/2022</text:p>
          </table:table-cell>
          <table:table-cell office:value-type="string" calcext:value-type="string">
            <text:p>$172.1</text:p>
          </table:table-cell>
          <table:table-cell office:value-type="string" calcext:value-type="string">
            <text:p>$43.51</text:p>
          </table:table-cell>
          <table:table-cell office:value-type="float" office:value="4280.15" calcext:value-type="float">
            <text:p>4280.15</text:p>
          </table:table-cell>
          <table:table-cell/>
          <table:table-cell table:formula="of:=[.D14]/[.D13]" office:value-type="float" office:value="0.982972559372919" calcext:value-type="float">
            <text:p>0.982972559372919</text:p>
          </table:table-cell>
          <table:table-cell table:formula="of:=[.B14]/[.B13]" office:value-type="float" office:value="0.979023823358513" calcext:value-type="float">
            <text:p>0.97902382335851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8/11/2022</text:p>
          </table:table-cell>
          <table:table-cell office:value-type="string" calcext:value-type="string">
            <text:p>$168.49</text:p>
          </table:table-cell>
          <table:table-cell office:value-type="string" calcext:value-type="string">
            <text:p>$44.28</text:p>
          </table:table-cell>
          <table:table-cell office:value-type="float" office:value="4207.27" calcext:value-type="float">
            <text:p>4207.27</text:p>
          </table:table-cell>
          <table:table-cell/>
          <table:table-cell table:formula="of:=[.D15]/[.D14]" office:value-type="float" office:value="1.00070592094161" calcext:value-type="float">
            <text:p>1.00070592094161</text:p>
          </table:table-cell>
          <table:table-cell table:formula="of:=[.B15]/[.B14]" office:value-type="float" office:value="1.00445130274794" calcext:value-type="float">
            <text:p>1.0044513027479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8/10/2022</text:p>
          </table:table-cell>
          <table:table-cell office:value-type="string" calcext:value-type="string">
            <text:p>$169.24</text:p>
          </table:table-cell>
          <table:table-cell office:value-type="string" calcext:value-type="string">
            <text:p>$43.88</text:p>
          </table:table-cell>
          <table:table-cell office:value-type="float" office:value="4210.24" calcext:value-type="float">
            <text:p>4210.24</text:p>
          </table:table-cell>
          <table:table-cell/>
          <table:table-cell table:formula="of:=[.D16]/[.D15]" office:value-type="float" office:value="0.979153207418105" calcext:value-type="float">
            <text:p>0.979153207418105</text:p>
          </table:table-cell>
          <table:table-cell table:formula="of:=[.B16]/[.B15]" office:value-type="float" office:value="0.974474119593477" calcext:value-type="float">
            <text:p>0.97447411959347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8/09/2022</text:p>
          </table:table-cell>
          <table:table-cell office:value-type="string" calcext:value-type="string">
            <text:p>$164.92</text:p>
          </table:table-cell>
          <table:table-cell office:value-type="string" calcext:value-type="string">
            <text:p>$43.42</text:p>
          </table:table-cell>
          <table:table-cell office:value-type="float" office:value="4122.47" calcext:value-type="float">
            <text:p>4122.47</text:p>
          </table:table-cell>
          <table:table-cell/>
          <table:table-cell table:formula="of:=[.D17]/[.D16]" office:value-type="float" office:value="1.00426685943136" calcext:value-type="float">
            <text:p>1.00426685943136</text:p>
          </table:table-cell>
          <table:table-cell table:formula="of:=[.B17]/[.B16]" office:value-type="float" office:value="0.999696822701916" calcext:value-type="float">
            <text:p>0.99969682270191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8/08/2022</text:p>
          </table:table-cell>
          <table:table-cell office:value-type="string" calcext:value-type="string">
            <text:p>$164.87</text:p>
          </table:table-cell>
          <table:table-cell office:value-type="string" calcext:value-type="string">
            <text:p>$43.41</text:p>
          </table:table-cell>
          <table:table-cell office:value-type="float" office:value="4140.06" calcext:value-type="float">
            <text:p>4140.06</text:p>
          </table:table-cell>
          <table:table-cell/>
          <table:table-cell table:formula="of:=[.D18]/[.D17]" office:value-type="float" office:value="1.00123911247663" calcext:value-type="float">
            <text:p>1.00123911247663</text:p>
          </table:table-cell>
          <table:table-cell table:formula="of:=[.B18]/[.B17]" office:value-type="float" office:value="1.00291138472736" calcext:value-type="float">
            <text:p>1.0029113847273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8/05/2022</text:p>
          </table:table-cell>
          <table:table-cell office:value-type="string" calcext:value-type="string">
            <text:p>$165.35</text:p>
          </table:table-cell>
          <table:table-cell office:value-type="string" calcext:value-type="string">
            <text:p>$42.77</text:p>
          </table:table-cell>
          <table:table-cell office:value-type="float" office:value="4145.19" calcext:value-type="float">
            <text:p>4145.19</text:p>
          </table:table-cell>
          <table:table-cell/>
          <table:table-cell table:formula="of:=[.D19]/[.D18]" office:value-type="float" office:value="1.00162839339089" calcext:value-type="float">
            <text:p>1.00162839339089</text:p>
          </table:table-cell>
          <table:table-cell table:formula="of:=[.B19]/[.B18]" office:value-type="float" office:value="1.00278197762322" calcext:value-type="float">
            <text:p>1.0027819776232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8/04/2022</text:p>
          </table:table-cell>
          <table:table-cell office:value-type="string" calcext:value-type="string">
            <text:p>$165.81</text:p>
          </table:table-cell>
          <table:table-cell office:value-type="string" calcext:value-type="string">
            <text:p>$43.25</text:p>
          </table:table-cell>
          <table:table-cell office:value-type="float" office:value="4151.94" calcext:value-type="float">
            <text:p>4151.94</text:p>
          </table:table-cell>
          <table:table-cell/>
          <table:table-cell table:formula="of:=[.D20]/[.D19]" office:value-type="float" office:value="1.00077794958501" calcext:value-type="float">
            <text:p>1.00077794958501</text:p>
          </table:table-cell>
          <table:table-cell table:formula="of:=[.B20]/[.B19]" office:value-type="float" office:value="1.00192991978771" calcext:value-type="float">
            <text:p>1.0019299197877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8/03/2022</text:p>
          </table:table-cell>
          <table:table-cell office:value-type="string" calcext:value-type="string">
            <text:p>$166.13</text:p>
          </table:table-cell>
          <table:table-cell office:value-type="string" calcext:value-type="string">
            <text:p>$44.16</text:p>
          </table:table-cell>
          <table:table-cell office:value-type="float" office:value="4155.17" calcext:value-type="float">
            <text:p>4155.17</text:p>
          </table:table-cell>
          <table:table-cell/>
          <table:table-cell table:formula="of:=[.D21]/[.D20]" office:value-type="float" office:value="0.984602314706739" calcext:value-type="float">
            <text:p>0.984602314706739</text:p>
          </table:table-cell>
          <table:table-cell table:formula="of:=[.B21]/[.B20]" office:value-type="float" office:value="0.963161379642449" calcext:value-type="float">
            <text:p>0.96316137964244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8/02/2022</text:p>
          </table:table-cell>
          <table:table-cell office:value-type="string" calcext:value-type="string">
            <text:p>$160.01</text:p>
          </table:table-cell>
          <table:table-cell office:value-type="string" calcext:value-type="string">
            <text:p>$43.99</text:p>
          </table:table-cell>
          <table:table-cell office:value-type="float" office:value="4091.19" calcext:value-type="float">
            <text:p>4091.19</text:p>
          </table:table-cell>
          <table:table-cell/>
          <table:table-cell table:formula="of:=[.D22]/[.D21]" office:value-type="float" office:value="1.0067070950017" calcext:value-type="float">
            <text:p>1.0067070950017</text:p>
          </table:table-cell>
          <table:table-cell table:formula="of:=[.B22]/[.B21]" office:value-type="float" office:value="1.00937441409912" calcext:value-type="float">
            <text:p>1.0093744140991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8/01/2022</text:p>
          </table:table-cell>
          <table:table-cell office:value-type="string" calcext:value-type="string">
            <text:p>$161.51</text:p>
          </table:table-cell>
          <table:table-cell office:value-type="string" calcext:value-type="string">
            <text:p>$44.53</text:p>
          </table:table-cell>
          <table:table-cell office:value-type="float" office:value="4118.63" calcext:value-type="float">
            <text:p>4118.63</text:p>
          </table:table-cell>
          <table:table-cell/>
          <table:table-cell table:formula="of:=[.D23]/[.D22]" office:value-type="float" office:value="1.00283103847639" calcext:value-type="float">
            <text:p>1.00283103847639</text:p>
          </table:table-cell>
          <table:table-cell table:formula="of:=[.B23]/[.B22]" office:value-type="float" office:value="1.00619156708563" calcext:value-type="float">
            <text:p>1.00619156708563</text:p>
          </table:table-cell>
          <table:table-cell table:number-columns-repeated="3"/>
          <table:table-cell office:value-type="string" calcext:value-type="string">
            <text:p><text:span text:style-name="T1">Regression</text:span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7/29/2022</text:p>
          </table:table-cell>
          <table:table-cell office:value-type="string" calcext:value-type="string">
            <text:p>$162.51</text:p>
          </table:table-cell>
          <table:table-cell office:value-type="string" calcext:value-type="string">
            <text:p>$44.93</text:p>
          </table:table-cell>
          <table:table-cell office:value-type="float" office:value="4130.29" calcext:value-type="float">
            <text:p>4130.29</text:p>
          </table:table-cell>
          <table:table-cell/>
          <table:table-cell table:formula="of:=[.D24]/[.D23]" office:value-type="float" office:value="0.985991298431829" calcext:value-type="float">
            <text:p>0.985991298431829</text:p>
          </table:table-cell>
          <table:table-cell table:formula="of:=[.B24]/[.B23]" office:value-type="float" office:value="0.96824810780875" calcext:value-type="float">
            <text:p>0.96824810780875</text:p>
          </table:table-cell>
          <table:table-cell table:number-columns-repeated="3"/>
          <table:table-cell office:value-type="string" calcext:value-type="string">
            <text:p>Regression Model</text:p>
          </table:table-cell>
          <table:table-cell office:value-type="string" calcext:value-type="string">
            <text:p>Linea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7/28/2022</text:p>
          </table:table-cell>
          <table:table-cell office:value-type="string" calcext:value-type="string">
            <text:p>$157.35</text:p>
          </table:table-cell>
          <table:table-cell office:value-type="string" calcext:value-type="string">
            <text:p>$44.71</text:p>
          </table:table-cell>
          <table:table-cell office:value-type="float" office:value="4072.43" calcext:value-type="float">
            <text:p>4072.43</text:p>
          </table:table-cell>
          <table:table-cell/>
          <table:table-cell table:formula="of:=[.D25]/[.D24]" office:value-type="float" office:value="0.98801207141682" calcext:value-type="float">
            <text:p>0.98801207141682</text:p>
          </table:table-cell>
          <table:table-cell table:formula="of:=[.B25]/[.B24]" office:value-type="float" office:value="0.99644105497299" calcext:value-type="float">
            <text:p>0.9964410549729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7/27/2022</text:p>
          </table:table-cell>
          <table:table-cell office:value-type="string" calcext:value-type="string">
            <text:p>$156.79</text:p>
          </table:table-cell>
          <table:table-cell office:value-type="string" calcext:value-type="string">
            <text:p>$44.6</text:p>
          </table:table-cell>
          <table:table-cell office:value-type="float" office:value="4023.61" calcext:value-type="float">
            <text:p>4023.61</text:p>
          </table:table-cell>
          <table:table-cell/>
          <table:table-cell table:formula="of:=[.D26]/[.D25]" office:value-type="float" office:value="0.974510452056735" calcext:value-type="float">
            <text:p>0.974510452056735</text:p>
          </table:table-cell>
          <table:table-cell table:formula="of:=[.B26]/[.B25]" office:value-type="float" office:value="0.966898399132598" calcext:value-type="float">
            <text:p>0.966898399132598</text:p>
          </table:table-cell>
          <table:table-cell table:number-columns-repeated="3"/>
          <table:table-cell office:value-type="string" calcext:value-type="string">
            <text:p>LINEST raw outpu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7/26/2022</text:p>
          </table:table-cell>
          <table:table-cell office:value-type="string" calcext:value-type="string">
            <text:p>$151.6</text:p>
          </table:table-cell>
          <table:table-cell office:value-type="string" calcext:value-type="string">
            <text:p>$43.82</text:p>
          </table:table-cell>
          <table:table-cell office:value-type="float" office:value="3921.05" calcext:value-type="float">
            <text:p>3921.05</text:p>
          </table:table-cell>
          <table:table-cell/>
          <table:table-cell table:formula="of:=[.D27]/[.D26]" office:value-type="float" office:value="1.01167799441476" calcext:value-type="float">
            <text:p>1.01167799441476</text:p>
          </table:table-cell>
          <table:table-cell table:formula="of:=[.B27]/[.B26]" office:value-type="float" office:value="1.00890501319261" calcext:value-type="float">
            <text:p>1.00890501319261</text:p>
          </table:table-cell>
          <table:table-cell table:number-columns-repeated="3"/>
          <table:table-cell table:number-matrix-columns-spanned="2" table:number-matrix-rows-spanned="5" table:formula="of:=LINEST([.$G$3:.$G$1260] ; [.$F$3:.$F$1260] ; 1 ; 1)" office:value-type="float" office:value="1.20907668509851" calcext:value-type="float">
            <text:p>1.20907668509851</text:p>
          </table:table-cell>
          <table:table-cell office:value-type="float" office:value="-0.209601832636002" calcext:value-type="float">
            <text:p>-0.20960183263600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7/25/2022</text:p>
          </table:table-cell>
          <table:table-cell office:value-type="string" calcext:value-type="string">
            <text:p>$152.95</text:p>
          </table:table-cell>
          <table:table-cell office:value-type="string" calcext:value-type="string">
            <text:p>$44.01</text:p>
          </table:table-cell>
          <table:table-cell office:value-type="float" office:value="3966.84" calcext:value-type="float">
            <text:p>3966.84</text:p>
          </table:table-cell>
          <table:table-cell/>
          <table:table-cell table:formula="of:=[.D28]/[.D27]" office:value-type="float" office:value="0.998686612013593" calcext:value-type="float">
            <text:p>0.998686612013593</text:p>
          </table:table-cell>
          <table:table-cell table:formula="of:=[.B28]/[.B27]" office:value-type="float" office:value="1.00745341614907" calcext:value-type="float">
            <text:p>1.00745341614907</text:p>
          </table:table-cell>
          <table:table-cell table:number-columns-repeated="3"/>
          <table:table-cell office:value-type="float" office:value="0.0262487029677014" calcext:value-type="float">
            <text:p>0.0262487029677014</text:p>
          </table:table-cell>
          <table:table-cell office:value-type="float" office:value="0.0262427847576715" calcext:value-type="float">
            <text:p>0.02624278475767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7/22/2022</text:p>
          </table:table-cell>
          <table:table-cell office:value-type="string" calcext:value-type="string">
            <text:p>$154.09</text:p>
          </table:table-cell>
          <table:table-cell office:value-type="string" calcext:value-type="string">
            <text:p>$42.91</text:p>
          </table:table-cell>
          <table:table-cell office:value-type="float" office:value="3961.63" calcext:value-type="float">
            <text:p>3961.63</text:p>
          </table:table-cell>
          <table:table-cell/>
          <table:table-cell table:formula="of:=[.D29]/[.D28]" office:value-type="float" office:value="1.00942036484982" calcext:value-type="float">
            <text:p>1.00942036484982</text:p>
          </table:table-cell>
          <table:table-cell table:formula="of:=[.B29]/[.B28]" office:value-type="float" office:value="1.00817703939256" calcext:value-type="float">
            <text:p>1.00817703939256</text:p>
          </table:table-cell>
          <table:table-cell table:number-columns-repeated="3"/>
          <table:table-cell office:value-type="float" office:value="0.628153645863424" calcext:value-type="float">
            <text:p>0.628153645863424</text:p>
          </table:table-cell>
          <table:table-cell office:value-type="float" office:value="0.0124278603413362" calcext:value-type="float">
            <text:p>0.012427860341336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7/21/2022</text:p>
          </table:table-cell>
          <table:table-cell office:value-type="string" calcext:value-type="string">
            <text:p>$155.35</text:p>
          </table:table-cell>
          <table:table-cell office:value-type="string" calcext:value-type="string">
            <text:p>$42.96</text:p>
          </table:table-cell>
          <table:table-cell office:value-type="float" office:value="3998.95" calcext:value-type="float">
            <text:p>3998.95</text:p>
          </table:table-cell>
          <table:table-cell/>
          <table:table-cell table:formula="of:=[.D30]/[.D29]" office:value-type="float" office:value="0.990234936670876" calcext:value-type="float">
            <text:p>0.990234936670876</text:p>
          </table:table-cell>
          <table:table-cell table:formula="of:=[.B30]/[.B29]" office:value-type="float" office:value="0.985130350820727" calcext:value-type="float">
            <text:p>0.985130350820727</text:p>
          </table:table-cell>
          <table:table-cell table:number-columns-repeated="3"/>
          <table:table-cell office:value-type="float" office:value="2121.73918186295" calcext:value-type="float">
            <text:p>2121.73918186295</text:p>
          </table:table-cell>
          <table:table-cell office:value-type="float" office:value="1256" calcext:value-type="float">
            <text:p>125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7/20/2022</text:p>
          </table:table-cell>
          <table:table-cell office:value-type="string" calcext:value-type="string">
            <text:p>$153.04</text:p>
          </table:table-cell>
          <table:table-cell office:value-type="string" calcext:value-type="string">
            <text:p>$43.08</text:p>
          </table:table-cell>
          <table:table-cell office:value-type="float" office:value="3959.9" calcext:value-type="float">
            <text:p>3959.9</text:p>
          </table:table-cell>
          <table:table-cell/>
          <table:table-cell table:formula="of:=[.D31]/[.D30]" office:value-type="float" office:value="0.994138740877295" calcext:value-type="float">
            <text:p>0.994138740877295</text:p>
          </table:table-cell>
          <table:table-cell table:formula="of:=[.B31]/[.B30]" office:value-type="float" office:value="0.986670151594355" calcext:value-type="float">
            <text:p>0.986670151594355</text:p>
          </table:table-cell>
          <table:table-cell table:number-columns-repeated="3"/>
          <table:table-cell office:value-type="float" office:value="0.327706250464534" calcext:value-type="float">
            <text:p>0.327706250464534</text:p>
          </table:table-cell>
          <table:table-cell office:value-type="float" office:value="0.19399135110568" calcext:value-type="float">
            <text:p>0.1939913511056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7/19/2022</text:p>
          </table:table-cell>
          <table:table-cell office:value-type="string" calcext:value-type="string">
            <text:p>$151</text:p>
          </table:table-cell>
          <table:table-cell office:value-type="string" calcext:value-type="string">
            <text:p>$43.15</text:p>
          </table:table-cell>
          <table:table-cell office:value-type="float" office:value="3936.69" calcext:value-type="float">
            <text:p>3936.69</text:p>
          </table:table-cell>
          <table:table-cell/>
          <table:table-cell table:formula="of:=[.D32]/[.D31]" office:value-type="float" office:value="0.973114469262248" calcext:value-type="float">
            <text:p>0.973114469262248</text:p>
          </table:table-cell>
          <table:table-cell table:formula="of:=[.B32]/[.B31]" office:value-type="float" office:value="0.973973509933775" calcext:value-type="float">
            <text:p>0.97397350993377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7/18/2022</text:p>
          </table:table-cell>
          <table:table-cell office:value-type="string" calcext:value-type="string">
            <text:p>$147.07</text:p>
          </table:table-cell>
          <table:table-cell office:value-type="string" calcext:value-type="string">
            <text:p>$42.46</text:p>
          </table:table-cell>
          <table:table-cell office:value-type="float" office:value="3830.85" calcext:value-type="float">
            <text:p>3830.85</text:p>
          </table:table-cell>
          <table:table-cell/>
          <table:table-cell table:formula="of:=[.D33]/[.D32]" office:value-type="float" office:value="1.00843415952073" calcext:value-type="float">
            <text:p>1.00843415952073</text:p>
          </table:table-cell>
          <table:table-cell table:formula="of:=[.B33]/[.B32]" office:value-type="float" office:value="1.02107839804175" calcext:value-type="float">
            <text:p>1.02107839804175</text:p>
          </table:table-cell>
          <table:table-cell table:number-columns-repeated="3"/>
          <table:table-cell office:value-type="string" calcext:value-type="string">
            <text:p>Regression Statistic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7/15/2022</text:p>
          </table:table-cell>
          <table:table-cell office:value-type="string" calcext:value-type="string">
            <text:p>$150.17</text:p>
          </table:table-cell>
          <table:table-cell office:value-type="string" calcext:value-type="string">
            <text:p>$41.59</text:p>
          </table:table-cell>
          <table:table-cell office:value-type="float" office:value="3863.16" calcext:value-type="float">
            <text:p>3863.16</text:p>
          </table:table-cell>
          <table:table-cell/>
          <table:table-cell table:formula="of:=[.D34]/[.D33]" office:value-type="float" office:value="0.981160500729972" calcext:value-type="float">
            <text:p>0.981160500729972</text:p>
          </table:table-cell>
          <table:table-cell table:formula="of:=[.B34]/[.B33]" office:value-type="float" office:value="0.988679496570553" calcext:value-type="float">
            <text:p>0.988679496570553</text:p>
          </table:table-cell>
          <table:table-cell table:number-columns-repeated="3"/>
          <table:table-cell office:value-type="string" calcext:value-type="string">
            <text:p>R^2</text:p>
          </table:table-cell>
          <table:table-cell table:formula="of:=[.$K$28]" office:value-type="float" office:value="0.628153645863424" calcext:value-type="float">
            <text:p>0.6281536458634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7/14/2022</text:p>
          </table:table-cell>
          <table:table-cell office:value-type="string" calcext:value-type="string">
            <text:p>$148.47</text:p>
          </table:table-cell>
          <table:table-cell office:value-type="string" calcext:value-type="string">
            <text:p>$41.1</text:p>
          </table:table-cell>
          <table:table-cell office:value-type="float" office:value="3790.38" calcext:value-type="float">
            <text:p>3790.38</text:p>
          </table:table-cell>
          <table:table-cell/>
          <table:table-cell table:formula="of:=[.D35]/[.D34]" office:value-type="float" office:value="1.00300761401232" calcext:value-type="float">
            <text:p>1.00300761401232</text:p>
          </table:table-cell>
          <table:table-cell table:formula="of:=[.B35]/[.B34]" office:value-type="float" office:value="0.979928605105409" calcext:value-type="float">
            <text:p>0.979928605105409</text:p>
          </table:table-cell>
          <table:table-cell table:number-columns-repeated="3"/>
          <table:table-cell office:value-type="string" calcext:value-type="string">
            <text:p>Standard Error</text:p>
          </table:table-cell>
          <table:table-cell table:formula="of:=[.$L$28]" office:value-type="float" office:value="0.0124278603413362" calcext:value-type="float">
            <text:p>0.012427860341336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7/13/2022</text:p>
          </table:table-cell>
          <table:table-cell office:value-type="string" calcext:value-type="string">
            <text:p>$145.49</text:p>
          </table:table-cell>
          <table:table-cell office:value-type="string" calcext:value-type="string">
            <text:p>$41.64</text:p>
          </table:table-cell>
          <table:table-cell office:value-type="float" office:value="3801.78" calcext:value-type="float">
            <text:p>3801.78</text:p>
          </table:table-cell>
          <table:table-cell/>
          <table:table-cell table:formula="of:=[.D36]/[.D35]" office:value-type="float" office:value="1.00447685031748" calcext:value-type="float">
            <text:p>1.00447685031748</text:p>
          </table:table-cell>
          <table:table-cell table:formula="of:=[.B36]/[.B35]" office:value-type="float" office:value="1.00254313011204" calcext:value-type="float">
            <text:p>1.00254313011204</text:p>
          </table:table-cell>
          <table:table-cell table:number-columns-repeated="3"/>
          <table:table-cell office:value-type="string" calcext:value-type="string">
            <text:p>Count of X variables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7/12/2022</text:p>
          </table:table-cell>
          <table:table-cell office:value-type="string" calcext:value-type="string">
            <text:p>$145.86</text:p>
          </table:table-cell>
          <table:table-cell office:value-type="string" calcext:value-type="string">
            <text:p>$41.74</text:p>
          </table:table-cell>
          <table:table-cell office:value-type="float" office:value="3818.8" calcext:value-type="float">
            <text:p>3818.8</text:p>
          </table:table-cell>
          <table:table-cell/>
          <table:table-cell table:formula="of:=[.D37]/[.D36]" office:value-type="float" office:value="1.00933015606997" calcext:value-type="float">
            <text:p>1.00933015606997</text:p>
          </table:table-cell>
          <table:table-cell table:formula="of:=[.B37]/[.B36]" office:value-type="float" office:value="0.993212669683258" calcext:value-type="float">
            <text:p>0.993212669683258</text:p>
          </table:table-cell>
          <table:table-cell table:number-columns-repeated="3"/>
          <table:table-cell office:value-type="string" calcext:value-type="string">
            <text:p>Observations</text:p>
          </table:table-cell>
          <table:table-cell table:formula="of:=1258" office:value-type="float" office:value="1258" calcext:value-type="float">
            <text:p>125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7/11/2022</text:p>
          </table:table-cell>
          <table:table-cell office:value-type="string" calcext:value-type="string">
            <text:p>$144.87</text:p>
          </table:table-cell>
          <table:table-cell office:value-type="string" calcext:value-type="string">
            <text:p>$42.1</text:p>
          </table:table-cell>
          <table:table-cell office:value-type="float" office:value="3854.43" calcext:value-type="float">
            <text:p>3854.43</text:p>
          </table:table-cell>
          <table:table-cell/>
          <table:table-cell table:formula="of:=[.D38]/[.D37]" office:value-type="float" office:value="1.01166190591086" calcext:value-type="float">
            <text:p>1.01166190591086</text:p>
          </table:table-cell>
          <table:table-cell table:formula="of:=[.B38]/[.B37]" office:value-type="float" office:value="1.01497894664182" calcext:value-type="float">
            <text:p>1.01497894664182</text:p>
          </table:table-cell>
          <table:table-cell table:number-columns-repeated="3"/>
          <table:table-cell office:value-type="string" calcext:value-type="string">
            <text:p>Adjusted R^2</text:p>
          </table:table-cell>
          <table:table-cell table:formula="of:=1 - (1 - [.$K$28])*([.$L$36] - 1)/([.$L$36] - [.$L$35] - 1)" office:value-type="float" office:value="0.627857589848984" calcext:value-type="float">
            <text:p>0.62785758984898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7/08/2022</text:p>
          </table:table-cell>
          <table:table-cell office:value-type="string" calcext:value-type="string">
            <text:p>$147.04</text:p>
          </table:table-cell>
          <table:table-cell office:value-type="string" calcext:value-type="string">
            <text:p>$42.19</text:p>
          </table:table-cell>
          <table:table-cell office:value-type="float" office:value="3899.38" calcext:value-type="float">
            <text:p>3899.38</text:p>
          </table:table-cell>
          <table:table-cell/>
          <table:table-cell table:formula="of:=[.D39]/[.D38]" office:value-type="float" office:value="1.00083090132277" calcext:value-type="float">
            <text:p>1.00083090132277</text:p>
          </table:table-cell>
          <table:table-cell table:formula="of:=[.B39]/[.B38]" office:value-type="float" office:value="0.995307399347116" calcext:value-type="float">
            <text:p>0.99530739934711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7/07/2022</text:p>
          </table:table-cell>
          <table:table-cell office:value-type="string" calcext:value-type="string">
            <text:p>$146.35</text:p>
          </table:table-cell>
          <table:table-cell office:value-type="string" calcext:value-type="string">
            <text:p>$42</text:p>
          </table:table-cell>
          <table:table-cell office:value-type="float" office:value="3902.62" calcext:value-type="float">
            <text:p>3902.62</text:p>
          </table:table-cell>
          <table:table-cell/>
          <table:table-cell table:formula="of:=[.D40]/[.D39]" office:value-type="float" office:value="0.985256058750275" calcext:value-type="float">
            <text:p>0.985256058750275</text:p>
          </table:table-cell>
          <table:table-cell table:formula="of:=[.B40]/[.B39]" office:value-type="float" office:value="0.976563033823027" calcext:value-type="float">
            <text:p>0.976563033823027</text:p>
          </table:table-cell>
          <table:table-cell table:number-columns-repeated="3"/>
          <table:table-cell office:value-type="string" calcext:value-type="string">
            <text:p>Analysis of Variance (ANOVA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7/06/2022</text:p>
          </table:table-cell>
          <table:table-cell office:value-type="string" calcext:value-type="string">
            <text:p>$142.92</text:p>
          </table:table-cell>
          <table:table-cell office:value-type="string" calcext:value-type="string">
            <text:p>$41.28</text:p>
          </table:table-cell>
          <table:table-cell office:value-type="float" office:value="3845.08" calcext:value-type="float">
            <text:p>3845.08</text:p>
          </table:table-cell>
          <table:table-cell/>
          <table:table-cell table:formula="of:=[.D41]/[.D40]" office:value-type="float" office:value="0.996439605937978" calcext:value-type="float">
            <text:p>0.996439605937978</text:p>
          </table:table-cell>
          <table:table-cell table:formula="of:=[.B41]/[.B40]" office:value-type="float" office:value="0.990484186957739" calcext:value-type="float">
            <text:p>0.990484186957739</text:p>
          </table:table-cell>
          <table:table-cell table:number-columns-repeated="4"/>
          <table:table-cell office:value-type="string" calcext:value-type="string">
            <text:p>df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ignificance F</text:p>
          </table:table-cell>
          <table:table-cell/>
        </table:table-row>
        <table:table-row table:style-name="ro1">
          <table:table-cell office:value-type="string" calcext:value-type="string">
            <text:p>07/05/2022</text:p>
          </table:table-cell>
          <table:table-cell office:value-type="string" calcext:value-type="string">
            <text:p>$141.56</text:p>
          </table:table-cell>
          <table:table-cell office:value-type="string" calcext:value-type="string">
            <text:p>$41.44</text:p>
          </table:table-cell>
          <table:table-cell office:value-type="float" office:value="3831.39" calcext:value-type="float">
            <text:p>3831.39</text:p>
          </table:table-cell>
          <table:table-cell/>
          <table:table-cell table:formula="of:=[.D42]/[.D41]" office:value-type="float" office:value="0.998418328596149" calcext:value-type="float">
            <text:p>0.998418328596149</text:p>
          </table:table-cell>
          <table:table-cell table:formula="of:=[.B42]/[.B41]" office:value-type="float" office:value="0.981421305453518" calcext:value-type="float">
            <text:p>0.981421305453518</text:p>
          </table:table-cell>
          <table:table-cell table:number-columns-repeated="3"/>
          <table:table-cell office:value-type="string" calcext:value-type="string">
            <text:p>Regression</text:p>
          </table:table-cell>
          <table:table-cell table:formula="of:=[.$L$35]" office:value-type="float" office:value="1" calcext:value-type="float">
            <text:p>1</text:p>
          </table:table-cell>
          <table:table-cell table:formula="of:=[.$K$30]" office:value-type="float" office:value="0.327706250464534" calcext:value-type="float">
            <text:p>0.327706250464534</text:p>
          </table:table-cell>
          <table:table-cell table:formula="of:=[.$K$30] / [.$L$41]" office:value-type="float" office:value="0.327706250464534" calcext:value-type="float">
            <text:p>0.327706250464534</text:p>
          </table:table-cell>
          <table:table-cell table:formula="of:=[.$K$29]" office:value-type="float" office:value="2121.73918186295" calcext:value-type="float">
            <text:p>2121.73918186295</text:p>
          </table:table-cell>
          <table:table-cell table:formula="of:=LEGACY.FDIST([.$K$29] ; [.$L$41] ; [.$L$29])" office:value-type="float" office:value="4.37942530006612E-272" calcext:value-type="float">
            <text:p>4.37942530006612E-272</text:p>
          </table:table-cell>
          <table:table-cell/>
        </table:table-row>
        <table:table-row table:style-name="ro1">
          <table:table-cell office:value-type="string" calcext:value-type="string">
            <text:p>07/01/2022</text:p>
          </table:table-cell>
          <table:table-cell office:value-type="string" calcext:value-type="string">
            <text:p>$138.93</text:p>
          </table:table-cell>
          <table:table-cell office:value-type="string" calcext:value-type="string">
            <text:p>$42.66</text:p>
          </table:table-cell>
          <table:table-cell office:value-type="float" office:value="3825.33" calcext:value-type="float">
            <text:p>3825.33</text:p>
          </table:table-cell>
          <table:table-cell/>
          <table:table-cell table:formula="of:=[.D43]/[.D42]" office:value-type="float" office:value="0.989556456567146" calcext:value-type="float">
            <text:p>0.989556456567146</text:p>
          </table:table-cell>
          <table:table-cell table:formula="of:=[.B43]/[.B42]" office:value-type="float" office:value="0.984092708558267" calcext:value-type="float">
            <text:p>0.984092708558267</text:p>
          </table:table-cell>
          <table:table-cell table:number-columns-repeated="3"/>
          <table:table-cell office:value-type="string" calcext:value-type="string">
            <text:p>Residual</text:p>
          </table:table-cell>
          <table:table-cell table:formula="of:=[.$L$29]" office:value-type="float" office:value="1256" calcext:value-type="float">
            <text:p>1256</text:p>
          </table:table-cell>
          <table:table-cell table:formula="of:=[.$L$30]" office:value-type="float" office:value="0.19399135110568" calcext:value-type="float">
            <text:p>0.19399135110568</text:p>
          </table:table-cell>
          <table:table-cell table:formula="of:=[.$L$30] / [.$L$29]" office:value-type="float" office:value="0.000154451712663758" calcext:value-type="float">
            <text:p>0.0001544517126637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6/30/2022</text:p>
          </table:table-cell>
          <table:table-cell office:value-type="string" calcext:value-type="string">
            <text:p>$136.72</text:p>
          </table:table-cell>
          <table:table-cell office:value-type="string" calcext:value-type="string">
            <text:p>$42.26</text:p>
          </table:table-cell>
          <table:table-cell office:value-type="float" office:value="3785.38" calcext:value-type="float">
            <text:p>3785.38</text:p>
          </table:table-cell>
          <table:table-cell/>
          <table:table-cell table:formula="of:=[.D44]/[.D43]" office:value-type="float" office:value="1.00883662934765" calcext:value-type="float">
            <text:p>1.00883662934765</text:p>
          </table:table-cell>
          <table:table-cell table:formula="of:=[.B44]/[.B43]" office:value-type="float" office:value="1.01835868929198" calcext:value-type="float">
            <text:p>1.01835868929198</text:p>
          </table:table-cell>
          <table:table-cell table:number-columns-repeated="3"/>
          <table:table-cell office:value-type="string" calcext:value-type="string">
            <text:p>Total</text:p>
          </table:table-cell>
          <table:table-cell table:formula="of:=[.$L$41] + [.$L$29]" office:value-type="float" office:value="1257" calcext:value-type="float">
            <text:p>1257</text:p>
          </table:table-cell>
          <table:table-cell table:formula="of:=[.$K$30] + [.$L$30]" office:value-type="float" office:value="0.521697601570215" calcext:value-type="float">
            <text:p>0.5216976015702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6/29/2022</text:p>
          </table:table-cell>
          <table:table-cell office:value-type="string" calcext:value-type="string">
            <text:p>$139.23</text:p>
          </table:table-cell>
          <table:table-cell office:value-type="string" calcext:value-type="string">
            <text:p>$42.44</text:p>
          </table:table-cell>
          <table:table-cell office:value-type="float" office:value="3818.83" calcext:value-type="float">
            <text:p>3818.83</text:p>
          </table:table-cell>
          <table:table-cell/>
          <table:table-cell table:formula="of:=[.D45]/[.D44]" office:value-type="float" office:value="1.00071226003776" calcext:value-type="float">
            <text:p>1.00071226003776</text:p>
          </table:table-cell>
          <table:table-cell table:formula="of:=[.B45]/[.B44]" office:value-type="float" office:value="0.98714357537887" calcext:value-type="float">
            <text:p>0.9871435753788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6/28/2022</text:p>
          </table:table-cell>
          <table:table-cell office:value-type="string" calcext:value-type="string">
            <text:p>$137.44</text:p>
          </table:table-cell>
          <table:table-cell office:value-type="string" calcext:value-type="string">
            <text:p>$42.54</text:p>
          </table:table-cell>
          <table:table-cell office:value-type="float" office:value="3821.55" calcext:value-type="float">
            <text:p>3821.55</text:p>
          </table:table-cell>
          <table:table-cell/>
          <table:table-cell table:formula="of:=[.D46]/[.D45]" office:value-type="float" office:value="1.02055710379296" calcext:value-type="float">
            <text:p>1.02055710379296</text:p>
          </table:table-cell>
          <table:table-cell table:formula="of:=[.B46]/[.B45]" office:value-type="float" office:value="1.03070430733411" calcext:value-type="float">
            <text:p>1.03070430733411</text:p>
          </table:table-cell>
          <table:table-cell table:number-columns-repeated="3"/>
          <table:table-cell office:value-type="string" calcext:value-type="string">
            <text:p>Confidence level</text:p>
          </table:table-cell>
          <table:table-cell office:value-type="float" office:value="0.95" calcext:value-type="float">
            <text:p>0.9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6/27/2022</text:p>
          </table:table-cell>
          <table:table-cell office:value-type="string" calcext:value-type="string">
            <text:p>$141.66</text:p>
          </table:table-cell>
          <table:table-cell office:value-type="string" calcext:value-type="string">
            <text:p>$42.18</text:p>
          </table:table-cell>
          <table:table-cell office:value-type="float" office:value="3900.11" calcext:value-type="float">
            <text:p>3900.11</text:p>
          </table:table-cell>
          <table:table-cell/>
          <table:table-cell table:formula="of:=[.D47]/[.D46]" office:value-type="float" office:value="1.00298196717528" calcext:value-type="float">
            <text:p>1.00298196717528</text:p>
          </table:table-cell>
          <table:table-cell table:formula="of:=[.B47]/[.B46]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6/24/2022</text:p>
          </table:table-cell>
          <table:table-cell office:value-type="string" calcext:value-type="string">
            <text:p>$141.66</text:p>
          </table:table-cell>
          <table:table-cell office:value-type="string" calcext:value-type="string">
            <text:p>$41.78</text:p>
          </table:table-cell>
          <table:table-cell office:value-type="float" office:value="3911.74" calcext:value-type="float">
            <text:p>3911.74</text:p>
          </table:table-cell>
          <table:table-cell/>
          <table:table-cell table:formula="of:=[.D48]/[.D47]" office:value-type="float" office:value="0.970343120964072" calcext:value-type="float">
            <text:p>0.970343120964072</text:p>
          </table:table-cell>
          <table:table-cell table:formula="of:=[.B48]/[.B47]" office:value-type="float" office:value="0.976069462092334" calcext:value-type="float">
            <text:p>0.976069462092334</text:p>
          </table:table-cell>
          <table:table-cell table:number-columns-repeated="4"/>
          <table:table-cell office:value-type="string" calcext:value-type="string">
            <text:p>Coefficients</text:p>
          </table:table-cell>
          <table:table-cell office:value-type="string" calcext:value-type="string">
            <text:p>Standard Error</text:p>
          </table:table-cell>
          <table:table-cell office:value-type="string" calcext:value-type="string">
            <text:p>t-Statistic</text:p>
          </table:table-cell>
          <table:table-cell office:value-type="string" calcext:value-type="string">
            <text:p>P-value</text:p>
          </table:table-cell>
          <table:table-cell table:formula="of:=COM.MICROSOFT.CONCAT(&quot;Lower &quot; ; INT([.$L$45] * 100) ; &quot;%&quot;)" office:value-type="string" office:string-value="Lower 95%" calcext:value-type="string">
            <text:p>Lower 95%</text:p>
          </table:table-cell>
          <table:table-cell table:formula="of:=COM.MICROSOFT.CONCAT(&quot;Upper &quot; ; INT([.$L$45] * 100) ; &quot;%&quot;)" office:value-type="string" office:string-value="Upper 95%" calcext:value-type="string">
            <text:p>Upper 95%</text:p>
          </table:table-cell>
        </table:table-row>
        <table:table-row table:style-name="ro1">
          <table:table-cell office:value-type="string" calcext:value-type="string">
            <text:p>06/23/2022</text:p>
          </table:table-cell>
          <table:table-cell office:value-type="string" calcext:value-type="string">
            <text:p>$138.27</text:p>
          </table:table-cell>
          <table:table-cell office:value-type="string" calcext:value-type="string">
            <text:p>$40.8</text:p>
          </table:table-cell>
          <table:table-cell office:value-type="float" office:value="3795.73" calcext:value-type="float">
            <text:p>3795.73</text:p>
          </table:table-cell>
          <table:table-cell/>
          <table:table-cell table:formula="of:=[.D49]/[.D48]" office:value-type="float" office:value="0.990557811013955" calcext:value-type="float">
            <text:p>0.990557811013955</text:p>
          </table:table-cell>
          <table:table-cell table:formula="of:=[.B49]/[.B48]" office:value-type="float" office:value="0.978881897736313" calcext:value-type="float">
            <text:p>0.978881897736313</text:p>
          </table:table-cell>
          <table:table-cell table:number-columns-repeated="3"/>
          <table:table-cell table:formula="of:=&quot;Intercept&quot;" office:value-type="string" office:string-value="Intercept" calcext:value-type="string">
            <text:p>Intercept</text:p>
          </table:table-cell>
          <table:table-cell table:number-matrix-columns-spanned="1" table:number-matrix-rows-spanned="2" table:formula="of:=INDEX([.$K$26:.$L$26]; 1 ; ROW([.$L$49])+1 - ROW())" office:value-type="float" office:value="-0.209601832636002" calcext:value-type="float">
            <text:p>-0.209601832636002</text:p>
          </table:table-cell>
          <table:table-cell table:number-matrix-columns-spanned="1" table:number-matrix-rows-spanned="2" table:formula="of:=INDEX([.$K$27:.$L$27]; 1 ; ROW([.$M$49])+1 - ROW())" office:value-type="float" office:value="0.0262427847576715" calcext:value-type="float">
            <text:p>0.0262427847576715</text:p>
          </table:table-cell>
          <table:table-cell table:number-matrix-columns-spanned="1" table:number-matrix-rows-spanned="2" table:formula="of:=[.$L$48:.$L$49] / [.$M$48:.$M$49]" office:value-type="float" office:value="-7.98702708464388" calcext:value-type="float">
            <text:p>-7.98702708464388</text:p>
          </table:table-cell>
          <table:table-cell table:number-matrix-columns-spanned="1" table:number-matrix-rows-spanned="2" table:formula="of:=LEGACY.TDIST(ABS([.$N$48:.$N$49]) ; [.$L$29] ; 2 )" office:value-type="float" office:value="3.1016796670825E-015" calcext:value-type="float">
            <text:p>3.1016796670825E-15</text:p>
          </table:table-cell>
          <table:table-cell table:number-matrix-columns-spanned="1" table:number-matrix-rows-spanned="2" table:formula="of:=[.$L$48:.$L$49] - [.$M$48:.$M$49] * TINV(1 - [.$L$45] ; [.$L$29])" office:value-type="float" office:value="-0.261086358687472" calcext:value-type="float">
            <text:p>-0.261086358687472</text:p>
          </table:table-cell>
          <table:table-cell table:number-matrix-columns-spanned="1" table:number-matrix-rows-spanned="2" table:formula="of:=[.$L$48:.$L$49] + [.$M$48:.$M$49] * TINV(1 - [.$L$45] ; [.$L$29])" office:value-type="float" office:value="-0.158117306584532" calcext:value-type="float">
            <text:p>-0.158117306584532</text:p>
          </table:table-cell>
        </table:table-row>
        <table:table-row table:style-name="ro1">
          <table:table-cell office:value-type="string" calcext:value-type="string">
            <text:p>06/22/2022</text:p>
          </table:table-cell>
          <table:table-cell office:value-type="string" calcext:value-type="string">
            <text:p>$135.35</text:p>
          </table:table-cell>
          <table:table-cell office:value-type="string" calcext:value-type="string">
            <text:p>$41.25</text:p>
          </table:table-cell>
          <table:table-cell office:value-type="float" office:value="3759.89" calcext:value-type="float">
            <text:p>3759.89</text:p>
          </table:table-cell>
          <table:table-cell/>
          <table:table-cell table:formula="of:=[.D50]/[.D49]" office:value-type="float" office:value="1.00130322961576" calcext:value-type="float">
            <text:p>1.00130322961576</text:p>
          </table:table-cell>
          <table:table-cell table:formula="of:=[.B50]/[.B49]" office:value-type="float" office:value="1.00384189139269" calcext:value-type="float">
            <text:p>1.00384189139269</text:p>
          </table:table-cell>
          <table:table-cell table:number-columns-repeated="3"/>
          <table:table-cell table:formula="of:=&quot;X1&quot;" office:value-type="string" office:string-value="X1" calcext:value-type="string">
            <text:p>X1</text:p>
          </table:table-cell>
          <table:table-cell office:value-type="float" office:value="1.20907668509851" calcext:value-type="float">
            <text:p>1.20907668509851</text:p>
          </table:table-cell>
          <table:table-cell office:value-type="float" office:value="0.0262487029677014" calcext:value-type="float">
            <text:p>0.0262487029677014</text:p>
          </table:table-cell>
          <table:table-cell office:value-type="float" office:value="46.0623401691985" calcext:value-type="float">
            <text:p>46.0623401691985</text:p>
          </table:table-cell>
          <table:table-cell office:value-type="float" office:value="4.37942530006662E-272" calcext:value-type="float">
            <text:p>4.37942530006662E-272</text:p>
          </table:table-cell>
          <table:table-cell office:value-type="float" office:value="1.15758054837991" calcext:value-type="float">
            <text:p>1.15758054837991</text:p>
          </table:table-cell>
          <table:table-cell office:value-type="float" office:value="1.26057282181711" calcext:value-type="float">
            <text:p>1.26057282181711</text:p>
          </table:table-cell>
        </table:table-row>
        <table:table-row table:style-name="ro1">
          <table:table-cell office:value-type="string" calcext:value-type="string">
            <text:p>06/21/2022</text:p>
          </table:table-cell>
          <table:table-cell office:value-type="string" calcext:value-type="string">
            <text:p>$135.87</text:p>
          </table:table-cell>
          <table:table-cell office:value-type="string" calcext:value-type="string">
            <text:p>$41.49</text:p>
          </table:table-cell>
          <table:table-cell office:value-type="float" office:value="3764.79" calcext:value-type="float">
            <text:p>3764.79</text:p>
          </table:table-cell>
          <table:table-cell/>
          <table:table-cell table:formula="of:=[.D51]/[.D50]" office:value-type="float" office:value="0.976107565096592" calcext:value-type="float">
            <text:p>0.976107565096592</text:p>
          </table:table-cell>
          <table:table-cell table:formula="of:=[.B51]/[.B50]" office:value-type="float" office:value="0.968278501508795" calcext:value-type="float">
            <text:p>0.96827850150879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6/17/2022</text:p>
          </table:table-cell>
          <table:table-cell office:value-type="string" calcext:value-type="string">
            <text:p>$131.56</text:p>
          </table:table-cell>
          <table:table-cell office:value-type="string" calcext:value-type="string">
            <text:p>$40.49</text:p>
          </table:table-cell>
          <table:table-cell office:value-type="float" office:value="3674.84" calcext:value-type="float">
            <text:p>3674.84</text:p>
          </table:table-cell>
          <table:table-cell/>
          <table:table-cell table:formula="of:=[.D52]/[.D51]" office:value-type="float" office:value="0.997803986023881" calcext:value-type="float">
            <text:p>0.997803986023881</text:p>
          </table:table-cell>
          <table:table-cell table:formula="of:=[.B52]/[.B51]" office:value-type="float" office:value="0.988598358163575" calcext:value-type="float">
            <text:p>0.988598358163575</text:p>
          </table:table-cell>
          <table:table-cell table:number-columns-repeated="3"/>
          <table:table-cell table:formula="of:=&quot;X1&quot;" office:value-type="string" office:string-value="X1" calcext:value-type="string">
            <text:p>X1</text:p>
          </table:table-cell>
          <table:table-cell office:value-type="string" calcext:value-type="string">
            <text:p>Predicted Y</text:p>
          </table:table-cell>
          <table:table-cell table:formula="of:=&quot;Y&quot;" office:value-type="string" office:string-value="Y" calcext:value-type="string">
            <text:p>Y</text:p>
          </table:table-cell>
          <table:table-cell office:value-type="string" calcext:value-type="string">
            <text:p>Residu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6/16/2022</text:p>
          </table:table-cell>
          <table:table-cell office:value-type="string" calcext:value-type="string">
            <text:p>$130.06</text:p>
          </table:table-cell>
          <table:table-cell office:value-type="string" calcext:value-type="string">
            <text:p>$40.97</text:p>
          </table:table-cell>
          <table:table-cell office:value-type="float" office:value="3666.77" calcext:value-type="float">
            <text:p>3666.77</text:p>
          </table:table-cell>
          <table:table-cell/>
          <table:table-cell table:formula="of:=[.D53]/[.D52]" office:value-type="float" office:value="1.03360450750933" calcext:value-type="float">
            <text:p>1.03360450750933</text:p>
          </table:table-cell>
          <table:table-cell table:formula="of:=[.B53]/[.B52]" office:value-type="float" office:value="1.04128863601415" calcext:value-type="float">
            <text:p>1.04128863601415</text:p>
          </table:table-cell>
          <table:table-cell table:number-columns-repeated="3"/>
          <table:table-cell table:number-matrix-columns-spanned="1" table:number-matrix-rows-spanned="1258" table:formula="of:=[.$F$3:.$F$1260]" office:value-type="float" office:value="1.03486245767265" calcext:value-type="float">
            <text:p>1.03486245767265</text:p>
          </table:table-cell>
          <table:table-cell table:number-matrix-columns-spanned="1" table:number-matrix-rows-spanned="1258" table:formula="of:=MMULT([.$K$52:.$K$1309] ; [.$L$49]) + [.$L$48]" office:value-type="float" office:value="1.04162623721974" calcext:value-type="float">
            <text:p>1.04162623721974</text:p>
          </table:table-cell>
          <table:table-cell table:number-matrix-columns-spanned="1" table:number-matrix-rows-spanned="1258" table:formula="of:=[.$G$3:.$G$1260]" office:value-type="float" office:value="1.03917613983621" calcext:value-type="float">
            <text:p>1.03917613983621</text:p>
          </table:table-cell>
          <table:table-cell table:number-matrix-columns-spanned="1" table:number-matrix-rows-spanned="1258" table:formula="of:=[.$M$52:.$M$1309] - [.$L$52:.$L$1309]" office:value-type="float" office:value="-0.00245009738353774" calcext:value-type="float">
            <text:p>-0.002450097383537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6/15/2022</text:p>
          </table:table-cell>
          <table:table-cell office:value-type="string" calcext:value-type="string">
            <text:p>$135.43</text:p>
          </table:table-cell>
          <table:table-cell office:value-type="string" calcext:value-type="string">
            <text:p>$42.68</text:p>
          </table:table-cell>
          <table:table-cell office:value-type="float" office:value="3789.99" calcext:value-type="float">
            <text:p>3789.99</text:p>
          </table:table-cell>
          <table:table-cell/>
          <table:table-cell table:formula="of:=[.D54]/[.D53]" office:value-type="float" office:value="0.985617376299146" calcext:value-type="float">
            <text:p>0.985617376299146</text:p>
          </table:table-cell>
          <table:table-cell table:formula="of:=[.B54]/[.B53]" office:value-type="float" office:value="0.980285018090526" calcext:value-type="float">
            <text:p>0.980285018090526</text:p>
          </table:table-cell>
          <table:table-cell table:number-columns-repeated="3"/>
          <table:table-cell office:value-type="float" office:value="0.986104231362762" calcext:value-type="float">
            <text:p>0.986104231362762</text:p>
          </table:table-cell>
          <table:table-cell office:value-type="float" office:value="0.982673802581702" calcext:value-type="float">
            <text:p>0.982673802581702</text:p>
          </table:table-cell>
          <table:table-cell office:value-type="float" office:value="0.98529671234488" calcext:value-type="float">
            <text:p>0.98529671234488</text:p>
          </table:table-cell>
          <table:table-cell office:value-type="float" office:value="0.00262290976317803" calcext:value-type="float">
            <text:p>0.002622909763178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6/14/2022</text:p>
          </table:table-cell>
          <table:table-cell office:value-type="string" calcext:value-type="string">
            <text:p>$132.76</text:p>
          </table:table-cell>
          <table:table-cell office:value-type="string" calcext:value-type="string">
            <text:p>$42.94</text:p>
          </table:table-cell>
          <table:table-cell office:value-type="float" office:value="3735.48" calcext:value-type="float">
            <text:p>3735.48</text:p>
          </table:table-cell>
          <table:table-cell/>
          <table:table-cell table:formula="of:=[.D55]/[.D54]" office:value-type="float" office:value="1.00378800047116" calcext:value-type="float">
            <text:p>1.00378800047116</text:p>
          </table:table-cell>
          <table:table-cell table:formula="of:=[.B55]/[.B54]" office:value-type="float" office:value="0.993371497438988" calcext:value-type="float">
            <text:p>0.993371497438988</text:p>
          </table:table-cell>
          <table:table-cell table:number-columns-repeated="3"/>
          <table:table-cell office:value-type="float" office:value="0.997092328238468" calcext:value-type="float">
            <text:p>0.997092328238468</text:p>
          </table:table-cell>
          <table:table-cell office:value-type="float" office:value="0.995959254327722" calcext:value-type="float">
            <text:p>0.995959254327722</text:p>
          </table:table-cell>
          <table:table-cell office:value-type="float" office:value="0.998209275950576" calcext:value-type="float">
            <text:p>0.998209275950576</text:p>
          </table:table-cell>
          <table:table-cell office:value-type="float" office:value="0.00225002162285415" calcext:value-type="float">
            <text:p>0.002250021622854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6/13/2022</text:p>
          </table:table-cell>
          <table:table-cell office:value-type="string" calcext:value-type="string">
            <text:p>$131.88</text:p>
          </table:table-cell>
          <table:table-cell office:value-type="string" calcext:value-type="string">
            <text:p>$44</text:p>
          </table:table-cell>
          <table:table-cell office:value-type="float" office:value="3749.63" calcext:value-type="float">
            <text:p>3749.63</text:p>
          </table:table-cell>
          <table:table-cell/>
          <table:table-cell table:formula="of:=[.D56]/[.D55]" office:value-type="float" office:value="1.04033197942197" calcext:value-type="float">
            <text:p>1.04033197942197</text:p>
          </table:table-cell>
          <table:table-cell table:formula="of:=[.B56]/[.B55]" office:value-type="float" office:value="1.03980891719745" calcext:value-type="float">
            <text:p>1.03980891719745</text:p>
          </table:table-cell>
          <table:table-cell table:number-columns-repeated="3"/>
          <table:table-cell office:value-type="float" office:value="1.00224282043146" calcext:value-type="float">
            <text:p>1.00224282043146</text:p>
          </table:table-cell>
          <table:table-cell office:value-type="float" office:value="1.00218659435506" calcext:value-type="float">
            <text:p>1.00218659435506</text:p>
          </table:table-cell>
          <table:table-cell office:value-type="float" office:value="1.00203312802727" calcext:value-type="float">
            <text:p>1.00203312802727</text:p>
          </table:table-cell>
          <table:table-cell office:value-type="float" office:value="-0.000153466327788454" calcext:value-type="float">
            <text:p>-0.0001534663277884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6/10/2022</text:p>
          </table:table-cell>
          <table:table-cell office:value-type="string" calcext:value-type="string">
            <text:p>$137.13</text:p>
          </table:table-cell>
          <table:table-cell office:value-type="string" calcext:value-type="string">
            <text:p>$45.55</text:p>
          </table:table-cell>
          <table:table-cell office:value-type="float" office:value="3900.86" calcext:value-type="float">
            <text:p>3900.86</text:p>
          </table:table-cell>
          <table:table-cell/>
          <table:table-cell table:formula="of:=[.D57]/[.D56]" office:value-type="float" office:value="1.02998313192476" calcext:value-type="float">
            <text:p>1.02998313192476</text:p>
          </table:table-cell>
          <table:table-cell table:formula="of:=[.B57]/[.B56]" office:value-type="float" office:value="1.04018085028805" calcext:value-type="float">
            <text:p>1.04018085028805</text:p>
          </table:table-cell>
          <table:table-cell table:number-columns-repeated="3"/>
          <table:table-cell office:value-type="float" office:value="1.02186810504617" calcext:value-type="float">
            <text:p>1.02186810504617</text:p>
          </table:table-cell>
          <table:table-cell office:value-type="float" office:value="1.02591506842112" calcext:value-type="float">
            <text:p>1.02591506842112</text:p>
          </table:table-cell>
          <table:table-cell office:value-type="float" office:value="1.02357223846751" calcext:value-type="float">
            <text:p>1.02357223846751</text:p>
          </table:table-cell>
          <table:table-cell office:value-type="float" office:value="-0.00234282995361301" calcext:value-type="float">
            <text:p>-0.002342829953613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6/09/2022</text:p>
          </table:table-cell>
          <table:table-cell office:value-type="string" calcext:value-type="string">
            <text:p>$142.64</text:p>
          </table:table-cell>
          <table:table-cell office:value-type="string" calcext:value-type="string">
            <text:p>$46.17</text:p>
          </table:table-cell>
          <table:table-cell office:value-type="float" office:value="4017.82" calcext:value-type="float">
            <text:p>4017.82</text:p>
          </table:table-cell>
          <table:table-cell/>
          <table:table-cell table:formula="of:=[.D58]/[.D57]" office:value-type="float" office:value="1.02437889203598" calcext:value-type="float">
            <text:p>1.02437889203598</text:p>
          </table:table-cell>
          <table:table-cell table:formula="of:=[.B58]/[.B57]" office:value-type="float" office:value="1.03729669097028" calcext:value-type="float">
            <text:p>1.03729669097028</text:p>
          </table:table-cell>
          <table:table-cell table:number-columns-repeated="3"/>
          <table:table-cell office:value-type="float" office:value="1.01306852580596" calcext:value-type="float">
            <text:p>1.01306852580596</text:p>
          </table:table-cell>
          <table:table-cell office:value-type="float" office:value="1.01527570232311" calcext:value-type="float">
            <text:p>1.01527570232311</text:p>
          </table:table-cell>
          <table:table-cell office:value-type="float" office:value="1.01533348880597" calcext:value-type="float">
            <text:p>1.01533348880597</text:p>
          </table:table-cell>
          <table:table-cell office:value-type="float" office:value="0.0000577864828612551" calcext:value-type="float">
            <text:p>5.77864828612551E-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6/08/2022</text:p>
          </table:table-cell>
          <table:table-cell office:value-type="string" calcext:value-type="string">
            <text:p>$147.96</text:p>
          </table:table-cell>
          <table:table-cell office:value-type="string" calcext:value-type="string">
            <text:p>$47.18</text:p>
          </table:table-cell>
          <table:table-cell office:value-type="float" office:value="4115.77" calcext:value-type="float">
            <text:p>4115.77</text:p>
          </table:table-cell>
          <table:table-cell/>
          <table:table-cell table:formula="of:=[.D59]/[.D58]" office:value-type="float" office:value="1.01091168845684" calcext:value-type="float">
            <text:p>1.01091168845684</text:p>
          </table:table-cell>
          <table:table-cell table:formula="of:=[.B59]/[.B58]" office:value-type="float" office:value="1.00506893755069" calcext:value-type="float">
            <text:p>1.00506893755069</text:p>
          </table:table-cell>
          <table:table-cell table:number-columns-repeated="3"/>
          <table:table-cell office:value-type="float" office:value="0.997735623543913" calcext:value-type="float">
            <text:p>0.997735623543913</text:p>
          </table:table-cell>
          <table:table-cell office:value-type="float" office:value="0.996737047683169" calcext:value-type="float">
            <text:p>0.996737047683169</text:p>
          </table:table-cell>
          <table:table-cell office:value-type="float" office:value="1.00229687051392" calcext:value-type="float">
            <text:p>1.00229687051392</text:p>
          </table:table-cell>
          <table:table-cell office:value-type="float" office:value="0.00555982283075585" calcext:value-type="float">
            <text:p>0.005559822830755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6/07/2022</text:p>
          </table:table-cell>
          <table:table-cell office:value-type="string" calcext:value-type="string">
            <text:p>$148.71</text:p>
          </table:table-cell>
          <table:table-cell office:value-type="string" calcext:value-type="string">
            <text:p>$47.53</text:p>
          </table:table-cell>
          <table:table-cell office:value-type="float" office:value="4160.68" calcext:value-type="float">
            <text:p>4160.68</text:p>
          </table:table-cell>
          <table:table-cell/>
          <table:table-cell table:formula="of:=[.D60]/[.D59]" office:value-type="float" office:value="0.990566445869425" calcext:value-type="float">
            <text:p>0.990566445869425</text:p>
          </table:table-cell>
          <table:table-cell table:formula="of:=[.B60]/[.B59]" office:value-type="float" office:value="0.982718041826373" calcext:value-type="float">
            <text:p>0.982718041826373</text:p>
          </table:table-cell>
          <table:table-cell table:number-columns-repeated="3"/>
          <table:table-cell office:value-type="float" office:value="1.00729052605965" calcext:value-type="float">
            <text:p>1.00729052605965</text:p>
          </table:table-cell>
          <table:table-cell office:value-type="float" office:value="1.00828965754334" calcext:value-type="float">
            <text:p>1.00828965754334</text:p>
          </table:table-cell>
          <table:table-cell office:value-type="float" office:value="0.991291893440275" calcext:value-type="float">
            <text:p>0.991291893440275</text:p>
          </table:table-cell>
          <table:table-cell office:value-type="float" office:value="-0.0169977641030651" calcext:value-type="float">
            <text:p>-0.01699776410306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6/06/2022</text:p>
          </table:table-cell>
          <table:table-cell office:value-type="string" calcext:value-type="string">
            <text:p>$146.14</text:p>
          </table:table-cell>
          <table:table-cell office:value-type="string" calcext:value-type="string">
            <text:p>$47.11</text:p>
          </table:table-cell>
          <table:table-cell office:value-type="float" office:value="4121.43" calcext:value-type="float">
            <text:p>4121.43</text:p>
          </table:table-cell>
          <table:table-cell/>
          <table:table-cell table:formula="of:=[.D61]/[.D60]" office:value-type="float" office:value="0.996872444758251" calcext:value-type="float">
            <text:p>0.996872444758251</text:p>
          </table:table-cell>
          <table:table-cell table:formula="of:=[.B61]/[.B60]" office:value-type="float" office:value="0.994799507321746" calcext:value-type="float">
            <text:p>0.994799507321746</text:p>
          </table:table-cell>
          <table:table-cell table:number-columns-repeated="3"/>
          <table:table-cell office:value-type="float" office:value="0.998127845396265" calcext:value-type="float">
            <text:p>0.998127845396265</text:p>
          </table:table-cell>
          <table:table-cell office:value-type="float" office:value="0.997211273980234" calcext:value-type="float">
            <text:p>0.997211273980234</text:p>
          </table:table-cell>
          <table:table-cell office:value-type="float" office:value="1.00092469513957" calcext:value-type="float">
            <text:p>1.00092469513957</text:p>
          </table:table-cell>
          <table:table-cell office:value-type="float" office:value="0.00371342115933682" calcext:value-type="float">
            <text:p>0.003713421159336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6/03/2022</text:p>
          </table:table-cell>
          <table:table-cell office:value-type="string" calcext:value-type="string">
            <text:p>$145.38</text:p>
          </table:table-cell>
          <table:table-cell office:value-type="string" calcext:value-type="string">
            <text:p>$46.81</text:p>
          </table:table-cell>
          <table:table-cell office:value-type="float" office:value="4108.54" calcext:value-type="float">
            <text:p>4108.54</text:p>
          </table:table-cell>
          <table:table-cell/>
          <table:table-cell table:formula="of:=[.D62]/[.D61]" office:value-type="float" office:value="1.01661904228753" calcext:value-type="float">
            <text:p>1.01661904228753</text:p>
          </table:table-cell>
          <table:table-cell table:formula="of:=[.B62]/[.B61]" office:value-type="float" office:value="1.04010180217361" calcext:value-type="float">
            <text:p>1.04010180217361</text:p>
          </table:table-cell>
          <table:table-cell table:number-columns-repeated="3"/>
          <table:table-cell office:value-type="float" office:value="0.996046207477531" calcext:value-type="float">
            <text:p>0.996046207477531</text:p>
          </table:table-cell>
          <table:table-cell office:value-type="float" office:value="0.994694414105876" calcext:value-type="float">
            <text:p>0.994694414105876</text:p>
          </table:table-cell>
          <table:table-cell office:value-type="float" office:value="0.993706334083954" calcext:value-type="float">
            <text:p>0.993706334083954</text:p>
          </table:table-cell>
          <table:table-cell office:value-type="float" office:value="-0.000988080021922411" calcext:value-type="float">
            <text:p>-0.0009880800219224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6/02/2022</text:p>
          </table:table-cell>
          <table:table-cell office:value-type="string" calcext:value-type="string">
            <text:p>$151.21</text:p>
          </table:table-cell>
          <table:table-cell office:value-type="string" calcext:value-type="string">
            <text:p>$46.93</text:p>
          </table:table-cell>
          <table:table-cell office:value-type="float" office:value="4176.82" calcext:value-type="float">
            <text:p>4176.82</text:p>
          </table:table-cell>
          <table:table-cell/>
          <table:table-cell table:formula="of:=[.D63]/[.D62]" office:value-type="float" office:value="0.981902499988029" calcext:value-type="float">
            <text:p>0.981902499988029</text:p>
          </table:table-cell>
          <table:table-cell table:formula="of:=[.B63]/[.B62]" office:value-type="float" office:value="0.983466701937703" calcext:value-type="float">
            <text:p>0.983466701937703</text:p>
          </table:table-cell>
          <table:table-cell table:number-columns-repeated="3"/>
          <table:table-cell office:value-type="float" office:value="0.982972559372919" calcext:value-type="float">
            <text:p>0.982972559372919</text:p>
          </table:table-cell>
          <table:table-cell office:value-type="float" office:value="0.978887370993408" calcext:value-type="float">
            <text:p>0.978887370993408</text:p>
          </table:table-cell>
          <table:table-cell office:value-type="float" office:value="0.979023823358513" calcext:value-type="float">
            <text:p>0.979023823358513</text:p>
          </table:table-cell>
          <table:table-cell office:value-type="float" office:value="0.000136452365104733" calcext:value-type="float">
            <text:p>0.0001364523651047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6/01/2022</text:p>
          </table:table-cell>
          <table:table-cell office:value-type="string" calcext:value-type="string">
            <text:p>$148.71</text:p>
          </table:table-cell>
          <table:table-cell office:value-type="string" calcext:value-type="string">
            <text:p>$45.95</text:p>
          </table:table-cell>
          <table:table-cell office:value-type="float" office:value="4101.23" calcext:value-type="float">
            <text:p>4101.23</text:p>
          </table:table-cell>
          <table:table-cell/>
          <table:table-cell table:formula="of:=[.D64]/[.D63]" office:value-type="float" office:value="1.00753920165414" calcext:value-type="float">
            <text:p>1.00753920165414</text:p>
          </table:table-cell>
          <table:table-cell table:formula="of:=[.B64]/[.B63]" office:value-type="float" office:value="1.0008741846547" calcext:value-type="float">
            <text:p>1.0008741846547</text:p>
          </table:table-cell>
          <table:table-cell table:number-columns-repeated="3"/>
          <table:table-cell office:value-type="float" office:value="1.00070592094161" calcext:value-type="float">
            <text:p>1.00070592094161</text:p>
          </table:table-cell>
          <table:table-cell office:value-type="float" office:value="1.00032836501453" calcext:value-type="float">
            <text:p>1.00032836501453</text:p>
          </table:table-cell>
          <table:table-cell office:value-type="float" office:value="1.00445130274794" calcext:value-type="float">
            <text:p>1.00445130274794</text:p>
          </table:table-cell>
          <table:table-cell office:value-type="float" office:value="0.00412293773340644" calcext:value-type="float">
            <text:p>0.004122937733406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5/31/2022</text:p>
          </table:table-cell>
          <table:table-cell office:value-type="string" calcext:value-type="string">
            <text:p>$148.84</text:p>
          </table:table-cell>
          <table:table-cell office:value-type="string" calcext:value-type="string">
            <text:p>$46.15</text:p>
          </table:table-cell>
          <table:table-cell office:value-type="float" office:value="4132.15" calcext:value-type="float">
            <text:p>4132.15</text:p>
          </table:table-cell>
          <table:table-cell/>
          <table:table-cell table:formula="of:=[.D65]/[.D64]" office:value-type="float" office:value="1.00631390438392" calcext:value-type="float">
            <text:p>1.00631390438392</text:p>
          </table:table-cell>
          <table:table-cell table:formula="of:=[.B65]/[.B64]" office:value-type="float" office:value="1.00537489922064" calcext:value-type="float">
            <text:p>1.00537489922064</text:p>
          </table:table-cell>
          <table:table-cell table:number-columns-repeated="3"/>
          <table:table-cell office:value-type="float" office:value="0.979153207418105" calcext:value-type="float">
            <text:p>0.979153207418105</text:p>
          </table:table-cell>
          <table:table-cell office:value-type="float" office:value="0.974269481592656" calcext:value-type="float">
            <text:p>0.974269481592656</text:p>
          </table:table-cell>
          <table:table-cell office:value-type="float" office:value="0.974474119593477" calcext:value-type="float">
            <text:p>0.974474119593477</text:p>
          </table:table-cell>
          <table:table-cell office:value-type="float" office:value="0.000204638000821045" calcext:value-type="float">
            <text:p>0.0002046380008210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5/27/2022</text:p>
          </table:table-cell>
          <table:table-cell office:value-type="string" calcext:value-type="string">
            <text:p>$149.64</text:p>
          </table:table-cell>
          <table:table-cell office:value-type="string" calcext:value-type="string">
            <text:p>$46.2</text:p>
          </table:table-cell>
          <table:table-cell office:value-type="float" office:value="4158.24" calcext:value-type="float">
            <text:p>4158.24</text:p>
          </table:table-cell>
          <table:table-cell/>
          <table:table-cell table:formula="of:=[.D66]/[.D65]" office:value-type="float" office:value="0.975855169494786" calcext:value-type="float">
            <text:p>0.975855169494786</text:p>
          </table:table-cell>
          <table:table-cell table:formula="of:=[.B66]/[.B65]" office:value-type="float" office:value="0.960839347767977" calcext:value-type="float">
            <text:p>0.960839347767977</text:p>
          </table:table-cell>
          <table:table-cell table:number-columns-repeated="3"/>
          <table:table-cell office:value-type="float" office:value="1.00426685943136" calcext:value-type="float">
            <text:p>1.00426685943136</text:p>
          </table:table-cell>
          <table:table-cell office:value-type="float" office:value="1.00463381271956" calcext:value-type="float">
            <text:p>1.00463381271956</text:p>
          </table:table-cell>
          <table:table-cell office:value-type="float" office:value="0.999696822701916" calcext:value-type="float">
            <text:p>0.999696822701916</text:p>
          </table:table-cell>
          <table:table-cell office:value-type="float" office:value="-0.00493699001764447" calcext:value-type="float">
            <text:p>-0.004936990017644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5/26/2022</text:p>
          </table:table-cell>
          <table:table-cell office:value-type="string" calcext:value-type="string">
            <text:p>$143.78</text:p>
          </table:table-cell>
          <table:table-cell office:value-type="string" calcext:value-type="string">
            <text:p>$45.85</text:p>
          </table:table-cell>
          <table:table-cell office:value-type="float" office:value="4057.84" calcext:value-type="float">
            <text:p>4057.84</text:p>
          </table:table-cell>
          <table:table-cell/>
          <table:table-cell table:formula="of:=[.D67]/[.D66]" office:value-type="float" office:value="0.980504406285117" calcext:value-type="float">
            <text:p>0.980504406285117</text:p>
          </table:table-cell>
          <table:table-cell table:formula="of:=[.B67]/[.B66]" office:value-type="float" office:value="0.977326470997357" calcext:value-type="float">
            <text:p>0.977326470997357</text:p>
          </table:table-cell>
          <table:table-cell table:number-columns-repeated="3"/>
          <table:table-cell office:value-type="float" office:value="1.00123911247663" calcext:value-type="float">
            <text:p>1.00123911247663</text:p>
          </table:table-cell>
          <table:table-cell office:value-type="float" office:value="1.00097303446822" calcext:value-type="float">
            <text:p>1.00097303446822</text:p>
          </table:table-cell>
          <table:table-cell office:value-type="float" office:value="1.00291138472736" calcext:value-type="float">
            <text:p>1.00291138472736</text:p>
          </table:table-cell>
          <table:table-cell office:value-type="float" office:value="0.00193835025914213" calcext:value-type="float">
            <text:p>0.001938350259142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5/25/2022</text:p>
          </table:table-cell>
          <table:table-cell office:value-type="string" calcext:value-type="string">
            <text:p>$140.52</text:p>
          </table:table-cell>
          <table:table-cell office:value-type="string" calcext:value-type="string">
            <text:p>$45.1</text:p>
          </table:table-cell>
          <table:table-cell office:value-type="float" office:value="3978.73" calcext:value-type="float">
            <text:p>3978.73</text:p>
          </table:table-cell>
          <table:table-cell/>
          <table:table-cell table:formula="of:=[.D68]/[.D67]" office:value-type="float" office:value="0.990637716055123" calcext:value-type="float">
            <text:p>0.990637716055123</text:p>
          </table:table-cell>
          <table:table-cell table:formula="of:=[.B68]/[.B67]" office:value-type="float" office:value="0.998861372046684" calcext:value-type="float">
            <text:p>0.998861372046684</text:p>
          </table:table-cell>
          <table:table-cell table:number-columns-repeated="3"/>
          <table:table-cell office:value-type="float" office:value="1.00162839339089" calcext:value-type="float">
            <text:p>1.00162839339089</text:p>
          </table:table-cell>
          <table:table-cell office:value-type="float" office:value="1.00144370494561" calcext:value-type="float">
            <text:p>1.00144370494561</text:p>
          </table:table-cell>
          <table:table-cell office:value-type="float" office:value="1.00278197762322" calcext:value-type="float">
            <text:p>1.00278197762322</text:p>
          </table:table-cell>
          <table:table-cell office:value-type="float" office:value="0.00133827267761477" calcext:value-type="float">
            <text:p>0.001338272677614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5/24/2022</text:p>
          </table:table-cell>
          <table:table-cell office:value-type="string" calcext:value-type="string">
            <text:p>$140.36</text:p>
          </table:table-cell>
          <table:table-cell office:value-type="string" calcext:value-type="string">
            <text:p>$44.98</text:p>
          </table:table-cell>
          <table:table-cell office:value-type="float" office:value="3941.48" calcext:value-type="float">
            <text:p>3941.48</text:p>
          </table:table-cell>
          <table:table-cell/>
          <table:table-cell table:formula="of:=[.D69]/[.D68]" office:value-type="float" office:value="1.00818727990501" calcext:value-type="float">
            <text:p>1.00818727990501</text:p>
          </table:table-cell>
          <table:table-cell table:formula="of:=[.B69]/[.B68]" office:value-type="float" office:value="1.01959247648903" calcext:value-type="float">
            <text:p>1.01959247648903</text:p>
          </table:table-cell>
          <table:table-cell table:number-columns-repeated="3"/>
          <table:table-cell office:value-type="float" office:value="1.00077794958501" calcext:value-type="float">
            <text:p>1.00077794958501</text:p>
          </table:table-cell>
          <table:table-cell office:value-type="float" office:value="1.00041545316793" calcext:value-type="float">
            <text:p>1.00041545316793</text:p>
          </table:table-cell>
          <table:table-cell office:value-type="float" office:value="1.00192991978771" calcext:value-type="float">
            <text:p>1.00192991978771</text:p>
          </table:table-cell>
          <table:table-cell office:value-type="float" office:value="0.00151446661977706" calcext:value-type="float">
            <text:p>0.001514466619777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5/23/2022</text:p>
          </table:table-cell>
          <table:table-cell office:value-type="string" calcext:value-type="string">
            <text:p>$143.11</text:p>
          </table:table-cell>
          <table:table-cell office:value-type="string" calcext:value-type="string">
            <text:p>$44.91</text:p>
          </table:table-cell>
          <table:table-cell office:value-type="float" office:value="3973.75" calcext:value-type="float">
            <text:p>3973.75</text:p>
          </table:table-cell>
          <table:table-cell/>
          <table:table-cell table:formula="of:=[.D70]/[.D69]" office:value-type="float" office:value="0.9817829506134" calcext:value-type="float">
            <text:p>0.9817829506134</text:p>
          </table:table-cell>
          <table:table-cell table:formula="of:=[.B70]/[.B69]" office:value-type="float" office:value="0.961428271958633" calcext:value-type="float">
            <text:p>0.961428271958633</text:p>
          </table:table-cell>
          <table:table-cell table:number-columns-repeated="3"/>
          <table:table-cell office:value-type="float" office:value="0.984602314706739" calcext:value-type="float">
            <text:p>0.984602314706739</text:p>
          </table:table-cell>
          <table:table-cell office:value-type="float" office:value="0.980857870169944" calcext:value-type="float">
            <text:p>0.980857870169944</text:p>
          </table:table-cell>
          <table:table-cell office:value-type="float" office:value="0.963161379642449" calcext:value-type="float">
            <text:p>0.963161379642449</text:p>
          </table:table-cell>
          <table:table-cell office:value-type="float" office:value="-0.0176964905274951" calcext:value-type="float">
            <text:p>-0.01769649052749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5/20/2022</text:p>
          </table:table-cell>
          <table:table-cell office:value-type="string" calcext:value-type="string">
            <text:p>$137.59</text:p>
          </table:table-cell>
          <table:table-cell office:value-type="string" calcext:value-type="string">
            <text:p>$44.54</text:p>
          </table:table-cell>
          <table:table-cell office:value-type="float" office:value="3901.36" calcext:value-type="float">
            <text:p>3901.36</text:p>
          </table:table-cell>
          <table:table-cell/>
          <table:table-cell table:formula="of:=[.D71]/[.D70]" office:value-type="float" office:value="0.999853897102549" calcext:value-type="float">
            <text:p>0.999853897102549</text:p>
          </table:table-cell>
          <table:table-cell table:formula="of:=[.B71]/[.B70]" office:value-type="float" office:value="0.998255687186569" calcext:value-type="float">
            <text:p>0.998255687186569</text:p>
          </table:table-cell>
          <table:table-cell table:number-columns-repeated="3"/>
          <table:table-cell office:value-type="float" office:value="1.0067070950017" calcext:value-type="float">
            <text:p>1.0067070950017</text:p>
          </table:table-cell>
          <table:table-cell office:value-type="float" office:value="1.0075842446538" calcext:value-type="float">
            <text:p>1.0075842446538</text:p>
          </table:table-cell>
          <table:table-cell office:value-type="float" office:value="1.00937441409912" calcext:value-type="float">
            <text:p>1.00937441409912</text:p>
          </table:table-cell>
          <table:table-cell office:value-type="float" office:value="0.00179016944531396" calcext:value-type="float">
            <text:p>0.001790169445313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5/19/2022</text:p>
          </table:table-cell>
          <table:table-cell office:value-type="string" calcext:value-type="string">
            <text:p>$137.35</text:p>
          </table:table-cell>
          <table:table-cell office:value-type="string" calcext:value-type="string">
            <text:p>$44.44</text:p>
          </table:table-cell>
          <table:table-cell office:value-type="float" office:value="3900.79" calcext:value-type="float">
            <text:p>3900.79</text:p>
          </table:table-cell>
          <table:table-cell/>
          <table:table-cell table:formula="of:=[.D72]/[.D71]" office:value-type="float" office:value="1.00586804211455" calcext:value-type="float">
            <text:p>1.00586804211455</text:p>
          </table:table-cell>
          <table:table-cell table:formula="of:=[.B72]/[.B71]" office:value-type="float" office:value="1.02526392428103" calcext:value-type="float">
            <text:p>1.02526392428103</text:p>
          </table:table-cell>
          <table:table-cell table:number-columns-repeated="3"/>
          <table:table-cell office:value-type="float" office:value="1.00283103847639" calcext:value-type="float">
            <text:p>1.00283103847639</text:p>
          </table:table-cell>
          <table:table-cell office:value-type="float" office:value="1.00289779507893" calcext:value-type="float">
            <text:p>1.00289779507893</text:p>
          </table:table-cell>
          <table:table-cell office:value-type="float" office:value="1.00619156708563" calcext:value-type="float">
            <text:p>1.00619156708563</text:p>
          </table:table-cell>
          <table:table-cell office:value-type="float" office:value="0.00329377200670344" calcext:value-type="float">
            <text:p>0.003293772006703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5/18/2022</text:p>
          </table:table-cell>
          <table:table-cell office:value-type="string" calcext:value-type="string">
            <text:p>$140.82</text:p>
          </table:table-cell>
          <table:table-cell office:value-type="string" calcext:value-type="string">
            <text:p>$44.24</text:p>
          </table:table-cell>
          <table:table-cell office:value-type="float" office:value="3923.68" calcext:value-type="float">
            <text:p>3923.68</text:p>
          </table:table-cell>
          <table:table-cell/>
          <table:table-cell table:formula="of:=[.D73]/[.D72]" office:value-type="float" office:value="1.04209568568283" calcext:value-type="float">
            <text:p>1.04209568568283</text:p>
          </table:table-cell>
          <table:table-cell table:formula="of:=[.B73]/[.B72]" office:value-type="float" office:value="1.05979264309047" calcext:value-type="float">
            <text:p>1.05979264309047</text:p>
          </table:table-cell>
          <table:table-cell table:number-columns-repeated="3"/>
          <table:table-cell office:value-type="float" office:value="0.985991298431829" calcext:value-type="float">
            <text:p>0.985991298431829</text:p>
          </table:table-cell>
          <table:table-cell office:value-type="float" office:value="0.982537258007932" calcext:value-type="float">
            <text:p>0.982537258007932</text:p>
          </table:table-cell>
          <table:table-cell office:value-type="float" office:value="0.96824810780875" calcext:value-type="float">
            <text:p>0.96824810780875</text:p>
          </table:table-cell>
          <table:table-cell office:value-type="float" office:value="-0.0142891501991816" calcext:value-type="float">
            <text:p>-0.01428915019918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5/17/2022</text:p>
          </table:table-cell>
          <table:table-cell office:value-type="string" calcext:value-type="string">
            <text:p>$149.24</text:p>
          </table:table-cell>
          <table:table-cell office:value-type="string" calcext:value-type="string">
            <text:p>$44.89</text:p>
          </table:table-cell>
          <table:table-cell office:value-type="float" office:value="4088.85" calcext:value-type="float">
            <text:p>4088.85</text:p>
          </table:table-cell>
          <table:table-cell/>
          <table:table-cell table:formula="of:=[.D74]/[.D73]" office:value-type="float" office:value="0.980229159788204" calcext:value-type="float">
            <text:p>0.980229159788204</text:p>
          </table:table-cell>
          <table:table-cell table:formula="of:=[.B74]/[.B73]" office:value-type="float" office:value="0.975207719110158" calcext:value-type="float">
            <text:p>0.975207719110158</text:p>
          </table:table-cell>
          <table:table-cell table:number-columns-repeated="3"/>
          <table:table-cell office:value-type="float" office:value="0.98801207141682" calcext:value-type="float">
            <text:p>0.98801207141682</text:p>
          </table:table-cell>
          <table:table-cell office:value-type="float" office:value="0.984980527509961" calcext:value-type="float">
            <text:p>0.984980527509961</text:p>
          </table:table-cell>
          <table:table-cell office:value-type="float" office:value="0.99644105497299" calcext:value-type="float">
            <text:p>0.99644105497299</text:p>
          </table:table-cell>
          <table:table-cell office:value-type="float" office:value="0.0114605274630289" calcext:value-type="float">
            <text:p>0.01146052746302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5/16/2022</text:p>
          </table:table-cell>
          <table:table-cell office:value-type="string" calcext:value-type="string">
            <text:p>$145.54</text:p>
          </table:table-cell>
          <table:table-cell office:value-type="string" calcext:value-type="string">
            <text:p>$44.58</text:p>
          </table:table-cell>
          <table:table-cell office:value-type="float" office:value="4008.01" calcext:value-type="float">
            <text:p>4008.01</text:p>
          </table:table-cell>
          <table:table-cell/>
          <table:table-cell table:formula="of:=[.D75]/[.D74]" office:value-type="float" office:value="1.00396206596291" calcext:value-type="float">
            <text:p>1.00396206596291</text:p>
          </table:table-cell>
          <table:table-cell table:formula="of:=[.B75]/[.B74]" office:value-type="float" office:value="1.01078741239522" calcext:value-type="float">
            <text:p>1.01078741239522</text:p>
          </table:table-cell>
          <table:table-cell table:number-columns-repeated="3"/>
          <table:table-cell office:value-type="float" office:value="0.974510452056735" calcext:value-type="float">
            <text:p>0.974510452056735</text:p>
          </table:table-cell>
          <table:table-cell office:value-type="float" office:value="0.968656034330608" calcext:value-type="float">
            <text:p>0.968656034330608</text:p>
          </table:table-cell>
          <table:table-cell office:value-type="float" office:value="0.966898399132598" calcext:value-type="float">
            <text:p>0.966898399132598</text:p>
          </table:table-cell>
          <table:table-cell office:value-type="float" office:value="-0.00175763519801009" calcext:value-type="float">
            <text:p>-0.001757635198010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5/13/2022</text:p>
          </table:table-cell>
          <table:table-cell office:value-type="string" calcext:value-type="string">
            <text:p>$147.11</text:p>
          </table:table-cell>
          <table:table-cell office:value-type="string" calcext:value-type="string">
            <text:p>$43.79</text:p>
          </table:table-cell>
          <table:table-cell office:value-type="float" office:value="4023.89" calcext:value-type="float">
            <text:p>4023.89</text:p>
          </table:table-cell>
          <table:table-cell/>
          <table:table-cell table:formula="of:=[.D76]/[.D75]" office:value-type="float" office:value="0.97668673845458" calcext:value-type="float">
            <text:p>0.97668673845458</text:p>
          </table:table-cell>
          <table:table-cell table:formula="of:=[.B76]/[.B75]" office:value-type="float" office:value="0.969070763374346" calcext:value-type="float">
            <text:p>0.969070763374346</text:p>
          </table:table-cell>
          <table:table-cell table:number-columns-repeated="3"/>
          <table:table-cell office:value-type="float" office:value="1.01167799441476" calcext:value-type="float">
            <text:p>1.01167799441476</text:p>
          </table:table-cell>
          <table:table-cell office:value-type="float" office:value="1.01359444323811" calcext:value-type="float">
            <text:p>1.01359444323811</text:p>
          </table:table-cell>
          <table:table-cell office:value-type="float" office:value="1.00890501319261" calcext:value-type="float">
            <text:p>1.00890501319261</text:p>
          </table:table-cell>
          <table:table-cell office:value-type="float" office:value="-0.00468943004549671" calcext:value-type="float">
            <text:p>-0.004689430045496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5/12/2022</text:p>
          </table:table-cell>
          <table:table-cell office:value-type="string" calcext:value-type="string">
            <text:p>$142.56</text:p>
          </table:table-cell>
          <table:table-cell office:value-type="string" calcext:value-type="string">
            <text:p>$42.68</text:p>
          </table:table-cell>
          <table:table-cell office:value-type="float" office:value="3930.08" calcext:value-type="float">
            <text:p>3930.08</text:p>
          </table:table-cell>
          <table:table-cell/>
          <table:table-cell table:formula="of:=[.D77]/[.D76]" office:value-type="float" office:value="1.00129768350771" calcext:value-type="float">
            <text:p>1.00129768350771</text:p>
          </table:table-cell>
          <table:table-cell table:formula="of:=[.B77]/[.B76]" office:value-type="float" office:value="1.02763748597082" calcext:value-type="float">
            <text:p>1.02763748597082</text:p>
          </table:table-cell>
          <table:table-cell table:number-columns-repeated="3"/>
          <table:table-cell office:value-type="float" office:value="0.998686612013593" calcext:value-type="float">
            <text:p>0.998686612013593</text:p>
          </table:table-cell>
          <table:table-cell office:value-type="float" office:value="0.997886865669656" calcext:value-type="float">
            <text:p>0.997886865669656</text:p>
          </table:table-cell>
          <table:table-cell office:value-type="float" office:value="1.00745341614907" calcext:value-type="float">
            <text:p>1.00745341614907</text:p>
          </table:table-cell>
          <table:table-cell office:value-type="float" office:value="0.00956655047941202" calcext:value-type="float">
            <text:p>0.009566550479412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5/11/2022</text:p>
          </table:table-cell>
          <table:table-cell office:value-type="string" calcext:value-type="string">
            <text:p>$146.5</text:p>
          </table:table-cell>
          <table:table-cell office:value-type="string" calcext:value-type="string">
            <text:p>$43.13</text:p>
          </table:table-cell>
          <table:table-cell office:value-type="float" office:value="3935.18" calcext:value-type="float">
            <text:p>3935.18</text:p>
          </table:table-cell>
          <table:table-cell/>
          <table:table-cell table:formula="of:=[.D78]/[.D77]" office:value-type="float" office:value="1.01673875146753" calcext:value-type="float">
            <text:p>1.01673875146753</text:p>
          </table:table-cell>
          <table:table-cell table:formula="of:=[.B78]/[.B77]" office:value-type="float" office:value="1.05467576791809" calcext:value-type="float">
            <text:p>1.05467576791809</text:p>
          </table:table-cell>
          <table:table-cell table:number-columns-repeated="3"/>
          <table:table-cell office:value-type="float" office:value="1.00942036484982" calcext:value-type="float">
            <text:p>1.00942036484982</text:p>
          </table:table-cell>
          <table:table-cell office:value-type="float" office:value="1.01086479596755" calcext:value-type="float">
            <text:p>1.01086479596755</text:p>
          </table:table-cell>
          <table:table-cell office:value-type="float" office:value="1.00817703939256" calcext:value-type="float">
            <text:p>1.00817703939256</text:p>
          </table:table-cell>
          <table:table-cell office:value-type="float" office:value="-0.00268775657498876" calcext:value-type="float">
            <text:p>-0.002687756574988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5/10/2022</text:p>
          </table:table-cell>
          <table:table-cell office:value-type="string" calcext:value-type="string">
            <text:p>$154.51</text:p>
          </table:table-cell>
          <table:table-cell office:value-type="string" calcext:value-type="string">
            <text:p>$42.94</text:p>
          </table:table-cell>
          <table:table-cell office:value-type="float" office:value="4001.05" calcext:value-type="float">
            <text:p>4001.05</text:p>
          </table:table-cell>
          <table:table-cell/>
          <table:table-cell table:formula="of:=[.D79]/[.D78]" office:value-type="float" office:value="0.997548143612302" calcext:value-type="float">
            <text:p>0.997548143612302</text:p>
          </table:table-cell>
          <table:table-cell table:formula="of:=[.B79]/[.B78]" office:value-type="float" office:value="0.984143421137791" calcext:value-type="float">
            <text:p>0.984143421137791</text:p>
          </table:table-cell>
          <table:table-cell table:number-columns-repeated="3"/>
          <table:table-cell office:value-type="float" office:value="0.990234936670876" calcext:value-type="float">
            <text:p>0.990234936670876</text:p>
          </table:table-cell>
          <table:table-cell office:value-type="float" office:value="0.987668142062756" calcext:value-type="float">
            <text:p>0.987668142062756</text:p>
          </table:table-cell>
          <table:table-cell office:value-type="float" office:value="0.985130350820727" calcext:value-type="float">
            <text:p>0.985130350820727</text:p>
          </table:table-cell>
          <table:table-cell office:value-type="float" office:value="-0.00253779124202858" calcext:value-type="float">
            <text:p>-0.002537791242028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5/09/2022</text:p>
          </table:table-cell>
          <table:table-cell office:value-type="string" calcext:value-type="string">
            <text:p>$152.06</text:p>
          </table:table-cell>
          <table:table-cell office:value-type="string" calcext:value-type="string">
            <text:p>$43.38</text:p>
          </table:table-cell>
          <table:table-cell office:value-type="float" office:value="3991.24" calcext:value-type="float">
            <text:p>3991.24</text:p>
          </table:table-cell>
          <table:table-cell/>
          <table:table-cell table:formula="of:=[.D80]/[.D79]" office:value-type="float" office:value="1.03309748348884" calcext:value-type="float">
            <text:p>1.03309748348884</text:p>
          </table:table-cell>
          <table:table-cell table:formula="of:=[.B80]/[.B79]" office:value-type="float" office:value="1.03432855451795" calcext:value-type="float">
            <text:p>1.03432855451795</text:p>
          </table:table-cell>
          <table:table-cell table:number-columns-repeated="3"/>
          <table:table-cell office:value-type="float" office:value="0.994138740877295" calcext:value-type="float">
            <text:p>0.994138740877295</text:p>
          </table:table-cell>
          <table:table-cell office:value-type="float" office:value="0.992388140711926" calcext:value-type="float">
            <text:p>0.992388140711926</text:p>
          </table:table-cell>
          <table:table-cell office:value-type="float" office:value="0.986670151594355" calcext:value-type="float">
            <text:p>0.986670151594355</text:p>
          </table:table-cell>
          <table:table-cell office:value-type="float" office:value="-0.00571798911757193" calcext:value-type="float">
            <text:p>-0.005717989117571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5/06/2022</text:p>
          </table:table-cell>
          <table:table-cell office:value-type="string" calcext:value-type="string">
            <text:p>$157.28</text:p>
          </table:table-cell>
          <table:table-cell office:value-type="string" calcext:value-type="string">
            <text:p>$45.43</text:p>
          </table:table-cell>
          <table:table-cell office:value-type="float" office:value="4123.34" calcext:value-type="float">
            <text:p>4123.34</text:p>
          </table:table-cell>
          <table:table-cell/>
          <table:table-cell table:formula="of:=[.D81]/[.D80]" office:value-type="float" office:value="1.00570653887383" calcext:value-type="float">
            <text:p>1.00570653887383</text:p>
          </table:table-cell>
          <table:table-cell table:formula="of:=[.B81]/[.B80]" office:value-type="float" office:value="0.996757375381485" calcext:value-type="float">
            <text:p>0.996757375381485</text:p>
          </table:table-cell>
          <table:table-cell table:number-columns-repeated="3"/>
          <table:table-cell office:value-type="float" office:value="0.973114469262248" calcext:value-type="float">
            <text:p>0.973114469262248</text:p>
          </table:table-cell>
          <table:table-cell office:value-type="float" office:value="0.966968184080995" calcext:value-type="float">
            <text:p>0.966968184080995</text:p>
          </table:table-cell>
          <table:table-cell office:value-type="float" office:value="0.973973509933775" calcext:value-type="float">
            <text:p>0.973973509933775</text:p>
          </table:table-cell>
          <table:table-cell office:value-type="float" office:value="0.0070053258527798" calcext:value-type="float">
            <text:p>0.00700532585277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5/05/2022</text:p>
          </table:table-cell>
          <table:table-cell office:value-type="string" calcext:value-type="string">
            <text:p>$156.77</text:p>
          </table:table-cell>
          <table:table-cell office:value-type="string" calcext:value-type="string">
            <text:p>$44.58</text:p>
          </table:table-cell>
          <table:table-cell office:value-type="float" office:value="4146.87" calcext:value-type="float">
            <text:p>4146.87</text:p>
          </table:table-cell>
          <table:table-cell/>
          <table:table-cell table:formula="of:=[.D82]/[.D81]" office:value-type="float" office:value="1.03696764065428" calcext:value-type="float">
            <text:p>1.03696764065428</text:p>
          </table:table-cell>
          <table:table-cell table:formula="of:=[.B82]/[.B81]" office:value-type="float" office:value="1.05900363589973" calcext:value-type="float">
            <text:p>1.05900363589973</text:p>
          </table:table-cell>
          <table:table-cell table:number-columns-repeated="3"/>
          <table:table-cell office:value-type="float" office:value="1.00843415952073" calcext:value-type="float">
            <text:p>1.00843415952073</text:p>
          </table:table-cell>
          <table:table-cell office:value-type="float" office:value="1.00967239809743" calcext:value-type="float">
            <text:p>1.00967239809743</text:p>
          </table:table-cell>
          <table:table-cell office:value-type="float" office:value="1.02107839804175" calcext:value-type="float">
            <text:p>1.02107839804175</text:p>
          </table:table-cell>
          <table:table-cell office:value-type="float" office:value="0.011405999944319" calcext:value-type="float">
            <text:p>0.0114059999443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5/04/2022</text:p>
          </table:table-cell>
          <table:table-cell office:value-type="string" calcext:value-type="string">
            <text:p>$166.02</text:p>
          </table:table-cell>
          <table:table-cell office:value-type="string" calcext:value-type="string">
            <text:p>$45.19</text:p>
          </table:table-cell>
          <table:table-cell office:value-type="float" office:value="4300.17" calcext:value-type="float">
            <text:p>4300.17</text:p>
          </table:table-cell>
          <table:table-cell/>
          <table:table-cell table:formula="of:=[.D83]/[.D82]" office:value-type="float" office:value="0.97100347195576" calcext:value-type="float">
            <text:p>0.97100347195576</text:p>
          </table:table-cell>
          <table:table-cell table:formula="of:=[.B83]/[.B82]" office:value-type="float" office:value="0.960607155764366" calcext:value-type="float">
            <text:p>0.960607155764366</text:p>
          </table:table-cell>
          <table:table-cell table:number-columns-repeated="3"/>
          <table:table-cell office:value-type="float" office:value="0.981160500729972" calcext:value-type="float">
            <text:p>0.981160500729972</text:p>
          </table:table-cell>
          <table:table-cell office:value-type="float" office:value="0.976696453136189" calcext:value-type="float">
            <text:p>0.976696453136189</text:p>
          </table:table-cell>
          <table:table-cell office:value-type="float" office:value="0.988679496570553" calcext:value-type="float">
            <text:p>0.988679496570553</text:p>
          </table:table-cell>
          <table:table-cell office:value-type="float" office:value="0.0119830434343642" calcext:value-type="float">
            <text:p>0.01198304343436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5/03/2022</text:p>
          </table:table-cell>
          <table:table-cell office:value-type="string" calcext:value-type="string">
            <text:p>$159.48</text:p>
          </table:table-cell>
          <table:table-cell office:value-type="string" calcext:value-type="string">
            <text:p>$43.86</text:p>
          </table:table-cell>
          <table:table-cell office:value-type="float" office:value="4175.48" calcext:value-type="float">
            <text:p>4175.48</text:p>
          </table:table-cell>
          <table:table-cell/>
          <table:table-cell table:formula="of:=[.D84]/[.D83]" office:value-type="float" office:value="0.995186182187437" calcext:value-type="float">
            <text:p>0.995186182187437</text:p>
          </table:table-cell>
          <table:table-cell table:formula="of:=[.B84]/[.B83]" office:value-type="float" office:value="0.99046902432907" calcext:value-type="float">
            <text:p>0.99046902432907</text:p>
          </table:table-cell>
          <table:table-cell table:number-columns-repeated="3"/>
          <table:table-cell office:value-type="float" office:value="1.00300761401232" calcext:value-type="float">
            <text:p>1.00300761401232</text:p>
          </table:table-cell>
          <table:table-cell office:value-type="float" office:value="1.00311128844258" calcext:value-type="float">
            <text:p>1.00311128844258</text:p>
          </table:table-cell>
          <table:table-cell office:value-type="float" office:value="0.979928605105409" calcext:value-type="float">
            <text:p>0.979928605105409</text:p>
          </table:table-cell>
          <table:table-cell office:value-type="float" office:value="-0.0231826833371678" calcext:value-type="float">
            <text:p>-0.02318268333716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5/02/2022</text:p>
          </table:table-cell>
          <table:table-cell office:value-type="string" calcext:value-type="string">
            <text:p>$157.96</text:p>
          </table:table-cell>
          <table:table-cell office:value-type="string" calcext:value-type="string">
            <text:p>$43.43</text:p>
          </table:table-cell>
          <table:table-cell office:value-type="float" office:value="4155.38" calcext:value-type="float">
            <text:p>4155.38</text:p>
          </table:table-cell>
          <table:table-cell/>
          <table:table-cell table:formula="of:=[.D85]/[.D84]" office:value-type="float" office:value="0.994356713465435" calcext:value-type="float">
            <text:p>0.994356713465435</text:p>
          </table:table-cell>
          <table:table-cell table:formula="of:=[.B85]/[.B84]" office:value-type="float" office:value="0.998037477842492" calcext:value-type="float">
            <text:p>0.998037477842492</text:p>
          </table:table-cell>
          <table:table-cell table:number-columns-repeated="3"/>
          <table:table-cell office:value-type="float" office:value="1.00447685031748" calcext:value-type="float">
            <text:p>1.00447685031748</text:p>
          </table:table-cell>
          <table:table-cell office:value-type="float" office:value="1.00488770780405" calcext:value-type="float">
            <text:p>1.00488770780405</text:p>
          </table:table-cell>
          <table:table-cell office:value-type="float" office:value="1.00254313011204" calcext:value-type="float">
            <text:p>1.00254313011204</text:p>
          </table:table-cell>
          <table:table-cell office:value-type="float" office:value="-0.00234457769201901" calcext:value-type="float">
            <text:p>-0.002344577692019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4/29/2022</text:p>
          </table:table-cell>
          <table:table-cell office:value-type="string" calcext:value-type="string">
            <text:p>$157.65</text:p>
          </table:table-cell>
          <table:table-cell office:value-type="string" calcext:value-type="string">
            <text:p>$43.64</text:p>
          </table:table-cell>
          <table:table-cell office:value-type="float" office:value="4131.93" calcext:value-type="float">
            <text:p>4131.93</text:p>
          </table:table-cell>
          <table:table-cell/>
          <table:table-cell table:formula="of:=[.D86]/[.D85]" office:value-type="float" office:value="1.03765068624105" calcext:value-type="float">
            <text:p>1.03765068624105</text:p>
          </table:table-cell>
          <table:table-cell table:formula="of:=[.B86]/[.B85]" office:value-type="float" office:value="1.03799555978433" calcext:value-type="float">
            <text:p>1.03799555978433</text:p>
          </table:table-cell>
          <table:table-cell table:number-columns-repeated="3"/>
          <table:table-cell office:value-type="float" office:value="1.00933015606997" calcext:value-type="float">
            <text:p>1.00933015606997</text:p>
          </table:table-cell>
          <table:table-cell office:value-type="float" office:value="1.01075572663504" calcext:value-type="float">
            <text:p>1.01075572663504</text:p>
          </table:table-cell>
          <table:table-cell office:value-type="float" office:value="0.993212669683258" calcext:value-type="float">
            <text:p>0.993212669683258</text:p>
          </table:table-cell>
          <table:table-cell office:value-type="float" office:value="-0.0175430569517826" calcext:value-type="float">
            <text:p>-0.01754305695178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4/28/2022</text:p>
          </table:table-cell>
          <table:table-cell office:value-type="string" calcext:value-type="string">
            <text:p>$163.64</text:p>
          </table:table-cell>
          <table:table-cell office:value-type="string" calcext:value-type="string">
            <text:p>$44.61</text:p>
          </table:table-cell>
          <table:table-cell office:value-type="float" office:value="4287.5" calcext:value-type="float">
            <text:p>4287.5</text:p>
          </table:table-cell>
          <table:table-cell/>
          <table:table-cell table:formula="of:=[.D87]/[.D86]" office:value-type="float" office:value="0.975850728862974" calcext:value-type="float">
            <text:p>0.975850728862974</text:p>
          </table:table-cell>
          <table:table-cell table:formula="of:=[.B87]/[.B86]" office:value-type="float" office:value="0.956795404546566" calcext:value-type="float">
            <text:p>0.956795404546566</text:p>
          </table:table-cell>
          <table:table-cell table:number-columns-repeated="3"/>
          <table:table-cell office:value-type="float" office:value="1.01166190591086" calcext:value-type="float">
            <text:p>1.01166190591086</text:p>
          </table:table-cell>
          <table:table-cell office:value-type="float" office:value="1.01357499100314" calcext:value-type="float">
            <text:p>1.01357499100314</text:p>
          </table:table-cell>
          <table:table-cell office:value-type="float" office:value="1.01497894664182" calcext:value-type="float">
            <text:p>1.01497894664182</text:p>
          </table:table-cell>
          <table:table-cell office:value-type="float" office:value="0.00140395563867179" calcext:value-type="float">
            <text:p>0.001403955638671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4/27/2022</text:p>
          </table:table-cell>
          <table:table-cell office:value-type="string" calcext:value-type="string">
            <text:p>$156.57</text:p>
          </table:table-cell>
          <table:table-cell office:value-type="string" calcext:value-type="string">
            <text:p>$43.82</text:p>
          </table:table-cell>
          <table:table-cell office:value-type="float" office:value="4183.96" calcext:value-type="float">
            <text:p>4183.96</text:p>
          </table:table-cell>
          <table:table-cell/>
          <table:table-cell table:formula="of:=[.D88]/[.D87]" office:value-type="float" office:value="0.997906289735083" calcext:value-type="float">
            <text:p>0.997906289735083</text:p>
          </table:table-cell>
          <table:table-cell table:formula="of:=[.B88]/[.B87]" office:value-type="float" office:value="1.0014689915054" calcext:value-type="float">
            <text:p>1.0014689915054</text:p>
          </table:table-cell>
          <table:table-cell table:number-columns-repeated="3"/>
          <table:table-cell office:value-type="float" office:value="1.00083090132277" calcext:value-type="float">
            <text:p>1.00083090132277</text:p>
          </table:table-cell>
          <table:table-cell office:value-type="float" office:value="1.00047947587949" calcext:value-type="float">
            <text:p>1.00047947587949</text:p>
          </table:table-cell>
          <table:table-cell office:value-type="float" office:value="0.995307399347116" calcext:value-type="float">
            <text:p>0.995307399347116</text:p>
          </table:table-cell>
          <table:table-cell office:value-type="float" office:value="-0.0051720765323775" calcext:value-type="float">
            <text:p>-0.00517207653237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4/26/2022</text:p>
          </table:table-cell>
          <table:table-cell office:value-type="string" calcext:value-type="string">
            <text:p>$156.8</text:p>
          </table:table-cell>
          <table:table-cell office:value-type="string" calcext:value-type="string">
            <text:p>$43.76</text:p>
          </table:table-cell>
          <table:table-cell office:value-type="float" office:value="4175.2" calcext:value-type="float">
            <text:p>4175.2</text:p>
          </table:table-cell>
          <table:table-cell/>
          <table:table-cell table:formula="of:=[.D89]/[.D88]" office:value-type="float" office:value="1.02896148687488" calcext:value-type="float">
            <text:p>1.02896148687488</text:p>
          </table:table-cell>
          <table:table-cell table:formula="of:=[.B89]/[.B88]" office:value-type="float" office:value="1.03877551020408" calcext:value-type="float">
            <text:p>1.03877551020408</text:p>
          </table:table-cell>
          <table:table-cell table:number-columns-repeated="3"/>
          <table:table-cell office:value-type="float" office:value="0.985256058750275" calcext:value-type="float">
            <text:p>0.985256058750275</text:p>
          </table:table-cell>
          <table:table-cell office:value-type="float" office:value="0.981648296851006" calcext:value-type="float">
            <text:p>0.981648296851006</text:p>
          </table:table-cell>
          <table:table-cell office:value-type="float" office:value="0.976563033823027" calcext:value-type="float">
            <text:p>0.976563033823027</text:p>
          </table:table-cell>
          <table:table-cell office:value-type="float" office:value="-0.00508526302797896" calcext:value-type="float">
            <text:p>-0.005085263027978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4/25/2022</text:p>
          </table:table-cell>
          <table:table-cell office:value-type="string" calcext:value-type="string">
            <text:p>$162.88</text:p>
          </table:table-cell>
          <table:table-cell office:value-type="string" calcext:value-type="string">
            <text:p>$44.15</text:p>
          </table:table-cell>
          <table:table-cell office:value-type="float" office:value="4296.12" calcext:value-type="float">
            <text:p>4296.12</text:p>
          </table:table-cell>
          <table:table-cell/>
          <table:table-cell table:formula="of:=[.D90]/[.D89]" office:value-type="float" office:value="0.994334422688379" calcext:value-type="float">
            <text:p>0.994334422688379</text:p>
          </table:table-cell>
          <table:table-cell table:formula="of:=[.B90]/[.B89]" office:value-type="float" office:value="0.993307956777996" calcext:value-type="float">
            <text:p>0.993307956777996</text:p>
          </table:table-cell>
          <table:table-cell table:number-columns-repeated="3"/>
          <table:table-cell office:value-type="float" office:value="0.996439605937978" calcext:value-type="float">
            <text:p>0.996439605937978</text:p>
          </table:table-cell>
          <table:table-cell office:value-type="float" office:value="0.995170063012356" calcext:value-type="float">
            <text:p>0.995170063012356</text:p>
          </table:table-cell>
          <table:table-cell office:value-type="float" office:value="0.990484186957739" calcext:value-type="float">
            <text:p>0.990484186957739</text:p>
          </table:table-cell>
          <table:table-cell office:value-type="float" office:value="-0.00468587605461723" calcext:value-type="float">
            <text:p>-0.004685876054617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4/22/2022</text:p>
          </table:table-cell>
          <table:table-cell office:value-type="string" calcext:value-type="string">
            <text:p>$161.79</text:p>
          </table:table-cell>
          <table:table-cell office:value-type="string" calcext:value-type="string">
            <text:p>$44.86</text:p>
          </table:table-cell>
          <table:table-cell office:value-type="float" office:value="4271.78" calcext:value-type="float">
            <text:p>4271.78</text:p>
          </table:table-cell>
          <table:table-cell/>
          <table:table-cell table:formula="of:=[.D91]/[.D90]" office:value-type="float" office:value="1.02853143186213" calcext:value-type="float">
            <text:p>1.02853143186213</text:p>
          </table:table-cell>
          <table:table-cell table:formula="of:=[.B91]/[.B90]" office:value-type="float" office:value="1.02861734346993" calcext:value-type="float">
            <text:p>1.02861734346993</text:p>
          </table:table-cell>
          <table:table-cell table:number-columns-repeated="3"/>
          <table:table-cell office:value-type="float" office:value="0.998418328596149" calcext:value-type="float">
            <text:p>0.998418328596149</text:p>
          </table:table-cell>
          <table:table-cell office:value-type="float" office:value="0.997562490444627" calcext:value-type="float">
            <text:p>0.997562490444627</text:p>
          </table:table-cell>
          <table:table-cell office:value-type="float" office:value="0.981421305453518" calcext:value-type="float">
            <text:p>0.981421305453518</text:p>
          </table:table-cell>
          <table:table-cell office:value-type="float" office:value="-0.0161411849911092" calcext:value-type="float">
            <text:p>-0.01614118499110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4/21/2022</text:p>
          </table:table-cell>
          <table:table-cell office:value-type="string" calcext:value-type="string">
            <text:p>$166.42</text:p>
          </table:table-cell>
          <table:table-cell office:value-type="string" calcext:value-type="string">
            <text:p>$46.31</text:p>
          </table:table-cell>
          <table:table-cell office:value-type="float" office:value="4393.66" calcext:value-type="float">
            <text:p>4393.66</text:p>
          </table:table-cell>
          <table:table-cell/>
          <table:table-cell table:formula="of:=[.D92]/[.D91]" office:value-type="float" office:value="1.01497384868196" calcext:value-type="float">
            <text:p>1.01497384868196</text:p>
          </table:table-cell>
          <table:table-cell table:formula="of:=[.B92]/[.B91]" office:value-type="float" office:value="1.00486720346112" calcext:value-type="float">
            <text:p>1.00486720346112</text:p>
          </table:table-cell>
          <table:table-cell table:number-columns-repeated="3"/>
          <table:table-cell office:value-type="float" office:value="0.989556456567146" calcext:value-type="float">
            <text:p>0.989556456567146</text:p>
          </table:table-cell>
          <table:table-cell office:value-type="float" office:value="0.986847807588032" calcext:value-type="float">
            <text:p>0.986847807588032</text:p>
          </table:table-cell>
          <table:table-cell office:value-type="float" office:value="0.984092708558267" calcext:value-type="float">
            <text:p>0.984092708558267</text:p>
          </table:table-cell>
          <table:table-cell office:value-type="float" office:value="-0.00275509902976578" calcext:value-type="float">
            <text:p>-0.002755099029765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4/20/2022</text:p>
          </table:table-cell>
          <table:table-cell office:value-type="string" calcext:value-type="string">
            <text:p>$167.23</text:p>
          </table:table-cell>
          <table:table-cell office:value-type="string" calcext:value-type="string">
            <text:p>$46.83</text:p>
          </table:table-cell>
          <table:table-cell office:value-type="float" office:value="4459.45" calcext:value-type="float">
            <text:p>4459.45</text:p>
          </table:table-cell>
          <table:table-cell/>
          <table:table-cell table:formula="of:=[.D93]/[.D92]" office:value-type="float" office:value="1.00061891040375" calcext:value-type="float">
            <text:p>1.00061891040375</text:p>
          </table:table-cell>
          <table:table-cell table:formula="of:=[.B93]/[.B92]" office:value-type="float" office:value="1.00101656401363" calcext:value-type="float">
            <text:p>1.00101656401363</text:p>
          </table:table-cell>
          <table:table-cell table:number-columns-repeated="3"/>
          <table:table-cell office:value-type="float" office:value="1.00883662934765" calcext:value-type="float">
            <text:p>1.00883662934765</text:p>
          </table:table-cell>
          <table:table-cell office:value-type="float" office:value="1.01015901498161" calcext:value-type="float">
            <text:p>1.01015901498161</text:p>
          </table:table-cell>
          <table:table-cell office:value-type="float" office:value="1.01835868929198" calcext:value-type="float">
            <text:p>1.01835868929198</text:p>
          </table:table-cell>
          <table:table-cell office:value-type="float" office:value="0.00819967431037494" calcext:value-type="float">
            <text:p>0.008199674310374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4/19/2022</text:p>
          </table:table-cell>
          <table:table-cell office:value-type="string" calcext:value-type="string">
            <text:p>$167.4</text:p>
          </table:table-cell>
          <table:table-cell office:value-type="string" calcext:value-type="string">
            <text:p>$46.42</text:p>
          </table:table-cell>
          <table:table-cell office:value-type="float" office:value="4462.21" calcext:value-type="float">
            <text:p>4462.21</text:p>
          </table:table-cell>
          <table:table-cell/>
          <table:table-cell table:formula="of:=[.D94]/[.D93]" office:value-type="float" office:value="0.984196171852064" calcext:value-type="float">
            <text:p>0.984196171852064</text:p>
          </table:table-cell>
          <table:table-cell table:formula="of:=[.B94]/[.B93]" office:value-type="float" office:value="0.986081242532855" calcext:value-type="float">
            <text:p>0.986081242532855</text:p>
          </table:table-cell>
          <table:table-cell table:number-columns-repeated="3"/>
          <table:table-cell office:value-type="float" office:value="1.00071226003776" calcext:value-type="float">
            <text:p>1.00071226003776</text:p>
          </table:table-cell>
          <table:table-cell office:value-type="float" office:value="1.00033602946789" calcext:value-type="float">
            <text:p>1.00033602946789</text:p>
          </table:table-cell>
          <table:table-cell office:value-type="float" office:value="0.98714357537887" calcext:value-type="float">
            <text:p>0.98714357537887</text:p>
          </table:table-cell>
          <table:table-cell office:value-type="float" office:value="-0.0131924540890238" calcext:value-type="float">
            <text:p>-0.01319245408902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4/18/2022</text:p>
          </table:table-cell>
          <table:table-cell office:value-type="string" calcext:value-type="string">
            <text:p>$165.07</text:p>
          </table:table-cell>
          <table:table-cell office:value-type="string" calcext:value-type="string">
            <text:p>$46.19</text:p>
          </table:table-cell>
          <table:table-cell office:value-type="float" office:value="4391.69" calcext:value-type="float">
            <text:p>4391.69</text:p>
          </table:table-cell>
          <table:table-cell/>
          <table:table-cell table:formula="of:=[.D95]/[.D94]" office:value-type="float" office:value="1.00020493249751" calcext:value-type="float">
            <text:p>1.00020493249751</text:p>
          </table:table-cell>
          <table:table-cell table:formula="of:=[.B95]/[.B94]" office:value-type="float" office:value="1.00133276791664" calcext:value-type="float">
            <text:p>1.00133276791664</text:p>
          </table:table-cell>
          <table:table-cell table:number-columns-repeated="3"/>
          <table:table-cell office:value-type="float" office:value="1.02055710379296" calcext:value-type="float">
            <text:p>1.02055710379296</text:p>
          </table:table-cell>
          <table:table-cell office:value-type="float" office:value="1.02432996737173" calcext:value-type="float">
            <text:p>1.02432996737173</text:p>
          </table:table-cell>
          <table:table-cell office:value-type="float" office:value="1.03070430733411" calcext:value-type="float">
            <text:p>1.03070430733411</text:p>
          </table:table-cell>
          <table:table-cell office:value-type="float" office:value="0.0063743399623768" calcext:value-type="float">
            <text:p>0.00637433996237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4/14/2022</text:p>
          </table:table-cell>
          <table:table-cell office:value-type="string" calcext:value-type="string">
            <text:p>$165.29</text:p>
          </table:table-cell>
          <table:table-cell office:value-type="string" calcext:value-type="string">
            <text:p>$46.22</text:p>
          </table:table-cell>
          <table:table-cell office:value-type="float" office:value="4392.59" calcext:value-type="float">
            <text:p>4392.59</text:p>
          </table:table-cell>
          <table:table-cell/>
          <table:table-cell table:formula="of:=[.D96]/[.D95]" office:value-type="float" office:value="1.01229343052732" calcext:value-type="float">
            <text:p>1.01229343052732</text:p>
          </table:table-cell>
          <table:table-cell table:formula="of:=[.B96]/[.B95]" office:value-type="float" office:value="1.03091536088088" calcext:value-type="float">
            <text:p>1.03091536088088</text:p>
          </table:table-cell>
          <table:table-cell table:number-columns-repeated="3"/>
          <table:table-cell office:value-type="float" office:value="1.00298196717528" calcext:value-type="float">
            <text:p>1.00298196717528</text:p>
          </table:table-cell>
          <table:table-cell office:value-type="float" office:value="1.00308027944988" calcext:value-type="float">
            <text:p>1.00308027944988</text:p>
          </table:table-cell>
          <table:table-cell office:value-type="float" office:value="1" calcext:value-type="float">
            <text:p>1</text:p>
          </table:table-cell>
          <table:table-cell office:value-type="float" office:value="-0.00308027944987588" calcext:value-type="float">
            <text:p>-0.003080279449875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4/13/2022</text:p>
          </table:table-cell>
          <table:table-cell office:value-type="string" calcext:value-type="string">
            <text:p>$170.4</text:p>
          </table:table-cell>
          <table:table-cell office:value-type="string" calcext:value-type="string">
            <text:p>$46.38</text:p>
          </table:table-cell>
          <table:table-cell office:value-type="float" office:value="4446.59" calcext:value-type="float">
            <text:p>4446.59</text:p>
          </table:table-cell>
          <table:table-cell/>
          <table:table-cell table:formula="of:=[.D97]/[.D96]" office:value-type="float" office:value="0.988948834949928" calcext:value-type="float">
            <text:p>0.988948834949928</text:p>
          </table:table-cell>
          <table:table-cell table:formula="of:=[.B97]/[.B96]" office:value-type="float" office:value="0.983920187793427" calcext:value-type="float">
            <text:p>0.983920187793427</text:p>
          </table:table-cell>
          <table:table-cell table:number-columns-repeated="3"/>
          <table:table-cell office:value-type="float" office:value="0.970343120964072" calcext:value-type="float">
            <text:p>0.970343120964072</text:p>
          </table:table-cell>
          <table:table-cell office:value-type="float" office:value="0.963617411467383" calcext:value-type="float">
            <text:p>0.963617411467383</text:p>
          </table:table-cell>
          <table:table-cell office:value-type="float" office:value="0.976069462092334" calcext:value-type="float">
            <text:p>0.976069462092334</text:p>
          </table:table-cell>
          <table:table-cell office:value-type="float" office:value="0.0124520506249508" calcext:value-type="float">
            <text:p>0.01245205062495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4/12/2022</text:p>
          </table:table-cell>
          <table:table-cell office:value-type="string" calcext:value-type="string">
            <text:p>$167.66</text:p>
          </table:table-cell>
          <table:table-cell office:value-type="string" calcext:value-type="string">
            <text:p>$46.13</text:p>
          </table:table-cell>
          <table:table-cell office:value-type="float" office:value="4397.45" calcext:value-type="float">
            <text:p>4397.45</text:p>
          </table:table-cell>
          <table:table-cell/>
          <table:table-cell table:formula="of:=[.D98]/[.D97]" office:value-type="float" office:value="1.0034292601394" calcext:value-type="float">
            <text:p>1.0034292601394</text:p>
          </table:table-cell>
          <table:table-cell table:formula="of:=[.B98]/[.B97]" office:value-type="float" office:value="0.988607896934272" calcext:value-type="float">
            <text:p>0.988607896934272</text:p>
          </table:table-cell>
          <table:table-cell table:number-columns-repeated="3"/>
          <table:table-cell office:value-type="float" office:value="0.990557811013955" calcext:value-type="float">
            <text:p>0.990557811013955</text:p>
          </table:table-cell>
          <table:table-cell office:value-type="float" office:value="0.988058521903189" calcext:value-type="float">
            <text:p>0.988058521903189</text:p>
          </table:table-cell>
          <table:table-cell office:value-type="float" office:value="0.978881897736313" calcext:value-type="float">
            <text:p>0.978881897736313</text:p>
          </table:table-cell>
          <table:table-cell office:value-type="float" office:value="-0.00917662416687637" calcext:value-type="float">
            <text:p>-0.009176624166876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4/11/2022</text:p>
          </table:table-cell>
          <table:table-cell office:value-type="string" calcext:value-type="string">
            <text:p>$165.75</text:p>
          </table:table-cell>
          <table:table-cell office:value-type="string" calcext:value-type="string">
            <text:p>$46.1</text:p>
          </table:table-cell>
          <table:table-cell office:value-type="float" office:value="4412.53" calcext:value-type="float">
            <text:p>4412.53</text:p>
          </table:table-cell>
          <table:table-cell/>
          <table:table-cell table:formula="of:=[.D99]/[.D98]" office:value-type="float" office:value="1.0171670220939" calcext:value-type="float">
            <text:p>1.0171670220939</text:p>
          </table:table-cell>
          <table:table-cell table:formula="of:=[.B99]/[.B98]" office:value-type="float" office:value="1.02618401206637" calcext:value-type="float">
            <text:p>1.02618401206637</text:p>
          </table:table-cell>
          <table:table-cell table:number-columns-repeated="3"/>
          <table:table-cell office:value-type="float" office:value="1.00130322961576" calcext:value-type="float">
            <text:p>1.00130322961576</text:p>
          </table:table-cell>
          <table:table-cell office:value-type="float" office:value="1.00105055700626" calcext:value-type="float">
            <text:p>1.00105055700626</text:p>
          </table:table-cell>
          <table:table-cell office:value-type="float" office:value="1.00384189139269" calcext:value-type="float">
            <text:p>1.00384189139269</text:p>
          </table:table-cell>
          <table:table-cell office:value-type="float" office:value="0.00279133438643031" calcext:value-type="float">
            <text:p>0.002791334386430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4/08/2022</text:p>
          </table:table-cell>
          <table:table-cell office:value-type="string" calcext:value-type="string">
            <text:p>$170.09</text:p>
          </table:table-cell>
          <table:table-cell office:value-type="string" calcext:value-type="string">
            <text:p>$46.71</text:p>
          </table:table-cell>
          <table:table-cell office:value-type="float" office:value="4488.28" calcext:value-type="float">
            <text:p>4488.28</text:p>
          </table:table-cell>
          <table:table-cell/>
          <table:table-cell table:formula="of:=[.D100]/[.D99]" office:value-type="float" office:value="1.00265803381251" calcext:value-type="float">
            <text:p>1.00265803381251</text:p>
          </table:table-cell>
          <table:table-cell table:formula="of:=[.B100]/[.B99]" office:value-type="float" office:value="1.01205244282439" calcext:value-type="float">
            <text:p>1.01205244282439</text:p>
          </table:table-cell>
          <table:table-cell table:number-columns-repeated="3"/>
          <table:table-cell office:value-type="float" office:value="0.976107565096592" calcext:value-type="float">
            <text:p>0.976107565096592</text:p>
          </table:table-cell>
          <table:table-cell office:value-type="float" office:value="0.970587066470566" calcext:value-type="float">
            <text:p>0.970587066470566</text:p>
          </table:table-cell>
          <table:table-cell office:value-type="float" office:value="0.968278501508795" calcext:value-type="float">
            <text:p>0.968278501508795</text:p>
          </table:table-cell>
          <table:table-cell office:value-type="float" office:value="-0.00230856496177112" calcext:value-type="float">
            <text:p>-0.002308564961771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4/07/2022</text:p>
          </table:table-cell>
          <table:table-cell office:value-type="string" calcext:value-type="string">
            <text:p>$172.14</text:p>
          </table:table-cell>
          <table:table-cell office:value-type="string" calcext:value-type="string">
            <text:p>$46.14</text:p>
          </table:table-cell>
          <table:table-cell office:value-type="float" office:value="4500.21" calcext:value-type="float">
            <text:p>4500.21</text:p>
          </table:table-cell>
          <table:table-cell/>
          <table:table-cell table:formula="of:=[.D101]/[.D100]" office:value-type="float" office:value="0.99576464209448" calcext:value-type="float">
            <text:p>0.99576464209448</text:p>
          </table:table-cell>
          <table:table-cell table:formula="of:=[.B101]/[.B100]" office:value-type="float" office:value="0.998199140234693" calcext:value-type="float">
            <text:p>0.998199140234693</text:p>
          </table:table-cell>
          <table:table-cell table:number-columns-repeated="3"/>
          <table:table-cell office:value-type="float" office:value="0.997803986023881" calcext:value-type="float">
            <text:p>0.997803986023881</text:p>
          </table:table-cell>
          <table:table-cell office:value-type="float" office:value="0.996819703163835" calcext:value-type="float">
            <text:p>0.996819703163835</text:p>
          </table:table-cell>
          <table:table-cell office:value-type="float" office:value="0.988598358163575" calcext:value-type="float">
            <text:p>0.988598358163575</text:p>
          </table:table-cell>
          <table:table-cell office:value-type="float" office:value="-0.00822134500025906" calcext:value-type="float">
            <text:p>-0.008221345000259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4/06/2022</text:p>
          </table:table-cell>
          <table:table-cell office:value-type="string" calcext:value-type="string">
            <text:p>$171.83</text:p>
          </table:table-cell>
          <table:table-cell office:value-type="string" calcext:value-type="string">
            <text:p>$46.54</text:p>
          </table:table-cell>
          <table:table-cell office:value-type="float" office:value="4481.15" calcext:value-type="float">
            <text:p>4481.15</text:p>
          </table:table-cell>
          <table:table-cell/>
          <table:table-cell table:formula="of:=[.D102]/[.D101]" office:value-type="float" office:value="1.00981221338273" calcext:value-type="float">
            <text:p>1.00981221338273</text:p>
          </table:table-cell>
          <table:table-cell table:formula="of:=[.B102]/[.B101]" office:value-type="float" office:value="1.01879764883897" calcext:value-type="float">
            <text:p>1.01879764883897</text:p>
          </table:table-cell>
          <table:table-cell table:number-columns-repeated="3"/>
          <table:table-cell office:value-type="float" office:value="1.03360450750933" calcext:value-type="float">
            <text:p>1.03360450750933</text:p>
          </table:table-cell>
          <table:table-cell office:value-type="float" office:value="1.04010527900626" calcext:value-type="float">
            <text:p>1.04010527900626</text:p>
          </table:table-cell>
          <table:table-cell office:value-type="float" office:value="1.04128863601415" calcext:value-type="float">
            <text:p>1.04128863601415</text:p>
          </table:table-cell>
          <table:table-cell office:value-type="float" office:value="0.00118335700788386" calcext:value-type="float">
            <text:p>0.001183357007883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4/05/2022</text:p>
          </table:table-cell>
          <table:table-cell office:value-type="string" calcext:value-type="string">
            <text:p>$175.06</text:p>
          </table:table-cell>
          <table:table-cell office:value-type="string" calcext:value-type="string">
            <text:p>$46.51</text:p>
          </table:table-cell>
          <table:table-cell office:value-type="float" office:value="4525.12" calcext:value-type="float">
            <text:p>4525.12</text:p>
          </table:table-cell>
          <table:table-cell/>
          <table:table-cell table:formula="of:=[.D103]/[.D102]" office:value-type="float" office:value="1.01271126511562" calcext:value-type="float">
            <text:p>1.01271126511562</text:p>
          </table:table-cell>
          <table:table-cell table:formula="of:=[.B103]/[.B102]" office:value-type="float" office:value="1.01930766594311" calcext:value-type="float">
            <text:p>1.01930766594311</text:p>
          </table:table-cell>
          <table:table-cell table:number-columns-repeated="3"/>
          <table:table-cell office:value-type="float" office:value="0.985617376299146" calcext:value-type="float">
            <text:p>0.985617376299146</text:p>
          </table:table-cell>
          <table:table-cell office:value-type="float" office:value="0.982085157475262" calcext:value-type="float">
            <text:p>0.982085157475262</text:p>
          </table:table-cell>
          <table:table-cell office:value-type="float" office:value="0.980285018090526" calcext:value-type="float">
            <text:p>0.980285018090526</text:p>
          </table:table-cell>
          <table:table-cell office:value-type="float" office:value="-0.00180013938473589" calcext:value-type="float">
            <text:p>-0.001800139384735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4/04/2022</text:p>
          </table:table-cell>
          <table:table-cell office:value-type="string" calcext:value-type="string">
            <text:p>$178.44</text:p>
          </table:table-cell>
          <table:table-cell office:value-type="string" calcext:value-type="string">
            <text:p>$46.63</text:p>
          </table:table-cell>
          <table:table-cell office:value-type="float" office:value="4582.64" calcext:value-type="float">
            <text:p>4582.64</text:p>
          </table:table-cell>
          <table:table-cell/>
          <table:table-cell table:formula="of:=[.D104]/[.D103]" office:value-type="float" office:value="0.991974058621231" calcext:value-type="float">
            <text:p>0.991974058621231</text:p>
          </table:table-cell>
          <table:table-cell table:formula="of:=[.B104]/[.B103]" office:value-type="float" office:value="0.976854965254427" calcext:value-type="float">
            <text:p>0.976854965254427</text:p>
          </table:table-cell>
          <table:table-cell table:number-columns-repeated="3"/>
          <table:table-cell office:value-type="float" office:value="1.00378800047116" calcext:value-type="float">
            <text:p>1.00378800047116</text:p>
          </table:table-cell>
          <table:table-cell office:value-type="float" office:value="1.00405483551533" calcext:value-type="float">
            <text:p>1.00405483551533</text:p>
          </table:table-cell>
          <table:table-cell office:value-type="float" office:value="0.993371497438988" calcext:value-type="float">
            <text:p>0.993371497438988</text:p>
          </table:table-cell>
          <table:table-cell office:value-type="float" office:value="-0.0106833380763415" calcext:value-type="float">
            <text:p>-0.01068333807634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4/01/2022</text:p>
          </table:table-cell>
          <table:table-cell office:value-type="string" calcext:value-type="string">
            <text:p>$174.31</text:p>
          </table:table-cell>
          <table:table-cell office:value-type="string" calcext:value-type="string">
            <text:p>$46.4</text:p>
          </table:table-cell>
          <table:table-cell office:value-type="float" office:value="4545.86" calcext:value-type="float">
            <text:p>4545.86</text:p>
          </table:table-cell>
          <table:table-cell/>
          <table:table-cell table:formula="of:=[.D105]/[.D104]" office:value-type="float" office:value="0.996601303163758" calcext:value-type="float">
            <text:p>0.996601303163758</text:p>
          </table:table-cell>
          <table:table-cell table:formula="of:=[.B105]/[.B104]" office:value-type="float" office:value="1.00172107165395" calcext:value-type="float">
            <text:p>1.00172107165395</text:p>
          </table:table-cell>
          <table:table-cell table:number-columns-repeated="3"/>
          <table:table-cell office:value-type="float" office:value="1.04033197942197" calcext:value-type="float">
            <text:p>1.04033197942197</text:p>
          </table:table-cell>
          <table:table-cell office:value-type="float" office:value="1.04823930844549" calcext:value-type="float">
            <text:p>1.04823930844549</text:p>
          </table:table-cell>
          <table:table-cell office:value-type="float" office:value="1.03980891719745" calcext:value-type="float">
            <text:p>1.03980891719745</text:p>
          </table:table-cell>
          <table:table-cell office:value-type="float" office:value="-0.00843039124803435" calcext:value-type="float">
            <text:p>-0.008430391248034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3/31/2022</text:p>
          </table:table-cell>
          <table:table-cell office:value-type="string" calcext:value-type="string">
            <text:p>$174.61</text:p>
          </table:table-cell>
          <table:table-cell office:value-type="string" calcext:value-type="string">
            <text:p>$46.09</text:p>
          </table:table-cell>
          <table:table-cell office:value-type="float" office:value="4530.41" calcext:value-type="float">
            <text:p>4530.41</text:p>
          </table:table-cell>
          <table:table-cell/>
          <table:table-cell table:formula="of:=[.D106]/[.D105]" office:value-type="float" office:value="1.01590143055485" calcext:value-type="float">
            <text:p>1.01590143055485</text:p>
          </table:table-cell>
          <table:table-cell table:formula="of:=[.B106]/[.B105]" office:value-type="float" office:value="1.01809747437146" calcext:value-type="float">
            <text:p>1.01809747437146</text:p>
          </table:table-cell>
          <table:table-cell table:number-columns-repeated="3"/>
          <table:table-cell office:value-type="float" office:value="1.02998313192476" calcext:value-type="float">
            <text:p>1.02998313192476</text:p>
          </table:table-cell>
          <table:table-cell office:value-type="float" office:value="1.03572675821896" calcext:value-type="float">
            <text:p>1.03572675821896</text:p>
          </table:table-cell>
          <table:table-cell office:value-type="float" office:value="1.04018085028805" calcext:value-type="float">
            <text:p>1.04018085028805</text:p>
          </table:table-cell>
          <table:table-cell office:value-type="float" office:value="0.00445409206908365" calcext:value-type="float">
            <text:p>0.004454092069083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3/30/2022</text:p>
          </table:table-cell>
          <table:table-cell office:value-type="string" calcext:value-type="string">
            <text:p>$177.77</text:p>
          </table:table-cell>
          <table:table-cell office:value-type="string" calcext:value-type="string">
            <text:p>$46.35</text:p>
          </table:table-cell>
          <table:table-cell office:value-type="float" office:value="4602.45" calcext:value-type="float">
            <text:p>4602.45</text:p>
          </table:table-cell>
          <table:table-cell/>
          <table:table-cell table:formula="of:=[.D107]/[.D106]" office:value-type="float" office:value="1.00633358320025" calcext:value-type="float">
            <text:p>1.00633358320025</text:p>
          </table:table-cell>
          <table:table-cell table:formula="of:=[.B107]/[.B106]" office:value-type="float" office:value="1.00669404286438" calcext:value-type="float">
            <text:p>1.00669404286438</text:p>
          </table:table-cell>
          <table:table-cell table:number-columns-repeated="3"/>
          <table:table-cell office:value-type="float" office:value="1.02437889203598" calcext:value-type="float">
            <text:p>1.02437889203598</text:p>
          </table:table-cell>
          <table:table-cell office:value-type="float" office:value="1.02895080243175" calcext:value-type="float">
            <text:p>1.02895080243175</text:p>
          </table:table-cell>
          <table:table-cell office:value-type="float" office:value="1.03729669097028" calcext:value-type="float">
            <text:p>1.03729669097028</text:p>
          </table:table-cell>
          <table:table-cell office:value-type="float" office:value="0.00834588853852791" calcext:value-type="float">
            <text:p>0.008345888538527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3/29/2022</text:p>
          </table:table-cell>
          <table:table-cell office:value-type="string" calcext:value-type="string">
            <text:p>$178.96</text:p>
          </table:table-cell>
          <table:table-cell office:value-type="string" calcext:value-type="string">
            <text:p>$46.13</text:p>
          </table:table-cell>
          <table:table-cell office:value-type="float" office:value="4631.6" calcext:value-type="float">
            <text:p>4631.6</text:p>
          </table:table-cell>
          <table:table-cell/>
          <table:table-cell table:formula="of:=[.D108]/[.D107]" office:value-type="float" office:value="0.987891873218758" calcext:value-type="float">
            <text:p>0.987891873218758</text:p>
          </table:table-cell>
          <table:table-cell table:formula="of:=[.B108]/[.B107]" office:value-type="float" office:value="0.981224854716138" calcext:value-type="float">
            <text:p>0.981224854716138</text:p>
          </table:table-cell>
          <table:table-cell table:number-columns-repeated="3"/>
          <table:table-cell office:value-type="float" office:value="1.01091168845684" calcext:value-type="float">
            <text:p>1.01091168845684</text:p>
          </table:table-cell>
          <table:table-cell office:value-type="float" office:value="1.01266792057073" calcext:value-type="float">
            <text:p>1.01266792057073</text:p>
          </table:table-cell>
          <table:table-cell office:value-type="float" office:value="1.00506893755069" calcext:value-type="float">
            <text:p>1.00506893755069</text:p>
          </table:table-cell>
          <table:table-cell office:value-type="float" office:value="-0.00759898302004203" calcext:value-type="float">
            <text:p>-0.007598983020042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3/28/2022</text:p>
          </table:table-cell>
          <table:table-cell office:value-type="string" calcext:value-type="string">
            <text:p>$175.6</text:p>
          </table:table-cell>
          <table:table-cell office:value-type="string" calcext:value-type="string">
            <text:p>$45.94</text:p>
          </table:table-cell>
          <table:table-cell office:value-type="float" office:value="4575.52" calcext:value-type="float">
            <text:p>4575.52</text:p>
          </table:table-cell>
          <table:table-cell/>
          <table:table-cell table:formula="of:=[.D109]/[.D108]" office:value-type="float" office:value="0.992905724376683" calcext:value-type="float">
            <text:p>0.992905724376683</text:p>
          </table:table-cell>
          <table:table-cell table:formula="of:=[.B109]/[.B108]" office:value-type="float" office:value="0.99498861047836" calcext:value-type="float">
            <text:p>0.99498861047836</text:p>
          </table:table-cell>
          <table:table-cell table:number-columns-repeated="3"/>
          <table:table-cell office:value-type="float" office:value="0.990566445869425" calcext:value-type="float">
            <text:p>0.990566445869425</text:p>
          </table:table-cell>
          <table:table-cell office:value-type="float" office:value="0.988068962105617" calcext:value-type="float">
            <text:p>0.988068962105617</text:p>
          </table:table-cell>
          <table:table-cell office:value-type="float" office:value="0.982718041826373" calcext:value-type="float">
            <text:p>0.982718041826373</text:p>
          </table:table-cell>
          <table:table-cell office:value-type="float" office:value="-0.005350920279244" calcext:value-type="float">
            <text:p>-0.0053509202792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3/25/2022</text:p>
          </table:table-cell>
          <table:table-cell office:value-type="string" calcext:value-type="string">
            <text:p>$174.72</text:p>
          </table:table-cell>
          <table:table-cell office:value-type="string" calcext:value-type="string">
            <text:p>$46.36</text:p>
          </table:table-cell>
          <table:table-cell office:value-type="float" office:value="4543.06" calcext:value-type="float">
            <text:p>4543.06</text:p>
          </table:table-cell>
          <table:table-cell/>
          <table:table-cell table:formula="of:=[.D110]/[.D109]" office:value-type="float" office:value="0.994959344582726" calcext:value-type="float">
            <text:p>0.994959344582726</text:p>
          </table:table-cell>
          <table:table-cell table:formula="of:=[.B110]/[.B109]" office:value-type="float" office:value="0.996279761904762" calcext:value-type="float">
            <text:p>0.996279761904762</text:p>
          </table:table-cell>
          <table:table-cell table:number-columns-repeated="3"/>
          <table:table-cell office:value-type="float" office:value="0.996872444758251" calcext:value-type="float">
            <text:p>0.996872444758251</text:p>
          </table:table-cell>
          <table:table-cell office:value-type="float" office:value="0.995693398338354" calcext:value-type="float">
            <text:p>0.995693398338354</text:p>
          </table:table-cell>
          <table:table-cell office:value-type="float" office:value="0.994799507321746" calcext:value-type="float">
            <text:p>0.994799507321746</text:p>
          </table:table-cell>
          <table:table-cell office:value-type="float" office:value="-0.000893891016607862" calcext:value-type="float">
            <text:p>-0.0008938910166078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3/24/2022</text:p>
          </table:table-cell>
          <table:table-cell office:value-type="string" calcext:value-type="string">
            <text:p>$174.07</text:p>
          </table:table-cell>
          <table:table-cell office:value-type="string" calcext:value-type="string">
            <text:p>$45.41</text:p>
          </table:table-cell>
          <table:table-cell office:value-type="float" office:value="4520.16" calcext:value-type="float">
            <text:p>4520.16</text:p>
          </table:table-cell>
          <table:table-cell/>
          <table:table-cell table:formula="of:=[.D111]/[.D110]" office:value-type="float" office:value="0.985858907649287" calcext:value-type="float">
            <text:p>0.985858907649287</text:p>
          </table:table-cell>
          <table:table-cell table:formula="of:=[.B111]/[.B110]" office:value-type="float" office:value="0.977825012925834" calcext:value-type="float">
            <text:p>0.977825012925834</text:p>
          </table:table-cell>
          <table:table-cell table:number-columns-repeated="3"/>
          <table:table-cell office:value-type="float" office:value="1.01661904228753" calcext:value-type="float">
            <text:p>1.01661904228753</text:p>
          </table:table-cell>
          <table:table-cell office:value-type="float" office:value="1.01956854902103" calcext:value-type="float">
            <text:p>1.01956854902103</text:p>
          </table:table-cell>
          <table:table-cell office:value-type="float" office:value="1.04010180217361" calcext:value-type="float">
            <text:p>1.04010180217361</text:p>
          </table:table-cell>
          <table:table-cell office:value-type="float" office:value="0.0205332531525879" calcext:value-type="float">
            <text:p>0.02053325315258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3/23/2022</text:p>
          </table:table-cell>
          <table:table-cell office:value-type="string" calcext:value-type="string">
            <text:p>$170.21</text:p>
          </table:table-cell>
          <table:table-cell office:value-type="string" calcext:value-type="string">
            <text:p>$45.06</text:p>
          </table:table-cell>
          <table:table-cell office:value-type="float" office:value="4456.24" calcext:value-type="float">
            <text:p>4456.24</text:p>
          </table:table-cell>
          <table:table-cell/>
          <table:table-cell table:formula="of:=[.D112]/[.D111]" office:value-type="float" office:value="1.0124252733246" calcext:value-type="float">
            <text:p>1.0124252733246</text:p>
          </table:table-cell>
          <table:table-cell table:formula="of:=[.B112]/[.B111]" office:value-type="float" office:value="0.991833617296281" calcext:value-type="float">
            <text:p>0.991833617296281</text:p>
          </table:table-cell>
          <table:table-cell table:number-columns-repeated="3"/>
          <table:table-cell office:value-type="float" office:value="0.981902499988029" calcext:value-type="float">
            <text:p>0.981902499988029</text:p>
          </table:table-cell>
          <table:table-cell office:value-type="float" office:value="0.977593587139466" calcext:value-type="float">
            <text:p>0.977593587139466</text:p>
          </table:table-cell>
          <table:table-cell office:value-type="float" office:value="0.983466701937703" calcext:value-type="float">
            <text:p>0.983466701937703</text:p>
          </table:table-cell>
          <table:table-cell office:value-type="float" office:value="0.00587311479823649" calcext:value-type="float">
            <text:p>0.005873114798236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3/22/2022</text:p>
          </table:table-cell>
          <table:table-cell office:value-type="string" calcext:value-type="string">
            <text:p>$168.82</text:p>
          </table:table-cell>
          <table:table-cell office:value-type="string" calcext:value-type="string">
            <text:p>$45.21</text:p>
          </table:table-cell>
          <table:table-cell office:value-type="float" office:value="4511.61" calcext:value-type="float">
            <text:p>4511.61</text:p>
          </table:table-cell>
          <table:table-cell/>
          <table:table-cell table:formula="of:=[.D113]/[.D112]" office:value-type="float" office:value="0.98882217212924" calcext:value-type="float">
            <text:p>0.98882217212924</text:p>
          </table:table-cell>
          <table:table-cell table:formula="of:=[.B113]/[.B112]" office:value-type="float" office:value="0.979623267385381" calcext:value-type="float">
            <text:p>0.979623267385381</text:p>
          </table:table-cell>
          <table:table-cell table:number-columns-repeated="3"/>
          <table:table-cell office:value-type="float" office:value="1.00753920165414" calcext:value-type="float">
            <text:p>1.00753920165414</text:p>
          </table:table-cell>
          <table:table-cell office:value-type="float" office:value="1.00859032540678" calcext:value-type="float">
            <text:p>1.00859032540678</text:p>
          </table:table-cell>
          <table:table-cell office:value-type="float" office:value="1.0008741846547" calcext:value-type="float">
            <text:p>1.0008741846547</text:p>
          </table:table-cell>
          <table:table-cell office:value-type="float" office:value="-0.00771614075208738" calcext:value-type="float">
            <text:p>-0.007716140752087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3/21/2022</text:p>
          </table:table-cell>
          <table:table-cell office:value-type="string" calcext:value-type="string">
            <text:p>$165.38</text:p>
          </table:table-cell>
          <table:table-cell office:value-type="string" calcext:value-type="string">
            <text:p>$45.25</text:p>
          </table:table-cell>
          <table:table-cell office:value-type="float" office:value="4461.18" calcext:value-type="float">
            <text:p>4461.18</text:p>
          </table:table-cell>
          <table:table-cell/>
          <table:table-cell table:formula="of:=[.D114]/[.D113]" office:value-type="float" office:value="1.00043486252516" calcext:value-type="float">
            <text:p>1.00043486252516</text:p>
          </table:table-cell>
          <table:table-cell table:formula="of:=[.B114]/[.B113]" office:value-type="float" office:value="0.991534647478534" calcext:value-type="float">
            <text:p>0.991534647478534</text:p>
          </table:table-cell>
          <table:table-cell table:number-columns-repeated="3"/>
          <table:table-cell office:value-type="float" office:value="1.00631390438392" calcext:value-type="float">
            <text:p>1.00631390438392</text:p>
          </table:table-cell>
          <table:table-cell office:value-type="float" office:value="1.00710884704504" calcext:value-type="float">
            <text:p>1.00710884704504</text:p>
          </table:table-cell>
          <table:table-cell office:value-type="float" office:value="1.00537489922064" calcext:value-type="float">
            <text:p>1.00537489922064</text:p>
          </table:table-cell>
          <table:table-cell office:value-type="float" office:value="-0.00173394782440517" calcext:value-type="float">
            <text:p>-0.001733947824405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3/18/2022</text:p>
          </table:table-cell>
          <table:table-cell office:value-type="string" calcext:value-type="string">
            <text:p>$163.98</text:p>
          </table:table-cell>
          <table:table-cell office:value-type="string" calcext:value-type="string">
            <text:p>$44.84</text:p>
          </table:table-cell>
          <table:table-cell office:value-type="float" office:value="4463.12" calcext:value-type="float">
            <text:p>4463.12</text:p>
          </table:table-cell>
          <table:table-cell/>
          <table:table-cell table:formula="of:=[.D115]/[.D114]" office:value-type="float" office:value="0.988472189858216" calcext:value-type="float">
            <text:p>0.988472189858216</text:p>
          </table:table-cell>
          <table:table-cell table:formula="of:=[.B115]/[.B114]" office:value-type="float" office:value="0.979509696304427" calcext:value-type="float">
            <text:p>0.979509696304427</text:p>
          </table:table-cell>
          <table:table-cell table:number-columns-repeated="3"/>
          <table:table-cell office:value-type="float" office:value="0.975855169494786" calcext:value-type="float">
            <text:p>0.975855169494786</text:p>
          </table:table-cell>
          <table:table-cell office:value-type="float" office:value="0.970281900833001" calcext:value-type="float">
            <text:p>0.970281900833001</text:p>
          </table:table-cell>
          <table:table-cell office:value-type="float" office:value="0.960839347767977" calcext:value-type="float">
            <text:p>0.960839347767977</text:p>
          </table:table-cell>
          <table:table-cell office:value-type="float" office:value="-0.00944255306502451" calcext:value-type="float">
            <text:p>-0.009442553065024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3/17/2022</text:p>
          </table:table-cell>
          <table:table-cell office:value-type="string" calcext:value-type="string">
            <text:p>$160.62</text:p>
          </table:table-cell>
          <table:table-cell office:value-type="string" calcext:value-type="string">
            <text:p>$44.75</text:p>
          </table:table-cell>
          <table:table-cell office:value-type="float" office:value="4411.67" calcext:value-type="float">
            <text:p>4411.67</text:p>
          </table:table-cell>
          <table:table-cell/>
          <table:table-cell table:formula="of:=[.D116]/[.D115]" office:value-type="float" office:value="0.987802804833544" calcext:value-type="float">
            <text:p>0.987802804833544</text:p>
          </table:table-cell>
          <table:table-cell table:formula="of:=[.B116]/[.B115]" office:value-type="float" office:value="0.993587349022538" calcext:value-type="float">
            <text:p>0.993587349022538</text:p>
          </table:table-cell>
          <table:table-cell table:number-columns-repeated="3"/>
          <table:table-cell office:value-type="float" office:value="0.980504406285117" calcext:value-type="float">
            <text:p>0.980504406285117</text:p>
          </table:table-cell>
          <table:table-cell office:value-type="float" office:value="0.975903184639692" calcext:value-type="float">
            <text:p>0.975903184639692</text:p>
          </table:table-cell>
          <table:table-cell office:value-type="float" office:value="0.977326470997357" calcext:value-type="float">
            <text:p>0.977326470997357</text:p>
          </table:table-cell>
          <table:table-cell office:value-type="float" office:value="0.00142328635766498" calcext:value-type="float">
            <text:p>0.001423286357664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3/16/2022</text:p>
          </table:table-cell>
          <table:table-cell office:value-type="string" calcext:value-type="string">
            <text:p>$159.59</text:p>
          </table:table-cell>
          <table:table-cell office:value-type="string" calcext:value-type="string">
            <text:p>$44.02</text:p>
          </table:table-cell>
          <table:table-cell office:value-type="float" office:value="4357.86" calcext:value-type="float">
            <text:p>4357.86</text:p>
          </table:table-cell>
          <table:table-cell/>
          <table:table-cell table:formula="of:=[.D117]/[.D116]" office:value-type="float" office:value="0.978106226450597" calcext:value-type="float">
            <text:p>0.978106226450597</text:p>
          </table:table-cell>
          <table:table-cell table:formula="of:=[.B117]/[.B116]" office:value-type="float" office:value="0.971802744532865" calcext:value-type="float">
            <text:p>0.971802744532865</text:p>
          </table:table-cell>
          <table:table-cell table:number-columns-repeated="3"/>
          <table:table-cell office:value-type="float" office:value="0.990637716055123" calcext:value-type="float">
            <text:p>0.990637716055123</text:p>
          </table:table-cell>
          <table:table-cell office:value-type="float" office:value="0.988155133225487" calcext:value-type="float">
            <text:p>0.988155133225487</text:p>
          </table:table-cell>
          <table:table-cell office:value-type="float" office:value="0.998861372046684" calcext:value-type="float">
            <text:p>0.998861372046684</text:p>
          </table:table-cell>
          <table:table-cell office:value-type="float" office:value="0.0107062388211966" calcext:value-type="float">
            <text:p>0.01070623882119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3/15/2022</text:p>
          </table:table-cell>
          <table:table-cell office:value-type="string" calcext:value-type="string">
            <text:p>$155.09</text:p>
          </table:table-cell>
          <table:table-cell office:value-type="string" calcext:value-type="string">
            <text:p>$44.06</text:p>
          </table:table-cell>
          <table:table-cell office:value-type="float" office:value="4262.45" calcext:value-type="float">
            <text:p>4262.45</text:p>
          </table:table-cell>
          <table:table-cell/>
          <table:table-cell table:formula="of:=[.D118]/[.D117]" office:value-type="float" office:value="0.979040223345728" calcext:value-type="float">
            <text:p>0.979040223345728</text:p>
          </table:table-cell>
          <table:table-cell table:formula="of:=[.B118]/[.B117]" office:value-type="float" office:value="0.971178025662518" calcext:value-type="float">
            <text:p>0.971178025662518</text:p>
          </table:table-cell>
          <table:table-cell table:number-columns-repeated="3"/>
          <table:table-cell office:value-type="float" office:value="1.00818727990501" calcext:value-type="float">
            <text:p>1.00818727990501</text:p>
          </table:table-cell>
          <table:table-cell office:value-type="float" office:value="1.00937390171003" calcext:value-type="float">
            <text:p>1.00937390171003</text:p>
          </table:table-cell>
          <table:table-cell office:value-type="float" office:value="1.01959247648903" calcext:value-type="float">
            <text:p>1.01959247648903</text:p>
          </table:table-cell>
          <table:table-cell office:value-type="float" office:value="0.0102185747789947" calcext:value-type="float">
            <text:p>0.01021857477899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3/14/2022</text:p>
          </table:table-cell>
          <table:table-cell office:value-type="string" calcext:value-type="string">
            <text:p>$150.62</text:p>
          </table:table-cell>
          <table:table-cell office:value-type="string" calcext:value-type="string">
            <text:p>$43.92</text:p>
          </table:table-cell>
          <table:table-cell office:value-type="float" office:value="4173.11" calcext:value-type="float">
            <text:p>4173.11</text:p>
          </table:table-cell>
          <table:table-cell/>
          <table:table-cell table:formula="of:=[.D119]/[.D118]" office:value-type="float" office:value="1.0074764384356" calcext:value-type="float">
            <text:p>1.0074764384356</text:p>
          </table:table-cell>
          <table:table-cell table:formula="of:=[.B119]/[.B118]" office:value-type="float" office:value="1.02728721285354" calcext:value-type="float">
            <text:p>1.02728721285354</text:p>
          </table:table-cell>
          <table:table-cell table:number-columns-repeated="3"/>
          <table:table-cell office:value-type="float" office:value="0.9817829506134" calcext:value-type="float">
            <text:p>0.9817829506134</text:p>
          </table:table-cell>
          <table:table-cell office:value-type="float" office:value="0.977449042777885" calcext:value-type="float">
            <text:p>0.977449042777885</text:p>
          </table:table-cell>
          <table:table-cell office:value-type="float" office:value="0.961428271958633" calcext:value-type="float">
            <text:p>0.961428271958633</text:p>
          </table:table-cell>
          <table:table-cell office:value-type="float" office:value="-0.0160207708192515" calcext:value-type="float">
            <text:p>-0.01602077081925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3/11/2022</text:p>
          </table:table-cell>
          <table:table-cell office:value-type="string" calcext:value-type="string">
            <text:p>$154.73</text:p>
          </table:table-cell>
          <table:table-cell office:value-type="string" calcext:value-type="string">
            <text:p>$44.46</text:p>
          </table:table-cell>
          <table:table-cell office:value-type="float" office:value="4204.31" calcext:value-type="float">
            <text:p>4204.31</text:p>
          </table:table-cell>
          <table:table-cell/>
          <table:table-cell table:formula="of:=[.D120]/[.D119]" office:value-type="float" office:value="1.01313176240572" calcext:value-type="float">
            <text:p>1.01313176240572</text:p>
          </table:table-cell>
          <table:table-cell table:formula="of:=[.B120]/[.B119]" office:value-type="float" office:value="1.02449428035934" calcext:value-type="float">
            <text:p>1.02449428035934</text:p>
          </table:table-cell>
          <table:table-cell table:number-columns-repeated="3"/>
          <table:table-cell office:value-type="float" office:value="0.999853897102549" calcext:value-type="float">
            <text:p>0.999853897102549</text:p>
          </table:table-cell>
          <table:table-cell office:value-type="float" office:value="0.999298202855577" calcext:value-type="float">
            <text:p>0.999298202855577</text:p>
          </table:table-cell>
          <table:table-cell office:value-type="float" office:value="0.998255687186569" calcext:value-type="float">
            <text:p>0.998255687186569</text:p>
          </table:table-cell>
          <table:table-cell office:value-type="float" office:value="-0.00104251566900782" calcext:value-type="float">
            <text:p>-0.001042515669007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3/10/2022</text:p>
          </table:table-cell>
          <table:table-cell office:value-type="string" calcext:value-type="string">
            <text:p>$158.52</text:p>
          </table:table-cell>
          <table:table-cell office:value-type="string" calcext:value-type="string">
            <text:p>$44.44</text:p>
          </table:table-cell>
          <table:table-cell office:value-type="float" office:value="4259.52" calcext:value-type="float">
            <text:p>4259.52</text:p>
          </table:table-cell>
          <table:table-cell/>
          <table:table-cell table:formula="of:=[.D121]/[.D120]" office:value-type="float" office:value="1.00431034482759" calcext:value-type="float">
            <text:p>1.00431034482759</text:p>
          </table:table-cell>
          <table:table-cell table:formula="of:=[.B121]/[.B120]" office:value-type="float" office:value="1.02794600050467" calcext:value-type="float">
            <text:p>1.02794600050467</text:p>
          </table:table-cell>
          <table:table-cell table:number-columns-repeated="3"/>
          <table:table-cell office:value-type="float" office:value="1.00586804211455" calcext:value-type="float">
            <text:p>1.00586804211455</text:p>
          </table:table-cell>
          <table:table-cell office:value-type="float" office:value="1.00656976537038" calcext:value-type="float">
            <text:p>1.00656976537038</text:p>
          </table:table-cell>
          <table:table-cell office:value-type="float" office:value="1.02526392428103" calcext:value-type="float">
            <text:p>1.02526392428103</text:p>
          </table:table-cell>
          <table:table-cell office:value-type="float" office:value="0.0186941589106497" calcext:value-type="float">
            <text:p>0.01869415891064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3/09/2022</text:p>
          </table:table-cell>
          <table:table-cell office:value-type="string" calcext:value-type="string">
            <text:p>$162.95</text:p>
          </table:table-cell>
          <table:table-cell office:value-type="string" calcext:value-type="string">
            <text:p>$44.1</text:p>
          </table:table-cell>
          <table:table-cell office:value-type="float" office:value="4277.88" calcext:value-type="float">
            <text:p>4277.88</text:p>
          </table:table-cell>
          <table:table-cell/>
          <table:table-cell table:formula="of:=[.D122]/[.D121]" office:value-type="float" office:value="0.974945533769063" calcext:value-type="float">
            <text:p>0.974945533769063</text:p>
          </table:table-cell>
          <table:table-cell table:formula="of:=[.B122]/[.B121]" office:value-type="float" office:value="0.966185946609389" calcext:value-type="float">
            <text:p>0.966185946609389</text:p>
          </table:table-cell>
          <table:table-cell table:number-columns-repeated="3"/>
          <table:table-cell office:value-type="float" office:value="1.04209568568283" calcext:value-type="float">
            <text:p>1.04209568568283</text:p>
          </table:table-cell>
          <table:table-cell office:value-type="float" office:value="1.05037176456485" calcext:value-type="float">
            <text:p>1.05037176456485</text:p>
          </table:table-cell>
          <table:table-cell office:value-type="float" office:value="1.05979264309047" calcext:value-type="float">
            <text:p>1.05979264309047</text:p>
          </table:table-cell>
          <table:table-cell office:value-type="float" office:value="0.00942087852561735" calcext:value-type="float">
            <text:p>0.009420878525617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3/08/2022</text:p>
          </table:table-cell>
          <table:table-cell office:value-type="string" calcext:value-type="string">
            <text:p>$157.44</text:p>
          </table:table-cell>
          <table:table-cell office:value-type="string" calcext:value-type="string">
            <text:p>$43.86</text:p>
          </table:table-cell>
          <table:table-cell office:value-type="float" office:value="4170.7" calcext:value-type="float">
            <text:p>4170.7</text:p>
          </table:table-cell>
          <table:table-cell/>
          <table:table-cell table:formula="of:=[.D123]/[.D122]" office:value-type="float" office:value="1.00728654662287" calcext:value-type="float">
            <text:p>1.00728654662287</text:p>
          </table:table-cell>
          <table:table-cell table:formula="of:=[.B123]/[.B122]" office:value-type="float" office:value="1.01181402439024" calcext:value-type="float">
            <text:p>1.01181402439024</text:p>
          </table:table-cell>
          <table:table-cell table:number-columns-repeated="3"/>
          <table:table-cell office:value-type="float" office:value="0.980229159788204" calcext:value-type="float">
            <text:p>0.980229159788204</text:p>
          </table:table-cell>
          <table:table-cell office:value-type="float" office:value="0.97557039051762" calcext:value-type="float">
            <text:p>0.97557039051762</text:p>
          </table:table-cell>
          <table:table-cell office:value-type="float" office:value="0.975207719110158" calcext:value-type="float">
            <text:p>0.975207719110158</text:p>
          </table:table-cell>
          <table:table-cell office:value-type="float" office:value="-0.000362671407462045" calcext:value-type="float">
            <text:p>-0.0003626714074620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3/07/2022</text:p>
          </table:table-cell>
          <table:table-cell office:value-type="string" calcext:value-type="string">
            <text:p>$159.3</text:p>
          </table:table-cell>
          <table:table-cell office:value-type="string" calcext:value-type="string">
            <text:p>$44.24</text:p>
          </table:table-cell>
          <table:table-cell office:value-type="float" office:value="4201.09" calcext:value-type="float">
            <text:p>4201.09</text:p>
          </table:table-cell>
          <table:table-cell/>
          <table:table-cell table:formula="of:=[.D124]/[.D123]" office:value-type="float" office:value="1.03041591586945" calcext:value-type="float">
            <text:p>1.03041591586945</text:p>
          </table:table-cell>
          <table:table-cell table:formula="of:=[.B124]/[.B123]" office:value-type="float" office:value="1.02429378531073" calcext:value-type="float">
            <text:p>1.02429378531073</text:p>
          </table:table-cell>
          <table:table-cell table:number-columns-repeated="3"/>
          <table:table-cell office:value-type="float" office:value="1.00396206596291" calcext:value-type="float">
            <text:p>1.00396206596291</text:p>
          </table:table-cell>
          <table:table-cell office:value-type="float" office:value="1.00426529404309" calcext:value-type="float">
            <text:p>1.00426529404309</text:p>
          </table:table-cell>
          <table:table-cell office:value-type="float" office:value="1.01078741239522" calcext:value-type="float">
            <text:p>1.01078741239522</text:p>
          </table:table-cell>
          <table:table-cell office:value-type="float" office:value="0.00652211835213179" calcext:value-type="float">
            <text:p>0.006522118352131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3/04/2022</text:p>
          </table:table-cell>
          <table:table-cell office:value-type="string" calcext:value-type="string">
            <text:p>$163.17</text:p>
          </table:table-cell>
          <table:table-cell office:value-type="string" calcext:value-type="string">
            <text:p>$44.75</text:p>
          </table:table-cell>
          <table:table-cell office:value-type="float" office:value="4328.87" calcext:value-type="float">
            <text:p>4328.87</text:p>
          </table:table-cell>
          <table:table-cell/>
          <table:table-cell table:formula="of:=[.D125]/[.D124]" office:value-type="float" office:value="1.00799746816144" calcext:value-type="float">
            <text:p>1.00799746816144</text:p>
          </table:table-cell>
          <table:table-cell table:formula="of:=[.B125]/[.B124]" office:value-type="float" office:value="1.01875344732488" calcext:value-type="float">
            <text:p>1.01875344732488</text:p>
          </table:table-cell>
          <table:table-cell table:number-columns-repeated="3"/>
          <table:table-cell office:value-type="float" office:value="0.97668673845458" calcext:value-type="float">
            <text:p>0.97668673845458</text:p>
          </table:table-cell>
          <table:table-cell office:value-type="float" office:value="0.971287331474339" calcext:value-type="float">
            <text:p>0.971287331474339</text:p>
          </table:table-cell>
          <table:table-cell office:value-type="float" office:value="0.969070763374346" calcext:value-type="float">
            <text:p>0.969070763374346</text:p>
          </table:table-cell>
          <table:table-cell office:value-type="float" office:value="-0.00221656809999349" calcext:value-type="float">
            <text:p>-0.002216568099993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3/03/2022</text:p>
          </table:table-cell>
          <table:table-cell office:value-type="string" calcext:value-type="string">
            <text:p>$166.23</text:p>
          </table:table-cell>
          <table:table-cell office:value-type="string" calcext:value-type="string">
            <text:p>$44.42</text:p>
          </table:table-cell>
          <table:table-cell office:value-type="float" office:value="4363.49" calcext:value-type="float">
            <text:p>4363.49</text:p>
          </table:table-cell>
          <table:table-cell/>
          <table:table-cell table:formula="of:=[.D126]/[.D125]" office:value-type="float" office:value="1.00528246884948" calcext:value-type="float">
            <text:p>1.00528246884948</text:p>
          </table:table-cell>
          <table:table-cell table:formula="of:=[.B126]/[.B125]" office:value-type="float" office:value="1.00198520122722" calcext:value-type="float">
            <text:p>1.00198520122722</text:p>
          </table:table-cell>
          <table:table-cell table:number-columns-repeated="3"/>
          <table:table-cell office:value-type="float" office:value="1.00129768350771" calcext:value-type="float">
            <text:p>1.00129768350771</text:p>
          </table:table-cell>
          <table:table-cell office:value-type="float" office:value="1.00104385133633" calcext:value-type="float">
            <text:p>1.00104385133633</text:p>
          </table:table-cell>
          <table:table-cell office:value-type="float" office:value="1.02763748597082" calcext:value-type="float">
            <text:p>1.02763748597082</text:p>
          </table:table-cell>
          <table:table-cell office:value-type="float" office:value="0.0265936346344944" calcext:value-type="float">
            <text:p>0.02659363463449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3/02/2022</text:p>
          </table:table-cell>
          <table:table-cell office:value-type="string" calcext:value-type="string">
            <text:p>$166.56</text:p>
          </table:table-cell>
          <table:table-cell office:value-type="string" calcext:value-type="string">
            <text:p>$44.4</text:p>
          </table:table-cell>
          <table:table-cell office:value-type="float" office:value="4386.54" calcext:value-type="float">
            <text:p>4386.54</text:p>
          </table:table-cell>
          <table:table-cell/>
          <table:table-cell table:formula="of:=[.D127]/[.D126]" office:value-type="float" office:value="0.981698559684854" calcext:value-type="float">
            <text:p>0.981698559684854</text:p>
          </table:table-cell>
          <table:table-cell table:formula="of:=[.B127]/[.B126]" office:value-type="float" office:value="0.979827089337176" calcext:value-type="float">
            <text:p>0.979827089337176</text:p>
          </table:table-cell>
          <table:table-cell table:number-columns-repeated="3"/>
          <table:table-cell office:value-type="float" office:value="1.01673875146753" calcext:value-type="float">
            <text:p>1.01673875146753</text:p>
          </table:table-cell>
          <table:table-cell office:value-type="float" office:value="1.01971328659956" calcext:value-type="float">
            <text:p>1.01971328659956</text:p>
          </table:table-cell>
          <table:table-cell office:value-type="float" office:value="1.05467576791809" calcext:value-type="float">
            <text:p>1.05467576791809</text:p>
          </table:table-cell>
          <table:table-cell office:value-type="float" office:value="0.0349624813185279" calcext:value-type="float">
            <text:p>0.03496248131852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3/01/2022</text:p>
          </table:table-cell>
          <table:table-cell office:value-type="string" calcext:value-type="string">
            <text:p>$163.2</text:p>
          </table:table-cell>
          <table:table-cell office:value-type="string" calcext:value-type="string">
            <text:p>$43.38</text:p>
          </table:table-cell>
          <table:table-cell office:value-type="float" office:value="4306.26" calcext:value-type="float">
            <text:p>4306.26</text:p>
          </table:table-cell>
          <table:table-cell/>
          <table:table-cell table:formula="of:=[.D128]/[.D127]" office:value-type="float" office:value="1.015716654359" calcext:value-type="float">
            <text:p>1.015716654359</text:p>
          </table:table-cell>
          <table:table-cell table:formula="of:=[.B128]/[.B127]" office:value-type="float" office:value="1.01176470588235" calcext:value-type="float">
            <text:p>1.01176470588235</text:p>
          </table:table-cell>
          <table:table-cell table:number-columns-repeated="3"/>
          <table:table-cell office:value-type="float" office:value="0.997548143612302" calcext:value-type="float">
            <text:p>0.997548143612302</text:p>
          </table:table-cell>
          <table:table-cell office:value-type="float" office:value="0.996510370068934" calcext:value-type="float">
            <text:p>0.996510370068934</text:p>
          </table:table-cell>
          <table:table-cell office:value-type="float" office:value="0.984143421137791" calcext:value-type="float">
            <text:p>0.984143421137791</text:p>
          </table:table-cell>
          <table:table-cell office:value-type="float" office:value="-0.0123669489311437" calcext:value-type="float">
            <text:p>-0.01236694893114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2/28/2022</text:p>
          </table:table-cell>
          <table:table-cell office:value-type="string" calcext:value-type="string">
            <text:p>$165.12</text:p>
          </table:table-cell>
          <table:table-cell office:value-type="string" calcext:value-type="string">
            <text:p>$43.18</text:p>
          </table:table-cell>
          <table:table-cell office:value-type="float" office:value="4373.94" calcext:value-type="float">
            <text:p>4373.94</text:p>
          </table:table-cell>
          <table:table-cell/>
          <table:table-cell table:formula="of:=[.D129]/[.D128]" office:value-type="float" office:value="1.00244859325917" calcext:value-type="float">
            <text:p>1.00244859325917</text:p>
          </table:table-cell>
          <table:table-cell table:formula="of:=[.B129]/[.B128]" office:value-type="float" office:value="0.998364825581395" calcext:value-type="float">
            <text:p>0.998364825581395</text:p>
          </table:table-cell>
          <table:table-cell table:number-columns-repeated="3"/>
          <table:table-cell office:value-type="float" office:value="1.03309748348884" calcext:value-type="float">
            <text:p>1.03309748348884</text:p>
          </table:table-cell>
          <table:table-cell office:value-type="float" office:value="1.0394922480843" calcext:value-type="float">
            <text:p>1.0394922480843</text:p>
          </table:table-cell>
          <table:table-cell office:value-type="float" office:value="1.03432855451795" calcext:value-type="float">
            <text:p>1.03432855451795</text:p>
          </table:table-cell>
          <table:table-cell office:value-type="float" office:value="-0.00516369356634683" calcext:value-type="float">
            <text:p>-0.005163693566346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2/25/2022</text:p>
          </table:table-cell>
          <table:table-cell office:value-type="string" calcext:value-type="string">
            <text:p>$164.85</text:p>
          </table:table-cell>
          <table:table-cell office:value-type="string" calcext:value-type="string">
            <text:p>$42.6</text:p>
          </table:table-cell>
          <table:table-cell office:value-type="float" office:value="4384.65" calcext:value-type="float">
            <text:p>4384.65</text:p>
          </table:table-cell>
          <table:table-cell/>
          <table:table-cell table:formula="of:=[.D130]/[.D129]" office:value-type="float" office:value="0.978116839428461" calcext:value-type="float">
            <text:p>0.978116839428461</text:p>
          </table:table-cell>
          <table:table-cell table:formula="of:=[.B130]/[.B129]" office:value-type="float" office:value="0.987200485289657" calcext:value-type="float">
            <text:p>0.987200485289657</text:p>
          </table:table-cell>
          <table:table-cell table:number-columns-repeated="3"/>
          <table:table-cell office:value-type="float" office:value="1.00570653887383" calcext:value-type="float">
            <text:p>1.00570653887383</text:p>
          </table:table-cell>
          <table:table-cell office:value-type="float" office:value="1.00637449556746" calcext:value-type="float">
            <text:p>1.00637449556746</text:p>
          </table:table-cell>
          <table:table-cell office:value-type="float" office:value="0.996757375381485" calcext:value-type="float">
            <text:p>0.996757375381485</text:p>
          </table:table-cell>
          <table:table-cell office:value-type="float" office:value="-0.0096171201859756" calcext:value-type="float">
            <text:p>-0.00961712018597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2/24/2022</text:p>
          </table:table-cell>
          <table:table-cell office:value-type="string" calcext:value-type="string">
            <text:p>$162.74</text:p>
          </table:table-cell>
          <table:table-cell office:value-type="string" calcext:value-type="string">
            <text:p>$41.49</text:p>
          </table:table-cell>
          <table:table-cell office:value-type="float" office:value="4288.7" calcext:value-type="float">
            <text:p>4288.7</text:p>
          </table:table-cell>
          <table:table-cell/>
          <table:table-cell table:formula="of:=[.D131]/[.D130]" office:value-type="float" office:value="0.985263599692214" calcext:value-type="float">
            <text:p>0.985263599692214</text:p>
          </table:table-cell>
          <table:table-cell table:formula="of:=[.B131]/[.B130]" office:value-type="float" office:value="0.983593461963869" calcext:value-type="float">
            <text:p>0.983593461963869</text:p>
          </table:table-cell>
          <table:table-cell table:number-columns-repeated="3"/>
          <table:table-cell office:value-type="float" office:value="1.03696764065428" calcext:value-type="float">
            <text:p>1.03696764065428</text:p>
          </table:table-cell>
          <table:table-cell office:value-type="float" office:value="1.0441715648807" calcext:value-type="float">
            <text:p>1.0441715648807</text:p>
          </table:table-cell>
          <table:table-cell office:value-type="float" office:value="1.05900363589973" calcext:value-type="float">
            <text:p>1.05900363589973</text:p>
          </table:table-cell>
          <table:table-cell office:value-type="float" office:value="0.0148320710190297" calcext:value-type="float">
            <text:p>0.01483207101902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2/23/2022</text:p>
          </table:table-cell>
          <table:table-cell office:value-type="string" calcext:value-type="string">
            <text:p>$160.07</text:p>
          </table:table-cell>
          <table:table-cell office:value-type="string" calcext:value-type="string">
            <text:p>$41.54</text:p>
          </table:table-cell>
          <table:table-cell office:value-type="float" office:value="4225.5" calcext:value-type="float">
            <text:p>4225.5</text:p>
          </table:table-cell>
          <table:table-cell/>
          <table:table-cell table:formula="of:=[.D132]/[.D131]" office:value-type="float" office:value="1.01875754348598" calcext:value-type="float">
            <text:p>1.01875754348598</text:p>
          </table:table-cell>
          <table:table-cell table:formula="of:=[.B132]/[.B131]" office:value-type="float" office:value="1.02655088398826" calcext:value-type="float">
            <text:p>1.02655088398826</text:p>
          </table:table-cell>
          <table:table-cell table:number-columns-repeated="3"/>
          <table:table-cell office:value-type="float" office:value="0.97100347195576" calcext:value-type="float">
            <text:p>0.97100347195576</text:p>
          </table:table-cell>
          <table:table-cell office:value-type="float" office:value="0.964415826455414" calcext:value-type="float">
            <text:p>0.964415826455414</text:p>
          </table:table-cell>
          <table:table-cell office:value-type="float" office:value="0.960607155764366" calcext:value-type="float">
            <text:p>0.960607155764366</text:p>
          </table:table-cell>
          <table:table-cell office:value-type="float" office:value="-0.00380867069104851" calcext:value-type="float">
            <text:p>-0.003808670691048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2/22/2022</text:p>
          </table:table-cell>
          <table:table-cell office:value-type="string" calcext:value-type="string">
            <text:p>$164.32</text:p>
          </table:table-cell>
          <table:table-cell office:value-type="string" calcext:value-type="string">
            <text:p>$41.27</text:p>
          </table:table-cell>
          <table:table-cell office:value-type="float" office:value="4304.76" calcext:value-type="float">
            <text:p>4304.76</text:p>
          </table:table-cell>
          <table:table-cell/>
          <table:table-cell table:formula="of:=[.D133]/[.D132]" office:value-type="float" office:value="1.01024679656938" calcext:value-type="float">
            <text:p>1.01024679656938</text:p>
          </table:table-cell>
          <table:table-cell table:formula="of:=[.B133]/[.B132]" office:value-type="float" office:value="1.01813534566699" calcext:value-type="float">
            <text:p>1.01813534566699</text:p>
          </table:table-cell>
          <table:table-cell table:number-columns-repeated="3"/>
          <table:table-cell office:value-type="float" office:value="0.995186182187437" calcext:value-type="float">
            <text:p>0.995186182187437</text:p>
          </table:table-cell>
          <table:table-cell office:value-type="float" office:value="0.993654577579029" calcext:value-type="float">
            <text:p>0.993654577579029</text:p>
          </table:table-cell>
          <table:table-cell office:value-type="float" office:value="0.99046902432907" calcext:value-type="float">
            <text:p>0.99046902432907</text:p>
          </table:table-cell>
          <table:table-cell office:value-type="float" office:value="-0.00318555324995906" calcext:value-type="float">
            <text:p>-0.003185553249959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2/18/2022</text:p>
          </table:table-cell>
          <table:table-cell office:value-type="string" calcext:value-type="string">
            <text:p>$167.3</text:p>
          </table:table-cell>
          <table:table-cell office:value-type="string" calcext:value-type="string">
            <text:p>$41.18</text:p>
          </table:table-cell>
          <table:table-cell office:value-type="float" office:value="4348.87" calcext:value-type="float">
            <text:p>4348.87</text:p>
          </table:table-cell>
          <table:table-cell/>
          <table:table-cell table:formula="of:=[.D134]/[.D133]" office:value-type="float" office:value="1.00721796696613" calcext:value-type="float">
            <text:p>1.00721796696613</text:p>
          </table:table-cell>
          <table:table-cell table:formula="of:=[.B134]/[.B133]" office:value-type="float" office:value="1.00944411237298" calcext:value-type="float">
            <text:p>1.00944411237298</text:p>
          </table:table-cell>
          <table:table-cell table:number-columns-repeated="3"/>
          <table:table-cell office:value-type="float" office:value="0.994356713465435" calcext:value-type="float">
            <text:p>0.994356713465435</text:p>
          </table:table-cell>
          <table:table-cell office:value-type="float" office:value="0.992651686286237" calcext:value-type="float">
            <text:p>0.992651686286237</text:p>
          </table:table-cell>
          <table:table-cell office:value-type="float" office:value="0.998037477842492" calcext:value-type="float">
            <text:p>0.998037477842492</text:p>
          </table:table-cell>
          <table:table-cell office:value-type="float" office:value="0.0053857915562544" calcext:value-type="float">
            <text:p>0.00538579155625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2/17/2022</text:p>
          </table:table-cell>
          <table:table-cell office:value-type="string" calcext:value-type="string">
            <text:p>$168.88</text:p>
          </table:table-cell>
          <table:table-cell office:value-type="string" calcext:value-type="string">
            <text:p>$41.51</text:p>
          </table:table-cell>
          <table:table-cell office:value-type="float" office:value="4380.26" calcext:value-type="float">
            <text:p>4380.26</text:p>
          </table:table-cell>
          <table:table-cell/>
          <table:table-cell table:formula="of:=[.D135]/[.D134]" office:value-type="float" office:value="1.02163113605128" calcext:value-type="float">
            <text:p>1.02163113605128</text:p>
          </table:table-cell>
          <table:table-cell table:formula="of:=[.B135]/[.B134]" office:value-type="float" office:value="1.02173140691615" calcext:value-type="float">
            <text:p>1.02173140691615</text:p>
          </table:table-cell>
          <table:table-cell table:number-columns-repeated="3"/>
          <table:table-cell office:value-type="float" office:value="1.03765068624105" calcext:value-type="float">
            <text:p>1.03765068624105</text:p>
          </table:table-cell>
          <table:table-cell office:value-type="float" office:value="1.04499741937453" calcext:value-type="float">
            <text:p>1.04499741937453</text:p>
          </table:table-cell>
          <table:table-cell office:value-type="float" office:value="1.03799555978433" calcext:value-type="float">
            <text:p>1.03799555978433</text:p>
          </table:table-cell>
          <table:table-cell office:value-type="float" office:value="-0.00700185959019617" calcext:value-type="float">
            <text:p>-0.007001859590196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2/16/2022</text:p>
          </table:table-cell>
          <table:table-cell office:value-type="string" calcext:value-type="string">
            <text:p>$172.55</text:p>
          </table:table-cell>
          <table:table-cell office:value-type="string" calcext:value-type="string">
            <text:p>$41.64</text:p>
          </table:table-cell>
          <table:table-cell office:value-type="float" office:value="4475.01" calcext:value-type="float">
            <text:p>4475.01</text:p>
          </table:table-cell>
          <table:table-cell/>
          <table:table-cell table:formula="of:=[.D136]/[.D135]" office:value-type="float" office:value="0.9991195550401" calcext:value-type="float">
            <text:p>0.9991195550401</text:p>
          </table:table-cell>
          <table:table-cell table:formula="of:=[.B136]/[.B135]" office:value-type="float" office:value="1.00139090118806" calcext:value-type="float">
            <text:p>1.00139090118806</text:p>
          </table:table-cell>
          <table:table-cell table:number-columns-repeated="3"/>
          <table:table-cell office:value-type="float" office:value="0.975850728862974" calcext:value-type="float">
            <text:p>0.975850728862974</text:p>
          </table:table-cell>
          <table:table-cell office:value-type="float" office:value="0.970276531768609" calcext:value-type="float">
            <text:p>0.970276531768609</text:p>
          </table:table-cell>
          <table:table-cell office:value-type="float" office:value="0.956795404546566" calcext:value-type="float">
            <text:p>0.956795404546566</text:p>
          </table:table-cell>
          <table:table-cell office:value-type="float" office:value="-0.0134811272220436" calcext:value-type="float">
            <text:p>-0.01348112722204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2/15/2022</text:p>
          </table:table-cell>
          <table:table-cell office:value-type="string" calcext:value-type="string">
            <text:p>$172.79</text:p>
          </table:table-cell>
          <table:table-cell office:value-type="string" calcext:value-type="string">
            <text:p>$41.3</text:p>
          </table:table-cell>
          <table:table-cell office:value-type="float" office:value="4471.07" calcext:value-type="float">
            <text:p>4471.07</text:p>
          </table:table-cell>
          <table:table-cell/>
          <table:table-cell table:formula="of:=[.D137]/[.D136]" office:value-type="float" office:value="0.984477988490451" calcext:value-type="float">
            <text:p>0.984477988490451</text:p>
          </table:table-cell>
          <table:table-cell table:formula="of:=[.B137]/[.B136]" office:value-type="float" office:value="0.977371375658314" calcext:value-type="float">
            <text:p>0.977371375658314</text:p>
          </table:table-cell>
          <table:table-cell table:number-columns-repeated="3"/>
          <table:table-cell office:value-type="float" office:value="0.997906289735083" calcext:value-type="float">
            <text:p>0.997906289735083</text:p>
          </table:table-cell>
          <table:table-cell office:value-type="float" office:value="0.996943396195848" calcext:value-type="float">
            <text:p>0.996943396195848</text:p>
          </table:table-cell>
          <table:table-cell office:value-type="float" office:value="1.0014689915054" calcext:value-type="float">
            <text:p>1.0014689915054</text:p>
          </table:table-cell>
          <table:table-cell office:value-type="float" office:value="0.0045255953095491" calcext:value-type="float">
            <text:p>0.00452559530954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2/14/2022</text:p>
          </table:table-cell>
          <table:table-cell office:value-type="string" calcext:value-type="string">
            <text:p>$168.88</text:p>
          </table:table-cell>
          <table:table-cell office:value-type="string" calcext:value-type="string">
            <text:p>$41.45</text:p>
          </table:table-cell>
          <table:table-cell office:value-type="float" office:value="4401.67" calcext:value-type="float">
            <text:p>4401.67</text:p>
          </table:table-cell>
          <table:table-cell/>
          <table:table-cell table:formula="of:=[.D138]/[.D137]" office:value-type="float" office:value="1.00385535489939" calcext:value-type="float">
            <text:p>1.00385535489939</text:p>
          </table:table-cell>
          <table:table-cell table:formula="of:=[.B138]/[.B137]" office:value-type="float" office:value="0.99857887257224" calcext:value-type="float">
            <text:p>0.99857887257224</text:p>
          </table:table-cell>
          <table:table-cell table:number-columns-repeated="3"/>
          <table:table-cell office:value-type="float" office:value="1.02896148687488" calcext:value-type="float">
            <text:p>1.02896148687488</text:p>
          </table:table-cell>
          <table:table-cell office:value-type="float" office:value="1.03449151100871" calcext:value-type="float">
            <text:p>1.03449151100871</text:p>
          </table:table-cell>
          <table:table-cell office:value-type="float" office:value="1.03877551020408" calcext:value-type="float">
            <text:p>1.03877551020408</text:p>
          </table:table-cell>
          <table:table-cell office:value-type="float" office:value="0.00428399919536715" calcext:value-type="float">
            <text:p>0.004283999195367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2/11/2022</text:p>
          </table:table-cell>
          <table:table-cell office:value-type="string" calcext:value-type="string">
            <text:p>$168.64</text:p>
          </table:table-cell>
          <table:table-cell office:value-type="string" calcext:value-type="string">
            <text:p>$43.6</text:p>
          </table:table-cell>
          <table:table-cell office:value-type="float" office:value="4418.64" calcext:value-type="float">
            <text:p>4418.64</text:p>
          </table:table-cell>
          <table:table-cell/>
          <table:table-cell table:formula="of:=[.D139]/[.D138]" office:value-type="float" office:value="1.0193362663625" calcext:value-type="float">
            <text:p>1.0193362663625</text:p>
          </table:table-cell>
          <table:table-cell table:formula="of:=[.B139]/[.B138]" office:value-type="float" office:value="1.02063567362429" calcext:value-type="float">
            <text:p>1.02063567362429</text:p>
          </table:table-cell>
          <table:table-cell table:number-columns-repeated="3"/>
          <table:table-cell office:value-type="float" office:value="0.994334422688379" calcext:value-type="float">
            <text:p>0.994334422688379</text:p>
          </table:table-cell>
          <table:table-cell office:value-type="float" office:value="0.992624735027406" calcext:value-type="float">
            <text:p>0.992624735027406</text:p>
          </table:table-cell>
          <table:table-cell office:value-type="float" office:value="0.993307956777996" calcext:value-type="float">
            <text:p>0.993307956777996</text:p>
          </table:table-cell>
          <table:table-cell office:value-type="float" office:value="0.000683221750589658" calcext:value-type="float">
            <text:p>0.0006832217505896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2/10/2022</text:p>
          </table:table-cell>
          <table:table-cell office:value-type="string" calcext:value-type="string">
            <text:p>$172.12</text:p>
          </table:table-cell>
          <table:table-cell office:value-type="string" calcext:value-type="string">
            <text:p>$42.85</text:p>
          </table:table-cell>
          <table:table-cell office:value-type="float" office:value="4504.08" calcext:value-type="float">
            <text:p>4504.08</text:p>
          </table:table-cell>
          <table:table-cell/>
          <table:table-cell table:formula="of:=[.D140]/[.D139]" office:value-type="float" office:value="1.01844993872223" calcext:value-type="float">
            <text:p>1.01844993872223</text:p>
          </table:table-cell>
          <table:table-cell table:formula="of:=[.B140]/[.B139]" office:value-type="float" office:value="1.02416918429003" calcext:value-type="float">
            <text:p>1.02416918429003</text:p>
          </table:table-cell>
          <table:table-cell table:number-columns-repeated="3"/>
          <table:table-cell office:value-type="float" office:value="1.02853143186213" calcext:value-type="float">
            <text:p>1.02853143186213</text:p>
          </table:table-cell>
          <table:table-cell office:value-type="float" office:value="1.03397154151949" calcext:value-type="float">
            <text:p>1.03397154151949</text:p>
          </table:table-cell>
          <table:table-cell office:value-type="float" office:value="1.02861734346993" calcext:value-type="float">
            <text:p>1.02861734346993</text:p>
          </table:table-cell>
          <table:table-cell office:value-type="float" office:value="-0.00535419804955528" calcext:value-type="float">
            <text:p>-0.005354198049555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2/09/2022</text:p>
          </table:table-cell>
          <table:table-cell office:value-type="string" calcext:value-type="string">
            <text:p>$176.28</text:p>
          </table:table-cell>
          <table:table-cell office:value-type="string" calcext:value-type="string">
            <text:p>$42.94</text:p>
          </table:table-cell>
          <table:table-cell office:value-type="float" office:value="4587.18" calcext:value-type="float">
            <text:p>4587.18</text:p>
          </table:table-cell>
          <table:table-cell/>
          <table:table-cell table:formula="of:=[.D141]/[.D140]" office:value-type="float" office:value="0.985690554981492" calcext:value-type="float">
            <text:p>0.985690554981492</text:p>
          </table:table-cell>
          <table:table-cell table:formula="of:=[.B141]/[.B140]" office:value-type="float" office:value="0.991774449739052" calcext:value-type="float">
            <text:p>0.991774449739052</text:p>
          </table:table-cell>
          <table:table-cell table:number-columns-repeated="3"/>
          <table:table-cell office:value-type="float" office:value="1.01497384868196" calcext:value-type="float">
            <text:p>1.01497384868196</text:p>
          </table:table-cell>
          <table:table-cell office:value-type="float" office:value="1.01757938379007" calcext:value-type="float">
            <text:p>1.01757938379007</text:p>
          </table:table-cell>
          <table:table-cell office:value-type="float" office:value="1.00486720346112" calcext:value-type="float">
            <text:p>1.00486720346112</text:p>
          </table:table-cell>
          <table:table-cell office:value-type="float" office:value="-0.0127121803289438" calcext:value-type="float">
            <text:p>-0.01271218032894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2/08/2022</text:p>
          </table:table-cell>
          <table:table-cell office:value-type="string" calcext:value-type="string">
            <text:p>$174.83</text:p>
          </table:table-cell>
          <table:table-cell office:value-type="string" calcext:value-type="string">
            <text:p>$42.74</text:p>
          </table:table-cell>
          <table:table-cell office:value-type="float" office:value="4521.54" calcext:value-type="float">
            <text:p>4521.54</text:p>
          </table:table-cell>
          <table:table-cell/>
          <table:table-cell table:formula="of:=[.D142]/[.D141]" office:value-type="float" office:value="0.991668767720732" calcext:value-type="float">
            <text:p>0.991668767720732</text:p>
          </table:table-cell>
          <table:table-cell table:formula="of:=[.B142]/[.B141]" office:value-type="float" office:value="0.981868100440428" calcext:value-type="float">
            <text:p>0.981868100440428</text:p>
          </table:table-cell>
          <table:table-cell table:number-columns-repeated="3"/>
          <table:table-cell office:value-type="float" office:value="1.00061891040375" calcext:value-type="float">
            <text:p>1.00061891040375</text:p>
          </table:table-cell>
          <table:table-cell office:value-type="float" office:value="1.00022316260185" calcext:value-type="float">
            <text:p>1.00022316260185</text:p>
          </table:table-cell>
          <table:table-cell office:value-type="float" office:value="1.00101656401363" calcext:value-type="float">
            <text:p>1.00101656401363</text:p>
          </table:table-cell>
          <table:table-cell office:value-type="float" office:value="0.000793401411785633" calcext:value-type="float">
            <text:p>0.0007934014117856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2/07/2022</text:p>
          </table:table-cell>
          <table:table-cell office:value-type="string" calcext:value-type="string">
            <text:p>$171.66</text:p>
          </table:table-cell>
          <table:table-cell office:value-type="string" calcext:value-type="string">
            <text:p>$43.38</text:p>
          </table:table-cell>
          <table:table-cell office:value-type="float" office:value="4483.87" calcext:value-type="float">
            <text:p>4483.87</text:p>
          </table:table-cell>
          <table:table-cell/>
          <table:table-cell table:formula="of:=[.D143]/[.D142]" office:value-type="float" office:value="1.00371554037026" calcext:value-type="float">
            <text:p>1.00371554037026</text:p>
          </table:table-cell>
          <table:table-cell table:formula="of:=[.B143]/[.B142]" office:value-type="float" office:value="1.00425259233368" calcext:value-type="float">
            <text:p>1.00425259233368</text:p>
          </table:table-cell>
          <table:table-cell table:number-columns-repeated="3"/>
          <table:table-cell office:value-type="float" office:value="0.984196171852064" calcext:value-type="float">
            <text:p>0.984196171852064</text:p>
          </table:table-cell>
          <table:table-cell office:value-type="float" office:value="0.980366812313537" calcext:value-type="float">
            <text:p>0.980366812313537</text:p>
          </table:table-cell>
          <table:table-cell office:value-type="float" office:value="0.986081242532855" calcext:value-type="float">
            <text:p>0.986081242532855</text:p>
          </table:table-cell>
          <table:table-cell office:value-type="float" office:value="0.00571443021931795" calcext:value-type="float">
            <text:p>0.005714430219317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2/04/2022</text:p>
          </table:table-cell>
          <table:table-cell office:value-type="string" calcext:value-type="string">
            <text:p>$172.39</text:p>
          </table:table-cell>
          <table:table-cell office:value-type="string" calcext:value-type="string">
            <text:p>$42.87</text:p>
          </table:table-cell>
          <table:table-cell office:value-type="float" office:value="4500.53" calcext:value-type="float">
            <text:p>4500.53</text:p>
          </table:table-cell>
          <table:table-cell/>
          <table:table-cell table:formula="of:=[.D144]/[.D143]" office:value-type="float" office:value="0.994869493148585" calcext:value-type="float">
            <text:p>0.994869493148585</text:p>
          </table:table-cell>
          <table:table-cell table:formula="of:=[.B144]/[.B143]" office:value-type="float" office:value="1.00295840826034" calcext:value-type="float">
            <text:p>1.00295840826034</text:p>
          </table:table-cell>
          <table:table-cell table:number-columns-repeated="3"/>
          <table:table-cell office:value-type="float" office:value="1.00020493249751" calcext:value-type="float">
            <text:p>1.00020493249751</text:p>
          </table:table-cell>
          <table:table-cell office:value-type="float" office:value="0.999722631567271" calcext:value-type="float">
            <text:p>0.999722631567271</text:p>
          </table:table-cell>
          <table:table-cell office:value-type="float" office:value="1.00133276791664" calcext:value-type="float">
            <text:p>1.00133276791664</text:p>
          </table:table-cell>
          <table:table-cell office:value-type="float" office:value="0.00161013634937013" calcext:value-type="float">
            <text:p>0.001610136349370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2/03/2022</text:p>
          </table:table-cell>
          <table:table-cell office:value-type="string" calcext:value-type="string">
            <text:p>$172.9</text:p>
          </table:table-cell>
          <table:table-cell office:value-type="string" calcext:value-type="string">
            <text:p>$42.93</text:p>
          </table:table-cell>
          <table:table-cell office:value-type="float" office:value="4477.44" calcext:value-type="float">
            <text:p>4477.44</text:p>
          </table:table-cell>
          <table:table-cell/>
          <table:table-cell table:formula="of:=[.D145]/[.D144]" office:value-type="float" office:value="1.02500089336764" calcext:value-type="float">
            <text:p>1.02500089336764</text:p>
          </table:table-cell>
          <table:table-cell table:formula="of:=[.B145]/[.B144]" office:value-type="float" office:value="1.017004048583" calcext:value-type="float">
            <text:p>1.017004048583</text:p>
          </table:table-cell>
          <table:table-cell table:number-columns-repeated="3"/>
          <table:table-cell office:value-type="float" office:value="1.01229343052732" calcext:value-type="float">
            <text:p>1.01229343052732</text:p>
          </table:table-cell>
          <table:table-cell office:value-type="float" office:value="1.01433855269297" calcext:value-type="float">
            <text:p>1.01433855269297</text:p>
          </table:table-cell>
          <table:table-cell office:value-type="float" office:value="1.03091536088088" calcext:value-type="float">
            <text:p>1.03091536088088</text:p>
          </table:table-cell>
          <table:table-cell office:value-type="float" office:value="0.0165768081879052" calcext:value-type="float">
            <text:p>0.01657680818790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2/02/2022</text:p>
          </table:table-cell>
          <table:table-cell office:value-type="string" calcext:value-type="string">
            <text:p>$175.84</text:p>
          </table:table-cell>
          <table:table-cell office:value-type="string" calcext:value-type="string">
            <text:p>$43.09</text:p>
          </table:table-cell>
          <table:table-cell office:value-type="float" office:value="4589.38" calcext:value-type="float">
            <text:p>4589.38</text:p>
          </table:table-cell>
          <table:table-cell/>
          <table:table-cell table:formula="of:=[.D146]/[.D145]" office:value-type="float" office:value="0.990665405784659" calcext:value-type="float">
            <text:p>0.990665405784659</text:p>
          </table:table-cell>
          <table:table-cell table:formula="of:=[.B146]/[.B145]" office:value-type="float" office:value="0.993005004549591" calcext:value-type="float">
            <text:p>0.993005004549591</text:p>
          </table:table-cell>
          <table:table-cell table:number-columns-repeated="3"/>
          <table:table-cell office:value-type="float" office:value="0.988948834949928" calcext:value-type="float">
            <text:p>0.988948834949928</text:p>
          </table:table-cell>
          <table:table-cell office:value-type="float" office:value="0.986113146457292" calcext:value-type="float">
            <text:p>0.986113146457292</text:p>
          </table:table-cell>
          <table:table-cell office:value-type="float" office:value="0.983920187793427" calcext:value-type="float">
            <text:p>0.983920187793427</text:p>
          </table:table-cell>
          <table:table-cell office:value-type="float" office:value="-0.00219295866386515" calcext:value-type="float">
            <text:p>-0.002192958663865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2/01/2022</text:p>
          </table:table-cell>
          <table:table-cell office:value-type="string" calcext:value-type="string">
            <text:p>$174.61</text:p>
          </table:table-cell>
          <table:table-cell office:value-type="string" calcext:value-type="string">
            <text:p>$42.54</text:p>
          </table:table-cell>
          <table:table-cell office:value-type="float" office:value="4546.54" calcext:value-type="float">
            <text:p>4546.54</text:p>
          </table:table-cell>
          <table:table-cell/>
          <table:table-cell table:formula="of:=[.D147]/[.D146]" office:value-type="float" office:value="0.993183827701945" calcext:value-type="float">
            <text:p>0.993183827701945</text:p>
          </table:table-cell>
          <table:table-cell table:formula="of:=[.B147]/[.B146]" office:value-type="float" office:value="1.00097359830479" calcext:value-type="float">
            <text:p>1.00097359830479</text:p>
          </table:table-cell>
          <table:table-cell table:number-columns-repeated="3"/>
          <table:table-cell office:value-type="float" office:value="1.0034292601394" calcext:value-type="float">
            <text:p>1.0034292601394</text:p>
          </table:table-cell>
          <table:table-cell office:value-type="float" office:value="1.0036210909442" calcext:value-type="float">
            <text:p>1.0036210909442</text:p>
          </table:table-cell>
          <table:table-cell office:value-type="float" office:value="0.988607896934272" calcext:value-type="float">
            <text:p>0.988607896934272</text:p>
          </table:table-cell>
          <table:table-cell office:value-type="float" office:value="-0.0150131940099234" calcext:value-type="float">
            <text:p>-0.01501319400992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1/31/2022</text:p>
          </table:table-cell>
          <table:table-cell office:value-type="string" calcext:value-type="string">
            <text:p>$174.78</text:p>
          </table:table-cell>
          <table:table-cell office:value-type="string" calcext:value-type="string">
            <text:p>$42.27</text:p>
          </table:table-cell>
          <table:table-cell office:value-type="float" office:value="4515.55" calcext:value-type="float">
            <text:p>4515.55</text:p>
          </table:table-cell>
          <table:table-cell/>
          <table:table-cell table:formula="of:=[.D148]/[.D147]" office:value-type="float" office:value="0.981464051998096" calcext:value-type="float">
            <text:p>0.981464051998096</text:p>
          </table:table-cell>
          <table:table-cell table:formula="of:=[.B148]/[.B147]" office:value-type="float" office:value="0.974539420986383" calcext:value-type="float">
            <text:p>0.974539420986383</text:p>
          </table:table-cell>
          <table:table-cell table:number-columns-repeated="3"/>
          <table:table-cell office:value-type="float" office:value="1.0171670220939" calcext:value-type="float">
            <text:p>1.0171670220939</text:p>
          </table:table-cell>
          <table:table-cell office:value-type="float" office:value="1.02023109862882" calcext:value-type="float">
            <text:p>1.02023109862882</text:p>
          </table:table-cell>
          <table:table-cell office:value-type="float" office:value="1.02618401206637" calcext:value-type="float">
            <text:p>1.02618401206637</text:p>
          </table:table-cell>
          <table:table-cell office:value-type="float" office:value="0.00595291343754822" calcext:value-type="float">
            <text:p>0.005952913437548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1/28/2022</text:p>
          </table:table-cell>
          <table:table-cell office:value-type="string" calcext:value-type="string">
            <text:p>$170.33</text:p>
          </table:table-cell>
          <table:table-cell office:value-type="string" calcext:value-type="string">
            <text:p>$41.49</text:p>
          </table:table-cell>
          <table:table-cell office:value-type="float" office:value="4431.85" calcext:value-type="float">
            <text:p>4431.85</text:p>
          </table:table-cell>
          <table:table-cell/>
          <table:table-cell table:formula="of:=[.D149]/[.D148]" office:value-type="float" office:value="0.976231145007164" calcext:value-type="float">
            <text:p>0.976231145007164</text:p>
          </table:table-cell>
          <table:table-cell table:formula="of:=[.B149]/[.B148]" office:value-type="float" office:value="0.934773674631597" calcext:value-type="float">
            <text:p>0.934773674631597</text:p>
          </table:table-cell>
          <table:table-cell table:number-columns-repeated="3"/>
          <table:table-cell office:value-type="float" office:value="1.00265803381251" calcext:value-type="float">
            <text:p>1.00265803381251</text:p>
          </table:table-cell>
          <table:table-cell office:value-type="float" office:value="1.00268861917342" calcext:value-type="float">
            <text:p>1.00268861917342</text:p>
          </table:table-cell>
          <table:table-cell office:value-type="float" office:value="1.01205244282439" calcext:value-type="float">
            <text:p>1.01205244282439</text:p>
          </table:table-cell>
          <table:table-cell office:value-type="float" office:value="0.00936382365097077" calcext:value-type="float">
            <text:p>0.009363823650970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1/27/2022</text:p>
          </table:table-cell>
          <table:table-cell office:value-type="string" calcext:value-type="string">
            <text:p>$159.22</text:p>
          </table:table-cell>
          <table:table-cell office:value-type="string" calcext:value-type="string">
            <text:p>$41.19</text:p>
          </table:table-cell>
          <table:table-cell office:value-type="float" office:value="4326.51" calcext:value-type="float">
            <text:p>4326.51</text:p>
          </table:table-cell>
          <table:table-cell/>
          <table:table-cell table:formula="of:=[.D150]/[.D149]" office:value-type="float" office:value="1.00541313899656" calcext:value-type="float">
            <text:p>1.00541313899656</text:p>
          </table:table-cell>
          <table:table-cell table:formula="of:=[.B150]/[.B149]" office:value-type="float" office:value="1.00295189046602" calcext:value-type="float">
            <text:p>1.00295189046602</text:p>
          </table:table-cell>
          <table:table-cell table:number-columns-repeated="3"/>
          <table:table-cell office:value-type="float" office:value="0.99576464209448" calcext:value-type="float">
            <text:p>0.99576464209448</text:p>
          </table:table-cell>
          <table:table-cell office:value-type="float" office:value="0.994353979965898" calcext:value-type="float">
            <text:p>0.994353979965898</text:p>
          </table:table-cell>
          <table:table-cell office:value-type="float" office:value="0.998199140234693" calcext:value-type="float">
            <text:p>0.998199140234693</text:p>
          </table:table-cell>
          <table:table-cell office:value-type="float" office:value="0.00384516026879478" calcext:value-type="float">
            <text:p>0.003845160268794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1/26/2022</text:p>
          </table:table-cell>
          <table:table-cell office:value-type="string" calcext:value-type="string">
            <text:p>$159.69</text:p>
          </table:table-cell>
          <table:table-cell office:value-type="string" calcext:value-type="string">
            <text:p>$41.26</text:p>
          </table:table-cell>
          <table:table-cell office:value-type="float" office:value="4349.93" calcext:value-type="float">
            <text:p>4349.93</text:p>
          </table:table-cell>
          <table:table-cell/>
          <table:table-cell table:formula="of:=[.D151]/[.D150]" office:value-type="float" office:value="1.00149887469454" calcext:value-type="float">
            <text:p>1.00149887469454</text:p>
          </table:table-cell>
          <table:table-cell table:formula="of:=[.B151]/[.B150]" office:value-type="float" office:value="1.00056359195942" calcext:value-type="float">
            <text:p>1.00056359195942</text:p>
          </table:table-cell>
          <table:table-cell table:number-columns-repeated="3"/>
          <table:table-cell office:value-type="float" office:value="1.00981221338273" calcext:value-type="float">
            <text:p>1.00981221338273</text:p>
          </table:table-cell>
          <table:table-cell office:value-type="float" office:value="1.01133857089278" calcext:value-type="float">
            <text:p>1.01133857089278</text:p>
          </table:table-cell>
          <table:table-cell office:value-type="float" office:value="1.01879764883897" calcext:value-type="float">
            <text:p>1.01879764883897</text:p>
          </table:table-cell>
          <table:table-cell office:value-type="float" office:value="0.0074590779461936" calcext:value-type="float">
            <text:p>0.00745907794619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1/25/2022</text:p>
          </table:table-cell>
          <table:table-cell office:value-type="string" calcext:value-type="string">
            <text:p>$159.78</text:p>
          </table:table-cell>
          <table:table-cell office:value-type="string" calcext:value-type="string">
            <text:p>$41.02</text:p>
          </table:table-cell>
          <table:table-cell office:value-type="float" office:value="4356.45" calcext:value-type="float">
            <text:p>4356.45</text:p>
          </table:table-cell>
          <table:table-cell/>
          <table:table-cell table:formula="of:=[.D152]/[.D151]" office:value-type="float" office:value="1.01232195939354" calcext:value-type="float">
            <text:p>1.01232195939354</text:p>
          </table:table-cell>
          <table:table-cell table:formula="of:=[.B152]/[.B151]" office:value-type="float" office:value="1.01151583427212" calcext:value-type="float">
            <text:p>1.01151583427212</text:p>
          </table:table-cell>
          <table:table-cell table:number-columns-repeated="3"/>
          <table:table-cell office:value-type="float" office:value="1.01271126511562" calcext:value-type="float">
            <text:p>1.01271126511562</text:p>
          </table:table-cell>
          <table:table-cell office:value-type="float" office:value="1.01484374675191" calcext:value-type="float">
            <text:p>1.01484374675191</text:p>
          </table:table-cell>
          <table:table-cell office:value-type="float" office:value="1.01930766594311" calcext:value-type="float">
            <text:p>1.01930766594311</text:p>
          </table:table-cell>
          <table:table-cell office:value-type="float" office:value="0.00446391919119127" calcext:value-type="float">
            <text:p>0.004463919191191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1/24/2022</text:p>
          </table:table-cell>
          <table:table-cell office:value-type="string" calcext:value-type="string">
            <text:p>$161.62</text:p>
          </table:table-cell>
          <table:table-cell office:value-type="string" calcext:value-type="string">
            <text:p>$40.23</text:p>
          </table:table-cell>
          <table:table-cell office:value-type="float" office:value="4410.13" calcext:value-type="float">
            <text:p>4410.13</text:p>
          </table:table-cell>
          <table:table-cell/>
          <table:table-cell table:formula="of:=[.D153]/[.D152]" office:value-type="float" office:value="0.997235909145535" calcext:value-type="float">
            <text:p>0.997235909145535</text:p>
          </table:table-cell>
          <table:table-cell table:formula="of:=[.B153]/[.B152]" office:value-type="float" office:value="1.00488800890979" calcext:value-type="float">
            <text:p>1.00488800890979</text:p>
          </table:table-cell>
          <table:table-cell table:number-columns-repeated="3"/>
          <table:table-cell office:value-type="float" office:value="0.991974058621231" calcext:value-type="float">
            <text:p>0.991974058621231</text:p>
          </table:table-cell>
          <table:table-cell office:value-type="float" office:value="0.989770873865474" calcext:value-type="float">
            <text:p>0.989770873865474</text:p>
          </table:table-cell>
          <table:table-cell office:value-type="float" office:value="0.976854965254427" calcext:value-type="float">
            <text:p>0.976854965254427</text:p>
          </table:table-cell>
          <table:table-cell office:value-type="float" office:value="-0.0129159086110463" calcext:value-type="float">
            <text:p>-0.01291590861104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1/21/2022</text:p>
          </table:table-cell>
          <table:table-cell office:value-type="string" calcext:value-type="string">
            <text:p>$162.41</text:p>
          </table:table-cell>
          <table:table-cell office:value-type="string" calcext:value-type="string">
            <text:p>$40.81</text:p>
          </table:table-cell>
          <table:table-cell office:value-type="float" office:value="4397.94" calcext:value-type="float">
            <text:p>4397.94</text:p>
          </table:table-cell>
          <table:table-cell/>
          <table:table-cell table:formula="of:=[.D154]/[.D153]" office:value-type="float" office:value="1.01927948084785" calcext:value-type="float">
            <text:p>1.01927948084785</text:p>
          </table:table-cell>
          <table:table-cell table:formula="of:=[.B154]/[.B153]" office:value-type="float" office:value="1.01293023828582" calcext:value-type="float">
            <text:p>1.01293023828582</text:p>
          </table:table-cell>
          <table:table-cell table:number-columns-repeated="3"/>
          <table:table-cell office:value-type="float" office:value="0.996601303163758" calcext:value-type="float">
            <text:p>0.996601303163758</text:p>
          </table:table-cell>
          <table:table-cell office:value-type="float" office:value="0.995365567358092" calcext:value-type="float">
            <text:p>0.995365567358092</text:p>
          </table:table-cell>
          <table:table-cell office:value-type="float" office:value="1.00172107165395" calcext:value-type="float">
            <text:p>1.00172107165395</text:p>
          </table:table-cell>
          <table:table-cell office:value-type="float" office:value="0.00635550429585829" calcext:value-type="float">
            <text:p>0.006355504295858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1/20/2022</text:p>
          </table:table-cell>
          <table:table-cell office:value-type="string" calcext:value-type="string">
            <text:p>$164.51</text:p>
          </table:table-cell>
          <table:table-cell office:value-type="string" calcext:value-type="string">
            <text:p>$41.77</text:p>
          </table:table-cell>
          <table:table-cell office:value-type="float" office:value="4482.73" calcext:value-type="float">
            <text:p>4482.73</text:p>
          </table:table-cell>
          <table:table-cell/>
          <table:table-cell table:formula="of:=[.D155]/[.D154]" office:value-type="float" office:value="1.01116060971774" calcext:value-type="float">
            <text:p>1.01116060971774</text:p>
          </table:table-cell>
          <table:table-cell table:formula="of:=[.B155]/[.B154]" office:value-type="float" office:value="1.01045529147164" calcext:value-type="float">
            <text:p>1.01045529147164</text:p>
          </table:table-cell>
          <table:table-cell table:number-columns-repeated="3"/>
          <table:table-cell office:value-type="float" office:value="1.01590143055485" calcext:value-type="float">
            <text:p>1.01590143055485</text:p>
          </table:table-cell>
          <table:table-cell office:value-type="float" office:value="1.01870090140609" calcext:value-type="float">
            <text:p>1.01870090140609</text:p>
          </table:table-cell>
          <table:table-cell office:value-type="float" office:value="1.01809747437146" calcext:value-type="float">
            <text:p>1.01809747437146</text:p>
          </table:table-cell>
          <table:table-cell office:value-type="float" office:value="-0.00060342703463645" calcext:value-type="float">
            <text:p>-0.000603427034636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1/19/2022</text:p>
          </table:table-cell>
          <table:table-cell office:value-type="string" calcext:value-type="string">
            <text:p>$166.23</text:p>
          </table:table-cell>
          <table:table-cell office:value-type="string" calcext:value-type="string">
            <text:p>$42.13</text:p>
          </table:table-cell>
          <table:table-cell office:value-type="float" office:value="4532.76" calcext:value-type="float">
            <text:p>4532.76</text:p>
          </table:table-cell>
          <table:table-cell/>
          <table:table-cell table:formula="of:=[.D156]/[.D155]" office:value-type="float" office:value="1.00978432566472" calcext:value-type="float">
            <text:p>1.00978432566472</text:p>
          </table:table-cell>
          <table:table-cell table:formula="of:=[.B156]/[.B155]" office:value-type="float" office:value="1.02147626782169" calcext:value-type="float">
            <text:p>1.02147626782169</text:p>
          </table:table-cell>
          <table:table-cell table:number-columns-repeated="3"/>
          <table:table-cell office:value-type="float" office:value="1.00633358320025" calcext:value-type="float">
            <text:p>1.00633358320025</text:p>
          </table:table-cell>
          <table:table-cell office:value-type="float" office:value="1.00713264024307" calcext:value-type="float">
            <text:p>1.00713264024307</text:p>
          </table:table-cell>
          <table:table-cell office:value-type="float" office:value="1.00669404286438" calcext:value-type="float">
            <text:p>1.00669404286438</text:p>
          </table:table-cell>
          <table:table-cell office:value-type="float" office:value="-0.000438597378691341" calcext:value-type="float">
            <text:p>-0.0004385973786913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1/18/2022</text:p>
          </table:table-cell>
          <table:table-cell office:value-type="string" calcext:value-type="string">
            <text:p>$169.8</text:p>
          </table:table-cell>
          <table:table-cell office:value-type="string" calcext:value-type="string">
            <text:p>$42.17</text:p>
          </table:table-cell>
          <table:table-cell office:value-type="float" office:value="4577.11" calcext:value-type="float">
            <text:p>4577.11</text:p>
          </table:table-cell>
          <table:table-cell/>
          <table:table-cell table:formula="of:=[.D157]/[.D156]" office:value-type="float" office:value="1.01873234420846" calcext:value-type="float">
            <text:p>1.01873234420846</text:p>
          </table:table-cell>
          <table:table-cell table:formula="of:=[.B157]/[.B156]" office:value-type="float" office:value="1.01925795053004" calcext:value-type="float">
            <text:p>1.01925795053004</text:p>
          </table:table-cell>
          <table:table-cell table:number-columns-repeated="3"/>
          <table:table-cell office:value-type="float" office:value="0.987891873218758" calcext:value-type="float">
            <text:p>0.987891873218758</text:p>
          </table:table-cell>
          <table:table-cell office:value-type="float" office:value="0.984835198671094" calcext:value-type="float">
            <text:p>0.984835198671094</text:p>
          </table:table-cell>
          <table:table-cell office:value-type="float" office:value="0.981224854716138" calcext:value-type="float">
            <text:p>0.981224854716138</text:p>
          </table:table-cell>
          <table:table-cell office:value-type="float" office:value="-0.00361034395495607" calcext:value-type="float">
            <text:p>-0.003610343954956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1/14/2022</text:p>
          </table:table-cell>
          <table:table-cell office:value-type="string" calcext:value-type="string">
            <text:p>$173.07</text:p>
          </table:table-cell>
          <table:table-cell office:value-type="string" calcext:value-type="string">
            <text:p>$41.66</text:p>
          </table:table-cell>
          <table:table-cell office:value-type="float" office:value="4662.85" calcext:value-type="float">
            <text:p>4662.85</text:p>
          </table:table-cell>
          <table:table-cell/>
          <table:table-cell table:formula="of:=[.D158]/[.D157]" office:value-type="float" office:value="0.999180758548956" calcext:value-type="float">
            <text:p>0.999180758548956</text:p>
          </table:table-cell>
          <table:table-cell table:formula="of:=[.B158]/[.B157]" office:value-type="float" office:value="0.994915352169642" calcext:value-type="float">
            <text:p>0.994915352169642</text:p>
          </table:table-cell>
          <table:table-cell table:number-columns-repeated="3"/>
          <table:table-cell office:value-type="float" office:value="0.992905724376683" calcext:value-type="float">
            <text:p>0.992905724376683</text:p>
          </table:table-cell>
          <table:table-cell office:value-type="float" office:value="0.990897329208695" calcext:value-type="float">
            <text:p>0.990897329208695</text:p>
          </table:table-cell>
          <table:table-cell office:value-type="float" office:value="0.99498861047836" calcext:value-type="float">
            <text:p>0.99498861047836</text:p>
          </table:table-cell>
          <table:table-cell office:value-type="float" office:value="0.00409128126966529" calcext:value-type="float">
            <text:p>0.004091281269665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1/13/2022</text:p>
          </table:table-cell>
          <table:table-cell office:value-type="string" calcext:value-type="string">
            <text:p>$172.19</text:p>
          </table:table-cell>
          <table:table-cell office:value-type="string" calcext:value-type="string">
            <text:p>$41.75</text:p>
          </table:table-cell>
          <table:table-cell office:value-type="float" office:value="4659.03" calcext:value-type="float">
            <text:p>4659.03</text:p>
          </table:table-cell>
          <table:table-cell/>
          <table:table-cell table:formula="of:=[.D159]/[.D158]" office:value-type="float" office:value="1.01444935963065" calcext:value-type="float">
            <text:p>1.01444935963065</text:p>
          </table:table-cell>
          <table:table-cell table:formula="of:=[.B159]/[.B158]" office:value-type="float" office:value="1.01939717753644" calcext:value-type="float">
            <text:p>1.01939717753644</text:p>
          </table:table-cell>
          <table:table-cell table:number-columns-repeated="3"/>
          <table:table-cell office:value-type="float" office:value="0.994959344582726" calcext:value-type="float">
            <text:p>0.994959344582726</text:p>
          </table:table-cell>
          <table:table-cell office:value-type="float" office:value="0.993380313519869" calcext:value-type="float">
            <text:p>0.993380313519869</text:p>
          </table:table-cell>
          <table:table-cell office:value-type="float" office:value="0.996279761904762" calcext:value-type="float">
            <text:p>0.996279761904762</text:p>
          </table:table-cell>
          <table:table-cell office:value-type="float" office:value="0.0028994483848932" calcext:value-type="float">
            <text:p>0.00289944838489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1/12/2022</text:p>
          </table:table-cell>
          <table:table-cell office:value-type="string" calcext:value-type="string">
            <text:p>$175.53</text:p>
          </table:table-cell>
          <table:table-cell office:value-type="string" calcext:value-type="string">
            <text:p>$41.69</text:p>
          </table:table-cell>
          <table:table-cell office:value-type="float" office:value="4726.35" calcext:value-type="float">
            <text:p>4726.35</text:p>
          </table:table-cell>
          <table:table-cell/>
          <table:table-cell table:formula="of:=[.D160]/[.D159]" office:value-type="float" office:value="0.99719022078348" calcext:value-type="float">
            <text:p>0.99719022078348</text:p>
          </table:table-cell>
          <table:table-cell table:formula="of:=[.B160]/[.B159]" office:value-type="float" office:value="0.997436335669116" calcext:value-type="float">
            <text:p>0.997436335669116</text:p>
          </table:table-cell>
          <table:table-cell table:number-columns-repeated="3"/>
          <table:table-cell office:value-type="float" office:value="0.985858907649287" calcext:value-type="float">
            <text:p>0.985858907649287</text:p>
          </table:table-cell>
          <table:table-cell office:value-type="float" office:value="0.982377187399438" calcext:value-type="float">
            <text:p>0.982377187399438</text:p>
          </table:table-cell>
          <table:table-cell office:value-type="float" office:value="0.977825012925834" calcext:value-type="float">
            <text:p>0.977825012925834</text:p>
          </table:table-cell>
          <table:table-cell office:value-type="float" office:value="-0.00455217447360323" calcext:value-type="float">
            <text:p>-0.004552174473603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1/11/2022</text:p>
          </table:table-cell>
          <table:table-cell office:value-type="string" calcext:value-type="string">
            <text:p>$175.08</text:p>
          </table:table-cell>
          <table:table-cell office:value-type="string" calcext:value-type="string">
            <text:p>$41.34</text:p>
          </table:table-cell>
          <table:table-cell office:value-type="float" office:value="4713.07" calcext:value-type="float">
            <text:p>4713.07</text:p>
          </table:table-cell>
          <table:table-cell/>
          <table:table-cell table:formula="of:=[.D161]/[.D160]" office:value-type="float" office:value="0.990923113809046" calcext:value-type="float">
            <text:p>0.990923113809046</text:p>
          </table:table-cell>
          <table:table-cell table:formula="of:=[.B161]/[.B160]" office:value-type="float" office:value="0.983493260223898" calcext:value-type="float">
            <text:p>0.983493260223898</text:p>
          </table:table-cell>
          <table:table-cell table:number-columns-repeated="3"/>
          <table:table-cell office:value-type="float" office:value="1.0124252733246" calcext:value-type="float">
            <text:p>1.0124252733246</text:p>
          </table:table-cell>
          <table:table-cell office:value-type="float" office:value="1.01449796074526" calcext:value-type="float">
            <text:p>1.01449796074526</text:p>
          </table:table-cell>
          <table:table-cell office:value-type="float" office:value="0.991833617296281" calcext:value-type="float">
            <text:p>0.991833617296281</text:p>
          </table:table-cell>
          <table:table-cell office:value-type="float" office:value="-0.0226643434489753" calcext:value-type="float">
            <text:p>-0.02266434344897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1/10/2022</text:p>
          </table:table-cell>
          <table:table-cell office:value-type="string" calcext:value-type="string">
            <text:p>$172.19</text:p>
          </table:table-cell>
          <table:table-cell office:value-type="string" calcext:value-type="string">
            <text:p>$40.74</text:p>
          </table:table-cell>
          <table:table-cell office:value-type="float" office:value="4670.29" calcext:value-type="float">
            <text:p>4670.29</text:p>
          </table:table-cell>
          <table:table-cell/>
          <table:table-cell table:formula="of:=[.D162]/[.D161]" office:value-type="float" office:value="1.00144316519959" calcext:value-type="float">
            <text:p>1.00144316519959</text:p>
          </table:table-cell>
          <table:table-cell table:formula="of:=[.B162]/[.B161]" office:value-type="float" office:value="0.999883849236309" calcext:value-type="float">
            <text:p>0.999883849236309</text:p>
          </table:table-cell>
          <table:table-cell table:number-columns-repeated="3"/>
          <table:table-cell office:value-type="float" office:value="0.98882217212924" calcext:value-type="float">
            <text:p>0.98882217212924</text:p>
          </table:table-cell>
          <table:table-cell office:value-type="float" office:value="0.98596000139393" calcext:value-type="float">
            <text:p>0.98596000139393</text:p>
          </table:table-cell>
          <table:table-cell office:value-type="float" office:value="0.979623267385381" calcext:value-type="float">
            <text:p>0.979623267385381</text:p>
          </table:table-cell>
          <table:table-cell office:value-type="float" office:value="-0.00633673400854917" calcext:value-type="float">
            <text:p>-0.006336734008549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1/07/2022</text:p>
          </table:table-cell>
          <table:table-cell office:value-type="string" calcext:value-type="string">
            <text:p>$172.17</text:p>
          </table:table-cell>
          <table:table-cell office:value-type="string" calcext:value-type="string">
            <text:p>$40.58</text:p>
          </table:table-cell>
          <table:table-cell office:value-type="float" office:value="4677.03" calcext:value-type="float">
            <text:p>4677.03</text:p>
          </table:table-cell>
          <table:table-cell/>
          <table:table-cell table:formula="of:=[.D163]/[.D162]" office:value-type="float" office:value="1.00406668334392" calcext:value-type="float">
            <text:p>1.00406668334392</text:p>
          </table:table-cell>
          <table:table-cell table:formula="of:=[.B163]/[.B162]" office:value-type="float" office:value="0.999012603821804" calcext:value-type="float">
            <text:p>0.999012603821804</text:p>
          </table:table-cell>
          <table:table-cell table:number-columns-repeated="3"/>
          <table:table-cell office:value-type="float" office:value="1.00043486252516" calcext:value-type="float">
            <text:p>1.00043486252516</text:p>
          </table:table-cell>
          <table:table-cell office:value-type="float" office:value="1.00000063460291" calcext:value-type="float">
            <text:p>1.00000063460291</text:p>
          </table:table-cell>
          <table:table-cell office:value-type="float" office:value="0.991534647478534" calcext:value-type="float">
            <text:p>0.991534647478534</text:p>
          </table:table-cell>
          <table:table-cell office:value-type="float" office:value="-0.00846598712437152" calcext:value-type="float">
            <text:p>-0.008465987124371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1/06/2022</text:p>
          </table:table-cell>
          <table:table-cell office:value-type="string" calcext:value-type="string">
            <text:p>$172</text:p>
          </table:table-cell>
          <table:table-cell office:value-type="string" calcext:value-type="string">
            <text:p>$40.02</text:p>
          </table:table-cell>
          <table:table-cell office:value-type="float" office:value="4696.05" calcext:value-type="float">
            <text:p>4696.05</text:p>
          </table:table-cell>
          <table:table-cell/>
          <table:table-cell table:formula="of:=[.D164]/[.D163]" office:value-type="float" office:value="1.00096464049574" calcext:value-type="float">
            <text:p>1.00096464049574</text:p>
          </table:table-cell>
          <table:table-cell table:formula="of:=[.B164]/[.B163]" office:value-type="float" office:value="1.01697674418605" calcext:value-type="float">
            <text:p>1.01697674418605</text:p>
          </table:table-cell>
          <table:table-cell table:number-columns-repeated="3"/>
          <table:table-cell office:value-type="float" office:value="0.988472189858216" calcext:value-type="float">
            <text:p>0.988472189858216</text:p>
          </table:table-cell>
          <table:table-cell office:value-type="float" office:value="0.985536845989837" calcext:value-type="float">
            <text:p>0.985536845989837</text:p>
          </table:table-cell>
          <table:table-cell office:value-type="float" office:value="0.979509696304427" calcext:value-type="float">
            <text:p>0.979509696304427</text:p>
          </table:table-cell>
          <table:table-cell office:value-type="float" office:value="-0.00602714968540918" calcext:value-type="float">
            <text:p>-0.006027149685409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1/05/2022</text:p>
          </table:table-cell>
          <table:table-cell office:value-type="string" calcext:value-type="string">
            <text:p>$174.92</text:p>
          </table:table-cell>
          <table:table-cell office:value-type="string" calcext:value-type="string">
            <text:p>$39.36</text:p>
          </table:table-cell>
          <table:table-cell office:value-type="float" office:value="4700.58" calcext:value-type="float">
            <text:p>4700.58</text:p>
          </table:table-cell>
          <table:table-cell/>
          <table:table-cell table:formula="of:=[.D165]/[.D164]" office:value-type="float" office:value="1.01977628292679" calcext:value-type="float">
            <text:p>1.01977628292679</text:p>
          </table:table-cell>
          <table:table-cell table:formula="of:=[.B165]/[.B164]" office:value-type="float" office:value="1.02732677795564" calcext:value-type="float">
            <text:p>1.02732677795564</text:p>
          </table:table-cell>
          <table:table-cell table:number-columns-repeated="3"/>
          <table:table-cell office:value-type="float" office:value="0.987802804833544" calcext:value-type="float">
            <text:p>0.987802804833544</text:p>
          </table:table-cell>
          <table:table-cell office:value-type="float" office:value="0.984727508163151" calcext:value-type="float">
            <text:p>0.984727508163151</text:p>
          </table:table-cell>
          <table:table-cell office:value-type="float" office:value="0.993587349022538" calcext:value-type="float">
            <text:p>0.993587349022538</text:p>
          </table:table-cell>
          <table:table-cell office:value-type="float" office:value="0.00885984085938618" calcext:value-type="float">
            <text:p>0.008859840859386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1/04/2022</text:p>
          </table:table-cell>
          <table:table-cell office:value-type="string" calcext:value-type="string">
            <text:p>$179.7</text:p>
          </table:table-cell>
          <table:table-cell office:value-type="string" calcext:value-type="string">
            <text:p>$38.97</text:p>
          </table:table-cell>
          <table:table-cell office:value-type="float" office:value="4793.54" calcext:value-type="float">
            <text:p>4793.54</text:p>
          </table:table-cell>
          <table:table-cell/>
          <table:table-cell table:formula="of:=[.D166]/[.D165]" office:value-type="float" office:value="1.00063001456126" calcext:value-type="float">
            <text:p>1.00063001456126</text:p>
          </table:table-cell>
          <table:table-cell table:formula="of:=[.B166]/[.B165]" office:value-type="float" office:value="1.01285475792988" calcext:value-type="float">
            <text:p>1.01285475792988</text:p>
          </table:table-cell>
          <table:table-cell table:number-columns-repeated="3"/>
          <table:table-cell office:value-type="float" office:value="0.978106226450597" calcext:value-type="float">
            <text:p>0.978106226450597</text:p>
          </table:table-cell>
          <table:table-cell office:value-type="float" office:value="0.973003601315101" calcext:value-type="float">
            <text:p>0.973003601315101</text:p>
          </table:table-cell>
          <table:table-cell office:value-type="float" office:value="0.971802744532865" calcext:value-type="float">
            <text:p>0.971802744532865</text:p>
          </table:table-cell>
          <table:table-cell office:value-type="float" office:value="-0.00120085678223547" calcext:value-type="float">
            <text:p>-0.001200856782235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1/03/2022</text:p>
          </table:table-cell>
          <table:table-cell office:value-type="string" calcext:value-type="string">
            <text:p>$182.01</text:p>
          </table:table-cell>
          <table:table-cell office:value-type="string" calcext:value-type="string">
            <text:p>$39.23</text:p>
          </table:table-cell>
          <table:table-cell office:value-type="float" office:value="4796.56" calcext:value-type="float">
            <text:p>4796.56</text:p>
          </table:table-cell>
          <table:table-cell/>
          <table:table-cell table:formula="of:=[.D167]/[.D166]" office:value-type="float" office:value="0.993666294177494" calcext:value-type="float">
            <text:p>0.993666294177494</text:p>
          </table:table-cell>
          <table:table-cell table:formula="of:=[.B167]/[.B166]" office:value-type="float" office:value="0.975605735948574" calcext:value-type="float">
            <text:p>0.975605735948574</text:p>
          </table:table-cell>
          <table:table-cell table:number-columns-repeated="3"/>
          <table:table-cell office:value-type="float" office:value="0.979040223345728" calcext:value-type="float">
            <text:p>0.979040223345728</text:p>
          </table:table-cell>
          <table:table-cell office:value-type="float" office:value="0.974132875184958" calcext:value-type="float">
            <text:p>0.974132875184958</text:p>
          </table:table-cell>
          <table:table-cell office:value-type="float" office:value="0.971178025662518" calcext:value-type="float">
            <text:p>0.971178025662518</text:p>
          </table:table-cell>
          <table:table-cell office:value-type="float" office:value="-0.00295484952243974" calcext:value-type="float">
            <text:p>-0.002954849522439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2/31/2021</text:p>
          </table:table-cell>
          <table:table-cell office:value-type="string" calcext:value-type="string">
            <text:p>$177.57</text:p>
          </table:table-cell>
          <table:table-cell office:value-type="string" calcext:value-type="string">
            <text:p>$39.08</text:p>
          </table:table-cell>
          <table:table-cell office:value-type="float" office:value="4766.18" calcext:value-type="float">
            <text:p>4766.18</text:p>
          </table:table-cell>
          <table:table-cell/>
          <table:table-cell table:formula="of:=[.D168]/[.D167]" office:value-type="float" office:value="1.00263313597053" calcext:value-type="float">
            <text:p>1.00263313597053</text:p>
          </table:table-cell>
          <table:table-cell table:formula="of:=[.B168]/[.B167]" office:value-type="float" office:value="1.00354789660416" calcext:value-type="float">
            <text:p>1.00354789660416</text:p>
          </table:table-cell>
          <table:table-cell table:number-columns-repeated="3"/>
          <table:table-cell office:value-type="float" office:value="1.0074764384356" calcext:value-type="float">
            <text:p>1.0074764384356</text:p>
          </table:table-cell>
          <table:table-cell office:value-type="float" office:value="1.00851443986257" calcext:value-type="float">
            <text:p>1.00851443986257</text:p>
          </table:table-cell>
          <table:table-cell office:value-type="float" office:value="1.02728721285354" calcext:value-type="float">
            <text:p>1.02728721285354</text:p>
          </table:table-cell>
          <table:table-cell office:value-type="float" office:value="0.0187727729909661" calcext:value-type="float">
            <text:p>0.01877277299096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2/30/2021</text:p>
          </table:table-cell>
          <table:table-cell office:value-type="string" calcext:value-type="string">
            <text:p>$178.2</text:p>
          </table:table-cell>
          <table:table-cell office:value-type="string" calcext:value-type="string">
            <text:p>$38.65</text:p>
          </table:table-cell>
          <table:table-cell office:value-type="float" office:value="4778.73" calcext:value-type="float">
            <text:p>4778.73</text:p>
          </table:table-cell>
          <table:table-cell/>
          <table:table-cell table:formula="of:=[.D169]/[.D168]" office:value-type="float" office:value="1.00299870467677" calcext:value-type="float">
            <text:p>1.00299870467677</text:p>
          </table:table-cell>
          <table:table-cell table:formula="of:=[.B169]/[.B168]" office:value-type="float" office:value="1.00662177328844" calcext:value-type="float">
            <text:p>1.00662177328844</text:p>
          </table:table-cell>
          <table:table-cell table:number-columns-repeated="3"/>
          <table:table-cell office:value-type="float" office:value="1.01313176240572" calcext:value-type="float">
            <text:p>1.01313176240572</text:p>
          </table:table-cell>
          <table:table-cell office:value-type="float" office:value="1.01535216022152" calcext:value-type="float">
            <text:p>1.01535216022152</text:p>
          </table:table-cell>
          <table:table-cell office:value-type="float" office:value="1.02449428035934" calcext:value-type="float">
            <text:p>1.02449428035934</text:p>
          </table:table-cell>
          <table:table-cell office:value-type="float" office:value="0.00914212013781435" calcext:value-type="float">
            <text:p>0.009142120137814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2/29/2021</text:p>
          </table:table-cell>
          <table:table-cell office:value-type="string" calcext:value-type="string">
            <text:p>$179.38</text:p>
          </table:table-cell>
          <table:table-cell office:value-type="string" calcext:value-type="string">
            <text:p>$38.39</text:p>
          </table:table-cell>
          <table:table-cell office:value-type="float" office:value="4793.06" calcext:value-type="float">
            <text:p>4793.06</text:p>
          </table:table-cell>
          <table:table-cell/>
          <table:table-cell table:formula="of:=[.D170]/[.D169]" office:value-type="float" office:value="0.998600059252336" calcext:value-type="float">
            <text:p>0.998600059252336</text:p>
          </table:table-cell>
          <table:table-cell table:formula="of:=[.B170]/[.B169]" office:value-type="float" office:value="0.999498271825176" calcext:value-type="float">
            <text:p>0.999498271825176</text:p>
          </table:table-cell>
          <table:table-cell table:number-columns-repeated="3"/>
          <table:table-cell office:value-type="float" office:value="1.00431034482759" calcext:value-type="float">
            <text:p>1.00431034482759</text:p>
          </table:table-cell>
          <table:table-cell office:value-type="float" office:value="1.00468638989828" calcext:value-type="float">
            <text:p>1.00468638989828</text:p>
          </table:table-cell>
          <table:table-cell office:value-type="float" office:value="1.02794600050467" calcext:value-type="float">
            <text:p>1.02794600050467</text:p>
          </table:table-cell>
          <table:table-cell office:value-type="float" office:value="0.0232596106063887" calcext:value-type="float">
            <text:p>0.02325961060638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2/28/2021</text:p>
          </table:table-cell>
          <table:table-cell office:value-type="string" calcext:value-type="string">
            <text:p>$179.29</text:p>
          </table:table-cell>
          <table:table-cell office:value-type="string" calcext:value-type="string">
            <text:p>$38.3</text:p>
          </table:table-cell>
          <table:table-cell office:value-type="float" office:value="4786.35" calcext:value-type="float">
            <text:p>4786.35</text:p>
          </table:table-cell>
          <table:table-cell/>
          <table:table-cell table:formula="of:=[.D171]/[.D170]" office:value-type="float" office:value="1.00101120895881" calcext:value-type="float">
            <text:p>1.00101120895881</text:p>
          </table:table-cell>
          <table:table-cell table:formula="of:=[.B171]/[.B170]" office:value-type="float" office:value="1.0058006581516" calcext:value-type="float">
            <text:p>1.0058006581516</text:p>
          </table:table-cell>
          <table:table-cell table:number-columns-repeated="3"/>
          <table:table-cell office:value-type="float" office:value="0.974945533769063" calcext:value-type="float">
            <text:p>0.974945533769063</text:p>
          </table:table-cell>
          <table:table-cell office:value-type="float" office:value="0.969182081485096" calcext:value-type="float">
            <text:p>0.969182081485096</text:p>
          </table:table-cell>
          <table:table-cell office:value-type="float" office:value="0.966185946609389" calcext:value-type="float">
            <text:p>0.966185946609389</text:p>
          </table:table-cell>
          <table:table-cell office:value-type="float" office:value="-0.00299613487570705" calcext:value-type="float">
            <text:p>-0.002996134875707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2/27/2021</text:p>
          </table:table-cell>
          <table:table-cell office:value-type="string" calcext:value-type="string">
            <text:p>$180.33</text:p>
          </table:table-cell>
          <table:table-cell office:value-type="string" calcext:value-type="string">
            <text:p>$38.44</text:p>
          </table:table-cell>
          <table:table-cell office:value-type="float" office:value="4791.19" calcext:value-type="float">
            <text:p>4791.19</text:p>
          </table:table-cell>
          <table:table-cell/>
          <table:table-cell table:formula="of:=[.D172]/[.D171]" office:value-type="float" office:value="0.98634994646424" calcext:value-type="float">
            <text:p>0.98634994646424</text:p>
          </table:table-cell>
          <table:table-cell table:formula="of:=[.B172]/[.B171]" office:value-type="float" office:value="0.977541174513392" calcext:value-type="float">
            <text:p>0.977541174513392</text:p>
          </table:table-cell>
          <table:table-cell table:number-columns-repeated="3"/>
          <table:table-cell office:value-type="float" office:value="1.00728654662287" calcext:value-type="float">
            <text:p>1.00728654662287</text:p>
          </table:table-cell>
          <table:table-cell office:value-type="float" office:value="1.0082848460991" calcext:value-type="float">
            <text:p>1.0082848460991</text:p>
          </table:table-cell>
          <table:table-cell office:value-type="float" office:value="1.01181402439024" calcext:value-type="float">
            <text:p>1.01181402439024</text:p>
          </table:table-cell>
          <table:table-cell office:value-type="float" office:value="0.00352917829113952" calcext:value-type="float">
            <text:p>0.003529178291139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2/23/2021</text:p>
          </table:table-cell>
          <table:table-cell office:value-type="string" calcext:value-type="string">
            <text:p>$176.28</text:p>
          </table:table-cell>
          <table:table-cell office:value-type="string" calcext:value-type="string">
            <text:p>$38.44</text:p>
          </table:table-cell>
          <table:table-cell office:value-type="float" office:value="4725.79" calcext:value-type="float">
            <text:p>4725.79</text:p>
          </table:table-cell>
          <table:table-cell/>
          <table:table-cell table:formula="of:=[.D173]/[.D172]" office:value-type="float" office:value="0.993814790754562" calcext:value-type="float">
            <text:p>0.993814790754562</text:p>
          </table:table-cell>
          <table:table-cell table:formula="of:=[.B173]/[.B172]" office:value-type="float" office:value="0.996369412298616" calcext:value-type="float">
            <text:p>0.996369412298616</text:p>
          </table:table-cell>
          <table:table-cell table:number-columns-repeated="3"/>
          <table:table-cell office:value-type="float" office:value="1.03041591586945" calcext:value-type="float">
            <text:p>1.03041591586945</text:p>
          </table:table-cell>
          <table:table-cell office:value-type="float" office:value="1.03625002719618" calcext:value-type="float">
            <text:p>1.03625002719618</text:p>
          </table:table-cell>
          <table:table-cell office:value-type="float" office:value="1.02429378531073" calcext:value-type="float">
            <text:p>1.02429378531073</text:p>
          </table:table-cell>
          <table:table-cell office:value-type="float" office:value="-0.0119562418854491" calcext:value-type="float">
            <text:p>-0.01195624188544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2/22/2021</text:p>
          </table:table-cell>
          <table:table-cell office:value-type="string" calcext:value-type="string">
            <text:p>$175.64</text:p>
          </table:table-cell>
          <table:table-cell office:value-type="string" calcext:value-type="string">
            <text:p>$37.61</text:p>
          </table:table-cell>
          <table:table-cell office:value-type="float" office:value="4696.56" calcext:value-type="float">
            <text:p>4696.56</text:p>
          </table:table-cell>
          <table:table-cell/>
          <table:table-cell table:formula="of:=[.D174]/[.D173]" office:value-type="float" office:value="0.989922411296779" calcext:value-type="float">
            <text:p>0.989922411296779</text:p>
          </table:table-cell>
          <table:table-cell table:formula="of:=[.B174]/[.B173]" office:value-type="float" office:value="0.984912320655887" calcext:value-type="float">
            <text:p>0.984912320655887</text:p>
          </table:table-cell>
          <table:table-cell table:number-columns-repeated="3"/>
          <table:table-cell office:value-type="float" office:value="1.00799746816144" calcext:value-type="float">
            <text:p>1.00799746816144</text:p>
          </table:table-cell>
          <table:table-cell office:value-type="float" office:value="1.00914440475632" calcext:value-type="float">
            <text:p>1.00914440475632</text:p>
          </table:table-cell>
          <table:table-cell office:value-type="float" office:value="1.01875344732488" calcext:value-type="float">
            <text:p>1.01875344732488</text:p>
          </table:table-cell>
          <table:table-cell office:value-type="float" office:value="0.00960904256855466" calcext:value-type="float">
            <text:p>0.009609042568554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2/21/2021</text:p>
          </table:table-cell>
          <table:table-cell office:value-type="string" calcext:value-type="string">
            <text:p>$172.99</text:p>
          </table:table-cell>
          <table:table-cell office:value-type="string" calcext:value-type="string">
            <text:p>$37.39</text:p>
          </table:table-cell>
          <table:table-cell office:value-type="float" office:value="4649.23" calcext:value-type="float">
            <text:p>4649.23</text:p>
          </table:table-cell>
          <table:table-cell/>
          <table:table-cell table:formula="of:=[.D175]/[.D174]" office:value-type="float" office:value="0.982532591418364" calcext:value-type="float">
            <text:p>0.982532591418364</text:p>
          </table:table-cell>
          <table:table-cell table:formula="of:=[.B175]/[.B174]" office:value-type="float" office:value="0.981270593675935" calcext:value-type="float">
            <text:p>0.981270593675935</text:p>
          </table:table-cell>
          <table:table-cell table:number-columns-repeated="3"/>
          <table:table-cell office:value-type="float" office:value="1.00528246884948" calcext:value-type="float">
            <text:p>1.00528246884948</text:p>
          </table:table-cell>
          <table:table-cell office:value-type="float" office:value="1.00586176238817" calcext:value-type="float">
            <text:p>1.00586176238817</text:p>
          </table:table-cell>
          <table:table-cell office:value-type="float" office:value="1.00198520122722" calcext:value-type="float">
            <text:p>1.00198520122722</text:p>
          </table:table-cell>
          <table:table-cell office:value-type="float" office:value="-0.00387656116095547" calcext:value-type="float">
            <text:p>-0.003876561160955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2/20/2021</text:p>
          </table:table-cell>
          <table:table-cell office:value-type="string" calcext:value-type="string">
            <text:p>$169.75</text:p>
          </table:table-cell>
          <table:table-cell office:value-type="string" calcext:value-type="string">
            <text:p>$36.89</text:p>
          </table:table-cell>
          <table:table-cell office:value-type="float" office:value="4568.02" calcext:value-type="float">
            <text:p>4568.02</text:p>
          </table:table-cell>
          <table:table-cell/>
          <table:table-cell table:formula="of:=[.D176]/[.D175]" office:value-type="float" office:value="1.01151921401395" calcext:value-type="float">
            <text:p>1.01151921401395</text:p>
          </table:table-cell>
          <table:table-cell table:formula="of:=[.B176]/[.B175]" office:value-type="float" office:value="1.00818851251841" calcext:value-type="float">
            <text:p>1.00818851251841</text:p>
          </table:table-cell>
          <table:table-cell table:number-columns-repeated="3"/>
          <table:table-cell office:value-type="float" office:value="0.981698559684854" calcext:value-type="float">
            <text:p>0.981698559684854</text:p>
          </table:table-cell>
          <table:table-cell office:value-type="float" office:value="0.977347007673745" calcext:value-type="float">
            <text:p>0.977347007673745</text:p>
          </table:table-cell>
          <table:table-cell office:value-type="float" office:value="0.979827089337176" calcext:value-type="float">
            <text:p>0.979827089337176</text:p>
          </table:table-cell>
          <table:table-cell office:value-type="float" office:value="0.00248008166343028" calcext:value-type="float">
            <text:p>0.002480081663430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2/17/2021</text:p>
          </table:table-cell>
          <table:table-cell office:value-type="string" calcext:value-type="string">
            <text:p>$171.14</text:p>
          </table:table-cell>
          <table:table-cell office:value-type="string" calcext:value-type="string">
            <text:p>$36.92</text:p>
          </table:table-cell>
          <table:table-cell office:value-type="float" office:value="4620.64" calcext:value-type="float">
            <text:p>4620.64</text:p>
          </table:table-cell>
          <table:table-cell/>
          <table:table-cell table:formula="of:=[.D177]/[.D176]" office:value-type="float" office:value="1.01039466394266" calcext:value-type="float">
            <text:p>1.01039466394266</text:p>
          </table:table-cell>
          <table:table-cell table:formula="of:=[.B177]/[.B176]" office:value-type="float" office:value="1.00654434965525" calcext:value-type="float">
            <text:p>1.00654434965525</text:p>
          </table:table-cell>
          <table:table-cell table:number-columns-repeated="3"/>
          <table:table-cell office:value-type="float" office:value="1.015716654359" calcext:value-type="float">
            <text:p>1.015716654359</text:p>
          </table:table-cell>
          <table:table-cell office:value-type="float" office:value="1.01847749281573" calcext:value-type="float">
            <text:p>1.01847749281573</text:p>
          </table:table-cell>
          <table:table-cell office:value-type="float" office:value="1.01176470588235" calcext:value-type="float">
            <text:p>1.01176470588235</text:p>
          </table:table-cell>
          <table:table-cell office:value-type="float" office:value="-0.00671278693337918" calcext:value-type="float">
            <text:p>-0.006712786933379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2/16/2021</text:p>
          </table:table-cell>
          <table:table-cell office:value-type="string" calcext:value-type="string">
            <text:p>$172.26</text:p>
          </table:table-cell>
          <table:table-cell office:value-type="string" calcext:value-type="string">
            <text:p>$37.35</text:p>
          </table:table-cell>
          <table:table-cell office:value-type="float" office:value="4668.67" calcext:value-type="float">
            <text:p>4668.67</text:p>
          </table:table-cell>
          <table:table-cell/>
          <table:table-cell table:formula="of:=[.D178]/[.D177]" office:value-type="float" office:value="1.00882049919999" calcext:value-type="float">
            <text:p>1.00882049919999</text:p>
          </table:table-cell>
          <table:table-cell table:formula="of:=[.B178]/[.B177]" office:value-type="float" office:value="1.04086845466156" calcext:value-type="float">
            <text:p>1.04086845466156</text:p>
          </table:table-cell>
          <table:table-cell table:number-columns-repeated="3"/>
          <table:table-cell office:value-type="float" office:value="1.00244859325917" calcext:value-type="float">
            <text:p>1.00244859325917</text:p>
          </table:table-cell>
          <table:table-cell office:value-type="float" office:value="1.00243538948346" calcext:value-type="float">
            <text:p>1.00243538948346</text:p>
          </table:table-cell>
          <table:table-cell office:value-type="float" office:value="0.998364825581395" calcext:value-type="float">
            <text:p>0.998364825581395</text:p>
          </table:table-cell>
          <table:table-cell office:value-type="float" office:value="-0.00407056390206284" calcext:value-type="float">
            <text:p>-0.004070563902062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2/15/2021</text:p>
          </table:table-cell>
          <table:table-cell office:value-type="string" calcext:value-type="string">
            <text:p>$179.3</text:p>
          </table:table-cell>
          <table:table-cell office:value-type="string" calcext:value-type="string">
            <text:p>$37.08</text:p>
          </table:table-cell>
          <table:table-cell office:value-type="float" office:value="4709.85" calcext:value-type="float">
            <text:p>4709.85</text:p>
          </table:table-cell>
          <table:table-cell/>
          <table:table-cell table:formula="of:=[.D179]/[.D178]" office:value-type="float" office:value="0.983914562034884" calcext:value-type="float">
            <text:p>0.983914562034884</text:p>
          </table:table-cell>
          <table:table-cell table:formula="of:=[.B179]/[.B178]" office:value-type="float" office:value="0.972281093139989" calcext:value-type="float">
            <text:p>0.972281093139989</text:p>
          </table:table-cell>
          <table:table-cell table:number-columns-repeated="3"/>
          <table:table-cell office:value-type="float" office:value="0.978116839428461" calcext:value-type="float">
            <text:p>0.978116839428461</text:p>
          </table:table-cell>
          <table:table-cell office:value-type="float" office:value="0.973016433219195" calcext:value-type="float">
            <text:p>0.973016433219195</text:p>
          </table:table-cell>
          <table:table-cell office:value-type="float" office:value="0.987200485289657" calcext:value-type="float">
            <text:p>0.987200485289657</text:p>
          </table:table-cell>
          <table:table-cell office:value-type="float" office:value="0.0141840520704625" calcext:value-type="float">
            <text:p>0.01418405207046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2/14/2021</text:p>
          </table:table-cell>
          <table:table-cell office:value-type="string" calcext:value-type="string">
            <text:p>$174.33</text:p>
          </table:table-cell>
          <table:table-cell office:value-type="string" calcext:value-type="string">
            <text:p>$37.37</text:p>
          </table:table-cell>
          <table:table-cell office:value-type="float" office:value="4634.09" calcext:value-type="float">
            <text:p>4634.09</text:p>
          </table:table-cell>
          <table:table-cell/>
          <table:table-cell table:formula="of:=[.D180]/[.D179]" office:value-type="float" office:value="1.00752682835249" calcext:value-type="float">
            <text:p>1.00752682835249</text:p>
          </table:table-cell>
          <table:table-cell table:formula="of:=[.B180]/[.B179]" office:value-type="float" office:value="1.00808810875925" calcext:value-type="float">
            <text:p>1.00808810875925</text:p>
          </table:table-cell>
          <table:table-cell table:number-columns-repeated="3"/>
          <table:table-cell office:value-type="float" office:value="0.985263599692214" calcext:value-type="float">
            <text:p>0.985263599692214</text:p>
          </table:table-cell>
          <table:table-cell office:value-type="float" office:value="0.981657414428088" calcext:value-type="float">
            <text:p>0.981657414428088</text:p>
          </table:table-cell>
          <table:table-cell office:value-type="float" office:value="0.983593461963869" calcext:value-type="float">
            <text:p>0.983593461963869</text:p>
          </table:table-cell>
          <table:table-cell office:value-type="float" office:value="0.00193604753578058" calcext:value-type="float">
            <text:p>0.001936047535780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2/13/2021</text:p>
          </table:table-cell>
          <table:table-cell office:value-type="string" calcext:value-type="string">
            <text:p>$175.74</text:p>
          </table:table-cell>
          <table:table-cell office:value-type="string" calcext:value-type="string">
            <text:p>$37.55</text:p>
          </table:table-cell>
          <table:table-cell office:value-type="float" office:value="4668.97" calcext:value-type="float">
            <text:p>4668.97</text:p>
          </table:table-cell>
          <table:table-cell/>
          <table:table-cell table:formula="of:=[.D181]/[.D180]" office:value-type="float" office:value="1.00922044904979" calcext:value-type="float">
            <text:p>1.00922044904979</text:p>
          </table:table-cell>
          <table:table-cell table:formula="of:=[.B181]/[.B180]" office:value-type="float" office:value="1.02111073176283" calcext:value-type="float">
            <text:p>1.02111073176283</text:p>
          </table:table-cell>
          <table:table-cell table:number-columns-repeated="3"/>
          <table:table-cell office:value-type="float" office:value="1.01875754348598" calcext:value-type="float">
            <text:p>1.01875754348598</text:p>
          </table:table-cell>
          <table:table-cell office:value-type="float" office:value="1.02215416096113" calcext:value-type="float">
            <text:p>1.02215416096113</text:p>
          </table:table-cell>
          <table:table-cell office:value-type="float" office:value="1.02655088398826" calcext:value-type="float">
            <text:p>1.02655088398826</text:p>
          </table:table-cell>
          <table:table-cell office:value-type="float" office:value="0.00439672302712735" calcext:value-type="float">
            <text:p>0.004396723027127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2/10/2021</text:p>
          </table:table-cell>
          <table:table-cell office:value-type="string" calcext:value-type="string">
            <text:p>$179.45</text:p>
          </table:table-cell>
          <table:table-cell office:value-type="string" calcext:value-type="string">
            <text:p>$37.79</text:p>
          </table:table-cell>
          <table:table-cell office:value-type="float" office:value="4712.02" calcext:value-type="float">
            <text:p>4712.02</text:p>
          </table:table-cell>
          <table:table-cell/>
          <table:table-cell table:formula="of:=[.D182]/[.D181]" office:value-type="float" office:value="0.990541211624738" calcext:value-type="float">
            <text:p>0.990541211624738</text:p>
          </table:table-cell>
          <table:table-cell table:formula="of:=[.B182]/[.B181]" office:value-type="float" office:value="0.972750069657286" calcext:value-type="float">
            <text:p>0.972750069657286</text:p>
          </table:table-cell>
          <table:table-cell table:number-columns-repeated="3"/>
          <table:table-cell office:value-type="float" office:value="1.01024679656938" calcext:value-type="float">
            <text:p>1.01024679656938</text:p>
          </table:table-cell>
          <table:table-cell office:value-type="float" office:value="1.01186401529149" calcext:value-type="float">
            <text:p>1.01186401529149</text:p>
          </table:table-cell>
          <table:table-cell office:value-type="float" office:value="1.01813534566699" calcext:value-type="float">
            <text:p>1.01813534566699</text:p>
          </table:table-cell>
          <table:table-cell office:value-type="float" office:value="0.00627133037549776" calcext:value-type="float">
            <text:p>0.006271330375497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2/09/2021</text:p>
          </table:table-cell>
          <table:table-cell office:value-type="string" calcext:value-type="string">
            <text:p>$174.56</text:p>
          </table:table-cell>
          <table:table-cell office:value-type="string" calcext:value-type="string">
            <text:p>$37.78</text:p>
          </table:table-cell>
          <table:table-cell office:value-type="float" office:value="4667.45" calcext:value-type="float">
            <text:p>4667.45</text:p>
          </table:table-cell>
          <table:table-cell/>
          <table:table-cell table:formula="of:=[.D183]/[.D182]" office:value-type="float" office:value="1.00723307159155" calcext:value-type="float">
            <text:p>1.00723307159155</text:p>
          </table:table-cell>
          <table:table-cell table:formula="of:=[.B183]/[.B182]" office:value-type="float" office:value="1.00297891842346" calcext:value-type="float">
            <text:p>1.00297891842346</text:p>
          </table:table-cell>
          <table:table-cell table:number-columns-repeated="3"/>
          <table:table-cell office:value-type="float" office:value="1.00721796696613" calcext:value-type="float">
            <text:p>1.00721796696613</text:p>
          </table:table-cell>
          <table:table-cell office:value-type="float" office:value="1.00820192803507" calcext:value-type="float">
            <text:p>1.00820192803507</text:p>
          </table:table-cell>
          <table:table-cell office:value-type="float" office:value="1.00944411237298" calcext:value-type="float">
            <text:p>1.00944411237298</text:p>
          </table:table-cell>
          <table:table-cell office:value-type="float" office:value="0.00124218433791157" calcext:value-type="float">
            <text:p>0.001242184337911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2/08/2021</text:p>
          </table:table-cell>
          <table:table-cell office:value-type="string" calcext:value-type="string">
            <text:p>$175.08</text:p>
          </table:table-cell>
          <table:table-cell office:value-type="string" calcext:value-type="string">
            <text:p>$38.46</text:p>
          </table:table-cell>
          <table:table-cell office:value-type="float" office:value="4701.21" calcext:value-type="float">
            <text:p>4701.21</text:p>
          </table:table-cell>
          <table:table-cell/>
          <table:table-cell table:formula="of:=[.D184]/[.D183]" office:value-type="float" office:value="0.996924196111214" calcext:value-type="float">
            <text:p>0.996924196111214</text:p>
          </table:table-cell>
          <table:table-cell table:formula="of:=[.B184]/[.B183]" office:value-type="float" office:value="0.977724468814256" calcext:value-type="float">
            <text:p>0.977724468814256</text:p>
          </table:table-cell>
          <table:table-cell table:number-columns-repeated="3"/>
          <table:table-cell office:value-type="float" office:value="1.02163113605128" calcext:value-type="float">
            <text:p>1.02163113605128</text:p>
          </table:table-cell>
          <table:table-cell office:value-type="float" office:value="1.02562855473431" calcext:value-type="float">
            <text:p>1.02562855473431</text:p>
          </table:table-cell>
          <table:table-cell office:value-type="float" office:value="1.02173140691615" calcext:value-type="float">
            <text:p>1.02173140691615</text:p>
          </table:table-cell>
          <table:table-cell office:value-type="float" office:value="-0.00389714781815864" calcext:value-type="float">
            <text:p>-0.003897147818158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2/07/2021</text:p>
          </table:table-cell>
          <table:table-cell office:value-type="string" calcext:value-type="string">
            <text:p>$171.18</text:p>
          </table:table-cell>
          <table:table-cell office:value-type="string" calcext:value-type="string">
            <text:p>$38.7</text:p>
          </table:table-cell>
          <table:table-cell office:value-type="float" office:value="4686.75" calcext:value-type="float">
            <text:p>4686.75</text:p>
          </table:table-cell>
          <table:table-cell/>
          <table:table-cell table:formula="of:=[.D185]/[.D184]" office:value-type="float" office:value="0.979713020749987" calcext:value-type="float">
            <text:p>0.979713020749987</text:p>
          </table:table-cell>
          <table:table-cell table:formula="of:=[.B185]/[.B184]" office:value-type="float" office:value="0.965767028858511" calcext:value-type="float">
            <text:p>0.965767028858511</text:p>
          </table:table-cell>
          <table:table-cell table:number-columns-repeated="3"/>
          <table:table-cell office:value-type="float" office:value="0.9991195550401" calcext:value-type="float">
            <text:p>0.9991195550401</text:p>
          </table:table-cell>
          <table:table-cell office:value-type="float" office:value="0.998410326988983" calcext:value-type="float">
            <text:p>0.998410326988983</text:p>
          </table:table-cell>
          <table:table-cell office:value-type="float" office:value="1.00139090118806" calcext:value-type="float">
            <text:p>1.00139090118806</text:p>
          </table:table-cell>
          <table:table-cell office:value-type="float" office:value="0.00298057419907849" calcext:value-type="float">
            <text:p>0.002980574199078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2/06/2021</text:p>
          </table:table-cell>
          <table:table-cell office:value-type="string" calcext:value-type="string">
            <text:p>$165.32</text:p>
          </table:table-cell>
          <table:table-cell office:value-type="string" calcext:value-type="string">
            <text:p>$37.87</text:p>
          </table:table-cell>
          <table:table-cell office:value-type="float" office:value="4591.67" calcext:value-type="float">
            <text:p>4591.67</text:p>
          </table:table-cell>
          <table:table-cell/>
          <table:table-cell table:formula="of:=[.D186]/[.D185]" office:value-type="float" office:value="0.988405090087049" calcext:value-type="float">
            <text:p>0.988405090087049</text:p>
          </table:table-cell>
          <table:table-cell table:formula="of:=[.B186]/[.B185]" office:value-type="float" office:value="0.978949915315751" calcext:value-type="float">
            <text:p>0.978949915315751</text:p>
          </table:table-cell>
          <table:table-cell table:number-columns-repeated="3"/>
          <table:table-cell office:value-type="float" office:value="0.984477988490451" calcext:value-type="float">
            <text:p>0.984477988490451</text:p>
          </table:table-cell>
          <table:table-cell office:value-type="float" office:value="0.980707550240483" calcext:value-type="float">
            <text:p>0.980707550240483</text:p>
          </table:table-cell>
          <table:table-cell office:value-type="float" office:value="0.977371375658314" calcext:value-type="float">
            <text:p>0.977371375658314</text:p>
          </table:table-cell>
          <table:table-cell office:value-type="float" office:value="-0.00333617458216984" calcext:value-type="float">
            <text:p>-0.003336174582169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2/03/2021</text:p>
          </table:table-cell>
          <table:table-cell office:value-type="string" calcext:value-type="string">
            <text:p>$161.84</text:p>
          </table:table-cell>
          <table:table-cell office:value-type="string" calcext:value-type="string">
            <text:p>$37.28</text:p>
          </table:table-cell>
          <table:table-cell office:value-type="float" office:value="4538.43" calcext:value-type="float">
            <text:p>4538.43</text:p>
          </table:table-cell>
          <table:table-cell/>
          <table:table-cell table:formula="of:=[.D187]/[.D186]" office:value-type="float" office:value="1.0085205676853" calcext:value-type="float">
            <text:p>1.0085205676853</text:p>
          </table:table-cell>
          <table:table-cell table:formula="of:=[.B187]/[.B186]" office:value-type="float" office:value="1.01186356895699" calcext:value-type="float">
            <text:p>1.01186356895699</text:p>
          </table:table-cell>
          <table:table-cell table:number-columns-repeated="3"/>
          <table:table-cell office:value-type="float" office:value="1.00385535489939" calcext:value-type="float">
            <text:p>1.00385535489939</text:p>
          </table:table-cell>
          <table:table-cell office:value-type="float" office:value="1.00413627218414" calcext:value-type="float">
            <text:p>1.00413627218414</text:p>
          </table:table-cell>
          <table:table-cell office:value-type="float" office:value="0.99857887257224" calcext:value-type="float">
            <text:p>0.99857887257224</text:p>
          </table:table-cell>
          <table:table-cell office:value-type="float" office:value="-0.00555739961190282" calcext:value-type="float">
            <text:p>-0.005557399611902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2/02/2021</text:p>
          </table:table-cell>
          <table:table-cell office:value-type="string" calcext:value-type="string">
            <text:p>$163.76</text:p>
          </table:table-cell>
          <table:table-cell office:value-type="string" calcext:value-type="string">
            <text:p>$37.39</text:p>
          </table:table-cell>
          <table:table-cell office:value-type="float" office:value="4577.1" calcext:value-type="float">
            <text:p>4577.1</text:p>
          </table:table-cell>
          <table:table-cell/>
          <table:table-cell table:formula="of:=[.D188]/[.D187]" office:value-type="float" office:value="0.986004238491621" calcext:value-type="float">
            <text:p>0.986004238491621</text:p>
          </table:table-cell>
          <table:table-cell table:formula="of:=[.B188]/[.B187]" office:value-type="float" office:value="1.00616756228627" calcext:value-type="float">
            <text:p>1.00616756228627</text:p>
          </table:table-cell>
          <table:table-cell table:number-columns-repeated="3"/>
          <table:table-cell office:value-type="float" office:value="1.0193362663625" calcext:value-type="float">
            <text:p>1.0193362663625</text:p>
          </table:table-cell>
          <table:table-cell office:value-type="float" office:value="1.02285388129826" calcext:value-type="float">
            <text:p>1.02285388129826</text:p>
          </table:table-cell>
          <table:table-cell office:value-type="float" office:value="1.02063567362429" calcext:value-type="float">
            <text:p>1.02063567362429</text:p>
          </table:table-cell>
          <table:table-cell office:value-type="float" office:value="-0.00221820767397563" calcext:value-type="float">
            <text:p>-0.002218207673975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2/01/2021</text:p>
          </table:table-cell>
          <table:table-cell office:value-type="string" calcext:value-type="string">
            <text:p>$164.77</text:p>
          </table:table-cell>
          <table:table-cell office:value-type="string" calcext:value-type="string">
            <text:p>$37.07</text:p>
          </table:table-cell>
          <table:table-cell office:value-type="float" office:value="4513.04" calcext:value-type="float">
            <text:p>4513.04</text:p>
          </table:table-cell>
          <table:table-cell/>
          <table:table-cell table:formula="of:=[.D189]/[.D188]" office:value-type="float" office:value="1.01195646393562" calcext:value-type="float">
            <text:p>1.01195646393562</text:p>
          </table:table-cell>
          <table:table-cell table:formula="of:=[.B189]/[.B188]" office:value-type="float" office:value="1.0032166049645" calcext:value-type="float">
            <text:p>1.0032166049645</text:p>
          </table:table-cell>
          <table:table-cell table:number-columns-repeated="3"/>
          <table:table-cell office:value-type="float" office:value="1.01844993872223" calcext:value-type="float">
            <text:p>1.01844993872223</text:p>
          </table:table-cell>
          <table:table-cell office:value-type="float" office:value="1.02178224321305" calcext:value-type="float">
            <text:p>1.02178224321305</text:p>
          </table:table-cell>
          <table:table-cell office:value-type="float" office:value="1.02416918429003" calcext:value-type="float">
            <text:p>1.02416918429003</text:p>
          </table:table-cell>
          <table:table-cell office:value-type="float" office:value="0.00238694107698145" calcext:value-type="float">
            <text:p>0.002386941076981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/30/2021</text:p>
          </table:table-cell>
          <table:table-cell office:value-type="string" calcext:value-type="string">
            <text:p>$165.3</text:p>
          </table:table-cell>
          <table:table-cell office:value-type="string" calcext:value-type="string">
            <text:p>$37.54</text:p>
          </table:table-cell>
          <table:table-cell office:value-type="float" office:value="4567" calcext:value-type="float">
            <text:p>4567</text:p>
          </table:table-cell>
          <table:table-cell/>
          <table:table-cell table:formula="of:=[.D190]/[.D189]" office:value-type="float" office:value="1.01932778629297" calcext:value-type="float">
            <text:p>1.01932778629297</text:p>
          </table:table-cell>
          <table:table-cell table:formula="of:=[.B190]/[.B189]" office:value-type="float" office:value="0.969388989715668" calcext:value-type="float">
            <text:p>0.969388989715668</text:p>
          </table:table-cell>
          <table:table-cell table:number-columns-repeated="3"/>
          <table:table-cell office:value-type="float" office:value="0.985690554981492" calcext:value-type="float">
            <text:p>0.985690554981492</text:p>
          </table:table-cell>
          <table:table-cell office:value-type="float" office:value="0.982173636113933" calcext:value-type="float">
            <text:p>0.982173636113933</text:p>
          </table:table-cell>
          <table:table-cell office:value-type="float" office:value="0.991774449739052" calcext:value-type="float">
            <text:p>0.991774449739052</text:p>
          </table:table-cell>
          <table:table-cell office:value-type="float" office:value="0.00960081362511878" calcext:value-type="float">
            <text:p>0.009600813625118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/29/2021</text:p>
          </table:table-cell>
          <table:table-cell office:value-type="string" calcext:value-type="string">
            <text:p>$160.24</text:p>
          </table:table-cell>
          <table:table-cell office:value-type="string" calcext:value-type="string">
            <text:p>$38.21</text:p>
          </table:table-cell>
          <table:table-cell office:value-type="float" office:value="4655.27" calcext:value-type="float">
            <text:p>4655.27</text:p>
          </table:table-cell>
          <table:table-cell/>
          <table:table-cell table:formula="of:=[.D191]/[.D190]" office:value-type="float" office:value="0.986971754592107" calcext:value-type="float">
            <text:p>0.986971754592107</text:p>
          </table:table-cell>
          <table:table-cell table:formula="of:=[.B191]/[.B190]" office:value-type="float" office:value="0.978594608087868" calcext:value-type="float">
            <text:p>0.978594608087868</text:p>
          </table:table-cell>
          <table:table-cell table:number-columns-repeated="3"/>
          <table:table-cell office:value-type="float" office:value="0.991668767720732" calcext:value-type="float">
            <text:p>0.991668767720732</text:p>
          </table:table-cell>
          <table:table-cell office:value-type="float" office:value="0.989401753755507" calcext:value-type="float">
            <text:p>0.989401753755507</text:p>
          </table:table-cell>
          <table:table-cell office:value-type="float" office:value="0.981868100440428" calcext:value-type="float">
            <text:p>0.981868100440428</text:p>
          </table:table-cell>
          <table:table-cell office:value-type="float" office:value="-0.0075336533150796" calcext:value-type="float">
            <text:p>-0.00753365331507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/26/2021</text:p>
          </table:table-cell>
          <table:table-cell office:value-type="string" calcext:value-type="string">
            <text:p>$156.81</text:p>
          </table:table-cell>
          <table:table-cell office:value-type="string" calcext:value-type="string">
            <text:p>$38.99</text:p>
          </table:table-cell>
          <table:table-cell office:value-type="float" office:value="4594.62" calcext:value-type="float">
            <text:p>4594.62</text:p>
          </table:table-cell>
          <table:table-cell/>
          <table:table-cell table:formula="of:=[.D192]/[.D191]" office:value-type="float" office:value="1.02325328318773" calcext:value-type="float">
            <text:p>1.02325328318773</text:p>
          </table:table-cell>
          <table:table-cell table:formula="of:=[.B192]/[.B191]" office:value-type="float" office:value="1.0327147503348" calcext:value-type="float">
            <text:p>1.0327147503348</text:p>
          </table:table-cell>
          <table:table-cell table:number-columns-repeated="3"/>
          <table:table-cell office:value-type="float" office:value="1.00371554037026" calcext:value-type="float">
            <text:p>1.00371554037026</text:p>
          </table:table-cell>
          <table:table-cell office:value-type="float" office:value="1.00396722569673" calcext:value-type="float">
            <text:p>1.00396722569673</text:p>
          </table:table-cell>
          <table:table-cell office:value-type="float" office:value="1.00425259233368" calcext:value-type="float">
            <text:p>1.00425259233368</text:p>
          </table:table-cell>
          <table:table-cell office:value-type="float" office:value="0.000285366636948448" calcext:value-type="float">
            <text:p>0.0002853666369484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/24/2021</text:p>
          </table:table-cell>
          <table:table-cell office:value-type="string" calcext:value-type="string">
            <text:p>$161.94</text:p>
          </table:table-cell>
          <table:table-cell office:value-type="string" calcext:value-type="string">
            <text:p>$39.9</text:p>
          </table:table-cell>
          <table:table-cell office:value-type="float" office:value="4701.46" calcext:value-type="float">
            <text:p>4701.46</text:p>
          </table:table-cell>
          <table:table-cell/>
          <table:table-cell table:formula="of:=[.D193]/[.D192]" office:value-type="float" office:value="0.997711349240449" calcext:value-type="float">
            <text:p>0.997711349240449</text:p>
          </table:table-cell>
          <table:table-cell table:formula="of:=[.B193]/[.B192]" office:value-type="float" office:value="0.99672718290725" calcext:value-type="float">
            <text:p>0.99672718290725</text:p>
          </table:table-cell>
          <table:table-cell table:number-columns-repeated="3"/>
          <table:table-cell office:value-type="float" office:value="0.994869493148585" calcext:value-type="float">
            <text:p>0.994869493148585</text:p>
          </table:table-cell>
          <table:table-cell office:value-type="float" office:value="0.993271676245726" calcext:value-type="float">
            <text:p>0.993271676245726</text:p>
          </table:table-cell>
          <table:table-cell office:value-type="float" office:value="1.00295840826034" calcext:value-type="float">
            <text:p>1.00295840826034</text:p>
          </table:table-cell>
          <table:table-cell office:value-type="float" office:value="0.00968673201461434" calcext:value-type="float">
            <text:p>0.009686732014614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/23/2021</text:p>
          </table:table-cell>
          <table:table-cell office:value-type="string" calcext:value-type="string">
            <text:p>$161.41</text:p>
          </table:table-cell>
          <table:table-cell office:value-type="string" calcext:value-type="string">
            <text:p>$39.81</text:p>
          </table:table-cell>
          <table:table-cell office:value-type="float" office:value="4690.7" calcext:value-type="float">
            <text:p>4690.7</text:p>
          </table:table-cell>
          <table:table-cell/>
          <table:table-cell table:formula="of:=[.D194]/[.D193]" office:value-type="float" office:value="0.998345662694267" calcext:value-type="float">
            <text:p>0.998345662694267</text:p>
          </table:table-cell>
          <table:table-cell table:formula="of:=[.B194]/[.B193]" office:value-type="float" office:value="0.997583792825723" calcext:value-type="float">
            <text:p>0.997583792825723</text:p>
          </table:table-cell>
          <table:table-cell table:number-columns-repeated="3"/>
          <table:table-cell office:value-type="float" office:value="1.02500089336764" calcext:value-type="float">
            <text:p>1.02500089336764</text:p>
          </table:table-cell>
          <table:table-cell office:value-type="float" office:value="1.02970284973996" calcext:value-type="float">
            <text:p>1.02970284973996</text:p>
          </table:table-cell>
          <table:table-cell office:value-type="float" office:value="1.017004048583" calcext:value-type="float">
            <text:p>1.017004048583</text:p>
          </table:table-cell>
          <table:table-cell office:value-type="float" office:value="-0.0126988011569602" calcext:value-type="float">
            <text:p>-0.01269880115696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/22/2021</text:p>
          </table:table-cell>
          <table:table-cell office:value-type="string" calcext:value-type="string">
            <text:p>$161.02</text:p>
          </table:table-cell>
          <table:table-cell office:value-type="string" calcext:value-type="string">
            <text:p>$39.47</text:p>
          </table:table-cell>
          <table:table-cell office:value-type="float" office:value="4682.94" calcext:value-type="float">
            <text:p>4682.94</text:p>
          </table:table-cell>
          <table:table-cell/>
          <table:table-cell table:formula="of:=[.D195]/[.D194]" office:value-type="float" office:value="1.00320738681256" calcext:value-type="float">
            <text:p>1.00320738681256</text:p>
          </table:table-cell>
          <table:table-cell table:formula="of:=[.B195]/[.B194]" office:value-type="float" office:value="0.997081107936902" calcext:value-type="float">
            <text:p>0.997081107936902</text:p>
          </table:table-cell>
          <table:table-cell table:number-columns-repeated="3"/>
          <table:table-cell office:value-type="float" office:value="0.990665405784659" calcext:value-type="float">
            <text:p>0.990665405784659</text:p>
          </table:table-cell>
          <table:table-cell office:value-type="float" office:value="0.988188612231886" calcext:value-type="float">
            <text:p>0.988188612231886</text:p>
          </table:table-cell>
          <table:table-cell office:value-type="float" office:value="0.993005004549591" calcext:value-type="float">
            <text:p>0.993005004549591</text:p>
          </table:table-cell>
          <table:table-cell office:value-type="float" office:value="0.00481639231770425" calcext:value-type="float">
            <text:p>0.004816392317704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/19/2021</text:p>
          </table:table-cell>
          <table:table-cell office:value-type="string" calcext:value-type="string">
            <text:p>$160.55</text:p>
          </table:table-cell>
          <table:table-cell office:value-type="string" calcext:value-type="string">
            <text:p>$39.72</text:p>
          </table:table-cell>
          <table:table-cell office:value-type="float" office:value="4697.96" calcext:value-type="float">
            <text:p>4697.96</text:p>
          </table:table-cell>
          <table:table-cell/>
          <table:table-cell table:formula="of:=[.D196]/[.D195]" office:value-type="float" office:value="1.00140060792344" calcext:value-type="float">
            <text:p>1.00140060792344</text:p>
          </table:table-cell>
          <table:table-cell table:formula="of:=[.B196]/[.B195]" office:value-type="float" office:value="0.983307380878231" calcext:value-type="float">
            <text:p>0.983307380878231</text:p>
          </table:table-cell>
          <table:table-cell table:number-columns-repeated="3"/>
          <table:table-cell office:value-type="float" office:value="0.993183827701945" calcext:value-type="float">
            <text:p>0.993183827701945</text:p>
          </table:table-cell>
          <table:table-cell office:value-type="float" office:value="0.991233577455317" calcext:value-type="float">
            <text:p>0.991233577455317</text:p>
          </table:table-cell>
          <table:table-cell office:value-type="float" office:value="1.00097359830479" calcext:value-type="float">
            <text:p>1.00097359830479</text:p>
          </table:table-cell>
          <table:table-cell office:value-type="float" office:value="0.00974002084947623" calcext:value-type="float">
            <text:p>0.009740020849476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/18/2021</text:p>
          </table:table-cell>
          <table:table-cell office:value-type="string" calcext:value-type="string">
            <text:p>$157.87</text:p>
          </table:table-cell>
          <table:table-cell office:value-type="string" calcext:value-type="string">
            <text:p>$40.07</text:p>
          </table:table-cell>
          <table:table-cell office:value-type="float" office:value="4704.54" calcext:value-type="float">
            <text:p>4704.54</text:p>
          </table:table-cell>
          <table:table-cell/>
          <table:table-cell table:formula="of:=[.D197]/[.D196]" office:value-type="float" office:value="0.996626662755551" calcext:value-type="float">
            <text:p>0.996626662755551</text:p>
          </table:table-cell>
          <table:table-cell table:formula="of:=[.B197]/[.B196]" office:value-type="float" office:value="0.972255653385697" calcext:value-type="float">
            <text:p>0.972255653385697</text:p>
          </table:table-cell>
          <table:table-cell table:number-columns-repeated="3"/>
          <table:table-cell office:value-type="float" office:value="0.981464051998096" calcext:value-type="float">
            <text:p>0.981464051998096</text:p>
          </table:table-cell>
          <table:table-cell office:value-type="float" office:value="0.977063469897209" calcext:value-type="float">
            <text:p>0.977063469897209</text:p>
          </table:table-cell>
          <table:table-cell office:value-type="float" office:value="0.974539420986383" calcext:value-type="float">
            <text:p>0.974539420986383</text:p>
          </table:table-cell>
          <table:table-cell office:value-type="float" office:value="-0.00252404891082603" calcext:value-type="float">
            <text:p>-0.002524048910826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/17/2021</text:p>
          </table:table-cell>
          <table:table-cell office:value-type="string" calcext:value-type="string">
            <text:p>$153.49</text:p>
          </table:table-cell>
          <table:table-cell office:value-type="string" calcext:value-type="string">
            <text:p>$40.22</text:p>
          </table:table-cell>
          <table:table-cell office:value-type="float" office:value="4688.67" calcext:value-type="float">
            <text:p>4688.67</text:p>
          </table:table-cell>
          <table:table-cell/>
          <table:table-cell table:formula="of:=[.D198]/[.D197]" office:value-type="float" office:value="1.00260841560613" calcext:value-type="float">
            <text:p>1.00260841560613</text:p>
          </table:table-cell>
          <table:table-cell table:formula="of:=[.B198]/[.B197]" office:value-type="float" office:value="0.983777444784676" calcext:value-type="float">
            <text:p>0.983777444784676</text:p>
          </table:table-cell>
          <table:table-cell table:number-columns-repeated="3"/>
          <table:table-cell office:value-type="float" office:value="0.976231145007164" calcext:value-type="float">
            <text:p>0.976231145007164</text:p>
          </table:table-cell>
          <table:table-cell office:value-type="float" office:value="0.970736484059185" calcext:value-type="float">
            <text:p>0.970736484059185</text:p>
          </table:table-cell>
          <table:table-cell office:value-type="float" office:value="0.934773674631597" calcext:value-type="float">
            <text:p>0.934773674631597</text:p>
          </table:table-cell>
          <table:table-cell office:value-type="float" office:value="-0.0359628094275873" calcext:value-type="float">
            <text:p>-0.03596280942758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/16/2021</text:p>
          </table:table-cell>
          <table:table-cell office:value-type="string" calcext:value-type="string">
            <text:p>$151</text:p>
          </table:table-cell>
          <table:table-cell office:value-type="string" calcext:value-type="string">
            <text:p>$40.33</text:p>
          </table:table-cell>
          <table:table-cell office:value-type="float" office:value="4700.9" calcext:value-type="float">
            <text:p>4700.9</text:p>
          </table:table-cell>
          <table:table-cell/>
          <table:table-cell table:formula="of:=[.D199]/[.D198]" office:value-type="float" office:value="0.996149673466783" calcext:value-type="float">
            <text:p>0.996149673466783</text:p>
          </table:table-cell>
          <table:table-cell table:formula="of:=[.B199]/[.B198]" office:value-type="float" office:value="0.993377483443708" calcext:value-type="float">
            <text:p>0.993377483443708</text:p>
          </table:table-cell>
          <table:table-cell table:number-columns-repeated="3"/>
          <table:table-cell office:value-type="float" office:value="1.00541313899656" calcext:value-type="float">
            <text:p>1.00541313899656</text:p>
          </table:table-cell>
          <table:table-cell office:value-type="float" office:value="1.00601975261645" calcext:value-type="float">
            <text:p>1.00601975261645</text:p>
          </table:table-cell>
          <table:table-cell office:value-type="float" office:value="1.00295189046602" calcext:value-type="float">
            <text:p>1.00295189046602</text:p>
          </table:table-cell>
          <table:table-cell office:value-type="float" office:value="-0.00306786215042454" calcext:value-type="float">
            <text:p>-0.003067862150424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/15/2021</text:p>
          </table:table-cell>
          <table:table-cell office:value-type="string" calcext:value-type="string">
            <text:p>$150</text:p>
          </table:table-cell>
          <table:table-cell office:value-type="string" calcext:value-type="string">
            <text:p>$40.43</text:p>
          </table:table-cell>
          <table:table-cell office:value-type="float" office:value="4682.8" calcext:value-type="float">
            <text:p>4682.8</text:p>
          </table:table-cell>
          <table:table-cell/>
          <table:table-cell table:formula="of:=[.D200]/[.D199]" office:value-type="float" office:value="1.00001067737251" calcext:value-type="float">
            <text:p>1.00001067737251</text:p>
          </table:table-cell>
          <table:table-cell table:formula="of:=[.B200]/[.B199]" office:value-type="float" office:value="0.999933333333333" calcext:value-type="float">
            <text:p>0.999933333333333</text:p>
          </table:table-cell>
          <table:table-cell table:number-columns-repeated="3"/>
          <table:table-cell office:value-type="float" office:value="1.00149887469454" calcext:value-type="float">
            <text:p>1.00149887469454</text:p>
          </table:table-cell>
          <table:table-cell office:value-type="float" office:value="1.00128710690956" calcext:value-type="float">
            <text:p>1.00128710690956</text:p>
          </table:table-cell>
          <table:table-cell office:value-type="float" office:value="1.00056359195942" calcext:value-type="float">
            <text:p>1.00056359195942</text:p>
          </table:table-cell>
          <table:table-cell office:value-type="float" office:value="-0.000723514950135451" calcext:value-type="float">
            <text:p>-0.0007235149501354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/12/2021</text:p>
          </table:table-cell>
          <table:table-cell office:value-type="string" calcext:value-type="string">
            <text:p>$149.99</text:p>
          </table:table-cell>
          <table:table-cell office:value-type="string" calcext:value-type="string">
            <text:p>$40.41</text:p>
          </table:table-cell>
          <table:table-cell office:value-type="float" office:value="4682.85" calcext:value-type="float">
            <text:p>4682.85</text:p>
          </table:table-cell>
          <table:table-cell/>
          <table:table-cell table:formula="of:=[.D201]/[.D200]" office:value-type="float" office:value="0.992829153186628" calcext:value-type="float">
            <text:p>0.992829153186628</text:p>
          </table:table-cell>
          <table:table-cell table:formula="of:=[.B201]/[.B200]" office:value-type="float" office:value="0.985865724381625" calcext:value-type="float">
            <text:p>0.985865724381625</text:p>
          </table:table-cell>
          <table:table-cell table:number-columns-repeated="3"/>
          <table:table-cell office:value-type="float" office:value="1.01232195939354" calcext:value-type="float">
            <text:p>1.01232195939354</text:p>
          </table:table-cell>
          <table:table-cell office:value-type="float" office:value="1.01437304627997" calcext:value-type="float">
            <text:p>1.01437304627997</text:p>
          </table:table-cell>
          <table:table-cell office:value-type="float" office:value="1.01151583427212" calcext:value-type="float">
            <text:p>1.01151583427212</text:p>
          </table:table-cell>
          <table:table-cell office:value-type="float" office:value="-0.00285721200784939" calcext:value-type="float">
            <text:p>-0.002857212007849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/11/2021</text:p>
          </table:table-cell>
          <table:table-cell office:value-type="string" calcext:value-type="string">
            <text:p>$147.87</text:p>
          </table:table-cell>
          <table:table-cell office:value-type="string" calcext:value-type="string">
            <text:p>$41.8</text:p>
          </table:table-cell>
          <table:table-cell office:value-type="float" office:value="4649.27" calcext:value-type="float">
            <text:p>4649.27</text:p>
          </table:table-cell>
          <table:table-cell/>
          <table:table-cell table:formula="of:=[.D202]/[.D201]" office:value-type="float" office:value="0.999449375923532" calcext:value-type="float">
            <text:p>0.999449375923532</text:p>
          </table:table-cell>
          <table:table-cell table:formula="of:=[.B202]/[.B201]" office:value-type="float" office:value="1.00033813484818" calcext:value-type="float">
            <text:p>1.00033813484818</text:p>
          </table:table-cell>
          <table:table-cell table:number-columns-repeated="3"/>
          <table:table-cell office:value-type="float" office:value="0.997235909145535" calcext:value-type="float">
            <text:p>0.997235909145535</text:p>
          </table:table-cell>
          <table:table-cell office:value-type="float" office:value="0.996132854654883" calcext:value-type="float">
            <text:p>0.996132854654883</text:p>
          </table:table-cell>
          <table:table-cell office:value-type="float" office:value="1.00488800890979" calcext:value-type="float">
            <text:p>1.00488800890979</text:p>
          </table:table-cell>
          <table:table-cell office:value-type="float" office:value="0.00875515425490536" calcext:value-type="float">
            <text:p>0.008755154254905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/10/2021</text:p>
          </table:table-cell>
          <table:table-cell office:value-type="string" calcext:value-type="string">
            <text:p>$147.92</text:p>
          </table:table-cell>
          <table:table-cell office:value-type="string" calcext:value-type="string">
            <text:p>$42.2</text:p>
          </table:table-cell>
          <table:table-cell office:value-type="float" office:value="4646.71" calcext:value-type="float">
            <text:p>4646.71</text:p>
          </table:table-cell>
          <table:table-cell/>
          <table:table-cell table:formula="of:=[.D203]/[.D202]" office:value-type="float" office:value="1.00829404029948" calcext:value-type="float">
            <text:p>1.00829404029948</text:p>
          </table:table-cell>
          <table:table-cell table:formula="of:=[.B203]/[.B202]" office:value-type="float" office:value="1.01953758788534" calcext:value-type="float">
            <text:p>1.01953758788534</text:p>
          </table:table-cell>
          <table:table-cell table:number-columns-repeated="3"/>
          <table:table-cell office:value-type="float" office:value="1.01927948084785" calcext:value-type="float">
            <text:p>1.01927948084785</text:p>
          </table:table-cell>
          <table:table-cell office:value-type="float" office:value="1.02278522325645" calcext:value-type="float">
            <text:p>1.02278522325645</text:p>
          </table:table-cell>
          <table:table-cell office:value-type="float" office:value="1.01293023828582" calcext:value-type="float">
            <text:p>1.01293023828582</text:p>
          </table:table-cell>
          <table:table-cell office:value-type="float" office:value="-0.00985498497063086" calcext:value-type="float">
            <text:p>-0.009854984970630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/09/2021</text:p>
          </table:table-cell>
          <table:table-cell office:value-type="string" calcext:value-type="string">
            <text:p>$150.81</text:p>
          </table:table-cell>
          <table:table-cell office:value-type="string" calcext:value-type="string">
            <text:p>$42.29</text:p>
          </table:table-cell>
          <table:table-cell office:value-type="float" office:value="4685.25" calcext:value-type="float">
            <text:p>4685.25</text:p>
          </table:table-cell>
          <table:table-cell/>
          <table:table-cell table:formula="of:=[.D204]/[.D203]" office:value-type="float" office:value="1.00351101862227" calcext:value-type="float">
            <text:p>1.00351101862227</text:p>
          </table:table-cell>
          <table:table-cell table:formula="of:=[.B204]/[.B203]" office:value-type="float" office:value="0.997546581791658" calcext:value-type="float">
            <text:p>0.997546581791658</text:p>
          </table:table-cell>
          <table:table-cell table:number-columns-repeated="3"/>
          <table:table-cell office:value-type="float" office:value="1.01116060971774" calcext:value-type="float">
            <text:p>1.01116060971774</text:p>
          </table:table-cell>
          <table:table-cell office:value-type="float" office:value="1.01296888546371" calcext:value-type="float">
            <text:p>1.01296888546371</text:p>
          </table:table-cell>
          <table:table-cell office:value-type="float" office:value="1.01045529147164" calcext:value-type="float">
            <text:p>1.01045529147164</text:p>
          </table:table-cell>
          <table:table-cell office:value-type="float" office:value="-0.00251359399206907" calcext:value-type="float">
            <text:p>-0.002513593992069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/08/2021</text:p>
          </table:table-cell>
          <table:table-cell office:value-type="string" calcext:value-type="string">
            <text:p>$150.44</text:p>
          </table:table-cell>
          <table:table-cell office:value-type="string" calcext:value-type="string">
            <text:p>$42.33</text:p>
          </table:table-cell>
          <table:table-cell office:value-type="float" office:value="4701.7" calcext:value-type="float">
            <text:p>4701.7</text:p>
          </table:table-cell>
          <table:table-cell/>
          <table:table-cell table:formula="of:=[.D205]/[.D204]" office:value-type="float" office:value="0.999113086755854" calcext:value-type="float">
            <text:p>0.999113086755854</text:p>
          </table:table-cell>
          <table:table-cell table:formula="of:=[.B205]/[.B204]" office:value-type="float" office:value="1.00558362137729" calcext:value-type="float">
            <text:p>1.00558362137729</text:p>
          </table:table-cell>
          <table:table-cell table:number-columns-repeated="3"/>
          <table:table-cell office:value-type="float" office:value="1.00978432566472" calcext:value-type="float">
            <text:p>1.00978432566472</text:p>
          </table:table-cell>
          <table:table-cell office:value-type="float" office:value="1.01130485250313" calcext:value-type="float">
            <text:p>1.01130485250313</text:p>
          </table:table-cell>
          <table:table-cell office:value-type="float" office:value="1.02147626782169" calcext:value-type="float">
            <text:p>1.02147626782169</text:p>
          </table:table-cell>
          <table:table-cell office:value-type="float" office:value="0.0101714153185632" calcext:value-type="float">
            <text:p>0.01017141531856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/05/2021</text:p>
          </table:table-cell>
          <table:table-cell office:value-type="string" calcext:value-type="string">
            <text:p>$151.28</text:p>
          </table:table-cell>
          <table:table-cell office:value-type="string" calcext:value-type="string">
            <text:p>$43.3</text:p>
          </table:table-cell>
          <table:table-cell office:value-type="float" office:value="4697.53" calcext:value-type="float">
            <text:p>4697.53</text:p>
          </table:table-cell>
          <table:table-cell/>
          <table:table-cell table:formula="of:=[.D206]/[.D205]" office:value-type="float" office:value="0.996281024282974" calcext:value-type="float">
            <text:p>0.996281024282974</text:p>
          </table:table-cell>
          <table:table-cell table:formula="of:=[.B206]/[.B205]" office:value-type="float" office:value="0.99788471708091" calcext:value-type="float">
            <text:p>0.99788471708091</text:p>
          </table:table-cell>
          <table:table-cell table:number-columns-repeated="3"/>
          <table:table-cell office:value-type="float" office:value="1.01873234420846" calcext:value-type="float">
            <text:p>1.01873234420846</text:p>
          </table:table-cell>
          <table:table-cell office:value-type="float" office:value="1.0221236931022" calcext:value-type="float">
            <text:p>1.0221236931022</text:p>
          </table:table-cell>
          <table:table-cell office:value-type="float" office:value="1.01925795053004" calcext:value-type="float">
            <text:p>1.01925795053004</text:p>
          </table:table-cell>
          <table:table-cell office:value-type="float" office:value="-0.00286574257216832" calcext:value-type="float">
            <text:p>-0.002865742572168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/04/2021</text:p>
          </table:table-cell>
          <table:table-cell office:value-type="string" calcext:value-type="string">
            <text:p>$150.96</text:p>
          </table:table-cell>
          <table:table-cell office:value-type="string" calcext:value-type="string">
            <text:p>$41.93</text:p>
          </table:table-cell>
          <table:table-cell office:value-type="float" office:value="4680.06" calcext:value-type="float">
            <text:p>4680.06</text:p>
          </table:table-cell>
          <table:table-cell/>
          <table:table-cell table:formula="of:=[.D207]/[.D206]" office:value-type="float" office:value="0.995835523476195" calcext:value-type="float">
            <text:p>0.995835523476195</text:p>
          </table:table-cell>
          <table:table-cell table:formula="of:=[.B207]/[.B206]" office:value-type="float" office:value="1.00351086380498" calcext:value-type="float">
            <text:p>1.00351086380498</text:p>
          </table:table-cell>
          <table:table-cell table:number-columns-repeated="3"/>
          <table:table-cell office:value-type="float" office:value="0.999180758548956" calcext:value-type="float">
            <text:p>0.999180758548956</text:p>
          </table:table-cell>
          <table:table-cell office:value-type="float" office:value="0.998484326724586" calcext:value-type="float">
            <text:p>0.998484326724586</text:p>
          </table:table-cell>
          <table:table-cell office:value-type="float" office:value="0.994915352169642" calcext:value-type="float">
            <text:p>0.994915352169642</text:p>
          </table:table-cell>
          <table:table-cell office:value-type="float" office:value="-0.00356897455494409" calcext:value-type="float">
            <text:p>-0.003568974554944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/03/2021</text:p>
          </table:table-cell>
          <table:table-cell office:value-type="string" calcext:value-type="string">
            <text:p>$151.49</text:p>
          </table:table-cell>
          <table:table-cell office:value-type="string" calcext:value-type="string">
            <text:p>$42.15</text:p>
          </table:table-cell>
          <table:table-cell office:value-type="float" office:value="4660.57" calcext:value-type="float">
            <text:p>4660.57</text:p>
          </table:table-cell>
          <table:table-cell/>
          <table:table-cell table:formula="of:=[.D208]/[.D207]" office:value-type="float" office:value="0.993580184398046" calcext:value-type="float">
            <text:p>0.993580184398046</text:p>
          </table:table-cell>
          <table:table-cell table:formula="of:=[.B208]/[.B207]" office:value-type="float" office:value="0.990296389200607" calcext:value-type="float">
            <text:p>0.990296389200607</text:p>
          </table:table-cell>
          <table:table-cell table:number-columns-repeated="3"/>
          <table:table-cell office:value-type="float" office:value="1.01444935963065" calcext:value-type="float">
            <text:p>1.01444935963065</text:p>
          </table:table-cell>
          <table:table-cell office:value-type="float" office:value="1.01694523630654" calcext:value-type="float">
            <text:p>1.01694523630654</text:p>
          </table:table-cell>
          <table:table-cell office:value-type="float" office:value="1.01939717753644" calcext:value-type="float">
            <text:p>1.01939717753644</text:p>
          </table:table-cell>
          <table:table-cell office:value-type="float" office:value="0.002451941229906" calcext:value-type="float">
            <text:p>0.0024519412299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/02/2021</text:p>
          </table:table-cell>
          <table:table-cell office:value-type="string" calcext:value-type="string">
            <text:p>$150.02</text:p>
          </table:table-cell>
          <table:table-cell office:value-type="string" calcext:value-type="string">
            <text:p>$42.13</text:p>
          </table:table-cell>
          <table:table-cell office:value-type="float" office:value="4630.65" calcext:value-type="float">
            <text:p>4630.65</text:p>
          </table:table-cell>
          <table:table-cell/>
          <table:table-cell table:formula="of:=[.D209]/[.D208]" office:value-type="float" office:value="0.996333128178549" calcext:value-type="float">
            <text:p>0.996333128178549</text:p>
          </table:table-cell>
          <table:table-cell table:formula="of:=[.B209]/[.B208]" office:value-type="float" office:value="0.992934275429943" calcext:value-type="float">
            <text:p>0.992934275429943</text:p>
          </table:table-cell>
          <table:table-cell table:number-columns-repeated="3"/>
          <table:table-cell office:value-type="float" office:value="0.99719022078348" calcext:value-type="float">
            <text:p>0.99719022078348</text:p>
          </table:table-cell>
          <table:table-cell office:value-type="float" office:value="0.996077613921541" calcext:value-type="float">
            <text:p>0.996077613921541</text:p>
          </table:table-cell>
          <table:table-cell office:value-type="float" office:value="0.997436335669116" calcext:value-type="float">
            <text:p>0.997436335669116</text:p>
          </table:table-cell>
          <table:table-cell office:value-type="float" office:value="0.00135872174757545" calcext:value-type="float">
            <text:p>0.001358721747575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/01/2021</text:p>
          </table:table-cell>
          <table:table-cell office:value-type="string" calcext:value-type="string">
            <text:p>$148.96</text:p>
          </table:table-cell>
          <table:table-cell office:value-type="string" calcext:value-type="string">
            <text:p>$42.4</text:p>
          </table:table-cell>
          <table:table-cell office:value-type="float" office:value="4613.67" calcext:value-type="float">
            <text:p>4613.67</text:p>
          </table:table-cell>
          <table:table-cell/>
          <table:table-cell table:formula="of:=[.D210]/[.D209]" office:value-type="float" office:value="0.998203165809432" calcext:value-type="float">
            <text:p>0.998203165809432</text:p>
          </table:table-cell>
          <table:table-cell table:formula="of:=[.B210]/[.B209]" office:value-type="float" office:value="1.00563909774436" calcext:value-type="float">
            <text:p>1.00563909774436</text:p>
          </table:table-cell>
          <table:table-cell table:number-columns-repeated="3"/>
          <table:table-cell office:value-type="float" office:value="0.990923113809046" calcext:value-type="float">
            <text:p>0.990923113809046</text:p>
          </table:table-cell>
          <table:table-cell office:value-type="float" office:value="0.988500200995735" calcext:value-type="float">
            <text:p>0.988500200995735</text:p>
          </table:table-cell>
          <table:table-cell office:value-type="float" office:value="0.983493260223898" calcext:value-type="float">
            <text:p>0.983493260223898</text:p>
          </table:table-cell>
          <table:table-cell office:value-type="float" office:value="-0.00500694077183728" calcext:value-type="float">
            <text:p>-0.005006940771837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/29/2021</text:p>
          </table:table-cell>
          <table:table-cell office:value-type="string" calcext:value-type="string">
            <text:p>$149.8</text:p>
          </table:table-cell>
          <table:table-cell office:value-type="string" calcext:value-type="string">
            <text:p>$41.86</text:p>
          </table:table-cell>
          <table:table-cell office:value-type="float" office:value="4605.38" calcext:value-type="float">
            <text:p>4605.38</text:p>
          </table:table-cell>
          <table:table-cell/>
          <table:table-cell table:formula="of:=[.D211]/[.D210]" office:value-type="float" office:value="0.998054449361399" calcext:value-type="float">
            <text:p>0.998054449361399</text:p>
          </table:table-cell>
          <table:table-cell table:formula="of:=[.B211]/[.B210]" office:value-type="float" office:value="1.01849132176235" calcext:value-type="float">
            <text:p>1.01849132176235</text:p>
          </table:table-cell>
          <table:table-cell table:number-columns-repeated="3"/>
          <table:table-cell office:value-type="float" office:value="1.00144316519959" calcext:value-type="float">
            <text:p>1.00144316519959</text:p>
          </table:table-cell>
          <table:table-cell office:value-type="float" office:value="1.00121974985808" calcext:value-type="float">
            <text:p>1.00121974985808</text:p>
          </table:table-cell>
          <table:table-cell office:value-type="float" office:value="0.999883849236309" calcext:value-type="float">
            <text:p>0.999883849236309</text:p>
          </table:table-cell>
          <table:table-cell office:value-type="float" office:value="-0.00133590062177302" calcext:value-type="float">
            <text:p>-0.001335900621773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/28/2021</text:p>
          </table:table-cell>
          <table:table-cell office:value-type="string" calcext:value-type="string">
            <text:p>$152.57</text:p>
          </table:table-cell>
          <table:table-cell office:value-type="string" calcext:value-type="string">
            <text:p>$42.28</text:p>
          </table:table-cell>
          <table:table-cell office:value-type="float" office:value="4596.42" calcext:value-type="float">
            <text:p>4596.42</text:p>
          </table:table-cell>
          <table:table-cell/>
          <table:table-cell table:formula="of:=[.D212]/[.D211]" office:value-type="float" office:value="0.990266337715004" calcext:value-type="float">
            <text:p>0.990266337715004</text:p>
          </table:table-cell>
          <table:table-cell table:formula="of:=[.B212]/[.B211]" office:value-type="float" office:value="0.975617749229862" calcext:value-type="float">
            <text:p>0.975617749229862</text:p>
          </table:table-cell>
          <table:table-cell table:number-columns-repeated="3"/>
          <table:table-cell office:value-type="float" office:value="1.00406668334392" calcext:value-type="float">
            <text:p>1.00406668334392</text:p>
          </table:table-cell>
          <table:table-cell office:value-type="float" office:value="1.00439178447932" calcext:value-type="float">
            <text:p>1.00439178447932</text:p>
          </table:table-cell>
          <table:table-cell office:value-type="float" office:value="0.999012603821804" calcext:value-type="float">
            <text:p>0.999012603821804</text:p>
          </table:table-cell>
          <table:table-cell office:value-type="float" office:value="-0.00537918065751475" calcext:value-type="float">
            <text:p>-0.005379180657514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/27/2021</text:p>
          </table:table-cell>
          <table:table-cell office:value-type="string" calcext:value-type="string">
            <text:p>$148.85</text:p>
          </table:table-cell>
          <table:table-cell office:value-type="string" calcext:value-type="string">
            <text:p>$42.16</text:p>
          </table:table-cell>
          <table:table-cell office:value-type="float" office:value="4551.68" calcext:value-type="float">
            <text:p>4551.68</text:p>
          </table:table-cell>
          <table:table-cell/>
          <table:table-cell table:formula="of:=[.D213]/[.D212]" office:value-type="float" office:value="1.0050772462036" calcext:value-type="float">
            <text:p>1.0050772462036</text:p>
          </table:table-cell>
          <table:table-cell table:formula="of:=[.B213]/[.B212]" office:value-type="float" office:value="1.00315754114881" calcext:value-type="float">
            <text:p>1.00315754114881</text:p>
          </table:table-cell>
          <table:table-cell table:number-columns-repeated="3"/>
          <table:table-cell office:value-type="float" office:value="1.00096464049574" calcext:value-type="float">
            <text:p>1.00096464049574</text:p>
          </table:table-cell>
          <table:table-cell office:value-type="float" office:value="1.00064117679541" calcext:value-type="float">
            <text:p>1.00064117679541</text:p>
          </table:table-cell>
          <table:table-cell office:value-type="float" office:value="1.01697674418605" calcext:value-type="float">
            <text:p>1.01697674418605</text:p>
          </table:table-cell>
          <table:table-cell office:value-type="float" office:value="0.0163355673906405" calcext:value-type="float">
            <text:p>0.01633556739064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/26/2021</text:p>
          </table:table-cell>
          <table:table-cell office:value-type="string" calcext:value-type="string">
            <text:p>$149.32</text:p>
          </table:table-cell>
          <table:table-cell office:value-type="string" calcext:value-type="string">
            <text:p>$42.57</text:p>
          </table:table-cell>
          <table:table-cell office:value-type="float" office:value="4574.79" calcext:value-type="float">
            <text:p>4574.79</text:p>
          </table:table-cell>
          <table:table-cell/>
          <table:table-cell table:formula="of:=[.D214]/[.D213]" office:value-type="float" office:value="0.998183523178113" calcext:value-type="float">
            <text:p>0.998183523178113</text:p>
          </table:table-cell>
          <table:table-cell table:formula="of:=[.B214]/[.B213]" office:value-type="float" office:value="0.995446021966247" calcext:value-type="float">
            <text:p>0.995446021966247</text:p>
          </table:table-cell>
          <table:table-cell table:number-columns-repeated="3"/>
          <table:table-cell office:value-type="float" office:value="1.01977628292679" calcext:value-type="float">
            <text:p>1.01977628292679</text:p>
          </table:table-cell>
          <table:table-cell office:value-type="float" office:value="1.0233858950672" calcext:value-type="float">
            <text:p>1.0233858950672</text:p>
          </table:table-cell>
          <table:table-cell office:value-type="float" office:value="1.02732677795564" calcext:value-type="float">
            <text:p>1.02732677795564</text:p>
          </table:table-cell>
          <table:table-cell office:value-type="float" office:value="0.00394088288843575" calcext:value-type="float">
            <text:p>0.003940882888435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/25/2021</text:p>
          </table:table-cell>
          <table:table-cell office:value-type="string" calcext:value-type="string">
            <text:p>$148.64</text:p>
          </table:table-cell>
          <table:table-cell office:value-type="string" calcext:value-type="string">
            <text:p>$42.66</text:p>
          </table:table-cell>
          <table:table-cell office:value-type="float" office:value="4566.48" calcext:value-type="float">
            <text:p>4566.48</text:p>
          </table:table-cell>
          <table:table-cell/>
          <table:table-cell table:formula="of:=[.D215]/[.D214]" office:value-type="float" office:value="0.995274259385785" calcext:value-type="float">
            <text:p>0.995274259385785</text:p>
          </table:table-cell>
          <table:table-cell table:formula="of:=[.B215]/[.B214]" office:value-type="float" office:value="1.00033638320775" calcext:value-type="float">
            <text:p>1.00033638320775</text:p>
          </table:table-cell>
          <table:table-cell table:number-columns-repeated="3"/>
          <table:table-cell office:value-type="float" office:value="1.00063001456126" calcext:value-type="float">
            <text:p>1.00063001456126</text:p>
          </table:table-cell>
          <table:table-cell office:value-type="float" office:value="1.00023658837981" calcext:value-type="float">
            <text:p>1.00023658837981</text:p>
          </table:table-cell>
          <table:table-cell office:value-type="float" office:value="1.01285475792988" calcext:value-type="float">
            <text:p>1.01285475792988</text:p>
          </table:table-cell>
          <table:table-cell office:value-type="float" office:value="0.0126181695500764" calcext:value-type="float">
            <text:p>0.01261816955007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/22/2021</text:p>
          </table:table-cell>
          <table:table-cell office:value-type="string" calcext:value-type="string">
            <text:p>$148.69</text:p>
          </table:table-cell>
          <table:table-cell office:value-type="string" calcext:value-type="string">
            <text:p>$42.8</text:p>
          </table:table-cell>
          <table:table-cell office:value-type="float" office:value="4544.9" calcext:value-type="float">
            <text:p>4544.9</text:p>
          </table:table-cell>
          <table:table-cell/>
          <table:table-cell table:formula="of:=[.D216]/[.D215]" office:value-type="float" office:value="1.00107373099518" calcext:value-type="float">
            <text:p>1.00107373099518</text:p>
          </table:table-cell>
          <table:table-cell table:formula="of:=[.B216]/[.B215]" office:value-type="float" office:value="1.00531306745578" calcext:value-type="float">
            <text:p>1.00531306745578</text:p>
          </table:table-cell>
          <table:table-cell table:number-columns-repeated="3"/>
          <table:table-cell office:value-type="float" office:value="0.993666294177494" calcext:value-type="float">
            <text:p>0.993666294177494</text:p>
          </table:table-cell>
          <table:table-cell office:value-type="float" office:value="0.991816916422245" calcext:value-type="float">
            <text:p>0.991816916422245</text:p>
          </table:table-cell>
          <table:table-cell office:value-type="float" office:value="0.975605735948574" calcext:value-type="float">
            <text:p>0.975605735948574</text:p>
          </table:table-cell>
          <table:table-cell office:value-type="float" office:value="-0.016211180473671" calcext:value-type="float">
            <text:p>-0.0162111804736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/21/2021</text:p>
          </table:table-cell>
          <table:table-cell office:value-type="string" calcext:value-type="string">
            <text:p>$149.48</text:p>
          </table:table-cell>
          <table:table-cell office:value-type="string" calcext:value-type="string">
            <text:p>$42.52</text:p>
          </table:table-cell>
          <table:table-cell office:value-type="float" office:value="4549.78" calcext:value-type="float">
            <text:p>4549.78</text:p>
          </table:table-cell>
          <table:table-cell/>
          <table:table-cell table:formula="of:=[.D217]/[.D216]" office:value-type="float" office:value="0.997013042388863" calcext:value-type="float">
            <text:p>0.997013042388863</text:p>
          </table:table-cell>
          <table:table-cell table:formula="of:=[.B217]/[.B216]" office:value-type="float" office:value="0.998528231201499" calcext:value-type="float">
            <text:p>0.998528231201499</text:p>
          </table:table-cell>
          <table:table-cell table:number-columns-repeated="3"/>
          <table:table-cell office:value-type="float" office:value="1.00263313597053" calcext:value-type="float">
            <text:p>1.00263313597053</text:p>
          </table:table-cell>
          <table:table-cell office:value-type="float" office:value="1.00265851577317" calcext:value-type="float">
            <text:p>1.00265851577317</text:p>
          </table:table-cell>
          <table:table-cell office:value-type="float" office:value="1.00354789660416" calcext:value-type="float">
            <text:p>1.00354789660416</text:p>
          </table:table-cell>
          <table:table-cell office:value-type="float" office:value="0.000889380830989106" calcext:value-type="float">
            <text:p>0.0008893808309891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/20/2021</text:p>
          </table:table-cell>
          <table:table-cell office:value-type="string" calcext:value-type="string">
            <text:p>$149.26</text:p>
          </table:table-cell>
          <table:table-cell office:value-type="string" calcext:value-type="string">
            <text:p>$43.18</text:p>
          </table:table-cell>
          <table:table-cell office:value-type="float" office:value="4536.19" calcext:value-type="float">
            <text:p>4536.19</text:p>
          </table:table-cell>
          <table:table-cell/>
          <table:table-cell table:formula="of:=[.D218]/[.D217]" office:value-type="float" office:value="0.996349359264052" calcext:value-type="float">
            <text:p>0.996349359264052</text:p>
          </table:table-cell>
          <table:table-cell table:formula="of:=[.B218]/[.B217]" office:value-type="float" office:value="0.996650140694091" calcext:value-type="float">
            <text:p>0.996650140694091</text:p>
          </table:table-cell>
          <table:table-cell table:number-columns-repeated="3"/>
          <table:table-cell office:value-type="float" office:value="1.00299870467677" calcext:value-type="float">
            <text:p>1.00299870467677</text:p>
          </table:table-cell>
          <table:table-cell office:value-type="float" office:value="1.00310051637268" calcext:value-type="float">
            <text:p>1.00310051637268</text:p>
          </table:table-cell>
          <table:table-cell office:value-type="float" office:value="1.00662177328844" calcext:value-type="float">
            <text:p>1.00662177328844</text:p>
          </table:table-cell>
          <table:table-cell office:value-type="float" office:value="0.00352125691575655" calcext:value-type="float">
            <text:p>0.003521256915756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/19/2021</text:p>
          </table:table-cell>
          <table:table-cell office:value-type="string" calcext:value-type="string">
            <text:p>$148.76</text:p>
          </table:table-cell>
          <table:table-cell office:value-type="string" calcext:value-type="string">
            <text:p>$42.89</text:p>
          </table:table-cell>
          <table:table-cell office:value-type="float" office:value="4519.63" calcext:value-type="float">
            <text:p>4519.63</text:p>
          </table:table-cell>
          <table:table-cell/>
          <table:table-cell table:formula="of:=[.D219]/[.D218]" office:value-type="float" office:value="0.992660903658043" calcext:value-type="float">
            <text:p>0.992660903658043</text:p>
          </table:table-cell>
          <table:table-cell table:formula="of:=[.B219]/[.B218]" office:value-type="float" office:value="0.985143855875235" calcext:value-type="float">
            <text:p>0.985143855875235</text:p>
          </table:table-cell>
          <table:table-cell table:number-columns-repeated="3"/>
          <table:table-cell office:value-type="float" office:value="0.998600059252336" calcext:value-type="float">
            <text:p>0.998600059252336</text:p>
          </table:table-cell>
          <table:table-cell office:value-type="float" office:value="0.99778221674399" calcext:value-type="float">
            <text:p>0.99778221674399</text:p>
          </table:table-cell>
          <table:table-cell office:value-type="float" office:value="0.999498271825176" calcext:value-type="float">
            <text:p>0.999498271825176</text:p>
          </table:table-cell>
          <table:table-cell office:value-type="float" office:value="0.00171605508118577" calcext:value-type="float">
            <text:p>0.001716055081185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/18/2021</text:p>
          </table:table-cell>
          <table:table-cell office:value-type="string" calcext:value-type="string">
            <text:p>$146.55</text:p>
          </table:table-cell>
          <table:table-cell office:value-type="string" calcext:value-type="string">
            <text:p>$42.65</text:p>
          </table:table-cell>
          <table:table-cell office:value-type="float" office:value="4486.46" calcext:value-type="float">
            <text:p>4486.46</text:p>
          </table:table-cell>
          <table:table-cell/>
          <table:table-cell table:formula="of:=[.D220]/[.D219]" office:value-type="float" office:value="0.996636546408527" calcext:value-type="float">
            <text:p>0.996636546408527</text:p>
          </table:table-cell>
          <table:table-cell table:formula="of:=[.B220]/[.B219]" office:value-type="float" office:value="0.988331627430911" calcext:value-type="float">
            <text:p>0.988331627430911</text:p>
          </table:table-cell>
          <table:table-cell table:number-columns-repeated="3"/>
          <table:table-cell office:value-type="float" office:value="1.00101120895881" calcext:value-type="float">
            <text:p>1.00101120895881</text:p>
          </table:table-cell>
          <table:table-cell office:value-type="float" office:value="1.00069748163837" calcext:value-type="float">
            <text:p>1.00069748163837</text:p>
          </table:table-cell>
          <table:table-cell office:value-type="float" office:value="1.0058006581516" calcext:value-type="float">
            <text:p>1.0058006581516</text:p>
          </table:table-cell>
          <table:table-cell office:value-type="float" office:value="0.00510317651322856" calcext:value-type="float">
            <text:p>0.005103176513228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/15/2021</text:p>
          </table:table-cell>
          <table:table-cell office:value-type="string" calcext:value-type="string">
            <text:p>$144.84</text:p>
          </table:table-cell>
          <table:table-cell office:value-type="string" calcext:value-type="string">
            <text:p>$42.56</text:p>
          </table:table-cell>
          <table:table-cell office:value-type="float" office:value="4471.37" calcext:value-type="float">
            <text:p>4471.37</text:p>
          </table:table-cell>
          <table:table-cell/>
          <table:table-cell table:formula="of:=[.D221]/[.D220]" office:value-type="float" office:value="0.992595110670779" calcext:value-type="float">
            <text:p>0.992595110670779</text:p>
          </table:table-cell>
          <table:table-cell table:formula="of:=[.B221]/[.B220]" office:value-type="float" office:value="0.992543496271748" calcext:value-type="float">
            <text:p>0.992543496271748</text:p>
          </table:table-cell>
          <table:table-cell table:number-columns-repeated="3"/>
          <table:table-cell office:value-type="float" office:value="0.98634994646424" calcext:value-type="float">
            <text:p>0.98634994646424</text:p>
          </table:table-cell>
          <table:table-cell office:value-type="float" office:value="0.982970890982076" calcext:value-type="float">
            <text:p>0.982970890982076</text:p>
          </table:table-cell>
          <table:table-cell office:value-type="float" office:value="0.977541174513392" calcext:value-type="float">
            <text:p>0.977541174513392</text:p>
          </table:table-cell>
          <table:table-cell office:value-type="float" office:value="-0.00542971646868373" calcext:value-type="float">
            <text:p>-0.005429716468683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/14/2021</text:p>
          </table:table-cell>
          <table:table-cell office:value-type="string" calcext:value-type="string">
            <text:p>$143.76</text:p>
          </table:table-cell>
          <table:table-cell office:value-type="string" calcext:value-type="string">
            <text:p>$42.53</text:p>
          </table:table-cell>
          <table:table-cell office:value-type="float" office:value="4438.26" calcext:value-type="float">
            <text:p>4438.26</text:p>
          </table:table-cell>
          <table:table-cell/>
          <table:table-cell table:formula="of:=[.D222]/[.D221]" office:value-type="float" office:value="0.983223155020211" calcext:value-type="float">
            <text:p>0.983223155020211</text:p>
          </table:table-cell>
          <table:table-cell table:formula="of:=[.B222]/[.B221]" office:value-type="float" office:value="0.980175292153589" calcext:value-type="float">
            <text:p>0.980175292153589</text:p>
          </table:table-cell>
          <table:table-cell table:number-columns-repeated="3"/>
          <table:table-cell office:value-type="float" office:value="0.993814790754562" calcext:value-type="float">
            <text:p>0.993814790754562</text:p>
          </table:table-cell>
          <table:table-cell office:value-type="float" office:value="0.991996460171395" calcext:value-type="float">
            <text:p>0.991996460171395</text:p>
          </table:table-cell>
          <table:table-cell office:value-type="float" office:value="0.996369412298616" calcext:value-type="float">
            <text:p>0.996369412298616</text:p>
          </table:table-cell>
          <table:table-cell office:value-type="float" office:value="0.00437295212722066" calcext:value-type="float">
            <text:p>0.004372952127220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/13/2021</text:p>
          </table:table-cell>
          <table:table-cell office:value-type="string" calcext:value-type="string">
            <text:p>$140.91</text:p>
          </table:table-cell>
          <table:table-cell office:value-type="string" calcext:value-type="string">
            <text:p>$42.11</text:p>
          </table:table-cell>
          <table:table-cell office:value-type="float" office:value="4363.8" calcext:value-type="float">
            <text:p>4363.8</text:p>
          </table:table-cell>
          <table:table-cell/>
          <table:table-cell table:formula="of:=[.D223]/[.D222]" office:value-type="float" office:value="0.996986571336908" calcext:value-type="float">
            <text:p>0.996986571336908</text:p>
          </table:table-cell>
          <table:table-cell table:formula="of:=[.B223]/[.B222]" office:value-type="float" office:value="1.00425803704492" calcext:value-type="float">
            <text:p>1.00425803704492</text:p>
          </table:table-cell>
          <table:table-cell table:number-columns-repeated="3"/>
          <table:table-cell office:value-type="float" office:value="0.989922411296779" calcext:value-type="float">
            <text:p>0.989922411296779</text:p>
          </table:table-cell>
          <table:table-cell office:value-type="float" office:value="0.987290274919433" calcext:value-type="float">
            <text:p>0.987290274919433</text:p>
          </table:table-cell>
          <table:table-cell office:value-type="float" office:value="0.984912320655887" calcext:value-type="float">
            <text:p>0.984912320655887</text:p>
          </table:table-cell>
          <table:table-cell office:value-type="float" office:value="-0.00237795426354581" calcext:value-type="float">
            <text:p>-0.002377954263545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/12/2021</text:p>
          </table:table-cell>
          <table:table-cell office:value-type="string" calcext:value-type="string">
            <text:p>$141.51</text:p>
          </table:table-cell>
          <table:table-cell office:value-type="string" calcext:value-type="string">
            <text:p>$41.84</text:p>
          </table:table-cell>
          <table:table-cell office:value-type="float" office:value="4350.65" calcext:value-type="float">
            <text:p>4350.65</text:p>
          </table:table-cell>
          <table:table-cell/>
          <table:table-cell table:formula="of:=[.D224]/[.D223]" office:value-type="float" office:value="1.00242262650409" calcext:value-type="float">
            <text:p>1.00242262650409</text:p>
          </table:table-cell>
          <table:table-cell table:formula="of:=[.B224]/[.B223]" office:value-type="float" office:value="1.00918662992015" calcext:value-type="float">
            <text:p>1.00918662992015</text:p>
          </table:table-cell>
          <table:table-cell table:number-columns-repeated="3"/>
          <table:table-cell office:value-type="float" office:value="0.982532591418364" calcext:value-type="float">
            <text:p>0.982532591418364</text:p>
          </table:table-cell>
          <table:table-cell office:value-type="float" office:value="0.978355415997364" calcext:value-type="float">
            <text:p>0.978355415997364</text:p>
          </table:table-cell>
          <table:table-cell office:value-type="float" office:value="0.981270593675935" calcext:value-type="float">
            <text:p>0.981270593675935</text:p>
          </table:table-cell>
          <table:table-cell office:value-type="float" office:value="0.00291517767857052" calcext:value-type="float">
            <text:p>0.002915177678570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/11/2021</text:p>
          </table:table-cell>
          <table:table-cell office:value-type="string" calcext:value-type="string">
            <text:p>$142.81</text:p>
          </table:table-cell>
          <table:table-cell office:value-type="string" calcext:value-type="string">
            <text:p>$41.34</text:p>
          </table:table-cell>
          <table:table-cell office:value-type="float" office:value="4361.19" calcext:value-type="float">
            <text:p>4361.19</text:p>
          </table:table-cell>
          <table:table-cell/>
          <table:table-cell table:formula="of:=[.D225]/[.D224]" office:value-type="float" office:value="1.0069132507412" calcext:value-type="float">
            <text:p>1.0069132507412</text:p>
          </table:table-cell>
          <table:table-cell table:formula="of:=[.B225]/[.B224]" office:value-type="float" office:value="1.00063020796863" calcext:value-type="float">
            <text:p>1.00063020796863</text:p>
          </table:table-cell>
          <table:table-cell table:number-columns-repeated="3"/>
          <table:table-cell office:value-type="float" office:value="1.01151921401395" calcext:value-type="float">
            <text:p>1.01151921401395</text:p>
          </table:table-cell>
          <table:table-cell office:value-type="float" office:value="1.01340246555744" calcext:value-type="float">
            <text:p>1.01340246555744</text:p>
          </table:table-cell>
          <table:table-cell office:value-type="float" office:value="1.00818851251841" calcext:value-type="float">
            <text:p>1.00818851251841</text:p>
          </table:table-cell>
          <table:table-cell office:value-type="float" office:value="-0.00521395303902672" calcext:value-type="float">
            <text:p>-0.005213953039026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/08/2021</text:p>
          </table:table-cell>
          <table:table-cell office:value-type="string" calcext:value-type="string">
            <text:p>$142.9</text:p>
          </table:table-cell>
          <table:table-cell office:value-type="string" calcext:value-type="string">
            <text:p>$41.37</text:p>
          </table:table-cell>
          <table:table-cell office:value-type="float" office:value="4391.34" calcext:value-type="float">
            <text:p>4391.34</text:p>
          </table:table-cell>
          <table:table-cell/>
          <table:table-cell table:formula="of:=[.D226]/[.D225]" office:value-type="float" office:value="1.00191741017548" calcext:value-type="float">
            <text:p>1.00191741017548</text:p>
          </table:table-cell>
          <table:table-cell table:formula="of:=[.B226]/[.B225]" office:value-type="float" office:value="1.00272918124563" calcext:value-type="float">
            <text:p>1.00272918124563</text:p>
          </table:table-cell>
          <table:table-cell table:number-columns-repeated="3"/>
          <table:table-cell office:value-type="float" office:value="1.01039466394266" calcext:value-type="float">
            <text:p>1.01039466394266</text:p>
          </table:table-cell>
          <table:table-cell office:value-type="float" office:value="1.01204279828501" calcext:value-type="float">
            <text:p>1.01204279828501</text:p>
          </table:table-cell>
          <table:table-cell office:value-type="float" office:value="1.00654434965525" calcext:value-type="float">
            <text:p>1.00654434965525</text:p>
          </table:table-cell>
          <table:table-cell office:value-type="float" office:value="-0.00549844862975824" calcext:value-type="float">
            <text:p>-0.005498448629758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/07/2021</text:p>
          </table:table-cell>
          <table:table-cell office:value-type="string" calcext:value-type="string">
            <text:p>$143.29</text:p>
          </table:table-cell>
          <table:table-cell office:value-type="string" calcext:value-type="string">
            <text:p>$40.8</text:p>
          </table:table-cell>
          <table:table-cell office:value-type="float" office:value="4399.76" calcext:value-type="float">
            <text:p>4399.76</text:p>
          </table:table-cell>
          <table:table-cell/>
          <table:table-cell table:formula="of:=[.D227]/[.D226]" office:value-type="float" office:value="0.991770005636671" calcext:value-type="float">
            <text:p>0.991770005636671</text:p>
          </table:table-cell>
          <table:table-cell table:formula="of:=[.B227]/[.B226]" office:value-type="float" office:value="0.990997278246912" calcext:value-type="float">
            <text:p>0.990997278246912</text:p>
          </table:table-cell>
          <table:table-cell table:number-columns-repeated="3"/>
          <table:table-cell office:value-type="float" office:value="1.00882049919999" calcext:value-type="float">
            <text:p>1.00882049919999</text:p>
          </table:table-cell>
          <table:table-cell office:value-type="float" office:value="1.01013951239614" calcext:value-type="float">
            <text:p>1.01013951239614</text:p>
          </table:table-cell>
          <table:table-cell office:value-type="float" office:value="1.04086845466156" calcext:value-type="float">
            <text:p>1.04086845466156</text:p>
          </table:table-cell>
          <table:table-cell office:value-type="float" office:value="0.0307289422654147" calcext:value-type="float">
            <text:p>0.03072894226541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/06/2021</text:p>
          </table:table-cell>
          <table:table-cell office:value-type="string" calcext:value-type="string">
            <text:p>$142</text:p>
          </table:table-cell>
          <table:table-cell office:value-type="string" calcext:value-type="string">
            <text:p>$40.55</text:p>
          </table:table-cell>
          <table:table-cell office:value-type="float" office:value="4363.55" calcext:value-type="float">
            <text:p>4363.55</text:p>
          </table:table-cell>
          <table:table-cell/>
          <table:table-cell table:formula="of:=[.D228]/[.D227]" office:value-type="float" office:value="0.995913877462158" calcext:value-type="float">
            <text:p>0.995913877462158</text:p>
          </table:table-cell>
          <table:table-cell table:formula="of:=[.B228]/[.B227]" office:value-type="float" office:value="0.993732394366197" calcext:value-type="float">
            <text:p>0.993732394366197</text:p>
          </table:table-cell>
          <table:table-cell table:number-columns-repeated="3"/>
          <table:table-cell office:value-type="float" office:value="0.983914562034884" calcext:value-type="float">
            <text:p>0.983914562034884</text:p>
          </table:table-cell>
          <table:table-cell office:value-type="float" office:value="0.98002632444929" calcext:value-type="float">
            <text:p>0.98002632444929</text:p>
          </table:table-cell>
          <table:table-cell office:value-type="float" office:value="0.972281093139989" calcext:value-type="float">
            <text:p>0.972281093139989</text:p>
          </table:table-cell>
          <table:table-cell office:value-type="float" office:value="-0.00774523130930127" calcext:value-type="float">
            <text:p>-0.007745231309301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/05/2021</text:p>
          </table:table-cell>
          <table:table-cell office:value-type="string" calcext:value-type="string">
            <text:p>$141.11</text:p>
          </table:table-cell>
          <table:table-cell office:value-type="string" calcext:value-type="string">
            <text:p>$40.18</text:p>
          </table:table-cell>
          <table:table-cell office:value-type="float" office:value="4345.72" calcext:value-type="float">
            <text:p>4345.72</text:p>
          </table:table-cell>
          <table:table-cell/>
          <table:table-cell table:formula="of:=[.D229]/[.D228]" office:value-type="float" office:value="0.989585155049106" calcext:value-type="float">
            <text:p>0.989585155049106</text:p>
          </table:table-cell>
          <table:table-cell table:formula="of:=[.B229]/[.B228]" office:value-type="float" office:value="0.986039260151654" calcext:value-type="float">
            <text:p>0.986039260151654</text:p>
          </table:table-cell>
          <table:table-cell table:number-columns-repeated="3"/>
          <table:table-cell office:value-type="float" office:value="1.00752682835249" calcext:value-type="float">
            <text:p>1.00752682835249</text:p>
          </table:table-cell>
          <table:table-cell office:value-type="float" office:value="1.00857536513625" calcext:value-type="float">
            <text:p>1.00857536513625</text:p>
          </table:table-cell>
          <table:table-cell office:value-type="float" office:value="1.00808810875925" calcext:value-type="float">
            <text:p>1.00808810875925</text:p>
          </table:table-cell>
          <table:table-cell office:value-type="float" office:value="-0.000487256376997092" calcext:value-type="float">
            <text:p>-0.0004872563769970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/04/2021</text:p>
          </table:table-cell>
          <table:table-cell office:value-type="string" calcext:value-type="string">
            <text:p>$139.14</text:p>
          </table:table-cell>
          <table:table-cell office:value-type="string" calcext:value-type="string">
            <text:p>$40.42</text:p>
          </table:table-cell>
          <table:table-cell office:value-type="float" office:value="4300.46" calcext:value-type="float">
            <text:p>4300.46</text:p>
          </table:table-cell>
          <table:table-cell/>
          <table:table-cell table:formula="of:=[.D230]/[.D229]" office:value-type="float" office:value="1.01315673207052" calcext:value-type="float">
            <text:p>1.01315673207052</text:p>
          </table:table-cell>
          <table:table-cell table:formula="of:=[.B230]/[.B229]" office:value-type="float" office:value="1.02522639068564" calcext:value-type="float">
            <text:p>1.02522639068564</text:p>
          </table:table-cell>
          <table:table-cell table:number-columns-repeated="3"/>
          <table:table-cell office:value-type="float" office:value="1.00922044904979" calcext:value-type="float">
            <text:p>1.00922044904979</text:p>
          </table:table-cell>
          <table:table-cell office:value-type="float" office:value="1.01062308243475" calcext:value-type="float">
            <text:p>1.01062308243475</text:p>
          </table:table-cell>
          <table:table-cell office:value-type="float" office:value="1.02111073176283" calcext:value-type="float">
            <text:p>1.02111073176283</text:p>
          </table:table-cell>
          <table:table-cell office:value-type="float" office:value="0.010487649328081" calcext:value-type="float">
            <text:p>0.0104876493280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/01/2021</text:p>
          </table:table-cell>
          <table:table-cell office:value-type="string" calcext:value-type="string">
            <text:p>$142.65</text:p>
          </table:table-cell>
          <table:table-cell office:value-type="string" calcext:value-type="string">
            <text:p>$40.02</text:p>
          </table:table-cell>
          <table:table-cell office:value-type="float" office:value="4357.04" calcext:value-type="float">
            <text:p>4357.04</text:p>
          </table:table-cell>
          <table:table-cell/>
          <table:table-cell table:formula="of:=[.D231]/[.D230]" office:value-type="float" office:value="0.988639076069993" calcext:value-type="float">
            <text:p>0.988639076069993</text:p>
          </table:table-cell>
          <table:table-cell table:formula="of:=[.B231]/[.B230]" office:value-type="float" office:value="0.991938310550298" calcext:value-type="float">
            <text:p>0.991938310550298</text:p>
          </table:table-cell>
          <table:table-cell table:number-columns-repeated="3"/>
          <table:table-cell office:value-type="float" office:value="0.990541211624738" calcext:value-type="float">
            <text:p>0.990541211624738</text:p>
          </table:table-cell>
          <table:table-cell office:value-type="float" office:value="0.9880384519687" calcext:value-type="float">
            <text:p>0.9880384519687</text:p>
          </table:table-cell>
          <table:table-cell office:value-type="float" office:value="0.972750069657286" calcext:value-type="float">
            <text:p>0.972750069657286</text:p>
          </table:table-cell>
          <table:table-cell office:value-type="float" office:value="-0.0152883823114142" calcext:value-type="float">
            <text:p>-0.01528838231141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9/30/2021</text:p>
          </table:table-cell>
          <table:table-cell office:value-type="string" calcext:value-type="string">
            <text:p>$141.5</text:p>
          </table:table-cell>
          <table:table-cell office:value-type="string" calcext:value-type="string">
            <text:p>$39.8</text:p>
          </table:table-cell>
          <table:table-cell office:value-type="float" office:value="4307.54" calcext:value-type="float">
            <text:p>4307.54</text:p>
          </table:table-cell>
          <table:table-cell/>
          <table:table-cell table:formula="of:=[.D232]/[.D231]" office:value-type="float" office:value="1.01205328331252" calcext:value-type="float">
            <text:p>1.01205328331252</text:p>
          </table:table-cell>
          <table:table-cell table:formula="of:=[.B232]/[.B231]" office:value-type="float" office:value="1.00939929328622" calcext:value-type="float">
            <text:p>1.00939929328622</text:p>
          </table:table-cell>
          <table:table-cell table:number-columns-repeated="3"/>
          <table:table-cell office:value-type="float" office:value="1.00723307159155" calcext:value-type="float">
            <text:p>1.00723307159155</text:p>
          </table:table-cell>
          <table:table-cell office:value-type="float" office:value="1.00822019068551" calcext:value-type="float">
            <text:p>1.00822019068551</text:p>
          </table:table-cell>
          <table:table-cell office:value-type="float" office:value="1.00297891842346" calcext:value-type="float">
            <text:p>1.00297891842346</text:p>
          </table:table-cell>
          <table:table-cell office:value-type="float" office:value="-0.00524127226204207" calcext:value-type="float">
            <text:p>-0.005241272262042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9/29/2021</text:p>
          </table:table-cell>
          <table:table-cell office:value-type="string" calcext:value-type="string">
            <text:p>$142.83</text:p>
          </table:table-cell>
          <table:table-cell office:value-type="string" calcext:value-type="string">
            <text:p>$39.82</text:p>
          </table:table-cell>
          <table:table-cell office:value-type="float" office:value="4359.46" calcext:value-type="float">
            <text:p>4359.46</text:p>
          </table:table-cell>
          <table:table-cell/>
          <table:table-cell table:formula="of:=[.D233]/[.D232]" office:value-type="float" office:value="0.99843329219674" calcext:value-type="float">
            <text:p>0.99843329219674</text:p>
          </table:table-cell>
          <table:table-cell table:formula="of:=[.B233]/[.B232]" office:value-type="float" office:value="0.993558776167472" calcext:value-type="float">
            <text:p>0.993558776167472</text:p>
          </table:table-cell>
          <table:table-cell table:number-columns-repeated="3"/>
          <table:table-cell office:value-type="float" office:value="0.996924196111214" calcext:value-type="float">
            <text:p>0.996924196111214</text:p>
          </table:table-cell>
          <table:table-cell office:value-type="float" office:value="0.995755969692644" calcext:value-type="float">
            <text:p>0.995755969692644</text:p>
          </table:table-cell>
          <table:table-cell office:value-type="float" office:value="0.977724468814256" calcext:value-type="float">
            <text:p>0.977724468814256</text:p>
          </table:table-cell>
          <table:table-cell office:value-type="float" office:value="-0.0180315008783873" calcext:value-type="float">
            <text:p>-0.01803150087838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9/28/2021</text:p>
          </table:table-cell>
          <table:table-cell office:value-type="string" calcext:value-type="string">
            <text:p>$141.91</text:p>
          </table:table-cell>
          <table:table-cell office:value-type="string" calcext:value-type="string">
            <text:p>$39.8</text:p>
          </table:table-cell>
          <table:table-cell office:value-type="float" office:value="4352.63" calcext:value-type="float">
            <text:p>4352.63</text:p>
          </table:table-cell>
          <table:table-cell/>
          <table:table-cell table:formula="of:=[.D234]/[.D233]" office:value-type="float" office:value="1.02078743196642" calcext:value-type="float">
            <text:p>1.02078743196642</text:p>
          </table:table-cell>
          <table:table-cell table:formula="of:=[.B234]/[.B233]" office:value-type="float" office:value="1.02438165034177" calcext:value-type="float">
            <text:p>1.02438165034177</text:p>
          </table:table-cell>
          <table:table-cell table:number-columns-repeated="3"/>
          <table:table-cell office:value-type="float" office:value="0.979713020749987" calcext:value-type="float">
            <text:p>0.979713020749987</text:p>
          </table:table-cell>
          <table:table-cell office:value-type="float" office:value="0.974946338840242" calcext:value-type="float">
            <text:p>0.974946338840242</text:p>
          </table:table-cell>
          <table:table-cell office:value-type="float" office:value="0.965767028858511" calcext:value-type="float">
            <text:p>0.965767028858511</text:p>
          </table:table-cell>
          <table:table-cell office:value-type="float" office:value="-0.00917930998173033" calcext:value-type="float">
            <text:p>-0.009179309981730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9/27/2021</text:p>
          </table:table-cell>
          <table:table-cell office:value-type="string" calcext:value-type="string">
            <text:p>$145.37</text:p>
          </table:table-cell>
          <table:table-cell office:value-type="string" calcext:value-type="string">
            <text:p>$40.39</text:p>
          </table:table-cell>
          <table:table-cell office:value-type="float" office:value="4443.11" calcext:value-type="float">
            <text:p>4443.11</text:p>
          </table:table-cell>
          <table:table-cell/>
          <table:table-cell table:formula="of:=[.D235]/[.D234]" office:value-type="float" office:value="1.0027840859218" calcext:value-type="float">
            <text:p>1.0027840859218</text:p>
          </table:table-cell>
          <table:table-cell table:formula="of:=[.B235]/[.B234]" office:value-type="float" office:value="1.01066244754764" calcext:value-type="float">
            <text:p>1.01066244754764</text:p>
          </table:table-cell>
          <table:table-cell table:number-columns-repeated="3"/>
          <table:table-cell office:value-type="float" office:value="0.988405090087049" calcext:value-type="float">
            <text:p>0.988405090087049</text:p>
          </table:table-cell>
          <table:table-cell office:value-type="float" office:value="0.985455717220943" calcext:value-type="float">
            <text:p>0.985455717220943</text:p>
          </table:table-cell>
          <table:table-cell office:value-type="float" office:value="0.978949915315751" calcext:value-type="float">
            <text:p>0.978949915315751</text:p>
          </table:table-cell>
          <table:table-cell office:value-type="float" office:value="-0.00650580190519212" calcext:value-type="float">
            <text:p>-0.006505801905192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9/24/2021</text:p>
          </table:table-cell>
          <table:table-cell office:value-type="string" calcext:value-type="string">
            <text:p>$146.92</text:p>
          </table:table-cell>
          <table:table-cell office:value-type="string" calcext:value-type="string">
            <text:p>$40.03</text:p>
          </table:table-cell>
          <table:table-cell office:value-type="float" office:value="4455.48" calcext:value-type="float">
            <text:p>4455.48</text:p>
          </table:table-cell>
          <table:table-cell/>
          <table:table-cell table:formula="of:=[.D236]/[.D235]" office:value-type="float" office:value="0.998541122393098" calcext:value-type="float">
            <text:p>0.998541122393098</text:p>
          </table:table-cell>
          <table:table-cell table:formula="of:=[.B236]/[.B235]" office:value-type="float" office:value="0.99938742172611" calcext:value-type="float">
            <text:p>0.99938742172611</text:p>
          </table:table-cell>
          <table:table-cell table:number-columns-repeated="3"/>
          <table:table-cell office:value-type="float" office:value="1.0085205676853" calcext:value-type="float">
            <text:p>1.0085205676853</text:p>
          </table:table-cell>
          <table:table-cell office:value-type="float" office:value="1.00977687219461" calcext:value-type="float">
            <text:p>1.00977687219461</text:p>
          </table:table-cell>
          <table:table-cell office:value-type="float" office:value="1.01186356895699" calcext:value-type="float">
            <text:p>1.01186356895699</text:p>
          </table:table-cell>
          <table:table-cell office:value-type="float" office:value="0.00208669676238338" calcext:value-type="float">
            <text:p>0.002086696762383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9/23/2021</text:p>
          </table:table-cell>
          <table:table-cell office:value-type="string" calcext:value-type="string">
            <text:p>$146.83</text:p>
          </table:table-cell>
          <table:table-cell office:value-type="string" calcext:value-type="string">
            <text:p>$40.08</text:p>
          </table:table-cell>
          <table:table-cell office:value-type="float" office:value="4448.98" calcext:value-type="float">
            <text:p>4448.98</text:p>
          </table:table-cell>
          <table:table-cell/>
          <table:table-cell table:formula="of:=[.D237]/[.D236]" office:value-type="float" office:value="0.988010735044887" calcext:value-type="float">
            <text:p>0.988010735044887</text:p>
          </table:table-cell>
          <table:table-cell table:formula="of:=[.B237]/[.B236]" office:value-type="float" office:value="0.993325614656405" calcext:value-type="float">
            <text:p>0.993325614656405</text:p>
          </table:table-cell>
          <table:table-cell table:number-columns-repeated="3"/>
          <table:table-cell office:value-type="float" office:value="0.986004238491621" calcext:value-type="float">
            <text:p>0.986004238491621</text:p>
          </table:table-cell>
          <table:table-cell office:value-type="float" office:value="0.98255290353253" calcext:value-type="float">
            <text:p>0.98255290353253</text:p>
          </table:table-cell>
          <table:table-cell office:value-type="float" office:value="1.00616756228627" calcext:value-type="float">
            <text:p>1.00616756228627</text:p>
          </table:table-cell>
          <table:table-cell office:value-type="float" office:value="0.0236146587537425" calcext:value-type="float">
            <text:p>0.02361465875374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9/22/2021</text:p>
          </table:table-cell>
          <table:table-cell office:value-type="string" calcext:value-type="string">
            <text:p>$145.85</text:p>
          </table:table-cell>
          <table:table-cell office:value-type="string" calcext:value-type="string">
            <text:p>$39.52</text:p>
          </table:table-cell>
          <table:table-cell office:value-type="float" office:value="4395.64" calcext:value-type="float">
            <text:p>4395.64</text:p>
          </table:table-cell>
          <table:table-cell/>
          <table:table-cell table:formula="of:=[.D238]/[.D237]" office:value-type="float" office:value="0.990570201381369" calcext:value-type="float">
            <text:p>0.990570201381369</text:p>
          </table:table-cell>
          <table:table-cell table:formula="of:=[.B238]/[.B237]" office:value-type="float" office:value="0.983407610558793" calcext:value-type="float">
            <text:p>0.983407610558793</text:p>
          </table:table-cell>
          <table:table-cell table:number-columns-repeated="3"/>
          <table:table-cell office:value-type="float" office:value="1.01195646393562" calcext:value-type="float">
            <text:p>1.01195646393562</text:p>
          </table:table-cell>
          <table:table-cell office:value-type="float" office:value="1.01393113424329" calcext:value-type="float">
            <text:p>1.01393113424329</text:p>
          </table:table-cell>
          <table:table-cell office:value-type="float" office:value="1.0032166049645" calcext:value-type="float">
            <text:p>1.0032166049645</text:p>
          </table:table-cell>
          <table:table-cell office:value-type="float" office:value="-0.0107145292787909" calcext:value-type="float">
            <text:p>-0.01071452927879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9/21/2021</text:p>
          </table:table-cell>
          <table:table-cell office:value-type="string" calcext:value-type="string">
            <text:p>$143.43</text:p>
          </table:table-cell>
          <table:table-cell office:value-type="string" calcext:value-type="string">
            <text:p>$39.22</text:p>
          </table:table-cell>
          <table:table-cell office:value-type="float" office:value="4354.19" calcext:value-type="float">
            <text:p>4354.19</text:p>
          </table:table-cell>
          <table:table-cell/>
          <table:table-cell table:formula="of:=[.D239]/[.D238]" office:value-type="float" office:value="1.00081300999727" calcext:value-type="float">
            <text:p>1.00081300999727</text:p>
          </table:table-cell>
          <table:table-cell table:formula="of:=[.B239]/[.B238]" office:value-type="float" office:value="0.996583699365544" calcext:value-type="float">
            <text:p>0.996583699365544</text:p>
          </table:table-cell>
          <table:table-cell table:number-columns-repeated="3"/>
          <table:table-cell office:value-type="float" office:value="1.01932778629297" calcext:value-type="float">
            <text:p>1.01932778629297</text:p>
          </table:table-cell>
          <table:table-cell office:value-type="float" office:value="1.02284362824391" calcext:value-type="float">
            <text:p>1.02284362824391</text:p>
          </table:table-cell>
          <table:table-cell office:value-type="float" office:value="0.969388989715668" calcext:value-type="float">
            <text:p>0.969388989715668</text:p>
          </table:table-cell>
          <table:table-cell office:value-type="float" office:value="-0.0534546385282402" calcext:value-type="float">
            <text:p>-0.05345463852824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9/20/2021</text:p>
          </table:table-cell>
          <table:table-cell office:value-type="string" calcext:value-type="string">
            <text:p>$142.94</text:p>
          </table:table-cell>
          <table:table-cell office:value-type="string" calcext:value-type="string">
            <text:p>$38.87</text:p>
          </table:table-cell>
          <table:table-cell office:value-type="float" office:value="4357.73" calcext:value-type="float">
            <text:p>4357.73</text:p>
          </table:table-cell>
          <table:table-cell/>
          <table:table-cell table:formula="of:=[.D240]/[.D239]" office:value-type="float" office:value="1.01727045962003" calcext:value-type="float">
            <text:p>1.01727045962003</text:p>
          </table:table-cell>
          <table:table-cell table:formula="of:=[.B240]/[.B239]" office:value-type="float" office:value="1.02182734014272" calcext:value-type="float">
            <text:p>1.02182734014272</text:p>
          </table:table-cell>
          <table:table-cell table:number-columns-repeated="3"/>
          <table:table-cell office:value-type="float" office:value="0.986971754592107" calcext:value-type="float">
            <text:p>0.986971754592107</text:p>
          </table:table-cell>
          <table:table-cell office:value-type="float" office:value="0.983722704692085" calcext:value-type="float">
            <text:p>0.983722704692085</text:p>
          </table:table-cell>
          <table:table-cell office:value-type="float" office:value="0.978594608087868" calcext:value-type="float">
            <text:p>0.978594608087868</text:p>
          </table:table-cell>
          <table:table-cell office:value-type="float" office:value="-0.0051280966042172" calcext:value-type="float">
            <text:p>-0.00512809660421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9/17/2021</text:p>
          </table:table-cell>
          <table:table-cell office:value-type="string" calcext:value-type="string">
            <text:p>$146.06</text:p>
          </table:table-cell>
          <table:table-cell office:value-type="string" calcext:value-type="string">
            <text:p>$39.65</text:p>
          </table:table-cell>
          <table:table-cell office:value-type="float" office:value="4432.99" calcext:value-type="float">
            <text:p>4432.99</text:p>
          </table:table-cell>
          <table:table-cell/>
          <table:table-cell table:formula="of:=[.D241]/[.D240]" office:value-type="float" office:value="1.00919469703293" calcext:value-type="float">
            <text:p>1.00919469703293</text:p>
          </table:table-cell>
          <table:table-cell table:formula="of:=[.B241]/[.B240]" office:value-type="float" office:value="1.0186909489251" calcext:value-type="float">
            <text:p>1.0186909489251</text:p>
          </table:table-cell>
          <table:table-cell table:number-columns-repeated="3"/>
          <table:table-cell office:value-type="float" office:value="1.02325328318773" calcext:value-type="float">
            <text:p>1.02325328318773</text:p>
          </table:table-cell>
          <table:table-cell office:value-type="float" office:value="1.02758985501679" calcext:value-type="float">
            <text:p>1.02758985501679</text:p>
          </table:table-cell>
          <table:table-cell office:value-type="float" office:value="1.0327147503348" calcext:value-type="float">
            <text:p>1.0327147503348</text:p>
          </table:table-cell>
          <table:table-cell office:value-type="float" office:value="0.0051248953180143" calcext:value-type="float">
            <text:p>0.00512489531801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9/16/2021</text:p>
          </table:table-cell>
          <table:table-cell office:value-type="string" calcext:value-type="string">
            <text:p>$148.79</text:p>
          </table:table-cell>
          <table:table-cell office:value-type="string" calcext:value-type="string">
            <text:p>$40.06</text:p>
          </table:table-cell>
          <table:table-cell office:value-type="float" office:value="4473.75" calcext:value-type="float">
            <text:p>4473.75</text:p>
          </table:table-cell>
          <table:table-cell/>
          <table:table-cell table:formula="of:=[.D242]/[.D241]" office:value-type="float" office:value="1.00155350656608" calcext:value-type="float">
            <text:p>1.00155350656608</text:p>
          </table:table-cell>
          <table:table-cell table:formula="of:=[.B242]/[.B241]" office:value-type="float" office:value="1.00161301162713" calcext:value-type="float">
            <text:p>1.00161301162713</text:p>
          </table:table-cell>
          <table:table-cell table:number-columns-repeated="3"/>
          <table:table-cell office:value-type="float" office:value="0.997711349240449" calcext:value-type="float">
            <text:p>0.997711349240449</text:p>
          </table:table-cell>
          <table:table-cell office:value-type="float" office:value="0.996707698188804" calcext:value-type="float">
            <text:p>0.996707698188804</text:p>
          </table:table-cell>
          <table:table-cell office:value-type="float" office:value="0.99672718290725" calcext:value-type="float">
            <text:p>0.99672718290725</text:p>
          </table:table-cell>
          <table:table-cell office:value-type="float" office:value="0.0000194847184459279" calcext:value-type="float">
            <text:p>1.94847184459279E-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9/15/2021</text:p>
          </table:table-cell>
          <table:table-cell office:value-type="string" calcext:value-type="string">
            <text:p>$149.03</text:p>
          </table:table-cell>
          <table:table-cell office:value-type="string" calcext:value-type="string">
            <text:p>$40.27</text:p>
          </table:table-cell>
          <table:table-cell office:value-type="float" office:value="4480.7" calcext:value-type="float">
            <text:p>4480.7</text:p>
          </table:table-cell>
          <table:table-cell/>
          <table:table-cell table:formula="of:=[.D243]/[.D242]" office:value-type="float" office:value="0.991597295065503" calcext:value-type="float">
            <text:p>0.991597295065503</text:p>
          </table:table-cell>
          <table:table-cell table:formula="of:=[.B243]/[.B242]" office:value-type="float" office:value="0.993893846876468" calcext:value-type="float">
            <text:p>0.993893846876468</text:p>
          </table:table-cell>
          <table:table-cell table:number-columns-repeated="3"/>
          <table:table-cell office:value-type="float" office:value="0.998345662694267" calcext:value-type="float">
            <text:p>0.998345662694267</text:p>
          </table:table-cell>
          <table:table-cell office:value-type="float" office:value="0.99747463179686" calcext:value-type="float">
            <text:p>0.99747463179686</text:p>
          </table:table-cell>
          <table:table-cell office:value-type="float" office:value="0.997583792825723" calcext:value-type="float">
            <text:p>0.997583792825723</text:p>
          </table:table-cell>
          <table:table-cell office:value-type="float" office:value="0.000109161028863269" calcext:value-type="float">
            <text:p>0.0001091610288632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9/14/2021</text:p>
          </table:table-cell>
          <table:table-cell office:value-type="string" calcext:value-type="string">
            <text:p>$148.12</text:p>
          </table:table-cell>
          <table:table-cell office:value-type="string" calcext:value-type="string">
            <text:p>$39.8</text:p>
          </table:table-cell>
          <table:table-cell office:value-type="float" office:value="4443.05" calcext:value-type="float">
            <text:p>4443.05</text:p>
          </table:table-cell>
          <table:table-cell/>
          <table:table-cell table:formula="of:=[.D244]/[.D243]" office:value-type="float" office:value="1.00577981341646" calcext:value-type="float">
            <text:p>1.00577981341646</text:p>
          </table:table-cell>
          <table:table-cell table:formula="of:=[.B244]/[.B243]" office:value-type="float" office:value="1.00965433432352" calcext:value-type="float">
            <text:p>1.00965433432352</text:p>
          </table:table-cell>
          <table:table-cell table:number-columns-repeated="3"/>
          <table:table-cell office:value-type="float" office:value="1.00320738681256" calcext:value-type="float">
            <text:p>1.00320738681256</text:p>
          </table:table-cell>
          <table:table-cell office:value-type="float" office:value="1.00335282907767" calcext:value-type="float">
            <text:p>1.00335282907767</text:p>
          </table:table-cell>
          <table:table-cell office:value-type="float" office:value="0.997081107936902" calcext:value-type="float">
            <text:p>0.997081107936902</text:p>
          </table:table-cell>
          <table:table-cell office:value-type="float" office:value="-0.00627172114076402" calcext:value-type="float">
            <text:p>-0.006271721140764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9/13/2021</text:p>
          </table:table-cell>
          <table:table-cell office:value-type="string" calcext:value-type="string">
            <text:p>$149.55</text:p>
          </table:table-cell>
          <table:table-cell office:value-type="string" calcext:value-type="string">
            <text:p>$40.14</text:p>
          </table:table-cell>
          <table:table-cell office:value-type="float" office:value="4468.73" calcext:value-type="float">
            <text:p>4468.73</text:p>
          </table:table-cell>
          <table:table-cell/>
          <table:table-cell table:formula="of:=[.D245]/[.D244]" office:value-type="float" office:value="0.997728661163239" calcext:value-type="float">
            <text:p>0.997728661163239</text:p>
          </table:table-cell>
          <table:table-cell table:formula="of:=[.B245]/[.B244]" office:value-type="float" office:value="0.996121698428619" calcext:value-type="float">
            <text:p>0.996121698428619</text:p>
          </table:table-cell>
          <table:table-cell table:number-columns-repeated="3"/>
          <table:table-cell office:value-type="float" office:value="1.00140060792344" calcext:value-type="float">
            <text:p>1.00140060792344</text:p>
          </table:table-cell>
          <table:table-cell office:value-type="float" office:value="1.0011682948477" calcext:value-type="float">
            <text:p>1.0011682948477</text:p>
          </table:table-cell>
          <table:table-cell office:value-type="float" office:value="0.983307380878231" calcext:value-type="float">
            <text:p>0.983307380878231</text:p>
          </table:table-cell>
          <table:table-cell office:value-type="float" office:value="-0.0178609139694735" calcext:value-type="float">
            <text:p>-0.01786091396947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9/10/2021</text:p>
          </table:table-cell>
          <table:table-cell office:value-type="string" calcext:value-type="string">
            <text:p>$148.97</text:p>
          </table:table-cell>
          <table:table-cell office:value-type="string" calcext:value-type="string">
            <text:p>$39.8</text:p>
          </table:table-cell>
          <table:table-cell office:value-type="float" office:value="4458.58" calcext:value-type="float">
            <text:p>4458.58</text:p>
          </table:table-cell>
          <table:table-cell/>
          <table:table-cell table:formula="of:=[.D246]/[.D245]" office:value-type="float" office:value="1.00778274697325" calcext:value-type="float">
            <text:p>1.00778274697325</text:p>
          </table:table-cell>
          <table:table-cell table:formula="of:=[.B246]/[.B245]" office:value-type="float" office:value="1.03423508088877" calcext:value-type="float">
            <text:p>1.03423508088877</text:p>
          </table:table-cell>
          <table:table-cell table:number-columns-repeated="3"/>
          <table:table-cell office:value-type="float" office:value="0.996626662755551" calcext:value-type="float">
            <text:p>0.996626662755551</text:p>
          </table:table-cell>
          <table:table-cell office:value-type="float" office:value="0.995396229049272" calcext:value-type="float">
            <text:p>0.995396229049272</text:p>
          </table:table-cell>
          <table:table-cell office:value-type="float" office:value="0.972255653385697" calcext:value-type="float">
            <text:p>0.972255653385697</text:p>
          </table:table-cell>
          <table:table-cell office:value-type="float" office:value="-0.0231405756635753" calcext:value-type="float">
            <text:p>-0.02314057566357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9/09/2021</text:p>
          </table:table-cell>
          <table:table-cell office:value-type="string" calcext:value-type="string">
            <text:p>$154.07</text:p>
          </table:table-cell>
          <table:table-cell office:value-type="string" calcext:value-type="string">
            <text:p>$40.08</text:p>
          </table:table-cell>
          <table:table-cell office:value-type="float" office:value="4493.28" calcext:value-type="float">
            <text:p>4493.28</text:p>
          </table:table-cell>
          <table:table-cell/>
          <table:table-cell table:formula="of:=[.D247]/[.D246]" office:value-type="float" office:value="1.00462690951821" calcext:value-type="float">
            <text:p>1.00462690951821</text:p>
          </table:table-cell>
          <table:table-cell table:formula="of:=[.B247]/[.B246]" office:value-type="float" office:value="1.0067501784903" calcext:value-type="float">
            <text:p>1.0067501784903</text:p>
          </table:table-cell>
          <table:table-cell table:number-columns-repeated="3"/>
          <table:table-cell office:value-type="float" office:value="1.00260841560613" calcext:value-type="float">
            <text:p>1.00260841560613</text:p>
          </table:table-cell>
          <table:table-cell office:value-type="float" office:value="1.00262862695693" calcext:value-type="float">
            <text:p>1.00262862695693</text:p>
          </table:table-cell>
          <table:table-cell office:value-type="float" office:value="0.983777444784676" calcext:value-type="float">
            <text:p>0.983777444784676</text:p>
          </table:table-cell>
          <table:table-cell office:value-type="float" office:value="-0.018851182172254" calcext:value-type="float">
            <text:p>-0.0188511821722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9/08/2021</text:p>
          </table:table-cell>
          <table:table-cell office:value-type="string" calcext:value-type="string">
            <text:p>$155.11</text:p>
          </table:table-cell>
          <table:table-cell office:value-type="string" calcext:value-type="string">
            <text:p>$40.41</text:p>
          </table:table-cell>
          <table:table-cell office:value-type="float" office:value="4514.07" calcext:value-type="float">
            <text:p>4514.07</text:p>
          </table:table-cell>
          <table:table-cell/>
          <table:table-cell table:formula="of:=[.D248]/[.D247]" office:value-type="float" office:value="1.00132031625562" calcext:value-type="float">
            <text:p>1.00132031625562</text:p>
          </table:table-cell>
          <table:table-cell table:formula="of:=[.B248]/[.B247]" office:value-type="float" office:value="1.01018631938624" calcext:value-type="float">
            <text:p>1.01018631938624</text:p>
          </table:table-cell>
          <table:table-cell table:number-columns-repeated="3"/>
          <table:table-cell office:value-type="float" office:value="0.996149673466783" calcext:value-type="float">
            <text:p>0.996149673466783</text:p>
          </table:table-cell>
          <table:table-cell office:value-type="float" office:value="0.994819512421181" calcext:value-type="float">
            <text:p>0.994819512421181</text:p>
          </table:table-cell>
          <table:table-cell office:value-type="float" office:value="0.993377483443708" calcext:value-type="float">
            <text:p>0.993377483443708</text:p>
          </table:table-cell>
          <table:table-cell office:value-type="float" office:value="-0.00144202897747281" calcext:value-type="float">
            <text:p>-0.001442028977472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9/07/2021</text:p>
          </table:table-cell>
          <table:table-cell office:value-type="string" calcext:value-type="string">
            <text:p>$156.69</text:p>
          </table:table-cell>
          <table:table-cell office:value-type="string" calcext:value-type="string">
            <text:p>$39.96</text:p>
          </table:table-cell>
          <table:table-cell office:value-type="float" office:value="4520.03" calcext:value-type="float">
            <text:p>4520.03</text:p>
          </table:table-cell>
          <table:table-cell/>
          <table:table-cell table:formula="of:=[.D249]/[.D248]" office:value-type="float" office:value="1.00340705703281" calcext:value-type="float">
            <text:p>1.00340705703281</text:p>
          </table:table-cell>
          <table:table-cell table:formula="of:=[.B249]/[.B248]" office:value-type="float" office:value="0.98474695258153" calcext:value-type="float">
            <text:p>0.98474695258153</text:p>
          </table:table-cell>
          <table:table-cell table:number-columns-repeated="3"/>
          <table:table-cell office:value-type="float" office:value="1.00001067737251" calcext:value-type="float">
            <text:p>1.00001067737251</text:p>
          </table:table-cell>
          <table:table-cell office:value-type="float" office:value="0.999487762224673" calcext:value-type="float">
            <text:p>0.999487762224673</text:p>
          </table:table-cell>
          <table:table-cell office:value-type="float" office:value="0.999933333333333" calcext:value-type="float">
            <text:p>0.999933333333333</text:p>
          </table:table-cell>
          <table:table-cell office:value-type="float" office:value="0.000445571108660614" calcext:value-type="float">
            <text:p>0.0004455711086606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9/03/2021</text:p>
          </table:table-cell>
          <table:table-cell office:value-type="string" calcext:value-type="string">
            <text:p>$154.3</text:p>
          </table:table-cell>
          <table:table-cell office:value-type="string" calcext:value-type="string">
            <text:p>$40.03</text:p>
          </table:table-cell>
          <table:table-cell office:value-type="float" office:value="4535.43" calcext:value-type="float">
            <text:p>4535.43</text:p>
          </table:table-cell>
          <table:table-cell/>
          <table:table-cell table:formula="of:=[.D250]/[.D249]" office:value-type="float" office:value="1.00033513911581" calcext:value-type="float">
            <text:p>1.00033513911581</text:p>
          </table:table-cell>
          <table:table-cell table:formula="of:=[.B250]/[.B249]" office:value-type="float" office:value="0.995787427090084" calcext:value-type="float">
            <text:p>0.995787427090084</text:p>
          </table:table-cell>
          <table:table-cell table:number-columns-repeated="3"/>
          <table:table-cell office:value-type="float" office:value="0.992829153186628" calcext:value-type="float">
            <text:p>0.992829153186628</text:p>
          </table:table-cell>
          <table:table-cell office:value-type="float" office:value="0.990804748768049" calcext:value-type="float">
            <text:p>0.990804748768049</text:p>
          </table:table-cell>
          <table:table-cell office:value-type="float" office:value="0.985865724381625" calcext:value-type="float">
            <text:p>0.985865724381625</text:p>
          </table:table-cell>
          <table:table-cell office:value-type="float" office:value="-0.00493902438642346" calcext:value-type="float">
            <text:p>-0.004939024386423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9/02/2021</text:p>
          </table:table-cell>
          <table:table-cell office:value-type="string" calcext:value-type="string">
            <text:p>$153.65</text:p>
          </table:table-cell>
          <table:table-cell office:value-type="string" calcext:value-type="string">
            <text:p>$39.82</text:p>
          </table:table-cell>
          <table:table-cell office:value-type="float" office:value="4536.95" calcext:value-type="float">
            <text:p>4536.95</text:p>
          </table:table-cell>
          <table:table-cell/>
          <table:table-cell table:formula="of:=[.D251]/[.D250]" office:value-type="float" office:value="0.997165496644221" calcext:value-type="float">
            <text:p>0.997165496644221</text:p>
          </table:table-cell>
          <table:table-cell table:formula="of:=[.B251]/[.B250]" office:value-type="float" office:value="0.992580540188741" calcext:value-type="float">
            <text:p>0.992580540188741</text:p>
          </table:table-cell>
          <table:table-cell table:number-columns-repeated="3"/>
          <table:table-cell office:value-type="float" office:value="0.999449375923532" calcext:value-type="float">
            <text:p>0.999449375923532</text:p>
          </table:table-cell>
          <table:table-cell office:value-type="float" office:value="0.998809105729399" calcext:value-type="float">
            <text:p>0.998809105729399</text:p>
          </table:table-cell>
          <table:table-cell office:value-type="float" office:value="1.00033813484818" calcext:value-type="float">
            <text:p>1.00033813484818</text:p>
          </table:table-cell>
          <table:table-cell office:value-type="float" office:value="0.00152902911877839" calcext:value-type="float">
            <text:p>0.001529029118778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9/01/2021</text:p>
          </table:table-cell>
          <table:table-cell office:value-type="string" calcext:value-type="string">
            <text:p>$152.51</text:p>
          </table:table-cell>
          <table:table-cell office:value-type="string" calcext:value-type="string">
            <text:p>$39.47</text:p>
          </table:table-cell>
          <table:table-cell office:value-type="float" office:value="4524.09" calcext:value-type="float">
            <text:p>4524.09</text:p>
          </table:table-cell>
          <table:table-cell/>
          <table:table-cell table:formula="of:=[.D252]/[.D251]" office:value-type="float" office:value="0.999688335112697" calcext:value-type="float">
            <text:p>0.999688335112697</text:p>
          </table:table-cell>
          <table:table-cell table:formula="of:=[.B252]/[.B251]" office:value-type="float" office:value="0.995541275981903" calcext:value-type="float">
            <text:p>0.995541275981903</text:p>
          </table:table-cell>
          <table:table-cell table:number-columns-repeated="3"/>
          <table:table-cell office:value-type="float" office:value="1.00829404029948" calcext:value-type="float">
            <text:p>1.00829404029948</text:p>
          </table:table-cell>
          <table:table-cell office:value-type="float" office:value="1.00950298321388" calcext:value-type="float">
            <text:p>1.00950298321388</text:p>
          </table:table-cell>
          <table:table-cell office:value-type="float" office:value="1.01953758788534" calcext:value-type="float">
            <text:p>1.01953758788534</text:p>
          </table:table-cell>
          <table:table-cell office:value-type="float" office:value="0.0100346046714637" calcext:value-type="float">
            <text:p>0.01003460467146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8/31/2021</text:p>
          </table:table-cell>
          <table:table-cell office:value-type="string" calcext:value-type="string">
            <text:p>$151.83</text:p>
          </table:table-cell>
          <table:table-cell office:value-type="string" calcext:value-type="string">
            <text:p>$39.31</text:p>
          </table:table-cell>
          <table:table-cell office:value-type="float" office:value="4522.68" calcext:value-type="float">
            <text:p>4522.68</text:p>
          </table:table-cell>
          <table:table-cell/>
          <table:table-cell table:formula="of:=[.D253]/[.D252]" office:value-type="float" office:value="1.00135096889455" calcext:value-type="float">
            <text:p>1.00135096889455</text:p>
          </table:table-cell>
          <table:table-cell table:formula="of:=[.B253]/[.B252]" office:value-type="float" office:value="1.00849634459593" calcext:value-type="float">
            <text:p>1.00849634459593</text:p>
          </table:table-cell>
          <table:table-cell table:number-columns-repeated="3"/>
          <table:table-cell office:value-type="float" office:value="1.00351101862227" calcext:value-type="float">
            <text:p>1.00351101862227</text:p>
          </table:table-cell>
          <table:table-cell office:value-type="float" office:value="1.00371994321965" calcext:value-type="float">
            <text:p>1.00371994321965</text:p>
          </table:table-cell>
          <table:table-cell office:value-type="float" office:value="0.997546581791658" calcext:value-type="float">
            <text:p>0.997546581791658</text:p>
          </table:table-cell>
          <table:table-cell office:value-type="float" office:value="-0.00617336142798763" calcext:value-type="float">
            <text:p>-0.006173361427987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8/30/2021</text:p>
          </table:table-cell>
          <table:table-cell office:value-type="string" calcext:value-type="string">
            <text:p>$153.12</text:p>
          </table:table-cell>
          <table:table-cell office:value-type="string" calcext:value-type="string">
            <text:p>$39.53</text:p>
          </table:table-cell>
          <table:table-cell office:value-type="float" office:value="4528.79" calcext:value-type="float">
            <text:p>4528.79</text:p>
          </table:table-cell>
          <table:table-cell/>
          <table:table-cell table:formula="of:=[.D254]/[.D253]" office:value-type="float" office:value="0.995711878890388" calcext:value-type="float">
            <text:p>0.995711878890388</text:p>
          </table:table-cell>
          <table:table-cell table:formula="of:=[.B254]/[.B253]" office:value-type="float" office:value="0.970480668756531" calcext:value-type="float">
            <text:p>0.970480668756531</text:p>
          </table:table-cell>
          <table:table-cell table:number-columns-repeated="3"/>
          <table:table-cell office:value-type="float" office:value="0.999113086755854" calcext:value-type="float">
            <text:p>0.999113086755854</text:p>
          </table:table-cell>
          <table:table-cell office:value-type="float" office:value="0.998402506337308" calcext:value-type="float">
            <text:p>0.998402506337308</text:p>
          </table:table-cell>
          <table:table-cell office:value-type="float" office:value="1.00558362137729" calcext:value-type="float">
            <text:p>1.00558362137729</text:p>
          </table:table-cell>
          <table:table-cell office:value-type="float" office:value="0.00718111503998498" calcext:value-type="float">
            <text:p>0.007181115039984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8/27/2021</text:p>
          </table:table-cell>
          <table:table-cell office:value-type="string" calcext:value-type="string">
            <text:p>$148.6</text:p>
          </table:table-cell>
          <table:table-cell office:value-type="string" calcext:value-type="string">
            <text:p>$39.44</text:p>
          </table:table-cell>
          <table:table-cell office:value-type="float" office:value="4509.37" calcext:value-type="float">
            <text:p>4509.37</text:p>
          </table:table-cell>
          <table:table-cell/>
          <table:table-cell table:formula="of:=[.D255]/[.D254]" office:value-type="float" office:value="0.99126929038868" calcext:value-type="float">
            <text:p>0.99126929038868</text:p>
          </table:table-cell>
          <table:table-cell table:formula="of:=[.B255]/[.B254]" office:value-type="float" office:value="0.992866756393001" calcext:value-type="float">
            <text:p>0.992866756393001</text:p>
          </table:table-cell>
          <table:table-cell table:number-columns-repeated="3"/>
          <table:table-cell office:value-type="float" office:value="0.996281024282974" calcext:value-type="float">
            <text:p>0.996281024282974</text:p>
          </table:table-cell>
          <table:table-cell office:value-type="float" office:value="0.994978325630607" calcext:value-type="float">
            <text:p>0.994978325630607</text:p>
          </table:table-cell>
          <table:table-cell office:value-type="float" office:value="0.99788471708091" calcext:value-type="float">
            <text:p>0.99788471708091</text:p>
          </table:table-cell>
          <table:table-cell office:value-type="float" office:value="0.0029063914503028" calcext:value-type="float">
            <text:p>0.00290639145030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8/26/2021</text:p>
          </table:table-cell>
          <table:table-cell office:value-type="string" calcext:value-type="string">
            <text:p>$147.54</text:p>
          </table:table-cell>
          <table:table-cell office:value-type="string" calcext:value-type="string">
            <text:p>$38.92</text:p>
          </table:table-cell>
          <table:table-cell office:value-type="float" office:value="4470" calcext:value-type="float">
            <text:p>4470</text:p>
          </table:table-cell>
          <table:table-cell/>
          <table:table-cell table:formula="of:=[.D256]/[.D255]" office:value-type="float" office:value="1.00585906040268" calcext:value-type="float">
            <text:p>1.00585906040268</text:p>
          </table:table-cell>
          <table:table-cell table:formula="of:=[.B256]/[.B255]" office:value-type="float" office:value="1.00555781482988" calcext:value-type="float">
            <text:p>1.00555781482988</text:p>
          </table:table-cell>
          <table:table-cell table:number-columns-repeated="3"/>
          <table:table-cell office:value-type="float" office:value="0.995835523476195" calcext:value-type="float">
            <text:p>0.995835523476195</text:p>
          </table:table-cell>
          <table:table-cell office:value-type="float" office:value="0.994439680991937" calcext:value-type="float">
            <text:p>0.994439680991937</text:p>
          </table:table-cell>
          <table:table-cell office:value-type="float" office:value="1.00351086380498" calcext:value-type="float">
            <text:p>1.00351086380498</text:p>
          </table:table-cell>
          <table:table-cell office:value-type="float" office:value="0.00907118281304453" calcext:value-type="float">
            <text:p>0.009071182813044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8/25/2021</text:p>
          </table:table-cell>
          <table:table-cell office:value-type="string" calcext:value-type="string">
            <text:p>$148.36</text:p>
          </table:table-cell>
          <table:table-cell office:value-type="string" calcext:value-type="string">
            <text:p>$39.13</text:p>
          </table:table-cell>
          <table:table-cell office:value-type="float" office:value="4496.19" calcext:value-type="float">
            <text:p>4496.19</text:p>
          </table:table-cell>
          <table:table-cell/>
          <table:table-cell table:formula="of:=[.D257]/[.D256]" office:value-type="float" office:value="0.997784791123151" calcext:value-type="float">
            <text:p>0.997784791123151</text:p>
          </table:table-cell>
          <table:table-cell table:formula="of:=[.B257]/[.B256]" office:value-type="float" office:value="1.00849285521704" calcext:value-type="float">
            <text:p>1.00849285521704</text:p>
          </table:table-cell>
          <table:table-cell table:number-columns-repeated="3"/>
          <table:table-cell office:value-type="float" office:value="0.993580184398046" calcext:value-type="float">
            <text:p>0.993580184398046</text:p>
          </table:table-cell>
          <table:table-cell office:value-type="float" office:value="0.991712803095555" calcext:value-type="float">
            <text:p>0.991712803095555</text:p>
          </table:table-cell>
          <table:table-cell office:value-type="float" office:value="0.990296389200607" calcext:value-type="float">
            <text:p>0.990296389200607</text:p>
          </table:table-cell>
          <table:table-cell office:value-type="float" office:value="-0.00141641389494818" calcext:value-type="float">
            <text:p>-0.001416413894948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8/24/2021</text:p>
          </table:table-cell>
          <table:table-cell office:value-type="string" calcext:value-type="string">
            <text:p>$149.62</text:p>
          </table:table-cell>
          <table:table-cell office:value-type="string" calcext:value-type="string">
            <text:p>$39</text:p>
          </table:table-cell>
          <table:table-cell office:value-type="float" office:value="4486.23" calcext:value-type="float">
            <text:p>4486.23</text:p>
          </table:table-cell>
          <table:table-cell/>
          <table:table-cell table:formula="of:=[.D258]/[.D257]" office:value-type="float" office:value="0.99850654112696" calcext:value-type="float">
            <text:p>0.99850654112696</text:p>
          </table:table-cell>
          <table:table-cell table:formula="of:=[.B258]/[.B257]" office:value-type="float" office:value="1.00060152386045" calcext:value-type="float">
            <text:p>1.00060152386045</text:p>
          </table:table-cell>
          <table:table-cell table:number-columns-repeated="3"/>
          <table:table-cell office:value-type="float" office:value="0.996333128178549" calcext:value-type="float">
            <text:p>0.996333128178549</text:p>
          </table:table-cell>
          <table:table-cell office:value-type="float" office:value="0.99504132323595" calcext:value-type="float">
            <text:p>0.99504132323595</text:p>
          </table:table-cell>
          <table:table-cell office:value-type="float" office:value="0.992934275429943" calcext:value-type="float">
            <text:p>0.992934275429943</text:p>
          </table:table-cell>
          <table:table-cell office:value-type="float" office:value="-0.00210704780600701" calcext:value-type="float">
            <text:p>-0.002107047806007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8/23/2021</text:p>
          </table:table-cell>
          <table:table-cell office:value-type="string" calcext:value-type="string">
            <text:p>$149.71</text:p>
          </table:table-cell>
          <table:table-cell office:value-type="string" calcext:value-type="string">
            <text:p>$38.73</text:p>
          </table:table-cell>
          <table:table-cell office:value-type="float" office:value="4479.53" calcext:value-type="float">
            <text:p>4479.53</text:p>
          </table:table-cell>
          <table:table-cell/>
          <table:table-cell table:formula="of:=[.D259]/[.D258]" office:value-type="float" office:value="0.991548220460629" calcext:value-type="float">
            <text:p>0.991548220460629</text:p>
          </table:table-cell>
          <table:table-cell table:formula="of:=[.B259]/[.B258]" office:value-type="float" office:value="0.989847037606038" calcext:value-type="float">
            <text:p>0.989847037606038</text:p>
          </table:table-cell>
          <table:table-cell table:number-columns-repeated="3"/>
          <table:table-cell office:value-type="float" office:value="0.998203165809432" calcext:value-type="float">
            <text:p>0.998203165809432</text:p>
          </table:table-cell>
          <table:table-cell office:value-type="float" office:value="0.997302342135706" calcext:value-type="float">
            <text:p>0.997302342135706</text:p>
          </table:table-cell>
          <table:table-cell office:value-type="float" office:value="1.00563909774436" calcext:value-type="float">
            <text:p>1.00563909774436</text:p>
          </table:table-cell>
          <table:table-cell office:value-type="float" office:value="0.0083367556086551" calcext:value-type="float">
            <text:p>0.00833675560865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8/20/2021</text:p>
          </table:table-cell>
          <table:table-cell office:value-type="string" calcext:value-type="string">
            <text:p>$148.19</text:p>
          </table:table-cell>
          <table:table-cell office:value-type="string" calcext:value-type="string">
            <text:p>$37.84</text:p>
          </table:table-cell>
          <table:table-cell office:value-type="float" office:value="4441.67" calcext:value-type="float">
            <text:p>4441.67</text:p>
          </table:table-cell>
          <table:table-cell/>
          <table:table-cell table:formula="of:=[.D260]/[.D259]" office:value-type="float" office:value="0.991924208687273" calcext:value-type="float">
            <text:p>0.991924208687273</text:p>
          </table:table-cell>
          <table:table-cell table:formula="of:=[.B260]/[.B259]" office:value-type="float" office:value="0.989945340441325" calcext:value-type="float">
            <text:p>0.989945340441325</text:p>
          </table:table-cell>
          <table:table-cell table:number-columns-repeated="3"/>
          <table:table-cell office:value-type="float" office:value="0.998054449361399" calcext:value-type="float">
            <text:p>0.998054449361399</text:p>
          </table:table-cell>
          <table:table-cell office:value-type="float" office:value="0.997122532545699" calcext:value-type="float">
            <text:p>0.997122532545699</text:p>
          </table:table-cell>
          <table:table-cell office:value-type="float" office:value="1.01849132176235" calcext:value-type="float">
            <text:p>1.01849132176235</text:p>
          </table:table-cell>
          <table:table-cell office:value-type="float" office:value="0.0213687892166505" calcext:value-type="float">
            <text:p>0.02136878921665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8/19/2021</text:p>
          </table:table-cell>
          <table:table-cell office:value-type="string" calcext:value-type="string">
            <text:p>$146.7</text:p>
          </table:table-cell>
          <table:table-cell office:value-type="string" calcext:value-type="string">
            <text:p>$37.31</text:p>
          </table:table-cell>
          <table:table-cell office:value-type="float" office:value="4405.8" calcext:value-type="float">
            <text:p>4405.8</text:p>
          </table:table-cell>
          <table:table-cell/>
          <table:table-cell table:formula="of:=[.D261]/[.D260]" office:value-type="float" office:value="0.998744836352081" calcext:value-type="float">
            <text:p>0.998744836352081</text:p>
          </table:table-cell>
          <table:table-cell table:formula="of:=[.B261]/[.B260]" office:value-type="float" office:value="0.997682344921609" calcext:value-type="float">
            <text:p>0.997682344921609</text:p>
          </table:table-cell>
          <table:table-cell table:number-columns-repeated="3"/>
          <table:table-cell office:value-type="float" office:value="0.990266337715004" calcext:value-type="float">
            <text:p>0.990266337715004</text:p>
          </table:table-cell>
          <table:table-cell office:value-type="float" office:value="0.987706108333099" calcext:value-type="float">
            <text:p>0.987706108333099</text:p>
          </table:table-cell>
          <table:table-cell office:value-type="float" office:value="0.975617749229862" calcext:value-type="float">
            <text:p>0.975617749229862</text:p>
          </table:table-cell>
          <table:table-cell office:value-type="float" office:value="-0.0120883591032375" calcext:value-type="float">
            <text:p>-0.01208835910323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8/18/2021</text:p>
          </table:table-cell>
          <table:table-cell office:value-type="string" calcext:value-type="string">
            <text:p>$146.36</text:p>
          </table:table-cell>
          <table:table-cell office:value-type="string" calcext:value-type="string">
            <text:p>$38.18</text:p>
          </table:table-cell>
          <table:table-cell office:value-type="float" office:value="4400.27" calcext:value-type="float">
            <text:p>4400.27</text:p>
          </table:table-cell>
          <table:table-cell/>
          <table:table-cell table:formula="of:=[.D262]/[.D261]" office:value-type="float" office:value="1.01086524236013" calcext:value-type="float">
            <text:p>1.01086524236013</text:p>
          </table:table-cell>
          <table:table-cell table:formula="of:=[.B262]/[.B261]" office:value-type="float" office:value="1.02616835200875" calcext:value-type="float">
            <text:p>1.02616835200875</text:p>
          </table:table-cell>
          <table:table-cell table:number-columns-repeated="3"/>
          <table:table-cell office:value-type="float" office:value="1.0050772462036" calcext:value-type="float">
            <text:p>1.0050772462036</text:p>
          </table:table-cell>
          <table:table-cell office:value-type="float" office:value="1.00561363247179" calcext:value-type="float">
            <text:p>1.00561363247179</text:p>
          </table:table-cell>
          <table:table-cell office:value-type="float" office:value="1.00315754114881" calcext:value-type="float">
            <text:p>1.00315754114881</text:p>
          </table:table-cell>
          <table:table-cell office:value-type="float" office:value="-0.00245609132297964" calcext:value-type="float">
            <text:p>-0.002456091322979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8/17/2021</text:p>
          </table:table-cell>
          <table:table-cell office:value-type="string" calcext:value-type="string">
            <text:p>$150.19</text:p>
          </table:table-cell>
          <table:table-cell office:value-type="string" calcext:value-type="string">
            <text:p>$38.69</text:p>
          </table:table-cell>
          <table:table-cell office:value-type="float" office:value="4448.08" calcext:value-type="float">
            <text:p>4448.08</text:p>
          </table:table-cell>
          <table:table-cell/>
          <table:table-cell table:formula="of:=[.D263]/[.D262]" office:value-type="float" office:value="1.0071109332566" calcext:value-type="float">
            <text:p>1.0071109332566</text:p>
          </table:table-cell>
          <table:table-cell table:formula="of:=[.B263]/[.B262]" office:value-type="float" office:value="1.00619215660164" calcext:value-type="float">
            <text:p>1.00619215660164</text:p>
          </table:table-cell>
          <table:table-cell table:number-columns-repeated="3"/>
          <table:table-cell office:value-type="float" office:value="0.998183523178113" calcext:value-type="float">
            <text:p>0.998183523178113</text:p>
          </table:table-cell>
          <table:table-cell office:value-type="float" office:value="0.997278592688145" calcext:value-type="float">
            <text:p>0.997278592688145</text:p>
          </table:table-cell>
          <table:table-cell office:value-type="float" office:value="0.995446021966247" calcext:value-type="float">
            <text:p>0.995446021966247</text:p>
          </table:table-cell>
          <table:table-cell office:value-type="float" office:value="-0.00183257072189769" calcext:value-type="float">
            <text:p>-0.001832570721897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8/16/2021</text:p>
          </table:table-cell>
          <table:table-cell office:value-type="string" calcext:value-type="string">
            <text:p>$151.12</text:p>
          </table:table-cell>
          <table:table-cell office:value-type="string" calcext:value-type="string">
            <text:p>$39.21</text:p>
          </table:table-cell>
          <table:table-cell office:value-type="float" office:value="4479.71" calcext:value-type="float">
            <text:p>4479.71</text:p>
          </table:table-cell>
          <table:table-cell/>
          <table:table-cell table:formula="of:=[.D264]/[.D263]" office:value-type="float" office:value="0.997385991503914" calcext:value-type="float">
            <text:p>0.997385991503914</text:p>
          </table:table-cell>
          <table:table-cell table:formula="of:=[.B264]/[.B263]" office:value-type="float" office:value="0.986633139227104" calcext:value-type="float">
            <text:p>0.986633139227104</text:p>
          </table:table-cell>
          <table:table-cell table:number-columns-repeated="3"/>
          <table:table-cell office:value-type="float" office:value="0.995274259385785" calcext:value-type="float">
            <text:p>0.995274259385785</text:p>
          </table:table-cell>
          <table:table-cell office:value-type="float" office:value="0.99376106966604" calcext:value-type="float">
            <text:p>0.99376106966604</text:p>
          </table:table-cell>
          <table:table-cell office:value-type="float" office:value="1.00033638320775" calcext:value-type="float">
            <text:p>1.00033638320775</text:p>
          </table:table-cell>
          <table:table-cell office:value-type="float" office:value="0.00657531354171037" calcext:value-type="float">
            <text:p>0.006575313541710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8/13/2021</text:p>
          </table:table-cell>
          <table:table-cell office:value-type="string" calcext:value-type="string">
            <text:p>$149.1</text:p>
          </table:table-cell>
          <table:table-cell office:value-type="string" calcext:value-type="string">
            <text:p>$39.19</text:p>
          </table:table-cell>
          <table:table-cell office:value-type="float" office:value="4468" calcext:value-type="float">
            <text:p>4468</text:p>
          </table:table-cell>
          <table:table-cell/>
          <table:table-cell table:formula="of:=[.D265]/[.D264]" office:value-type="float" office:value="0.998395255147717" calcext:value-type="float">
            <text:p>0.998395255147717</text:p>
          </table:table-cell>
          <table:table-cell table:formula="of:=[.B265]/[.B264]" office:value-type="float" office:value="0.998591549295775" calcext:value-type="float">
            <text:p>0.998591549295775</text:p>
          </table:table-cell>
          <table:table-cell table:number-columns-repeated="3"/>
          <table:table-cell office:value-type="float" office:value="1.00107373099518" calcext:value-type="float">
            <text:p>1.00107373099518</text:p>
          </table:table-cell>
          <table:table-cell office:value-type="float" office:value="1.00077307557485" calcext:value-type="float">
            <text:p>1.00077307557485</text:p>
          </table:table-cell>
          <table:table-cell office:value-type="float" office:value="1.00531306745578" calcext:value-type="float">
            <text:p>1.00531306745578</text:p>
          </table:table-cell>
          <table:table-cell office:value-type="float" office:value="0.0045399918809288" calcext:value-type="float">
            <text:p>0.00453999188092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8/12/2021</text:p>
          </table:table-cell>
          <table:table-cell office:value-type="string" calcext:value-type="string">
            <text:p>$148.89</text:p>
          </table:table-cell>
          <table:table-cell office:value-type="string" calcext:value-type="string">
            <text:p>$39.19</text:p>
          </table:table-cell>
          <table:table-cell office:value-type="float" office:value="4460.83" calcext:value-type="float">
            <text:p>4460.83</text:p>
          </table:table-cell>
          <table:table-cell/>
          <table:table-cell table:formula="of:=[.D266]/[.D265]" office:value-type="float" office:value="0.997056601574146" calcext:value-type="float">
            <text:p>0.997056601574146</text:p>
          </table:table-cell>
          <table:table-cell table:formula="of:=[.B266]/[.B265]" office:value-type="float" office:value="0.979649405601451" calcext:value-type="float">
            <text:p>0.979649405601451</text:p>
          </table:table-cell>
          <table:table-cell table:number-columns-repeated="3"/>
          <table:table-cell office:value-type="float" office:value="0.997013042388863" calcext:value-type="float">
            <text:p>0.997013042388863</text:p>
          </table:table-cell>
          <table:table-cell office:value-type="float" office:value="0.995863391655506" calcext:value-type="float">
            <text:p>0.995863391655506</text:p>
          </table:table-cell>
          <table:table-cell office:value-type="float" office:value="0.998528231201499" calcext:value-type="float">
            <text:p>0.998528231201499</text:p>
          </table:table-cell>
          <table:table-cell office:value-type="float" office:value="0.00266483954599217" calcext:value-type="float">
            <text:p>0.002664839545992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8/11/2021</text:p>
          </table:table-cell>
          <table:table-cell office:value-type="string" calcext:value-type="string">
            <text:p>$145.86</text:p>
          </table:table-cell>
          <table:table-cell office:value-type="string" calcext:value-type="string">
            <text:p>$40.28</text:p>
          </table:table-cell>
          <table:table-cell office:value-type="float" office:value="4447.7" calcext:value-type="float">
            <text:p>4447.7</text:p>
          </table:table-cell>
          <table:table-cell/>
          <table:table-cell table:formula="of:=[.D267]/[.D266]" office:value-type="float" office:value="0.997538053375902" calcext:value-type="float">
            <text:p>0.997538053375902</text:p>
          </table:table-cell>
          <table:table-cell table:formula="of:=[.B267]/[.B266]" office:value-type="float" office:value="0.998217468805704" calcext:value-type="float">
            <text:p>0.998217468805704</text:p>
          </table:table-cell>
          <table:table-cell table:number-columns-repeated="3"/>
          <table:table-cell office:value-type="float" office:value="0.996349359264052" calcext:value-type="float">
            <text:p>0.996349359264052</text:p>
          </table:table-cell>
          <table:table-cell office:value-type="float" office:value="0.995060947863005" calcext:value-type="float">
            <text:p>0.995060947863005</text:p>
          </table:table-cell>
          <table:table-cell office:value-type="float" office:value="0.996650140694091" calcext:value-type="float">
            <text:p>0.996650140694091</text:p>
          </table:table-cell>
          <table:table-cell office:value-type="float" office:value="0.00158919283108627" calcext:value-type="float">
            <text:p>0.001589192831086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8/10/2021</text:p>
          </table:table-cell>
          <table:table-cell office:value-type="string" calcext:value-type="string">
            <text:p>$145.6</text:p>
          </table:table-cell>
          <table:table-cell office:value-type="string" calcext:value-type="string">
            <text:p>$39.78</text:p>
          </table:table-cell>
          <table:table-cell office:value-type="float" office:value="4436.75" calcext:value-type="float">
            <text:p>4436.75</text:p>
          </table:table-cell>
          <table:table-cell/>
          <table:table-cell table:formula="of:=[.D268]/[.D267]" office:value-type="float" office:value="0.9990082830901" calcext:value-type="float">
            <text:p>0.9990082830901</text:p>
          </table:table-cell>
          <table:table-cell table:formula="of:=[.B268]/[.B267]" office:value-type="float" office:value="1.00336538461538" calcext:value-type="float">
            <text:p>1.00336538461538</text:p>
          </table:table-cell>
          <table:table-cell table:number-columns-repeated="3"/>
          <table:table-cell office:value-type="float" office:value="0.992660903658043" calcext:value-type="float">
            <text:p>0.992660903658043</text:p>
          </table:table-cell>
          <table:table-cell office:value-type="float" office:value="0.990601322185758" calcext:value-type="float">
            <text:p>0.990601322185758</text:p>
          </table:table-cell>
          <table:table-cell office:value-type="float" office:value="0.985143855875235" calcext:value-type="float">
            <text:p>0.985143855875235</text:p>
          </table:table-cell>
          <table:table-cell office:value-type="float" office:value="-0.00545746631052246" calcext:value-type="float">
            <text:p>-0.005457466310522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8/09/2021</text:p>
          </table:table-cell>
          <table:table-cell office:value-type="string" calcext:value-type="string">
            <text:p>$146.09</text:p>
          </table:table-cell>
          <table:table-cell office:value-type="string" calcext:value-type="string">
            <text:p>$39.24</text:p>
          </table:table-cell>
          <table:table-cell office:value-type="float" office:value="4432.35" calcext:value-type="float">
            <text:p>4432.35</text:p>
          </table:table-cell>
          <table:table-cell/>
          <table:table-cell table:formula="of:=[.D269]/[.D268]" office:value-type="float" office:value="1.0009408101797" calcext:value-type="float">
            <text:p>1.0009408101797</text:p>
          </table:table-cell>
          <table:table-cell table:formula="of:=[.B269]/[.B268]" office:value-type="float" office:value="1.00034225477445" calcext:value-type="float">
            <text:p>1.00034225477445</text:p>
          </table:table-cell>
          <table:table-cell table:number-columns-repeated="3"/>
          <table:table-cell office:value-type="float" office:value="0.996636546408527" calcext:value-type="float">
            <text:p>0.996636546408527</text:p>
          </table:table-cell>
          <table:table-cell office:value-type="float" office:value="0.995408179143649" calcext:value-type="float">
            <text:p>0.995408179143649</text:p>
          </table:table-cell>
          <table:table-cell office:value-type="float" office:value="0.988331627430911" calcext:value-type="float">
            <text:p>0.988331627430911</text:p>
          </table:table-cell>
          <table:table-cell office:value-type="float" office:value="-0.00707655171273824" calcext:value-type="float">
            <text:p>-0.007076551712738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8/06/2021</text:p>
          </table:table-cell>
          <table:table-cell office:value-type="string" calcext:value-type="string">
            <text:p>$146.14</text:p>
          </table:table-cell>
          <table:table-cell office:value-type="string" calcext:value-type="string">
            <text:p>$39.54</text:p>
          </table:table-cell>
          <table:table-cell office:value-type="float" office:value="4436.52" calcext:value-type="float">
            <text:p>4436.52</text:p>
          </table:table-cell>
          <table:table-cell/>
          <table:table-cell table:formula="of:=[.D270]/[.D269]" office:value-type="float" office:value="0.998327517964531" calcext:value-type="float">
            <text:p>0.998327517964531</text:p>
          </table:table-cell>
          <table:table-cell table:formula="of:=[.B270]/[.B269]" office:value-type="float" office:value="1.0062953332421" calcext:value-type="float">
            <text:p>1.0062953332421</text:p>
          </table:table-cell>
          <table:table-cell table:number-columns-repeated="3"/>
          <table:table-cell office:value-type="float" office:value="0.992595110670779" calcext:value-type="float">
            <text:p>0.992595110670779</text:p>
          </table:table-cell>
          <table:table-cell office:value-type="float" office:value="0.990521773418814" calcext:value-type="float">
            <text:p>0.990521773418814</text:p>
          </table:table-cell>
          <table:table-cell office:value-type="float" office:value="0.992543496271748" calcext:value-type="float">
            <text:p>0.992543496271748</text:p>
          </table:table-cell>
          <table:table-cell office:value-type="float" office:value="0.002021722852934" calcext:value-type="float">
            <text:p>0.0020217228529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8/05/2021</text:p>
          </table:table-cell>
          <table:table-cell office:value-type="string" calcext:value-type="string">
            <text:p>$147.06</text:p>
          </table:table-cell>
          <table:table-cell office:value-type="string" calcext:value-type="string">
            <text:p>$39.51</text:p>
          </table:table-cell>
          <table:table-cell office:value-type="float" office:value="4429.1" calcext:value-type="float">
            <text:p>4429.1</text:p>
          </table:table-cell>
          <table:table-cell/>
          <table:table-cell table:formula="of:=[.D271]/[.D270]" office:value-type="float" office:value="0.994030389921203" calcext:value-type="float">
            <text:p>0.994030389921203</text:p>
          </table:table-cell>
          <table:table-cell table:formula="of:=[.B271]/[.B270]" office:value-type="float" office:value="0.999252005983952" calcext:value-type="float">
            <text:p>0.999252005983952</text:p>
          </table:table-cell>
          <table:table-cell table:number-columns-repeated="3"/>
          <table:table-cell office:value-type="float" office:value="0.983223155020211" calcext:value-type="float">
            <text:p>0.983223155020211</text:p>
          </table:table-cell>
          <table:table-cell office:value-type="float" office:value="0.979190360347935" calcext:value-type="float">
            <text:p>0.979190360347935</text:p>
          </table:table-cell>
          <table:table-cell office:value-type="float" office:value="0.980175292153589" calcext:value-type="float">
            <text:p>0.980175292153589</text:p>
          </table:table-cell>
          <table:table-cell office:value-type="float" office:value="0.00098493180565451" calcext:value-type="float">
            <text:p>0.000984931805654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8/04/2021</text:p>
          </table:table-cell>
          <table:table-cell office:value-type="string" calcext:value-type="string">
            <text:p>$146.95</text:p>
          </table:table-cell>
          <table:table-cell office:value-type="string" calcext:value-type="string">
            <text:p>$39.18</text:p>
          </table:table-cell>
          <table:table-cell office:value-type="float" office:value="4402.66" calcext:value-type="float">
            <text:p>4402.66</text:p>
          </table:table-cell>
          <table:table-cell/>
          <table:table-cell table:formula="of:=[.D272]/[.D271]" office:value-type="float" office:value="1.00465400462448" calcext:value-type="float">
            <text:p>1.00465400462448</text:p>
          </table:table-cell>
          <table:table-cell table:formula="of:=[.B272]/[.B271]" office:value-type="float" office:value="1.00279006464784" calcext:value-type="float">
            <text:p>1.00279006464784</text:p>
          </table:table-cell>
          <table:table-cell table:number-columns-repeated="3"/>
          <table:table-cell office:value-type="float" office:value="0.996986571336908" calcext:value-type="float">
            <text:p>0.996986571336908</text:p>
          </table:table-cell>
          <table:table-cell office:value-type="float" office:value="0.995831386123758" calcext:value-type="float">
            <text:p>0.995831386123758</text:p>
          </table:table-cell>
          <table:table-cell office:value-type="float" office:value="1.00425803704492" calcext:value-type="float">
            <text:p>1.00425803704492</text:p>
          </table:table-cell>
          <table:table-cell office:value-type="float" office:value="0.00842665092116435" calcext:value-type="float">
            <text:p>0.008426650921164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8/03/2021</text:p>
          </table:table-cell>
          <table:table-cell office:value-type="string" calcext:value-type="string">
            <text:p>$147.36</text:p>
          </table:table-cell>
          <table:table-cell office:value-type="string" calcext:value-type="string">
            <text:p>$39.47</text:p>
          </table:table-cell>
          <table:table-cell office:value-type="float" office:value="4423.15" calcext:value-type="float">
            <text:p>4423.15</text:p>
          </table:table-cell>
          <table:table-cell/>
          <table:table-cell table:formula="of:=[.D273]/[.D272]" office:value-type="float" office:value="0.991863264867798" calcext:value-type="float">
            <text:p>0.991863264867798</text:p>
          </table:table-cell>
          <table:table-cell table:formula="of:=[.B273]/[.B272]" office:value-type="float" office:value="0.987513572204126" calcext:value-type="float">
            <text:p>0.987513572204126</text:p>
          </table:table-cell>
          <table:table-cell table:number-columns-repeated="3"/>
          <table:table-cell office:value-type="float" office:value="1.00242262650409" calcext:value-type="float">
            <text:p>1.00242262650409</text:p>
          </table:table-cell>
          <table:table-cell office:value-type="float" office:value="1.0024039936853" calcext:value-type="float">
            <text:p>1.0024039936853</text:p>
          </table:table-cell>
          <table:table-cell office:value-type="float" office:value="1.00918662992015" calcext:value-type="float">
            <text:p>1.00918662992015</text:p>
          </table:table-cell>
          <table:table-cell office:value-type="float" office:value="0.00678263623484532" calcext:value-type="float">
            <text:p>0.006782636234845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8/02/2021</text:p>
          </table:table-cell>
          <table:table-cell office:value-type="string" calcext:value-type="string">
            <text:p>$145.52</text:p>
          </table:table-cell>
          <table:table-cell office:value-type="string" calcext:value-type="string">
            <text:p>$39.07</text:p>
          </table:table-cell>
          <table:table-cell office:value-type="float" office:value="4387.16" calcext:value-type="float">
            <text:p>4387.16</text:p>
          </table:table-cell>
          <table:table-cell/>
          <table:table-cell table:formula="of:=[.D274]/[.D273]" office:value-type="float" office:value="1.00184629692102" calcext:value-type="float">
            <text:p>1.00184629692102</text:p>
          </table:table-cell>
          <table:table-cell table:formula="of:=[.B274]/[.B273]" office:value-type="float" office:value="1.00233644859813" calcext:value-type="float">
            <text:p>1.00233644859813</text:p>
          </table:table-cell>
          <table:table-cell table:number-columns-repeated="3"/>
          <table:table-cell office:value-type="float" office:value="1.0069132507412" calcext:value-type="float">
            <text:p>1.0069132507412</text:p>
          </table:table-cell>
          <table:table-cell office:value-type="float" office:value="1.00783350275193" calcext:value-type="float">
            <text:p>1.00783350275193</text:p>
          </table:table-cell>
          <table:table-cell office:value-type="float" office:value="1.00063020796863" calcext:value-type="float">
            <text:p>1.00063020796863</text:p>
          </table:table-cell>
          <table:table-cell office:value-type="float" office:value="-0.0072032947833014" calcext:value-type="float">
            <text:p>-0.00720329478330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7/30/2021</text:p>
          </table:table-cell>
          <table:table-cell office:value-type="string" calcext:value-type="string">
            <text:p>$145.86</text:p>
          </table:table-cell>
          <table:table-cell office:value-type="string" calcext:value-type="string">
            <text:p>$39.35</text:p>
          </table:table-cell>
          <table:table-cell office:value-type="float" office:value="4395.26" calcext:value-type="float">
            <text:p>4395.26</text:p>
          </table:table-cell>
          <table:table-cell/>
          <table:table-cell table:formula="of:=[.D275]/[.D274]" office:value-type="float" office:value="1.00543540086366" calcext:value-type="float">
            <text:p>1.00543540086366</text:p>
          </table:table-cell>
          <table:table-cell table:formula="of:=[.B275]/[.B274]" office:value-type="float" office:value="0.998491704374057" calcext:value-type="float">
            <text:p>0.998491704374057</text:p>
          </table:table-cell>
          <table:table-cell table:number-columns-repeated="3"/>
          <table:table-cell office:value-type="float" office:value="1.00191741017548" calcext:value-type="float">
            <text:p>1.00191741017548</text:p>
          </table:table-cell>
          <table:table-cell office:value-type="float" office:value="1.00179314840146" calcext:value-type="float">
            <text:p>1.00179314840146</text:p>
          </table:table-cell>
          <table:table-cell office:value-type="float" office:value="1.00272918124563" calcext:value-type="float">
            <text:p>1.00272918124563</text:p>
          </table:table-cell>
          <table:table-cell office:value-type="float" office:value="0.000936032844170542" calcext:value-type="float">
            <text:p>0.0009360328441705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7/29/2021</text:p>
          </table:table-cell>
          <table:table-cell office:value-type="string" calcext:value-type="string">
            <text:p>$145.64</text:p>
          </table:table-cell>
          <table:table-cell office:value-type="string" calcext:value-type="string">
            <text:p>$39.63</text:p>
          </table:table-cell>
          <table:table-cell office:value-type="float" office:value="4419.15" calcext:value-type="float">
            <text:p>4419.15</text:p>
          </table:table-cell>
          <table:table-cell/>
          <table:table-cell table:formula="of:=[.D276]/[.D275]" office:value-type="float" office:value="0.99581141169682" calcext:value-type="float">
            <text:p>0.99581141169682</text:p>
          </table:table-cell>
          <table:table-cell table:formula="of:=[.B276]/[.B275]" office:value-type="float" office:value="0.995468277945619" calcext:value-type="float">
            <text:p>0.995468277945619</text:p>
          </table:table-cell>
          <table:table-cell table:number-columns-repeated="3"/>
          <table:table-cell office:value-type="float" office:value="0.991770005636671" calcext:value-type="float">
            <text:p>0.991770005636671</text:p>
          </table:table-cell>
          <table:table-cell office:value-type="float" office:value="0.989524158159317" calcext:value-type="float">
            <text:p>0.989524158159317</text:p>
          </table:table-cell>
          <table:table-cell office:value-type="float" office:value="0.990997278246912" calcext:value-type="float">
            <text:p>0.990997278246912</text:p>
          </table:table-cell>
          <table:table-cell office:value-type="float" office:value="0.00147312008759504" calcext:value-type="float">
            <text:p>0.001473120087595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7/28/2021</text:p>
          </table:table-cell>
          <table:table-cell office:value-type="string" calcext:value-type="string">
            <text:p>$144.98</text:p>
          </table:table-cell>
          <table:table-cell office:value-type="string" calcext:value-type="string">
            <text:p>$39.34</text:p>
          </table:table-cell>
          <table:table-cell office:value-type="float" office:value="4400.64" calcext:value-type="float">
            <text:p>4400.64</text:p>
          </table:table-cell>
          <table:table-cell/>
          <table:table-cell table:formula="of:=[.D277]/[.D276]" office:value-type="float" office:value="1.00018633653287" calcext:value-type="float">
            <text:p>1.00018633653287</text:p>
          </table:table-cell>
          <table:table-cell table:formula="of:=[.B277]/[.B276]" office:value-type="float" office:value="1.01234653055594" calcext:value-type="float">
            <text:p>1.01234653055594</text:p>
          </table:table-cell>
          <table:table-cell table:number-columns-repeated="3"/>
          <table:table-cell office:value-type="float" office:value="0.995913877462158" calcext:value-type="float">
            <text:p>0.995913877462158</text:p>
          </table:table-cell>
          <table:table-cell office:value-type="float" office:value="0.99453441696955" calcext:value-type="float">
            <text:p>0.99453441696955</text:p>
          </table:table-cell>
          <table:table-cell office:value-type="float" office:value="0.993732394366197" calcext:value-type="float">
            <text:p>0.993732394366197</text:p>
          </table:table-cell>
          <table:table-cell office:value-type="float" office:value="-0.000802022603352492" calcext:value-type="float">
            <text:p>-0.0008020226033524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7/27/2021</text:p>
          </table:table-cell>
          <table:table-cell office:value-type="string" calcext:value-type="string">
            <text:p>$146.77</text:p>
          </table:table-cell>
          <table:table-cell office:value-type="string" calcext:value-type="string">
            <text:p>$38.98</text:p>
          </table:table-cell>
          <table:table-cell office:value-type="float" office:value="4401.46" calcext:value-type="float">
            <text:p>4401.46</text:p>
          </table:table-cell>
          <table:table-cell/>
          <table:table-cell table:formula="of:=[.D278]/[.D277]" office:value-type="float" office:value="1.00473479254611" calcext:value-type="float">
            <text:p>1.00473479254611</text:p>
          </table:table-cell>
          <table:table-cell table:formula="of:=[.B278]/[.B277]" office:value-type="float" office:value="1.01512570688833" calcext:value-type="float">
            <text:p>1.01512570688833</text:p>
          </table:table-cell>
          <table:table-cell table:number-columns-repeated="3"/>
          <table:table-cell office:value-type="float" office:value="0.989585155049106" calcext:value-type="float">
            <text:p>0.989585155049106</text:p>
          </table:table-cell>
          <table:table-cell office:value-type="float" office:value="0.986882506253468" calcext:value-type="float">
            <text:p>0.986882506253468</text:p>
          </table:table-cell>
          <table:table-cell office:value-type="float" office:value="0.986039260151654" calcext:value-type="float">
            <text:p>0.986039260151654</text:p>
          </table:table-cell>
          <table:table-cell office:value-type="float" office:value="-0.0008432461018133" calcext:value-type="float">
            <text:p>-0.00084324610181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7/26/2021</text:p>
          </table:table-cell>
          <table:table-cell office:value-type="string" calcext:value-type="string">
            <text:p>$148.99</text:p>
          </table:table-cell>
          <table:table-cell office:value-type="string" calcext:value-type="string">
            <text:p>$38.9</text:p>
          </table:table-cell>
          <table:table-cell office:value-type="float" office:value="4422.3" calcext:value-type="float">
            <text:p>4422.3</text:p>
          </table:table-cell>
          <table:table-cell/>
          <table:table-cell table:formula="of:=[.D279]/[.D278]" office:value-type="float" office:value="0.997623408633516" calcext:value-type="float">
            <text:p>0.997623408633516</text:p>
          </table:table-cell>
          <table:table-cell table:formula="of:=[.B279]/[.B278]" office:value-type="float" office:value="0.997113900261762" calcext:value-type="float">
            <text:p>0.997113900261762</text:p>
          </table:table-cell>
          <table:table-cell table:number-columns-repeated="3"/>
          <table:table-cell office:value-type="float" office:value="1.01315673207052" calcext:value-type="float">
            <text:p>1.01315673207052</text:p>
          </table:table-cell>
          <table:table-cell office:value-type="float" office:value="1.01538235046107" calcext:value-type="float">
            <text:p>1.01538235046107</text:p>
          </table:table-cell>
          <table:table-cell office:value-type="float" office:value="1.02522639068564" calcext:value-type="float">
            <text:p>1.02522639068564</text:p>
          </table:table-cell>
          <table:table-cell office:value-type="float" office:value="0.00984404022457364" calcext:value-type="float">
            <text:p>0.009844040224573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7/23/2021</text:p>
          </table:table-cell>
          <table:table-cell office:value-type="string" calcext:value-type="string">
            <text:p>$148.56</text:p>
          </table:table-cell>
          <table:table-cell office:value-type="string" calcext:value-type="string">
            <text:p>$38.81</text:p>
          </table:table-cell>
          <table:table-cell office:value-type="float" office:value="4411.79" calcext:value-type="float">
            <text:p>4411.79</text:p>
          </table:table-cell>
          <table:table-cell/>
          <table:table-cell table:formula="of:=[.D280]/[.D279]" office:value-type="float" office:value="0.989956457582976" calcext:value-type="float">
            <text:p>0.989956457582976</text:p>
          </table:table-cell>
          <table:table-cell table:formula="of:=[.B280]/[.B279]" office:value-type="float" office:value="0.988152934841142" calcext:value-type="float">
            <text:p>0.988152934841142</text:p>
          </table:table-cell>
          <table:table-cell table:number-columns-repeated="3"/>
          <table:table-cell office:value-type="float" office:value="0.988639076069993" calcext:value-type="float">
            <text:p>0.988639076069993</text:p>
          </table:table-cell>
          <table:table-cell office:value-type="float" office:value="0.98573862421756" calcext:value-type="float">
            <text:p>0.98573862421756</text:p>
          </table:table-cell>
          <table:table-cell office:value-type="float" office:value="0.991938310550298" calcext:value-type="float">
            <text:p>0.991938310550298</text:p>
          </table:table-cell>
          <table:table-cell office:value-type="float" office:value="0.0061996863327376" calcext:value-type="float">
            <text:p>0.00619968633273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7/22/2021</text:p>
          </table:table-cell>
          <table:table-cell office:value-type="string" calcext:value-type="string">
            <text:p>$146.8</text:p>
          </table:table-cell>
          <table:table-cell office:value-type="string" calcext:value-type="string">
            <text:p>$38.68</text:p>
          </table:table-cell>
          <table:table-cell office:value-type="float" office:value="4367.48" calcext:value-type="float">
            <text:p>4367.48</text:p>
          </table:table-cell>
          <table:table-cell/>
          <table:table-cell table:formula="of:=[.D281]/[.D280]" office:value-type="float" office:value="0.997987397767133" calcext:value-type="float">
            <text:p>0.997987397767133</text:p>
          </table:table-cell>
          <table:table-cell table:formula="of:=[.B281]/[.B280]" office:value-type="float" office:value="0.990463215258855" calcext:value-type="float">
            <text:p>0.990463215258855</text:p>
          </table:table-cell>
          <table:table-cell table:number-columns-repeated="3"/>
          <table:table-cell office:value-type="float" office:value="1.01205328331252" calcext:value-type="float">
            <text:p>1.01205328331252</text:p>
          </table:table-cell>
          <table:table-cell office:value-type="float" office:value="1.01404819629456" calcext:value-type="float">
            <text:p>1.01404819629456</text:p>
          </table:table-cell>
          <table:table-cell office:value-type="float" office:value="1.00939929328622" calcext:value-type="float">
            <text:p>1.00939929328622</text:p>
          </table:table-cell>
          <table:table-cell office:value-type="float" office:value="-0.00464890300834231" calcext:value-type="float">
            <text:p>-0.004648903008342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7/21/2021</text:p>
          </table:table-cell>
          <table:table-cell office:value-type="string" calcext:value-type="string">
            <text:p>$145.4</text:p>
          </table:table-cell>
          <table:table-cell office:value-type="string" calcext:value-type="string">
            <text:p>$38.6</text:p>
          </table:table-cell>
          <table:table-cell office:value-type="float" office:value="4358.69" calcext:value-type="float">
            <text:p>4358.69</text:p>
          </table:table-cell>
          <table:table-cell/>
          <table:table-cell table:formula="of:=[.D282]/[.D281]" office:value-type="float" office:value="0.991825525559285" calcext:value-type="float">
            <text:p>0.991825525559285</text:p>
          </table:table-cell>
          <table:table-cell table:formula="of:=[.B282]/[.B281]" office:value-type="float" office:value="1.00515818431912" calcext:value-type="float">
            <text:p>1.00515818431912</text:p>
          </table:table-cell>
          <table:table-cell table:number-columns-repeated="3"/>
          <table:table-cell office:value-type="float" office:value="0.99843329219674" calcext:value-type="float">
            <text:p>0.99843329219674</text:p>
          </table:table-cell>
          <table:table-cell office:value-type="float" office:value="0.997580582585226" calcext:value-type="float">
            <text:p>0.997580582585226</text:p>
          </table:table-cell>
          <table:table-cell office:value-type="float" office:value="0.993558776167472" calcext:value-type="float">
            <text:p>0.993558776167472</text:p>
          </table:table-cell>
          <table:table-cell office:value-type="float" office:value="-0.00402180641775474" calcext:value-type="float">
            <text:p>-0.004021806417754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7/20/2021</text:p>
          </table:table-cell>
          <table:table-cell office:value-type="string" calcext:value-type="string">
            <text:p>$146.15</text:p>
          </table:table-cell>
          <table:table-cell office:value-type="string" calcext:value-type="string">
            <text:p>$37.94</text:p>
          </table:table-cell>
          <table:table-cell office:value-type="float" office:value="4323.06" calcext:value-type="float">
            <text:p>4323.06</text:p>
          </table:table-cell>
          <table:table-cell/>
          <table:table-cell table:formula="of:=[.D283]/[.D282]" office:value-type="float" office:value="0.985063820534529" calcext:value-type="float">
            <text:p>0.985063820534529</text:p>
          </table:table-cell>
          <table:table-cell table:formula="of:=[.B283]/[.B282]" office:value-type="float" office:value="0.974683544303797" calcext:value-type="float">
            <text:p>0.974683544303797</text:p>
          </table:table-cell>
          <table:table-cell table:number-columns-repeated="3"/>
          <table:table-cell office:value-type="float" office:value="1.02078743196642" calcext:value-type="float">
            <text:p>1.02078743196642</text:p>
          </table:table-cell>
          <table:table-cell office:value-type="float" office:value="1.02460845179618" calcext:value-type="float">
            <text:p>1.02460845179618</text:p>
          </table:table-cell>
          <table:table-cell office:value-type="float" office:value="1.02438165034177" calcext:value-type="float">
            <text:p>1.02438165034177</text:p>
          </table:table-cell>
          <table:table-cell office:value-type="float" office:value="-0.000226801454414449" calcext:value-type="float">
            <text:p>-0.0002268014544144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7/19/2021</text:p>
          </table:table-cell>
          <table:table-cell office:value-type="string" calcext:value-type="string">
            <text:p>$142.45</text:p>
          </table:table-cell>
          <table:table-cell office:value-type="string" calcext:value-type="string">
            <text:p>$37.8</text:p>
          </table:table-cell>
          <table:table-cell office:value-type="float" office:value="4258.49" calcext:value-type="float">
            <text:p>4258.49</text:p>
          </table:table-cell>
          <table:table-cell/>
          <table:table-cell table:formula="of:=[.D284]/[.D283]" office:value-type="float" office:value="1.01612543413276" calcext:value-type="float">
            <text:p>1.01612543413276</text:p>
          </table:table-cell>
          <table:table-cell table:formula="of:=[.B284]/[.B283]" office:value-type="float" office:value="1.02765882765883" calcext:value-type="float">
            <text:p>1.02765882765883</text:p>
          </table:table-cell>
          <table:table-cell table:number-columns-repeated="3"/>
          <table:table-cell office:value-type="float" office:value="1.0027840859218" calcext:value-type="float">
            <text:p>1.0027840859218</text:p>
          </table:table-cell>
          <table:table-cell office:value-type="float" office:value="1.00284102583987" calcext:value-type="float">
            <text:p>1.00284102583987</text:p>
          </table:table-cell>
          <table:table-cell office:value-type="float" office:value="1.01066244754764" calcext:value-type="float">
            <text:p>1.01066244754764</text:p>
          </table:table-cell>
          <table:table-cell office:value-type="float" office:value="0.00782142170776989" calcext:value-type="float">
            <text:p>0.007821421707769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7/16/2021</text:p>
          </table:table-cell>
          <table:table-cell office:value-type="string" calcext:value-type="string">
            <text:p>$146.39</text:p>
          </table:table-cell>
          <table:table-cell office:value-type="string" calcext:value-type="string">
            <text:p>$39.08</text:p>
          </table:table-cell>
          <table:table-cell office:value-type="float" office:value="4327.16" calcext:value-type="float">
            <text:p>4327.16</text:p>
          </table:table-cell>
          <table:table-cell/>
          <table:table-cell table:formula="of:=[.D285]/[.D284]" office:value-type="float" office:value="1.00759620628773" calcext:value-type="float">
            <text:p>1.00759620628773</text:p>
          </table:table-cell>
          <table:table-cell table:formula="of:=[.B285]/[.B284]" office:value-type="float" office:value="1.01427693148439" calcext:value-type="float">
            <text:p>1.01427693148439</text:p>
          </table:table-cell>
          <table:table-cell table:number-columns-repeated="3"/>
          <table:table-cell office:value-type="float" office:value="0.998541122393098" calcext:value-type="float">
            <text:p>0.998541122393098</text:p>
          </table:table-cell>
          <table:table-cell office:value-type="float" office:value="0.997710957561593" calcext:value-type="float">
            <text:p>0.997710957561593</text:p>
          </table:table-cell>
          <table:table-cell office:value-type="float" office:value="0.99938742172611" calcext:value-type="float">
            <text:p>0.99938742172611</text:p>
          </table:table-cell>
          <table:table-cell office:value-type="float" office:value="0.00167646416451706" calcext:value-type="float">
            <text:p>0.001676464164517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7/15/2021</text:p>
          </table:table-cell>
          <table:table-cell office:value-type="string" calcext:value-type="string">
            <text:p>$148.48</text:p>
          </table:table-cell>
          <table:table-cell office:value-type="string" calcext:value-type="string">
            <text:p>$39.21</text:p>
          </table:table-cell>
          <table:table-cell office:value-type="float" office:value="4360.03" calcext:value-type="float">
            <text:p>4360.03</text:p>
          </table:table-cell>
          <table:table-cell/>
          <table:table-cell table:formula="of:=[.D286]/[.D285]" office:value-type="float" office:value="1.00327291325977" calcext:value-type="float">
            <text:p>1.00327291325977</text:p>
          </table:table-cell>
          <table:table-cell table:formula="of:=[.B286]/[.B285]" office:value-type="float" office:value="1.00451239224138" calcext:value-type="float">
            <text:p>1.00451239224138</text:p>
          </table:table-cell>
          <table:table-cell table:number-columns-repeated="3"/>
          <table:table-cell office:value-type="float" office:value="0.988010735044887" calcext:value-type="float">
            <text:p>0.988010735044887</text:p>
          </table:table-cell>
          <table:table-cell office:value-type="float" office:value="0.984978911733814" calcext:value-type="float">
            <text:p>0.984978911733814</text:p>
          </table:table-cell>
          <table:table-cell office:value-type="float" office:value="0.993325614656405" calcext:value-type="float">
            <text:p>0.993325614656405</text:p>
          </table:table-cell>
          <table:table-cell office:value-type="float" office:value="0.0083467029225911" calcext:value-type="float">
            <text:p>0.00834670292259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7/14/2021</text:p>
          </table:table-cell>
          <table:table-cell office:value-type="string" calcext:value-type="string">
            <text:p>$149.15</text:p>
          </table:table-cell>
          <table:table-cell office:value-type="string" calcext:value-type="string">
            <text:p>$39.54</text:p>
          </table:table-cell>
          <table:table-cell office:value-type="float" office:value="4374.3" calcext:value-type="float">
            <text:p>4374.3</text:p>
          </table:table-cell>
          <table:table-cell/>
          <table:table-cell table:formula="of:=[.D287]/[.D286]" office:value-type="float" office:value="0.998836385250212" calcext:value-type="float">
            <text:p>0.998836385250212</text:p>
          </table:table-cell>
          <table:table-cell table:formula="of:=[.B287]/[.B286]" office:value-type="float" office:value="0.976466644317801" calcext:value-type="float">
            <text:p>0.976466644317801</text:p>
          </table:table-cell>
          <table:table-cell table:number-columns-repeated="3"/>
          <table:table-cell office:value-type="float" office:value="0.990570201381369" calcext:value-type="float">
            <text:p>0.990570201381369</text:p>
          </table:table-cell>
          <table:table-cell office:value-type="float" office:value="0.988073502807549" calcext:value-type="float">
            <text:p>0.988073502807549</text:p>
          </table:table-cell>
          <table:table-cell office:value-type="float" office:value="0.983407610558793" calcext:value-type="float">
            <text:p>0.983407610558793</text:p>
          </table:table-cell>
          <table:table-cell office:value-type="float" office:value="-0.00466589224875535" calcext:value-type="float">
            <text:p>-0.004665892248755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7/13/2021</text:p>
          </table:table-cell>
          <table:table-cell office:value-type="string" calcext:value-type="string">
            <text:p>$145.64</text:p>
          </table:table-cell>
          <table:table-cell office:value-type="string" calcext:value-type="string">
            <text:p>$39.9</text:p>
          </table:table-cell>
          <table:table-cell office:value-type="float" office:value="4369.21" calcext:value-type="float">
            <text:p>4369.21</text:p>
          </table:table-cell>
          <table:table-cell/>
          <table:table-cell table:formula="of:=[.D288]/[.D287]" office:value-type="float" office:value="1.00352924212844" calcext:value-type="float">
            <text:p>1.00352924212844</text:p>
          </table:table-cell>
          <table:table-cell table:formula="of:=[.B288]/[.B287]" office:value-type="float" office:value="0.992172480087888" calcext:value-type="float">
            <text:p>0.992172480087888</text:p>
          </table:table-cell>
          <table:table-cell table:number-columns-repeated="3"/>
          <table:table-cell office:value-type="float" office:value="1.00081300999727" calcext:value-type="float">
            <text:p>1.00081300999727</text:p>
          </table:table-cell>
          <table:table-cell office:value-type="float" office:value="1.00045784389496" calcext:value-type="float">
            <text:p>1.00045784389496</text:p>
          </table:table-cell>
          <table:table-cell office:value-type="float" office:value="0.996583699365544" calcext:value-type="float">
            <text:p>0.996583699365544</text:p>
          </table:table-cell>
          <table:table-cell office:value-type="float" office:value="-0.00387414452941348" calcext:value-type="float">
            <text:p>-0.003874144529413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7/12/2021</text:p>
          </table:table-cell>
          <table:table-cell office:value-type="string" calcext:value-type="string">
            <text:p>$144.5</text:p>
          </table:table-cell>
          <table:table-cell office:value-type="string" calcext:value-type="string">
            <text:p>$40.15</text:p>
          </table:table-cell>
          <table:table-cell office:value-type="float" office:value="4384.63" calcext:value-type="float">
            <text:p>4384.63</text:p>
          </table:table-cell>
          <table:table-cell/>
          <table:table-cell table:formula="of:=[.D289]/[.D288]" office:value-type="float" office:value="0.996560713218675" calcext:value-type="float">
            <text:p>0.996560713218675</text:p>
          </table:table-cell>
          <table:table-cell table:formula="of:=[.B289]/[.B288]" office:value-type="float" office:value="1.0042214532872" calcext:value-type="float">
            <text:p>1.0042214532872</text:p>
          </table:table-cell>
          <table:table-cell table:number-columns-repeated="3"/>
          <table:table-cell office:value-type="float" office:value="1.01727045962003" calcext:value-type="float">
            <text:p>1.01727045962003</text:p>
          </table:table-cell>
          <table:table-cell office:value-type="float" office:value="1.02035616253003" calcext:value-type="float">
            <text:p>1.02035616253003</text:p>
          </table:table-cell>
          <table:table-cell office:value-type="float" office:value="1.02182734014272" calcext:value-type="float">
            <text:p>1.02182734014272</text:p>
          </table:table-cell>
          <table:table-cell office:value-type="float" office:value="0.00147117761269189" calcext:value-type="float">
            <text:p>0.001471177612691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7/09/2021</text:p>
          </table:table-cell>
          <table:table-cell office:value-type="string" calcext:value-type="string">
            <text:p>$145.11</text:p>
          </table:table-cell>
          <table:table-cell office:value-type="string" calcext:value-type="string">
            <text:p>$40.25</text:p>
          </table:table-cell>
          <table:table-cell office:value-type="float" office:value="4369.55" calcext:value-type="float">
            <text:p>4369.55</text:p>
          </table:table-cell>
          <table:table-cell/>
          <table:table-cell table:formula="of:=[.D290]/[.D289]" office:value-type="float" office:value="0.988847821858086" calcext:value-type="float">
            <text:p>0.988847821858086</text:p>
          </table:table-cell>
          <table:table-cell table:formula="of:=[.B290]/[.B289]" office:value-type="float" office:value="0.987113224450417" calcext:value-type="float">
            <text:p>0.987113224450417</text:p>
          </table:table-cell>
          <table:table-cell table:number-columns-repeated="3"/>
          <table:table-cell office:value-type="float" office:value="1.00919469703293" calcext:value-type="float">
            <text:p>1.00919469703293</text:p>
          </table:table-cell>
          <table:table-cell office:value-type="float" office:value="1.01059194627157" calcext:value-type="float">
            <text:p>1.01059194627157</text:p>
          </table:table-cell>
          <table:table-cell office:value-type="float" office:value="1.0186909489251" calcext:value-type="float">
            <text:p>1.0186909489251</text:p>
          </table:table-cell>
          <table:table-cell office:value-type="float" office:value="0.00809900265353125" calcext:value-type="float">
            <text:p>0.008099002653531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7/08/2021</text:p>
          </table:table-cell>
          <table:table-cell office:value-type="string" calcext:value-type="string">
            <text:p>$143.24</text:p>
          </table:table-cell>
          <table:table-cell office:value-type="string" calcext:value-type="string">
            <text:p>$39.84</text:p>
          </table:table-cell>
          <table:table-cell office:value-type="float" office:value="4320.82" calcext:value-type="float">
            <text:p>4320.82</text:p>
          </table:table-cell>
          <table:table-cell/>
          <table:table-cell table:formula="of:=[.D291]/[.D290]" office:value-type="float" office:value="1.00863493503548" calcext:value-type="float">
            <text:p>1.00863493503548</text:p>
          </table:table-cell>
          <table:table-cell table:formula="of:=[.B291]/[.B290]" office:value-type="float" office:value="1.00928511588942" calcext:value-type="float">
            <text:p>1.00928511588942</text:p>
          </table:table-cell>
          <table:table-cell table:number-columns-repeated="3"/>
          <table:table-cell office:value-type="float" office:value="1.00155350656608" calcext:value-type="float">
            <text:p>1.00155350656608</text:p>
          </table:table-cell>
          <table:table-cell office:value-type="float" office:value="1.0013531610317" calcext:value-type="float">
            <text:p>1.0013531610317</text:p>
          </table:table-cell>
          <table:table-cell office:value-type="float" office:value="1.00161301162713" calcext:value-type="float">
            <text:p>1.00161301162713</text:p>
          </table:table-cell>
          <table:table-cell office:value-type="float" office:value="0.000259850595420774" calcext:value-type="float">
            <text:p>0.0002598505954207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7/07/2021</text:p>
          </table:table-cell>
          <table:table-cell office:value-type="string" calcext:value-type="string">
            <text:p>$144.57</text:p>
          </table:table-cell>
          <table:table-cell office:value-type="string" calcext:value-type="string">
            <text:p>$40.17</text:p>
          </table:table-cell>
          <table:table-cell office:value-type="float" office:value="4358.13" calcext:value-type="float">
            <text:p>4358.13</text:p>
          </table:table-cell>
          <table:table-cell/>
          <table:table-cell table:formula="of:=[.D292]/[.D291]" office:value-type="float" office:value="0.996652233870949" calcext:value-type="float">
            <text:p>0.996652233870949</text:p>
          </table:table-cell>
          <table:table-cell table:formula="of:=[.B292]/[.B291]" office:value-type="float" office:value="0.982361485785433" calcext:value-type="float">
            <text:p>0.982361485785433</text:p>
          </table:table-cell>
          <table:table-cell table:number-columns-repeated="3"/>
          <table:table-cell office:value-type="float" office:value="0.991597295065503" calcext:value-type="float">
            <text:p>0.991597295065503</text:p>
          </table:table-cell>
          <table:table-cell office:value-type="float" office:value="0.989315337834448" calcext:value-type="float">
            <text:p>0.989315337834448</text:p>
          </table:table-cell>
          <table:table-cell office:value-type="float" office:value="0.993893846876468" calcext:value-type="float">
            <text:p>0.993893846876468</text:p>
          </table:table-cell>
          <table:table-cell office:value-type="float" office:value="0.00457850904201995" calcext:value-type="float">
            <text:p>0.004578509042019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7/06/2021</text:p>
          </table:table-cell>
          <table:table-cell office:value-type="string" calcext:value-type="string">
            <text:p>$142.02</text:p>
          </table:table-cell>
          <table:table-cell office:value-type="string" calcext:value-type="string">
            <text:p>$40.2</text:p>
          </table:table-cell>
          <table:table-cell office:value-type="float" office:value="4343.54" calcext:value-type="float">
            <text:p>4343.54</text:p>
          </table:table-cell>
          <table:table-cell/>
          <table:table-cell table:formula="of:=[.D293]/[.D292]" office:value-type="float" office:value="1.00202599722807" calcext:value-type="float">
            <text:p>1.00202599722807</text:p>
          </table:table-cell>
          <table:table-cell table:formula="of:=[.B293]/[.B292]" office:value-type="float" office:value="0.985495000704126" calcext:value-type="float">
            <text:p>0.985495000704126</text:p>
          </table:table-cell>
          <table:table-cell table:number-columns-repeated="3"/>
          <table:table-cell office:value-type="float" office:value="1.00577981341646" calcext:value-type="float">
            <text:p>1.00577981341646</text:p>
          </table:table-cell>
          <table:table-cell office:value-type="float" office:value="1.00646309010857" calcext:value-type="float">
            <text:p>1.00646309010857</text:p>
          </table:table-cell>
          <table:table-cell office:value-type="float" office:value="1.00965433432352" calcext:value-type="float">
            <text:p>1.00965433432352</text:p>
          </table:table-cell>
          <table:table-cell office:value-type="float" office:value="0.00319124421495109" calcext:value-type="float">
            <text:p>0.003191244214951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7/02/2021</text:p>
          </table:table-cell>
          <table:table-cell office:value-type="string" calcext:value-type="string">
            <text:p>$139.96</text:p>
          </table:table-cell>
          <table:table-cell office:value-type="string" calcext:value-type="string">
            <text:p>$40.69</text:p>
          </table:table-cell>
          <table:table-cell office:value-type="float" office:value="4352.34" calcext:value-type="float">
            <text:p>4352.34</text:p>
          </table:table-cell>
          <table:table-cell/>
          <table:table-cell table:formula="of:=[.D294]/[.D293]" office:value-type="float" office:value="0.992555728642523" calcext:value-type="float">
            <text:p>0.992555728642523</text:p>
          </table:table-cell>
          <table:table-cell table:formula="of:=[.B294]/[.B293]" office:value-type="float" office:value="0.980780222920835" calcext:value-type="float">
            <text:p>0.980780222920835</text:p>
          </table:table-cell>
          <table:table-cell table:number-columns-repeated="3"/>
          <table:table-cell office:value-type="float" office:value="0.997728661163239" calcext:value-type="float">
            <text:p>0.997728661163239</text:p>
          </table:table-cell>
          <table:table-cell office:value-type="float" office:value="0.996728629631023" calcext:value-type="float">
            <text:p>0.996728629631023</text:p>
          </table:table-cell>
          <table:table-cell office:value-type="float" office:value="0.996121698428619" calcext:value-type="float">
            <text:p>0.996121698428619</text:p>
          </table:table-cell>
          <table:table-cell office:value-type="float" office:value="-0.000606931202404293" calcext:value-type="float">
            <text:p>-0.0006069312024042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7/01/2021</text:p>
          </table:table-cell>
          <table:table-cell office:value-type="string" calcext:value-type="string">
            <text:p>$137.27</text:p>
          </table:table-cell>
          <table:table-cell office:value-type="string" calcext:value-type="string">
            <text:p>$40.39</text:p>
          </table:table-cell>
          <table:table-cell office:value-type="float" office:value="4319.94" calcext:value-type="float">
            <text:p>4319.94</text:p>
          </table:table-cell>
          <table:table-cell/>
          <table:table-cell table:formula="of:=[.D295]/[.D294]" office:value-type="float" office:value="0.994805483409492" calcext:value-type="float">
            <text:p>0.994805483409492</text:p>
          </table:table-cell>
          <table:table-cell table:formula="of:=[.B295]/[.B294]" office:value-type="float" office:value="0.99774167698696" calcext:value-type="float">
            <text:p>0.99774167698696</text:p>
          </table:table-cell>
          <table:table-cell table:number-columns-repeated="3"/>
          <table:table-cell office:value-type="float" office:value="1.00778274697325" calcext:value-type="float">
            <text:p>1.00778274697325</text:p>
          </table:table-cell>
          <table:table-cell office:value-type="float" office:value="1.00888479037389" calcext:value-type="float">
            <text:p>1.00888479037389</text:p>
          </table:table-cell>
          <table:table-cell office:value-type="float" office:value="1.03423508088877" calcext:value-type="float">
            <text:p>1.03423508088877</text:p>
          </table:table-cell>
          <table:table-cell office:value-type="float" office:value="0.0253502905148801" calcext:value-type="float">
            <text:p>0.02535029051488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6/30/2021</text:p>
          </table:table-cell>
          <table:table-cell office:value-type="string" calcext:value-type="string">
            <text:p>$136.96</text:p>
          </table:table-cell>
          <table:table-cell office:value-type="string" calcext:value-type="string">
            <text:p>$40.04</text:p>
          </table:table-cell>
          <table:table-cell office:value-type="float" office:value="4297.5" calcext:value-type="float">
            <text:p>4297.5</text:p>
          </table:table-cell>
          <table:table-cell/>
          <table:table-cell table:formula="of:=[.D296]/[.D295]" office:value-type="float" office:value="0.998673647469459" calcext:value-type="float">
            <text:p>0.998673647469459</text:p>
          </table:table-cell>
          <table:table-cell table:formula="of:=[.B296]/[.B295]" office:value-type="float" office:value="0.99540011682243" calcext:value-type="float">
            <text:p>0.99540011682243</text:p>
          </table:table-cell>
          <table:table-cell table:number-columns-repeated="3"/>
          <table:table-cell office:value-type="float" office:value="1.00462690951821" calcext:value-type="float">
            <text:p>1.00462690951821</text:p>
          </table:table-cell>
          <table:table-cell office:value-type="float" office:value="1.00506914088504" calcext:value-type="float">
            <text:p>1.00506914088504</text:p>
          </table:table-cell>
          <table:table-cell office:value-type="float" office:value="1.0067501784903" calcext:value-type="float">
            <text:p>1.0067501784903</text:p>
          </table:table-cell>
          <table:table-cell office:value-type="float" office:value="0.00168103760525384" calcext:value-type="float">
            <text:p>0.001681037605253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6/29/2021</text:p>
          </table:table-cell>
          <table:table-cell office:value-type="string" calcext:value-type="string">
            <text:p>$136.33</text:p>
          </table:table-cell>
          <table:table-cell office:value-type="string" calcext:value-type="string">
            <text:p>$39.84</text:p>
          </table:table-cell>
          <table:table-cell office:value-type="float" office:value="4291.8" calcext:value-type="float">
            <text:p>4291.8</text:p>
          </table:table-cell>
          <table:table-cell/>
          <table:table-cell table:formula="of:=[.D297]/[.D296]" office:value-type="float" office:value="0.999722727060907" calcext:value-type="float">
            <text:p>0.999722727060907</text:p>
          </table:table-cell>
          <table:table-cell table:formula="of:=[.B297]/[.B296]" office:value-type="float" office:value="0.988630528863786" calcext:value-type="float">
            <text:p>0.988630528863786</text:p>
          </table:table-cell>
          <table:table-cell table:number-columns-repeated="3"/>
          <table:table-cell office:value-type="float" office:value="1.00132031625562" calcext:value-type="float">
            <text:p>1.00132031625562</text:p>
          </table:table-cell>
          <table:table-cell office:value-type="float" office:value="1.00107121606414" calcext:value-type="float">
            <text:p>1.00107121606414</text:p>
          </table:table-cell>
          <table:table-cell office:value-type="float" office:value="1.01018631938624" calcext:value-type="float">
            <text:p>1.01018631938624</text:p>
          </table:table-cell>
          <table:table-cell office:value-type="float" office:value="0.00911510332210685" calcext:value-type="float">
            <text:p>0.009115103322106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6/28/2021</text:p>
          </table:table-cell>
          <table:table-cell office:value-type="string" calcext:value-type="string">
            <text:p>$134.78</text:p>
          </table:table-cell>
          <table:table-cell office:value-type="string" calcext:value-type="string">
            <text:p>$39.84</text:p>
          </table:table-cell>
          <table:table-cell office:value-type="float" office:value="4290.61" calcext:value-type="float">
            <text:p>4290.61</text:p>
          </table:table-cell>
          <table:table-cell/>
          <table:table-cell table:formula="of:=[.D298]/[.D297]" office:value-type="float" office:value="0.997690305108132" calcext:value-type="float">
            <text:p>0.997690305108132</text:p>
          </table:table-cell>
          <table:table-cell table:formula="of:=[.B298]/[.B297]" office:value-type="float" office:value="0.987609437602018" calcext:value-type="float">
            <text:p>0.987609437602018</text:p>
          </table:table-cell>
          <table:table-cell table:number-columns-repeated="3"/>
          <table:table-cell office:value-type="float" office:value="1.00340705703281" calcext:value-type="float">
            <text:p>1.00340705703281</text:p>
          </table:table-cell>
          <table:table-cell office:value-type="float" office:value="1.00359424568568" calcext:value-type="float">
            <text:p>1.00359424568568</text:p>
          </table:table-cell>
          <table:table-cell office:value-type="float" office:value="0.98474695258153" calcext:value-type="float">
            <text:p>0.98474695258153</text:p>
          </table:table-cell>
          <table:table-cell office:value-type="float" office:value="-0.0188472931041481" calcext:value-type="float">
            <text:p>-0.01884729310414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6/25/2021</text:p>
          </table:table-cell>
          <table:table-cell office:value-type="string" calcext:value-type="string">
            <text:p>$133.11</text:p>
          </table:table-cell>
          <table:table-cell office:value-type="string" calcext:value-type="string">
            <text:p>$40.24</text:p>
          </table:table-cell>
          <table:table-cell office:value-type="float" office:value="4280.7" calcext:value-type="float">
            <text:p>4280.7</text:p>
          </table:table-cell>
          <table:table-cell/>
          <table:table-cell table:formula="of:=[.D299]/[.D298]" office:value-type="float" office:value="0.9966804494592" calcext:value-type="float">
            <text:p>0.9966804494592</text:p>
          </table:table-cell>
          <table:table-cell table:formula="of:=[.B299]/[.B298]" office:value-type="float" office:value="1.00225377507325" calcext:value-type="float">
            <text:p>1.00225377507325</text:p>
          </table:table-cell>
          <table:table-cell table:number-columns-repeated="3"/>
          <table:table-cell office:value-type="float" office:value="1.00033513911581" calcext:value-type="float">
            <text:p>1.00033513911581</text:p>
          </table:table-cell>
          <table:table-cell office:value-type="float" office:value="0.999880061353696" calcext:value-type="float">
            <text:p>0.999880061353696</text:p>
          </table:table-cell>
          <table:table-cell office:value-type="float" office:value="0.995787427090084" calcext:value-type="float">
            <text:p>0.995787427090084</text:p>
          </table:table-cell>
          <table:table-cell office:value-type="float" office:value="-0.00409263426361139" calcext:value-type="float">
            <text:p>-0.004092634263611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6/24/2021</text:p>
          </table:table-cell>
          <table:table-cell office:value-type="string" calcext:value-type="string">
            <text:p>$133.41</text:p>
          </table:table-cell>
          <table:table-cell office:value-type="string" calcext:value-type="string">
            <text:p>$40.08</text:p>
          </table:table-cell>
          <table:table-cell office:value-type="float" office:value="4266.49" calcext:value-type="float">
            <text:p>4266.49</text:p>
          </table:table-cell>
          <table:table-cell/>
          <table:table-cell table:formula="of:=[.D300]/[.D299]" office:value-type="float" office:value="0.994222417021955" calcext:value-type="float">
            <text:p>0.994222417021955</text:p>
          </table:table-cell>
          <table:table-cell table:formula="of:=[.B300]/[.B299]" office:value-type="float" office:value="1.0021737500937" calcext:value-type="float">
            <text:p>1.0021737500937</text:p>
          </table:table-cell>
          <table:table-cell table:number-columns-repeated="3"/>
          <table:table-cell office:value-type="float" office:value="0.997165496644221" calcext:value-type="float">
            <text:p>0.997165496644221</text:p>
          </table:table-cell>
          <table:table-cell office:value-type="float" office:value="0.996047720541205" calcext:value-type="float">
            <text:p>0.996047720541205</text:p>
          </table:table-cell>
          <table:table-cell office:value-type="float" office:value="0.992580540188741" calcext:value-type="float">
            <text:p>0.992580540188741</text:p>
          </table:table-cell>
          <table:table-cell office:value-type="float" office:value="-0.00346718035246407" calcext:value-type="float">
            <text:p>-0.003467180352464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6/23/2021</text:p>
          </table:table-cell>
          <table:table-cell office:value-type="string" calcext:value-type="string">
            <text:p>$133.7</text:p>
          </table:table-cell>
          <table:table-cell office:value-type="string" calcext:value-type="string">
            <text:p>$39.84</text:p>
          </table:table-cell>
          <table:table-cell office:value-type="float" office:value="4241.84" calcext:value-type="float">
            <text:p>4241.84</text:p>
          </table:table-cell>
          <table:table-cell/>
          <table:table-cell table:formula="of:=[.D301]/[.D300]" office:value-type="float" office:value="1.00108443505648" calcext:value-type="float">
            <text:p>1.00108443505648</text:p>
          </table:table-cell>
          <table:table-cell table:formula="of:=[.B301]/[.B300]" office:value-type="float" office:value="1.0020942408377" calcext:value-type="float">
            <text:p>1.0020942408377</text:p>
          </table:table-cell>
          <table:table-cell table:number-columns-repeated="3"/>
          <table:table-cell office:value-type="float" office:value="0.999688335112697" calcext:value-type="float">
            <text:p>0.999688335112697</text:p>
          </table:table-cell>
          <table:table-cell office:value-type="float" office:value="0.999098025713708" calcext:value-type="float">
            <text:p>0.999098025713708</text:p>
          </table:table-cell>
          <table:table-cell office:value-type="float" office:value="0.995541275981903" calcext:value-type="float">
            <text:p>0.995541275981903</text:p>
          </table:table-cell>
          <table:table-cell office:value-type="float" office:value="-0.00355674973180486" calcext:value-type="float">
            <text:p>-0.003556749731804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6/22/2021</text:p>
          </table:table-cell>
          <table:table-cell office:value-type="string" calcext:value-type="string">
            <text:p>$133.98</text:p>
          </table:table-cell>
          <table:table-cell office:value-type="string" calcext:value-type="string">
            <text:p>$40</text:p>
          </table:table-cell>
          <table:table-cell office:value-type="float" office:value="4246.44" calcext:value-type="float">
            <text:p>4246.44</text:p>
          </table:table-cell>
          <table:table-cell/>
          <table:table-cell table:formula="of:=[.D302]/[.D301]" office:value-type="float" office:value="0.994901611702979" calcext:value-type="float">
            <text:p>0.994901611702979</text:p>
          </table:table-cell>
          <table:table-cell table:formula="of:=[.B302]/[.B301]" office:value-type="float" office:value="0.987460815047022" calcext:value-type="float">
            <text:p>0.987460815047022</text:p>
          </table:table-cell>
          <table:table-cell table:number-columns-repeated="3"/>
          <table:table-cell office:value-type="float" office:value="1.00135096889455" calcext:value-type="float">
            <text:p>1.00135096889455</text:p>
          </table:table-cell>
          <table:table-cell office:value-type="float" office:value="1.0011082774552" calcext:value-type="float">
            <text:p>1.0011082774552</text:p>
          </table:table-cell>
          <table:table-cell office:value-type="float" office:value="1.00849634459593" calcext:value-type="float">
            <text:p>1.00849634459593</text:p>
          </table:table-cell>
          <table:table-cell office:value-type="float" office:value="0.00738806714072671" calcext:value-type="float">
            <text:p>0.007388067140726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6/21/2021</text:p>
          </table:table-cell>
          <table:table-cell office:value-type="string" calcext:value-type="string">
            <text:p>$132.3</text:p>
          </table:table-cell>
          <table:table-cell office:value-type="string" calcext:value-type="string">
            <text:p>$40</text:p>
          </table:table-cell>
          <table:table-cell office:value-type="float" office:value="4224.79" calcext:value-type="float">
            <text:p>4224.79</text:p>
          </table:table-cell>
          <table:table-cell/>
          <table:table-cell table:formula="of:=[.D303]/[.D302]" office:value-type="float" office:value="0.986191029613306" calcext:value-type="float">
            <text:p>0.986191029613306</text:p>
          </table:table-cell>
          <table:table-cell table:formula="of:=[.B303]/[.B302]" office:value-type="float" office:value="0.986092214663643" calcext:value-type="float">
            <text:p>0.986092214663643</text:p>
          </table:table-cell>
          <table:table-cell table:number-columns-repeated="3"/>
          <table:table-cell office:value-type="float" office:value="0.995711878890388" calcext:value-type="float">
            <text:p>0.995711878890388</text:p>
          </table:table-cell>
          <table:table-cell office:value-type="float" office:value="0.994290185205999" calcext:value-type="float">
            <text:p>0.994290185205999</text:p>
          </table:table-cell>
          <table:table-cell office:value-type="float" office:value="0.970480668756531" calcext:value-type="float">
            <text:p>0.970480668756531</text:p>
          </table:table-cell>
          <table:table-cell office:value-type="float" office:value="-0.0238095164494686" calcext:value-type="float">
            <text:p>-0.02380951644946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6/18/2021</text:p>
          </table:table-cell>
          <table:table-cell office:value-type="string" calcext:value-type="string">
            <text:p>$130.46</text:p>
          </table:table-cell>
          <table:table-cell office:value-type="string" calcext:value-type="string">
            <text:p>$39.6</text:p>
          </table:table-cell>
          <table:table-cell office:value-type="float" office:value="4166.45" calcext:value-type="float">
            <text:p>4166.45</text:p>
          </table:table-cell>
          <table:table-cell/>
          <table:table-cell table:formula="of:=[.D304]/[.D303]" office:value-type="float" office:value="1.01329909155276" calcext:value-type="float">
            <text:p>1.01329909155276</text:p>
          </table:table-cell>
          <table:table-cell table:formula="of:=[.B304]/[.B303]" office:value-type="float" office:value="1.01019469569217" calcext:value-type="float">
            <text:p>1.01019469569217</text:p>
          </table:table-cell>
          <table:table-cell table:number-columns-repeated="3"/>
          <table:table-cell office:value-type="float" office:value="0.99126929038868" calcext:value-type="float">
            <text:p>0.99126929038868</text:p>
          </table:table-cell>
          <table:table-cell office:value-type="float" office:value="0.988918755027097" calcext:value-type="float">
            <text:p>0.988918755027097</text:p>
          </table:table-cell>
          <table:table-cell office:value-type="float" office:value="0.992866756393001" calcext:value-type="float">
            <text:p>0.992866756393001</text:p>
          </table:table-cell>
          <table:table-cell office:value-type="float" office:value="0.00394800136590434" calcext:value-type="float">
            <text:p>0.003948001365904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6/17/2021</text:p>
          </table:table-cell>
          <table:table-cell office:value-type="string" calcext:value-type="string">
            <text:p>$131.79</text:p>
          </table:table-cell>
          <table:table-cell office:value-type="string" calcext:value-type="string">
            <text:p>$40.41</text:p>
          </table:table-cell>
          <table:table-cell office:value-type="float" office:value="4221.86" calcext:value-type="float">
            <text:p>4221.86</text:p>
          </table:table-cell>
          <table:table-cell/>
          <table:table-cell table:formula="of:=[.D305]/[.D304]" office:value-type="float" office:value="1.00043582686304" calcext:value-type="float">
            <text:p>1.00043582686304</text:p>
          </table:table-cell>
          <table:table-cell table:formula="of:=[.B305]/[.B304]" office:value-type="float" office:value="0.987555960239776" calcext:value-type="float">
            <text:p>0.987555960239776</text:p>
          </table:table-cell>
          <table:table-cell table:number-columns-repeated="3"/>
          <table:table-cell office:value-type="float" office:value="1.00585906040268" calcext:value-type="float">
            <text:p>1.00585906040268</text:p>
          </table:table-cell>
          <table:table-cell office:value-type="float" office:value="1.00655890579198" calcext:value-type="float">
            <text:p>1.00655890579198</text:p>
          </table:table-cell>
          <table:table-cell office:value-type="float" office:value="1.00555781482988" calcext:value-type="float">
            <text:p>1.00555781482988</text:p>
          </table:table-cell>
          <table:table-cell office:value-type="float" office:value="-0.00100109096210299" calcext:value-type="float">
            <text:p>-0.001001090962102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6/16/2021</text:p>
          </table:table-cell>
          <table:table-cell office:value-type="string" calcext:value-type="string">
            <text:p>$130.15</text:p>
          </table:table-cell>
          <table:table-cell office:value-type="string" calcext:value-type="string">
            <text:p>$40.69</text:p>
          </table:table-cell>
          <table:table-cell office:value-type="float" office:value="4223.7" calcext:value-type="float">
            <text:p>4223.7</text:p>
          </table:table-cell>
          <table:table-cell/>
          <table:table-cell table:formula="of:=[.D306]/[.D305]" office:value-type="float" office:value="1.00541941899283" calcext:value-type="float">
            <text:p>1.00541941899283</text:p>
          </table:table-cell>
          <table:table-cell table:formula="of:=[.B306]/[.B305]" office:value-type="float" office:value="0.99608144448713" calcext:value-type="float">
            <text:p>0.99608144448713</text:p>
          </table:table-cell>
          <table:table-cell table:number-columns-repeated="3"/>
          <table:table-cell office:value-type="float" office:value="0.997784791123151" calcext:value-type="float">
            <text:p>0.997784791123151</text:p>
          </table:table-cell>
          <table:table-cell office:value-type="float" office:value="0.996796495056889" calcext:value-type="float">
            <text:p>0.996796495056889</text:p>
          </table:table-cell>
          <table:table-cell office:value-type="float" office:value="1.00849285521704" calcext:value-type="float">
            <text:p>1.00849285521704</text:p>
          </table:table-cell>
          <table:table-cell office:value-type="float" office:value="0.011696360160151" calcext:value-type="float">
            <text:p>0.0116963601601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6/15/2021</text:p>
          </table:table-cell>
          <table:table-cell office:value-type="string" calcext:value-type="string">
            <text:p>$129.64</text:p>
          </table:table-cell>
          <table:table-cell office:value-type="string" calcext:value-type="string">
            <text:p>$40.78</text:p>
          </table:table-cell>
          <table:table-cell office:value-type="float" office:value="4246.59" calcext:value-type="float">
            <text:p>4246.59</text:p>
          </table:table-cell>
          <table:table-cell/>
          <table:table-cell table:formula="of:=[.D307]/[.D306]" office:value-type="float" office:value="1.00201573497795" calcext:value-type="float">
            <text:p>1.00201573497795</text:p>
          </table:table-cell>
          <table:table-cell table:formula="of:=[.B307]/[.B306]" office:value-type="float" office:value="1.00647948164147" calcext:value-type="float">
            <text:p>1.00647948164147</text:p>
          </table:table-cell>
          <table:table-cell table:number-columns-repeated="3"/>
          <table:table-cell office:value-type="float" office:value="0.99850654112696" calcext:value-type="float">
            <text:p>0.99850654112696</text:p>
          </table:table-cell>
          <table:table-cell office:value-type="float" office:value="0.997669146158964" calcext:value-type="float">
            <text:p>0.997669146158964</text:p>
          </table:table-cell>
          <table:table-cell office:value-type="float" office:value="1.00060152386045" calcext:value-type="float">
            <text:p>1.00060152386045</text:p>
          </table:table-cell>
          <table:table-cell office:value-type="float" office:value="0.00293237770148291" calcext:value-type="float">
            <text:p>0.002932377701482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6/14/2021</text:p>
          </table:table-cell>
          <table:table-cell office:value-type="string" calcext:value-type="string">
            <text:p>$130.48</text:p>
          </table:table-cell>
          <table:table-cell office:value-type="string" calcext:value-type="string">
            <text:p>$40.71</text:p>
          </table:table-cell>
          <table:table-cell office:value-type="float" office:value="4255.15" calcext:value-type="float">
            <text:p>4255.15</text:p>
          </table:table-cell>
          <table:table-cell/>
          <table:table-cell table:formula="of:=[.D308]/[.D307]" office:value-type="float" office:value="0.9981880779761" calcext:value-type="float">
            <text:p>0.9981880779761</text:p>
          </table:table-cell>
          <table:table-cell table:formula="of:=[.B308]/[.B307]" office:value-type="float" office:value="0.976011649294911" calcext:value-type="float">
            <text:p>0.976011649294911</text:p>
          </table:table-cell>
          <table:table-cell table:number-columns-repeated="3"/>
          <table:table-cell office:value-type="float" office:value="0.991548220460629" calcext:value-type="float">
            <text:p>0.991548220460629</text:p>
          </table:table-cell>
          <table:table-cell office:value-type="float" office:value="0.989256002873864" calcext:value-type="float">
            <text:p>0.989256002873864</text:p>
          </table:table-cell>
          <table:table-cell office:value-type="float" office:value="0.989847037606038" calcext:value-type="float">
            <text:p>0.989847037606038</text:p>
          </table:table-cell>
          <table:table-cell office:value-type="float" office:value="0.000591034732174589" calcext:value-type="float">
            <text:p>0.0005910347321745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6/11/2021</text:p>
          </table:table-cell>
          <table:table-cell office:value-type="string" calcext:value-type="string">
            <text:p>$127.35</text:p>
          </table:table-cell>
          <table:table-cell office:value-type="string" calcext:value-type="string">
            <text:p>$39.68</text:p>
          </table:table-cell>
          <table:table-cell office:value-type="float" office:value="4247.44" calcext:value-type="float">
            <text:p>4247.44</text:p>
          </table:table-cell>
          <table:table-cell/>
          <table:table-cell table:formula="of:=[.D309]/[.D308]" office:value-type="float" office:value="0.998055299191984" calcext:value-type="float">
            <text:p>0.998055299191984</text:p>
          </table:table-cell>
          <table:table-cell table:formula="of:=[.B309]/[.B308]" office:value-type="float" office:value="0.990263054574009" calcext:value-type="float">
            <text:p>0.990263054574009</text:p>
          </table:table-cell>
          <table:table-cell table:number-columns-repeated="3"/>
          <table:table-cell office:value-type="float" office:value="0.991924208687273" calcext:value-type="float">
            <text:p>0.991924208687273</text:p>
          </table:table-cell>
          <table:table-cell office:value-type="float" office:value="0.989710601472571" calcext:value-type="float">
            <text:p>0.989710601472571</text:p>
          </table:table-cell>
          <table:table-cell office:value-type="float" office:value="0.989945340441325" calcext:value-type="float">
            <text:p>0.989945340441325</text:p>
          </table:table-cell>
          <table:table-cell office:value-type="float" office:value="0.000234738968754367" calcext:value-type="float">
            <text:p>0.0002347389687543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6/10/2021</text:p>
          </table:table-cell>
          <table:table-cell office:value-type="string" calcext:value-type="string">
            <text:p>$126.11</text:p>
          </table:table-cell>
          <table:table-cell office:value-type="string" calcext:value-type="string">
            <text:p>$39.75</text:p>
          </table:table-cell>
          <table:table-cell office:value-type="float" office:value="4239.18" calcext:value-type="float">
            <text:p>4239.18</text:p>
          </table:table-cell>
          <table:table-cell/>
          <table:table-cell table:formula="of:=[.D310]/[.D309]" office:value-type="float" office:value="0.99536938747588" calcext:value-type="float">
            <text:p>0.99536938747588</text:p>
          </table:table-cell>
          <table:table-cell table:formula="of:=[.B310]/[.B309]" office:value-type="float" office:value="1.00808817698834" calcext:value-type="float">
            <text:p>1.00808817698834</text:p>
          </table:table-cell>
          <table:table-cell table:number-columns-repeated="3"/>
          <table:table-cell office:value-type="float" office:value="0.998744836352081" calcext:value-type="float">
            <text:p>0.998744836352081</text:p>
          </table:table-cell>
          <table:table-cell office:value-type="float" office:value="0.997957263359829" calcext:value-type="float">
            <text:p>0.997957263359829</text:p>
          </table:table-cell>
          <table:table-cell office:value-type="float" office:value="0.997682344921609" calcext:value-type="float">
            <text:p>0.997682344921609</text:p>
          </table:table-cell>
          <table:table-cell office:value-type="float" office:value="-0.000274918438219696" calcext:value-type="float">
            <text:p>-0.0002749184382196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6/09/2021</text:p>
          </table:table-cell>
          <table:table-cell office:value-type="string" calcext:value-type="string">
            <text:p>$127.13</text:p>
          </table:table-cell>
          <table:table-cell office:value-type="string" calcext:value-type="string">
            <text:p>$39.77</text:p>
          </table:table-cell>
          <table:table-cell office:value-type="float" office:value="4219.55" calcext:value-type="float">
            <text:p>4219.55</text:p>
          </table:table-cell>
          <table:table-cell/>
          <table:table-cell table:formula="of:=[.D311]/[.D310]" office:value-type="float" office:value="1.00182720906258" calcext:value-type="float">
            <text:p>1.00182720906258</text:p>
          </table:table-cell>
          <table:table-cell table:formula="of:=[.B311]/[.B310]" office:value-type="float" office:value="0.996932274050185" calcext:value-type="float">
            <text:p>0.996932274050185</text:p>
          </table:table-cell>
          <table:table-cell table:number-columns-repeated="3"/>
          <table:table-cell office:value-type="float" office:value="1.01086524236013" calcext:value-type="float">
            <text:p>1.01086524236013</text:p>
          </table:table-cell>
          <table:table-cell office:value-type="float" office:value="1.01261176367809" calcext:value-type="float">
            <text:p>1.01261176367809</text:p>
          </table:table-cell>
          <table:table-cell office:value-type="float" office:value="1.02616835200875" calcext:value-type="float">
            <text:p>1.02616835200875</text:p>
          </table:table-cell>
          <table:table-cell office:value-type="float" office:value="0.0135565883306601" calcext:value-type="float">
            <text:p>0.01355658833066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6/08/2021</text:p>
          </table:table-cell>
          <table:table-cell office:value-type="string" calcext:value-type="string">
            <text:p>$126.74</text:p>
          </table:table-cell>
          <table:table-cell office:value-type="string" calcext:value-type="string">
            <text:p>$39.62</text:p>
          </table:table-cell>
          <table:table-cell office:value-type="float" office:value="4227.26" calcext:value-type="float">
            <text:p>4227.26</text:p>
          </table:table-cell>
          <table:table-cell/>
          <table:table-cell table:formula="of:=[.D312]/[.D311]" office:value-type="float" office:value="0.999824945709514" calcext:value-type="float">
            <text:p>0.999824945709514</text:p>
          </table:table-cell>
          <table:table-cell table:formula="of:=[.B312]/[.B311]" office:value-type="float" office:value="0.993372258166325" calcext:value-type="float">
            <text:p>0.993372258166325</text:p>
          </table:table-cell>
          <table:table-cell table:number-columns-repeated="3"/>
          <table:table-cell office:value-type="float" office:value="1.0071109332566" calcext:value-type="float">
            <text:p>1.0071109332566</text:p>
          </table:table-cell>
          <table:table-cell office:value-type="float" office:value="1.00807251607235" calcext:value-type="float">
            <text:p>1.00807251607235</text:p>
          </table:table-cell>
          <table:table-cell office:value-type="float" office:value="1.00619215660164" calcext:value-type="float">
            <text:p>1.00619215660164</text:p>
          </table:table-cell>
          <table:table-cell office:value-type="float" office:value="-0.00188035947071419" calcext:value-type="float">
            <text:p>-0.001880359470714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6/07/2021</text:p>
          </table:table-cell>
          <table:table-cell office:value-type="string" calcext:value-type="string">
            <text:p>$125.9</text:p>
          </table:table-cell>
          <table:table-cell office:value-type="string" calcext:value-type="string">
            <text:p>$39.52</text:p>
          </table:table-cell>
          <table:table-cell office:value-type="float" office:value="4226.52" calcext:value-type="float">
            <text:p>4226.52</text:p>
          </table:table-cell>
          <table:table-cell/>
          <table:table-cell table:formula="of:=[.D313]/[.D312]" office:value-type="float" office:value="1.00079734628015" calcext:value-type="float">
            <text:p>1.00079734628015</text:p>
          </table:table-cell>
          <table:table-cell table:formula="of:=[.B313]/[.B312]" office:value-type="float" office:value="0.999920571882446" calcext:value-type="float">
            <text:p>0.999920571882446</text:p>
          </table:table-cell>
          <table:table-cell table:number-columns-repeated="3"/>
          <table:table-cell office:value-type="float" office:value="0.997385991503914" calcext:value-type="float">
            <text:p>0.997385991503914</text:p>
          </table:table-cell>
          <table:table-cell office:value-type="float" office:value="0.996314315735243" calcext:value-type="float">
            <text:p>0.996314315735243</text:p>
          </table:table-cell>
          <table:table-cell office:value-type="float" office:value="0.986633139227104" calcext:value-type="float">
            <text:p>0.986633139227104</text:p>
          </table:table-cell>
          <table:table-cell office:value-type="float" office:value="-0.00968117650813915" calcext:value-type="float">
            <text:p>-0.009681176508139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6/04/2021</text:p>
          </table:table-cell>
          <table:table-cell office:value-type="string" calcext:value-type="string">
            <text:p>$125.89</text:p>
          </table:table-cell>
          <table:table-cell office:value-type="string" calcext:value-type="string">
            <text:p>$39.06</text:p>
          </table:table-cell>
          <table:table-cell office:value-type="float" office:value="4229.89" calcext:value-type="float">
            <text:p>4229.89</text:p>
          </table:table-cell>
          <table:table-cell/>
          <table:table-cell table:formula="of:=[.D314]/[.D313]" office:value-type="float" office:value="0.991243271101613" calcext:value-type="float">
            <text:p>0.991243271101613</text:p>
          </table:table-cell>
          <table:table-cell table:formula="of:=[.B314]/[.B313]" office:value-type="float" office:value="0.981332909683057" calcext:value-type="float">
            <text:p>0.981332909683057</text:p>
          </table:table-cell>
          <table:table-cell table:number-columns-repeated="3"/>
          <table:table-cell office:value-type="float" office:value="0.998395255147717" calcext:value-type="float">
            <text:p>0.998395255147717</text:p>
          </table:table-cell>
          <table:table-cell office:value-type="float" office:value="0.997534592876083" calcext:value-type="float">
            <text:p>0.997534592876083</text:p>
          </table:table-cell>
          <table:table-cell office:value-type="float" office:value="0.998591549295775" calcext:value-type="float">
            <text:p>0.998591549295775</text:p>
          </table:table-cell>
          <table:table-cell office:value-type="float" office:value="0.00105695641969161" calcext:value-type="float">
            <text:p>0.001056956419691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6/03/2021</text:p>
          </table:table-cell>
          <table:table-cell office:value-type="string" calcext:value-type="string">
            <text:p>$123.54</text:p>
          </table:table-cell>
          <table:table-cell office:value-type="string" calcext:value-type="string">
            <text:p>$38.63</text:p>
          </table:table-cell>
          <table:table-cell office:value-type="float" office:value="4192.85" calcext:value-type="float">
            <text:p>4192.85</text:p>
          </table:table-cell>
          <table:table-cell/>
          <table:table-cell table:formula="of:=[.D315]/[.D314]" office:value-type="float" office:value="1.0036419142111" calcext:value-type="float">
            <text:p>1.0036419142111</text:p>
          </table:table-cell>
          <table:table-cell table:formula="of:=[.B315]/[.B314]" office:value-type="float" office:value="1.01230370730128" calcext:value-type="float">
            <text:p>1.01230370730128</text:p>
          </table:table-cell>
          <table:table-cell table:number-columns-repeated="3"/>
          <table:table-cell office:value-type="float" office:value="0.997056601574146" calcext:value-type="float">
            <text:p>0.997056601574146</text:p>
          </table:table-cell>
          <table:table-cell office:value-type="float" office:value="0.995916058050855" calcext:value-type="float">
            <text:p>0.995916058050855</text:p>
          </table:table-cell>
          <table:table-cell office:value-type="float" office:value="0.979649405601451" calcext:value-type="float">
            <text:p>0.979649405601451</text:p>
          </table:table-cell>
          <table:table-cell office:value-type="float" office:value="-0.016266652449404" calcext:value-type="float">
            <text:p>-0.0162666524494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6/02/2021</text:p>
          </table:table-cell>
          <table:table-cell office:value-type="string" calcext:value-type="string">
            <text:p>$125.06</text:p>
          </table:table-cell>
          <table:table-cell office:value-type="string" calcext:value-type="string">
            <text:p>$38.9</text:p>
          </table:table-cell>
          <table:table-cell office:value-type="float" office:value="4208.12" calcext:value-type="float">
            <text:p>4208.12</text:p>
          </table:table-cell>
          <table:table-cell/>
          <table:table-cell table:formula="of:=[.D316]/[.D315]" office:value-type="float" office:value="0.998555174282102" calcext:value-type="float">
            <text:p>0.998555174282102</text:p>
          </table:table-cell>
          <table:table-cell table:formula="of:=[.B316]/[.B315]" office:value-type="float" office:value="0.993762993762994" calcext:value-type="float">
            <text:p>0.993762993762994</text:p>
          </table:table-cell>
          <table:table-cell table:number-columns-repeated="3"/>
          <table:table-cell office:value-type="float" office:value="0.997538053375902" calcext:value-type="float">
            <text:p>0.997538053375902</text:p>
          </table:table-cell>
          <table:table-cell office:value-type="float" office:value="0.996498170199356" calcext:value-type="float">
            <text:p>0.996498170199356</text:p>
          </table:table-cell>
          <table:table-cell office:value-type="float" office:value="0.998217468805704" calcext:value-type="float">
            <text:p>0.998217468805704</text:p>
          </table:table-cell>
          <table:table-cell office:value-type="float" office:value="0.00171929860634745" calcext:value-type="float">
            <text:p>0.001719298606347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6/01/2021</text:p>
          </table:table-cell>
          <table:table-cell office:value-type="string" calcext:value-type="string">
            <text:p>$124.28</text:p>
          </table:table-cell>
          <table:table-cell office:value-type="string" calcext:value-type="string">
            <text:p>$38.67</text:p>
          </table:table-cell>
          <table:table-cell office:value-type="float" office:value="4202.04" calcext:value-type="float">
            <text:p>4202.04</text:p>
          </table:table-cell>
          <table:table-cell/>
          <table:table-cell table:formula="of:=[.D317]/[.D316]" office:value-type="float" office:value="1.00049261787132" calcext:value-type="float">
            <text:p>1.00049261787132</text:p>
          </table:table-cell>
          <table:table-cell table:formula="of:=[.B317]/[.B316]" office:value-type="float" office:value="1.0026552944963" calcext:value-type="float">
            <text:p>1.0026552944963</text:p>
          </table:table-cell>
          <table:table-cell table:number-columns-repeated="3"/>
          <table:table-cell office:value-type="float" office:value="0.9990082830901" calcext:value-type="float">
            <text:p>0.9990082830901</text:p>
          </table:table-cell>
          <table:table-cell office:value-type="float" office:value="0.998275790668532" calcext:value-type="float">
            <text:p>0.998275790668532</text:p>
          </table:table-cell>
          <table:table-cell office:value-type="float" office:value="1.00336538461538" calcext:value-type="float">
            <text:p>1.00336538461538</text:p>
          </table:table-cell>
          <table:table-cell office:value-type="float" office:value="0.00508959394685293" calcext:value-type="float">
            <text:p>0.005089593946852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5/28/2021</text:p>
          </table:table-cell>
          <table:table-cell office:value-type="string" calcext:value-type="string">
            <text:p>$124.61</text:p>
          </table:table-cell>
          <table:table-cell office:value-type="string" calcext:value-type="string">
            <text:p>$38.48</text:p>
          </table:table-cell>
          <table:table-cell office:value-type="float" office:value="4204.11" calcext:value-type="float">
            <text:p>4204.11</text:p>
          </table:table-cell>
          <table:table-cell/>
          <table:table-cell table:formula="of:=[.D318]/[.D317]" office:value-type="float" office:value="0.999231704213258" calcext:value-type="float">
            <text:p>0.999231704213258</text:p>
          </table:table-cell>
          <table:table-cell table:formula="of:=[.B318]/[.B317]" office:value-type="float" office:value="1.00537677553968" calcext:value-type="float">
            <text:p>1.00537677553968</text:p>
          </table:table-cell>
          <table:table-cell table:number-columns-repeated="3"/>
          <table:table-cell office:value-type="float" office:value="1.0009408101797" calcext:value-type="float">
            <text:p>1.0009408101797</text:p>
          </table:table-cell>
          <table:table-cell office:value-type="float" office:value="1.00061236411589" calcext:value-type="float">
            <text:p>1.00061236411589</text:p>
          </table:table-cell>
          <table:table-cell office:value-type="float" office:value="1.00034225477445" calcext:value-type="float">
            <text:p>1.00034225477445</text:p>
          </table:table-cell>
          <table:table-cell office:value-type="float" office:value="-0.000270109341436564" calcext:value-type="float">
            <text:p>-0.0002701093414365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5/27/2021</text:p>
          </table:table-cell>
          <table:table-cell office:value-type="string" calcext:value-type="string">
            <text:p>$125.28</text:p>
          </table:table-cell>
          <table:table-cell office:value-type="string" calcext:value-type="string">
            <text:p>$38.65</text:p>
          </table:table-cell>
          <table:table-cell office:value-type="float" office:value="4200.88" calcext:value-type="float">
            <text:p>4200.88</text:p>
          </table:table-cell>
          <table:table-cell/>
          <table:table-cell table:formula="of:=[.D319]/[.D318]" office:value-type="float" office:value="0.998835958180191" calcext:value-type="float">
            <text:p>0.998835958180191</text:p>
          </table:table-cell>
          <table:table-cell table:formula="of:=[.B319]/[.B318]" office:value-type="float" office:value="1.0125319284802" calcext:value-type="float">
            <text:p>1.0125319284802</text:p>
          </table:table-cell>
          <table:table-cell table:number-columns-repeated="3"/>
          <table:table-cell office:value-type="float" office:value="0.998327517964531" calcext:value-type="float">
            <text:p>0.998327517964531</text:p>
          </table:table-cell>
          <table:table-cell office:value-type="float" office:value="0.997452693427178" calcext:value-type="float">
            <text:p>0.997452693427178</text:p>
          </table:table-cell>
          <table:table-cell office:value-type="float" office:value="1.0062953332421" calcext:value-type="float">
            <text:p>1.0062953332421</text:p>
          </table:table-cell>
          <table:table-cell office:value-type="float" office:value="0.00884263981491862" calcext:value-type="float">
            <text:p>0.008842639814918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5/26/2021</text:p>
          </table:table-cell>
          <table:table-cell office:value-type="string" calcext:value-type="string">
            <text:p>$126.85</text:p>
          </table:table-cell>
          <table:table-cell office:value-type="string" calcext:value-type="string">
            <text:p>$38.59</text:p>
          </table:table-cell>
          <table:table-cell office:value-type="float" office:value="4195.99" calcext:value-type="float">
            <text:p>4195.99</text:p>
          </table:table-cell>
          <table:table-cell/>
          <table:table-cell table:formula="of:=[.D320]/[.D319]" office:value-type="float" office:value="0.998126782952295" calcext:value-type="float">
            <text:p>0.998126782952295</text:p>
          </table:table-cell>
          <table:table-cell table:formula="of:=[.B320]/[.B319]" office:value-type="float" office:value="1.00039416633819" calcext:value-type="float">
            <text:p>1.00039416633819</text:p>
          </table:table-cell>
          <table:table-cell table:number-columns-repeated="3"/>
          <table:table-cell office:value-type="float" office:value="0.994030389921203" calcext:value-type="float">
            <text:p>0.994030389921203</text:p>
          </table:table-cell>
          <table:table-cell office:value-type="float" office:value="0.992257136097107" calcext:value-type="float">
            <text:p>0.992257136097107</text:p>
          </table:table-cell>
          <table:table-cell office:value-type="float" office:value="0.999252005983952" calcext:value-type="float">
            <text:p>0.999252005983952</text:p>
          </table:table-cell>
          <table:table-cell office:value-type="float" office:value="0.00699486988684472" calcext:value-type="float">
            <text:p>0.006994869886844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5/25/2021</text:p>
          </table:table-cell>
          <table:table-cell office:value-type="string" calcext:value-type="string">
            <text:p>$126.9</text:p>
          </table:table-cell>
          <table:table-cell office:value-type="string" calcext:value-type="string">
            <text:p>$38.45</text:p>
          </table:table-cell>
          <table:table-cell office:value-type="float" office:value="4188.13" calcext:value-type="float">
            <text:p>4188.13</text:p>
          </table:table-cell>
          <table:table-cell/>
          <table:table-cell table:formula="of:=[.D321]/[.D320]" office:value-type="float" office:value="1.00212982882575" calcext:value-type="float">
            <text:p>1.00212982882575</text:p>
          </table:table-cell>
          <table:table-cell table:formula="of:=[.B321]/[.B320]" office:value-type="float" office:value="1.00157604412924" calcext:value-type="float">
            <text:p>1.00157604412924</text:p>
          </table:table-cell>
          <table:table-cell table:number-columns-repeated="3"/>
          <table:table-cell office:value-type="float" office:value="1.00465400462448" calcext:value-type="float">
            <text:p>1.00465400462448</text:p>
          </table:table-cell>
          <table:table-cell office:value-type="float" office:value="1.00510190094631" calcext:value-type="float">
            <text:p>1.00510190094631</text:p>
          </table:table-cell>
          <table:table-cell office:value-type="float" office:value="1.00279006464784" calcext:value-type="float">
            <text:p>1.00279006464784</text:p>
          </table:table-cell>
          <table:table-cell office:value-type="float" office:value="-0.00231183629846621" calcext:value-type="float">
            <text:p>-0.002311836298466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5/24/2021</text:p>
          </table:table-cell>
          <table:table-cell office:value-type="string" calcext:value-type="string">
            <text:p>$127.1</text:p>
          </table:table-cell>
          <table:table-cell office:value-type="string" calcext:value-type="string">
            <text:p>$38.9</text:p>
          </table:table-cell>
          <table:table-cell office:value-type="float" office:value="4197.05" calcext:value-type="float">
            <text:p>4197.05</text:p>
          </table:table-cell>
          <table:table-cell/>
          <table:table-cell table:formula="of:=[.D322]/[.D321]" office:value-type="float" office:value="0.99018596395087" calcext:value-type="float">
            <text:p>0.99018596395087</text:p>
          </table:table-cell>
          <table:table-cell table:formula="of:=[.B322]/[.B321]" office:value-type="float" office:value="0.986860739575138" calcext:value-type="float">
            <text:p>0.986860739575138</text:p>
          </table:table-cell>
          <table:table-cell table:number-columns-repeated="3"/>
          <table:table-cell office:value-type="float" office:value="0.991863264867798" calcext:value-type="float">
            <text:p>0.991863264867798</text:p>
          </table:table-cell>
          <table:table-cell office:value-type="float" office:value="0.989636915721342" calcext:value-type="float">
            <text:p>0.989636915721342</text:p>
          </table:table-cell>
          <table:table-cell office:value-type="float" office:value="0.987513572204126" calcext:value-type="float">
            <text:p>0.987513572204126</text:p>
          </table:table-cell>
          <table:table-cell office:value-type="float" office:value="-0.00212334351721655" calcext:value-type="float">
            <text:p>-0.002123343517216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5/21/2021</text:p>
          </table:table-cell>
          <table:table-cell office:value-type="string" calcext:value-type="string">
            <text:p>$125.43</text:p>
          </table:table-cell>
          <table:table-cell office:value-type="string" calcext:value-type="string">
            <text:p>$38.61</text:p>
          </table:table-cell>
          <table:table-cell office:value-type="float" office:value="4155.86" calcext:value-type="float">
            <text:p>4155.86</text:p>
          </table:table-cell>
          <table:table-cell/>
          <table:table-cell table:formula="of:=[.D323]/[.D322]" office:value-type="float" office:value="1.00078443450934" calcext:value-type="float">
            <text:p>1.00078443450934</text:p>
          </table:table-cell>
          <table:table-cell table:formula="of:=[.B323]/[.B322]" office:value-type="float" office:value="1.0149884397672" calcext:value-type="float">
            <text:p>1.0149884397672</text:p>
          </table:table-cell>
          <table:table-cell table:number-columns-repeated="3"/>
          <table:table-cell office:value-type="float" office:value="1.00184629692102" calcext:value-type="float">
            <text:p>1.00184629692102</text:p>
          </table:table-cell>
          <table:table-cell office:value-type="float" office:value="1.00170716702348" calcext:value-type="float">
            <text:p>1.00170716702348</text:p>
          </table:table-cell>
          <table:table-cell office:value-type="float" office:value="1.00233644859813" calcext:value-type="float">
            <text:p>1.00233644859813</text:p>
          </table:table-cell>
          <table:table-cell office:value-type="float" office:value="0.00062928157465203" calcext:value-type="float">
            <text:p>0.000629281574652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5/20/2021</text:p>
          </table:table-cell>
          <table:table-cell office:value-type="string" calcext:value-type="string">
            <text:p>$127.31</text:p>
          </table:table-cell>
          <table:table-cell office:value-type="string" calcext:value-type="string">
            <text:p>$38.59</text:p>
          </table:table-cell>
          <table:table-cell office:value-type="float" office:value="4159.12" calcext:value-type="float">
            <text:p>4159.12</text:p>
          </table:table-cell>
          <table:table-cell/>
          <table:table-cell table:formula="of:=[.D324]/[.D323]" office:value-type="float" office:value="0.989555482890612" calcext:value-type="float">
            <text:p>0.989555482890612</text:p>
          </table:table-cell>
          <table:table-cell table:formula="of:=[.B324]/[.B323]" office:value-type="float" office:value="0.979420312622732" calcext:value-type="float">
            <text:p>0.979420312622732</text:p>
          </table:table-cell>
          <table:table-cell table:number-columns-repeated="3"/>
          <table:table-cell office:value-type="float" office:value="1.00543540086366" calcext:value-type="float">
            <text:p>1.00543540086366</text:p>
          </table:table-cell>
          <table:table-cell office:value-type="float" office:value="1.00604666892092" calcext:value-type="float">
            <text:p>1.00604666892092</text:p>
          </table:table-cell>
          <table:table-cell office:value-type="float" office:value="0.998491704374057" calcext:value-type="float">
            <text:p>0.998491704374057</text:p>
          </table:table-cell>
          <table:table-cell office:value-type="float" office:value="-0.00755496454686555" calcext:value-type="float">
            <text:p>-0.007554964546865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5/19/2021</text:p>
          </table:table-cell>
          <table:table-cell office:value-type="string" calcext:value-type="string">
            <text:p>$124.69</text:p>
          </table:table-cell>
          <table:table-cell office:value-type="string" calcext:value-type="string">
            <text:p>$37.96</text:p>
          </table:table-cell>
          <table:table-cell office:value-type="float" office:value="4115.68" calcext:value-type="float">
            <text:p>4115.68</text:p>
          </table:table-cell>
          <table:table-cell/>
          <table:table-cell table:formula="of:=[.D325]/[.D324]" office:value-type="float" office:value="1.00295212455779" calcext:value-type="float">
            <text:p>1.00295212455779</text:p>
          </table:table-cell>
          <table:table-cell table:formula="of:=[.B325]/[.B324]" office:value-type="float" office:value="1.00128318229208" calcext:value-type="float">
            <text:p>1.00128318229208</text:p>
          </table:table-cell>
          <table:table-cell table:number-columns-repeated="3"/>
          <table:table-cell office:value-type="float" office:value="0.99581141169682" calcext:value-type="float">
            <text:p>0.99581141169682</text:p>
          </table:table-cell>
          <table:table-cell office:value-type="float" office:value="0.994410528001658" calcext:value-type="float">
            <text:p>0.994410528001658</text:p>
          </table:table-cell>
          <table:table-cell office:value-type="float" office:value="0.995468277945619" calcext:value-type="float">
            <text:p>0.995468277945619</text:p>
          </table:table-cell>
          <table:table-cell office:value-type="float" office:value="0.00105774994396091" calcext:value-type="float">
            <text:p>0.001057749943960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5/18/2021</text:p>
          </table:table-cell>
          <table:table-cell office:value-type="string" calcext:value-type="string">
            <text:p>$124.85</text:p>
          </table:table-cell>
          <table:table-cell office:value-type="string" calcext:value-type="string">
            <text:p>$38.86</text:p>
          </table:table-cell>
          <table:table-cell office:value-type="float" office:value="4127.83" calcext:value-type="float">
            <text:p>4127.83</text:p>
          </table:table-cell>
          <table:table-cell/>
          <table:table-cell table:formula="of:=[.D326]/[.D325]" office:value-type="float" office:value="1.00859047005327" calcext:value-type="float">
            <text:p>1.00859047005327</text:p>
          </table:table-cell>
          <table:table-cell table:formula="of:=[.B326]/[.B325]" office:value-type="float" office:value="1.01137364837805" calcext:value-type="float">
            <text:p>1.01137364837805</text:p>
          </table:table-cell>
          <table:table-cell table:number-columns-repeated="3"/>
          <table:table-cell office:value-type="float" office:value="1.00018633653287" calcext:value-type="float">
            <text:p>1.00018633653287</text:p>
          </table:table-cell>
          <table:table-cell office:value-type="float" office:value="0.999700147619983" calcext:value-type="float">
            <text:p>0.999700147619983</text:p>
          </table:table-cell>
          <table:table-cell office:value-type="float" office:value="1.01234653055594" calcext:value-type="float">
            <text:p>1.01234653055594</text:p>
          </table:table-cell>
          <table:table-cell office:value-type="float" office:value="0.0126463829359562" calcext:value-type="float">
            <text:p>0.01264638293595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5/17/2021</text:p>
          </table:table-cell>
          <table:table-cell office:value-type="string" calcext:value-type="string">
            <text:p>$126.27</text:p>
          </table:table-cell>
          <table:table-cell office:value-type="string" calcext:value-type="string">
            <text:p>$38.78</text:p>
          </table:table-cell>
          <table:table-cell office:value-type="float" office:value="4163.29" calcext:value-type="float">
            <text:p>4163.29</text:p>
          </table:table-cell>
          <table:table-cell/>
          <table:table-cell table:formula="of:=[.D327]/[.D326]" office:value-type="float" office:value="1.00253645554357" calcext:value-type="float">
            <text:p>1.00253645554357</text:p>
          </table:table-cell>
          <table:table-cell table:formula="of:=[.B327]/[.B326]" office:value-type="float" office:value="1.00934505424883" calcext:value-type="float">
            <text:p>1.00934505424883</text:p>
          </table:table-cell>
          <table:table-cell table:number-columns-repeated="3"/>
          <table:table-cell office:value-type="float" office:value="1.00473479254611" calcext:value-type="float">
            <text:p>1.00473479254611</text:p>
          </table:table-cell>
          <table:table-cell office:value-type="float" office:value="1.00519957973879" calcext:value-type="float">
            <text:p>1.00519957973879</text:p>
          </table:table-cell>
          <table:table-cell office:value-type="float" office:value="1.01512570688833" calcext:value-type="float">
            <text:p>1.01512570688833</text:p>
          </table:table-cell>
          <table:table-cell office:value-type="float" office:value="0.009926127149539" calcext:value-type="float">
            <text:p>0.0099261271495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5/14/2021</text:p>
          </table:table-cell>
          <table:table-cell office:value-type="string" calcext:value-type="string">
            <text:p>$127.45</text:p>
          </table:table-cell>
          <table:table-cell office:value-type="string" calcext:value-type="string">
            <text:p>$38.95</text:p>
          </table:table-cell>
          <table:table-cell office:value-type="float" office:value="4173.85" calcext:value-type="float">
            <text:p>4173.85</text:p>
          </table:table-cell>
          <table:table-cell/>
          <table:table-cell table:formula="of:=[.D328]/[.D327]" office:value-type="float" office:value="0.985301340488997" calcext:value-type="float">
            <text:p>0.985301340488997</text:p>
          </table:table-cell>
          <table:table-cell table:formula="of:=[.B328]/[.B327]" office:value-type="float" office:value="0.980541388779914" calcext:value-type="float">
            <text:p>0.980541388779914</text:p>
          </table:table-cell>
          <table:table-cell table:number-columns-repeated="3"/>
          <table:table-cell office:value-type="float" office:value="0.997623408633516" calcext:value-type="float">
            <text:p>0.997623408633516</text:p>
          </table:table-cell>
          <table:table-cell office:value-type="float" office:value="0.996601371251288" calcext:value-type="float">
            <text:p>0.996601371251288</text:p>
          </table:table-cell>
          <table:table-cell office:value-type="float" office:value="0.997113900261762" calcext:value-type="float">
            <text:p>0.997113900261762</text:p>
          </table:table-cell>
          <table:table-cell office:value-type="float" office:value="0.00051252901047405" calcext:value-type="float">
            <text:p>0.000512529010474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5/13/2021</text:p>
          </table:table-cell>
          <table:table-cell office:value-type="string" calcext:value-type="string">
            <text:p>$124.97</text:p>
          </table:table-cell>
          <table:table-cell office:value-type="string" calcext:value-type="string">
            <text:p>$38.39</text:p>
          </table:table-cell>
          <table:table-cell office:value-type="float" office:value="4112.5" calcext:value-type="float">
            <text:p>4112.5</text:p>
          </table:table-cell>
          <table:table-cell/>
          <table:table-cell table:formula="of:=[.D329]/[.D328]" office:value-type="float" office:value="0.987973252279635" calcext:value-type="float">
            <text:p>0.987973252279635</text:p>
          </table:table-cell>
          <table:table-cell table:formula="of:=[.B329]/[.B328]" office:value-type="float" office:value="0.982395774985997" calcext:value-type="float">
            <text:p>0.982395774985997</text:p>
          </table:table-cell>
          <table:table-cell table:number-columns-repeated="3"/>
          <table:table-cell office:value-type="float" office:value="0.989956457582976" calcext:value-type="float">
            <text:p>0.989956457582976</text:p>
          </table:table-cell>
          <table:table-cell office:value-type="float" office:value="0.987331439490289" calcext:value-type="float">
            <text:p>0.987331439490289</text:p>
          </table:table-cell>
          <table:table-cell office:value-type="float" office:value="0.988152934841142" calcext:value-type="float">
            <text:p>0.988152934841142</text:p>
          </table:table-cell>
          <table:table-cell office:value-type="float" office:value="0.00082149535085263" calcext:value-type="float">
            <text:p>0.000821495350852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5/12/2021</text:p>
          </table:table-cell>
          <table:table-cell office:value-type="string" calcext:value-type="string">
            <text:p>$122.77</text:p>
          </table:table-cell>
          <table:table-cell office:value-type="string" calcext:value-type="string">
            <text:p>$39.83</text:p>
          </table:table-cell>
          <table:table-cell office:value-type="float" office:value="4063.04" calcext:value-type="float">
            <text:p>4063.04</text:p>
          </table:table-cell>
          <table:table-cell/>
          <table:table-cell table:formula="of:=[.D330]/[.D329]" office:value-type="float" office:value="1.02191954792471" calcext:value-type="float">
            <text:p>1.02191954792471</text:p>
          </table:table-cell>
          <table:table-cell table:formula="of:=[.B330]/[.B329]" office:value-type="float" office:value="1.02557628085037" calcext:value-type="float">
            <text:p>1.02557628085037</text:p>
          </table:table-cell>
          <table:table-cell table:number-columns-repeated="3"/>
          <table:table-cell office:value-type="float" office:value="0.997987397767133" calcext:value-type="float">
            <text:p>0.997987397767133</text:p>
          </table:table-cell>
          <table:table-cell office:value-type="float" office:value="0.997041462026374" calcext:value-type="float">
            <text:p>0.997041462026374</text:p>
          </table:table-cell>
          <table:table-cell office:value-type="float" office:value="0.990463215258855" calcext:value-type="float">
            <text:p>0.990463215258855</text:p>
          </table:table-cell>
          <table:table-cell office:value-type="float" office:value="-0.00657824676751839" calcext:value-type="float">
            <text:p>-0.006578246767518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5/11/2021</text:p>
          </table:table-cell>
          <table:table-cell office:value-type="string" calcext:value-type="string">
            <text:p>$125.91</text:p>
          </table:table-cell>
          <table:table-cell office:value-type="string" calcext:value-type="string">
            <text:p>$39.86</text:p>
          </table:table-cell>
          <table:table-cell office:value-type="float" office:value="4152.1" calcext:value-type="float">
            <text:p>4152.1</text:p>
          </table:table-cell>
          <table:table-cell/>
          <table:table-cell table:formula="of:=[.D331]/[.D330]" office:value-type="float" office:value="1.00874978926326" calcext:value-type="float">
            <text:p>1.00874978926326</text:p>
          </table:table-cell>
          <table:table-cell table:formula="of:=[.B331]/[.B330]" office:value-type="float" office:value="1.00746565006751" calcext:value-type="float">
            <text:p>1.00746565006751</text:p>
          </table:table-cell>
          <table:table-cell table:number-columns-repeated="3"/>
          <table:table-cell office:value-type="float" office:value="0.991825525559285" calcext:value-type="float">
            <text:p>0.991825525559285</text:p>
          </table:table-cell>
          <table:table-cell office:value-type="float" office:value="0.989591286003308" calcext:value-type="float">
            <text:p>0.989591286003308</text:p>
          </table:table-cell>
          <table:table-cell office:value-type="float" office:value="1.00515818431912" calcext:value-type="float">
            <text:p>1.00515818431912</text:p>
          </table:table-cell>
          <table:table-cell office:value-type="float" office:value="0.0155668983158117" calcext:value-type="float">
            <text:p>0.01556689831581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5/10/2021</text:p>
          </table:table-cell>
          <table:table-cell office:value-type="string" calcext:value-type="string">
            <text:p>$126.85</text:p>
          </table:table-cell>
          <table:table-cell office:value-type="string" calcext:value-type="string">
            <text:p>$40.05</text:p>
          </table:table-cell>
          <table:table-cell office:value-type="float" office:value="4188.43" calcext:value-type="float">
            <text:p>4188.43</text:p>
          </table:table-cell>
          <table:table-cell/>
          <table:table-cell table:formula="of:=[.D332]/[.D331]" office:value-type="float" office:value="1.01054571760779" calcext:value-type="float">
            <text:p>1.01054571760779</text:p>
          </table:table-cell>
          <table:table-cell table:formula="of:=[.B332]/[.B331]" office:value-type="float" office:value="1.02648797792669" calcext:value-type="float">
            <text:p>1.02648797792669</text:p>
          </table:table-cell>
          <table:table-cell table:number-columns-repeated="3"/>
          <table:table-cell office:value-type="float" office:value="0.985063820534529" calcext:value-type="float">
            <text:p>0.985063820534529</text:p>
          </table:table-cell>
          <table:table-cell office:value-type="float" office:value="0.981415866106362" calcext:value-type="float">
            <text:p>0.981415866106362</text:p>
          </table:table-cell>
          <table:table-cell office:value-type="float" office:value="0.974683544303797" calcext:value-type="float">
            <text:p>0.974683544303797</text:p>
          </table:table-cell>
          <table:table-cell office:value-type="float" office:value="-0.00673232180256433" calcext:value-type="float">
            <text:p>-0.006732321802564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5/07/2021</text:p>
          </table:table-cell>
          <table:table-cell office:value-type="string" calcext:value-type="string">
            <text:p>$130.21</text:p>
          </table:table-cell>
          <table:table-cell office:value-type="string" calcext:value-type="string">
            <text:p>$39.66</text:p>
          </table:table-cell>
          <table:table-cell office:value-type="float" office:value="4232.6" calcext:value-type="float">
            <text:p>4232.6</text:p>
          </table:table-cell>
          <table:table-cell/>
          <table:table-cell table:formula="of:=[.D333]/[.D332]" office:value-type="float" office:value="0.992680621840004" calcext:value-type="float">
            <text:p>0.992680621840004</text:p>
          </table:table-cell>
          <table:table-cell table:formula="of:=[.B333]/[.B332]" office:value-type="float" office:value="0.996390446202289" calcext:value-type="float">
            <text:p>0.996390446202289</text:p>
          </table:table-cell>
          <table:table-cell table:number-columns-repeated="3"/>
          <table:table-cell office:value-type="float" office:value="1.01612543413276" calcext:value-type="float">
            <text:p>1.01612543413276</text:p>
          </table:table-cell>
          <table:table-cell office:value-type="float" office:value="1.01897173890952" calcext:value-type="float">
            <text:p>1.01897173890952</text:p>
          </table:table-cell>
          <table:table-cell office:value-type="float" office:value="1.02765882765883" calcext:value-type="float">
            <text:p>1.02765882765883</text:p>
          </table:table-cell>
          <table:table-cell office:value-type="float" office:value="0.00868708874931068" calcext:value-type="float">
            <text:p>0.008687088749310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5/06/2021</text:p>
          </table:table-cell>
          <table:table-cell office:value-type="string" calcext:value-type="string">
            <text:p>$129.74</text:p>
          </table:table-cell>
          <table:table-cell office:value-type="string" calcext:value-type="string">
            <text:p>$39.79</text:p>
          </table:table-cell>
          <table:table-cell office:value-type="float" office:value="4201.62" calcext:value-type="float">
            <text:p>4201.62</text:p>
          </table:table-cell>
          <table:table-cell/>
          <table:table-cell table:formula="of:=[.D334]/[.D333]" office:value-type="float" office:value="0.99190074304673" calcext:value-type="float">
            <text:p>0.99190074304673</text:p>
          </table:table-cell>
          <table:table-cell table:formula="of:=[.B334]/[.B333]" office:value-type="float" office:value="0.987359334052721" calcext:value-type="float">
            <text:p>0.987359334052721</text:p>
          </table:table-cell>
          <table:table-cell table:number-columns-repeated="3"/>
          <table:table-cell office:value-type="float" office:value="1.00759620628773" calcext:value-type="float">
            <text:p>1.00759620628773</text:p>
          </table:table-cell>
          <table:table-cell office:value-type="float" office:value="1.0086592483802" calcext:value-type="float">
            <text:p>1.0086592483802</text:p>
          </table:table-cell>
          <table:table-cell office:value-type="float" office:value="1.01427693148439" calcext:value-type="float">
            <text:p>1.01427693148439</text:p>
          </table:table-cell>
          <table:table-cell office:value-type="float" office:value="0.00561768310419186" calcext:value-type="float">
            <text:p>0.005617683104191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5/05/2021</text:p>
          </table:table-cell>
          <table:table-cell office:value-type="string" calcext:value-type="string">
            <text:p>$128.1</text:p>
          </table:table-cell>
          <table:table-cell office:value-type="string" calcext:value-type="string">
            <text:p>$39.94</text:p>
          </table:table-cell>
          <table:table-cell office:value-type="float" office:value="4167.59" calcext:value-type="float">
            <text:p>4167.59</text:p>
          </table:table-cell>
          <table:table-cell/>
          <table:table-cell table:formula="of:=[.D335]/[.D334]" office:value-type="float" office:value="0.999296955794596" calcext:value-type="float">
            <text:p>0.999296955794596</text:p>
          </table:table-cell>
          <table:table-cell table:formula="of:=[.B335]/[.B334]" office:value-type="float" office:value="0.998048399687744" calcext:value-type="float">
            <text:p>0.998048399687744</text:p>
          </table:table-cell>
          <table:table-cell table:number-columns-repeated="3"/>
          <table:table-cell office:value-type="float" office:value="1.00327291325977" calcext:value-type="float">
            <text:p>1.00327291325977</text:p>
          </table:table-cell>
          <table:table-cell office:value-type="float" office:value="1.00343205557725" calcext:value-type="float">
            <text:p>1.00343205557725</text:p>
          </table:table-cell>
          <table:table-cell office:value-type="float" office:value="1.00451239224138" calcext:value-type="float">
            <text:p>1.00451239224138</text:p>
          </table:table-cell>
          <table:table-cell office:value-type="float" office:value="0.0010803366641301" calcext:value-type="float">
            <text:p>0.00108033666413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5/04/2021</text:p>
          </table:table-cell>
          <table:table-cell office:value-type="string" calcext:value-type="string">
            <text:p>$127.85</text:p>
          </table:table-cell>
          <table:table-cell office:value-type="string" calcext:value-type="string">
            <text:p>$38.98</text:p>
          </table:table-cell>
          <table:table-cell office:value-type="float" office:value="4164.66" calcext:value-type="float">
            <text:p>4164.66</text:p>
          </table:table-cell>
          <table:table-cell/>
          <table:table-cell table:formula="of:=[.D336]/[.D335]" office:value-type="float" office:value="1.00672323791138" calcext:value-type="float">
            <text:p>1.00672323791138</text:p>
          </table:table-cell>
          <table:table-cell table:formula="of:=[.B336]/[.B335]" office:value-type="float" office:value="1.0366836136097" calcext:value-type="float">
            <text:p>1.0366836136097</text:p>
          </table:table-cell>
          <table:table-cell table:number-columns-repeated="3"/>
          <table:table-cell office:value-type="float" office:value="0.998836385250212" calcext:value-type="float">
            <text:p>0.998836385250212</text:p>
          </table:table-cell>
          <table:table-cell office:value-type="float" office:value="0.998067952998104" calcext:value-type="float">
            <text:p>0.998067952998104</text:p>
          </table:table-cell>
          <table:table-cell office:value-type="float" office:value="0.976466644317801" calcext:value-type="float">
            <text:p>0.976466644317801</text:p>
          </table:table-cell>
          <table:table-cell office:value-type="float" office:value="-0.0216013086803033" calcext:value-type="float">
            <text:p>-0.02160130868030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5/03/2021</text:p>
          </table:table-cell>
          <table:table-cell office:value-type="string" calcext:value-type="string">
            <text:p>$132.54</text:p>
          </table:table-cell>
          <table:table-cell office:value-type="string" calcext:value-type="string">
            <text:p>$38.77</text:p>
          </table:table-cell>
          <table:table-cell office:value-type="float" office:value="4192.66" calcext:value-type="float">
            <text:p>4192.66</text:p>
          </table:table-cell>
          <table:table-cell/>
          <table:table-cell table:formula="of:=[.D337]/[.D336]" office:value-type="float" office:value="0.997259496357921" calcext:value-type="float">
            <text:p>0.997259496357921</text:p>
          </table:table-cell>
          <table:table-cell table:formula="of:=[.B337]/[.B336]" office:value-type="float" office:value="0.991851516523314" calcext:value-type="float">
            <text:p>0.991851516523314</text:p>
          </table:table-cell>
          <table:table-cell table:number-columns-repeated="3"/>
          <table:table-cell office:value-type="float" office:value="1.00352924212844" calcext:value-type="float">
            <text:p>1.00352924212844</text:p>
          </table:table-cell>
          <table:table-cell office:value-type="float" office:value="1.00374197683607" calcext:value-type="float">
            <text:p>1.00374197683607</text:p>
          </table:table-cell>
          <table:table-cell office:value-type="float" office:value="0.992172480087888" calcext:value-type="float">
            <text:p>0.992172480087888</text:p>
          </table:table-cell>
          <table:table-cell office:value-type="float" office:value="-0.011569496748186" calcext:value-type="float">
            <text:p>-0.0115694967481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4/30/2021</text:p>
          </table:table-cell>
          <table:table-cell office:value-type="string" calcext:value-type="string">
            <text:p>$131.46</text:p>
          </table:table-cell>
          <table:table-cell office:value-type="string" calcext:value-type="string">
            <text:p>$38.57</text:p>
          </table:table-cell>
          <table:table-cell office:value-type="float" office:value="4181.17" calcext:value-type="float">
            <text:p>4181.17</text:p>
          </table:table-cell>
          <table:table-cell/>
          <table:table-cell table:formula="of:=[.D338]/[.D337]" office:value-type="float" office:value="1.0072467754241" calcext:value-type="float">
            <text:p>1.0072467754241</text:p>
          </table:table-cell>
          <table:table-cell table:formula="of:=[.B338]/[.B337]" office:value-type="float" office:value="1.01536589076525" calcext:value-type="float">
            <text:p>1.01536589076525</text:p>
          </table:table-cell>
          <table:table-cell table:number-columns-repeated="3"/>
          <table:table-cell office:value-type="float" office:value="0.996560713218675" calcext:value-type="float">
            <text:p>0.996560713218675</text:p>
          </table:table-cell>
          <table:table-cell office:value-type="float" office:value="0.995316491001843" calcext:value-type="float">
            <text:p>0.995316491001843</text:p>
          </table:table-cell>
          <table:table-cell office:value-type="float" office:value="1.0042214532872" calcext:value-type="float">
            <text:p>1.0042214532872</text:p>
          </table:table-cell>
          <table:table-cell office:value-type="float" office:value="0.00890496228535453" calcext:value-type="float">
            <text:p>0.008904962285354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4/29/2021</text:p>
          </table:table-cell>
          <table:table-cell office:value-type="string" calcext:value-type="string">
            <text:p>$133.48</text:p>
          </table:table-cell>
          <table:table-cell office:value-type="string" calcext:value-type="string">
            <text:p>$38.57</text:p>
          </table:table-cell>
          <table:table-cell office:value-type="float" office:value="4211.47" calcext:value-type="float">
            <text:p>4211.47</text:p>
          </table:table-cell>
          <table:table-cell/>
          <table:table-cell table:formula="of:=[.D339]/[.D338]" office:value-type="float" office:value="0.993282630530432" calcext:value-type="float">
            <text:p>0.993282630530432</text:p>
          </table:table-cell>
          <table:table-cell table:formula="of:=[.B339]/[.B338]" office:value-type="float" office:value="1.0007491759065" calcext:value-type="float">
            <text:p>1.0007491759065</text:p>
          </table:table-cell>
          <table:table-cell table:number-columns-repeated="3"/>
          <table:table-cell office:value-type="float" office:value="0.988847821858086" calcext:value-type="float">
            <text:p>0.988847821858086</text:p>
          </table:table-cell>
          <table:table-cell office:value-type="float" office:value="0.985991013883056" calcext:value-type="float">
            <text:p>0.985991013883056</text:p>
          </table:table-cell>
          <table:table-cell office:value-type="float" office:value="0.987113224450417" calcext:value-type="float">
            <text:p>0.987113224450417</text:p>
          </table:table-cell>
          <table:table-cell office:value-type="float" office:value="0.00112221056736039" calcext:value-type="float">
            <text:p>0.001122210567360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4/28/2021</text:p>
          </table:table-cell>
          <table:table-cell office:value-type="string" calcext:value-type="string">
            <text:p>$133.58</text:p>
          </table:table-cell>
          <table:table-cell office:value-type="string" calcext:value-type="string">
            <text:p>$38.15</text:p>
          </table:table-cell>
          <table:table-cell office:value-type="float" office:value="4183.18" calcext:value-type="float">
            <text:p>4183.18</text:p>
          </table:table-cell>
          <table:table-cell/>
          <table:table-cell table:formula="of:=[.D340]/[.D339]" office:value-type="float" office:value="1.00084624615723" calcext:value-type="float">
            <text:p>1.00084624615723</text:p>
          </table:table-cell>
          <table:table-cell table:formula="of:=[.B340]/[.B339]" office:value-type="float" office:value="1.00606378200329" calcext:value-type="float">
            <text:p>1.00606378200329</text:p>
          </table:table-cell>
          <table:table-cell table:number-columns-repeated="3"/>
          <table:table-cell office:value-type="float" office:value="1.00863493503548" calcext:value-type="float">
            <text:p>1.00863493503548</text:p>
          </table:table-cell>
          <table:table-cell office:value-type="float" office:value="1.00991515109125" calcext:value-type="float">
            <text:p>1.00991515109125</text:p>
          </table:table-cell>
          <table:table-cell office:value-type="float" office:value="1.00928511588942" calcext:value-type="float">
            <text:p>1.00928511588942</text:p>
          </table:table-cell>
          <table:table-cell office:value-type="float" office:value="-0.000630035201832468" calcext:value-type="float">
            <text:p>-0.0006300352018324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4/27/2021</text:p>
          </table:table-cell>
          <table:table-cell office:value-type="string" calcext:value-type="string">
            <text:p>$134.39</text:p>
          </table:table-cell>
          <table:table-cell office:value-type="string" calcext:value-type="string">
            <text:p>$37.67</text:p>
          </table:table-cell>
          <table:table-cell office:value-type="float" office:value="4186.72" calcext:value-type="float">
            <text:p>4186.72</text:p>
          </table:table-cell>
          <table:table-cell/>
          <table:table-cell table:formula="of:=[.D341]/[.D340]" office:value-type="float" office:value="1.00021496541445" calcext:value-type="float">
            <text:p>1.00021496541445</text:p>
          </table:table-cell>
          <table:table-cell table:formula="of:=[.B341]/[.B340]" office:value-type="float" office:value="1.00245553984672" calcext:value-type="float">
            <text:p>1.00245553984672</text:p>
          </table:table-cell>
          <table:table-cell table:number-columns-repeated="3"/>
          <table:table-cell office:value-type="float" office:value="0.996652233870949" calcext:value-type="float">
            <text:p>0.996652233870949</text:p>
          </table:table-cell>
          <table:table-cell office:value-type="float" office:value="0.995427146488712" calcext:value-type="float">
            <text:p>0.995427146488712</text:p>
          </table:table-cell>
          <table:table-cell office:value-type="float" office:value="0.982361485785433" calcext:value-type="float">
            <text:p>0.982361485785433</text:p>
          </table:table-cell>
          <table:table-cell office:value-type="float" office:value="-0.0130656607032795" calcext:value-type="float">
            <text:p>-0.01306566070327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4/26/2021</text:p>
          </table:table-cell>
          <table:table-cell office:value-type="string" calcext:value-type="string">
            <text:p>$134.72</text:p>
          </table:table-cell>
          <table:table-cell office:value-type="string" calcext:value-type="string">
            <text:p>$37.18</text:p>
          </table:table-cell>
          <table:table-cell office:value-type="float" office:value="4187.62" calcext:value-type="float">
            <text:p>4187.62</text:p>
          </table:table-cell>
          <table:table-cell/>
          <table:table-cell table:formula="of:=[.D342]/[.D341]" office:value-type="float" office:value="0.99822094650422" calcext:value-type="float">
            <text:p>0.99822094650422</text:p>
          </table:table-cell>
          <table:table-cell table:formula="of:=[.B342]/[.B341]" office:value-type="float" office:value="0.997030878859857" calcext:value-type="float">
            <text:p>0.997030878859857</text:p>
          </table:table-cell>
          <table:table-cell table:number-columns-repeated="3"/>
          <table:table-cell office:value-type="float" office:value="1.00202599722807" calcext:value-type="float">
            <text:p>1.00202599722807</text:p>
          </table:table-cell>
          <table:table-cell office:value-type="float" office:value="1.00192443847504" calcext:value-type="float">
            <text:p>1.00192443847504</text:p>
          </table:table-cell>
          <table:table-cell office:value-type="float" office:value="0.985495000704126" calcext:value-type="float">
            <text:p>0.985495000704126</text:p>
          </table:table-cell>
          <table:table-cell office:value-type="float" office:value="-0.0164294377709143" calcext:value-type="float">
            <text:p>-0.01642943777091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4/23/2021</text:p>
          </table:table-cell>
          <table:table-cell office:value-type="string" calcext:value-type="string">
            <text:p>$134.32</text:p>
          </table:table-cell>
          <table:table-cell office:value-type="string" calcext:value-type="string">
            <text:p>$37.09</text:p>
          </table:table-cell>
          <table:table-cell office:value-type="float" office:value="4180.17" calcext:value-type="float">
            <text:p>4180.17</text:p>
          </table:table-cell>
          <table:table-cell/>
          <table:table-cell table:formula="of:=[.D343]/[.D342]" office:value-type="float" office:value="0.989189434879443" calcext:value-type="float">
            <text:p>0.989189434879443</text:p>
          </table:table-cell>
          <table:table-cell table:formula="of:=[.B343]/[.B342]" office:value-type="float" office:value="0.982281119714116" calcext:value-type="float">
            <text:p>0.982281119714116</text:p>
          </table:table-cell>
          <table:table-cell table:number-columns-repeated="3"/>
          <table:table-cell office:value-type="float" office:value="0.992555728642523" calcext:value-type="float">
            <text:p>0.992555728642523</text:p>
          </table:table-cell>
          <table:table-cell office:value-type="float" office:value="0.990474157526638" calcext:value-type="float">
            <text:p>0.990474157526638</text:p>
          </table:table-cell>
          <table:table-cell office:value-type="float" office:value="0.980780222920835" calcext:value-type="float">
            <text:p>0.980780222920835</text:p>
          </table:table-cell>
          <table:table-cell office:value-type="float" office:value="-0.0096939346058037" calcext:value-type="float">
            <text:p>-0.00969393460580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4/22/2021</text:p>
          </table:table-cell>
          <table:table-cell office:value-type="string" calcext:value-type="string">
            <text:p>$131.94</text:p>
          </table:table-cell>
          <table:table-cell office:value-type="string" calcext:value-type="string">
            <text:p>$37.01</text:p>
          </table:table-cell>
          <table:table-cell office:value-type="float" office:value="4134.98" calcext:value-type="float">
            <text:p>4134.98</text:p>
          </table:table-cell>
          <table:table-cell/>
          <table:table-cell table:formula="of:=[.D344]/[.D343]" office:value-type="float" office:value="1.00929629647544" calcext:value-type="float">
            <text:p>1.00929629647544</text:p>
          </table:table-cell>
          <table:table-cell table:formula="of:=[.B344]/[.B343]" office:value-type="float" office:value="1.01182355616189" calcext:value-type="float">
            <text:p>1.01182355616189</text:p>
          </table:table-cell>
          <table:table-cell table:number-columns-repeated="3"/>
          <table:table-cell office:value-type="float" office:value="0.994805483409492" calcext:value-type="float">
            <text:p>0.994805483409492</text:p>
          </table:table-cell>
          <table:table-cell office:value-type="float" office:value="0.993194283562569" calcext:value-type="float">
            <text:p>0.993194283562569</text:p>
          </table:table-cell>
          <table:table-cell office:value-type="float" office:value="0.99774167698696" calcext:value-type="float">
            <text:p>0.99774167698696</text:p>
          </table:table-cell>
          <table:table-cell office:value-type="float" office:value="0.0045473934243907" calcext:value-type="float">
            <text:p>0.00454739342439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4/21/2021</text:p>
          </table:table-cell>
          <table:table-cell office:value-type="string" calcext:value-type="string">
            <text:p>$133.5</text:p>
          </table:table-cell>
          <table:table-cell office:value-type="string" calcext:value-type="string">
            <text:p>$37.33</text:p>
          </table:table-cell>
          <table:table-cell office:value-type="float" office:value="4173.42" calcext:value-type="float">
            <text:p>4173.42</text:p>
          </table:table-cell>
          <table:table-cell/>
          <table:table-cell table:formula="of:=[.D345]/[.D344]" office:value-type="float" office:value="0.990779744190616" calcext:value-type="float">
            <text:p>0.990779744190616</text:p>
          </table:table-cell>
          <table:table-cell table:formula="of:=[.B345]/[.B344]" office:value-type="float" office:value="0.997078651685393" calcext:value-type="float">
            <text:p>0.997078651685393</text:p>
          </table:table-cell>
          <table:table-cell table:number-columns-repeated="3"/>
          <table:table-cell office:value-type="float" office:value="0.998673647469459" calcext:value-type="float">
            <text:p>0.998673647469459</text:p>
          </table:table-cell>
          <table:table-cell office:value-type="float" office:value="0.997871190541612" calcext:value-type="float">
            <text:p>0.997871190541612</text:p>
          </table:table-cell>
          <table:table-cell office:value-type="float" office:value="0.99540011682243" calcext:value-type="float">
            <text:p>0.99540011682243</text:p>
          </table:table-cell>
          <table:table-cell office:value-type="float" office:value="-0.00247107371918187" calcext:value-type="float">
            <text:p>-0.002471073719181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4/20/2021</text:p>
          </table:table-cell>
          <table:table-cell office:value-type="string" calcext:value-type="string">
            <text:p>$133.11</text:p>
          </table:table-cell>
          <table:table-cell office:value-type="string" calcext:value-type="string">
            <text:p>$36.8</text:p>
          </table:table-cell>
          <table:table-cell office:value-type="float" office:value="4134.94" calcext:value-type="float">
            <text:p>4134.94</text:p>
          </table:table-cell>
          <table:table-cell/>
          <table:table-cell table:formula="of:=[.D346]/[.D345]" office:value-type="float" office:value="1.00684895064983" calcext:value-type="float">
            <text:p>1.00684895064983</text:p>
          </table:table-cell>
          <table:table-cell table:formula="of:=[.B346]/[.B345]" office:value-type="float" office:value="1.01299676958906" calcext:value-type="float">
            <text:p>1.01299676958906</text:p>
          </table:table-cell>
          <table:table-cell table:number-columns-repeated="3"/>
          <table:table-cell office:value-type="float" office:value="0.999722727060907" calcext:value-type="float">
            <text:p>0.999722727060907</text:p>
          </table:table-cell>
          <table:table-cell office:value-type="float" office:value="0.999139608216444" calcext:value-type="float">
            <text:p>0.999139608216444</text:p>
          </table:table-cell>
          <table:table-cell office:value-type="float" office:value="0.988630528863786" calcext:value-type="float">
            <text:p>0.988630528863786</text:p>
          </table:table-cell>
          <table:table-cell office:value-type="float" office:value="-0.0105090793526573" calcext:value-type="float">
            <text:p>-0.01050907935265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4/19/2021</text:p>
          </table:table-cell>
          <table:table-cell office:value-type="string" calcext:value-type="string">
            <text:p>$134.84</text:p>
          </table:table-cell>
          <table:table-cell office:value-type="string" calcext:value-type="string">
            <text:p>$37.38</text:p>
          </table:table-cell>
          <table:table-cell office:value-type="float" office:value="4163.26" calcext:value-type="float">
            <text:p>4163.26</text:p>
          </table:table-cell>
          <table:table-cell/>
          <table:table-cell table:formula="of:=[.D347]/[.D346]" office:value-type="float" office:value="1.00533476170117" calcext:value-type="float">
            <text:p>1.00533476170117</text:p>
          </table:table-cell>
          <table:table-cell table:formula="of:=[.B347]/[.B346]" office:value-type="float" office:value="0.99495698605755" calcext:value-type="float">
            <text:p>0.99495698605755</text:p>
          </table:table-cell>
          <table:table-cell table:number-columns-repeated="3"/>
          <table:table-cell office:value-type="float" office:value="0.997690305108132" calcext:value-type="float">
            <text:p>0.997690305108132</text:p>
          </table:table-cell>
          <table:table-cell office:value-type="float" office:value="0.996682254219061" calcext:value-type="float">
            <text:p>0.996682254219061</text:p>
          </table:table-cell>
          <table:table-cell office:value-type="float" office:value="0.987609437602018" calcext:value-type="float">
            <text:p>0.987609437602018</text:p>
          </table:table-cell>
          <table:table-cell office:value-type="float" office:value="-0.00907281661704251" calcext:value-type="float">
            <text:p>-0.009072816617042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4/16/2021</text:p>
          </table:table-cell>
          <table:table-cell office:value-type="string" calcext:value-type="string">
            <text:p>$134.16</text:p>
          </table:table-cell>
          <table:table-cell office:value-type="string" calcext:value-type="string">
            <text:p>$37.32</text:p>
          </table:table-cell>
          <table:table-cell office:value-type="float" office:value="4185.47" calcext:value-type="float">
            <text:p>4185.47</text:p>
          </table:table-cell>
          <table:table-cell/>
          <table:table-cell table:formula="of:=[.D348]/[.D347]" office:value-type="float" office:value="0.996404227004375" calcext:value-type="float">
            <text:p>0.996404227004375</text:p>
          </table:table-cell>
          <table:table-cell table:formula="of:=[.B348]/[.B347]" office:value-type="float" office:value="1.00253428741801" calcext:value-type="float">
            <text:p>1.00253428741801</text:p>
          </table:table-cell>
          <table:table-cell table:number-columns-repeated="3"/>
          <table:table-cell office:value-type="float" office:value="0.9966804494592" calcext:value-type="float">
            <text:p>0.9966804494592</text:p>
          </table:table-cell>
          <table:table-cell office:value-type="float" office:value="0.995461261298623" calcext:value-type="float">
            <text:p>0.995461261298623</text:p>
          </table:table-cell>
          <table:table-cell office:value-type="float" office:value="1.00225377507325" calcext:value-type="float">
            <text:p>1.00225377507325</text:p>
          </table:table-cell>
          <table:table-cell office:value-type="float" office:value="0.00679251377462431" calcext:value-type="float">
            <text:p>0.006792513774624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4/15/2021</text:p>
          </table:table-cell>
          <table:table-cell office:value-type="string" calcext:value-type="string">
            <text:p>$134.5</text:p>
          </table:table-cell>
          <table:table-cell office:value-type="string" calcext:value-type="string">
            <text:p>$37.31</text:p>
          </table:table-cell>
          <table:table-cell office:value-type="float" office:value="4170.42" calcext:value-type="float">
            <text:p>4170.42</text:p>
          </table:table-cell>
          <table:table-cell/>
          <table:table-cell table:formula="of:=[.D349]/[.D348]" office:value-type="float" office:value="0.989027484042375" calcext:value-type="float">
            <text:p>0.989027484042375</text:p>
          </table:table-cell>
          <table:table-cell table:formula="of:=[.B349]/[.B348]" office:value-type="float" office:value="0.981635687732342" calcext:value-type="float">
            <text:p>0.981635687732342</text:p>
          </table:table-cell>
          <table:table-cell table:number-columns-repeated="3"/>
          <table:table-cell office:value-type="float" office:value="0.994222417021955" calcext:value-type="float">
            <text:p>0.994222417021955</text:p>
          </table:table-cell>
          <table:table-cell office:value-type="float" office:value="0.992489311587534" calcext:value-type="float">
            <text:p>0.992489311587534</text:p>
          </table:table-cell>
          <table:table-cell office:value-type="float" office:value="1.0021737500937" calcext:value-type="float">
            <text:p>1.0021737500937</text:p>
          </table:table-cell>
          <table:table-cell office:value-type="float" office:value="0.0096844385061623" calcext:value-type="float">
            <text:p>0.00968443850616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4/14/2021</text:p>
          </table:table-cell>
          <table:table-cell office:value-type="string" calcext:value-type="string">
            <text:p>$132.03</text:p>
          </table:table-cell>
          <table:table-cell office:value-type="string" calcext:value-type="string">
            <text:p>$37.09</text:p>
          </table:table-cell>
          <table:table-cell office:value-type="float" office:value="4124.66" calcext:value-type="float">
            <text:p>4124.66</text:p>
          </table:table-cell>
          <table:table-cell/>
          <table:table-cell table:formula="of:=[.D350]/[.D349]" office:value-type="float" office:value="1.0041045807412" calcext:value-type="float">
            <text:p>1.0041045807412</text:p>
          </table:table-cell>
          <table:table-cell table:formula="of:=[.B350]/[.B349]" office:value-type="float" office:value="1.01817768688934" calcext:value-type="float">
            <text:p>1.01817768688934</text:p>
          </table:table-cell>
          <table:table-cell table:number-columns-repeated="3"/>
          <table:table-cell office:value-type="float" office:value="1.00108443505648" calcext:value-type="float">
            <text:p>1.00108443505648</text:p>
          </table:table-cell>
          <table:table-cell office:value-type="float" office:value="1.00078601760581" calcext:value-type="float">
            <text:p>1.00078601760581</text:p>
          </table:table-cell>
          <table:table-cell office:value-type="float" office:value="1.0020942408377" calcext:value-type="float">
            <text:p>1.0020942408377</text:p>
          </table:table-cell>
          <table:table-cell office:value-type="float" office:value="0.00130822323188706" calcext:value-type="float">
            <text:p>0.001308223231887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4/13/2021</text:p>
          </table:table-cell>
          <table:table-cell office:value-type="string" calcext:value-type="string">
            <text:p>$134.43</text:p>
          </table:table-cell>
          <table:table-cell office:value-type="string" calcext:value-type="string">
            <text:p>$36.73</text:p>
          </table:table-cell>
          <table:table-cell office:value-type="float" office:value="4141.59" calcext:value-type="float">
            <text:p>4141.59</text:p>
          </table:table-cell>
          <table:table-cell/>
          <table:table-cell table:formula="of:=[.D351]/[.D350]" office:value-type="float" office:value="0.996716237000765" calcext:value-type="float">
            <text:p>0.996716237000765</text:p>
          </table:table-cell>
          <table:table-cell table:formula="of:=[.B351]/[.B350]" office:value-type="float" office:value="0.976270177787696" calcext:value-type="float">
            <text:p>0.976270177787696</text:p>
          </table:table-cell>
          <table:table-cell table:number-columns-repeated="3"/>
          <table:table-cell office:value-type="float" office:value="0.994901611702979" calcext:value-type="float">
            <text:p>0.994901611702979</text:p>
          </table:table-cell>
          <table:table-cell office:value-type="float" office:value="0.993310510041004" calcext:value-type="float">
            <text:p>0.993310510041004</text:p>
          </table:table-cell>
          <table:table-cell office:value-type="float" office:value="0.987460815047022" calcext:value-type="float">
            <text:p>0.987460815047022</text:p>
          </table:table-cell>
          <table:table-cell office:value-type="float" office:value="-0.00584969499398147" calcext:value-type="float">
            <text:p>-0.005849694993981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4/12/2021</text:p>
          </table:table-cell>
          <table:table-cell office:value-type="string" calcext:value-type="string">
            <text:p>$131.24</text:p>
          </table:table-cell>
          <table:table-cell office:value-type="string" calcext:value-type="string">
            <text:p>$36.73</text:p>
          </table:table-cell>
          <table:table-cell office:value-type="float" office:value="4127.99" calcext:value-type="float">
            <text:p>4127.99</text:p>
          </table:table-cell>
          <table:table-cell/>
          <table:table-cell table:formula="of:=[.D352]/[.D351]" office:value-type="float" office:value="1.00019622140558" calcext:value-type="float">
            <text:p>1.00019622140558</text:p>
          </table:table-cell>
          <table:table-cell table:formula="of:=[.B352]/[.B351]" office:value-type="float" office:value="1.01337244742457" calcext:value-type="float">
            <text:p>1.01337244742457</text:p>
          </table:table-cell>
          <table:table-cell table:number-columns-repeated="3"/>
          <table:table-cell office:value-type="float" office:value="0.986191029613306" calcext:value-type="float">
            <text:p>0.986191029613306</text:p>
          </table:table-cell>
          <table:table-cell office:value-type="float" office:value="0.982778748322743" calcext:value-type="float">
            <text:p>0.982778748322743</text:p>
          </table:table-cell>
          <table:table-cell office:value-type="float" office:value="0.986092214663643" calcext:value-type="float">
            <text:p>0.986092214663643</text:p>
          </table:table-cell>
          <table:table-cell office:value-type="float" office:value="0.00331346634090035" calcext:value-type="float">
            <text:p>0.003313466340900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4/09/2021</text:p>
          </table:table-cell>
          <table:table-cell office:value-type="string" calcext:value-type="string">
            <text:p>$132.995</text:p>
          </table:table-cell>
          <table:table-cell office:value-type="string" calcext:value-type="string">
            <text:p>$36.88</text:p>
          </table:table-cell>
          <table:table-cell office:value-type="float" office:value="4128.8" calcext:value-type="float">
            <text:p>4128.8</text:p>
          </table:table-cell>
          <table:table-cell/>
          <table:table-cell table:formula="of:=[.D353]/[.D352]" office:value-type="float" office:value="0.992339178453788" calcext:value-type="float">
            <text:p>0.992339178453788</text:p>
          </table:table-cell>
          <table:table-cell table:formula="of:=[.B353]/[.B352]" office:value-type="float" office:value="0.98018722508365" calcext:value-type="float">
            <text:p>0.98018722508365</text:p>
          </table:table-cell>
          <table:table-cell table:number-columns-repeated="3"/>
          <table:table-cell office:value-type="float" office:value="1.01329909155276" calcext:value-type="float">
            <text:p>1.01329909155276</text:p>
          </table:table-cell>
          <table:table-cell office:value-type="float" office:value="1.01555447399194" calcext:value-type="float">
            <text:p>1.01555447399194</text:p>
          </table:table-cell>
          <table:table-cell office:value-type="float" office:value="1.01019469569217" calcext:value-type="float">
            <text:p>1.01019469569217</text:p>
          </table:table-cell>
          <table:table-cell office:value-type="float" office:value="-0.00535977829977741" calcext:value-type="float">
            <text:p>-0.005359778299777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4/08/2021</text:p>
          </table:table-cell>
          <table:table-cell office:value-type="string" calcext:value-type="string">
            <text:p>$130.36</text:p>
          </table:table-cell>
          <table:table-cell office:value-type="string" calcext:value-type="string">
            <text:p>$37.11</text:p>
          </table:table-cell>
          <table:table-cell office:value-type="float" office:value="4097.17" calcext:value-type="float">
            <text:p>4097.17</text:p>
          </table:table-cell>
          <table:table-cell/>
          <table:table-cell table:formula="of:=[.D354]/[.D353]" office:value-type="float" office:value="0.995797098973194" calcext:value-type="float">
            <text:p>0.995797098973194</text:p>
          </table:table-cell>
          <table:table-cell table:formula="of:=[.B354]/[.B353]" office:value-type="float" office:value="0.981129180730285" calcext:value-type="float">
            <text:p>0.981129180730285</text:p>
          </table:table-cell>
          <table:table-cell table:number-columns-repeated="3"/>
          <table:table-cell office:value-type="float" office:value="1.00043582686304" calcext:value-type="float">
            <text:p>1.00043582686304</text:p>
          </table:table-cell>
          <table:table-cell office:value-type="float" office:value="1.00000180056135" calcext:value-type="float">
            <text:p>1.00000180056135</text:p>
          </table:table-cell>
          <table:table-cell office:value-type="float" office:value="0.987555960239776" calcext:value-type="float">
            <text:p>0.987555960239776</text:p>
          </table:table-cell>
          <table:table-cell office:value-type="float" office:value="-0.0124458403215774" calcext:value-type="float">
            <text:p>-0.01244584032157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4/07/2021</text:p>
          </table:table-cell>
          <table:table-cell office:value-type="string" calcext:value-type="string">
            <text:p>$127.9</text:p>
          </table:table-cell>
          <table:table-cell office:value-type="string" calcext:value-type="string">
            <text:p>$36.74</text:p>
          </table:table-cell>
          <table:table-cell office:value-type="float" office:value="4079.95" calcext:value-type="float">
            <text:p>4079.95</text:p>
          </table:table-cell>
          <table:table-cell/>
          <table:table-cell table:formula="of:=[.D355]/[.D354]" office:value-type="float" office:value="0.998526942732141" calcext:value-type="float">
            <text:p>0.998526942732141</text:p>
          </table:table-cell>
          <table:table-cell table:formula="of:=[.B355]/[.B354]" office:value-type="float" office:value="0.986786551993745" calcext:value-type="float">
            <text:p>0.986786551993745</text:p>
          </table:table-cell>
          <table:table-cell table:number-columns-repeated="3"/>
          <table:table-cell office:value-type="float" office:value="1.00541941899283" calcext:value-type="float">
            <text:p>1.00541941899283</text:p>
          </table:table-cell>
          <table:table-cell office:value-type="float" office:value="1.00602734561352" calcext:value-type="float">
            <text:p>1.00602734561352</text:p>
          </table:table-cell>
          <table:table-cell office:value-type="float" office:value="0.99608144448713" calcext:value-type="float">
            <text:p>0.99608144448713</text:p>
          </table:table-cell>
          <table:table-cell office:value-type="float" office:value="-0.00994590112638638" calcext:value-type="float">
            <text:p>-0.009945901126386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4/06/2021</text:p>
          </table:table-cell>
          <table:table-cell office:value-type="string" calcext:value-type="string">
            <text:p>$126.21</text:p>
          </table:table-cell>
          <table:table-cell office:value-type="string" calcext:value-type="string">
            <text:p>$36.77</text:p>
          </table:table-cell>
          <table:table-cell office:value-type="float" office:value="4073.94" calcext:value-type="float">
            <text:p>4073.94</text:p>
          </table:table-cell>
          <table:table-cell/>
          <table:table-cell table:formula="of:=[.D356]/[.D355]" office:value-type="float" office:value="1.00097448661492" calcext:value-type="float">
            <text:p>1.00097448661492</text:p>
          </table:table-cell>
          <table:table-cell table:formula="of:=[.B356]/[.B355]" office:value-type="float" office:value="0.997543776245939" calcext:value-type="float">
            <text:p>0.997543776245939</text:p>
          </table:table-cell>
          <table:table-cell table:number-columns-repeated="3"/>
          <table:table-cell office:value-type="float" office:value="1.00201573497795" calcext:value-type="float">
            <text:p>1.00201573497795</text:p>
          </table:table-cell>
          <table:table-cell office:value-type="float" office:value="1.00191203062768" calcext:value-type="float">
            <text:p>1.00191203062768</text:p>
          </table:table-cell>
          <table:table-cell office:value-type="float" office:value="1.00647948164147" calcext:value-type="float">
            <text:p>1.00647948164147</text:p>
          </table:table-cell>
          <table:table-cell office:value-type="float" office:value="0.00456745101378542" calcext:value-type="float">
            <text:p>0.004567451013785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4/05/2021</text:p>
          </table:table-cell>
          <table:table-cell office:value-type="string" calcext:value-type="string">
            <text:p>$125.9</text:p>
          </table:table-cell>
          <table:table-cell office:value-type="string" calcext:value-type="string">
            <text:p>$36.98</text:p>
          </table:table-cell>
          <table:table-cell office:value-type="float" office:value="4077.91" calcext:value-type="float">
            <text:p>4077.91</text:p>
          </table:table-cell>
          <table:table-cell/>
          <table:table-cell table:formula="of:=[.D357]/[.D356]" office:value-type="float" office:value="0.985767218992082" calcext:value-type="float">
            <text:p>0.985767218992082</text:p>
          </table:table-cell>
          <table:table-cell table:formula="of:=[.B357]/[.B356]" office:value-type="float" office:value="0.976965845909452" calcext:value-type="float">
            <text:p>0.976965845909452</text:p>
          </table:table-cell>
          <table:table-cell table:number-columns-repeated="3"/>
          <table:table-cell office:value-type="float" office:value="0.9981880779761" calcext:value-type="float">
            <text:p>0.9981880779761</text:p>
          </table:table-cell>
          <table:table-cell office:value-type="float" office:value="0.997284099788195" calcext:value-type="float">
            <text:p>0.997284099788195</text:p>
          </table:table-cell>
          <table:table-cell office:value-type="float" office:value="0.976011649294911" calcext:value-type="float">
            <text:p>0.976011649294911</text:p>
          </table:table-cell>
          <table:table-cell office:value-type="float" office:value="-0.0212724504932844" calcext:value-type="float">
            <text:p>-0.02127245049328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4/01/2021</text:p>
          </table:table-cell>
          <table:table-cell office:value-type="string" calcext:value-type="string">
            <text:p>$123</text:p>
          </table:table-cell>
          <table:table-cell office:value-type="string" calcext:value-type="string">
            <text:p>$36.83</text:p>
          </table:table-cell>
          <table:table-cell office:value-type="float" office:value="4019.87" calcext:value-type="float">
            <text:p>4019.87</text:p>
          </table:table-cell>
          <table:table-cell/>
          <table:table-cell table:formula="of:=[.D358]/[.D357]" office:value-type="float" office:value="0.988313054899785" calcext:value-type="float">
            <text:p>0.988313054899785</text:p>
          </table:table-cell>
          <table:table-cell table:formula="of:=[.B358]/[.B357]" office:value-type="float" office:value="0.993089430894309" calcext:value-type="float">
            <text:p>0.993089430894309</text:p>
          </table:table-cell>
          <table:table-cell table:number-columns-repeated="3"/>
          <table:table-cell office:value-type="float" office:value="0.998055299191984" calcext:value-type="float">
            <text:p>0.998055299191984</text:p>
          </table:table-cell>
          <table:table-cell office:value-type="float" office:value="0.997123560056046" calcext:value-type="float">
            <text:p>0.997123560056046</text:p>
          </table:table-cell>
          <table:table-cell office:value-type="float" office:value="0.990263054574009" calcext:value-type="float">
            <text:p>0.990263054574009</text:p>
          </table:table-cell>
          <table:table-cell office:value-type="float" office:value="-0.00686050548203709" calcext:value-type="float">
            <text:p>-0.006860505482037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3/31/2021</text:p>
          </table:table-cell>
          <table:table-cell office:value-type="string" calcext:value-type="string">
            <text:p>$122.15</text:p>
          </table:table-cell>
          <table:table-cell office:value-type="string" calcext:value-type="string">
            <text:p>$36.4</text:p>
          </table:table-cell>
          <table:table-cell office:value-type="float" office:value="3972.89" calcext:value-type="float">
            <text:p>3972.89</text:p>
          </table:table-cell>
          <table:table-cell/>
          <table:table-cell table:formula="of:=[.D359]/[.D358]" office:value-type="float" office:value="0.996390536863593" calcext:value-type="float">
            <text:p>0.996390536863593</text:p>
          </table:table-cell>
          <table:table-cell table:formula="of:=[.B359]/[.B358]" office:value-type="float" office:value="0.981580024559967" calcext:value-type="float">
            <text:p>0.981580024559967</text:p>
          </table:table-cell>
          <table:table-cell table:number-columns-repeated="3"/>
          <table:table-cell office:value-type="float" office:value="0.99536938747588" calcext:value-type="float">
            <text:p>0.99536938747588</text:p>
          </table:table-cell>
          <table:table-cell office:value-type="float" office:value="0.993876086821871" calcext:value-type="float">
            <text:p>0.993876086821871</text:p>
          </table:table-cell>
          <table:table-cell office:value-type="float" office:value="1.00808817698834" calcext:value-type="float">
            <text:p>1.00808817698834</text:p>
          </table:table-cell>
          <table:table-cell office:value-type="float" office:value="0.0142120901664722" calcext:value-type="float">
            <text:p>0.01421209016647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3/30/2021</text:p>
          </table:table-cell>
          <table:table-cell office:value-type="string" calcext:value-type="string">
            <text:p>$119.9</text:p>
          </table:table-cell>
          <table:table-cell office:value-type="string" calcext:value-type="string">
            <text:p>$36.64</text:p>
          </table:table-cell>
          <table:table-cell office:value-type="float" office:value="3958.55" calcext:value-type="float">
            <text:p>3958.55</text:p>
          </table:table-cell>
          <table:table-cell/>
          <table:table-cell table:formula="of:=[.D360]/[.D359]" office:value-type="float" office:value="1.00316782660318" calcext:value-type="float">
            <text:p>1.00316782660318</text:p>
          </table:table-cell>
          <table:table-cell table:formula="of:=[.B360]/[.B359]" office:value-type="float" office:value="1.01242702251877" calcext:value-type="float">
            <text:p>1.01242702251877</text:p>
          </table:table-cell>
          <table:table-cell table:number-columns-repeated="3"/>
          <table:table-cell office:value-type="float" office:value="1.00182720906258" calcext:value-type="float">
            <text:p>1.00182720906258</text:p>
          </table:table-cell>
          <table:table-cell office:value-type="float" office:value="1.00168408833887" calcext:value-type="float">
            <text:p>1.00168408833887</text:p>
          </table:table-cell>
          <table:table-cell office:value-type="float" office:value="0.996932274050185" calcext:value-type="float">
            <text:p>0.996932274050185</text:p>
          </table:table-cell>
          <table:table-cell office:value-type="float" office:value="-0.00475181428868876" calcext:value-type="float">
            <text:p>-0.004751814288688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3/29/2021</text:p>
          </table:table-cell>
          <table:table-cell office:value-type="string" calcext:value-type="string">
            <text:p>$121.39</text:p>
          </table:table-cell>
          <table:table-cell office:value-type="string" calcext:value-type="string">
            <text:p>$37.2</text:p>
          </table:table-cell>
          <table:table-cell office:value-type="float" office:value="3971.09" calcext:value-type="float">
            <text:p>3971.09</text:p>
          </table:table-cell>
          <table:table-cell/>
          <table:table-cell table:formula="of:=[.D361]/[.D360]" office:value-type="float" office:value="1.00086877910095" calcext:value-type="float">
            <text:p>1.00086877910095</text:p>
          </table:table-cell>
          <table:table-cell table:formula="of:=[.B361]/[.B360]" office:value-type="float" office:value="0.998517176044155" calcext:value-type="float">
            <text:p>0.998517176044155</text:p>
          </table:table-cell>
          <table:table-cell table:number-columns-repeated="3"/>
          <table:table-cell office:value-type="float" office:value="0.999824945709514" calcext:value-type="float">
            <text:p>0.999824945709514</text:p>
          </table:table-cell>
          <table:table-cell office:value-type="float" office:value="0.999263198401257" calcext:value-type="float">
            <text:p>0.999263198401257</text:p>
          </table:table-cell>
          <table:table-cell office:value-type="float" office:value="0.993372258166325" calcext:value-type="float">
            <text:p>0.993372258166325</text:p>
          </table:table-cell>
          <table:table-cell office:value-type="float" office:value="-0.0058909402349322" calcext:value-type="float">
            <text:p>-0.00589094023493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3/26/2021</text:p>
          </table:table-cell>
          <table:table-cell office:value-type="string" calcext:value-type="string">
            <text:p>$121.21</text:p>
          </table:table-cell>
          <table:table-cell office:value-type="string" calcext:value-type="string">
            <text:p>$37.08</text:p>
          </table:table-cell>
          <table:table-cell office:value-type="float" office:value="3974.54" calcext:value-type="float">
            <text:p>3974.54</text:p>
          </table:table-cell>
          <table:table-cell/>
          <table:table-cell table:formula="of:=[.D362]/[.D361]" office:value-type="float" office:value="0.983640874164054" calcext:value-type="float">
            <text:p>0.983640874164054</text:p>
          </table:table-cell>
          <table:table-cell table:formula="of:=[.B362]/[.B361]" office:value-type="float" office:value="0.994884910485934" calcext:value-type="float">
            <text:p>0.994884910485934</text:p>
          </table:table-cell>
          <table:table-cell table:number-columns-repeated="3"/>
          <table:table-cell office:value-type="float" office:value="1.00079734628015" calcext:value-type="float">
            <text:p>1.00079734628015</text:p>
          </table:table-cell>
          <table:table-cell office:value-type="float" office:value="1.0004389052598" calcext:value-type="float">
            <text:p>1.0004389052598</text:p>
          </table:table-cell>
          <table:table-cell office:value-type="float" office:value="0.999920571882446" calcext:value-type="float">
            <text:p>0.999920571882446</text:p>
          </table:table-cell>
          <table:table-cell office:value-type="float" office:value="-0.000518333377348967" calcext:value-type="float">
            <text:p>-0.0005183333773489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3/25/2021</text:p>
          </table:table-cell>
          <table:table-cell office:value-type="string" calcext:value-type="string">
            <text:p>$120.59</text:p>
          </table:table-cell>
          <table:table-cell office:value-type="string" calcext:value-type="string">
            <text:p>$36.68</text:p>
          </table:table-cell>
          <table:table-cell office:value-type="float" office:value="3909.52" calcext:value-type="float">
            <text:p>3909.52</text:p>
          </table:table-cell>
          <table:table-cell/>
          <table:table-cell table:formula="of:=[.D363]/[.D362]" office:value-type="float" office:value="0.994787083836379" calcext:value-type="float">
            <text:p>0.994787083836379</text:p>
          </table:table-cell>
          <table:table-cell table:formula="of:=[.B363]/[.B362]" office:value-type="float" office:value="0.995853719213865" calcext:value-type="float">
            <text:p>0.995853719213865</text:p>
          </table:table-cell>
          <table:table-cell table:number-columns-repeated="3"/>
          <table:table-cell office:value-type="float" office:value="0.991243271101613" calcext:value-type="float">
            <text:p>0.991243271101613</text:p>
          </table:table-cell>
          <table:table-cell office:value-type="float" office:value="0.988887295713742" calcext:value-type="float">
            <text:p>0.988887295713742</text:p>
          </table:table-cell>
          <table:table-cell office:value-type="float" office:value="0.981332909683057" calcext:value-type="float">
            <text:p>0.981332909683057</text:p>
          </table:table-cell>
          <table:table-cell office:value-type="float" office:value="-0.00755438603068492" calcext:value-type="float">
            <text:p>-0.007554386030684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3/24/2021</text:p>
          </table:table-cell>
          <table:table-cell office:value-type="string" calcext:value-type="string">
            <text:p>$120.09</text:p>
          </table:table-cell>
          <table:table-cell office:value-type="string" calcext:value-type="string">
            <text:p>$36.82</text:p>
          </table:table-cell>
          <table:table-cell office:value-type="float" office:value="3889.14" calcext:value-type="float">
            <text:p>3889.14</text:p>
          </table:table-cell>
          <table:table-cell/>
          <table:table-cell table:formula="of:=[.D364]/[.D363]" office:value-type="float" office:value="1.00549735931337" calcext:value-type="float">
            <text:p>1.00549735931337</text:p>
          </table:table-cell>
          <table:table-cell table:formula="of:=[.B364]/[.B363]" office:value-type="float" office:value="1.02040136564243" calcext:value-type="float">
            <text:p>1.02040136564243</text:p>
          </table:table-cell>
          <table:table-cell table:number-columns-repeated="3"/>
          <table:table-cell office:value-type="float" office:value="1.0036419142111" calcext:value-type="float">
            <text:p>1.0036419142111</text:p>
          </table:table-cell>
          <table:table-cell office:value-type="float" office:value="1.00387820602428" calcext:value-type="float">
            <text:p>1.00387820602428</text:p>
          </table:table-cell>
          <table:table-cell office:value-type="float" office:value="1.01230370730128" calcext:value-type="float">
            <text:p>1.01230370730128</text:p>
          </table:table-cell>
          <table:table-cell office:value-type="float" office:value="0.00842550127700203" calcext:value-type="float">
            <text:p>0.008425501277002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3/23/2021</text:p>
          </table:table-cell>
          <table:table-cell office:value-type="string" calcext:value-type="string">
            <text:p>$122.54</text:p>
          </table:table-cell>
          <table:table-cell office:value-type="string" calcext:value-type="string">
            <text:p>$36.2</text:p>
          </table:table-cell>
          <table:table-cell office:value-type="float" office:value="3910.52" calcext:value-type="float">
            <text:p>3910.52</text:p>
          </table:table-cell>
          <table:table-cell/>
          <table:table-cell table:formula="of:=[.D365]/[.D364]" office:value-type="float" office:value="1.00768951443798" calcext:value-type="float">
            <text:p>1.00768951443798</text:p>
          </table:table-cell>
          <table:table-cell table:formula="of:=[.B365]/[.B364]" office:value-type="float" office:value="1.00693651052717" calcext:value-type="float">
            <text:p>1.00693651052717</text:p>
          </table:table-cell>
          <table:table-cell table:number-columns-repeated="3"/>
          <table:table-cell office:value-type="float" office:value="0.998555174282102" calcext:value-type="float">
            <text:p>0.998555174282102</text:p>
          </table:table-cell>
          <table:table-cell office:value-type="float" office:value="0.997727947372969" calcext:value-type="float">
            <text:p>0.997727947372969</text:p>
          </table:table-cell>
          <table:table-cell office:value-type="float" office:value="0.993762993762994" calcext:value-type="float">
            <text:p>0.993762993762994</text:p>
          </table:table-cell>
          <table:table-cell office:value-type="float" office:value="-0.00396495360997551" calcext:value-type="float">
            <text:p>-0.003964953609975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3/22/2021</text:p>
          </table:table-cell>
          <table:table-cell office:value-type="string" calcext:value-type="string">
            <text:p>$123.39</text:p>
          </table:table-cell>
          <table:table-cell office:value-type="string" calcext:value-type="string">
            <text:p>$36.27</text:p>
          </table:table-cell>
          <table:table-cell office:value-type="float" office:value="3940.59" calcext:value-type="float">
            <text:p>3940.59</text:p>
          </table:table-cell>
          <table:table-cell/>
          <table:table-cell table:formula="of:=[.D366]/[.D365]" office:value-type="float" office:value="0.993023887285914" calcext:value-type="float">
            <text:p>0.993023887285914</text:p>
          </table:table-cell>
          <table:table-cell table:formula="of:=[.B366]/[.B365]" office:value-type="float" office:value="0.972445092795202" calcext:value-type="float">
            <text:p>0.972445092795202</text:p>
          </table:table-cell>
          <table:table-cell table:number-columns-repeated="3"/>
          <table:table-cell office:value-type="float" office:value="1.00049261787132" calcext:value-type="float">
            <text:p>1.00049261787132</text:p>
          </table:table-cell>
          <table:table-cell office:value-type="float" office:value="1.00007046524539" calcext:value-type="float">
            <text:p>1.00007046524539</text:p>
          </table:table-cell>
          <table:table-cell office:value-type="float" office:value="1.0026552944963" calcext:value-type="float">
            <text:p>1.0026552944963</text:p>
          </table:table-cell>
          <table:table-cell office:value-type="float" office:value="0.00258482925091319" calcext:value-type="float">
            <text:p>0.002584829250913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3/19/2021</text:p>
          </table:table-cell>
          <table:table-cell office:value-type="string" calcext:value-type="string">
            <text:p>$119.99</text:p>
          </table:table-cell>
          <table:table-cell office:value-type="string" calcext:value-type="string">
            <text:p>$36.27</text:p>
          </table:table-cell>
          <table:table-cell office:value-type="float" office:value="3913.1" calcext:value-type="float">
            <text:p>3913.1</text:p>
          </table:table-cell>
          <table:table-cell/>
          <table:table-cell table:formula="of:=[.D367]/[.D366]" office:value-type="float" office:value="1.00060310239963" calcext:value-type="float">
            <text:p>1.00060310239963</text:p>
          </table:table-cell>
          <table:table-cell table:formula="of:=[.B367]/[.B366]" office:value-type="float" office:value="1.00450037503125" calcext:value-type="float">
            <text:p>1.00450037503125</text:p>
          </table:table-cell>
          <table:table-cell table:number-columns-repeated="3"/>
          <table:table-cell office:value-type="float" office:value="0.999231704213258" calcext:value-type="float">
            <text:p>0.999231704213258</text:p>
          </table:table-cell>
          <table:table-cell office:value-type="float" office:value="0.998545923939501" calcext:value-type="float">
            <text:p>0.998545923939501</text:p>
          </table:table-cell>
          <table:table-cell office:value-type="float" office:value="1.00537677553968" calcext:value-type="float">
            <text:p>1.00537677553968</text:p>
          </table:table-cell>
          <table:table-cell office:value-type="float" office:value="0.00683085160018271" calcext:value-type="float">
            <text:p>0.006830851600182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3/18/2021</text:p>
          </table:table-cell>
          <table:table-cell office:value-type="string" calcext:value-type="string">
            <text:p>$120.53</text:p>
          </table:table-cell>
          <table:table-cell office:value-type="string" calcext:value-type="string">
            <text:p>$35.84</text:p>
          </table:table-cell>
          <table:table-cell office:value-type="float" office:value="3915.46" calcext:value-type="float">
            <text:p>3915.46</text:p>
          </table:table-cell>
          <table:table-cell/>
          <table:table-cell table:formula="of:=[.D368]/[.D367]" office:value-type="float" office:value="1.01498163689579" calcext:value-type="float">
            <text:p>1.01498163689579</text:p>
          </table:table-cell>
          <table:table-cell table:formula="of:=[.B368]/[.B367]" office:value-type="float" office:value="1.03509499709616" calcext:value-type="float">
            <text:p>1.03509499709616</text:p>
          </table:table-cell>
          <table:table-cell table:number-columns-repeated="3"/>
          <table:table-cell office:value-type="float" office:value="0.998835958180191" calcext:value-type="float">
            <text:p>0.998835958180191</text:p>
          </table:table-cell>
          <table:table-cell office:value-type="float" office:value="0.998067436637699" calcext:value-type="float">
            <text:p>0.998067436637699</text:p>
          </table:table-cell>
          <table:table-cell office:value-type="float" office:value="1.0125319284802" calcext:value-type="float">
            <text:p>1.0125319284802</text:p>
          </table:table-cell>
          <table:table-cell office:value-type="float" office:value="0.0144644918425052" calcext:value-type="float">
            <text:p>0.01446449184250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3/17/2021</text:p>
          </table:table-cell>
          <table:table-cell office:value-type="string" calcext:value-type="string">
            <text:p>$124.76</text:p>
          </table:table-cell>
          <table:table-cell office:value-type="string" calcext:value-type="string">
            <text:p>$36.63</text:p>
          </table:table-cell>
          <table:table-cell office:value-type="float" office:value="3974.12" calcext:value-type="float">
            <text:p>3974.12</text:p>
          </table:table-cell>
          <table:table-cell/>
          <table:table-cell table:formula="of:=[.D369]/[.D368]" office:value-type="float" office:value="0.997128924139181" calcext:value-type="float">
            <text:p>0.997128924139181</text:p>
          </table:table-cell>
          <table:table-cell table:formula="of:=[.B369]/[.B368]" office:value-type="float" office:value="1.00649246553382" calcext:value-type="float">
            <text:p>1.00649246553382</text:p>
          </table:table-cell>
          <table:table-cell table:number-columns-repeated="3"/>
          <table:table-cell office:value-type="float" office:value="0.998126782952295" calcext:value-type="float">
            <text:p>0.998126782952295</text:p>
          </table:table-cell>
          <table:table-cell office:value-type="float" office:value="0.997209989404001" calcext:value-type="float">
            <text:p>0.997209989404001</text:p>
          </table:table-cell>
          <table:table-cell office:value-type="float" office:value="1.00039416633819" calcext:value-type="float">
            <text:p>1.00039416633819</text:p>
          </table:table-cell>
          <table:table-cell office:value-type="float" office:value="0.00318417693419382" calcext:value-type="float">
            <text:p>0.003184176934193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3/16/2021</text:p>
          </table:table-cell>
          <table:table-cell office:value-type="string" calcext:value-type="string">
            <text:p>$125.57</text:p>
          </table:table-cell>
          <table:table-cell office:value-type="string" calcext:value-type="string">
            <text:p>$36.45</text:p>
          </table:table-cell>
          <table:table-cell office:value-type="float" office:value="3962.71" calcext:value-type="float">
            <text:p>3962.71</text:p>
          </table:table-cell>
          <table:table-cell/>
          <table:table-cell table:formula="of:=[.D370]/[.D369]" office:value-type="float" office:value="1.0015721564283" calcext:value-type="float">
            <text:p>1.0015721564283</text:p>
          </table:table-cell>
          <table:table-cell table:formula="of:=[.B370]/[.B369]" office:value-type="float" office:value="0.987417376761965" calcext:value-type="float">
            <text:p>0.987417376761965</text:p>
          </table:table-cell>
          <table:table-cell table:number-columns-repeated="3"/>
          <table:table-cell office:value-type="float" office:value="1.00212982882575" calcext:value-type="float">
            <text:p>1.00212982882575</text:p>
          </table:table-cell>
          <table:table-cell office:value-type="float" office:value="1.00204997883898" calcext:value-type="float">
            <text:p>1.00204997883898</text:p>
          </table:table-cell>
          <table:table-cell office:value-type="float" office:value="1.00157604412924" calcext:value-type="float">
            <text:p>1.00157604412924</text:p>
          </table:table-cell>
          <table:table-cell office:value-type="float" office:value="-0.000473934709742885" calcext:value-type="float">
            <text:p>-0.0004739347097428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3/15/2021</text:p>
          </table:table-cell>
          <table:table-cell office:value-type="string" calcext:value-type="string">
            <text:p>$123.99</text:p>
          </table:table-cell>
          <table:table-cell office:value-type="string" calcext:value-type="string">
            <text:p>$36.6</text:p>
          </table:table-cell>
          <table:table-cell office:value-type="float" office:value="3968.94" calcext:value-type="float">
            <text:p>3968.94</text:p>
          </table:table-cell>
          <table:table-cell/>
          <table:table-cell table:formula="of:=[.D371]/[.D370]" office:value-type="float" office:value="0.993549915090679" calcext:value-type="float">
            <text:p>0.993549915090679</text:p>
          </table:table-cell>
          <table:table-cell table:formula="of:=[.B371]/[.B370]" office:value-type="float" office:value="0.97612710702476" calcext:value-type="float">
            <text:p>0.97612710702476</text:p>
          </table:table-cell>
          <table:table-cell table:number-columns-repeated="3"/>
          <table:table-cell office:value-type="float" office:value="0.99018596395087" calcext:value-type="float">
            <text:p>0.99018596395087</text:p>
          </table:table-cell>
          <table:table-cell office:value-type="float" office:value="0.987608930288791" calcext:value-type="float">
            <text:p>0.987608930288791</text:p>
          </table:table-cell>
          <table:table-cell office:value-type="float" office:value="0.986860739575138" calcext:value-type="float">
            <text:p>0.986860739575138</text:p>
          </table:table-cell>
          <table:table-cell office:value-type="float" office:value="-0.000748190713653174" calcext:value-type="float">
            <text:p>-0.0007481907136531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3/12/2021</text:p>
          </table:table-cell>
          <table:table-cell office:value-type="string" calcext:value-type="string">
            <text:p>$121.03</text:p>
          </table:table-cell>
          <table:table-cell office:value-type="string" calcext:value-type="string">
            <text:p>$36.41</text:p>
          </table:table-cell>
          <table:table-cell office:value-type="float" office:value="3943.34" calcext:value-type="float">
            <text:p>3943.34</text:p>
          </table:table-cell>
          <table:table-cell/>
          <table:table-cell table:formula="of:=[.D372]/[.D371]" office:value-type="float" office:value="0.998985631469769" calcext:value-type="float">
            <text:p>0.998985631469769</text:p>
          </table:table-cell>
          <table:table-cell table:formula="of:=[.B372]/[.B371]" office:value-type="float" office:value="1.00768404527803" calcext:value-type="float">
            <text:p>1.00768404527803</text:p>
          </table:table-cell>
          <table:table-cell table:number-columns-repeated="3"/>
          <table:table-cell office:value-type="float" office:value="1.00078443450934" calcext:value-type="float">
            <text:p>1.00078443450934</text:p>
          </table:table-cell>
          <table:table-cell office:value-type="float" office:value="1.00042329393874" calcext:value-type="float">
            <text:p>1.00042329393874</text:p>
          </table:table-cell>
          <table:table-cell office:value-type="float" office:value="1.0149884397672" calcext:value-type="float">
            <text:p>1.0149884397672</text:p>
          </table:table-cell>
          <table:table-cell office:value-type="float" office:value="0.0145651458284568" calcext:value-type="float">
            <text:p>0.01456514582845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3/11/2021</text:p>
          </table:table-cell>
          <table:table-cell office:value-type="string" calcext:value-type="string">
            <text:p>$121.96</text:p>
          </table:table-cell>
          <table:table-cell office:value-type="string" calcext:value-type="string">
            <text:p>$36.34</text:p>
          </table:table-cell>
          <table:table-cell office:value-type="float" office:value="3939.34" calcext:value-type="float">
            <text:p>3939.34</text:p>
          </table:table-cell>
          <table:table-cell/>
          <table:table-cell table:formula="of:=[.D373]/[.D372]" office:value-type="float" office:value="0.989711474510959" calcext:value-type="float">
            <text:p>0.989711474510959</text:p>
          </table:table-cell>
          <table:table-cell table:formula="of:=[.B373]/[.B372]" office:value-type="float" office:value="0.983765168907839" calcext:value-type="float">
            <text:p>0.983765168907839</text:p>
          </table:table-cell>
          <table:table-cell table:number-columns-repeated="3"/>
          <table:table-cell office:value-type="float" office:value="0.989555482890612" calcext:value-type="float">
            <text:p>0.989555482890612</text:p>
          </table:table-cell>
          <table:table-cell office:value-type="float" office:value="0.986846630338436" calcext:value-type="float">
            <text:p>0.986846630338436</text:p>
          </table:table-cell>
          <table:table-cell office:value-type="float" office:value="0.979420312622732" calcext:value-type="float">
            <text:p>0.979420312622732</text:p>
          </table:table-cell>
          <table:table-cell office:value-type="float" office:value="-0.00742631771570412" calcext:value-type="float">
            <text:p>-0.007426317715704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3/10/2021</text:p>
          </table:table-cell>
          <table:table-cell office:value-type="string" calcext:value-type="string">
            <text:p>$119.98</text:p>
          </table:table-cell>
          <table:table-cell office:value-type="string" calcext:value-type="string">
            <text:p>$35.91</text:p>
          </table:table-cell>
          <table:table-cell office:value-type="float" office:value="3898.81" calcext:value-type="float">
            <text:p>3898.81</text:p>
          </table:table-cell>
          <table:table-cell/>
          <table:table-cell table:formula="of:=[.D374]/[.D373]" office:value-type="float" office:value="0.994005863327528" calcext:value-type="float">
            <text:p>0.994005863327528</text:p>
          </table:table-cell>
          <table:table-cell table:formula="of:=[.B374]/[.B373]" office:value-type="float" office:value="1.00920986831139" calcext:value-type="float">
            <text:p>1.00920986831139</text:p>
          </table:table-cell>
          <table:table-cell table:number-columns-repeated="3"/>
          <table:table-cell office:value-type="float" office:value="1.00295212455779" calcext:value-type="float">
            <text:p>1.00295212455779</text:p>
          </table:table-cell>
          <table:table-cell office:value-type="float" office:value="1.00304419743684" calcext:value-type="float">
            <text:p>1.00304419743684</text:p>
          </table:table-cell>
          <table:table-cell office:value-type="float" office:value="1.00128318229208" calcext:value-type="float">
            <text:p>1.00128318229208</text:p>
          </table:table-cell>
          <table:table-cell office:value-type="float" office:value="-0.00176101514475491" calcext:value-type="float">
            <text:p>-0.001761015144754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3/09/2021</text:p>
          </table:table-cell>
          <table:table-cell office:value-type="string" calcext:value-type="string">
            <text:p>$121.085</text:p>
          </table:table-cell>
          <table:table-cell office:value-type="string" calcext:value-type="string">
            <text:p>$35.62</text:p>
          </table:table-cell>
          <table:table-cell office:value-type="float" office:value="3875.44" calcext:value-type="float">
            <text:p>3875.44</text:p>
          </table:table-cell>
          <table:table-cell/>
          <table:table-cell table:formula="of:=[.D375]/[.D374]" office:value-type="float" office:value="0.986042875131598" calcext:value-type="float">
            <text:p>0.986042875131598</text:p>
          </table:table-cell>
          <table:table-cell table:formula="of:=[.B375]/[.B374]" office:value-type="float" office:value="0.960977825494487" calcext:value-type="float">
            <text:p>0.960977825494487</text:p>
          </table:table-cell>
          <table:table-cell table:number-columns-repeated="3"/>
          <table:table-cell office:value-type="float" office:value="1.00859047005327" calcext:value-type="float">
            <text:p>1.00859047005327</text:p>
          </table:table-cell>
          <table:table-cell office:value-type="float" office:value="1.00986138951796" calcext:value-type="float">
            <text:p>1.00986138951796</text:p>
          </table:table-cell>
          <table:table-cell office:value-type="float" office:value="1.01137364837805" calcext:value-type="float">
            <text:p>1.01137364837805</text:p>
          </table:table-cell>
          <table:table-cell office:value-type="float" office:value="0.00151225886009465" calcext:value-type="float">
            <text:p>0.001512258860094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3/08/2021</text:p>
          </table:table-cell>
          <table:table-cell office:value-type="string" calcext:value-type="string">
            <text:p>$116.36</text:p>
          </table:table-cell>
          <table:table-cell office:value-type="string" calcext:value-type="string">
            <text:p>$35.85</text:p>
          </table:table-cell>
          <table:table-cell office:value-type="float" office:value="3821.35" calcext:value-type="float">
            <text:p>3821.35</text:p>
          </table:table-cell>
          <table:table-cell/>
          <table:table-cell table:formula="of:=[.D376]/[.D375]" office:value-type="float" office:value="1.00538814816753" calcext:value-type="float">
            <text:p>1.00538814816753</text:p>
          </table:table-cell>
          <table:table-cell table:formula="of:=[.B376]/[.B375]" office:value-type="float" office:value="1.04348573392919" calcext:value-type="float">
            <text:p>1.04348573392919</text:p>
          </table:table-cell>
          <table:table-cell table:number-columns-repeated="3"/>
          <table:table-cell office:value-type="float" office:value="1.00253645554357" calcext:value-type="float">
            <text:p>1.00253645554357</text:p>
          </table:table-cell>
          <table:table-cell office:value-type="float" office:value="1.00254162172303" calcext:value-type="float">
            <text:p>1.00254162172303</text:p>
          </table:table-cell>
          <table:table-cell office:value-type="float" office:value="1.00934505424883" calcext:value-type="float">
            <text:p>1.00934505424883</text:p>
          </table:table-cell>
          <table:table-cell office:value-type="float" office:value="0.00680343252579951" calcext:value-type="float">
            <text:p>0.006803432525799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3/05/2021</text:p>
          </table:table-cell>
          <table:table-cell office:value-type="string" calcext:value-type="string">
            <text:p>$121.42</text:p>
          </table:table-cell>
          <table:table-cell office:value-type="string" calcext:value-type="string">
            <text:p>$35.44</text:p>
          </table:table-cell>
          <table:table-cell office:value-type="float" office:value="3841.94" calcext:value-type="float">
            <text:p>3841.94</text:p>
          </table:table-cell>
          <table:table-cell/>
          <table:table-cell table:formula="of:=[.D377]/[.D376]" office:value-type="float" office:value="0.980876848675409" calcext:value-type="float">
            <text:p>0.980876848675409</text:p>
          </table:table-cell>
          <table:table-cell table:formula="of:=[.B377]/[.B376]" office:value-type="float" office:value="0.989375720639104" calcext:value-type="float">
            <text:p>0.989375720639104</text:p>
          </table:table-cell>
          <table:table-cell table:number-columns-repeated="3"/>
          <table:table-cell office:value-type="float" office:value="0.985301340488997" calcext:value-type="float">
            <text:p>0.985301340488997</text:p>
          </table:table-cell>
          <table:table-cell office:value-type="float" office:value="0.981703045945555" calcext:value-type="float">
            <text:p>0.981703045945555</text:p>
          </table:table-cell>
          <table:table-cell office:value-type="float" office:value="0.980541388779914" calcext:value-type="float">
            <text:p>0.980541388779914</text:p>
          </table:table-cell>
          <table:table-cell office:value-type="float" office:value="-0.00116165716564098" calcext:value-type="float">
            <text:p>-0.001161657165640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3/04/2021</text:p>
          </table:table-cell>
          <table:table-cell office:value-type="string" calcext:value-type="string">
            <text:p>$120.13</text:p>
          </table:table-cell>
          <table:table-cell office:value-type="string" calcext:value-type="string">
            <text:p>$35.2</text:p>
          </table:table-cell>
          <table:table-cell office:value-type="float" office:value="3768.47" calcext:value-type="float">
            <text:p>3768.47</text:p>
          </table:table-cell>
          <table:table-cell/>
          <table:table-cell table:formula="of:=[.D378]/[.D377]" office:value-type="float" office:value="1.01359968369126" calcext:value-type="float">
            <text:p>1.01359968369126</text:p>
          </table:table-cell>
          <table:table-cell table:formula="of:=[.B378]/[.B377]" office:value-type="float" office:value="1.01606592857737" calcext:value-type="float">
            <text:p>1.01606592857737</text:p>
          </table:table-cell>
          <table:table-cell table:number-columns-repeated="3"/>
          <table:table-cell office:value-type="float" office:value="0.987973252279635" calcext:value-type="float">
            <text:p>0.987973252279635</text:p>
          </table:table-cell>
          <table:table-cell office:value-type="float" office:value="0.984933592196255" calcext:value-type="float">
            <text:p>0.984933592196255</text:p>
          </table:table-cell>
          <table:table-cell office:value-type="float" office:value="0.982395774985997" calcext:value-type="float">
            <text:p>0.982395774985997</text:p>
          </table:table-cell>
          <table:table-cell office:value-type="float" office:value="-0.00253781721025881" calcext:value-type="float">
            <text:p>-0.002537817210258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3/03/2021</text:p>
          </table:table-cell>
          <table:table-cell office:value-type="string" calcext:value-type="string">
            <text:p>$122.06</text:p>
          </table:table-cell>
          <table:table-cell office:value-type="string" calcext:value-type="string">
            <text:p>$35.14</text:p>
          </table:table-cell>
          <table:table-cell office:value-type="float" office:value="3819.72" calcext:value-type="float">
            <text:p>3819.72</text:p>
          </table:table-cell>
          <table:table-cell/>
          <table:table-cell table:formula="of:=[.D379]/[.D378]" office:value-type="float" office:value="1.01323919030714" calcext:value-type="float">
            <text:p>1.01323919030714</text:p>
          </table:table-cell>
          <table:table-cell table:formula="of:=[.B379]/[.B378]" office:value-type="float" office:value="1.02506963788301" calcext:value-type="float">
            <text:p>1.02506963788301</text:p>
          </table:table-cell>
          <table:table-cell table:number-columns-repeated="3"/>
          <table:table-cell office:value-type="float" office:value="1.02191954792471" calcext:value-type="float">
            <text:p>1.02191954792471</text:p>
          </table:table-cell>
          <table:table-cell office:value-type="float" office:value="1.02597726680617" calcext:value-type="float">
            <text:p>1.02597726680617</text:p>
          </table:table-cell>
          <table:table-cell office:value-type="float" office:value="1.02557628085037" calcext:value-type="float">
            <text:p>1.02557628085037</text:p>
          </table:table-cell>
          <table:table-cell office:value-type="float" office:value="-0.000400985955801847" calcext:value-type="float">
            <text:p>-0.0004009859558018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3/02/2021</text:p>
          </table:table-cell>
          <table:table-cell office:value-type="string" calcext:value-type="string">
            <text:p>$125.12</text:p>
          </table:table-cell>
          <table:table-cell office:value-type="string" calcext:value-type="string">
            <text:p>$35.02</text:p>
          </table:table-cell>
          <table:table-cell office:value-type="float" office:value="3870.29" calcext:value-type="float">
            <text:p>3870.29</text:p>
          </table:table-cell>
          <table:table-cell/>
          <table:table-cell table:formula="of:=[.D380]/[.D379]" office:value-type="float" office:value="1.00814667634725" calcext:value-type="float">
            <text:p>1.00814667634725</text:p>
          </table:table-cell>
          <table:table-cell table:formula="of:=[.B380]/[.B379]" office:value-type="float" office:value="1.0213395140665" calcext:value-type="float">
            <text:p>1.0213395140665</text:p>
          </table:table-cell>
          <table:table-cell table:number-columns-repeated="3"/>
          <table:table-cell office:value-type="float" office:value="1.00874978926326" calcext:value-type="float">
            <text:p>1.00874978926326</text:p>
          </table:table-cell>
          <table:table-cell office:value-type="float" office:value="1.01005401866025" calcext:value-type="float">
            <text:p>1.01005401866025</text:p>
          </table:table-cell>
          <table:table-cell office:value-type="float" office:value="1.00746565006751" calcext:value-type="float">
            <text:p>1.00746565006751</text:p>
          </table:table-cell>
          <table:table-cell office:value-type="float" office:value="-0.00258836859273992" calcext:value-type="float">
            <text:p>-0.002588368592739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3/01/2021</text:p>
          </table:table-cell>
          <table:table-cell office:value-type="string" calcext:value-type="string">
            <text:p>$127.79</text:p>
          </table:table-cell>
          <table:table-cell office:value-type="string" calcext:value-type="string">
            <text:p>$34.75</text:p>
          </table:table-cell>
          <table:table-cell office:value-type="float" office:value="3901.82" calcext:value-type="float">
            <text:p>3901.82</text:p>
          </table:table-cell>
          <table:table-cell/>
          <table:table-cell table:formula="of:=[.D381]/[.D380]" office:value-type="float" office:value="0.976762126392299" calcext:value-type="float">
            <text:p>0.976762126392299</text:p>
          </table:table-cell>
          <table:table-cell table:formula="of:=[.B381]/[.B380]" office:value-type="float" office:value="0.948900539948353" calcext:value-type="float">
            <text:p>0.948900539948353</text:p>
          </table:table-cell>
          <table:table-cell table:number-columns-repeated="3"/>
          <table:table-cell office:value-type="float" office:value="1.01054571760779" calcext:value-type="float">
            <text:p>1.01054571760779</text:p>
          </table:table-cell>
          <table:table-cell office:value-type="float" office:value="1.01222543374972" calcext:value-type="float">
            <text:p>1.01222543374972</text:p>
          </table:table-cell>
          <table:table-cell office:value-type="float" office:value="1.02648797792669" calcext:value-type="float">
            <text:p>1.02648797792669</text:p>
          </table:table-cell>
          <table:table-cell office:value-type="float" office:value="0.0142625441769622" calcext:value-type="float">
            <text:p>0.01426254417696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2/26/2021</text:p>
          </table:table-cell>
          <table:table-cell office:value-type="string" calcext:value-type="string">
            <text:p>$121.26</text:p>
          </table:table-cell>
          <table:table-cell office:value-type="string" calcext:value-type="string">
            <text:p>$33.81</text:p>
          </table:table-cell>
          <table:table-cell office:value-type="float" office:value="3811.15" calcext:value-type="float">
            <text:p>3811.15</text:p>
          </table:table-cell>
          <table:table-cell/>
          <table:table-cell table:formula="of:=[.D382]/[.D381]" office:value-type="float" office:value="1.00477283759495" calcext:value-type="float">
            <text:p>1.00477283759495</text:p>
          </table:table-cell>
          <table:table-cell table:formula="of:=[.B382]/[.B381]" office:value-type="float" office:value="0.997773379515091" calcext:value-type="float">
            <text:p>0.997773379515091</text:p>
          </table:table-cell>
          <table:table-cell table:number-columns-repeated="3"/>
          <table:table-cell office:value-type="float" office:value="0.992680621840004" calcext:value-type="float">
            <text:p>0.992680621840004</text:p>
          </table:table-cell>
          <table:table-cell office:value-type="float" office:value="0.990625162979839" calcext:value-type="float">
            <text:p>0.990625162979839</text:p>
          </table:table-cell>
          <table:table-cell office:value-type="float" office:value="0.996390446202289" calcext:value-type="float">
            <text:p>0.996390446202289</text:p>
          </table:table-cell>
          <table:table-cell office:value-type="float" office:value="0.0057652832224494" calcext:value-type="float">
            <text:p>0.00576528322244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2/25/2021</text:p>
          </table:table-cell>
          <table:table-cell office:value-type="string" calcext:value-type="string">
            <text:p>$120.99</text:p>
          </table:table-cell>
          <table:table-cell office:value-type="string" calcext:value-type="string">
            <text:p>$34.98</text:p>
          </table:table-cell>
          <table:table-cell office:value-type="float" office:value="3829.34" calcext:value-type="float">
            <text:p>3829.34</text:p>
          </table:table-cell>
          <table:table-cell/>
          <table:table-cell table:formula="of:=[.D383]/[.D382]" office:value-type="float" office:value="1.02509309698277" calcext:value-type="float">
            <text:p>1.02509309698277</text:p>
          </table:table-cell>
          <table:table-cell table:formula="of:=[.B383]/[.B382]" office:value-type="float" office:value="1.03603603603604" calcext:value-type="float">
            <text:p>1.03603603603604</text:p>
          </table:table-cell>
          <table:table-cell table:number-columns-repeated="3"/>
          <table:table-cell office:value-type="float" office:value="0.99190074304673" calcext:value-type="float">
            <text:p>0.99190074304673</text:p>
          </table:table-cell>
          <table:table-cell office:value-type="float" office:value="0.989682229713689" calcext:value-type="float">
            <text:p>0.989682229713689</text:p>
          </table:table-cell>
          <table:table-cell office:value-type="float" office:value="0.987359334052721" calcext:value-type="float">
            <text:p>0.987359334052721</text:p>
          </table:table-cell>
          <table:table-cell office:value-type="float" office:value="-0.00232289566096822" calcext:value-type="float">
            <text:p>-0.002322895660968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2/24/2021</text:p>
          </table:table-cell>
          <table:table-cell office:value-type="string" calcext:value-type="string">
            <text:p>$125.35</text:p>
          </table:table-cell>
          <table:table-cell office:value-type="string" calcext:value-type="string">
            <text:p>$35.75</text:p>
          </table:table-cell>
          <table:table-cell office:value-type="float" office:value="3925.43" calcext:value-type="float">
            <text:p>3925.43</text:p>
          </table:table-cell>
          <table:table-cell/>
          <table:table-cell table:formula="of:=[.D384]/[.D383]" office:value-type="float" office:value="0.988775751955837" calcext:value-type="float">
            <text:p>0.988775751955837</text:p>
          </table:table-cell>
          <table:table-cell table:formula="of:=[.B384]/[.B383]" office:value-type="float" office:value="1.00406860789789" calcext:value-type="float">
            <text:p>1.00406860789789</text:p>
          </table:table-cell>
          <table:table-cell table:number-columns-repeated="3"/>
          <table:table-cell office:value-type="float" office:value="0.999296955794596" calcext:value-type="float">
            <text:p>0.999296955794596</text:p>
          </table:table-cell>
          <table:table-cell office:value-type="float" office:value="0.998624818105162" calcext:value-type="float">
            <text:p>0.998624818105162</text:p>
          </table:table-cell>
          <table:table-cell office:value-type="float" office:value="0.998048399687744" calcext:value-type="float">
            <text:p>0.998048399687744</text:p>
          </table:table-cell>
          <table:table-cell office:value-type="float" office:value="-0.000576418417418512" calcext:value-type="float">
            <text:p>-0.0005764184174185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2/23/2021</text:p>
          </table:table-cell>
          <table:table-cell office:value-type="string" calcext:value-type="string">
            <text:p>$125.86</text:p>
          </table:table-cell>
          <table:table-cell office:value-type="string" calcext:value-type="string">
            <text:p>$35.62</text:p>
          </table:table-cell>
          <table:table-cell office:value-type="float" office:value="3881.37" calcext:value-type="float">
            <text:p>3881.37</text:p>
          </table:table-cell>
          <table:table-cell/>
          <table:table-cell table:formula="of:=[.D385]/[.D384]" office:value-type="float" office:value="0.998745288390439" calcext:value-type="float">
            <text:p>0.998745288390439</text:p>
          </table:table-cell>
          <table:table-cell table:formula="of:=[.B385]/[.B384]" office:value-type="float" office:value="1.00111234705228" calcext:value-type="float">
            <text:p>1.00111234705228</text:p>
          </table:table-cell>
          <table:table-cell table:number-columns-repeated="3"/>
          <table:table-cell office:value-type="float" office:value="1.00672323791138" calcext:value-type="float">
            <text:p>1.00672323791138</text:p>
          </table:table-cell>
          <table:table-cell office:value-type="float" office:value="1.00760376266953" calcext:value-type="float">
            <text:p>1.00760376266953</text:p>
          </table:table-cell>
          <table:table-cell office:value-type="float" office:value="1.0366836136097" calcext:value-type="float">
            <text:p>1.0366836136097</text:p>
          </table:table-cell>
          <table:table-cell office:value-type="float" office:value="0.0290798509401708" calcext:value-type="float">
            <text:p>0.02907985094017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2/22/2021</text:p>
          </table:table-cell>
          <table:table-cell office:value-type="string" calcext:value-type="string">
            <text:p>$126</text:p>
          </table:table-cell>
          <table:table-cell office:value-type="string" calcext:value-type="string">
            <text:p>$35.06</text:p>
          </table:table-cell>
          <table:table-cell office:value-type="float" office:value="3876.5" calcext:value-type="float">
            <text:p>3876.5</text:p>
          </table:table-cell>
          <table:table-cell/>
          <table:table-cell table:formula="of:=[.D386]/[.D385]" office:value-type="float" office:value="1.00779311234361" calcext:value-type="float">
            <text:p>1.00779311234361</text:p>
          </table:table-cell>
          <table:table-cell table:formula="of:=[.B386]/[.B385]" office:value-type="float" office:value="1.03071428571429" calcext:value-type="float">
            <text:p>1.03071428571429</text:p>
          </table:table-cell>
          <table:table-cell table:number-columns-repeated="3"/>
          <table:table-cell office:value-type="float" office:value="0.997259496357921" calcext:value-type="float">
            <text:p>0.997259496357921</text:p>
          </table:table-cell>
          <table:table-cell office:value-type="float" office:value="0.996161373403444" calcext:value-type="float">
            <text:p>0.996161373403444</text:p>
          </table:table-cell>
          <table:table-cell office:value-type="float" office:value="0.991851516523314" calcext:value-type="float">
            <text:p>0.991851516523314</text:p>
          </table:table-cell>
          <table:table-cell office:value-type="float" office:value="-0.00430985688013064" calcext:value-type="float">
            <text:p>-0.004309856880130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2/19/2021</text:p>
          </table:table-cell>
          <table:table-cell office:value-type="string" calcext:value-type="string">
            <text:p>$129.87</text:p>
          </table:table-cell>
          <table:table-cell office:value-type="string" calcext:value-type="string">
            <text:p>$34.66</text:p>
          </table:table-cell>
          <table:table-cell office:value-type="float" office:value="3906.71" calcext:value-type="float">
            <text:p>3906.71</text:p>
          </table:table-cell>
          <table:table-cell/>
          <table:table-cell table:formula="of:=[.D387]/[.D386]" office:value-type="float" office:value="1.00185834116174" calcext:value-type="float">
            <text:p>1.00185834116174</text:p>
          </table:table-cell>
          <table:table-cell table:formula="of:=[.B387]/[.B386]" office:value-type="float" office:value="0.998767998767999" calcext:value-type="float">
            <text:p>0.998767998767999</text:p>
          </table:table-cell>
          <table:table-cell table:number-columns-repeated="3"/>
          <table:table-cell office:value-type="float" office:value="1.0072467754241" calcext:value-type="float">
            <text:p>1.0072467754241</text:p>
          </table:table-cell>
          <table:table-cell office:value-type="float" office:value="1.00823675966994" calcext:value-type="float">
            <text:p>1.00823675966994</text:p>
          </table:table-cell>
          <table:table-cell office:value-type="float" office:value="1.01536589076525" calcext:value-type="float">
            <text:p>1.01536589076525</text:p>
          </table:table-cell>
          <table:table-cell office:value-type="float" office:value="0.00712913109531255" calcext:value-type="float">
            <text:p>0.007129131095312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2/18/2021</text:p>
          </table:table-cell>
          <table:table-cell office:value-type="string" calcext:value-type="string">
            <text:p>$129.71</text:p>
          </table:table-cell>
          <table:table-cell office:value-type="string" calcext:value-type="string">
            <text:p>$34.46</text:p>
          </table:table-cell>
          <table:table-cell office:value-type="float" office:value="3913.97" calcext:value-type="float">
            <text:p>3913.97</text:p>
          </table:table-cell>
          <table:table-cell/>
          <table:table-cell table:formula="of:=[.D388]/[.D387]" office:value-type="float" office:value="1.00443539424165" calcext:value-type="float">
            <text:p>1.00443539424165</text:p>
          </table:table-cell>
          <table:table-cell table:formula="of:=[.B388]/[.B387]" office:value-type="float" office:value="1.00871174157736" calcext:value-type="float">
            <text:p>1.00871174157736</text:p>
          </table:table-cell>
          <table:table-cell table:number-columns-repeated="3"/>
          <table:table-cell office:value-type="float" office:value="0.993282630530432" calcext:value-type="float">
            <text:p>0.993282630530432</text:p>
          </table:table-cell>
          <table:table-cell office:value-type="float" office:value="0.991353037651663" calcext:value-type="float">
            <text:p>0.991353037651663</text:p>
          </table:table-cell>
          <table:table-cell office:value-type="float" office:value="1.0007491759065" calcext:value-type="float">
            <text:p>1.0007491759065</text:p>
          </table:table-cell>
          <table:table-cell office:value-type="float" office:value="0.00939613825483954" calcext:value-type="float">
            <text:p>0.009396138254839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2/17/2021</text:p>
          </table:table-cell>
          <table:table-cell office:value-type="string" calcext:value-type="string">
            <text:p>$130.84</text:p>
          </table:table-cell>
          <table:table-cell office:value-type="string" calcext:value-type="string">
            <text:p>$34.52</text:p>
          </table:table-cell>
          <table:table-cell office:value-type="float" office:value="3931.33" calcext:value-type="float">
            <text:p>3931.33</text:p>
          </table:table-cell>
          <table:table-cell/>
          <table:table-cell table:formula="of:=[.D389]/[.D388]" office:value-type="float" office:value="1.00032050222189" calcext:value-type="float">
            <text:p>1.00032050222189</text:p>
          </table:table-cell>
          <table:table-cell table:formula="of:=[.B389]/[.B388]" office:value-type="float" office:value="1.01796086823601" calcext:value-type="float">
            <text:p>1.01796086823601</text:p>
          </table:table-cell>
          <table:table-cell table:number-columns-repeated="3"/>
          <table:table-cell office:value-type="float" office:value="1.00084624615723" calcext:value-type="float">
            <text:p>1.00084624615723</text:p>
          </table:table-cell>
          <table:table-cell office:value-type="float" office:value="1.00049802896107" calcext:value-type="float">
            <text:p>1.00049802896107</text:p>
          </table:table-cell>
          <table:table-cell office:value-type="float" office:value="1.00606378200329" calcext:value-type="float">
            <text:p>1.00606378200329</text:p>
          </table:table-cell>
          <table:table-cell office:value-type="float" office:value="0.00556575304222307" calcext:value-type="float">
            <text:p>0.005565753042223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2/16/2021</text:p>
          </table:table-cell>
          <table:table-cell office:value-type="string" calcext:value-type="string">
            <text:p>$133.19</text:p>
          </table:table-cell>
          <table:table-cell office:value-type="string" calcext:value-type="string">
            <text:p>$34.76</text:p>
          </table:table-cell>
          <table:table-cell office:value-type="float" office:value="3932.59" calcext:value-type="float">
            <text:p>3932.59</text:p>
          </table:table-cell>
          <table:table-cell/>
          <table:table-cell table:formula="of:=[.D390]/[.D389]" office:value-type="float" office:value="1.00056959917001" calcext:value-type="float">
            <text:p>1.00056959917001</text:p>
          </table:table-cell>
          <table:table-cell table:formula="of:=[.B390]/[.B389]" office:value-type="float" office:value="1.0163675951648" calcext:value-type="float">
            <text:p>1.0163675951648</text:p>
          </table:table-cell>
          <table:table-cell table:number-columns-repeated="3"/>
          <table:table-cell office:value-type="float" office:value="1.00021496541445" calcext:value-type="float">
            <text:p>1.00021496541445</text:p>
          </table:table-cell>
          <table:table-cell office:value-type="float" office:value="0.999734762133228" calcext:value-type="float">
            <text:p>0.999734762133228</text:p>
          </table:table-cell>
          <table:table-cell office:value-type="float" office:value="1.00245553984672" calcext:value-type="float">
            <text:p>1.00245553984672</text:p>
          </table:table-cell>
          <table:table-cell office:value-type="float" office:value="0.002720777713487" calcext:value-type="float">
            <text:p>0.0027207777134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2/12/2021</text:p>
          </table:table-cell>
          <table:table-cell office:value-type="string" calcext:value-type="string">
            <text:p>$135.37</text:p>
          </table:table-cell>
          <table:table-cell office:value-type="string" calcext:value-type="string">
            <text:p>$34.57</text:p>
          </table:table-cell>
          <table:table-cell office:value-type="float" office:value="3934.83" calcext:value-type="float">
            <text:p>3934.83</text:p>
          </table:table-cell>
          <table:table-cell/>
          <table:table-cell table:formula="of:=[.D391]/[.D390]" office:value-type="float" office:value="0.995311106197727" calcext:value-type="float">
            <text:p>0.995311106197727</text:p>
          </table:table-cell>
          <table:table-cell table:formula="of:=[.B391]/[.B390]" office:value-type="float" office:value="0.998227081332644" calcext:value-type="float">
            <text:p>0.998227081332644</text:p>
          </table:table-cell>
          <table:table-cell table:number-columns-repeated="3"/>
          <table:table-cell office:value-type="float" office:value="0.99822094650422" calcext:value-type="float">
            <text:p>0.99822094650422</text:p>
          </table:table-cell>
          <table:table-cell office:value-type="float" office:value="0.997323840359219" calcext:value-type="float">
            <text:p>0.997323840359219</text:p>
          </table:table-cell>
          <table:table-cell office:value-type="float" office:value="0.997030878859857" calcext:value-type="float">
            <text:p>0.997030878859857</text:p>
          </table:table-cell>
          <table:table-cell office:value-type="float" office:value="-0.000292961499361644" calcext:value-type="float">
            <text:p>-0.0002929614993616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2/11/2021</text:p>
          </table:table-cell>
          <table:table-cell office:value-type="string" calcext:value-type="string">
            <text:p>$135.13</text:p>
          </table:table-cell>
          <table:table-cell office:value-type="string" calcext:value-type="string">
            <text:p>$35.08</text:p>
          </table:table-cell>
          <table:table-cell office:value-type="float" office:value="3916.38" calcext:value-type="float">
            <text:p>3916.38</text:p>
          </table:table-cell>
          <table:table-cell/>
          <table:table-cell table:formula="of:=[.D392]/[.D391]" office:value-type="float" office:value="0.998340304056297" calcext:value-type="float">
            <text:p>0.998340304056297</text:p>
          </table:table-cell>
          <table:table-cell table:formula="of:=[.B392]/[.B391]" office:value-type="float" office:value="1.00192407311478" calcext:value-type="float">
            <text:p>1.00192407311478</text:p>
          </table:table-cell>
          <table:table-cell table:number-columns-repeated="3"/>
          <table:table-cell office:value-type="float" office:value="0.989189434879443" calcext:value-type="float">
            <text:p>0.989189434879443</text:p>
          </table:table-cell>
          <table:table-cell office:value-type="float" office:value="0.986404050222505" calcext:value-type="float">
            <text:p>0.986404050222505</text:p>
          </table:table-cell>
          <table:table-cell office:value-type="float" office:value="0.982281119714116" calcext:value-type="float">
            <text:p>0.982281119714116</text:p>
          </table:table-cell>
          <table:table-cell office:value-type="float" office:value="-0.0041229305083893" calcext:value-type="float">
            <text:p>-0.00412293050838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2/10/2021</text:p>
          </table:table-cell>
          <table:table-cell office:value-type="string" calcext:value-type="string">
            <text:p>$135.39</text:p>
          </table:table-cell>
          <table:table-cell office:value-type="string" calcext:value-type="string">
            <text:p>$36.08</text:p>
          </table:table-cell>
          <table:table-cell office:value-type="float" office:value="3909.88" calcext:value-type="float">
            <text:p>3909.88</text:p>
          </table:table-cell>
          <table:table-cell/>
          <table:table-cell table:formula="of:=[.D393]/[.D392]" office:value-type="float" office:value="1.000345279139" calcext:value-type="float">
            <text:p>1.000345279139</text:p>
          </table:table-cell>
          <table:table-cell table:formula="of:=[.B393]/[.B392]" office:value-type="float" office:value="1.00457936332078" calcext:value-type="float">
            <text:p>1.00457936332078</text:p>
          </table:table-cell>
          <table:table-cell table:number-columns-repeated="3"/>
          <table:table-cell office:value-type="float" office:value="1.00929629647544" calcext:value-type="float">
            <text:p>1.00929629647544</text:p>
          </table:table-cell>
          <table:table-cell office:value-type="float" office:value="1.01071478778872" calcext:value-type="float">
            <text:p>1.01071478778872</text:p>
          </table:table-cell>
          <table:table-cell office:value-type="float" office:value="1.01182355616189" calcext:value-type="float">
            <text:p>1.01182355616189</text:p>
          </table:table-cell>
          <table:table-cell office:value-type="float" office:value="0.00110876837316787" calcext:value-type="float">
            <text:p>0.001108768373167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2/09/2021</text:p>
          </table:table-cell>
          <table:table-cell office:value-type="string" calcext:value-type="string">
            <text:p>$136.01</text:p>
          </table:table-cell>
          <table:table-cell office:value-type="string" calcext:value-type="string">
            <text:p>$35.73</text:p>
          </table:table-cell>
          <table:table-cell office:value-type="float" office:value="3911.23" calcext:value-type="float">
            <text:p>3911.23</text:p>
          </table:table-cell>
          <table:table-cell/>
          <table:table-cell table:formula="of:=[.D394]/[.D393]" office:value-type="float" office:value="1.00111473884175" calcext:value-type="float">
            <text:p>1.00111473884175</text:p>
          </table:table-cell>
          <table:table-cell table:formula="of:=[.B394]/[.B393]" office:value-type="float" office:value="1.0066171605029" calcext:value-type="float">
            <text:p>1.0066171605029</text:p>
          </table:table-cell>
          <table:table-cell table:number-columns-repeated="3"/>
          <table:table-cell office:value-type="float" office:value="0.990779744190616" calcext:value-type="float">
            <text:p>0.990779744190616</text:p>
          </table:table-cell>
          <table:table-cell office:value-type="float" office:value="0.98832685613274" calcext:value-type="float">
            <text:p>0.98832685613274</text:p>
          </table:table-cell>
          <table:table-cell office:value-type="float" office:value="0.997078651685393" calcext:value-type="float">
            <text:p>0.997078651685393</text:p>
          </table:table-cell>
          <table:table-cell office:value-type="float" office:value="0.00875179555265371" calcext:value-type="float">
            <text:p>0.008751795552653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2/08/2021</text:p>
          </table:table-cell>
          <table:table-cell office:value-type="string" calcext:value-type="string">
            <text:p>$136.91</text:p>
          </table:table-cell>
          <table:table-cell office:value-type="string" calcext:value-type="string">
            <text:p>$35.81</text:p>
          </table:table-cell>
          <table:table-cell office:value-type="float" office:value="3915.59" calcext:value-type="float">
            <text:p>3915.59</text:p>
          </table:table-cell>
          <table:table-cell/>
          <table:table-cell table:formula="of:=[.D395]/[.D394]" office:value-type="float" office:value="0.992655002183579" calcext:value-type="float">
            <text:p>0.992655002183579</text:p>
          </table:table-cell>
          <table:table-cell table:formula="of:=[.B395]/[.B394]" office:value-type="float" office:value="0.998904389745088" calcext:value-type="float">
            <text:p>0.998904389745088</text:p>
          </table:table-cell>
          <table:table-cell table:number-columns-repeated="3"/>
          <table:table-cell office:value-type="float" office:value="1.00684895064983" calcext:value-type="float">
            <text:p>1.00684895064983</text:p>
          </table:table-cell>
          <table:table-cell office:value-type="float" office:value="1.00775575901061" calcext:value-type="float">
            <text:p>1.00775575901061</text:p>
          </table:table-cell>
          <table:table-cell office:value-type="float" office:value="1.01299676958906" calcext:value-type="float">
            <text:p>1.01299676958906</text:p>
          </table:table-cell>
          <table:table-cell office:value-type="float" office:value="0.00524101057845394" calcext:value-type="float">
            <text:p>0.005241010578453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2/05/2021</text:p>
          </table:table-cell>
          <table:table-cell office:value-type="string" calcext:value-type="string">
            <text:p>$136.76</text:p>
          </table:table-cell>
          <table:table-cell office:value-type="string" calcext:value-type="string">
            <text:p>$35.17</text:p>
          </table:table-cell>
          <table:table-cell office:value-type="float" office:value="3886.83" calcext:value-type="float">
            <text:p>3886.83</text:p>
          </table:table-cell>
          <table:table-cell/>
          <table:table-cell table:formula="of:=[.D396]/[.D395]" office:value-type="float" office:value="0.996117658863393" calcext:value-type="float">
            <text:p>0.996117658863393</text:p>
          </table:table-cell>
          <table:table-cell table:formula="of:=[.B396]/[.B395]" office:value-type="float" office:value="1.00460661011992" calcext:value-type="float">
            <text:p>1.00460661011992</text:p>
          </table:table-cell>
          <table:table-cell table:number-columns-repeated="3"/>
          <table:table-cell office:value-type="float" office:value="1.00533476170117" calcext:value-type="float">
            <text:p>1.00533476170117</text:p>
          </table:table-cell>
          <table:table-cell office:value-type="float" office:value="1.00592498845595" calcext:value-type="float">
            <text:p>1.00592498845595</text:p>
          </table:table-cell>
          <table:table-cell office:value-type="float" office:value="0.99495698605755" calcext:value-type="float">
            <text:p>0.99495698605755</text:p>
          </table:table-cell>
          <table:table-cell office:value-type="float" office:value="-0.0109680023983979" calcext:value-type="float">
            <text:p>-0.01096800239839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2/04/2021</text:p>
          </table:table-cell>
          <table:table-cell office:value-type="string" calcext:value-type="string">
            <text:p>$137.39</text:p>
          </table:table-cell>
          <table:table-cell office:value-type="string" calcext:value-type="string">
            <text:p>$35.27</text:p>
          </table:table-cell>
          <table:table-cell office:value-type="float" office:value="3871.74" calcext:value-type="float">
            <text:p>3871.74</text:p>
          </table:table-cell>
          <table:table-cell/>
          <table:table-cell table:formula="of:=[.D397]/[.D396]" office:value-type="float" office:value="0.989263225319882" calcext:value-type="float">
            <text:p>0.989263225319882</text:p>
          </table:table-cell>
          <table:table-cell table:formula="of:=[.B397]/[.B396]" office:value-type="float" office:value="0.97488900211078" calcext:value-type="float">
            <text:p>0.97488900211078</text:p>
          </table:table-cell>
          <table:table-cell table:number-columns-repeated="3"/>
          <table:table-cell office:value-type="float" office:value="0.996404227004375" calcext:value-type="float">
            <text:p>0.996404227004375</text:p>
          </table:table-cell>
          <table:table-cell office:value-type="float" office:value="0.995127287168592" calcext:value-type="float">
            <text:p>0.995127287168592</text:p>
          </table:table-cell>
          <table:table-cell office:value-type="float" office:value="1.00253428741801" calcext:value-type="float">
            <text:p>1.00253428741801</text:p>
          </table:table-cell>
          <table:table-cell office:value-type="float" office:value="0.00740700024941576" calcext:value-type="float">
            <text:p>0.007407000249415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2/03/2021</text:p>
          </table:table-cell>
          <table:table-cell office:value-type="string" calcext:value-type="string">
            <text:p>$133.94</text:p>
          </table:table-cell>
          <table:table-cell office:value-type="string" calcext:value-type="string">
            <text:p>$34.85</text:p>
          </table:table-cell>
          <table:table-cell office:value-type="float" office:value="3830.17" calcext:value-type="float">
            <text:p>3830.17</text:p>
          </table:table-cell>
          <table:table-cell/>
          <table:table-cell table:formula="of:=[.D398]/[.D397]" office:value-type="float" office:value="0.99899221183394" calcext:value-type="float">
            <text:p>0.99899221183394</text:p>
          </table:table-cell>
          <table:table-cell table:formula="of:=[.B398]/[.B397]" office:value-type="float" office:value="1.00783933104375" calcext:value-type="float">
            <text:p>1.00783933104375</text:p>
          </table:table-cell>
          <table:table-cell table:number-columns-repeated="3"/>
          <table:table-cell office:value-type="float" office:value="0.989027484042375" calcext:value-type="float">
            <text:p>0.989027484042375</text:p>
          </table:table-cell>
          <table:table-cell office:value-type="float" office:value="0.986208239241274" calcext:value-type="float">
            <text:p>0.986208239241274</text:p>
          </table:table-cell>
          <table:table-cell office:value-type="float" office:value="0.981635687732342" calcext:value-type="float">
            <text:p>0.981635687732342</text:p>
          </table:table-cell>
          <table:table-cell office:value-type="float" office:value="-0.00457255150893188" calcext:value-type="float">
            <text:p>-0.004572551508931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2/02/2021</text:p>
          </table:table-cell>
          <table:table-cell office:value-type="string" calcext:value-type="string">
            <text:p>$134.99</text:p>
          </table:table-cell>
          <table:table-cell office:value-type="string" calcext:value-type="string">
            <text:p>$34.45</text:p>
          </table:table-cell>
          <table:table-cell office:value-type="float" office:value="3826.31" calcext:value-type="float">
            <text:p>3826.31</text:p>
          </table:table-cell>
          <table:table-cell/>
          <table:table-cell table:formula="of:=[.D399]/[.D398]" office:value-type="float" office:value="0.986292276370707" calcext:value-type="float">
            <text:p>0.986292276370707</text:p>
          </table:table-cell>
          <table:table-cell table:formula="of:=[.B399]/[.B398]" office:value-type="float" office:value="0.993703237276835" calcext:value-type="float">
            <text:p>0.993703237276835</text:p>
          </table:table-cell>
          <table:table-cell table:number-columns-repeated="3"/>
          <table:table-cell office:value-type="float" office:value="1.0041045807412" calcext:value-type="float">
            <text:p>1.0041045807412</text:p>
          </table:table-cell>
          <table:table-cell office:value-type="float" office:value="1.0044376053388" calcext:value-type="float">
            <text:p>1.0044376053388</text:p>
          </table:table-cell>
          <table:table-cell office:value-type="float" office:value="1.01817768688934" calcext:value-type="float">
            <text:p>1.01817768688934</text:p>
          </table:table-cell>
          <table:table-cell office:value-type="float" office:value="0.0137400815505433" calcext:value-type="float">
            <text:p>0.01374008155054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2/01/2021</text:p>
          </table:table-cell>
          <table:table-cell office:value-type="string" calcext:value-type="string">
            <text:p>$134.14</text:p>
          </table:table-cell>
          <table:table-cell office:value-type="string" calcext:value-type="string">
            <text:p>$33.85</text:p>
          </table:table-cell>
          <table:table-cell office:value-type="float" office:value="3773.86" calcext:value-type="float">
            <text:p>3773.86</text:p>
          </table:table-cell>
          <table:table-cell/>
          <table:table-cell table:formula="of:=[.D400]/[.D399]" office:value-type="float" office:value="0.984201851685012" calcext:value-type="float">
            <text:p>0.984201851685012</text:p>
          </table:table-cell>
          <table:table-cell table:formula="of:=[.B400]/[.B399]" office:value-type="float" office:value="0.98374832264798" calcext:value-type="float">
            <text:p>0.98374832264798</text:p>
          </table:table-cell>
          <table:table-cell table:number-columns-repeated="3"/>
          <table:table-cell office:value-type="float" office:value="0.996716237000765" calcext:value-type="float">
            <text:p>0.996716237000765</text:p>
          </table:table-cell>
          <table:table-cell office:value-type="float" office:value="0.995504531180746" calcext:value-type="float">
            <text:p>0.995504531180746</text:p>
          </table:table-cell>
          <table:table-cell office:value-type="float" office:value="0.976270177787696" calcext:value-type="float">
            <text:p>0.976270177787696</text:p>
          </table:table-cell>
          <table:table-cell office:value-type="float" office:value="-0.01923435339305" calcext:value-type="float">
            <text:p>-0.019234353393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1/29/2021</text:p>
          </table:table-cell>
          <table:table-cell office:value-type="string" calcext:value-type="string">
            <text:p>$131.96</text:p>
          </table:table-cell>
          <table:table-cell office:value-type="string" calcext:value-type="string">
            <text:p>$33.6</text:p>
          </table:table-cell>
          <table:table-cell office:value-type="float" office:value="3714.24" calcext:value-type="float">
            <text:p>3714.24</text:p>
          </table:table-cell>
          <table:table-cell/>
          <table:table-cell table:formula="of:=[.D401]/[.D400]" office:value-type="float" office:value="1.01969178082192" calcext:value-type="float">
            <text:p>1.01969178082192</text:p>
          </table:table-cell>
          <table:table-cell table:formula="of:=[.B401]/[.B400]" office:value-type="float" office:value="1.03887541679297" calcext:value-type="float">
            <text:p>1.03887541679297</text:p>
          </table:table-cell>
          <table:table-cell table:number-columns-repeated="3"/>
          <table:table-cell office:value-type="float" office:value="1.00019622140558" calcext:value-type="float">
            <text:p>1.00019622140558</text:p>
          </table:table-cell>
          <table:table-cell office:value-type="float" office:value="0.999712099189108" calcext:value-type="float">
            <text:p>0.999712099189108</text:p>
          </table:table-cell>
          <table:table-cell office:value-type="float" office:value="1.01337244742457" calcext:value-type="float">
            <text:p>1.01337244742457</text:p>
          </table:table-cell>
          <table:table-cell office:value-type="float" office:value="0.0136603482354571" calcext:value-type="float">
            <text:p>0.01366034823545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1/28/2021</text:p>
          </table:table-cell>
          <table:table-cell office:value-type="string" calcext:value-type="string">
            <text:p>$137.09</text:p>
          </table:table-cell>
          <table:table-cell office:value-type="string" calcext:value-type="string">
            <text:p>$34</text:p>
          </table:table-cell>
          <table:table-cell office:value-type="float" office:value="3787.38" calcext:value-type="float">
            <text:p>3787.38</text:p>
          </table:table-cell>
          <table:table-cell/>
          <table:table-cell table:formula="of:=[.D402]/[.D401]" office:value-type="float" office:value="0.990333687139922" calcext:value-type="float">
            <text:p>0.990333687139922</text:p>
          </table:table-cell>
          <table:table-cell table:formula="of:=[.B402]/[.B401]" office:value-type="float" office:value="1.03625355605806" calcext:value-type="float">
            <text:p>1.03625355605806</text:p>
          </table:table-cell>
          <table:table-cell table:number-columns-repeated="3"/>
          <table:table-cell office:value-type="float" office:value="0.992339178453788" calcext:value-type="float">
            <text:p>0.992339178453788</text:p>
          </table:table-cell>
          <table:table-cell office:value-type="float" office:value="0.990212331742285" calcext:value-type="float">
            <text:p>0.990212331742285</text:p>
          </table:table-cell>
          <table:table-cell office:value-type="float" office:value="0.98018722508365" calcext:value-type="float">
            <text:p>0.98018722508365</text:p>
          </table:table-cell>
          <table:table-cell office:value-type="float" office:value="-0.010025106658635" calcext:value-type="float">
            <text:p>-0.0100251066586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1/27/2021</text:p>
          </table:table-cell>
          <table:table-cell office:value-type="string" calcext:value-type="string">
            <text:p>$142.06</text:p>
          </table:table-cell>
          <table:table-cell office:value-type="string" calcext:value-type="string">
            <text:p>$33.84</text:p>
          </table:table-cell>
          <table:table-cell office:value-type="float" office:value="3750.77" calcext:value-type="float">
            <text:p>3750.77</text:p>
          </table:table-cell>
          <table:table-cell/>
          <table:table-cell table:formula="of:=[.D403]/[.D402]" office:value-type="float" office:value="1.02635458852449" calcext:value-type="float">
            <text:p>1.02635458852449</text:p>
          </table:table-cell>
          <table:table-cell table:formula="of:=[.B403]/[.B402]" office:value-type="float" office:value="1.00774320709559" calcext:value-type="float">
            <text:p>1.00774320709559</text:p>
          </table:table-cell>
          <table:table-cell table:number-columns-repeated="3"/>
          <table:table-cell office:value-type="float" office:value="0.995797098973194" calcext:value-type="float">
            <text:p>0.995797098973194</text:p>
          </table:table-cell>
          <table:table-cell office:value-type="float" office:value="0.994393222821222" calcext:value-type="float">
            <text:p>0.994393222821222</text:p>
          </table:table-cell>
          <table:table-cell office:value-type="float" office:value="0.981129180730285" calcext:value-type="float">
            <text:p>0.981129180730285</text:p>
          </table:table-cell>
          <table:table-cell office:value-type="float" office:value="-0.0132640420909367" calcext:value-type="float">
            <text:p>-0.01326404209093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1/26/2021</text:p>
          </table:table-cell>
          <table:table-cell office:value-type="string" calcext:value-type="string">
            <text:p>$143.16</text:p>
          </table:table-cell>
          <table:table-cell office:value-type="string" calcext:value-type="string">
            <text:p>$34.86</text:p>
          </table:table-cell>
          <table:table-cell office:value-type="float" office:value="3849.62" calcext:value-type="float">
            <text:p>3849.62</text:p>
          </table:table-cell>
          <table:table-cell/>
          <table:table-cell table:formula="of:=[.D404]/[.D403]" office:value-type="float" office:value="1.0014910562601" calcext:value-type="float">
            <text:p>1.0014910562601</text:p>
          </table:table-cell>
          <table:table-cell table:formula="of:=[.B404]/[.B403]" office:value-type="float" office:value="0.998323554065381" calcext:value-type="float">
            <text:p>0.998323554065381</text:p>
          </table:table-cell>
          <table:table-cell table:number-columns-repeated="3"/>
          <table:table-cell office:value-type="float" office:value="0.998526942732141" calcext:value-type="float">
            <text:p>0.998526942732141</text:p>
          </table:table-cell>
          <table:table-cell office:value-type="float" office:value="0.997693813264127" calcext:value-type="float">
            <text:p>0.997693813264127</text:p>
          </table:table-cell>
          <table:table-cell office:value-type="float" office:value="0.986786551993745" calcext:value-type="float">
            <text:p>0.986786551993745</text:p>
          </table:table-cell>
          <table:table-cell office:value-type="float" office:value="-0.0109072612703823" calcext:value-type="float">
            <text:p>-0.01090726127038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1/25/2021</text:p>
          </table:table-cell>
          <table:table-cell office:value-type="string" calcext:value-type="string">
            <text:p>$142.92</text:p>
          </table:table-cell>
          <table:table-cell office:value-type="string" calcext:value-type="string">
            <text:p>$34.58</text:p>
          </table:table-cell>
          <table:table-cell office:value-type="float" office:value="3855.36" calcext:value-type="float">
            <text:p>3855.36</text:p>
          </table:table-cell>
          <table:table-cell/>
          <table:table-cell table:formula="of:=[.D405]/[.D404]" office:value-type="float" office:value="0.996397223605578" calcext:value-type="float">
            <text:p>0.996397223605578</text:p>
          </table:table-cell>
          <table:table-cell table:formula="of:=[.B405]/[.B404]" office:value-type="float" office:value="0.973061852784775" calcext:value-type="float">
            <text:p>0.973061852784775</text:p>
          </table:table-cell>
          <table:table-cell table:number-columns-repeated="3"/>
          <table:table-cell office:value-type="float" office:value="1.00097448661492" calcext:value-type="float">
            <text:p>1.00097448661492</text:p>
          </table:table-cell>
          <table:table-cell office:value-type="float" office:value="1.00065308150855" calcext:value-type="float">
            <text:p>1.00065308150855</text:p>
          </table:table-cell>
          <table:table-cell office:value-type="float" office:value="0.997543776245939" calcext:value-type="float">
            <text:p>0.997543776245939</text:p>
          </table:table-cell>
          <table:table-cell office:value-type="float" office:value="-0.00310930526261477" calcext:value-type="float">
            <text:p>-0.003109305262614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1/22/2021</text:p>
          </table:table-cell>
          <table:table-cell office:value-type="string" calcext:value-type="string">
            <text:p>$139.07</text:p>
          </table:table-cell>
          <table:table-cell office:value-type="string" calcext:value-type="string">
            <text:p>$34.66</text:p>
          </table:table-cell>
          <table:table-cell office:value-type="float" office:value="3841.47" calcext:value-type="float">
            <text:p>3841.47</text:p>
          </table:table-cell>
          <table:table-cell/>
          <table:table-cell table:formula="of:=[.D406]/[.D405]" office:value-type="float" office:value="1.00301967736309" calcext:value-type="float">
            <text:p>1.00301967736309</text:p>
          </table:table-cell>
          <table:table-cell table:formula="of:=[.B406]/[.B405]" office:value-type="float" office:value="0.984180628460488" calcext:value-type="float">
            <text:p>0.984180628460488</text:p>
          </table:table-cell>
          <table:table-cell table:number-columns-repeated="3"/>
          <table:table-cell office:value-type="float" office:value="0.985767218992082" calcext:value-type="float">
            <text:p>0.985767218992082</text:p>
          </table:table-cell>
          <table:table-cell office:value-type="float" office:value="0.982266328781723" calcext:value-type="float">
            <text:p>0.982266328781723</text:p>
          </table:table-cell>
          <table:table-cell office:value-type="float" office:value="0.976965845909452" calcext:value-type="float">
            <text:p>0.976965845909452</text:p>
          </table:table-cell>
          <table:table-cell office:value-type="float" office:value="-0.00530048287227136" calcext:value-type="float">
            <text:p>-0.005300482872271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1/21/2021</text:p>
          </table:table-cell>
          <table:table-cell office:value-type="string" calcext:value-type="string">
            <text:p>$136.87</text:p>
          </table:table-cell>
          <table:table-cell office:value-type="string" calcext:value-type="string">
            <text:p>$35.05</text:p>
          </table:table-cell>
          <table:table-cell office:value-type="float" office:value="3853.07" calcext:value-type="float">
            <text:p>3853.07</text:p>
          </table:table-cell>
          <table:table-cell/>
          <table:table-cell table:formula="of:=[.D407]/[.D406]" office:value-type="float" office:value="0.999683369365207" calcext:value-type="float">
            <text:p>0.999683369365207</text:p>
          </table:table-cell>
          <table:table-cell table:formula="of:=[.B407]/[.B406]" office:value-type="float" office:value="0.964637977643019" calcext:value-type="float">
            <text:p>0.964637977643019</text:p>
          </table:table-cell>
          <table:table-cell table:number-columns-repeated="3"/>
          <table:table-cell office:value-type="float" office:value="0.988313054899785" calcext:value-type="float">
            <text:p>0.988313054899785</text:p>
          </table:table-cell>
          <table:table-cell office:value-type="float" office:value="0.985344439621814" calcext:value-type="float">
            <text:p>0.985344439621814</text:p>
          </table:table-cell>
          <table:table-cell office:value-type="float" office:value="0.993089430894309" calcext:value-type="float">
            <text:p>0.993089430894309</text:p>
          </table:table-cell>
          <table:table-cell office:value-type="float" office:value="0.00774499127249473" calcext:value-type="float">
            <text:p>0.007744991272494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1/20/2021</text:p>
          </table:table-cell>
          <table:table-cell office:value-type="string" calcext:value-type="string">
            <text:p>$132.03</text:p>
          </table:table-cell>
          <table:table-cell office:value-type="string" calcext:value-type="string">
            <text:p>$35.56</text:p>
          </table:table-cell>
          <table:table-cell office:value-type="float" office:value="3851.85" calcext:value-type="float">
            <text:p>3851.85</text:p>
          </table:table-cell>
          <table:table-cell/>
          <table:table-cell table:formula="of:=[.D408]/[.D407]" office:value-type="float" office:value="0.986255954930748" calcext:value-type="float">
            <text:p>0.986255954930748</text:p>
          </table:table-cell>
          <table:table-cell table:formula="of:=[.B408]/[.B407]" office:value-type="float" office:value="0.968189047943649" calcext:value-type="float">
            <text:p>0.968189047943649</text:p>
          </table:table-cell>
          <table:table-cell table:number-columns-repeated="3"/>
          <table:table-cell office:value-type="float" office:value="0.996390536863593" calcext:value-type="float">
            <text:p>0.996390536863593</text:p>
          </table:table-cell>
          <table:table-cell office:value-type="float" office:value="0.995110734738558" calcext:value-type="float">
            <text:p>0.995110734738558</text:p>
          </table:table-cell>
          <table:table-cell office:value-type="float" office:value="0.981580024559967" calcext:value-type="float">
            <text:p>0.981580024559967</text:p>
          </table:table-cell>
          <table:table-cell office:value-type="float" office:value="-0.0135307101785906" calcext:value-type="float">
            <text:p>-0.01353071017859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1/19/2021</text:p>
          </table:table-cell>
          <table:table-cell office:value-type="string" calcext:value-type="string">
            <text:p>$127.83</text:p>
          </table:table-cell>
          <table:table-cell office:value-type="string" calcext:value-type="string">
            <text:p>$35.08</text:p>
          </table:table-cell>
          <table:table-cell office:value-type="float" office:value="3798.91" calcext:value-type="float">
            <text:p>3798.91</text:p>
          </table:table-cell>
          <table:table-cell/>
          <table:table-cell table:formula="of:=[.D409]/[.D408]" office:value-type="float" office:value="0.99192926392044" calcext:value-type="float">
            <text:p>0.99192926392044</text:p>
          </table:table-cell>
          <table:table-cell table:formula="of:=[.B409]/[.B408]" office:value-type="float" office:value="0.994602206054917" calcext:value-type="float">
            <text:p>0.994602206054917</text:p>
          </table:table-cell>
          <table:table-cell table:number-columns-repeated="3"/>
          <table:table-cell office:value-type="float" office:value="1.00316782660318" calcext:value-type="float">
            <text:p>1.00316782660318</text:p>
          </table:table-cell>
          <table:table-cell office:value-type="float" office:value="1.00330499775084" calcext:value-type="float">
            <text:p>1.00330499775084</text:p>
          </table:table-cell>
          <table:table-cell office:value-type="float" office:value="1.01242702251877" calcext:value-type="float">
            <text:p>1.01242702251877</text:p>
          </table:table-cell>
          <table:table-cell office:value-type="float" office:value="0.00912202476792112" calcext:value-type="float">
            <text:p>0.009122024767921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1/15/2021</text:p>
          </table:table-cell>
          <table:table-cell office:value-type="string" calcext:value-type="string">
            <text:p>$127.14</text:p>
          </table:table-cell>
          <table:table-cell office:value-type="string" calcext:value-type="string">
            <text:p>$35.26</text:p>
          </table:table-cell>
          <table:table-cell office:value-type="float" office:value="3768.25" calcext:value-type="float">
            <text:p>3768.25</text:p>
          </table:table-cell>
          <table:table-cell/>
          <table:table-cell table:formula="of:=[.D410]/[.D409]" office:value-type="float" office:value="1.00724208850262" calcext:value-type="float">
            <text:p>1.00724208850262</text:p>
          </table:table-cell>
          <table:table-cell table:formula="of:=[.B410]/[.B409]" office:value-type="float" office:value="1.01392166116093" calcext:value-type="float">
            <text:p>1.01392166116093</text:p>
          </table:table-cell>
          <table:table-cell table:number-columns-repeated="3"/>
          <table:table-cell office:value-type="float" office:value="1.00086877910095" calcext:value-type="float">
            <text:p>1.00086877910095</text:p>
          </table:table-cell>
          <table:table-cell office:value-type="float" office:value="1.00052527301797" calcext:value-type="float">
            <text:p>1.00052527301797</text:p>
          </table:table-cell>
          <table:table-cell office:value-type="float" office:value="0.998517176044155" calcext:value-type="float">
            <text:p>0.998517176044155</text:p>
          </table:table-cell>
          <table:table-cell office:value-type="float" office:value="-0.00200809697381699" calcext:value-type="float">
            <text:p>-0.002008096973816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1/14/2021</text:p>
          </table:table-cell>
          <table:table-cell office:value-type="string" calcext:value-type="string">
            <text:p>$128.91</text:p>
          </table:table-cell>
          <table:table-cell office:value-type="string" calcext:value-type="string">
            <text:p>$35.6</text:p>
          </table:table-cell>
          <table:table-cell office:value-type="float" office:value="3795.54" calcext:value-type="float">
            <text:p>3795.54</text:p>
          </table:table-cell>
          <table:table-cell/>
          <table:table-cell table:formula="of:=[.D411]/[.D410]" office:value-type="float" office:value="1.00376757984371" calcext:value-type="float">
            <text:p>1.00376757984371</text:p>
          </table:table-cell>
          <table:table-cell table:formula="of:=[.B411]/[.B410]" office:value-type="float" office:value="1.01535955317663" calcext:value-type="float">
            <text:p>1.01535955317663</text:p>
          </table:table-cell>
          <table:table-cell table:number-columns-repeated="3"/>
          <table:table-cell office:value-type="float" office:value="0.983640874164054" calcext:value-type="float">
            <text:p>0.983640874164054</text:p>
          </table:table-cell>
          <table:table-cell office:value-type="float" office:value="0.979695414825675" calcext:value-type="float">
            <text:p>0.979695414825675</text:p>
          </table:table-cell>
          <table:table-cell office:value-type="float" office:value="0.994884910485934" calcext:value-type="float">
            <text:p>0.994884910485934</text:p>
          </table:table-cell>
          <table:table-cell office:value-type="float" office:value="0.0151894956602583" calcext:value-type="float">
            <text:p>0.01518949566025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1/13/2021</text:p>
          </table:table-cell>
          <table:table-cell office:value-type="string" calcext:value-type="string">
            <text:p>$130.89</text:p>
          </table:table-cell>
          <table:table-cell office:value-type="string" calcext:value-type="string">
            <text:p>$34.6</text:p>
          </table:table-cell>
          <table:table-cell office:value-type="float" office:value="3809.84" calcext:value-type="float">
            <text:p>3809.84</text:p>
          </table:table-cell>
          <table:table-cell/>
          <table:table-cell table:formula="of:=[.D412]/[.D411]" office:value-type="float" office:value="0.997729563446234" calcext:value-type="float">
            <text:p>0.997729563446234</text:p>
          </table:table-cell>
          <table:table-cell table:formula="of:=[.B412]/[.B411]" office:value-type="float" office:value="0.984032393612958" calcext:value-type="float">
            <text:p>0.984032393612958</text:p>
          </table:table-cell>
          <table:table-cell table:number-columns-repeated="3"/>
          <table:table-cell office:value-type="float" office:value="0.994787083836379" calcext:value-type="float">
            <text:p>0.994787083836379</text:p>
          </table:table-cell>
          <table:table-cell office:value-type="float" office:value="0.993172037067703" calcext:value-type="float">
            <text:p>0.993172037067703</text:p>
          </table:table-cell>
          <table:table-cell office:value-type="float" office:value="0.995853719213865" calcext:value-type="float">
            <text:p>0.995853719213865</text:p>
          </table:table-cell>
          <table:table-cell office:value-type="float" office:value="0.00268168214616249" calcext:value-type="float">
            <text:p>0.002681682146162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1/12/2021</text:p>
          </table:table-cell>
          <table:table-cell office:value-type="string" calcext:value-type="string">
            <text:p>$128.8</text:p>
          </table:table-cell>
          <table:table-cell office:value-type="string" calcext:value-type="string">
            <text:p>$33.72</text:p>
          </table:table-cell>
          <table:table-cell office:value-type="float" office:value="3801.19" calcext:value-type="float">
            <text:p>3801.19</text:p>
          </table:table-cell>
          <table:table-cell/>
          <table:table-cell table:formula="of:=[.D413]/[.D412]" office:value-type="float" office:value="0.999584340693309" calcext:value-type="float">
            <text:p>0.999584340693309</text:p>
          </table:table-cell>
          <table:table-cell table:formula="of:=[.B413]/[.B412]" office:value-type="float" office:value="1.00139751552795" calcext:value-type="float">
            <text:p>1.00139751552795</text:p>
          </table:table-cell>
          <table:table-cell table:number-columns-repeated="3"/>
          <table:table-cell office:value-type="float" office:value="1.00549735931337" calcext:value-type="float">
            <text:p>1.00549735931337</text:p>
          </table:table-cell>
          <table:table-cell office:value-type="float" office:value="1.00612158143792" calcext:value-type="float">
            <text:p>1.00612158143792</text:p>
          </table:table-cell>
          <table:table-cell office:value-type="float" office:value="1.02040136564243" calcext:value-type="float">
            <text:p>1.02040136564243</text:p>
          </table:table-cell>
          <table:table-cell office:value-type="float" office:value="0.0142797842045199" calcext:value-type="float">
            <text:p>0.01427978420451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1/11/2021</text:p>
          </table:table-cell>
          <table:table-cell office:value-type="string" calcext:value-type="string">
            <text:p>$128.98</text:p>
          </table:table-cell>
          <table:table-cell office:value-type="string" calcext:value-type="string">
            <text:p>$33.24</text:p>
          </table:table-cell>
          <table:table-cell office:value-type="float" office:value="3799.61" calcext:value-type="float">
            <text:p>3799.61</text:p>
          </table:table-cell>
          <table:table-cell/>
          <table:table-cell table:formula="of:=[.D414]/[.D413]" office:value-type="float" office:value="1.00659804558889" calcext:value-type="float">
            <text:p>1.00659804558889</text:p>
          </table:table-cell>
          <table:table-cell table:formula="of:=[.B414]/[.B413]" office:value-type="float" office:value="1.02380213986665" calcext:value-type="float">
            <text:p>1.02380213986665</text:p>
          </table:table-cell>
          <table:table-cell table:number-columns-repeated="3"/>
          <table:table-cell office:value-type="float" office:value="1.00768951443798" calcext:value-type="float">
            <text:p>1.00768951443798</text:p>
          </table:table-cell>
          <table:table-cell office:value-type="float" office:value="1.0087720650892" calcext:value-type="float">
            <text:p>1.0087720650892</text:p>
          </table:table-cell>
          <table:table-cell office:value-type="float" office:value="1.00693651052717" calcext:value-type="float">
            <text:p>1.00693651052717</text:p>
          </table:table-cell>
          <table:table-cell office:value-type="float" office:value="-0.00183555456202233" calcext:value-type="float">
            <text:p>-0.001835554562022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1/08/2021</text:p>
          </table:table-cell>
          <table:table-cell office:value-type="string" calcext:value-type="string">
            <text:p>$132.05</text:p>
          </table:table-cell>
          <table:table-cell office:value-type="string" calcext:value-type="string">
            <text:p>$33.35</text:p>
          </table:table-cell>
          <table:table-cell office:value-type="float" office:value="3824.68" calcext:value-type="float">
            <text:p>3824.68</text:p>
          </table:table-cell>
          <table:table-cell/>
          <table:table-cell table:formula="of:=[.D415]/[.D414]" office:value-type="float" office:value="0.994538105148666" calcext:value-type="float">
            <text:p>0.994538105148666</text:p>
          </table:table-cell>
          <table:table-cell table:formula="of:=[.B415]/[.B414]" office:value-type="float" office:value="0.991442635365392" calcext:value-type="float">
            <text:p>0.991442635365392</text:p>
          </table:table-cell>
          <table:table-cell table:number-columns-repeated="3"/>
          <table:table-cell office:value-type="float" office:value="0.993023887285914" calcext:value-type="float">
            <text:p>0.993023887285914</text:p>
          </table:table-cell>
          <table:table-cell office:value-type="float" office:value="0.991040197227289" calcext:value-type="float">
            <text:p>0.991040197227289</text:p>
          </table:table-cell>
          <table:table-cell office:value-type="float" office:value="0.972445092795202" calcext:value-type="float">
            <text:p>0.972445092795202</text:p>
          </table:table-cell>
          <table:table-cell office:value-type="float" office:value="-0.0185951044320871" calcext:value-type="float">
            <text:p>-0.01859510443208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1/07/2021</text:p>
          </table:table-cell>
          <table:table-cell office:value-type="string" calcext:value-type="string">
            <text:p>$130.92</text:p>
          </table:table-cell>
          <table:table-cell office:value-type="string" calcext:value-type="string">
            <text:p>$33.7</text:p>
          </table:table-cell>
          <table:table-cell office:value-type="float" office:value="3803.79" calcext:value-type="float">
            <text:p>3803.79</text:p>
          </table:table-cell>
          <table:table-cell/>
          <table:table-cell table:formula="of:=[.D416]/[.D415]" office:value-type="float" office:value="0.98536985480271" calcext:value-type="float">
            <text:p>0.98536985480271</text:p>
          </table:table-cell>
          <table:table-cell table:formula="of:=[.B416]/[.B415]" office:value-type="float" office:value="0.967002749770852" calcext:value-type="float">
            <text:p>0.967002749770852</text:p>
          </table:table-cell>
          <table:table-cell table:number-columns-repeated="3"/>
          <table:table-cell office:value-type="float" office:value="1.00060310239963" calcext:value-type="float">
            <text:p>1.00060310239963</text:p>
          </table:table-cell>
          <table:table-cell office:value-type="float" office:value="1.00020404951263" calcext:value-type="float">
            <text:p>1.00020404951263</text:p>
          </table:table-cell>
          <table:table-cell office:value-type="float" office:value="1.00450037503125" calcext:value-type="float">
            <text:p>1.00450037503125</text:p>
          </table:table-cell>
          <table:table-cell office:value-type="float" office:value="0.00429632551862058" calcext:value-type="float">
            <text:p>0.004296325518620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1/06/2021</text:p>
          </table:table-cell>
          <table:table-cell office:value-type="string" calcext:value-type="string">
            <text:p>$126.6</text:p>
          </table:table-cell>
          <table:table-cell office:value-type="string" calcext:value-type="string">
            <text:p>$32.98</text:p>
          </table:table-cell>
          <table:table-cell office:value-type="float" office:value="3748.14" calcext:value-type="float">
            <text:p>3748.14</text:p>
          </table:table-cell>
          <table:table-cell/>
          <table:table-cell table:formula="of:=[.D417]/[.D416]" office:value-type="float" office:value="0.994322517301915" calcext:value-type="float">
            <text:p>0.994322517301915</text:p>
          </table:table-cell>
          <table:table-cell table:formula="of:=[.B417]/[.B416]" office:value-type="float" office:value="1.03483412322275" calcext:value-type="float">
            <text:p>1.03483412322275</text:p>
          </table:table-cell>
          <table:table-cell table:number-columns-repeated="3"/>
          <table:table-cell office:value-type="float" office:value="1.01498163689579" calcext:value-type="float">
            <text:p>1.01498163689579</text:p>
          </table:table-cell>
          <table:table-cell office:value-type="float" office:value="1.01758880033782" calcext:value-type="float">
            <text:p>1.01758880033782</text:p>
          </table:table-cell>
          <table:table-cell office:value-type="float" office:value="1.03509499709616" calcext:value-type="float">
            <text:p>1.03509499709616</text:p>
          </table:table-cell>
          <table:table-cell office:value-type="float" office:value="0.0175061967583343" calcext:value-type="float">
            <text:p>0.01750619675833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1/05/2021</text:p>
          </table:table-cell>
          <table:table-cell office:value-type="string" calcext:value-type="string">
            <text:p>$131.01</text:p>
          </table:table-cell>
          <table:table-cell office:value-type="string" calcext:value-type="string">
            <text:p>$33.34</text:p>
          </table:table-cell>
          <table:table-cell office:value-type="float" office:value="3726.86" calcext:value-type="float">
            <text:p>3726.86</text:p>
          </table:table-cell>
          <table:table-cell/>
          <table:table-cell table:formula="of:=[.D418]/[.D417]" office:value-type="float" office:value="0.992967270034292" calcext:value-type="float">
            <text:p>0.992967270034292</text:p>
          </table:table-cell>
          <table:table-cell table:formula="of:=[.B418]/[.B417]" office:value-type="float" office:value="0.987787191817418" calcext:value-type="float">
            <text:p>0.987787191817418</text:p>
          </table:table-cell>
          <table:table-cell table:number-columns-repeated="3"/>
          <table:table-cell office:value-type="float" office:value="0.997128924139181" calcext:value-type="float">
            <text:p>0.997128924139181</text:p>
          </table:table-cell>
          <table:table-cell office:value-type="float" office:value="0.996003501578044" calcext:value-type="float">
            <text:p>0.996003501578044</text:p>
          </table:table-cell>
          <table:table-cell office:value-type="float" office:value="1.00649246553382" calcext:value-type="float">
            <text:p>1.00649246553382</text:p>
          </table:table-cell>
          <table:table-cell office:value-type="float" office:value="0.0104889639557806" calcext:value-type="float">
            <text:p>0.01048896395578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1/04/2021</text:p>
          </table:table-cell>
          <table:table-cell office:value-type="string" calcext:value-type="string">
            <text:p>$129.41</text:p>
          </table:table-cell>
          <table:table-cell office:value-type="string" calcext:value-type="string">
            <text:p>$31.97</text:p>
          </table:table-cell>
          <table:table-cell office:value-type="float" office:value="3700.65" calcext:value-type="float">
            <text:p>3700.65</text:p>
          </table:table-cell>
          <table:table-cell/>
          <table:table-cell table:formula="of:=[.D419]/[.D418]" office:value-type="float" office:value="1.01497574750382" calcext:value-type="float">
            <text:p>1.01497574750382</text:p>
          </table:table-cell>
          <table:table-cell table:formula="of:=[.B419]/[.B418]" office:value-type="float" office:value="1.02534580017" calcext:value-type="float">
            <text:p>1.02534580017</text:p>
          </table:table-cell>
          <table:table-cell table:number-columns-repeated="3"/>
          <table:table-cell office:value-type="float" office:value="1.0015721564283" calcext:value-type="float">
            <text:p>1.0015721564283</text:p>
          </table:table-cell>
          <table:table-cell office:value-type="float" office:value="1.0013757101453" calcext:value-type="float">
            <text:p>1.0013757101453</text:p>
          </table:table-cell>
          <table:table-cell office:value-type="float" office:value="0.987417376761965" calcext:value-type="float">
            <text:p>0.987417376761965</text:p>
          </table:table-cell>
          <table:table-cell office:value-type="float" office:value="-0.0139583333833334" calcext:value-type="float">
            <text:p>-0.01395833338333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2/31/2020</text:p>
          </table:table-cell>
          <table:table-cell office:value-type="string" calcext:value-type="string">
            <text:p>$132.69</text:p>
          </table:table-cell>
          <table:table-cell office:value-type="string" calcext:value-type="string">
            <text:p>$31.99</text:p>
          </table:table-cell>
          <table:table-cell office:value-type="float" office:value="3756.07" calcext:value-type="float">
            <text:p>3756.07</text:p>
          </table:table-cell>
          <table:table-cell/>
          <table:table-cell table:formula="of:=[.D420]/[.D419]" office:value-type="float" office:value="0.993602355653649" calcext:value-type="float">
            <text:p>0.993602355653649</text:p>
          </table:table-cell>
          <table:table-cell table:formula="of:=[.B420]/[.B419]" office:value-type="float" office:value="1.00776245383978" calcext:value-type="float">
            <text:p>1.00776245383978</text:p>
          </table:table-cell>
          <table:table-cell table:number-columns-repeated="3"/>
          <table:table-cell office:value-type="float" office:value="0.993549915090679" calcext:value-type="float">
            <text:p>0.993549915090679</text:p>
          </table:table-cell>
          <table:table-cell office:value-type="float" office:value="0.991676205181745" calcext:value-type="float">
            <text:p>0.991676205181745</text:p>
          </table:table-cell>
          <table:table-cell office:value-type="float" office:value="0.97612710702476" calcext:value-type="float">
            <text:p>0.97612710702476</text:p>
          </table:table-cell>
          <table:table-cell office:value-type="float" office:value="-0.0155490981569844" calcext:value-type="float">
            <text:p>-0.01554909815698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2/30/2020</text:p>
          </table:table-cell>
          <table:table-cell office:value-type="string" calcext:value-type="string">
            <text:p>$133.72</text:p>
          </table:table-cell>
          <table:table-cell office:value-type="string" calcext:value-type="string">
            <text:p>$31.97</text:p>
          </table:table-cell>
          <table:table-cell office:value-type="float" office:value="3732.04" calcext:value-type="float">
            <text:p>3732.04</text:p>
          </table:table-cell>
          <table:table-cell/>
          <table:table-cell table:formula="of:=[.D421]/[.D420]" office:value-type="float" office:value="0.99866025015809" calcext:value-type="float">
            <text:p>0.99866025015809</text:p>
          </table:table-cell>
          <table:table-cell table:formula="of:=[.B421]/[.B420]" office:value-type="float" office:value="1.0086000598265" calcext:value-type="float">
            <text:p>1.0086000598265</text:p>
          </table:table-cell>
          <table:table-cell table:number-columns-repeated="3"/>
          <table:table-cell office:value-type="float" office:value="0.998985631469769" calcext:value-type="float">
            <text:p>0.998985631469769</text:p>
          </table:table-cell>
          <table:table-cell office:value-type="float" office:value="0.99824840312251" calcext:value-type="float">
            <text:p>0.99824840312251</text:p>
          </table:table-cell>
          <table:table-cell office:value-type="float" office:value="1.00768404527803" calcext:value-type="float">
            <text:p>1.00768404527803</text:p>
          </table:table-cell>
          <table:table-cell office:value-type="float" office:value="0.00943564215551973" calcext:value-type="float">
            <text:p>0.009435642155519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2/29/2020</text:p>
          </table:table-cell>
          <table:table-cell office:value-type="string" calcext:value-type="string">
            <text:p>$134.87</text:p>
          </table:table-cell>
          <table:table-cell office:value-type="string" calcext:value-type="string">
            <text:p>$31.83</text:p>
          </table:table-cell>
          <table:table-cell office:value-type="float" office:value="3727.04" calcext:value-type="float">
            <text:p>3727.04</text:p>
          </table:table-cell>
          <table:table-cell/>
          <table:table-cell table:formula="of:=[.D422]/[.D421]" office:value-type="float" office:value="1.00223233450674" calcext:value-type="float">
            <text:p>1.00223233450674</text:p>
          </table:table-cell>
          <table:table-cell table:formula="of:=[.B422]/[.B421]" office:value-type="float" office:value="1.01349447616223" calcext:value-type="float">
            <text:p>1.01349447616223</text:p>
          </table:table-cell>
          <table:table-cell table:number-columns-repeated="3"/>
          <table:table-cell office:value-type="float" office:value="0.989711474510959" calcext:value-type="float">
            <text:p>0.989711474510959</text:p>
          </table:table-cell>
          <table:table-cell office:value-type="float" office:value="0.987035236169668" calcext:value-type="float">
            <text:p>0.987035236169668</text:p>
          </table:table-cell>
          <table:table-cell office:value-type="float" office:value="0.983765168907839" calcext:value-type="float">
            <text:p>0.983765168907839</text:p>
          </table:table-cell>
          <table:table-cell office:value-type="float" office:value="-0.00327006726182966" calcext:value-type="float">
            <text:p>-0.003270067261829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2/28/2020</text:p>
          </table:table-cell>
          <table:table-cell office:value-type="string" calcext:value-type="string">
            <text:p>$136.69</text:p>
          </table:table-cell>
          <table:table-cell office:value-type="string" calcext:value-type="string">
            <text:p>$31.8</text:p>
          </table:table-cell>
          <table:table-cell office:value-type="float" office:value="3735.36" calcext:value-type="float">
            <text:p>3735.36</text:p>
          </table:table-cell>
          <table:table-cell/>
          <table:table-cell table:formula="of:=[.D423]/[.D422]" office:value-type="float" office:value="0.991352908421143" calcext:value-type="float">
            <text:p>0.991352908421143</text:p>
          </table:table-cell>
          <table:table-cell table:formula="of:=[.B423]/[.B422]" office:value-type="float" office:value="0.965469310117785" calcext:value-type="float">
            <text:p>0.965469310117785</text:p>
          </table:table-cell>
          <table:table-cell table:number-columns-repeated="3"/>
          <table:table-cell office:value-type="float" office:value="0.994005863327528" calcext:value-type="float">
            <text:p>0.994005863327528</text:p>
          </table:table-cell>
          <table:table-cell office:value-type="float" office:value="0.99222748156453" calcext:value-type="float">
            <text:p>0.99222748156453</text:p>
          </table:table-cell>
          <table:table-cell office:value-type="float" office:value="1.00920986831139" calcext:value-type="float">
            <text:p>1.00920986831139</text:p>
          </table:table-cell>
          <table:table-cell office:value-type="float" office:value="0.0169823867468546" calcext:value-type="float">
            <text:p>0.01698238674685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2/24/2020</text:p>
          </table:table-cell>
          <table:table-cell office:value-type="string" calcext:value-type="string">
            <text:p>$131.97</text:p>
          </table:table-cell>
          <table:table-cell office:value-type="string" calcext:value-type="string">
            <text:p>$32.19</text:p>
          </table:table-cell>
          <table:table-cell office:value-type="float" office:value="3703.06" calcext:value-type="float">
            <text:p>3703.06</text:p>
          </table:table-cell>
          <table:table-cell/>
          <table:table-cell table:formula="of:=[.D424]/[.D423]" office:value-type="float" office:value="0.996475887509249" calcext:value-type="float">
            <text:p>0.996475887509249</text:p>
          </table:table-cell>
          <table:table-cell table:formula="of:=[.B424]/[.B423]" office:value-type="float" office:value="0.992346745472456" calcext:value-type="float">
            <text:p>0.992346745472456</text:p>
          </table:table-cell>
          <table:table-cell table:number-columns-repeated="3"/>
          <table:table-cell office:value-type="float" office:value="0.986042875131598" calcext:value-type="float">
            <text:p>0.986042875131598</text:p>
          </table:table-cell>
          <table:table-cell office:value-type="float" office:value="0.982599618193116" calcext:value-type="float">
            <text:p>0.982599618193116</text:p>
          </table:table-cell>
          <table:table-cell office:value-type="float" office:value="0.960977825494487" calcext:value-type="float">
            <text:p>0.960977825494487</text:p>
          </table:table-cell>
          <table:table-cell office:value-type="float" office:value="-0.0216217926986291" calcext:value-type="float">
            <text:p>-0.02162179269862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2/23/2020</text:p>
          </table:table-cell>
          <table:table-cell office:value-type="string" calcext:value-type="string">
            <text:p>$130.96</text:p>
          </table:table-cell>
          <table:table-cell office:value-type="string" calcext:value-type="string">
            <text:p>$32.1</text:p>
          </table:table-cell>
          <table:table-cell office:value-type="float" office:value="3690.01" calcext:value-type="float">
            <text:p>3690.01</text:p>
          </table:table-cell>
          <table:table-cell/>
          <table:table-cell table:formula="of:=[.D425]/[.D424]" office:value-type="float" office:value="0.999254744567088" calcext:value-type="float">
            <text:p>0.999254744567088</text:p>
          </table:table-cell>
          <table:table-cell table:formula="of:=[.B425]/[.B424]" office:value-type="float" office:value="1.00702504581552" calcext:value-type="float">
            <text:p>1.00702504581552</text:p>
          </table:table-cell>
          <table:table-cell table:number-columns-repeated="3"/>
          <table:table-cell office:value-type="float" office:value="1.00538814816753" calcext:value-type="float">
            <text:p>1.00538814816753</text:p>
          </table:table-cell>
          <table:table-cell office:value-type="float" office:value="1.00598953678773" calcext:value-type="float">
            <text:p>1.00598953678773</text:p>
          </table:table-cell>
          <table:table-cell office:value-type="float" office:value="1.04348573392919" calcext:value-type="float">
            <text:p>1.04348573392919</text:p>
          </table:table-cell>
          <table:table-cell office:value-type="float" office:value="0.0374961971414554" calcext:value-type="float">
            <text:p>0.03749619714145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2/22/2020</text:p>
          </table:table-cell>
          <table:table-cell office:value-type="string" calcext:value-type="string">
            <text:p>$131.88</text:p>
          </table:table-cell>
          <table:table-cell office:value-type="string" calcext:value-type="string">
            <text:p>$31.9</text:p>
          </table:table-cell>
          <table:table-cell office:value-type="float" office:value="3687.26" calcext:value-type="float">
            <text:p>3687.26</text:p>
          </table:table-cell>
          <table:table-cell/>
          <table:table-cell table:formula="of:=[.D426]/[.D425]" office:value-type="float" office:value="1.00207742334416" calcext:value-type="float">
            <text:p>1.00207742334416</text:p>
          </table:table-cell>
          <table:table-cell table:formula="of:=[.B426]/[.B425]" office:value-type="float" office:value="0.972323324234152" calcext:value-type="float">
            <text:p>0.972323324234152</text:p>
          </table:table-cell>
          <table:table-cell table:number-columns-repeated="3"/>
          <table:table-cell office:value-type="float" office:value="0.980876848675409" calcext:value-type="float">
            <text:p>0.980876848675409</text:p>
          </table:table-cell>
          <table:table-cell office:value-type="float" office:value="0.976353496050336" calcext:value-type="float">
            <text:p>0.976353496050336</text:p>
          </table:table-cell>
          <table:table-cell office:value-type="float" office:value="0.989375720639104" calcext:value-type="float">
            <text:p>0.989375720639104</text:p>
          </table:table-cell>
          <table:table-cell office:value-type="float" office:value="0.0130222245887679" calcext:value-type="float">
            <text:p>0.01302222458876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2/21/2020</text:p>
          </table:table-cell>
          <table:table-cell office:value-type="string" calcext:value-type="string">
            <text:p>$128.23</text:p>
          </table:table-cell>
          <table:table-cell office:value-type="string" calcext:value-type="string">
            <text:p>$32.33</text:p>
          </table:table-cell>
          <table:table-cell office:value-type="float" office:value="3694.92" calcext:value-type="float">
            <text:p>3694.92</text:p>
          </table:table-cell>
          <table:table-cell/>
          <table:table-cell table:formula="of:=[.D427]/[.D426]" office:value-type="float" office:value="1.00392160046767" calcext:value-type="float">
            <text:p>1.00392160046767</text:p>
          </table:table-cell>
          <table:table-cell table:formula="of:=[.B427]/[.B426]" office:value-type="float" office:value="0.987717382827731" calcext:value-type="float">
            <text:p>0.987717382827731</text:p>
          </table:table-cell>
          <table:table-cell table:number-columns-repeated="3"/>
          <table:table-cell office:value-type="float" office:value="1.01359968369126" calcext:value-type="float">
            <text:p>1.01359968369126</text:p>
          </table:table-cell>
          <table:table-cell office:value-type="float" office:value="1.01591791293833" calcext:value-type="float">
            <text:p>1.01591791293833</text:p>
          </table:table-cell>
          <table:table-cell office:value-type="float" office:value="1.01606592857737" calcext:value-type="float">
            <text:p>1.01606592857737</text:p>
          </table:table-cell>
          <table:table-cell office:value-type="float" office:value="0.000148015639048316" calcext:value-type="float">
            <text:p>0.0001480156390483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2/18/2020</text:p>
          </table:table-cell>
          <table:table-cell office:value-type="string" calcext:value-type="string">
            <text:p>$126.655</text:p>
          </table:table-cell>
          <table:table-cell office:value-type="string" calcext:value-type="string">
            <text:p>$32.79</text:p>
          </table:table-cell>
          <table:table-cell office:value-type="float" office:value="3709.41" calcext:value-type="float">
            <text:p>3709.41</text:p>
          </table:table-cell>
          <table:table-cell/>
          <table:table-cell table:formula="of:=[.D428]/[.D427]" office:value-type="float" office:value="1.00352347138763" calcext:value-type="float">
            <text:p>1.00352347138763</text:p>
          </table:table-cell>
          <table:table-cell table:formula="of:=[.B428]/[.B427]" office:value-type="float" office:value="1.01614622399432" calcext:value-type="float">
            <text:p>1.01614622399432</text:p>
          </table:table-cell>
          <table:table-cell table:number-columns-repeated="3"/>
          <table:table-cell office:value-type="float" office:value="1.01323919030714" calcext:value-type="float">
            <text:p>1.01323919030714</text:p>
          </table:table-cell>
          <table:table-cell office:value-type="float" office:value="1.01548204879246" calcext:value-type="float">
            <text:p>1.01548204879246</text:p>
          </table:table-cell>
          <table:table-cell office:value-type="float" office:value="1.02506963788301" calcext:value-type="float">
            <text:p>1.02506963788301</text:p>
          </table:table-cell>
          <table:table-cell office:value-type="float" office:value="0.00958758909054969" calcext:value-type="float">
            <text:p>0.009587589090549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2/17/2020</text:p>
          </table:table-cell>
          <table:table-cell office:value-type="string" calcext:value-type="string">
            <text:p>$128.7</text:p>
          </table:table-cell>
          <table:table-cell office:value-type="string" calcext:value-type="string">
            <text:p>$33.14</text:p>
          </table:table-cell>
          <table:table-cell office:value-type="float" office:value="3722.48" calcext:value-type="float">
            <text:p>3722.48</text:p>
          </table:table-cell>
          <table:table-cell/>
          <table:table-cell table:formula="of:=[.D429]/[.D428]" office:value-type="float" office:value="0.994275321828459" calcext:value-type="float">
            <text:p>0.994275321828459</text:p>
          </table:table-cell>
          <table:table-cell table:formula="of:=[.B429]/[.B428]" office:value-type="float" office:value="0.993084693084693" calcext:value-type="float">
            <text:p>0.993084693084693</text:p>
          </table:table-cell>
          <table:table-cell table:number-columns-repeated="3"/>
          <table:table-cell office:value-type="float" office:value="1.00814667634725" calcext:value-type="float">
            <text:p>1.00814667634725</text:p>
          </table:table-cell>
          <table:table-cell office:value-type="float" office:value="1.00932480889501" calcext:value-type="float">
            <text:p>1.00932480889501</text:p>
          </table:table-cell>
          <table:table-cell office:value-type="float" office:value="1.0213395140665" calcext:value-type="float">
            <text:p>1.0213395140665</text:p>
          </table:table-cell>
          <table:table-cell office:value-type="float" office:value="0.0120147051714821" calcext:value-type="float">
            <text:p>0.01201470517148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2/16/2020</text:p>
          </table:table-cell>
          <table:table-cell office:value-type="string" calcext:value-type="string">
            <text:p>$127.81</text:p>
          </table:table-cell>
          <table:table-cell office:value-type="string" calcext:value-type="string">
            <text:p>$33.27</text:p>
          </table:table-cell>
          <table:table-cell office:value-type="float" office:value="3701.17" calcext:value-type="float">
            <text:p>3701.17</text:p>
          </table:table-cell>
          <table:table-cell/>
          <table:table-cell table:formula="of:=[.D430]/[.D429]" office:value-type="float" office:value="0.998230289340938" calcext:value-type="float">
            <text:p>0.998230289340938</text:p>
          </table:table-cell>
          <table:table-cell table:formula="of:=[.B430]/[.B429]" office:value-type="float" office:value="1.00054768797434" calcext:value-type="float">
            <text:p>1.00054768797434</text:p>
          </table:table-cell>
          <table:table-cell table:number-columns-repeated="3"/>
          <table:table-cell office:value-type="float" office:value="0.976762126392299" calcext:value-type="float">
            <text:p>0.976762126392299</text:p>
          </table:table-cell>
          <table:table-cell office:value-type="float" office:value="0.971378481272173" calcext:value-type="float">
            <text:p>0.971378481272173</text:p>
          </table:table-cell>
          <table:table-cell office:value-type="float" office:value="0.948900539948353" calcext:value-type="float">
            <text:p>0.948900539948353</text:p>
          </table:table-cell>
          <table:table-cell office:value-type="float" office:value="-0.0224779413238201" calcext:value-type="float">
            <text:p>-0.02247794132382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2/15/2020</text:p>
          </table:table-cell>
          <table:table-cell office:value-type="string" calcext:value-type="string">
            <text:p>$127.88</text:p>
          </table:table-cell>
          <table:table-cell office:value-type="string" calcext:value-type="string">
            <text:p>$33.71</text:p>
          </table:table-cell>
          <table:table-cell office:value-type="float" office:value="3694.62" calcext:value-type="float">
            <text:p>3694.62</text:p>
          </table:table-cell>
          <table:table-cell/>
          <table:table-cell table:formula="of:=[.D431]/[.D430]" office:value-type="float" office:value="0.987243613686928" calcext:value-type="float">
            <text:p>0.987243613686928</text:p>
          </table:table-cell>
          <table:table-cell table:formula="of:=[.B431]/[.B430]" office:value-type="float" office:value="0.952299030340945" calcext:value-type="float">
            <text:p>0.952299030340945</text:p>
          </table:table-cell>
          <table:table-cell table:number-columns-repeated="3"/>
          <table:table-cell office:value-type="float" office:value="1.00477283759495" calcext:value-type="float">
            <text:p>1.00477283759495</text:p>
          </table:table-cell>
          <table:table-cell office:value-type="float" office:value="1.00524557912033" calcext:value-type="float">
            <text:p>1.00524557912033</text:p>
          </table:table-cell>
          <table:table-cell office:value-type="float" office:value="0.997773379515091" calcext:value-type="float">
            <text:p>0.997773379515091</text:p>
          </table:table-cell>
          <table:table-cell office:value-type="float" office:value="-0.00747219960523637" calcext:value-type="float">
            <text:p>-0.007472199605236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2/14/2020</text:p>
          </table:table-cell>
          <table:table-cell office:value-type="string" calcext:value-type="string">
            <text:p>$121.78</text:p>
          </table:table-cell>
          <table:table-cell office:value-type="string" calcext:value-type="string">
            <text:p>$33.35</text:p>
          </table:table-cell>
          <table:table-cell office:value-type="float" office:value="3647.49" calcext:value-type="float">
            <text:p>3647.49</text:p>
          </table:table-cell>
          <table:table-cell/>
          <table:table-cell table:formula="of:=[.D432]/[.D431]" office:value-type="float" office:value="1.00437835333339" calcext:value-type="float">
            <text:p>1.00437835333339</text:p>
          </table:table-cell>
          <table:table-cell table:formula="of:=[.B432]/[.B431]" office:value-type="float" office:value="1.00517326326162" calcext:value-type="float">
            <text:p>1.00517326326162</text:p>
          </table:table-cell>
          <table:table-cell table:number-columns-repeated="3"/>
          <table:table-cell office:value-type="float" office:value="1.02509309698277" calcext:value-type="float">
            <text:p>1.02509309698277</text:p>
          </table:table-cell>
          <table:table-cell office:value-type="float" office:value="1.02981433098129" calcext:value-type="float">
            <text:p>1.02981433098129</text:p>
          </table:table-cell>
          <table:table-cell office:value-type="float" office:value="1.03603603603604" calcext:value-type="float">
            <text:p>1.03603603603604</text:p>
          </table:table-cell>
          <table:table-cell office:value-type="float" office:value="0.00622170505474307" calcext:value-type="float">
            <text:p>0.006221705054743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2/11/2020</text:p>
          </table:table-cell>
          <table:table-cell office:value-type="string" calcext:value-type="string">
            <text:p>$122.41</text:p>
          </table:table-cell>
          <table:table-cell office:value-type="string" calcext:value-type="string">
            <text:p>$34.1</text:p>
          </table:table-cell>
          <table:table-cell office:value-type="float" office:value="3663.46" calcext:value-type="float">
            <text:p>3663.46</text:p>
          </table:table-cell>
          <table:table-cell/>
          <table:table-cell table:formula="of:=[.D433]/[.D432]" office:value-type="float" office:value="1.00126656221168" calcext:value-type="float">
            <text:p>1.00126656221168</text:p>
          </table:table-cell>
          <table:table-cell table:formula="of:=[.B433]/[.B432]" office:value-type="float" office:value="1.00678049178989" calcext:value-type="float">
            <text:p>1.00678049178989</text:p>
          </table:table-cell>
          <table:table-cell table:number-columns-repeated="3"/>
          <table:table-cell office:value-type="float" office:value="0.988775751955837" calcext:value-type="float">
            <text:p>0.988775751955837</text:p>
          </table:table-cell>
          <table:table-cell office:value-type="float" office:value="0.98590387584455" calcext:value-type="float">
            <text:p>0.98590387584455</text:p>
          </table:table-cell>
          <table:table-cell office:value-type="float" office:value="1.00406860789789" calcext:value-type="float">
            <text:p>1.00406860789789</text:p>
          </table:table-cell>
          <table:table-cell office:value-type="float" office:value="0.0181647320533362" calcext:value-type="float">
            <text:p>0.01816473205333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2/10/2020</text:p>
          </table:table-cell>
          <table:table-cell office:value-type="string" calcext:value-type="string">
            <text:p>$123.24</text:p>
          </table:table-cell>
          <table:table-cell office:value-type="string" calcext:value-type="string">
            <text:p>$34.23</text:p>
          </table:table-cell>
          <table:table-cell office:value-type="float" office:value="3668.1" calcext:value-type="float">
            <text:p>3668.1</text:p>
          </table:table-cell>
          <table:table-cell/>
          <table:table-cell table:formula="of:=[.D434]/[.D433]" office:value-type="float" office:value="1.00128676971729" calcext:value-type="float">
            <text:p>1.00128676971729</text:p>
          </table:table-cell>
          <table:table-cell table:formula="of:=[.B434]/[.B433]" office:value-type="float" office:value="0.988153197013956" calcext:value-type="float">
            <text:p>0.988153197013956</text:p>
          </table:table-cell>
          <table:table-cell table:number-columns-repeated="3"/>
          <table:table-cell office:value-type="float" office:value="0.998745288390439" calcext:value-type="float">
            <text:p>0.998745288390439</text:p>
          </table:table-cell>
          <table:table-cell office:value-type="float" office:value="0.997957809908868" calcext:value-type="float">
            <text:p>0.997957809908868</text:p>
          </table:table-cell>
          <table:table-cell office:value-type="float" office:value="1.00111234705228" calcext:value-type="float">
            <text:p>1.00111234705228</text:p>
          </table:table-cell>
          <table:table-cell office:value-type="float" office:value="0.00315453714341207" calcext:value-type="float">
            <text:p>0.003154537143412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2/09/2020</text:p>
          </table:table-cell>
          <table:table-cell office:value-type="string" calcext:value-type="string">
            <text:p>$121.78</text:p>
          </table:table-cell>
          <table:table-cell office:value-type="string" calcext:value-type="string">
            <text:p>$33.55</text:p>
          </table:table-cell>
          <table:table-cell office:value-type="float" office:value="3672.82" calcext:value-type="float">
            <text:p>3672.82</text:p>
          </table:table-cell>
          <table:table-cell/>
          <table:table-cell table:formula="of:=[.D435]/[.D434]" office:value-type="float" office:value="1.00801291650557" calcext:value-type="float">
            <text:p>1.00801291650557</text:p>
          </table:table-cell>
          <table:table-cell table:formula="of:=[.B435]/[.B434]" office:value-type="float" office:value="1.02134997536541" calcext:value-type="float">
            <text:p>1.02134997536541</text:p>
          </table:table-cell>
          <table:table-cell table:number-columns-repeated="3"/>
          <table:table-cell office:value-type="float" office:value="1.00779311234361" calcext:value-type="float">
            <text:p>1.00779311234361</text:p>
          </table:table-cell>
          <table:table-cell office:value-type="float" office:value="1.00889732290152" calcext:value-type="float">
            <text:p>1.00889732290152</text:p>
          </table:table-cell>
          <table:table-cell office:value-type="float" office:value="1.03071428571429" calcext:value-type="float">
            <text:p>1.03071428571429</text:p>
          </table:table-cell>
          <table:table-cell office:value-type="float" office:value="0.0218169628127645" calcext:value-type="float">
            <text:p>0.02181696281276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2/08/2020</text:p>
          </table:table-cell>
          <table:table-cell office:value-type="string" calcext:value-type="string">
            <text:p>$124.38</text:p>
          </table:table-cell>
          <table:table-cell office:value-type="string" calcext:value-type="string">
            <text:p>$33.42</text:p>
          </table:table-cell>
          <table:table-cell office:value-type="float" office:value="3702.25" calcext:value-type="float">
            <text:p>3702.25</text:p>
          </table:table-cell>
          <table:table-cell/>
          <table:table-cell table:formula="of:=[.D436]/[.D435]" office:value-type="float" office:value="0.997220609089067" calcext:value-type="float">
            <text:p>0.997220609089067</text:p>
          </table:table-cell>
          <table:table-cell table:formula="of:=[.B436]/[.B435]" office:value-type="float" office:value="0.99493487698987" calcext:value-type="float">
            <text:p>0.99493487698987</text:p>
          </table:table-cell>
          <table:table-cell table:number-columns-repeated="3"/>
          <table:table-cell office:value-type="float" office:value="1.00185834116174" calcext:value-type="float">
            <text:p>1.00185834116174</text:p>
          </table:table-cell>
          <table:table-cell office:value-type="float" office:value="1.00172172943413" calcext:value-type="float">
            <text:p>1.00172172943413</text:p>
          </table:table-cell>
          <table:table-cell office:value-type="float" office:value="0.998767998767999" calcext:value-type="float">
            <text:p>0.998767998767999</text:p>
          </table:table-cell>
          <table:table-cell office:value-type="float" office:value="-0.00295373066613569" calcext:value-type="float">
            <text:p>-0.002953730666135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2/07/2020</text:p>
          </table:table-cell>
          <table:table-cell office:value-type="string" calcext:value-type="string">
            <text:p>$123.75</text:p>
          </table:table-cell>
          <table:table-cell office:value-type="string" calcext:value-type="string">
            <text:p>$33.28</text:p>
          </table:table-cell>
          <table:table-cell office:value-type="float" office:value="3691.96" calcext:value-type="float">
            <text:p>3691.96</text:p>
          </table:table-cell>
          <table:table-cell/>
          <table:table-cell table:formula="of:=[.D437]/[.D436]" office:value-type="float" office:value="1.00193934928872" calcext:value-type="float">
            <text:p>1.00193934928872</text:p>
          </table:table-cell>
          <table:table-cell table:formula="of:=[.B437]/[.B436]" office:value-type="float" office:value="0.987878787878788" calcext:value-type="float">
            <text:p>0.987878787878788</text:p>
          </table:table-cell>
          <table:table-cell table:number-columns-repeated="3"/>
          <table:table-cell office:value-type="float" office:value="1.00443539424165" calcext:value-type="float">
            <text:p>1.00443539424165</text:p>
          </table:table-cell>
          <table:table-cell office:value-type="float" office:value="1.00483758422931" calcext:value-type="float">
            <text:p>1.00483758422931</text:p>
          </table:table-cell>
          <table:table-cell office:value-type="float" office:value="1.00871174157736" calcext:value-type="float">
            <text:p>1.00871174157736</text:p>
          </table:table-cell>
          <table:table-cell office:value-type="float" office:value="0.00387415734805252" calcext:value-type="float">
            <text:p>0.003874157348052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2/04/2020</text:p>
          </table:table-cell>
          <table:table-cell office:value-type="string" calcext:value-type="string">
            <text:p>$122.25</text:p>
          </table:table-cell>
          <table:table-cell office:value-type="string" calcext:value-type="string">
            <text:p>$33.38</text:p>
          </table:table-cell>
          <table:table-cell office:value-type="float" office:value="3699.12" calcext:value-type="float">
            <text:p>3699.12</text:p>
          </table:table-cell>
          <table:table-cell/>
          <table:table-cell table:formula="of:=[.D438]/[.D437]" office:value-type="float" office:value="0.99124116005969" calcext:value-type="float">
            <text:p>0.99124116005969</text:p>
          </table:table-cell>
          <table:table-cell table:formula="of:=[.B438]/[.B437]" office:value-type="float" office:value="1.00564417177914" calcext:value-type="float">
            <text:p>1.00564417177914</text:p>
          </table:table-cell>
          <table:table-cell table:number-columns-repeated="3"/>
          <table:table-cell office:value-type="float" office:value="1.00032050222189" calcext:value-type="float">
            <text:p>1.00032050222189</text:p>
          </table:table-cell>
          <table:table-cell office:value-type="float" office:value="0.999862364226525" calcext:value-type="float">
            <text:p>0.999862364226525</text:p>
          </table:table-cell>
          <table:table-cell office:value-type="float" office:value="1.01796086823601" calcext:value-type="float">
            <text:p>1.01796086823601</text:p>
          </table:table-cell>
          <table:table-cell office:value-type="float" office:value="0.0180985040094885" calcext:value-type="float">
            <text:p>0.01809850400948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2/03/2020</text:p>
          </table:table-cell>
          <table:table-cell office:value-type="string" calcext:value-type="string">
            <text:p>$122.94</text:p>
          </table:table-cell>
          <table:table-cell office:value-type="string" calcext:value-type="string">
            <text:p>$32.73</text:p>
          </table:table-cell>
          <table:table-cell office:value-type="float" office:value="3666.72" calcext:value-type="float">
            <text:p>3666.72</text:p>
          </table:table-cell>
          <table:table-cell/>
          <table:table-cell table:formula="of:=[.D439]/[.D438]" office:value-type="float" office:value="1.00062453637038" calcext:value-type="float">
            <text:p>1.00062453637038</text:p>
          </table:table-cell>
          <table:table-cell table:formula="of:=[.B439]/[.B438]" office:value-type="float" office:value="1.00113876687815" calcext:value-type="float">
            <text:p>1.00113876687815</text:p>
          </table:table-cell>
          <table:table-cell table:number-columns-repeated="3"/>
          <table:table-cell office:value-type="float" office:value="1.00056959917001" calcext:value-type="float">
            <text:p>1.00056959917001</text:p>
          </table:table-cell>
          <table:table-cell office:value-type="float" office:value="1.00016354153882" calcext:value-type="float">
            <text:p>1.00016354153882</text:p>
          </table:table-cell>
          <table:table-cell office:value-type="float" office:value="1.0163675951648" calcext:value-type="float">
            <text:p>1.0163675951648</text:p>
          </table:table-cell>
          <table:table-cell office:value-type="float" office:value="0.0162040536259784" calcext:value-type="float">
            <text:p>0.01620405362597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2/02/2020</text:p>
          </table:table-cell>
          <table:table-cell office:value-type="string" calcext:value-type="string">
            <text:p>$123.08</text:p>
          </table:table-cell>
          <table:table-cell office:value-type="string" calcext:value-type="string">
            <text:p>$32.17</text:p>
          </table:table-cell>
          <table:table-cell office:value-type="float" office:value="3669.01" calcext:value-type="float">
            <text:p>3669.01</text:p>
          </table:table-cell>
          <table:table-cell/>
          <table:table-cell table:formula="of:=[.D440]/[.D439]" office:value-type="float" office:value="0.99821205175238" calcext:value-type="float">
            <text:p>0.99821205175238</text:p>
          </table:table-cell>
          <table:table-cell table:formula="of:=[.B440]/[.B439]" office:value-type="float" office:value="0.997075073123172" calcext:value-type="float">
            <text:p>0.997075073123172</text:p>
          </table:table-cell>
          <table:table-cell table:number-columns-repeated="3"/>
          <table:table-cell office:value-type="float" office:value="0.995311106197727" calcext:value-type="float">
            <text:p>0.995311106197727</text:p>
          </table:table-cell>
          <table:table-cell office:value-type="float" office:value="0.993805620287279" calcext:value-type="float">
            <text:p>0.993805620287279</text:p>
          </table:table-cell>
          <table:table-cell office:value-type="float" office:value="0.998227081332644" calcext:value-type="float">
            <text:p>0.998227081332644</text:p>
          </table:table-cell>
          <table:table-cell office:value-type="float" office:value="0.00442146104536534" calcext:value-type="float">
            <text:p>0.004421461045365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2/01/2020</text:p>
          </table:table-cell>
          <table:table-cell office:value-type="string" calcext:value-type="string">
            <text:p>$122.72</text:p>
          </table:table-cell>
          <table:table-cell office:value-type="string" calcext:value-type="string">
            <text:p>$31.34</text:p>
          </table:table-cell>
          <table:table-cell office:value-type="float" office:value="3662.45" calcext:value-type="float">
            <text:p>3662.45</text:p>
          </table:table-cell>
          <table:table-cell/>
          <table:table-cell table:formula="of:=[.D441]/[.D440]" office:value-type="float" office:value="0.988854455350926" calcext:value-type="float">
            <text:p>0.988854455350926</text:p>
          </table:table-cell>
          <table:table-cell table:formula="of:=[.B441]/[.B440]" office:value-type="float" office:value="0.970094524119948" calcext:value-type="float">
            <text:p>0.970094524119948</text:p>
          </table:table-cell>
          <table:table-cell table:number-columns-repeated="3"/>
          <table:table-cell office:value-type="float" office:value="0.998340304056297" calcext:value-type="float">
            <text:p>0.998340304056297</text:p>
          </table:table-cell>
          <table:table-cell office:value-type="float" office:value="0.997468152792626" calcext:value-type="float">
            <text:p>0.997468152792626</text:p>
          </table:table-cell>
          <table:table-cell office:value-type="float" office:value="1.00192407311478" calcext:value-type="float">
            <text:p>1.00192407311478</text:p>
          </table:table-cell>
          <table:table-cell office:value-type="float" office:value="0.00445592032215214" calcext:value-type="float">
            <text:p>0.004455920322152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/30/2020</text:p>
          </table:table-cell>
          <table:table-cell office:value-type="string" calcext:value-type="string">
            <text:p>$119.05</text:p>
          </table:table-cell>
          <table:table-cell office:value-type="string" calcext:value-type="string">
            <text:p>$31.21</text:p>
          </table:table-cell>
          <table:table-cell office:value-type="float" office:value="3621.63" calcext:value-type="float">
            <text:p>3621.63</text:p>
          </table:table-cell>
          <table:table-cell/>
          <table:table-cell table:formula="of:=[.D442]/[.D441]" office:value-type="float" office:value="1.00461670573747" calcext:value-type="float">
            <text:p>1.00461670573747</text:p>
          </table:table-cell>
          <table:table-cell table:formula="of:=[.B442]/[.B441]" office:value-type="float" office:value="0.979336413271735" calcext:value-type="float">
            <text:p>0.979336413271735</text:p>
          </table:table-cell>
          <table:table-cell table:number-columns-repeated="3"/>
          <table:table-cell office:value-type="float" office:value="1.000345279139" calcext:value-type="float">
            <text:p>1.000345279139</text:p>
          </table:table-cell>
          <table:table-cell office:value-type="float" office:value="0.999892321419328" calcext:value-type="float">
            <text:p>0.999892321419328</text:p>
          </table:table-cell>
          <table:table-cell office:value-type="float" office:value="1.00457936332078" calcext:value-type="float">
            <text:p>1.00457936332078</text:p>
          </table:table-cell>
          <table:table-cell office:value-type="float" office:value="0.00468704190144909" calcext:value-type="float">
            <text:p>0.004687041901449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/27/2020</text:p>
          </table:table-cell>
          <table:table-cell office:value-type="string" calcext:value-type="string">
            <text:p>$116.59</text:p>
          </table:table-cell>
          <table:table-cell office:value-type="string" calcext:value-type="string">
            <text:p>$31.86</text:p>
          </table:table-cell>
          <table:table-cell office:value-type="float" office:value="3638.35" calcext:value-type="float">
            <text:p>3638.35</text:p>
          </table:table-cell>
          <table:table-cell/>
          <table:table-cell table:formula="of:=[.D443]/[.D442]" office:value-type="float" office:value="0.997608806189619" calcext:value-type="float">
            <text:p>0.997608806189619</text:p>
          </table:table-cell>
          <table:table-cell table:formula="of:=[.B443]/[.B442]" office:value-type="float" office:value="0.995196843640106" calcext:value-type="float">
            <text:p>0.995196843640106</text:p>
          </table:table-cell>
          <table:table-cell table:number-columns-repeated="3"/>
          <table:table-cell office:value-type="float" office:value="1.00111473884175" calcext:value-type="float">
            <text:p>1.00111473884175</text:p>
          </table:table-cell>
          <table:table-cell office:value-type="float" office:value="1.00082265720604" calcext:value-type="float">
            <text:p>1.00082265720604</text:p>
          </table:table-cell>
          <table:table-cell office:value-type="float" office:value="1.0066171605029" calcext:value-type="float">
            <text:p>1.0066171605029</text:p>
          </table:table-cell>
          <table:table-cell office:value-type="float" office:value="0.00579450329686604" calcext:value-type="float">
            <text:p>0.005794503296866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/25/2020</text:p>
          </table:table-cell>
          <table:table-cell office:value-type="string" calcext:value-type="string">
            <text:p>$116.03</text:p>
          </table:table-cell>
          <table:table-cell office:value-type="string" calcext:value-type="string">
            <text:p>$31.82</text:p>
          </table:table-cell>
          <table:table-cell office:value-type="float" office:value="3629.65" calcext:value-type="float">
            <text:p>3629.65</text:p>
          </table:table-cell>
          <table:table-cell/>
          <table:table-cell table:formula="of:=[.D444]/[.D443]" office:value-type="float" office:value="1.00158692986927" calcext:value-type="float">
            <text:p>1.00158692986927</text:p>
          </table:table-cell>
          <table:table-cell table:formula="of:=[.B444]/[.B443]" office:value-type="float" office:value="0.992588123761096" calcext:value-type="float">
            <text:p>0.992588123761096</text:p>
          </table:table-cell>
          <table:table-cell table:number-columns-repeated="3"/>
          <table:table-cell office:value-type="float" office:value="0.992655002183579" calcext:value-type="float">
            <text:p>0.992655002183579</text:p>
          </table:table-cell>
          <table:table-cell office:value-type="float" office:value="0.990594186850576" calcext:value-type="float">
            <text:p>0.990594186850576</text:p>
          </table:table-cell>
          <table:table-cell office:value-type="float" office:value="0.998904389745088" calcext:value-type="float">
            <text:p>0.998904389745088</text:p>
          </table:table-cell>
          <table:table-cell office:value-type="float" office:value="0.00831020289451212" calcext:value-type="float">
            <text:p>0.008310202894512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/24/2020</text:p>
          </table:table-cell>
          <table:table-cell office:value-type="string" calcext:value-type="string">
            <text:p>$115.17</text:p>
          </table:table-cell>
          <table:table-cell office:value-type="string" calcext:value-type="string">
            <text:p>$31.32</text:p>
          </table:table-cell>
          <table:table-cell office:value-type="float" office:value="3635.41" calcext:value-type="float">
            <text:p>3635.41</text:p>
          </table:table-cell>
          <table:table-cell/>
          <table:table-cell table:formula="of:=[.D445]/[.D444]" office:value-type="float" office:value="0.98409532900003" calcext:value-type="float">
            <text:p>0.98409532900003</text:p>
          </table:table-cell>
          <table:table-cell table:formula="of:=[.B445]/[.B444]" office:value-type="float" office:value="0.988538681948424" calcext:value-type="float">
            <text:p>0.988538681948424</text:p>
          </table:table-cell>
          <table:table-cell table:number-columns-repeated="3"/>
          <table:table-cell office:value-type="float" office:value="0.996117658863393" calcext:value-type="float">
            <text:p>0.996117658863393</text:p>
          </table:table-cell>
          <table:table-cell office:value-type="float" office:value="0.994780804310639" calcext:value-type="float">
            <text:p>0.994780804310639</text:p>
          </table:table-cell>
          <table:table-cell office:value-type="float" office:value="1.00460661011992" calcext:value-type="float">
            <text:p>1.00460661011992</text:p>
          </table:table-cell>
          <table:table-cell office:value-type="float" office:value="0.00982580580927883" calcext:value-type="float">
            <text:p>0.009825805809278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/23/2020</text:p>
          </table:table-cell>
          <table:table-cell office:value-type="string" calcext:value-type="string">
            <text:p>$113.85</text:p>
          </table:table-cell>
          <table:table-cell office:value-type="string" calcext:value-type="string">
            <text:p>$29.94</text:p>
          </table:table-cell>
          <table:table-cell office:value-type="float" office:value="3577.59" calcext:value-type="float">
            <text:p>3577.59</text:p>
          </table:table-cell>
          <table:table-cell/>
          <table:table-cell table:formula="of:=[.D446]/[.D445]" office:value-type="float" office:value="0.994395668592544" calcext:value-type="float">
            <text:p>0.994395668592544</text:p>
          </table:table-cell>
          <table:table-cell table:formula="of:=[.B446]/[.B445]" office:value-type="float" office:value="1.0306543697848" calcext:value-type="float">
            <text:p>1.0306543697848</text:p>
          </table:table-cell>
          <table:table-cell table:number-columns-repeated="3"/>
          <table:table-cell office:value-type="float" office:value="0.989263225319882" calcext:value-type="float">
            <text:p>0.989263225319882</text:p>
          </table:table-cell>
          <table:table-cell office:value-type="float" office:value="0.986493268523623" calcext:value-type="float">
            <text:p>0.986493268523623</text:p>
          </table:table-cell>
          <table:table-cell office:value-type="float" office:value="0.97488900211078" calcext:value-type="float">
            <text:p>0.97488900211078</text:p>
          </table:table-cell>
          <table:table-cell office:value-type="float" office:value="-0.0116042664128437" calcext:value-type="float">
            <text:p>-0.01160426641284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/20/2020</text:p>
          </table:table-cell>
          <table:table-cell office:value-type="string" calcext:value-type="string">
            <text:p>$117.34</text:p>
          </table:table-cell>
          <table:table-cell office:value-type="string" calcext:value-type="string">
            <text:p>$29.25</text:p>
          </table:table-cell>
          <table:table-cell office:value-type="float" office:value="3557.54" calcext:value-type="float">
            <text:p>3557.54</text:p>
          </table:table-cell>
          <table:table-cell/>
          <table:table-cell table:formula="of:=[.D447]/[.D446]" office:value-type="float" office:value="1.00683899548564" calcext:value-type="float">
            <text:p>1.00683899548564</text:p>
          </table:table-cell>
          <table:table-cell table:formula="of:=[.B447]/[.B446]" office:value-type="float" office:value="1.01107891597068" calcext:value-type="float">
            <text:p>1.01107891597068</text:p>
          </table:table-cell>
          <table:table-cell table:number-columns-repeated="3"/>
          <table:table-cell office:value-type="float" office:value="0.99899221183394" calcext:value-type="float">
            <text:p>0.99899221183394</text:p>
          </table:table-cell>
          <table:table-cell office:value-type="float" office:value="0.998256359287408" calcext:value-type="float">
            <text:p>0.998256359287408</text:p>
          </table:table-cell>
          <table:table-cell office:value-type="float" office:value="1.00783933104375" calcext:value-type="float">
            <text:p>1.00783933104375</text:p>
          </table:table-cell>
          <table:table-cell office:value-type="float" office:value="0.00958297175634293" calcext:value-type="float">
            <text:p>0.009582971756342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/19/2020</text:p>
          </table:table-cell>
          <table:table-cell office:value-type="string" calcext:value-type="string">
            <text:p>$118.64</text:p>
          </table:table-cell>
          <table:table-cell office:value-type="string" calcext:value-type="string">
            <text:p>$29.14</text:p>
          </table:table-cell>
          <table:table-cell office:value-type="float" office:value="3581.87" calcext:value-type="float">
            <text:p>3581.87</text:p>
          </table:table-cell>
          <table:table-cell/>
          <table:table-cell table:formula="of:=[.D448]/[.D447]" office:value-type="float" office:value="0.996069092401455" calcext:value-type="float">
            <text:p>0.996069092401455</text:p>
          </table:table-cell>
          <table:table-cell table:formula="of:=[.B448]/[.B447]" office:value-type="float" office:value="0.994858395144976" calcext:value-type="float">
            <text:p>0.994858395144976</text:p>
          </table:table-cell>
          <table:table-cell table:number-columns-repeated="3"/>
          <table:table-cell office:value-type="float" office:value="0.986292276370707" calcext:value-type="float">
            <text:p>0.986292276370707</text:p>
          </table:table-cell>
          <table:table-cell office:value-type="float" office:value="0.982901163416558" calcext:value-type="float">
            <text:p>0.982901163416558</text:p>
          </table:table-cell>
          <table:table-cell office:value-type="float" office:value="0.993703237276835" calcext:value-type="float">
            <text:p>0.993703237276835</text:p>
          </table:table-cell>
          <table:table-cell office:value-type="float" office:value="0.0108020738602771" calcext:value-type="float">
            <text:p>0.01080207386027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/18/2020</text:p>
          </table:table-cell>
          <table:table-cell office:value-type="string" calcext:value-type="string">
            <text:p>$118.03</text:p>
          </table:table-cell>
          <table:table-cell office:value-type="string" calcext:value-type="string">
            <text:p>$29.08</text:p>
          </table:table-cell>
          <table:table-cell office:value-type="float" office:value="3567.79" calcext:value-type="float">
            <text:p>3567.79</text:p>
          </table:table-cell>
          <table:table-cell/>
          <table:table-cell table:formula="of:=[.D449]/[.D448]" office:value-type="float" office:value="1.0116991190625" calcext:value-type="float">
            <text:p>1.0116991190625</text:p>
          </table:table-cell>
          <table:table-cell table:formula="of:=[.B449]/[.B448]" office:value-type="float" office:value="1.01152249428112" calcext:value-type="float">
            <text:p>1.01152249428112</text:p>
          </table:table-cell>
          <table:table-cell table:number-columns-repeated="3"/>
          <table:table-cell office:value-type="float" office:value="0.984201851685012" calcext:value-type="float">
            <text:p>0.984201851685012</text:p>
          </table:table-cell>
          <table:table-cell office:value-type="float" office:value="0.98037367966713" calcext:value-type="float">
            <text:p>0.98037367966713</text:p>
          </table:table-cell>
          <table:table-cell office:value-type="float" office:value="0.98374832264798" calcext:value-type="float">
            <text:p>0.98374832264798</text:p>
          </table:table-cell>
          <table:table-cell office:value-type="float" office:value="0.00337464298085" calcext:value-type="float">
            <text:p>0.003374642980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/17/2020</text:p>
          </table:table-cell>
          <table:table-cell office:value-type="string" calcext:value-type="string">
            <text:p>$119.39</text:p>
          </table:table-cell>
          <table:table-cell office:value-type="string" calcext:value-type="string">
            <text:p>$29.68</text:p>
          </table:table-cell>
          <table:table-cell office:value-type="float" office:value="3609.53" calcext:value-type="float">
            <text:p>3609.53</text:p>
          </table:table-cell>
          <table:table-cell/>
          <table:table-cell table:formula="of:=[.D450]/[.D449]" office:value-type="float" office:value="1.00481503131987" calcext:value-type="float">
            <text:p>1.00481503131987</text:p>
          </table:table-cell>
          <table:table-cell table:formula="of:=[.B450]/[.B449]" office:value-type="float" office:value="1.00762207890108" calcext:value-type="float">
            <text:p>1.00762207890108</text:p>
          </table:table-cell>
          <table:table-cell table:number-columns-repeated="3"/>
          <table:table-cell office:value-type="float" office:value="1.01969178082192" calcext:value-type="float">
            <text:p>1.01969178082192</text:p>
          </table:table-cell>
          <table:table-cell office:value-type="float" office:value="1.02328372554236" calcext:value-type="float">
            <text:p>1.02328372554236</text:p>
          </table:table-cell>
          <table:table-cell office:value-type="float" office:value="1.03887541679297" calcext:value-type="float">
            <text:p>1.03887541679297</text:p>
          </table:table-cell>
          <table:table-cell office:value-type="float" office:value="0.0155916912506064" calcext:value-type="float">
            <text:p>0.01559169125060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/16/2020</text:p>
          </table:table-cell>
          <table:table-cell office:value-type="string" calcext:value-type="string">
            <text:p>$120.3</text:p>
          </table:table-cell>
          <table:table-cell office:value-type="string" calcext:value-type="string">
            <text:p>$28.99</text:p>
          </table:table-cell>
          <table:table-cell office:value-type="float" office:value="3626.91" calcext:value-type="float">
            <text:p>3626.91</text:p>
          </table:table-cell>
          <table:table-cell/>
          <table:table-cell table:formula="of:=[.D451]/[.D450]" office:value-type="float" office:value="0.988486066651778" calcext:value-type="float">
            <text:p>0.988486066651778</text:p>
          </table:table-cell>
          <table:table-cell table:formula="of:=[.B451]/[.B450]" office:value-type="float" office:value="0.991354945968412" calcext:value-type="float">
            <text:p>0.991354945968412</text:p>
          </table:table-cell>
          <table:table-cell table:number-columns-repeated="3"/>
          <table:table-cell office:value-type="float" office:value="0.990333687139922" calcext:value-type="float">
            <text:p>0.990333687139922</text:p>
          </table:table-cell>
          <table:table-cell office:value-type="float" office:value="0.987787538952523" calcext:value-type="float">
            <text:p>0.987787538952523</text:p>
          </table:table-cell>
          <table:table-cell office:value-type="float" office:value="1.03625355605806" calcext:value-type="float">
            <text:p>1.03625355605806</text:p>
          </table:table-cell>
          <table:table-cell office:value-type="float" office:value="0.0484660171055416" calcext:value-type="float">
            <text:p>0.04846601710554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/13/2020</text:p>
          </table:table-cell>
          <table:table-cell office:value-type="string" calcext:value-type="string">
            <text:p>$119.26</text:p>
          </table:table-cell>
          <table:table-cell office:value-type="string" calcext:value-type="string">
            <text:p>$28.43</text:p>
          </table:table-cell>
          <table:table-cell office:value-type="float" office:value="3585.15" calcext:value-type="float">
            <text:p>3585.15</text:p>
          </table:table-cell>
          <table:table-cell/>
          <table:table-cell table:formula="of:=[.D452]/[.D451]" office:value-type="float" office:value="0.986572388881916" calcext:value-type="float">
            <text:p>0.986572388881916</text:p>
          </table:table-cell>
          <table:table-cell table:formula="of:=[.B452]/[.B451]" office:value-type="float" office:value="0.999580747945665" calcext:value-type="float">
            <text:p>0.999580747945665</text:p>
          </table:table-cell>
          <table:table-cell table:number-columns-repeated="3"/>
          <table:table-cell office:value-type="float" office:value="1.02635458852449" calcext:value-type="float">
            <text:p>1.02635458852449</text:p>
          </table:table-cell>
          <table:table-cell office:value-type="float" office:value="1.03133957099284" calcext:value-type="float">
            <text:p>1.03133957099284</text:p>
          </table:table-cell>
          <table:table-cell office:value-type="float" office:value="1.00774320709559" calcext:value-type="float">
            <text:p>1.00774320709559</text:p>
          </table:table-cell>
          <table:table-cell office:value-type="float" office:value="-0.0235963638972418" calcext:value-type="float">
            <text:p>-0.02359636389724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/12/2020</text:p>
          </table:table-cell>
          <table:table-cell office:value-type="string" calcext:value-type="string">
            <text:p>$119.21</text:p>
          </table:table-cell>
          <table:table-cell office:value-type="string" calcext:value-type="string">
            <text:p>$28.94</text:p>
          </table:table-cell>
          <table:table-cell office:value-type="float" office:value="3537.01" calcext:value-type="float">
            <text:p>3537.01</text:p>
          </table:table-cell>
          <table:table-cell/>
          <table:table-cell table:formula="of:=[.D453]/[.D452]" office:value-type="float" office:value="1.01007913463632" calcext:value-type="float">
            <text:p>1.01007913463632</text:p>
          </table:table-cell>
          <table:table-cell table:formula="of:=[.B453]/[.B452]" office:value-type="float" office:value="1.00234879624193" calcext:value-type="float">
            <text:p>1.00234879624193</text:p>
          </table:table-cell>
          <table:table-cell table:number-columns-repeated="3"/>
          <table:table-cell office:value-type="float" office:value="1.0014910562601" calcext:value-type="float">
            <text:p>1.0014910562601</text:p>
          </table:table-cell>
          <table:table-cell office:value-type="float" office:value="1.00127765382277" calcext:value-type="float">
            <text:p>1.00127765382277</text:p>
          </table:table-cell>
          <table:table-cell office:value-type="float" office:value="0.998323554065381" calcext:value-type="float">
            <text:p>0.998323554065381</text:p>
          </table:table-cell>
          <table:table-cell office:value-type="float" office:value="-0.00295409975738414" calcext:value-type="float">
            <text:p>-0.002954099757384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/11/2020</text:p>
          </table:table-cell>
          <table:table-cell office:value-type="string" calcext:value-type="string">
            <text:p>$119.49</text:p>
          </table:table-cell>
          <table:table-cell office:value-type="string" calcext:value-type="string">
            <text:p>$30.47</text:p>
          </table:table-cell>
          <table:table-cell office:value-type="float" office:value="3572.66" calcext:value-type="float">
            <text:p>3572.66</text:p>
          </table:table-cell>
          <table:table-cell/>
          <table:table-cell table:formula="of:=[.D454]/[.D453]" office:value-type="float" office:value="0.992406218335918" calcext:value-type="float">
            <text:p>0.992406218335918</text:p>
          </table:table-cell>
          <table:table-cell table:formula="of:=[.B454]/[.B453]" office:value-type="float" office:value="0.970541467905264" calcext:value-type="float">
            <text:p>0.970541467905264</text:p>
          </table:table-cell>
          <table:table-cell table:number-columns-repeated="3"/>
          <table:table-cell office:value-type="float" office:value="0.996397223605578" calcext:value-type="float">
            <text:p>0.996397223605578</text:p>
          </table:table-cell>
          <table:table-cell office:value-type="float" office:value="0.995118819522391" calcext:value-type="float">
            <text:p>0.995118819522391</text:p>
          </table:table-cell>
          <table:table-cell office:value-type="float" office:value="0.973061852784775" calcext:value-type="float">
            <text:p>0.973061852784775</text:p>
          </table:table-cell>
          <table:table-cell office:value-type="float" office:value="-0.022056966737616" calcext:value-type="float">
            <text:p>-0.0220569667376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/10/2020</text:p>
          </table:table-cell>
          <table:table-cell office:value-type="string" calcext:value-type="string">
            <text:p>$115.97</text:p>
          </table:table-cell>
          <table:table-cell office:value-type="string" calcext:value-type="string">
            <text:p>$30.41</text:p>
          </table:table-cell>
          <table:table-cell office:value-type="float" office:value="3545.53" calcext:value-type="float">
            <text:p>3545.53</text:p>
          </table:table-cell>
          <table:table-cell/>
          <table:table-cell table:formula="of:=[.D455]/[.D454]" office:value-type="float" office:value="1.00140176503936" calcext:value-type="float">
            <text:p>1.00140176503936</text:p>
          </table:table-cell>
          <table:table-cell table:formula="of:=[.B455]/[.B454]" office:value-type="float" office:value="1.00301802190222" calcext:value-type="float">
            <text:p>1.00301802190222</text:p>
          </table:table-cell>
          <table:table-cell table:number-columns-repeated="3"/>
          <table:table-cell office:value-type="float" office:value="1.00301967736309" calcext:value-type="float">
            <text:p>1.00301967736309</text:p>
          </table:table-cell>
          <table:table-cell office:value-type="float" office:value="1.00312587395875" calcext:value-type="float">
            <text:p>1.00312587395875</text:p>
          </table:table-cell>
          <table:table-cell office:value-type="float" office:value="0.984180628460488" calcext:value-type="float">
            <text:p>0.984180628460488</text:p>
          </table:table-cell>
          <table:table-cell office:value-type="float" office:value="-0.0189452454982578" calcext:value-type="float">
            <text:p>-0.01894524549825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/09/2020</text:p>
          </table:table-cell>
          <table:table-cell office:value-type="string" calcext:value-type="string">
            <text:p>$116.32</text:p>
          </table:table-cell>
          <table:table-cell office:value-type="string" calcext:value-type="string">
            <text:p>$28.95</text:p>
          </table:table-cell>
          <table:table-cell office:value-type="float" office:value="3550.5" calcext:value-type="float">
            <text:p>3550.5</text:p>
          </table:table-cell>
          <table:table-cell/>
          <table:table-cell table:formula="of:=[.D456]/[.D455]" office:value-type="float" office:value="0.988435431629348" calcext:value-type="float">
            <text:p>0.988435431629348</text:p>
          </table:table-cell>
          <table:table-cell table:formula="of:=[.B456]/[.B455]" office:value-type="float" office:value="1.02037482806052" calcext:value-type="float">
            <text:p>1.02037482806052</text:p>
          </table:table-cell>
          <table:table-cell table:number-columns-repeated="3"/>
          <table:table-cell office:value-type="float" office:value="0.999683369365207" calcext:value-type="float">
            <text:p>0.999683369365207</text:p>
          </table:table-cell>
          <table:table-cell office:value-type="float" office:value="0.999092021744194" calcext:value-type="float">
            <text:p>0.999092021744194</text:p>
          </table:table-cell>
          <table:table-cell office:value-type="float" office:value="0.964637977643019" calcext:value-type="float">
            <text:p>0.964637977643019</text:p>
          </table:table-cell>
          <table:table-cell office:value-type="float" office:value="-0.0344540441011756" calcext:value-type="float">
            <text:p>-0.03445404410117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/06/2020</text:p>
          </table:table-cell>
          <table:table-cell office:value-type="string" calcext:value-type="string">
            <text:p>$118.69</text:p>
          </table:table-cell>
          <table:table-cell office:value-type="string" calcext:value-type="string">
            <text:p>$27.44</text:p>
          </table:table-cell>
          <table:table-cell office:value-type="float" office:value="3509.44" calcext:value-type="float">
            <text:p>3509.44</text:p>
          </table:table-cell>
          <table:table-cell/>
          <table:table-cell table:formula="of:=[.D457]/[.D456]" office:value-type="float" office:value="1.00028779520379" calcext:value-type="float">
            <text:p>1.00028779520379</text:p>
          </table:table-cell>
          <table:table-cell table:formula="of:=[.B457]/[.B456]" office:value-type="float" office:value="1.00286460527424" calcext:value-type="float">
            <text:p>1.00286460527424</text:p>
          </table:table-cell>
          <table:table-cell table:number-columns-repeated="3"/>
          <table:table-cell office:value-type="float" office:value="0.986255954930748" calcext:value-type="float">
            <text:p>0.986255954930748</text:p>
          </table:table-cell>
          <table:table-cell office:value-type="float" office:value="0.982857248010334" calcext:value-type="float">
            <text:p>0.982857248010334</text:p>
          </table:table-cell>
          <table:table-cell office:value-type="float" office:value="0.968189047943649" calcext:value-type="float">
            <text:p>0.968189047943649</text:p>
          </table:table-cell>
          <table:table-cell office:value-type="float" office:value="-0.0146682000666848" calcext:value-type="float">
            <text:p>-0.01466820006668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/05/2020</text:p>
          </table:table-cell>
          <table:table-cell office:value-type="string" calcext:value-type="string">
            <text:p>$119.03</text:p>
          </table:table-cell>
          <table:table-cell office:value-type="string" calcext:value-type="string">
            <text:p>$28.39</text:p>
          </table:table-cell>
          <table:table-cell office:value-type="float" office:value="3510.45" calcext:value-type="float">
            <text:p>3510.45</text:p>
          </table:table-cell>
          <table:table-cell/>
          <table:table-cell table:formula="of:=[.D458]/[.D457]" office:value-type="float" office:value="0.980911279180732" calcext:value-type="float">
            <text:p>0.980911279180732</text:p>
          </table:table-cell>
          <table:table-cell table:formula="of:=[.B458]/[.B457]" office:value-type="float" office:value="0.965722926993195" calcext:value-type="float">
            <text:p>0.965722926993195</text:p>
          </table:table-cell>
          <table:table-cell table:number-columns-repeated="3"/>
          <table:table-cell office:value-type="float" office:value="0.99192926392044" calcext:value-type="float">
            <text:p>0.99192926392044</text:p>
          </table:table-cell>
          <table:table-cell office:value-type="float" office:value="0.989716713637131" calcext:value-type="float">
            <text:p>0.989716713637131</text:p>
          </table:table-cell>
          <table:table-cell office:value-type="float" office:value="0.994602206054917" calcext:value-type="float">
            <text:p>0.994602206054917</text:p>
          </table:table-cell>
          <table:table-cell office:value-type="float" office:value="0.00488549241778546" calcext:value-type="float">
            <text:p>0.004885492417785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/04/2020</text:p>
          </table:table-cell>
          <table:table-cell office:value-type="string" calcext:value-type="string">
            <text:p>$114.95</text:p>
          </table:table-cell>
          <table:table-cell office:value-type="string" calcext:value-type="string">
            <text:p>$27.86</text:p>
          </table:table-cell>
          <table:table-cell office:value-type="float" office:value="3443.44" calcext:value-type="float">
            <text:p>3443.44</text:p>
          </table:table-cell>
          <table:table-cell/>
          <table:table-cell table:formula="of:=[.D459]/[.D458]" office:value-type="float" office:value="0.978387891178589" calcext:value-type="float">
            <text:p>0.978387891178589</text:p>
          </table:table-cell>
          <table:table-cell table:formula="of:=[.B459]/[.B458]" office:value-type="float" office:value="0.960765550239234" calcext:value-type="float">
            <text:p>0.960765550239234</text:p>
          </table:table-cell>
          <table:table-cell table:number-columns-repeated="3"/>
          <table:table-cell office:value-type="float" office:value="1.00724208850262" calcext:value-type="float">
            <text:p>1.00724208850262</text:p>
          </table:table-cell>
          <table:table-cell office:value-type="float" office:value="1.00823109282245" calcext:value-type="float">
            <text:p>1.00823109282245</text:p>
          </table:table-cell>
          <table:table-cell office:value-type="float" office:value="1.01392166116093" calcext:value-type="float">
            <text:p>1.01392166116093</text:p>
          </table:table-cell>
          <table:table-cell office:value-type="float" office:value="0.00569056833847648" calcext:value-type="float">
            <text:p>0.005690568338476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/03/2020</text:p>
          </table:table-cell>
          <table:table-cell office:value-type="string" calcext:value-type="string">
            <text:p>$110.44</text:p>
          </table:table-cell>
          <table:table-cell office:value-type="string" calcext:value-type="string">
            <text:p>$27.72</text:p>
          </table:table-cell>
          <table:table-cell office:value-type="float" office:value="3369.02" calcext:value-type="float">
            <text:p>3369.02</text:p>
          </table:table-cell>
          <table:table-cell/>
          <table:table-cell table:formula="of:=[.D460]/[.D459]" office:value-type="float" office:value="0.982552789832058" calcext:value-type="float">
            <text:p>0.982552789832058</text:p>
          </table:table-cell>
          <table:table-cell table:formula="of:=[.B460]/[.B459]" office:value-type="float" office:value="0.984878667149583" calcext:value-type="float">
            <text:p>0.984878667149583</text:p>
          </table:table-cell>
          <table:table-cell table:number-columns-repeated="3"/>
          <table:table-cell office:value-type="float" office:value="1.00376757984371" calcext:value-type="float">
            <text:p>1.00376757984371</text:p>
          </table:table-cell>
          <table:table-cell office:value-type="float" office:value="1.00403014541079" calcext:value-type="float">
            <text:p>1.00403014541079</text:p>
          </table:table-cell>
          <table:table-cell office:value-type="float" office:value="1.01535955317663" calcext:value-type="float">
            <text:p>1.01535955317663</text:p>
          </table:table-cell>
          <table:table-cell office:value-type="float" office:value="0.0113294077658463" calcext:value-type="float">
            <text:p>0.01132940776584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/02/2020</text:p>
          </table:table-cell>
          <table:table-cell office:value-type="string" calcext:value-type="string">
            <text:p>$108.77</text:p>
          </table:table-cell>
          <table:table-cell office:value-type="string" calcext:value-type="string">
            <text:p>$27.49</text:p>
          </table:table-cell>
          <table:table-cell office:value-type="float" office:value="3310.24" calcext:value-type="float">
            <text:p>3310.24</text:p>
          </table:table-cell>
          <table:table-cell/>
          <table:table-cell table:formula="of:=[.D461]/[.D460]" office:value-type="float" office:value="0.98783169800377" calcext:value-type="float">
            <text:p>0.98783169800377</text:p>
          </table:table-cell>
          <table:table-cell table:formula="of:=[.B461]/[.B460]" office:value-type="float" office:value="1.00082743403512" calcext:value-type="float">
            <text:p>1.00082743403512</text:p>
          </table:table-cell>
          <table:table-cell table:number-columns-repeated="3"/>
          <table:table-cell office:value-type="float" office:value="0.997729563446234" calcext:value-type="float">
            <text:p>0.997729563446234</text:p>
          </table:table-cell>
          <table:table-cell office:value-type="float" office:value="0.996729720560356" calcext:value-type="float">
            <text:p>0.996729720560356</text:p>
          </table:table-cell>
          <table:table-cell office:value-type="float" office:value="0.984032393612958" calcext:value-type="float">
            <text:p>0.984032393612958</text:p>
          </table:table-cell>
          <table:table-cell office:value-type="float" office:value="-0.0126973269473986" calcext:value-type="float">
            <text:p>-0.01269732694739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/30/2020</text:p>
          </table:table-cell>
          <table:table-cell office:value-type="string" calcext:value-type="string">
            <text:p>$108.86</text:p>
          </table:table-cell>
          <table:table-cell office:value-type="string" calcext:value-type="string">
            <text:p>$27.56</text:p>
          </table:table-cell>
          <table:table-cell office:value-type="float" office:value="3269.96" calcext:value-type="float">
            <text:p>3269.96</text:p>
          </table:table-cell>
          <table:table-cell/>
          <table:table-cell table:formula="of:=[.D462]/[.D461]" office:value-type="float" office:value="1.01227843765673" calcext:value-type="float">
            <text:p>1.01227843765673</text:p>
          </table:table-cell>
          <table:table-cell table:formula="of:=[.B462]/[.B461]" office:value-type="float" office:value="1.05934227448098" calcext:value-type="float">
            <text:p>1.05934227448098</text:p>
          </table:table-cell>
          <table:table-cell table:number-columns-repeated="3"/>
          <table:table-cell office:value-type="float" office:value="0.999584340693309" calcext:value-type="float">
            <text:p>0.999584340693309</text:p>
          </table:table-cell>
          <table:table-cell office:value-type="float" office:value="0.998972288485846" calcext:value-type="float">
            <text:p>0.998972288485846</text:p>
          </table:table-cell>
          <table:table-cell office:value-type="float" office:value="1.00139751552795" calcext:value-type="float">
            <text:p>1.00139751552795</text:p>
          </table:table-cell>
          <table:table-cell office:value-type="float" office:value="0.00242522704210413" calcext:value-type="float">
            <text:p>0.002425227042104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/29/2020</text:p>
          </table:table-cell>
          <table:table-cell office:value-type="string" calcext:value-type="string">
            <text:p>$115.32</text:p>
          </table:table-cell>
          <table:table-cell office:value-type="string" calcext:value-type="string">
            <text:p>$27.56</text:p>
          </table:table-cell>
          <table:table-cell office:value-type="float" office:value="3310.11" calcext:value-type="float">
            <text:p>3310.11</text:p>
          </table:table-cell>
          <table:table-cell/>
          <table:table-cell table:formula="of:=[.D463]/[.D462]" office:value-type="float" office:value="0.988193745827178" calcext:value-type="float">
            <text:p>0.988193745827178</text:p>
          </table:table-cell>
          <table:table-cell table:formula="of:=[.B463]/[.B462]" office:value-type="float" office:value="0.964273326396115" calcext:value-type="float">
            <text:p>0.964273326396115</text:p>
          </table:table-cell>
          <table:table-cell table:number-columns-repeated="3"/>
          <table:table-cell office:value-type="float" office:value="1.00659804558889" calcext:value-type="float">
            <text:p>1.00659804558889</text:p>
          </table:table-cell>
          <table:table-cell office:value-type="float" office:value="1.00745239555125" calcext:value-type="float">
            <text:p>1.00745239555125</text:p>
          </table:table-cell>
          <table:table-cell office:value-type="float" office:value="1.02380213986665" calcext:value-type="float">
            <text:p>1.02380213986665</text:p>
          </table:table-cell>
          <table:table-cell office:value-type="float" office:value="0.016349744315393" calcext:value-type="float">
            <text:p>0.0163497443153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/28/2020</text:p>
          </table:table-cell>
          <table:table-cell office:value-type="string" calcext:value-type="string">
            <text:p>$111.2</text:p>
          </table:table-cell>
          <table:table-cell office:value-type="string" calcext:value-type="string">
            <text:p>$27.55</text:p>
          </table:table-cell>
          <table:table-cell office:value-type="float" office:value="3271.03" calcext:value-type="float">
            <text:p>3271.03</text:p>
          </table:table-cell>
          <table:table-cell/>
          <table:table-cell table:formula="of:=[.D464]/[.D463]" office:value-type="float" office:value="1.0365786923385" calcext:value-type="float">
            <text:p>1.0365786923385</text:p>
          </table:table-cell>
          <table:table-cell table:formula="of:=[.B464]/[.B463]" office:value-type="float" office:value="1.04856115107914" calcext:value-type="float">
            <text:p>1.04856115107914</text:p>
          </table:table-cell>
          <table:table-cell table:number-columns-repeated="3"/>
          <table:table-cell office:value-type="float" office:value="0.994538105148666" calcext:value-type="float">
            <text:p>0.994538105148666</text:p>
          </table:table-cell>
          <table:table-cell office:value-type="float" office:value="0.992871002741303" calcext:value-type="float">
            <text:p>0.992871002741303</text:p>
          </table:table-cell>
          <table:table-cell office:value-type="float" office:value="0.991442635365392" calcext:value-type="float">
            <text:p>0.991442635365392</text:p>
          </table:table-cell>
          <table:table-cell office:value-type="float" office:value="-0.0014283673759109" calcext:value-type="float">
            <text:p>-0.00142836737591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/27/2020</text:p>
          </table:table-cell>
          <table:table-cell office:value-type="string" calcext:value-type="string">
            <text:p>$116.6</text:p>
          </table:table-cell>
          <table:table-cell office:value-type="string" calcext:value-type="string">
            <text:p>$28.31</text:p>
          </table:table-cell>
          <table:table-cell office:value-type="float" office:value="3390.68" calcext:value-type="float">
            <text:p>3390.68</text:p>
          </table:table-cell>
          <table:table-cell/>
          <table:table-cell table:formula="of:=[.D465]/[.D464]" office:value-type="float" office:value="1.00303478948176" calcext:value-type="float">
            <text:p>1.00303478948176</text:p>
          </table:table-cell>
          <table:table-cell table:formula="of:=[.B465]/[.B464]" office:value-type="float" office:value="0.986706689536878" calcext:value-type="float">
            <text:p>0.986706689536878</text:p>
          </table:table-cell>
          <table:table-cell table:number-columns-repeated="3"/>
          <table:table-cell office:value-type="float" office:value="0.98536985480271" calcext:value-type="float">
            <text:p>0.98536985480271</text:p>
          </table:table-cell>
          <table:table-cell office:value-type="float" office:value="0.981785885004861" calcext:value-type="float">
            <text:p>0.981785885004861</text:p>
          </table:table-cell>
          <table:table-cell office:value-type="float" office:value="0.967002749770852" calcext:value-type="float">
            <text:p>0.967002749770852</text:p>
          </table:table-cell>
          <table:table-cell office:value-type="float" office:value="-0.0147831352340082" calcext:value-type="float">
            <text:p>-0.01478313523400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/26/2020</text:p>
          </table:table-cell>
          <table:table-cell office:value-type="string" calcext:value-type="string">
            <text:p>$115.05</text:p>
          </table:table-cell>
          <table:table-cell office:value-type="string" calcext:value-type="string">
            <text:p>$28.5</text:p>
          </table:table-cell>
          <table:table-cell office:value-type="float" office:value="3400.97" calcext:value-type="float">
            <text:p>3400.97</text:p>
          </table:table-cell>
          <table:table-cell/>
          <table:table-cell table:formula="of:=[.D466]/[.D465]" office:value-type="float" office:value="1.01894165488081" calcext:value-type="float">
            <text:p>1.01894165488081</text:p>
          </table:table-cell>
          <table:table-cell table:formula="of:=[.B466]/[.B465]" office:value-type="float" office:value="0.999913081269014" calcext:value-type="float">
            <text:p>0.999913081269014</text:p>
          </table:table-cell>
          <table:table-cell table:number-columns-repeated="3"/>
          <table:table-cell office:value-type="float" office:value="0.994322517301915" calcext:value-type="float">
            <text:p>0.994322517301915</text:p>
          </table:table-cell>
          <table:table-cell office:value-type="float" office:value="0.992610340502205" calcext:value-type="float">
            <text:p>0.992610340502205</text:p>
          </table:table-cell>
          <table:table-cell office:value-type="float" office:value="1.03483412322275" calcext:value-type="float">
            <text:p>1.03483412322275</text:p>
          </table:table-cell>
          <table:table-cell office:value-type="float" office:value="0.0422237827205432" calcext:value-type="float">
            <text:p>0.04222378272054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/23/2020</text:p>
          </table:table-cell>
          <table:table-cell office:value-type="string" calcext:value-type="string">
            <text:p>$115.04</text:p>
          </table:table-cell>
          <table:table-cell office:value-type="string" calcext:value-type="string">
            <text:p>$28.92</text:p>
          </table:table-cell>
          <table:table-cell office:value-type="float" office:value="3465.39" calcext:value-type="float">
            <text:p>3465.39</text:p>
          </table:table-cell>
          <table:table-cell/>
          <table:table-cell table:formula="of:=[.D467]/[.D466]" office:value-type="float" office:value="0.996566043071631" calcext:value-type="float">
            <text:p>0.996566043071631</text:p>
          </table:table-cell>
          <table:table-cell table:formula="of:=[.B467]/[.B466]" office:value-type="float" office:value="1.00617176634214" calcext:value-type="float">
            <text:p>1.00617176634214</text:p>
          </table:table-cell>
          <table:table-cell table:number-columns-repeated="3"/>
          <table:table-cell office:value-type="float" office:value="0.992967270034292" calcext:value-type="float">
            <text:p>0.992967270034292</text:p>
          </table:table-cell>
          <table:table-cell office:value-type="float" office:value="0.990971742628378" calcext:value-type="float">
            <text:p>0.990971742628378</text:p>
          </table:table-cell>
          <table:table-cell office:value-type="float" office:value="0.987787191817418" calcext:value-type="float">
            <text:p>0.987787191817418</text:p>
          </table:table-cell>
          <table:table-cell office:value-type="float" office:value="-0.00318455081095981" calcext:value-type="float">
            <text:p>-0.003184550810959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/22/2020</text:p>
          </table:table-cell>
          <table:table-cell office:value-type="string" calcext:value-type="string">
            <text:p>$115.75</text:p>
          </table:table-cell>
          <table:table-cell office:value-type="string" calcext:value-type="string">
            <text:p>$29.36</text:p>
          </table:table-cell>
          <table:table-cell office:value-type="float" office:value="3453.49" calcext:value-type="float">
            <text:p>3453.49</text:p>
          </table:table-cell>
          <table:table-cell/>
          <table:table-cell table:formula="of:=[.D468]/[.D467]" office:value-type="float" office:value="0.994808150595485" calcext:value-type="float">
            <text:p>0.994808150595485</text:p>
          </table:table-cell>
          <table:table-cell table:formula="of:=[.B468]/[.B467]" office:value-type="float" office:value="1.00967602591793" calcext:value-type="float">
            <text:p>1.00967602591793</text:p>
          </table:table-cell>
          <table:table-cell table:number-columns-repeated="3"/>
          <table:table-cell office:value-type="float" office:value="1.01497574750382" calcext:value-type="float">
            <text:p>1.01497574750382</text:p>
          </table:table-cell>
          <table:table-cell office:value-type="float" office:value="1.0175816796113" calcext:value-type="float">
            <text:p>1.0175816796113</text:p>
          </table:table-cell>
          <table:table-cell office:value-type="float" office:value="1.02534580017" calcext:value-type="float">
            <text:p>1.02534580017</text:p>
          </table:table-cell>
          <table:table-cell office:value-type="float" office:value="0.00776412055870512" calcext:value-type="float">
            <text:p>0.007764120558705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/21/2020</text:p>
          </table:table-cell>
          <table:table-cell office:value-type="string" calcext:value-type="string">
            <text:p>$116.87</text:p>
          </table:table-cell>
          <table:table-cell office:value-type="string" calcext:value-type="string">
            <text:p>$28.91</text:p>
          </table:table-cell>
          <table:table-cell office:value-type="float" office:value="3435.56" calcext:value-type="float">
            <text:p>3435.56</text:p>
          </table:table-cell>
          <table:table-cell/>
          <table:table-cell table:formula="of:=[.D469]/[.D468]" office:value-type="float" office:value="1.0022005146177" calcext:value-type="float">
            <text:p>1.0022005146177</text:p>
          </table:table-cell>
          <table:table-cell table:formula="of:=[.B469]/[.B468]" office:value-type="float" office:value="1.00547617010353" calcext:value-type="float">
            <text:p>1.00547617010353</text:p>
          </table:table-cell>
          <table:table-cell table:number-columns-repeated="3"/>
          <table:table-cell office:value-type="float" office:value="0.993602355653649" calcext:value-type="float">
            <text:p>0.993602355653649</text:p>
          </table:table-cell>
          <table:table-cell office:value-type="float" office:value="0.991739609843784" calcext:value-type="float">
            <text:p>0.991739609843784</text:p>
          </table:table-cell>
          <table:table-cell office:value-type="float" office:value="1.00776245383978" calcext:value-type="float">
            <text:p>1.00776245383978</text:p>
          </table:table-cell>
          <table:table-cell office:value-type="float" office:value="0.0160228439959926" calcext:value-type="float">
            <text:p>0.01602284399599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/20/2020</text:p>
          </table:table-cell>
          <table:table-cell office:value-type="string" calcext:value-type="string">
            <text:p>$117.51</text:p>
          </table:table-cell>
          <table:table-cell office:value-type="string" calcext:value-type="string">
            <text:p>$29.07</text:p>
          </table:table-cell>
          <table:table-cell office:value-type="float" office:value="3443.12" calcext:value-type="float">
            <text:p>3443.12</text:p>
          </table:table-cell>
          <table:table-cell/>
          <table:table-cell table:formula="of:=[.D470]/[.D469]" office:value-type="float" office:value="0.995294965031715" calcext:value-type="float">
            <text:p>0.995294965031715</text:p>
          </table:table-cell>
          <table:table-cell table:formula="of:=[.B470]/[.B469]" office:value-type="float" office:value="0.986979831503702" calcext:value-type="float">
            <text:p>0.986979831503702</text:p>
          </table:table-cell>
          <table:table-cell table:number-columns-repeated="3"/>
          <table:table-cell office:value-type="float" office:value="0.99866025015809" calcext:value-type="float">
            <text:p>0.99866025015809</text:p>
          </table:table-cell>
          <table:table-cell office:value-type="float" office:value="0.997854992164793" calcext:value-type="float">
            <text:p>0.997854992164793</text:p>
          </table:table-cell>
          <table:table-cell office:value-type="float" office:value="1.0086000598265" calcext:value-type="float">
            <text:p>1.0086000598265</text:p>
          </table:table-cell>
          <table:table-cell office:value-type="float" office:value="0.0107450676617105" calcext:value-type="float">
            <text:p>0.01074506766171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/19/2020</text:p>
          </table:table-cell>
          <table:table-cell office:value-type="string" calcext:value-type="string">
            <text:p>$115.98</text:p>
          </table:table-cell>
          <table:table-cell office:value-type="string" calcext:value-type="string">
            <text:p>$29.06</text:p>
          </table:table-cell>
          <table:table-cell office:value-type="float" office:value="3426.92" calcext:value-type="float">
            <text:p>3426.92</text:p>
          </table:table-cell>
          <table:table-cell/>
          <table:table-cell table:formula="of:=[.D471]/[.D470]" office:value-type="float" office:value="1.01660091277299" calcext:value-type="float">
            <text:p>1.01660091277299</text:p>
          </table:table-cell>
          <table:table-cell table:formula="of:=[.B471]/[.B470]" office:value-type="float" office:value="1.02621141576134" calcext:value-type="float">
            <text:p>1.02621141576134</text:p>
          </table:table-cell>
          <table:table-cell table:number-columns-repeated="3"/>
          <table:table-cell office:value-type="float" office:value="1.00223233450674" calcext:value-type="float">
            <text:p>1.00223233450674</text:p>
          </table:table-cell>
          <table:table-cell office:value-type="float" office:value="1.00217391606795" calcext:value-type="float">
            <text:p>1.00217391606795</text:p>
          </table:table-cell>
          <table:table-cell office:value-type="float" office:value="1.01349447616223" calcext:value-type="float">
            <text:p>1.01349447616223</text:p>
          </table:table-cell>
          <table:table-cell office:value-type="float" office:value="0.0113205600942801" calcext:value-type="float">
            <text:p>0.01132056009428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/16/2020</text:p>
          </table:table-cell>
          <table:table-cell office:value-type="string" calcext:value-type="string">
            <text:p>$119.02</text:p>
          </table:table-cell>
          <table:table-cell office:value-type="string" calcext:value-type="string">
            <text:p>$29.45</text:p>
          </table:table-cell>
          <table:table-cell office:value-type="float" office:value="3483.81" calcext:value-type="float">
            <text:p>3483.81</text:p>
          </table:table-cell>
          <table:table-cell/>
          <table:table-cell table:formula="of:=[.D472]/[.D471]" office:value-type="float" office:value="0.999865090231672" calcext:value-type="float">
            <text:p>0.999865090231672</text:p>
          </table:table-cell>
          <table:table-cell table:formula="of:=[.B472]/[.B471]" office:value-type="float" office:value="1.01419929423626" calcext:value-type="float">
            <text:p>1.01419929423626</text:p>
          </table:table-cell>
          <table:table-cell table:number-columns-repeated="3"/>
          <table:table-cell office:value-type="float" office:value="0.991352908421143" calcext:value-type="float">
            <text:p>0.991352908421143</text:p>
          </table:table-cell>
          <table:table-cell office:value-type="float" office:value="0.989019855640602" calcext:value-type="float">
            <text:p>0.989019855640602</text:p>
          </table:table-cell>
          <table:table-cell office:value-type="float" office:value="0.965469310117785" calcext:value-type="float">
            <text:p>0.965469310117785</text:p>
          </table:table-cell>
          <table:table-cell office:value-type="float" office:value="-0.0235505455228174" calcext:value-type="float">
            <text:p>-0.02355054552281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/15/2020</text:p>
          </table:table-cell>
          <table:table-cell office:value-type="string" calcext:value-type="string">
            <text:p>$120.71</text:p>
          </table:table-cell>
          <table:table-cell office:value-type="string" calcext:value-type="string">
            <text:p>$29.27</text:p>
          </table:table-cell>
          <table:table-cell office:value-type="float" office:value="3483.34" calcext:value-type="float">
            <text:p>3483.34</text:p>
          </table:table-cell>
          <table:table-cell/>
          <table:table-cell table:formula="of:=[.D473]/[.D472]" office:value-type="float" office:value="1.00153014061217" calcext:value-type="float">
            <text:p>1.00153014061217</text:p>
          </table:table-cell>
          <table:table-cell table:formula="of:=[.B473]/[.B472]" office:value-type="float" office:value="1.00397647253749" calcext:value-type="float">
            <text:p>1.00397647253749</text:p>
          </table:table-cell>
          <table:table-cell table:number-columns-repeated="3"/>
          <table:table-cell office:value-type="float" office:value="0.996475887509249" calcext:value-type="float">
            <text:p>0.996475887509249</text:p>
          </table:table-cell>
          <table:table-cell office:value-type="float" office:value="0.995213930214279" calcext:value-type="float">
            <text:p>0.995213930214279</text:p>
          </table:table-cell>
          <table:table-cell office:value-type="float" office:value="0.992346745472456" calcext:value-type="float">
            <text:p>0.992346745472456</text:p>
          </table:table-cell>
          <table:table-cell office:value-type="float" office:value="-0.0028671847418229" calcext:value-type="float">
            <text:p>-0.00286718474182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/14/2020</text:p>
          </table:table-cell>
          <table:table-cell office:value-type="string" calcext:value-type="string">
            <text:p>$121.19</text:p>
          </table:table-cell>
          <table:table-cell office:value-type="string" calcext:value-type="string">
            <text:p>$29.44</text:p>
          </table:table-cell>
          <table:table-cell office:value-type="float" office:value="3488.67" calcext:value-type="float">
            <text:p>3488.67</text:p>
          </table:table-cell>
          <table:table-cell/>
          <table:table-cell table:formula="of:=[.D474]/[.D473]" office:value-type="float" office:value="1.00666729727948" calcext:value-type="float">
            <text:p>1.00666729727948</text:p>
          </table:table-cell>
          <table:table-cell table:formula="of:=[.B474]/[.B473]" office:value-type="float" office:value="0.999257364469016" calcext:value-type="float">
            <text:p>0.999257364469016</text:p>
          </table:table-cell>
          <table:table-cell table:number-columns-repeated="3"/>
          <table:table-cell office:value-type="float" office:value="0.999254744567088" calcext:value-type="float">
            <text:p>0.999254744567088</text:p>
          </table:table-cell>
          <table:table-cell office:value-type="float" office:value="0.998573781494133" calcext:value-type="float">
            <text:p>0.998573781494133</text:p>
          </table:table-cell>
          <table:table-cell office:value-type="float" office:value="1.00702504581552" calcext:value-type="float">
            <text:p>1.00702504581552</text:p>
          </table:table-cell>
          <table:table-cell office:value-type="float" office:value="0.00845126432138299" calcext:value-type="float">
            <text:p>0.008451264321382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/13/2020</text:p>
          </table:table-cell>
          <table:table-cell office:value-type="string" calcext:value-type="string">
            <text:p>$121.1</text:p>
          </table:table-cell>
          <table:table-cell office:value-type="string" calcext:value-type="string">
            <text:p>$29.61</text:p>
          </table:table-cell>
          <table:table-cell office:value-type="float" office:value="3511.93" calcext:value-type="float">
            <text:p>3511.93</text:p>
          </table:table-cell>
          <table:table-cell/>
          <table:table-cell table:formula="of:=[.D475]/[.D474]" office:value-type="float" office:value="1.00634693743896" calcext:value-type="float">
            <text:p>1.00634693743896</text:p>
          </table:table-cell>
          <table:table-cell table:formula="of:=[.B475]/[.B474]" office:value-type="float" office:value="1.02725020644096" calcext:value-type="float">
            <text:p>1.02725020644096</text:p>
          </table:table-cell>
          <table:table-cell table:number-columns-repeated="3"/>
          <table:table-cell office:value-type="float" office:value="1.00207742334416" calcext:value-type="float">
            <text:p>1.00207742334416</text:p>
          </table:table-cell>
          <table:table-cell office:value-type="float" office:value="1.00198661659302" calcext:value-type="float">
            <text:p>1.00198661659302</text:p>
          </table:table-cell>
          <table:table-cell office:value-type="float" office:value="0.972323324234152" calcext:value-type="float">
            <text:p>0.972323324234152</text:p>
          </table:table-cell>
          <table:table-cell office:value-type="float" office:value="-0.0296632923588651" calcext:value-type="float">
            <text:p>-0.02966329235886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/12/2020</text:p>
          </table:table-cell>
          <table:table-cell office:value-type="string" calcext:value-type="string">
            <text:p>$124.4</text:p>
          </table:table-cell>
          <table:table-cell office:value-type="string" calcext:value-type="string">
            <text:p>$29.68</text:p>
          </table:table-cell>
          <table:table-cell office:value-type="float" office:value="3534.22" calcext:value-type="float">
            <text:p>3534.22</text:p>
          </table:table-cell>
          <table:table-cell/>
          <table:table-cell table:formula="of:=[.D476]/[.D475]" office:value-type="float" office:value="0.983846506442723" calcext:value-type="float">
            <text:p>0.983846506442723</text:p>
          </table:table-cell>
          <table:table-cell table:formula="of:=[.B476]/[.B475]" office:value-type="float" office:value="0.940273311897106" calcext:value-type="float">
            <text:p>0.940273311897106</text:p>
          </table:table-cell>
          <table:table-cell table:number-columns-repeated="3"/>
          <table:table-cell office:value-type="float" office:value="1.00392160046767" calcext:value-type="float">
            <text:p>1.00392160046767</text:p>
          </table:table-cell>
          <table:table-cell office:value-type="float" office:value="1.00421636815624" calcext:value-type="float">
            <text:p>1.00421636815624</text:p>
          </table:table-cell>
          <table:table-cell office:value-type="float" office:value="0.987717382827731" calcext:value-type="float">
            <text:p>0.987717382827731</text:p>
          </table:table-cell>
          <table:table-cell office:value-type="float" office:value="-0.0164989853285087" calcext:value-type="float">
            <text:p>-0.01649898532850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/09/2020</text:p>
          </table:table-cell>
          <table:table-cell office:value-type="string" calcext:value-type="string">
            <text:p>$116.97</text:p>
          </table:table-cell>
          <table:table-cell office:value-type="string" calcext:value-type="string">
            <text:p>$29.83</text:p>
          </table:table-cell>
          <table:table-cell office:value-type="float" office:value="3477.13" calcext:value-type="float">
            <text:p>3477.13</text:p>
          </table:table-cell>
          <table:table-cell/>
          <table:table-cell table:formula="of:=[.D477]/[.D476]" office:value-type="float" office:value="0.99128591683371" calcext:value-type="float">
            <text:p>0.99128591683371</text:p>
          </table:table-cell>
          <table:table-cell table:formula="of:=[.B477]/[.B476]" office:value-type="float" office:value="0.982901598700522" calcext:value-type="float">
            <text:p>0.982901598700522</text:p>
          </table:table-cell>
          <table:table-cell table:number-columns-repeated="3"/>
          <table:table-cell office:value-type="float" office:value="1.00352347138763" calcext:value-type="float">
            <text:p>1.00352347138763</text:p>
          </table:table-cell>
          <table:table-cell office:value-type="float" office:value="1.00373499956791" calcext:value-type="float">
            <text:p>1.00373499956791</text:p>
          </table:table-cell>
          <table:table-cell office:value-type="float" office:value="1.01614622399432" calcext:value-type="float">
            <text:p>1.01614622399432</text:p>
          </table:table-cell>
          <table:table-cell office:value-type="float" office:value="0.0124112244264061" calcext:value-type="float">
            <text:p>0.01241122442640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/08/2020</text:p>
          </table:table-cell>
          <table:table-cell office:value-type="string" calcext:value-type="string">
            <text:p>$114.97</text:p>
          </table:table-cell>
          <table:table-cell office:value-type="string" calcext:value-type="string">
            <text:p>$30.32</text:p>
          </table:table-cell>
          <table:table-cell office:value-type="float" office:value="3446.83" calcext:value-type="float">
            <text:p>3446.83</text:p>
          </table:table-cell>
          <table:table-cell/>
          <table:table-cell table:formula="of:=[.D478]/[.D477]" office:value-type="float" office:value="0.992056469277568" calcext:value-type="float">
            <text:p>0.992056469277568</text:p>
          </table:table-cell>
          <table:table-cell table:formula="of:=[.B478]/[.B477]" office:value-type="float" office:value="1.00095677133165" calcext:value-type="float">
            <text:p>1.00095677133165</text:p>
          </table:table-cell>
          <table:table-cell table:number-columns-repeated="3"/>
          <table:table-cell office:value-type="float" office:value="0.994275321828459" calcext:value-type="float">
            <text:p>0.994275321828459</text:p>
          </table:table-cell>
          <table:table-cell office:value-type="float" office:value="0.992553277555607" calcext:value-type="float">
            <text:p>0.992553277555607</text:p>
          </table:table-cell>
          <table:table-cell office:value-type="float" office:value="0.993084693084693" calcext:value-type="float">
            <text:p>0.993084693084693</text:p>
          </table:table-cell>
          <table:table-cell office:value-type="float" office:value="0.000531415529086199" calcext:value-type="float">
            <text:p>0.0005314155290861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/07/2020</text:p>
          </table:table-cell>
          <table:table-cell office:value-type="string" calcext:value-type="string">
            <text:p>$115.08</text:p>
          </table:table-cell>
          <table:table-cell office:value-type="string" calcext:value-type="string">
            <text:p>$29.21</text:p>
          </table:table-cell>
          <table:table-cell office:value-type="float" office:value="3419.45" calcext:value-type="float">
            <text:p>3419.45</text:p>
          </table:table-cell>
          <table:table-cell/>
          <table:table-cell table:formula="of:=[.D479]/[.D478]" office:value-type="float" office:value="0.982891985553232" calcext:value-type="float">
            <text:p>0.982891985553232</text:p>
          </table:table-cell>
          <table:table-cell table:formula="of:=[.B479]/[.B478]" office:value-type="float" office:value="0.983315954118874" calcext:value-type="float">
            <text:p>0.983315954118874</text:p>
          </table:table-cell>
          <table:table-cell table:number-columns-repeated="3"/>
          <table:table-cell office:value-type="float" office:value="0.998230289340938" calcext:value-type="float">
            <text:p>0.998230289340938</text:p>
          </table:table-cell>
          <table:table-cell office:value-type="float" office:value="0.997335136565268" calcext:value-type="float">
            <text:p>0.997335136565268</text:p>
          </table:table-cell>
          <table:table-cell office:value-type="float" office:value="1.00054768797434" calcext:value-type="float">
            <text:p>1.00054768797434</text:p>
          </table:table-cell>
          <table:table-cell office:value-type="float" office:value="0.00321255140906884" calcext:value-type="float">
            <text:p>0.003212551409068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/06/2020</text:p>
          </table:table-cell>
          <table:table-cell office:value-type="string" calcext:value-type="string">
            <text:p>$113.16</text:p>
          </table:table-cell>
          <table:table-cell office:value-type="string" calcext:value-type="string">
            <text:p>$28.96</text:p>
          </table:table-cell>
          <table:table-cell office:value-type="float" office:value="3360.95" calcext:value-type="float">
            <text:p>3360.95</text:p>
          </table:table-cell>
          <table:table-cell/>
          <table:table-cell table:formula="of:=[.D480]/[.D479]" office:value-type="float" office:value="1.01418646513635" calcext:value-type="float">
            <text:p>1.01418646513635</text:p>
          </table:table-cell>
          <table:table-cell table:formula="of:=[.B480]/[.B479]" office:value-type="float" office:value="1.02951572993991" calcext:value-type="float">
            <text:p>1.02951572993991</text:p>
          </table:table-cell>
          <table:table-cell table:number-columns-repeated="3"/>
          <table:table-cell office:value-type="float" office:value="0.987243613686928" calcext:value-type="float">
            <text:p>0.987243613686928</text:p>
          </table:table-cell>
          <table:table-cell office:value-type="float" office:value="0.984051403185266" calcext:value-type="float">
            <text:p>0.984051403185266</text:p>
          </table:table-cell>
          <table:table-cell office:value-type="float" office:value="0.952299030340945" calcext:value-type="float">
            <text:p>0.952299030340945</text:p>
          </table:table-cell>
          <table:table-cell office:value-type="float" office:value="-0.031752372844321" calcext:value-type="float">
            <text:p>-0.0317523728443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/05/2020</text:p>
          </table:table-cell>
          <table:table-cell office:value-type="string" calcext:value-type="string">
            <text:p>$116.5</text:p>
          </table:table-cell>
          <table:table-cell office:value-type="string" calcext:value-type="string">
            <text:p>$29.54</text:p>
          </table:table-cell>
          <table:table-cell office:value-type="float" office:value="3408.63" calcext:value-type="float">
            <text:p>3408.63</text:p>
          </table:table-cell>
          <table:table-cell/>
          <table:table-cell table:formula="of:=[.D481]/[.D480]" office:value-type="float" office:value="0.982341879288746" calcext:value-type="float">
            <text:p>0.982341879288746</text:p>
          </table:table-cell>
          <table:table-cell table:formula="of:=[.B481]/[.B480]" office:value-type="float" office:value="0.970128755364807" calcext:value-type="float">
            <text:p>0.970128755364807</text:p>
          </table:table-cell>
          <table:table-cell table:number-columns-repeated="3"/>
          <table:table-cell office:value-type="float" office:value="1.00437835333339" calcext:value-type="float">
            <text:p>1.00437835333339</text:p>
          </table:table-cell>
          <table:table-cell office:value-type="float" office:value="1.00476861739703" calcext:value-type="float">
            <text:p>1.00476861739703</text:p>
          </table:table-cell>
          <table:table-cell office:value-type="float" office:value="1.00517326326162" calcext:value-type="float">
            <text:p>1.00517326326162</text:p>
          </table:table-cell>
          <table:table-cell office:value-type="float" office:value="0.000404645864585884" calcext:value-type="float">
            <text:p>0.0004046458645858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/02/2020</text:p>
          </table:table-cell>
          <table:table-cell office:value-type="string" calcext:value-type="string">
            <text:p>$113.02</text:p>
          </table:table-cell>
          <table:table-cell office:value-type="string" calcext:value-type="string">
            <text:p>$28.96</text:p>
          </table:table-cell>
          <table:table-cell office:value-type="float" office:value="3348.44" calcext:value-type="float">
            <text:p>3348.44</text:p>
          </table:table-cell>
          <table:table-cell/>
          <table:table-cell table:formula="of:=[.D482]/[.D481]" office:value-type="float" office:value="1.00966420183727" calcext:value-type="float">
            <text:p>1.00966420183727</text:p>
          </table:table-cell>
          <table:table-cell table:formula="of:=[.B482]/[.B481]" office:value-type="float" office:value="1.03335692797735" calcext:value-type="float">
            <text:p>1.03335692797735</text:p>
          </table:table-cell>
          <table:table-cell table:number-columns-repeated="3"/>
          <table:table-cell office:value-type="float" office:value="1.00126656221168" calcext:value-type="float">
            <text:p>1.00126656221168</text:p>
          </table:table-cell>
          <table:table-cell office:value-type="float" office:value="1.00100622330288" calcext:value-type="float">
            <text:p>1.00100622330288</text:p>
          </table:table-cell>
          <table:table-cell office:value-type="float" office:value="1.00678049178989" calcext:value-type="float">
            <text:p>1.00678049178989</text:p>
          </table:table-cell>
          <table:table-cell office:value-type="float" office:value="0.00577426848700768" calcext:value-type="float">
            <text:p>0.005774268487007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/01/2020</text:p>
          </table:table-cell>
          <table:table-cell office:value-type="string" calcext:value-type="string">
            <text:p>$116.79</text:p>
          </table:table-cell>
          <table:table-cell office:value-type="string" calcext:value-type="string">
            <text:p>$29.04</text:p>
          </table:table-cell>
          <table:table-cell office:value-type="float" office:value="3380.8" calcext:value-type="float">
            <text:p>3380.8</text:p>
          </table:table-cell>
          <table:table-cell/>
          <table:table-cell table:formula="of:=[.D483]/[.D482]" office:value-type="float" office:value="0.994734973970658" calcext:value-type="float">
            <text:p>0.994734973970658</text:p>
          </table:table-cell>
          <table:table-cell table:formula="of:=[.B483]/[.B482]" office:value-type="float" office:value="0.991608870622485" calcext:value-type="float">
            <text:p>0.991608870622485</text:p>
          </table:table-cell>
          <table:table-cell table:number-columns-repeated="3"/>
          <table:table-cell office:value-type="float" office:value="1.00128676971729" calcext:value-type="float">
            <text:p>1.00128676971729</text:p>
          </table:table-cell>
          <table:table-cell office:value-type="float" office:value="1.00103065572678" calcext:value-type="float">
            <text:p>1.00103065572678</text:p>
          </table:table-cell>
          <table:table-cell office:value-type="float" office:value="0.988153197013956" calcext:value-type="float">
            <text:p>0.988153197013956</text:p>
          </table:table-cell>
          <table:table-cell office:value-type="float" office:value="-0.0128774587128226" calcext:value-type="float">
            <text:p>-0.01287745871282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9/30/2020</text:p>
          </table:table-cell>
          <table:table-cell office:value-type="string" calcext:value-type="string">
            <text:p>$115.81</text:p>
          </table:table-cell>
          <table:table-cell office:value-type="string" calcext:value-type="string">
            <text:p>$29.2</text:p>
          </table:table-cell>
          <table:table-cell office:value-type="float" office:value="3363" calcext:value-type="float">
            <text:p>3363</text:p>
          </table:table-cell>
          <table:table-cell/>
          <table:table-cell table:formula="of:=[.D484]/[.D483]" office:value-type="float" office:value="0.991813856675587" calcext:value-type="float">
            <text:p>0.991813856675587</text:p>
          </table:table-cell>
          <table:table-cell table:formula="of:=[.B484]/[.B483]" office:value-type="float" office:value="0.985148087384509" calcext:value-type="float">
            <text:p>0.985148087384509</text:p>
          </table:table-cell>
          <table:table-cell table:number-columns-repeated="3"/>
          <table:table-cell office:value-type="float" office:value="1.00801291650557" calcext:value-type="float">
            <text:p>1.00801291650557</text:p>
          </table:table-cell>
          <table:table-cell office:value-type="float" office:value="1.00916308298904" calcext:value-type="float">
            <text:p>1.00916308298904</text:p>
          </table:table-cell>
          <table:table-cell office:value-type="float" office:value="1.02134997536541" calcext:value-type="float">
            <text:p>1.02134997536541</text:p>
          </table:table-cell>
          <table:table-cell office:value-type="float" office:value="0.012186892376373" calcext:value-type="float">
            <text:p>0.0121868923763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9/29/2020</text:p>
          </table:table-cell>
          <table:table-cell office:value-type="string" calcext:value-type="string">
            <text:p>$114.09</text:p>
          </table:table-cell>
          <table:table-cell office:value-type="string" calcext:value-type="string">
            <text:p>$29.55</text:p>
          </table:table-cell>
          <table:table-cell office:value-type="float" office:value="3335.47" calcext:value-type="float">
            <text:p>3335.47</text:p>
          </table:table-cell>
          <table:table-cell/>
          <table:table-cell table:formula="of:=[.D485]/[.D484]" office:value-type="float" office:value="1.00483590018798" calcext:value-type="float">
            <text:p>1.00483590018798</text:p>
          </table:table-cell>
          <table:table-cell table:formula="of:=[.B485]/[.B484]" office:value-type="float" office:value="1.00762555876939" calcext:value-type="float">
            <text:p>1.00762555876939</text:p>
          </table:table-cell>
          <table:table-cell table:number-columns-repeated="3"/>
          <table:table-cell office:value-type="float" office:value="0.997220609089067" calcext:value-type="float">
            <text:p>0.997220609089067</text:p>
          </table:table-cell>
          <table:table-cell office:value-type="float" office:value="0.996114355713327" calcext:value-type="float">
            <text:p>0.996114355713327</text:p>
          </table:table-cell>
          <table:table-cell office:value-type="float" office:value="0.99493487698987" calcext:value-type="float">
            <text:p>0.99493487698987</text:p>
          </table:table-cell>
          <table:table-cell office:value-type="float" office:value="-0.00117947872345714" calcext:value-type="float">
            <text:p>-0.001179478723457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9/28/2020</text:p>
          </table:table-cell>
          <table:table-cell office:value-type="string" calcext:value-type="string">
            <text:p>$114.96</text:p>
          </table:table-cell>
          <table:table-cell office:value-type="string" calcext:value-type="string">
            <text:p>$30.08</text:p>
          </table:table-cell>
          <table:table-cell office:value-type="float" office:value="3351.6" calcext:value-type="float">
            <text:p>3351.6</text:p>
          </table:table-cell>
          <table:table-cell/>
          <table:table-cell table:formula="of:=[.D486]/[.D485]" office:value-type="float" office:value="0.984144886024585" calcext:value-type="float">
            <text:p>0.984144886024585</text:p>
          </table:table-cell>
          <table:table-cell table:formula="of:=[.B486]/[.B485]" office:value-type="float" office:value="0.976687543493389" calcext:value-type="float">
            <text:p>0.976687543493389</text:p>
          </table:table-cell>
          <table:table-cell table:number-columns-repeated="3"/>
          <table:table-cell office:value-type="float" office:value="1.00193934928872" calcext:value-type="float">
            <text:p>1.00193934928872</text:p>
          </table:table-cell>
          <table:table-cell office:value-type="float" office:value="1.00181967447177" calcext:value-type="float">
            <text:p>1.00181967447177</text:p>
          </table:table-cell>
          <table:table-cell office:value-type="float" office:value="0.987878787878788" calcext:value-type="float">
            <text:p>0.987878787878788</text:p>
          </table:table-cell>
          <table:table-cell office:value-type="float" office:value="-0.0139408865929817" calcext:value-type="float">
            <text:p>-0.01394088659298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9/25/2020</text:p>
          </table:table-cell>
          <table:table-cell office:value-type="string" calcext:value-type="string">
            <text:p>$112.28</text:p>
          </table:table-cell>
          <table:table-cell office:value-type="string" calcext:value-type="string">
            <text:p>$29.99</text:p>
          </table:table-cell>
          <table:table-cell office:value-type="float" office:value="3298.46" calcext:value-type="float">
            <text:p>3298.46</text:p>
          </table:table-cell>
          <table:table-cell/>
          <table:table-cell table:formula="of:=[.D487]/[.D486]" office:value-type="float" office:value="0.984274479605634" calcext:value-type="float">
            <text:p>0.984274479605634</text:p>
          </table:table-cell>
          <table:table-cell table:formula="of:=[.B487]/[.B486]" office:value-type="float" office:value="0.963840399002494" calcext:value-type="float">
            <text:p>0.963840399002494</text:p>
          </table:table-cell>
          <table:table-cell table:number-columns-repeated="3"/>
          <table:table-cell office:value-type="float" office:value="0.99124116005969" calcext:value-type="float">
            <text:p>0.99124116005969</text:p>
          </table:table-cell>
          <table:table-cell office:value-type="float" office:value="0.988884743302171" calcext:value-type="float">
            <text:p>0.988884743302171</text:p>
          </table:table-cell>
          <table:table-cell office:value-type="float" office:value="1.00564417177914" calcext:value-type="float">
            <text:p>1.00564417177914</text:p>
          </table:table-cell>
          <table:table-cell office:value-type="float" office:value="0.0167594284769697" calcext:value-type="float">
            <text:p>0.01675942847696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9/24/2020</text:p>
          </table:table-cell>
          <table:table-cell office:value-type="string" calcext:value-type="string">
            <text:p>$108.22</text:p>
          </table:table-cell>
          <table:table-cell office:value-type="string" calcext:value-type="string">
            <text:p>$29.64</text:p>
          </table:table-cell>
          <table:table-cell office:value-type="float" office:value="3246.59" calcext:value-type="float">
            <text:p>3246.59</text:p>
          </table:table-cell>
          <table:table-cell/>
          <table:table-cell table:formula="of:=[.D488]/[.D487]" office:value-type="float" office:value="0.997021490240529" calcext:value-type="float">
            <text:p>0.997021490240529</text:p>
          </table:table-cell>
          <table:table-cell table:formula="of:=[.B488]/[.B487]" office:value-type="float" office:value="0.989835520236555" calcext:value-type="float">
            <text:p>0.989835520236555</text:p>
          </table:table-cell>
          <table:table-cell table:number-columns-repeated="3"/>
          <table:table-cell office:value-type="float" office:value="1.00062453637038" calcext:value-type="float">
            <text:p>1.00062453637038</text:p>
          </table:table-cell>
          <table:table-cell office:value-type="float" office:value="1.00022996482693" calcext:value-type="float">
            <text:p>1.00022996482693</text:p>
          </table:table-cell>
          <table:table-cell office:value-type="float" office:value="1.00113876687815" calcext:value-type="float">
            <text:p>1.00113876687815</text:p>
          </table:table-cell>
          <table:table-cell office:value-type="float" office:value="0.000908802051218904" calcext:value-type="float">
            <text:p>0.0009088020512189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9/23/2020</text:p>
          </table:table-cell>
          <table:table-cell office:value-type="string" calcext:value-type="string">
            <text:p>$107.12</text:p>
          </table:table-cell>
          <table:table-cell office:value-type="string" calcext:value-type="string">
            <text:p>$29.51</text:p>
          </table:table-cell>
          <table:table-cell office:value-type="float" office:value="3236.92" calcext:value-type="float">
            <text:p>3236.92</text:p>
          </table:table-cell>
          <table:table-cell/>
          <table:table-cell table:formula="of:=[.D489]/[.D488]" office:value-type="float" office:value="1.02429778925645" calcext:value-type="float">
            <text:p>1.02429778925645</text:p>
          </table:table-cell>
          <table:table-cell table:formula="of:=[.B489]/[.B488]" office:value-type="float" office:value="1.04378267363704" calcext:value-type="float">
            <text:p>1.04378267363704</text:p>
          </table:table-cell>
          <table:table-cell table:number-columns-repeated="3"/>
          <table:table-cell office:value-type="float" office:value="0.99821205175238" calcext:value-type="float">
            <text:p>0.99821205175238</text:p>
          </table:table-cell>
          <table:table-cell office:value-type="float" office:value="0.99731308592215" calcext:value-type="float">
            <text:p>0.99731308592215</text:p>
          </table:table-cell>
          <table:table-cell office:value-type="float" office:value="0.997075073123172" calcext:value-type="float">
            <text:p>0.997075073123172</text:p>
          </table:table-cell>
          <table:table-cell office:value-type="float" office:value="-0.00023801279897806" calcext:value-type="float">
            <text:p>-0.000238012798978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9/22/2020</text:p>
          </table:table-cell>
          <table:table-cell office:value-type="string" calcext:value-type="string">
            <text:p>$111.81</text:p>
          </table:table-cell>
          <table:table-cell office:value-type="string" calcext:value-type="string">
            <text:p>$30.51</text:p>
          </table:table-cell>
          <table:table-cell office:value-type="float" office:value="3315.57" calcext:value-type="float">
            <text:p>3315.57</text:p>
          </table:table-cell>
          <table:table-cell/>
          <table:table-cell table:formula="of:=[.D490]/[.D489]" office:value-type="float" office:value="0.989591533280854" calcext:value-type="float">
            <text:p>0.989591533280854</text:p>
          </table:table-cell>
          <table:table-cell table:formula="of:=[.B490]/[.B489]" office:value-type="float" office:value="0.984527323137465" calcext:value-type="float">
            <text:p>0.984527323137465</text:p>
          </table:table-cell>
          <table:table-cell table:number-columns-repeated="3"/>
          <table:table-cell office:value-type="float" office:value="0.988854455350926" calcext:value-type="float">
            <text:p>0.988854455350926</text:p>
          </table:table-cell>
          <table:table-cell office:value-type="float" office:value="0.985999034284591" calcext:value-type="float">
            <text:p>0.985999034284591</text:p>
          </table:table-cell>
          <table:table-cell office:value-type="float" office:value="0.970094524119948" calcext:value-type="float">
            <text:p>0.970094524119948</text:p>
          </table:table-cell>
          <table:table-cell office:value-type="float" office:value="-0.015904510164643" calcext:value-type="float">
            <text:p>-0.0159045101646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9/21/2020</text:p>
          </table:table-cell>
          <table:table-cell office:value-type="string" calcext:value-type="string">
            <text:p>$110.08</text:p>
          </table:table-cell>
          <table:table-cell office:value-type="string" calcext:value-type="string">
            <text:p>$30.06</text:p>
          </table:table-cell>
          <table:table-cell office:value-type="float" office:value="3281.06" calcext:value-type="float">
            <text:p>3281.06</text:p>
          </table:table-cell>
          <table:table-cell/>
          <table:table-cell table:formula="of:=[.D491]/[.D490]" office:value-type="float" office:value="1.01170658262878" calcext:value-type="float">
            <text:p>1.01170658262878</text:p>
          </table:table-cell>
          <table:table-cell table:formula="of:=[.B491]/[.B490]" office:value-type="float" office:value="0.970566860465116" calcext:value-type="float">
            <text:p>0.970566860465116</text:p>
          </table:table-cell>
          <table:table-cell table:number-columns-repeated="3"/>
          <table:table-cell office:value-type="float" office:value="1.00461670573747" calcext:value-type="float">
            <text:p>1.00461670573747</text:p>
          </table:table-cell>
          <table:table-cell office:value-type="float" office:value="1.00505680373165" calcext:value-type="float">
            <text:p>1.00505680373165</text:p>
          </table:table-cell>
          <table:table-cell office:value-type="float" office:value="0.979336413271735" calcext:value-type="float">
            <text:p>0.979336413271735</text:p>
          </table:table-cell>
          <table:table-cell office:value-type="float" office:value="-0.025720390459913" calcext:value-type="float">
            <text:p>-0.0257203904599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9/18/2020</text:p>
          </table:table-cell>
          <table:table-cell office:value-type="string" calcext:value-type="string">
            <text:p>$106.84</text:p>
          </table:table-cell>
          <table:table-cell office:value-type="string" calcext:value-type="string">
            <text:p>$30.5</text:p>
          </table:table-cell>
          <table:table-cell office:value-type="float" office:value="3319.47" calcext:value-type="float">
            <text:p>3319.47</text:p>
          </table:table-cell>
          <table:table-cell/>
          <table:table-cell table:formula="of:=[.D492]/[.D491]" office:value-type="float" office:value="1.01130903427354" calcext:value-type="float">
            <text:p>1.01130903427354</text:p>
          </table:table-cell>
          <table:table-cell table:formula="of:=[.B492]/[.B491]" office:value-type="float" office:value="1.03275926619244" calcext:value-type="float">
            <text:p>1.03275926619244</text:p>
          </table:table-cell>
          <table:table-cell table:number-columns-repeated="3"/>
          <table:table-cell office:value-type="float" office:value="0.997608806189619" calcext:value-type="float">
            <text:p>0.997608806189619</text:p>
          </table:table-cell>
          <table:table-cell office:value-type="float" office:value="0.996583715776827" calcext:value-type="float">
            <text:p>0.996583715776827</text:p>
          </table:table-cell>
          <table:table-cell office:value-type="float" office:value="0.995196843640106" calcext:value-type="float">
            <text:p>0.995196843640106</text:p>
          </table:table-cell>
          <table:table-cell office:value-type="float" office:value="-0.00138687213672017" calcext:value-type="float">
            <text:p>-0.001386872136720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9/17/2020</text:p>
          </table:table-cell>
          <table:table-cell office:value-type="string" calcext:value-type="string">
            <text:p>$110.34</text:p>
          </table:table-cell>
          <table:table-cell office:value-type="string" calcext:value-type="string">
            <text:p>$30.84</text:p>
          </table:table-cell>
          <table:table-cell office:value-type="float" office:value="3357.01" calcext:value-type="float">
            <text:p>3357.01</text:p>
          </table:table-cell>
          <table:table-cell/>
          <table:table-cell table:formula="of:=[.D493]/[.D492]" office:value-type="float" office:value="1.00848373999482" calcext:value-type="float">
            <text:p>1.00848373999482</text:p>
          </table:table-cell>
          <table:table-cell table:formula="of:=[.B493]/[.B492]" office:value-type="float" office:value="1.01622258473808" calcext:value-type="float">
            <text:p>1.01622258473808</text:p>
          </table:table-cell>
          <table:table-cell table:number-columns-repeated="3"/>
          <table:table-cell office:value-type="float" office:value="1.00158692986927" calcext:value-type="float">
            <text:p>1.00158692986927</text:p>
          </table:table-cell>
          <table:table-cell office:value-type="float" office:value="1.00139357236833" calcext:value-type="float">
            <text:p>1.00139357236833</text:p>
          </table:table-cell>
          <table:table-cell office:value-type="float" office:value="0.992588123761096" calcext:value-type="float">
            <text:p>0.992588123761096</text:p>
          </table:table-cell>
          <table:table-cell office:value-type="float" office:value="-0.00880544860723576" calcext:value-type="float">
            <text:p>-0.008805448607235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9/16/2020</text:p>
          </table:table-cell>
          <table:table-cell office:value-type="string" calcext:value-type="string">
            <text:p>$112.13</text:p>
          </table:table-cell>
          <table:table-cell office:value-type="string" calcext:value-type="string">
            <text:p>$30.95</text:p>
          </table:table-cell>
          <table:table-cell office:value-type="float" office:value="3385.49" calcext:value-type="float">
            <text:p>3385.49</text:p>
          </table:table-cell>
          <table:table-cell/>
          <table:table-cell table:formula="of:=[.D494]/[.D493]" office:value-type="float" office:value="1.00464039178967" calcext:value-type="float">
            <text:p>1.00464039178967</text:p>
          </table:table-cell>
          <table:table-cell table:formula="of:=[.B494]/[.B493]" office:value-type="float" office:value="1.03041112993846" calcext:value-type="float">
            <text:p>1.03041112993846</text:p>
          </table:table-cell>
          <table:table-cell table:number-columns-repeated="3"/>
          <table:table-cell office:value-type="float" office:value="0.98409532900003" calcext:value-type="float">
            <text:p>0.98409532900003</text:p>
          </table:table-cell>
          <table:table-cell office:value-type="float" office:value="0.980244885572284" calcext:value-type="float">
            <text:p>0.980244885572284</text:p>
          </table:table-cell>
          <table:table-cell office:value-type="float" office:value="0.988538681948424" calcext:value-type="float">
            <text:p>0.988538681948424</text:p>
          </table:table-cell>
          <table:table-cell office:value-type="float" office:value="0.00829379637613947" calcext:value-type="float">
            <text:p>0.008293796376139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9/15/2020</text:p>
          </table:table-cell>
          <table:table-cell office:value-type="string" calcext:value-type="string">
            <text:p>$115.54</text:p>
          </table:table-cell>
          <table:table-cell office:value-type="string" calcext:value-type="string">
            <text:p>$30.94</text:p>
          </table:table-cell>
          <table:table-cell office:value-type="float" office:value="3401.2" calcext:value-type="float">
            <text:p>3401.2</text:p>
          </table:table-cell>
          <table:table-cell/>
          <table:table-cell table:formula="of:=[.D495]/[.D494]" office:value-type="float" office:value="0.994807714924144" calcext:value-type="float">
            <text:p>0.994807714924144</text:p>
          </table:table-cell>
          <table:table-cell table:formula="of:=[.B495]/[.B494]" office:value-type="float" office:value="0.99839882291847" calcext:value-type="float">
            <text:p>0.99839882291847</text:p>
          </table:table-cell>
          <table:table-cell table:number-columns-repeated="3"/>
          <table:table-cell office:value-type="float" office:value="0.994395668592544" calcext:value-type="float">
            <text:p>0.994395668592544</text:p>
          </table:table-cell>
          <table:table-cell office:value-type="float" office:value="0.99269878602219" calcext:value-type="float">
            <text:p>0.99269878602219</text:p>
          </table:table-cell>
          <table:table-cell office:value-type="float" office:value="1.0306543697848" calcext:value-type="float">
            <text:p>1.0306543697848</text:p>
          </table:table-cell>
          <table:table-cell office:value-type="float" office:value="0.0379555837626149" calcext:value-type="float">
            <text:p>0.03795558376261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9/14/2020</text:p>
          </table:table-cell>
          <table:table-cell office:value-type="string" calcext:value-type="string">
            <text:p>$115.355</text:p>
          </table:table-cell>
          <table:table-cell office:value-type="string" calcext:value-type="string">
            <text:p>$30.9</text:p>
          </table:table-cell>
          <table:table-cell office:value-type="float" office:value="3383.54" calcext:value-type="float">
            <text:p>3383.54</text:p>
          </table:table-cell>
          <table:table-cell/>
          <table:table-cell table:formula="of:=[.D496]/[.D495]" office:value-type="float" office:value="0.987418502515117" calcext:value-type="float">
            <text:p>0.987418502515117</text:p>
          </table:table-cell>
          <table:table-cell table:formula="of:=[.B496]/[.B495]" office:value-type="float" office:value="0.970915868406224" calcext:value-type="float">
            <text:p>0.970915868406224</text:p>
          </table:table-cell>
          <table:table-cell table:number-columns-repeated="3"/>
          <table:table-cell office:value-type="float" office:value="1.00683899548564" calcext:value-type="float">
            <text:p>1.00683899548564</text:p>
          </table:table-cell>
          <table:table-cell office:value-type="float" office:value="1.0077437224537" calcext:value-type="float">
            <text:p>1.0077437224537</text:p>
          </table:table-cell>
          <table:table-cell office:value-type="float" office:value="1.01107891597068" calcext:value-type="float">
            <text:p>1.01107891597068</text:p>
          </table:table-cell>
          <table:table-cell office:value-type="float" office:value="0.00333519351698652" calcext:value-type="float">
            <text:p>0.003335193516986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9/11/2020</text:p>
          </table:table-cell>
          <table:table-cell office:value-type="string" calcext:value-type="string">
            <text:p>$112</text:p>
          </table:table-cell>
          <table:table-cell office:value-type="string" calcext:value-type="string">
            <text:p>$31.19</text:p>
          </table:table-cell>
          <table:table-cell office:value-type="float" office:value="3340.97" calcext:value-type="float">
            <text:p>3340.97</text:p>
          </table:table-cell>
          <table:table-cell/>
          <table:table-cell table:formula="of:=[.D497]/[.D496]" office:value-type="float" office:value="0.999467220597611" calcext:value-type="float">
            <text:p>0.999467220597611</text:p>
          </table:table-cell>
          <table:table-cell table:formula="of:=[.B497]/[.B496]" office:value-type="float" office:value="1.01330357142857" calcext:value-type="float">
            <text:p>1.01330357142857</text:p>
          </table:table-cell>
          <table:table-cell table:number-columns-repeated="3"/>
          <table:table-cell office:value-type="float" office:value="0.996069092401455" calcext:value-type="float">
            <text:p>0.996069092401455</text:p>
          </table:table-cell>
          <table:table-cell office:value-type="float" office:value="0.994722083733833" calcext:value-type="float">
            <text:p>0.994722083733833</text:p>
          </table:table-cell>
          <table:table-cell office:value-type="float" office:value="0.994858395144976" calcext:value-type="float">
            <text:p>0.994858395144976</text:p>
          </table:table-cell>
          <table:table-cell office:value-type="float" office:value="0.000136311411143564" calcext:value-type="float">
            <text:p>0.0001363114111435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9/10/2020</text:p>
          </table:table-cell>
          <table:table-cell office:value-type="string" calcext:value-type="string">
            <text:p>$113.49</text:p>
          </table:table-cell>
          <table:table-cell office:value-type="string" calcext:value-type="string">
            <text:p>$31.05</text:p>
          </table:table-cell>
          <table:table-cell office:value-type="float" office:value="3339.19" calcext:value-type="float">
            <text:p>3339.19</text:p>
          </table:table-cell>
          <table:table-cell/>
          <table:table-cell table:formula="of:=[.D498]/[.D497]" office:value-type="float" office:value="1.01789955048979" calcext:value-type="float">
            <text:p>1.01789955048979</text:p>
          </table:table-cell>
          <table:table-cell table:formula="of:=[.B498]/[.B497]" office:value-type="float" office:value="1.03374746673716" calcext:value-type="float">
            <text:p>1.03374746673716</text:p>
          </table:table-cell>
          <table:table-cell table:number-columns-repeated="3"/>
          <table:table-cell office:value-type="float" office:value="1.0116991190625" calcext:value-type="float">
            <text:p>1.0116991190625</text:p>
          </table:table-cell>
          <table:table-cell office:value-type="float" office:value="1.01361998455717" calcext:value-type="float">
            <text:p>1.01361998455717</text:p>
          </table:table-cell>
          <table:table-cell office:value-type="float" office:value="1.01152249428112" calcext:value-type="float">
            <text:p>1.01152249428112</text:p>
          </table:table-cell>
          <table:table-cell office:value-type="float" office:value="-0.00209749027605644" calcext:value-type="float">
            <text:p>-0.002097490276056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9/09/2020</text:p>
          </table:table-cell>
          <table:table-cell office:value-type="string" calcext:value-type="string">
            <text:p>$117.32</text:p>
          </table:table-cell>
          <table:table-cell office:value-type="string" calcext:value-type="string">
            <text:p>$31.73</text:p>
          </table:table-cell>
          <table:table-cell office:value-type="float" office:value="3398.96" calcext:value-type="float">
            <text:p>3398.96</text:p>
          </table:table-cell>
          <table:table-cell/>
          <table:table-cell table:formula="of:=[.D499]/[.D498]" office:value-type="float" office:value="0.980252783204274" calcext:value-type="float">
            <text:p>0.980252783204274</text:p>
          </table:table-cell>
          <table:table-cell table:formula="of:=[.B499]/[.B498]" office:value-type="float" office:value="0.96164336856461" calcext:value-type="float">
            <text:p>0.96164336856461</text:p>
          </table:table-cell>
          <table:table-cell table:number-columns-repeated="3"/>
          <table:table-cell office:value-type="float" office:value="1.00481503131987" calcext:value-type="float">
            <text:p>1.00481503131987</text:p>
          </table:table-cell>
          <table:table-cell office:value-type="float" office:value="1.00529659456938" calcext:value-type="float">
            <text:p>1.00529659456938</text:p>
          </table:table-cell>
          <table:table-cell office:value-type="float" office:value="1.00762207890108" calcext:value-type="float">
            <text:p>1.00762207890108</text:p>
          </table:table-cell>
          <table:table-cell office:value-type="float" office:value="0.00232548433169999" calcext:value-type="float">
            <text:p>0.002325484331699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9/08/2020</text:p>
          </table:table-cell>
          <table:table-cell office:value-type="string" calcext:value-type="string">
            <text:p>$112.82</text:p>
          </table:table-cell>
          <table:table-cell office:value-type="string" calcext:value-type="string">
            <text:p>$31.12</text:p>
          </table:table-cell>
          <table:table-cell office:value-type="float" office:value="3331.84" calcext:value-type="float">
            <text:p>3331.84</text:p>
          </table:table-cell>
          <table:table-cell/>
          <table:table-cell table:formula="of:=[.D500]/[.D499]" office:value-type="float" office:value="1.02854878985786" calcext:value-type="float">
            <text:p>1.02854878985786</text:p>
          </table:table-cell>
          <table:table-cell table:formula="of:=[.B500]/[.B499]" office:value-type="float" office:value="1.07215032795604" calcext:value-type="float">
            <text:p>1.07215032795604</text:p>
          </table:table-cell>
          <table:table-cell table:number-columns-repeated="3"/>
          <table:table-cell office:value-type="float" office:value="0.988486066651778" calcext:value-type="float">
            <text:p>0.988486066651778</text:p>
          </table:table-cell>
          <table:table-cell office:value-type="float" office:value="0.985553624097397" calcext:value-type="float">
            <text:p>0.985553624097397</text:p>
          </table:table-cell>
          <table:table-cell office:value-type="float" office:value="0.991354945968412" calcext:value-type="float">
            <text:p>0.991354945968412</text:p>
          </table:table-cell>
          <table:table-cell office:value-type="float" office:value="0.00580132187101556" calcext:value-type="float">
            <text:p>0.005801321871015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9/04/2020</text:p>
          </table:table-cell>
          <table:table-cell office:value-type="string" calcext:value-type="string">
            <text:p>$120.96</text:p>
          </table:table-cell>
          <table:table-cell office:value-type="string" calcext:value-type="string">
            <text:p>$31.58</text:p>
          </table:table-cell>
          <table:table-cell office:value-type="float" office:value="3426.96" calcext:value-type="float">
            <text:p>3426.96</text:p>
          </table:table-cell>
          <table:table-cell/>
          <table:table-cell table:formula="of:=[.D501]/[.D500]" office:value-type="float" office:value="1.00819968718631" calcext:value-type="float">
            <text:p>1.00819968718631</text:p>
          </table:table-cell>
          <table:table-cell table:formula="of:=[.B501]/[.B500]" office:value-type="float" office:value="0.999338624338624" calcext:value-type="float">
            <text:p>0.999338624338624</text:p>
          </table:table-cell>
          <table:table-cell table:number-columns-repeated="3"/>
          <table:table-cell office:value-type="float" office:value="0.986572388881916" calcext:value-type="float">
            <text:p>0.986572388881916</text:p>
          </table:table-cell>
          <table:table-cell office:value-type="float" office:value="0.983239840923065" calcext:value-type="float">
            <text:p>0.983239840923065</text:p>
          </table:table-cell>
          <table:table-cell office:value-type="float" office:value="0.999580747945665" calcext:value-type="float">
            <text:p>0.999580747945665</text:p>
          </table:table-cell>
          <table:table-cell office:value-type="float" office:value="0.0163409070226002" calcext:value-type="float">
            <text:p>0.0163409070226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9/03/2020</text:p>
          </table:table-cell>
          <table:table-cell office:value-type="string" calcext:value-type="string">
            <text:p>$120.88</text:p>
          </table:table-cell>
          <table:table-cell office:value-type="string" calcext:value-type="string">
            <text:p>$32.07</text:p>
          </table:table-cell>
          <table:table-cell office:value-type="float" office:value="3455.06" calcext:value-type="float">
            <text:p>3455.06</text:p>
          </table:table-cell>
          <table:table-cell/>
          <table:table-cell table:formula="of:=[.D502]/[.D501]" office:value-type="float" office:value="1.03640457763396" calcext:value-type="float">
            <text:p>1.03640457763396</text:p>
          </table:table-cell>
          <table:table-cell table:formula="of:=[.B502]/[.B501]" office:value-type="float" office:value="1.08702845797485" calcext:value-type="float">
            <text:p>1.08702845797485</text:p>
          </table:table-cell>
          <table:table-cell table:number-columns-repeated="3"/>
          <table:table-cell office:value-type="float" office:value="1.01007913463632" calcext:value-type="float">
            <text:p>1.01007913463632</text:p>
          </table:table-cell>
          <table:table-cell office:value-type="float" office:value="1.01166129915725" calcext:value-type="float">
            <text:p>1.01166129915725</text:p>
          </table:table-cell>
          <table:table-cell office:value-type="float" office:value="1.00234879624193" calcext:value-type="float">
            <text:p>1.00234879624193</text:p>
          </table:table-cell>
          <table:table-cell office:value-type="float" office:value="-0.00931250291532382" calcext:value-type="float">
            <text:p>-0.009312502915323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9/02/2020</text:p>
          </table:table-cell>
          <table:table-cell office:value-type="string" calcext:value-type="string">
            <text:p>$131.4</text:p>
          </table:table-cell>
          <table:table-cell office:value-type="string" calcext:value-type="string">
            <text:p>$32.56</text:p>
          </table:table-cell>
          <table:table-cell office:value-type="float" office:value="3580.84" calcext:value-type="float">
            <text:p>3580.84</text:p>
          </table:table-cell>
          <table:table-cell/>
          <table:table-cell table:formula="of:=[.D503]/[.D502]" office:value-type="float" office:value="0.984866679326638" calcext:value-type="float">
            <text:p>0.984866679326638</text:p>
          </table:table-cell>
          <table:table-cell table:formula="of:=[.B503]/[.B502]" office:value-type="float" office:value="1.02115677321157" calcext:value-type="float">
            <text:p>1.02115677321157</text:p>
          </table:table-cell>
          <table:table-cell table:number-columns-repeated="3"/>
          <table:table-cell office:value-type="float" office:value="0.992406218335918" calcext:value-type="float">
            <text:p>0.992406218335918</text:p>
          </table:table-cell>
          <table:table-cell office:value-type="float" office:value="0.99029338810074" calcext:value-type="float">
            <text:p>0.99029338810074</text:p>
          </table:table-cell>
          <table:table-cell office:value-type="float" office:value="0.970541467905264" calcext:value-type="float">
            <text:p>0.970541467905264</text:p>
          </table:table-cell>
          <table:table-cell office:value-type="float" office:value="-0.0197519201954758" calcext:value-type="float">
            <text:p>-0.01975192019547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9/01/2020</text:p>
          </table:table-cell>
          <table:table-cell office:value-type="string" calcext:value-type="string">
            <text:p>$134.18</text:p>
          </table:table-cell>
          <table:table-cell office:value-type="string" calcext:value-type="string">
            <text:p>$32.25</text:p>
          </table:table-cell>
          <table:table-cell office:value-type="float" office:value="3526.65" calcext:value-type="float">
            <text:p>3526.65</text:p>
          </table:table-cell>
          <table:table-cell/>
          <table:table-cell table:formula="of:=[.D504]/[.D503]" office:value-type="float" office:value="0.99253115562928" calcext:value-type="float">
            <text:p>0.99253115562928</text:p>
          </table:table-cell>
          <table:table-cell table:formula="of:=[.B504]/[.B503]" office:value-type="float" office:value="0.961693247875987" calcext:value-type="float">
            <text:p>0.961693247875987</text:p>
          </table:table-cell>
          <table:table-cell table:number-columns-repeated="3"/>
          <table:table-cell office:value-type="float" office:value="1.00140176503936" calcext:value-type="float">
            <text:p>1.00140176503936</text:p>
          </table:table-cell>
          <table:table-cell office:value-type="float" office:value="1.00116969388959" calcext:value-type="float">
            <text:p>1.00116969388959</text:p>
          </table:table-cell>
          <table:table-cell office:value-type="float" office:value="1.00301802190222" calcext:value-type="float">
            <text:p>1.00301802190222</text:p>
          </table:table-cell>
          <table:table-cell office:value-type="float" office:value="0.00184832801263024" calcext:value-type="float">
            <text:p>0.001848328012630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8/31/2020</text:p>
          </table:table-cell>
          <table:table-cell office:value-type="string" calcext:value-type="string">
            <text:p>$129.04</text:p>
          </table:table-cell>
          <table:table-cell office:value-type="string" calcext:value-type="string">
            <text:p>$32.02</text:p>
          </table:table-cell>
          <table:table-cell office:value-type="float" office:value="3500.31" calcext:value-type="float">
            <text:p>3500.31</text:p>
          </table:table-cell>
          <table:table-cell/>
          <table:table-cell table:formula="of:=[.D505]/[.D504]" office:value-type="float" office:value="1.00219980516011" calcext:value-type="float">
            <text:p>1.00219980516011</text:p>
          </table:table-cell>
          <table:table-cell table:formula="of:=[.B505]/[.B504]" office:value-type="float" office:value="0.96720009299442" calcext:value-type="float">
            <text:p>0.96720009299442</text:p>
          </table:table-cell>
          <table:table-cell table:number-columns-repeated="3"/>
          <table:table-cell office:value-type="float" office:value="0.988435431629348" calcext:value-type="float">
            <text:p>0.988435431629348</text:p>
          </table:table-cell>
          <table:table-cell office:value-type="float" office:value="0.985492402472327" calcext:value-type="float">
            <text:p>0.985492402472327</text:p>
          </table:table-cell>
          <table:table-cell office:value-type="float" office:value="1.02037482806052" calcext:value-type="float">
            <text:p>1.02037482806052</text:p>
          </table:table-cell>
          <table:table-cell office:value-type="float" office:value="0.0348824255881957" calcext:value-type="float">
            <text:p>0.03488242558819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8/28/2020</text:p>
          </table:table-cell>
          <table:table-cell office:value-type="string" calcext:value-type="string">
            <text:p>$124.8075</text:p>
          </table:table-cell>
          <table:table-cell office:value-type="string" calcext:value-type="string">
            <text:p>$32.56</text:p>
          </table:table-cell>
          <table:table-cell office:value-type="float" office:value="3508.01" calcext:value-type="float">
            <text:p>3508.01</text:p>
          </table:table-cell>
          <table:table-cell/>
          <table:table-cell table:formula="of:=[.D506]/[.D505]" office:value-type="float" office:value="0.993312447798039" calcext:value-type="float">
            <text:p>0.993312447798039</text:p>
          </table:table-cell>
          <table:table-cell table:formula="of:=[.B506]/[.B505]" office:value-type="float" office:value="1.00162249864792" calcext:value-type="float">
            <text:p>1.00162249864792</text:p>
          </table:table-cell>
          <table:table-cell table:number-columns-repeated="3"/>
          <table:table-cell office:value-type="float" office:value="1.00028779520379" calcext:value-type="float">
            <text:p>1.00028779520379</text:p>
          </table:table-cell>
          <table:table-cell office:value-type="float" office:value="0.9998228189335" calcext:value-type="float">
            <text:p>0.9998228189335</text:p>
          </table:table-cell>
          <table:table-cell office:value-type="float" office:value="1.00286460527424" calcext:value-type="float">
            <text:p>1.00286460527424</text:p>
          </table:table-cell>
          <table:table-cell office:value-type="float" office:value="0.00304178634074415" calcext:value-type="float">
            <text:p>0.003041786340744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8/27/2020</text:p>
          </table:table-cell>
          <table:table-cell office:value-type="string" calcext:value-type="string">
            <text:p>$125.01</text:p>
          </table:table-cell>
          <table:table-cell office:value-type="string" calcext:value-type="string">
            <text:p>$32.43</text:p>
          </table:table-cell>
          <table:table-cell office:value-type="float" office:value="3484.55" calcext:value-type="float">
            <text:p>3484.55</text:p>
          </table:table-cell>
          <table:table-cell/>
          <table:table-cell table:formula="of:=[.D507]/[.D506]" office:value-type="float" office:value="0.998329769984646" calcext:value-type="float">
            <text:p>0.998329769984646</text:p>
          </table:table-cell>
          <table:table-cell table:formula="of:=[.B507]/[.B506]" office:value-type="float" office:value="1.01209903207743" calcext:value-type="float">
            <text:p>1.01209903207743</text:p>
          </table:table-cell>
          <table:table-cell table:number-columns-repeated="3"/>
          <table:table-cell office:value-type="float" office:value="0.980911279180732" calcext:value-type="float">
            <text:p>0.980911279180732</text:p>
          </table:table-cell>
          <table:table-cell office:value-type="float" office:value="0.976395125171578" calcext:value-type="float">
            <text:p>0.976395125171578</text:p>
          </table:table-cell>
          <table:table-cell office:value-type="float" office:value="0.965722926993195" calcext:value-type="float">
            <text:p>0.965722926993195</text:p>
          </table:table-cell>
          <table:table-cell office:value-type="float" office:value="-0.0106721981783834" calcext:value-type="float">
            <text:p>-0.01067219817838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8/26/2020</text:p>
          </table:table-cell>
          <table:table-cell office:value-type="string" calcext:value-type="string">
            <text:p>$126.5225</text:p>
          </table:table-cell>
          <table:table-cell office:value-type="string" calcext:value-type="string">
            <text:p>$32.15</text:p>
          </table:table-cell>
          <table:table-cell office:value-type="float" office:value="3478.73" calcext:value-type="float">
            <text:p>3478.73</text:p>
          </table:table-cell>
          <table:table-cell/>
          <table:table-cell table:formula="of:=[.D508]/[.D507]" office:value-type="float" office:value="0.989907236261509" calcext:value-type="float">
            <text:p>0.989907236261509</text:p>
          </table:table-cell>
          <table:table-cell table:formula="of:=[.B508]/[.B507]" office:value-type="float" office:value="0.98658341401727" calcext:value-type="float">
            <text:p>0.98658341401727</text:p>
          </table:table-cell>
          <table:table-cell table:number-columns-repeated="3"/>
          <table:table-cell office:value-type="float" office:value="0.978387891178589" calcext:value-type="float">
            <text:p>0.978387891178589</text:p>
          </table:table-cell>
          <table:table-cell office:value-type="float" office:value="0.97334415557073" calcext:value-type="float">
            <text:p>0.97334415557073</text:p>
          </table:table-cell>
          <table:table-cell office:value-type="float" office:value="0.960765550239234" calcext:value-type="float">
            <text:p>0.960765550239234</text:p>
          </table:table-cell>
          <table:table-cell office:value-type="float" office:value="-0.0125786053314957" calcext:value-type="float">
            <text:p>-0.01257860533149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8/25/2020</text:p>
          </table:table-cell>
          <table:table-cell office:value-type="string" calcext:value-type="string">
            <text:p>$124.825</text:p>
          </table:table-cell>
          <table:table-cell office:value-type="string" calcext:value-type="string">
            <text:p>$32.68</text:p>
          </table:table-cell>
          <table:table-cell office:value-type="float" office:value="3443.62" calcext:value-type="float">
            <text:p>3443.62</text:p>
          </table:table-cell>
          <table:table-cell/>
          <table:table-cell table:formula="of:=[.D509]/[.D508]" office:value-type="float" office:value="0.996416561641528" calcext:value-type="float">
            <text:p>0.996416561641528</text:p>
          </table:table-cell>
          <table:table-cell table:formula="of:=[.B509]/[.B508]" office:value-type="float" office:value="1.0082715802123" calcext:value-type="float">
            <text:p>1.0082715802123</text:p>
          </table:table-cell>
          <table:table-cell table:number-columns-repeated="3"/>
          <table:table-cell office:value-type="float" office:value="0.982552789832058" calcext:value-type="float">
            <text:p>0.982552789832058</text:p>
          </table:table-cell>
          <table:table-cell office:value-type="float" office:value="0.978379837428438" calcext:value-type="float">
            <text:p>0.978379837428438</text:p>
          </table:table-cell>
          <table:table-cell office:value-type="float" office:value="0.984878667149583" calcext:value-type="float">
            <text:p>0.984878667149583</text:p>
          </table:table-cell>
          <table:table-cell office:value-type="float" office:value="0.0064988297211459" calcext:value-type="float">
            <text:p>0.00649882972114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8/24/2020</text:p>
          </table:table-cell>
          <table:table-cell office:value-type="string" calcext:value-type="string">
            <text:p>$125.8575</text:p>
          </table:table-cell>
          <table:table-cell office:value-type="string" calcext:value-type="string">
            <text:p>$32.8</text:p>
          </table:table-cell>
          <table:table-cell office:value-type="float" office:value="3431.28" calcext:value-type="float">
            <text:p>3431.28</text:p>
          </table:table-cell>
          <table:table-cell/>
          <table:table-cell table:formula="of:=[.D510]/[.D509]" office:value-type="float" office:value="0.990056188944067" calcext:value-type="float">
            <text:p>0.990056188944067</text:p>
          </table:table-cell>
          <table:table-cell table:formula="of:=[.B510]/[.B509]" office:value-type="float" office:value="0.988181077806249" calcext:value-type="float">
            <text:p>0.988181077806249</text:p>
          </table:table-cell>
          <table:table-cell table:number-columns-repeated="3"/>
          <table:table-cell office:value-type="float" office:value="0.98783169800377" calcext:value-type="float">
            <text:p>0.98783169800377</text:p>
          </table:table-cell>
          <table:table-cell office:value-type="float" office:value="0.984762442221631" calcext:value-type="float">
            <text:p>0.984762442221631</text:p>
          </table:table-cell>
          <table:table-cell office:value-type="float" office:value="1.00082743403512" calcext:value-type="float">
            <text:p>1.00082743403512</text:p>
          </table:table-cell>
          <table:table-cell office:value-type="float" office:value="0.016064991813489" calcext:value-type="float">
            <text:p>0.0160649918134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8/21/2020</text:p>
          </table:table-cell>
          <table:table-cell office:value-type="string" calcext:value-type="string">
            <text:p>$124.37</text:p>
          </table:table-cell>
          <table:table-cell office:value-type="string" calcext:value-type="string">
            <text:p>$32.81</text:p>
          </table:table-cell>
          <table:table-cell office:value-type="float" office:value="3397.16" calcext:value-type="float">
            <text:p>3397.16</text:p>
          </table:table-cell>
          <table:table-cell/>
          <table:table-cell table:formula="of:=[.D511]/[.D510]" office:value-type="float" office:value="0.996570664908335" calcext:value-type="float">
            <text:p>0.996570664908335</text:p>
          </table:table-cell>
          <table:table-cell table:formula="of:=[.B511]/[.B510]" office:value-type="float" office:value="0.950993004743909" calcext:value-type="float">
            <text:p>0.950993004743909</text:p>
          </table:table-cell>
          <table:table-cell table:number-columns-repeated="3"/>
          <table:table-cell office:value-type="float" office:value="1.01227843765673" calcext:value-type="float">
            <text:p>1.01227843765673</text:p>
          </table:table-cell>
          <table:table-cell office:value-type="float" office:value="1.0143204251627" calcext:value-type="float">
            <text:p>1.0143204251627</text:p>
          </table:table-cell>
          <table:table-cell office:value-type="float" office:value="1.05934227448098" calcext:value-type="float">
            <text:p>1.05934227448098</text:p>
          </table:table-cell>
          <table:table-cell office:value-type="float" office:value="0.045021849318287" calcext:value-type="float">
            <text:p>0.0450218493182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8/20/2020</text:p>
          </table:table-cell>
          <table:table-cell office:value-type="string" calcext:value-type="string">
            <text:p>$118.275</text:p>
          </table:table-cell>
          <table:table-cell office:value-type="string" calcext:value-type="string">
            <text:p>$32.79</text:p>
          </table:table-cell>
          <table:table-cell office:value-type="float" office:value="3385.51" calcext:value-type="float">
            <text:p>3385.51</text:p>
          </table:table-cell>
          <table:table-cell/>
          <table:table-cell table:formula="of:=[.D512]/[.D511]" office:value-type="float" office:value="0.9968512868076" calcext:value-type="float">
            <text:p>0.9968512868076</text:p>
          </table:table-cell>
          <table:table-cell table:formula="of:=[.B512]/[.B511]" office:value-type="float" office:value="0.978292115831748" calcext:value-type="float">
            <text:p>0.978292115831748</text:p>
          </table:table-cell>
          <table:table-cell table:number-columns-repeated="3"/>
          <table:table-cell office:value-type="float" office:value="0.988193745827178" calcext:value-type="float">
            <text:p>0.988193745827178</text:p>
          </table:table-cell>
          <table:table-cell office:value-type="float" office:value="0.985200185803804" calcext:value-type="float">
            <text:p>0.985200185803804</text:p>
          </table:table-cell>
          <table:table-cell office:value-type="float" office:value="0.964273326396115" calcext:value-type="float">
            <text:p>0.964273326396115</text:p>
          </table:table-cell>
          <table:table-cell office:value-type="float" office:value="-0.0209268594076887" calcext:value-type="float">
            <text:p>-0.02092685940768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8/19/2020</text:p>
          </table:table-cell>
          <table:table-cell office:value-type="string" calcext:value-type="string">
            <text:p>$115.7075</text:p>
          </table:table-cell>
          <table:table-cell office:value-type="string" calcext:value-type="string">
            <text:p>$32.79</text:p>
          </table:table-cell>
          <table:table-cell office:value-type="float" office:value="3374.85" calcext:value-type="float">
            <text:p>3374.85</text:p>
          </table:table-cell>
          <table:table-cell/>
          <table:table-cell table:formula="of:=[.D513]/[.D512]" office:value-type="float" office:value="1.0044239003215" calcext:value-type="float">
            <text:p>1.0044239003215</text:p>
          </table:table-cell>
          <table:table-cell table:formula="of:=[.B513]/[.B512]" office:value-type="float" office:value="0.998746840092475" calcext:value-type="float">
            <text:p>0.998746840092475</text:p>
          </table:table-cell>
          <table:table-cell table:number-columns-repeated="3"/>
          <table:table-cell office:value-type="float" office:value="1.0365786923385" calcext:value-type="float">
            <text:p>1.0365786923385</text:p>
          </table:table-cell>
          <table:table-cell office:value-type="float" office:value="1.04370129654038" calcext:value-type="float">
            <text:p>1.04370129654038</text:p>
          </table:table-cell>
          <table:table-cell office:value-type="float" office:value="1.04856115107914" calcext:value-type="float">
            <text:p>1.04856115107914</text:p>
          </table:table-cell>
          <table:table-cell office:value-type="float" office:value="0.00485985453875615" calcext:value-type="float">
            <text:p>0.004859854538756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8/18/2020</text:p>
          </table:table-cell>
          <table:table-cell office:value-type="string" calcext:value-type="string">
            <text:p>$115.5625</text:p>
          </table:table-cell>
          <table:table-cell office:value-type="string" calcext:value-type="string">
            <text:p>$32.97</text:p>
          </table:table-cell>
          <table:table-cell office:value-type="float" office:value="3389.78" calcext:value-type="float">
            <text:p>3389.78</text:p>
          </table:table-cell>
          <table:table-cell/>
          <table:table-cell table:formula="of:=[.D514]/[.D513]" office:value-type="float" office:value="0.997701915758545" calcext:value-type="float">
            <text:p>0.997701915758545</text:p>
          </table:table-cell>
          <table:table-cell table:formula="of:=[.B514]/[.B513]" office:value-type="float" office:value="0.991736073553272" calcext:value-type="float">
            <text:p>0.991736073553272</text:p>
          </table:table-cell>
          <table:table-cell table:number-columns-repeated="3"/>
          <table:table-cell office:value-type="float" office:value="1.00303478948176" calcext:value-type="float">
            <text:p>1.00303478948176</text:p>
          </table:table-cell>
          <table:table-cell office:value-type="float" office:value="1.00314414566908" calcext:value-type="float">
            <text:p>1.00314414566908</text:p>
          </table:table-cell>
          <table:table-cell office:value-type="float" office:value="0.986706689536878" calcext:value-type="float">
            <text:p>0.986706689536878</text:p>
          </table:table-cell>
          <table:table-cell office:value-type="float" office:value="-0.0164374561322053" calcext:value-type="float">
            <text:p>-0.01643745613220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8/17/2020</text:p>
          </table:table-cell>
          <table:table-cell office:value-type="string" calcext:value-type="string">
            <text:p>$114.6075</text:p>
          </table:table-cell>
          <table:table-cell office:value-type="string" calcext:value-type="string">
            <text:p>$32.91</text:p>
          </table:table-cell>
          <table:table-cell office:value-type="float" office:value="3381.99" calcext:value-type="float">
            <text:p>3381.99</text:p>
          </table:table-cell>
          <table:table-cell/>
          <table:table-cell table:formula="of:=[.D515]/[.D514]" office:value-type="float" office:value="0.997297449134977" calcext:value-type="float">
            <text:p>0.997297449134977</text:p>
          </table:table-cell>
          <table:table-cell table:formula="of:=[.B515]/[.B514]" office:value-type="float" office:value="1.00261762973627" calcext:value-type="float">
            <text:p>1.00261762973627</text:p>
          </table:table-cell>
          <table:table-cell table:number-columns-repeated="3"/>
          <table:table-cell office:value-type="float" office:value="1.01894165488081" calcext:value-type="float">
            <text:p>1.01894165488081</text:p>
          </table:table-cell>
          <table:table-cell office:value-type="float" office:value="1.02237676575608" calcext:value-type="float">
            <text:p>1.02237676575608</text:p>
          </table:table-cell>
          <table:table-cell office:value-type="float" office:value="0.999913081269014" calcext:value-type="float">
            <text:p>0.999913081269014</text:p>
          </table:table-cell>
          <table:table-cell office:value-type="float" office:value="-0.0224636844870705" calcext:value-type="float">
            <text:p>-0.02246368448707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8/14/2020</text:p>
          </table:table-cell>
          <table:table-cell office:value-type="string" calcext:value-type="string">
            <text:p>$114.9075</text:p>
          </table:table-cell>
          <table:table-cell office:value-type="string" calcext:value-type="string">
            <text:p>$32.87</text:p>
          </table:table-cell>
          <table:table-cell office:value-type="float" office:value="3372.85" calcext:value-type="float">
            <text:p>3372.85</text:p>
          </table:table-cell>
          <table:table-cell/>
          <table:table-cell table:formula="of:=[.D516]/[.D515]" office:value-type="float" office:value="1.00017196139763" calcext:value-type="float">
            <text:p>1.00017196139763</text:p>
          </table:table-cell>
          <table:table-cell table:formula="of:=[.B516]/[.B515]" office:value-type="float" office:value="1.00089202184366" calcext:value-type="float">
            <text:p>1.00089202184366</text:p>
          </table:table-cell>
          <table:table-cell table:number-columns-repeated="3"/>
          <table:table-cell office:value-type="float" office:value="0.996566043071631" calcext:value-type="float">
            <text:p>0.996566043071631</text:p>
          </table:table-cell>
          <table:table-cell office:value-type="float" office:value="0.995322935202787" calcext:value-type="float">
            <text:p>0.995322935202787</text:p>
          </table:table-cell>
          <table:table-cell office:value-type="float" office:value="1.00617176634214" calcext:value-type="float">
            <text:p>1.00617176634214</text:p>
          </table:table-cell>
          <table:table-cell office:value-type="float" office:value="0.0108488311393551" calcext:value-type="float">
            <text:p>0.01084883113935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8/13/2020</text:p>
          </table:table-cell>
          <table:table-cell office:value-type="string" calcext:value-type="string">
            <text:p>$115.01</text:p>
          </table:table-cell>
          <table:table-cell office:value-type="string" calcext:value-type="string">
            <text:p>$32.87</text:p>
          </table:table-cell>
          <table:table-cell office:value-type="float" office:value="3373.43" calcext:value-type="float">
            <text:p>3373.43</text:p>
          </table:table-cell>
          <table:table-cell/>
          <table:table-cell table:formula="of:=[.D517]/[.D516]" office:value-type="float" office:value="1.00205132461619" calcext:value-type="float">
            <text:p>1.00205132461619</text:p>
          </table:table-cell>
          <table:table-cell table:formula="of:=[.B517]/[.B516]" office:value-type="float" office:value="0.982610207808017" calcext:value-type="float">
            <text:p>0.982610207808017</text:p>
          </table:table-cell>
          <table:table-cell table:number-columns-repeated="3"/>
          <table:table-cell office:value-type="float" office:value="0.994808150595485" calcext:value-type="float">
            <text:p>0.994808150595485</text:p>
          </table:table-cell>
          <table:table-cell office:value-type="float" office:value="0.993197508394968" calcext:value-type="float">
            <text:p>0.993197508394968</text:p>
          </table:table-cell>
          <table:table-cell office:value-type="float" office:value="1.00967602591793" calcext:value-type="float">
            <text:p>1.00967602591793</text:p>
          </table:table-cell>
          <table:table-cell office:value-type="float" office:value="0.0164785175229587" calcext:value-type="float">
            <text:p>0.01647851752295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8/12/2020</text:p>
          </table:table-cell>
          <table:table-cell office:value-type="string" calcext:value-type="string">
            <text:p>$113.01</text:p>
          </table:table-cell>
          <table:table-cell office:value-type="string" calcext:value-type="string">
            <text:p>$33.98</text:p>
          </table:table-cell>
          <table:table-cell office:value-type="float" office:value="3380.35" calcext:value-type="float">
            <text:p>3380.35</text:p>
          </table:table-cell>
          <table:table-cell/>
          <table:table-cell table:formula="of:=[.D518]/[.D517]" office:value-type="float" office:value="0.986196695608443" calcext:value-type="float">
            <text:p>0.986196695608443</text:p>
          </table:table-cell>
          <table:table-cell table:formula="of:=[.B518]/[.B517]" office:value-type="float" office:value="0.967834704893372" calcext:value-type="float">
            <text:p>0.967834704893372</text:p>
          </table:table-cell>
          <table:table-cell table:number-columns-repeated="3"/>
          <table:table-cell office:value-type="float" office:value="1.0022005146177" calcext:value-type="float">
            <text:p>1.0022005146177</text:p>
          </table:table-cell>
          <table:table-cell office:value-type="float" office:value="1.00213544338199" calcext:value-type="float">
            <text:p>1.00213544338199</text:p>
          </table:table-cell>
          <table:table-cell office:value-type="float" office:value="1.00547617010353" calcext:value-type="float">
            <text:p>1.00547617010353</text:p>
          </table:table-cell>
          <table:table-cell office:value-type="float" office:value="0.00334072672153907" calcext:value-type="float">
            <text:p>0.003340726721539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8/11/2020</text:p>
          </table:table-cell>
          <table:table-cell office:value-type="string" calcext:value-type="string">
            <text:p>$109.375</text:p>
          </table:table-cell>
          <table:table-cell office:value-type="string" calcext:value-type="string">
            <text:p>$33.52</text:p>
          </table:table-cell>
          <table:table-cell office:value-type="float" office:value="3333.69" calcext:value-type="float">
            <text:p>3333.69</text:p>
          </table:table-cell>
          <table:table-cell/>
          <table:table-cell table:formula="of:=[.D519]/[.D518]" office:value-type="float" office:value="1.00803314045397" calcext:value-type="float">
            <text:p>1.00803314045397</text:p>
          </table:table-cell>
          <table:table-cell table:formula="of:=[.B519]/[.B518]" office:value-type="float" office:value="1.03065142857143" calcext:value-type="float">
            <text:p>1.03065142857143</text:p>
          </table:table-cell>
          <table:table-cell table:number-columns-repeated="3"/>
          <table:table-cell office:value-type="float" office:value="0.995294965031715" calcext:value-type="float">
            <text:p>0.995294965031715</text:p>
          </table:table-cell>
          <table:table-cell office:value-type="float" office:value="0.993786104379784" calcext:value-type="float">
            <text:p>0.993786104379784</text:p>
          </table:table-cell>
          <table:table-cell office:value-type="float" office:value="0.986979831503702" calcext:value-type="float">
            <text:p>0.986979831503702</text:p>
          </table:table-cell>
          <table:table-cell office:value-type="float" office:value="-0.00680627287608215" calcext:value-type="float">
            <text:p>-0.006806272876082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8/10/2020</text:p>
          </table:table-cell>
          <table:table-cell office:value-type="string" calcext:value-type="string">
            <text:p>$112.7275</text:p>
          </table:table-cell>
          <table:table-cell office:value-type="string" calcext:value-type="string">
            <text:p>$33.5</text:p>
          </table:table-cell>
          <table:table-cell office:value-type="float" office:value="3360.47" calcext:value-type="float">
            <text:p>3360.47</text:p>
          </table:table-cell>
          <table:table-cell/>
          <table:table-cell table:formula="of:=[.D520]/[.D519]" office:value-type="float" office:value="0.997265263489929" calcext:value-type="float">
            <text:p>0.997265263489929</text:p>
          </table:table-cell>
          <table:table-cell table:formula="of:=[.B520]/[.B519]" office:value-type="float" office:value="0.985673415981016" calcext:value-type="float">
            <text:p>0.985673415981016</text:p>
          </table:table-cell>
          <table:table-cell table:number-columns-repeated="3"/>
          <table:table-cell office:value-type="float" office:value="1.01660091277299" calcext:value-type="float">
            <text:p>1.01660091277299</text:p>
          </table:table-cell>
          <table:table-cell office:value-type="float" office:value="1.01954662904768" calcext:value-type="float">
            <text:p>1.01954662904768</text:p>
          </table:table-cell>
          <table:table-cell office:value-type="float" office:value="1.02621141576134" calcext:value-type="float">
            <text:p>1.02621141576134</text:p>
          </table:table-cell>
          <table:table-cell office:value-type="float" office:value="0.00666478671365689" calcext:value-type="float">
            <text:p>0.006664786713656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8/07/2020</text:p>
          </table:table-cell>
          <table:table-cell office:value-type="string" calcext:value-type="string">
            <text:p>$111.1125</text:p>
          </table:table-cell>
          <table:table-cell office:value-type="string" calcext:value-type="string">
            <text:p>$33</text:p>
          </table:table-cell>
          <table:table-cell office:value-type="float" office:value="3351.28" calcext:value-type="float">
            <text:p>3351.28</text:p>
          </table:table-cell>
          <table:table-cell/>
          <table:table-cell table:formula="of:=[.D521]/[.D520]" office:value-type="float" office:value="0.999367405886706" calcext:value-type="float">
            <text:p>0.999367405886706</text:p>
          </table:table-cell>
          <table:table-cell table:formula="of:=[.B521]/[.B520]" office:value-type="float" office:value="1.02510968612892" calcext:value-type="float">
            <text:p>1.02510968612892</text:p>
          </table:table-cell>
          <table:table-cell table:number-columns-repeated="3"/>
          <table:table-cell office:value-type="float" office:value="0.999865090231672" calcext:value-type="float">
            <text:p>0.999865090231672</text:p>
          </table:table-cell>
          <table:table-cell office:value-type="float" office:value="0.999311736207032" calcext:value-type="float">
            <text:p>0.999311736207032</text:p>
          </table:table-cell>
          <table:table-cell office:value-type="float" office:value="1.01419929423626" calcext:value-type="float">
            <text:p>1.01419929423626</text:p>
          </table:table-cell>
          <table:table-cell office:value-type="float" office:value="0.0148875580292305" calcext:value-type="float">
            <text:p>0.01488755802923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8/06/2020</text:p>
          </table:table-cell>
          <table:table-cell office:value-type="string" calcext:value-type="string">
            <text:p>$113.9025</text:p>
          </table:table-cell>
          <table:table-cell office:value-type="string" calcext:value-type="string">
            <text:p>$33.06</text:p>
          </table:table-cell>
          <table:table-cell office:value-type="float" office:value="3349.16" calcext:value-type="float">
            <text:p>3349.16</text:p>
          </table:table-cell>
          <table:table-cell/>
          <table:table-cell table:formula="of:=[.D522]/[.D521]" office:value-type="float" office:value="0.993613323937943" calcext:value-type="float">
            <text:p>0.993613323937943</text:p>
          </table:table-cell>
          <table:table-cell table:formula="of:=[.B522]/[.B521]" office:value-type="float" office:value="0.966286955949167" calcext:value-type="float">
            <text:p>0.966286955949167</text:p>
          </table:table-cell>
          <table:table-cell table:number-columns-repeated="3"/>
          <table:table-cell office:value-type="float" office:value="1.00153014061217" calcext:value-type="float">
            <text:p>1.00153014061217</text:p>
          </table:table-cell>
          <table:table-cell office:value-type="float" office:value="1.00132490980161" calcext:value-type="float">
            <text:p>1.00132490980161</text:p>
          </table:table-cell>
          <table:table-cell office:value-type="float" office:value="1.00397647253749" calcext:value-type="float">
            <text:p>1.00397647253749</text:p>
          </table:table-cell>
          <table:table-cell office:value-type="float" office:value="0.00265156273587808" calcext:value-type="float">
            <text:p>0.002651562735878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8/05/2020</text:p>
          </table:table-cell>
          <table:table-cell office:value-type="string" calcext:value-type="string">
            <text:p>$110.0625</text:p>
          </table:table-cell>
          <table:table-cell office:value-type="string" calcext:value-type="string">
            <text:p>$32.85</text:p>
          </table:table-cell>
          <table:table-cell office:value-type="float" office:value="3327.77" calcext:value-type="float">
            <text:p>3327.77</text:p>
          </table:table-cell>
          <table:table-cell/>
          <table:table-cell table:formula="of:=[.D523]/[.D522]" office:value-type="float" office:value="0.99361133732199" calcext:value-type="float">
            <text:p>0.99361133732199</text:p>
          </table:table-cell>
          <table:table-cell table:formula="of:=[.B523]/[.B522]" office:value-type="float" office:value="0.996388415672913" calcext:value-type="float">
            <text:p>0.996388415672913</text:p>
          </table:table-cell>
          <table:table-cell table:number-columns-repeated="3"/>
          <table:table-cell office:value-type="float" office:value="1.00666729727948" calcext:value-type="float">
            <text:p>1.00666729727948</text:p>
          </table:table-cell>
          <table:table-cell office:value-type="float" office:value="1.00753612615575" calcext:value-type="float">
            <text:p>1.00753612615575</text:p>
          </table:table-cell>
          <table:table-cell office:value-type="float" office:value="0.999257364469016" calcext:value-type="float">
            <text:p>0.999257364469016</text:p>
          </table:table-cell>
          <table:table-cell office:value-type="float" office:value="-0.00827876168673336" calcext:value-type="float">
            <text:p>-0.008278761686733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8/04/2020</text:p>
          </table:table-cell>
          <table:table-cell office:value-type="string" calcext:value-type="string">
            <text:p>$109.665</text:p>
          </table:table-cell>
          <table:table-cell office:value-type="string" calcext:value-type="string">
            <text:p>$32.98</text:p>
          </table:table-cell>
          <table:table-cell office:value-type="float" office:value="3306.51" calcext:value-type="float">
            <text:p>3306.51</text:p>
          </table:table-cell>
          <table:table-cell/>
          <table:table-cell table:formula="of:=[.D524]/[.D523]" office:value-type="float" office:value="0.996401039162138" calcext:value-type="float">
            <text:p>0.996401039162138</text:p>
          </table:table-cell>
          <table:table-cell table:formula="of:=[.B524]/[.B523]" office:value-type="float" office:value="0.993366160579948" calcext:value-type="float">
            <text:p>0.993366160579948</text:p>
          </table:table-cell>
          <table:table-cell table:number-columns-repeated="3"/>
          <table:table-cell office:value-type="float" office:value="1.00634693743896" calcext:value-type="float">
            <text:p>1.00634693743896</text:p>
          </table:table-cell>
          <table:table-cell office:value-type="float" office:value="1.00714878654173" calcext:value-type="float">
            <text:p>1.00714878654173</text:p>
          </table:table-cell>
          <table:table-cell office:value-type="float" office:value="1.02725020644096" calcext:value-type="float">
            <text:p>1.02725020644096</text:p>
          </table:table-cell>
          <table:table-cell office:value-type="float" office:value="0.0201014198992249" calcext:value-type="float">
            <text:p>0.02010141989922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8/03/2020</text:p>
          </table:table-cell>
          <table:table-cell office:value-type="string" calcext:value-type="string">
            <text:p>$108.9375</text:p>
          </table:table-cell>
          <table:table-cell office:value-type="string" calcext:value-type="string">
            <text:p>$31.77</text:p>
          </table:table-cell>
          <table:table-cell office:value-type="float" office:value="3294.61" calcext:value-type="float">
            <text:p>3294.61</text:p>
          </table:table-cell>
          <table:table-cell/>
          <table:table-cell table:formula="of:=[.D525]/[.D524]" office:value-type="float" office:value="0.992870172797387" calcext:value-type="float">
            <text:p>0.992870172797387</text:p>
          </table:table-cell>
          <table:table-cell table:formula="of:=[.B525]/[.B524]" office:value-type="float" office:value="0.975421686746988" calcext:value-type="float">
            <text:p>0.975421686746988</text:p>
          </table:table-cell>
          <table:table-cell table:number-columns-repeated="3"/>
          <table:table-cell office:value-type="float" office:value="0.983846506442723" calcext:value-type="float">
            <text:p>0.983846506442723</text:p>
          </table:table-cell>
          <table:table-cell office:value-type="float" office:value="0.979944040019517" calcext:value-type="float">
            <text:p>0.979944040019517</text:p>
          </table:table-cell>
          <table:table-cell office:value-type="float" office:value="0.940273311897106" calcext:value-type="float">
            <text:p>0.940273311897106</text:p>
          </table:table-cell>
          <table:table-cell office:value-type="float" office:value="-0.0396707281224113" calcext:value-type="float">
            <text:p>-0.03967072812241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7/31/2020</text:p>
          </table:table-cell>
          <table:table-cell office:value-type="string" calcext:value-type="string">
            <text:p>$106.26</text:p>
          </table:table-cell>
          <table:table-cell office:value-type="string" calcext:value-type="string">
            <text:p>$32</text:p>
          </table:table-cell>
          <table:table-cell office:value-type="float" office:value="3271.12" calcext:value-type="float">
            <text:p>3271.12</text:p>
          </table:table-cell>
          <table:table-cell/>
          <table:table-cell table:formula="of:=[.D526]/[.D525]" office:value-type="float" office:value="0.992387928293673" calcext:value-type="float">
            <text:p>0.992387928293673</text:p>
          </table:table-cell>
          <table:table-cell table:formula="of:=[.B526]/[.B525]" office:value-type="float" office:value="0.90523244871071" calcext:value-type="float">
            <text:p>0.90523244871071</text:p>
          </table:table-cell>
          <table:table-cell table:number-columns-repeated="3"/>
          <table:table-cell office:value-type="float" office:value="0.99128591683371" calcext:value-type="float">
            <text:p>0.99128591683371</text:p>
          </table:table-cell>
          <table:table-cell office:value-type="float" office:value="0.98893885767414" calcext:value-type="float">
            <text:p>0.98893885767414</text:p>
          </table:table-cell>
          <table:table-cell office:value-type="float" office:value="0.982901598700522" calcext:value-type="float">
            <text:p>0.982901598700522</text:p>
          </table:table-cell>
          <table:table-cell office:value-type="float" office:value="-0.00603725897361851" calcext:value-type="float">
            <text:p>-0.006037258973618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7/30/2020</text:p>
          </table:table-cell>
          <table:table-cell office:value-type="string" calcext:value-type="string">
            <text:p>$96.19</text:p>
          </table:table-cell>
          <table:table-cell office:value-type="string" calcext:value-type="string">
            <text:p>$32.2</text:p>
          </table:table-cell>
          <table:table-cell office:value-type="float" office:value="3246.22" calcext:value-type="float">
            <text:p>3246.22</text:p>
          </table:table-cell>
          <table:table-cell/>
          <table:table-cell table:formula="of:=[.D527]/[.D526]" office:value-type="float" office:value="1.00376437826149" calcext:value-type="float">
            <text:p>1.00376437826149</text:p>
          </table:table-cell>
          <table:table-cell table:formula="of:=[.B527]/[.B526]" office:value-type="float" office:value="0.988044495269779" calcext:value-type="float">
            <text:p>0.988044495269779</text:p>
          </table:table-cell>
          <table:table-cell table:number-columns-repeated="3"/>
          <table:table-cell office:value-type="float" office:value="0.992056469277568" calcext:value-type="float">
            <text:p>0.992056469277568</text:p>
          </table:table-cell>
          <table:table-cell office:value-type="float" office:value="0.989870514668654" calcext:value-type="float">
            <text:p>0.989870514668654</text:p>
          </table:table-cell>
          <table:table-cell office:value-type="float" office:value="1.00095677133165" calcext:value-type="float">
            <text:p>1.00095677133165</text:p>
          </table:table-cell>
          <table:table-cell office:value-type="float" office:value="0.0110862566629979" calcext:value-type="float">
            <text:p>0.01108625666299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7/29/2020</text:p>
          </table:table-cell>
          <table:table-cell office:value-type="string" calcext:value-type="string">
            <text:p>$95.04</text:p>
          </table:table-cell>
          <table:table-cell office:value-type="string" calcext:value-type="string">
            <text:p>$32.64</text:p>
          </table:table-cell>
          <table:table-cell office:value-type="float" office:value="3258.44" calcext:value-type="float">
            <text:p>3258.44</text:p>
          </table:table-cell>
          <table:table-cell/>
          <table:table-cell table:formula="of:=[.D528]/[.D527]" office:value-type="float" office:value="0.987724187034286" calcext:value-type="float">
            <text:p>0.987724187034286</text:p>
          </table:table-cell>
          <table:table-cell table:formula="of:=[.B528]/[.B527]" office:value-type="float" office:value="0.981192129629629" calcext:value-type="float">
            <text:p>0.981192129629629</text:p>
          </table:table-cell>
          <table:table-cell table:number-columns-repeated="3"/>
          <table:table-cell office:value-type="float" office:value="0.982891985553232" calcext:value-type="float">
            <text:p>0.982891985553232</text:p>
          </table:table-cell>
          <table:table-cell office:value-type="float" office:value="0.978789951066595" calcext:value-type="float">
            <text:p>0.978789951066595</text:p>
          </table:table-cell>
          <table:table-cell office:value-type="float" office:value="0.983315954118874" calcext:value-type="float">
            <text:p>0.983315954118874</text:p>
          </table:table-cell>
          <table:table-cell office:value-type="float" office:value="0.00452600305227913" calcext:value-type="float">
            <text:p>0.004526003052279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7/28/2020</text:p>
          </table:table-cell>
          <table:table-cell office:value-type="string" calcext:value-type="string">
            <text:p>$93.2525</text:p>
          </table:table-cell>
          <table:table-cell office:value-type="string" calcext:value-type="string">
            <text:p>$31.58</text:p>
          </table:table-cell>
          <table:table-cell office:value-type="float" office:value="3218.44" calcext:value-type="float">
            <text:p>3218.44</text:p>
          </table:table-cell>
          <table:table-cell/>
          <table:table-cell table:formula="of:=[.D529]/[.D528]" office:value-type="float" office:value="1.00651557897615" calcext:value-type="float">
            <text:p>1.00651557897615</text:p>
          </table:table-cell>
          <table:table-cell table:formula="of:=[.B529]/[.B528]" office:value-type="float" office:value="1.01670196509477" calcext:value-type="float">
            <text:p>1.01670196509477</text:p>
          </table:table-cell>
          <table:table-cell table:number-columns-repeated="3"/>
          <table:table-cell office:value-type="float" office:value="1.01418646513635" calcext:value-type="float">
            <text:p>1.01418646513635</text:p>
          </table:table-cell>
          <table:table-cell office:value-type="float" office:value="1.01662737670283" calcext:value-type="float">
            <text:p>1.01662737670283</text:p>
          </table:table-cell>
          <table:table-cell office:value-type="float" office:value="1.02951572993991" calcext:value-type="float">
            <text:p>1.02951572993991</text:p>
          </table:table-cell>
          <table:table-cell office:value-type="float" office:value="0.0128883532370798" calcext:value-type="float">
            <text:p>0.01288835323707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7/27/2020</text:p>
          </table:table-cell>
          <table:table-cell office:value-type="string" calcext:value-type="string">
            <text:p>$94.81</text:p>
          </table:table-cell>
          <table:table-cell office:value-type="string" calcext:value-type="string">
            <text:p>$31.31</text:p>
          </table:table-cell>
          <table:table-cell office:value-type="float" office:value="3239.41" calcext:value-type="float">
            <text:p>3239.41</text:p>
          </table:table-cell>
          <table:table-cell/>
          <table:table-cell table:formula="of:=[.D530]/[.D529]" office:value-type="float" office:value="0.992659157068725" calcext:value-type="float">
            <text:p>0.992659157068725</text:p>
          </table:table-cell>
          <table:table-cell table:formula="of:=[.B530]/[.B529]" office:value-type="float" office:value="0.976848433709524" calcext:value-type="float">
            <text:p>0.976848433709524</text:p>
          </table:table-cell>
          <table:table-cell table:number-columns-repeated="3"/>
          <table:table-cell office:value-type="float" office:value="0.982341879288746" calcext:value-type="float">
            <text:p>0.982341879288746</text:p>
          </table:table-cell>
          <table:table-cell office:value-type="float" office:value="0.978124830407878" calcext:value-type="float">
            <text:p>0.978124830407878</text:p>
          </table:table-cell>
          <table:table-cell office:value-type="float" office:value="0.970128755364807" calcext:value-type="float">
            <text:p>0.970128755364807</text:p>
          </table:table-cell>
          <table:table-cell office:value-type="float" office:value="-0.00799607504307165" calcext:value-type="float">
            <text:p>-0.007996075043071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7/24/2020</text:p>
          </table:table-cell>
          <table:table-cell office:value-type="string" calcext:value-type="string">
            <text:p>$92.615</text:p>
          </table:table-cell>
          <table:table-cell office:value-type="string" calcext:value-type="string">
            <text:p>$31.28</text:p>
          </table:table-cell>
          <table:table-cell office:value-type="float" office:value="3215.63" calcext:value-type="float">
            <text:p>3215.63</text:p>
          </table:table-cell>
          <table:table-cell/>
          <table:table-cell table:formula="of:=[.D531]/[.D530]" office:value-type="float" office:value="1.00622895047005" calcext:value-type="float">
            <text:p>1.00622895047005</text:p>
          </table:table-cell>
          <table:table-cell table:formula="of:=[.B531]/[.B530]" office:value-type="float" office:value="1.00248339901744" calcext:value-type="float">
            <text:p>1.00248339901744</text:p>
          </table:table-cell>
          <table:table-cell table:number-columns-repeated="3"/>
          <table:table-cell office:value-type="float" office:value="1.00966420183727" calcext:value-type="float">
            <text:p>1.00966420183727</text:p>
          </table:table-cell>
          <table:table-cell office:value-type="float" office:value="1.01115961358404" calcext:value-type="float">
            <text:p>1.01115961358404</text:p>
          </table:table-cell>
          <table:table-cell office:value-type="float" office:value="1.03335692797735" calcext:value-type="float">
            <text:p>1.03335692797735</text:p>
          </table:table-cell>
          <table:table-cell office:value-type="float" office:value="0.0221973143933054" calcext:value-type="float">
            <text:p>0.02219731439330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7/23/2020</text:p>
          </table:table-cell>
          <table:table-cell office:value-type="string" calcext:value-type="string">
            <text:p>$92.845</text:p>
          </table:table-cell>
          <table:table-cell office:value-type="string" calcext:value-type="string">
            <text:p>$31.25</text:p>
          </table:table-cell>
          <table:table-cell office:value-type="float" office:value="3235.66" calcext:value-type="float">
            <text:p>3235.66</text:p>
          </table:table-cell>
          <table:table-cell/>
          <table:table-cell table:formula="of:=[.D532]/[.D531]" office:value-type="float" office:value="1.01247349845163" calcext:value-type="float">
            <text:p>1.01247349845163</text:p>
          </table:table-cell>
          <table:table-cell table:formula="of:=[.B532]/[.B531]" office:value-type="float" office:value="1.04768700522376" calcext:value-type="float">
            <text:p>1.04768700522376</text:p>
          </table:table-cell>
          <table:table-cell table:number-columns-repeated="3"/>
          <table:table-cell office:value-type="float" office:value="0.994734973970658" calcext:value-type="float">
            <text:p>0.994734973970658</text:p>
          </table:table-cell>
          <table:table-cell office:value-type="float" office:value="0.993109032243996" calcext:value-type="float">
            <text:p>0.993109032243996</text:p>
          </table:table-cell>
          <table:table-cell office:value-type="float" office:value="0.991608870622485" calcext:value-type="float">
            <text:p>0.991608870622485</text:p>
          </table:table-cell>
          <table:table-cell office:value-type="float" office:value="-0.0015001616215109" calcext:value-type="float">
            <text:p>-0.00150016162151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7/22/2020</text:p>
          </table:table-cell>
          <table:table-cell office:value-type="string" calcext:value-type="string">
            <text:p>$97.2725</text:p>
          </table:table-cell>
          <table:table-cell office:value-type="string" calcext:value-type="string">
            <text:p>$31.44</text:p>
          </table:table-cell>
          <table:table-cell office:value-type="float" office:value="3276.02" calcext:value-type="float">
            <text:p>3276.02</text:p>
          </table:table-cell>
          <table:table-cell/>
          <table:table-cell table:formula="of:=[.D533]/[.D532]" office:value-type="float" office:value="0.994285749171251" calcext:value-type="float">
            <text:p>0.994285749171251</text:p>
          </table:table-cell>
          <table:table-cell table:formula="of:=[.B533]/[.B532]" office:value-type="float" office:value="0.997198591585494" calcext:value-type="float">
            <text:p>0.997198591585494</text:p>
          </table:table-cell>
          <table:table-cell table:number-columns-repeated="3"/>
          <table:table-cell office:value-type="float" office:value="0.991813856675587" calcext:value-type="float">
            <text:p>0.991813856675587</text:p>
          </table:table-cell>
          <table:table-cell office:value-type="float" office:value="0.989577177428088" calcext:value-type="float">
            <text:p>0.989577177428088</text:p>
          </table:table-cell>
          <table:table-cell office:value-type="float" office:value="0.985148087384509" calcext:value-type="float">
            <text:p>0.985148087384509</text:p>
          </table:table-cell>
          <table:table-cell office:value-type="float" office:value="-0.00442909004357861" calcext:value-type="float">
            <text:p>-0.004429090043578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7/21/2020</text:p>
          </table:table-cell>
          <table:table-cell office:value-type="string" calcext:value-type="string">
            <text:p>$97</text:p>
          </table:table-cell>
          <table:table-cell office:value-type="string" calcext:value-type="string">
            <text:p>$30.96</text:p>
          </table:table-cell>
          <table:table-cell office:value-type="float" office:value="3257.3" calcext:value-type="float">
            <text:p>3257.3</text:p>
          </table:table-cell>
          <table:table-cell/>
          <table:table-cell table:formula="of:=[.D534]/[.D533]" office:value-type="float" office:value="0.998323765081509" calcext:value-type="float">
            <text:p>0.998323765081509</text:p>
          </table:table-cell>
          <table:table-cell table:formula="of:=[.B534]/[.B533]" office:value-type="float" office:value="1.01399484536082" calcext:value-type="float">
            <text:p>1.01399484536082</text:p>
          </table:table-cell>
          <table:table-cell table:number-columns-repeated="3"/>
          <table:table-cell office:value-type="float" office:value="1.00483590018798" calcext:value-type="float">
            <text:p>1.00483590018798</text:p>
          </table:table-cell>
          <table:table-cell office:value-type="float" office:value="1.00532182663126" calcext:value-type="float">
            <text:p>1.00532182663126</text:p>
          </table:table-cell>
          <table:table-cell office:value-type="float" office:value="1.00762555876939" calcext:value-type="float">
            <text:p>1.00762555876939</text:p>
          </table:table-cell>
          <table:table-cell office:value-type="float" office:value="0.00230373213813273" calcext:value-type="float">
            <text:p>0.002303732138132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7/20/2020</text:p>
          </table:table-cell>
          <table:table-cell office:value-type="string" calcext:value-type="string">
            <text:p>$98.3575</text:p>
          </table:table-cell>
          <table:table-cell office:value-type="string" calcext:value-type="string">
            <text:p>$30.55</text:p>
          </table:table-cell>
          <table:table-cell office:value-type="float" office:value="3251.84" calcext:value-type="float">
            <text:p>3251.84</text:p>
          </table:table-cell>
          <table:table-cell/>
          <table:table-cell table:formula="of:=[.D535]/[.D534]" office:value-type="float" office:value="0.991663181460342" calcext:value-type="float">
            <text:p>0.991663181460342</text:p>
          </table:table-cell>
          <table:table-cell table:formula="of:=[.B535]/[.B534]" office:value-type="float" office:value="0.979361004498894" calcext:value-type="float">
            <text:p>0.979361004498894</text:p>
          </table:table-cell>
          <table:table-cell table:number-columns-repeated="3"/>
          <table:table-cell office:value-type="float" office:value="0.984144886024585" calcext:value-type="float">
            <text:p>0.984144886024585</text:p>
          </table:table-cell>
          <table:table-cell office:value-type="float" office:value="0.980304803815257" calcext:value-type="float">
            <text:p>0.980304803815257</text:p>
          </table:table-cell>
          <table:table-cell office:value-type="float" office:value="0.976687543493389" calcext:value-type="float">
            <text:p>0.976687543493389</text:p>
          </table:table-cell>
          <table:table-cell office:value-type="float" office:value="-0.0036172603218676" calcext:value-type="float">
            <text:p>-0.00361726032186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7/17/2020</text:p>
          </table:table-cell>
          <table:table-cell office:value-type="string" calcext:value-type="string">
            <text:p>$96.3275</text:p>
          </table:table-cell>
          <table:table-cell office:value-type="string" calcext:value-type="string">
            <text:p>$30.66</text:p>
          </table:table-cell>
          <table:table-cell office:value-type="float" office:value="3224.73" calcext:value-type="float">
            <text:p>3224.73</text:p>
          </table:table-cell>
          <table:table-cell/>
          <table:table-cell table:formula="of:=[.D536]/[.D535]" office:value-type="float" office:value="0.997159452109169" calcext:value-type="float">
            <text:p>0.997159452109169</text:p>
          </table:table-cell>
          <table:table-cell table:formula="of:=[.B536]/[.B535]" office:value-type="float" office:value="1.00202434403467" calcext:value-type="float">
            <text:p>1.00202434403467</text:p>
          </table:table-cell>
          <table:table-cell table:number-columns-repeated="3"/>
          <table:table-cell office:value-type="float" office:value="0.984274479605634" calcext:value-type="float">
            <text:p>0.984274479605634</text:p>
          </table:table-cell>
          <table:table-cell office:value-type="float" office:value="0.980461492392641" calcext:value-type="float">
            <text:p>0.980461492392641</text:p>
          </table:table-cell>
          <table:table-cell office:value-type="float" office:value="0.963840399002494" calcext:value-type="float">
            <text:p>0.963840399002494</text:p>
          </table:table-cell>
          <table:table-cell office:value-type="float" office:value="-0.0166210933901476" calcext:value-type="float">
            <text:p>-0.01662109339014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7/16/2020</text:p>
          </table:table-cell>
          <table:table-cell office:value-type="string" calcext:value-type="string">
            <text:p>$96.5225</text:p>
          </table:table-cell>
          <table:table-cell office:value-type="string" calcext:value-type="string">
            <text:p>$30.74</text:p>
          </table:table-cell>
          <table:table-cell office:value-type="float" office:value="3215.57" calcext:value-type="float">
            <text:p>3215.57</text:p>
          </table:table-cell>
          <table:table-cell/>
          <table:table-cell table:formula="of:=[.D537]/[.D536]" office:value-type="float" office:value="1.0034177455319" calcext:value-type="float">
            <text:p>1.0034177455319</text:p>
          </table:table-cell>
          <table:table-cell table:formula="of:=[.B537]/[.B536]" office:value-type="float" office:value="1.01245823512653" calcext:value-type="float">
            <text:p>1.01245823512653</text:p>
          </table:table-cell>
          <table:table-cell table:number-columns-repeated="3"/>
          <table:table-cell office:value-type="float" office:value="0.997021490240529" calcext:value-type="float">
            <text:p>0.997021490240529</text:p>
          </table:table-cell>
          <table:table-cell office:value-type="float" office:value="0.995873605755996" calcext:value-type="float">
            <text:p>0.995873605755996</text:p>
          </table:table-cell>
          <table:table-cell office:value-type="float" office:value="0.989835520236555" calcext:value-type="float">
            <text:p>0.989835520236555</text:p>
          </table:table-cell>
          <table:table-cell office:value-type="float" office:value="-0.00603808551944041" calcext:value-type="float">
            <text:p>-0.006038085519440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7/15/2020</text:p>
          </table:table-cell>
          <table:table-cell office:value-type="string" calcext:value-type="string">
            <text:p>$97.725</text:p>
          </table:table-cell>
          <table:table-cell office:value-type="string" calcext:value-type="string">
            <text:p>$30.98</text:p>
          </table:table-cell>
          <table:table-cell office:value-type="float" office:value="3226.56" calcext:value-type="float">
            <text:p>3226.56</text:p>
          </table:table-cell>
          <table:table-cell/>
          <table:table-cell table:formula="of:=[.D538]/[.D537]" office:value-type="float" office:value="0.990999702469503" calcext:value-type="float">
            <text:p>0.990999702469503</text:p>
          </table:table-cell>
          <table:table-cell table:formula="of:=[.B538]/[.B537]" office:value-type="float" office:value="0.993169608595549" calcext:value-type="float">
            <text:p>0.993169608595549</text:p>
          </table:table-cell>
          <table:table-cell table:number-columns-repeated="3"/>
          <table:table-cell office:value-type="float" office:value="1.02429778925645" calcext:value-type="float">
            <text:p>1.02429778925645</text:p>
          </table:table-cell>
          <table:table-cell office:value-type="float" office:value="1.02885274295193" calcext:value-type="float">
            <text:p>1.02885274295193</text:p>
          </table:table-cell>
          <table:table-cell office:value-type="float" office:value="1.04378267363704" calcext:value-type="float">
            <text:p>1.04378267363704</text:p>
          </table:table-cell>
          <table:table-cell office:value-type="float" office:value="0.0149299306851172" calcext:value-type="float">
            <text:p>0.01492993068511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7/14/2020</text:p>
          </table:table-cell>
          <table:table-cell office:value-type="string" calcext:value-type="string">
            <text:p>$97.0575</text:p>
          </table:table-cell>
          <table:table-cell office:value-type="string" calcext:value-type="string">
            <text:p>$30.59</text:p>
          </table:table-cell>
          <table:table-cell office:value-type="float" office:value="3197.52" calcext:value-type="float">
            <text:p>3197.52</text:p>
          </table:table-cell>
          <table:table-cell/>
          <table:table-cell table:formula="of:=[.D539]/[.D538]" office:value-type="float" office:value="0.98677099752308" calcext:value-type="float">
            <text:p>0.98677099752308</text:p>
          </table:table-cell>
          <table:table-cell table:formula="of:=[.B539]/[.B538]" office:value-type="float" office:value="0.983720990134714" calcext:value-type="float">
            <text:p>0.983720990134714</text:p>
          </table:table-cell>
          <table:table-cell table:number-columns-repeated="3"/>
          <table:table-cell office:value-type="float" office:value="0.989591533280854" calcext:value-type="float">
            <text:p>0.989591533280854</text:p>
          </table:table-cell>
          <table:table-cell office:value-type="float" office:value="0.986890218024766" calcext:value-type="float">
            <text:p>0.986890218024766</text:p>
          </table:table-cell>
          <table:table-cell office:value-type="float" office:value="0.984527323137465" calcext:value-type="float">
            <text:p>0.984527323137465</text:p>
          </table:table-cell>
          <table:table-cell office:value-type="float" office:value="-0.00236289488730101" calcext:value-type="float">
            <text:p>-0.002362894887301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7/13/2020</text:p>
          </table:table-cell>
          <table:table-cell office:value-type="string" calcext:value-type="string">
            <text:p>$95.4775</text:p>
          </table:table-cell>
          <table:table-cell office:value-type="string" calcext:value-type="string">
            <text:p>$29.7</text:p>
          </table:table-cell>
          <table:table-cell office:value-type="float" office:value="3155.22" calcext:value-type="float">
            <text:p>3155.22</text:p>
          </table:table-cell>
          <table:table-cell/>
          <table:table-cell table:formula="of:=[.D540]/[.D539]" office:value-type="float" office:value="1.00945100500124" calcext:value-type="float">
            <text:p>1.00945100500124</text:p>
          </table:table-cell>
          <table:table-cell table:formula="of:=[.B540]/[.B539]" office:value-type="float" office:value="1.00463459977482" calcext:value-type="float">
            <text:p>1.00463459977482</text:p>
          </table:table-cell>
          <table:table-cell table:number-columns-repeated="3"/>
          <table:table-cell office:value-type="float" office:value="1.01170658262878" calcext:value-type="float">
            <text:p>1.01170658262878</text:p>
          </table:table-cell>
          <table:table-cell office:value-type="float" office:value="1.01362900858115" calcext:value-type="float">
            <text:p>1.01362900858115</text:p>
          </table:table-cell>
          <table:table-cell office:value-type="float" office:value="0.970566860465116" calcext:value-type="float">
            <text:p>0.970566860465116</text:p>
          </table:table-cell>
          <table:table-cell office:value-type="float" office:value="-0.0430621481160365" calcext:value-type="float">
            <text:p>-0.04306214811603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7/10/2020</text:p>
          </table:table-cell>
          <table:table-cell office:value-type="string" calcext:value-type="string">
            <text:p>$95.92</text:p>
          </table:table-cell>
          <table:table-cell office:value-type="string" calcext:value-type="string">
            <text:p>$29.6</text:p>
          </table:table-cell>
          <table:table-cell office:value-type="float" office:value="3185.04" calcext:value-type="float">
            <text:p>3185.04</text:p>
          </table:table-cell>
          <table:table-cell/>
          <table:table-cell table:formula="of:=[.D541]/[.D540]" office:value-type="float" office:value="0.989642202295733" calcext:value-type="float">
            <text:p>0.989642202295733</text:p>
          </table:table-cell>
          <table:table-cell table:formula="of:=[.B541]/[.B540]" office:value-type="float" office:value="0.997523978315263" calcext:value-type="float">
            <text:p>0.997523978315263</text:p>
          </table:table-cell>
          <table:table-cell table:number-columns-repeated="3"/>
          <table:table-cell office:value-type="float" office:value="1.01130903427354" calcext:value-type="float">
            <text:p>1.01130903427354</text:p>
          </table:table-cell>
          <table:table-cell office:value-type="float" office:value="1.01314834213363" calcext:value-type="float">
            <text:p>1.01314834213363</text:p>
          </table:table-cell>
          <table:table-cell office:value-type="float" office:value="1.03275926619244" calcext:value-type="float">
            <text:p>1.03275926619244</text:p>
          </table:table-cell>
          <table:table-cell office:value-type="float" office:value="0.0196109240588054" calcext:value-type="float">
            <text:p>0.01961092405880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7/09/2020</text:p>
          </table:table-cell>
          <table:table-cell office:value-type="string" calcext:value-type="string">
            <text:p>$95.6825</text:p>
          </table:table-cell>
          <table:table-cell office:value-type="string" calcext:value-type="string">
            <text:p>$29.59</text:p>
          </table:table-cell>
          <table:table-cell office:value-type="float" office:value="3152.05" calcext:value-type="float">
            <text:p>3152.05</text:p>
          </table:table-cell>
          <table:table-cell/>
          <table:table-cell table:formula="of:=[.D542]/[.D541]" office:value-type="float" office:value="1.00567567138846" calcext:value-type="float">
            <text:p>1.00567567138846</text:p>
          </table:table-cell>
          <table:table-cell table:formula="of:=[.B542]/[.B541]" office:value-type="float" office:value="0.996446581140752" calcext:value-type="float">
            <text:p>0.996446581140752</text:p>
          </table:table-cell>
          <table:table-cell table:number-columns-repeated="3"/>
          <table:table-cell office:value-type="float" office:value="1.00848373999482" calcext:value-type="float">
            <text:p>1.00848373999482</text:p>
          </table:table-cell>
          <table:table-cell office:value-type="float" office:value="1.00973234469268" calcext:value-type="float">
            <text:p>1.00973234469268</text:p>
          </table:table-cell>
          <table:table-cell office:value-type="float" office:value="1.01622258473808" calcext:value-type="float">
            <text:p>1.01622258473808</text:p>
          </table:table-cell>
          <table:table-cell office:value-type="float" office:value="0.00649024004540122" calcext:value-type="float">
            <text:p>0.006490240045401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7/08/2020</text:p>
          </table:table-cell>
          <table:table-cell office:value-type="string" calcext:value-type="string">
            <text:p>$95.3425</text:p>
          </table:table-cell>
          <table:table-cell office:value-type="string" calcext:value-type="string">
            <text:p>$30.1</text:p>
          </table:table-cell>
          <table:table-cell office:value-type="float" office:value="3169.94" calcext:value-type="float">
            <text:p>3169.94</text:p>
          </table:table-cell>
          <table:table-cell/>
          <table:table-cell table:formula="of:=[.D543]/[.D542]" office:value-type="float" office:value="0.992233291481858" calcext:value-type="float">
            <text:p>0.992233291481858</text:p>
          </table:table-cell>
          <table:table-cell table:formula="of:=[.B543]/[.B542]" office:value-type="float" office:value="0.977239950704041" calcext:value-type="float">
            <text:p>0.977239950704041</text:p>
          </table:table-cell>
          <table:table-cell table:number-columns-repeated="3"/>
          <table:table-cell office:value-type="float" office:value="1.00464039178967" calcext:value-type="float">
            <text:p>1.00464039178967</text:p>
          </table:table-cell>
          <table:table-cell office:value-type="float" office:value="1.00508544198512" calcext:value-type="float">
            <text:p>1.00508544198512</text:p>
          </table:table-cell>
          <table:table-cell office:value-type="float" office:value="1.03041112993846" calcext:value-type="float">
            <text:p>1.03041112993846</text:p>
          </table:table-cell>
          <table:table-cell office:value-type="float" office:value="0.0253256879533452" calcext:value-type="float">
            <text:p>0.02532568795334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7/07/2020</text:p>
          </table:table-cell>
          <table:table-cell office:value-type="string" calcext:value-type="string">
            <text:p>$93.1725</text:p>
          </table:table-cell>
          <table:table-cell office:value-type="string" calcext:value-type="string">
            <text:p>$29.94</text:p>
          </table:table-cell>
          <table:table-cell office:value-type="float" office:value="3145.32" calcext:value-type="float">
            <text:p>3145.32</text:p>
          </table:table-cell>
          <table:table-cell/>
          <table:table-cell table:formula="of:=[.D544]/[.D543]" office:value-type="float" office:value="1.01093688400544" calcext:value-type="float">
            <text:p>1.01093688400544</text:p>
          </table:table-cell>
          <table:table-cell table:formula="of:=[.B544]/[.B543]" office:value-type="float" office:value="1.00311250637259" calcext:value-type="float">
            <text:p>1.00311250637259</text:p>
          </table:table-cell>
          <table:table-cell table:number-columns-repeated="3"/>
          <table:table-cell office:value-type="float" office:value="0.994807714924144" calcext:value-type="float">
            <text:p>0.994807714924144</text:p>
          </table:table-cell>
          <table:table-cell office:value-type="float" office:value="0.993196981634908" calcext:value-type="float">
            <text:p>0.993196981634908</text:p>
          </table:table-cell>
          <table:table-cell office:value-type="float" office:value="0.99839882291847" calcext:value-type="float">
            <text:p>0.99839882291847</text:p>
          </table:table-cell>
          <table:table-cell office:value-type="float" office:value="0.0052018412835616" calcext:value-type="float">
            <text:p>0.00520184128356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7/06/2020</text:p>
          </table:table-cell>
          <table:table-cell office:value-type="string" calcext:value-type="string">
            <text:p>$93.4625</text:p>
          </table:table-cell>
          <table:table-cell office:value-type="string" calcext:value-type="string">
            <text:p>$30.49</text:p>
          </table:table-cell>
          <table:table-cell office:value-type="float" office:value="3179.72" calcext:value-type="float">
            <text:p>3179.72</text:p>
          </table:table-cell>
          <table:table-cell/>
          <table:table-cell table:formula="of:=[.D545]/[.D544]" office:value-type="float" office:value="0.984366547997937" calcext:value-type="float">
            <text:p>0.984366547997937</text:p>
          </table:table-cell>
          <table:table-cell table:formula="of:=[.B545]/[.B544]" office:value-type="float" office:value="0.973946770094958" calcext:value-type="float">
            <text:p>0.973946770094958</text:p>
          </table:table-cell>
          <table:table-cell table:number-columns-repeated="3"/>
          <table:table-cell office:value-type="float" office:value="0.987418502515117" calcext:value-type="float">
            <text:p>0.987418502515117</text:p>
          </table:table-cell>
          <table:table-cell office:value-type="float" office:value="0.984262857189913" calcext:value-type="float">
            <text:p>0.984262857189913</text:p>
          </table:table-cell>
          <table:table-cell office:value-type="float" office:value="0.970915868406224" calcext:value-type="float">
            <text:p>0.970915868406224</text:p>
          </table:table-cell>
          <table:table-cell office:value-type="float" office:value="-0.0133469887836886" calcext:value-type="float">
            <text:p>-0.01334698878368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7/02/2020</text:p>
          </table:table-cell>
          <table:table-cell office:value-type="string" calcext:value-type="string">
            <text:p>$91.0275</text:p>
          </table:table-cell>
          <table:table-cell office:value-type="string" calcext:value-type="string">
            <text:p>$30.63</text:p>
          </table:table-cell>
          <table:table-cell office:value-type="float" office:value="3130.01" calcext:value-type="float">
            <text:p>3130.01</text:p>
          </table:table-cell>
          <table:table-cell/>
          <table:table-cell table:formula="of:=[.D546]/[.D545]" office:value-type="float" office:value="0.995479247670135" calcext:value-type="float">
            <text:p>0.995479247670135</text:p>
          </table:table-cell>
          <table:table-cell table:formula="of:=[.B546]/[.B545]" office:value-type="float" office:value="1" calcext:value-type="float">
            <text:p>1</text:p>
          </table:table-cell>
          <table:table-cell table:number-columns-repeated="3"/>
          <table:table-cell office:value-type="float" office:value="0.999467220597611" calcext:value-type="float">
            <text:p>0.999467220597611</text:p>
          </table:table-cell>
          <table:table-cell office:value-type="float" office:value="0.998830681308781" calcext:value-type="float">
            <text:p>0.998830681308781</text:p>
          </table:table-cell>
          <table:table-cell office:value-type="float" office:value="1.01330357142857" calcext:value-type="float">
            <text:p>1.01330357142857</text:p>
          </table:table-cell>
          <table:table-cell office:value-type="float" office:value="0.0144728901197906" calcext:value-type="float">
            <text:p>0.01447289011979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7/01/2020</text:p>
          </table:table-cell>
          <table:table-cell office:value-type="string" calcext:value-type="string">
            <text:p>$91.0275</text:p>
          </table:table-cell>
          <table:table-cell office:value-type="string" calcext:value-type="string">
            <text:p>$30.22</text:p>
          </table:table-cell>
          <table:table-cell office:value-type="float" office:value="3115.86" calcext:value-type="float">
            <text:p>3115.86</text:p>
          </table:table-cell>
          <table:table-cell/>
          <table:table-cell table:formula="of:=[.D547]/[.D546]" office:value-type="float" office:value="0.995002984729737" calcext:value-type="float">
            <text:p>0.995002984729737</text:p>
          </table:table-cell>
          <table:table-cell table:formula="of:=[.B547]/[.B546]" office:value-type="float" office:value="1.00189503172118" calcext:value-type="float">
            <text:p>1.00189503172118</text:p>
          </table:table-cell>
          <table:table-cell table:number-columns-repeated="3"/>
          <table:table-cell office:value-type="float" office:value="1.01789955048979" calcext:value-type="float">
            <text:p>1.01789955048979</text:p>
          </table:table-cell>
          <table:table-cell office:value-type="float" office:value="1.02111678163346" calcext:value-type="float">
            <text:p>1.02111678163346</text:p>
          </table:table-cell>
          <table:table-cell office:value-type="float" office:value="1.03374746673716" calcext:value-type="float">
            <text:p>1.03374746673716</text:p>
          </table:table-cell>
          <table:table-cell office:value-type="float" office:value="0.0126306851036992" calcext:value-type="float">
            <text:p>0.01263068510369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6/30/2020</text:p>
          </table:table-cell>
          <table:table-cell office:value-type="string" calcext:value-type="string">
            <text:p>$91.2</text:p>
          </table:table-cell>
          <table:table-cell office:value-type="string" calcext:value-type="string">
            <text:p>$30.42</text:p>
          </table:table-cell>
          <table:table-cell office:value-type="float" office:value="3100.29" calcext:value-type="float">
            <text:p>3100.29</text:p>
          </table:table-cell>
          <table:table-cell/>
          <table:table-cell table:formula="of:=[.D548]/[.D547]" office:value-type="float" office:value="0.984824000335452" calcext:value-type="float">
            <text:p>0.984824000335452</text:p>
          </table:table-cell>
          <table:table-cell table:formula="of:=[.B548]/[.B547]" office:value-type="float" office:value="0.99172149122807" calcext:value-type="float">
            <text:p>0.99172149122807</text:p>
          </table:table-cell>
          <table:table-cell table:number-columns-repeated="3"/>
          <table:table-cell office:value-type="float" office:value="0.980252783204274" calcext:value-type="float">
            <text:p>0.980252783204274</text:p>
          </table:table-cell>
          <table:table-cell office:value-type="float" office:value="0.975598953039212" calcext:value-type="float">
            <text:p>0.975598953039212</text:p>
          </table:table-cell>
          <table:table-cell office:value-type="float" office:value="0.96164336856461" calcext:value-type="float">
            <text:p>0.96164336856461</text:p>
          </table:table-cell>
          <table:table-cell office:value-type="float" office:value="-0.0139555844746028" calcext:value-type="float">
            <text:p>-0.01395558447460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6/29/2020</text:p>
          </table:table-cell>
          <table:table-cell office:value-type="string" calcext:value-type="string">
            <text:p>$90.445</text:p>
          </table:table-cell>
          <table:table-cell office:value-type="string" calcext:value-type="string">
            <text:p>$30.29</text:p>
          </table:table-cell>
          <table:table-cell office:value-type="float" office:value="3053.24" calcext:value-type="float">
            <text:p>3053.24</text:p>
          </table:table-cell>
          <table:table-cell/>
          <table:table-cell table:formula="of:=[.D549]/[.D548]" office:value-type="float" office:value="0.985526850165726" calcext:value-type="float">
            <text:p>0.985526850165726</text:p>
          </table:table-cell>
          <table:table-cell table:formula="of:=[.B549]/[.B548]" office:value-type="float" office:value="0.977472497097684" calcext:value-type="float">
            <text:p>0.977472497097684</text:p>
          </table:table-cell>
          <table:table-cell table:number-columns-repeated="3"/>
          <table:table-cell office:value-type="float" office:value="1.02854878985786" calcext:value-type="float">
            <text:p>1.02854878985786</text:p>
          </table:table-cell>
          <table:table-cell office:value-type="float" office:value="1.03399252866742" calcext:value-type="float">
            <text:p>1.03399252866742</text:p>
          </table:table-cell>
          <table:table-cell office:value-type="float" office:value="1.07215032795604" calcext:value-type="float">
            <text:p>1.07215032795604</text:p>
          </table:table-cell>
          <table:table-cell office:value-type="float" office:value="0.0381577992886153" calcext:value-type="float">
            <text:p>0.03815779928861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6/26/2020</text:p>
          </table:table-cell>
          <table:table-cell office:value-type="string" calcext:value-type="string">
            <text:p>$88.4075</text:p>
          </table:table-cell>
          <table:table-cell office:value-type="string" calcext:value-type="string">
            <text:p>$29.63</text:p>
          </table:table-cell>
          <table:table-cell office:value-type="float" office:value="3009.05" calcext:value-type="float">
            <text:p>3009.05</text:p>
          </table:table-cell>
          <table:table-cell/>
          <table:table-cell table:formula="of:=[.D550]/[.D549]" office:value-type="float" office:value="1.02482843422343" calcext:value-type="float">
            <text:p>1.02482843422343</text:p>
          </table:table-cell>
          <table:table-cell table:formula="of:=[.B550]/[.B549]" office:value-type="float" office:value="1.03169979922518" calcext:value-type="float">
            <text:p>1.03169979922518</text:p>
          </table:table-cell>
          <table:table-cell table:number-columns-repeated="3"/>
          <table:table-cell office:value-type="float" office:value="1.00819968718631" calcext:value-type="float">
            <text:p>1.00819968718631</text:p>
          </table:table-cell>
          <table:table-cell office:value-type="float" office:value="1.00938890306458" calcext:value-type="float">
            <text:p>1.00938890306458</text:p>
          </table:table-cell>
          <table:table-cell office:value-type="float" office:value="0.999338624338624" calcext:value-type="float">
            <text:p>0.999338624338624</text:p>
          </table:table-cell>
          <table:table-cell office:value-type="float" office:value="-0.0100502787259552" calcext:value-type="float">
            <text:p>-0.01005027872595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6/25/2020</text:p>
          </table:table-cell>
          <table:table-cell office:value-type="string" calcext:value-type="string">
            <text:p>$91.21</text:p>
          </table:table-cell>
          <table:table-cell office:value-type="string" calcext:value-type="string">
            <text:p>$30.31</text:p>
          </table:table-cell>
          <table:table-cell office:value-type="float" office:value="3083.76" calcext:value-type="float">
            <text:p>3083.76</text:p>
          </table:table-cell>
          <table:table-cell/>
          <table:table-cell table:formula="of:=[.D551]/[.D550]" office:value-type="float" office:value="0.989159337951073" calcext:value-type="float">
            <text:p>0.989159337951073</text:p>
          </table:table-cell>
          <table:table-cell table:formula="of:=[.B551]/[.B550]" office:value-type="float" office:value="0.986898366407192" calcext:value-type="float">
            <text:p>0.986898366407192</text:p>
          </table:table-cell>
          <table:table-cell table:number-columns-repeated="3"/>
          <table:table-cell office:value-type="float" office:value="1.03640457763396" calcext:value-type="float">
            <text:p>1.03640457763396</text:p>
          </table:table-cell>
          <table:table-cell office:value-type="float" office:value="1.04349077851059" calcext:value-type="float">
            <text:p>1.04349077851059</text:p>
          </table:table-cell>
          <table:table-cell office:value-type="float" office:value="1.08702845797485" calcext:value-type="float">
            <text:p>1.08702845797485</text:p>
          </table:table-cell>
          <table:table-cell office:value-type="float" office:value="0.0435376794642577" calcext:value-type="float">
            <text:p>0.04353767946425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6/24/2020</text:p>
          </table:table-cell>
          <table:table-cell office:value-type="string" calcext:value-type="string">
            <text:p>$90.015</text:p>
          </table:table-cell>
          <table:table-cell office:value-type="string" calcext:value-type="string">
            <text:p>$30.1</text:p>
          </table:table-cell>
          <table:table-cell office:value-type="float" office:value="3050.33" calcext:value-type="float">
            <text:p>3050.33</text:p>
          </table:table-cell>
          <table:table-cell/>
          <table:table-cell table:formula="of:=[.D552]/[.D551]" office:value-type="float" office:value="1.02654139060364" calcext:value-type="float">
            <text:p>1.02654139060364</text:p>
          </table:table-cell>
          <table:table-cell table:formula="of:=[.B552]/[.B551]" office:value-type="float" office:value="1.017969227351" calcext:value-type="float">
            <text:p>1.017969227351</text:p>
          </table:table-cell>
          <table:table-cell table:number-columns-repeated="3"/>
          <table:table-cell office:value-type="float" office:value="0.984866679326638" calcext:value-type="float">
            <text:p>0.984866679326638</text:p>
          </table:table-cell>
          <table:table-cell office:value-type="float" office:value="0.981177507268229" calcext:value-type="float">
            <text:p>0.981177507268229</text:p>
          </table:table-cell>
          <table:table-cell office:value-type="float" office:value="1.02115677321157" calcext:value-type="float">
            <text:p>1.02115677321157</text:p>
          </table:table-cell>
          <table:table-cell office:value-type="float" office:value="0.0399792659433384" calcext:value-type="float">
            <text:p>0.03997926594333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6/23/2020</text:p>
          </table:table-cell>
          <table:table-cell office:value-type="string" calcext:value-type="string">
            <text:p>$91.6325</text:p>
          </table:table-cell>
          <table:table-cell office:value-type="string" calcext:value-type="string">
            <text:p>$30.93</text:p>
          </table:table-cell>
          <table:table-cell office:value-type="float" office:value="3131.29" calcext:value-type="float">
            <text:p>3131.29</text:p>
          </table:table-cell>
          <table:table-cell/>
          <table:table-cell table:formula="of:=[.D553]/[.D552]" office:value-type="float" office:value="0.995711032833114" calcext:value-type="float">
            <text:p>0.995711032833114</text:p>
          </table:table-cell>
          <table:table-cell table:formula="of:=[.B553]/[.B552]" office:value-type="float" office:value="0.979101301394156" calcext:value-type="float">
            <text:p>0.979101301394156</text:p>
          </table:table-cell>
          <table:table-cell table:number-columns-repeated="3"/>
          <table:table-cell office:value-type="float" office:value="0.99253115562928" calcext:value-type="float">
            <text:p>0.99253115562928</text:p>
          </table:table-cell>
          <table:table-cell office:value-type="float" office:value="0.990444446869243" calcext:value-type="float">
            <text:p>0.990444446869243</text:p>
          </table:table-cell>
          <table:table-cell office:value-type="float" office:value="0.961693247875987" calcext:value-type="float">
            <text:p>0.961693247875987</text:p>
          </table:table-cell>
          <table:table-cell office:value-type="float" office:value="-0.0287511989932556" calcext:value-type="float">
            <text:p>-0.02875119899325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6/22/2020</text:p>
          </table:table-cell>
          <table:table-cell office:value-type="string" calcext:value-type="string">
            <text:p>$89.7175</text:p>
          </table:table-cell>
          <table:table-cell office:value-type="string" calcext:value-type="string">
            <text:p>$31.03</text:p>
          </table:table-cell>
          <table:table-cell office:value-type="float" office:value="3117.86" calcext:value-type="float">
            <text:p>3117.86</text:p>
          </table:table-cell>
          <table:table-cell/>
          <table:table-cell table:formula="of:=[.D554]/[.D553]" office:value-type="float" office:value="0.99354685585626" calcext:value-type="float">
            <text:p>0.99354685585626</text:p>
          </table:table-cell>
          <table:table-cell table:formula="of:=[.B554]/[.B553]" office:value-type="float" office:value="0.974503302031376" calcext:value-type="float">
            <text:p>0.974503302031376</text:p>
          </table:table-cell>
          <table:table-cell table:number-columns-repeated="3"/>
          <table:table-cell office:value-type="float" office:value="1.00219980516011" calcext:value-type="float">
            <text:p>1.00219980516011</text:p>
          </table:table-cell>
          <table:table-cell office:value-type="float" office:value="1.00213458559336" calcext:value-type="float">
            <text:p>1.00213458559336</text:p>
          </table:table-cell>
          <table:table-cell office:value-type="float" office:value="0.96720009299442" calcext:value-type="float">
            <text:p>0.96720009299442</text:p>
          </table:table-cell>
          <table:table-cell office:value-type="float" office:value="-0.0349344925989434" calcext:value-type="float">
            <text:p>-0.03493449259894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6/19/2020</text:p>
          </table:table-cell>
          <table:table-cell office:value-type="string" calcext:value-type="string">
            <text:p>$87.43</text:p>
          </table:table-cell>
          <table:table-cell office:value-type="string" calcext:value-type="string">
            <text:p>$31.1</text:p>
          </table:table-cell>
          <table:table-cell office:value-type="float" office:value="3097.74" calcext:value-type="float">
            <text:p>3097.74</text:p>
          </table:table-cell>
          <table:table-cell/>
          <table:table-cell table:formula="of:=[.D555]/[.D554]" office:value-type="float" office:value="1.00568156139637" calcext:value-type="float">
            <text:p>1.00568156139637</text:p>
          </table:table-cell>
          <table:table-cell table:formula="of:=[.B555]/[.B554]" office:value-type="float" office:value="1.00574745510694" calcext:value-type="float">
            <text:p>1.00574745510694</text:p>
          </table:table-cell>
          <table:table-cell table:number-columns-repeated="3"/>
          <table:table-cell office:value-type="float" office:value="0.993312447798039" calcext:value-type="float">
            <text:p>0.993312447798039</text:p>
          </table:table-cell>
          <table:table-cell office:value-type="float" office:value="0.99138908901474" calcext:value-type="float">
            <text:p>0.99138908901474</text:p>
          </table:table-cell>
          <table:table-cell office:value-type="float" office:value="1.00162249864792" calcext:value-type="float">
            <text:p>1.00162249864792</text:p>
          </table:table-cell>
          <table:table-cell office:value-type="float" office:value="0.0102334096331778" calcext:value-type="float">
            <text:p>0.01023340963317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6/18/2020</text:p>
          </table:table-cell>
          <table:table-cell office:value-type="string" calcext:value-type="string">
            <text:p>$87.9325</text:p>
          </table:table-cell>
          <table:table-cell office:value-type="string" calcext:value-type="string">
            <text:p>$31.8</text:p>
          </table:table-cell>
          <table:table-cell office:value-type="float" office:value="3115.34" calcext:value-type="float">
            <text:p>3115.34</text:p>
          </table:table-cell>
          <table:table-cell/>
          <table:table-cell table:formula="of:=[.D556]/[.D555]" office:value-type="float" office:value="0.999406164335193" calcext:value-type="float">
            <text:p>0.999406164335193</text:p>
          </table:table-cell>
          <table:table-cell table:formula="of:=[.B556]/[.B555]" office:value-type="float" office:value="0.99960196741819" calcext:value-type="float">
            <text:p>0.99960196741819</text:p>
          </table:table-cell>
          <table:table-cell table:number-columns-repeated="3"/>
          <table:table-cell office:value-type="float" office:value="0.998329769984646" calcext:value-type="float">
            <text:p>0.998329769984646</text:p>
          </table:table-cell>
          <table:table-cell office:value-type="float" office:value="0.997455416292194" calcext:value-type="float">
            <text:p>0.997455416292194</text:p>
          </table:table-cell>
          <table:table-cell office:value-type="float" office:value="1.01209903207743" calcext:value-type="float">
            <text:p>1.01209903207743</text:p>
          </table:table-cell>
          <table:table-cell office:value-type="float" office:value="0.0146436157852392" calcext:value-type="float">
            <text:p>0.01464361578523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6/17/2020</text:p>
          </table:table-cell>
          <table:table-cell office:value-type="string" calcext:value-type="string">
            <text:p>$87.8975</text:p>
          </table:table-cell>
          <table:table-cell office:value-type="string" calcext:value-type="string">
            <text:p>$31.54</text:p>
          </table:table-cell>
          <table:table-cell office:value-type="float" office:value="3113.49" calcext:value-type="float">
            <text:p>3113.49</text:p>
          </table:table-cell>
          <table:table-cell/>
          <table:table-cell table:formula="of:=[.D557]/[.D556]" office:value-type="float" office:value="1.00361330853801" calcext:value-type="float">
            <text:p>1.00361330853801</text:p>
          </table:table-cell>
          <table:table-cell table:formula="of:=[.B557]/[.B556]" office:value-type="float" office:value="1.00139366876191" calcext:value-type="float">
            <text:p>1.00139366876191</text:p>
          </table:table-cell>
          <table:table-cell table:number-columns-repeated="3"/>
          <table:table-cell office:value-type="float" office:value="0.989907236261509" calcext:value-type="float">
            <text:p>0.989907236261509</text:p>
          </table:table-cell>
          <table:table-cell office:value-type="float" office:value="0.987271927138093" calcext:value-type="float">
            <text:p>0.987271927138093</text:p>
          </table:table-cell>
          <table:table-cell office:value-type="float" office:value="0.98658341401727" calcext:value-type="float">
            <text:p>0.98658341401727</text:p>
          </table:table-cell>
          <table:table-cell office:value-type="float" office:value="-0.00068851312082352" calcext:value-type="float">
            <text:p>-0.000688513120823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6/16/2020</text:p>
          </table:table-cell>
          <table:table-cell office:value-type="string" calcext:value-type="string">
            <text:p>$88.02</text:p>
          </table:table-cell>
          <table:table-cell office:value-type="string" calcext:value-type="string">
            <text:p>$32.1</text:p>
          </table:table-cell>
          <table:table-cell office:value-type="float" office:value="3124.74" calcext:value-type="float">
            <text:p>3124.74</text:p>
          </table:table-cell>
          <table:table-cell/>
          <table:table-cell table:formula="of:=[.D558]/[.D557]" office:value-type="float" office:value="0.98139045168558" calcext:value-type="float">
            <text:p>0.98139045168558</text:p>
          </table:table-cell>
          <table:table-cell table:formula="of:=[.B558]/[.B557]" office:value-type="float" office:value="0.974182004089979" calcext:value-type="float">
            <text:p>0.974182004089979</text:p>
          </table:table-cell>
          <table:table-cell table:number-columns-repeated="3"/>
          <table:table-cell office:value-type="float" office:value="0.996416561641528" calcext:value-type="float">
            <text:p>0.996416561641528</text:p>
          </table:table-cell>
          <table:table-cell office:value-type="float" office:value="0.995142200690794" calcext:value-type="float">
            <text:p>0.995142200690794</text:p>
          </table:table-cell>
          <table:table-cell office:value-type="float" office:value="1.0082715802123" calcext:value-type="float">
            <text:p>1.0082715802123</text:p>
          </table:table-cell>
          <table:table-cell office:value-type="float" office:value="0.0131293795215028" calcext:value-type="float">
            <text:p>0.01312937952150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6/15/2020</text:p>
          </table:table-cell>
          <table:table-cell office:value-type="string" calcext:value-type="string">
            <text:p>$85.7475</text:p>
          </table:table-cell>
          <table:table-cell office:value-type="string" calcext:value-type="string">
            <text:p>$31.12</text:p>
          </table:table-cell>
          <table:table-cell office:value-type="float" office:value="3066.59" calcext:value-type="float">
            <text:p>3066.59</text:p>
          </table:table-cell>
          <table:table-cell/>
          <table:table-cell table:formula="of:=[.D559]/[.D558]" office:value-type="float" office:value="0.991756315647021" calcext:value-type="float">
            <text:p>0.991756315647021</text:p>
          </table:table-cell>
          <table:table-cell table:formula="of:=[.B559]/[.B558]" office:value-type="float" office:value="0.98778390040526" calcext:value-type="float">
            <text:p>0.98778390040526</text:p>
          </table:table-cell>
          <table:table-cell table:number-columns-repeated="3"/>
          <table:table-cell office:value-type="float" office:value="0.990056188944067" calcext:value-type="float">
            <text:p>0.990056188944067</text:p>
          </table:table-cell>
          <table:table-cell office:value-type="float" office:value="0.987452022353757" calcext:value-type="float">
            <text:p>0.987452022353757</text:p>
          </table:table-cell>
          <table:table-cell office:value-type="float" office:value="0.988181077806249" calcext:value-type="float">
            <text:p>0.988181077806249</text:p>
          </table:table-cell>
          <table:table-cell office:value-type="float" office:value="0.000729055452491911" calcext:value-type="float">
            <text:p>0.0007290554524919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6/12/2020</text:p>
          </table:table-cell>
          <table:table-cell office:value-type="string" calcext:value-type="string">
            <text:p>$84.7</text:p>
          </table:table-cell>
          <table:table-cell office:value-type="string" calcext:value-type="string">
            <text:p>$31.01</text:p>
          </table:table-cell>
          <table:table-cell office:value-type="float" office:value="3041.31" calcext:value-type="float">
            <text:p>3041.31</text:p>
          </table:table-cell>
          <table:table-cell/>
          <table:table-cell table:formula="of:=[.D560]/[.D559]" office:value-type="float" office:value="0.987107529321246" calcext:value-type="float">
            <text:p>0.987107529321246</text:p>
          </table:table-cell>
          <table:table-cell table:formula="of:=[.B560]/[.B559]" office:value-type="float" office:value="0.991440377804014" calcext:value-type="float">
            <text:p>0.991440377804014</text:p>
          </table:table-cell>
          <table:table-cell table:number-columns-repeated="3"/>
          <table:table-cell office:value-type="float" office:value="0.996570664908335" calcext:value-type="float">
            <text:p>0.996570664908335</text:p>
          </table:table-cell>
          <table:table-cell office:value-type="float" office:value="0.995328523357788" calcext:value-type="float">
            <text:p>0.995328523357788</text:p>
          </table:table-cell>
          <table:table-cell office:value-type="float" office:value="0.950993004743909" calcext:value-type="float">
            <text:p>0.950993004743909</text:p>
          </table:table-cell>
          <table:table-cell office:value-type="float" office:value="-0.0443355186138789" calcext:value-type="float">
            <text:p>-0.04433551861387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6/11/2020</text:p>
          </table:table-cell>
          <table:table-cell office:value-type="string" calcext:value-type="string">
            <text:p>$83.975</text:p>
          </table:table-cell>
          <table:table-cell office:value-type="string" calcext:value-type="string">
            <text:p>$30.44</text:p>
          </table:table-cell>
          <table:table-cell office:value-type="float" office:value="3002.1" calcext:value-type="float">
            <text:p>3002.1</text:p>
          </table:table-cell>
          <table:table-cell/>
          <table:table-cell table:formula="of:=[.D561]/[.D560]" office:value-type="float" office:value="1.06263615469172" calcext:value-type="float">
            <text:p>1.06263615469172</text:p>
          </table:table-cell>
          <table:table-cell table:formula="of:=[.B561]/[.B560]" office:value-type="float" office:value="1.05043167609408" calcext:value-type="float">
            <text:p>1.05043167609408</text:p>
          </table:table-cell>
          <table:table-cell table:number-columns-repeated="3"/>
          <table:table-cell office:value-type="float" office:value="0.9968512868076" calcext:value-type="float">
            <text:p>0.9968512868076</text:p>
          </table:table-cell>
          <table:table-cell office:value-type="float" office:value="0.995667816753518" calcext:value-type="float">
            <text:p>0.995667816753518</text:p>
          </table:table-cell>
          <table:table-cell office:value-type="float" office:value="0.978292115831748" calcext:value-type="float">
            <text:p>0.978292115831748</text:p>
          </table:table-cell>
          <table:table-cell office:value-type="float" office:value="-0.0173757009217699" calcext:value-type="float">
            <text:p>-0.01737570092176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6/10/2020</text:p>
          </table:table-cell>
          <table:table-cell office:value-type="string" calcext:value-type="string">
            <text:p>$88.21</text:p>
          </table:table-cell>
          <table:table-cell office:value-type="string" calcext:value-type="string">
            <text:p>$32.27</text:p>
          </table:table-cell>
          <table:table-cell office:value-type="float" office:value="3190.14" calcext:value-type="float">
            <text:p>3190.14</text:p>
          </table:table-cell>
          <table:table-cell/>
          <table:table-cell table:formula="of:=[.D562]/[.D561]" office:value-type="float" office:value="1.0053414583686" calcext:value-type="float">
            <text:p>1.0053414583686</text:p>
          </table:table-cell>
          <table:table-cell table:formula="of:=[.B562]/[.B561]" office:value-type="float" office:value="0.974917809772135" calcext:value-type="float">
            <text:p>0.974917809772135</text:p>
          </table:table-cell>
          <table:table-cell table:number-columns-repeated="3"/>
          <table:table-cell office:value-type="float" office:value="1.0044239003215" calcext:value-type="float">
            <text:p>1.0044239003215</text:p>
          </table:table-cell>
          <table:table-cell office:value-type="float" office:value="1.00482368719843" calcext:value-type="float">
            <text:p>1.00482368719843</text:p>
          </table:table-cell>
          <table:table-cell office:value-type="float" office:value="0.998746840092475" calcext:value-type="float">
            <text:p>0.998746840092475</text:p>
          </table:table-cell>
          <table:table-cell office:value-type="float" office:value="-0.00607684710595602" calcext:value-type="float">
            <text:p>-0.006076847105956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6/09/2020</text:p>
          </table:table-cell>
          <table:table-cell office:value-type="string" calcext:value-type="string">
            <text:p>$85.9975</text:p>
          </table:table-cell>
          <table:table-cell office:value-type="string" calcext:value-type="string">
            <text:p>$33.02</text:p>
          </table:table-cell>
          <table:table-cell office:value-type="float" office:value="3207.18" calcext:value-type="float">
            <text:p>3207.18</text:p>
          </table:table-cell>
          <table:table-cell/>
          <table:table-cell table:formula="of:=[.D563]/[.D562]" office:value-type="float" office:value="1.00786048802998" calcext:value-type="float">
            <text:p>1.00786048802998</text:p>
          </table:table-cell>
          <table:table-cell table:formula="of:=[.B563]/[.B562]" office:value-type="float" office:value="0.96938864501875" calcext:value-type="float">
            <text:p>0.96938864501875</text:p>
          </table:table-cell>
          <table:table-cell table:number-columns-repeated="3"/>
          <table:table-cell office:value-type="float" office:value="0.997701915758545" calcext:value-type="float">
            <text:p>0.997701915758545</text:p>
          </table:table-cell>
          <table:table-cell office:value-type="float" office:value="0.996696292385774" calcext:value-type="float">
            <text:p>0.996696292385774</text:p>
          </table:table-cell>
          <table:table-cell office:value-type="float" office:value="0.991736073553272" calcext:value-type="float">
            <text:p>0.991736073553272</text:p>
          </table:table-cell>
          <table:table-cell office:value-type="float" office:value="-0.00496021883250219" calcext:value-type="float">
            <text:p>-0.004960218832502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6/08/2020</text:p>
          </table:table-cell>
          <table:table-cell office:value-type="string" calcext:value-type="string">
            <text:p>$83.365</text:p>
          </table:table-cell>
          <table:table-cell office:value-type="string" calcext:value-type="string">
            <text:p>$33.9</text:p>
          </table:table-cell>
          <table:table-cell office:value-type="float" office:value="3232.39" calcext:value-type="float">
            <text:p>3232.39</text:p>
          </table:table-cell>
          <table:table-cell/>
          <table:table-cell table:formula="of:=[.D564]/[.D563]" office:value-type="float" office:value="0.988101683274605" calcext:value-type="float">
            <text:p>0.988101683274605</text:p>
          </table:table-cell>
          <table:table-cell table:formula="of:=[.B564]/[.B563]" office:value-type="float" office:value="0.994122233551251" calcext:value-type="float">
            <text:p>0.994122233551251</text:p>
          </table:table-cell>
          <table:table-cell table:number-columns-repeated="3"/>
          <table:table-cell office:value-type="float" office:value="0.997297449134977" calcext:value-type="float">
            <text:p>0.997297449134977</text:p>
          </table:table-cell>
          <table:table-cell office:value-type="float" office:value="0.996207261221318" calcext:value-type="float">
            <text:p>0.996207261221318</text:p>
          </table:table-cell>
          <table:table-cell office:value-type="float" office:value="1.00261762973627" calcext:value-type="float">
            <text:p>1.00261762973627</text:p>
          </table:table-cell>
          <table:table-cell office:value-type="float" office:value="0.00641036851495613" calcext:value-type="float">
            <text:p>0.006410368514956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6/05/2020</text:p>
          </table:table-cell>
          <table:table-cell office:value-type="string" calcext:value-type="string">
            <text:p>$82.875</text:p>
          </table:table-cell>
          <table:table-cell office:value-type="string" calcext:value-type="string">
            <text:p>$33.34</text:p>
          </table:table-cell>
          <table:table-cell office:value-type="float" office:value="3193.93" calcext:value-type="float">
            <text:p>3193.93</text:p>
          </table:table-cell>
          <table:table-cell/>
          <table:table-cell table:formula="of:=[.D565]/[.D564]" office:value-type="float" office:value="0.97445779963869" calcext:value-type="float">
            <text:p>0.97445779963869</text:p>
          </table:table-cell>
          <table:table-cell table:formula="of:=[.B565]/[.B564]" office:value-type="float" office:value="0.972307692307692" calcext:value-type="float">
            <text:p>0.972307692307692</text:p>
          </table:table-cell>
          <table:table-cell table:number-columns-repeated="3"/>
          <table:table-cell office:value-type="float" office:value="1.00017196139763" calcext:value-type="float">
            <text:p>1.00017196139763</text:p>
          </table:table-cell>
          <table:table-cell office:value-type="float" office:value="0.999682766979123" calcext:value-type="float">
            <text:p>0.999682766979123</text:p>
          </table:table-cell>
          <table:table-cell office:value-type="float" office:value="1.00089202184366" calcext:value-type="float">
            <text:p>1.00089202184366</text:p>
          </table:table-cell>
          <table:table-cell office:value-type="float" office:value="0.00120925486453438" calcext:value-type="float">
            <text:p>0.001209254864534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6/04/2020</text:p>
          </table:table-cell>
          <table:table-cell office:value-type="string" calcext:value-type="string">
            <text:p>$80.58</text:p>
          </table:table-cell>
          <table:table-cell office:value-type="string" calcext:value-type="string">
            <text:p>$32.72</text:p>
          </table:table-cell>
          <table:table-cell office:value-type="float" office:value="3112.35" calcext:value-type="float">
            <text:p>3112.35</text:p>
          </table:table-cell>
          <table:table-cell/>
          <table:table-cell table:formula="of:=[.D566]/[.D565]" office:value-type="float" office:value="1.00338008257426" calcext:value-type="float">
            <text:p>1.00338008257426</text:p>
          </table:table-cell>
          <table:table-cell table:formula="of:=[.B566]/[.B565]" office:value-type="float" office:value="1.00868701911144" calcext:value-type="float">
            <text:p>1.00868701911144</text:p>
          </table:table-cell>
          <table:table-cell table:number-columns-repeated="3"/>
          <table:table-cell office:value-type="float" office:value="1.00205132461619" calcext:value-type="float">
            <text:p>1.00205132461619</text:p>
          </table:table-cell>
          <table:table-cell office:value-type="float" office:value="1.00195506122952" calcext:value-type="float">
            <text:p>1.00195506122952</text:p>
          </table:table-cell>
          <table:table-cell office:value-type="float" office:value="0.982610207808017" calcext:value-type="float">
            <text:p>0.982610207808017</text:p>
          </table:table-cell>
          <table:table-cell office:value-type="float" office:value="-0.0193448534214998" calcext:value-type="float">
            <text:p>-0.01934485342149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6/03/2020</text:p>
          </table:table-cell>
          <table:table-cell office:value-type="string" calcext:value-type="string">
            <text:p>$81.28</text:p>
          </table:table-cell>
          <table:table-cell office:value-type="string" calcext:value-type="string">
            <text:p>$33.28</text:p>
          </table:table-cell>
          <table:table-cell office:value-type="float" office:value="3122.87" calcext:value-type="float">
            <text:p>3122.87</text:p>
          </table:table-cell>
          <table:table-cell/>
          <table:table-cell table:formula="of:=[.D567]/[.D566]" office:value-type="float" office:value="0.986534822134767" calcext:value-type="float">
            <text:p>0.986534822134767</text:p>
          </table:table-cell>
          <table:table-cell table:formula="of:=[.B567]/[.B566]" office:value-type="float" office:value="0.994525098425197" calcext:value-type="float">
            <text:p>0.994525098425197</text:p>
          </table:table-cell>
          <table:table-cell table:number-columns-repeated="3"/>
          <table:table-cell office:value-type="float" office:value="0.986196695608443" calcext:value-type="float">
            <text:p>0.986196695608443</text:p>
          </table:table-cell>
          <table:table-cell office:value-type="float" office:value="0.98278559894536" calcext:value-type="float">
            <text:p>0.98278559894536</text:p>
          </table:table-cell>
          <table:table-cell office:value-type="float" office:value="0.967834704893372" calcext:value-type="float">
            <text:p>0.967834704893372</text:p>
          </table:table-cell>
          <table:table-cell office:value-type="float" office:value="-0.0149508940519882" calcext:value-type="float">
            <text:p>-0.01495089405198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6/02/2020</text:p>
          </table:table-cell>
          <table:table-cell office:value-type="string" calcext:value-type="string">
            <text:p>$80.835</text:p>
          </table:table-cell>
          <table:table-cell office:value-type="string" calcext:value-type="string">
            <text:p>$33.32</text:p>
          </table:table-cell>
          <table:table-cell office:value-type="float" office:value="3080.82" calcext:value-type="float">
            <text:p>3080.82</text:p>
          </table:table-cell>
          <table:table-cell/>
          <table:table-cell table:formula="of:=[.D568]/[.D567]" office:value-type="float" office:value="0.991856064294571" calcext:value-type="float">
            <text:p>0.991856064294571</text:p>
          </table:table-cell>
          <table:table-cell table:formula="of:=[.B568]/[.B567]" office:value-type="float" office:value="0.995391847590772" calcext:value-type="float">
            <text:p>0.995391847590772</text:p>
          </table:table-cell>
          <table:table-cell table:number-columns-repeated="3"/>
          <table:table-cell office:value-type="float" office:value="1.00803314045397" calcext:value-type="float">
            <text:p>1.00803314045397</text:p>
          </table:table-cell>
          <table:table-cell office:value-type="float" office:value="1.00918753529353" calcext:value-type="float">
            <text:p>1.00918753529353</text:p>
          </table:table-cell>
          <table:table-cell office:value-type="float" office:value="1.03065142857143" calcext:value-type="float">
            <text:p>1.03065142857143</text:p>
          </table:table-cell>
          <table:table-cell office:value-type="float" office:value="0.0214638932779001" calcext:value-type="float">
            <text:p>0.0214638932779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6/01/2020</text:p>
          </table:table-cell>
          <table:table-cell office:value-type="string" calcext:value-type="string">
            <text:p>$80.4625</text:p>
          </table:table-cell>
          <table:table-cell office:value-type="string" calcext:value-type="string">
            <text:p>$32.99</text:p>
          </table:table-cell>
          <table:table-cell office:value-type="float" office:value="3055.73" calcext:value-type="float">
            <text:p>3055.73</text:p>
          </table:table-cell>
          <table:table-cell/>
          <table:table-cell table:formula="of:=[.D569]/[.D568]" office:value-type="float" office:value="0.996262758817042" calcext:value-type="float">
            <text:p>0.996262758817042</text:p>
          </table:table-cell>
          <table:table-cell table:formula="of:=[.B569]/[.B568]" office:value-type="float" office:value="0.987851483610377" calcext:value-type="float">
            <text:p>0.987851483610377</text:p>
          </table:table-cell>
          <table:table-cell table:number-columns-repeated="3"/>
          <table:table-cell office:value-type="float" office:value="0.997265263489929" calcext:value-type="float">
            <text:p>0.997265263489929</text:p>
          </table:table-cell>
          <table:table-cell office:value-type="float" office:value="0.996168346308295" calcext:value-type="float">
            <text:p>0.996168346308295</text:p>
          </table:table-cell>
          <table:table-cell office:value-type="float" office:value="0.985673415981016" calcext:value-type="float">
            <text:p>0.985673415981016</text:p>
          </table:table-cell>
          <table:table-cell office:value-type="float" office:value="-0.010494930327279" calcext:value-type="float">
            <text:p>-0.0104949303272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5/29/2020</text:p>
          </table:table-cell>
          <table:table-cell office:value-type="string" calcext:value-type="string">
            <text:p>$79.485</text:p>
          </table:table-cell>
          <table:table-cell office:value-type="string" calcext:value-type="string">
            <text:p>$32.45</text:p>
          </table:table-cell>
          <table:table-cell office:value-type="float" office:value="3044.31" calcext:value-type="float">
            <text:p>3044.31</text:p>
          </table:table-cell>
          <table:table-cell/>
          <table:table-cell table:formula="of:=[.D570]/[.D569]" office:value-type="float" office:value="0.995210737408477" calcext:value-type="float">
            <text:p>0.995210737408477</text:p>
          </table:table-cell>
          <table:table-cell table:formula="of:=[.B570]/[.B569]" office:value-type="float" office:value="1.0009750267346" calcext:value-type="float">
            <text:p>1.0009750267346</text:p>
          </table:table-cell>
          <table:table-cell table:number-columns-repeated="3"/>
          <table:table-cell office:value-type="float" office:value="0.999367405886706" calcext:value-type="float">
            <text:p>0.999367405886706</text:p>
          </table:table-cell>
          <table:table-cell office:value-type="float" office:value="0.998709997668996" calcext:value-type="float">
            <text:p>0.998709997668996</text:p>
          </table:table-cell>
          <table:table-cell office:value-type="float" office:value="1.02510968612892" calcext:value-type="float">
            <text:p>1.02510968612892</text:p>
          </table:table-cell>
          <table:table-cell office:value-type="float" office:value="0.0263996884599278" calcext:value-type="float">
            <text:p>0.02639968845992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5/28/2020</text:p>
          </table:table-cell>
          <table:table-cell office:value-type="string" calcext:value-type="string">
            <text:p>$79.5625</text:p>
          </table:table-cell>
          <table:table-cell office:value-type="string" calcext:value-type="string">
            <text:p>$32.34</text:p>
          </table:table-cell>
          <table:table-cell office:value-type="float" office:value="3029.73" calcext:value-type="float">
            <text:p>3029.73</text:p>
          </table:table-cell>
          <table:table-cell/>
          <table:table-cell table:formula="of:=[.D571]/[.D570]" office:value-type="float" office:value="1.00211239945474" calcext:value-type="float">
            <text:p>1.00211239945474</text:p>
          </table:table-cell>
          <table:table-cell table:formula="of:=[.B571]/[.B570]" office:value-type="float" office:value="0.999560094265515" calcext:value-type="float">
            <text:p>0.999560094265515</text:p>
          </table:table-cell>
          <table:table-cell table:number-columns-repeated="3"/>
          <table:table-cell office:value-type="float" office:value="0.993613323937943" calcext:value-type="float">
            <text:p>0.993613323937943</text:p>
          </table:table-cell>
          <table:table-cell office:value-type="float" office:value="0.9917528713406" calcext:value-type="float">
            <text:p>0.9917528713406</text:p>
          </table:table-cell>
          <table:table-cell office:value-type="float" office:value="0.966286955949167" calcext:value-type="float">
            <text:p>0.966286955949167</text:p>
          </table:table-cell>
          <table:table-cell office:value-type="float" office:value="-0.0254659153914328" calcext:value-type="float">
            <text:p>-0.02546591539143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5/27/2020</text:p>
          </table:table-cell>
          <table:table-cell office:value-type="string" calcext:value-type="string">
            <text:p>$79.5275</text:p>
          </table:table-cell>
          <table:table-cell office:value-type="string" calcext:value-type="string">
            <text:p>$32.16</text:p>
          </table:table-cell>
          <table:table-cell office:value-type="float" office:value="3036.13" calcext:value-type="float">
            <text:p>3036.13</text:p>
          </table:table-cell>
          <table:table-cell/>
          <table:table-cell table:formula="of:=[.D572]/[.D571]" office:value-type="float" office:value="0.985389294924789" calcext:value-type="float">
            <text:p>0.985389294924789</text:p>
          </table:table-cell>
          <table:table-cell table:formula="of:=[.B572]/[.B571]" office:value-type="float" office:value="0.995661877966741" calcext:value-type="float">
            <text:p>0.995661877966741</text:p>
          </table:table-cell>
          <table:table-cell table:number-columns-repeated="3"/>
          <table:table-cell office:value-type="float" office:value="0.99361133732199" calcext:value-type="float">
            <text:p>0.99361133732199</text:p>
          </table:table-cell>
          <table:table-cell office:value-type="float" office:value="0.99175046936957" calcext:value-type="float">
            <text:p>0.99175046936957</text:p>
          </table:table-cell>
          <table:table-cell office:value-type="float" office:value="0.996388415672913" calcext:value-type="float">
            <text:p>0.996388415672913</text:p>
          </table:table-cell>
          <table:table-cell office:value-type="float" office:value="0.00463794630334335" calcext:value-type="float">
            <text:p>0.004637946303343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5/26/2020</text:p>
          </table:table-cell>
          <table:table-cell office:value-type="string" calcext:value-type="string">
            <text:p>$79.1825</text:p>
          </table:table-cell>
          <table:table-cell office:value-type="string" calcext:value-type="string">
            <text:p>$31.71</text:p>
          </table:table-cell>
          <table:table-cell office:value-type="float" office:value="2991.77" calcext:value-type="float">
            <text:p>2991.77</text:p>
          </table:table-cell>
          <table:table-cell/>
          <table:table-cell table:formula="of:=[.D573]/[.D572]" office:value-type="float" office:value="0.987860029347176" calcext:value-type="float">
            <text:p>0.987860029347176</text:p>
          </table:table-cell>
          <table:table-cell table:formula="of:=[.B573]/[.B572]" office:value-type="float" office:value="1.00681968869384" calcext:value-type="float">
            <text:p>1.00681968869384</text:p>
          </table:table-cell>
          <table:table-cell table:number-columns-repeated="3"/>
          <table:table-cell office:value-type="float" office:value="0.996401039162138" calcext:value-type="float">
            <text:p>0.996401039162138</text:p>
          </table:table-cell>
          <table:table-cell office:value-type="float" office:value="0.995123432822868" calcext:value-type="float">
            <text:p>0.995123432822868</text:p>
          </table:table-cell>
          <table:table-cell office:value-type="float" office:value="0.993366160579948" calcext:value-type="float">
            <text:p>0.993366160579948</text:p>
          </table:table-cell>
          <table:table-cell office:value-type="float" office:value="-0.00175727224292022" calcext:value-type="float">
            <text:p>-0.001757272242920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5/22/2020</text:p>
          </table:table-cell>
          <table:table-cell office:value-type="string" calcext:value-type="string">
            <text:p>$79.7225</text:p>
          </table:table-cell>
          <table:table-cell office:value-type="string" calcext:value-type="string">
            <text:p>$31.47</text:p>
          </table:table-cell>
          <table:table-cell office:value-type="float" office:value="2955.45" calcext:value-type="float">
            <text:p>2955.45</text:p>
          </table:table-cell>
          <table:table-cell/>
          <table:table-cell table:formula="of:=[.D574]/[.D573]" office:value-type="float" office:value="0.997651795834814" calcext:value-type="float">
            <text:p>0.997651795834814</text:p>
          </table:table-cell>
          <table:table-cell table:formula="of:=[.B574]/[.B573]" office:value-type="float" office:value="0.993602809746308" calcext:value-type="float">
            <text:p>0.993602809746308</text:p>
          </table:table-cell>
          <table:table-cell table:number-columns-repeated="3"/>
          <table:table-cell office:value-type="float" office:value="0.992870172797387" calcext:value-type="float">
            <text:p>0.992870172797387</text:p>
          </table:table-cell>
          <table:table-cell office:value-type="float" office:value="0.99085434462305" calcext:value-type="float">
            <text:p>0.99085434462305</text:p>
          </table:table-cell>
          <table:table-cell office:value-type="float" office:value="0.975421686746988" calcext:value-type="float">
            <text:p>0.975421686746988</text:p>
          </table:table-cell>
          <table:table-cell office:value-type="float" office:value="-0.0154326578760617" calcext:value-type="float">
            <text:p>-0.01543265787606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5/21/2020</text:p>
          </table:table-cell>
          <table:table-cell office:value-type="string" calcext:value-type="string">
            <text:p>$79.2125</text:p>
          </table:table-cell>
          <table:table-cell office:value-type="string" calcext:value-type="string">
            <text:p>$31.52</text:p>
          </table:table-cell>
          <table:table-cell office:value-type="float" office:value="2948.51" calcext:value-type="float">
            <text:p>2948.51</text:p>
          </table:table-cell>
          <table:table-cell/>
          <table:table-cell table:formula="of:=[.D575]/[.D574]" office:value-type="float" office:value="1.00783446554361" calcext:value-type="float">
            <text:p>1.00783446554361</text:p>
          </table:table-cell>
          <table:table-cell table:formula="of:=[.B575]/[.B574]" office:value-type="float" office:value="1.00751144074483" calcext:value-type="float">
            <text:p>1.00751144074483</text:p>
          </table:table-cell>
          <table:table-cell table:number-columns-repeated="3"/>
          <table:table-cell office:value-type="float" office:value="0.992387928293673" calcext:value-type="float">
            <text:p>0.992387928293673</text:p>
          </table:table-cell>
          <table:table-cell office:value-type="float" office:value="0.990271274037092" calcext:value-type="float">
            <text:p>0.990271274037092</text:p>
          </table:table-cell>
          <table:table-cell office:value-type="float" office:value="0.90523244871071" calcext:value-type="float">
            <text:p>0.90523244871071</text:p>
          </table:table-cell>
          <table:table-cell office:value-type="float" office:value="-0.0850388253263827" calcext:value-type="float">
            <text:p>-0.08503882532638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5/20/2020</text:p>
          </table:table-cell>
          <table:table-cell office:value-type="string" calcext:value-type="string">
            <text:p>$79.8075</text:p>
          </table:table-cell>
          <table:table-cell office:value-type="string" calcext:value-type="string">
            <text:p>$32.03</text:p>
          </table:table-cell>
          <table:table-cell office:value-type="float" office:value="2971.61" calcext:value-type="float">
            <text:p>2971.61</text:p>
          </table:table-cell>
          <table:table-cell/>
          <table:table-cell table:formula="of:=[.D576]/[.D575]" office:value-type="float" office:value="0.983621673099767" calcext:value-type="float">
            <text:p>0.983621673099767</text:p>
          </table:table-cell>
          <table:table-cell table:formula="of:=[.B576]/[.B575]" office:value-type="float" office:value="0.980922845597218" calcext:value-type="float">
            <text:p>0.980922845597218</text:p>
          </table:table-cell>
          <table:table-cell table:number-columns-repeated="3"/>
          <table:table-cell office:value-type="float" office:value="1.00376437826149" calcext:value-type="float">
            <text:p>1.00376437826149</text:p>
          </table:table-cell>
          <table:table-cell office:value-type="float" office:value="1.00402627445236" calcext:value-type="float">
            <text:p>1.00402627445236</text:p>
          </table:table-cell>
          <table:table-cell office:value-type="float" office:value="0.988044495269779" calcext:value-type="float">
            <text:p>0.988044495269779</text:p>
          </table:table-cell>
          <table:table-cell office:value-type="float" office:value="-0.0159817791825856" calcext:value-type="float">
            <text:p>-0.01598177918258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5/19/2020</text:p>
          </table:table-cell>
          <table:table-cell office:value-type="string" calcext:value-type="string">
            <text:p>$78.285</text:p>
          </table:table-cell>
          <table:table-cell office:value-type="string" calcext:value-type="string">
            <text:p>$32.08</text:p>
          </table:table-cell>
          <table:table-cell office:value-type="float" office:value="2922.94" calcext:value-type="float">
            <text:p>2922.94</text:p>
          </table:table-cell>
          <table:table-cell/>
          <table:table-cell table:formula="of:=[.D577]/[.D576]" office:value-type="float" office:value="1.01059549631535" calcext:value-type="float">
            <text:p>1.01059549631535</text:p>
          </table:table-cell>
          <table:table-cell table:formula="of:=[.B577]/[.B576]" office:value-type="float" office:value="1.0058120968257" calcext:value-type="float">
            <text:p>1.0058120968257</text:p>
          </table:table-cell>
          <table:table-cell table:number-columns-repeated="3"/>
          <table:table-cell office:value-type="float" office:value="0.987724187034286" calcext:value-type="float">
            <text:p>0.987724187034286</text:p>
          </table:table-cell>
          <table:table-cell office:value-type="float" office:value="0.984632453215036" calcext:value-type="float">
            <text:p>0.984632453215036</text:p>
          </table:table-cell>
          <table:table-cell office:value-type="float" office:value="0.981192129629629" calcext:value-type="float">
            <text:p>0.981192129629629</text:p>
          </table:table-cell>
          <table:table-cell office:value-type="float" office:value="-0.00344032358540614" calcext:value-type="float">
            <text:p>-0.003440323585406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5/18/2020</text:p>
          </table:table-cell>
          <table:table-cell office:value-type="string" calcext:value-type="string">
            <text:p>$78.74</text:p>
          </table:table-cell>
          <table:table-cell office:value-type="string" calcext:value-type="string">
            <text:p>$32</text:p>
          </table:table-cell>
          <table:table-cell office:value-type="float" office:value="2953.91" calcext:value-type="float">
            <text:p>2953.91</text:p>
          </table:table-cell>
          <table:table-cell/>
          <table:table-cell table:formula="of:=[.D578]/[.D577]" office:value-type="float" office:value="0.96946081634173" calcext:value-type="float">
            <text:p>0.96946081634173</text:p>
          </table:table-cell>
          <table:table-cell table:formula="of:=[.B578]/[.B577]" office:value-type="float" office:value="0.976981203962408" calcext:value-type="float">
            <text:p>0.976981203962408</text:p>
          </table:table-cell>
          <table:table-cell table:number-columns-repeated="3"/>
          <table:table-cell office:value-type="float" office:value="1.00651557897615" calcext:value-type="float">
            <text:p>1.00651557897615</text:p>
          </table:table-cell>
          <table:table-cell office:value-type="float" office:value="1.00735268709249" calcext:value-type="float">
            <text:p>1.00735268709249</text:p>
          </table:table-cell>
          <table:table-cell office:value-type="float" office:value="1.01670196509477" calcext:value-type="float">
            <text:p>1.01670196509477</text:p>
          </table:table-cell>
          <table:table-cell office:value-type="float" office:value="0.00934927800227858" calcext:value-type="float">
            <text:p>0.009349278002278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5/15/2020</text:p>
          </table:table-cell>
          <table:table-cell office:value-type="string" calcext:value-type="string">
            <text:p>$76.9275</text:p>
          </table:table-cell>
          <table:table-cell office:value-type="string" calcext:value-type="string">
            <text:p>$31.18</text:p>
          </table:table-cell>
          <table:table-cell office:value-type="float" office:value="2863.7" calcext:value-type="float">
            <text:p>2863.7</text:p>
          </table:table-cell>
          <table:table-cell/>
          <table:table-cell table:formula="of:=[.D579]/[.D578]" office:value-type="float" office:value="0.996088975800538" calcext:value-type="float">
            <text:p>0.996088975800538</text:p>
          </table:table-cell>
          <table:table-cell table:formula="of:=[.B579]/[.B578]" office:value-type="float" office:value="1.00594715803841" calcext:value-type="float">
            <text:p>1.00594715803841</text:p>
          </table:table-cell>
          <table:table-cell table:number-columns-repeated="3"/>
          <table:table-cell office:value-type="float" office:value="0.992659157068725" calcext:value-type="float">
            <text:p>0.992659157068725</text:p>
          </table:table-cell>
          <table:table-cell office:value-type="float" office:value="0.990599210425336" calcext:value-type="float">
            <text:p>0.990599210425336</text:p>
          </table:table-cell>
          <table:table-cell office:value-type="float" office:value="0.976848433709524" calcext:value-type="float">
            <text:p>0.976848433709524</text:p>
          </table:table-cell>
          <table:table-cell office:value-type="float" office:value="-0.0137507767158118" calcext:value-type="float">
            <text:p>-0.01375077671581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5/14/2020</text:p>
          </table:table-cell>
          <table:table-cell office:value-type="string" calcext:value-type="string">
            <text:p>$77.385</text:p>
          </table:table-cell>
          <table:table-cell office:value-type="string" calcext:value-type="string">
            <text:p>$30.64</text:p>
          </table:table-cell>
          <table:table-cell office:value-type="float" office:value="2852.5" calcext:value-type="float">
            <text:p>2852.5</text:p>
          </table:table-cell>
          <table:table-cell/>
          <table:table-cell table:formula="of:=[.D580]/[.D579]" office:value-type="float" office:value="0.988606485539001" calcext:value-type="float">
            <text:p>0.988606485539001</text:p>
          </table:table-cell>
          <table:table-cell table:formula="of:=[.B580]/[.B579]" office:value-type="float" office:value="0.993894165535956" calcext:value-type="float">
            <text:p>0.993894165535956</text:p>
          </table:table-cell>
          <table:table-cell table:number-columns-repeated="3"/>
          <table:table-cell office:value-type="float" office:value="1.00622895047005" calcext:value-type="float">
            <text:p>1.00622895047005</text:p>
          </table:table-cell>
          <table:table-cell office:value-type="float" office:value="1.00700613124848" calcext:value-type="float">
            <text:p>1.00700613124848</text:p>
          </table:table-cell>
          <table:table-cell office:value-type="float" office:value="1.00248339901744" calcext:value-type="float">
            <text:p>1.00248339901744</text:p>
          </table:table-cell>
          <table:table-cell office:value-type="float" office:value="-0.00452273223104038" calcext:value-type="float">
            <text:p>-0.004522732231040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5/13/2020</text:p>
          </table:table-cell>
          <table:table-cell office:value-type="string" calcext:value-type="string">
            <text:p>$76.9125</text:p>
          </table:table-cell>
          <table:table-cell office:value-type="string" calcext:value-type="string">
            <text:p>$31.24</text:p>
          </table:table-cell>
          <table:table-cell office:value-type="float" office:value="2820" calcext:value-type="float">
            <text:p>2820</text:p>
          </table:table-cell>
          <table:table-cell/>
          <table:table-cell table:formula="of:=[.D581]/[.D580]" office:value-type="float" office:value="1.01777304964539" calcext:value-type="float">
            <text:p>1.01777304964539</text:p>
          </table:table-cell>
          <table:table-cell table:formula="of:=[.B581]/[.B580]" office:value-type="float" office:value="1.01222168048107" calcext:value-type="float">
            <text:p>1.01222168048107</text:p>
          </table:table-cell>
          <table:table-cell table:number-columns-repeated="3"/>
          <table:table-cell office:value-type="float" office:value="1.01247349845163" calcext:value-type="float">
            <text:p>1.01247349845163</text:p>
          </table:table-cell>
          <table:table-cell office:value-type="float" office:value="1.01455626862199" calcext:value-type="float">
            <text:p>1.01455626862199</text:p>
          </table:table-cell>
          <table:table-cell office:value-type="float" office:value="1.04768700522376" calcext:value-type="float">
            <text:p>1.04768700522376</text:p>
          </table:table-cell>
          <table:table-cell office:value-type="float" office:value="0.0331307366017719" calcext:value-type="float">
            <text:p>0.03313073660177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5/12/2020</text:p>
          </table:table-cell>
          <table:table-cell office:value-type="string" calcext:value-type="string">
            <text:p>$77.8525</text:p>
          </table:table-cell>
          <table:table-cell office:value-type="string" calcext:value-type="string">
            <text:p>$32.23</text:p>
          </table:table-cell>
          <table:table-cell office:value-type="float" office:value="2870.12" calcext:value-type="float">
            <text:p>2870.12</text:p>
          </table:table-cell>
          <table:table-cell/>
          <table:table-cell table:formula="of:=[.D582]/[.D581]" office:value-type="float" office:value="1.02097473276379" calcext:value-type="float">
            <text:p>1.02097473276379</text:p>
          </table:table-cell>
          <table:table-cell table:formula="of:=[.B582]/[.B581]" office:value-type="float" office:value="1.01156032240455" calcext:value-type="float">
            <text:p>1.01156032240455</text:p>
          </table:table-cell>
          <table:table-cell table:number-columns-repeated="3"/>
          <table:table-cell office:value-type="float" office:value="0.994285749171251" calcext:value-type="float">
            <text:p>0.994285749171251</text:p>
          </table:table-cell>
          <table:table-cell office:value-type="float" office:value="0.992565885012664" calcext:value-type="float">
            <text:p>0.992565885012664</text:p>
          </table:table-cell>
          <table:table-cell office:value-type="float" office:value="0.997198591585494" calcext:value-type="float">
            <text:p>0.997198591585494</text:p>
          </table:table-cell>
          <table:table-cell office:value-type="float" office:value="0.00463270657282999" calcext:value-type="float">
            <text:p>0.004632706572829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5/11/2020</text:p>
          </table:table-cell>
          <table:table-cell office:value-type="string" calcext:value-type="string">
            <text:p>$78.7525</text:p>
          </table:table-cell>
          <table:table-cell office:value-type="string" calcext:value-type="string">
            <text:p>$32.94</text:p>
          </table:table-cell>
          <table:table-cell office:value-type="float" office:value="2930.32" calcext:value-type="float">
            <text:p>2930.32</text:p>
          </table:table-cell>
          <table:table-cell/>
          <table:table-cell table:formula="of:=[.D583]/[.D582]" office:value-type="float" office:value="0.999822544978023" calcext:value-type="float">
            <text:p>0.999822544978023</text:p>
          </table:table-cell>
          <table:table-cell table:formula="of:=[.B583]/[.B582]" office:value-type="float" office:value="0.984508428303863" calcext:value-type="float">
            <text:p>0.984508428303863</text:p>
          </table:table-cell>
          <table:table-cell table:number-columns-repeated="3"/>
          <table:table-cell office:value-type="float" office:value="0.998323765081509" calcext:value-type="float">
            <text:p>0.998323765081509</text:p>
          </table:table-cell>
          <table:table-cell office:value-type="float" office:value="0.997448155903815" calcext:value-type="float">
            <text:p>0.997448155903815</text:p>
          </table:table-cell>
          <table:table-cell office:value-type="float" office:value="1.01399484536082" calcext:value-type="float">
            <text:p>1.01399484536082</text:p>
          </table:table-cell>
          <table:table-cell office:value-type="float" office:value="0.0165466894570099" calcext:value-type="float">
            <text:p>0.01654668945700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5/08/2020</text:p>
          </table:table-cell>
          <table:table-cell office:value-type="string" calcext:value-type="string">
            <text:p>$77.5325</text:p>
          </table:table-cell>
          <table:table-cell office:value-type="string" calcext:value-type="string">
            <text:p>$32.04</text:p>
          </table:table-cell>
          <table:table-cell office:value-type="float" office:value="2929.8" calcext:value-type="float">
            <text:p>2929.8</text:p>
          </table:table-cell>
          <table:table-cell/>
          <table:table-cell table:formula="of:=[.D584]/[.D583]" office:value-type="float" office:value="0.983408423783193" calcext:value-type="float">
            <text:p>0.983408423783193</text:p>
          </table:table-cell>
          <table:table-cell table:formula="of:=[.B584]/[.B583]" office:value-type="float" office:value="0.979395737271467" calcext:value-type="float">
            <text:p>0.979395737271467</text:p>
          </table:table-cell>
          <table:table-cell table:number-columns-repeated="3"/>
          <table:table-cell office:value-type="float" office:value="0.991663181460342" calcext:value-type="float">
            <text:p>0.991663181460342</text:p>
          </table:table-cell>
          <table:table-cell office:value-type="float" office:value="0.989394999538313" calcext:value-type="float">
            <text:p>0.989394999538313</text:p>
          </table:table-cell>
          <table:table-cell office:value-type="float" office:value="0.979361004498894" calcext:value-type="float">
            <text:p>0.979361004498894</text:p>
          </table:table-cell>
          <table:table-cell office:value-type="float" office:value="-0.0100339950394188" calcext:value-type="float">
            <text:p>-0.01003399503941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5/07/2020</text:p>
          </table:table-cell>
          <table:table-cell office:value-type="string" calcext:value-type="string">
            <text:p>$75.935</text:p>
          </table:table-cell>
          <table:table-cell office:value-type="string" calcext:value-type="string">
            <text:p>$31.87</text:p>
          </table:table-cell>
          <table:table-cell office:value-type="float" office:value="2881.19" calcext:value-type="float">
            <text:p>2881.19</text:p>
          </table:table-cell>
          <table:table-cell/>
          <table:table-cell table:formula="of:=[.D585]/[.D584]" office:value-type="float" office:value="0.988626227357446" calcext:value-type="float">
            <text:p>0.988626227357446</text:p>
          </table:table-cell>
          <table:table-cell table:formula="of:=[.B585]/[.B584]" office:value-type="float" office:value="0.989760979785343" calcext:value-type="float">
            <text:p>0.989760979785343</text:p>
          </table:table-cell>
          <table:table-cell table:number-columns-repeated="3"/>
          <table:table-cell office:value-type="float" office:value="0.997159452109169" calcext:value-type="float">
            <text:p>0.997159452109169</text:p>
          </table:table-cell>
          <table:table-cell office:value-type="float" office:value="0.9960404122348" calcext:value-type="float">
            <text:p>0.9960404122348</text:p>
          </table:table-cell>
          <table:table-cell office:value-type="float" office:value="1.00202434403467" calcext:value-type="float">
            <text:p>1.00202434403467</text:p>
          </table:table-cell>
          <table:table-cell office:value-type="float" office:value="0.00598393179987267" calcext:value-type="float">
            <text:p>0.005983931799872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5/06/2020</text:p>
          </table:table-cell>
          <table:table-cell office:value-type="string" calcext:value-type="string">
            <text:p>$75.1575</text:p>
          </table:table-cell>
          <table:table-cell office:value-type="string" calcext:value-type="string">
            <text:p>$30.58</text:p>
          </table:table-cell>
          <table:table-cell office:value-type="float" office:value="2848.42" calcext:value-type="float">
            <text:p>2848.42</text:p>
          </table:table-cell>
          <table:table-cell/>
          <table:table-cell table:formula="of:=[.D586]/[.D585]" office:value-type="float" office:value="1.00702845788191" calcext:value-type="float">
            <text:p>1.00702845788191</text:p>
          </table:table-cell>
          <table:table-cell table:formula="of:=[.B586]/[.B585]" office:value-type="float" office:value="0.989788111632239" calcext:value-type="float">
            <text:p>0.989788111632239</text:p>
          </table:table-cell>
          <table:table-cell table:number-columns-repeated="3"/>
          <table:table-cell office:value-type="float" office:value="1.0034177455319" calcext:value-type="float">
            <text:p>1.0034177455319</text:p>
          </table:table-cell>
          <table:table-cell office:value-type="float" office:value="1.00360716890073" calcext:value-type="float">
            <text:p>1.00360716890073</text:p>
          </table:table-cell>
          <table:table-cell office:value-type="float" office:value="1.01245823512653" calcext:value-type="float">
            <text:p>1.01245823512653</text:p>
          </table:table-cell>
          <table:table-cell office:value-type="float" office:value="0.00885106622579945" calcext:value-type="float">
            <text:p>0.008851066225799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5/05/2020</text:p>
          </table:table-cell>
          <table:table-cell office:value-type="string" calcext:value-type="string">
            <text:p>$74.39</text:p>
          </table:table-cell>
          <table:table-cell office:value-type="string" calcext:value-type="string">
            <text:p>$30.61</text:p>
          </table:table-cell>
          <table:table-cell office:value-type="float" office:value="2868.44" calcext:value-type="float">
            <text:p>2868.44</text:p>
          </table:table-cell>
          <table:table-cell/>
          <table:table-cell table:formula="of:=[.D587]/[.D586]" office:value-type="float" office:value="0.991040426154983" calcext:value-type="float">
            <text:p>0.991040426154983</text:p>
          </table:table-cell>
          <table:table-cell table:formula="of:=[.B587]/[.B586]" office:value-type="float" office:value="0.985213066272348" calcext:value-type="float">
            <text:p>0.985213066272348</text:p>
          </table:table-cell>
          <table:table-cell table:number-columns-repeated="3"/>
          <table:table-cell office:value-type="float" office:value="0.990999702469503" calcext:value-type="float">
            <text:p>0.990999702469503</text:p>
          </table:table-cell>
          <table:table-cell office:value-type="float" office:value="0.988592802559437" calcext:value-type="float">
            <text:p>0.988592802559437</text:p>
          </table:table-cell>
          <table:table-cell office:value-type="float" office:value="0.993169608595549" calcext:value-type="float">
            <text:p>0.993169608595549</text:p>
          </table:table-cell>
          <table:table-cell office:value-type="float" office:value="0.00457680603611221" calcext:value-type="float">
            <text:p>0.004576806036112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5/04/2020</text:p>
          </table:table-cell>
          <table:table-cell office:value-type="string" calcext:value-type="string">
            <text:p>$73.29</text:p>
          </table:table-cell>
          <table:table-cell office:value-type="string" calcext:value-type="string">
            <text:p>$30.11</text:p>
          </table:table-cell>
          <table:table-cell office:value-type="float" office:value="2842.74" calcext:value-type="float">
            <text:p>2842.74</text:p>
          </table:table-cell>
          <table:table-cell/>
          <table:table-cell table:formula="of:=[.D588]/[.D587]" office:value-type="float" office:value="0.995768167331518" calcext:value-type="float">
            <text:p>0.995768167331518</text:p>
          </table:table-cell>
          <table:table-cell table:formula="of:=[.B588]/[.B587]" office:value-type="float" office:value="0.986048574157457" calcext:value-type="float">
            <text:p>0.986048574157457</text:p>
          </table:table-cell>
          <table:table-cell table:number-columns-repeated="3"/>
          <table:table-cell office:value-type="float" office:value="0.98677099752308" calcext:value-type="float">
            <text:p>0.98677099752308</text:p>
          </table:table-cell>
          <table:table-cell office:value-type="float" office:value="0.983479974000556" calcext:value-type="float">
            <text:p>0.983479974000556</text:p>
          </table:table-cell>
          <table:table-cell office:value-type="float" office:value="0.983720990134714" calcext:value-type="float">
            <text:p>0.983720990134714</text:p>
          </table:table-cell>
          <table:table-cell office:value-type="float" office:value="0.000241016134157945" calcext:value-type="float">
            <text:p>0.0002410161341579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5/01/2020</text:p>
          </table:table-cell>
          <table:table-cell office:value-type="string" calcext:value-type="string">
            <text:p>$72.2675</text:p>
          </table:table-cell>
          <table:table-cell office:value-type="string" calcext:value-type="string">
            <text:p>$29.86</text:p>
          </table:table-cell>
          <table:table-cell office:value-type="float" office:value="2830.71" calcext:value-type="float">
            <text:p>2830.71</text:p>
          </table:table-cell>
          <table:table-cell/>
          <table:table-cell table:formula="of:=[.D589]/[.D588]" office:value-type="float" office:value="1.02886908231504" calcext:value-type="float">
            <text:p>1.02886908231504</text:p>
          </table:table-cell>
          <table:table-cell table:formula="of:=[.B589]/[.B588]" office:value-type="float" office:value="1.01636281869443" calcext:value-type="float">
            <text:p>1.01636281869443</text:p>
          </table:table-cell>
          <table:table-cell table:number-columns-repeated="3"/>
          <table:table-cell office:value-type="float" office:value="1.00945100500124" calcext:value-type="float">
            <text:p>1.00945100500124</text:p>
          </table:table-cell>
          <table:table-cell office:value-type="float" office:value="1.01090184226025" calcext:value-type="float">
            <text:p>1.01090184226025</text:p>
          </table:table-cell>
          <table:table-cell office:value-type="float" office:value="1.00463459977482" calcext:value-type="float">
            <text:p>1.00463459977482</text:p>
          </table:table-cell>
          <table:table-cell office:value-type="float" office:value="-0.0062672424854382" calcext:value-type="float">
            <text:p>-0.00626724248543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4/30/2020</text:p>
          </table:table-cell>
          <table:table-cell office:value-type="string" calcext:value-type="string">
            <text:p>$73.45</text:p>
          </table:table-cell>
          <table:table-cell office:value-type="string" calcext:value-type="string">
            <text:p>$30.68</text:p>
          </table:table-cell>
          <table:table-cell office:value-type="float" office:value="2912.43" calcext:value-type="float">
            <text:p>2912.43</text:p>
          </table:table-cell>
          <table:table-cell/>
          <table:table-cell table:formula="of:=[.D590]/[.D589]" office:value-type="float" office:value="1.00929807755036" calcext:value-type="float">
            <text:p>1.00929807755036</text:p>
          </table:table-cell>
          <table:table-cell table:formula="of:=[.B590]/[.B589]" office:value-type="float" office:value="0.979339686861811" calcext:value-type="float">
            <text:p>0.979339686861811</text:p>
          </table:table-cell>
          <table:table-cell table:number-columns-repeated="3"/>
          <table:table-cell office:value-type="float" office:value="0.989642202295733" calcext:value-type="float">
            <text:p>0.989642202295733</text:p>
          </table:table-cell>
          <table:table-cell office:value-type="float" office:value="0.986951480749314" calcext:value-type="float">
            <text:p>0.986951480749314</text:p>
          </table:table-cell>
          <table:table-cell office:value-type="float" office:value="0.997523978315263" calcext:value-type="float">
            <text:p>0.997523978315263</text:p>
          </table:table-cell>
          <table:table-cell office:value-type="float" office:value="0.0105724975659491" calcext:value-type="float">
            <text:p>0.01057249756594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4/29/2020</text:p>
          </table:table-cell>
          <table:table-cell office:value-type="string" calcext:value-type="string">
            <text:p>$71.9325</text:p>
          </table:table-cell>
          <table:table-cell office:value-type="string" calcext:value-type="string">
            <text:p>$31.97</text:p>
          </table:table-cell>
          <table:table-cell office:value-type="float" office:value="2939.51" calcext:value-type="float">
            <text:p>2939.51</text:p>
          </table:table-cell>
          <table:table-cell/>
          <table:table-cell table:formula="of:=[.D591]/[.D590]" office:value-type="float" office:value="0.974104527625352" calcext:value-type="float">
            <text:p>0.974104527625352</text:p>
          </table:table-cell>
          <table:table-cell table:formula="of:=[.B591]/[.B590]" office:value-type="float" office:value="0.96819935356063" calcext:value-type="float">
            <text:p>0.96819935356063</text:p>
          </table:table-cell>
          <table:table-cell table:number-columns-repeated="3"/>
          <table:table-cell office:value-type="float" office:value="1.00567567138846" calcext:value-type="float">
            <text:p>1.00567567138846</text:p>
          </table:table-cell>
          <table:table-cell office:value-type="float" office:value="1.00633717441058" calcext:value-type="float">
            <text:p>1.00633717441058</text:p>
          </table:table-cell>
          <table:table-cell office:value-type="float" office:value="0.996446581140752" calcext:value-type="float">
            <text:p>0.996446581140752</text:p>
          </table:table-cell>
          <table:table-cell office:value-type="float" office:value="-0.00989059326982744" calcext:value-type="float">
            <text:p>-0.009890593269827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4/28/2020</text:p>
          </table:table-cell>
          <table:table-cell office:value-type="string" calcext:value-type="string">
            <text:p>$69.645</text:p>
          </table:table-cell>
          <table:table-cell office:value-type="string" calcext:value-type="string">
            <text:p>$30.39</text:p>
          </table:table-cell>
          <table:table-cell office:value-type="float" office:value="2863.39" calcext:value-type="float">
            <text:p>2863.39</text:p>
          </table:table-cell>
          <table:table-cell/>
          <table:table-cell table:formula="of:=[.D592]/[.D591]" office:value-type="float" office:value="1.00526997719486" calcext:value-type="float">
            <text:p>1.00526997719486</text:p>
          </table:table-cell>
          <table:table-cell table:formula="of:=[.B592]/[.B591]" office:value-type="float" office:value="1.01647641611027" calcext:value-type="float">
            <text:p>1.01647641611027</text:p>
          </table:table-cell>
          <table:table-cell table:number-columns-repeated="3"/>
          <table:table-cell office:value-type="float" office:value="0.992233291481858" calcext:value-type="float">
            <text:p>0.992233291481858</text:p>
          </table:table-cell>
          <table:table-cell office:value-type="float" office:value="0.990084306273268" calcext:value-type="float">
            <text:p>0.990084306273268</text:p>
          </table:table-cell>
          <table:table-cell office:value-type="float" office:value="0.977239950704041" calcext:value-type="float">
            <text:p>0.977239950704041</text:p>
          </table:table-cell>
          <table:table-cell office:value-type="float" office:value="-0.0128443555692276" calcext:value-type="float">
            <text:p>-0.01284435556922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4/27/2020</text:p>
          </table:table-cell>
          <table:table-cell office:value-type="string" calcext:value-type="string">
            <text:p>$70.7925</text:p>
          </table:table-cell>
          <table:table-cell office:value-type="string" calcext:value-type="string">
            <text:p>$29.66</text:p>
          </table:table-cell>
          <table:table-cell office:value-type="float" office:value="2878.48" calcext:value-type="float">
            <text:p>2878.48</text:p>
          </table:table-cell>
          <table:table-cell/>
          <table:table-cell table:formula="of:=[.D593]/[.D592]" office:value-type="float" office:value="0.985499291292627" calcext:value-type="float">
            <text:p>0.985499291292627</text:p>
          </table:table-cell>
          <table:table-cell table:formula="of:=[.B593]/[.B592]" office:value-type="float" office:value="0.999293710491931" calcext:value-type="float">
            <text:p>0.999293710491931</text:p>
          </table:table-cell>
          <table:table-cell table:number-columns-repeated="3"/>
          <table:table-cell office:value-type="float" office:value="1.01093688400544" calcext:value-type="float">
            <text:p>1.01093688400544</text:p>
          </table:table-cell>
          <table:table-cell office:value-type="float" office:value="1.01269838392112" calcext:value-type="float">
            <text:p>1.01269838392112</text:p>
          </table:table-cell>
          <table:table-cell office:value-type="float" office:value="1.00311250637259" calcext:value-type="float">
            <text:p>1.00311250637259</text:p>
          </table:table-cell>
          <table:table-cell office:value-type="float" office:value="-0.00958587754852935" calcext:value-type="float">
            <text:p>-0.009585877548529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4/24/2020</text:p>
          </table:table-cell>
          <table:table-cell office:value-type="string" calcext:value-type="string">
            <text:p>$70.7425</text:p>
          </table:table-cell>
          <table:table-cell office:value-type="string" calcext:value-type="string">
            <text:p>$29.21</text:p>
          </table:table-cell>
          <table:table-cell office:value-type="float" office:value="2836.74" calcext:value-type="float">
            <text:p>2836.74</text:p>
          </table:table-cell>
          <table:table-cell/>
          <table:table-cell table:formula="of:=[.D594]/[.D593]" office:value-type="float" office:value="0.986272975316737" calcext:value-type="float">
            <text:p>0.986272975316737</text:p>
          </table:table-cell>
          <table:table-cell table:formula="of:=[.B594]/[.B593]" office:value-type="float" office:value="0.971940488390995" calcext:value-type="float">
            <text:p>0.971940488390995</text:p>
          </table:table-cell>
          <table:table-cell table:number-columns-repeated="3"/>
          <table:table-cell office:value-type="float" office:value="0.984366547997937" calcext:value-type="float">
            <text:p>0.984366547997937</text:p>
          </table:table-cell>
          <table:table-cell office:value-type="float" office:value="0.980572810139209" calcext:value-type="float">
            <text:p>0.980572810139209</text:p>
          </table:table-cell>
          <table:table-cell office:value-type="float" office:value="0.973946770094958" calcext:value-type="float">
            <text:p>0.973946770094958</text:p>
          </table:table-cell>
          <table:table-cell office:value-type="float" office:value="-0.00662604004425138" calcext:value-type="float">
            <text:p>-0.006626040044251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4/23/2020</text:p>
          </table:table-cell>
          <table:table-cell office:value-type="string" calcext:value-type="string">
            <text:p>$68.7575</text:p>
          </table:table-cell>
          <table:table-cell office:value-type="string" calcext:value-type="string">
            <text:p>$28.87</text:p>
          </table:table-cell>
          <table:table-cell office:value-type="float" office:value="2797.8" calcext:value-type="float">
            <text:p>2797.8</text:p>
          </table:table-cell>
          <table:table-cell/>
          <table:table-cell table:formula="of:=[.D595]/[.D594]" office:value-type="float" office:value="1.00053970977196" calcext:value-type="float">
            <text:p>1.00053970977196</text:p>
          </table:table-cell>
          <table:table-cell table:formula="of:=[.B595]/[.B594]" office:value-type="float" office:value="1.0038904846744" calcext:value-type="float">
            <text:p>1.0038904846744</text:p>
          </table:table-cell>
          <table:table-cell table:number-columns-repeated="3"/>
          <table:table-cell office:value-type="float" office:value="0.995479247670135" calcext:value-type="float">
            <text:p>0.995479247670135</text:p>
          </table:table-cell>
          <table:table-cell office:value-type="float" office:value="0.994008916221366" calcext:value-type="float">
            <text:p>0.994008916221366</text:p>
          </table:table-cell>
          <table:table-cell office:value-type="float" office:value="1" calcext:value-type="float">
            <text:p>1</text:p>
          </table:table-cell>
          <table:table-cell office:value-type="float" office:value="0.00599108377863411" calcext:value-type="float">
            <text:p>0.005991083778634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4/22/2020</text:p>
          </table:table-cell>
          <table:table-cell office:value-type="string" calcext:value-type="string">
            <text:p>$69.025</text:p>
          </table:table-cell>
          <table:table-cell office:value-type="string" calcext:value-type="string">
            <text:p>$28.65</text:p>
          </table:table-cell>
          <table:table-cell office:value-type="float" office:value="2799.31" calcext:value-type="float">
            <text:p>2799.31</text:p>
          </table:table-cell>
          <table:table-cell/>
          <table:table-cell table:formula="of:=[.D596]/[.D595]" office:value-type="float" office:value="0.977583761712708" calcext:value-type="float">
            <text:p>0.977583761712708</text:p>
          </table:table-cell>
          <table:table-cell table:formula="of:=[.B596]/[.B595]" office:value-type="float" office:value="0.972002897500905" calcext:value-type="float">
            <text:p>0.972002897500905</text:p>
          </table:table-cell>
          <table:table-cell table:number-columns-repeated="3"/>
          <table:table-cell office:value-type="float" office:value="0.995002984729737" calcext:value-type="float">
            <text:p>0.995002984729737</text:p>
          </table:table-cell>
          <table:table-cell office:value-type="float" office:value="0.993433077804154" calcext:value-type="float">
            <text:p>0.993433077804154</text:p>
          </table:table-cell>
          <table:table-cell office:value-type="float" office:value="1.00189503172118" calcext:value-type="float">
            <text:p>1.00189503172118</text:p>
          </table:table-cell>
          <table:table-cell office:value-type="float" office:value="0.00846195391702875" calcext:value-type="float">
            <text:p>0.008461953917028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4/21/2020</text:p>
          </table:table-cell>
          <table:table-cell office:value-type="string" calcext:value-type="string">
            <text:p>$67.0925</text:p>
          </table:table-cell>
          <table:table-cell office:value-type="string" calcext:value-type="string">
            <text:p>$28.13</text:p>
          </table:table-cell>
          <table:table-cell office:value-type="float" office:value="2736.56" calcext:value-type="float">
            <text:p>2736.56</text:p>
          </table:table-cell>
          <table:table-cell/>
          <table:table-cell table:formula="of:=[.D597]/[.D596]" office:value-type="float" office:value="1.03164556962025" calcext:value-type="float">
            <text:p>1.03164556962025</text:p>
          </table:table-cell>
          <table:table-cell table:formula="of:=[.B597]/[.B596]" office:value-type="float" office:value="1.0318962626225" calcext:value-type="float">
            <text:p>1.0318962626225</text:p>
          </table:table-cell>
          <table:table-cell table:number-columns-repeated="3"/>
          <table:table-cell office:value-type="float" office:value="0.984824000335452" calcext:value-type="float">
            <text:p>0.984824000335452</text:p>
          </table:table-cell>
          <table:table-cell office:value-type="float" office:value="0.981125905095043" calcext:value-type="float">
            <text:p>0.981125905095043</text:p>
          </table:table-cell>
          <table:table-cell office:value-type="float" office:value="0.99172149122807" calcext:value-type="float">
            <text:p>0.99172149122807</text:p>
          </table:table-cell>
          <table:table-cell office:value-type="float" office:value="0.0105955861330271" calcext:value-type="float">
            <text:p>0.01059558613302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4/20/2020</text:p>
          </table:table-cell>
          <table:table-cell office:value-type="string" calcext:value-type="string">
            <text:p>$69.2325</text:p>
          </table:table-cell>
          <table:table-cell office:value-type="string" calcext:value-type="string">
            <text:p>$29.32</text:p>
          </table:table-cell>
          <table:table-cell office:value-type="float" office:value="2823.16" calcext:value-type="float">
            <text:p>2823.16</text:p>
          </table:table-cell>
          <table:table-cell/>
          <table:table-cell table:formula="of:=[.D598]/[.D597]" office:value-type="float" office:value="1.01820654869012" calcext:value-type="float">
            <text:p>1.01820654869012</text:p>
          </table:table-cell>
          <table:table-cell table:formula="of:=[.B598]/[.B597]" office:value-type="float" office:value="1.02119669230491" calcext:value-type="float">
            <text:p>1.02119669230491</text:p>
          </table:table-cell>
          <table:table-cell table:number-columns-repeated="3"/>
          <table:table-cell office:value-type="float" office:value="0.985526850165726" calcext:value-type="float">
            <text:p>0.985526850165726</text:p>
          </table:table-cell>
          <table:table-cell office:value-type="float" office:value="0.981975704437952" calcext:value-type="float">
            <text:p>0.981975704437952</text:p>
          </table:table-cell>
          <table:table-cell office:value-type="float" office:value="0.977472497097684" calcext:value-type="float">
            <text:p>0.977472497097684</text:p>
          </table:table-cell>
          <table:table-cell office:value-type="float" office:value="-0.0045032073402681" calcext:value-type="float">
            <text:p>-0.00450320734026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4/17/2020</text:p>
          </table:table-cell>
          <table:table-cell office:value-type="string" calcext:value-type="string">
            <text:p>$70.7</text:p>
          </table:table-cell>
          <table:table-cell office:value-type="string" calcext:value-type="string">
            <text:p>$29.4</text:p>
          </table:table-cell>
          <table:table-cell office:value-type="float" office:value="2874.56" calcext:value-type="float">
            <text:p>2874.56</text:p>
          </table:table-cell>
          <table:table-cell/>
          <table:table-cell table:formula="of:=[.D599]/[.D598]" office:value-type="float" office:value="0.973905571635311" calcext:value-type="float">
            <text:p>0.973905571635311</text:p>
          </table:table-cell>
          <table:table-cell table:formula="of:=[.B599]/[.B598]" office:value-type="float" office:value="1.01375530410184" calcext:value-type="float">
            <text:p>1.01375530410184</text:p>
          </table:table-cell>
          <table:table-cell table:number-columns-repeated="3"/>
          <table:table-cell office:value-type="float" office:value="1.02482843422343" calcext:value-type="float">
            <text:p>1.02482843422343</text:p>
          </table:table-cell>
          <table:table-cell office:value-type="float" office:value="1.02949433340956" calcext:value-type="float">
            <text:p>1.02949433340956</text:p>
          </table:table-cell>
          <table:table-cell office:value-type="float" office:value="1.03169979922518" calcext:value-type="float">
            <text:p>1.03169979922518</text:p>
          </table:table-cell>
          <table:table-cell office:value-type="float" office:value="0.00220546581562253" calcext:value-type="float">
            <text:p>0.002205465815622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4/16/2020</text:p>
          </table:table-cell>
          <table:table-cell office:value-type="string" calcext:value-type="string">
            <text:p>$71.6725</text:p>
          </table:table-cell>
          <table:table-cell office:value-type="string" calcext:value-type="string">
            <text:p>$28.5</text:p>
          </table:table-cell>
          <table:table-cell office:value-type="float" office:value="2799.55" calcext:value-type="float">
            <text:p>2799.55</text:p>
          </table:table-cell>
          <table:table-cell/>
          <table:table-cell table:formula="of:=[.D600]/[.D599]" office:value-type="float" office:value="0.994216927720527" calcext:value-type="float">
            <text:p>0.994216927720527</text:p>
          </table:table-cell>
          <table:table-cell table:formula="of:=[.B600]/[.B599]" office:value-type="float" office:value="0.992116920715756" calcext:value-type="float">
            <text:p>0.992116920715756</text:p>
          </table:table-cell>
          <table:table-cell table:number-columns-repeated="3"/>
          <table:table-cell office:value-type="float" office:value="0.989159337951073" calcext:value-type="float">
            <text:p>0.989159337951073</text:p>
          </table:table-cell>
          <table:table-cell office:value-type="float" office:value="0.98636766072812" calcext:value-type="float">
            <text:p>0.98636766072812</text:p>
          </table:table-cell>
          <table:table-cell office:value-type="float" office:value="0.986898366407192" calcext:value-type="float">
            <text:p>0.986898366407192</text:p>
          </table:table-cell>
          <table:table-cell office:value-type="float" office:value="0.000530705679072541" calcext:value-type="float">
            <text:p>0.0005307056790725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4/15/2020</text:p>
          </table:table-cell>
          <table:table-cell office:value-type="string" calcext:value-type="string">
            <text:p>$71.1075</text:p>
          </table:table-cell>
          <table:table-cell office:value-type="string" calcext:value-type="string">
            <text:p>$28.38</text:p>
          </table:table-cell>
          <table:table-cell office:value-type="float" office:value="2783.36" calcext:value-type="float">
            <text:p>2783.36</text:p>
          </table:table-cell>
          <table:table-cell/>
          <table:table-cell table:formula="of:=[.D601]/[.D600]" office:value-type="float" office:value="1.02252673028282" calcext:value-type="float">
            <text:p>1.02252673028282</text:p>
          </table:table-cell>
          <table:table-cell table:formula="of:=[.B601]/[.B600]" office:value-type="float" office:value="1.00921140526667" calcext:value-type="float">
            <text:p>1.00921140526667</text:p>
          </table:table-cell>
          <table:table-cell table:number-columns-repeated="3"/>
          <table:table-cell office:value-type="float" office:value="1.02654139060364" calcext:value-type="float">
            <text:p>1.02654139060364</text:p>
          </table:table-cell>
          <table:table-cell office:value-type="float" office:value="1.03156542903146" calcext:value-type="float">
            <text:p>1.03156542903146</text:p>
          </table:table-cell>
          <table:table-cell office:value-type="float" office:value="1.017969227351" calcext:value-type="float">
            <text:p>1.017969227351</text:p>
          </table:table-cell>
          <table:table-cell office:value-type="float" office:value="-0.0135962016804665" calcext:value-type="float">
            <text:p>-0.01359620168046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4/14/2020</text:p>
          </table:table-cell>
          <table:table-cell office:value-type="string" calcext:value-type="string">
            <text:p>$71.7625</text:p>
          </table:table-cell>
          <table:table-cell office:value-type="string" calcext:value-type="string">
            <text:p>$29.51</text:p>
          </table:table-cell>
          <table:table-cell office:value-type="float" office:value="2846.06" calcext:value-type="float">
            <text:p>2846.06</text:p>
          </table:table-cell>
          <table:table-cell/>
          <table:table-cell table:formula="of:=[.D602]/[.D601]" office:value-type="float" office:value="0.970334427243277" calcext:value-type="float">
            <text:p>0.970334427243277</text:p>
          </table:table-cell>
          <table:table-cell table:formula="of:=[.B602]/[.B601]" office:value-type="float" office:value="0.951924751785403" calcext:value-type="float">
            <text:p>0.951924751785403</text:p>
          </table:table-cell>
          <table:table-cell table:number-columns-repeated="3"/>
          <table:table-cell office:value-type="float" office:value="0.995711032833114" calcext:value-type="float">
            <text:p>0.995711032833114</text:p>
          </table:table-cell>
          <table:table-cell office:value-type="float" office:value="0.994289162257875" calcext:value-type="float">
            <text:p>0.994289162257875</text:p>
          </table:table-cell>
          <table:table-cell office:value-type="float" office:value="0.979101301394156" calcext:value-type="float">
            <text:p>0.979101301394156</text:p>
          </table:table-cell>
          <table:table-cell office:value-type="float" office:value="-0.0151878608637186" calcext:value-type="float">
            <text:p>-0.01518786086371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4/13/2020</text:p>
          </table:table-cell>
          <table:table-cell office:value-type="string" calcext:value-type="string">
            <text:p>$68.3125</text:p>
          </table:table-cell>
          <table:table-cell office:value-type="string" calcext:value-type="string">
            <text:p>$28.7</text:p>
          </table:table-cell>
          <table:table-cell office:value-type="float" office:value="2761.63" calcext:value-type="float">
            <text:p>2761.63</text:p>
          </table:table-cell>
          <table:table-cell/>
          <table:table-cell table:formula="of:=[.D603]/[.D602]" office:value-type="float" office:value="1.01020773963203" calcext:value-type="float">
            <text:p>1.01020773963203</text:p>
          </table:table-cell>
          <table:table-cell table:formula="of:=[.B603]/[.B602]" office:value-type="float" office:value="0.980750228728271" calcext:value-type="float">
            <text:p>0.980750228728271</text:p>
          </table:table-cell>
          <table:table-cell table:number-columns-repeated="3"/>
          <table:table-cell office:value-type="float" office:value="0.99354685585626" calcext:value-type="float">
            <text:p>0.99354685585626</text:p>
          </table:table-cell>
          <table:table-cell office:value-type="float" office:value="0.991672506332734" calcext:value-type="float">
            <text:p>0.991672506332734</text:p>
          </table:table-cell>
          <table:table-cell office:value-type="float" office:value="0.974503302031376" calcext:value-type="float">
            <text:p>0.974503302031376</text:p>
          </table:table-cell>
          <table:table-cell office:value-type="float" office:value="-0.0171692043013579" calcext:value-type="float">
            <text:p>-0.01716920430135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4/09/2020</text:p>
          </table:table-cell>
          <table:table-cell office:value-type="string" calcext:value-type="string">
            <text:p>$66.9975</text:p>
          </table:table-cell>
          <table:table-cell office:value-type="string" calcext:value-type="string">
            <text:p>$28.7</text:p>
          </table:table-cell>
          <table:table-cell office:value-type="float" office:value="2789.82" calcext:value-type="float">
            <text:p>2789.82</text:p>
          </table:table-cell>
          <table:table-cell/>
          <table:table-cell table:formula="of:=[.D604]/[.D603]" office:value-type="float" office:value="0.985719508785513" calcext:value-type="float">
            <text:p>0.985719508785513</text:p>
          </table:table-cell>
          <table:table-cell table:formula="of:=[.B604]/[.B603]" office:value-type="float" office:value="0.992835553565432" calcext:value-type="float">
            <text:p>0.992835553565432</text:p>
          </table:table-cell>
          <table:table-cell table:number-columns-repeated="3"/>
          <table:table-cell office:value-type="float" office:value="1.00568156139637" calcext:value-type="float">
            <text:p>1.00568156139637</text:p>
          </table:table-cell>
          <table:table-cell office:value-type="float" office:value="1.00634429588182" calcext:value-type="float">
            <text:p>1.00634429588182</text:p>
          </table:table-cell>
          <table:table-cell office:value-type="float" office:value="1.00574745510694" calcext:value-type="float">
            <text:p>1.00574745510694</text:p>
          </table:table-cell>
          <table:table-cell office:value-type="float" office:value="-0.00059684077487776" calcext:value-type="float">
            <text:p>-0.000596840774877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4/08/2020</text:p>
          </table:table-cell>
          <table:table-cell office:value-type="string" calcext:value-type="string">
            <text:p>$66.5175</text:p>
          </table:table-cell>
          <table:table-cell office:value-type="string" calcext:value-type="string">
            <text:p>$28.36</text:p>
          </table:table-cell>
          <table:table-cell office:value-type="float" office:value="2749.98" calcext:value-type="float">
            <text:p>2749.98</text:p>
          </table:table-cell>
          <table:table-cell/>
          <table:table-cell table:formula="of:=[.D605]/[.D604]" office:value-type="float" office:value="0.967065215019746" calcext:value-type="float">
            <text:p>0.967065215019746</text:p>
          </table:table-cell>
          <table:table-cell table:formula="of:=[.B605]/[.B604]" office:value-type="float" office:value="0.975044161310933" calcext:value-type="float">
            <text:p>0.975044161310933</text:p>
          </table:table-cell>
          <table:table-cell table:number-columns-repeated="3"/>
          <table:table-cell office:value-type="float" office:value="0.999406164335193" calcext:value-type="float">
            <text:p>0.999406164335193</text:p>
          </table:table-cell>
          <table:table-cell office:value-type="float" office:value="0.998756859605412" calcext:value-type="float">
            <text:p>0.998756859605412</text:p>
          </table:table-cell>
          <table:table-cell office:value-type="float" office:value="0.99960196741819" calcext:value-type="float">
            <text:p>0.99960196741819</text:p>
          </table:table-cell>
          <table:table-cell office:value-type="float" office:value="0.000845107812778245" calcext:value-type="float">
            <text:p>0.0008451078127782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4/07/2020</text:p>
          </table:table-cell>
          <table:table-cell office:value-type="string" calcext:value-type="string">
            <text:p>$64.8575</text:p>
          </table:table-cell>
          <table:table-cell office:value-type="string" calcext:value-type="string">
            <text:p>$28.16</text:p>
          </table:table-cell>
          <table:table-cell office:value-type="float" office:value="2659.41" calcext:value-type="float">
            <text:p>2659.41</text:p>
          </table:table-cell>
          <table:table-cell/>
          <table:table-cell table:formula="of:=[.D606]/[.D605]" office:value-type="float" office:value="1.0016056192915" calcext:value-type="float">
            <text:p>1.0016056192915</text:p>
          </table:table-cell>
          <table:table-cell table:formula="of:=[.B606]/[.B605]" office:value-type="float" office:value="1.01171799714759" calcext:value-type="float">
            <text:p>1.01171799714759</text:p>
          </table:table-cell>
          <table:table-cell table:number-columns-repeated="3"/>
          <table:table-cell office:value-type="float" office:value="1.00361330853801" calcext:value-type="float">
            <text:p>1.00361330853801</text:p>
          </table:table-cell>
          <table:table-cell office:value-type="float" office:value="1.00384361957188" calcext:value-type="float">
            <text:p>1.00384361957188</text:p>
          </table:table-cell>
          <table:table-cell office:value-type="float" office:value="1.00139366876191" calcext:value-type="float">
            <text:p>1.00139366876191</text:p>
          </table:table-cell>
          <table:table-cell office:value-type="float" office:value="-0.00244995080997179" calcext:value-type="float">
            <text:p>-0.002449950809971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4/06/2020</text:p>
          </table:table-cell>
          <table:table-cell office:value-type="string" calcext:value-type="string">
            <text:p>$65.6175</text:p>
          </table:table-cell>
          <table:table-cell office:value-type="string" calcext:value-type="string">
            <text:p>$28.65</text:p>
          </table:table-cell>
          <table:table-cell office:value-type="float" office:value="2663.68" calcext:value-type="float">
            <text:p>2663.68</text:p>
          </table:table-cell>
          <table:table-cell/>
          <table:table-cell table:formula="of:=[.D607]/[.D606]" office:value-type="float" office:value="0.93429015497357" calcext:value-type="float">
            <text:p>0.93429015497357</text:p>
          </table:table-cell>
          <table:table-cell table:formula="of:=[.B607]/[.B606]" office:value-type="float" office:value="0.919762258543833" calcext:value-type="float">
            <text:p>0.919762258543833</text:p>
          </table:table-cell>
          <table:table-cell table:number-columns-repeated="3"/>
          <table:table-cell office:value-type="float" office:value="0.98139045168558" calcext:value-type="float">
            <text:p>0.98139045168558</text:p>
          </table:table-cell>
          <table:table-cell office:value-type="float" office:value="0.976974481475331" calcext:value-type="float">
            <text:p>0.976974481475331</text:p>
          </table:table-cell>
          <table:table-cell office:value-type="float" office:value="0.974182004089979" calcext:value-type="float">
            <text:p>0.974182004089979</text:p>
          </table:table-cell>
          <table:table-cell office:value-type="float" office:value="-0.00279247738535138" calcext:value-type="float">
            <text:p>-0.002792477385351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4/03/2020</text:p>
          </table:table-cell>
          <table:table-cell office:value-type="string" calcext:value-type="string">
            <text:p>$60.3525</text:p>
          </table:table-cell>
          <table:table-cell office:value-type="string" calcext:value-type="string">
            <text:p>$27.95</text:p>
          </table:table-cell>
          <table:table-cell office:value-type="float" office:value="2488.65" calcext:value-type="float">
            <text:p>2488.65</text:p>
          </table:table-cell>
          <table:table-cell/>
          <table:table-cell table:formula="of:=[.D608]/[.D607]" office:value-type="float" office:value="1.01536977879573" calcext:value-type="float">
            <text:p>1.01536977879573</text:p>
          </table:table-cell>
          <table:table-cell table:formula="of:=[.B608]/[.B607]" office:value-type="float" office:value="1.01458100327244" calcext:value-type="float">
            <text:p>1.01458100327244</text:p>
          </table:table-cell>
          <table:table-cell table:number-columns-repeated="3"/>
          <table:table-cell office:value-type="float" office:value="0.991756315647021" calcext:value-type="float">
            <text:p>0.991756315647021</text:p>
          </table:table-cell>
          <table:table-cell office:value-type="float" office:value="0.989507605912012" calcext:value-type="float">
            <text:p>0.989507605912012</text:p>
          </table:table-cell>
          <table:table-cell office:value-type="float" office:value="0.98778390040526" calcext:value-type="float">
            <text:p>0.98778390040526</text:p>
          </table:table-cell>
          <table:table-cell office:value-type="float" office:value="-0.00172370550675283" calcext:value-type="float">
            <text:p>-0.001723705506752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4/02/2020</text:p>
          </table:table-cell>
          <table:table-cell office:value-type="string" calcext:value-type="string">
            <text:p>$61.2325</text:p>
          </table:table-cell>
          <table:table-cell office:value-type="string" calcext:value-type="string">
            <text:p>$27.49</text:p>
          </table:table-cell>
          <table:table-cell office:value-type="float" office:value="2526.9" calcext:value-type="float">
            <text:p>2526.9</text:p>
          </table:table-cell>
          <table:table-cell/>
          <table:table-cell table:formula="of:=[.D609]/[.D608]" office:value-type="float" office:value="0.977680161462662" calcext:value-type="float">
            <text:p>0.977680161462662</text:p>
          </table:table-cell>
          <table:table-cell table:formula="of:=[.B609]/[.B608]" office:value-type="float" office:value="0.983587147348222" calcext:value-type="float">
            <text:p>0.983587147348222</text:p>
          </table:table-cell>
          <table:table-cell table:number-columns-repeated="3"/>
          <table:table-cell office:value-type="float" office:value="0.987107529321246" calcext:value-type="float">
            <text:p>0.987107529321246</text:p>
          </table:table-cell>
          <table:table-cell office:value-type="float" office:value="0.983886866751513" calcext:value-type="float">
            <text:p>0.983886866751513</text:p>
          </table:table-cell>
          <table:table-cell office:value-type="float" office:value="0.991440377804014" calcext:value-type="float">
            <text:p>0.991440377804014</text:p>
          </table:table-cell>
          <table:table-cell office:value-type="float" office:value="0.00755351105250102" calcext:value-type="float">
            <text:p>0.007553511052501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4/01/2020</text:p>
          </table:table-cell>
          <table:table-cell office:value-type="string" calcext:value-type="string">
            <text:p>$60.2275</text:p>
          </table:table-cell>
          <table:table-cell office:value-type="string" calcext:value-type="string">
            <text:p>$27.21</text:p>
          </table:table-cell>
          <table:table-cell office:value-type="float" office:value="2470.5" calcext:value-type="float">
            <text:p>2470.5</text:p>
          </table:table-cell>
          <table:table-cell/>
          <table:table-cell table:formula="of:=[.D610]/[.D609]" office:value-type="float" office:value="1.04618093503339" calcext:value-type="float">
            <text:p>1.04618093503339</text:p>
          </table:table-cell>
          <table:table-cell table:formula="of:=[.B610]/[.B609]" office:value-type="float" office:value="1.05553941305882" calcext:value-type="float">
            <text:p>1.05553941305882</text:p>
          </table:table-cell>
          <table:table-cell table:number-columns-repeated="3"/>
          <table:table-cell office:value-type="float" office:value="1.06263615469172" calcext:value-type="float">
            <text:p>1.06263615469172</text:p>
          </table:table-cell>
          <table:table-cell office:value-type="float" office:value="1.07520676674449" calcext:value-type="float">
            <text:p>1.07520676674449</text:p>
          </table:table-cell>
          <table:table-cell office:value-type="float" office:value="1.05043167609408" calcext:value-type="float">
            <text:p>1.05043167609408</text:p>
          </table:table-cell>
          <table:table-cell office:value-type="float" office:value="-0.0247750906504118" calcext:value-type="float">
            <text:p>-0.02477509065041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3/31/2020</text:p>
          </table:table-cell>
          <table:table-cell office:value-type="string" calcext:value-type="string">
            <text:p>$63.5725</text:p>
          </table:table-cell>
          <table:table-cell office:value-type="string" calcext:value-type="string">
            <text:p>$29.09</text:p>
          </table:table-cell>
          <table:table-cell office:value-type="float" office:value="2584.59" calcext:value-type="float">
            <text:p>2584.59</text:p>
          </table:table-cell>
          <table:table-cell/>
          <table:table-cell table:formula="of:=[.D611]/[.D610]" office:value-type="float" office:value="1.0162733741135" calcext:value-type="float">
            <text:p>1.0162733741135</text:p>
          </table:table-cell>
          <table:table-cell table:formula="of:=[.B611]/[.B610]" office:value-type="float" office:value="1.00204490935546" calcext:value-type="float">
            <text:p>1.00204490935546</text:p>
          </table:table-cell>
          <table:table-cell table:number-columns-repeated="3"/>
          <table:table-cell office:value-type="float" office:value="1.0053414583686" calcext:value-type="float">
            <text:p>1.0053414583686</text:p>
          </table:table-cell>
          <table:table-cell office:value-type="float" office:value="1.00593308524041" calcext:value-type="float">
            <text:p>1.00593308524041</text:p>
          </table:table-cell>
          <table:table-cell office:value-type="float" office:value="0.974917809772135" calcext:value-type="float">
            <text:p>0.974917809772135</text:p>
          </table:table-cell>
          <table:table-cell office:value-type="float" office:value="-0.0310152754682717" calcext:value-type="float">
            <text:p>-0.03101527546827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3/30/2020</text:p>
          </table:table-cell>
          <table:table-cell office:value-type="string" calcext:value-type="string">
            <text:p>$63.7025</text:p>
          </table:table-cell>
          <table:table-cell office:value-type="string" calcext:value-type="string">
            <text:p>$28.2</text:p>
          </table:table-cell>
          <table:table-cell office:value-type="float" office:value="2626.65" calcext:value-type="float">
            <text:p>2626.65</text:p>
          </table:table-cell>
          <table:table-cell/>
          <table:table-cell table:formula="of:=[.D612]/[.D611]" office:value-type="float" office:value="0.967570860221194" calcext:value-type="float">
            <text:p>0.967570860221194</text:p>
          </table:table-cell>
          <table:table-cell table:formula="of:=[.B612]/[.B611]" office:value-type="float" office:value="0.972253836191672" calcext:value-type="float">
            <text:p>0.972253836191672</text:p>
          </table:table-cell>
          <table:table-cell table:number-columns-repeated="3"/>
          <table:table-cell office:value-type="float" office:value="1.00786048802998" calcext:value-type="float">
            <text:p>1.00786048802998</text:p>
          </table:table-cell>
          <table:table-cell office:value-type="float" office:value="1.00897878527306" calcext:value-type="float">
            <text:p>1.00897878527306</text:p>
          </table:table-cell>
          <table:table-cell office:value-type="float" office:value="0.96938864501875" calcext:value-type="float">
            <text:p>0.96938864501875</text:p>
          </table:table-cell>
          <table:table-cell office:value-type="float" office:value="-0.0395901402543078" calcext:value-type="float">
            <text:p>-0.03959014025430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3/27/2020</text:p>
          </table:table-cell>
          <table:table-cell office:value-type="string" calcext:value-type="string">
            <text:p>$61.935</text:p>
          </table:table-cell>
          <table:table-cell office:value-type="string" calcext:value-type="string">
            <text:p>$27.74</text:p>
          </table:table-cell>
          <table:table-cell office:value-type="float" office:value="2541.47" calcext:value-type="float">
            <text:p>2541.47</text:p>
          </table:table-cell>
          <table:table-cell/>
          <table:table-cell table:formula="of:=[.D613]/[.D612]" office:value-type="float" office:value="1.03486171388999" calcext:value-type="float">
            <text:p>1.03486171388999</text:p>
          </table:table-cell>
          <table:table-cell table:formula="of:=[.B613]/[.B612]" office:value-type="float" office:value="1.04319044159199" calcext:value-type="float">
            <text:p>1.04319044159199</text:p>
          </table:table-cell>
          <table:table-cell table:number-columns-repeated="3"/>
          <table:table-cell office:value-type="float" office:value="0.988101683274605" calcext:value-type="float">
            <text:p>0.988101683274605</text:p>
          </table:table-cell>
          <table:table-cell office:value-type="float" office:value="0.985088875117917" calcext:value-type="float">
            <text:p>0.985088875117917</text:p>
          </table:table-cell>
          <table:table-cell office:value-type="float" office:value="0.994122233551251" calcext:value-type="float">
            <text:p>0.994122233551251</text:p>
          </table:table-cell>
          <table:table-cell office:value-type="float" office:value="0.00903335843333364" calcext:value-type="float">
            <text:p>0.009033358433333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3/26/2020</text:p>
          </table:table-cell>
          <table:table-cell office:value-type="string" calcext:value-type="string">
            <text:p>$64.61</text:p>
          </table:table-cell>
          <table:table-cell office:value-type="string" calcext:value-type="string">
            <text:p>$29.74</text:p>
          </table:table-cell>
          <table:table-cell office:value-type="float" office:value="2630.07" calcext:value-type="float">
            <text:p>2630.07</text:p>
          </table:table-cell>
          <table:table-cell/>
          <table:table-cell table:formula="of:=[.D614]/[.D613]" office:value-type="float" office:value="0.941252514191637" calcext:value-type="float">
            <text:p>0.941252514191637</text:p>
          </table:table-cell>
          <table:table-cell table:formula="of:=[.B614]/[.B613]" office:value-type="float" office:value="0.950007738740133" calcext:value-type="float">
            <text:p>0.950007738740133</text:p>
          </table:table-cell>
          <table:table-cell table:number-columns-repeated="3"/>
          <table:table-cell office:value-type="float" office:value="0.97445779963869" calcext:value-type="float">
            <text:p>0.97445779963869</text:p>
          </table:table-cell>
          <table:table-cell office:value-type="float" office:value="0.968592373519535" calcext:value-type="float">
            <text:p>0.968592373519535</text:p>
          </table:table-cell>
          <table:table-cell office:value-type="float" office:value="0.972307692307692" calcext:value-type="float">
            <text:p>0.972307692307692</text:p>
          </table:table-cell>
          <table:table-cell office:value-type="float" office:value="0.00371531878815734" calcext:value-type="float">
            <text:p>0.003715318788157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3/25/2020</text:p>
          </table:table-cell>
          <table:table-cell office:value-type="string" calcext:value-type="string">
            <text:p>$61.38</text:p>
          </table:table-cell>
          <table:table-cell office:value-type="string" calcext:value-type="string">
            <text:p>$28.54</text:p>
          </table:table-cell>
          <table:table-cell office:value-type="float" office:value="2475.56" calcext:value-type="float">
            <text:p>2475.56</text:p>
          </table:table-cell>
          <table:table-cell/>
          <table:table-cell table:formula="of:=[.D615]/[.D614]" office:value-type="float" office:value="0.988596519575369" calcext:value-type="float">
            <text:p>0.988596519575369</text:p>
          </table:table-cell>
          <table:table-cell table:formula="of:=[.B615]/[.B614]" office:value-type="float" office:value="1.00553926360378" calcext:value-type="float">
            <text:p>1.00553926360378</text:p>
          </table:table-cell>
          <table:table-cell table:number-columns-repeated="3"/>
          <table:table-cell office:value-type="float" office:value="1.00338008257426" calcext:value-type="float">
            <text:p>1.00338008257426</text:p>
          </table:table-cell>
          <table:table-cell office:value-type="float" office:value="1.00356163149676" calcext:value-type="float">
            <text:p>1.00356163149676</text:p>
          </table:table-cell>
          <table:table-cell office:value-type="float" office:value="1.00868701911144" calcext:value-type="float">
            <text:p>1.00868701911144</text:p>
          </table:table-cell>
          <table:table-cell office:value-type="float" office:value="0.00512538761468551" calcext:value-type="float">
            <text:p>0.005125387614685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3/24/2020</text:p>
          </table:table-cell>
          <table:table-cell office:value-type="string" calcext:value-type="string">
            <text:p>$61.72</text:p>
          </table:table-cell>
          <table:table-cell office:value-type="string" calcext:value-type="string">
            <text:p>$26.92</text:p>
          </table:table-cell>
          <table:table-cell office:value-type="float" office:value="2447.33" calcext:value-type="float">
            <text:p>2447.33</text:p>
          </table:table-cell>
          <table:table-cell/>
          <table:table-cell table:formula="of:=[.D616]/[.D615]" office:value-type="float" office:value="0.914220803896491" calcext:value-type="float">
            <text:p>0.914220803896491</text:p>
          </table:table-cell>
          <table:table-cell table:formula="of:=[.B616]/[.B615]" office:value-type="float" office:value="0.908822099805574" calcext:value-type="float">
            <text:p>0.908822099805574</text:p>
          </table:table-cell>
          <table:table-cell table:number-columns-repeated="3"/>
          <table:table-cell office:value-type="float" office:value="0.986534822134767" calcext:value-type="float">
            <text:p>0.986534822134767</text:p>
          </table:table-cell>
          <table:table-cell office:value-type="float" office:value="0.983194419844952" calcext:value-type="float">
            <text:p>0.983194419844952</text:p>
          </table:table-cell>
          <table:table-cell office:value-type="float" office:value="0.994525098425197" calcext:value-type="float">
            <text:p>0.994525098425197</text:p>
          </table:table-cell>
          <table:table-cell office:value-type="float" office:value="0.0113306785802443" calcext:value-type="float">
            <text:p>0.01133067858024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3/23/2020</text:p>
          </table:table-cell>
          <table:table-cell office:value-type="string" calcext:value-type="string">
            <text:p>$56.0925</text:p>
          </table:table-cell>
          <table:table-cell office:value-type="string" calcext:value-type="string">
            <text:p>$23.74</text:p>
          </table:table-cell>
          <table:table-cell office:value-type="float" office:value="2237.4" calcext:value-type="float">
            <text:p>2237.4</text:p>
          </table:table-cell>
          <table:table-cell/>
          <table:table-cell table:formula="of:=[.D617]/[.D616]" office:value-type="float" office:value="1.03017788504514" calcext:value-type="float">
            <text:p>1.03017788504514</text:p>
          </table:table-cell>
          <table:table-cell table:formula="of:=[.B617]/[.B616]" office:value-type="float" office:value="1.02170521905781" calcext:value-type="float">
            <text:p>1.02170521905781</text:p>
          </table:table-cell>
          <table:table-cell table:number-columns-repeated="3"/>
          <table:table-cell office:value-type="float" office:value="0.991856064294571" calcext:value-type="float">
            <text:p>0.991856064294571</text:p>
          </table:table-cell>
          <table:table-cell office:value-type="float" office:value="0.989628209676134" calcext:value-type="float">
            <text:p>0.989628209676134</text:p>
          </table:table-cell>
          <table:table-cell office:value-type="float" office:value="0.995391847590772" calcext:value-type="float">
            <text:p>0.995391847590772</text:p>
          </table:table-cell>
          <table:table-cell office:value-type="float" office:value="0.00576363791463708" calcext:value-type="float">
            <text:p>0.005763637914637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3/20/2020</text:p>
          </table:table-cell>
          <table:table-cell office:value-type="string" calcext:value-type="string">
            <text:p>$57.31</text:p>
          </table:table-cell>
          <table:table-cell office:value-type="string" calcext:value-type="string">
            <text:p>$25.63</text:p>
          </table:table-cell>
          <table:table-cell office:value-type="float" office:value="2304.92" calcext:value-type="float">
            <text:p>2304.92</text:p>
          </table:table-cell>
          <table:table-cell/>
          <table:table-cell table:formula="of:=[.D618]/[.D617]" office:value-type="float" office:value="1.04532478350659" calcext:value-type="float">
            <text:p>1.04532478350659</text:p>
          </table:table-cell>
          <table:table-cell table:formula="of:=[.B618]/[.B617]" office:value-type="float" office:value="1.06778921654162" calcext:value-type="float">
            <text:p>1.06778921654162</text:p>
          </table:table-cell>
          <table:table-cell table:number-columns-repeated="3"/>
          <table:table-cell office:value-type="float" office:value="0.996262758817042" calcext:value-type="float">
            <text:p>0.996262758817042</text:p>
          </table:table-cell>
          <table:table-cell office:value-type="float" office:value="0.994956241281606" calcext:value-type="float">
            <text:p>0.994956241281606</text:p>
          </table:table-cell>
          <table:table-cell office:value-type="float" office:value="0.987851483610377" calcext:value-type="float">
            <text:p>0.987851483610377</text:p>
          </table:table-cell>
          <table:table-cell office:value-type="float" office:value="-0.00710475767122831" calcext:value-type="float">
            <text:p>-0.007104757671228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3/19/2020</text:p>
          </table:table-cell>
          <table:table-cell office:value-type="string" calcext:value-type="string">
            <text:p>$61.195</text:p>
          </table:table-cell>
          <table:table-cell office:value-type="string" calcext:value-type="string">
            <text:p>$24.84</text:p>
          </table:table-cell>
          <table:table-cell office:value-type="float" office:value="2409.39" calcext:value-type="float">
            <text:p>2409.39</text:p>
          </table:table-cell>
          <table:table-cell/>
          <table:table-cell table:formula="of:=[.D619]/[.D618]" office:value-type="float" office:value="0.995314166656291" calcext:value-type="float">
            <text:p>0.995314166656291</text:p>
          </table:table-cell>
          <table:table-cell table:formula="of:=[.B619]/[.B618]" office:value-type="float" office:value="1.00772121905384" calcext:value-type="float">
            <text:p>1.00772121905384</text:p>
          </table:table-cell>
          <table:table-cell table:number-columns-repeated="3"/>
          <table:table-cell office:value-type="float" office:value="0.995210737408477" calcext:value-type="float">
            <text:p>0.995210737408477</text:p>
          </table:table-cell>
          <table:table-cell office:value-type="float" office:value="0.993684266724285" calcext:value-type="float">
            <text:p>0.993684266724285</text:p>
          </table:table-cell>
          <table:table-cell office:value-type="float" office:value="1.0009750267346" calcext:value-type="float">
            <text:p>1.0009750267346</text:p>
          </table:table-cell>
          <table:table-cell office:value-type="float" office:value="0.00729076001031892" calcext:value-type="float">
            <text:p>0.007290760010318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3/18/2020</text:p>
          </table:table-cell>
          <table:table-cell office:value-type="string" calcext:value-type="string">
            <text:p>$61.6675</text:p>
          </table:table-cell>
          <table:table-cell office:value-type="string" calcext:value-type="string">
            <text:p>$23.92</text:p>
          </table:table-cell>
          <table:table-cell office:value-type="float" office:value="2398.1" calcext:value-type="float">
            <text:p>2398.1</text:p>
          </table:table-cell>
          <table:table-cell/>
          <table:table-cell table:formula="of:=[.D620]/[.D619]" office:value-type="float" office:value="1.05466410908636" calcext:value-type="float">
            <text:p>1.05466410908636</text:p>
          </table:table-cell>
          <table:table-cell table:formula="of:=[.B620]/[.B619]" office:value-type="float" office:value="1.02509425548303" calcext:value-type="float">
            <text:p>1.02509425548303</text:p>
          </table:table-cell>
          <table:table-cell table:number-columns-repeated="3"/>
          <table:table-cell office:value-type="float" office:value="1.00211239945474" calcext:value-type="float">
            <text:p>1.00211239945474</text:p>
          </table:table-cell>
          <table:table-cell office:value-type="float" office:value="1.00202890539285" calcext:value-type="float">
            <text:p>1.00202890539285</text:p>
          </table:table-cell>
          <table:table-cell office:value-type="float" office:value="0.999560094265515" calcext:value-type="float">
            <text:p>0.999560094265515</text:p>
          </table:table-cell>
          <table:table-cell office:value-type="float" office:value="-0.00246881112733266" calcext:value-type="float">
            <text:p>-0.002468811127332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3/17/2020</text:p>
          </table:table-cell>
          <table:table-cell office:value-type="string" calcext:value-type="string">
            <text:p>$63.215</text:p>
          </table:table-cell>
          <table:table-cell office:value-type="string" calcext:value-type="string">
            <text:p>$26.81</text:p>
          </table:table-cell>
          <table:table-cell office:value-type="float" office:value="2529.19" calcext:value-type="float">
            <text:p>2529.19</text:p>
          </table:table-cell>
          <table:table-cell/>
          <table:table-cell table:formula="of:=[.D621]/[.D620]" office:value-type="float" office:value="0.943436436171264" calcext:value-type="float">
            <text:p>0.943436436171264</text:p>
          </table:table-cell>
          <table:table-cell table:formula="of:=[.B621]/[.B620]" office:value-type="float" office:value="0.957881831843708" calcext:value-type="float">
            <text:p>0.957881831843708</text:p>
          </table:table-cell>
          <table:table-cell table:number-columns-repeated="3"/>
          <table:table-cell office:value-type="float" office:value="0.985389294924789" calcext:value-type="float">
            <text:p>0.985389294924789</text:p>
          </table:table-cell>
          <table:table-cell office:value-type="float" office:value="0.981809389603222" calcext:value-type="float">
            <text:p>0.981809389603222</text:p>
          </table:table-cell>
          <table:table-cell office:value-type="float" office:value="0.995661877966741" calcext:value-type="float">
            <text:p>0.995661877966741</text:p>
          </table:table-cell>
          <table:table-cell office:value-type="float" office:value="0.013852488363519" calcext:value-type="float">
            <text:p>0.0138524883635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3/16/2020</text:p>
          </table:table-cell>
          <table:table-cell office:value-type="string" calcext:value-type="string">
            <text:p>$60.5525</text:p>
          </table:table-cell>
          <table:table-cell office:value-type="string" calcext:value-type="string">
            <text:p>$27.31</text:p>
          </table:table-cell>
          <table:table-cell office:value-type="float" office:value="2386.13" calcext:value-type="float">
            <text:p>2386.13</text:p>
          </table:table-cell>
          <table:table-cell/>
          <table:table-cell table:formula="of:=[.D622]/[.D621]" office:value-type="float" office:value="1.1361577114407" calcext:value-type="float">
            <text:p>1.1361577114407</text:p>
          </table:table-cell>
          <table:table-cell table:formula="of:=[.B622]/[.B621]" office:value-type="float" office:value="1.14764047727179" calcext:value-type="float">
            <text:p>1.14764047727179</text:p>
          </table:table-cell>
          <table:table-cell table:number-columns-repeated="3"/>
          <table:table-cell office:value-type="float" office:value="0.987860029347176" calcext:value-type="float">
            <text:p>0.987860029347176</text:p>
          </table:table-cell>
          <table:table-cell office:value-type="float" office:value="0.9847966969884" calcext:value-type="float">
            <text:p>0.9847966969884</text:p>
          </table:table-cell>
          <table:table-cell office:value-type="float" office:value="1.00681968869384" calcext:value-type="float">
            <text:p>1.00681968869384</text:p>
          </table:table-cell>
          <table:table-cell office:value-type="float" office:value="0.02202299170544" calcext:value-type="float">
            <text:p>0.022022991705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3/13/2020</text:p>
          </table:table-cell>
          <table:table-cell office:value-type="string" calcext:value-type="string">
            <text:p>$69.4925</text:p>
          </table:table-cell>
          <table:table-cell office:value-type="string" calcext:value-type="string">
            <text:p>$30.93</text:p>
          </table:table-cell>
          <table:table-cell office:value-type="float" office:value="2711.02" calcext:value-type="float">
            <text:p>2711.02</text:p>
          </table:table-cell>
          <table:table-cell/>
          <table:table-cell table:formula="of:=[.D623]/[.D622]" office:value-type="float" office:value="0.915020914637295" calcext:value-type="float">
            <text:p>0.915020914637295</text:p>
          </table:table-cell>
          <table:table-cell table:formula="of:=[.B623]/[.B622]" office:value-type="float" office:value="0.893010037054358" calcext:value-type="float">
            <text:p>0.893010037054358</text:p>
          </table:table-cell>
          <table:table-cell table:number-columns-repeated="3"/>
          <table:table-cell office:value-type="float" office:value="0.997651795834814" calcext:value-type="float">
            <text:p>0.997651795834814</text:p>
          </table:table-cell>
          <table:table-cell office:value-type="float" office:value="0.996635693554532" calcext:value-type="float">
            <text:p>0.996635693554532</text:p>
          </table:table-cell>
          <table:table-cell office:value-type="float" office:value="0.993602809746308" calcext:value-type="float">
            <text:p>0.993602809746308</text:p>
          </table:table-cell>
          <table:table-cell office:value-type="float" office:value="-0.00303288380822453" calcext:value-type="float">
            <text:p>-0.003032883808224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3/12/2020</text:p>
          </table:table-cell>
          <table:table-cell office:value-type="string" calcext:value-type="string">
            <text:p>$62.0575</text:p>
          </table:table-cell>
          <table:table-cell office:value-type="string" calcext:value-type="string">
            <text:p>$25.96</text:p>
          </table:table-cell>
          <table:table-cell office:value-type="float" office:value="2480.64" calcext:value-type="float">
            <text:p>2480.64</text:p>
          </table:table-cell>
          <table:table-cell/>
          <table:table-cell table:formula="of:=[.D624]/[.D623]" office:value-type="float" office:value="1.10510997162023" calcext:value-type="float">
            <text:p>1.10510997162023</text:p>
          </table:table-cell>
          <table:table-cell table:formula="of:=[.B624]/[.B623]" office:value-type="float" office:value="1.10957579664021" calcext:value-type="float">
            <text:p>1.10957579664021</text:p>
          </table:table-cell>
          <table:table-cell table:number-columns-repeated="3"/>
          <table:table-cell office:value-type="float" office:value="1.00783446554361" calcext:value-type="float">
            <text:p>1.00783446554361</text:p>
          </table:table-cell>
          <table:table-cell office:value-type="float" office:value="1.0089473220915" calcext:value-type="float">
            <text:p>1.0089473220915</text:p>
          </table:table-cell>
          <table:table-cell office:value-type="float" office:value="1.00751144074483" calcext:value-type="float">
            <text:p>1.00751144074483</text:p>
          </table:table-cell>
          <table:table-cell office:value-type="float" office:value="-0.00143588134666883" calcext:value-type="float">
            <text:p>-0.001435881346668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3/11/2020</text:p>
          </table:table-cell>
          <table:table-cell office:value-type="string" calcext:value-type="string">
            <text:p>$68.8575</text:p>
          </table:table-cell>
          <table:table-cell office:value-type="string" calcext:value-type="string">
            <text:p>$31.19</text:p>
          </table:table-cell>
          <table:table-cell office:value-type="float" office:value="2741.38" calcext:value-type="float">
            <text:p>2741.38</text:p>
          </table:table-cell>
          <table:table-cell/>
          <table:table-cell table:formula="of:=[.D625]/[.D624]" office:value-type="float" office:value="1.05137923235743" calcext:value-type="float">
            <text:p>1.05137923235743</text:p>
          </table:table-cell>
          <table:table-cell table:formula="of:=[.B625]/[.B624]" office:value-type="float" office:value="1.03598010383764" calcext:value-type="float">
            <text:p>1.03598010383764</text:p>
          </table:table-cell>
          <table:table-cell table:number-columns-repeated="3"/>
          <table:table-cell office:value-type="float" office:value="0.983621673099767" calcext:value-type="float">
            <text:p>0.983621673099767</text:p>
          </table:table-cell>
          <table:table-cell office:value-type="float" office:value="0.979672199266517" calcext:value-type="float">
            <text:p>0.979672199266517</text:p>
          </table:table-cell>
          <table:table-cell office:value-type="float" office:value="0.980922845597218" calcext:value-type="float">
            <text:p>0.980922845597218</text:p>
          </table:table-cell>
          <table:table-cell office:value-type="float" office:value="0.00125064633070104" calcext:value-type="float">
            <text:p>0.001250646330701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3/10/2020</text:p>
          </table:table-cell>
          <table:table-cell office:value-type="string" calcext:value-type="string">
            <text:p>$71.335</text:p>
          </table:table-cell>
          <table:table-cell office:value-type="string" calcext:value-type="string">
            <text:p>$32.33</text:p>
          </table:table-cell>
          <table:table-cell office:value-type="float" office:value="2882.23" calcext:value-type="float">
            <text:p>2882.23</text:p>
          </table:table-cell>
          <table:table-cell/>
          <table:table-cell table:formula="of:=[.D626]/[.D625]" office:value-type="float" office:value="0.952928808596122" calcext:value-type="float">
            <text:p>0.952928808596122</text:p>
          </table:table-cell>
          <table:table-cell table:formula="of:=[.B626]/[.B625]" office:value-type="float" office:value="0.932816990257237" calcext:value-type="float">
            <text:p>0.932816990257237</text:p>
          </table:table-cell>
          <table:table-cell table:number-columns-repeated="3"/>
          <table:table-cell office:value-type="float" office:value="1.01059549631535" calcext:value-type="float">
            <text:p>1.01059549631535</text:p>
          </table:table-cell>
          <table:table-cell office:value-type="float" office:value="1.01228562002445" calcext:value-type="float">
            <text:p>1.01228562002445</text:p>
          </table:table-cell>
          <table:table-cell office:value-type="float" office:value="1.0058120968257" calcext:value-type="float">
            <text:p>1.0058120968257</text:p>
          </table:table-cell>
          <table:table-cell office:value-type="float" office:value="-0.0064735231987505" calcext:value-type="float">
            <text:p>-0.00647352319875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3/09/2020</text:p>
          </table:table-cell>
          <table:table-cell office:value-type="string" calcext:value-type="string">
            <text:p>$66.5425</text:p>
          </table:table-cell>
          <table:table-cell office:value-type="string" calcext:value-type="string">
            <text:p>$31.24</text:p>
          </table:table-cell>
          <table:table-cell office:value-type="float" office:value="2746.56" calcext:value-type="float">
            <text:p>2746.56</text:p>
          </table:table-cell>
          <table:table-cell/>
          <table:table-cell table:formula="of:=[.D627]/[.D626]" office:value-type="float" office:value="1.0822155714785" calcext:value-type="float">
            <text:p>1.0822155714785</text:p>
          </table:table-cell>
          <table:table-cell table:formula="of:=[.B627]/[.B626]" office:value-type="float" office:value="1.08588496073938" calcext:value-type="float">
            <text:p>1.08588496073938</text:p>
          </table:table-cell>
          <table:table-cell table:number-columns-repeated="3"/>
          <table:table-cell office:value-type="float" office:value="0.96946081634173" calcext:value-type="float">
            <text:p>0.96946081634173</text:p>
          </table:table-cell>
          <table:table-cell office:value-type="float" office:value="0.962550637519354" calcext:value-type="float">
            <text:p>0.962550637519354</text:p>
          </table:table-cell>
          <table:table-cell office:value-type="float" office:value="0.976981203962408" calcext:value-type="float">
            <text:p>0.976981203962408</text:p>
          </table:table-cell>
          <table:table-cell office:value-type="float" office:value="0.0144305664430535" calcext:value-type="float">
            <text:p>0.01443056644305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3/06/2020</text:p>
          </table:table-cell>
          <table:table-cell office:value-type="string" calcext:value-type="string">
            <text:p>$72.2575</text:p>
          </table:table-cell>
          <table:table-cell office:value-type="string" calcext:value-type="string">
            <text:p>$38.02</text:p>
          </table:table-cell>
          <table:table-cell office:value-type="float" office:value="2972.37" calcext:value-type="float">
            <text:p>2972.37</text:p>
          </table:table-cell>
          <table:table-cell/>
          <table:table-cell table:formula="of:=[.D628]/[.D627]" office:value-type="float" office:value="1.01734979158046" calcext:value-type="float">
            <text:p>1.01734979158046</text:p>
          </table:table-cell>
          <table:table-cell table:formula="of:=[.B628]/[.B627]" office:value-type="float" office:value="1.0134588105041" calcext:value-type="float">
            <text:p>1.0134588105041</text:p>
          </table:table-cell>
          <table:table-cell table:number-columns-repeated="3"/>
          <table:table-cell office:value-type="float" office:value="0.996088975800538" calcext:value-type="float">
            <text:p>0.996088975800538</text:p>
          </table:table-cell>
          <table:table-cell office:value-type="float" office:value="0.994746124288084" calcext:value-type="float">
            <text:p>0.994746124288084</text:p>
          </table:table-cell>
          <table:table-cell office:value-type="float" office:value="1.00594715803841" calcext:value-type="float">
            <text:p>1.00594715803841</text:p>
          </table:table-cell>
          <table:table-cell office:value-type="float" office:value="0.0112010337503288" calcext:value-type="float">
            <text:p>0.01120103375032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3/05/2020</text:p>
          </table:table-cell>
          <table:table-cell office:value-type="string" calcext:value-type="string">
            <text:p>$73.23</text:p>
          </table:table-cell>
          <table:table-cell office:value-type="string" calcext:value-type="string">
            <text:p>$38.49</text:p>
          </table:table-cell>
          <table:table-cell office:value-type="float" office:value="3023.94" calcext:value-type="float">
            <text:p>3023.94</text:p>
          </table:table-cell>
          <table:table-cell/>
          <table:table-cell table:formula="of:=[.D629]/[.D628]" office:value-type="float" office:value="1.03511313055153" calcext:value-type="float">
            <text:p>1.03511313055153</text:p>
          </table:table-cell>
          <table:table-cell table:formula="of:=[.B629]/[.B628]" office:value-type="float" office:value="1.0335245118121" calcext:value-type="float">
            <text:p>1.0335245118121</text:p>
          </table:table-cell>
          <table:table-cell table:number-columns-repeated="3"/>
          <table:table-cell office:value-type="float" office:value="0.988606485539001" calcext:value-type="float">
            <text:p>0.988606485539001</text:p>
          </table:table-cell>
          <table:table-cell office:value-type="float" office:value="0.985699219766383" calcext:value-type="float">
            <text:p>0.985699219766383</text:p>
          </table:table-cell>
          <table:table-cell office:value-type="float" office:value="0.993894165535956" calcext:value-type="float">
            <text:p>0.993894165535956</text:p>
          </table:table-cell>
          <table:table-cell office:value-type="float" office:value="0.00819494576957302" calcext:value-type="float">
            <text:p>0.008194945769573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3/04/2020</text:p>
          </table:table-cell>
          <table:table-cell office:value-type="string" calcext:value-type="string">
            <text:p>$75.685</text:p>
          </table:table-cell>
          <table:table-cell office:value-type="string" calcext:value-type="string">
            <text:p>$38.83</text:p>
          </table:table-cell>
          <table:table-cell office:value-type="float" office:value="3130.12" calcext:value-type="float">
            <text:p>3130.12</text:p>
          </table:table-cell>
          <table:table-cell/>
          <table:table-cell table:formula="of:=[.D630]/[.D629]" office:value-type="float" office:value="0.959506344804672" calcext:value-type="float">
            <text:p>0.959506344804672</text:p>
          </table:table-cell>
          <table:table-cell table:formula="of:=[.B630]/[.B629]" office:value-type="float" office:value="0.955671533328929" calcext:value-type="float">
            <text:p>0.955671533328929</text:p>
          </table:table-cell>
          <table:table-cell table:number-columns-repeated="3"/>
          <table:table-cell office:value-type="float" office:value="1.01777304964539" calcext:value-type="float">
            <text:p>1.01777304964539</text:p>
          </table:table-cell>
          <table:table-cell office:value-type="float" office:value="1.02096383241185" calcext:value-type="float">
            <text:p>1.02096383241185</text:p>
          </table:table-cell>
          <table:table-cell office:value-type="float" office:value="1.01222168048107" calcext:value-type="float">
            <text:p>1.01222168048107</text:p>
          </table:table-cell>
          <table:table-cell office:value-type="float" office:value="-0.00874215193078332" calcext:value-type="float">
            <text:p>-0.008742151930783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3/03/2020</text:p>
          </table:table-cell>
          <table:table-cell office:value-type="string" calcext:value-type="string">
            <text:p>$72.33</text:p>
          </table:table-cell>
          <table:table-cell office:value-type="string" calcext:value-type="string">
            <text:p>$37.83</text:p>
          </table:table-cell>
          <table:table-cell office:value-type="float" office:value="3003.37" calcext:value-type="float">
            <text:p>3003.37</text:p>
          </table:table-cell>
          <table:table-cell/>
          <table:table-cell table:formula="of:=[.D631]/[.D630]" office:value-type="float" office:value="1.02892084558346" calcext:value-type="float">
            <text:p>1.02892084558346</text:p>
          </table:table-cell>
          <table:table-cell table:formula="of:=[.B631]/[.B630]" office:value-type="float" office:value="1.03280105073967" calcext:value-type="float">
            <text:p>1.03280105073967</text:p>
          </table:table-cell>
          <table:table-cell table:number-columns-repeated="3"/>
          <table:table-cell office:value-type="float" office:value="1.02097473276379" calcext:value-type="float">
            <text:p>1.02097473276379</text:p>
          </table:table-cell>
          <table:table-cell office:value-type="float" office:value="1.02483491282338" calcext:value-type="float">
            <text:p>1.02483491282338</text:p>
          </table:table-cell>
          <table:table-cell office:value-type="float" office:value="1.01156032240455" calcext:value-type="float">
            <text:p>1.01156032240455</text:p>
          </table:table-cell>
          <table:table-cell office:value-type="float" office:value="-0.0132745904188301" calcext:value-type="float">
            <text:p>-0.01327459041883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3/02/2020</text:p>
          </table:table-cell>
          <table:table-cell office:value-type="string" calcext:value-type="string">
            <text:p>$74.7025</text:p>
          </table:table-cell>
          <table:table-cell office:value-type="string" calcext:value-type="string">
            <text:p>$38.2</text:p>
          </table:table-cell>
          <table:table-cell office:value-type="float" office:value="3090.23" calcext:value-type="float">
            <text:p>3090.23</text:p>
          </table:table-cell>
          <table:table-cell/>
          <table:table-cell table:formula="of:=[.D632]/[.D631]" office:value-type="float" office:value="0.955987094811713" calcext:value-type="float">
            <text:p>0.955987094811713</text:p>
          </table:table-cell>
          <table:table-cell table:formula="of:=[.B632]/[.B631]" office:value-type="float" office:value="0.914828820989927" calcext:value-type="float">
            <text:p>0.914828820989927</text:p>
          </table:table-cell>
          <table:table-cell table:number-columns-repeated="3"/>
          <table:table-cell office:value-type="float" office:value="0.999822544978023" calcext:value-type="float">
            <text:p>0.999822544978023</text:p>
          </table:table-cell>
          <table:table-cell office:value-type="float" office:value="0.999260295732784" calcext:value-type="float">
            <text:p>0.999260295732784</text:p>
          </table:table-cell>
          <table:table-cell office:value-type="float" office:value="0.984508428303863" calcext:value-type="float">
            <text:p>0.984508428303863</text:p>
          </table:table-cell>
          <table:table-cell office:value-type="float" office:value="-0.0147518674289207" calcext:value-type="float">
            <text:p>-0.01475186742892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2/28/2020</text:p>
          </table:table-cell>
          <table:table-cell office:value-type="string" calcext:value-type="string">
            <text:p>$68.34</text:p>
          </table:table-cell>
          <table:table-cell office:value-type="string" calcext:value-type="string">
            <text:p>$37.43</text:p>
          </table:table-cell>
          <table:table-cell office:value-type="float" office:value="2954.22" calcext:value-type="float">
            <text:p>2954.22</text:p>
          </table:table-cell>
          <table:table-cell/>
          <table:table-cell table:formula="of:=[.D633]/[.D632]" office:value-type="float" office:value="1.00830676117554" calcext:value-type="float">
            <text:p>1.00830676117554</text:p>
          </table:table-cell>
          <table:table-cell table:formula="of:=[.B633]/[.B632]" office:value-type="float" office:value="1.00058530875037" calcext:value-type="float">
            <text:p>1.00058530875037</text:p>
          </table:table-cell>
          <table:table-cell table:number-columns-repeated="3"/>
          <table:table-cell office:value-type="float" office:value="0.983408423783193" calcext:value-type="float">
            <text:p>0.983408423783193</text:p>
          </table:table-cell>
          <table:table-cell office:value-type="float" office:value="0.979414364489734" calcext:value-type="float">
            <text:p>0.979414364489734</text:p>
          </table:table-cell>
          <table:table-cell office:value-type="float" office:value="0.979395737271467" calcext:value-type="float">
            <text:p>0.979395737271467</text:p>
          </table:table-cell>
          <table:table-cell office:value-type="float" office:value="-0.0000186272182672864" calcext:value-type="float">
            <text:p>-1.86272182672864E-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2/27/2020</text:p>
          </table:table-cell>
          <table:table-cell office:value-type="string" calcext:value-type="string">
            <text:p>$68.38</text:p>
          </table:table-cell>
          <table:table-cell office:value-type="string" calcext:value-type="string">
            <text:p>$37.66</text:p>
          </table:table-cell>
          <table:table-cell office:value-type="float" office:value="2978.76" calcext:value-type="float">
            <text:p>2978.76</text:p>
          </table:table-cell>
          <table:table-cell/>
          <table:table-cell table:formula="of:=[.D634]/[.D633]" office:value-type="float" office:value="1.0462037894963" calcext:value-type="float">
            <text:p>1.0462037894963</text:p>
          </table:table-cell>
          <table:table-cell table:formula="of:=[.B634]/[.B633]" office:value-type="float" office:value="1.06994004094765" calcext:value-type="float">
            <text:p>1.06994004094765</text:p>
          </table:table-cell>
          <table:table-cell table:number-columns-repeated="3"/>
          <table:table-cell office:value-type="float" office:value="0.988626227357446" calcext:value-type="float">
            <text:p>0.988626227357446</text:p>
          </table:table-cell>
          <table:table-cell office:value-type="float" office:value="0.985723089138787" calcext:value-type="float">
            <text:p>0.985723089138787</text:p>
          </table:table-cell>
          <table:table-cell office:value-type="float" office:value="0.989760979785343" calcext:value-type="float">
            <text:p>0.989760979785343</text:p>
          </table:table-cell>
          <table:table-cell office:value-type="float" office:value="0.0040378906465558" calcext:value-type="float">
            <text:p>0.00403789064655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2/26/2020</text:p>
          </table:table-cell>
          <table:table-cell office:value-type="string" calcext:value-type="string">
            <text:p>$73.1625</text:p>
          </table:table-cell>
          <table:table-cell office:value-type="string" calcext:value-type="string">
            <text:p>$39.22</text:p>
          </table:table-cell>
          <table:table-cell office:value-type="float" office:value="3116.39" calcext:value-type="float">
            <text:p>3116.39</text:p>
          </table:table-cell>
          <table:table-cell/>
          <table:table-cell table:formula="of:=[.D635]/[.D634]" office:value-type="float" office:value="1.00379285006049" calcext:value-type="float">
            <text:p>1.00379285006049</text:p>
          </table:table-cell>
          <table:table-cell table:formula="of:=[.B635]/[.B634]" office:value-type="float" office:value="0.984384076541944" calcext:value-type="float">
            <text:p>0.984384076541944</text:p>
          </table:table-cell>
          <table:table-cell table:number-columns-repeated="3"/>
          <table:table-cell office:value-type="float" office:value="1.00702845788191" calcext:value-type="float">
            <text:p>1.00702845788191</text:p>
          </table:table-cell>
          <table:table-cell office:value-type="float" office:value="1.00797279701973" calcext:value-type="float">
            <text:p>1.00797279701973</text:p>
          </table:table-cell>
          <table:table-cell office:value-type="float" office:value="0.989788111632239" calcext:value-type="float">
            <text:p>0.989788111632239</text:p>
          </table:table-cell>
          <table:table-cell office:value-type="float" office:value="-0.0181846853874895" calcext:value-type="float">
            <text:p>-0.01818468538748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2/25/2020</text:p>
          </table:table-cell>
          <table:table-cell office:value-type="string" calcext:value-type="string">
            <text:p>$72.02</text:p>
          </table:table-cell>
          <table:table-cell office:value-type="string" calcext:value-type="string">
            <text:p>$39.87</text:p>
          </table:table-cell>
          <table:table-cell office:value-type="float" office:value="3128.21" calcext:value-type="float">
            <text:p>3128.21</text:p>
          </table:table-cell>
          <table:table-cell/>
          <table:table-cell table:formula="of:=[.D636]/[.D635]" office:value-type="float" office:value="1.03122552514058" calcext:value-type="float">
            <text:p>1.03122552514058</text:p>
          </table:table-cell>
          <table:table-cell table:formula="of:=[.B636]/[.B635]" office:value-type="float" office:value="1.03505970563732" calcext:value-type="float">
            <text:p>1.03505970563732</text:p>
          </table:table-cell>
          <table:table-cell table:number-columns-repeated="3"/>
          <table:table-cell office:value-type="float" office:value="0.991040426154983" calcext:value-type="float">
            <text:p>0.991040426154983</text:p>
          </table:table-cell>
          <table:table-cell office:value-type="float" office:value="0.988642040618082" calcext:value-type="float">
            <text:p>0.988642040618082</text:p>
          </table:table-cell>
          <table:table-cell office:value-type="float" office:value="0.985213066272348" calcext:value-type="float">
            <text:p>0.985213066272348</text:p>
          </table:table-cell>
          <table:table-cell office:value-type="float" office:value="-0.0034289743457333" calcext:value-type="float">
            <text:p>-0.00342897434573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2/24/2020</text:p>
          </table:table-cell>
          <table:table-cell office:value-type="string" calcext:value-type="string">
            <text:p>$74.545</text:p>
          </table:table-cell>
          <table:table-cell office:value-type="string" calcext:value-type="string">
            <text:p>$40.84</text:p>
          </table:table-cell>
          <table:table-cell office:value-type="float" office:value="3225.89" calcext:value-type="float">
            <text:p>3225.89</text:p>
          </table:table-cell>
          <table:table-cell/>
          <table:table-cell table:formula="of:=[.D637]/[.D636]" office:value-type="float" office:value="1.03467570189932" calcext:value-type="float">
            <text:p>1.03467570189932</text:p>
          </table:table-cell>
          <table:table-cell table:formula="of:=[.B637]/[.B636]" office:value-type="float" office:value="1.04986920651955" calcext:value-type="float">
            <text:p>1.04986920651955</text:p>
          </table:table-cell>
          <table:table-cell table:number-columns-repeated="3"/>
          <table:table-cell office:value-type="float" office:value="0.995768167331518" calcext:value-type="float">
            <text:p>0.995768167331518</text:p>
          </table:table-cell>
          <table:table-cell office:value-type="float" office:value="0.994358242247811" calcext:value-type="float">
            <text:p>0.994358242247811</text:p>
          </table:table-cell>
          <table:table-cell office:value-type="float" office:value="0.986048574157457" calcext:value-type="float">
            <text:p>0.986048574157457</text:p>
          </table:table-cell>
          <table:table-cell office:value-type="float" office:value="-0.00830966809035394" calcext:value-type="float">
            <text:p>-0.008309668090353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2/21/2020</text:p>
          </table:table-cell>
          <table:table-cell office:value-type="string" calcext:value-type="string">
            <text:p>$78.2625</text:p>
          </table:table-cell>
          <table:table-cell office:value-type="string" calcext:value-type="string">
            <text:p>$41.87</text:p>
          </table:table-cell>
          <table:table-cell office:value-type="float" office:value="3337.75" calcext:value-type="float">
            <text:p>3337.75</text:p>
          </table:table-cell>
          <table:table-cell/>
          <table:table-cell table:formula="of:=[.D638]/[.D637]" office:value-type="float" office:value="1.01062991536215" calcext:value-type="float">
            <text:p>1.01062991536215</text:p>
          </table:table-cell>
          <table:table-cell table:formula="of:=[.B638]/[.B637]" office:value-type="float" office:value="1.02315923973806" calcext:value-type="float">
            <text:p>1.02315923973806</text:p>
          </table:table-cell>
          <table:table-cell table:number-columns-repeated="3"/>
          <table:table-cell office:value-type="float" office:value="1.02886908231504" calcext:value-type="float">
            <text:p>1.02886908231504</text:p>
          </table:table-cell>
          <table:table-cell office:value-type="float" office:value="1.03437978680981" calcext:value-type="float">
            <text:p>1.03437978680981</text:p>
          </table:table-cell>
          <table:table-cell office:value-type="float" office:value="1.01636281869443" calcext:value-type="float">
            <text:p>1.01636281869443</text:p>
          </table:table-cell>
          <table:table-cell office:value-type="float" office:value="-0.0180169681153777" calcext:value-type="float">
            <text:p>-0.01801696811537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2/20/2020</text:p>
          </table:table-cell>
          <table:table-cell office:value-type="string" calcext:value-type="string">
            <text:p>$80.075</text:p>
          </table:table-cell>
          <table:table-cell office:value-type="string" calcext:value-type="string">
            <text:p>$41.76</text:p>
          </table:table-cell>
          <table:table-cell office:value-type="float" office:value="3373.23" calcext:value-type="float">
            <text:p>3373.23</text:p>
          </table:table-cell>
          <table:table-cell/>
          <table:table-cell table:formula="of:=[.D639]/[.D638]" office:value-type="float" office:value="1.00383015685263" calcext:value-type="float">
            <text:p>1.00383015685263</text:p>
          </table:table-cell>
          <table:table-cell table:formula="of:=[.B639]/[.B638]" office:value-type="float" office:value="1.01036528254761" calcext:value-type="float">
            <text:p>1.01036528254761</text:p>
          </table:table-cell>
          <table:table-cell table:number-columns-repeated="3"/>
          <table:table-cell office:value-type="float" office:value="1.00929807755036" calcext:value-type="float">
            <text:p>1.00929807755036</text:p>
          </table:table-cell>
          <table:table-cell office:value-type="float" office:value="1.01071694124489" calcext:value-type="float">
            <text:p>1.01071694124489</text:p>
          </table:table-cell>
          <table:table-cell office:value-type="float" office:value="0.979339686861811" calcext:value-type="float">
            <text:p>0.979339686861811</text:p>
          </table:table-cell>
          <table:table-cell office:value-type="float" office:value="-0.0313772543830798" calcext:value-type="float">
            <text:p>-0.03137725438307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2/19/2020</text:p>
          </table:table-cell>
          <table:table-cell office:value-type="string" calcext:value-type="string">
            <text:p>$80.905</text:p>
          </table:table-cell>
          <table:table-cell office:value-type="string" calcext:value-type="string">
            <text:p>$41.97</text:p>
          </table:table-cell>
          <table:table-cell office:value-type="float" office:value="3386.15" calcext:value-type="float">
            <text:p>3386.15</text:p>
          </table:table-cell>
          <table:table-cell/>
          <table:table-cell table:formula="of:=[.D640]/[.D639]" office:value-type="float" office:value="0.99531621457998" calcext:value-type="float">
            <text:p>0.99531621457998</text:p>
          </table:table-cell>
          <table:table-cell table:formula="of:=[.B640]/[.B639]" office:value-type="float" office:value="0.985723997280761" calcext:value-type="float">
            <text:p>0.985723997280761</text:p>
          </table:table-cell>
          <table:table-cell table:number-columns-repeated="3"/>
          <table:table-cell office:value-type="float" office:value="0.974104527625352" calcext:value-type="float">
            <text:p>0.974104527625352</text:p>
          </table:table-cell>
          <table:table-cell office:value-type="float" office:value="0.968165240564711" calcext:value-type="float">
            <text:p>0.968165240564711</text:p>
          </table:table-cell>
          <table:table-cell office:value-type="float" office:value="0.96819935356063" calcext:value-type="float">
            <text:p>0.96819935356063</text:p>
          </table:table-cell>
          <table:table-cell office:value-type="float" office:value="0.0000341129959187114" calcext:value-type="float">
            <text:p>3.41129959187114E-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2/18/2020</text:p>
          </table:table-cell>
          <table:table-cell office:value-type="string" calcext:value-type="string">
            <text:p>$79.75</text:p>
          </table:table-cell>
          <table:table-cell office:value-type="string" calcext:value-type="string">
            <text:p>$41.56</text:p>
          </table:table-cell>
          <table:table-cell office:value-type="float" office:value="3370.29" calcext:value-type="float">
            <text:p>3370.29</text:p>
          </table:table-cell>
          <table:table-cell/>
          <table:table-cell table:formula="of:=[.D641]/[.D640]" office:value-type="float" office:value="1.00292853137267" calcext:value-type="float">
            <text:p>1.00292853137267</text:p>
          </table:table-cell>
          <table:table-cell table:formula="of:=[.B641]/[.B640]" office:value-type="float" office:value="1.01865203761755" calcext:value-type="float">
            <text:p>1.01865203761755</text:p>
          </table:table-cell>
          <table:table-cell table:number-columns-repeated="3"/>
          <table:table-cell office:value-type="float" office:value="1.00526997719486" calcext:value-type="float">
            <text:p>1.00526997719486</text:p>
          </table:table-cell>
          <table:table-cell office:value-type="float" office:value="1.00584665901982" calcext:value-type="float">
            <text:p>1.00584665901982</text:p>
          </table:table-cell>
          <table:table-cell office:value-type="float" office:value="1.01647641611027" calcext:value-type="float">
            <text:p>1.01647641611027</text:p>
          </table:table-cell>
          <table:table-cell office:value-type="float" office:value="0.0106297570904534" calcext:value-type="float">
            <text:p>0.01062975709045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2/14/2020</text:p>
          </table:table-cell>
          <table:table-cell office:value-type="string" calcext:value-type="string">
            <text:p>$81.2375</text:p>
          </table:table-cell>
          <table:table-cell office:value-type="string" calcext:value-type="string">
            <text:p>$42.2</text:p>
          </table:table-cell>
          <table:table-cell office:value-type="float" office:value="3380.16" calcext:value-type="float">
            <text:p>3380.16</text:p>
          </table:table-cell>
          <table:table-cell/>
          <table:table-cell table:formula="of:=[.D642]/[.D641]" office:value-type="float" office:value="0.998159850421282" calcext:value-type="float">
            <text:p>0.998159850421282</text:p>
          </table:table-cell>
          <table:table-cell table:formula="of:=[.B642]/[.B641]" office:value-type="float" office:value="0.999753808278197" calcext:value-type="float">
            <text:p>0.999753808278197</text:p>
          </table:table-cell>
          <table:table-cell table:number-columns-repeated="3"/>
          <table:table-cell office:value-type="float" office:value="0.985499291292627" calcext:value-type="float">
            <text:p>0.985499291292627</text:p>
          </table:table-cell>
          <table:table-cell office:value-type="float" office:value="0.98194238364702" calcext:value-type="float">
            <text:p>0.98194238364702</text:p>
          </table:table-cell>
          <table:table-cell office:value-type="float" office:value="0.999293710491931" calcext:value-type="float">
            <text:p>0.999293710491931</text:p>
          </table:table-cell>
          <table:table-cell office:value-type="float" office:value="0.0173513268449107" calcext:value-type="float">
            <text:p>0.01735132684491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2/13/2020</text:p>
          </table:table-cell>
          <table:table-cell office:value-type="string" calcext:value-type="string">
            <text:p>$81.2175</text:p>
          </table:table-cell>
          <table:table-cell office:value-type="string" calcext:value-type="string">
            <text:p>$42.02</text:p>
          </table:table-cell>
          <table:table-cell office:value-type="float" office:value="3373.94" calcext:value-type="float">
            <text:p>3373.94</text:p>
          </table:table-cell>
          <table:table-cell/>
          <table:table-cell table:formula="of:=[.D643]/[.D642]" office:value-type="float" office:value="1.00163310550869" calcext:value-type="float">
            <text:p>1.00163310550869</text:p>
          </table:table-cell>
          <table:table-cell table:formula="of:=[.B643]/[.B642]" office:value-type="float" office:value="1.00717209960907" calcext:value-type="float">
            <text:p>1.00717209960907</text:p>
          </table:table-cell>
          <table:table-cell table:number-columns-repeated="3"/>
          <table:table-cell office:value-type="float" office:value="0.986272975316737" calcext:value-type="float">
            <text:p>0.986272975316737</text:p>
          </table:table-cell>
          <table:table-cell office:value-type="float" office:value="0.982877826962205" calcext:value-type="float">
            <text:p>0.982877826962205</text:p>
          </table:table-cell>
          <table:table-cell office:value-type="float" office:value="0.971940488390995" calcext:value-type="float">
            <text:p>0.971940488390995</text:p>
          </table:table-cell>
          <table:table-cell office:value-type="float" office:value="-0.0109373385712096" calcext:value-type="float">
            <text:p>-0.01093733857120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2/12/2020</text:p>
          </table:table-cell>
          <table:table-cell office:value-type="string" calcext:value-type="string">
            <text:p>$81.8</text:p>
          </table:table-cell>
          <table:table-cell office:value-type="string" calcext:value-type="string">
            <text:p>$43.06</text:p>
          </table:table-cell>
          <table:table-cell office:value-type="float" office:value="3379.45" calcext:value-type="float">
            <text:p>3379.45</text:p>
          </table:table-cell>
          <table:table-cell/>
          <table:table-cell table:formula="of:=[.D644]/[.D643]" office:value-type="float" office:value="0.993578836792969" calcext:value-type="float">
            <text:p>0.993578836792969</text:p>
          </table:table-cell>
          <table:table-cell table:formula="of:=[.B644]/[.B643]" office:value-type="float" office:value="0.976803178484108" calcext:value-type="float">
            <text:p>0.976803178484108</text:p>
          </table:table-cell>
          <table:table-cell table:number-columns-repeated="3"/>
          <table:table-cell office:value-type="float" office:value="1.00053970977196" calcext:value-type="float">
            <text:p>1.00053970977196</text:p>
          </table:table-cell>
          <table:table-cell office:value-type="float" office:value="1.00012740296451" calcext:value-type="float">
            <text:p>1.00012740296451</text:p>
          </table:table-cell>
          <table:table-cell office:value-type="float" office:value="1.0038904846744" calcext:value-type="float">
            <text:p>1.0038904846744</text:p>
          </table:table-cell>
          <table:table-cell office:value-type="float" office:value="0.00376308170988815" calcext:value-type="float">
            <text:p>0.003763081709888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2/11/2020</text:p>
          </table:table-cell>
          <table:table-cell office:value-type="string" calcext:value-type="string">
            <text:p>$79.9025</text:p>
          </table:table-cell>
          <table:table-cell office:value-type="string" calcext:value-type="string">
            <text:p>$42.77</text:p>
          </table:table-cell>
          <table:table-cell office:value-type="float" office:value="3357.75" calcext:value-type="float">
            <text:p>3357.75</text:p>
          </table:table-cell>
          <table:table-cell/>
          <table:table-cell table:formula="of:=[.D645]/[.D644]" office:value-type="float" office:value="0.998314347405256" calcext:value-type="float">
            <text:p>0.998314347405256</text:p>
          </table:table-cell>
          <table:table-cell table:formula="of:=[.B645]/[.B644]" office:value-type="float" office:value="1.00606989768781" calcext:value-type="float">
            <text:p>1.00606989768781</text:p>
          </table:table-cell>
          <table:table-cell table:number-columns-repeated="3"/>
          <table:table-cell office:value-type="float" office:value="0.977583761712708" calcext:value-type="float">
            <text:p>0.977583761712708</text:p>
          </table:table-cell>
          <table:table-cell office:value-type="float" office:value="0.972371901381732" calcext:value-type="float">
            <text:p>0.972371901381732</text:p>
          </table:table-cell>
          <table:table-cell office:value-type="float" office:value="0.972002897500905" calcext:value-type="float">
            <text:p>0.972002897500905</text:p>
          </table:table-cell>
          <table:table-cell office:value-type="float" office:value="-0.000369003880827057" calcext:value-type="float">
            <text:p>-0.0003690038808270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2/10/2020</text:p>
          </table:table-cell>
          <table:table-cell office:value-type="string" calcext:value-type="string">
            <text:p>$80.3875</text:p>
          </table:table-cell>
          <table:table-cell office:value-type="string" calcext:value-type="string">
            <text:p>$42.58</text:p>
          </table:table-cell>
          <table:table-cell office:value-type="float" office:value="3352.09" calcext:value-type="float">
            <text:p>3352.09</text:p>
          </table:table-cell>
          <table:table-cell/>
          <table:table-cell table:formula="of:=[.D646]/[.D645]" office:value-type="float" office:value="0.992726925589707" calcext:value-type="float">
            <text:p>0.992726925589707</text:p>
          </table:table-cell>
          <table:table-cell table:formula="of:=[.B646]/[.B645]" office:value-type="float" office:value="0.995272896905613" calcext:value-type="float">
            <text:p>0.995272896905613</text:p>
          </table:table-cell>
          <table:table-cell table:number-columns-repeated="3"/>
          <table:table-cell office:value-type="float" office:value="1.03164556962025" calcext:value-type="float">
            <text:p>1.03164556962025</text:p>
          </table:table-cell>
          <table:table-cell office:value-type="float" office:value="1.03773677287702" calcext:value-type="float">
            <text:p>1.03773677287702</text:p>
          </table:table-cell>
          <table:table-cell office:value-type="float" office:value="1.0318962626225" calcext:value-type="float">
            <text:p>1.0318962626225</text:p>
          </table:table-cell>
          <table:table-cell office:value-type="float" office:value="-0.00584051025452115" calcext:value-type="float">
            <text:p>-0.005840510254521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2/07/2020</text:p>
          </table:table-cell>
          <table:table-cell office:value-type="string" calcext:value-type="string">
            <text:p>$80.0075</text:p>
          </table:table-cell>
          <table:table-cell office:value-type="string" calcext:value-type="string">
            <text:p>$42.18</text:p>
          </table:table-cell>
          <table:table-cell office:value-type="float" office:value="3327.71" calcext:value-type="float">
            <text:p>3327.71</text:p>
          </table:table-cell>
          <table:table-cell/>
          <table:table-cell table:formula="of:=[.D647]/[.D646]" office:value-type="float" office:value="1.00543016068107" calcext:value-type="float">
            <text:p>1.00543016068107</text:p>
          </table:table-cell>
          <table:table-cell table:formula="of:=[.B647]/[.B646]" office:value-type="float" office:value="1.01618598256413" calcext:value-type="float">
            <text:p>1.01618598256413</text:p>
          </table:table-cell>
          <table:table-cell table:number-columns-repeated="3"/>
          <table:table-cell office:value-type="float" office:value="1.01820654869012" calcext:value-type="float">
            <text:p>1.01820654869012</text:p>
          </table:table-cell>
          <table:table-cell office:value-type="float" office:value="1.02148796599985" calcext:value-type="float">
            <text:p>1.02148796599985</text:p>
          </table:table-cell>
          <table:table-cell office:value-type="float" office:value="1.02119669230491" calcext:value-type="float">
            <text:p>1.02119669230491</text:p>
          </table:table-cell>
          <table:table-cell office:value-type="float" office:value="-0.00029127369493076" calcext:value-type="float">
            <text:p>-0.000291273694930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2/06/2020</text:p>
          </table:table-cell>
          <table:table-cell office:value-type="string" calcext:value-type="string">
            <text:p>$81.3025</text:p>
          </table:table-cell>
          <table:table-cell office:value-type="string" calcext:value-type="string">
            <text:p>$42.11</text:p>
          </table:table-cell>
          <table:table-cell office:value-type="float" office:value="3345.78" calcext:value-type="float">
            <text:p>3345.78</text:p>
          </table:table-cell>
          <table:table-cell/>
          <table:table-cell table:formula="of:=[.D648]/[.D647]" office:value-type="float" office:value="0.996685376803018" calcext:value-type="float">
            <text:p>0.996685376803018</text:p>
          </table:table-cell>
          <table:table-cell table:formula="of:=[.B648]/[.B647]" office:value-type="float" office:value="0.988438239906522" calcext:value-type="float">
            <text:p>0.988438239906522</text:p>
          </table:table-cell>
          <table:table-cell table:number-columns-repeated="3"/>
          <table:table-cell office:value-type="float" office:value="0.973905571635311" calcext:value-type="float">
            <text:p>0.973905571635311</text:p>
          </table:table-cell>
          <table:table-cell office:value-type="float" office:value="0.967924687515792" calcext:value-type="float">
            <text:p>0.967924687515792</text:p>
          </table:table-cell>
          <table:table-cell office:value-type="float" office:value="1.01375530410184" calcext:value-type="float">
            <text:p>1.01375530410184</text:p>
          </table:table-cell>
          <table:table-cell office:value-type="float" office:value="0.0458306165860471" calcext:value-type="float">
            <text:p>0.04583061658604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2/05/2020</text:p>
          </table:table-cell>
          <table:table-cell office:value-type="string" calcext:value-type="string">
            <text:p>$80.3625</text:p>
          </table:table-cell>
          <table:table-cell office:value-type="string" calcext:value-type="string">
            <text:p>$41.82</text:p>
          </table:table-cell>
          <table:table-cell office:value-type="float" office:value="3334.69" calcext:value-type="float">
            <text:p>3334.69</text:p>
          </table:table-cell>
          <table:table-cell/>
          <table:table-cell table:formula="of:=[.D649]/[.D648]" office:value-type="float" office:value="0.988874528067077" calcext:value-type="float">
            <text:p>0.988874528067077</text:p>
          </table:table-cell>
          <table:table-cell table:formula="of:=[.B649]/[.B648]" office:value-type="float" office:value="0.991911650334422" calcext:value-type="float">
            <text:p>0.991911650334422</text:p>
          </table:table-cell>
          <table:table-cell table:number-columns-repeated="3"/>
          <table:table-cell office:value-type="float" office:value="0.994216927720527" calcext:value-type="float">
            <text:p>0.994216927720527</text:p>
          </table:table-cell>
          <table:table-cell office:value-type="float" office:value="0.992482674601159" calcext:value-type="float">
            <text:p>0.992482674601159</text:p>
          </table:table-cell>
          <table:table-cell office:value-type="float" office:value="0.992116920715756" calcext:value-type="float">
            <text:p>0.992116920715756</text:p>
          </table:table-cell>
          <table:table-cell office:value-type="float" office:value="-0.000365753885403497" calcext:value-type="float">
            <text:p>-0.0003657538854034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2/04/2020</text:p>
          </table:table-cell>
          <table:table-cell office:value-type="string" calcext:value-type="string">
            <text:p>$79.7125</text:p>
          </table:table-cell>
          <table:table-cell office:value-type="string" calcext:value-type="string">
            <text:p>$41.24</text:p>
          </table:table-cell>
          <table:table-cell office:value-type="float" office:value="3297.59" calcext:value-type="float">
            <text:p>3297.59</text:p>
          </table:table-cell>
          <table:table-cell/>
          <table:table-cell table:formula="of:=[.D650]/[.D649]" office:value-type="float" office:value="0.985240736416595" calcext:value-type="float">
            <text:p>0.985240736416595</text:p>
          </table:table-cell>
          <table:table-cell table:formula="of:=[.B650]/[.B649]" office:value-type="float" office:value="0.968041398776854" calcext:value-type="float">
            <text:p>0.968041398776854</text:p>
          </table:table-cell>
          <table:table-cell table:number-columns-repeated="3"/>
          <table:table-cell office:value-type="float" office:value="1.02252673028282" calcext:value-type="float">
            <text:p>1.02252673028282</text:p>
          </table:table-cell>
          <table:table-cell office:value-type="float" office:value="1.02671139683897" calcext:value-type="float">
            <text:p>1.02671139683897</text:p>
          </table:table-cell>
          <table:table-cell office:value-type="float" office:value="1.00921140526667" calcext:value-type="float">
            <text:p>1.00921140526667</text:p>
          </table:table-cell>
          <table:table-cell office:value-type="float" office:value="-0.0174999915723011" calcext:value-type="float">
            <text:p>-0.01749999157230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2/03/2020</text:p>
          </table:table-cell>
          <table:table-cell office:value-type="string" calcext:value-type="string">
            <text:p>$77.165</text:p>
          </table:table-cell>
          <table:table-cell office:value-type="string" calcext:value-type="string">
            <text:p>$41.07</text:p>
          </table:table-cell>
          <table:table-cell office:value-type="float" office:value="3248.92" calcext:value-type="float">
            <text:p>3248.92</text:p>
          </table:table-cell>
          <table:table-cell/>
          <table:table-cell table:formula="of:=[.D651]/[.D650]" office:value-type="float" office:value="0.992797606589267" calcext:value-type="float">
            <text:p>0.992797606589267</text:p>
          </table:table-cell>
          <table:table-cell table:formula="of:=[.B651]/[.B650]" office:value-type="float" office:value="1.00275383917579" calcext:value-type="float">
            <text:p>1.00275383917579</text:p>
          </table:table-cell>
          <table:table-cell table:number-columns-repeated="3"/>
          <table:table-cell office:value-type="float" office:value="0.970334427243277" calcext:value-type="float">
            <text:p>0.970334427243277</text:p>
          </table:table-cell>
          <table:table-cell office:value-type="float" office:value="0.963606900092262" calcext:value-type="float">
            <text:p>0.963606900092262</text:p>
          </table:table-cell>
          <table:table-cell office:value-type="float" office:value="0.951924751785403" calcext:value-type="float">
            <text:p>0.951924751785403</text:p>
          </table:table-cell>
          <table:table-cell office:value-type="float" office:value="-0.011682148306859" calcext:value-type="float">
            <text:p>-0.0116821483068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1/31/2020</text:p>
          </table:table-cell>
          <table:table-cell office:value-type="string" calcext:value-type="string">
            <text:p>$77.3775</text:p>
          </table:table-cell>
          <table:table-cell office:value-type="string" calcext:value-type="string">
            <text:p>$40.67</text:p>
          </table:table-cell>
          <table:table-cell office:value-type="float" office:value="3225.52" calcext:value-type="float">
            <text:p>3225.52</text:p>
          </table:table-cell>
          <table:table-cell/>
          <table:table-cell table:formula="of:=[.D652]/[.D651]" office:value-type="float" office:value="1.01802500062006" calcext:value-type="float">
            <text:p>1.01802500062006</text:p>
          </table:table-cell>
          <table:table-cell table:formula="of:=[.B652]/[.B651]" office:value-type="float" office:value="1.04639591612549" calcext:value-type="float">
            <text:p>1.04639591612549</text:p>
          </table:table-cell>
          <table:table-cell table:number-columns-repeated="3"/>
          <table:table-cell office:value-type="float" office:value="1.01020773963203" calcext:value-type="float">
            <text:p>1.01020773963203</text:p>
          </table:table-cell>
          <table:table-cell office:value-type="float" office:value="1.01181679245915" calcext:value-type="float">
            <text:p>1.01181679245915</text:p>
          </table:table-cell>
          <table:table-cell office:value-type="float" office:value="0.980750228728271" calcext:value-type="float">
            <text:p>0.980750228728271</text:p>
          </table:table-cell>
          <table:table-cell office:value-type="float" office:value="-0.0310665637308817" calcext:value-type="float">
            <text:p>-0.03106656373088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1/30/2020</text:p>
          </table:table-cell>
          <table:table-cell office:value-type="string" calcext:value-type="string">
            <text:p>$80.9675</text:p>
          </table:table-cell>
          <table:table-cell office:value-type="string" calcext:value-type="string">
            <text:p>$41.26</text:p>
          </table:table-cell>
          <table:table-cell office:value-type="float" office:value="3283.66" calcext:value-type="float">
            <text:p>3283.66</text:p>
          </table:table-cell>
          <table:table-cell/>
          <table:table-cell table:formula="of:=[.D653]/[.D652]" office:value-type="float" office:value="0.996875437773704" calcext:value-type="float">
            <text:p>0.996875437773704</text:p>
          </table:table-cell>
          <table:table-cell table:formula="of:=[.B653]/[.B652]" office:value-type="float" office:value="1.00145119955538" calcext:value-type="float">
            <text:p>1.00145119955538</text:p>
          </table:table-cell>
          <table:table-cell table:number-columns-repeated="3"/>
          <table:table-cell office:value-type="float" office:value="0.985719508785513" calcext:value-type="float">
            <text:p>0.985719508785513</text:p>
          </table:table-cell>
          <table:table-cell office:value-type="float" office:value="0.98220864348332" calcext:value-type="float">
            <text:p>0.98220864348332</text:p>
          </table:table-cell>
          <table:table-cell office:value-type="float" office:value="0.992835553565432" calcext:value-type="float">
            <text:p>0.992835553565432</text:p>
          </table:table-cell>
          <table:table-cell office:value-type="float" office:value="0.0106269100821118" calcext:value-type="float">
            <text:p>0.01062691008211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1/29/2020</text:p>
          </table:table-cell>
          <table:table-cell office:value-type="string" calcext:value-type="string">
            <text:p>$81.085</text:p>
          </table:table-cell>
          <table:table-cell office:value-type="string" calcext:value-type="string">
            <text:p>$41.13</text:p>
          </table:table-cell>
          <table:table-cell office:value-type="float" office:value="3273.4" calcext:value-type="float">
            <text:p>3273.4</text:p>
          </table:table-cell>
          <table:table-cell/>
          <table:table-cell table:formula="of:=[.D654]/[.D653]" office:value-type="float" office:value="1.00086759943789" calcext:value-type="float">
            <text:p>1.00086759943789</text:p>
          </table:table-cell>
          <table:table-cell table:formula="of:=[.B654]/[.B653]" office:value-type="float" office:value="0.979496824320158" calcext:value-type="float">
            <text:p>0.979496824320158</text:p>
          </table:table-cell>
          <table:table-cell table:number-columns-repeated="3"/>
          <table:table-cell office:value-type="float" office:value="0.967065215019746" calcext:value-type="float">
            <text:p>0.967065215019746</text:p>
          </table:table-cell>
          <table:table-cell office:value-type="float" office:value="0.959654171814152" calcext:value-type="float">
            <text:p>0.959654171814152</text:p>
          </table:table-cell>
          <table:table-cell office:value-type="float" office:value="0.975044161310933" calcext:value-type="float">
            <text:p>0.975044161310933</text:p>
          </table:table-cell>
          <table:table-cell office:value-type="float" office:value="0.0153899894967815" calcext:value-type="float">
            <text:p>0.01538998949678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1/28/2020</text:p>
          </table:table-cell>
          <table:table-cell office:value-type="string" calcext:value-type="string">
            <text:p>$79.4225</text:p>
          </table:table-cell>
          <table:table-cell office:value-type="string" calcext:value-type="string">
            <text:p>$41.09</text:p>
          </table:table-cell>
          <table:table-cell office:value-type="float" office:value="3276.24" calcext:value-type="float">
            <text:p>3276.24</text:p>
          </table:table-cell>
          <table:table-cell/>
          <table:table-cell table:formula="of:=[.D655]/[.D654]" office:value-type="float" office:value="0.990046516738701" calcext:value-type="float">
            <text:p>0.990046516738701</text:p>
          </table:table-cell>
          <table:table-cell table:formula="of:=[.B655]/[.B654]" office:value-type="float" office:value="0.972488904277755" calcext:value-type="float">
            <text:p>0.972488904277755</text:p>
          </table:table-cell>
          <table:table-cell table:number-columns-repeated="3"/>
          <table:table-cell office:value-type="float" office:value="1.0016056192915" calcext:value-type="float">
            <text:p>1.0016056192915</text:p>
          </table:table-cell>
          <table:table-cell office:value-type="float" office:value="1.001416169313" calcext:value-type="float">
            <text:p>1.001416169313</text:p>
          </table:table-cell>
          <table:table-cell office:value-type="float" office:value="1.01171799714759" calcext:value-type="float">
            <text:p>1.01171799714759</text:p>
          </table:table-cell>
          <table:table-cell office:value-type="float" office:value="0.0103018278345894" calcext:value-type="float">
            <text:p>0.01030182783458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1/27/2020</text:p>
          </table:table-cell>
          <table:table-cell office:value-type="string" calcext:value-type="string">
            <text:p>$77.2375</text:p>
          </table:table-cell>
          <table:table-cell office:value-type="string" calcext:value-type="string">
            <text:p>$40.83</text:p>
          </table:table-cell>
          <table:table-cell office:value-type="float" office:value="3243.63" calcext:value-type="float">
            <text:p>3243.63</text:p>
          </table:table-cell>
          <table:table-cell/>
          <table:table-cell table:formula="of:=[.D656]/[.D655]" office:value-type="float" office:value="1.01598209413527" calcext:value-type="float">
            <text:p>1.01598209413527</text:p>
          </table:table-cell>
          <table:table-cell table:formula="of:=[.B656]/[.B655]" office:value-type="float" office:value="1.0302961644279" calcext:value-type="float">
            <text:p>1.0302961644279</text:p>
          </table:table-cell>
          <table:table-cell table:number-columns-repeated="3"/>
          <table:table-cell office:value-type="float" office:value="0.93429015497357" calcext:value-type="float">
            <text:p>0.93429015497357</text:p>
          </table:table-cell>
          <table:table-cell office:value-type="float" office:value="0.920026610859618" calcext:value-type="float">
            <text:p>0.920026610859618</text:p>
          </table:table-cell>
          <table:table-cell office:value-type="float" office:value="0.919762258543833" calcext:value-type="float">
            <text:p>0.919762258543833</text:p>
          </table:table-cell>
          <table:table-cell office:value-type="float" office:value="-0.000264352315784366" calcext:value-type="float">
            <text:p>-0.0002643523157843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1/24/2020</text:p>
          </table:table-cell>
          <table:table-cell office:value-type="string" calcext:value-type="string">
            <text:p>$79.5775</text:p>
          </table:table-cell>
          <table:table-cell office:value-type="string" calcext:value-type="string">
            <text:p>$41.05</text:p>
          </table:table-cell>
          <table:table-cell office:value-type="float" office:value="3295.47" calcext:value-type="float">
            <text:p>3295.47</text:p>
          </table:table-cell>
          <table:table-cell/>
          <table:table-cell table:formula="of:=[.D657]/[.D656]" office:value-type="float" office:value="1.00912464686373" calcext:value-type="float">
            <text:p>1.00912464686373</text:p>
          </table:table-cell>
          <table:table-cell table:formula="of:=[.B657]/[.B656]" office:value-type="float" office:value="1.00289026420785" calcext:value-type="float">
            <text:p>1.00289026420785</text:p>
          </table:table-cell>
          <table:table-cell table:number-columns-repeated="3"/>
          <table:table-cell office:value-type="float" office:value="1.01536977879573" calcext:value-type="float">
            <text:p>1.01536977879573</text:p>
          </table:table-cell>
          <table:table-cell office:value-type="float" office:value="1.01805809365955" calcext:value-type="float">
            <text:p>1.01805809365955</text:p>
          </table:table-cell>
          <table:table-cell office:value-type="float" office:value="1.01458100327244" calcext:value-type="float">
            <text:p>1.01458100327244</text:p>
          </table:table-cell>
          <table:table-cell office:value-type="float" office:value="-0.00347709038711064" calcext:value-type="float">
            <text:p>-0.003477090387110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1/23/2020</text:p>
          </table:table-cell>
          <table:table-cell office:value-type="string" calcext:value-type="string">
            <text:p>$79.8075</text:p>
          </table:table-cell>
          <table:table-cell office:value-type="string" calcext:value-type="string">
            <text:p>$41</text:p>
          </table:table-cell>
          <table:table-cell office:value-type="float" office:value="3325.54" calcext:value-type="float">
            <text:p>3325.54</text:p>
          </table:table-cell>
          <table:table-cell/>
          <table:table-cell table:formula="of:=[.D658]/[.D657]" office:value-type="float" office:value="0.998860335464316" calcext:value-type="float">
            <text:p>0.998860335464316</text:p>
          </table:table-cell>
          <table:table-cell table:formula="of:=[.B658]/[.B657]" office:value-type="float" office:value="0.995207217366789" calcext:value-type="float">
            <text:p>0.995207217366789</text:p>
          </table:table-cell>
          <table:table-cell table:number-columns-repeated="3"/>
          <table:table-cell office:value-type="float" office:value="0.977680161462662" calcext:value-type="float">
            <text:p>0.977680161462662</text:p>
          </table:table-cell>
          <table:table-cell office:value-type="float" office:value="0.972488456071851" calcext:value-type="float">
            <text:p>0.972488456071851</text:p>
          </table:table-cell>
          <table:table-cell office:value-type="float" office:value="0.983587147348222" calcext:value-type="float">
            <text:p>0.983587147348222</text:p>
          </table:table-cell>
          <table:table-cell office:value-type="float" office:value="0.011098691276371" calcext:value-type="float">
            <text:p>0.0110986912763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1/22/2020</text:p>
          </table:table-cell>
          <table:table-cell office:value-type="string" calcext:value-type="string">
            <text:p>$79.425</text:p>
          </table:table-cell>
          <table:table-cell office:value-type="string" calcext:value-type="string">
            <text:p>$40.84</text:p>
          </table:table-cell>
          <table:table-cell office:value-type="float" office:value="3321.75" calcext:value-type="float">
            <text:p>3321.75</text:p>
          </table:table-cell>
          <table:table-cell/>
          <table:table-cell table:formula="of:=[.D659]/[.D658]" office:value-type="float" office:value="0.999710995710093" calcext:value-type="float">
            <text:p>0.999710995710093</text:p>
          </table:table-cell>
          <table:table-cell table:formula="of:=[.B659]/[.B658]" office:value-type="float" office:value="0.996443185395027" calcext:value-type="float">
            <text:p>0.996443185395027</text:p>
          </table:table-cell>
          <table:table-cell table:number-columns-repeated="3"/>
          <table:table-cell office:value-type="float" office:value="1.04618093503339" calcext:value-type="float">
            <text:p>1.04618093503339</text:p>
          </table:table-cell>
          <table:table-cell office:value-type="float" office:value="1.05531114430744" calcext:value-type="float">
            <text:p>1.05531114430744</text:p>
          </table:table-cell>
          <table:table-cell office:value-type="float" office:value="1.05553941305882" calcext:value-type="float">
            <text:p>1.05553941305882</text:p>
          </table:table-cell>
          <table:table-cell office:value-type="float" office:value="0.000228268751382599" calcext:value-type="float">
            <text:p>0.0002282687513825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1/21/2020</text:p>
          </table:table-cell>
          <table:table-cell office:value-type="string" calcext:value-type="string">
            <text:p>$79.1425</text:p>
          </table:table-cell>
          <table:table-cell office:value-type="string" calcext:value-type="string">
            <text:p>$40.74</text:p>
          </table:table-cell>
          <table:table-cell office:value-type="float" office:value="3320.79" calcext:value-type="float">
            <text:p>3320.79</text:p>
          </table:table-cell>
          <table:table-cell/>
          <table:table-cell table:formula="of:=[.D660]/[.D659]" office:value-type="float" office:value="1.00265900583897" calcext:value-type="float">
            <text:p>1.00265900583897</text:p>
          </table:table-cell>
          <table:table-cell table:formula="of:=[.B660]/[.B659]" office:value-type="float" office:value="1.00682313548346" calcext:value-type="float">
            <text:p>1.00682313548346</text:p>
          </table:table-cell>
          <table:table-cell table:number-columns-repeated="3"/>
          <table:table-cell office:value-type="float" office:value="1.0162733741135" calcext:value-type="float">
            <text:p>1.0162733741135</text:p>
          </table:table-cell>
          <table:table-cell office:value-type="float" office:value="1.01915060969102" calcext:value-type="float">
            <text:p>1.01915060969102</text:p>
          </table:table-cell>
          <table:table-cell office:value-type="float" office:value="1.00204490935546" calcext:value-type="float">
            <text:p>1.00204490935546</text:p>
          </table:table-cell>
          <table:table-cell office:value-type="float" office:value="-0.017105700335563" calcext:value-type="float">
            <text:p>-0.0171057003355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1/17/2020</text:p>
          </table:table-cell>
          <table:table-cell office:value-type="string" calcext:value-type="string">
            <text:p>$79.6825</text:p>
          </table:table-cell>
          <table:table-cell office:value-type="string" calcext:value-type="string">
            <text:p>$40.52</text:p>
          </table:table-cell>
          <table:table-cell office:value-type="float" office:value="3329.62" calcext:value-type="float">
            <text:p>3329.62</text:p>
          </table:table-cell>
          <table:table-cell/>
          <table:table-cell table:formula="of:=[.D661]/[.D660]" office:value-type="float" office:value="0.996152714123534" calcext:value-type="float">
            <text:p>0.996152714123534</text:p>
          </table:table-cell>
          <table:table-cell table:formula="of:=[.B661]/[.B660]" office:value-type="float" office:value="0.98905029335174" calcext:value-type="float">
            <text:p>0.98905029335174</text:p>
          </table:table-cell>
          <table:table-cell table:number-columns-repeated="3"/>
          <table:table-cell office:value-type="float" office:value="0.967570860221194" calcext:value-type="float">
            <text:p>0.967570860221194</text:p>
          </table:table-cell>
          <table:table-cell office:value-type="float" office:value="0.960265535638155" calcext:value-type="float">
            <text:p>0.960265535638155</text:p>
          </table:table-cell>
          <table:table-cell office:value-type="float" office:value="0.972253836191672" calcext:value-type="float">
            <text:p>0.972253836191672</text:p>
          </table:table-cell>
          <table:table-cell office:value-type="float" office:value="0.011988300553517" calcext:value-type="float">
            <text:p>0.0119883005535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1/16/2020</text:p>
          </table:table-cell>
          <table:table-cell office:value-type="string" calcext:value-type="string">
            <text:p>$78.81</text:p>
          </table:table-cell>
          <table:table-cell office:value-type="string" calcext:value-type="string">
            <text:p>$40.49</text:p>
          </table:table-cell>
          <table:table-cell office:value-type="float" office:value="3316.81" calcext:value-type="float">
            <text:p>3316.81</text:p>
          </table:table-cell>
          <table:table-cell/>
          <table:table-cell table:formula="of:=[.D662]/[.D661]" office:value-type="float" office:value="0.991702871132202" calcext:value-type="float">
            <text:p>0.991702871132202</text:p>
          </table:table-cell>
          <table:table-cell table:formula="of:=[.B662]/[.B661]" office:value-type="float" office:value="0.987628473543966" calcext:value-type="float">
            <text:p>0.987628473543966</text:p>
          </table:table-cell>
          <table:table-cell table:number-columns-repeated="3"/>
          <table:table-cell office:value-type="float" office:value="1.03486171388999" calcext:value-type="float">
            <text:p>1.03486171388999</text:p>
          </table:table-cell>
          <table:table-cell office:value-type="float" office:value="1.04162533792948" calcext:value-type="float">
            <text:p>1.04162533792948</text:p>
          </table:table-cell>
          <table:table-cell office:value-type="float" office:value="1.04319044159199" calcext:value-type="float">
            <text:p>1.04319044159199</text:p>
          </table:table-cell>
          <table:table-cell office:value-type="float" office:value="0.00156510366251594" calcext:value-type="float">
            <text:p>0.001565103662515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1/15/2020</text:p>
          </table:table-cell>
          <table:table-cell office:value-type="string" calcext:value-type="string">
            <text:p>$77.835</text:p>
          </table:table-cell>
          <table:table-cell office:value-type="string" calcext:value-type="string">
            <text:p>$40.2</text:p>
          </table:table-cell>
          <table:table-cell office:value-type="float" office:value="3289.29" calcext:value-type="float">
            <text:p>3289.29</text:p>
          </table:table-cell>
          <table:table-cell/>
          <table:table-cell table:formula="of:=[.D663]/[.D662]" office:value-type="float" office:value="0.998133335765469" calcext:value-type="float">
            <text:p>0.998133335765469</text:p>
          </table:table-cell>
          <table:table-cell table:formula="of:=[.B663]/[.B662]" office:value-type="float" office:value="1.00430397636025" calcext:value-type="float">
            <text:p>1.00430397636025</text:p>
          </table:table-cell>
          <table:table-cell table:number-columns-repeated="3"/>
          <table:table-cell office:value-type="float" office:value="0.941252514191637" calcext:value-type="float">
            <text:p>0.941252514191637</text:p>
          </table:table-cell>
          <table:table-cell office:value-type="float" office:value="0.928444637063463" calcext:value-type="float">
            <text:p>0.928444637063463</text:p>
          </table:table-cell>
          <table:table-cell office:value-type="float" office:value="0.950007738740133" calcext:value-type="float">
            <text:p>0.950007738740133</text:p>
          </table:table-cell>
          <table:table-cell office:value-type="float" office:value="0.02156310167667" calcext:value-type="float">
            <text:p>0.021563101676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1/14/2020</text:p>
          </table:table-cell>
          <table:table-cell office:value-type="string" calcext:value-type="string">
            <text:p>$78.17</text:p>
          </table:table-cell>
          <table:table-cell office:value-type="string" calcext:value-type="string">
            <text:p>$40.23</text:p>
          </table:table-cell>
          <table:table-cell office:value-type="float" office:value="3283.15" calcext:value-type="float">
            <text:p>3283.15</text:p>
          </table:table-cell>
          <table:table-cell/>
          <table:table-cell table:formula="of:=[.D664]/[.D663]" office:value-type="float" office:value="1.00151683596546" calcext:value-type="float">
            <text:p>1.00151683596546</text:p>
          </table:table-cell>
          <table:table-cell table:formula="of:=[.B664]/[.B663]" office:value-type="float" office:value="1.01368811564539" calcext:value-type="float">
            <text:p>1.01368811564539</text:p>
          </table:table-cell>
          <table:table-cell table:number-columns-repeated="3"/>
          <table:table-cell office:value-type="float" office:value="0.988596519575369" calcext:value-type="float">
            <text:p>0.988596519575369</text:p>
          </table:table-cell>
          <table:table-cell office:value-type="float" office:value="0.985687170152111" calcext:value-type="float">
            <text:p>0.985687170152111</text:p>
          </table:table-cell>
          <table:table-cell office:value-type="float" office:value="1.00553926360378" calcext:value-type="float">
            <text:p>1.00553926360378</text:p>
          </table:table-cell>
          <table:table-cell office:value-type="float" office:value="0.0198520934516684" calcext:value-type="float">
            <text:p>0.01985209345166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1/13/2020</text:p>
          </table:table-cell>
          <table:table-cell office:value-type="string" calcext:value-type="string">
            <text:p>$79.24</text:p>
          </table:table-cell>
          <table:table-cell office:value-type="string" calcext:value-type="string">
            <text:p>$40.27</text:p>
          </table:table-cell>
          <table:table-cell office:value-type="float" office:value="3288.13" calcext:value-type="float">
            <text:p>3288.13</text:p>
          </table:table-cell>
          <table:table-cell/>
          <table:table-cell table:formula="of:=[.D665]/[.D664]" office:value-type="float" office:value="0.993072050071013" calcext:value-type="float">
            <text:p>0.993072050071013</text:p>
          </table:table-cell>
          <table:table-cell table:formula="of:=[.B665]/[.B664]" office:value-type="float" office:value="0.9790825340737" calcext:value-type="float">
            <text:p>0.9790825340737</text:p>
          </table:table-cell>
          <table:table-cell table:number-columns-repeated="3"/>
          <table:table-cell office:value-type="float" office:value="0.914220803896491" calcext:value-type="float">
            <text:p>0.914220803896491</text:p>
          </table:table-cell>
          <table:table-cell office:value-type="float" office:value="0.895761226387264" calcext:value-type="float">
            <text:p>0.895761226387264</text:p>
          </table:table-cell>
          <table:table-cell office:value-type="float" office:value="0.908822099805574" calcext:value-type="float">
            <text:p>0.908822099805574</text:p>
          </table:table-cell>
          <table:table-cell office:value-type="float" office:value="0.0130608734183091" calcext:value-type="float">
            <text:p>0.01306087341830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1/10/2020</text:p>
          </table:table-cell>
          <table:table-cell office:value-type="string" calcext:value-type="string">
            <text:p>$77.5825</text:p>
          </table:table-cell>
          <table:table-cell office:value-type="string" calcext:value-type="string">
            <text:p>$39.94</text:p>
          </table:table-cell>
          <table:table-cell office:value-type="float" office:value="3265.35" calcext:value-type="float">
            <text:p>3265.35</text:p>
          </table:table-cell>
          <table:table-cell/>
          <table:table-cell table:formula="of:=[.D666]/[.D665]" office:value-type="float" office:value="1.00286339902308" calcext:value-type="float">
            <text:p>1.00286339902308</text:p>
          </table:table-cell>
          <table:table-cell table:formula="of:=[.B666]/[.B665]" office:value-type="float" office:value="0.997744336673863" calcext:value-type="float">
            <text:p>0.997744336673863</text:p>
          </table:table-cell>
          <table:table-cell table:number-columns-repeated="3"/>
          <table:table-cell office:value-type="float" office:value="1.03017788504514" calcext:value-type="float">
            <text:p>1.03017788504514</text:p>
          </table:table-cell>
          <table:table-cell office:value-type="float" office:value="1.03596222967617" calcext:value-type="float">
            <text:p>1.03596222967617</text:p>
          </table:table-cell>
          <table:table-cell office:value-type="float" office:value="1.02170521905781" calcext:value-type="float">
            <text:p>1.02170521905781</text:p>
          </table:table-cell>
          <table:table-cell office:value-type="float" office:value="-0.0142570106183677" calcext:value-type="float">
            <text:p>-0.01425701061836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1/09/2020</text:p>
          </table:table-cell>
          <table:table-cell office:value-type="string" calcext:value-type="string">
            <text:p>$77.4075</text:p>
          </table:table-cell>
          <table:table-cell office:value-type="string" calcext:value-type="string">
            <text:p>$39.84</text:p>
          </table:table-cell>
          <table:table-cell office:value-type="float" office:value="3274.7" calcext:value-type="float">
            <text:p>3274.7</text:p>
          </table:table-cell>
          <table:table-cell/>
          <table:table-cell table:formula="of:=[.D667]/[.D666]" office:value-type="float" office:value="0.993388707362507" calcext:value-type="float">
            <text:p>0.993388707362507</text:p>
          </table:table-cell>
          <table:table-cell table:formula="of:=[.B667]/[.B666]" office:value-type="float" office:value="0.979200981817007" calcext:value-type="float">
            <text:p>0.979200981817007</text:p>
          </table:table-cell>
          <table:table-cell table:number-columns-repeated="3"/>
          <table:table-cell office:value-type="float" office:value="1.04532478350659" calcext:value-type="float">
            <text:p>1.04532478350659</text:p>
          </table:table-cell>
          <table:table-cell office:value-type="float" office:value="1.05427599145746" calcext:value-type="float">
            <text:p>1.05427599145746</text:p>
          </table:table-cell>
          <table:table-cell office:value-type="float" office:value="1.06778921654162" calcext:value-type="float">
            <text:p>1.06778921654162</text:p>
          </table:table-cell>
          <table:table-cell office:value-type="float" office:value="0.0135132250841552" calcext:value-type="float">
            <text:p>0.01351322508415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1/08/2020</text:p>
          </table:table-cell>
          <table:table-cell office:value-type="string" calcext:value-type="string">
            <text:p>$75.7975</text:p>
          </table:table-cell>
          <table:table-cell office:value-type="string" calcext:value-type="string">
            <text:p>$39.91</text:p>
          </table:table-cell>
          <table:table-cell office:value-type="float" office:value="3253.05" calcext:value-type="float">
            <text:p>3253.05</text:p>
          </table:table-cell>
          <table:table-cell/>
          <table:table-cell table:formula="of:=[.D668]/[.D667]" office:value-type="float" office:value="0.995121501360262" calcext:value-type="float">
            <text:p>0.995121501360262</text:p>
          </table:table-cell>
          <table:table-cell table:formula="of:=[.B668]/[.B667]" office:value-type="float" office:value="0.98416834328309" calcext:value-type="float">
            <text:p>0.98416834328309</text:p>
          </table:table-cell>
          <table:table-cell table:number-columns-repeated="3"/>
          <table:table-cell office:value-type="float" office:value="0.995314166656291" calcext:value-type="float">
            <text:p>0.995314166656291</text:p>
          </table:table-cell>
          <table:table-cell office:value-type="float" office:value="0.993809320616374" calcext:value-type="float">
            <text:p>0.993809320616374</text:p>
          </table:table-cell>
          <table:table-cell office:value-type="float" office:value="1.00772121905384" calcext:value-type="float">
            <text:p>1.00772121905384</text:p>
          </table:table-cell>
          <table:table-cell office:value-type="float" office:value="0.0139118984374704" calcext:value-type="float">
            <text:p>0.01391189843747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1/07/2020</text:p>
          </table:table-cell>
          <table:table-cell office:value-type="string" calcext:value-type="string">
            <text:p>$74.5975</text:p>
          </table:table-cell>
          <table:table-cell office:value-type="string" calcext:value-type="string">
            <text:p>$39.74</text:p>
          </table:table-cell>
          <table:table-cell office:value-type="float" office:value="3237.18" calcext:value-type="float">
            <text:p>3237.18</text:p>
          </table:table-cell>
          <table:table-cell/>
          <table:table-cell table:formula="of:=[.D669]/[.D668]" office:value-type="float" office:value="1.00281108866359" calcext:value-type="float">
            <text:p>1.00281108866359</text:p>
          </table:table-cell>
          <table:table-cell table:formula="of:=[.B669]/[.B668]" office:value-type="float" office:value="1.00472535942894" calcext:value-type="float">
            <text:p>1.00472535942894</text:p>
          </table:table-cell>
          <table:table-cell table:number-columns-repeated="3"/>
          <table:table-cell office:value-type="float" office:value="1.05466410908636" calcext:value-type="float">
            <text:p>1.05466410908636</text:p>
          </table:table-cell>
          <table:table-cell office:value-type="float" office:value="1.06556795227051" calcext:value-type="float">
            <text:p>1.06556795227051</text:p>
          </table:table-cell>
          <table:table-cell office:value-type="float" office:value="1.02509425548303" calcext:value-type="float">
            <text:p>1.02509425548303</text:p>
          </table:table-cell>
          <table:table-cell office:value-type="float" office:value="-0.0404736967874757" calcext:value-type="float">
            <text:p>-0.04047369678747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1/06/2020</text:p>
          </table:table-cell>
          <table:table-cell office:value-type="string" calcext:value-type="string">
            <text:p>$74.95</text:p>
          </table:table-cell>
          <table:table-cell office:value-type="string" calcext:value-type="string">
            <text:p>$40.01</text:p>
          </table:table-cell>
          <table:table-cell office:value-type="float" office:value="3246.28" calcext:value-type="float">
            <text:p>3246.28</text:p>
          </table:table-cell>
          <table:table-cell/>
          <table:table-cell table:formula="of:=[.D670]/[.D669]" office:value-type="float" office:value="0.996479046785859" calcext:value-type="float">
            <text:p>0.996479046785859</text:p>
          </table:table-cell>
          <table:table-cell table:formula="of:=[.B670]/[.B669]" office:value-type="float" office:value="0.99209472981988" calcext:value-type="float">
            <text:p>0.99209472981988</text:p>
          </table:table-cell>
          <table:table-cell table:number-columns-repeated="3"/>
          <table:table-cell office:value-type="float" office:value="0.943436436171264" calcext:value-type="float">
            <text:p>0.943436436171264</text:p>
          </table:table-cell>
          <table:table-cell office:value-type="float" office:value="0.931085166211104" calcext:value-type="float">
            <text:p>0.931085166211104</text:p>
          </table:table-cell>
          <table:table-cell office:value-type="float" office:value="0.957881831843708" calcext:value-type="float">
            <text:p>0.957881831843708</text:p>
          </table:table-cell>
          <table:table-cell office:value-type="float" office:value="0.0267966656326036" calcext:value-type="float">
            <text:p>0.02679666563260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1/03/2020</text:p>
          </table:table-cell>
          <table:table-cell office:value-type="string" calcext:value-type="string">
            <text:p>$74.3575</text:p>
          </table:table-cell>
          <table:table-cell office:value-type="string" calcext:value-type="string">
            <text:p>$39.64</text:p>
          </table:table-cell>
          <table:table-cell office:value-type="float" office:value="3234.85" calcext:value-type="float">
            <text:p>3234.85</text:p>
          </table:table-cell>
          <table:table-cell/>
          <table:table-cell table:formula="of:=[.D671]/[.D670]" office:value-type="float" office:value="1.00711006692737" calcext:value-type="float">
            <text:p>1.00711006692737</text:p>
          </table:table-cell>
          <table:table-cell table:formula="of:=[.B671]/[.B670]" office:value-type="float" office:value="1.00981743603537" calcext:value-type="float">
            <text:p>1.00981743603537</text:p>
          </table:table-cell>
          <table:table-cell table:number-columns-repeated="3"/>
          <table:table-cell office:value-type="float" office:value="1.1361577114407" calcext:value-type="float">
            <text:p>1.1361577114407</text:p>
          </table:table-cell>
          <table:table-cell office:value-type="float" office:value="1.16409996686183" calcext:value-type="float">
            <text:p>1.16409996686183</text:p>
          </table:table-cell>
          <table:table-cell office:value-type="float" office:value="1.14764047727179" calcext:value-type="float">
            <text:p>1.14764047727179</text:p>
          </table:table-cell>
          <table:table-cell office:value-type="float" office:value="-0.0164594895900438" calcext:value-type="float">
            <text:p>-0.01645948959004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1/02/2020</text:p>
          </table:table-cell>
          <table:table-cell office:value-type="string" calcext:value-type="string">
            <text:p>$75.0875</text:p>
          </table:table-cell>
          <table:table-cell office:value-type="string" calcext:value-type="string">
            <text:p>$39.71</text:p>
          </table:table-cell>
          <table:table-cell office:value-type="float" office:value="3257.85" calcext:value-type="float">
            <text:p>3257.85</text:p>
          </table:table-cell>
          <table:table-cell/>
          <table:table-cell table:formula="of:=[.D672]/[.D671]" office:value-type="float" office:value="0.991690839050294" calcext:value-type="float">
            <text:p>0.991690839050294</text:p>
          </table:table-cell>
          <table:table-cell table:formula="of:=[.B672]/[.B671]" office:value-type="float" office:value="0.977692691859497" calcext:value-type="float">
            <text:p>0.977692691859497</text:p>
          </table:table-cell>
          <table:table-cell table:number-columns-repeated="3"/>
          <table:table-cell office:value-type="float" office:value="0.915020914637295" calcext:value-type="float">
            <text:p>0.915020914637295</text:p>
          </table:table-cell>
          <table:table-cell office:value-type="float" office:value="0.896728621629467" calcext:value-type="float">
            <text:p>0.896728621629467</text:p>
          </table:table-cell>
          <table:table-cell office:value-type="float" office:value="0.893010037054358" calcext:value-type="float">
            <text:p>0.893010037054358</text:p>
          </table:table-cell>
          <table:table-cell office:value-type="float" office:value="-0.00371858457510921" calcext:value-type="float">
            <text:p>-0.003718584575109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2/31/2019</text:p>
          </table:table-cell>
          <table:table-cell office:value-type="string" calcext:value-type="string">
            <text:p>$73.4125</text:p>
          </table:table-cell>
          <table:table-cell office:value-type="string" calcext:value-type="string">
            <text:p>$39.77</text:p>
          </table:table-cell>
          <table:table-cell office:value-type="float" office:value="3230.78" calcext:value-type="float">
            <text:p>3230.78</text:p>
          </table:table-cell>
          <table:table-cell/>
          <table:table-cell table:formula="of:=[.D673]/[.D672]" office:value-type="float" office:value="0.997062628838856" calcext:value-type="float">
            <text:p>0.997062628838856</text:p>
          </table:table-cell>
          <table:table-cell table:formula="of:=[.B673]/[.B672]" office:value-type="float" office:value="0.992746466882343" calcext:value-type="float">
            <text:p>0.992746466882343</text:p>
          </table:table-cell>
          <table:table-cell table:number-columns-repeated="3"/>
          <table:table-cell office:value-type="float" office:value="1.10510997162023" calcext:value-type="float">
            <text:p>1.10510997162023</text:p>
          </table:table-cell>
          <table:table-cell office:value-type="float" office:value="1.12656086851989" calcext:value-type="float">
            <text:p>1.12656086851989</text:p>
          </table:table-cell>
          <table:table-cell office:value-type="float" office:value="1.10957579664021" calcext:value-type="float">
            <text:p>1.10957579664021</text:p>
          </table:table-cell>
          <table:table-cell office:value-type="float" office:value="-0.01698507187968" calcext:value-type="float">
            <text:p>-0.016985071879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2/30/2019</text:p>
          </table:table-cell>
          <table:table-cell office:value-type="string" calcext:value-type="string">
            <text:p>$72.88</text:p>
          </table:table-cell>
          <table:table-cell office:value-type="string" calcext:value-type="string">
            <text:p>$39.55</text:p>
          </table:table-cell>
          <table:table-cell office:value-type="float" office:value="3221.29" calcext:value-type="float">
            <text:p>3221.29</text:p>
          </table:table-cell>
          <table:table-cell/>
          <table:table-cell table:formula="of:=[.D674]/[.D673]" office:value-type="float" office:value="1.00581444079856" calcext:value-type="float">
            <text:p>1.00581444079856</text:p>
          </table:table-cell>
          <table:table-cell table:formula="of:=[.B674]/[.B673]" office:value-type="float" office:value="0.994099890230516" calcext:value-type="float">
            <text:p>0.994099890230516</text:p>
          </table:table-cell>
          <table:table-cell table:number-columns-repeated="3"/>
          <table:table-cell office:value-type="float" office:value="1.05137923235743" calcext:value-type="float">
            <text:p>1.05137923235743</text:p>
          </table:table-cell>
          <table:table-cell office:value-type="float" office:value="1.06159628440413" calcext:value-type="float">
            <text:p>1.06159628440413</text:p>
          </table:table-cell>
          <table:table-cell office:value-type="float" office:value="1.03598010383764" calcext:value-type="float">
            <text:p>1.03598010383764</text:p>
          </table:table-cell>
          <table:table-cell office:value-type="float" office:value="-0.0256161805664972" calcext:value-type="float">
            <text:p>-0.02561618056649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2/27/2019</text:p>
          </table:table-cell>
          <table:table-cell office:value-type="string" calcext:value-type="string">
            <text:p>$72.45</text:p>
          </table:table-cell>
          <table:table-cell office:value-type="string" calcext:value-type="string">
            <text:p>$39.59</text:p>
          </table:table-cell>
          <table:table-cell office:value-type="float" office:value="3240.02" calcext:value-type="float">
            <text:p>3240.02</text:p>
          </table:table-cell>
          <table:table-cell/>
          <table:table-cell table:formula="of:=[.D675]/[.D674]" office:value-type="float" office:value="0.999966049592286" calcext:value-type="float">
            <text:p>0.999966049592286</text:p>
          </table:table-cell>
          <table:table-cell table:formula="of:=[.B675]/[.B674]" office:value-type="float" office:value="1.0003795721187" calcext:value-type="float">
            <text:p>1.0003795721187</text:p>
          </table:table-cell>
          <table:table-cell table:number-columns-repeated="3"/>
          <table:table-cell office:value-type="float" office:value="0.952928808596122" calcext:value-type="float">
            <text:p>0.952928808596122</text:p>
          </table:table-cell>
          <table:table-cell office:value-type="float" office:value="0.942562172396271" calcext:value-type="float">
            <text:p>0.942562172396271</text:p>
          </table:table-cell>
          <table:table-cell office:value-type="float" office:value="0.932816990257237" calcext:value-type="float">
            <text:p>0.932816990257237</text:p>
          </table:table-cell>
          <table:table-cell office:value-type="float" office:value="-0.0097451821390343" calcext:value-type="float">
            <text:p>-0.00974518213903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2/26/2019</text:p>
          </table:table-cell>
          <table:table-cell office:value-type="string" calcext:value-type="string">
            <text:p>$72.4775</text:p>
          </table:table-cell>
          <table:table-cell office:value-type="string" calcext:value-type="string">
            <text:p>$39.67</text:p>
          </table:table-cell>
          <table:table-cell office:value-type="float" office:value="3239.91" calcext:value-type="float">
            <text:p>3239.91</text:p>
          </table:table-cell>
          <table:table-cell/>
          <table:table-cell table:formula="of:=[.D676]/[.D675]" office:value-type="float" office:value="0.994898006426105" calcext:value-type="float">
            <text:p>0.994898006426105</text:p>
          </table:table-cell>
          <table:table-cell table:formula="of:=[.B676]/[.B675]" office:value-type="float" office:value="0.980545686592391" calcext:value-type="float">
            <text:p>0.980545686592391</text:p>
          </table:table-cell>
          <table:table-cell table:number-columns-repeated="3"/>
          <table:table-cell office:value-type="float" office:value="1.0822155714785" calcext:value-type="float">
            <text:p>1.0822155714785</text:p>
          </table:table-cell>
          <table:table-cell office:value-type="float" office:value="1.09887978308922" calcext:value-type="float">
            <text:p>1.09887978308922</text:p>
          </table:table-cell>
          <table:table-cell office:value-type="float" office:value="1.08588496073938" calcext:value-type="float">
            <text:p>1.08588496073938</text:p>
          </table:table-cell>
          <table:table-cell office:value-type="float" office:value="-0.0129948223498424" calcext:value-type="float">
            <text:p>-0.01299482234984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2/24/2019</text:p>
          </table:table-cell>
          <table:table-cell office:value-type="string" calcext:value-type="string">
            <text:p>$71.0675</text:p>
          </table:table-cell>
          <table:table-cell office:value-type="string" calcext:value-type="string">
            <text:p>$39.56</text:p>
          </table:table-cell>
          <table:table-cell office:value-type="float" office:value="3223.38" calcext:value-type="float">
            <text:p>3223.38</text:p>
          </table:table-cell>
          <table:table-cell/>
          <table:table-cell table:formula="of:=[.D677]/[.D676]" office:value-type="float" office:value="1.00019544701525" calcext:value-type="float">
            <text:p>1.00019544701525</text:p>
          </table:table-cell>
          <table:table-cell table:formula="of:=[.B677]/[.B676]" office:value-type="float" office:value="0.999050198754705" calcext:value-type="float">
            <text:p>0.999050198754705</text:p>
          </table:table-cell>
          <table:table-cell table:number-columns-repeated="3"/>
          <table:table-cell office:value-type="float" office:value="1.01734979158046" calcext:value-type="float">
            <text:p>1.01734979158046</text:p>
          </table:table-cell>
          <table:table-cell office:value-type="float" office:value="1.02045208095376" calcext:value-type="float">
            <text:p>1.02045208095376</text:p>
          </table:table-cell>
          <table:table-cell office:value-type="float" office:value="1.0134588105041" calcext:value-type="float">
            <text:p>1.0134588105041</text:p>
          </table:table-cell>
          <table:table-cell office:value-type="float" office:value="-0.00699327044965803" calcext:value-type="float">
            <text:p>-0.006993270449658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2/23/2019</text:p>
          </table:table-cell>
          <table:table-cell office:value-type="string" calcext:value-type="string">
            <text:p>$71</text:p>
          </table:table-cell>
          <table:table-cell office:value-type="string" calcext:value-type="string">
            <text:p>$39.57</text:p>
          </table:table-cell>
          <table:table-cell office:value-type="float" office:value="3224.01" calcext:value-type="float">
            <text:p>3224.01</text:p>
          </table:table-cell>
          <table:table-cell/>
          <table:table-cell table:formula="of:=[.D678]/[.D677]" office:value-type="float" office:value="0.999134618068802" calcext:value-type="float">
            <text:p>0.999134618068802</text:p>
          </table:table-cell>
          <table:table-cell table:formula="of:=[.B678]/[.B677]" office:value-type="float" office:value="0.983943661971831" calcext:value-type="float">
            <text:p>0.983943661971831</text:p>
          </table:table-cell>
          <table:table-cell table:number-columns-repeated="3"/>
          <table:table-cell office:value-type="float" office:value="1.03511313055153" calcext:value-type="float">
            <text:p>1.03511313055153</text:p>
          </table:table-cell>
          <table:table-cell office:value-type="float" office:value="1.04192931995319" calcext:value-type="float">
            <text:p>1.04192931995319</text:p>
          </table:table-cell>
          <table:table-cell office:value-type="float" office:value="1.0335245118121" calcext:value-type="float">
            <text:p>1.0335245118121</text:p>
          </table:table-cell>
          <table:table-cell office:value-type="float" office:value="-0.00840480814108879" calcext:value-type="float">
            <text:p>-0.008404808141088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2/20/2019</text:p>
          </table:table-cell>
          <table:table-cell office:value-type="string" calcext:value-type="string">
            <text:p>$69.86</text:p>
          </table:table-cell>
          <table:table-cell office:value-type="string" calcext:value-type="string">
            <text:p>$39.42</text:p>
          </table:table-cell>
          <table:table-cell office:value-type="float" office:value="3221.22" calcext:value-type="float">
            <text:p>3221.22</text:p>
          </table:table-cell>
          <table:table-cell/>
          <table:table-cell table:formula="of:=[.D679]/[.D678]" office:value-type="float" office:value="0.995079504038842" calcext:value-type="float">
            <text:p>0.995079504038842</text:p>
          </table:table-cell>
          <table:table-cell table:formula="of:=[.B679]/[.B678]" office:value-type="float" office:value="1.00207557973089" calcext:value-type="float">
            <text:p>1.00207557973089</text:p>
          </table:table-cell>
          <table:table-cell table:number-columns-repeated="3"/>
          <table:table-cell office:value-type="float" office:value="0.959506344804672" calcext:value-type="float">
            <text:p>0.959506344804672</text:p>
          </table:table-cell>
          <table:table-cell office:value-type="float" office:value="0.950514918071421" calcext:value-type="float">
            <text:p>0.950514918071421</text:p>
          </table:table-cell>
          <table:table-cell office:value-type="float" office:value="0.955671533328929" calcext:value-type="float">
            <text:p>0.955671533328929</text:p>
          </table:table-cell>
          <table:table-cell office:value-type="float" office:value="0.00515661525750832" calcext:value-type="float">
            <text:p>0.005156615257508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2/19/2019</text:p>
          </table:table-cell>
          <table:table-cell office:value-type="string" calcext:value-type="string">
            <text:p>$70.005</text:p>
          </table:table-cell>
          <table:table-cell office:value-type="string" calcext:value-type="string">
            <text:p>$39.11</text:p>
          </table:table-cell>
          <table:table-cell office:value-type="float" office:value="3205.37" calcext:value-type="float">
            <text:p>3205.37</text:p>
          </table:table-cell>
          <table:table-cell/>
          <table:table-cell table:formula="of:=[.D680]/[.D679]" office:value-type="float" office:value="0.995560574910229" calcext:value-type="float">
            <text:p>0.995560574910229</text:p>
          </table:table-cell>
          <table:table-cell table:formula="of:=[.B680]/[.B679]" office:value-type="float" office:value="0.99900007142347" calcext:value-type="float">
            <text:p>0.99900007142347</text:p>
          </table:table-cell>
          <table:table-cell table:number-columns-repeated="3"/>
          <table:table-cell office:value-type="float" office:value="1.02892084558346" calcext:value-type="float">
            <text:p>1.02892084558346</text:p>
          </table:table-cell>
          <table:table-cell office:value-type="float" office:value="1.03444237257081" calcext:value-type="float">
            <text:p>1.03444237257081</text:p>
          </table:table-cell>
          <table:table-cell office:value-type="float" office:value="1.03280105073967" calcext:value-type="float">
            <text:p>1.03280105073967</text:p>
          </table:table-cell>
          <table:table-cell office:value-type="float" office:value="-0.00164132183114196" calcext:value-type="float">
            <text:p>-0.001641321831141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2/18/2019</text:p>
          </table:table-cell>
          <table:table-cell office:value-type="string" calcext:value-type="string">
            <text:p>$69.935</text:p>
          </table:table-cell>
          <table:table-cell office:value-type="string" calcext:value-type="string">
            <text:p>$39.07</text:p>
          </table:table-cell>
          <table:table-cell office:value-type="float" office:value="3191.14" calcext:value-type="float">
            <text:p>3191.14</text:p>
          </table:table-cell>
          <table:table-cell/>
          <table:table-cell table:formula="of:=[.D681]/[.D680]" office:value-type="float" office:value="1.00043244733857" calcext:value-type="float">
            <text:p>1.00043244733857</text:p>
          </table:table-cell>
          <table:table-cell table:formula="of:=[.B681]/[.B680]" office:value-type="float" office:value="1.00239508114678" calcext:value-type="float">
            <text:p>1.00239508114678</text:p>
          </table:table-cell>
          <table:table-cell table:number-columns-repeated="3"/>
          <table:table-cell office:value-type="float" office:value="0.955987094811713" calcext:value-type="float">
            <text:p>0.955987094811713</text:p>
          </table:table-cell>
          <table:table-cell office:value-type="float" office:value="0.946259874955901" calcext:value-type="float">
            <text:p>0.946259874955901</text:p>
          </table:table-cell>
          <table:table-cell office:value-type="float" office:value="0.914828820989927" calcext:value-type="float">
            <text:p>0.914828820989927</text:p>
          </table:table-cell>
          <table:table-cell office:value-type="float" office:value="-0.031431053965974" calcext:value-type="float">
            <text:p>-0.0314310539659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2/17/2019</text:p>
          </table:table-cell>
          <table:table-cell office:value-type="string" calcext:value-type="string">
            <text:p>$70.1025</text:p>
          </table:table-cell>
          <table:table-cell office:value-type="string" calcext:value-type="string">
            <text:p>$38.53</text:p>
          </table:table-cell>
          <table:table-cell office:value-type="float" office:value="3192.52" calcext:value-type="float">
            <text:p>3192.52</text:p>
          </table:table-cell>
          <table:table-cell/>
          <table:table-cell table:formula="of:=[.D682]/[.D681]" office:value-type="float" office:value="0.999664841567163" calcext:value-type="float">
            <text:p>0.999664841567163</text:p>
          </table:table-cell>
          <table:table-cell table:formula="of:=[.B682]/[.B681]" office:value-type="float" office:value="0.998038586355693" calcext:value-type="float">
            <text:p>0.998038586355693</text:p>
          </table:table-cell>
          <table:table-cell table:number-columns-repeated="3"/>
          <table:table-cell office:value-type="float" office:value="1.00830676117554" calcext:value-type="float">
            <text:p>1.00830676117554</text:p>
          </table:table-cell>
          <table:table-cell office:value-type="float" office:value="1.00951836372854" calcext:value-type="float">
            <text:p>1.00951836372854</text:p>
          </table:table-cell>
          <table:table-cell office:value-type="float" office:value="1.00058530875037" calcext:value-type="float">
            <text:p>1.00058530875037</text:p>
          </table:table-cell>
          <table:table-cell office:value-type="float" office:value="-0.0089330549781701" calcext:value-type="float">
            <text:p>-0.00893305497817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2/16/2019</text:p>
          </table:table-cell>
          <table:table-cell office:value-type="string" calcext:value-type="string">
            <text:p>$69.965</text:p>
          </table:table-cell>
          <table:table-cell office:value-type="string" calcext:value-type="string">
            <text:p>$38.63</text:p>
          </table:table-cell>
          <table:table-cell office:value-type="float" office:value="3191.45" calcext:value-type="float">
            <text:p>3191.45</text:p>
          </table:table-cell>
          <table:table-cell/>
          <table:table-cell table:formula="of:=[.D683]/[.D682]" office:value-type="float" office:value="0.992902912469254" calcext:value-type="float">
            <text:p>0.992902912469254</text:p>
          </table:table-cell>
          <table:table-cell table:formula="of:=[.B683]/[.B682]" office:value-type="float" office:value="0.983170156506825" calcext:value-type="float">
            <text:p>0.983170156506825</text:p>
          </table:table-cell>
          <table:table-cell table:number-columns-repeated="3"/>
          <table:table-cell office:value-type="float" office:value="1.0462037894963" calcext:value-type="float">
            <text:p>1.0462037894963</text:p>
          </table:table-cell>
          <table:table-cell office:value-type="float" office:value="1.05533877710569" calcext:value-type="float">
            <text:p>1.05533877710569</text:p>
          </table:table-cell>
          <table:table-cell office:value-type="float" office:value="1.06994004094765" calcext:value-type="float">
            <text:p>1.06994004094765</text:p>
          </table:table-cell>
          <table:table-cell office:value-type="float" office:value="0.014601263841959" calcext:value-type="float">
            <text:p>0.0146012638419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2/13/2019</text:p>
          </table:table-cell>
          <table:table-cell office:value-type="string" calcext:value-type="string">
            <text:p>$68.7875</text:p>
          </table:table-cell>
          <table:table-cell office:value-type="string" calcext:value-type="string">
            <text:p>$38.31</text:p>
          </table:table-cell>
          <table:table-cell office:value-type="float" office:value="3168.8" calcext:value-type="float">
            <text:p>3168.8</text:p>
          </table:table-cell>
          <table:table-cell/>
          <table:table-cell table:formula="of:=[.D684]/[.D683]" office:value-type="float" office:value="0.999927417318859" calcext:value-type="float">
            <text:p>0.999927417318859</text:p>
          </table:table-cell>
          <table:table-cell table:formula="of:=[.B684]/[.B683]" office:value-type="float" office:value="0.986589133200073" calcext:value-type="float">
            <text:p>0.986589133200073</text:p>
          </table:table-cell>
          <table:table-cell table:number-columns-repeated="3"/>
          <table:table-cell office:value-type="float" office:value="1.00379285006049" calcext:value-type="float">
            <text:p>1.00379285006049</text:p>
          </table:table-cell>
          <table:table-cell office:value-type="float" office:value="1.00406069904072" calcext:value-type="float">
            <text:p>1.00406069904072</text:p>
          </table:table-cell>
          <table:table-cell office:value-type="float" office:value="0.984384076541944" calcext:value-type="float">
            <text:p>0.984384076541944</text:p>
          </table:table-cell>
          <table:table-cell office:value-type="float" office:value="-0.0196766224987747" calcext:value-type="float">
            <text:p>-0.0196766224987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2/12/2019</text:p>
          </table:table-cell>
          <table:table-cell office:value-type="string" calcext:value-type="string">
            <text:p>$67.865</text:p>
          </table:table-cell>
          <table:table-cell office:value-type="string" calcext:value-type="string">
            <text:p>$38.26</text:p>
          </table:table-cell>
          <table:table-cell office:value-type="float" office:value="3168.57" calcext:value-type="float">
            <text:p>3168.57</text:p>
          </table:table-cell>
          <table:table-cell/>
          <table:table-cell table:formula="of:=[.D685]/[.D684]" office:value-type="float" office:value="0.991497741883562" calcext:value-type="float">
            <text:p>0.991497741883562</text:p>
          </table:table-cell>
          <table:table-cell table:formula="of:=[.B685]/[.B684]" office:value-type="float" office:value="0.997458189051794" calcext:value-type="float">
            <text:p>0.997458189051794</text:p>
          </table:table-cell>
          <table:table-cell table:number-columns-repeated="3"/>
          <table:table-cell office:value-type="float" office:value="1.03122552514058" calcext:value-type="float">
            <text:p>1.03122552514058</text:p>
          </table:table-cell>
          <table:table-cell office:value-type="float" office:value="1.03722890688994" calcext:value-type="float">
            <text:p>1.03722890688994</text:p>
          </table:table-cell>
          <table:table-cell office:value-type="float" office:value="1.03505970563732" calcext:value-type="float">
            <text:p>1.03505970563732</text:p>
          </table:table-cell>
          <table:table-cell office:value-type="float" office:value="-0.00216920125261444" calcext:value-type="float">
            <text:p>-0.002169201252614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2/11/2019</text:p>
          </table:table-cell>
          <table:table-cell office:value-type="string" calcext:value-type="string">
            <text:p>$67.6925</text:p>
          </table:table-cell>
          <table:table-cell office:value-type="string" calcext:value-type="string">
            <text:p>$38.65</text:p>
          </table:table-cell>
          <table:table-cell office:value-type="float" office:value="3141.63" calcext:value-type="float">
            <text:p>3141.63</text:p>
          </table:table-cell>
          <table:table-cell/>
          <table:table-cell table:formula="of:=[.D686]/[.D685]" office:value-type="float" office:value="0.997100231408536" calcext:value-type="float">
            <text:p>0.997100231408536</text:p>
          </table:table-cell>
          <table:table-cell table:formula="of:=[.B686]/[.B685]" office:value-type="float" office:value="0.991542637662961" calcext:value-type="float">
            <text:p>0.991542637662961</text:p>
          </table:table-cell>
          <table:table-cell table:number-columns-repeated="3"/>
          <table:table-cell office:value-type="float" office:value="1.03467570189932" calcext:value-type="float">
            <text:p>1.03467570189932</text:p>
          </table:table-cell>
          <table:table-cell office:value-type="float" office:value="1.04140043516841" calcext:value-type="float">
            <text:p>1.04140043516841</text:p>
          </table:table-cell>
          <table:table-cell office:value-type="float" office:value="1.04986920651955" calcext:value-type="float">
            <text:p>1.04986920651955</text:p>
          </table:table-cell>
          <table:table-cell office:value-type="float" office:value="0.00846877135114688" calcext:value-type="float">
            <text:p>0.008468771351146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2/10/2019</text:p>
          </table:table-cell>
          <table:table-cell office:value-type="string" calcext:value-type="string">
            <text:p>$67.12</text:p>
          </table:table-cell>
          <table:table-cell office:value-type="string" calcext:value-type="string">
            <text:p>$38.71</text:p>
          </table:table-cell>
          <table:table-cell office:value-type="float" office:value="3132.52" calcext:value-type="float">
            <text:p>3132.52</text:p>
          </table:table-cell>
          <table:table-cell/>
          <table:table-cell table:formula="of:=[.D687]/[.D686]" office:value-type="float" office:value="1.00109815739405" calcext:value-type="float">
            <text:p>1.00109815739405</text:p>
          </table:table-cell>
          <table:table-cell table:formula="of:=[.B687]/[.B686]" office:value-type="float" office:value="0.994189511323004" calcext:value-type="float">
            <text:p>0.994189511323004</text:p>
          </table:table-cell>
          <table:table-cell table:number-columns-repeated="3"/>
          <table:table-cell office:value-type="float" office:value="1.01062991536215" calcext:value-type="float">
            <text:p>1.01062991536215</text:p>
          </table:table-cell>
          <table:table-cell office:value-type="float" office:value="1.01232723529145" calcext:value-type="float">
            <text:p>1.01232723529145</text:p>
          </table:table-cell>
          <table:table-cell office:value-type="float" office:value="1.02315923973806" calcext:value-type="float">
            <text:p>1.02315923973806</text:p>
          </table:table-cell>
          <table:table-cell office:value-type="float" office:value="0.0108320044466108" calcext:value-type="float">
            <text:p>0.01083200444661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2/09/2019</text:p>
          </table:table-cell>
          <table:table-cell office:value-type="string" calcext:value-type="string">
            <text:p>$66.73</text:p>
          </table:table-cell>
          <table:table-cell office:value-type="string" calcext:value-type="string">
            <text:p>$38.8</text:p>
          </table:table-cell>
          <table:table-cell office:value-type="float" office:value="3135.96" calcext:value-type="float">
            <text:p>3135.96</text:p>
          </table:table-cell>
          <table:table-cell/>
          <table:table-cell table:formula="of:=[.D688]/[.D687]" office:value-type="float" office:value="1.00317287210296" calcext:value-type="float">
            <text:p>1.00317287210296</text:p>
          </table:table-cell>
          <table:table-cell table:formula="of:=[.B688]/[.B687]" office:value-type="float" office:value="1.01419901093961" calcext:value-type="float">
            <text:p>1.01419901093961</text:p>
          </table:table-cell>
          <table:table-cell table:number-columns-repeated="3"/>
          <table:table-cell office:value-type="float" office:value="1.00383015685263" calcext:value-type="float">
            <text:p>1.00383015685263</text:p>
          </table:table-cell>
          <table:table-cell office:value-type="float" office:value="1.0041058058133" calcext:value-type="float">
            <text:p>1.0041058058133</text:p>
          </table:table-cell>
          <table:table-cell office:value-type="float" office:value="1.01036528254761" calcext:value-type="float">
            <text:p>1.01036528254761</text:p>
          </table:table-cell>
          <table:table-cell office:value-type="float" office:value="0.00625947673431515" calcext:value-type="float">
            <text:p>0.006259476734315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2/06/2019</text:p>
          </table:table-cell>
          <table:table-cell office:value-type="string" calcext:value-type="string">
            <text:p>$67.6775</text:p>
          </table:table-cell>
          <table:table-cell office:value-type="string" calcext:value-type="string">
            <text:p>$38.51</text:p>
          </table:table-cell>
          <table:table-cell office:value-type="float" office:value="3145.91" calcext:value-type="float">
            <text:p>3145.91</text:p>
          </table:table-cell>
          <table:table-cell/>
          <table:table-cell table:formula="of:=[.D689]/[.D688]" office:value-type="float" office:value="0.990946975596886" calcext:value-type="float">
            <text:p>0.990946975596886</text:p>
          </table:table-cell>
          <table:table-cell table:formula="of:=[.B689]/[.B688]" office:value-type="float" office:value="0.98104983192346" calcext:value-type="float">
            <text:p>0.98104983192346</text:p>
          </table:table-cell>
          <table:table-cell table:number-columns-repeated="3"/>
          <table:table-cell office:value-type="float" office:value="0.99531621457998" calcext:value-type="float">
            <text:p>0.99531621457998</text:p>
          </table:table-cell>
          <table:table-cell office:value-type="float" office:value="0.99381179671316" calcext:value-type="float">
            <text:p>0.99381179671316</text:p>
          </table:table-cell>
          <table:table-cell office:value-type="float" office:value="0.985723997280761" calcext:value-type="float">
            <text:p>0.985723997280761</text:p>
          </table:table-cell>
          <table:table-cell office:value-type="float" office:value="-0.00808779943239857" calcext:value-type="float">
            <text:p>-0.008087799432398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2/05/2019</text:p>
          </table:table-cell>
          <table:table-cell office:value-type="string" calcext:value-type="string">
            <text:p>$66.395</text:p>
          </table:table-cell>
          <table:table-cell office:value-type="string" calcext:value-type="string">
            <text:p>$38.47</text:p>
          </table:table-cell>
          <table:table-cell office:value-type="float" office:value="3117.43" calcext:value-type="float">
            <text:p>3117.43</text:p>
          </table:table-cell>
          <table:table-cell/>
          <table:table-cell table:formula="of:=[.D690]/[.D689]" office:value-type="float" office:value="0.998501971174974" calcext:value-type="float">
            <text:p>0.998501971174974</text:p>
          </table:table-cell>
          <table:table-cell table:formula="of:=[.B690]/[.B689]" office:value-type="float" office:value="0.985541079900595" calcext:value-type="float">
            <text:p>0.985541079900595</text:p>
          </table:table-cell>
          <table:table-cell table:number-columns-repeated="3"/>
          <table:table-cell office:value-type="float" office:value="1.00292853137267" calcext:value-type="float">
            <text:p>1.00292853137267</text:p>
          </table:table-cell>
          <table:table-cell office:value-type="float" office:value="1.00301567146679" calcext:value-type="float">
            <text:p>1.00301567146679</text:p>
          </table:table-cell>
          <table:table-cell office:value-type="float" office:value="1.01865203761755" calcext:value-type="float">
            <text:p>1.01865203761755</text:p>
          </table:table-cell>
          <table:table-cell office:value-type="float" office:value="0.0156363661507684" calcext:value-type="float">
            <text:p>0.01563636615076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2/04/2019</text:p>
          </table:table-cell>
          <table:table-cell office:value-type="string" calcext:value-type="string">
            <text:p>$65.435</text:p>
          </table:table-cell>
          <table:table-cell office:value-type="string" calcext:value-type="string">
            <text:p>$38.26</text:p>
          </table:table-cell>
          <table:table-cell office:value-type="float" office:value="3112.76" calcext:value-type="float">
            <text:p>3112.76</text:p>
          </table:table-cell>
          <table:table-cell/>
          <table:table-cell table:formula="of:=[.D691]/[.D690]" office:value-type="float" office:value="0.993716187563448" calcext:value-type="float">
            <text:p>0.993716187563448</text:p>
          </table:table-cell>
          <table:table-cell table:formula="of:=[.B691]/[.B690]" office:value-type="float" office:value="0.991250859631695" calcext:value-type="float">
            <text:p>0.991250859631695</text:p>
          </table:table-cell>
          <table:table-cell table:number-columns-repeated="3"/>
          <table:table-cell office:value-type="float" office:value="0.998159850421282" calcext:value-type="float">
            <text:p>0.998159850421282</text:p>
          </table:table-cell>
          <table:table-cell office:value-type="float" office:value="0.997249970509788" calcext:value-type="float">
            <text:p>0.997249970509788</text:p>
          </table:table-cell>
          <table:table-cell office:value-type="float" office:value="0.999753808278197" calcext:value-type="float">
            <text:p>0.999753808278197</text:p>
          </table:table-cell>
          <table:table-cell office:value-type="float" office:value="0.00250383776840857" calcext:value-type="float">
            <text:p>0.002503837768408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2/03/2019</text:p>
          </table:table-cell>
          <table:table-cell office:value-type="string" calcext:value-type="string">
            <text:p>$64.8625</text:p>
          </table:table-cell>
          <table:table-cell office:value-type="string" calcext:value-type="string">
            <text:p>$37.97</text:p>
          </table:table-cell>
          <table:table-cell office:value-type="float" office:value="3093.2" calcext:value-type="float">
            <text:p>3093.2</text:p>
          </table:table-cell>
          <table:table-cell/>
          <table:table-cell table:formula="of:=[.D692]/[.D691]" office:value-type="float" office:value="1.00668240010345" calcext:value-type="float">
            <text:p>1.00668240010345</text:p>
          </table:table-cell>
          <table:table-cell table:formula="of:=[.B692]/[.B691]" office:value-type="float" office:value="1.01815378685681" calcext:value-type="float">
            <text:p>1.01815378685681</text:p>
          </table:table-cell>
          <table:table-cell table:number-columns-repeated="3"/>
          <table:table-cell office:value-type="float" office:value="1.00163310550869" calcext:value-type="float">
            <text:p>1.00163310550869</text:p>
          </table:table-cell>
          <table:table-cell office:value-type="float" office:value="1.00144940225738" calcext:value-type="float">
            <text:p>1.00144940225738</text:p>
          </table:table-cell>
          <table:table-cell office:value-type="float" office:value="1.00717209960907" calcext:value-type="float">
            <text:p>1.00717209960907</text:p>
          </table:table-cell>
          <table:table-cell office:value-type="float" office:value="0.00572269735169728" calcext:value-type="float">
            <text:p>0.005722697351697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2/02/2019</text:p>
          </table:table-cell>
          <table:table-cell office:value-type="string" calcext:value-type="string">
            <text:p>$66.04</text:p>
          </table:table-cell>
          <table:table-cell office:value-type="string" calcext:value-type="string">
            <text:p>$37.83</text:p>
          </table:table-cell>
          <table:table-cell office:value-type="float" office:value="3113.87" calcext:value-type="float">
            <text:p>3113.87</text:p>
          </table:table-cell>
          <table:table-cell/>
          <table:table-cell table:formula="of:=[.D693]/[.D692]" office:value-type="float" office:value="1.00870620803052" calcext:value-type="float">
            <text:p>1.00870620803052</text:p>
          </table:table-cell>
          <table:table-cell table:formula="of:=[.B693]/[.B692]" office:value-type="float" office:value="1.01169745608722" calcext:value-type="float">
            <text:p>1.01169745608722</text:p>
          </table:table-cell>
          <table:table-cell table:number-columns-repeated="3"/>
          <table:table-cell office:value-type="float" office:value="0.993578836792969" calcext:value-type="float">
            <text:p>0.993578836792969</text:p>
          </table:table-cell>
          <table:table-cell office:value-type="float" office:value="0.991711173737677" calcext:value-type="float">
            <text:p>0.991711173737677</text:p>
          </table:table-cell>
          <table:table-cell office:value-type="float" office:value="0.976803178484108" calcext:value-type="float">
            <text:p>0.976803178484108</text:p>
          </table:table-cell>
          <table:table-cell office:value-type="float" office:value="-0.0149079952535692" calcext:value-type="float">
            <text:p>-0.01490799525356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/29/2019</text:p>
          </table:table-cell>
          <table:table-cell office:value-type="string" calcext:value-type="string">
            <text:p>$66.8125</text:p>
          </table:table-cell>
          <table:table-cell office:value-type="string" calcext:value-type="string">
            <text:p>$38</text:p>
          </table:table-cell>
          <table:table-cell office:value-type="float" office:value="3140.98" calcext:value-type="float">
            <text:p>3140.98</text:p>
          </table:table-cell>
          <table:table-cell/>
          <table:table-cell table:formula="of:=[.D694]/[.D693]" office:value-type="float" office:value="1.00402740545944" calcext:value-type="float">
            <text:p>1.00402740545944</text:p>
          </table:table-cell>
          <table:table-cell table:formula="of:=[.B694]/[.B693]" office:value-type="float" office:value="1.0022076707203" calcext:value-type="float">
            <text:p>1.0022076707203</text:p>
          </table:table-cell>
          <table:table-cell table:number-columns-repeated="3"/>
          <table:table-cell office:value-type="float" office:value="0.998314347405256" calcext:value-type="float">
            <text:p>0.998314347405256</text:p>
          </table:table-cell>
          <table:table-cell office:value-type="float" office:value="0.99743676921103" calcext:value-type="float">
            <text:p>0.99743676921103</text:p>
          </table:table-cell>
          <table:table-cell office:value-type="float" office:value="1.00606989768781" calcext:value-type="float">
            <text:p>1.00606989768781</text:p>
          </table:table-cell>
          <table:table-cell office:value-type="float" office:value="0.00863312847677711" calcext:value-type="float">
            <text:p>0.008633128476777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/27/2019</text:p>
          </table:table-cell>
          <table:table-cell office:value-type="string" calcext:value-type="string">
            <text:p>$66.96</text:p>
          </table:table-cell>
          <table:table-cell office:value-type="string" calcext:value-type="string">
            <text:p>$37.95</text:p>
          </table:table-cell>
          <table:table-cell office:value-type="float" office:value="3153.63" calcext:value-type="float">
            <text:p>3153.63</text:p>
          </table:table-cell>
          <table:table-cell/>
          <table:table-cell table:formula="of:=[.D695]/[.D694]" office:value-type="float" office:value="0.995842885817296" calcext:value-type="float">
            <text:p>0.995842885817296</text:p>
          </table:table-cell>
          <table:table-cell table:formula="of:=[.B695]/[.B694]" office:value-type="float" office:value="0.986745818399044" calcext:value-type="float">
            <text:p>0.986745818399044</text:p>
          </table:table-cell>
          <table:table-cell table:number-columns-repeated="3"/>
          <table:table-cell office:value-type="float" office:value="0.992726925589707" calcext:value-type="float">
            <text:p>0.992726925589707</text:p>
          </table:table-cell>
          <table:table-cell office:value-type="float" office:value="0.990681147764038" calcext:value-type="float">
            <text:p>0.990681147764038</text:p>
          </table:table-cell>
          <table:table-cell office:value-type="float" office:value="0.995272896905613" calcext:value-type="float">
            <text:p>0.995272896905613</text:p>
          </table:table-cell>
          <table:table-cell office:value-type="float" office:value="0.00459174914157545" calcext:value-type="float">
            <text:p>0.004591749141575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/26/2019</text:p>
          </table:table-cell>
          <table:table-cell office:value-type="string" calcext:value-type="string">
            <text:p>$66.0725</text:p>
          </table:table-cell>
          <table:table-cell office:value-type="string" calcext:value-type="string">
            <text:p>$37.72</text:p>
          </table:table-cell>
          <table:table-cell office:value-type="float" office:value="3140.52" calcext:value-type="float">
            <text:p>3140.52</text:p>
          </table:table-cell>
          <table:table-cell/>
          <table:table-cell table:formula="of:=[.D696]/[.D695]" office:value-type="float" office:value="0.997809279991848" calcext:value-type="float">
            <text:p>0.997809279991848</text:p>
          </table:table-cell>
          <table:table-cell table:formula="of:=[.B696]/[.B695]" office:value-type="float" office:value="1.00787014264634" calcext:value-type="float">
            <text:p>1.00787014264634</text:p>
          </table:table-cell>
          <table:table-cell table:number-columns-repeated="3"/>
          <table:table-cell office:value-type="float" office:value="1.00543016068107" calcext:value-type="float">
            <text:p>1.00543016068107</text:p>
          </table:table-cell>
          <table:table-cell office:value-type="float" office:value="1.00604033313833" calcext:value-type="float">
            <text:p>1.00604033313833</text:p>
          </table:table-cell>
          <table:table-cell office:value-type="float" office:value="1.01618598256413" calcext:value-type="float">
            <text:p>1.01618598256413</text:p>
          </table:table-cell>
          <table:table-cell office:value-type="float" office:value="0.0101456494258054" calcext:value-type="float">
            <text:p>0.01014564942580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/25/2019</text:p>
          </table:table-cell>
          <table:table-cell office:value-type="string" calcext:value-type="string">
            <text:p>$66.5925</text:p>
          </table:table-cell>
          <table:table-cell office:value-type="string" calcext:value-type="string">
            <text:p>$37.78</text:p>
          </table:table-cell>
          <table:table-cell office:value-type="float" office:value="3133.64" calcext:value-type="float">
            <text:p>3133.64</text:p>
          </table:table-cell>
          <table:table-cell/>
          <table:table-cell table:formula="of:=[.D697]/[.D696]" office:value-type="float" office:value="0.992548601626224" calcext:value-type="float">
            <text:p>0.992548601626224</text:p>
          </table:table-cell>
          <table:table-cell table:formula="of:=[.B697]/[.B696]" office:value-type="float" office:value="0.982768329766865" calcext:value-type="float">
            <text:p>0.982768329766865</text:p>
          </table:table-cell>
          <table:table-cell table:number-columns-repeated="3"/>
          <table:table-cell office:value-type="float" office:value="0.996685376803018" calcext:value-type="float">
            <text:p>0.996685376803018</text:p>
          </table:table-cell>
          <table:table-cell office:value-type="float" office:value="0.995467218835152" calcext:value-type="float">
            <text:p>0.995467218835152</text:p>
          </table:table-cell>
          <table:table-cell office:value-type="float" office:value="0.988438239906522" calcext:value-type="float">
            <text:p>0.988438239906522</text:p>
          </table:table-cell>
          <table:table-cell office:value-type="float" office:value="-0.00702897892862986" calcext:value-type="float">
            <text:p>-0.007028978928629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/22/2019</text:p>
          </table:table-cell>
          <table:table-cell office:value-type="string" calcext:value-type="string">
            <text:p>$65.445</text:p>
          </table:table-cell>
          <table:table-cell office:value-type="string" calcext:value-type="string">
            <text:p>$37.41</text:p>
          </table:table-cell>
          <table:table-cell office:value-type="float" office:value="3110.29" calcext:value-type="float">
            <text:p>3110.29</text:p>
          </table:table-cell>
          <table:table-cell/>
          <table:table-cell table:formula="of:=[.D698]/[.D697]" office:value-type="float" office:value="0.997829784360944" calcext:value-type="float">
            <text:p>0.997829784360944</text:p>
          </table:table-cell>
          <table:table-cell table:formula="of:=[.B698]/[.B697]" office:value-type="float" office:value="1.00087860035144" calcext:value-type="float">
            <text:p>1.00087860035144</text:p>
          </table:table-cell>
          <table:table-cell table:number-columns-repeated="3"/>
          <table:table-cell office:value-type="float" office:value="0.988874528067077" calcext:value-type="float">
            <text:p>0.988874528067077</text:p>
          </table:table-cell>
          <table:table-cell office:value-type="float" office:value="0.986023303737695" calcext:value-type="float">
            <text:p>0.986023303737695</text:p>
          </table:table-cell>
          <table:table-cell office:value-type="float" office:value="0.991911650334422" calcext:value-type="float">
            <text:p>0.991911650334422</text:p>
          </table:table-cell>
          <table:table-cell office:value-type="float" office:value="0.00588834659672766" calcext:value-type="float">
            <text:p>0.005888346596727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/21/2019</text:p>
          </table:table-cell>
          <table:table-cell office:value-type="string" calcext:value-type="string">
            <text:p>$65.5025</text:p>
          </table:table-cell>
          <table:table-cell office:value-type="string" calcext:value-type="string">
            <text:p>$37.76</text:p>
          </table:table-cell>
          <table:table-cell office:value-type="float" office:value="3103.54" calcext:value-type="float">
            <text:p>3103.54</text:p>
          </table:table-cell>
          <table:table-cell/>
          <table:table-cell table:formula="of:=[.D699]/[.D698]" office:value-type="float" office:value="1.00158528647931" calcext:value-type="float">
            <text:p>1.00158528647931</text:p>
          </table:table-cell>
          <table:table-cell table:formula="of:=[.B699]/[.B698]" office:value-type="float" office:value="1.00450364489905" calcext:value-type="float">
            <text:p>1.00450364489905</text:p>
          </table:table-cell>
          <table:table-cell table:number-columns-repeated="3"/>
          <table:table-cell office:value-type="float" office:value="0.985240736416595" calcext:value-type="float">
            <text:p>0.985240736416595</text:p>
          </table:table-cell>
          <table:table-cell office:value-type="float" office:value="0.981629770974592" calcext:value-type="float">
            <text:p>0.981629770974592</text:p>
          </table:table-cell>
          <table:table-cell office:value-type="float" office:value="0.968041398776854" calcext:value-type="float">
            <text:p>0.968041398776854</text:p>
          </table:table-cell>
          <table:table-cell office:value-type="float" office:value="-0.0135883721977375" calcext:value-type="float">
            <text:p>-0.01358837219773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/20/2019</text:p>
          </table:table-cell>
          <table:table-cell office:value-type="string" calcext:value-type="string">
            <text:p>$65.7975</text:p>
          </table:table-cell>
          <table:table-cell office:value-type="string" calcext:value-type="string">
            <text:p>$37.71</text:p>
          </table:table-cell>
          <table:table-cell office:value-type="float" office:value="3108.46" calcext:value-type="float">
            <text:p>3108.46</text:p>
          </table:table-cell>
          <table:table-cell/>
          <table:table-cell table:formula="of:=[.D700]/[.D699]" office:value-type="float" office:value="1.00377035573885" calcext:value-type="float">
            <text:p>1.00377035573885</text:p>
          </table:table-cell>
          <table:table-cell table:formula="of:=[.B700]/[.B699]" office:value-type="float" office:value="1.01177856301531" calcext:value-type="float">
            <text:p>1.01177856301531</text:p>
          </table:table-cell>
          <table:table-cell table:number-columns-repeated="3"/>
          <table:table-cell office:value-type="float" office:value="0.992797606589267" calcext:value-type="float">
            <text:p>0.992797606589267</text:p>
          </table:table-cell>
          <table:table-cell office:value-type="float" office:value="0.990766606512685" calcext:value-type="float">
            <text:p>0.990766606512685</text:p>
          </table:table-cell>
          <table:table-cell office:value-type="float" office:value="1.00275383917579" calcext:value-type="float">
            <text:p>1.00275383917579</text:p>
          </table:table-cell>
          <table:table-cell office:value-type="float" office:value="0.0119872326631068" calcext:value-type="float">
            <text:p>0.01198723266310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/19/2019</text:p>
          </table:table-cell>
          <table:table-cell office:value-type="string" calcext:value-type="string">
            <text:p>$66.5725</text:p>
          </table:table-cell>
          <table:table-cell office:value-type="string" calcext:value-type="string">
            <text:p>$37.62</text:p>
          </table:table-cell>
          <table:table-cell office:value-type="float" office:value="3120.18" calcext:value-type="float">
            <text:p>3120.18</text:p>
          </table:table-cell>
          <table:table-cell/>
          <table:table-cell table:formula="of:=[.D701]/[.D700]" office:value-type="float" office:value="1.00059291451134" calcext:value-type="float">
            <text:p>1.00059291451134</text:p>
          </table:table-cell>
          <table:table-cell table:formula="of:=[.B701]/[.B700]" office:value-type="float" office:value="1.00304179653761" calcext:value-type="float">
            <text:p>1.00304179653761</text:p>
          </table:table-cell>
          <table:table-cell table:number-columns-repeated="3"/>
          <table:table-cell office:value-type="float" office:value="1.01802500062006" calcext:value-type="float">
            <text:p>1.01802500062006</text:p>
          </table:table-cell>
          <table:table-cell office:value-type="float" office:value="1.0212684604611" calcext:value-type="float">
            <text:p>1.0212684604611</text:p>
          </table:table-cell>
          <table:table-cell office:value-type="float" office:value="1.04639591612549" calcext:value-type="float">
            <text:p>1.04639591612549</text:p>
          </table:table-cell>
          <table:table-cell office:value-type="float" office:value="0.0251274556643839" calcext:value-type="float">
            <text:p>0.02512745566438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/18/2019</text:p>
          </table:table-cell>
          <table:table-cell office:value-type="string" calcext:value-type="string">
            <text:p>$66.775</text:p>
          </table:table-cell>
          <table:table-cell office:value-type="string" calcext:value-type="string">
            <text:p>$38.06</text:p>
          </table:table-cell>
          <table:table-cell office:value-type="float" office:value="3122.03" calcext:value-type="float">
            <text:p>3122.03</text:p>
          </table:table-cell>
          <table:table-cell/>
          <table:table-cell table:formula="of:=[.D702]/[.D701]" office:value-type="float" office:value="0.99949712206481" calcext:value-type="float">
            <text:p>0.99949712206481</text:p>
          </table:table-cell>
          <table:table-cell table:formula="of:=[.B702]/[.B701]" office:value-type="float" office:value="0.994983152377387" calcext:value-type="float">
            <text:p>0.994983152377387</text:p>
          </table:table-cell>
          <table:table-cell table:number-columns-repeated="3"/>
          <table:table-cell office:value-type="float" office:value="0.996875437773704" calcext:value-type="float">
            <text:p>0.996875437773704</text:p>
          </table:table-cell>
          <table:table-cell office:value-type="float" office:value="0.995697017123556" calcext:value-type="float">
            <text:p>0.995697017123556</text:p>
          </table:table-cell>
          <table:table-cell office:value-type="float" office:value="1.00145119955538" calcext:value-type="float">
            <text:p>1.00145119955538</text:p>
          </table:table-cell>
          <table:table-cell office:value-type="float" office:value="0.00575418243182102" calcext:value-type="float">
            <text:p>0.005754182431821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/15/2019</text:p>
          </table:table-cell>
          <table:table-cell office:value-type="string" calcext:value-type="string">
            <text:p>$66.44</text:p>
          </table:table-cell>
          <table:table-cell office:value-type="string" calcext:value-type="string">
            <text:p>$38.18</text:p>
          </table:table-cell>
          <table:table-cell office:value-type="float" office:value="3120.46" calcext:value-type="float">
            <text:p>3120.46</text:p>
          </table:table-cell>
          <table:table-cell/>
          <table:table-cell table:formula="of:=[.D703]/[.D702]" office:value-type="float" office:value="0.9923633054101" calcext:value-type="float">
            <text:p>0.9923633054101</text:p>
          </table:table-cell>
          <table:table-cell table:formula="of:=[.B703]/[.B702]" office:value-type="float" office:value="0.988260084286574" calcext:value-type="float">
            <text:p>0.988260084286574</text:p>
          </table:table-cell>
          <table:table-cell table:number-columns-repeated="3"/>
          <table:table-cell office:value-type="float" office:value="1.00086759943789" calcext:value-type="float">
            <text:p>1.00086759943789</text:p>
          </table:table-cell>
          <table:table-cell office:value-type="float" office:value="1.00052384671487" calcext:value-type="float">
            <text:p>1.00052384671487</text:p>
          </table:table-cell>
          <table:table-cell office:value-type="float" office:value="0.979496824320158" calcext:value-type="float">
            <text:p>0.979496824320158</text:p>
          </table:table-cell>
          <table:table-cell office:value-type="float" office:value="-0.0210270223947134" calcext:value-type="float">
            <text:p>-0.02102702239471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/14/2019</text:p>
          </table:table-cell>
          <table:table-cell office:value-type="string" calcext:value-type="string">
            <text:p>$65.66</text:p>
          </table:table-cell>
          <table:table-cell office:value-type="string" calcext:value-type="string">
            <text:p>$37.72</text:p>
          </table:table-cell>
          <table:table-cell office:value-type="float" office:value="3096.63" calcext:value-type="float">
            <text:p>3096.63</text:p>
          </table:table-cell>
          <table:table-cell/>
          <table:table-cell table:formula="of:=[.D704]/[.D703]" office:value-type="float" office:value="0.999163606888779" calcext:value-type="float">
            <text:p>0.999163606888779</text:p>
          </table:table-cell>
          <table:table-cell table:formula="of:=[.B704]/[.B703]" office:value-type="float" office:value="1.00696771245812" calcext:value-type="float">
            <text:p>1.00696771245812</text:p>
          </table:table-cell>
          <table:table-cell table:number-columns-repeated="3"/>
          <table:table-cell office:value-type="float" office:value="0.990046516738701" calcext:value-type="float">
            <text:p>0.990046516738701</text:p>
          </table:table-cell>
          <table:table-cell office:value-type="float" office:value="0.987440327915755" calcext:value-type="float">
            <text:p>0.987440327915755</text:p>
          </table:table-cell>
          <table:table-cell office:value-type="float" office:value="0.972488904277755" calcext:value-type="float">
            <text:p>0.972488904277755</text:p>
          </table:table-cell>
          <table:table-cell office:value-type="float" office:value="-0.0149514236379996" calcext:value-type="float">
            <text:p>-0.01495142363799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/13/2019</text:p>
          </table:table-cell>
          <table:table-cell office:value-type="string" calcext:value-type="string">
            <text:p>$66.1175</text:p>
          </table:table-cell>
          <table:table-cell office:value-type="string" calcext:value-type="string">
            <text:p>$38.73</text:p>
          </table:table-cell>
          <table:table-cell office:value-type="float" office:value="3094.04" calcext:value-type="float">
            <text:p>3094.04</text:p>
          </table:table-cell>
          <table:table-cell/>
          <table:table-cell table:formula="of:=[.D705]/[.D704]" office:value-type="float" office:value="0.999288955540329" calcext:value-type="float">
            <text:p>0.999288955540329</text:p>
          </table:table-cell>
          <table:table-cell table:formula="of:=[.B705]/[.B704]" office:value-type="float" office:value="0.990509320527848" calcext:value-type="float">
            <text:p>0.990509320527848</text:p>
          </table:table-cell>
          <table:table-cell table:number-columns-repeated="3"/>
          <table:table-cell office:value-type="float" office:value="1.01598209413527" calcext:value-type="float">
            <text:p>1.01598209413527</text:p>
          </table:table-cell>
          <table:table-cell office:value-type="float" office:value="1.01879842986052" calcext:value-type="float">
            <text:p>1.01879842986052</text:p>
          </table:table-cell>
          <table:table-cell office:value-type="float" office:value="1.0302961644279" calcext:value-type="float">
            <text:p>1.0302961644279</text:p>
          </table:table-cell>
          <table:table-cell office:value-type="float" office:value="0.0114977345673812" calcext:value-type="float">
            <text:p>0.01149773456738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/12/2019</text:p>
          </table:table-cell>
          <table:table-cell office:value-type="string" calcext:value-type="string">
            <text:p>$65.49</text:p>
          </table:table-cell>
          <table:table-cell office:value-type="string" calcext:value-type="string">
            <text:p>$38.26</text:p>
          </table:table-cell>
          <table:table-cell office:value-type="float" office:value="3091.84" calcext:value-type="float">
            <text:p>3091.84</text:p>
          </table:table-cell>
          <table:table-cell/>
          <table:table-cell table:formula="of:=[.D706]/[.D705]" office:value-type="float" office:value="0.998437823432002" calcext:value-type="float">
            <text:p>0.998437823432002</text:p>
          </table:table-cell>
          <table:table-cell table:formula="of:=[.B706]/[.B705]" office:value-type="float" office:value="1.0009161704077" calcext:value-type="float">
            <text:p>1.0009161704077</text:p>
          </table:table-cell>
          <table:table-cell table:number-columns-repeated="3"/>
          <table:table-cell office:value-type="float" office:value="1.00912464686373" calcext:value-type="float">
            <text:p>1.00912464686373</text:p>
          </table:table-cell>
          <table:table-cell office:value-type="float" office:value="1.0105072502452" calcext:value-type="float">
            <text:p>1.0105072502452</text:p>
          </table:table-cell>
          <table:table-cell office:value-type="float" office:value="1.00289026420785" calcext:value-type="float">
            <text:p>1.00289026420785</text:p>
          </table:table-cell>
          <table:table-cell office:value-type="float" office:value="-0.00761698603734984" calcext:value-type="float">
            <text:p>-0.007616986037349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/11/2019</text:p>
          </table:table-cell>
          <table:table-cell office:value-type="string" calcext:value-type="string">
            <text:p>$65.55</text:p>
          </table:table-cell>
          <table:table-cell office:value-type="string" calcext:value-type="string">
            <text:p>$37.76</text:p>
          </table:table-cell>
          <table:table-cell office:value-type="float" office:value="3087.01" calcext:value-type="float">
            <text:p>3087.01</text:p>
          </table:table-cell>
          <table:table-cell/>
          <table:table-cell table:formula="of:=[.D707]/[.D706]" office:value-type="float" office:value="1.00196630396403" calcext:value-type="float">
            <text:p>1.00196630396403</text:p>
          </table:table-cell>
          <table:table-cell table:formula="of:=[.B707]/[.B706]" office:value-type="float" office:value="0.992143401983219" calcext:value-type="float">
            <text:p>0.992143401983219</text:p>
          </table:table-cell>
          <table:table-cell table:number-columns-repeated="3"/>
          <table:table-cell office:value-type="float" office:value="0.998860335464316" calcext:value-type="float">
            <text:p>0.998860335464316</text:p>
          </table:table-cell>
          <table:table-cell office:value-type="float" office:value="0.99809691064358" calcext:value-type="float">
            <text:p>0.99809691064358</text:p>
          </table:table-cell>
          <table:table-cell office:value-type="float" office:value="0.995207217366789" calcext:value-type="float">
            <text:p>0.995207217366789</text:p>
          </table:table-cell>
          <table:table-cell office:value-type="float" office:value="-0.00288969327679167" calcext:value-type="float">
            <text:p>-0.002889693276791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/08/2019</text:p>
          </table:table-cell>
          <table:table-cell office:value-type="string" calcext:value-type="string">
            <text:p>$65.035</text:p>
          </table:table-cell>
          <table:table-cell office:value-type="string" calcext:value-type="string">
            <text:p>$37.47</text:p>
          </table:table-cell>
          <table:table-cell office:value-type="float" office:value="3093.08" calcext:value-type="float">
            <text:p>3093.08</text:p>
          </table:table-cell>
          <table:table-cell/>
          <table:table-cell table:formula="of:=[.D708]/[.D707]" office:value-type="float" office:value="0.997445911518616" calcext:value-type="float">
            <text:p>0.997445911518616</text:p>
          </table:table-cell>
          <table:table-cell table:formula="of:=[.B708]/[.B707]" office:value-type="float" office:value="0.997270700392097" calcext:value-type="float">
            <text:p>0.997270700392097</text:p>
          </table:table-cell>
          <table:table-cell table:number-columns-repeated="3"/>
          <table:table-cell office:value-type="float" office:value="0.999710995710093" calcext:value-type="float">
            <text:p>0.999710995710093</text:p>
          </table:table-cell>
          <table:table-cell office:value-type="float" office:value="0.99912542411369" calcext:value-type="float">
            <text:p>0.99912542411369</text:p>
          </table:table-cell>
          <table:table-cell office:value-type="float" office:value="0.996443185395027" calcext:value-type="float">
            <text:p>0.996443185395027</text:p>
          </table:table-cell>
          <table:table-cell office:value-type="float" office:value="-0.0026822387186628" calcext:value-type="float">
            <text:p>-0.00268223871866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/07/2019</text:p>
          </table:table-cell>
          <table:table-cell office:value-type="string" calcext:value-type="string">
            <text:p>$64.8575</text:p>
          </table:table-cell>
          <table:table-cell office:value-type="string" calcext:value-type="string">
            <text:p>$36.73</text:p>
          </table:table-cell>
          <table:table-cell office:value-type="float" office:value="3085.18" calcext:value-type="float">
            <text:p>3085.18</text:p>
          </table:table-cell>
          <table:table-cell/>
          <table:table-cell table:formula="of:=[.D709]/[.D708]" office:value-type="float" office:value="0.997277306348414" calcext:value-type="float">
            <text:p>0.997277306348414</text:p>
          </table:table-cell>
          <table:table-cell table:formula="of:=[.B709]/[.B708]" office:value-type="float" office:value="0.991558416528543" calcext:value-type="float">
            <text:p>0.991558416528543</text:p>
          </table:table-cell>
          <table:table-cell table:number-columns-repeated="3"/>
          <table:table-cell office:value-type="float" office:value="1.00265900583897" calcext:value-type="float">
            <text:p>1.00265900583897</text:p>
          </table:table-cell>
          <table:table-cell office:value-type="float" office:value="1.00268979442795" calcext:value-type="float">
            <text:p>1.00268979442795</text:p>
          </table:table-cell>
          <table:table-cell office:value-type="float" office:value="1.00682313548346" calcext:value-type="float">
            <text:p>1.00682313548346</text:p>
          </table:table-cell>
          <table:table-cell office:value-type="float" office:value="0.00413334105551155" calcext:value-type="float">
            <text:p>0.004133341055511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/06/2019</text:p>
          </table:table-cell>
          <table:table-cell office:value-type="string" calcext:value-type="string">
            <text:p>$64.31</text:p>
          </table:table-cell>
          <table:table-cell office:value-type="string" calcext:value-type="string">
            <text:p>$36.91</text:p>
          </table:table-cell>
          <table:table-cell office:value-type="float" office:value="3076.78" calcext:value-type="float">
            <text:p>3076.78</text:p>
          </table:table-cell>
          <table:table-cell/>
          <table:table-cell table:formula="of:=[.D710]/[.D709]" office:value-type="float" office:value="0.999297967355482" calcext:value-type="float">
            <text:p>0.999297967355482</text:p>
          </table:table-cell>
          <table:table-cell table:formula="of:=[.B710]/[.B709]" office:value-type="float" office:value="0.999572383766133" calcext:value-type="float">
            <text:p>0.999572383766133</text:p>
          </table:table-cell>
          <table:table-cell table:number-columns-repeated="3"/>
          <table:table-cell office:value-type="float" office:value="0.996152714123534" calcext:value-type="float">
            <text:p>0.996152714123534</text:p>
          </table:table-cell>
          <table:table-cell office:value-type="float" office:value="0.994823188808366" calcext:value-type="float">
            <text:p>0.994823188808366</text:p>
          </table:table-cell>
          <table:table-cell office:value-type="float" office:value="0.98905029335174" calcext:value-type="float">
            <text:p>0.98905029335174</text:p>
          </table:table-cell>
          <table:table-cell office:value-type="float" office:value="-0.00577289545662618" calcext:value-type="float">
            <text:p>-0.005772895456626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/05/2019</text:p>
          </table:table-cell>
          <table:table-cell office:value-type="string" calcext:value-type="string">
            <text:p>$64.2825</text:p>
          </table:table-cell>
          <table:table-cell office:value-type="string" calcext:value-type="string">
            <text:p>$36.92</text:p>
          </table:table-cell>
          <table:table-cell office:value-type="float" office:value="3074.62" calcext:value-type="float">
            <text:p>3074.62</text:p>
          </table:table-cell>
          <table:table-cell/>
          <table:table-cell table:formula="of:=[.D711]/[.D710]" office:value-type="float" office:value="1.00118713857322" calcext:value-type="float">
            <text:p>1.00118713857322</text:p>
          </table:table-cell>
          <table:table-cell table:formula="of:=[.B711]/[.B710]" office:value-type="float" office:value="1.00143896083693" calcext:value-type="float">
            <text:p>1.00143896083693</text:p>
          </table:table-cell>
          <table:table-cell table:number-columns-repeated="3"/>
          <table:table-cell office:value-type="float" office:value="0.991702871132202" calcext:value-type="float">
            <text:p>0.991702871132202</text:p>
          </table:table-cell>
          <table:table-cell office:value-type="float" office:value="0.989442987395198" calcext:value-type="float">
            <text:p>0.989442987395198</text:p>
          </table:table-cell>
          <table:table-cell office:value-type="float" office:value="0.987628473543966" calcext:value-type="float">
            <text:p>0.987628473543966</text:p>
          </table:table-cell>
          <table:table-cell office:value-type="float" office:value="-0.00181451385123177" calcext:value-type="float">
            <text:p>-0.001814513851231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/04/2019</text:p>
          </table:table-cell>
          <table:table-cell office:value-type="string" calcext:value-type="string">
            <text:p>$64.375</text:p>
          </table:table-cell>
          <table:table-cell office:value-type="string" calcext:value-type="string">
            <text:p>$36.88</text:p>
          </table:table-cell>
          <table:table-cell office:value-type="float" office:value="3078.27" calcext:value-type="float">
            <text:p>3078.27</text:p>
          </table:table-cell>
          <table:table-cell/>
          <table:table-cell table:formula="of:=[.D712]/[.D711]" office:value-type="float" office:value="0.99630961546583" calcext:value-type="float">
            <text:p>0.99630961546583</text:p>
          </table:table-cell>
          <table:table-cell table:formula="of:=[.B712]/[.B711]" office:value-type="float" office:value="0.99347572815534" calcext:value-type="float">
            <text:p>0.99347572815534</text:p>
          </table:table-cell>
          <table:table-cell table:number-columns-repeated="3"/>
          <table:table-cell office:value-type="float" office:value="0.998133335765469" calcext:value-type="float">
            <text:p>0.998133335765469</text:p>
          </table:table-cell>
          <table:table-cell office:value-type="float" office:value="0.997217912257632" calcext:value-type="float">
            <text:p>0.997217912257632</text:p>
          </table:table-cell>
          <table:table-cell office:value-type="float" office:value="1.00430397636025" calcext:value-type="float">
            <text:p>1.00430397636025</text:p>
          </table:table-cell>
          <table:table-cell office:value-type="float" office:value="0.00708606410261758" calcext:value-type="float">
            <text:p>0.007086064102617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/01/2019</text:p>
          </table:table-cell>
          <table:table-cell office:value-type="string" calcext:value-type="string">
            <text:p>$63.955</text:p>
          </table:table-cell>
          <table:table-cell office:value-type="string" calcext:value-type="string">
            <text:p>$36.87</text:p>
          </table:table-cell>
          <table:table-cell office:value-type="float" office:value="3066.91" calcext:value-type="float">
            <text:p>3066.91</text:p>
          </table:table-cell>
          <table:table-cell/>
          <table:table-cell table:formula="of:=[.D713]/[.D712]" office:value-type="float" office:value="0.990430107176278" calcext:value-type="float">
            <text:p>0.990430107176278</text:p>
          </table:table-cell>
          <table:table-cell table:formula="of:=[.B713]/[.B712]" office:value-type="float" office:value="0.972402470487061" calcext:value-type="float">
            <text:p>0.972402470487061</text:p>
          </table:table-cell>
          <table:table-cell table:number-columns-repeated="3"/>
          <table:table-cell office:value-type="float" office:value="1.00151683596546" calcext:value-type="float">
            <text:p>1.00151683596546</text:p>
          </table:table-cell>
          <table:table-cell office:value-type="float" office:value="1.00130882346347" calcext:value-type="float">
            <text:p>1.00130882346347</text:p>
          </table:table-cell>
          <table:table-cell office:value-type="float" office:value="1.01368811564539" calcext:value-type="float">
            <text:p>1.01368811564539</text:p>
          </table:table-cell>
          <table:table-cell office:value-type="float" office:value="0.0123792921819212" calcext:value-type="float">
            <text:p>0.01237929218192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/31/2019</text:p>
          </table:table-cell>
          <table:table-cell office:value-type="string" calcext:value-type="string">
            <text:p>$62.19</text:p>
          </table:table-cell>
          <table:table-cell office:value-type="string" calcext:value-type="string">
            <text:p>$36.41</text:p>
          </table:table-cell>
          <table:table-cell office:value-type="float" office:value="3037.56" calcext:value-type="float">
            <text:p>3037.56</text:p>
          </table:table-cell>
          <table:table-cell/>
          <table:table-cell table:formula="of:=[.D714]/[.D713]" office:value-type="float" office:value="1.00303203887331" calcext:value-type="float">
            <text:p>1.00303203887331</text:p>
          </table:table-cell>
          <table:table-cell table:formula="of:=[.B714]/[.B713]" office:value-type="float" office:value="0.977890336066892" calcext:value-type="float">
            <text:p>0.977890336066892</text:p>
          </table:table-cell>
          <table:table-cell table:number-columns-repeated="3"/>
          <table:table-cell office:value-type="float" office:value="0.993072050071013" calcext:value-type="float">
            <text:p>0.993072050071013</text:p>
          </table:table-cell>
          <table:table-cell office:value-type="float" office:value="0.991098429727842" calcext:value-type="float">
            <text:p>0.991098429727842</text:p>
          </table:table-cell>
          <table:table-cell office:value-type="float" office:value="0.9790825340737" calcext:value-type="float">
            <text:p>0.9790825340737</text:p>
          </table:table-cell>
          <table:table-cell office:value-type="float" office:value="-0.0120158956541419" calcext:value-type="float">
            <text:p>-0.01201589565414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/30/2019</text:p>
          </table:table-cell>
          <table:table-cell office:value-type="string" calcext:value-type="string">
            <text:p>$60.815</text:p>
          </table:table-cell>
          <table:table-cell office:value-type="string" calcext:value-type="string">
            <text:p>$36.43</text:p>
          </table:table-cell>
          <table:table-cell office:value-type="float" office:value="3046.77" calcext:value-type="float">
            <text:p>3046.77</text:p>
          </table:table-cell>
          <table:table-cell/>
          <table:table-cell table:formula="of:=[.D715]/[.D714]" office:value-type="float" office:value="0.9967572215822" calcext:value-type="float">
            <text:p>0.9967572215822</text:p>
          </table:table-cell>
          <table:table-cell table:formula="of:=[.B715]/[.B714]" office:value-type="float" office:value="1.00012332483762" calcext:value-type="float">
            <text:p>1.00012332483762</text:p>
          </table:table-cell>
          <table:table-cell table:number-columns-repeated="3"/>
          <table:table-cell office:value-type="float" office:value="1.00286339902308" calcext:value-type="float">
            <text:p>1.00286339902308</text:p>
          </table:table-cell>
          <table:table-cell office:value-type="float" office:value="1.00293692146144" calcext:value-type="float">
            <text:p>1.00293692146144</text:p>
          </table:table-cell>
          <table:table-cell office:value-type="float" office:value="0.997744336673863" calcext:value-type="float">
            <text:p>0.997744336673863</text:p>
          </table:table-cell>
          <table:table-cell office:value-type="float" office:value="-0.00519258478758122" calcext:value-type="float">
            <text:p>-0.005192584787581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/29/2019</text:p>
          </table:table-cell>
          <table:table-cell office:value-type="string" calcext:value-type="string">
            <text:p>$60.8225</text:p>
          </table:table-cell>
          <table:table-cell office:value-type="string" calcext:value-type="string">
            <text:p>$36.43</text:p>
          </table:table-cell>
          <table:table-cell office:value-type="float" office:value="3036.89" calcext:value-type="float">
            <text:p>3036.89</text:p>
          </table:table-cell>
          <table:table-cell/>
          <table:table-cell table:formula="of:=[.D716]/[.D715]" office:value-type="float" office:value="1.00083308911419" calcext:value-type="float">
            <text:p>1.00083308911419</text:p>
          </table:table-cell>
          <table:table-cell table:formula="of:=[.B716]/[.B715]" office:value-type="float" office:value="1.02367544905257" calcext:value-type="float">
            <text:p>1.02367544905257</text:p>
          </table:table-cell>
          <table:table-cell table:number-columns-repeated="3"/>
          <table:table-cell office:value-type="float" office:value="0.993388707362507" calcext:value-type="float">
            <text:p>0.993388707362507</text:p>
          </table:table-cell>
          <table:table-cell office:value-type="float" office:value="0.991481292676153" calcext:value-type="float">
            <text:p>0.991481292676153</text:p>
          </table:table-cell>
          <table:table-cell office:value-type="float" office:value="0.979200981817007" calcext:value-type="float">
            <text:p>0.979200981817007</text:p>
          </table:table-cell>
          <table:table-cell office:value-type="float" office:value="-0.0122803108591459" calcext:value-type="float">
            <text:p>-0.01228031085914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/28/2019</text:p>
          </table:table-cell>
          <table:table-cell office:value-type="string" calcext:value-type="string">
            <text:p>$62.2625</text:p>
          </table:table-cell>
          <table:table-cell office:value-type="string" calcext:value-type="string">
            <text:p>$36.64</text:p>
          </table:table-cell>
          <table:table-cell office:value-type="float" office:value="3039.42" calcext:value-type="float">
            <text:p>3039.42</text:p>
          </table:table-cell>
          <table:table-cell/>
          <table:table-cell table:formula="of:=[.D717]/[.D716]" office:value-type="float" office:value="0.994449598936639" calcext:value-type="float">
            <text:p>0.994449598936639</text:p>
          </table:table-cell>
          <table:table-cell table:formula="of:=[.B717]/[.B716]" office:value-type="float" office:value="0.990082312788597" calcext:value-type="float">
            <text:p>0.990082312788597</text:p>
          </table:table-cell>
          <table:table-cell table:number-columns-repeated="3"/>
          <table:table-cell office:value-type="float" office:value="0.995121501360262" calcext:value-type="float">
            <text:p>0.995121501360262</text:p>
          </table:table-cell>
          <table:table-cell office:value-type="float" office:value="0.993576373498918" calcext:value-type="float">
            <text:p>0.993576373498918</text:p>
          </table:table-cell>
          <table:table-cell office:value-type="float" office:value="0.98416834328309" calcext:value-type="float">
            <text:p>0.98416834328309</text:p>
          </table:table-cell>
          <table:table-cell office:value-type="float" office:value="-0.00940803021582803" calcext:value-type="float">
            <text:p>-0.009408030215828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/25/2019</text:p>
          </table:table-cell>
          <table:table-cell office:value-type="string" calcext:value-type="string">
            <text:p>$61.645</text:p>
          </table:table-cell>
          <table:table-cell office:value-type="string" calcext:value-type="string">
            <text:p>$36.48</text:p>
          </table:table-cell>
          <table:table-cell office:value-type="float" office:value="3022.55" calcext:value-type="float">
            <text:p>3022.55</text:p>
          </table:table-cell>
          <table:table-cell/>
          <table:table-cell table:formula="of:=[.D718]/[.D717]" office:value-type="float" office:value="0.995943822269276" calcext:value-type="float">
            <text:p>0.995943822269276</text:p>
          </table:table-cell>
          <table:table-cell table:formula="of:=[.B718]/[.B717]" office:value-type="float" office:value="0.987833563143807" calcext:value-type="float">
            <text:p>0.987833563143807</text:p>
          </table:table-cell>
          <table:table-cell table:number-columns-repeated="3"/>
          <table:table-cell office:value-type="float" office:value="1.00281108866359" calcext:value-type="float">
            <text:p>1.00281108866359</text:p>
          </table:table-cell>
          <table:table-cell office:value-type="float" office:value="1.0028736742254" calcext:value-type="float">
            <text:p>1.0028736742254</text:p>
          </table:table-cell>
          <table:table-cell office:value-type="float" office:value="1.00472535942894" calcext:value-type="float">
            <text:p>1.00472535942894</text:p>
          </table:table-cell>
          <table:table-cell office:value-type="float" office:value="0.00185168520353396" calcext:value-type="float">
            <text:p>0.001851685203533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/24/2019</text:p>
          </table:table-cell>
          <table:table-cell office:value-type="string" calcext:value-type="string">
            <text:p>$60.895</text:p>
          </table:table-cell>
          <table:table-cell office:value-type="string" calcext:value-type="string">
            <text:p>$36.59</text:p>
          </table:table-cell>
          <table:table-cell office:value-type="float" office:value="3010.29" calcext:value-type="float">
            <text:p>3010.29</text:p>
          </table:table-cell>
          <table:table-cell/>
          <table:table-cell table:formula="of:=[.D719]/[.D718]" office:value-type="float" office:value="0.998083241149524" calcext:value-type="float">
            <text:p>0.998083241149524</text:p>
          </table:table-cell>
          <table:table-cell table:formula="of:=[.B719]/[.B718]" office:value-type="float" office:value="0.998357829050004" calcext:value-type="float">
            <text:p>0.998357829050004</text:p>
          </table:table-cell>
          <table:table-cell table:number-columns-repeated="3"/>
          <table:table-cell office:value-type="float" office:value="0.996479046785859" calcext:value-type="float">
            <text:p>0.996479046785859</text:p>
          </table:table-cell>
          <table:table-cell office:value-type="float" office:value="0.99521775002197" calcext:value-type="float">
            <text:p>0.99521775002197</text:p>
          </table:table-cell>
          <table:table-cell office:value-type="float" office:value="0.99209472981988" calcext:value-type="float">
            <text:p>0.99209472981988</text:p>
          </table:table-cell>
          <table:table-cell office:value-type="float" office:value="-0.00312302020209021" calcext:value-type="float">
            <text:p>-0.003123020202090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/23/2019</text:p>
          </table:table-cell>
          <table:table-cell office:value-type="string" calcext:value-type="string">
            <text:p>$60.795</text:p>
          </table:table-cell>
          <table:table-cell office:value-type="string" calcext:value-type="string">
            <text:p>$36.56</text:p>
          </table:table-cell>
          <table:table-cell office:value-type="float" office:value="3004.52" calcext:value-type="float">
            <text:p>3004.52</text:p>
          </table:table-cell>
          <table:table-cell/>
          <table:table-cell table:formula="of:=[.D720]/[.D719]" office:value-type="float" office:value="0.997160944177439" calcext:value-type="float">
            <text:p>0.997160944177439</text:p>
          </table:table-cell>
          <table:table-cell table:formula="of:=[.B720]/[.B719]" office:value-type="float" office:value="0.986758779504894" calcext:value-type="float">
            <text:p>0.986758779504894</text:p>
          </table:table-cell>
          <table:table-cell table:number-columns-repeated="3"/>
          <table:table-cell office:value-type="float" office:value="1.00711006692737" calcext:value-type="float">
            <text:p>1.00711006692737</text:p>
          </table:table-cell>
          <table:table-cell office:value-type="float" office:value="1.00807146861388" calcext:value-type="float">
            <text:p>1.00807146861388</text:p>
          </table:table-cell>
          <table:table-cell office:value-type="float" office:value="1.00981743603537" calcext:value-type="float">
            <text:p>1.00981743603537</text:p>
          </table:table-cell>
          <table:table-cell office:value-type="float" office:value="0.00174596742148769" calcext:value-type="float">
            <text:p>0.001745967421487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/22/2019</text:p>
          </table:table-cell>
          <table:table-cell office:value-type="string" calcext:value-type="string">
            <text:p>$59.99</text:p>
          </table:table-cell>
          <table:table-cell office:value-type="string" calcext:value-type="string">
            <text:p>$36.27</text:p>
          </table:table-cell>
          <table:table-cell office:value-type="float" office:value="2995.99" calcext:value-type="float">
            <text:p>2995.99</text:p>
          </table:table-cell>
          <table:table-cell/>
          <table:table-cell table:formula="of:=[.D721]/[.D720]" office:value-type="float" office:value="1.00358145387668" calcext:value-type="float">
            <text:p>1.00358145387668</text:p>
          </table:table-cell>
          <table:table-cell table:formula="of:=[.B721]/[.B720]" office:value-type="float" office:value="1.00229204867478" calcext:value-type="float">
            <text:p>1.00229204867478</text:p>
          </table:table-cell>
          <table:table-cell table:number-columns-repeated="3"/>
          <table:table-cell office:value-type="float" office:value="0.991690839050294" calcext:value-type="float">
            <text:p>0.991690839050294</text:p>
          </table:table-cell>
          <table:table-cell office:value-type="float" office:value="0.989428439685489" calcext:value-type="float">
            <text:p>0.989428439685489</text:p>
          </table:table-cell>
          <table:table-cell office:value-type="float" office:value="0.977692691859497" calcext:value-type="float">
            <text:p>0.977692691859497</text:p>
          </table:table-cell>
          <table:table-cell office:value-type="float" office:value="-0.0117357478259924" calcext:value-type="float">
            <text:p>-0.01173574782599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/21/2019</text:p>
          </table:table-cell>
          <table:table-cell office:value-type="string" calcext:value-type="string">
            <text:p>$60.1275</text:p>
          </table:table-cell>
          <table:table-cell office:value-type="string" calcext:value-type="string">
            <text:p>$36.21</text:p>
          </table:table-cell>
          <table:table-cell office:value-type="float" office:value="3006.72" calcext:value-type="float">
            <text:p>3006.72</text:p>
          </table:table-cell>
          <table:table-cell/>
          <table:table-cell table:formula="of:=[.D722]/[.D721]" office:value-type="float" office:value="0.993175287356322" calcext:value-type="float">
            <text:p>0.993175287356322</text:p>
          </table:table-cell>
          <table:table-cell table:formula="of:=[.B722]/[.B721]" office:value-type="float" office:value="0.982952891771652" calcext:value-type="float">
            <text:p>0.982952891771652</text:p>
          </table:table-cell>
          <table:table-cell table:number-columns-repeated="3"/>
          <table:table-cell office:value-type="float" office:value="0.997062628838856" calcext:value-type="float">
            <text:p>0.997062628838856</text:p>
          </table:table-cell>
          <table:table-cell office:value-type="float" office:value="0.99592334547609" calcext:value-type="float">
            <text:p>0.99592334547609</text:p>
          </table:table-cell>
          <table:table-cell office:value-type="float" office:value="0.992746466882343" calcext:value-type="float">
            <text:p>0.992746466882343</text:p>
          </table:table-cell>
          <table:table-cell office:value-type="float" office:value="-0.0031768785937476" calcext:value-type="float">
            <text:p>-0.00317687859374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/18/2019</text:p>
          </table:table-cell>
          <table:table-cell office:value-type="string" calcext:value-type="string">
            <text:p>$59.1025</text:p>
          </table:table-cell>
          <table:table-cell office:value-type="string" calcext:value-type="string">
            <text:p>$36.11</text:p>
          </table:table-cell>
          <table:table-cell office:value-type="float" office:value="2986.2" calcext:value-type="float">
            <text:p>2986.2</text:p>
          </table:table-cell>
          <table:table-cell/>
          <table:table-cell table:formula="of:=[.D723]/[.D722]" office:value-type="float" office:value="1.00393476659299" calcext:value-type="float">
            <text:p>1.00393476659299</text:p>
          </table:table-cell>
          <table:table-cell table:formula="of:=[.B723]/[.B722]" office:value-type="float" office:value="0.995220168351593" calcext:value-type="float">
            <text:p>0.995220168351593</text:p>
          </table:table-cell>
          <table:table-cell table:number-columns-repeated="3"/>
          <table:table-cell office:value-type="float" office:value="1.00581444079856" calcext:value-type="float">
            <text:p>1.00581444079856</text:p>
          </table:table-cell>
          <table:table-cell office:value-type="float" office:value="1.00650495726894" calcext:value-type="float">
            <text:p>1.00650495726894</text:p>
          </table:table-cell>
          <table:table-cell office:value-type="float" office:value="0.994099890230516" calcext:value-type="float">
            <text:p>0.994099890230516</text:p>
          </table:table-cell>
          <table:table-cell office:value-type="float" office:value="-0.012405067038421" calcext:value-type="float">
            <text:p>-0.0124050670384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/17/2019</text:p>
          </table:table-cell>
          <table:table-cell office:value-type="string" calcext:value-type="string">
            <text:p>$58.82</text:p>
          </table:table-cell>
          <table:table-cell office:value-type="string" calcext:value-type="string">
            <text:p>$35.74</text:p>
          </table:table-cell>
          <table:table-cell office:value-type="float" office:value="2997.95" calcext:value-type="float">
            <text:p>2997.95</text:p>
          </table:table-cell>
          <table:table-cell/>
          <table:table-cell table:formula="of:=[.D724]/[.D723]" office:value-type="float" office:value="0.997244783935689" calcext:value-type="float">
            <text:p>0.997244783935689</text:p>
          </table:table-cell>
          <table:table-cell table:formula="of:=[.B724]/[.B723]" office:value-type="float" office:value="0.996132267936076" calcext:value-type="float">
            <text:p>0.996132267936076</text:p>
          </table:table-cell>
          <table:table-cell table:number-columns-repeated="3"/>
          <table:table-cell office:value-type="float" office:value="0.999966049592286" calcext:value-type="float">
            <text:p>0.999966049592286</text:p>
          </table:table-cell>
          <table:table-cell office:value-type="float" office:value="0.999433803816094" calcext:value-type="float">
            <text:p>0.999433803816094</text:p>
          </table:table-cell>
          <table:table-cell office:value-type="float" office:value="1.0003795721187" calcext:value-type="float">
            <text:p>1.0003795721187</text:p>
          </table:table-cell>
          <table:table-cell office:value-type="float" office:value="0.000945768302608618" calcext:value-type="float">
            <text:p>0.0009457683026086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/16/2019</text:p>
          </table:table-cell>
          <table:table-cell office:value-type="string" calcext:value-type="string">
            <text:p>$58.5925</text:p>
          </table:table-cell>
          <table:table-cell office:value-type="string" calcext:value-type="string">
            <text:p>$35.68</text:p>
          </table:table-cell>
          <table:table-cell office:value-type="float" office:value="2989.69" calcext:value-type="float">
            <text:p>2989.69</text:p>
          </table:table-cell>
          <table:table-cell/>
          <table:table-cell table:formula="of:=[.D725]/[.D724]" office:value-type="float" office:value="1.00200355220775" calcext:value-type="float">
            <text:p>1.00200355220775</text:p>
          </table:table-cell>
          <table:table-cell table:formula="of:=[.B725]/[.B724]" office:value-type="float" office:value="1.00405341980629" calcext:value-type="float">
            <text:p>1.00405341980629</text:p>
          </table:table-cell>
          <table:table-cell table:number-columns-repeated="3"/>
          <table:table-cell office:value-type="float" office:value="0.994898006426105" calcext:value-type="float">
            <text:p>0.994898006426105</text:p>
          </table:table-cell>
          <table:table-cell office:value-type="float" office:value="0.993306150984791" calcext:value-type="float">
            <text:p>0.993306150984791</text:p>
          </table:table-cell>
          <table:table-cell office:value-type="float" office:value="0.980545686592391" calcext:value-type="float">
            <text:p>0.980545686592391</text:p>
          </table:table-cell>
          <table:table-cell office:value-type="float" office:value="-0.0127604643924001" calcext:value-type="float">
            <text:p>-0.0127604643924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/15/2019</text:p>
          </table:table-cell>
          <table:table-cell office:value-type="string" calcext:value-type="string">
            <text:p>$58.83</text:p>
          </table:table-cell>
          <table:table-cell office:value-type="string" calcext:value-type="string">
            <text:p>$35.69</text:p>
          </table:table-cell>
          <table:table-cell office:value-type="float" office:value="2995.68" calcext:value-type="float">
            <text:p>2995.68</text:p>
          </table:table-cell>
          <table:table-cell/>
          <table:table-cell table:formula="of:=[.D726]/[.D725]" office:value-type="float" office:value="0.990142471826096" calcext:value-type="float">
            <text:p>0.990142471826096</text:p>
          </table:table-cell>
          <table:table-cell table:formula="of:=[.B726]/[.B725]" office:value-type="float" office:value="1.00233724290328" calcext:value-type="float">
            <text:p>1.00233724290328</text:p>
          </table:table-cell>
          <table:table-cell table:number-columns-repeated="3"/>
          <table:table-cell office:value-type="float" office:value="1.00019544701525" calcext:value-type="float">
            <text:p>1.00019544701525</text:p>
          </table:table-cell>
          <table:table-cell office:value-type="float" office:value="0.999711162891815" calcext:value-type="float">
            <text:p>0.999711162891815</text:p>
          </table:table-cell>
          <table:table-cell office:value-type="float" office:value="0.999050198754705" calcext:value-type="float">
            <text:p>0.999050198754705</text:p>
          </table:table-cell>
          <table:table-cell office:value-type="float" office:value="-0.00066096413710981" calcext:value-type="float">
            <text:p>-0.000660964137109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/14/2019</text:p>
          </table:table-cell>
          <table:table-cell office:value-type="string" calcext:value-type="string">
            <text:p>$58.9675</text:p>
          </table:table-cell>
          <table:table-cell office:value-type="string" calcext:value-type="string">
            <text:p>$35.62</text:p>
          </table:table-cell>
          <table:table-cell office:value-type="float" office:value="2966.15" calcext:value-type="float">
            <text:p>2966.15</text:p>
          </table:table-cell>
          <table:table-cell/>
          <table:table-cell table:formula="of:=[.D727]/[.D726]" office:value-type="float" office:value="1.00138900595047" calcext:value-type="float">
            <text:p>1.00138900595047</text:p>
          </table:table-cell>
          <table:table-cell table:formula="of:=[.B727]/[.B726]" office:value-type="float" office:value="1.00144147199729" calcext:value-type="float">
            <text:p>1.00144147199729</text:p>
          </table:table-cell>
          <table:table-cell table:number-columns-repeated="3"/>
          <table:table-cell office:value-type="float" office:value="0.999134618068802" calcext:value-type="float">
            <text:p>0.999134618068802</text:p>
          </table:table-cell>
          <table:table-cell office:value-type="float" office:value="0.998428539345794" calcext:value-type="float">
            <text:p>0.998428539345794</text:p>
          </table:table-cell>
          <table:table-cell office:value-type="float" office:value="0.983943661971831" calcext:value-type="float">
            <text:p>0.983943661971831</text:p>
          </table:table-cell>
          <table:table-cell office:value-type="float" office:value="-0.0144848773739626" calcext:value-type="float">
            <text:p>-0.01448487737396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/11/2019</text:p>
          </table:table-cell>
          <table:table-cell office:value-type="string" calcext:value-type="string">
            <text:p>$59.0525</text:p>
          </table:table-cell>
          <table:table-cell office:value-type="string" calcext:value-type="string">
            <text:p>$35.91</text:p>
          </table:table-cell>
          <table:table-cell office:value-type="float" office:value="2970.27" calcext:value-type="float">
            <text:p>2970.27</text:p>
          </table:table-cell>
          <table:table-cell/>
          <table:table-cell table:formula="of:=[.D728]/[.D727]" office:value-type="float" office:value="0.989179434866191" calcext:value-type="float">
            <text:p>0.989179434866191</text:p>
          </table:table-cell>
          <table:table-cell table:formula="of:=[.B728]/[.B727]" office:value-type="float" office:value="0.974090851361077" calcext:value-type="float">
            <text:p>0.974090851361077</text:p>
          </table:table-cell>
          <table:table-cell table:number-columns-repeated="3"/>
          <table:table-cell office:value-type="float" office:value="0.995079504038842" calcext:value-type="float">
            <text:p>0.995079504038842</text:p>
          </table:table-cell>
          <table:table-cell office:value-type="float" office:value="0.993525595516753" calcext:value-type="float">
            <text:p>0.993525595516753</text:p>
          </table:table-cell>
          <table:table-cell office:value-type="float" office:value="1.00207557973089" calcext:value-type="float">
            <text:p>1.00207557973089</text:p>
          </table:table-cell>
          <table:table-cell office:value-type="float" office:value="0.008549984214137" calcext:value-type="float">
            <text:p>0.0085499842141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/10/2019</text:p>
          </table:table-cell>
          <table:table-cell office:value-type="string" calcext:value-type="string">
            <text:p>$57.5225</text:p>
          </table:table-cell>
          <table:table-cell office:value-type="string" calcext:value-type="string">
            <text:p>$35.66</text:p>
          </table:table-cell>
          <table:table-cell office:value-type="float" office:value="2938.13" calcext:value-type="float">
            <text:p>2938.13</text:p>
          </table:table-cell>
          <table:table-cell/>
          <table:table-cell table:formula="of:=[.D729]/[.D728]" office:value-type="float" office:value="0.993625196979031" calcext:value-type="float">
            <text:p>0.993625196979031</text:p>
          </table:table-cell>
          <table:table-cell table:formula="of:=[.B729]/[.B728]" office:value-type="float" office:value="0.98670085618671" calcext:value-type="float">
            <text:p>0.98670085618671</text:p>
          </table:table-cell>
          <table:table-cell table:number-columns-repeated="3"/>
          <table:table-cell office:value-type="float" office:value="0.995560574910229" calcext:value-type="float">
            <text:p>0.995560574910229</text:p>
          </table:table-cell>
          <table:table-cell office:value-type="float" office:value="0.994107247091226" calcext:value-type="float">
            <text:p>0.994107247091226</text:p>
          </table:table-cell>
          <table:table-cell office:value-type="float" office:value="0.99900007142347" calcext:value-type="float">
            <text:p>0.99900007142347</text:p>
          </table:table-cell>
          <table:table-cell office:value-type="float" office:value="0.00489282433224336" calcext:value-type="float">
            <text:p>0.004892824332243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/09/2019</text:p>
          </table:table-cell>
          <table:table-cell office:value-type="string" calcext:value-type="string">
            <text:p>$56.7575</text:p>
          </table:table-cell>
          <table:table-cell office:value-type="string" calcext:value-type="string">
            <text:p>$35.17</text:p>
          </table:table-cell>
          <table:table-cell office:value-type="float" office:value="2919.4" calcext:value-type="float">
            <text:p>2919.4</text:p>
          </table:table-cell>
          <table:table-cell/>
          <table:table-cell table:formula="of:=[.D730]/[.D729]" office:value-type="float" office:value="0.990977598136603" calcext:value-type="float">
            <text:p>0.990977598136603</text:p>
          </table:table-cell>
          <table:table-cell table:formula="of:=[.B730]/[.B729]" office:value-type="float" office:value="0.988415627890587" calcext:value-type="float">
            <text:p>0.988415627890587</text:p>
          </table:table-cell>
          <table:table-cell table:number-columns-repeated="3"/>
          <table:table-cell office:value-type="float" office:value="1.00043244733857" calcext:value-type="float">
            <text:p>1.00043244733857</text:p>
          </table:table-cell>
          <table:table-cell office:value-type="float" office:value="0.999997714457106" calcext:value-type="float">
            <text:p>0.999997714457106</text:p>
          </table:table-cell>
          <table:table-cell office:value-type="float" office:value="1.00239508114678" calcext:value-type="float">
            <text:p>1.00239508114678</text:p>
          </table:table-cell>
          <table:table-cell office:value-type="float" office:value="0.00239736668967283" calcext:value-type="float">
            <text:p>0.002397366689672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/08/2019</text:p>
          </table:table-cell>
          <table:table-cell office:value-type="string" calcext:value-type="string">
            <text:p>$56.1</text:p>
          </table:table-cell>
          <table:table-cell office:value-type="string" calcext:value-type="string">
            <text:p>$34.78</text:p>
          </table:table-cell>
          <table:table-cell office:value-type="float" office:value="2893.06" calcext:value-type="float">
            <text:p>2893.06</text:p>
          </table:table-cell>
          <table:table-cell/>
          <table:table-cell table:formula="of:=[.D731]/[.D730]" office:value-type="float" office:value="1.01580679280762" calcext:value-type="float">
            <text:p>1.01580679280762</text:p>
          </table:table-cell>
          <table:table-cell table:formula="of:=[.B731]/[.B730]" office:value-type="float" office:value="1.01185383244207" calcext:value-type="float">
            <text:p>1.01185383244207</text:p>
          </table:table-cell>
          <table:table-cell table:number-columns-repeated="3"/>
          <table:table-cell office:value-type="float" office:value="0.999664841567163" calcext:value-type="float">
            <text:p>0.999664841567163</text:p>
          </table:table-cell>
          <table:table-cell office:value-type="float" office:value="0.999069620215553" calcext:value-type="float">
            <text:p>0.999069620215553</text:p>
          </table:table-cell>
          <table:table-cell office:value-type="float" office:value="0.998038586355693" calcext:value-type="float">
            <text:p>0.998038586355693</text:p>
          </table:table-cell>
          <table:table-cell office:value-type="float" office:value="-0.00103103385985948" calcext:value-type="float">
            <text:p>-0.001031033859859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/07/2019</text:p>
          </table:table-cell>
          <table:table-cell office:value-type="string" calcext:value-type="string">
            <text:p>$56.765</text:p>
          </table:table-cell>
          <table:table-cell office:value-type="string" calcext:value-type="string">
            <text:p>$34.8</text:p>
          </table:table-cell>
          <table:table-cell office:value-type="float" office:value="2938.79" calcext:value-type="float">
            <text:p>2938.79</text:p>
          </table:table-cell>
          <table:table-cell/>
          <table:table-cell table:formula="of:=[.D732]/[.D731]" office:value-type="float" office:value="1.00449845004236" calcext:value-type="float">
            <text:p>1.00449845004236</text:p>
          </table:table-cell>
          <table:table-cell table:formula="of:=[.B732]/[.B731]" office:value-type="float" office:value="0.999779793887078" calcext:value-type="float">
            <text:p>0.999779793887078</text:p>
          </table:table-cell>
          <table:table-cell table:number-columns-repeated="3"/>
          <table:table-cell office:value-type="float" office:value="0.992902912469254" calcext:value-type="float">
            <text:p>0.992902912469254</text:p>
          </table:table-cell>
          <table:table-cell office:value-type="float" office:value="0.990893929396982" calcext:value-type="float">
            <text:p>0.990893929396982</text:p>
          </table:table-cell>
          <table:table-cell office:value-type="float" office:value="0.983170156506825" calcext:value-type="float">
            <text:p>0.983170156506825</text:p>
          </table:table-cell>
          <table:table-cell office:value-type="float" office:value="-0.00772377289015691" calcext:value-type="float">
            <text:p>-0.007723772890156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/04/2019</text:p>
          </table:table-cell>
          <table:table-cell office:value-type="string" calcext:value-type="string">
            <text:p>$56.7525</text:p>
          </table:table-cell>
          <table:table-cell office:value-type="string" calcext:value-type="string">
            <text:p>$34.8</text:p>
          </table:table-cell>
          <table:table-cell office:value-type="float" office:value="2952.01" calcext:value-type="float">
            <text:p>2952.01</text:p>
          </table:table-cell>
          <table:table-cell/>
          <table:table-cell table:formula="of:=[.D733]/[.D732]" office:value-type="float" office:value="0.985982432308834" calcext:value-type="float">
            <text:p>0.985982432308834</text:p>
          </table:table-cell>
          <table:table-cell table:formula="of:=[.B733]/[.B732]" office:value-type="float" office:value="0.97273247874543" calcext:value-type="float">
            <text:p>0.97273247874543</text:p>
          </table:table-cell>
          <table:table-cell table:number-columns-repeated="3"/>
          <table:table-cell office:value-type="float" office:value="0.999927417318859" calcext:value-type="float">
            <text:p>0.999927417318859</text:p>
          </table:table-cell>
          <table:table-cell office:value-type="float" office:value="0.999387094435" calcext:value-type="float">
            <text:p>0.999387094435</text:p>
          </table:table-cell>
          <table:table-cell office:value-type="float" office:value="0.986589133200073" calcext:value-type="float">
            <text:p>0.986589133200073</text:p>
          </table:table-cell>
          <table:table-cell office:value-type="float" office:value="-0.0127979612349276" calcext:value-type="float">
            <text:p>-0.01279796123492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/03/2019</text:p>
          </table:table-cell>
          <table:table-cell office:value-type="string" calcext:value-type="string">
            <text:p>$55.205</text:p>
          </table:table-cell>
          <table:table-cell office:value-type="string" calcext:value-type="string">
            <text:p>$34.36</text:p>
          </table:table-cell>
          <table:table-cell office:value-type="float" office:value="2910.63" calcext:value-type="float">
            <text:p>2910.63</text:p>
          </table:table-cell>
          <table:table-cell/>
          <table:table-cell table:formula="of:=[.D734]/[.D733]" office:value-type="float" office:value="0.992091059323927" calcext:value-type="float">
            <text:p>0.992091059323927</text:p>
          </table:table-cell>
          <table:table-cell table:formula="of:=[.B734]/[.B733]" office:value-type="float" office:value="0.991576849923014" calcext:value-type="float">
            <text:p>0.991576849923014</text:p>
          </table:table-cell>
          <table:table-cell table:number-columns-repeated="3"/>
          <table:table-cell office:value-type="float" office:value="0.991497741883562" calcext:value-type="float">
            <text:p>0.991497741883562</text:p>
          </table:table-cell>
          <table:table-cell office:value-type="float" office:value="0.989194970403236" calcext:value-type="float">
            <text:p>0.989194970403236</text:p>
          </table:table-cell>
          <table:table-cell office:value-type="float" office:value="0.997458189051794" calcext:value-type="float">
            <text:p>0.997458189051794</text:p>
          </table:table-cell>
          <table:table-cell office:value-type="float" office:value="0.00826321864855817" calcext:value-type="float">
            <text:p>0.008263218648558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/02/2019</text:p>
          </table:table-cell>
          <table:table-cell office:value-type="string" calcext:value-type="string">
            <text:p>$54.74</text:p>
          </table:table-cell>
          <table:table-cell office:value-type="string" calcext:value-type="string">
            <text:p>$34.14</text:p>
          </table:table-cell>
          <table:table-cell office:value-type="float" office:value="2887.61" calcext:value-type="float">
            <text:p>2887.61</text:p>
          </table:table-cell>
          <table:table-cell/>
          <table:table-cell table:formula="of:=[.D735]/[.D734]" office:value-type="float" office:value="1.01822960856902" calcext:value-type="float">
            <text:p>1.01822960856902</text:p>
          </table:table-cell>
          <table:table-cell table:formula="of:=[.B735]/[.B734]" office:value-type="float" office:value="1.0257124588966" calcext:value-type="float">
            <text:p>1.0257124588966</text:p>
          </table:table-cell>
          <table:table-cell table:number-columns-repeated="3"/>
          <table:table-cell office:value-type="float" office:value="0.997100231408536" calcext:value-type="float">
            <text:p>0.997100231408536</text:p>
          </table:table-cell>
          <table:table-cell office:value-type="float" office:value="0.99596880986639" calcext:value-type="float">
            <text:p>0.99596880986639</text:p>
          </table:table-cell>
          <table:table-cell office:value-type="float" office:value="0.991542637662961" calcext:value-type="float">
            <text:p>0.991542637662961</text:p>
          </table:table-cell>
          <table:table-cell office:value-type="float" office:value="-0.004426172203429" calcext:value-type="float">
            <text:p>-0.0044261722034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/01/2019</text:p>
          </table:table-cell>
          <table:table-cell office:value-type="string" calcext:value-type="string">
            <text:p>$56.1475</text:p>
          </table:table-cell>
          <table:table-cell office:value-type="string" calcext:value-type="string">
            <text:p>$35.14</text:p>
          </table:table-cell>
          <table:table-cell office:value-type="float" office:value="2940.25" calcext:value-type="float">
            <text:p>2940.25</text:p>
          </table:table-cell>
          <table:table-cell/>
          <table:table-cell table:formula="of:=[.D736]/[.D735]" office:value-type="float" office:value="1.01241050931043" calcext:value-type="float">
            <text:p>1.01241050931043</text:p>
          </table:table-cell>
          <table:table-cell table:formula="of:=[.B736]/[.B735]" office:value-type="float" office:value="0.997239414043368" calcext:value-type="float">
            <text:p>0.997239414043368</text:p>
          </table:table-cell>
          <table:table-cell table:number-columns-repeated="3"/>
          <table:table-cell office:value-type="float" office:value="1.00109815739405" calcext:value-type="float">
            <text:p>1.00109815739405</text:p>
          </table:table-cell>
          <table:table-cell office:value-type="float" office:value="1.00080260896422" calcext:value-type="float">
            <text:p>1.00080260896422</text:p>
          </table:table-cell>
          <table:table-cell office:value-type="float" office:value="0.994189511323004" calcext:value-type="float">
            <text:p>0.994189511323004</text:p>
          </table:table-cell>
          <table:table-cell office:value-type="float" office:value="-0.0066130976412172" calcext:value-type="float">
            <text:p>-0.00661309764121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9/30/2019</text:p>
          </table:table-cell>
          <table:table-cell office:value-type="string" calcext:value-type="string">
            <text:p>$55.9925</text:p>
          </table:table-cell>
          <table:table-cell office:value-type="string" calcext:value-type="string">
            <text:p>$35.08</text:p>
          </table:table-cell>
          <table:table-cell office:value-type="float" office:value="2976.74" calcext:value-type="float">
            <text:p>2976.74</text:p>
          </table:table-cell>
          <table:table-cell/>
          <table:table-cell table:formula="of:=[.D737]/[.D736]" office:value-type="float" office:value="0.994977727312429" calcext:value-type="float">
            <text:p>0.994977727312429</text:p>
          </table:table-cell>
          <table:table-cell table:formula="of:=[.B737]/[.B736]" office:value-type="float" office:value="0.977005848997634" calcext:value-type="float">
            <text:p>0.977005848997634</text:p>
          </table:table-cell>
          <table:table-cell table:number-columns-repeated="3"/>
          <table:table-cell office:value-type="float" office:value="1.00317287210296" calcext:value-type="float">
            <text:p>1.00317287210296</text:p>
          </table:table-cell>
          <table:table-cell office:value-type="float" office:value="1.003311098147" calcext:value-type="float">
            <text:p>1.003311098147</text:p>
          </table:table-cell>
          <table:table-cell office:value-type="float" office:value="1.01419901093961" calcext:value-type="float">
            <text:p>1.01419901093961</text:p>
          </table:table-cell>
          <table:table-cell office:value-type="float" office:value="0.0108879127926083" calcext:value-type="float">
            <text:p>0.01088791279260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9/27/2019</text:p>
          </table:table-cell>
          <table:table-cell office:value-type="string" calcext:value-type="string">
            <text:p>$54.705</text:p>
          </table:table-cell>
          <table:table-cell office:value-type="string" calcext:value-type="string">
            <text:p>$36.05</text:p>
          </table:table-cell>
          <table:table-cell office:value-type="float" office:value="2961.79" calcext:value-type="float">
            <text:p>2961.79</text:p>
          </table:table-cell>
          <table:table-cell/>
          <table:table-cell table:formula="of:=[.D738]/[.D737]" office:value-type="float" office:value="1.00534474084928" calcext:value-type="float">
            <text:p>1.00534474084928</text:p>
          </table:table-cell>
          <table:table-cell table:formula="of:=[.B738]/[.B737]" office:value-type="float" office:value="1.00488986381501" calcext:value-type="float">
            <text:p>1.00488986381501</text:p>
          </table:table-cell>
          <table:table-cell table:number-columns-repeated="3"/>
          <table:table-cell office:value-type="float" office:value="0.990946975596886" calcext:value-type="float">
            <text:p>0.990946975596886</text:p>
          </table:table-cell>
          <table:table-cell office:value-type="float" office:value="0.988529051727077" calcext:value-type="float">
            <text:p>0.988529051727077</text:p>
          </table:table-cell>
          <table:table-cell office:value-type="float" office:value="0.98104983192346" calcext:value-type="float">
            <text:p>0.98104983192346</text:p>
          </table:table-cell>
          <table:table-cell office:value-type="float" office:value="-0.00747921980361677" calcext:value-type="float">
            <text:p>-0.007479219803616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9/26/2019</text:p>
          </table:table-cell>
          <table:table-cell office:value-type="string" calcext:value-type="string">
            <text:p>$54.9725</text:p>
          </table:table-cell>
          <table:table-cell office:value-type="string" calcext:value-type="string">
            <text:p>$35.73</text:p>
          </table:table-cell>
          <table:table-cell office:value-type="float" office:value="2977.62" calcext:value-type="float">
            <text:p>2977.62</text:p>
          </table:table-cell>
          <table:table-cell/>
          <table:table-cell table:formula="of:=[.D739]/[.D738]" office:value-type="float" office:value="1.00243483050221" calcext:value-type="float">
            <text:p>1.00243483050221</text:p>
          </table:table-cell>
          <table:table-cell table:formula="of:=[.B739]/[.B738]" office:value-type="float" office:value="1.00518441038701" calcext:value-type="float">
            <text:p>1.00518441038701</text:p>
          </table:table-cell>
          <table:table-cell table:number-columns-repeated="3"/>
          <table:table-cell office:value-type="float" office:value="0.998501971174974" calcext:value-type="float">
            <text:p>0.998501971174974</text:p>
          </table:table-cell>
          <table:table-cell office:value-type="float" office:value="0.997663620736566" calcext:value-type="float">
            <text:p>0.997663620736566</text:p>
          </table:table-cell>
          <table:table-cell office:value-type="float" office:value="0.985541079900595" calcext:value-type="float">
            <text:p>0.985541079900595</text:p>
          </table:table-cell>
          <table:table-cell office:value-type="float" office:value="-0.0121225408359711" calcext:value-type="float">
            <text:p>-0.01212254083597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9/25/2019</text:p>
          </table:table-cell>
          <table:table-cell office:value-type="string" calcext:value-type="string">
            <text:p>$55.2575</text:p>
          </table:table-cell>
          <table:table-cell office:value-type="string" calcext:value-type="string">
            <text:p>$35.31</text:p>
          </table:table-cell>
          <table:table-cell office:value-type="float" office:value="2984.87" calcext:value-type="float">
            <text:p>2984.87</text:p>
          </table:table-cell>
          <table:table-cell/>
          <table:table-cell table:formula="of:=[.D740]/[.D739]" office:value-type="float" office:value="0.99387913041439" calcext:value-type="float">
            <text:p>0.99387913041439</text:p>
          </table:table-cell>
          <table:table-cell table:formula="of:=[.B740]/[.B739]" office:value-type="float" office:value="0.984843686377415" calcext:value-type="float">
            <text:p>0.984843686377415</text:p>
          </table:table-cell>
          <table:table-cell table:number-columns-repeated="3"/>
          <table:table-cell office:value-type="float" office:value="0.993716187563448" calcext:value-type="float">
            <text:p>0.993716187563448</text:p>
          </table:table-cell>
          <table:table-cell office:value-type="float" office:value="0.991877241351943" calcext:value-type="float">
            <text:p>0.991877241351943</text:p>
          </table:table-cell>
          <table:table-cell office:value-type="float" office:value="0.991250859631695" calcext:value-type="float">
            <text:p>0.991250859631695</text:p>
          </table:table-cell>
          <table:table-cell office:value-type="float" office:value="-0.000626381720247982" calcext:value-type="float">
            <text:p>-0.0006263817202479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9/24/2019</text:p>
          </table:table-cell>
          <table:table-cell office:value-type="string" calcext:value-type="string">
            <text:p>$54.42</text:p>
          </table:table-cell>
          <table:table-cell office:value-type="string" calcext:value-type="string">
            <text:p>$35.37</text:p>
          </table:table-cell>
          <table:table-cell office:value-type="float" office:value="2966.6" calcext:value-type="float">
            <text:p>2966.6</text:p>
          </table:table-cell>
          <table:table-cell/>
          <table:table-cell table:formula="of:=[.D741]/[.D740]" office:value-type="float" office:value="1.00848783118722" calcext:value-type="float">
            <text:p>1.00848783118722</text:p>
          </table:table-cell>
          <table:table-cell table:formula="of:=[.B741]/[.B740]" office:value-type="float" office:value="1.0047776552738" calcext:value-type="float">
            <text:p>1.0047776552738</text:p>
          </table:table-cell>
          <table:table-cell table:number-columns-repeated="3"/>
          <table:table-cell office:value-type="float" office:value="1.00668240010345" calcext:value-type="float">
            <text:p>1.00668240010345</text:p>
          </table:table-cell>
          <table:table-cell office:value-type="float" office:value="1.00755438662809" calcext:value-type="float">
            <text:p>1.00755438662809</text:p>
          </table:table-cell>
          <table:table-cell office:value-type="float" office:value="1.01815378685681" calcext:value-type="float">
            <text:p>1.01815378685681</text:p>
          </table:table-cell>
          <table:table-cell office:value-type="float" office:value="0.010599400228718" calcext:value-type="float">
            <text:p>0.0105994002287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9/23/2019</text:p>
          </table:table-cell>
          <table:table-cell office:value-type="string" calcext:value-type="string">
            <text:p>$54.68</text:p>
          </table:table-cell>
          <table:table-cell office:value-type="string" calcext:value-type="string">
            <text:p>$35.15</text:p>
          </table:table-cell>
          <table:table-cell office:value-type="float" office:value="2991.78" calcext:value-type="float">
            <text:p>2991.78</text:p>
          </table:table-cell>
          <table:table-cell/>
          <table:table-cell table:formula="of:=[.D742]/[.D741]" office:value-type="float" office:value="1.00009693226106" calcext:value-type="float">
            <text:p>1.00009693226106</text:p>
          </table:table-cell>
          <table:table-cell table:formula="of:=[.B742]/[.B741]" office:value-type="float" office:value="0.995473664959766" calcext:value-type="float">
            <text:p>0.995473664959766</text:p>
          </table:table-cell>
          <table:table-cell table:number-columns-repeated="3"/>
          <table:table-cell office:value-type="float" office:value="1.00870620803052" calcext:value-type="float">
            <text:p>1.00870620803052</text:p>
          </table:table-cell>
          <table:table-cell office:value-type="float" office:value="1.01000132560783" calcext:value-type="float">
            <text:p>1.01000132560783</text:p>
          </table:table-cell>
          <table:table-cell office:value-type="float" office:value="1.01169745608722" calcext:value-type="float">
            <text:p>1.01169745608722</text:p>
          </table:table-cell>
          <table:table-cell office:value-type="float" office:value="0.00169613047938855" calcext:value-type="float">
            <text:p>0.001696130479388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9/20/2019</text:p>
          </table:table-cell>
          <table:table-cell office:value-type="string" calcext:value-type="string">
            <text:p>$54.4325</text:p>
          </table:table-cell>
          <table:table-cell office:value-type="string" calcext:value-type="string">
            <text:p>$35.34</text:p>
          </table:table-cell>
          <table:table-cell office:value-type="float" office:value="2992.07" calcext:value-type="float">
            <text:p>2992.07</text:p>
          </table:table-cell>
          <table:table-cell/>
          <table:table-cell table:formula="of:=[.D743]/[.D742]" office:value-type="float" office:value="1.004919670997" calcext:value-type="float">
            <text:p>1.004919670997</text:p>
          </table:table-cell>
          <table:table-cell table:formula="of:=[.B743]/[.B742]" office:value-type="float" office:value="1.01483488724567" calcext:value-type="float">
            <text:p>1.01483488724567</text:p>
          </table:table-cell>
          <table:table-cell table:number-columns-repeated="3"/>
          <table:table-cell office:value-type="float" office:value="1.00402740545944" calcext:value-type="float">
            <text:p>1.00402740545944</text:p>
          </table:table-cell>
          <table:table-cell office:value-type="float" office:value="1.00434429450496" calcext:value-type="float">
            <text:p>1.00434429450496</text:p>
          </table:table-cell>
          <table:table-cell office:value-type="float" office:value="1.0022076707203" calcext:value-type="float">
            <text:p>1.0022076707203</text:p>
          </table:table-cell>
          <table:table-cell office:value-type="float" office:value="-0.00213662378466162" calcext:value-type="float">
            <text:p>-0.002136623784661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9/19/2019</text:p>
          </table:table-cell>
          <table:table-cell office:value-type="string" calcext:value-type="string">
            <text:p>$55.24</text:p>
          </table:table-cell>
          <table:table-cell office:value-type="string" calcext:value-type="string">
            <text:p>$35.2</text:p>
          </table:table-cell>
          <table:table-cell office:value-type="float" office:value="3006.79" calcext:value-type="float">
            <text:p>3006.79</text:p>
          </table:table-cell>
          <table:table-cell/>
          <table:table-cell table:formula="of:=[.D744]/[.D743]" office:value-type="float" office:value="0.999980045164445" calcext:value-type="float">
            <text:p>0.999980045164445</text:p>
          </table:table-cell>
          <table:table-cell table:formula="of:=[.B744]/[.B743]" office:value-type="float" office:value="1.00819152787835" calcext:value-type="float">
            <text:p>1.00819152787835</text:p>
          </table:table-cell>
          <table:table-cell table:number-columns-repeated="3"/>
          <table:table-cell office:value-type="float" office:value="0.995842885817296" calcext:value-type="float">
            <text:p>0.995842885817296</text:p>
          </table:table-cell>
          <table:table-cell office:value-type="float" office:value="0.994448582626911" calcext:value-type="float">
            <text:p>0.994448582626911</text:p>
          </table:table-cell>
          <table:table-cell office:value-type="float" office:value="0.986745818399044" calcext:value-type="float">
            <text:p>0.986745818399044</text:p>
          </table:table-cell>
          <table:table-cell office:value-type="float" office:value="-0.00770276422786609" calcext:value-type="float">
            <text:p>-0.007702764227866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9/18/2019</text:p>
          </table:table-cell>
          <table:table-cell office:value-type="string" calcext:value-type="string">
            <text:p>$55.6925</text:p>
          </table:table-cell>
          <table:table-cell office:value-type="string" calcext:value-type="string">
            <text:p>$35.19</text:p>
          </table:table-cell>
          <table:table-cell office:value-type="float" office:value="3006.73" calcext:value-type="float">
            <text:p>3006.73</text:p>
          </table:table-cell>
          <table:table-cell/>
          <table:table-cell table:formula="of:=[.D745]/[.D744]" office:value-type="float" office:value="0.999657435153805" calcext:value-type="float">
            <text:p>0.999657435153805</text:p>
          </table:table-cell>
          <table:table-cell table:formula="of:=[.B745]/[.B744]" office:value-type="float" office:value="0.99070790501414" calcext:value-type="float">
            <text:p>0.99070790501414</text:p>
          </table:table-cell>
          <table:table-cell table:number-columns-repeated="3"/>
          <table:table-cell office:value-type="float" office:value="0.997809279991848" calcext:value-type="float">
            <text:p>0.997809279991848</text:p>
          </table:table-cell>
          <table:table-cell office:value-type="float" office:value="0.996826103977075" calcext:value-type="float">
            <text:p>0.996826103977075</text:p>
          </table:table-cell>
          <table:table-cell office:value-type="float" office:value="1.00787014264634" calcext:value-type="float">
            <text:p>1.00787014264634</text:p>
          </table:table-cell>
          <table:table-cell office:value-type="float" office:value="0.0110440386692603" calcext:value-type="float">
            <text:p>0.01104403866926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9/17/2019</text:p>
          </table:table-cell>
          <table:table-cell office:value-type="string" calcext:value-type="string">
            <text:p>$55.175</text:p>
          </table:table-cell>
          <table:table-cell office:value-type="string" calcext:value-type="string">
            <text:p>$35.25</text:p>
          </table:table-cell>
          <table:table-cell office:value-type="float" office:value="3005.7" calcext:value-type="float">
            <text:p>3005.7</text:p>
          </table:table-cell>
          <table:table-cell/>
          <table:table-cell table:formula="of:=[.D746]/[.D745]" office:value-type="float" office:value="0.997424892703863" calcext:value-type="float">
            <text:p>0.997424892703863</text:p>
          </table:table-cell>
          <table:table-cell table:formula="of:=[.B746]/[.B745]" office:value-type="float" office:value="0.99637516991391" calcext:value-type="float">
            <text:p>0.99637516991391</text:p>
          </table:table-cell>
          <table:table-cell table:number-columns-repeated="3"/>
          <table:table-cell office:value-type="float" office:value="0.992548601626224" calcext:value-type="float">
            <text:p>0.992548601626224</text:p>
          </table:table-cell>
          <table:table-cell office:value-type="float" office:value="0.990465540417396" calcext:value-type="float">
            <text:p>0.990465540417396</text:p>
          </table:table-cell>
          <table:table-cell office:value-type="float" office:value="0.982768329766865" calcext:value-type="float">
            <text:p>0.982768329766865</text:p>
          </table:table-cell>
          <table:table-cell office:value-type="float" office:value="-0.00769721065053075" calcext:value-type="float">
            <text:p>-0.007697210650530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9/16/2019</text:p>
          </table:table-cell>
          <table:table-cell office:value-type="string" calcext:value-type="string">
            <text:p>$54.975</text:p>
          </table:table-cell>
          <table:table-cell office:value-type="string" calcext:value-type="string">
            <text:p>$35.16</text:p>
          </table:table-cell>
          <table:table-cell office:value-type="float" office:value="2997.96" calcext:value-type="float">
            <text:p>2997.96</text:p>
          </table:table-cell>
          <table:table-cell/>
          <table:table-cell table:formula="of:=[.D747]/[.D746]" office:value-type="float" office:value="1.00314547225447" calcext:value-type="float">
            <text:p>1.00314547225447</text:p>
          </table:table-cell>
          <table:table-cell table:formula="of:=[.B747]/[.B746]" office:value-type="float" office:value="0.994770350159163" calcext:value-type="float">
            <text:p>0.994770350159163</text:p>
          </table:table-cell>
          <table:table-cell table:number-columns-repeated="3"/>
          <table:table-cell office:value-type="float" office:value="0.997829784360944" calcext:value-type="float">
            <text:p>0.997829784360944</text:p>
          </table:table-cell>
          <table:table-cell office:value-type="float" office:value="0.996850895331691" calcext:value-type="float">
            <text:p>0.996850895331691</text:p>
          </table:table-cell>
          <table:table-cell office:value-type="float" office:value="1.00087860035144" calcext:value-type="float">
            <text:p>1.00087860035144</text:p>
          </table:table-cell>
          <table:table-cell office:value-type="float" office:value="0.00402770501974925" calcext:value-type="float">
            <text:p>0.004027705019749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9/13/2019</text:p>
          </table:table-cell>
          <table:table-cell office:value-type="string" calcext:value-type="string">
            <text:p>$54.6875</text:p>
          </table:table-cell>
          <table:table-cell office:value-type="string" calcext:value-type="string">
            <text:p>$34.9</text:p>
          </table:table-cell>
          <table:table-cell office:value-type="float" office:value="3007.39" calcext:value-type="float">
            <text:p>3007.39</text:p>
          </table:table-cell>
          <table:table-cell/>
          <table:table-cell table:formula="of:=[.D748]/[.D747]" office:value-type="float" office:value="1.00072488104303" calcext:value-type="float">
            <text:p>1.00072488104303</text:p>
          </table:table-cell>
          <table:table-cell table:formula="of:=[.B748]/[.B747]" office:value-type="float" office:value="1.01981805714286" calcext:value-type="float">
            <text:p>1.01981805714286</text:p>
          </table:table-cell>
          <table:table-cell table:number-columns-repeated="3"/>
          <table:table-cell office:value-type="float" office:value="1.00158528647931" calcext:value-type="float">
            <text:p>1.00158528647931</text:p>
          </table:table-cell>
          <table:table-cell office:value-type="float" office:value="1.00139158538385" calcext:value-type="float">
            <text:p>1.00139158538385</text:p>
          </table:table-cell>
          <table:table-cell office:value-type="float" office:value="1.00450364489905" calcext:value-type="float">
            <text:p>1.00450364489905</text:p>
          </table:table-cell>
          <table:table-cell office:value-type="float" office:value="0.00311205951520299" calcext:value-type="float">
            <text:p>0.003112059515202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9/12/2019</text:p>
          </table:table-cell>
          <table:table-cell office:value-type="string" calcext:value-type="string">
            <text:p>$55.7713</text:p>
          </table:table-cell>
          <table:table-cell office:value-type="string" calcext:value-type="string">
            <text:p>$34.7</text:p>
          </table:table-cell>
          <table:table-cell office:value-type="float" office:value="3009.57" calcext:value-type="float">
            <text:p>3009.57</text:p>
          </table:table-cell>
          <table:table-cell/>
          <table:table-cell table:formula="of:=[.D749]/[.D748]" office:value-type="float" office:value="0.997129157986024" calcext:value-type="float">
            <text:p>0.997129157986024</text:p>
          </table:table-cell>
          <table:table-cell table:formula="of:=[.B749]/[.B748]" office:value-type="float" office:value="1.00226281259357" calcext:value-type="float">
            <text:p>1.00226281259357</text:p>
          </table:table-cell>
          <table:table-cell table:number-columns-repeated="3"/>
          <table:table-cell office:value-type="float" office:value="1.00377035573885" calcext:value-type="float">
            <text:p>1.00377035573885</text:p>
          </table:table-cell>
          <table:table-cell office:value-type="float" office:value="1.00403350168089" calcext:value-type="float">
            <text:p>1.00403350168089</text:p>
          </table:table-cell>
          <table:table-cell office:value-type="float" office:value="1.01177856301531" calcext:value-type="float">
            <text:p>1.01177856301531</text:p>
          </table:table-cell>
          <table:table-cell office:value-type="float" office:value="0.00774506133442565" calcext:value-type="float">
            <text:p>0.007745061334425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9/11/2019</text:p>
          </table:table-cell>
          <table:table-cell office:value-type="string" calcext:value-type="string">
            <text:p>$55.8975</text:p>
          </table:table-cell>
          <table:table-cell office:value-type="string" calcext:value-type="string">
            <text:p>$34.77</text:p>
          </table:table-cell>
          <table:table-cell office:value-type="float" office:value="3000.93" calcext:value-type="float">
            <text:p>3000.93</text:p>
          </table:table-cell>
          <table:table-cell/>
          <table:table-cell table:formula="of:=[.D750]/[.D749]" office:value-type="float" office:value="0.992822225110216" calcext:value-type="float">
            <text:p>0.992822225110216</text:p>
          </table:table-cell>
          <table:table-cell table:formula="of:=[.B750]/[.B749]" office:value-type="float" office:value="0.969184668366206" calcext:value-type="float">
            <text:p>0.969184668366206</text:p>
          </table:table-cell>
          <table:table-cell table:number-columns-repeated="3"/>
          <table:table-cell office:value-type="float" office:value="1.00059291451134" calcext:value-type="float">
            <text:p>1.00059291451134</text:p>
          </table:table-cell>
          <table:table-cell office:value-type="float" office:value="1.00019173157443" calcext:value-type="float">
            <text:p>1.00019173157443</text:p>
          </table:table-cell>
          <table:table-cell office:value-type="float" office:value="1.00304179653761" calcext:value-type="float">
            <text:p>1.00304179653761</text:p>
          </table:table-cell>
          <table:table-cell office:value-type="float" office:value="0.00285006496317863" calcext:value-type="float">
            <text:p>0.002850064963178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9/10/2019</text:p>
          </table:table-cell>
          <table:table-cell office:value-type="string" calcext:value-type="string">
            <text:p>$54.175</text:p>
          </table:table-cell>
          <table:table-cell office:value-type="string" calcext:value-type="string">
            <text:p>$34.72</text:p>
          </table:table-cell>
          <table:table-cell office:value-type="float" office:value="2979.39" calcext:value-type="float">
            <text:p>2979.39</text:p>
          </table:table-cell>
          <table:table-cell/>
          <table:table-cell table:formula="of:=[.D751]/[.D750]" office:value-type="float" office:value="0.999677786392517" calcext:value-type="float">
            <text:p>0.999677786392517</text:p>
          </table:table-cell>
          <table:table-cell table:formula="of:=[.B751]/[.B750]" office:value-type="float" office:value="0.988324873096447" calcext:value-type="float">
            <text:p>0.988324873096447</text:p>
          </table:table-cell>
          <table:table-cell table:number-columns-repeated="3"/>
          <table:table-cell office:value-type="float" office:value="0.99949712206481" calcext:value-type="float">
            <text:p>0.99949712206481</text:p>
          </table:table-cell>
          <table:table-cell office:value-type="float" office:value="0.998866834475622" calcext:value-type="float">
            <text:p>0.998866834475622</text:p>
          </table:table-cell>
          <table:table-cell office:value-type="float" office:value="0.994983152377387" calcext:value-type="float">
            <text:p>0.994983152377387</text:p>
          </table:table-cell>
          <table:table-cell office:value-type="float" office:value="-0.00388368209823509" calcext:value-type="float">
            <text:p>-0.003883682098235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9/09/2019</text:p>
          </table:table-cell>
          <table:table-cell office:value-type="string" calcext:value-type="string">
            <text:p>$53.5425</text:p>
          </table:table-cell>
          <table:table-cell office:value-type="string" calcext:value-type="string">
            <text:p>$34.4</text:p>
          </table:table-cell>
          <table:table-cell office:value-type="float" office:value="2978.43" calcext:value-type="float">
            <text:p>2978.43</text:p>
          </table:table-cell>
          <table:table-cell/>
          <table:table-cell table:formula="of:=[.D752]/[.D751]" office:value-type="float" office:value="1.00009400925991" calcext:value-type="float">
            <text:p>1.00009400925991</text:p>
          </table:table-cell>
          <table:table-cell table:formula="of:=[.B752]/[.B751]" office:value-type="float" office:value="0.995751038894336" calcext:value-type="float">
            <text:p>0.995751038894336</text:p>
          </table:table-cell>
          <table:table-cell table:number-columns-repeated="3"/>
          <table:table-cell office:value-type="float" office:value="0.9923633054101" calcext:value-type="float">
            <text:p>0.9923633054101</text:p>
          </table:table-cell>
          <table:table-cell office:value-type="float" office:value="0.990241503082644" calcext:value-type="float">
            <text:p>0.990241503082644</text:p>
          </table:table-cell>
          <table:table-cell office:value-type="float" office:value="0.988260084286574" calcext:value-type="float">
            <text:p>0.988260084286574</text:p>
          </table:table-cell>
          <table:table-cell office:value-type="float" office:value="-0.00198141879606961" calcext:value-type="float">
            <text:p>-0.001981418796069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9/06/2019</text:p>
          </table:table-cell>
          <table:table-cell office:value-type="string" calcext:value-type="string">
            <text:p>$53.315</text:p>
          </table:table-cell>
          <table:table-cell office:value-type="string" calcext:value-type="string">
            <text:p>$34.34</text:p>
          </table:table-cell>
          <table:table-cell office:value-type="float" office:value="2978.71" calcext:value-type="float">
            <text:p>2978.71</text:p>
          </table:table-cell>
          <table:table-cell/>
          <table:table-cell table:formula="of:=[.D753]/[.D752]" office:value-type="float" office:value="0.99909021019166" calcext:value-type="float">
            <text:p>0.99909021019166</text:p>
          </table:table-cell>
          <table:table-cell table:formula="of:=[.B753]/[.B752]" office:value-type="float" office:value="1.00009378223764" calcext:value-type="float">
            <text:p>1.00009378223764</text:p>
          </table:table-cell>
          <table:table-cell table:number-columns-repeated="3"/>
          <table:table-cell office:value-type="float" office:value="0.999163606888779" calcext:value-type="float">
            <text:p>0.999163606888779</text:p>
          </table:table-cell>
          <table:table-cell office:value-type="float" office:value="0.998463589052156" calcext:value-type="float">
            <text:p>0.998463589052156</text:p>
          </table:table-cell>
          <table:table-cell office:value-type="float" office:value="1.00696771245812" calcext:value-type="float">
            <text:p>1.00696771245812</text:p>
          </table:table-cell>
          <table:table-cell office:value-type="float" office:value="0.00850412340596196" calcext:value-type="float">
            <text:p>0.008504123405961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9/05/2019</text:p>
          </table:table-cell>
          <table:table-cell office:value-type="string" calcext:value-type="string">
            <text:p>$53.32</text:p>
          </table:table-cell>
          <table:table-cell office:value-type="string" calcext:value-type="string">
            <text:p>$34.07</text:p>
          </table:table-cell>
          <table:table-cell office:value-type="float" office:value="2976" calcext:value-type="float">
            <text:p>2976</text:p>
          </table:table-cell>
          <table:table-cell/>
          <table:table-cell table:formula="of:=[.D754]/[.D753]" office:value-type="float" office:value="0.987157258064516" calcext:value-type="float">
            <text:p>0.987157258064516</text:p>
          </table:table-cell>
          <table:table-cell table:formula="of:=[.B754]/[.B753]" office:value-type="float" office:value="0.980823330832708" calcext:value-type="float">
            <text:p>0.980823330832708</text:p>
          </table:table-cell>
          <table:table-cell table:number-columns-repeated="3"/>
          <table:table-cell office:value-type="float" office:value="0.999288955540329" calcext:value-type="float">
            <text:p>0.999288955540329</text:p>
          </table:table-cell>
          <table:table-cell office:value-type="float" office:value="0.998615145184254" calcext:value-type="float">
            <text:p>0.998615145184254</text:p>
          </table:table-cell>
          <table:table-cell office:value-type="float" office:value="0.990509320527848" calcext:value-type="float">
            <text:p>0.990509320527848</text:p>
          </table:table-cell>
          <table:table-cell office:value-type="float" office:value="-0.00810582465640575" calcext:value-type="float">
            <text:p>-0.008105824656405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9/04/2019</text:p>
          </table:table-cell>
          <table:table-cell office:value-type="string" calcext:value-type="string">
            <text:p>$52.2975</text:p>
          </table:table-cell>
          <table:table-cell office:value-type="string" calcext:value-type="string">
            <text:p>$33.66</text:p>
          </table:table-cell>
          <table:table-cell office:value-type="float" office:value="2937.78" calcext:value-type="float">
            <text:p>2937.78</text:p>
          </table:table-cell>
          <table:table-cell/>
          <table:table-cell table:formula="of:=[.D755]/[.D754]" office:value-type="float" office:value="0.989274213862168" calcext:value-type="float">
            <text:p>0.989274213862168</text:p>
          </table:table-cell>
          <table:table-cell table:formula="of:=[.B755]/[.B754]" office:value-type="float" office:value="0.983316602132033" calcext:value-type="float">
            <text:p>0.983316602132033</text:p>
          </table:table-cell>
          <table:table-cell table:number-columns-repeated="3"/>
          <table:table-cell office:value-type="float" office:value="0.998437823432002" calcext:value-type="float">
            <text:p>0.998437823432002</text:p>
          </table:table-cell>
          <table:table-cell office:value-type="float" office:value="0.997586061196136" calcext:value-type="float">
            <text:p>0.997586061196136</text:p>
          </table:table-cell>
          <table:table-cell office:value-type="float" office:value="1.0009161704077" calcext:value-type="float">
            <text:p>1.0009161704077</text:p>
          </table:table-cell>
          <table:table-cell office:value-type="float" office:value="0.00333010921155963" calcext:value-type="float">
            <text:p>0.003330109211559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9/03/2019</text:p>
          </table:table-cell>
          <table:table-cell office:value-type="string" calcext:value-type="string">
            <text:p>$51.425</text:p>
          </table:table-cell>
          <table:table-cell office:value-type="string" calcext:value-type="string">
            <text:p>$33.47</text:p>
          </table:table-cell>
          <table:table-cell office:value-type="float" office:value="2906.27" calcext:value-type="float">
            <text:p>2906.27</text:p>
          </table:table-cell>
          <table:table-cell/>
          <table:table-cell table:formula="of:=[.D756]/[.D755]" office:value-type="float" office:value="1.00694704896654" calcext:value-type="float">
            <text:p>1.00694704896654</text:p>
          </table:table-cell>
          <table:table-cell table:formula="of:=[.B756]/[.B755]" office:value-type="float" office:value="1.01477880408362" calcext:value-type="float">
            <text:p>1.01477880408362</text:p>
          </table:table-cell>
          <table:table-cell table:number-columns-repeated="3"/>
          <table:table-cell office:value-type="float" office:value="1.00196630396403" calcext:value-type="float">
            <text:p>1.00196630396403</text:p>
          </table:table-cell>
          <table:table-cell office:value-type="float" office:value="1.00185226474124" calcext:value-type="float">
            <text:p>1.00185226474124</text:p>
          </table:table-cell>
          <table:table-cell office:value-type="float" office:value="0.992143401983219" calcext:value-type="float">
            <text:p>0.992143401983219</text:p>
          </table:table-cell>
          <table:table-cell office:value-type="float" office:value="-0.00970886275801641" calcext:value-type="float">
            <text:p>-0.009708862758016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8/30/2019</text:p>
          </table:table-cell>
          <table:table-cell office:value-type="string" calcext:value-type="string">
            <text:p>$52.185</text:p>
          </table:table-cell>
          <table:table-cell office:value-type="string" calcext:value-type="string">
            <text:p>$33.46</text:p>
          </table:table-cell>
          <table:table-cell office:value-type="float" office:value="2926.46" calcext:value-type="float">
            <text:p>2926.46</text:p>
          </table:table-cell>
          <table:table-cell/>
          <table:table-cell table:formula="of:=[.D757]/[.D756]" office:value-type="float" office:value="0.999357585615385" calcext:value-type="float">
            <text:p>0.999357585615385</text:p>
          </table:table-cell>
          <table:table-cell table:formula="of:=[.B757]/[.B756]" office:value-type="float" office:value="1.00129347513653" calcext:value-type="float">
            <text:p>1.00129347513653</text:p>
          </table:table-cell>
          <table:table-cell table:number-columns-repeated="3"/>
          <table:table-cell office:value-type="float" office:value="0.997445911518616" calcext:value-type="float">
            <text:p>0.997445911518616</text:p>
          </table:table-cell>
          <table:table-cell office:value-type="float" office:value="0.99638676362799" calcext:value-type="float">
            <text:p>0.99638676362799</text:p>
          </table:table-cell>
          <table:table-cell office:value-type="float" office:value="0.997270700392097" calcext:value-type="float">
            <text:p>0.997270700392097</text:p>
          </table:table-cell>
          <table:table-cell office:value-type="float" office:value="0.000883936764106918" calcext:value-type="float">
            <text:p>0.0008839367641069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8/29/2019</text:p>
          </table:table-cell>
          <table:table-cell office:value-type="string" calcext:value-type="string">
            <text:p>$52.2525</text:p>
          </table:table-cell>
          <table:table-cell office:value-type="string" calcext:value-type="string">
            <text:p>$33.32</text:p>
          </table:table-cell>
          <table:table-cell office:value-type="float" office:value="2924.58" calcext:value-type="float">
            <text:p>2924.58</text:p>
          </table:table-cell>
          <table:table-cell/>
          <table:table-cell table:formula="of:=[.D758]/[.D757]" office:value-type="float" office:value="0.987471705338886" calcext:value-type="float">
            <text:p>0.987471705338886</text:p>
          </table:table-cell>
          <table:table-cell table:formula="of:=[.B758]/[.B757]" office:value-type="float" office:value="0.983350078943591" calcext:value-type="float">
            <text:p>0.983350078943591</text:p>
          </table:table-cell>
          <table:table-cell table:number-columns-repeated="3"/>
          <table:table-cell office:value-type="float" office:value="0.997277306348414" calcext:value-type="float">
            <text:p>0.997277306348414</text:p>
          </table:table-cell>
          <table:table-cell office:value-type="float" office:value="0.996182907047712" calcext:value-type="float">
            <text:p>0.996182907047712</text:p>
          </table:table-cell>
          <table:table-cell office:value-type="float" office:value="0.991558416528543" calcext:value-type="float">
            <text:p>0.991558416528543</text:p>
          </table:table-cell>
          <table:table-cell office:value-type="float" office:value="-0.00462449051916858" calcext:value-type="float">
            <text:p>-0.004624490519168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8/28/2019</text:p>
          </table:table-cell>
          <table:table-cell office:value-type="string" calcext:value-type="string">
            <text:p>$51.3825</text:p>
          </table:table-cell>
          <table:table-cell office:value-type="string" calcext:value-type="string">
            <text:p>$33.01</text:p>
          </table:table-cell>
          <table:table-cell office:value-type="float" office:value="2887.94" calcext:value-type="float">
            <text:p>2887.94</text:p>
          </table:table-cell>
          <table:table-cell/>
          <table:table-cell table:formula="of:=[.D759]/[.D758]" office:value-type="float" office:value="0.993497094814989" calcext:value-type="float">
            <text:p>0.993497094814989</text:p>
          </table:table-cell>
          <table:table-cell table:formula="of:=[.B759]/[.B758]" office:value-type="float" office:value="0.993334306427285" calcext:value-type="float">
            <text:p>0.993334306427285</text:p>
          </table:table-cell>
          <table:table-cell table:number-columns-repeated="3"/>
          <table:table-cell office:value-type="float" office:value="0.999297967355482" calcext:value-type="float">
            <text:p>0.999297967355482</text:p>
          </table:table-cell>
          <table:table-cell office:value-type="float" office:value="0.998626041159845" calcext:value-type="float">
            <text:p>0.998626041159845</text:p>
          </table:table-cell>
          <table:table-cell office:value-type="float" office:value="0.999572383766133" calcext:value-type="float">
            <text:p>0.999572383766133</text:p>
          </table:table-cell>
          <table:table-cell office:value-type="float" office:value="0.000946342606287454" calcext:value-type="float">
            <text:p>0.0009463426062874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8/27/2019</text:p>
          </table:table-cell>
          <table:table-cell office:value-type="string" calcext:value-type="string">
            <text:p>$51.04</text:p>
          </table:table-cell>
          <table:table-cell office:value-type="string" calcext:value-type="string">
            <text:p>$32.9</text:p>
          </table:table-cell>
          <table:table-cell office:value-type="float" office:value="2869.16" calcext:value-type="float">
            <text:p>2869.16</text:p>
          </table:table-cell>
          <table:table-cell/>
          <table:table-cell table:formula="of:=[.D760]/[.D759]" office:value-type="float" office:value="1.00321348408593" calcext:value-type="float">
            <text:p>1.00321348408593</text:p>
          </table:table-cell>
          <table:table-cell table:formula="of:=[.B760]/[.B759]" office:value-type="float" office:value="1.01141261755486" calcext:value-type="float">
            <text:p>1.01141261755486</text:p>
          </table:table-cell>
          <table:table-cell table:number-columns-repeated="3"/>
          <table:table-cell office:value-type="float" office:value="1.00118713857322" calcext:value-type="float">
            <text:p>1.00118713857322</text:p>
          </table:table-cell>
          <table:table-cell office:value-type="float" office:value="1.00091019403337" calcext:value-type="float">
            <text:p>1.00091019403337</text:p>
          </table:table-cell>
          <table:table-cell office:value-type="float" office:value="1.00143896083693" calcext:value-type="float">
            <text:p>1.00143896083693</text:p>
          </table:table-cell>
          <table:table-cell office:value-type="float" office:value="0.000528766803556735" calcext:value-type="float">
            <text:p>0.0005287668035567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8/26/2019</text:p>
          </table:table-cell>
          <table:table-cell office:value-type="string" calcext:value-type="string">
            <text:p>$51.6225</text:p>
          </table:table-cell>
          <table:table-cell office:value-type="string" calcext:value-type="string">
            <text:p>$32.89</text:p>
          </table:table-cell>
          <table:table-cell office:value-type="float" office:value="2878.38" calcext:value-type="float">
            <text:p>2878.38</text:p>
          </table:table-cell>
          <table:table-cell/>
          <table:table-cell table:formula="of:=[.D761]/[.D760]" office:value-type="float" office:value="0.989136250251878" calcext:value-type="float">
            <text:p>0.989136250251878</text:p>
          </table:table-cell>
          <table:table-cell table:formula="of:=[.B761]/[.B760]" office:value-type="float" office:value="0.98135502929924" calcext:value-type="float">
            <text:p>0.98135502929924</text:p>
          </table:table-cell>
          <table:table-cell table:number-columns-repeated="3"/>
          <table:table-cell office:value-type="float" office:value="0.99630961546583" calcext:value-type="float">
            <text:p>0.99630961546583</text:p>
          </table:table-cell>
          <table:table-cell office:value-type="float" office:value="0.995012894563197" calcext:value-type="float">
            <text:p>0.995012894563197</text:p>
          </table:table-cell>
          <table:table-cell office:value-type="float" office:value="0.99347572815534" calcext:value-type="float">
            <text:p>0.99347572815534</text:p>
          </table:table-cell>
          <table:table-cell office:value-type="float" office:value="-0.00153716640785684" calcext:value-type="float">
            <text:p>-0.001537166407856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8/23/2019</text:p>
          </table:table-cell>
          <table:table-cell office:value-type="string" calcext:value-type="string">
            <text:p>$50.66</text:p>
          </table:table-cell>
          <table:table-cell office:value-type="string" calcext:value-type="string">
            <text:p>$32.61</text:p>
          </table:table-cell>
          <table:table-cell office:value-type="float" office:value="2847.11" calcext:value-type="float">
            <text:p>2847.11</text:p>
          </table:table-cell>
          <table:table-cell/>
          <table:table-cell table:formula="of:=[.D762]/[.D761]" office:value-type="float" office:value="1.02663753771368" calcext:value-type="float">
            <text:p>1.02663753771368</text:p>
          </table:table-cell>
          <table:table-cell table:formula="of:=[.B762]/[.B761]" office:value-type="float" office:value="1.04846032372681" calcext:value-type="float">
            <text:p>1.04846032372681</text:p>
          </table:table-cell>
          <table:table-cell table:number-columns-repeated="3"/>
          <table:table-cell office:value-type="float" office:value="0.990430107176278" calcext:value-type="float">
            <text:p>0.990430107176278</text:p>
          </table:table-cell>
          <table:table-cell office:value-type="float" office:value="0.987904118170457" calcext:value-type="float">
            <text:p>0.987904118170457</text:p>
          </table:table-cell>
          <table:table-cell office:value-type="float" office:value="0.972402470487061" calcext:value-type="float">
            <text:p>0.972402470487061</text:p>
          </table:table-cell>
          <table:table-cell office:value-type="float" office:value="-0.0155016476833957" calcext:value-type="float">
            <text:p>-0.01550164768339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8/22/2019</text:p>
          </table:table-cell>
          <table:table-cell office:value-type="string" calcext:value-type="string">
            <text:p>$53.115</text:p>
          </table:table-cell>
          <table:table-cell office:value-type="string" calcext:value-type="string">
            <text:p>$33.39</text:p>
          </table:table-cell>
          <table:table-cell office:value-type="float" office:value="2922.95" calcext:value-type="float">
            <text:p>2922.95</text:p>
          </table:table-cell>
          <table:table-cell/>
          <table:table-cell table:formula="of:=[.D763]/[.D762]" office:value-type="float" office:value="1.00050633777519" calcext:value-type="float">
            <text:p>1.00050633777519</text:p>
          </table:table-cell>
          <table:table-cell table:formula="of:=[.B763]/[.B762]" office:value-type="float" office:value="1.00084721829992" calcext:value-type="float">
            <text:p>1.00084721829992</text:p>
          </table:table-cell>
          <table:table-cell table:number-columns-repeated="3"/>
          <table:table-cell office:value-type="float" office:value="1.00303203887331" calcext:value-type="float">
            <text:p>1.00303203887331</text:p>
          </table:table-cell>
          <table:table-cell office:value-type="float" office:value="1.00314081997254" calcext:value-type="float">
            <text:p>1.00314081997254</text:p>
          </table:table-cell>
          <table:table-cell office:value-type="float" office:value="0.977890336066892" calcext:value-type="float">
            <text:p>0.977890336066892</text:p>
          </table:table-cell>
          <table:table-cell office:value-type="float" office:value="-0.0252504839056453" calcext:value-type="float">
            <text:p>-0.02525048390564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8/21/2019</text:p>
          </table:table-cell>
          <table:table-cell office:value-type="string" calcext:value-type="string">
            <text:p>$53.16</text:p>
          </table:table-cell>
          <table:table-cell office:value-type="string" calcext:value-type="string">
            <text:p>$33.85</text:p>
          </table:table-cell>
          <table:table-cell office:value-type="float" office:value="2924.43" calcext:value-type="float">
            <text:p>2924.43</text:p>
          </table:table-cell>
          <table:table-cell/>
          <table:table-cell table:formula="of:=[.D764]/[.D763]" office:value-type="float" office:value="0.991820628293377" calcext:value-type="float">
            <text:p>0.991820628293377</text:p>
          </table:table-cell>
          <table:table-cell table:formula="of:=[.B764]/[.B763]" office:value-type="float" office:value="0.989277652370203" calcext:value-type="float">
            <text:p>0.989277652370203</text:p>
          </table:table-cell>
          <table:table-cell table:number-columns-repeated="3"/>
          <table:table-cell office:value-type="float" office:value="0.9967572215822" calcext:value-type="float">
            <text:p>0.9967572215822</text:p>
          </table:table-cell>
          <table:table-cell office:value-type="float" office:value="0.995554084682608" calcext:value-type="float">
            <text:p>0.995554084682608</text:p>
          </table:table-cell>
          <table:table-cell office:value-type="float" office:value="1.00012332483762" calcext:value-type="float">
            <text:p>1.00012332483762</text:p>
          </table:table-cell>
          <table:table-cell office:value-type="float" office:value="0.00456924015501459" calcext:value-type="float">
            <text:p>0.004569240155014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8/20/2019</text:p>
          </table:table-cell>
          <table:table-cell office:value-type="string" calcext:value-type="string">
            <text:p>$52.59</text:p>
          </table:table-cell>
          <table:table-cell office:value-type="string" calcext:value-type="string">
            <text:p>$33.33</text:p>
          </table:table-cell>
          <table:table-cell office:value-type="float" office:value="2900.51" calcext:value-type="float">
            <text:p>2900.51</text:p>
          </table:table-cell>
          <table:table-cell/>
          <table:table-cell table:formula="of:=[.D765]/[.D764]" office:value-type="float" office:value="1.00797790733354" calcext:value-type="float">
            <text:p>1.00797790733354</text:p>
          </table:table-cell>
          <table:table-cell table:formula="of:=[.B765]/[.B764]" office:value-type="float" office:value="0.999952462445332" calcext:value-type="float">
            <text:p>0.999952462445332</text:p>
          </table:table-cell>
          <table:table-cell table:number-columns-repeated="3"/>
          <table:table-cell office:value-type="float" office:value="1.00083308911419" calcext:value-type="float">
            <text:p>1.00083308911419</text:p>
          </table:table-cell>
          <table:table-cell office:value-type="float" office:value="1.00048212108709" calcext:value-type="float">
            <text:p>1.00048212108709</text:p>
          </table:table-cell>
          <table:table-cell office:value-type="float" office:value="1.02367544905257" calcext:value-type="float">
            <text:p>1.02367544905257</text:p>
          </table:table-cell>
          <table:table-cell office:value-type="float" office:value="0.0231933279654812" calcext:value-type="float">
            <text:p>0.02319332796548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8/19/2019</text:p>
          </table:table-cell>
          <table:table-cell office:value-type="string" calcext:value-type="string">
            <text:p>$52.5875</text:p>
          </table:table-cell>
          <table:table-cell office:value-type="string" calcext:value-type="string">
            <text:p>$33.71</text:p>
          </table:table-cell>
          <table:table-cell office:value-type="float" office:value="2923.65" calcext:value-type="float">
            <text:p>2923.65</text:p>
          </table:table-cell>
          <table:table-cell/>
          <table:table-cell table:formula="of:=[.D766]/[.D765]" office:value-type="float" office:value="0.988038923947805" calcext:value-type="float">
            <text:p>0.988038923947805</text:p>
          </table:table-cell>
          <table:table-cell table:formula="of:=[.B766]/[.B765]" office:value-type="float" office:value="0.981697171381032" calcext:value-type="float">
            <text:p>0.981697171381032</text:p>
          </table:table-cell>
          <table:table-cell table:number-columns-repeated="3"/>
          <table:table-cell office:value-type="float" office:value="0.994449598936639" calcext:value-type="float">
            <text:p>0.994449598936639</text:p>
          </table:table-cell>
          <table:table-cell office:value-type="float" office:value="0.992763991943855" calcext:value-type="float">
            <text:p>0.992763991943855</text:p>
          </table:table-cell>
          <table:table-cell office:value-type="float" office:value="0.990082312788597" calcext:value-type="float">
            <text:p>0.990082312788597</text:p>
          </table:table-cell>
          <table:table-cell office:value-type="float" office:value="-0.00268167915525797" calcext:value-type="float">
            <text:p>-0.002681679155257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8/16/2019</text:p>
          </table:table-cell>
          <table:table-cell office:value-type="string" calcext:value-type="string">
            <text:p>$51.625</text:p>
          </table:table-cell>
          <table:table-cell office:value-type="string" calcext:value-type="string">
            <text:p>$33.62</text:p>
          </table:table-cell>
          <table:table-cell office:value-type="float" office:value="2888.68" calcext:value-type="float">
            <text:p>2888.68</text:p>
          </table:table-cell>
          <table:table-cell/>
          <table:table-cell table:formula="of:=[.D767]/[.D766]" office:value-type="float" office:value="0.985778971710262" calcext:value-type="float">
            <text:p>0.985778971710262</text:p>
          </table:table-cell>
          <table:table-cell table:formula="of:=[.B767]/[.B766]" office:value-type="float" office:value="0.976949152542373" calcext:value-type="float">
            <text:p>0.976949152542373</text:p>
          </table:table-cell>
          <table:table-cell table:number-columns-repeated="3"/>
          <table:table-cell office:value-type="float" office:value="0.995943822269276" calcext:value-type="float">
            <text:p>0.995943822269276</text:p>
          </table:table-cell>
          <table:table-cell office:value-type="float" office:value="0.994570622537676" calcext:value-type="float">
            <text:p>0.994570622537676</text:p>
          </table:table-cell>
          <table:table-cell office:value-type="float" office:value="0.987833563143807" calcext:value-type="float">
            <text:p>0.987833563143807</text:p>
          </table:table-cell>
          <table:table-cell office:value-type="float" office:value="-0.00673705939386848" calcext:value-type="float">
            <text:p>-0.006737059393868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8/15/2019</text:p>
          </table:table-cell>
          <table:table-cell office:value-type="string" calcext:value-type="string">
            <text:p>$50.435</text:p>
          </table:table-cell>
          <table:table-cell office:value-type="string" calcext:value-type="string">
            <text:p>$33.08</text:p>
          </table:table-cell>
          <table:table-cell office:value-type="float" office:value="2847.6" calcext:value-type="float">
            <text:p>2847.6</text:p>
          </table:table-cell>
          <table:table-cell/>
          <table:table-cell table:formula="of:=[.D768]/[.D767]" office:value-type="float" office:value="0.997541789577188" calcext:value-type="float">
            <text:p>0.997541789577188</text:p>
          </table:table-cell>
          <table:table-cell table:formula="of:=[.B768]/[.B767]" office:value-type="float" office:value="1.00500644393774" calcext:value-type="float">
            <text:p>1.00500644393774</text:p>
          </table:table-cell>
          <table:table-cell table:number-columns-repeated="3"/>
          <table:table-cell office:value-type="float" office:value="0.998083241149524" calcext:value-type="float">
            <text:p>0.998083241149524</text:p>
          </table:table-cell>
          <table:table-cell office:value-type="float" office:value="0.997157344025443" calcext:value-type="float">
            <text:p>0.997157344025443</text:p>
          </table:table-cell>
          <table:table-cell office:value-type="float" office:value="0.998357829050004" calcext:value-type="float">
            <text:p>0.998357829050004</text:p>
          </table:table-cell>
          <table:table-cell office:value-type="float" office:value="0.00120048502456094" calcext:value-type="float">
            <text:p>0.001200485024560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8/14/2019</text:p>
          </table:table-cell>
          <table:table-cell office:value-type="string" calcext:value-type="string">
            <text:p>$50.6875</text:p>
          </table:table-cell>
          <table:table-cell office:value-type="string" calcext:value-type="string">
            <text:p>$32.76</text:p>
          </table:table-cell>
          <table:table-cell office:value-type="float" office:value="2840.6" calcext:value-type="float">
            <text:p>2840.6</text:p>
          </table:table-cell>
          <table:table-cell/>
          <table:table-cell table:formula="of:=[.D769]/[.D768]" office:value-type="float" office:value="1.03017672322749" calcext:value-type="float">
            <text:p>1.03017672322749</text:p>
          </table:table-cell>
          <table:table-cell table:formula="of:=[.B769]/[.B768]" office:value-type="float" office:value="1.03067817509248" calcext:value-type="float">
            <text:p>1.03067817509248</text:p>
          </table:table-cell>
          <table:table-cell table:number-columns-repeated="3"/>
          <table:table-cell office:value-type="float" office:value="0.997160944177439" calcext:value-type="float">
            <text:p>0.997160944177439</text:p>
          </table:table-cell>
          <table:table-cell office:value-type="float" office:value="0.996042216259759" calcext:value-type="float">
            <text:p>0.996042216259759</text:p>
          </table:table-cell>
          <table:table-cell office:value-type="float" office:value="0.986758779504894" calcext:value-type="float">
            <text:p>0.986758779504894</text:p>
          </table:table-cell>
          <table:table-cell office:value-type="float" office:value="-0.00928343675486532" calcext:value-type="float">
            <text:p>-0.009283436754865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8/13/2019</text:p>
          </table:table-cell>
          <table:table-cell office:value-type="string" calcext:value-type="string">
            <text:p>$52.2425</text:p>
          </table:table-cell>
          <table:table-cell office:value-type="string" calcext:value-type="string">
            <text:p>$34.37</text:p>
          </table:table-cell>
          <table:table-cell office:value-type="float" office:value="2926.32" calcext:value-type="float">
            <text:p>2926.32</text:p>
          </table:table-cell>
          <table:table-cell/>
          <table:table-cell table:formula="of:=[.D770]/[.D769]" office:value-type="float" office:value="0.985227179529238" calcext:value-type="float">
            <text:p>0.985227179529238</text:p>
          </table:table-cell>
          <table:table-cell table:formula="of:=[.B770]/[.B769]" office:value-type="float" office:value="0.959372158683065" calcext:value-type="float">
            <text:p>0.959372158683065</text:p>
          </table:table-cell>
          <table:table-cell table:number-columns-repeated="3"/>
          <table:table-cell office:value-type="float" office:value="1.00358145387668" calcext:value-type="float">
            <text:p>1.00358145387668</text:p>
          </table:table-cell>
          <table:table-cell office:value-type="float" office:value="1.00380510484356" calcext:value-type="float">
            <text:p>1.00380510484356</text:p>
          </table:table-cell>
          <table:table-cell office:value-type="float" office:value="1.00229204867478" calcext:value-type="float">
            <text:p>1.00229204867478</text:p>
          </table:table-cell>
          <table:table-cell office:value-type="float" office:value="-0.00151305616878283" calcext:value-type="float">
            <text:p>-0.001513056168782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8/12/2019</text:p>
          </table:table-cell>
          <table:table-cell office:value-type="string" calcext:value-type="string">
            <text:p>$50.12</text:p>
          </table:table-cell>
          <table:table-cell office:value-type="string" calcext:value-type="string">
            <text:p>$33.7</text:p>
          </table:table-cell>
          <table:table-cell office:value-type="float" office:value="2883.09" calcext:value-type="float">
            <text:p>2883.09</text:p>
          </table:table-cell>
          <table:table-cell/>
          <table:table-cell table:formula="of:=[.D771]/[.D770]" office:value-type="float" office:value="1.01233398887999" calcext:value-type="float">
            <text:p>1.01233398887999</text:p>
          </table:table-cell>
          <table:table-cell table:formula="of:=[.B771]/[.B770]" office:value-type="float" office:value="1.00254389465283" calcext:value-type="float">
            <text:p>1.00254389465283</text:p>
          </table:table-cell>
          <table:table-cell table:number-columns-repeated="3"/>
          <table:table-cell office:value-type="float" office:value="0.993175287356322" calcext:value-type="float">
            <text:p>0.993175287356322</text:p>
          </table:table-cell>
          <table:table-cell office:value-type="float" office:value="0.991223251522542" calcext:value-type="float">
            <text:p>0.991223251522542</text:p>
          </table:table-cell>
          <table:table-cell office:value-type="float" office:value="0.982952891771652" calcext:value-type="float">
            <text:p>0.982952891771652</text:p>
          </table:table-cell>
          <table:table-cell office:value-type="float" office:value="-0.00827035975088997" calcext:value-type="float">
            <text:p>-0.008270359750889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8/09/2019</text:p>
          </table:table-cell>
          <table:table-cell office:value-type="string" calcext:value-type="string">
            <text:p>$50.2475</text:p>
          </table:table-cell>
          <table:table-cell office:value-type="string" calcext:value-type="string">
            <text:p>$33.81</text:p>
          </table:table-cell>
          <table:table-cell office:value-type="float" office:value="2918.65" calcext:value-type="float">
            <text:p>2918.65</text:p>
          </table:table-cell>
          <table:table-cell/>
          <table:table-cell table:formula="of:=[.D772]/[.D771]" office:value-type="float" office:value="1.00666061363987" calcext:value-type="float">
            <text:p>1.00666061363987</text:p>
          </table:table-cell>
          <table:table-cell table:formula="of:=[.B772]/[.B771]" office:value-type="float" office:value="1.01213990745808" calcext:value-type="float">
            <text:p>1.01213990745808</text:p>
          </table:table-cell>
          <table:table-cell table:number-columns-repeated="3"/>
          <table:table-cell office:value-type="float" office:value="1.00393476659299" calcext:value-type="float">
            <text:p>1.00393476659299</text:p>
          </table:table-cell>
          <table:table-cell office:value-type="float" office:value="1.0042322870114" calcext:value-type="float">
            <text:p>1.0042322870114</text:p>
          </table:table-cell>
          <table:table-cell office:value-type="float" office:value="0.995220168351593" calcext:value-type="float">
            <text:p>0.995220168351593</text:p>
          </table:table-cell>
          <table:table-cell office:value-type="float" office:value="-0.00901211865981166" calcext:value-type="float">
            <text:p>-0.009012118659811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8/08/2019</text:p>
          </table:table-cell>
          <table:table-cell office:value-type="string" calcext:value-type="string">
            <text:p>$50.8575</text:p>
          </table:table-cell>
          <table:table-cell office:value-type="string" calcext:value-type="string">
            <text:p>$33.94</text:p>
          </table:table-cell>
          <table:table-cell office:value-type="float" office:value="2938.09" calcext:value-type="float">
            <text:p>2938.09</text:p>
          </table:table-cell>
          <table:table-cell/>
          <table:table-cell table:formula="of:=[.D773]/[.D772]" office:value-type="float" office:value="0.981583273487197" calcext:value-type="float">
            <text:p>0.981583273487197</text:p>
          </table:table-cell>
          <table:table-cell table:formula="of:=[.B773]/[.B772]" office:value-type="float" office:value="0.978420095364499" calcext:value-type="float">
            <text:p>0.978420095364499</text:p>
          </table:table-cell>
          <table:table-cell table:number-columns-repeated="3"/>
          <table:table-cell office:value-type="float" office:value="0.997244783935689" calcext:value-type="float">
            <text:p>0.997244783935689</text:p>
          </table:table-cell>
          <table:table-cell office:value-type="float" office:value="0.996143584956744" calcext:value-type="float">
            <text:p>0.996143584956744</text:p>
          </table:table-cell>
          <table:table-cell office:value-type="float" office:value="0.996132267936076" calcext:value-type="float">
            <text:p>0.996132267936076</text:p>
          </table:table-cell>
          <table:table-cell office:value-type="float" office:value="-0.0000113170206672564" calcext:value-type="float">
            <text:p>-1.13170206672564E-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8/07/2019</text:p>
          </table:table-cell>
          <table:table-cell office:value-type="string" calcext:value-type="string">
            <text:p>$49.76</text:p>
          </table:table-cell>
          <table:table-cell office:value-type="string" calcext:value-type="string">
            <text:p>$33.52</text:p>
          </table:table-cell>
          <table:table-cell office:value-type="float" office:value="2883.98" calcext:value-type="float">
            <text:p>2883.98</text:p>
          </table:table-cell>
          <table:table-cell/>
          <table:table-cell table:formula="of:=[.D774]/[.D773]" office:value-type="float" office:value="0.999233697875852" calcext:value-type="float">
            <text:p>0.999233697875852</text:p>
          </table:table-cell>
          <table:table-cell table:formula="of:=[.B774]/[.B773]" office:value-type="float" office:value="0.989750803858521" calcext:value-type="float">
            <text:p>0.989750803858521</text:p>
          </table:table-cell>
          <table:table-cell table:number-columns-repeated="3"/>
          <table:table-cell office:value-type="float" office:value="1.00200355220775" calcext:value-type="float">
            <text:p>1.00200355220775</text:p>
          </table:table-cell>
          <table:table-cell office:value-type="float" office:value="1.00189730072428" calcext:value-type="float">
            <text:p>1.00189730072428</text:p>
          </table:table-cell>
          <table:table-cell office:value-type="float" office:value="1.00405341980629" calcext:value-type="float">
            <text:p>1.00405341980629</text:p>
          </table:table-cell>
          <table:table-cell office:value-type="float" office:value="0.00215611908200608" calcext:value-type="float">
            <text:p>0.002156119082006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8/06/2019</text:p>
          </table:table-cell>
          <table:table-cell office:value-type="string" calcext:value-type="string">
            <text:p>$49.25</text:p>
          </table:table-cell>
          <table:table-cell office:value-type="string" calcext:value-type="string">
            <text:p>$32.76</text:p>
          </table:table-cell>
          <table:table-cell office:value-type="float" office:value="2881.77" calcext:value-type="float">
            <text:p>2881.77</text:p>
          </table:table-cell>
          <table:table-cell/>
          <table:table-cell table:formula="of:=[.D775]/[.D774]" office:value-type="float" office:value="0.987150258348168" calcext:value-type="float">
            <text:p>0.987150258348168</text:p>
          </table:table-cell>
          <table:table-cell table:formula="of:=[.B775]/[.B774]" office:value-type="float" office:value="0.981421319796954" calcext:value-type="float">
            <text:p>0.981421319796954</text:p>
          </table:table-cell>
          <table:table-cell table:number-columns-repeated="3"/>
          <table:table-cell office:value-type="float" office:value="0.990142471826096" calcext:value-type="float">
            <text:p>0.990142471826096</text:p>
          </table:table-cell>
          <table:table-cell office:value-type="float" office:value="0.987556344974741" calcext:value-type="float">
            <text:p>0.987556344974741</text:p>
          </table:table-cell>
          <table:table-cell office:value-type="float" office:value="1.00233724290328" calcext:value-type="float">
            <text:p>1.00233724290328</text:p>
          </table:table-cell>
          <table:table-cell office:value-type="float" office:value="0.0147808979285391" calcext:value-type="float">
            <text:p>0.01478089792853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8/05/2019</text:p>
          </table:table-cell>
          <table:table-cell office:value-type="string" calcext:value-type="string">
            <text:p>$48.335</text:p>
          </table:table-cell>
          <table:table-cell office:value-type="string" calcext:value-type="string">
            <text:p>$32.93</text:p>
          </table:table-cell>
          <table:table-cell office:value-type="float" office:value="2844.74" calcext:value-type="float">
            <text:p>2844.74</text:p>
          </table:table-cell>
          <table:table-cell/>
          <table:table-cell table:formula="of:=[.D776]/[.D775]" office:value-type="float" office:value="1.03069173281214" calcext:value-type="float">
            <text:p>1.03069173281214</text:p>
          </table:table-cell>
          <table:table-cell table:formula="of:=[.B776]/[.B775]" office:value-type="float" office:value="1.05523947450088" calcext:value-type="float">
            <text:p>1.05523947450088</text:p>
          </table:table-cell>
          <table:table-cell table:number-columns-repeated="3"/>
          <table:table-cell office:value-type="float" office:value="1.00138900595047" calcext:value-type="float">
            <text:p>1.00138900595047</text:p>
          </table:table-cell>
          <table:table-cell office:value-type="float" office:value="1.00115426717269" calcext:value-type="float">
            <text:p>1.00115426717269</text:p>
          </table:table-cell>
          <table:table-cell office:value-type="float" office:value="1.00144147199729" calcext:value-type="float">
            <text:p>1.00144147199729</text:p>
          </table:table-cell>
          <table:table-cell office:value-type="float" office:value="0.000287204824594767" calcext:value-type="float">
            <text:p>0.0002872048245947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8/02/2019</text:p>
          </table:table-cell>
          <table:table-cell office:value-type="string" calcext:value-type="string">
            <text:p>$51.005</text:p>
          </table:table-cell>
          <table:table-cell office:value-type="string" calcext:value-type="string">
            <text:p>$33.5</text:p>
          </table:table-cell>
          <table:table-cell office:value-type="float" office:value="2932.05" calcext:value-type="float">
            <text:p>2932.05</text:p>
          </table:table-cell>
          <table:table-cell/>
          <table:table-cell table:formula="of:=[.D777]/[.D776]" office:value-type="float" office:value="1.00733616411726" calcext:value-type="float">
            <text:p>1.00733616411726</text:p>
          </table:table-cell>
          <table:table-cell table:formula="of:=[.B777]/[.B776]" office:value-type="float" office:value="1.02161552788942" calcext:value-type="float">
            <text:p>1.02161552788942</text:p>
          </table:table-cell>
          <table:table-cell table:number-columns-repeated="3"/>
          <table:table-cell office:value-type="float" office:value="0.989179434866191" calcext:value-type="float">
            <text:p>0.989179434866191</text:p>
          </table:table-cell>
          <table:table-cell office:value-type="float" office:value="0.986391959439631" calcext:value-type="float">
            <text:p>0.986391959439631</text:p>
          </table:table-cell>
          <table:table-cell office:value-type="float" office:value="0.974090851361077" calcext:value-type="float">
            <text:p>0.974090851361077</text:p>
          </table:table-cell>
          <table:table-cell office:value-type="float" office:value="-0.0123011080785543" calcext:value-type="float">
            <text:p>-0.01230110807855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8/01/2019</text:p>
          </table:table-cell>
          <table:table-cell office:value-type="string" calcext:value-type="string">
            <text:p>$52.1075</text:p>
          </table:table-cell>
          <table:table-cell office:value-type="string" calcext:value-type="string">
            <text:p>$33.64</text:p>
          </table:table-cell>
          <table:table-cell office:value-type="float" office:value="2953.56" calcext:value-type="float">
            <text:p>2953.56</text:p>
          </table:table-cell>
          <table:table-cell/>
          <table:table-cell table:formula="of:=[.D778]/[.D777]" office:value-type="float" office:value="1.00908056717995" calcext:value-type="float">
            <text:p>1.00908056717995</text:p>
          </table:table-cell>
          <table:table-cell table:formula="of:=[.B778]/[.B777]" office:value-type="float" office:value="1.02211773736986" calcext:value-type="float">
            <text:p>1.02211773736986</text:p>
          </table:table-cell>
          <table:table-cell table:number-columns-repeated="3"/>
          <table:table-cell office:value-type="float" office:value="0.993625196979031" calcext:value-type="float">
            <text:p>0.993625196979031</text:p>
          </table:table-cell>
          <table:table-cell office:value-type="float" office:value="0.991767226757761" calcext:value-type="float">
            <text:p>0.991767226757761</text:p>
          </table:table-cell>
          <table:table-cell office:value-type="float" office:value="0.98670085618671" calcext:value-type="float">
            <text:p>0.98670085618671</text:p>
          </table:table-cell>
          <table:table-cell office:value-type="float" office:value="-0.00506637057105108" calcext:value-type="float">
            <text:p>-0.005066370571051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7/31/2019</text:p>
          </table:table-cell>
          <table:table-cell office:value-type="string" calcext:value-type="string">
            <text:p>$53.26</text:p>
          </table:table-cell>
          <table:table-cell office:value-type="string" calcext:value-type="string">
            <text:p>$33.39</text:p>
          </table:table-cell>
          <table:table-cell office:value-type="float" office:value="2980.38" calcext:value-type="float">
            <text:p>2980.38</text:p>
          </table:table-cell>
          <table:table-cell/>
          <table:table-cell table:formula="of:=[.D779]/[.D778]" office:value-type="float" office:value="1.01100530804797" calcext:value-type="float">
            <text:p>1.01100530804797</text:p>
          </table:table-cell>
          <table:table-cell table:formula="of:=[.B779]/[.B778]" office:value-type="float" office:value="0.98000375516335" calcext:value-type="float">
            <text:p>0.98000375516335</text:p>
          </table:table-cell>
          <table:table-cell table:number-columns-repeated="3"/>
          <table:table-cell office:value-type="float" office:value="0.990977598136603" calcext:value-type="float">
            <text:p>0.990977598136603</text:p>
          </table:table-cell>
          <table:table-cell office:value-type="float" office:value="0.988566076725888" calcext:value-type="float">
            <text:p>0.988566076725888</text:p>
          </table:table-cell>
          <table:table-cell office:value-type="float" office:value="0.988415627890587" calcext:value-type="float">
            <text:p>0.988415627890587</text:p>
          </table:table-cell>
          <table:table-cell office:value-type="float" office:value="-0.000150448835300798" calcext:value-type="float">
            <text:p>-0.0001504488353007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7/30/2019</text:p>
          </table:table-cell>
          <table:table-cell office:value-type="string" calcext:value-type="string">
            <text:p>$52.195</text:p>
          </table:table-cell>
          <table:table-cell office:value-type="string" calcext:value-type="string">
            <text:p>$33.33</text:p>
          </table:table-cell>
          <table:table-cell office:value-type="float" office:value="3013.18" calcext:value-type="float">
            <text:p>3013.18</text:p>
          </table:table-cell>
          <table:table-cell/>
          <table:table-cell table:formula="of:=[.D780]/[.D779]" office:value-type="float" office:value="1.00258530854446" calcext:value-type="float">
            <text:p>1.00258530854446</text:p>
          </table:table-cell>
          <table:table-cell table:formula="of:=[.B780]/[.B779]" office:value-type="float" office:value="1.00431075773542" calcext:value-type="float">
            <text:p>1.00431075773542</text:p>
          </table:table-cell>
          <table:table-cell table:number-columns-repeated="3"/>
          <table:table-cell office:value-type="float" office:value="1.01580679280762" calcext:value-type="float">
            <text:p>1.01580679280762</text:p>
          </table:table-cell>
          <table:table-cell office:value-type="float" office:value="1.01858647711238" calcext:value-type="float">
            <text:p>1.01858647711238</text:p>
          </table:table-cell>
          <table:table-cell office:value-type="float" office:value="1.01185383244207" calcext:value-type="float">
            <text:p>1.01185383244207</text:p>
          </table:table-cell>
          <table:table-cell office:value-type="float" office:value="-0.00673264467031332" calcext:value-type="float">
            <text:p>-0.006732644670313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7/29/2019</text:p>
          </table:table-cell>
          <table:table-cell office:value-type="string" calcext:value-type="string">
            <text:p>$52.42</text:p>
          </table:table-cell>
          <table:table-cell office:value-type="string" calcext:value-type="string">
            <text:p>$33.38</text:p>
          </table:table-cell>
          <table:table-cell office:value-type="float" office:value="3020.97" calcext:value-type="float">
            <text:p>3020.97</text:p>
          </table:table-cell>
          <table:table-cell/>
          <table:table-cell table:formula="of:=[.D781]/[.D780]" office:value-type="float" office:value="1.00161868538913" calcext:value-type="float">
            <text:p>1.00161868538913</text:p>
          </table:table-cell>
          <table:table-cell table:formula="of:=[.B781]/[.B780]" office:value-type="float" office:value="0.990747806180847" calcext:value-type="float">
            <text:p>0.990747806180847</text:p>
          </table:table-cell>
          <table:table-cell table:number-columns-repeated="3"/>
          <table:table-cell office:value-type="float" office:value="1.00449845004236" calcext:value-type="float">
            <text:p>1.00449845004236</text:p>
          </table:table-cell>
          <table:table-cell office:value-type="float" office:value="1.00491382352781" calcext:value-type="float">
            <text:p>1.00491382352781</text:p>
          </table:table-cell>
          <table:table-cell office:value-type="float" office:value="0.999779793887078" calcext:value-type="float">
            <text:p>0.999779793887078</text:p>
          </table:table-cell>
          <table:table-cell office:value-type="float" office:value="-0.00513402964073495" calcext:value-type="float">
            <text:p>-0.005134029640734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7/26/2019</text:p>
          </table:table-cell>
          <table:table-cell office:value-type="string" calcext:value-type="string">
            <text:p>$51.935</text:p>
          </table:table-cell>
          <table:table-cell office:value-type="string" calcext:value-type="string">
            <text:p>$33.6</text:p>
          </table:table-cell>
          <table:table-cell office:value-type="float" office:value="3025.86" calcext:value-type="float">
            <text:p>3025.86</text:p>
          </table:table-cell>
          <table:table-cell/>
          <table:table-cell table:formula="of:=[.D782]/[.D781]" office:value-type="float" office:value="0.992666547692226" calcext:value-type="float">
            <text:p>0.992666547692226</text:p>
          </table:table-cell>
          <table:table-cell table:formula="of:=[.B782]/[.B781]" office:value-type="float" office:value="0.996534129199961" calcext:value-type="float">
            <text:p>0.996534129199961</text:p>
          </table:table-cell>
          <table:table-cell table:number-columns-repeated="3"/>
          <table:table-cell office:value-type="float" office:value="0.985982432308834" calcext:value-type="float">
            <text:p>0.985982432308834</text:p>
          </table:table-cell>
          <table:table-cell office:value-type="float" office:value="0.982526538185331" calcext:value-type="float">
            <text:p>0.982526538185331</text:p>
          </table:table-cell>
          <table:table-cell office:value-type="float" office:value="0.97273247874543" calcext:value-type="float">
            <text:p>0.97273247874543</text:p>
          </table:table-cell>
          <table:table-cell office:value-type="float" office:value="-0.00979405943990108" calcext:value-type="float">
            <text:p>-0.009794059439901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7/25/2019</text:p>
          </table:table-cell>
          <table:table-cell office:value-type="string" calcext:value-type="string">
            <text:p>$51.755</text:p>
          </table:table-cell>
          <table:table-cell office:value-type="string" calcext:value-type="string">
            <text:p>$33.56</text:p>
          </table:table-cell>
          <table:table-cell office:value-type="float" office:value="3003.67" calcext:value-type="float">
            <text:p>3003.67</text:p>
          </table:table-cell>
          <table:table-cell/>
          <table:table-cell table:formula="of:=[.D783]/[.D782]" office:value-type="float" office:value="1.00529019499479" calcext:value-type="float">
            <text:p>1.00529019499479</text:p>
          </table:table-cell>
          <table:table-cell table:formula="of:=[.B783]/[.B782]" office:value-type="float" office:value="1.00797024442083" calcext:value-type="float">
            <text:p>1.00797024442083</text:p>
          </table:table-cell>
          <table:table-cell table:number-columns-repeated="3"/>
          <table:table-cell office:value-type="float" office:value="0.992091059323927" calcext:value-type="float">
            <text:p>0.992091059323927</text:p>
          </table:table-cell>
          <table:table-cell office:value-type="float" office:value="0.989912336687242" calcext:value-type="float">
            <text:p>0.989912336687242</text:p>
          </table:table-cell>
          <table:table-cell office:value-type="float" office:value="0.991576849923014" calcext:value-type="float">
            <text:p>0.991576849923014</text:p>
          </table:table-cell>
          <table:table-cell office:value-type="float" office:value="0.00166451323577188" calcext:value-type="float">
            <text:p>0.001664513235771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7/24/2019</text:p>
          </table:table-cell>
          <table:table-cell office:value-type="string" calcext:value-type="string">
            <text:p>$52.1675</text:p>
          </table:table-cell>
          <table:table-cell office:value-type="string" calcext:value-type="string">
            <text:p>$34.99</text:p>
          </table:table-cell>
          <table:table-cell office:value-type="float" office:value="3019.56" calcext:value-type="float">
            <text:p>3019.56</text:p>
          </table:table-cell>
          <table:table-cell/>
          <table:table-cell table:formula="of:=[.D784]/[.D783]" office:value-type="float" office:value="0.995333757236154" calcext:value-type="float">
            <text:p>0.995333757236154</text:p>
          </table:table-cell>
          <table:table-cell table:formula="of:=[.B784]/[.B783]" office:value-type="float" office:value="1.00081468347151" calcext:value-type="float">
            <text:p>1.00081468347151</text:p>
          </table:table-cell>
          <table:table-cell table:number-columns-repeated="3"/>
          <table:table-cell office:value-type="float" office:value="1.01822960856902" calcext:value-type="float">
            <text:p>1.01822960856902</text:p>
          </table:table-cell>
          <table:table-cell office:value-type="float" office:value="1.02151584716179" calcext:value-type="float">
            <text:p>1.02151584716179</text:p>
          </table:table-cell>
          <table:table-cell office:value-type="float" office:value="1.0257124588966" calcext:value-type="float">
            <text:p>1.0257124588966</text:p>
          </table:table-cell>
          <table:table-cell office:value-type="float" office:value="0.00419661173481289" calcext:value-type="float">
            <text:p>0.004196611734812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7/23/2019</text:p>
          </table:table-cell>
          <table:table-cell office:value-type="string" calcext:value-type="string">
            <text:p>$52.21</text:p>
          </table:table-cell>
          <table:table-cell office:value-type="string" calcext:value-type="string">
            <text:p>$35.42</text:p>
          </table:table-cell>
          <table:table-cell office:value-type="float" office:value="3005.47" calcext:value-type="float">
            <text:p>3005.47</text:p>
          </table:table-cell>
          <table:table-cell/>
          <table:table-cell table:formula="of:=[.D785]/[.D784]" office:value-type="float" office:value="0.993199067034441" calcext:value-type="float">
            <text:p>0.993199067034441</text:p>
          </table:table-cell>
          <table:table-cell table:formula="of:=[.B785]/[.B784]" office:value-type="float" office:value="0.992242865351465" calcext:value-type="float">
            <text:p>0.992242865351465</text:p>
          </table:table-cell>
          <table:table-cell table:number-columns-repeated="3"/>
          <table:table-cell office:value-type="float" office:value="1.01241050931043" calcext:value-type="float">
            <text:p>1.01241050931043</text:p>
          </table:table-cell>
          <table:table-cell office:value-type="float" office:value="1.01448010991995" calcext:value-type="float">
            <text:p>1.01448010991995</text:p>
          </table:table-cell>
          <table:table-cell office:value-type="float" office:value="0.997239414043368" calcext:value-type="float">
            <text:p>0.997239414043368</text:p>
          </table:table-cell>
          <table:table-cell office:value-type="float" office:value="-0.0172406958765844" calcext:value-type="float">
            <text:p>-0.01724069587658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7/22/2019</text:p>
          </table:table-cell>
          <table:table-cell office:value-type="string" calcext:value-type="string">
            <text:p>$51.805</text:p>
          </table:table-cell>
          <table:table-cell office:value-type="string" calcext:value-type="string">
            <text:p>$35.73</text:p>
          </table:table-cell>
          <table:table-cell office:value-type="float" office:value="2985.03" calcext:value-type="float">
            <text:p>2985.03</text:p>
          </table:table-cell>
          <table:table-cell/>
          <table:table-cell table:formula="of:=[.D786]/[.D785]" office:value-type="float" office:value="0.997179257829905" calcext:value-type="float">
            <text:p>0.997179257829905</text:p>
          </table:table-cell>
          <table:table-cell table:formula="of:=[.B786]/[.B785]" office:value-type="float" office:value="0.977656596853586" calcext:value-type="float">
            <text:p>0.977656596853586</text:p>
          </table:table-cell>
          <table:table-cell table:number-columns-repeated="3"/>
          <table:table-cell office:value-type="float" office:value="0.994977727312429" calcext:value-type="float">
            <text:p>0.994977727312429</text:p>
          </table:table-cell>
          <table:table-cell office:value-type="float" office:value="0.993402539649761" calcext:value-type="float">
            <text:p>0.993402539649761</text:p>
          </table:table-cell>
          <table:table-cell office:value-type="float" office:value="0.977005848997634" calcext:value-type="float">
            <text:p>0.977005848997634</text:p>
          </table:table-cell>
          <table:table-cell office:value-type="float" office:value="-0.0163966906521275" calcext:value-type="float">
            <text:p>-0.01639669065212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7/19/2019</text:p>
          </table:table-cell>
          <table:table-cell office:value-type="string" calcext:value-type="string">
            <text:p>$50.6475</text:p>
          </table:table-cell>
          <table:table-cell office:value-type="string" calcext:value-type="string">
            <text:p>$35.83</text:p>
          </table:table-cell>
          <table:table-cell office:value-type="float" office:value="2976.61" calcext:value-type="float">
            <text:p>2976.61</text:p>
          </table:table-cell>
          <table:table-cell/>
          <table:table-cell table:formula="of:=[.D787]/[.D786]" office:value-type="float" office:value="1.00621512391613" calcext:value-type="float">
            <text:p>1.00621512391613</text:p>
          </table:table-cell>
          <table:table-cell table:formula="of:=[.B787]/[.B786]" office:value-type="float" office:value="1.01515375882324" calcext:value-type="float">
            <text:p>1.01515375882324</text:p>
          </table:table-cell>
          <table:table-cell table:number-columns-repeated="3"/>
          <table:table-cell office:value-type="float" office:value="1.00534474084928" calcext:value-type="float">
            <text:p>1.00534474084928</text:p>
          </table:table-cell>
          <table:table-cell office:value-type="float" office:value="1.00593705401127" calcext:value-type="float">
            <text:p>1.00593705401127</text:p>
          </table:table-cell>
          <table:table-cell office:value-type="float" office:value="1.00488986381501" calcext:value-type="float">
            <text:p>1.00488986381501</text:p>
          </table:table-cell>
          <table:table-cell office:value-type="float" office:value="-0.00104719019626498" calcext:value-type="float">
            <text:p>-0.001047190196264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7/18/2019</text:p>
          </table:table-cell>
          <table:table-cell office:value-type="string" calcext:value-type="string">
            <text:p>$51.415</text:p>
          </table:table-cell>
          <table:table-cell office:value-type="string" calcext:value-type="string">
            <text:p>$36.29</text:p>
          </table:table-cell>
          <table:table-cell office:value-type="float" office:value="2995.11" calcext:value-type="float">
            <text:p>2995.11</text:p>
          </table:table-cell>
          <table:table-cell/>
          <table:table-cell table:formula="of:=[.D788]/[.D787]" office:value-type="float" office:value="0.996430848950456" calcext:value-type="float">
            <text:p>0.996430848950456</text:p>
          </table:table-cell>
          <table:table-cell table:formula="of:=[.B788]/[.B787]" office:value-type="float" office:value="0.988767869298843" calcext:value-type="float">
            <text:p>0.988767869298843</text:p>
          </table:table-cell>
          <table:table-cell table:number-columns-repeated="3"/>
          <table:table-cell office:value-type="float" office:value="1.00243483050221" calcext:value-type="float">
            <text:p>1.00243483050221</text:p>
          </table:table-cell>
          <table:table-cell office:value-type="float" office:value="1.0024187492549" calcext:value-type="float">
            <text:p>1.0024187492549</text:p>
          </table:table-cell>
          <table:table-cell office:value-type="float" office:value="1.00518441038701" calcext:value-type="float">
            <text:p>1.00518441038701</text:p>
          </table:table-cell>
          <table:table-cell office:value-type="float" office:value="0.00276566113210897" calcext:value-type="float">
            <text:p>0.002765661132108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7/17/2019</text:p>
          </table:table-cell>
          <table:table-cell office:value-type="string" calcext:value-type="string">
            <text:p>$50.8375</text:p>
          </table:table-cell>
          <table:table-cell office:value-type="string" calcext:value-type="string">
            <text:p>$36.11</text:p>
          </table:table-cell>
          <table:table-cell office:value-type="float" office:value="2984.42" calcext:value-type="float">
            <text:p>2984.42</text:p>
          </table:table-cell>
          <table:table-cell/>
          <table:table-cell table:formula="of:=[.D789]/[.D788]" office:value-type="float" office:value="1.00657414170928" calcext:value-type="float">
            <text:p>1.00657414170928</text:p>
          </table:table-cell>
          <table:table-cell table:formula="of:=[.B789]/[.B788]" office:value-type="float" office:value="1.00565527415786" calcext:value-type="float">
            <text:p>1.00565527415786</text:p>
          </table:table-cell>
          <table:table-cell table:number-columns-repeated="3"/>
          <table:table-cell office:value-type="float" office:value="0.99387913041439" calcext:value-type="float">
            <text:p>0.99387913041439</text:p>
          </table:table-cell>
          <table:table-cell office:value-type="float" office:value="0.99207425175402" calcext:value-type="float">
            <text:p>0.99207425175402</text:p>
          </table:table-cell>
          <table:table-cell office:value-type="float" office:value="0.984843686377415" calcext:value-type="float">
            <text:p>0.984843686377415</text:p>
          </table:table-cell>
          <table:table-cell office:value-type="float" office:value="-0.0072305653766056" calcext:value-type="float">
            <text:p>-0.00723056537660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7/16/2019</text:p>
          </table:table-cell>
          <table:table-cell office:value-type="string" calcext:value-type="string">
            <text:p>$51.125</text:p>
          </table:table-cell>
          <table:table-cell office:value-type="string" calcext:value-type="string">
            <text:p>$35.95</text:p>
          </table:table-cell>
          <table:table-cell office:value-type="float" office:value="3004.04" calcext:value-type="float">
            <text:p>3004.04</text:p>
          </table:table-cell>
          <table:table-cell/>
          <table:table-cell table:formula="of:=[.D790]/[.D789]" office:value-type="float" office:value="1.00341540059387" calcext:value-type="float">
            <text:p>1.00341540059387</text:p>
          </table:table-cell>
          <table:table-cell table:formula="of:=[.B790]/[.B789]" office:value-type="float" office:value="1.00347188264059" calcext:value-type="float">
            <text:p>1.00347188264059</text:p>
          </table:table-cell>
          <table:table-cell table:number-columns-repeated="3"/>
          <table:table-cell office:value-type="float" office:value="1.00848783118722" calcext:value-type="float">
            <text:p>1.00848783118722</text:p>
          </table:table-cell>
          <table:table-cell office:value-type="float" office:value="1.00973729125803" calcext:value-type="float">
            <text:p>1.00973729125803</text:p>
          </table:table-cell>
          <table:table-cell office:value-type="float" office:value="1.0047776552738" calcext:value-type="float">
            <text:p>1.0047776552738</text:p>
          </table:table-cell>
          <table:table-cell office:value-type="float" office:value="-0.00495963598423077" calcext:value-type="float">
            <text:p>-0.004959635984230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7/15/2019</text:p>
          </table:table-cell>
          <table:table-cell office:value-type="string" calcext:value-type="string">
            <text:p>$51.3025</text:p>
          </table:table-cell>
          <table:table-cell office:value-type="string" calcext:value-type="string">
            <text:p>$36.31</text:p>
          </table:table-cell>
          <table:table-cell office:value-type="float" office:value="3014.3" calcext:value-type="float">
            <text:p>3014.3</text:p>
          </table:table-cell>
          <table:table-cell/>
          <table:table-cell table:formula="of:=[.D791]/[.D790]" office:value-type="float" office:value="0.999824171449424" calcext:value-type="float">
            <text:p>0.999824171449424</text:p>
          </table:table-cell>
          <table:table-cell table:formula="of:=[.B791]/[.B790]" office:value-type="float" office:value="0.990692461381024" calcext:value-type="float">
            <text:p>0.990692461381024</text:p>
          </table:table-cell>
          <table:table-cell table:number-columns-repeated="3"/>
          <table:table-cell office:value-type="float" office:value="1.00009693226106" calcext:value-type="float">
            <text:p>1.00009693226106</text:p>
          </table:table-cell>
          <table:table-cell office:value-type="float" office:value="0.999592050999394" calcext:value-type="float">
            <text:p>0.999592050999394</text:p>
          </table:table-cell>
          <table:table-cell office:value-type="float" office:value="0.995473664959766" calcext:value-type="float">
            <text:p>0.995473664959766</text:p>
          </table:table-cell>
          <table:table-cell office:value-type="float" office:value="-0.00411838603962822" calcext:value-type="float">
            <text:p>-0.004118386039628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7/12/2019</text:p>
          </table:table-cell>
          <table:table-cell office:value-type="string" calcext:value-type="string">
            <text:p>$50.825</text:p>
          </table:table-cell>
          <table:table-cell office:value-type="string" calcext:value-type="string">
            <text:p>$36.51</text:p>
          </table:table-cell>
          <table:table-cell office:value-type="float" office:value="3013.77" calcext:value-type="float">
            <text:p>3013.77</text:p>
          </table:table-cell>
          <table:table-cell/>
          <table:table-cell table:formula="of:=[.D792]/[.D791]" office:value-type="float" office:value="0.995401108910103" calcext:value-type="float">
            <text:p>0.995401108910103</text:p>
          </table:table-cell>
          <table:table-cell table:formula="of:=[.B792]/[.B791]" office:value-type="float" office:value="0.992375799311362" calcext:value-type="float">
            <text:p>0.992375799311362</text:p>
          </table:table-cell>
          <table:table-cell table:number-columns-repeated="3"/>
          <table:table-cell office:value-type="float" office:value="1.004919670997" calcext:value-type="float">
            <text:p>1.004919670997</text:p>
          </table:table-cell>
          <table:table-cell office:value-type="float" office:value="1.00542311196334" calcext:value-type="float">
            <text:p>1.00542311196334</text:p>
          </table:table-cell>
          <table:table-cell office:value-type="float" office:value="1.01483488724567" calcext:value-type="float">
            <text:p>1.01483488724567</text:p>
          </table:table-cell>
          <table:table-cell office:value-type="float" office:value="0.00941177528233061" calcext:value-type="float">
            <text:p>0.009411775282330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7/11/2019</text:p>
          </table:table-cell>
          <table:table-cell office:value-type="string" calcext:value-type="string">
            <text:p>$50.4375</text:p>
          </table:table-cell>
          <table:table-cell office:value-type="string" calcext:value-type="string">
            <text:p>$36.89</text:p>
          </table:table-cell>
          <table:table-cell office:value-type="float" office:value="2999.91" calcext:value-type="float">
            <text:p>2999.91</text:p>
          </table:table-cell>
          <table:table-cell/>
          <table:table-cell table:formula="of:=[.D793]/[.D792]" office:value-type="float" office:value="0.997719931597948" calcext:value-type="float">
            <text:p>0.997719931597948</text:p>
          </table:table-cell>
          <table:table-cell table:formula="of:=[.B793]/[.B792]" office:value-type="float" office:value="1.00733581164808" calcext:value-type="float">
            <text:p>1.00733581164808</text:p>
          </table:table-cell>
          <table:table-cell table:number-columns-repeated="3"/>
          <table:table-cell office:value-type="float" office:value="0.999980045164445" calcext:value-type="float">
            <text:p>0.999980045164445</text:p>
          </table:table-cell>
          <table:table-cell office:value-type="float" office:value="0.999450725536085" calcext:value-type="float">
            <text:p>0.999450725536085</text:p>
          </table:table-cell>
          <table:table-cell office:value-type="float" office:value="1.00819152787835" calcext:value-type="float">
            <text:p>1.00819152787835</text:p>
          </table:table-cell>
          <table:table-cell office:value-type="float" office:value="0.00874080234226415" calcext:value-type="float">
            <text:p>0.008740802342264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7/10/2019</text:p>
          </table:table-cell>
          <table:table-cell office:value-type="string" calcext:value-type="string">
            <text:p>$50.8075</text:p>
          </table:table-cell>
          <table:table-cell office:value-type="string" calcext:value-type="string">
            <text:p>$36.75</text:p>
          </table:table-cell>
          <table:table-cell office:value-type="float" office:value="2993.07" calcext:value-type="float">
            <text:p>2993.07</text:p>
          </table:table-cell>
          <table:table-cell/>
          <table:table-cell table:formula="of:=[.D794]/[.D793]" office:value-type="float" office:value="0.995509627238922" calcext:value-type="float">
            <text:p>0.995509627238922</text:p>
          </table:table-cell>
          <table:table-cell table:formula="of:=[.B794]/[.B793]" office:value-type="float" office:value="0.99020813856222" calcext:value-type="float">
            <text:p>0.99020813856222</text:p>
          </table:table-cell>
          <table:table-cell table:number-columns-repeated="3"/>
          <table:table-cell office:value-type="float" office:value="0.999657435153805" calcext:value-type="float">
            <text:p>0.999657435153805</text:p>
          </table:table-cell>
          <table:table-cell office:value-type="float" office:value="0.999060665293841" calcext:value-type="float">
            <text:p>0.999060665293841</text:p>
          </table:table-cell>
          <table:table-cell office:value-type="float" office:value="0.99070790501414" calcext:value-type="float">
            <text:p>0.99070790501414</text:p>
          </table:table-cell>
          <table:table-cell office:value-type="float" office:value="-0.00835276027970111" calcext:value-type="float">
            <text:p>-0.008352760279701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7/09/2019</text:p>
          </table:table-cell>
          <table:table-cell office:value-type="string" calcext:value-type="string">
            <text:p>$50.31</text:p>
          </table:table-cell>
          <table:table-cell office:value-type="string" calcext:value-type="string">
            <text:p>$36.56</text:p>
          </table:table-cell>
          <table:table-cell office:value-type="float" office:value="2979.63" calcext:value-type="float">
            <text:p>2979.63</text:p>
          </table:table-cell>
          <table:table-cell/>
          <table:table-cell table:formula="of:=[.D795]/[.D794]" office:value-type="float" office:value="0.998764947325675" calcext:value-type="float">
            <text:p>0.998764947325675</text:p>
          </table:table-cell>
          <table:table-cell table:formula="of:=[.B795]/[.B794]" office:value-type="float" office:value="0.993937586960843" calcext:value-type="float">
            <text:p>0.993937586960843</text:p>
          </table:table-cell>
          <table:table-cell table:number-columns-repeated="3"/>
          <table:table-cell office:value-type="float" office:value="0.997424892703863" calcext:value-type="float">
            <text:p>0.997424892703863</text:p>
          </table:table-cell>
          <table:table-cell office:value-type="float" office:value="0.996361350269124" calcext:value-type="float">
            <text:p>0.996361350269124</text:p>
          </table:table-cell>
          <table:table-cell office:value-type="float" office:value="0.99637516991391" calcext:value-type="float">
            <text:p>0.99637516991391</text:p>
          </table:table-cell>
          <table:table-cell office:value-type="float" office:value="0.000013819644786861" calcext:value-type="float">
            <text:p>1.3819644786861E-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7/08/2019</text:p>
          </table:table-cell>
          <table:table-cell office:value-type="string" calcext:value-type="string">
            <text:p>$50.005</text:p>
          </table:table-cell>
          <table:table-cell office:value-type="string" calcext:value-type="string">
            <text:p>$35.98</text:p>
          </table:table-cell>
          <table:table-cell office:value-type="float" office:value="2975.95" calcext:value-type="float">
            <text:p>2975.95</text:p>
          </table:table-cell>
          <table:table-cell/>
          <table:table-cell table:formula="of:=[.D796]/[.D795]" office:value-type="float" office:value="1.00485895260337" calcext:value-type="float">
            <text:p>1.00485895260337</text:p>
          </table:table-cell>
          <table:table-cell table:formula="of:=[.B796]/[.B795]" office:value-type="float" office:value="1.02104789521048" calcext:value-type="float">
            <text:p>1.02104789521048</text:p>
          </table:table-cell>
          <table:table-cell table:number-columns-repeated="3"/>
          <table:table-cell office:value-type="float" office:value="1.00314547225447" calcext:value-type="float">
            <text:p>1.00314547225447</text:p>
          </table:table-cell>
          <table:table-cell office:value-type="float" office:value="1.00327796962901" calcext:value-type="float">
            <text:p>1.00327796962901</text:p>
          </table:table-cell>
          <table:table-cell office:value-type="float" office:value="0.994770350159163" calcext:value-type="float">
            <text:p>0.994770350159163</text:p>
          </table:table-cell>
          <table:table-cell office:value-type="float" office:value="-0.00850761946984646" calcext:value-type="float">
            <text:p>-0.008507619469846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7/05/2019</text:p>
          </table:table-cell>
          <table:table-cell office:value-type="string" calcext:value-type="string">
            <text:p>$51.0575</text:p>
          </table:table-cell>
          <table:table-cell office:value-type="string" calcext:value-type="string">
            <text:p>$36.39</text:p>
          </table:table-cell>
          <table:table-cell office:value-type="float" office:value="2990.41" calcext:value-type="float">
            <text:p>2990.41</text:p>
          </table:table-cell>
          <table:table-cell/>
          <table:table-cell table:formula="of:=[.D797]/[.D796]" office:value-type="float" office:value="1.00180911647567" calcext:value-type="float">
            <text:p>1.00180911647567</text:p>
          </table:table-cell>
          <table:table-cell table:formula="of:=[.B797]/[.B796]" office:value-type="float" office:value="1.00088135925182" calcext:value-type="float">
            <text:p>1.00088135925182</text:p>
          </table:table-cell>
          <table:table-cell table:number-columns-repeated="3"/>
          <table:table-cell office:value-type="float" office:value="1.00072488104303" calcext:value-type="float">
            <text:p>1.00072488104303</text:p>
          </table:table-cell>
          <table:table-cell office:value-type="float" office:value="1.00035128923111" calcext:value-type="float">
            <text:p>1.00035128923111</text:p>
          </table:table-cell>
          <table:table-cell office:value-type="float" office:value="1.01981805714286" calcext:value-type="float">
            <text:p>1.01981805714286</text:p>
          </table:table-cell>
          <table:table-cell office:value-type="float" office:value="0.0194667679117486" calcext:value-type="float">
            <text:p>0.01946676791174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7/03/2019</text:p>
          </table:table-cell>
          <table:table-cell office:value-type="string" calcext:value-type="string">
            <text:p>$51.1025</text:p>
          </table:table-cell>
          <table:table-cell office:value-type="string" calcext:value-type="string">
            <text:p>$36.25</text:p>
          </table:table-cell>
          <table:table-cell office:value-type="float" office:value="2995.82" calcext:value-type="float">
            <text:p>2995.82</text:p>
          </table:table-cell>
          <table:table-cell/>
          <table:table-cell table:formula="of:=[.D798]/[.D797]" office:value-type="float" office:value="0.992386057907351" calcext:value-type="float">
            <text:p>0.992386057907351</text:p>
          </table:table-cell>
          <table:table-cell table:formula="of:=[.B798]/[.B797]" office:value-type="float" office:value="0.991781224010567" calcext:value-type="float">
            <text:p>0.991781224010567</text:p>
          </table:table-cell>
          <table:table-cell table:number-columns-repeated="3"/>
          <table:table-cell office:value-type="float" office:value="0.997129157986024" calcext:value-type="float">
            <text:p>0.997129157986024</text:p>
          </table:table-cell>
          <table:table-cell office:value-type="float" office:value="0.996003784316811" calcext:value-type="float">
            <text:p>0.996003784316811</text:p>
          </table:table-cell>
          <table:table-cell office:value-type="float" office:value="1.00226281259357" calcext:value-type="float">
            <text:p>1.00226281259357</text:p>
          </table:table-cell>
          <table:table-cell office:value-type="float" office:value="0.00625902827676317" calcext:value-type="float">
            <text:p>0.006259028276763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7/02/2019</text:p>
          </table:table-cell>
          <table:table-cell office:value-type="string" calcext:value-type="string">
            <text:p>$50.6825</text:p>
          </table:table-cell>
          <table:table-cell office:value-type="string" calcext:value-type="string">
            <text:p>$35.96</text:p>
          </table:table-cell>
          <table:table-cell office:value-type="float" office:value="2973.01" calcext:value-type="float">
            <text:p>2973.01</text:p>
          </table:table-cell>
          <table:table-cell/>
          <table:table-cell table:formula="of:=[.D799]/[.D798]" office:value-type="float" office:value="0.997080399998655" calcext:value-type="float">
            <text:p>0.997080399998655</text:p>
          </table:table-cell>
          <table:table-cell table:formula="of:=[.B799]/[.B798]" office:value-type="float" office:value="0.994179450500666" calcext:value-type="float">
            <text:p>0.994179450500666</text:p>
          </table:table-cell>
          <table:table-cell table:number-columns-repeated="3"/>
          <table:table-cell office:value-type="float" office:value="0.992822225110216" calcext:value-type="float">
            <text:p>0.992822225110216</text:p>
          </table:table-cell>
          <table:table-cell office:value-type="float" office:value="0.990796372192387" calcext:value-type="float">
            <text:p>0.990796372192387</text:p>
          </table:table-cell>
          <table:table-cell office:value-type="float" office:value="0.969184668366206" calcext:value-type="float">
            <text:p>0.969184668366206</text:p>
          </table:table-cell>
          <table:table-cell office:value-type="float" office:value="-0.0216117038261807" calcext:value-type="float">
            <text:p>-0.02161170382618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7/01/2019</text:p>
          </table:table-cell>
          <table:table-cell office:value-type="string" calcext:value-type="string">
            <text:p>$50.3875</text:p>
          </table:table-cell>
          <table:table-cell office:value-type="string" calcext:value-type="string">
            <text:p>$36.17</text:p>
          </table:table-cell>
          <table:table-cell office:value-type="float" office:value="2964.33" calcext:value-type="float">
            <text:p>2964.33</text:p>
          </table:table-cell>
          <table:table-cell/>
          <table:table-cell table:formula="of:=[.D800]/[.D799]" office:value-type="float" office:value="0.992386137845651" calcext:value-type="float">
            <text:p>0.992386137845651</text:p>
          </table:table-cell>
          <table:table-cell table:formula="of:=[.B800]/[.B799]" office:value-type="float" office:value="0.981989580749194" calcext:value-type="float">
            <text:p>0.981989580749194</text:p>
          </table:table-cell>
          <table:table-cell table:number-columns-repeated="3"/>
          <table:table-cell office:value-type="float" office:value="0.999677786392517" calcext:value-type="float">
            <text:p>0.999677786392517</text:p>
          </table:table-cell>
          <table:table-cell office:value-type="float" office:value="0.99908527150208" calcext:value-type="float">
            <text:p>0.99908527150208</text:p>
          </table:table-cell>
          <table:table-cell office:value-type="float" office:value="0.988324873096447" calcext:value-type="float">
            <text:p>0.988324873096447</text:p>
          </table:table-cell>
          <table:table-cell office:value-type="float" office:value="-0.0107603984056337" calcext:value-type="float">
            <text:p>-0.01076039840563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6/28/2019</text:p>
          </table:table-cell>
          <table:table-cell office:value-type="string" calcext:value-type="string">
            <text:p>$49.48</text:p>
          </table:table-cell>
          <table:table-cell office:value-type="string" calcext:value-type="string">
            <text:p>$36.08</text:p>
          </table:table-cell>
          <table:table-cell office:value-type="float" office:value="2941.76" calcext:value-type="float">
            <text:p>2941.76</text:p>
          </table:table-cell>
          <table:table-cell/>
          <table:table-cell table:formula="of:=[.D801]/[.D800]" office:value-type="float" office:value="0.99427553573371" calcext:value-type="float">
            <text:p>0.99427553573371</text:p>
          </table:table-cell>
          <table:table-cell table:formula="of:=[.B801]/[.B800]" office:value-type="float" office:value="1.00919563459984" calcext:value-type="float">
            <text:p>1.00919563459984</text:p>
          </table:table-cell>
          <table:table-cell table:number-columns-repeated="3"/>
          <table:table-cell office:value-type="float" office:value="1.00009400925991" calcext:value-type="float">
            <text:p>1.00009400925991</text:p>
          </table:table-cell>
          <table:table-cell office:value-type="float" office:value="0.999588516866853" calcext:value-type="float">
            <text:p>0.999588516866853</text:p>
          </table:table-cell>
          <table:table-cell office:value-type="float" office:value="0.995751038894336" calcext:value-type="float">
            <text:p>0.995751038894336</text:p>
          </table:table-cell>
          <table:table-cell office:value-type="float" office:value="-0.00383747797251699" calcext:value-type="float">
            <text:p>-0.003837477972516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6/27/2019</text:p>
          </table:table-cell>
          <table:table-cell office:value-type="string" calcext:value-type="string">
            <text:p>$49.935</text:p>
          </table:table-cell>
          <table:table-cell office:value-type="string" calcext:value-type="string">
            <text:p>$35.54</text:p>
          </table:table-cell>
          <table:table-cell office:value-type="float" office:value="2924.92" calcext:value-type="float">
            <text:p>2924.92</text:p>
          </table:table-cell>
          <table:table-cell/>
          <table:table-cell table:formula="of:=[.D802]/[.D801]" office:value-type="float" office:value="0.996191348823216" calcext:value-type="float">
            <text:p>0.996191348823216</text:p>
          </table:table-cell>
          <table:table-cell table:formula="of:=[.B802]/[.B801]" office:value-type="float" office:value="1.00030039050766" calcext:value-type="float">
            <text:p>1.00030039050766</text:p>
          </table:table-cell>
          <table:table-cell table:number-columns-repeated="3"/>
          <table:table-cell office:value-type="float" office:value="0.99909021019166" calcext:value-type="float">
            <text:p>0.99909021019166</text:p>
          </table:table-cell>
          <table:table-cell office:value-type="float" office:value="0.998374846816906" calcext:value-type="float">
            <text:p>0.998374846816906</text:p>
          </table:table-cell>
          <table:table-cell office:value-type="float" office:value="1.00009378223764" calcext:value-type="float">
            <text:p>1.00009378223764</text:p>
          </table:table-cell>
          <table:table-cell office:value-type="float" office:value="0.00171893542073831" calcext:value-type="float">
            <text:p>0.001718935420738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6/26/2019</text:p>
          </table:table-cell>
          <table:table-cell office:value-type="string" calcext:value-type="string">
            <text:p>$49.95</text:p>
          </table:table-cell>
          <table:table-cell office:value-type="string" calcext:value-type="string">
            <text:p>$35.06</text:p>
          </table:table-cell>
          <table:table-cell office:value-type="float" office:value="2913.78" calcext:value-type="float">
            <text:p>2913.78</text:p>
          </table:table-cell>
          <table:table-cell/>
          <table:table-cell table:formula="of:=[.D803]/[.D802]" office:value-type="float" office:value="1.00123550851471" calcext:value-type="float">
            <text:p>1.00123550851471</text:p>
          </table:table-cell>
          <table:table-cell table:formula="of:=[.B803]/[.B802]" office:value-type="float" office:value="0.978828828828829" calcext:value-type="float">
            <text:p>0.978828828828829</text:p>
          </table:table-cell>
          <table:table-cell table:number-columns-repeated="3"/>
          <table:table-cell office:value-type="float" office:value="0.987157258064516" calcext:value-type="float">
            <text:p>0.987157258064516</text:p>
          </table:table-cell>
          <table:table-cell office:value-type="float" office:value="0.98394699261558" calcext:value-type="float">
            <text:p>0.98394699261558</text:p>
          </table:table-cell>
          <table:table-cell office:value-type="float" office:value="0.980823330832708" calcext:value-type="float">
            <text:p>0.980823330832708</text:p>
          </table:table-cell>
          <table:table-cell office:value-type="float" office:value="-0.0031236617828716" calcext:value-type="float">
            <text:p>-0.00312366178287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6/25/2019</text:p>
          </table:table-cell>
          <table:table-cell office:value-type="string" calcext:value-type="string">
            <text:p>$48.8925</text:p>
          </table:table-cell>
          <table:table-cell office:value-type="string" calcext:value-type="string">
            <text:p>$34.84</text:p>
          </table:table-cell>
          <table:table-cell office:value-type="float" office:value="2917.38" calcext:value-type="float">
            <text:p>2917.38</text:p>
          </table:table-cell>
          <table:table-cell/>
          <table:table-cell table:formula="of:=[.D804]/[.D803]" office:value-type="float" office:value="1.00958736948906" calcext:value-type="float">
            <text:p>1.00958736948906</text:p>
          </table:table-cell>
          <table:table-cell table:formula="of:=[.B804]/[.B803]" office:value-type="float" office:value="1.01539090862607" calcext:value-type="float">
            <text:p>1.01539090862607</text:p>
          </table:table-cell>
          <table:table-cell table:number-columns-repeated="3"/>
          <table:table-cell office:value-type="float" office:value="0.989274213862168" calcext:value-type="float">
            <text:p>0.989274213862168</text:p>
          </table:table-cell>
          <table:table-cell office:value-type="float" office:value="0.986506554513905" calcext:value-type="float">
            <text:p>0.986506554513905</text:p>
          </table:table-cell>
          <table:table-cell office:value-type="float" office:value="0.983316602132033" calcext:value-type="float">
            <text:p>0.983316602132033</text:p>
          </table:table-cell>
          <table:table-cell office:value-type="float" office:value="-0.00318995238187159" calcext:value-type="float">
            <text:p>-0.003189952381871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6/24/2019</text:p>
          </table:table-cell>
          <table:table-cell office:value-type="string" calcext:value-type="string">
            <text:p>$49.645</text:p>
          </table:table-cell>
          <table:table-cell office:value-type="string" calcext:value-type="string">
            <text:p>$35.11</text:p>
          </table:table-cell>
          <table:table-cell office:value-type="float" office:value="2945.35" calcext:value-type="float">
            <text:p>2945.35</text:p>
          </table:table-cell>
          <table:table-cell/>
          <table:table-cell table:formula="of:=[.D805]/[.D804]" office:value-type="float" office:value="1.0017349381228" calcext:value-type="float">
            <text:p>1.0017349381228</text:p>
          </table:table-cell>
          <table:table-cell table:formula="of:=[.B805]/[.B804]" office:value-type="float" office:value="1.00100715077047" calcext:value-type="float">
            <text:p>1.00100715077047</text:p>
          </table:table-cell>
          <table:table-cell table:number-columns-repeated="3"/>
          <table:table-cell office:value-type="float" office:value="1.00694704896654" calcext:value-type="float">
            <text:p>1.00694704896654</text:p>
          </table:table-cell>
          <table:table-cell office:value-type="float" office:value="1.0078743673982" calcext:value-type="float">
            <text:p>1.0078743673982</text:p>
          </table:table-cell>
          <table:table-cell office:value-type="float" office:value="1.01477880408362" calcext:value-type="float">
            <text:p>1.01477880408362</text:p>
          </table:table-cell>
          <table:table-cell office:value-type="float" office:value="0.00690443668541985" calcext:value-type="float">
            <text:p>0.006904436685419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6/21/2019</text:p>
          </table:table-cell>
          <table:table-cell office:value-type="string" calcext:value-type="string">
            <text:p>$49.695</text:p>
          </table:table-cell>
          <table:table-cell office:value-type="string" calcext:value-type="string">
            <text:p>$35.16</text:p>
          </table:table-cell>
          <table:table-cell office:value-type="float" office:value="2950.46" calcext:value-type="float">
            <text:p>2950.46</text:p>
          </table:table-cell>
          <table:table-cell/>
          <table:table-cell table:formula="of:=[.D806]/[.D805]" office:value-type="float" office:value="1.00126082034666" calcext:value-type="float">
            <text:p>1.00126082034666</text:p>
          </table:table-cell>
          <table:table-cell table:formula="of:=[.B806]/[.B805]" office:value-type="float" office:value="1.00342086729047" calcext:value-type="float">
            <text:p>1.00342086729047</text:p>
          </table:table-cell>
          <table:table-cell table:number-columns-repeated="3"/>
          <table:table-cell office:value-type="float" office:value="0.999357585615385" calcext:value-type="float">
            <text:p>0.999357585615385</text:p>
          </table:table-cell>
          <table:table-cell office:value-type="float" office:value="0.9986981242079" calcext:value-type="float">
            <text:p>0.9986981242079</text:p>
          </table:table-cell>
          <table:table-cell office:value-type="float" office:value="1.00129347513653" calcext:value-type="float">
            <text:p>1.00129347513653</text:p>
          </table:table-cell>
          <table:table-cell office:value-type="float" office:value="0.00259535092863317" calcext:value-type="float">
            <text:p>0.002595350928633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6/20/2019</text:p>
          </table:table-cell>
          <table:table-cell office:value-type="string" calcext:value-type="string">
            <text:p>$49.865</text:p>
          </table:table-cell>
          <table:table-cell office:value-type="string" calcext:value-type="string">
            <text:p>$35.42</text:p>
          </table:table-cell>
          <table:table-cell office:value-type="float" office:value="2954.18" calcext:value-type="float">
            <text:p>2954.18</text:p>
          </table:table-cell>
          <table:table-cell/>
          <table:table-cell table:formula="of:=[.D807]/[.D806]" office:value-type="float" office:value="0.990616685510023" calcext:value-type="float">
            <text:p>0.990616685510023</text:p>
          </table:table-cell>
          <table:table-cell table:formula="of:=[.B807]/[.B806]" office:value-type="float" office:value="0.992028476887596" calcext:value-type="float">
            <text:p>0.992028476887596</text:p>
          </table:table-cell>
          <table:table-cell table:number-columns-repeated="3"/>
          <table:table-cell office:value-type="float" office:value="0.987471705338886" calcext:value-type="float">
            <text:p>0.987471705338886</text:p>
          </table:table-cell>
          <table:table-cell office:value-type="float" office:value="0.984327183483713" calcext:value-type="float">
            <text:p>0.984327183483713</text:p>
          </table:table-cell>
          <table:table-cell office:value-type="float" office:value="0.983350078943591" calcext:value-type="float">
            <text:p>0.983350078943591</text:p>
          </table:table-cell>
          <table:table-cell office:value-type="float" office:value="-0.000977104540122009" calcext:value-type="float">
            <text:p>-0.0009771045401220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6/19/2019</text:p>
          </table:table-cell>
          <table:table-cell office:value-type="string" calcext:value-type="string">
            <text:p>$49.4675</text:p>
          </table:table-cell>
          <table:table-cell office:value-type="string" calcext:value-type="string">
            <text:p>$34.92</text:p>
          </table:table-cell>
          <table:table-cell office:value-type="float" office:value="2926.46" calcext:value-type="float">
            <text:p>2926.46</text:p>
          </table:table-cell>
          <table:table-cell/>
          <table:table-cell table:formula="of:=[.D808]/[.D807]" office:value-type="float" office:value="0.99702370782447" calcext:value-type="float">
            <text:p>0.99702370782447</text:p>
          </table:table-cell>
          <table:table-cell table:formula="of:=[.B808]/[.B807]" office:value-type="float" office:value="1.00293121746601" calcext:value-type="float">
            <text:p>1.00293121746601</text:p>
          </table:table-cell>
          <table:table-cell table:number-columns-repeated="3"/>
          <table:table-cell office:value-type="float" office:value="0.993497094814989" calcext:value-type="float">
            <text:p>0.993497094814989</text:p>
          </table:table-cell>
          <table:table-cell office:value-type="float" office:value="0.991612341417907" calcext:value-type="float">
            <text:p>0.991612341417907</text:p>
          </table:table-cell>
          <table:table-cell office:value-type="float" office:value="0.993334306427285" calcext:value-type="float">
            <text:p>0.993334306427285</text:p>
          </table:table-cell>
          <table:table-cell office:value-type="float" office:value="0.00172196500937827" calcext:value-type="float">
            <text:p>0.001721965009378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6/18/2019</text:p>
          </table:table-cell>
          <table:table-cell office:value-type="string" calcext:value-type="string">
            <text:p>$49.6125</text:p>
          </table:table-cell>
          <table:table-cell office:value-type="string" calcext:value-type="string">
            <text:p>$34.59</text:p>
          </table:table-cell>
          <table:table-cell office:value-type="float" office:value="2917.75" calcext:value-type="float">
            <text:p>2917.75</text:p>
          </table:table-cell>
          <table:table-cell/>
          <table:table-cell table:formula="of:=[.D809]/[.D808]" office:value-type="float" office:value="0.990376146002913" calcext:value-type="float">
            <text:p>0.990376146002913</text:p>
          </table:table-cell>
          <table:table-cell table:formula="of:=[.B809]/[.B808]" office:value-type="float" office:value="0.977021919879063" calcext:value-type="float">
            <text:p>0.977021919879063</text:p>
          </table:table-cell>
          <table:table-cell table:number-columns-repeated="3"/>
          <table:table-cell office:value-type="float" office:value="1.00321348408593" calcext:value-type="float">
            <text:p>1.00321348408593</text:p>
          </table:table-cell>
          <table:table-cell office:value-type="float" office:value="1.00336020114875" calcext:value-type="float">
            <text:p>1.00336020114875</text:p>
          </table:table-cell>
          <table:table-cell office:value-type="float" office:value="1.01141261755486" calcext:value-type="float">
            <text:p>1.01141261755486</text:p>
          </table:table-cell>
          <table:table-cell office:value-type="float" office:value="0.00805241640611021" calcext:value-type="float">
            <text:p>0.008052416406110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6/17/2019</text:p>
          </table:table-cell>
          <table:table-cell office:value-type="string" calcext:value-type="string">
            <text:p>$48.4725</text:p>
          </table:table-cell>
          <table:table-cell office:value-type="string" calcext:value-type="string">
            <text:p>$34.24</text:p>
          </table:table-cell>
          <table:table-cell office:value-type="float" office:value="2889.67" calcext:value-type="float">
            <text:p>2889.67</text:p>
          </table:table-cell>
          <table:table-cell/>
          <table:table-cell table:formula="of:=[.D810]/[.D809]" office:value-type="float" office:value="0.999069097855464" calcext:value-type="float">
            <text:p>0.999069097855464</text:p>
          </table:table-cell>
          <table:table-cell table:formula="of:=[.B810]/[.B809]" office:value-type="float" office:value="0.994068801897983" calcext:value-type="float">
            <text:p>0.994068801897983</text:p>
          </table:table-cell>
          <table:table-cell table:number-columns-repeated="3"/>
          <table:table-cell office:value-type="float" office:value="0.989136250251878" calcext:value-type="float">
            <text:p>0.989136250251878</text:p>
          </table:table-cell>
          <table:table-cell office:value-type="float" office:value="0.986339745929311" calcext:value-type="float">
            <text:p>0.986339745929311</text:p>
          </table:table-cell>
          <table:table-cell office:value-type="float" office:value="0.98135502929924" calcext:value-type="float">
            <text:p>0.98135502929924</text:p>
          </table:table-cell>
          <table:table-cell office:value-type="float" office:value="-0.00498471663007105" calcext:value-type="float">
            <text:p>-0.004984716630071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6/14/2019</text:p>
          </table:table-cell>
          <table:table-cell office:value-type="string" calcext:value-type="string">
            <text:p>$48.185</text:p>
          </table:table-cell>
          <table:table-cell office:value-type="string" calcext:value-type="string">
            <text:p>$34.48</text:p>
          </table:table-cell>
          <table:table-cell office:value-type="float" office:value="2886.98" calcext:value-type="float">
            <text:p>2886.98</text:p>
          </table:table-cell>
          <table:table-cell/>
          <table:table-cell table:formula="of:=[.D811]/[.D810]" office:value-type="float" office:value="1.00161414349944" calcext:value-type="float">
            <text:p>1.00161414349944</text:p>
          </table:table-cell>
          <table:table-cell table:formula="of:=[.B811]/[.B810]" office:value-type="float" office:value="1.00731555463318" calcext:value-type="float">
            <text:p>1.00731555463318</text:p>
          </table:table-cell>
          <table:table-cell table:number-columns-repeated="3"/>
          <table:table-cell office:value-type="float" office:value="1.02663753771368" calcext:value-type="float">
            <text:p>1.02663753771368</text:p>
          </table:table-cell>
          <table:table-cell office:value-type="float" office:value="1.03168167826055" calcext:value-type="float">
            <text:p>1.03168167826055</text:p>
          </table:table-cell>
          <table:table-cell office:value-type="float" office:value="1.04846032372681" calcext:value-type="float">
            <text:p>1.04846032372681</text:p>
          </table:table-cell>
          <table:table-cell office:value-type="float" office:value="0.0167786454662515" calcext:value-type="float">
            <text:p>0.01677864546625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6/13/2019</text:p>
          </table:table-cell>
          <table:table-cell office:value-type="string" calcext:value-type="string">
            <text:p>$48.5375</text:p>
          </table:table-cell>
          <table:table-cell office:value-type="string" calcext:value-type="string">
            <text:p>$34.31</text:p>
          </table:table-cell>
          <table:table-cell office:value-type="float" office:value="2891.64" calcext:value-type="float">
            <text:p>2891.64</text:p>
          </table:table-cell>
          <table:table-cell/>
          <table:table-cell table:formula="of:=[.D812]/[.D811]" office:value-type="float" office:value="0.995919270725263" calcext:value-type="float">
            <text:p>0.995919270725263</text:p>
          </table:table-cell>
          <table:table-cell table:formula="of:=[.B812]/[.B811]" office:value-type="float" office:value="1.00020602626835" calcext:value-type="float">
            <text:p>1.00020602626835</text:p>
          </table:table-cell>
          <table:table-cell table:number-columns-repeated="3"/>
          <table:table-cell office:value-type="float" office:value="1.00050633777519" calcext:value-type="float">
            <text:p>1.00050633777519</text:p>
          </table:table-cell>
          <table:table-cell office:value-type="float" office:value="1.00008705366128" calcext:value-type="float">
            <text:p>1.00008705366128</text:p>
          </table:table-cell>
          <table:table-cell office:value-type="float" office:value="1.00084721829992" calcext:value-type="float">
            <text:p>1.00084721829992</text:p>
          </table:table-cell>
          <table:table-cell office:value-type="float" office:value="0.000760164638634597" calcext:value-type="float">
            <text:p>0.0007601646386345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6/12/2019</text:p>
          </table:table-cell>
          <table:table-cell office:value-type="string" calcext:value-type="string">
            <text:p>$48.5475</text:p>
          </table:table-cell>
          <table:table-cell office:value-type="string" calcext:value-type="string">
            <text:p>$34.18</text:p>
          </table:table-cell>
          <table:table-cell office:value-type="float" office:value="2879.84" calcext:value-type="float">
            <text:p>2879.84</text:p>
          </table:table-cell>
          <table:table-cell/>
          <table:table-cell table:formula="of:=[.D813]/[.D812]" office:value-type="float" office:value="1.00204178009889" calcext:value-type="float">
            <text:p>1.00204178009889</text:p>
          </table:table-cell>
          <table:table-cell table:formula="of:=[.B813]/[.B812]" office:value-type="float" office:value="1.00319274936917" calcext:value-type="float">
            <text:p>1.00319274936917</text:p>
          </table:table-cell>
          <table:table-cell table:number-columns-repeated="3"/>
          <table:table-cell office:value-type="float" office:value="0.991820628293377" calcext:value-type="float">
            <text:p>0.991820628293377</text:p>
          </table:table-cell>
          <table:table-cell office:value-type="float" office:value="0.989585364833278" calcext:value-type="float">
            <text:p>0.989585364833278</text:p>
          </table:table-cell>
          <table:table-cell office:value-type="float" office:value="0.989277652370203" calcext:value-type="float">
            <text:p>0.989277652370203</text:p>
          </table:table-cell>
          <table:table-cell office:value-type="float" office:value="-0.000307712463074483" calcext:value-type="float">
            <text:p>-0.0003077124630744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6/11/2019</text:p>
          </table:table-cell>
          <table:table-cell office:value-type="string" calcext:value-type="string">
            <text:p>$48.7025</text:p>
          </table:table-cell>
          <table:table-cell office:value-type="string" calcext:value-type="string">
            <text:p>$34.77</text:p>
          </table:table-cell>
          <table:table-cell office:value-type="float" office:value="2885.72" calcext:value-type="float">
            <text:p>2885.72</text:p>
          </table:table-cell>
          <table:table-cell/>
          <table:table-cell table:formula="of:=[.D814]/[.D813]" office:value-type="float" office:value="1.00034999930693" calcext:value-type="float">
            <text:p>1.00034999930693</text:p>
          </table:table-cell>
          <table:table-cell table:formula="of:=[.B814]/[.B813]" office:value-type="float" office:value="0.988552949027257" calcext:value-type="float">
            <text:p>0.988552949027257</text:p>
          </table:table-cell>
          <table:table-cell table:number-columns-repeated="3"/>
          <table:table-cell office:value-type="float" office:value="1.00797790733354" calcext:value-type="float">
            <text:p>1.00797790733354</text:p>
          </table:table-cell>
          <table:table-cell office:value-type="float" office:value="1.00912075421537" calcext:value-type="float">
            <text:p>1.00912075421537</text:p>
          </table:table-cell>
          <table:table-cell office:value-type="float" office:value="0.999952462445332" calcext:value-type="float">
            <text:p>0.999952462445332</text:p>
          </table:table-cell>
          <table:table-cell office:value-type="float" office:value="-0.00916829177003531" calcext:value-type="float">
            <text:p>-0.009168291770035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6/10/2019</text:p>
          </table:table-cell>
          <table:table-cell office:value-type="string" calcext:value-type="string">
            <text:p>$48.145</text:p>
          </table:table-cell>
          <table:table-cell office:value-type="string" calcext:value-type="string">
            <text:p>$35.4</text:p>
          </table:table-cell>
          <table:table-cell office:value-type="float" office:value="2886.73" calcext:value-type="float">
            <text:p>2886.73</text:p>
          </table:table-cell>
          <table:table-cell/>
          <table:table-cell table:formula="of:=[.D815]/[.D814]" office:value-type="float" office:value="0.995361533638408" calcext:value-type="float">
            <text:p>0.995361533638408</text:p>
          </table:table-cell>
          <table:table-cell table:formula="of:=[.B815]/[.B814]" office:value-type="float" office:value="0.987381867275937" calcext:value-type="float">
            <text:p>0.987381867275937</text:p>
          </table:table-cell>
          <table:table-cell table:number-columns-repeated="3"/>
          <table:table-cell office:value-type="float" office:value="0.988038923947805" calcext:value-type="float">
            <text:p>0.988038923947805</text:p>
          </table:table-cell>
          <table:table-cell office:value-type="float" office:value="0.985012994279111" calcext:value-type="float">
            <text:p>0.985012994279111</text:p>
          </table:table-cell>
          <table:table-cell office:value-type="float" office:value="0.981697171381032" calcext:value-type="float">
            <text:p>0.981697171381032</text:p>
          </table:table-cell>
          <table:table-cell office:value-type="float" office:value="-0.00331582289807919" calcext:value-type="float">
            <text:p>-0.003315822898079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6/07/2019</text:p>
          </table:table-cell>
          <table:table-cell office:value-type="string" calcext:value-type="string">
            <text:p>$47.5375</text:p>
          </table:table-cell>
          <table:table-cell office:value-type="string" calcext:value-type="string">
            <text:p>$35.51</text:p>
          </table:table-cell>
          <table:table-cell office:value-type="float" office:value="2873.34" calcext:value-type="float">
            <text:p>2873.34</text:p>
          </table:table-cell>
          <table:table-cell/>
          <table:table-cell table:formula="of:=[.D816]/[.D815]" office:value-type="float" office:value="0.989611393013009" calcext:value-type="float">
            <text:p>0.989611393013009</text:p>
          </table:table-cell>
          <table:table-cell table:formula="of:=[.B816]/[.B815]" office:value-type="float" office:value="0.974073100184065" calcext:value-type="float">
            <text:p>0.974073100184065</text:p>
          </table:table-cell>
          <table:table-cell table:number-columns-repeated="3"/>
          <table:table-cell office:value-type="float" office:value="0.985778971710262" calcext:value-type="float">
            <text:p>0.985778971710262</text:p>
          </table:table-cell>
          <table:table-cell office:value-type="float" office:value="0.982280538719262" calcext:value-type="float">
            <text:p>0.982280538719262</text:p>
          </table:table-cell>
          <table:table-cell office:value-type="float" office:value="0.976949152542373" calcext:value-type="float">
            <text:p>0.976949152542373</text:p>
          </table:table-cell>
          <table:table-cell office:value-type="float" office:value="-0.00533138617688878" calcext:value-type="float">
            <text:p>-0.005331386176888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6/06/2019</text:p>
          </table:table-cell>
          <table:table-cell office:value-type="string" calcext:value-type="string">
            <text:p>$46.305</text:p>
          </table:table-cell>
          <table:table-cell office:value-type="string" calcext:value-type="string">
            <text:p>$35.42</text:p>
          </table:table-cell>
          <table:table-cell office:value-type="float" office:value="2843.49" calcext:value-type="float">
            <text:p>2843.49</text:p>
          </table:table-cell>
          <table:table-cell/>
          <table:table-cell table:formula="of:=[.D817]/[.D816]" office:value-type="float" office:value="0.993901860038192" calcext:value-type="float">
            <text:p>0.993901860038192</text:p>
          </table:table-cell>
          <table:table-cell table:formula="of:=[.B817]/[.B816]" office:value-type="float" office:value="0.985530720224598" calcext:value-type="float">
            <text:p>0.985530720224598</text:p>
          </table:table-cell>
          <table:table-cell table:number-columns-repeated="3"/>
          <table:table-cell office:value-type="float" office:value="0.997541789577188" calcext:value-type="float">
            <text:p>0.997541789577188</text:p>
          </table:table-cell>
          <table:table-cell office:value-type="float" office:value="0.996502687553222" calcext:value-type="float">
            <text:p>0.996502687553222</text:p>
          </table:table-cell>
          <table:table-cell office:value-type="float" office:value="1.00500644393774" calcext:value-type="float">
            <text:p>1.00500644393774</text:p>
          </table:table-cell>
          <table:table-cell office:value-type="float" office:value="0.00850375638451983" calcext:value-type="float">
            <text:p>0.008503756384519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6/05/2019</text:p>
          </table:table-cell>
          <table:table-cell office:value-type="string" calcext:value-type="string">
            <text:p>$45.635</text:p>
          </table:table-cell>
          <table:table-cell office:value-type="string" calcext:value-type="string">
            <text:p>$35.57</text:p>
          </table:table-cell>
          <table:table-cell office:value-type="float" office:value="2826.15" calcext:value-type="float">
            <text:p>2826.15</text:p>
          </table:table-cell>
          <table:table-cell/>
          <table:table-cell table:formula="of:=[.D818]/[.D817]" office:value-type="float" office:value="0.991904180599048" calcext:value-type="float">
            <text:p>0.991904180599048</text:p>
          </table:table-cell>
          <table:table-cell table:formula="of:=[.B818]/[.B817]" office:value-type="float" office:value="0.984113071107702" calcext:value-type="float">
            <text:p>0.984113071107702</text:p>
          </table:table-cell>
          <table:table-cell table:number-columns-repeated="3"/>
          <table:table-cell office:value-type="float" office:value="1.03017672322749" calcext:value-type="float">
            <text:p>1.03017672322749</text:p>
          </table:table-cell>
          <table:table-cell office:value-type="float" office:value="1.03596082494954" calcext:value-type="float">
            <text:p>1.03596082494954</text:p>
          </table:table-cell>
          <table:table-cell office:value-type="float" office:value="1.03067817509248" calcext:value-type="float">
            <text:p>1.03067817509248</text:p>
          </table:table-cell>
          <table:table-cell office:value-type="float" office:value="-0.00528264985705706" calcext:value-type="float">
            <text:p>-0.005282649857057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6/04/2019</text:p>
          </table:table-cell>
          <table:table-cell office:value-type="string" calcext:value-type="string">
            <text:p>$44.91</text:p>
          </table:table-cell>
          <table:table-cell office:value-type="string" calcext:value-type="string">
            <text:p>$35.73</text:p>
          </table:table-cell>
          <table:table-cell office:value-type="float" office:value="2803.27" calcext:value-type="float">
            <text:p>2803.27</text:p>
          </table:table-cell>
          <table:table-cell/>
          <table:table-cell table:formula="of:=[.D819]/[.D818]" office:value-type="float" office:value="0.979017361866677" calcext:value-type="float">
            <text:p>0.979017361866677</text:p>
          </table:table-cell>
          <table:table-cell table:formula="of:=[.B819]/[.B818]" office:value-type="float" office:value="0.964707192162102" calcext:value-type="float">
            <text:p>0.964707192162102</text:p>
          </table:table-cell>
          <table:table-cell table:number-columns-repeated="3"/>
          <table:table-cell office:value-type="float" office:value="0.985227179529238" calcext:value-type="float">
            <text:p>0.985227179529238</text:p>
          </table:table-cell>
          <table:table-cell office:value-type="float" office:value="0.981613379658166" calcext:value-type="float">
            <text:p>0.981613379658166</text:p>
          </table:table-cell>
          <table:table-cell office:value-type="float" office:value="0.959372158683065" calcext:value-type="float">
            <text:p>0.959372158683065</text:p>
          </table:table-cell>
          <table:table-cell office:value-type="float" office:value="-0.0222412209751014" calcext:value-type="float">
            <text:p>-0.02224122097510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6/03/2019</text:p>
          </table:table-cell>
          <table:table-cell office:value-type="string" calcext:value-type="string">
            <text:p>$43.325</text:p>
          </table:table-cell>
          <table:table-cell office:value-type="string" calcext:value-type="string">
            <text:p>$35.23</text:p>
          </table:table-cell>
          <table:table-cell office:value-type="float" office:value="2744.45" calcext:value-type="float">
            <text:p>2744.45</text:p>
          </table:table-cell>
          <table:table-cell/>
          <table:table-cell table:formula="of:=[.D820]/[.D819]" office:value-type="float" office:value="1.00277286888083" calcext:value-type="float">
            <text:p>1.00277286888083</text:p>
          </table:table-cell>
          <table:table-cell table:formula="of:=[.B820]/[.B819]" office:value-type="float" office:value="1.01021350259665" calcext:value-type="float">
            <text:p>1.01021350259665</text:p>
          </table:table-cell>
          <table:table-cell table:number-columns-repeated="3"/>
          <table:table-cell office:value-type="float" office:value="1.01233398887999" calcext:value-type="float">
            <text:p>1.01233398887999</text:p>
          </table:table-cell>
          <table:table-cell office:value-type="float" office:value="1.01438759085157" calcext:value-type="float">
            <text:p>1.01438759085157</text:p>
          </table:table-cell>
          <table:table-cell office:value-type="float" office:value="1.00254389465283" calcext:value-type="float">
            <text:p>1.00254389465283</text:p>
          </table:table-cell>
          <table:table-cell office:value-type="float" office:value="-0.0118436961987327" calcext:value-type="float">
            <text:p>-0.01184369619873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5/31/2019</text:p>
          </table:table-cell>
          <table:table-cell office:value-type="string" calcext:value-type="string">
            <text:p>$43.7675</text:p>
          </table:table-cell>
          <table:table-cell office:value-type="string" calcext:value-type="string">
            <text:p>$36.87</text:p>
          </table:table-cell>
          <table:table-cell office:value-type="float" office:value="2752.06" calcext:value-type="float">
            <text:p>2752.06</text:p>
          </table:table-cell>
          <table:table-cell/>
          <table:table-cell table:formula="of:=[.D821]/[.D820]" office:value-type="float" office:value="1.01337180148689" calcext:value-type="float">
            <text:p>1.01337180148689</text:p>
          </table:table-cell>
          <table:table-cell table:formula="of:=[.B821]/[.B820]" office:value-type="float" office:value="1.01844976295196" calcext:value-type="float">
            <text:p>1.01844976295196</text:p>
          </table:table-cell>
          <table:table-cell table:number-columns-repeated="3"/>
          <table:table-cell office:value-type="float" office:value="1.00666061363987" calcext:value-type="float">
            <text:p>1.00666061363987</text:p>
          </table:table-cell>
          <table:table-cell office:value-type="float" office:value="1.00752804512292" calcext:value-type="float">
            <text:p>1.00752804512292</text:p>
          </table:table-cell>
          <table:table-cell office:value-type="float" office:value="1.01213990745808" calcext:value-type="float">
            <text:p>1.01213990745808</text:p>
          </table:table-cell>
          <table:table-cell office:value-type="float" office:value="0.0046118623351592" calcext:value-type="float">
            <text:p>0.00461186233515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5/30/2019</text:p>
          </table:table-cell>
          <table:table-cell office:value-type="string" calcext:value-type="string">
            <text:p>$44.575</text:p>
          </table:table-cell>
          <table:table-cell office:value-type="string" calcext:value-type="string">
            <text:p>$36.77</text:p>
          </table:table-cell>
          <table:table-cell office:value-type="float" office:value="2788.86" calcext:value-type="float">
            <text:p>2788.86</text:p>
          </table:table-cell>
          <table:table-cell/>
          <table:table-cell table:formula="of:=[.D822]/[.D821]" office:value-type="float" office:value="0.997905954404308" calcext:value-type="float">
            <text:p>0.997905954404308</text:p>
          </table:table-cell>
          <table:table-cell table:formula="of:=[.B822]/[.B821]" office:value-type="float" office:value="0.994840157038699" calcext:value-type="float">
            <text:p>0.994840157038699</text:p>
          </table:table-cell>
          <table:table-cell table:number-columns-repeated="3"/>
          <table:table-cell office:value-type="float" office:value="0.981583273487197" calcext:value-type="float">
            <text:p>0.981583273487197</text:p>
          </table:table-cell>
          <table:table-cell office:value-type="float" office:value="0.977207617820045" calcext:value-type="float">
            <text:p>0.977207617820045</text:p>
          </table:table-cell>
          <table:table-cell office:value-type="float" office:value="0.978420095364499" calcext:value-type="float">
            <text:p>0.978420095364499</text:p>
          </table:table-cell>
          <table:table-cell office:value-type="float" office:value="0.00121247754445397" calcext:value-type="float">
            <text:p>0.001212477544453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5/29/2019</text:p>
          </table:table-cell>
          <table:table-cell office:value-type="string" calcext:value-type="string">
            <text:p>$44.345</text:p>
          </table:table-cell>
          <table:table-cell office:value-type="string" calcext:value-type="string">
            <text:p>$37.13</text:p>
          </table:table-cell>
          <table:table-cell office:value-type="float" office:value="2783.02" calcext:value-type="float">
            <text:p>2783.02</text:p>
          </table:table-cell>
          <table:table-cell/>
          <table:table-cell table:formula="of:=[.D823]/[.D822]" office:value-type="float" office:value="1.0069600649654" calcext:value-type="float">
            <text:p>1.0069600649654</text:p>
          </table:table-cell>
          <table:table-cell table:formula="of:=[.B823]/[.B822]" office:value-type="float" office:value="1.00479197203743" calcext:value-type="float">
            <text:p>1.00479197203743</text:p>
          </table:table-cell>
          <table:table-cell table:number-columns-repeated="3"/>
          <table:table-cell office:value-type="float" office:value="0.999233697875852" calcext:value-type="float">
            <text:p>0.999233697875852</text:p>
          </table:table-cell>
          <table:table-cell office:value-type="float" office:value="0.998548334430462" calcext:value-type="float">
            <text:p>0.998548334430462</text:p>
          </table:table-cell>
          <table:table-cell office:value-type="float" office:value="0.989750803858521" calcext:value-type="float">
            <text:p>0.989750803858521</text:p>
          </table:table-cell>
          <table:table-cell office:value-type="float" office:value="-0.00879753057194055" calcext:value-type="float">
            <text:p>-0.008797530571940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5/28/2019</text:p>
          </table:table-cell>
          <table:table-cell office:value-type="string" calcext:value-type="string">
            <text:p>$44.5575</text:p>
          </table:table-cell>
          <table:table-cell office:value-type="string" calcext:value-type="string">
            <text:p>$37.51</text:p>
          </table:table-cell>
          <table:table-cell office:value-type="float" office:value="2802.39" calcext:value-type="float">
            <text:p>2802.39</text:p>
          </table:table-cell>
          <table:table-cell/>
          <table:table-cell table:formula="of:=[.D824]/[.D823]" office:value-type="float" office:value="1.00844636185542" calcext:value-type="float">
            <text:p>1.00844636185542</text:p>
          </table:table-cell>
          <table:table-cell table:formula="of:=[.B824]/[.B823]" office:value-type="float" office:value="1.00415193850642" calcext:value-type="float">
            <text:p>1.00415193850642</text:p>
          </table:table-cell>
          <table:table-cell table:number-columns-repeated="3"/>
          <table:table-cell office:value-type="float" office:value="0.987150258348168" calcext:value-type="float">
            <text:p>0.987150258348168</text:p>
          </table:table-cell>
          <table:table-cell office:value-type="float" office:value="0.983938529421741" calcext:value-type="float">
            <text:p>0.983938529421741</text:p>
          </table:table-cell>
          <table:table-cell office:value-type="float" office:value="0.981421319796954" calcext:value-type="float">
            <text:p>0.981421319796954</text:p>
          </table:table-cell>
          <table:table-cell office:value-type="float" office:value="-0.0025172096247863" calcext:value-type="float">
            <text:p>-0.00251720962478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5/24/2019</text:p>
          </table:table-cell>
          <table:table-cell office:value-type="string" calcext:value-type="string">
            <text:p>$44.7425</text:p>
          </table:table-cell>
          <table:table-cell office:value-type="string" calcext:value-type="string">
            <text:p>$37.47</text:p>
          </table:table-cell>
          <table:table-cell office:value-type="float" office:value="2826.06" calcext:value-type="float">
            <text:p>2826.06</text:p>
          </table:table-cell>
          <table:table-cell/>
          <table:table-cell table:formula="of:=[.D825]/[.D824]" office:value-type="float" office:value="0.99864829479912" calcext:value-type="float">
            <text:p>0.99864829479912</text:p>
          </table:table-cell>
          <table:table-cell table:formula="of:=[.B825]/[.B824]" office:value-type="float" office:value="1.0038553947589" calcext:value-type="float">
            <text:p>1.0038553947589</text:p>
          </table:table-cell>
          <table:table-cell table:number-columns-repeated="3"/>
          <table:table-cell office:value-type="float" office:value="1.03069173281214" calcext:value-type="float">
            <text:p>1.03069173281214</text:p>
          </table:table-cell>
          <table:table-cell office:value-type="float" office:value="1.03658351103094" calcext:value-type="float">
            <text:p>1.03658351103094</text:p>
          </table:table-cell>
          <table:table-cell office:value-type="float" office:value="1.05523947450088" calcext:value-type="float">
            <text:p>1.05523947450088</text:p>
          </table:table-cell>
          <table:table-cell office:value-type="float" office:value="0.0186559634699406" calcext:value-type="float">
            <text:p>0.01865596346994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5/23/2019</text:p>
          </table:table-cell>
          <table:table-cell office:value-type="string" calcext:value-type="string">
            <text:p>$44.915</text:p>
          </table:table-cell>
          <table:table-cell office:value-type="string" calcext:value-type="string">
            <text:p>$36.99</text:p>
          </table:table-cell>
          <table:table-cell office:value-type="float" office:value="2822.24" calcext:value-type="float">
            <text:p>2822.24</text:p>
          </table:table-cell>
          <table:table-cell/>
          <table:table-cell table:formula="of:=[.D826]/[.D825]" office:value-type="float" office:value="1.01205779806111" calcext:value-type="float">
            <text:p>1.01205779806111</text:p>
          </table:table-cell>
          <table:table-cell table:formula="of:=[.B826]/[.B825]" office:value-type="float" office:value="1.01736613603473" calcext:value-type="float">
            <text:p>1.01736613603473</text:p>
          </table:table-cell>
          <table:table-cell table:number-columns-repeated="3"/>
          <table:table-cell office:value-type="float" office:value="1.00733616411726" calcext:value-type="float">
            <text:p>1.00733616411726</text:p>
          </table:table-cell>
          <table:table-cell office:value-type="float" office:value="1.00834483745474" calcext:value-type="float">
            <text:p>1.00834483745474</text:p>
          </table:table-cell>
          <table:table-cell office:value-type="float" office:value="1.02161552788942" calcext:value-type="float">
            <text:p>1.02161552788942</text:p>
          </table:table-cell>
          <table:table-cell office:value-type="float" office:value="0.0132706904346822" calcext:value-type="float">
            <text:p>0.01327069043468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5/22/2019</text:p>
          </table:table-cell>
          <table:table-cell office:value-type="string" calcext:value-type="string">
            <text:p>$45.695</text:p>
          </table:table-cell>
          <table:table-cell office:value-type="string" calcext:value-type="string">
            <text:p>$37.25</text:p>
          </table:table-cell>
          <table:table-cell office:value-type="float" office:value="2856.27" calcext:value-type="float">
            <text:p>2856.27</text:p>
          </table:table-cell>
          <table:table-cell/>
          <table:table-cell table:formula="of:=[.D827]/[.D826]" office:value-type="float" office:value="1.0028323652876" calcext:value-type="float">
            <text:p>1.0028323652876</text:p>
          </table:table-cell>
          <table:table-cell table:formula="of:=[.B827]/[.B826]" office:value-type="float" office:value="1.02089944195207" calcext:value-type="float">
            <text:p>1.02089944195207</text:p>
          </table:table-cell>
          <table:table-cell table:number-columns-repeated="3"/>
          <table:table-cell office:value-type="float" office:value="1.00908056717995" calcext:value-type="float">
            <text:p>1.00908056717995</text:p>
          </table:table-cell>
          <table:table-cell office:value-type="float" office:value="1.01045395452725" calcext:value-type="float">
            <text:p>1.01045395452725</text:p>
          </table:table-cell>
          <table:table-cell office:value-type="float" office:value="1.02211773736986" calcext:value-type="float">
            <text:p>1.02211773736986</text:p>
          </table:table-cell>
          <table:table-cell office:value-type="float" office:value="0.0116637828426072" calcext:value-type="float">
            <text:p>0.01166378284260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5/21/2019</text:p>
          </table:table-cell>
          <table:table-cell office:value-type="string" calcext:value-type="string">
            <text:p>$46.65</text:p>
          </table:table-cell>
          <table:table-cell office:value-type="string" calcext:value-type="string">
            <text:p>$37.57</text:p>
          </table:table-cell>
          <table:table-cell office:value-type="float" office:value="2864.36" calcext:value-type="float">
            <text:p>2864.36</text:p>
          </table:table-cell>
          <table:table-cell/>
          <table:table-cell table:formula="of:=[.D828]/[.D827]" office:value-type="float" office:value="0.991575779580779" calcext:value-type="float">
            <text:p>0.991575779580779</text:p>
          </table:table-cell>
          <table:table-cell table:formula="of:=[.B828]/[.B827]" office:value-type="float" office:value="0.981189710610932" calcext:value-type="float">
            <text:p>0.981189710610932</text:p>
          </table:table-cell>
          <table:table-cell table:number-columns-repeated="3"/>
          <table:table-cell office:value-type="float" office:value="1.01100530804797" calcext:value-type="float">
            <text:p>1.01100530804797</text:p>
          </table:table-cell>
          <table:table-cell office:value-type="float" office:value="1.01278111383563" calcext:value-type="float">
            <text:p>1.01278111383563</text:p>
          </table:table-cell>
          <table:table-cell office:value-type="float" office:value="0.98000375516335" calcext:value-type="float">
            <text:p>0.98000375516335</text:p>
          </table:table-cell>
          <table:table-cell office:value-type="float" office:value="-0.032777358672284" calcext:value-type="float">
            <text:p>-0.0327773586722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5/20/2019</text:p>
          </table:table-cell>
          <table:table-cell office:value-type="string" calcext:value-type="string">
            <text:p>$45.7725</text:p>
          </table:table-cell>
          <table:table-cell office:value-type="string" calcext:value-type="string">
            <text:p>$37.35</text:p>
          </table:table-cell>
          <table:table-cell office:value-type="float" office:value="2840.23" calcext:value-type="float">
            <text:p>2840.23</text:p>
          </table:table-cell>
          <table:table-cell/>
          <table:table-cell table:formula="of:=[.D829]/[.D828]" office:value-type="float" office:value="1.00679522433042" calcext:value-type="float">
            <text:p>1.00679522433042</text:p>
          </table:table-cell>
          <table:table-cell table:formula="of:=[.B829]/[.B828]" office:value-type="float" office:value="1.0322792069474" calcext:value-type="float">
            <text:p>1.0322792069474</text:p>
          </table:table-cell>
          <table:table-cell table:number-columns-repeated="3"/>
          <table:table-cell office:value-type="float" office:value="1.00258530854446" calcext:value-type="float">
            <text:p>1.00258530854446</text:p>
          </table:table-cell>
          <table:table-cell office:value-type="float" office:value="1.0026006887474" calcext:value-type="float">
            <text:p>1.0026006887474</text:p>
          </table:table-cell>
          <table:table-cell office:value-type="float" office:value="1.00431075773542" calcext:value-type="float">
            <text:p>1.00431075773542</text:p>
          </table:table-cell>
          <table:table-cell office:value-type="float" office:value="0.00171006898801096" calcext:value-type="float">
            <text:p>0.001710068988010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5/17/2019</text:p>
          </table:table-cell>
          <table:table-cell office:value-type="string" calcext:value-type="string">
            <text:p>$47.25</text:p>
          </table:table-cell>
          <table:table-cell office:value-type="string" calcext:value-type="string">
            <text:p>$37.53</text:p>
          </table:table-cell>
          <table:table-cell office:value-type="float" office:value="2859.53" calcext:value-type="float">
            <text:p>2859.53</text:p>
          </table:table-cell>
          <table:table-cell/>
          <table:table-cell table:formula="of:=[.D830]/[.D829]" office:value-type="float" office:value="1.00587159428298" calcext:value-type="float">
            <text:p>1.00587159428298</text:p>
          </table:table-cell>
          <table:table-cell table:formula="of:=[.B830]/[.B829]" office:value-type="float" office:value="1.00571428571429" calcext:value-type="float">
            <text:p>1.00571428571429</text:p>
          </table:table-cell>
          <table:table-cell table:number-columns-repeated="3"/>
          <table:table-cell office:value-type="float" office:value="1.00161868538913" calcext:value-type="float">
            <text:p>1.00161868538913</text:p>
          </table:table-cell>
          <table:table-cell office:value-type="float" office:value="1.00143196722702" calcext:value-type="float">
            <text:p>1.00143196722702</text:p>
          </table:table-cell>
          <table:table-cell office:value-type="float" office:value="0.990747806180847" calcext:value-type="float">
            <text:p>0.990747806180847</text:p>
          </table:table-cell>
          <table:table-cell office:value-type="float" office:value="-0.0106841610461699" calcext:value-type="float">
            <text:p>-0.01068416104616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5/16/2019</text:p>
          </table:table-cell>
          <table:table-cell office:value-type="string" calcext:value-type="string">
            <text:p>$47.52</text:p>
          </table:table-cell>
          <table:table-cell office:value-type="string" calcext:value-type="string">
            <text:p>$37.05</text:p>
          </table:table-cell>
          <table:table-cell office:value-type="float" office:value="2876.32" calcext:value-type="float">
            <text:p>2876.32</text:p>
          </table:table-cell>
          <table:table-cell/>
          <table:table-cell table:formula="of:=[.D831]/[.D830]" office:value-type="float" office:value="0.991183178505869" calcext:value-type="float">
            <text:p>0.991183178505869</text:p>
          </table:table-cell>
          <table:table-cell table:formula="of:=[.B831]/[.B830]" office:value-type="float" office:value="1.00441919191919" calcext:value-type="float">
            <text:p>1.00441919191919</text:p>
          </table:table-cell>
          <table:table-cell table:number-columns-repeated="3"/>
          <table:table-cell office:value-type="float" office:value="0.992666547692226" calcext:value-type="float">
            <text:p>0.992666547692226</text:p>
          </table:table-cell>
          <table:table-cell office:value-type="float" office:value="0.990608146255899" calcext:value-type="float">
            <text:p>0.990608146255899</text:p>
          </table:table-cell>
          <table:table-cell office:value-type="float" office:value="0.996534129199961" calcext:value-type="float">
            <text:p>0.996534129199961</text:p>
          </table:table-cell>
          <table:table-cell office:value-type="float" office:value="0.00592598294406244" calcext:value-type="float">
            <text:p>0.005925982944062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5/15/2019</text:p>
          </table:table-cell>
          <table:table-cell office:value-type="string" calcext:value-type="string">
            <text:p>$47.73</text:p>
          </table:table-cell>
          <table:table-cell office:value-type="string" calcext:value-type="string">
            <text:p>$36.67</text:p>
          </table:table-cell>
          <table:table-cell office:value-type="float" office:value="2850.96" calcext:value-type="float">
            <text:p>2850.96</text:p>
          </table:table-cell>
          <table:table-cell/>
          <table:table-cell table:formula="of:=[.D832]/[.D831]" office:value-type="float" office:value="0.994194937845498" calcext:value-type="float">
            <text:p>0.994194937845498</text:p>
          </table:table-cell>
          <table:table-cell table:formula="of:=[.B832]/[.B831]" office:value-type="float" office:value="0.988162581185837" calcext:value-type="float">
            <text:p>0.988162581185837</text:p>
          </table:table-cell>
          <table:table-cell table:number-columns-repeated="3"/>
          <table:table-cell office:value-type="float" office:value="1.00529019499479" calcext:value-type="float">
            <text:p>1.00529019499479</text:p>
          </table:table-cell>
          <table:table-cell office:value-type="float" office:value="1.00587110389034" calcext:value-type="float">
            <text:p>1.00587110389034</text:p>
          </table:table-cell>
          <table:table-cell office:value-type="float" office:value="1.00797024442083" calcext:value-type="float">
            <text:p>1.00797024442083</text:p>
          </table:table-cell>
          <table:table-cell office:value-type="float" office:value="0.00209914053049354" calcext:value-type="float">
            <text:p>0.002099140530493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5/14/2019</text:p>
          </table:table-cell>
          <table:table-cell office:value-type="string" calcext:value-type="string">
            <text:p>$47.165</text:p>
          </table:table-cell>
          <table:table-cell office:value-type="string" calcext:value-type="string">
            <text:p>$36.44</text:p>
          </table:table-cell>
          <table:table-cell office:value-type="float" office:value="2834.41" calcext:value-type="float">
            <text:p>2834.41</text:p>
          </table:table-cell>
          <table:table-cell/>
          <table:table-cell table:formula="of:=[.D833]/[.D832]" office:value-type="float" office:value="0.992047727745809" calcext:value-type="float">
            <text:p>0.992047727745809</text:p>
          </table:table-cell>
          <table:table-cell table:formula="of:=[.B833]/[.B832]" office:value-type="float" office:value="0.984416410473868" calcext:value-type="float">
            <text:p>0.984416410473868</text:p>
          </table:table-cell>
          <table:table-cell table:number-columns-repeated="3"/>
          <table:table-cell office:value-type="float" office:value="0.995333757236154" calcext:value-type="float">
            <text:p>0.995333757236154</text:p>
          </table:table-cell>
          <table:table-cell office:value-type="float" office:value="0.993833007129734" calcext:value-type="float">
            <text:p>0.993833007129734</text:p>
          </table:table-cell>
          <table:table-cell office:value-type="float" office:value="1.00081468347151" calcext:value-type="float">
            <text:p>1.00081468347151</text:p>
          </table:table-cell>
          <table:table-cell office:value-type="float" office:value="0.00698167634177649" calcext:value-type="float">
            <text:p>0.006981676341776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5/13/2019</text:p>
          </table:table-cell>
          <table:table-cell office:value-type="string" calcext:value-type="string">
            <text:p>$46.43</text:p>
          </table:table-cell>
          <table:table-cell office:value-type="string" calcext:value-type="string">
            <text:p>$37.26</text:p>
          </table:table-cell>
          <table:table-cell office:value-type="float" office:value="2811.87" calcext:value-type="float">
            <text:p>2811.87</text:p>
          </table:table-cell>
          <table:table-cell/>
          <table:table-cell table:formula="of:=[.D834]/[.D833]" office:value-type="float" office:value="1.02472731669672" calcext:value-type="float">
            <text:p>1.02472731669672</text:p>
          </table:table-cell>
          <table:table-cell table:formula="of:=[.B834]/[.B833]" office:value-type="float" office:value="1.06170579366789" calcext:value-type="float">
            <text:p>1.06170579366789</text:p>
          </table:table-cell>
          <table:table-cell table:number-columns-repeated="3"/>
          <table:table-cell office:value-type="float" office:value="0.993199067034441" calcext:value-type="float">
            <text:p>0.993199067034441</text:p>
          </table:table-cell>
          <table:table-cell office:value-type="float" office:value="0.991252002976935" calcext:value-type="float">
            <text:p>0.991252002976935</text:p>
          </table:table-cell>
          <table:table-cell office:value-type="float" office:value="0.992242865351465" calcext:value-type="float">
            <text:p>0.992242865351465</text:p>
          </table:table-cell>
          <table:table-cell office:value-type="float" office:value="0.000990862374530721" calcext:value-type="float">
            <text:p>0.0009908623745307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5/10/2019</text:p>
          </table:table-cell>
          <table:table-cell office:value-type="string" calcext:value-type="string">
            <text:p>$49.295</text:p>
          </table:table-cell>
          <table:table-cell office:value-type="string" calcext:value-type="string">
            <text:p>$36.85</text:p>
          </table:table-cell>
          <table:table-cell office:value-type="float" office:value="2881.4" calcext:value-type="float">
            <text:p>2881.4</text:p>
          </table:table-cell>
          <table:table-cell/>
          <table:table-cell table:formula="of:=[.D835]/[.D834]" office:value-type="float" office:value="0.996293468452835" calcext:value-type="float">
            <text:p>0.996293468452835</text:p>
          </table:table-cell>
          <table:table-cell table:formula="of:=[.B835]/[.B834]" office:value-type="float" office:value="1.01795313926362" calcext:value-type="float">
            <text:p>1.01795313926362</text:p>
          </table:table-cell>
          <table:table-cell table:number-columns-repeated="3"/>
          <table:table-cell office:value-type="float" office:value="0.997179257829905" calcext:value-type="float">
            <text:p>0.997179257829905</text:p>
          </table:table-cell>
          <table:table-cell office:value-type="float" office:value="0.996064358869974" calcext:value-type="float">
            <text:p>0.996064358869974</text:p>
          </table:table-cell>
          <table:table-cell office:value-type="float" office:value="0.977656596853586" calcext:value-type="float">
            <text:p>0.977656596853586</text:p>
          </table:table-cell>
          <table:table-cell office:value-type="float" office:value="-0.0184077620163879" calcext:value-type="float">
            <text:p>-0.01840776201638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5/09/2019</text:p>
          </table:table-cell>
          <table:table-cell office:value-type="string" calcext:value-type="string">
            <text:p>$50.18</text:p>
          </table:table-cell>
          <table:table-cell office:value-type="string" calcext:value-type="string">
            <text:p>$36.55</text:p>
          </table:table-cell>
          <table:table-cell office:value-type="float" office:value="2870.72" calcext:value-type="float">
            <text:p>2870.72</text:p>
          </table:table-cell>
          <table:table-cell/>
          <table:table-cell table:formula="of:=[.D836]/[.D835]" office:value-type="float" office:value="1.00303059859547" calcext:value-type="float">
            <text:p>1.00303059859547</text:p>
          </table:table-cell>
          <table:table-cell table:formula="of:=[.B836]/[.B835]" office:value-type="float" office:value="1.01086090075727" calcext:value-type="float">
            <text:p>1.01086090075727</text:p>
          </table:table-cell>
          <table:table-cell table:number-columns-repeated="3"/>
          <table:table-cell office:value-type="float" office:value="1.00621512391613" calcext:value-type="float">
            <text:p>1.00621512391613</text:p>
          </table:table-cell>
          <table:table-cell office:value-type="float" office:value="1.0069894138845" calcext:value-type="float">
            <text:p>1.0069894138845</text:p>
          </table:table-cell>
          <table:table-cell office:value-type="float" office:value="1.01515375882324" calcext:value-type="float">
            <text:p>1.01515375882324</text:p>
          </table:table-cell>
          <table:table-cell office:value-type="float" office:value="0.00816434493873475" calcext:value-type="float">
            <text:p>0.008164344938734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5/08/2019</text:p>
          </table:table-cell>
          <table:table-cell office:value-type="string" calcext:value-type="string">
            <text:p>$50.725</text:p>
          </table:table-cell>
          <table:table-cell office:value-type="string" calcext:value-type="string">
            <text:p>$36.73</text:p>
          </table:table-cell>
          <table:table-cell office:value-type="float" office:value="2879.42" calcext:value-type="float">
            <text:p>2879.42</text:p>
          </table:table-cell>
          <table:table-cell/>
          <table:table-cell table:formula="of:=[.D837]/[.D836]" office:value-type="float" office:value="1.00160796271471" calcext:value-type="float">
            <text:p>1.00160796271471</text:p>
          </table:table-cell>
          <table:table-cell table:formula="of:=[.B837]/[.B836]" office:value-type="float" office:value="0.99980285855101" calcext:value-type="float">
            <text:p>0.99980285855101</text:p>
          </table:table-cell>
          <table:table-cell table:number-columns-repeated="3"/>
          <table:table-cell office:value-type="float" office:value="0.996430848950456" calcext:value-type="float">
            <text:p>0.996430848950456</text:p>
          </table:table-cell>
          <table:table-cell office:value-type="float" office:value="0.995159475142911" calcext:value-type="float">
            <text:p>0.995159475142911</text:p>
          </table:table-cell>
          <table:table-cell office:value-type="float" office:value="0.988767869298843" calcext:value-type="float">
            <text:p>0.988767869298843</text:p>
          </table:table-cell>
          <table:table-cell office:value-type="float" office:value="-0.00639160584406862" calcext:value-type="float">
            <text:p>-0.006391605844068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5/07/2019</text:p>
          </table:table-cell>
          <table:table-cell office:value-type="string" calcext:value-type="string">
            <text:p>$50.715</text:p>
          </table:table-cell>
          <table:table-cell office:value-type="string" calcext:value-type="string">
            <text:p>$36.56</text:p>
          </table:table-cell>
          <table:table-cell office:value-type="float" office:value="2884.05" calcext:value-type="float">
            <text:p>2884.05</text:p>
          </table:table-cell>
          <table:table-cell/>
          <table:table-cell table:formula="of:=[.D838]/[.D837]" office:value-type="float" office:value="1.01678889062256" calcext:value-type="float">
            <text:p>1.01678889062256</text:p>
          </table:table-cell>
          <table:table-cell table:formula="of:=[.B838]/[.B837]" office:value-type="float" office:value="1.02770383515725" calcext:value-type="float">
            <text:p>1.02770383515725</text:p>
          </table:table-cell>
          <table:table-cell table:number-columns-repeated="3"/>
          <table:table-cell office:value-type="float" office:value="1.00657414170928" calcext:value-type="float">
            <text:p>1.00657414170928</text:p>
          </table:table-cell>
          <table:table-cell office:value-type="float" office:value="1.00742349392773" calcext:value-type="float">
            <text:p>1.00742349392773</text:p>
          </table:table-cell>
          <table:table-cell office:value-type="float" office:value="1.00565527415786" calcext:value-type="float">
            <text:p>1.00565527415786</text:p>
          </table:table-cell>
          <table:table-cell office:value-type="float" office:value="-0.00176821976987451" calcext:value-type="float">
            <text:p>-0.001768219769874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5/06/2019</text:p>
          </table:table-cell>
          <table:table-cell office:value-type="string" calcext:value-type="string">
            <text:p>$52.12</text:p>
          </table:table-cell>
          <table:table-cell office:value-type="string" calcext:value-type="string">
            <text:p>$36.76</text:p>
          </table:table-cell>
          <table:table-cell office:value-type="float" office:value="2932.47" calcext:value-type="float">
            <text:p>2932.47</text:p>
          </table:table-cell>
          <table:table-cell/>
          <table:table-cell table:formula="of:=[.D839]/[.D838]" office:value-type="float" office:value="1.00449109453805" calcext:value-type="float">
            <text:p>1.00449109453805</text:p>
          </table:table-cell>
          <table:table-cell table:formula="of:=[.B839]/[.B838]" office:value-type="float" office:value="1.01568495778972" calcext:value-type="float">
            <text:p>1.01568495778972</text:p>
          </table:table-cell>
          <table:table-cell table:number-columns-repeated="3"/>
          <table:table-cell office:value-type="float" office:value="1.00341540059387" calcext:value-type="float">
            <text:p>1.00341540059387</text:p>
          </table:table-cell>
          <table:table-cell office:value-type="float" office:value="1.00360433369083" calcext:value-type="float">
            <text:p>1.00360433369083</text:p>
          </table:table-cell>
          <table:table-cell office:value-type="float" office:value="1.00347188264059" calcext:value-type="float">
            <text:p>1.00347188264059</text:p>
          </table:table-cell>
          <table:table-cell office:value-type="float" office:value="-0.000132451050239402" calcext:value-type="float">
            <text:p>-0.0001324510502394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5/03/2019</text:p>
          </table:table-cell>
          <table:table-cell office:value-type="string" calcext:value-type="string">
            <text:p>$52.9375</text:p>
          </table:table-cell>
          <table:table-cell office:value-type="string" calcext:value-type="string">
            <text:p>$36.65</text:p>
          </table:table-cell>
          <table:table-cell office:value-type="float" office:value="2945.64" calcext:value-type="float">
            <text:p>2945.64</text:p>
          </table:table-cell>
          <table:table-cell/>
          <table:table-cell table:formula="of:=[.D840]/[.D839]" office:value-type="float" office:value="0.990453687483874" calcext:value-type="float">
            <text:p>0.990453687483874</text:p>
          </table:table-cell>
          <table:table-cell table:formula="of:=[.B840]/[.B839]" office:value-type="float" office:value="0.987721369539551" calcext:value-type="float">
            <text:p>0.987721369539551</text:p>
          </table:table-cell>
          <table:table-cell table:number-columns-repeated="3"/>
          <table:table-cell office:value-type="float" office:value="0.999824171449424" calcext:value-type="float">
            <text:p>0.999824171449424</text:p>
          </table:table-cell>
          <table:table-cell office:value-type="float" office:value="0.999262262261434" calcext:value-type="float">
            <text:p>0.999262262261434</text:p>
          </table:table-cell>
          <table:table-cell office:value-type="float" office:value="0.990692461381024" calcext:value-type="float">
            <text:p>0.990692461381024</text:p>
          </table:table-cell>
          <table:table-cell office:value-type="float" office:value="-0.00856980088041015" calcext:value-type="float">
            <text:p>-0.008569800880410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5/02/2019</text:p>
          </table:table-cell>
          <table:table-cell office:value-type="string" calcext:value-type="string">
            <text:p>$52.2875</text:p>
          </table:table-cell>
          <table:table-cell office:value-type="string" calcext:value-type="string">
            <text:p>$36.3</text:p>
          </table:table-cell>
          <table:table-cell office:value-type="float" office:value="2917.52" calcext:value-type="float">
            <text:p>2917.52</text:p>
          </table:table-cell>
          <table:table-cell/>
          <table:table-cell table:formula="of:=[.D841]/[.D840]" office:value-type="float" office:value="1.00212852011297" calcext:value-type="float">
            <text:p>1.00212852011297</text:p>
          </table:table-cell>
          <table:table-cell table:formula="of:=[.B841]/[.B840]" office:value-type="float" office:value="1.00655032273488" calcext:value-type="float">
            <text:p>1.00655032273488</text:p>
          </table:table-cell>
          <table:table-cell table:number-columns-repeated="3"/>
          <table:table-cell office:value-type="float" office:value="0.995401108910103" calcext:value-type="float">
            <text:p>0.995401108910103</text:p>
          </table:table-cell>
          <table:table-cell office:value-type="float" office:value="0.993914440468408" calcext:value-type="float">
            <text:p>0.993914440468408</text:p>
          </table:table-cell>
          <table:table-cell office:value-type="float" office:value="0.992375799311362" calcext:value-type="float">
            <text:p>0.992375799311362</text:p>
          </table:table-cell>
          <table:table-cell office:value-type="float" office:value="-0.0015386411570455" calcext:value-type="float">
            <text:p>-0.00153864115704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5/01/2019</text:p>
          </table:table-cell>
          <table:table-cell office:value-type="string" calcext:value-type="string">
            <text:p>$52.63</text:p>
          </table:table-cell>
          <table:table-cell office:value-type="string" calcext:value-type="string">
            <text:p>$36.83</text:p>
          </table:table-cell>
          <table:table-cell office:value-type="float" office:value="2923.73" calcext:value-type="float">
            <text:p>2923.73</text:p>
          </table:table-cell>
          <table:table-cell/>
          <table:table-cell table:formula="of:=[.D842]/[.D841]" office:value-type="float" office:value="1.00755883751236" calcext:value-type="float">
            <text:p>1.00755883751236</text:p>
          </table:table-cell>
          <table:table-cell table:formula="of:=[.B842]/[.B841]" office:value-type="float" office:value="0.95321109633289" calcext:value-type="float">
            <text:p>0.95321109633289</text:p>
          </table:table-cell>
          <table:table-cell table:number-columns-repeated="3"/>
          <table:table-cell office:value-type="float" office:value="0.997719931597948" calcext:value-type="float">
            <text:p>0.997719931597948</text:p>
          </table:table-cell>
          <table:table-cell office:value-type="float" office:value="0.996718074917159" calcext:value-type="float">
            <text:p>0.996718074917159</text:p>
          </table:table-cell>
          <table:table-cell office:value-type="float" office:value="1.00733581164808" calcext:value-type="float">
            <text:p>1.00733581164808</text:p>
          </table:table-cell>
          <table:table-cell office:value-type="float" office:value="0.0106177367309199" calcext:value-type="float">
            <text:p>0.01061773673091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4/30/2019</text:p>
          </table:table-cell>
          <table:table-cell office:value-type="string" calcext:value-type="string">
            <text:p>$50.1675</text:p>
          </table:table-cell>
          <table:table-cell office:value-type="string" calcext:value-type="string">
            <text:p>$36.94</text:p>
          </table:table-cell>
          <table:table-cell office:value-type="float" office:value="2945.83" calcext:value-type="float">
            <text:p>2945.83</text:p>
          </table:table-cell>
          <table:table-cell/>
          <table:table-cell table:formula="of:=[.D843]/[.D842]" office:value-type="float" office:value="0.999049503874969" calcext:value-type="float">
            <text:p>0.999049503874969</text:p>
          </table:table-cell>
          <table:table-cell table:formula="of:=[.B843]/[.B842]" office:value-type="float" office:value="1.01963422534509" calcext:value-type="float">
            <text:p>1.01963422534509</text:p>
          </table:table-cell>
          <table:table-cell table:number-columns-repeated="3"/>
          <table:table-cell office:value-type="float" office:value="0.995509627238922" calcext:value-type="float">
            <text:p>0.995509627238922</text:p>
          </table:table-cell>
          <table:table-cell office:value-type="float" office:value="0.994045647449689" calcext:value-type="float">
            <text:p>0.994045647449689</text:p>
          </table:table-cell>
          <table:table-cell office:value-type="float" office:value="0.99020813856222" calcext:value-type="float">
            <text:p>0.99020813856222</text:p>
          </table:table-cell>
          <table:table-cell office:value-type="float" office:value="-0.00383750888746881" calcext:value-type="float">
            <text:p>-0.003837508887468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4/29/2019</text:p>
          </table:table-cell>
          <table:table-cell office:value-type="string" calcext:value-type="string">
            <text:p>$51.1525</text:p>
          </table:table-cell>
          <table:table-cell office:value-type="string" calcext:value-type="string">
            <text:p>$37.31</text:p>
          </table:table-cell>
          <table:table-cell office:value-type="float" office:value="2943.03" calcext:value-type="float">
            <text:p>2943.03</text:p>
          </table:table-cell>
          <table:table-cell/>
          <table:table-cell table:formula="of:=[.D844]/[.D843]" office:value-type="float" office:value="0.998929674519118" calcext:value-type="float">
            <text:p>0.998929674519118</text:p>
          </table:table-cell>
          <table:table-cell table:formula="of:=[.B844]/[.B843]" office:value-type="float" office:value="0.998484922535555" calcext:value-type="float">
            <text:p>0.998484922535555</text:p>
          </table:table-cell>
          <table:table-cell table:number-columns-repeated="3"/>
          <table:table-cell office:value-type="float" office:value="0.998764947325675" calcext:value-type="float">
            <text:p>0.998764947325675</text:p>
          </table:table-cell>
          <table:table-cell office:value-type="float" office:value="0.997981579069115" calcext:value-type="float">
            <text:p>0.997981579069115</text:p>
          </table:table-cell>
          <table:table-cell office:value-type="float" office:value="0.993937586960843" calcext:value-type="float">
            <text:p>0.993937586960843</text:p>
          </table:table-cell>
          <table:table-cell office:value-type="float" office:value="-0.00404399210827189" calcext:value-type="float">
            <text:p>-0.004043992108271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4/26/2019</text:p>
          </table:table-cell>
          <table:table-cell office:value-type="string" calcext:value-type="string">
            <text:p>$51.075</text:p>
          </table:table-cell>
          <table:table-cell office:value-type="string" calcext:value-type="string">
            <text:p>$37.4</text:p>
          </table:table-cell>
          <table:table-cell office:value-type="float" office:value="2939.88" calcext:value-type="float">
            <text:p>2939.88</text:p>
          </table:table-cell>
          <table:table-cell/>
          <table:table-cell table:formula="of:=[.D845]/[.D844]" office:value-type="float" office:value="0.995336544348749" calcext:value-type="float">
            <text:p>0.995336544348749</text:p>
          </table:table-cell>
          <table:table-cell table:formula="of:=[.B845]/[.B844]" office:value-type="float" office:value="1.00479686735193" calcext:value-type="float">
            <text:p>1.00479686735193</text:p>
          </table:table-cell>
          <table:table-cell table:number-columns-repeated="3"/>
          <table:table-cell office:value-type="float" office:value="1.00485895260337" calcext:value-type="float">
            <text:p>1.00485895260337</text:p>
          </table:table-cell>
          <table:table-cell office:value-type="float" office:value="1.00534969876924" calcext:value-type="float">
            <text:p>1.00534969876924</text:p>
          </table:table-cell>
          <table:table-cell office:value-type="float" office:value="1.02104789521048" calcext:value-type="float">
            <text:p>1.02104789521048</text:p>
          </table:table-cell>
          <table:table-cell office:value-type="float" office:value="0.0156981964412348" calcext:value-type="float">
            <text:p>0.01569819644123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4/25/2019</text:p>
          </table:table-cell>
          <table:table-cell office:value-type="string" calcext:value-type="string">
            <text:p>$51.32</text:p>
          </table:table-cell>
          <table:table-cell office:value-type="string" calcext:value-type="string">
            <text:p>$37.78</text:p>
          </table:table-cell>
          <table:table-cell office:value-type="float" office:value="2926.17" calcext:value-type="float">
            <text:p>2926.17</text:p>
          </table:table-cell>
          <table:table-cell/>
          <table:table-cell table:formula="of:=[.D846]/[.D845]" office:value-type="float" office:value="1.00036908313598" calcext:value-type="float">
            <text:p>1.00036908313598</text:p>
          </table:table-cell>
          <table:table-cell table:formula="of:=[.B846]/[.B845]" office:value-type="float" office:value="1.00915822291504" calcext:value-type="float">
            <text:p>1.00915822291504</text:p>
          </table:table-cell>
          <table:table-cell table:number-columns-repeated="3"/>
          <table:table-cell office:value-type="float" office:value="1.00180911647567" calcext:value-type="float">
            <text:p>1.00180911647567</text:p>
          </table:table-cell>
          <table:table-cell office:value-type="float" office:value="1.00166221301387" calcext:value-type="float">
            <text:p>1.00166221301387</text:p>
          </table:table-cell>
          <table:table-cell office:value-type="float" office:value="1.00088135925182" calcext:value-type="float">
            <text:p>1.00088135925182</text:p>
          </table:table-cell>
          <table:table-cell office:value-type="float" office:value="-0.000780853762043066" calcext:value-type="float">
            <text:p>-0.0007808537620430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4/24/2019</text:p>
          </table:table-cell>
          <table:table-cell office:value-type="string" calcext:value-type="string">
            <text:p>$51.79</text:p>
          </table:table-cell>
          <table:table-cell office:value-type="string" calcext:value-type="string">
            <text:p>$37.83</text:p>
          </table:table-cell>
          <table:table-cell office:value-type="float" office:value="2927.25" calcext:value-type="float">
            <text:p>2927.25</text:p>
          </table:table-cell>
          <table:table-cell/>
          <table:table-cell table:formula="of:=[.D847]/[.D846]" office:value-type="float" office:value="1.00219660090529" calcext:value-type="float">
            <text:p>1.00219660090529</text:p>
          </table:table-cell>
          <table:table-cell table:formula="of:=[.B847]/[.B846]" office:value-type="float" office:value="1.00154469974899" calcext:value-type="float">
            <text:p>1.00154469974899</text:p>
          </table:table-cell>
          <table:table-cell table:number-columns-repeated="3"/>
          <table:table-cell office:value-type="float" office:value="0.992386057907351" calcext:value-type="float">
            <text:p>0.992386057907351</text:p>
          </table:table-cell>
          <table:table-cell office:value-type="float" office:value="0.990269012596598" calcext:value-type="float">
            <text:p>0.990269012596598</text:p>
          </table:table-cell>
          <table:table-cell office:value-type="float" office:value="0.991781224010567" calcext:value-type="float">
            <text:p>0.991781224010567</text:p>
          </table:table-cell>
          <table:table-cell office:value-type="float" office:value="0.00151221141396918" calcext:value-type="float">
            <text:p>0.001512211413969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4/23/2019</text:p>
          </table:table-cell>
          <table:table-cell office:value-type="string" calcext:value-type="string">
            <text:p>$51.87</text:p>
          </table:table-cell>
          <table:table-cell office:value-type="string" calcext:value-type="string">
            <text:p>$37.67</text:p>
          </table:table-cell>
          <table:table-cell office:value-type="float" office:value="2933.68" calcext:value-type="float">
            <text:p>2933.68</text:p>
          </table:table-cell>
          <table:table-cell/>
          <table:table-cell table:formula="of:=[.D848]/[.D847]" office:value-type="float" office:value="0.991236262987102" calcext:value-type="float">
            <text:p>0.991236262987102</text:p>
          </table:table-cell>
          <table:table-cell table:formula="of:=[.B848]/[.B847]" office:value-type="float" office:value="0.985781762097552" calcext:value-type="float">
            <text:p>0.985781762097552</text:p>
          </table:table-cell>
          <table:table-cell table:number-columns-repeated="3"/>
          <table:table-cell office:value-type="float" office:value="0.997080399998655" calcext:value-type="float">
            <text:p>0.997080399998655</text:p>
          </table:table-cell>
          <table:table-cell office:value-type="float" office:value="0.99594483217107" calcext:value-type="float">
            <text:p>0.99594483217107</text:p>
          </table:table-cell>
          <table:table-cell office:value-type="float" office:value="0.994179450500666" calcext:value-type="float">
            <text:p>0.994179450500666</text:p>
          </table:table-cell>
          <table:table-cell office:value-type="float" office:value="-0.00176538167040374" calcext:value-type="float">
            <text:p>-0.001765381670403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4/22/2019</text:p>
          </table:table-cell>
          <table:table-cell office:value-type="string" calcext:value-type="string">
            <text:p>$51.1325</text:p>
          </table:table-cell>
          <table:table-cell office:value-type="string" calcext:value-type="string">
            <text:p>$37.33</text:p>
          </table:table-cell>
          <table:table-cell office:value-type="float" office:value="2907.97" calcext:value-type="float">
            <text:p>2907.97</text:p>
          </table:table-cell>
          <table:table-cell/>
          <table:table-cell table:formula="of:=[.D849]/[.D848]" office:value-type="float" office:value="0.998988985443454" calcext:value-type="float">
            <text:p>0.998988985443454</text:p>
          </table:table-cell>
          <table:table-cell table:formula="of:=[.B849]/[.B848]" office:value-type="float" office:value="0.996724196939324" calcext:value-type="float">
            <text:p>0.996724196939324</text:p>
          </table:table-cell>
          <table:table-cell table:number-columns-repeated="3"/>
          <table:table-cell office:value-type="float" office:value="0.992386137845651" calcext:value-type="float">
            <text:p>0.992386137845651</text:p>
          </table:table-cell>
          <table:table-cell office:value-type="float" office:value="0.990269109248133" calcext:value-type="float">
            <text:p>0.990269109248133</text:p>
          </table:table-cell>
          <table:table-cell office:value-type="float" office:value="0.981989580749194" calcext:value-type="float">
            <text:p>0.981989580749194</text:p>
          </table:table-cell>
          <table:table-cell office:value-type="float" office:value="-0.00827952849893987" calcext:value-type="float">
            <text:p>-0.008279528498939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4/18/2019</text:p>
          </table:table-cell>
          <table:table-cell office:value-type="string" calcext:value-type="string">
            <text:p>$50.965</text:p>
          </table:table-cell>
          <table:table-cell office:value-type="string" calcext:value-type="string">
            <text:p>$37.19</text:p>
          </table:table-cell>
          <table:table-cell office:value-type="float" office:value="2905.03" calcext:value-type="float">
            <text:p>2905.03</text:p>
          </table:table-cell>
          <table:table-cell/>
          <table:table-cell table:formula="of:=[.D850]/[.D849]" office:value-type="float" office:value="0.998423424198717" calcext:value-type="float">
            <text:p>0.998423424198717</text:p>
          </table:table-cell>
          <table:table-cell table:formula="of:=[.B850]/[.B849]" office:value-type="float" office:value="0.996419111154714" calcext:value-type="float">
            <text:p>0.996419111154714</text:p>
          </table:table-cell>
          <table:table-cell table:number-columns-repeated="3"/>
          <table:table-cell office:value-type="float" office:value="0.99427553573371" calcext:value-type="float">
            <text:p>0.99427553573371</text:p>
          </table:table-cell>
          <table:table-cell office:value-type="float" office:value="0.99255353618346" calcext:value-type="float">
            <text:p>0.99255353618346</text:p>
          </table:table-cell>
          <table:table-cell office:value-type="float" office:value="1.00919563459984" calcext:value-type="float">
            <text:p>1.00919563459984</text:p>
          </table:table-cell>
          <table:table-cell office:value-type="float" office:value="0.0166420984163786" calcext:value-type="float">
            <text:p>0.01664209841637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4/17/2019</text:p>
          </table:table-cell>
          <table:table-cell office:value-type="string" calcext:value-type="string">
            <text:p>$50.7825</text:p>
          </table:table-cell>
          <table:table-cell office:value-type="string" calcext:value-type="string">
            <text:p>$37.12</text:p>
          </table:table-cell>
          <table:table-cell office:value-type="float" office:value="2900.45" calcext:value-type="float">
            <text:p>2900.45</text:p>
          </table:table-cell>
          <table:table-cell/>
          <table:table-cell table:formula="of:=[.D851]/[.D850]" office:value-type="float" office:value="1.00227895671361" calcext:value-type="float">
            <text:p>1.00227895671361</text:p>
          </table:table-cell>
          <table:table-cell table:formula="of:=[.B851]/[.B850]" office:value-type="float" office:value="0.980898931718604" calcext:value-type="float">
            <text:p>0.980898931718604</text:p>
          </table:table-cell>
          <table:table-cell table:number-columns-repeated="3"/>
          <table:table-cell office:value-type="float" office:value="0.996191348823216" calcext:value-type="float">
            <text:p>0.996191348823216</text:p>
          </table:table-cell>
          <table:table-cell office:value-type="float" office:value="0.994869901122987" calcext:value-type="float">
            <text:p>0.994869901122987</text:p>
          </table:table-cell>
          <table:table-cell office:value-type="float" office:value="1.00030039050766" calcext:value-type="float">
            <text:p>1.00030039050766</text:p>
          </table:table-cell>
          <table:table-cell office:value-type="float" office:value="0.00543048938467283" calcext:value-type="float">
            <text:p>0.005430489384672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4/16/2019</text:p>
          </table:table-cell>
          <table:table-cell office:value-type="string" calcext:value-type="string">
            <text:p>$49.8125</text:p>
          </table:table-cell>
          <table:table-cell office:value-type="string" calcext:value-type="string">
            <text:p>$37.11</text:p>
          </table:table-cell>
          <table:table-cell office:value-type="float" office:value="2907.06" calcext:value-type="float">
            <text:p>2907.06</text:p>
          </table:table-cell>
          <table:table-cell/>
          <table:table-cell table:formula="of:=[.D852]/[.D851]" office:value-type="float" office:value="0.999490894580779" calcext:value-type="float">
            <text:p>0.999490894580779</text:p>
          </table:table-cell>
          <table:table-cell table:formula="of:=[.B852]/[.B851]" office:value-type="float" office:value="0.999899623588457" calcext:value-type="float">
            <text:p>0.999899623588457</text:p>
          </table:table-cell>
          <table:table-cell table:number-columns-repeated="3"/>
          <table:table-cell office:value-type="float" office:value="1.00123550851471" calcext:value-type="float">
            <text:p>1.00123550851471</text:p>
          </table:table-cell>
          <table:table-cell office:value-type="float" office:value="1.00096867700189" calcext:value-type="float">
            <text:p>1.00096867700189</text:p>
          </table:table-cell>
          <table:table-cell office:value-type="float" office:value="0.978828828828829" calcext:value-type="float">
            <text:p>0.978828828828829</text:p>
          </table:table-cell>
          <table:table-cell office:value-type="float" office:value="-0.0221398481730615" calcext:value-type="float">
            <text:p>-0.02213984817306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4/15/2019</text:p>
          </table:table-cell>
          <table:table-cell office:value-type="string" calcext:value-type="string">
            <text:p>$49.8075</text:p>
          </table:table-cell>
          <table:table-cell office:value-type="string" calcext:value-type="string">
            <text:p>$37.27</text:p>
          </table:table-cell>
          <table:table-cell office:value-type="float" office:value="2905.58" calcext:value-type="float">
            <text:p>2905.58</text:p>
          </table:table-cell>
          <table:table-cell/>
          <table:table-cell table:formula="of:=[.D853]/[.D852]" office:value-type="float" office:value="1.00062982261717" calcext:value-type="float">
            <text:p>1.00062982261717</text:p>
          </table:table-cell>
          <table:table-cell table:formula="of:=[.B853]/[.B852]" office:value-type="float" office:value="0.998193043216383" calcext:value-type="float">
            <text:p>0.998193043216383</text:p>
          </table:table-cell>
          <table:table-cell table:number-columns-repeated="3"/>
          <table:table-cell office:value-type="float" office:value="1.00958736948906" calcext:value-type="float">
            <text:p>1.00958736948906</text:p>
          </table:table-cell>
          <table:table-cell office:value-type="float" office:value="1.01106671738316" calcext:value-type="float">
            <text:p>1.01106671738316</text:p>
          </table:table-cell>
          <table:table-cell office:value-type="float" office:value="1.01539090862607" calcext:value-type="float">
            <text:p>1.01539090862607</text:p>
          </table:table-cell>
          <table:table-cell office:value-type="float" office:value="0.00432419124290773" calcext:value-type="float">
            <text:p>0.004324191242907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4/12/2019</text:p>
          </table:table-cell>
          <table:table-cell office:value-type="string" calcext:value-type="string">
            <text:p>$49.7175</text:p>
          </table:table-cell>
          <table:table-cell office:value-type="string" calcext:value-type="string">
            <text:p>$37.47</text:p>
          </table:table-cell>
          <table:table-cell office:value-type="float" office:value="2907.41" calcext:value-type="float">
            <text:p>2907.41</text:p>
          </table:table-cell>
          <table:table-cell/>
          <table:table-cell table:formula="of:=[.D854]/[.D853]" office:value-type="float" office:value="0.993434018593869" calcext:value-type="float">
            <text:p>0.993434018593869</text:p>
          </table:table-cell>
          <table:table-cell table:formula="of:=[.B854]/[.B853]" office:value-type="float" office:value="1.00040227284155" calcext:value-type="float">
            <text:p>1.00040227284155</text:p>
          </table:table-cell>
          <table:table-cell table:number-columns-repeated="3"/>
          <table:table-cell office:value-type="float" office:value="1.0017349381228" calcext:value-type="float">
            <text:p>1.0017349381228</text:p>
          </table:table-cell>
          <table:table-cell office:value-type="float" office:value="1.00157252569688" calcext:value-type="float">
            <text:p>1.00157252569688</text:p>
          </table:table-cell>
          <table:table-cell office:value-type="float" office:value="1.00100715077047" calcext:value-type="float">
            <text:p>1.00100715077047</text:p>
          </table:table-cell>
          <table:table-cell office:value-type="float" office:value="-0.000565374926410511" calcext:value-type="float">
            <text:p>-0.0005653749264105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4/11/2019</text:p>
          </table:table-cell>
          <table:table-cell office:value-type="string" calcext:value-type="string">
            <text:p>$49.7375</text:p>
          </table:table-cell>
          <table:table-cell office:value-type="string" calcext:value-type="string">
            <text:p>$37.17</text:p>
          </table:table-cell>
          <table:table-cell office:value-type="float" office:value="2888.32" calcext:value-type="float">
            <text:p>2888.32</text:p>
          </table:table-cell>
          <table:table-cell/>
          <table:table-cell table:formula="of:=[.D855]/[.D854]" office:value-type="float" office:value="0.999961915577221" calcext:value-type="float">
            <text:p>0.999961915577221</text:p>
          </table:table-cell>
          <table:table-cell table:formula="of:=[.B855]/[.B854]" office:value-type="float" office:value="1.00839406886152" calcext:value-type="float">
            <text:p>1.00839406886152</text:p>
          </table:table-cell>
          <table:table-cell table:number-columns-repeated="3"/>
          <table:table-cell office:value-type="float" office:value="1.00126082034666" calcext:value-type="float">
            <text:p>1.00126082034666</text:p>
          </table:table-cell>
          <table:table-cell office:value-type="float" office:value="1.00099928094775" calcext:value-type="float">
            <text:p>1.00099928094775</text:p>
          </table:table-cell>
          <table:table-cell office:value-type="float" office:value="1.00342086729047" calcext:value-type="float">
            <text:p>1.00342086729047</text:p>
          </table:table-cell>
          <table:table-cell office:value-type="float" office:value="0.00242158634271994" calcext:value-type="float">
            <text:p>0.002421586342719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4/10/2019</text:p>
          </table:table-cell>
          <table:table-cell office:value-type="string" calcext:value-type="string">
            <text:p>$50.155</text:p>
          </table:table-cell>
          <table:table-cell office:value-type="string" calcext:value-type="string">
            <text:p>$36.77</text:p>
          </table:table-cell>
          <table:table-cell office:value-type="float" office:value="2888.21" calcext:value-type="float">
            <text:p>2888.21</text:p>
          </table:table-cell>
          <table:table-cell/>
          <table:table-cell table:formula="of:=[.D856]/[.D855]" office:value-type="float" office:value="0.9965341855336" calcext:value-type="float">
            <text:p>0.9965341855336</text:p>
          </table:table-cell>
          <table:table-cell table:formula="of:=[.B856]/[.B855]" office:value-type="float" office:value="0.994417306350314" calcext:value-type="float">
            <text:p>0.994417306350314</text:p>
          </table:table-cell>
          <table:table-cell table:number-columns-repeated="3"/>
          <table:table-cell office:value-type="float" office:value="0.990616685510023" calcext:value-type="float">
            <text:p>0.990616685510023</text:p>
          </table:table-cell>
          <table:table-cell office:value-type="float" office:value="0.988129705683732" calcext:value-type="float">
            <text:p>0.988129705683732</text:p>
          </table:table-cell>
          <table:table-cell office:value-type="float" office:value="0.992028476887596" calcext:value-type="float">
            <text:p>0.992028476887596</text:p>
          </table:table-cell>
          <table:table-cell office:value-type="float" office:value="0.00389877120386439" calcext:value-type="float">
            <text:p>0.003898771203864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4/09/2019</text:p>
          </table:table-cell>
          <table:table-cell office:value-type="string" calcext:value-type="string">
            <text:p>$49.875</text:p>
          </table:table-cell>
          <table:table-cell office:value-type="string" calcext:value-type="string">
            <text:p>$36.84</text:p>
          </table:table-cell>
          <table:table-cell office:value-type="float" office:value="2878.2" calcext:value-type="float">
            <text:p>2878.2</text:p>
          </table:table-cell>
          <table:table-cell/>
          <table:table-cell table:formula="of:=[.D857]/[.D856]" office:value-type="float" office:value="1.00610450976305" calcext:value-type="float">
            <text:p>1.00610450976305</text:p>
          </table:table-cell>
          <table:table-cell table:formula="of:=[.B857]/[.B856]" office:value-type="float" office:value="1.00300751879699" calcext:value-type="float">
            <text:p>1.00300751879699</text:p>
          </table:table-cell>
          <table:table-cell table:number-columns-repeated="3"/>
          <table:table-cell office:value-type="float" office:value="0.99702370782447" calcext:value-type="float">
            <text:p>0.99702370782447</text:p>
          </table:table-cell>
          <table:table-cell office:value-type="float" office:value="0.995876286985036" calcext:value-type="float">
            <text:p>0.995876286985036</text:p>
          </table:table-cell>
          <table:table-cell office:value-type="float" office:value="1.00293121746601" calcext:value-type="float">
            <text:p>1.00293121746601</text:p>
          </table:table-cell>
          <table:table-cell office:value-type="float" office:value="0.00705493048097683" calcext:value-type="float">
            <text:p>0.007054930480976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4/08/2019</text:p>
          </table:table-cell>
          <table:table-cell office:value-type="string" calcext:value-type="string">
            <text:p>$50.025</text:p>
          </table:table-cell>
          <table:table-cell office:value-type="string" calcext:value-type="string">
            <text:p>$37.09</text:p>
          </table:table-cell>
          <table:table-cell office:value-type="float" office:value="2895.77" calcext:value-type="float">
            <text:p>2895.77</text:p>
          </table:table-cell>
          <table:table-cell/>
          <table:table-cell table:formula="of:=[.D858]/[.D857]" office:value-type="float" office:value="0.998953646180463" calcext:value-type="float">
            <text:p>0.998953646180463</text:p>
          </table:table-cell>
          <table:table-cell table:formula="of:=[.B858]/[.B857]" office:value-type="float" office:value="0.984507746126937" calcext:value-type="float">
            <text:p>0.984507746126937</text:p>
          </table:table-cell>
          <table:table-cell table:number-columns-repeated="3"/>
          <table:table-cell office:value-type="float" office:value="0.990376146002913" calcext:value-type="float">
            <text:p>0.990376146002913</text:p>
          </table:table-cell>
          <table:table-cell office:value-type="float" office:value="0.98783887497384" calcext:value-type="float">
            <text:p>0.98783887497384</text:p>
          </table:table-cell>
          <table:table-cell office:value-type="float" office:value="0.977021919879063" calcext:value-type="float">
            <text:p>0.977021919879063</text:p>
          </table:table-cell>
          <table:table-cell office:value-type="float" office:value="-0.0108169550947778" calcext:value-type="float">
            <text:p>-0.01081695509477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4/05/2019</text:p>
          </table:table-cell>
          <table:table-cell office:value-type="string" calcext:value-type="string">
            <text:p>$49.25</text:p>
          </table:table-cell>
          <table:table-cell office:value-type="string" calcext:value-type="string">
            <text:p>$36.96</text:p>
          </table:table-cell>
          <table:table-cell office:value-type="float" office:value="2892.74" calcext:value-type="float">
            <text:p>2892.74</text:p>
          </table:table-cell>
          <table:table-cell/>
          <table:table-cell table:formula="of:=[.D859]/[.D858]" office:value-type="float" office:value="0.995384998306104" calcext:value-type="float">
            <text:p>0.995384998306104</text:p>
          </table:table-cell>
          <table:table-cell table:formula="of:=[.B859]/[.B858]" office:value-type="float" office:value="0.993350253807107" calcext:value-type="float">
            <text:p>0.993350253807107</text:p>
          </table:table-cell>
          <table:table-cell table:number-columns-repeated="3"/>
          <table:table-cell office:value-type="float" office:value="0.999069097855464" calcext:value-type="float">
            <text:p>0.999069097855464</text:p>
          </table:table-cell>
          <table:table-cell office:value-type="float" office:value="0.998349320383444" calcext:value-type="float">
            <text:p>0.998349320383444</text:p>
          </table:table-cell>
          <table:table-cell office:value-type="float" office:value="0.994068801897983" calcext:value-type="float">
            <text:p>0.994068801897983</text:p>
          </table:table-cell>
          <table:table-cell office:value-type="float" office:value="-0.00428051848546041" calcext:value-type="float">
            <text:p>-0.004280518485460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4/04/2019</text:p>
          </table:table-cell>
          <table:table-cell office:value-type="string" calcext:value-type="string">
            <text:p>$48.9225</text:p>
          </table:table-cell>
          <table:table-cell office:value-type="string" calcext:value-type="string">
            <text:p>$36.83</text:p>
          </table:table-cell>
          <table:table-cell office:value-type="float" office:value="2879.39" calcext:value-type="float">
            <text:p>2879.39</text:p>
          </table:table-cell>
          <table:table-cell/>
          <table:table-cell table:formula="of:=[.D860]/[.D859]" office:value-type="float" office:value="0.997919698269425" calcext:value-type="float">
            <text:p>0.997919698269425</text:p>
          </table:table-cell>
          <table:table-cell table:formula="of:=[.B860]/[.B859]" office:value-type="float" office:value="0.998262558127651" calcext:value-type="float">
            <text:p>0.998262558127651</text:p>
          </table:table-cell>
          <table:table-cell table:number-columns-repeated="3"/>
          <table:table-cell office:value-type="float" office:value="1.00161414349944" calcext:value-type="float">
            <text:p>1.00161414349944</text:p>
          </table:table-cell>
          <table:table-cell office:value-type="float" office:value="1.00142647573408" calcext:value-type="float">
            <text:p>1.00142647573408</text:p>
          </table:table-cell>
          <table:table-cell office:value-type="float" office:value="1.00731555463318" calcext:value-type="float">
            <text:p>1.00731555463318</text:p>
          </table:table-cell>
          <table:table-cell office:value-type="float" office:value="0.00588907889910373" calcext:value-type="float">
            <text:p>0.005889078899103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4/03/2019</text:p>
          </table:table-cell>
          <table:table-cell office:value-type="string" calcext:value-type="string">
            <text:p>$48.8375</text:p>
          </table:table-cell>
          <table:table-cell office:value-type="string" calcext:value-type="string">
            <text:p>$36.85</text:p>
          </table:table-cell>
          <table:table-cell office:value-type="float" office:value="2873.4" calcext:value-type="float">
            <text:p>2873.4</text:p>
          </table:table-cell>
          <table:table-cell/>
          <table:table-cell table:formula="of:=[.D861]/[.D860]" office:value-type="float" office:value="0.997856198232059" calcext:value-type="float">
            <text:p>0.997856198232059</text:p>
          </table:table-cell>
          <table:table-cell table:formula="of:=[.B861]/[.B860]" office:value-type="float" office:value="0.993191707192219" calcext:value-type="float">
            <text:p>0.993191707192219</text:p>
          </table:table-cell>
          <table:table-cell table:number-columns-repeated="3"/>
          <table:table-cell office:value-type="float" office:value="0.995919270725263" calcext:value-type="float">
            <text:p>0.995919270725263</text:p>
          </table:table-cell>
          <table:table-cell office:value-type="float" office:value="0.994540937838227" calcext:value-type="float">
            <text:p>0.994540937838227</text:p>
          </table:table-cell>
          <table:table-cell office:value-type="float" office:value="1.00020602626835" calcext:value-type="float">
            <text:p>1.00020602626835</text:p>
          </table:table-cell>
          <table:table-cell office:value-type="float" office:value="0.00566508843012215" calcext:value-type="float">
            <text:p>0.005665088430122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4/02/2019</text:p>
          </table:table-cell>
          <table:table-cell office:value-type="string" calcext:value-type="string">
            <text:p>$48.505</text:p>
          </table:table-cell>
          <table:table-cell office:value-type="string" calcext:value-type="string">
            <text:p>$36.61</text:p>
          </table:table-cell>
          <table:table-cell office:value-type="float" office:value="2867.24" calcext:value-type="float">
            <text:p>2867.24</text:p>
          </table:table-cell>
          <table:table-cell/>
          <table:table-cell table:formula="of:=[.D862]/[.D861]" office:value-type="float" office:value="0.999982561627209" calcext:value-type="float">
            <text:p>0.999982561627209</text:p>
          </table:table-cell>
          <table:table-cell table:formula="of:=[.B862]/[.B861]" office:value-type="float" office:value="0.985671580249459" calcext:value-type="float">
            <text:p>0.985671580249459</text:p>
          </table:table-cell>
          <table:table-cell table:number-columns-repeated="3"/>
          <table:table-cell office:value-type="float" office:value="1.00204178009889" calcext:value-type="float">
            <text:p>1.00204178009889</text:p>
          </table:table-cell>
          <table:table-cell office:value-type="float" office:value="1.00194352117618" calcext:value-type="float">
            <text:p>1.00194352117618</text:p>
          </table:table-cell>
          <table:table-cell office:value-type="float" office:value="1.00319274936917" calcext:value-type="float">
            <text:p>1.00319274936917</text:p>
          </table:table-cell>
          <table:table-cell office:value-type="float" office:value="0.00124922819299322" calcext:value-type="float">
            <text:p>0.001249228192993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4/01/2019</text:p>
          </table:table-cell>
          <table:table-cell office:value-type="string" calcext:value-type="string">
            <text:p>$47.81</text:p>
          </table:table-cell>
          <table:table-cell office:value-type="string" calcext:value-type="string">
            <text:p>$36.4</text:p>
          </table:table-cell>
          <table:table-cell office:value-type="float" office:value="2867.19" calcext:value-type="float">
            <text:p>2867.19</text:p>
          </table:table-cell>
          <table:table-cell/>
          <table:table-cell table:formula="of:=[.D863]/[.D862]" office:value-type="float" office:value="0.988563715693763" calcext:value-type="float">
            <text:p>0.988563715693763</text:p>
          </table:table-cell>
          <table:table-cell table:formula="of:=[.B863]/[.B862]" office:value-type="float" office:value="0.993254549257477" calcext:value-type="float">
            <text:p>0.993254549257477</text:p>
          </table:table-cell>
          <table:table-cell table:number-columns-repeated="3"/>
          <table:table-cell office:value-type="float" office:value="1.00034999930693" calcext:value-type="float">
            <text:p>1.00034999930693</text:p>
          </table:table-cell>
          <table:table-cell office:value-type="float" office:value="0.999898028464323" calcext:value-type="float">
            <text:p>0.999898028464323</text:p>
          </table:table-cell>
          <table:table-cell office:value-type="float" office:value="0.988552949027257" calcext:value-type="float">
            <text:p>0.988552949027257</text:p>
          </table:table-cell>
          <table:table-cell office:value-type="float" office:value="-0.0113450794370652" calcext:value-type="float">
            <text:p>-0.01134507943706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3/29/2019</text:p>
          </table:table-cell>
          <table:table-cell office:value-type="string" calcext:value-type="string">
            <text:p>$47.4875</text:p>
          </table:table-cell>
          <table:table-cell office:value-type="string" calcext:value-type="string">
            <text:p>$36.26</text:p>
          </table:table-cell>
          <table:table-cell office:value-type="float" office:value="2834.4" calcext:value-type="float">
            <text:p>2834.4</text:p>
          </table:table-cell>
          <table:table-cell/>
          <table:table-cell table:formula="of:=[.D864]/[.D863]" office:value-type="float" office:value="0.993310753598645" calcext:value-type="float">
            <text:p>0.993310753598645</text:p>
          </table:table-cell>
          <table:table-cell table:formula="of:=[.B864]/[.B863]" office:value-type="float" office:value="0.993524611739931" calcext:value-type="float">
            <text:p>0.993524611739931</text:p>
          </table:table-cell>
          <table:table-cell table:number-columns-repeated="3"/>
          <table:table-cell office:value-type="float" office:value="0.995361533638408" calcext:value-type="float">
            <text:p>0.995361533638408</text:p>
          </table:table-cell>
          <table:table-cell office:value-type="float" office:value="0.993866590930095" calcext:value-type="float">
            <text:p>0.993866590930095</text:p>
          </table:table-cell>
          <table:table-cell office:value-type="float" office:value="0.987381867275937" calcext:value-type="float">
            <text:p>0.987381867275937</text:p>
          </table:table-cell>
          <table:table-cell office:value-type="float" office:value="-0.00648472365415775" calcext:value-type="float">
            <text:p>-0.006484723654157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3/28/2019</text:p>
          </table:table-cell>
          <table:table-cell office:value-type="string" calcext:value-type="string">
            <text:p>$47.18</text:p>
          </table:table-cell>
          <table:table-cell office:value-type="string" calcext:value-type="string">
            <text:p>$36.63</text:p>
          </table:table-cell>
          <table:table-cell office:value-type="float" office:value="2815.44" calcext:value-type="float">
            <text:p>2815.44</text:p>
          </table:table-cell>
          <table:table-cell/>
          <table:table-cell table:formula="of:=[.D865]/[.D864]" office:value-type="float" office:value="0.996423294405137" calcext:value-type="float">
            <text:p>0.996423294405137</text:p>
          </table:table-cell>
          <table:table-cell table:formula="of:=[.B865]/[.B864]" office:value-type="float" office:value="0.998675286138194" calcext:value-type="float">
            <text:p>0.998675286138194</text:p>
          </table:table-cell>
          <table:table-cell table:number-columns-repeated="3"/>
          <table:table-cell office:value-type="float" office:value="0.989611393013009" calcext:value-type="float">
            <text:p>0.989611393013009</text:p>
          </table:table-cell>
          <table:table-cell office:value-type="float" office:value="0.986914229963888" calcext:value-type="float">
            <text:p>0.986914229963888</text:p>
          </table:table-cell>
          <table:table-cell office:value-type="float" office:value="0.974073100184065" calcext:value-type="float">
            <text:p>0.974073100184065</text:p>
          </table:table-cell>
          <table:table-cell office:value-type="float" office:value="-0.0128411297798229" calcext:value-type="float">
            <text:p>-0.01284112977982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3/27/2019</text:p>
          </table:table-cell>
          <table:table-cell office:value-type="string" calcext:value-type="string">
            <text:p>$47.1175</text:p>
          </table:table-cell>
          <table:table-cell office:value-type="string" calcext:value-type="string">
            <text:p>$36.66</text:p>
          </table:table-cell>
          <table:table-cell office:value-type="float" office:value="2805.37" calcext:value-type="float">
            <text:p>2805.37</text:p>
          </table:table-cell>
          <table:table-cell/>
          <table:table-cell table:formula="of:=[.D866]/[.D865]" office:value-type="float" office:value="1.00466605118041" calcext:value-type="float">
            <text:p>1.00466605118041</text:p>
          </table:table-cell>
          <table:table-cell table:formula="of:=[.B866]/[.B865]" office:value-type="float" office:value="0.991086114500982" calcext:value-type="float">
            <text:p>0.991086114500982</text:p>
          </table:table-cell>
          <table:table-cell table:number-columns-repeated="3"/>
          <table:table-cell office:value-type="float" office:value="0.993901860038192" calcext:value-type="float">
            <text:p>0.993901860038192</text:p>
          </table:table-cell>
          <table:table-cell office:value-type="float" office:value="0.992101733612221" calcext:value-type="float">
            <text:p>0.992101733612221</text:p>
          </table:table-cell>
          <table:table-cell office:value-type="float" office:value="0.985530720224598" calcext:value-type="float">
            <text:p>0.985530720224598</text:p>
          </table:table-cell>
          <table:table-cell office:value-type="float" office:value="-0.00657101338762356" calcext:value-type="float">
            <text:p>-0.006571013387623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3/26/2019</text:p>
          </table:table-cell>
          <table:table-cell office:value-type="string" calcext:value-type="string">
            <text:p>$46.6975</text:p>
          </table:table-cell>
          <table:table-cell office:value-type="string" calcext:value-type="string">
            <text:p>$36.59</text:p>
          </table:table-cell>
          <table:table-cell office:value-type="float" office:value="2818.46" calcext:value-type="float">
            <text:p>2818.46</text:p>
          </table:table-cell>
          <table:table-cell/>
          <table:table-cell table:formula="of:=[.D867]/[.D866]" office:value-type="float" office:value="0.99286844588889" calcext:value-type="float">
            <text:p>0.99286844588889</text:p>
          </table:table-cell>
          <table:table-cell table:formula="of:=[.B867]/[.B866]" office:value-type="float" office:value="1.01043953102414" calcext:value-type="float">
            <text:p>1.01043953102414</text:p>
          </table:table-cell>
          <table:table-cell table:number-columns-repeated="3"/>
          <table:table-cell office:value-type="float" office:value="0.991904180599048" calcext:value-type="float">
            <text:p>0.991904180599048</text:p>
          </table:table-cell>
          <table:table-cell office:value-type="float" office:value="0.989686385978051" calcext:value-type="float">
            <text:p>0.989686385978051</text:p>
          </table:table-cell>
          <table:table-cell office:value-type="float" office:value="0.984113071107702" calcext:value-type="float">
            <text:p>0.984113071107702</text:p>
          </table:table-cell>
          <table:table-cell office:value-type="float" office:value="-0.00557331487034873" calcext:value-type="float">
            <text:p>-0.005573314870348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3/25/2019</text:p>
          </table:table-cell>
          <table:table-cell office:value-type="string" calcext:value-type="string">
            <text:p>$47.185</text:p>
          </table:table-cell>
          <table:table-cell office:value-type="string" calcext:value-type="string">
            <text:p>$36.5</text:p>
          </table:table-cell>
          <table:table-cell office:value-type="float" office:value="2798.36" calcext:value-type="float">
            <text:p>2798.36</text:p>
          </table:table-cell>
          <table:table-cell/>
          <table:table-cell table:formula="of:=[.D868]/[.D867]" office:value-type="float" office:value="1.00083977758401" calcext:value-type="float">
            <text:p>1.00083977758401</text:p>
          </table:table-cell>
          <table:table-cell table:formula="of:=[.B868]/[.B867]" office:value-type="float" office:value="1.01223905902299" calcext:value-type="float">
            <text:p>1.01223905902299</text:p>
          </table:table-cell>
          <table:table-cell table:number-columns-repeated="3"/>
          <table:table-cell office:value-type="float" office:value="0.979017361866677" calcext:value-type="float">
            <text:p>0.979017361866677</text:p>
          </table:table-cell>
          <table:table-cell office:value-type="float" office:value="0.97410523390365" calcext:value-type="float">
            <text:p>0.97410523390365</text:p>
          </table:table-cell>
          <table:table-cell office:value-type="float" office:value="0.964707192162102" calcext:value-type="float">
            <text:p>0.964707192162102</text:p>
          </table:table-cell>
          <table:table-cell office:value-type="float" office:value="-0.00939804174154835" calcext:value-type="float">
            <text:p>-0.009398041741548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3/22/2019</text:p>
          </table:table-cell>
          <table:table-cell office:value-type="string" calcext:value-type="string">
            <text:p>$47.7625</text:p>
          </table:table-cell>
          <table:table-cell office:value-type="string" calcext:value-type="string">
            <text:p>$36.61</text:p>
          </table:table-cell>
          <table:table-cell office:value-type="float" office:value="2800.71" calcext:value-type="float">
            <text:p>2800.71</text:p>
          </table:table-cell>
          <table:table-cell/>
          <table:table-cell table:formula="of:=[.D869]/[.D868]" office:value-type="float" office:value="1.01934152411353" calcext:value-type="float">
            <text:p>1.01934152411353</text:p>
          </table:table-cell>
          <table:table-cell table:formula="of:=[.B869]/[.B868]" office:value-type="float" office:value="1.02114629678095" calcext:value-type="float">
            <text:p>1.02114629678095</text:p>
          </table:table-cell>
          <table:table-cell table:number-columns-repeated="3"/>
          <table:table-cell office:value-type="float" office:value="1.00277286888083" calcext:value-type="float">
            <text:p>1.00277286888083</text:p>
          </table:table-cell>
          <table:table-cell office:value-type="float" office:value="1.00282746357716" calcext:value-type="float">
            <text:p>1.00282746357716</text:p>
          </table:table-cell>
          <table:table-cell office:value-type="float" office:value="1.01021350259665" calcext:value-type="float">
            <text:p>1.01021350259665</text:p>
          </table:table-cell>
          <table:table-cell office:value-type="float" office:value="0.00738603901949353" calcext:value-type="float">
            <text:p>0.00738603901949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3/21/2019</text:p>
          </table:table-cell>
          <table:table-cell office:value-type="string" calcext:value-type="string">
            <text:p>$48.7725</text:p>
          </table:table-cell>
          <table:table-cell office:value-type="string" calcext:value-type="string">
            <text:p>$36.78</text:p>
          </table:table-cell>
          <table:table-cell office:value-type="float" office:value="2854.88" calcext:value-type="float">
            <text:p>2854.88</text:p>
          </table:table-cell>
          <table:table-cell/>
          <table:table-cell table:formula="of:=[.D870]/[.D869]" office:value-type="float" office:value="0.989263997085692" calcext:value-type="float">
            <text:p>0.989263997085692</text:p>
          </table:table-cell>
          <table:table-cell table:formula="of:=[.B870]/[.B869]" office:value-type="float" office:value="0.964477933261571" calcext:value-type="float">
            <text:p>0.964477933261571</text:p>
          </table:table-cell>
          <table:table-cell table:number-columns-repeated="3"/>
          <table:table-cell office:value-type="float" office:value="1.01337180148689" calcext:value-type="float">
            <text:p>1.01337180148689</text:p>
          </table:table-cell>
          <table:table-cell office:value-type="float" office:value="1.01564238587807" calcext:value-type="float">
            <text:p>1.01564238587807</text:p>
          </table:table-cell>
          <table:table-cell office:value-type="float" office:value="1.01844976295196" calcext:value-type="float">
            <text:p>1.01844976295196</text:p>
          </table:table-cell>
          <table:table-cell office:value-type="float" office:value="0.00280737707389234" calcext:value-type="float">
            <text:p>0.002807377073892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3/20/2019</text:p>
          </table:table-cell>
          <table:table-cell office:value-type="string" calcext:value-type="string">
            <text:p>$47.04</text:p>
          </table:table-cell>
          <table:table-cell office:value-type="string" calcext:value-type="string">
            <text:p>$37.03</text:p>
          </table:table-cell>
          <table:table-cell office:value-type="float" office:value="2824.23" calcext:value-type="float">
            <text:p>2824.23</text:p>
          </table:table-cell>
          <table:table-cell/>
          <table:table-cell table:formula="of:=[.D871]/[.D870]" office:value-type="float" office:value="1.00295301728259" calcext:value-type="float">
            <text:p>1.00295301728259</text:p>
          </table:table-cell>
          <table:table-cell table:formula="of:=[.B871]/[.B870]" office:value-type="float" office:value="0.991337159863945" calcext:value-type="float">
            <text:p>0.991337159863945</text:p>
          </table:table-cell>
          <table:table-cell table:number-columns-repeated="3"/>
          <table:table-cell office:value-type="float" office:value="0.997905954404308" calcext:value-type="float">
            <text:p>0.997905954404308</text:p>
          </table:table-cell>
          <table:table-cell office:value-type="float" office:value="0.996942990755226" calcext:value-type="float">
            <text:p>0.996942990755226</text:p>
          </table:table-cell>
          <table:table-cell office:value-type="float" office:value="0.994840157038699" calcext:value-type="float">
            <text:p>0.994840157038699</text:p>
          </table:table-cell>
          <table:table-cell office:value-type="float" office:value="-0.00210283371652753" calcext:value-type="float">
            <text:p>-0.002102833716527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3/19/2019</text:p>
          </table:table-cell>
          <table:table-cell office:value-type="string" calcext:value-type="string">
            <text:p>$46.6325</text:p>
          </table:table-cell>
          <table:table-cell office:value-type="string" calcext:value-type="string">
            <text:p>$37.05</text:p>
          </table:table-cell>
          <table:table-cell office:value-type="float" office:value="2832.57" calcext:value-type="float">
            <text:p>2832.57</text:p>
          </table:table-cell>
          <table:table-cell/>
          <table:table-cell table:formula="of:=[.D872]/[.D871]" office:value-type="float" office:value="1.00013062342678" calcext:value-type="float">
            <text:p>1.00013062342678</text:p>
          </table:table-cell>
          <table:table-cell table:formula="of:=[.B872]/[.B871]" office:value-type="float" office:value="1.00798799120785" calcext:value-type="float">
            <text:p>1.00798799120785</text:p>
          </table:table-cell>
          <table:table-cell table:number-columns-repeated="3"/>
          <table:table-cell office:value-type="float" office:value="1.0069600649654" calcext:value-type="float">
            <text:p>1.0069600649654</text:p>
          </table:table-cell>
          <table:table-cell office:value-type="float" office:value="1.00789010473894" calcext:value-type="float">
            <text:p>1.00789010473894</text:p>
          </table:table-cell>
          <table:table-cell office:value-type="float" office:value="1.00479197203743" calcext:value-type="float">
            <text:p>1.00479197203743</text:p>
          </table:table-cell>
          <table:table-cell office:value-type="float" office:value="-0.00309813270150938" calcext:value-type="float">
            <text:p>-0.003098132701509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3/18/2019</text:p>
          </table:table-cell>
          <table:table-cell office:value-type="string" calcext:value-type="string">
            <text:p>$47.005</text:p>
          </table:table-cell>
          <table:table-cell office:value-type="string" calcext:value-type="string">
            <text:p>$36.87</text:p>
          </table:table-cell>
          <table:table-cell office:value-type="float" office:value="2832.94" calcext:value-type="float">
            <text:p>2832.94</text:p>
          </table:table-cell>
          <table:table-cell/>
          <table:table-cell table:formula="of:=[.D873]/[.D872]" office:value-type="float" office:value="0.996307722719154" calcext:value-type="float">
            <text:p>0.996307722719154</text:p>
          </table:table-cell>
          <table:table-cell table:formula="of:=[.B873]/[.B872]" office:value-type="float" office:value="0.989894692054037" calcext:value-type="float">
            <text:p>0.989894692054037</text:p>
          </table:table-cell>
          <table:table-cell table:number-columns-repeated="3"/>
          <table:table-cell office:value-type="float" office:value="1.00844636185542" calcext:value-type="float">
            <text:p>1.00844636185542</text:p>
          </table:table-cell>
          <table:table-cell office:value-type="float" office:value="1.0096871516558" calcext:value-type="float">
            <text:p>1.0096871516558</text:p>
          </table:table-cell>
          <table:table-cell office:value-type="float" office:value="1.00415193850642" calcext:value-type="float">
            <text:p>1.00415193850642</text:p>
          </table:table-cell>
          <table:table-cell office:value-type="float" office:value="-0.00553521314937488" calcext:value-type="float">
            <text:p>-0.005535213149374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3/15/2019</text:p>
          </table:table-cell>
          <table:table-cell office:value-type="string" calcext:value-type="string">
            <text:p>$46.53</text:p>
          </table:table-cell>
          <table:table-cell office:value-type="string" calcext:value-type="string">
            <text:p>$36.52</text:p>
          </table:table-cell>
          <table:table-cell office:value-type="float" office:value="2822.48" calcext:value-type="float">
            <text:p>2822.48</text:p>
          </table:table-cell>
          <table:table-cell/>
          <table:table-cell table:formula="of:=[.D874]/[.D873]" office:value-type="float" office:value="0.995039823134265" calcext:value-type="float">
            <text:p>0.995039823134265</text:p>
          </table:table-cell>
          <table:table-cell table:formula="of:=[.B874]/[.B873]" office:value-type="float" office:value="0.987158822265205" calcext:value-type="float">
            <text:p>0.987158822265205</text:p>
          </table:table-cell>
          <table:table-cell table:number-columns-repeated="3"/>
          <table:table-cell office:value-type="float" office:value="0.99864829479912" calcext:value-type="float">
            <text:p>0.99864829479912</text:p>
          </table:table-cell>
          <table:table-cell office:value-type="float" office:value="0.997840537218999" calcext:value-type="float">
            <text:p>0.997840537218999</text:p>
          </table:table-cell>
          <table:table-cell office:value-type="float" office:value="1.0038553947589" calcext:value-type="float">
            <text:p>1.0038553947589</text:p>
          </table:table-cell>
          <table:table-cell office:value-type="float" office:value="0.00601485753989905" calcext:value-type="float">
            <text:p>0.006014857539899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3/14/2019</text:p>
          </table:table-cell>
          <table:table-cell office:value-type="string" calcext:value-type="string">
            <text:p>$45.9325</text:p>
          </table:table-cell>
          <table:table-cell office:value-type="string" calcext:value-type="string">
            <text:p>$37.05</text:p>
          </table:table-cell>
          <table:table-cell office:value-type="float" office:value="2808.48" calcext:value-type="float">
            <text:p>2808.48</text:p>
          </table:table-cell>
          <table:table-cell/>
          <table:table-cell table:formula="of:=[.D875]/[.D874]" office:value-type="float" office:value="1.00086879735658" calcext:value-type="float">
            <text:p>1.00086879735658</text:p>
          </table:table-cell>
          <table:table-cell table:formula="of:=[.B875]/[.B874]" office:value-type="float" office:value="0.989005606052359" calcext:value-type="float">
            <text:p>0.989005606052359</text:p>
          </table:table-cell>
          <table:table-cell table:number-columns-repeated="3"/>
          <table:table-cell office:value-type="float" office:value="1.01205779806111" calcext:value-type="float">
            <text:p>1.01205779806111</text:p>
          </table:table-cell>
          <table:table-cell office:value-type="float" office:value="1.01405365497183" calcext:value-type="float">
            <text:p>1.01405365497183</text:p>
          </table:table-cell>
          <table:table-cell office:value-type="float" office:value="1.01736613603473" calcext:value-type="float">
            <text:p>1.01736613603473</text:p>
          </table:table-cell>
          <table:table-cell office:value-type="float" office:value="0.00331248106290238" calcext:value-type="float">
            <text:p>0.003312481062902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3/13/2019</text:p>
          </table:table-cell>
          <table:table-cell office:value-type="string" calcext:value-type="string">
            <text:p>$45.4275</text:p>
          </table:table-cell>
          <table:table-cell office:value-type="string" calcext:value-type="string">
            <text:p>$36.97</text:p>
          </table:table-cell>
          <table:table-cell office:value-type="float" office:value="2810.92" calcext:value-type="float">
            <text:p>2810.92</text:p>
          </table:table-cell>
          <table:table-cell/>
          <table:table-cell table:formula="of:=[.D876]/[.D875]" office:value-type="float" office:value="0.993098345025828" calcext:value-type="float">
            <text:p>0.993098345025828</text:p>
          </table:table-cell>
          <table:table-cell table:formula="of:=[.B876]/[.B875]" office:value-type="float" office:value="0.995597380441363" calcext:value-type="float">
            <text:p>0.995597380441363</text:p>
          </table:table-cell>
          <table:table-cell table:number-columns-repeated="3"/>
          <table:table-cell office:value-type="float" office:value="1.0028323652876" calcext:value-type="float">
            <text:p>1.0028323652876</text:p>
          </table:table-cell>
          <table:table-cell office:value-type="float" office:value="1.00289939929542" calcext:value-type="float">
            <text:p>1.00289939929542</text:p>
          </table:table-cell>
          <table:table-cell office:value-type="float" office:value="1.02089944195207" calcext:value-type="float">
            <text:p>1.02089944195207</text:p>
          </table:table-cell>
          <table:table-cell office:value-type="float" office:value="0.0180000426566493" calcext:value-type="float">
            <text:p>0.01800004265664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3/12/2019</text:p>
          </table:table-cell>
          <table:table-cell office:value-type="string" calcext:value-type="string">
            <text:p>$45.2275</text:p>
          </table:table-cell>
          <table:table-cell office:value-type="string" calcext:value-type="string">
            <text:p>$36.77</text:p>
          </table:table-cell>
          <table:table-cell office:value-type="float" office:value="2791.52" calcext:value-type="float">
            <text:p>2791.52</text:p>
          </table:table-cell>
          <table:table-cell/>
          <table:table-cell table:formula="of:=[.D877]/[.D876]" office:value-type="float" office:value="0.997055367684989" calcext:value-type="float">
            <text:p>0.997055367684989</text:p>
          </table:table-cell>
          <table:table-cell table:formula="of:=[.B877]/[.B876]" office:value-type="float" office:value="0.988889503067824" calcext:value-type="float">
            <text:p>0.988889503067824</text:p>
          </table:table-cell>
          <table:table-cell table:number-columns-repeated="3"/>
          <table:table-cell office:value-type="float" office:value="0.991575779580779" calcext:value-type="float">
            <text:p>0.991575779580779</text:p>
          </table:table-cell>
          <table:table-cell office:value-type="float" office:value="0.989289323963499" calcext:value-type="float">
            <text:p>0.989289323963499</text:p>
          </table:table-cell>
          <table:table-cell office:value-type="float" office:value="0.981189710610932" calcext:value-type="float">
            <text:p>0.981189710610932</text:p>
          </table:table-cell>
          <table:table-cell office:value-type="float" office:value="-0.00809961335256648" calcext:value-type="float">
            <text:p>-0.008099613352566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3/11/2019</text:p>
          </table:table-cell>
          <table:table-cell office:value-type="string" calcext:value-type="string">
            <text:p>$44.725</text:p>
          </table:table-cell>
          <table:table-cell office:value-type="string" calcext:value-type="string">
            <text:p>$36.49</text:p>
          </table:table-cell>
          <table:table-cell office:value-type="float" office:value="2783.3" calcext:value-type="float">
            <text:p>2783.3</text:p>
          </table:table-cell>
          <table:table-cell/>
          <table:table-cell table:formula="of:=[.D878]/[.D877]" office:value-type="float" office:value="0.985545934681852" calcext:value-type="float">
            <text:p>0.985545934681852</text:p>
          </table:table-cell>
          <table:table-cell table:formula="of:=[.B878]/[.B877]" office:value-type="float" office:value="0.966517607602012" calcext:value-type="float">
            <text:p>0.966517607602012</text:p>
          </table:table-cell>
          <table:table-cell table:number-columns-repeated="3"/>
          <table:table-cell office:value-type="float" office:value="1.00679522433042" calcext:value-type="float">
            <text:p>1.00679522433042</text:p>
          </table:table-cell>
          <table:table-cell office:value-type="float" office:value="1.00769079977044" calcext:value-type="float">
            <text:p>1.00769079977044</text:p>
          </table:table-cell>
          <table:table-cell office:value-type="float" office:value="1.0322792069474" calcext:value-type="float">
            <text:p>1.0322792069474</text:p>
          </table:table-cell>
          <table:table-cell office:value-type="float" office:value="0.0245884071769631" calcext:value-type="float">
            <text:p>0.02458840717696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3/08/2019</text:p>
          </table:table-cell>
          <table:table-cell office:value-type="string" calcext:value-type="string">
            <text:p>$43.2275</text:p>
          </table:table-cell>
          <table:table-cell office:value-type="string" calcext:value-type="string">
            <text:p>$35.93</text:p>
          </table:table-cell>
          <table:table-cell office:value-type="float" office:value="2743.07" calcext:value-type="float">
            <text:p>2743.07</text:p>
          </table:table-cell>
          <table:table-cell/>
          <table:table-cell table:formula="of:=[.D879]/[.D878]" office:value-type="float" office:value="1.00213629254813" calcext:value-type="float">
            <text:p>1.00213629254813</text:p>
          </table:table-cell>
          <table:table-cell table:formula="of:=[.B879]/[.B878]" office:value-type="float" office:value="0.997628824243826" calcext:value-type="float">
            <text:p>0.997628824243826</text:p>
          </table:table-cell>
          <table:table-cell table:number-columns-repeated="3"/>
          <table:table-cell office:value-type="float" office:value="1.00587159428298" calcext:value-type="float">
            <text:p>1.00587159428298</text:p>
          </table:table-cell>
          <table:table-cell office:value-type="float" office:value="1.00657406021441" calcext:value-type="float">
            <text:p>1.00657406021441</text:p>
          </table:table-cell>
          <table:table-cell office:value-type="float" office:value="1.00571428571429" calcext:value-type="float">
            <text:p>1.00571428571429</text:p>
          </table:table-cell>
          <table:table-cell office:value-type="float" office:value="-0.000859774500129085" calcext:value-type="float">
            <text:p>-0.0008597745001290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3/07/2019</text:p>
          </table:table-cell>
          <table:table-cell office:value-type="string" calcext:value-type="string">
            <text:p>$43.125</text:p>
          </table:table-cell>
          <table:table-cell office:value-type="string" calcext:value-type="string">
            <text:p>$36.46</text:p>
          </table:table-cell>
          <table:table-cell office:value-type="float" office:value="2748.93" calcext:value-type="float">
            <text:p>2748.93</text:p>
          </table:table-cell>
          <table:table-cell/>
          <table:table-cell table:formula="of:=[.D880]/[.D879]" office:value-type="float" office:value="1.00819227845016" calcext:value-type="float">
            <text:p>1.00819227845016</text:p>
          </table:table-cell>
          <table:table-cell table:formula="of:=[.B880]/[.B879]" office:value-type="float" office:value="1.01171014492754" calcext:value-type="float">
            <text:p>1.01171014492754</text:p>
          </table:table-cell>
          <table:table-cell table:number-columns-repeated="3"/>
          <table:table-cell office:value-type="float" office:value="0.991183178505869" calcext:value-type="float">
            <text:p>0.991183178505869</text:p>
          </table:table-cell>
          <table:table-cell office:value-type="float" office:value="0.98881463915728" calcext:value-type="float">
            <text:p>0.98881463915728</text:p>
          </table:table-cell>
          <table:table-cell office:value-type="float" office:value="1.00441919191919" calcext:value-type="float">
            <text:p>1.00441919191919</text:p>
          </table:table-cell>
          <table:table-cell office:value-type="float" office:value="0.0156045527619115" calcext:value-type="float">
            <text:p>0.01560455276191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3/06/2019</text:p>
          </table:table-cell>
          <table:table-cell office:value-type="string" calcext:value-type="string">
            <text:p>$43.63</text:p>
          </table:table-cell>
          <table:table-cell office:value-type="string" calcext:value-type="string">
            <text:p>$36.07</text:p>
          </table:table-cell>
          <table:table-cell office:value-type="float" office:value="2771.45" calcext:value-type="float">
            <text:p>2771.45</text:p>
          </table:table-cell>
          <table:table-cell/>
          <table:table-cell table:formula="of:=[.D881]/[.D880]" office:value-type="float" office:value="1.00656695953382" calcext:value-type="float">
            <text:p>1.00656695953382</text:p>
          </table:table-cell>
          <table:table-cell table:formula="of:=[.B881]/[.B880]" office:value-type="float" office:value="1.00578730231492" calcext:value-type="float">
            <text:p>1.00578730231492</text:p>
          </table:table-cell>
          <table:table-cell table:number-columns-repeated="3"/>
          <table:table-cell office:value-type="float" office:value="0.994194937845498" calcext:value-type="float">
            <text:p>0.994194937845498</text:p>
          </table:table-cell>
          <table:table-cell office:value-type="float" office:value="0.992456087155954" calcext:value-type="float">
            <text:p>0.992456087155954</text:p>
          </table:table-cell>
          <table:table-cell office:value-type="float" office:value="0.988162581185837" calcext:value-type="float">
            <text:p>0.988162581185837</text:p>
          </table:table-cell>
          <table:table-cell office:value-type="float" office:value="-0.00429350597011657" calcext:value-type="float">
            <text:p>-0.004293505970116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3/05/2019</text:p>
          </table:table-cell>
          <table:table-cell office:value-type="string" calcext:value-type="string">
            <text:p>$43.8825</text:p>
          </table:table-cell>
          <table:table-cell office:value-type="string" calcext:value-type="string">
            <text:p>$35.62</text:p>
          </table:table-cell>
          <table:table-cell office:value-type="float" office:value="2789.65" calcext:value-type="float">
            <text:p>2789.65</text:p>
          </table:table-cell>
          <table:table-cell/>
          <table:table-cell table:formula="of:=[.D882]/[.D881]" office:value-type="float" office:value="1.00113275858979" calcext:value-type="float">
            <text:p>1.00113275858979</text:p>
          </table:table-cell>
          <table:table-cell table:formula="of:=[.B882]/[.B881]" office:value-type="float" office:value="1.00182305019085" calcext:value-type="float">
            <text:p>1.00182305019085</text:p>
          </table:table-cell>
          <table:table-cell table:number-columns-repeated="3"/>
          <table:table-cell office:value-type="float" office:value="0.992047727745809" calcext:value-type="float">
            <text:p>0.992047727745809</text:p>
          </table:table-cell>
          <table:table-cell office:value-type="float" office:value="0.989859945486412" calcext:value-type="float">
            <text:p>0.989859945486412</text:p>
          </table:table-cell>
          <table:table-cell office:value-type="float" office:value="0.984416410473868" calcext:value-type="float">
            <text:p>0.984416410473868</text:p>
          </table:table-cell>
          <table:table-cell office:value-type="float" office:value="-0.00544353501254424" calcext:value-type="float">
            <text:p>-0.005443535012544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3/04/2019</text:p>
          </table:table-cell>
          <table:table-cell office:value-type="string" calcext:value-type="string">
            <text:p>$43.9625</text:p>
          </table:table-cell>
          <table:table-cell office:value-type="string" calcext:value-type="string">
            <text:p>$35.06</text:p>
          </table:table-cell>
          <table:table-cell office:value-type="float" office:value="2792.81" calcext:value-type="float">
            <text:p>2792.81</text:p>
          </table:table-cell>
          <table:table-cell/>
          <table:table-cell table:formula="of:=[.D883]/[.D882]" office:value-type="float" office:value="1.00389571793283" calcext:value-type="float">
            <text:p>1.00389571793283</text:p>
          </table:table-cell>
          <table:table-cell table:formula="of:=[.B883]/[.B882]" office:value-type="float" office:value="0.994995735001422" calcext:value-type="float">
            <text:p>0.994995735001422</text:p>
          </table:table-cell>
          <table:table-cell table:number-columns-repeated="3"/>
          <table:table-cell office:value-type="float" office:value="1.02472731669672" calcext:value-type="float">
            <text:p>1.02472731669672</text:p>
          </table:table-cell>
          <table:table-cell office:value-type="float" office:value="1.02937207456556" calcext:value-type="float">
            <text:p>1.02937207456556</text:p>
          </table:table-cell>
          <table:table-cell office:value-type="float" office:value="1.06170579366789" calcext:value-type="float">
            <text:p>1.06170579366789</text:p>
          </table:table-cell>
          <table:table-cell office:value-type="float" office:value="0.0323337191023283" calcext:value-type="float">
            <text:p>0.03233371910232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3/01/2019</text:p>
          </table:table-cell>
          <table:table-cell office:value-type="string" calcext:value-type="string">
            <text:p>$43.7425</text:p>
          </table:table-cell>
          <table:table-cell office:value-type="string" calcext:value-type="string">
            <text:p>$37.25</text:p>
          </table:table-cell>
          <table:table-cell office:value-type="float" office:value="2803.69" calcext:value-type="float">
            <text:p>2803.69</text:p>
          </table:table-cell>
          <table:table-cell/>
          <table:table-cell table:formula="of:=[.D884]/[.D883]" office:value-type="float" office:value="0.993151881984099" calcext:value-type="float">
            <text:p>0.993151881984099</text:p>
          </table:table-cell>
          <table:table-cell table:formula="of:=[.B884]/[.B883]" office:value-type="float" office:value="0.989598216837172" calcext:value-type="float">
            <text:p>0.989598216837172</text:p>
          </table:table-cell>
          <table:table-cell table:number-columns-repeated="3"/>
          <table:table-cell office:value-type="float" office:value="0.996293468452835" calcext:value-type="float">
            <text:p>0.996293468452835</text:p>
          </table:table-cell>
          <table:table-cell office:value-type="float" office:value="0.994993371586251" calcext:value-type="float">
            <text:p>0.994993371586251</text:p>
          </table:table-cell>
          <table:table-cell office:value-type="float" office:value="1.01795313926362" calcext:value-type="float">
            <text:p>1.01795313926362</text:p>
          </table:table-cell>
          <table:table-cell office:value-type="float" office:value="0.0229597676773658" calcext:value-type="float">
            <text:p>0.02295976767736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2/28/2019</text:p>
          </table:table-cell>
          <table:table-cell office:value-type="string" calcext:value-type="string">
            <text:p>$43.2875</text:p>
          </table:table-cell>
          <table:table-cell office:value-type="string" calcext:value-type="string">
            <text:p>$36.99</text:p>
          </table:table-cell>
          <table:table-cell office:value-type="float" office:value="2784.49" calcext:value-type="float">
            <text:p>2784.49</text:p>
          </table:table-cell>
          <table:table-cell/>
          <table:table-cell table:formula="of:=[.D885]/[.D884]" office:value-type="float" office:value="1.00283355300252" calcext:value-type="float">
            <text:p>1.00283355300252</text:p>
          </table:table-cell>
          <table:table-cell table:formula="of:=[.B885]/[.B884]" office:value-type="float" office:value="1.00993358359804" calcext:value-type="float">
            <text:p>1.00993358359804</text:p>
          </table:table-cell>
          <table:table-cell table:number-columns-repeated="3"/>
          <table:table-cell office:value-type="float" office:value="1.00303059859547" calcext:value-type="float">
            <text:p>1.00303059859547</text:p>
          </table:table-cell>
          <table:table-cell office:value-type="float" office:value="1.00313907856619" calcext:value-type="float">
            <text:p>1.00313907856619</text:p>
          </table:table-cell>
          <table:table-cell office:value-type="float" office:value="1.01086090075727" calcext:value-type="float">
            <text:p>1.01086090075727</text:p>
          </table:table-cell>
          <table:table-cell office:value-type="float" office:value="0.00772182219108331" calcext:value-type="float">
            <text:p>0.007721822191083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2/27/2019</text:p>
          </table:table-cell>
          <table:table-cell office:value-type="string" calcext:value-type="string">
            <text:p>$43.7175</text:p>
          </table:table-cell>
          <table:table-cell office:value-type="string" calcext:value-type="string">
            <text:p>$37.26</text:p>
          </table:table-cell>
          <table:table-cell office:value-type="float" office:value="2792.38" calcext:value-type="float">
            <text:p>2792.38</text:p>
          </table:table-cell>
          <table:table-cell/>
          <table:table-cell table:formula="of:=[.D886]/[.D885]" office:value-type="float" office:value="1.00054433852126" calcext:value-type="float">
            <text:p>1.00054433852126</text:p>
          </table:table-cell>
          <table:table-cell table:formula="of:=[.B886]/[.B885]" office:value-type="float" office:value="0.996911991765311" calcext:value-type="float">
            <text:p>0.996911991765311</text:p>
          </table:table-cell>
          <table:table-cell table:number-columns-repeated="3"/>
          <table:table-cell office:value-type="float" office:value="1.00160796271471" calcext:value-type="float">
            <text:p>1.00160796271471</text:p>
          </table:table-cell>
          <table:table-cell office:value-type="float" office:value="1.00141900269138" calcext:value-type="float">
            <text:p>1.00141900269138</text:p>
          </table:table-cell>
          <table:table-cell office:value-type="float" office:value="0.99980285855101" calcext:value-type="float">
            <text:p>0.99980285855101</text:p>
          </table:table-cell>
          <table:table-cell office:value-type="float" office:value="-0.00161614414036748" calcext:value-type="float">
            <text:p>-0.001616144140367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2/26/2019</text:p>
          </table:table-cell>
          <table:table-cell office:value-type="string" calcext:value-type="string">
            <text:p>$43.5825</text:p>
          </table:table-cell>
          <table:table-cell office:value-type="string" calcext:value-type="string">
            <text:p>$37.24</text:p>
          </table:table-cell>
          <table:table-cell office:value-type="float" office:value="2793.9" calcext:value-type="float">
            <text:p>2793.9</text:p>
          </table:table-cell>
          <table:table-cell/>
          <table:table-cell table:formula="of:=[.D887]/[.D886]" office:value-type="float" office:value="1.00079100898386" calcext:value-type="float">
            <text:p>1.00079100898386</text:p>
          </table:table-cell>
          <table:table-cell table:formula="of:=[.B887]/[.B886]" office:value-type="float" office:value="0.999426375265301" calcext:value-type="float">
            <text:p>0.999426375265301</text:p>
          </table:table-cell>
          <table:table-cell table:number-columns-repeated="3"/>
          <table:table-cell office:value-type="float" office:value="1.01678889062256" calcext:value-type="float">
            <text:p>1.01678889062256</text:p>
          </table:table-cell>
          <table:table-cell office:value-type="float" office:value="1.01977390868292" calcext:value-type="float">
            <text:p>1.01977390868292</text:p>
          </table:table-cell>
          <table:table-cell office:value-type="float" office:value="1.02770383515725" calcext:value-type="float">
            <text:p>1.02770383515725</text:p>
          </table:table-cell>
          <table:table-cell office:value-type="float" office:value="0.00792992647433244" calcext:value-type="float">
            <text:p>0.007929926474332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2/25/2019</text:p>
          </table:table-cell>
          <table:table-cell office:value-type="string" calcext:value-type="string">
            <text:p>$43.5575</text:p>
          </table:table-cell>
          <table:table-cell office:value-type="string" calcext:value-type="string">
            <text:p>$36.87</text:p>
          </table:table-cell>
          <table:table-cell office:value-type="float" office:value="2796.11" calcext:value-type="float">
            <text:p>2796.11</text:p>
          </table:table-cell>
          <table:table-cell/>
          <table:table-cell table:formula="of:=[.D888]/[.D887]" office:value-type="float" office:value="0.998769719360111" calcext:value-type="float">
            <text:p>0.998769719360111</text:p>
          </table:table-cell>
          <table:table-cell table:formula="of:=[.B888]/[.B887]" office:value-type="float" office:value="0.992768179991965" calcext:value-type="float">
            <text:p>0.992768179991965</text:p>
          </table:table-cell>
          <table:table-cell table:number-columns-repeated="3"/>
          <table:table-cell office:value-type="float" office:value="1.00449109453805" calcext:value-type="float">
            <text:p>1.00449109453805</text:p>
          </table:table-cell>
          <table:table-cell office:value-type="float" office:value="1.00490493015904" calcext:value-type="float">
            <text:p>1.00490493015904</text:p>
          </table:table-cell>
          <table:table-cell office:value-type="float" office:value="1.01568495778972" calcext:value-type="float">
            <text:p>1.01568495778972</text:p>
          </table:table-cell>
          <table:table-cell office:value-type="float" office:value="0.0107800276306744" calcext:value-type="float">
            <text:p>0.01078002763067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2/22/2019</text:p>
          </table:table-cell>
          <table:table-cell office:value-type="string" calcext:value-type="string">
            <text:p>$43.2425</text:p>
          </table:table-cell>
          <table:table-cell office:value-type="string" calcext:value-type="string">
            <text:p>$37.01</text:p>
          </table:table-cell>
          <table:table-cell office:value-type="float" office:value="2792.67" calcext:value-type="float">
            <text:p>2792.67</text:p>
          </table:table-cell>
          <table:table-cell/>
          <table:table-cell table:formula="of:=[.D889]/[.D888]" office:value-type="float" office:value="0.993629752172652" calcext:value-type="float">
            <text:p>0.993629752172652</text:p>
          </table:table-cell>
          <table:table-cell table:formula="of:=[.B889]/[.B888]" office:value-type="float" office:value="0.98895762270914" calcext:value-type="float">
            <text:p>0.98895762270914</text:p>
          </table:table-cell>
          <table:table-cell table:number-columns-repeated="3"/>
          <table:table-cell office:value-type="float" office:value="0.990453687483874" calcext:value-type="float">
            <text:p>0.990453687483874</text:p>
          </table:table-cell>
          <table:table-cell office:value-type="float" office:value="0.987932628570599" calcext:value-type="float">
            <text:p>0.987932628570599</text:p>
          </table:table-cell>
          <table:table-cell office:value-type="float" office:value="0.987721369539551" calcext:value-type="float">
            <text:p>0.987721369539551</text:p>
          </table:table-cell>
          <table:table-cell office:value-type="float" office:value="-0.000211259031047351" calcext:value-type="float">
            <text:p>-0.0002112590310473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2/21/2019</text:p>
          </table:table-cell>
          <table:table-cell office:value-type="string" calcext:value-type="string">
            <text:p>$42.765</text:p>
          </table:table-cell>
          <table:table-cell office:value-type="string" calcext:value-type="string">
            <text:p>$36.97</text:p>
          </table:table-cell>
          <table:table-cell office:value-type="float" office:value="2774.88" calcext:value-type="float">
            <text:p>2774.88</text:p>
          </table:table-cell>
          <table:table-cell/>
          <table:table-cell table:formula="of:=[.D890]/[.D889]" office:value-type="float" office:value="1.0035388917719" calcext:value-type="float">
            <text:p>1.0035388917719</text:p>
          </table:table-cell>
          <table:table-cell table:formula="of:=[.B890]/[.B889]" office:value-type="float" office:value="1.005670524962" calcext:value-type="float">
            <text:p>1.005670524962</text:p>
          </table:table-cell>
          <table:table-cell table:number-columns-repeated="3"/>
          <table:table-cell office:value-type="float" office:value="1.00212852011297" calcext:value-type="float">
            <text:p>1.00212852011297</text:p>
          </table:table-cell>
          <table:table-cell office:value-type="float" office:value="1.00204839650487" calcext:value-type="float">
            <text:p>1.00204839650487</text:p>
          </table:table-cell>
          <table:table-cell office:value-type="float" office:value="1.00655032273488" calcext:value-type="float">
            <text:p>1.00655032273488</text:p>
          </table:table-cell>
          <table:table-cell office:value-type="float" office:value="0.00450192623001078" calcext:value-type="float">
            <text:p>0.004501926230010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2/20/2019</text:p>
          </table:table-cell>
          <table:table-cell office:value-type="string" calcext:value-type="string">
            <text:p>$43.0075</text:p>
          </table:table-cell>
          <table:table-cell office:value-type="string" calcext:value-type="string">
            <text:p>$36.71</text:p>
          </table:table-cell>
          <table:table-cell office:value-type="float" office:value="2784.7" calcext:value-type="float">
            <text:p>2784.7</text:p>
          </table:table-cell>
          <table:table-cell/>
          <table:table-cell table:formula="of:=[.D891]/[.D890]" office:value-type="float" office:value="0.998226020756276" calcext:value-type="float">
            <text:p>0.998226020756276</text:p>
          </table:table-cell>
          <table:table-cell table:formula="of:=[.B891]/[.B890]" office:value-type="float" office:value="0.993605766436087" calcext:value-type="float">
            <text:p>0.993605766436087</text:p>
          </table:table-cell>
          <table:table-cell table:number-columns-repeated="3"/>
          <table:table-cell office:value-type="float" office:value="1.00755883751236" calcext:value-type="float">
            <text:p>1.00755883751236</text:p>
          </table:table-cell>
          <table:table-cell office:value-type="float" office:value="1.00861406666515" calcext:value-type="float">
            <text:p>1.00861406666515</text:p>
          </table:table-cell>
          <table:table-cell office:value-type="float" office:value="0.95321109633289" calcext:value-type="float">
            <text:p>0.95321109633289</text:p>
          </table:table-cell>
          <table:table-cell office:value-type="float" office:value="-0.0554029703322576" calcext:value-type="float">
            <text:p>-0.05540297033225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2/19/2019</text:p>
          </table:table-cell>
          <table:table-cell office:value-type="string" calcext:value-type="string">
            <text:p>$42.7325</text:p>
          </table:table-cell>
          <table:table-cell office:value-type="string" calcext:value-type="string">
            <text:p>$36.29</text:p>
          </table:table-cell>
          <table:table-cell office:value-type="float" office:value="2779.76" calcext:value-type="float">
            <text:p>2779.76</text:p>
          </table:table-cell>
          <table:table-cell/>
          <table:table-cell table:formula="of:=[.D892]/[.D891]" office:value-type="float" office:value="0.998503467925288" calcext:value-type="float">
            <text:p>0.998503467925288</text:p>
          </table:table-cell>
          <table:table-cell table:formula="of:=[.B892]/[.B891]" office:value-type="float" office:value="0.997016322471187" calcext:value-type="float">
            <text:p>0.997016322471187</text:p>
          </table:table-cell>
          <table:table-cell table:number-columns-repeated="3"/>
          <table:table-cell office:value-type="float" office:value="0.999049503874969" calcext:value-type="float">
            <text:p>0.999049503874969</text:p>
          </table:table-cell>
          <table:table-cell office:value-type="float" office:value="0.998325629758459" calcext:value-type="float">
            <text:p>0.998325629758459</text:p>
          </table:table-cell>
          <table:table-cell office:value-type="float" office:value="1.01963422534509" calcext:value-type="float">
            <text:p>1.01963422534509</text:p>
          </table:table-cell>
          <table:table-cell office:value-type="float" office:value="0.0213085955866352" calcext:value-type="float">
            <text:p>0.02130859558663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2/15/2019</text:p>
          </table:table-cell>
          <table:table-cell office:value-type="string" calcext:value-type="string">
            <text:p>$42.605</text:p>
          </table:table-cell>
          <table:table-cell office:value-type="string" calcext:value-type="string">
            <text:p>$35.82</text:p>
          </table:table-cell>
          <table:table-cell office:value-type="float" office:value="2775.6" calcext:value-type="float">
            <text:p>2775.6</text:p>
          </table:table-cell>
          <table:table-cell/>
          <table:table-cell table:formula="of:=[.D893]/[.D892]" office:value-type="float" office:value="0.989238362876495" calcext:value-type="float">
            <text:p>0.989238362876495</text:p>
          </table:table-cell>
          <table:table-cell table:formula="of:=[.B893]/[.B892]" office:value-type="float" office:value="1.00222978523647" calcext:value-type="float">
            <text:p>1.00222978523647</text:p>
          </table:table-cell>
          <table:table-cell table:number-columns-repeated="3"/>
          <table:table-cell office:value-type="float" office:value="0.998929674519118" calcext:value-type="float">
            <text:p>0.998929674519118</text:p>
          </table:table-cell>
          <table:table-cell office:value-type="float" office:value="0.998180746878109" calcext:value-type="float">
            <text:p>0.998180746878109</text:p>
          </table:table-cell>
          <table:table-cell office:value-type="float" office:value="0.998484922535555" calcext:value-type="float">
            <text:p>0.998484922535555</text:p>
          </table:table-cell>
          <table:table-cell office:value-type="float" office:value="0.000304175657446448" calcext:value-type="float">
            <text:p>0.0003041756574464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2/14/2019</text:p>
          </table:table-cell>
          <table:table-cell office:value-type="string" calcext:value-type="string">
            <text:p>$42.7</text:p>
          </table:table-cell>
          <table:table-cell office:value-type="string" calcext:value-type="string">
            <text:p>$35.7</text:p>
          </table:table-cell>
          <table:table-cell office:value-type="float" office:value="2745.73" calcext:value-type="float">
            <text:p>2745.73</text:p>
          </table:table-cell>
          <table:table-cell/>
          <table:table-cell table:formula="of:=[.D894]/[.D893]" office:value-type="float" office:value="1.00265867364963" calcext:value-type="float">
            <text:p>1.00265867364963</text:p>
          </table:table-cell>
          <table:table-cell table:formula="of:=[.B894]/[.B893]" office:value-type="float" office:value="0.996370023419204" calcext:value-type="float">
            <text:p>0.996370023419204</text:p>
          </table:table-cell>
          <table:table-cell table:number-columns-repeated="3"/>
          <table:table-cell office:value-type="float" office:value="0.995336544348749" calcext:value-type="float">
            <text:p>0.995336544348749</text:p>
          </table:table-cell>
          <table:table-cell office:value-type="float" office:value="0.993836376962591" calcext:value-type="float">
            <text:p>0.993836376962591</text:p>
          </table:table-cell>
          <table:table-cell office:value-type="float" office:value="1.00479686735193" calcext:value-type="float">
            <text:p>1.00479686735193</text:p>
          </table:table-cell>
          <table:table-cell office:value-type="float" office:value="0.0109604903893419" calcext:value-type="float">
            <text:p>0.01096049038934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2/13/2019</text:p>
          </table:table-cell>
          <table:table-cell office:value-type="string" calcext:value-type="string">
            <text:p>$42.545</text:p>
          </table:table-cell>
          <table:table-cell office:value-type="string" calcext:value-type="string">
            <text:p>$35.91</text:p>
          </table:table-cell>
          <table:table-cell office:value-type="float" office:value="2753.03" calcext:value-type="float">
            <text:p>2753.03</text:p>
          </table:table-cell>
          <table:table-cell/>
          <table:table-cell table:formula="of:=[.D895]/[.D894]" office:value-type="float" office:value="0.996985140009371" calcext:value-type="float">
            <text:p>0.996985140009371</text:p>
          </table:table-cell>
          <table:table-cell table:formula="of:=[.B895]/[.B894]" office:value-type="float" office:value="1.00417205312023" calcext:value-type="float">
            <text:p>1.00417205312023</text:p>
          </table:table-cell>
          <table:table-cell table:number-columns-repeated="3"/>
          <table:table-cell office:value-type="float" office:value="1.00036908313598" calcext:value-type="float">
            <text:p>1.00036908313598</text:p>
          </table:table-cell>
          <table:table-cell office:value-type="float" office:value="0.999921102277082" calcext:value-type="float">
            <text:p>0.999921102277082</text:p>
          </table:table-cell>
          <table:table-cell office:value-type="float" office:value="1.00915822291504" calcext:value-type="float">
            <text:p>1.00915822291504</text:p>
          </table:table-cell>
          <table:table-cell office:value-type="float" office:value="0.00923712063796067" calcext:value-type="float">
            <text:p>0.009237120637960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2/12/2019</text:p>
          </table:table-cell>
          <table:table-cell office:value-type="string" calcext:value-type="string">
            <text:p>$42.7225</text:p>
          </table:table-cell>
          <table:table-cell office:value-type="string" calcext:value-type="string">
            <text:p>$35.67</text:p>
          </table:table-cell>
          <table:table-cell office:value-type="float" office:value="2744.73" calcext:value-type="float">
            <text:p>2744.73</text:p>
          </table:table-cell>
          <table:table-cell/>
          <table:table-cell table:formula="of:=[.D896]/[.D895]" office:value-type="float" office:value="0.987273793779352" calcext:value-type="float">
            <text:p>0.987273793779352</text:p>
          </table:table-cell>
          <table:table-cell table:formula="of:=[.B896]/[.B895]" office:value-type="float" office:value="0.991456492480543" calcext:value-type="float">
            <text:p>0.991456492480543</text:p>
          </table:table-cell>
          <table:table-cell table:number-columns-repeated="3"/>
          <table:table-cell office:value-type="float" office:value="1.00219660090529" calcext:value-type="float">
            <text:p>1.00219660090529</text:p>
          </table:table-cell>
          <table:table-cell office:value-type="float" office:value="1.00213071140356" calcext:value-type="float">
            <text:p>1.00213071140356</text:p>
          </table:table-cell>
          <table:table-cell office:value-type="float" office:value="1.00154469974899" calcext:value-type="float">
            <text:p>1.00154469974899</text:p>
          </table:table-cell>
          <table:table-cell office:value-type="float" office:value="-0.00058601165457195" calcext:value-type="float">
            <text:p>-0.000586011654571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2/11/2019</text:p>
          </table:table-cell>
          <table:table-cell office:value-type="string" calcext:value-type="string">
            <text:p>$42.3575</text:p>
          </table:table-cell>
          <table:table-cell office:value-type="string" calcext:value-type="string">
            <text:p>$36.3</text:p>
          </table:table-cell>
          <table:table-cell office:value-type="float" office:value="2709.8" calcext:value-type="float">
            <text:p>2709.8</text:p>
          </table:table-cell>
          <table:table-cell/>
          <table:table-cell table:formula="of:=[.D897]/[.D896]" office:value-type="float" office:value="0.9992914606244" calcext:value-type="float">
            <text:p>0.9992914606244</text:p>
          </table:table-cell>
          <table:table-cell table:formula="of:=[.B897]/[.B896]" office:value-type="float" office:value="1.00578409962817" calcext:value-type="float">
            <text:p>1.00578409962817</text:p>
          </table:table-cell>
          <table:table-cell table:number-columns-repeated="3"/>
          <table:table-cell office:value-type="float" office:value="0.991236262987102" calcext:value-type="float">
            <text:p>0.991236262987102</text:p>
          </table:table-cell>
          <table:table-cell office:value-type="float" office:value="0.98887882236588" calcext:value-type="float">
            <text:p>0.98887882236588</text:p>
          </table:table-cell>
          <table:table-cell office:value-type="float" office:value="0.985781762097552" calcext:value-type="float">
            <text:p>0.985781762097552</text:p>
          </table:table-cell>
          <table:table-cell office:value-type="float" office:value="-0.00309706026832812" calcext:value-type="float">
            <text:p>-0.003097060268328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2/08/2019</text:p>
          </table:table-cell>
          <table:table-cell office:value-type="string" calcext:value-type="string">
            <text:p>$42.6025</text:p>
          </table:table-cell>
          <table:table-cell office:value-type="string" calcext:value-type="string">
            <text:p>$36.1</text:p>
          </table:table-cell>
          <table:table-cell office:value-type="float" office:value="2707.88" calcext:value-type="float">
            <text:p>2707.88</text:p>
          </table:table-cell>
          <table:table-cell/>
          <table:table-cell table:formula="of:=[.D898]/[.D897]" office:value-type="float" office:value="0.999324194572876" calcext:value-type="float">
            <text:p>0.999324194572876</text:p>
          </table:table-cell>
          <table:table-cell table:formula="of:=[.B898]/[.B897]" office:value-type="float" office:value="1.00311014611819" calcext:value-type="float">
            <text:p>1.00311014611819</text:p>
          </table:table-cell>
          <table:table-cell table:number-columns-repeated="3"/>
          <table:table-cell office:value-type="float" office:value="0.998988985443454" calcext:value-type="float">
            <text:p>0.998988985443454</text:p>
          </table:table-cell>
          <table:table-cell office:value-type="float" office:value="0.998252458333895" calcext:value-type="float">
            <text:p>0.998252458333895</text:p>
          </table:table-cell>
          <table:table-cell office:value-type="float" office:value="0.996724196939324" calcext:value-type="float">
            <text:p>0.996724196939324</text:p>
          </table:table-cell>
          <table:table-cell office:value-type="float" office:value="-0.00152826139457063" calcext:value-type="float">
            <text:p>-0.001528261394570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2/07/2019</text:p>
          </table:table-cell>
          <table:table-cell office:value-type="string" calcext:value-type="string">
            <text:p>$42.735</text:p>
          </table:table-cell>
          <table:table-cell office:value-type="string" calcext:value-type="string">
            <text:p>$37.05</text:p>
          </table:table-cell>
          <table:table-cell office:value-type="float" office:value="2706.05" calcext:value-type="float">
            <text:p>2706.05</text:p>
          </table:table-cell>
          <table:table-cell/>
          <table:table-cell table:formula="of:=[.D899]/[.D898]" office:value-type="float" office:value="1.00944550174609" calcext:value-type="float">
            <text:p>1.00944550174609</text:p>
          </table:table-cell>
          <table:table-cell table:formula="of:=[.B899]/[.B898]" office:value-type="float" office:value="1.01930501930502" calcext:value-type="float">
            <text:p>1.01930501930502</text:p>
          </table:table-cell>
          <table:table-cell table:number-columns-repeated="3"/>
          <table:table-cell office:value-type="float" office:value="0.998423424198717" calcext:value-type="float">
            <text:p>0.998423424198717</text:p>
          </table:table-cell>
          <table:table-cell office:value-type="float" office:value="0.997568651418889" calcext:value-type="float">
            <text:p>0.997568651418889</text:p>
          </table:table-cell>
          <table:table-cell office:value-type="float" office:value="0.996419111154714" calcext:value-type="float">
            <text:p>0.996419111154714</text:p>
          </table:table-cell>
          <table:table-cell office:value-type="float" office:value="-0.00114954026417469" calcext:value-type="float">
            <text:p>-0.001149540264174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2/06/2019</text:p>
          </table:table-cell>
          <table:table-cell office:value-type="string" calcext:value-type="string">
            <text:p>$43.56</text:p>
          </table:table-cell>
          <table:table-cell office:value-type="string" calcext:value-type="string">
            <text:p>$37.44</text:p>
          </table:table-cell>
          <table:table-cell office:value-type="float" office:value="2731.61" calcext:value-type="float">
            <text:p>2731.61</text:p>
          </table:table-cell>
          <table:table-cell/>
          <table:table-cell table:formula="of:=[.D900]/[.D899]" office:value-type="float" office:value="1.00222945442431" calcext:value-type="float">
            <text:p>1.00222945442431</text:p>
          </table:table-cell>
          <table:table-cell table:formula="of:=[.B900]/[.B899]" office:value-type="float" office:value="0.99965564738292" calcext:value-type="float">
            <text:p>0.99965564738292</text:p>
          </table:table-cell>
          <table:table-cell table:number-columns-repeated="3"/>
          <table:table-cell office:value-type="float" office:value="1.00227895671361" calcext:value-type="float">
            <text:p>1.00227895671361</text:p>
          </table:table-cell>
          <table:table-cell office:value-type="float" office:value="1.00223028589129" calcext:value-type="float">
            <text:p>1.00223028589129</text:p>
          </table:table-cell>
          <table:table-cell office:value-type="float" office:value="0.980898931718604" calcext:value-type="float">
            <text:p>0.980898931718604</text:p>
          </table:table-cell>
          <table:table-cell office:value-type="float" office:value="-0.0213313541726849" calcext:value-type="float">
            <text:p>-0.02133135417268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2/05/2019</text:p>
          </table:table-cell>
          <table:table-cell office:value-type="string" calcext:value-type="string">
            <text:p>$43.545</text:p>
          </table:table-cell>
          <table:table-cell office:value-type="string" calcext:value-type="string">
            <text:p>$37.63</text:p>
          </table:table-cell>
          <table:table-cell office:value-type="float" office:value="2737.7" calcext:value-type="float">
            <text:p>2737.7</text:p>
          </table:table-cell>
          <table:table-cell/>
          <table:table-cell table:formula="of:=[.D901]/[.D900]" office:value-type="float" office:value="0.995313584395661" calcext:value-type="float">
            <text:p>0.995313584395661</text:p>
          </table:table-cell>
          <table:table-cell table:formula="of:=[.B901]/[.B900]" office:value-type="float" office:value="0.98317832127684" calcext:value-type="float">
            <text:p>0.98317832127684</text:p>
          </table:table-cell>
          <table:table-cell table:number-columns-repeated="3"/>
          <table:table-cell office:value-type="float" office:value="0.999490894580779" calcext:value-type="float">
            <text:p>0.999490894580779</text:p>
          </table:table-cell>
          <table:table-cell office:value-type="float" office:value="0.998859304969873" calcext:value-type="float">
            <text:p>0.998859304969873</text:p>
          </table:table-cell>
          <table:table-cell office:value-type="float" office:value="0.999899623588457" calcext:value-type="float">
            <text:p>0.999899623588457</text:p>
          </table:table-cell>
          <table:table-cell office:value-type="float" office:value="0.00104031861858378" calcext:value-type="float">
            <text:p>0.001040318618583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2/04/2019</text:p>
          </table:table-cell>
          <table:table-cell office:value-type="string" calcext:value-type="string">
            <text:p>$42.8125</text:p>
          </table:table-cell>
          <table:table-cell office:value-type="string" calcext:value-type="string">
            <text:p>$37.44</text:p>
          </table:table-cell>
          <table:table-cell office:value-type="float" office:value="2724.87" calcext:value-type="float">
            <text:p>2724.87</text:p>
          </table:table-cell>
          <table:table-cell/>
          <table:table-cell table:formula="of:=[.D902]/[.D901]" office:value-type="float" office:value="0.993269403677974" calcext:value-type="float">
            <text:p>0.993269403677974</text:p>
          </table:table-cell>
          <table:table-cell table:formula="of:=[.B902]/[.B901]" office:value-type="float" office:value="0.972379562043796" calcext:value-type="float">
            <text:p>0.972379562043796</text:p>
          </table:table-cell>
          <table:table-cell table:number-columns-repeated="3"/>
          <table:table-cell office:value-type="float" office:value="1.00062982261717" calcext:value-type="float">
            <text:p>1.00062982261717</text:p>
          </table:table-cell>
          <table:table-cell office:value-type="float" office:value="1.00023635630468" calcext:value-type="float">
            <text:p>1.00023635630468</text:p>
          </table:table-cell>
          <table:table-cell office:value-type="float" office:value="0.998193043216383" calcext:value-type="float">
            <text:p>0.998193043216383</text:p>
          </table:table-cell>
          <table:table-cell office:value-type="float" office:value="-0.00204331308829631" calcext:value-type="float">
            <text:p>-0.002043313088296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2/01/2019</text:p>
          </table:table-cell>
          <table:table-cell office:value-type="string" calcext:value-type="string">
            <text:p>$41.63</text:p>
          </table:table-cell>
          <table:table-cell office:value-type="string" calcext:value-type="string">
            <text:p>$37</text:p>
          </table:table-cell>
          <table:table-cell office:value-type="float" office:value="2706.53" calcext:value-type="float">
            <text:p>2706.53</text:p>
          </table:table-cell>
          <table:table-cell/>
          <table:table-cell table:formula="of:=[.D903]/[.D902]" office:value-type="float" office:value="0.999102171415059" calcext:value-type="float">
            <text:p>0.999102171415059</text:p>
          </table:table-cell>
          <table:table-cell table:formula="of:=[.B903]/[.B902]" office:value-type="float" office:value="0.99951957722796" calcext:value-type="float">
            <text:p>0.99951957722796</text:p>
          </table:table-cell>
          <table:table-cell table:number-columns-repeated="3"/>
          <table:table-cell office:value-type="float" office:value="0.993434018593869" calcext:value-type="float">
            <text:p>0.993434018593869</text:p>
          </table:table-cell>
          <table:table-cell office:value-type="float" office:value="0.991536077429567" calcext:value-type="float">
            <text:p>0.991536077429567</text:p>
          </table:table-cell>
          <table:table-cell office:value-type="float" office:value="1.00040227284155" calcext:value-type="float">
            <text:p>1.00040227284155</text:p>
          </table:table-cell>
          <table:table-cell office:value-type="float" office:value="0.00886619541198797" calcext:value-type="float">
            <text:p>0.008866195411987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1/31/2019</text:p>
          </table:table-cell>
          <table:table-cell office:value-type="string" calcext:value-type="string">
            <text:p>$41.61</text:p>
          </table:table-cell>
          <table:table-cell office:value-type="string" calcext:value-type="string">
            <text:p>$36.62</text:p>
          </table:table-cell>
          <table:table-cell office:value-type="float" office:value="2704.1" calcext:value-type="float">
            <text:p>2704.1</text:p>
          </table:table-cell>
          <table:table-cell/>
          <table:table-cell table:formula="of:=[.D904]/[.D903]" office:value-type="float" office:value="0.991475906956104" calcext:value-type="float">
            <text:p>0.991475906956104</text:p>
          </table:table-cell>
          <table:table-cell table:formula="of:=[.B904]/[.B903]" office:value-type="float" office:value="0.992850276375871" calcext:value-type="float">
            <text:p>0.992850276375871</text:p>
          </table:table-cell>
          <table:table-cell table:number-columns-repeated="3"/>
          <table:table-cell office:value-type="float" office:value="0.999961915577221" calcext:value-type="float">
            <text:p>0.999961915577221</text:p>
          </table:table-cell>
          <table:table-cell office:value-type="float" office:value="0.999428805474863" calcext:value-type="float">
            <text:p>0.999428805474863</text:p>
          </table:table-cell>
          <table:table-cell office:value-type="float" office:value="1.00839406886152" calcext:value-type="float">
            <text:p>1.00839406886152</text:p>
          </table:table-cell>
          <table:table-cell office:value-type="float" office:value="0.00896526338666015" calcext:value-type="float">
            <text:p>0.008965263386660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1/30/2019</text:p>
          </table:table-cell>
          <table:table-cell office:value-type="string" calcext:value-type="string">
            <text:p>$41.3125</text:p>
          </table:table-cell>
          <table:table-cell office:value-type="string" calcext:value-type="string">
            <text:p>$36.54</text:p>
          </table:table-cell>
          <table:table-cell office:value-type="float" office:value="2681.05" calcext:value-type="float">
            <text:p>2681.05</text:p>
          </table:table-cell>
          <table:table-cell/>
          <table:table-cell table:formula="of:=[.D905]/[.D904]" office:value-type="float" office:value="0.984688834598385" calcext:value-type="float">
            <text:p>0.984688834598385</text:p>
          </table:table-cell>
          <table:table-cell table:formula="of:=[.B905]/[.B904]" office:value-type="float" office:value="0.936036308623298" calcext:value-type="float">
            <text:p>0.936036308623298</text:p>
          </table:table-cell>
          <table:table-cell table:number-columns-repeated="3"/>
          <table:table-cell office:value-type="float" office:value="0.9965341855336" calcext:value-type="float">
            <text:p>0.9965341855336</text:p>
          </table:table-cell>
          <table:table-cell office:value-type="float" office:value="0.995284416996309" calcext:value-type="float">
            <text:p>0.995284416996309</text:p>
          </table:table-cell>
          <table:table-cell office:value-type="float" office:value="0.994417306350314" calcext:value-type="float">
            <text:p>0.994417306350314</text:p>
          </table:table-cell>
          <table:table-cell office:value-type="float" office:value="-0.000867110645995095" calcext:value-type="float">
            <text:p>-0.0008671106459950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1/29/2019</text:p>
          </table:table-cell>
          <table:table-cell office:value-type="string" calcext:value-type="string">
            <text:p>$38.67</text:p>
          </table:table-cell>
          <table:table-cell office:value-type="string" calcext:value-type="string">
            <text:p>$36.45</text:p>
          </table:table-cell>
          <table:table-cell office:value-type="float" office:value="2640" calcext:value-type="float">
            <text:p>2640</text:p>
          </table:table-cell>
          <table:table-cell/>
          <table:table-cell table:formula="of:=[.D906]/[.D905]" office:value-type="float" office:value="1.00145833333333" calcext:value-type="float">
            <text:p>1.00145833333333</text:p>
          </table:table-cell>
          <table:table-cell table:formula="of:=[.B906]/[.B905]" office:value-type="float" office:value="1.01047323506594" calcext:value-type="float">
            <text:p>1.01047323506594</text:p>
          </table:table-cell>
          <table:table-cell table:number-columns-repeated="3"/>
          <table:table-cell office:value-type="float" office:value="1.00610450976305" calcext:value-type="float">
            <text:p>1.00610450976305</text:p>
          </table:table-cell>
          <table:table-cell office:value-type="float" office:value="1.00685567289097" calcext:value-type="float">
            <text:p>1.00685567289097</text:p>
          </table:table-cell>
          <table:table-cell office:value-type="float" office:value="1.00300751879699" calcext:value-type="float">
            <text:p>1.00300751879699</text:p>
          </table:table-cell>
          <table:table-cell office:value-type="float" office:value="-0.00384815409397321" calcext:value-type="float">
            <text:p>-0.003848154093973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1/28/2019</text:p>
          </table:table-cell>
          <table:table-cell office:value-type="string" calcext:value-type="string">
            <text:p>$39.075</text:p>
          </table:table-cell>
          <table:table-cell office:value-type="string" calcext:value-type="string">
            <text:p>$36.06</text:p>
          </table:table-cell>
          <table:table-cell office:value-type="float" office:value="2643.85" calcext:value-type="float">
            <text:p>2643.85</text:p>
          </table:table-cell>
          <table:table-cell/>
          <table:table-cell table:formula="of:=[.D907]/[.D906]" office:value-type="float" office:value="1.00790892070276" calcext:value-type="float">
            <text:p>1.00790892070276</text:p>
          </table:table-cell>
          <table:table-cell table:formula="of:=[.B907]/[.B906]" office:value-type="float" office:value="1.00934101087652" calcext:value-type="float">
            <text:p>1.00934101087652</text:p>
          </table:table-cell>
          <table:table-cell table:number-columns-repeated="3"/>
          <table:table-cell office:value-type="float" office:value="0.998953646180463" calcext:value-type="float">
            <text:p>0.998953646180463</text:p>
          </table:table-cell>
          <table:table-cell office:value-type="float" office:value="0.998209730454944" calcext:value-type="float">
            <text:p>0.998209730454944</text:p>
          </table:table-cell>
          <table:table-cell office:value-type="float" office:value="0.984507746126937" calcext:value-type="float">
            <text:p>0.984507746126937</text:p>
          </table:table-cell>
          <table:table-cell office:value-type="float" office:value="-0.0137019843280076" calcext:value-type="float">
            <text:p>-0.01370198432800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1/25/2019</text:p>
          </table:table-cell>
          <table:table-cell office:value-type="string" calcext:value-type="string">
            <text:p>$39.44</text:p>
          </table:table-cell>
          <table:table-cell office:value-type="string" calcext:value-type="string">
            <text:p>$36.09</text:p>
          </table:table-cell>
          <table:table-cell office:value-type="float" office:value="2664.76" calcext:value-type="float">
            <text:p>2664.76</text:p>
          </table:table-cell>
          <table:table-cell/>
          <table:table-cell table:formula="of:=[.D908]/[.D907]" office:value-type="float" office:value="0.991582731653132" calcext:value-type="float">
            <text:p>0.991582731653132</text:p>
          </table:table-cell>
          <table:table-cell table:formula="of:=[.B908]/[.B907]" office:value-type="float" office:value="0.967925963488844" calcext:value-type="float">
            <text:p>0.967925963488844</text:p>
          </table:table-cell>
          <table:table-cell table:number-columns-repeated="3"/>
          <table:table-cell office:value-type="float" office:value="0.995384998306104" calcext:value-type="float">
            <text:p>0.995384998306104</text:p>
          </table:table-cell>
          <table:table-cell office:value-type="float" office:value="0.993894961512731" calcext:value-type="float">
            <text:p>0.993894961512731</text:p>
          </table:table-cell>
          <table:table-cell office:value-type="float" office:value="0.993350253807107" calcext:value-type="float">
            <text:p>0.993350253807107</text:p>
          </table:table-cell>
          <table:table-cell office:value-type="float" office:value="-0.000544707705623981" calcext:value-type="float">
            <text:p>-0.0005447077056239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1/24/2019</text:p>
          </table:table-cell>
          <table:table-cell office:value-type="string" calcext:value-type="string">
            <text:p>$38.175</text:p>
          </table:table-cell>
          <table:table-cell office:value-type="string" calcext:value-type="string">
            <text:p>$35.6</text:p>
          </table:table-cell>
          <table:table-cell office:value-type="float" office:value="2642.33" calcext:value-type="float">
            <text:p>2642.33</text:p>
          </table:table-cell>
          <table:table-cell/>
          <table:table-cell table:formula="of:=[.D909]/[.D908]" office:value-type="float" office:value="0.998626212471569" calcext:value-type="float">
            <text:p>0.998626212471569</text:p>
          </table:table-cell>
          <table:table-cell table:formula="of:=[.B909]/[.B908]" office:value-type="float" office:value="1.00798952193844" calcext:value-type="float">
            <text:p>1.00798952193844</text:p>
          </table:table-cell>
          <table:table-cell table:number-columns-repeated="3"/>
          <table:table-cell office:value-type="float" office:value="0.997919698269425" calcext:value-type="float">
            <text:p>0.997919698269425</text:p>
          </table:table-cell>
          <table:table-cell office:value-type="float" office:value="0.996959608142102" calcext:value-type="float">
            <text:p>0.996959608142102</text:p>
          </table:table-cell>
          <table:table-cell office:value-type="float" office:value="0.998262558127651" calcext:value-type="float">
            <text:p>0.998262558127651</text:p>
          </table:table-cell>
          <table:table-cell office:value-type="float" office:value="0.00130294998554892" calcext:value-type="float">
            <text:p>0.001302949985548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1/23/2019</text:p>
          </table:table-cell>
          <table:table-cell office:value-type="string" calcext:value-type="string">
            <text:p>$38.48</text:p>
          </table:table-cell>
          <table:table-cell office:value-type="string" calcext:value-type="string">
            <text:p>$35.61</text:p>
          </table:table-cell>
          <table:table-cell office:value-type="float" office:value="2638.7" calcext:value-type="float">
            <text:p>2638.7</text:p>
          </table:table-cell>
          <table:table-cell/>
          <table:table-cell table:formula="of:=[.D910]/[.D909]" office:value-type="float" office:value="0.997801947928905" calcext:value-type="float">
            <text:p>0.997801947928905</text:p>
          </table:table-cell>
          <table:table-cell table:formula="of:=[.B910]/[.B909]" office:value-type="float" office:value="0.995971933471934" calcext:value-type="float">
            <text:p>0.995971933471934</text:p>
          </table:table-cell>
          <table:table-cell table:number-columns-repeated="3"/>
          <table:table-cell office:value-type="float" office:value="0.997856198232059" calcext:value-type="float">
            <text:p>0.997856198232059</text:p>
          </table:table-cell>
          <table:table-cell office:value-type="float" office:value="0.99688283172742" calcext:value-type="float">
            <text:p>0.99688283172742</text:p>
          </table:table-cell>
          <table:table-cell office:value-type="float" office:value="0.993191707192219" calcext:value-type="float">
            <text:p>0.993191707192219</text:p>
          </table:table-cell>
          <table:table-cell office:value-type="float" office:value="-0.00369112453520115" calcext:value-type="float">
            <text:p>-0.003691124535201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1/22/2019</text:p>
          </table:table-cell>
          <table:table-cell office:value-type="string" calcext:value-type="string">
            <text:p>$38.325</text:p>
          </table:table-cell>
          <table:table-cell office:value-type="string" calcext:value-type="string">
            <text:p>$35.66</text:p>
          </table:table-cell>
          <table:table-cell office:value-type="float" office:value="2632.9" calcext:value-type="float">
            <text:p>2632.9</text:p>
          </table:table-cell>
          <table:table-cell/>
          <table:table-cell table:formula="of:=[.D911]/[.D910]" office:value-type="float" office:value="1.01436059098333" calcext:value-type="float">
            <text:p>1.01436059098333</text:p>
          </table:table-cell>
          <table:table-cell table:formula="of:=[.B911]/[.B910]" office:value-type="float" office:value="1.02296151337247" calcext:value-type="float">
            <text:p>1.02296151337247</text:p>
          </table:table-cell>
          <table:table-cell table:number-columns-repeated="3"/>
          <table:table-cell office:value-type="float" office:value="0.999982561627209" calcext:value-type="float">
            <text:p>0.999982561627209</text:p>
          </table:table-cell>
          <table:table-cell office:value-type="float" office:value="0.999453768132543" calcext:value-type="float">
            <text:p>0.999453768132543</text:p>
          </table:table-cell>
          <table:table-cell office:value-type="float" office:value="0.985671580249459" calcext:value-type="float">
            <text:p>0.985671580249459</text:p>
          </table:table-cell>
          <table:table-cell office:value-type="float" office:value="-0.0137821878830843" calcext:value-type="float">
            <text:p>-0.01378218788308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1/18/2019</text:p>
          </table:table-cell>
          <table:table-cell office:value-type="string" calcext:value-type="string">
            <text:p>$39.205</text:p>
          </table:table-cell>
          <table:table-cell office:value-type="string" calcext:value-type="string">
            <text:p>$36.1</text:p>
          </table:table-cell>
          <table:table-cell office:value-type="float" office:value="2670.71" calcext:value-type="float">
            <text:p>2670.71</text:p>
          </table:table-cell>
          <table:table-cell/>
          <table:table-cell table:formula="of:=[.D912]/[.D911]" office:value-type="float" office:value="0.986988478719142" calcext:value-type="float">
            <text:p>0.986988478719142</text:p>
          </table:table-cell>
          <table:table-cell table:formula="of:=[.B912]/[.B911]" office:value-type="float" office:value="0.993878331845428" calcext:value-type="float">
            <text:p>0.993878331845428</text:p>
          </table:table-cell>
          <table:table-cell table:number-columns-repeated="3"/>
          <table:table-cell office:value-type="float" office:value="0.988563715693763" calcext:value-type="float">
            <text:p>0.988563715693763</text:p>
          </table:table-cell>
          <table:table-cell office:value-type="float" office:value="0.985647507743681" calcext:value-type="float">
            <text:p>0.985647507743681</text:p>
          </table:table-cell>
          <table:table-cell office:value-type="float" office:value="0.993254549257477" calcext:value-type="float">
            <text:p>0.993254549257477</text:p>
          </table:table-cell>
          <table:table-cell office:value-type="float" office:value="0.00760704151379654" calcext:value-type="float">
            <text:p>0.007607041513796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1/17/2019</text:p>
          </table:table-cell>
          <table:table-cell office:value-type="string" calcext:value-type="string">
            <text:p>$38.965</text:p>
          </table:table-cell>
          <table:table-cell office:value-type="string" calcext:value-type="string">
            <text:p>$35.67</text:p>
          </table:table-cell>
          <table:table-cell office:value-type="float" office:value="2635.96" calcext:value-type="float">
            <text:p>2635.96</text:p>
          </table:table-cell>
          <table:table-cell/>
          <table:table-cell table:formula="of:=[.D913]/[.D912]" office:value-type="float" office:value="0.992465743031002" calcext:value-type="float">
            <text:p>0.992465743031002</text:p>
          </table:table-cell>
          <table:table-cell table:formula="of:=[.B913]/[.B912]" office:value-type="float" office:value="0.994097266777878" calcext:value-type="float">
            <text:p>0.994097266777878</text:p>
          </table:table-cell>
          <table:table-cell table:number-columns-repeated="3"/>
          <table:table-cell office:value-type="float" office:value="0.993310753598645" calcext:value-type="float">
            <text:p>0.993310753598645</text:p>
          </table:table-cell>
          <table:table-cell office:value-type="float" office:value="0.991387040597753" calcext:value-type="float">
            <text:p>0.991387040597753</text:p>
          </table:table-cell>
          <table:table-cell office:value-type="float" office:value="0.993524611739931" calcext:value-type="float">
            <text:p>0.993524611739931</text:p>
          </table:table-cell>
          <table:table-cell office:value-type="float" office:value="0.00213757114217861" calcext:value-type="float">
            <text:p>0.002137571142178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1/16/2019</text:p>
          </table:table-cell>
          <table:table-cell office:value-type="string" calcext:value-type="string">
            <text:p>$38.735</text:p>
          </table:table-cell>
          <table:table-cell office:value-type="string" calcext:value-type="string">
            <text:p>$35.59</text:p>
          </table:table-cell>
          <table:table-cell office:value-type="float" office:value="2616.1" calcext:value-type="float">
            <text:p>2616.1</text:p>
          </table:table-cell>
          <table:table-cell/>
          <table:table-cell table:formula="of:=[.D914]/[.D913]" office:value-type="float" office:value="0.997782959366997" calcext:value-type="float">
            <text:p>0.997782959366997</text:p>
          </table:table-cell>
          <table:table-cell table:formula="of:=[.B914]/[.B913]" office:value-type="float" office:value="0.987930811927198" calcext:value-type="float">
            <text:p>0.987930811927198</text:p>
          </table:table-cell>
          <table:table-cell table:number-columns-repeated="3"/>
          <table:table-cell office:value-type="float" office:value="0.996423294405137" calcext:value-type="float">
            <text:p>0.996423294405137</text:p>
          </table:table-cell>
          <table:table-cell office:value-type="float" office:value="0.9951503411183" calcext:value-type="float">
            <text:p>0.9951503411183</text:p>
          </table:table-cell>
          <table:table-cell office:value-type="float" office:value="0.998675286138194" calcext:value-type="float">
            <text:p>0.998675286138194</text:p>
          </table:table-cell>
          <table:table-cell office:value-type="float" office:value="0.00352494501989387" calcext:value-type="float">
            <text:p>0.003524945019893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1/15/2019</text:p>
          </table:table-cell>
          <table:table-cell office:value-type="string" calcext:value-type="string">
            <text:p>$38.2675</text:p>
          </table:table-cell>
          <table:table-cell office:value-type="string" calcext:value-type="string">
            <text:p>$35.59</text:p>
          </table:table-cell>
          <table:table-cell office:value-type="float" office:value="2610.3" calcext:value-type="float">
            <text:p>2610.3</text:p>
          </table:table-cell>
          <table:table-cell/>
          <table:table-cell table:formula="of:=[.D915]/[.D914]" office:value-type="float" office:value="0.989392023905298" calcext:value-type="float">
            <text:p>0.989392023905298</text:p>
          </table:table-cell>
          <table:table-cell table:formula="of:=[.B915]/[.B914]" office:value-type="float" office:value="0.979943816554517" calcext:value-type="float">
            <text:p>0.979943816554517</text:p>
          </table:table-cell>
          <table:table-cell table:number-columns-repeated="3"/>
          <table:table-cell office:value-type="float" office:value="1.00466605118041" calcext:value-type="float">
            <text:p>1.00466605118041</text:p>
          </table:table-cell>
          <table:table-cell office:value-type="float" office:value="1.00511646615623" calcext:value-type="float">
            <text:p>1.00511646615623</text:p>
          </table:table-cell>
          <table:table-cell office:value-type="float" office:value="0.991086114500982" calcext:value-type="float">
            <text:p>0.991086114500982</text:p>
          </table:table-cell>
          <table:table-cell office:value-type="float" office:value="-0.0140303516552446" calcext:value-type="float">
            <text:p>-0.01403035165524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1/14/2019</text:p>
          </table:table-cell>
          <table:table-cell office:value-type="string" calcext:value-type="string">
            <text:p>$37.5</text:p>
          </table:table-cell>
          <table:table-cell office:value-type="string" calcext:value-type="string">
            <text:p>$34.8</text:p>
          </table:table-cell>
          <table:table-cell office:value-type="float" office:value="2582.61" calcext:value-type="float">
            <text:p>2582.61</text:p>
          </table:table-cell>
          <table:table-cell/>
          <table:table-cell table:formula="of:=[.D916]/[.D915]" office:value-type="float" office:value="1.00528535086598" calcext:value-type="float">
            <text:p>1.00528535086598</text:p>
          </table:table-cell>
          <table:table-cell table:formula="of:=[.B916]/[.B915]" office:value-type="float" office:value="1.01526666666667" calcext:value-type="float">
            <text:p>1.01526666666667</text:p>
          </table:table-cell>
          <table:table-cell table:number-columns-repeated="3"/>
          <table:table-cell office:value-type="float" office:value="0.99286844588889" calcext:value-type="float">
            <text:p>0.99286844588889</text:p>
          </table:table-cell>
          <table:table-cell office:value-type="float" office:value="0.990852256658248" calcext:value-type="float">
            <text:p>0.990852256658248</text:p>
          </table:table-cell>
          <table:table-cell office:value-type="float" office:value="1.01043953102414" calcext:value-type="float">
            <text:p>1.01043953102414</text:p>
          </table:table-cell>
          <table:table-cell office:value-type="float" office:value="0.0195872743658965" calcext:value-type="float">
            <text:p>0.01958727436589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1/11/2019</text:p>
          </table:table-cell>
          <table:table-cell office:value-type="string" calcext:value-type="string">
            <text:p>$38.0725</text:p>
          </table:table-cell>
          <table:table-cell office:value-type="string" calcext:value-type="string">
            <text:p>$34.54</text:p>
          </table:table-cell>
          <table:table-cell office:value-type="float" office:value="2596.26" calcext:value-type="float">
            <text:p>2596.26</text:p>
          </table:table-cell>
          <table:table-cell/>
          <table:table-cell table:formula="of:=[.D917]/[.D916]" office:value-type="float" office:value="1.00014636438569" calcext:value-type="float">
            <text:p>1.00014636438569</text:p>
          </table:table-cell>
          <table:table-cell table:formula="of:=[.B917]/[.B916]" office:value-type="float" office:value="1.00991529319062" calcext:value-type="float">
            <text:p>1.00991529319062</text:p>
          </table:table-cell>
          <table:table-cell table:number-columns-repeated="3"/>
          <table:table-cell office:value-type="float" office:value="1.00083977758401" calcext:value-type="float">
            <text:p>1.00083977758401</text:p>
          </table:table-cell>
          <table:table-cell office:value-type="float" office:value="1.00049020796001" calcext:value-type="float">
            <text:p>1.00049020796001</text:p>
          </table:table-cell>
          <table:table-cell office:value-type="float" office:value="1.01223905902299" calcext:value-type="float">
            <text:p>1.01223905902299</text:p>
          </table:table-cell>
          <table:table-cell office:value-type="float" office:value="0.0117488510629855" calcext:value-type="float">
            <text:p>0.01174885106298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1/10/2019</text:p>
          </table:table-cell>
          <table:table-cell office:value-type="string" calcext:value-type="string">
            <text:p>$38.45</text:p>
          </table:table-cell>
          <table:table-cell office:value-type="string" calcext:value-type="string">
            <text:p>$34.7</text:p>
          </table:table-cell>
          <table:table-cell office:value-type="float" office:value="2596.64" calcext:value-type="float">
            <text:p>2596.64</text:p>
          </table:table-cell>
          <table:table-cell/>
          <table:table-cell table:formula="of:=[.D918]/[.D917]" office:value-type="float" office:value="0.995501879351778" calcext:value-type="float">
            <text:p>0.995501879351778</text:p>
          </table:table-cell>
          <table:table-cell table:formula="of:=[.B918]/[.B917]" office:value-type="float" office:value="0.996814044213264" calcext:value-type="float">
            <text:p>0.996814044213264</text:p>
          </table:table-cell>
          <table:table-cell table:number-columns-repeated="3"/>
          <table:table-cell office:value-type="float" office:value="1.01934152411353" calcext:value-type="float">
            <text:p>1.01934152411353</text:p>
          </table:table-cell>
          <table:table-cell office:value-type="float" office:value="1.02286023832245" calcext:value-type="float">
            <text:p>1.02286023832245</text:p>
          </table:table-cell>
          <table:table-cell office:value-type="float" office:value="1.02114629678095" calcext:value-type="float">
            <text:p>1.02114629678095</text:p>
          </table:table-cell>
          <table:table-cell office:value-type="float" office:value="-0.00171394154150062" calcext:value-type="float">
            <text:p>-0.001713941541500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1/09/2019</text:p>
          </table:table-cell>
          <table:table-cell office:value-type="string" calcext:value-type="string">
            <text:p>$38.3275</text:p>
          </table:table-cell>
          <table:table-cell office:value-type="string" calcext:value-type="string">
            <text:p>$34.48</text:p>
          </table:table-cell>
          <table:table-cell office:value-type="float" office:value="2584.96" calcext:value-type="float">
            <text:p>2584.96</text:p>
          </table:table-cell>
          <table:table-cell/>
          <table:table-cell table:formula="of:=[.D919]/[.D918]" office:value-type="float" office:value="0.99591869893538" calcext:value-type="float">
            <text:p>0.99591869893538</text:p>
          </table:table-cell>
          <table:table-cell table:formula="of:=[.B919]/[.B918]" office:value-type="float" office:value="0.983301806796686" calcext:value-type="float">
            <text:p>0.983301806796686</text:p>
          </table:table-cell>
          <table:table-cell table:number-columns-repeated="3"/>
          <table:table-cell office:value-type="float" office:value="0.989263997085692" calcext:value-type="float">
            <text:p>0.989263997085692</text:p>
          </table:table-cell>
          <table:table-cell office:value-type="float" office:value="0.98649420164767" calcext:value-type="float">
            <text:p>0.98649420164767</text:p>
          </table:table-cell>
          <table:table-cell office:value-type="float" office:value="0.964477933261571" calcext:value-type="float">
            <text:p>0.964477933261571</text:p>
          </table:table-cell>
          <table:table-cell office:value-type="float" office:value="-0.0220162683860988" calcext:value-type="float">
            <text:p>-0.02201626838609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1/08/2019</text:p>
          </table:table-cell>
          <table:table-cell office:value-type="string" calcext:value-type="string">
            <text:p>$37.6875</text:p>
          </table:table-cell>
          <table:table-cell office:value-type="string" calcext:value-type="string">
            <text:p>$34.2</text:p>
          </table:table-cell>
          <table:table-cell office:value-type="float" office:value="2574.41" calcext:value-type="float">
            <text:p>2574.41</text:p>
          </table:table-cell>
          <table:table-cell/>
          <table:table-cell table:formula="of:=[.D920]/[.D919]" office:value-type="float" office:value="0.990397799884245" calcext:value-type="float">
            <text:p>0.990397799884245</text:p>
          </table:table-cell>
          <table:table-cell table:formula="of:=[.B920]/[.B919]" office:value-type="float" office:value="0.981293532338309" calcext:value-type="float">
            <text:p>0.981293532338309</text:p>
          </table:table-cell>
          <table:table-cell table:number-columns-repeated="3"/>
          <table:table-cell office:value-type="float" office:value="1.00295301728259" calcext:value-type="float">
            <text:p>1.00295301728259</text:p>
          </table:table-cell>
          <table:table-cell office:value-type="float" office:value="1.00304527680958" calcext:value-type="float">
            <text:p>1.00304527680958</text:p>
          </table:table-cell>
          <table:table-cell office:value-type="float" office:value="0.991337159863945" calcext:value-type="float">
            <text:p>0.991337159863945</text:p>
          </table:table-cell>
          <table:table-cell office:value-type="float" office:value="-0.0117081169456335" calcext:value-type="float">
            <text:p>-0.01170811694563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1/07/2019</text:p>
          </table:table-cell>
          <table:table-cell office:value-type="string" calcext:value-type="string">
            <text:p>$36.9825</text:p>
          </table:table-cell>
          <table:table-cell office:value-type="string" calcext:value-type="string">
            <text:p>$33.51</text:p>
          </table:table-cell>
          <table:table-cell office:value-type="float" office:value="2549.69" calcext:value-type="float">
            <text:p>2549.69</text:p>
          </table:table-cell>
          <table:table-cell/>
          <table:table-cell table:formula="of:=[.D921]/[.D920]" office:value-type="float" office:value="0.993038369370394" calcext:value-type="float">
            <text:p>0.993038369370394</text:p>
          </table:table-cell>
          <table:table-cell table:formula="of:=[.B921]/[.B920]" office:value-type="float" office:value="1.00223078483066" calcext:value-type="float">
            <text:p>1.00223078483066</text:p>
          </table:table-cell>
          <table:table-cell table:number-columns-repeated="3"/>
          <table:table-cell office:value-type="float" office:value="1.00013062342678" calcext:value-type="float">
            <text:p>1.00013062342678</text:p>
          </table:table-cell>
          <table:table-cell office:value-type="float" office:value="0.99963278620236" calcext:value-type="float">
            <text:p>0.99963278620236</text:p>
          </table:table-cell>
          <table:table-cell office:value-type="float" office:value="1.00798799120785" calcext:value-type="float">
            <text:p>1.00798799120785</text:p>
          </table:table-cell>
          <table:table-cell office:value-type="float" office:value="0.00835520500548892" calcext:value-type="float">
            <text:p>0.008355205005488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1/04/2019</text:p>
          </table:table-cell>
          <table:table-cell office:value-type="string" calcext:value-type="string">
            <text:p>$37.065</text:p>
          </table:table-cell>
          <table:table-cell office:value-type="string" calcext:value-type="string">
            <text:p>$32.62</text:p>
          </table:table-cell>
          <table:table-cell office:value-type="float" office:value="2531.94" calcext:value-type="float">
            <text:p>2531.94</text:p>
          </table:table-cell>
          <table:table-cell/>
          <table:table-cell table:formula="of:=[.D922]/[.D921]" office:value-type="float" office:value="0.966804110681928" calcext:value-type="float">
            <text:p>0.966804110681928</text:p>
          </table:table-cell>
          <table:table-cell table:formula="of:=[.B922]/[.B921]" office:value-type="float" office:value="0.959058410899771" calcext:value-type="float">
            <text:p>0.959058410899771</text:p>
          </table:table-cell>
          <table:table-cell table:number-columns-repeated="3"/>
          <table:table-cell office:value-type="float" office:value="0.996307722719154" calcext:value-type="float">
            <text:p>0.996307722719154</text:p>
          </table:table-cell>
          <table:table-cell office:value-type="float" office:value="0.99501060608732" calcext:value-type="float">
            <text:p>0.99501060608732</text:p>
          </table:table-cell>
          <table:table-cell office:value-type="float" office:value="0.989894692054037" calcext:value-type="float">
            <text:p>0.989894692054037</text:p>
          </table:table-cell>
          <table:table-cell office:value-type="float" office:value="-0.00511591403328349" calcext:value-type="float">
            <text:p>-0.005115914033283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1/03/2019</text:p>
          </table:table-cell>
          <table:table-cell office:value-type="string" calcext:value-type="string">
            <text:p>$35.5475</text:p>
          </table:table-cell>
          <table:table-cell office:value-type="string" calcext:value-type="string">
            <text:p>$31.75</text:p>
          </table:table-cell>
          <table:table-cell office:value-type="float" office:value="2447.89" calcext:value-type="float">
            <text:p>2447.89</text:p>
          </table:table-cell>
          <table:table-cell/>
          <table:table-cell table:formula="of:=[.D923]/[.D922]" office:value-type="float" office:value="1.02538512759969" calcext:value-type="float">
            <text:p>1.02538512759969</text:p>
          </table:table-cell>
          <table:table-cell table:formula="of:=[.B923]/[.B922]" office:value-type="float" office:value="1.11062662634503" calcext:value-type="float">
            <text:p>1.11062662634503</text:p>
          </table:table-cell>
          <table:table-cell table:number-columns-repeated="3"/>
          <table:table-cell office:value-type="float" office:value="0.995039823134265" calcext:value-type="float">
            <text:p>0.995039823134265</text:p>
          </table:table-cell>
          <table:table-cell office:value-type="float" office:value="0.993477618260185" calcext:value-type="float">
            <text:p>0.993477618260185</text:p>
          </table:table-cell>
          <table:table-cell office:value-type="float" office:value="0.987158822265205" calcext:value-type="float">
            <text:p>0.987158822265205</text:p>
          </table:table-cell>
          <table:table-cell office:value-type="float" office:value="-0.00631879599497964" calcext:value-type="float">
            <text:p>-0.006318795994979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1/02/2019</text:p>
          </table:table-cell>
          <table:table-cell office:value-type="string" calcext:value-type="string">
            <text:p>$39.48</text:p>
          </table:table-cell>
          <table:table-cell office:value-type="string" calcext:value-type="string">
            <text:p>$31.58</text:p>
          </table:table-cell>
          <table:table-cell office:value-type="float" office:value="2510.03" calcext:value-type="float">
            <text:p>2510.03</text:p>
          </table:table-cell>
          <table:table-cell/>
          <table:table-cell table:formula="of:=[.D924]/[.D923]" office:value-type="float" office:value="0.998733082871519" calcext:value-type="float">
            <text:p>0.998733082871519</text:p>
          </table:table-cell>
          <table:table-cell table:formula="of:=[.B924]/[.B923]" office:value-type="float" office:value="0.998860182370821" calcext:value-type="float">
            <text:p>0.998860182370821</text:p>
          </table:table-cell>
          <table:table-cell table:number-columns-repeated="3"/>
          <table:table-cell office:value-type="float" office:value="1.00086879735658" calcext:value-type="float">
            <text:p>1.00086879735658</text:p>
          </table:table-cell>
          <table:table-cell office:value-type="float" office:value="1.00052529509042" calcext:value-type="float">
            <text:p>1.00052529509042</text:p>
          </table:table-cell>
          <table:table-cell office:value-type="float" office:value="0.989005606052359" calcext:value-type="float">
            <text:p>0.989005606052359</text:p>
          </table:table-cell>
          <table:table-cell office:value-type="float" office:value="-0.0115196890380633" calcext:value-type="float">
            <text:p>-0.01151968903806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2/31/2018</text:p>
          </table:table-cell>
          <table:table-cell office:value-type="string" calcext:value-type="string">
            <text:p>$39.435</text:p>
          </table:table-cell>
          <table:table-cell office:value-type="string" calcext:value-type="string">
            <text:p>$31.08</text:p>
          </table:table-cell>
          <table:table-cell office:value-type="float" office:value="2506.85" calcext:value-type="float">
            <text:p>2506.85</text:p>
          </table:table-cell>
          <table:table-cell/>
          <table:table-cell table:formula="of:=[.D925]/[.D924]" office:value-type="float" office:value="0.991579073339051" calcext:value-type="float">
            <text:p>0.991579073339051</text:p>
          </table:table-cell>
          <table:table-cell table:formula="of:=[.B925]/[.B924]" office:value-type="float" office:value="0.990427285406365" calcext:value-type="float">
            <text:p>0.990427285406365</text:p>
          </table:table-cell>
          <table:table-cell table:number-columns-repeated="3"/>
          <table:table-cell office:value-type="float" office:value="0.993098345025828" calcext:value-type="float">
            <text:p>0.993098345025828</text:p>
          </table:table-cell>
          <table:table-cell office:value-type="float" office:value="0.991130222344644" calcext:value-type="float">
            <text:p>0.991130222344644</text:p>
          </table:table-cell>
          <table:table-cell office:value-type="float" office:value="0.995597380441363" calcext:value-type="float">
            <text:p>0.995597380441363</text:p>
          </table:table-cell>
          <table:table-cell office:value-type="float" office:value="0.00446715809671827" calcext:value-type="float">
            <text:p>0.004467158096718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2/28/2018</text:p>
          </table:table-cell>
          <table:table-cell office:value-type="string" calcext:value-type="string">
            <text:p>$39.0575</text:p>
          </table:table-cell>
          <table:table-cell office:value-type="string" calcext:value-type="string">
            <text:p>$30.91</text:p>
          </table:table-cell>
          <table:table-cell office:value-type="float" office:value="2485.74" calcext:value-type="float">
            <text:p>2485.74</text:p>
          </table:table-cell>
          <table:table-cell/>
          <table:table-cell table:formula="of:=[.D926]/[.D925]" office:value-type="float" office:value="1.00124309058872" calcext:value-type="float">
            <text:p>1.00124309058872</text:p>
          </table:table-cell>
          <table:table-cell table:formula="of:=[.B926]/[.B925]" office:value-type="float" office:value="0.99948793445561" calcext:value-type="float">
            <text:p>0.99948793445561</text:p>
          </table:table-cell>
          <table:table-cell table:number-columns-repeated="3"/>
          <table:table-cell office:value-type="float" office:value="0.997055367684989" calcext:value-type="float">
            <text:p>0.997055367684989</text:p>
          </table:table-cell>
          <table:table-cell office:value-type="float" office:value="0.995914566184243" calcext:value-type="float">
            <text:p>0.995914566184243</text:p>
          </table:table-cell>
          <table:table-cell office:value-type="float" office:value="0.988889503067824" calcext:value-type="float">
            <text:p>0.988889503067824</text:p>
          </table:table-cell>
          <table:table-cell office:value-type="float" office:value="-0.00702506311641871" calcext:value-type="float">
            <text:p>-0.007025063116418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2/27/2018</text:p>
          </table:table-cell>
          <table:table-cell office:value-type="string" calcext:value-type="string">
            <text:p>$39.0375</text:p>
          </table:table-cell>
          <table:table-cell office:value-type="string" calcext:value-type="string">
            <text:p>$30.4</text:p>
          </table:table-cell>
          <table:table-cell office:value-type="float" office:value="2488.83" calcext:value-type="float">
            <text:p>2488.83</text:p>
          </table:table-cell>
          <table:table-cell/>
          <table:table-cell table:formula="of:=[.D927]/[.D926]" office:value-type="float" office:value="0.991510066979263" calcext:value-type="float">
            <text:p>0.991510066979263</text:p>
          </table:table-cell>
          <table:table-cell table:formula="of:=[.B927]/[.B926]" office:value-type="float" office:value="1.00653218059558" calcext:value-type="float">
            <text:p>1.00653218059558</text:p>
          </table:table-cell>
          <table:table-cell table:number-columns-repeated="3"/>
          <table:table-cell office:value-type="float" office:value="0.985545934681852" calcext:value-type="float">
            <text:p>0.985545934681852</text:p>
          </table:table-cell>
          <table:table-cell office:value-type="float" office:value="0.981998779081447" calcext:value-type="float">
            <text:p>0.981998779081447</text:p>
          </table:table-cell>
          <table:table-cell office:value-type="float" office:value="0.966517607602012" calcext:value-type="float">
            <text:p>0.966517607602012</text:p>
          </table:table-cell>
          <table:table-cell office:value-type="float" office:value="-0.0154811714794346" calcext:value-type="float">
            <text:p>-0.01548117147943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2/26/2018</text:p>
          </table:table-cell>
          <table:table-cell office:value-type="string" calcext:value-type="string">
            <text:p>$39.2925</text:p>
          </table:table-cell>
          <table:table-cell office:value-type="string" calcext:value-type="string">
            <text:p>$30.26</text:p>
          </table:table-cell>
          <table:table-cell office:value-type="float" office:value="2467.7" calcext:value-type="float">
            <text:p>2467.7</text:p>
          </table:table-cell>
          <table:table-cell/>
          <table:table-cell table:formula="of:=[.D928]/[.D927]" office:value-type="float" office:value="0.952749523848118" calcext:value-type="float">
            <text:p>0.952749523848118</text:p>
          </table:table-cell>
          <table:table-cell table:formula="of:=[.B928]/[.B927]" office:value-type="float" office:value="0.934211363491761" calcext:value-type="float">
            <text:p>0.934211363491761</text:p>
          </table:table-cell>
          <table:table-cell table:number-columns-repeated="3"/>
          <table:table-cell office:value-type="float" office:value="1.00213629254813" calcext:value-type="float">
            <text:p>1.00213629254813</text:p>
          </table:table-cell>
          <table:table-cell office:value-type="float" office:value="1.002057793975" calcext:value-type="float">
            <text:p>1.002057793975</text:p>
          </table:table-cell>
          <table:table-cell office:value-type="float" office:value="0.997628824243826" calcext:value-type="float">
            <text:p>0.997628824243826</text:p>
          </table:table-cell>
          <table:table-cell office:value-type="float" office:value="-0.0044289697311779" calcext:value-type="float">
            <text:p>-0.00442896973117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2/24/2018</text:p>
          </table:table-cell>
          <table:table-cell office:value-type="string" calcext:value-type="string">
            <text:p>$36.7075</text:p>
          </table:table-cell>
          <table:table-cell office:value-type="string" calcext:value-type="string">
            <text:p>$30.26</text:p>
          </table:table-cell>
          <table:table-cell office:value-type="float" office:value="2351.1" calcext:value-type="float">
            <text:p>2351.1</text:p>
          </table:table-cell>
          <table:table-cell/>
          <table:table-cell table:formula="of:=[.D929]/[.D928]" office:value-type="float" office:value="1.02786780655863" calcext:value-type="float">
            <text:p>1.02786780655863</text:p>
          </table:table-cell>
          <table:table-cell table:formula="of:=[.B929]/[.B928]" office:value-type="float" office:value="1.02656132942859" calcext:value-type="float">
            <text:p>1.02656132942859</text:p>
          </table:table-cell>
          <table:table-cell table:number-columns-repeated="3"/>
          <table:table-cell office:value-type="float" office:value="1.00819227845016" calcext:value-type="float">
            <text:p>1.00819227845016</text:p>
          </table:table-cell>
          <table:table-cell office:value-type="float" office:value="1.00937994533443" calcext:value-type="float">
            <text:p>1.00937994533443</text:p>
          </table:table-cell>
          <table:table-cell office:value-type="float" office:value="1.01171014492754" calcext:value-type="float">
            <text:p>1.01171014492754</text:p>
          </table:table-cell>
          <table:table-cell office:value-type="float" office:value="0.00233019959310199" calcext:value-type="float">
            <text:p>0.002330199593101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2/21/2018</text:p>
          </table:table-cell>
          <table:table-cell office:value-type="string" calcext:value-type="string">
            <text:p>$37.6825</text:p>
          </table:table-cell>
          <table:table-cell office:value-type="string" calcext:value-type="string">
            <text:p>$30.76</text:p>
          </table:table-cell>
          <table:table-cell office:value-type="float" office:value="2416.62" calcext:value-type="float">
            <text:p>2416.62</text:p>
          </table:table-cell>
          <table:table-cell/>
          <table:table-cell table:formula="of:=[.D930]/[.D929]" office:value-type="float" office:value="1.02102109557978" calcext:value-type="float">
            <text:p>1.02102109557978</text:p>
          </table:table-cell>
          <table:table-cell table:formula="of:=[.B930]/[.B929]" office:value-type="float" office:value="1.04046971405825" calcext:value-type="float">
            <text:p>1.04046971405825</text:p>
          </table:table-cell>
          <table:table-cell table:number-columns-repeated="3"/>
          <table:table-cell office:value-type="float" office:value="1.00656695953382" calcext:value-type="float">
            <text:p>1.00656695953382</text:p>
          </table:table-cell>
          <table:table-cell office:value-type="float" office:value="1.00741481012684" calcext:value-type="float">
            <text:p>1.00741481012684</text:p>
          </table:table-cell>
          <table:table-cell office:value-type="float" office:value="1.00578730231492" calcext:value-type="float">
            <text:p>1.00578730231492</text:p>
          </table:table-cell>
          <table:table-cell office:value-type="float" office:value="-0.00162750781191412" calcext:value-type="float">
            <text:p>-0.001627507811914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2/20/2018</text:p>
          </table:table-cell>
          <table:table-cell office:value-type="string" calcext:value-type="string">
            <text:p>$39.2075</text:p>
          </table:table-cell>
          <table:table-cell office:value-type="string" calcext:value-type="string">
            <text:p>$31.05</text:p>
          </table:table-cell>
          <table:table-cell office:value-type="float" office:value="2467.42" calcext:value-type="float">
            <text:p>2467.42</text:p>
          </table:table-cell>
          <table:table-cell/>
          <table:table-cell table:formula="of:=[.D931]/[.D930]" office:value-type="float" office:value="1.0160248356583" calcext:value-type="float">
            <text:p>1.0160248356583</text:p>
          </table:table-cell>
          <table:table-cell table:formula="of:=[.B931]/[.B930]" office:value-type="float" office:value="1.02588790409998" calcext:value-type="float">
            <text:p>1.02588790409998</text:p>
          </table:table-cell>
          <table:table-cell table:number-columns-repeated="3"/>
          <table:table-cell office:value-type="float" office:value="1.00113275858979" calcext:value-type="float">
            <text:p>1.00113275858979</text:p>
          </table:table-cell>
          <table:table-cell office:value-type="float" office:value="1.00084444446327" calcext:value-type="float">
            <text:p>1.00084444446327</text:p>
          </table:table-cell>
          <table:table-cell office:value-type="float" office:value="1.00182305019085" calcext:value-type="float">
            <text:p>1.00182305019085</text:p>
          </table:table-cell>
          <table:table-cell office:value-type="float" office:value="0.000978605727583792" calcext:value-type="float">
            <text:p>0.0009786057275837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2/19/2018</text:p>
          </table:table-cell>
          <table:table-cell office:value-type="string" calcext:value-type="string">
            <text:p>$40.2225</text:p>
          </table:table-cell>
          <table:table-cell office:value-type="string" calcext:value-type="string">
            <text:p>$31.32</text:p>
          </table:table-cell>
          <table:table-cell office:value-type="float" office:value="2506.96" calcext:value-type="float">
            <text:p>2506.96</text:p>
          </table:table-cell>
          <table:table-cell/>
          <table:table-cell table:formula="of:=[.D932]/[.D931]" office:value-type="float" office:value="1.01563646807289" calcext:value-type="float">
            <text:p>1.01563646807289</text:p>
          </table:table-cell>
          <table:table-cell table:formula="of:=[.B932]/[.B931]" office:value-type="float" office:value="1.03219591024924" calcext:value-type="float">
            <text:p>1.03219591024924</text:p>
          </table:table-cell>
          <table:table-cell table:number-columns-repeated="3"/>
          <table:table-cell office:value-type="float" office:value="1.00389571793283" calcext:value-type="float">
            <text:p>1.00389571793283</text:p>
          </table:table-cell>
          <table:table-cell office:value-type="float" office:value="1.00418507418682" calcext:value-type="float">
            <text:p>1.00418507418682</text:p>
          </table:table-cell>
          <table:table-cell office:value-type="float" office:value="0.994995735001422" calcext:value-type="float">
            <text:p>0.994995735001422</text:p>
          </table:table-cell>
          <table:table-cell office:value-type="float" office:value="-0.0091893391853991" calcext:value-type="float">
            <text:p>-0.00918933918539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2/18/2018</text:p>
          </table:table-cell>
          <table:table-cell office:value-type="string" calcext:value-type="string">
            <text:p>$41.5175</text:p>
          </table:table-cell>
          <table:table-cell office:value-type="string" calcext:value-type="string">
            <text:p>$30.72</text:p>
          </table:table-cell>
          <table:table-cell office:value-type="float" office:value="2546.16" calcext:value-type="float">
            <text:p>2546.16</text:p>
          </table:table-cell>
          <table:table-cell/>
          <table:table-cell table:formula="of:=[.D933]/[.D932]" office:value-type="float" office:value="0.999913595374996" calcext:value-type="float">
            <text:p>0.999913595374996</text:p>
          </table:table-cell>
          <table:table-cell table:formula="of:=[.B933]/[.B932]" office:value-type="float" office:value="0.98717408321792" calcext:value-type="float">
            <text:p>0.98717408321792</text:p>
          </table:table-cell>
          <table:table-cell table:number-columns-repeated="3"/>
          <table:table-cell office:value-type="float" office:value="0.993151881984099" calcext:value-type="float">
            <text:p>0.993151881984099</text:p>
          </table:table-cell>
          <table:table-cell office:value-type="float" office:value="0.991194952632682" calcext:value-type="float">
            <text:p>0.991194952632682</text:p>
          </table:table-cell>
          <table:table-cell office:value-type="float" office:value="0.989598216837172" calcext:value-type="float">
            <text:p>0.989598216837172</text:p>
          </table:table-cell>
          <table:table-cell office:value-type="float" office:value="-0.00159673579550945" calcext:value-type="float">
            <text:p>-0.001596735795509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2/17/2018</text:p>
          </table:table-cell>
          <table:table-cell office:value-type="string" calcext:value-type="string">
            <text:p>$40.985</text:p>
          </table:table-cell>
          <table:table-cell office:value-type="string" calcext:value-type="string">
            <text:p>$31.19</text:p>
          </table:table-cell>
          <table:table-cell office:value-type="float" office:value="2545.94" calcext:value-type="float">
            <text:p>2545.94</text:p>
          </table:table-cell>
          <table:table-cell/>
          <table:table-cell table:formula="of:=[.D934]/[.D933]" office:value-type="float" office:value="1.02121416844073" calcext:value-type="float">
            <text:p>1.02121416844073</text:p>
          </table:table-cell>
          <table:table-cell table:formula="of:=[.B934]/[.B933]" office:value-type="float" office:value="1.00939368061486" calcext:value-type="float">
            <text:p>1.00939368061486</text:p>
          </table:table-cell>
          <table:table-cell table:number-columns-repeated="3"/>
          <table:table-cell office:value-type="float" office:value="1.00283355300252" calcext:value-type="float">
            <text:p>1.00283355300252</text:p>
          </table:table-cell>
          <table:table-cell office:value-type="float" office:value="1.00290083533385" calcext:value-type="float">
            <text:p>1.00290083533385</text:p>
          </table:table-cell>
          <table:table-cell office:value-type="float" office:value="1.00993358359804" calcext:value-type="float">
            <text:p>1.00993358359804</text:p>
          </table:table-cell>
          <table:table-cell office:value-type="float" office:value="0.00703274826418254" calcext:value-type="float">
            <text:p>0.007032748264182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2/14/2018</text:p>
          </table:table-cell>
          <table:table-cell office:value-type="string" calcext:value-type="string">
            <text:p>$41.37</text:p>
          </table:table-cell>
          <table:table-cell office:value-type="string" calcext:value-type="string">
            <text:p>$31.95</text:p>
          </table:table-cell>
          <table:table-cell office:value-type="float" office:value="2599.95" calcext:value-type="float">
            <text:p>2599.95</text:p>
          </table:table-cell>
          <table:table-cell/>
          <table:table-cell table:formula="of:=[.D935]/[.D934]" office:value-type="float" office:value="1.01945806650128" calcext:value-type="float">
            <text:p>1.01945806650128</text:p>
          </table:table-cell>
          <table:table-cell table:formula="of:=[.B935]/[.B934]" office:value-type="float" office:value="1.03305535412134" calcext:value-type="float">
            <text:p>1.03305535412134</text:p>
          </table:table-cell>
          <table:table-cell table:number-columns-repeated="3"/>
          <table:table-cell office:value-type="float" office:value="1.00054433852126" calcext:value-type="float">
            <text:p>1.00054433852126</text:p>
          </table:table-cell>
          <table:table-cell office:value-type="float" office:value="1.00013299947737" calcext:value-type="float">
            <text:p>1.00013299947737</text:p>
          </table:table-cell>
          <table:table-cell office:value-type="float" office:value="0.996911991765311" calcext:value-type="float">
            <text:p>0.996911991765311</text:p>
          </table:table-cell>
          <table:table-cell office:value-type="float" office:value="-0.0032210077120568" calcext:value-type="float">
            <text:p>-0.00322100771205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2/13/2018</text:p>
          </table:table-cell>
          <table:table-cell office:value-type="string" calcext:value-type="string">
            <text:p>$42.7375</text:p>
          </table:table-cell>
          <table:table-cell office:value-type="string" calcext:value-type="string">
            <text:p>$32.27</text:p>
          </table:table-cell>
          <table:table-cell office:value-type="float" office:value="2650.54" calcext:value-type="float">
            <text:p>2650.54</text:p>
          </table:table-cell>
          <table:table-cell/>
          <table:table-cell table:formula="of:=[.D936]/[.D935]" office:value-type="float" office:value="1.00019995925359" calcext:value-type="float">
            <text:p>1.00019995925359</text:p>
          </table:table-cell>
          <table:table-cell table:formula="of:=[.B936]/[.B935]" office:value-type="float" office:value="0.98917812225797" calcext:value-type="float">
            <text:p>0.98917812225797</text:p>
          </table:table-cell>
          <table:table-cell table:number-columns-repeated="3"/>
          <table:table-cell office:value-type="float" office:value="1.00079100898386" calcext:value-type="float">
            <text:p>1.00079100898386</text:p>
          </table:table-cell>
          <table:table-cell office:value-type="float" office:value="1.0004312429826" calcext:value-type="float">
            <text:p>1.0004312429826</text:p>
          </table:table-cell>
          <table:table-cell office:value-type="float" office:value="0.999426375265301" calcext:value-type="float">
            <text:p>0.999426375265301</text:p>
          </table:table-cell>
          <table:table-cell office:value-type="float" office:value="-0.00100486771729458" calcext:value-type="float">
            <text:p>-0.001004867717294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2/12/2018</text:p>
          </table:table-cell>
          <table:table-cell office:value-type="string" calcext:value-type="string">
            <text:p>$42.275</text:p>
          </table:table-cell>
          <table:table-cell office:value-type="string" calcext:value-type="string">
            <text:p>$31.76</text:p>
          </table:table-cell>
          <table:table-cell office:value-type="float" office:value="2651.07" calcext:value-type="float">
            <text:p>2651.07</text:p>
          </table:table-cell>
          <table:table-cell/>
          <table:table-cell table:formula="of:=[.D937]/[.D936]" office:value-type="float" office:value="0.994609723621029" calcext:value-type="float">
            <text:p>0.994609723621029</text:p>
          </table:table-cell>
          <table:table-cell table:formula="of:=[.B937]/[.B936]" office:value-type="float" office:value="0.997220579538734" calcext:value-type="float">
            <text:p>0.997220579538734</text:p>
          </table:table-cell>
          <table:table-cell table:number-columns-repeated="3"/>
          <table:table-cell office:value-type="float" office:value="0.998769719360111" calcext:value-type="float">
            <text:p>0.998769719360111</text:p>
          </table:table-cell>
          <table:table-cell office:value-type="float" office:value="0.997987348824692" calcext:value-type="float">
            <text:p>0.997987348824692</text:p>
          </table:table-cell>
          <table:table-cell office:value-type="float" office:value="0.992768179991965" calcext:value-type="float">
            <text:p>0.992768179991965</text:p>
          </table:table-cell>
          <table:table-cell office:value-type="float" office:value="-0.00521916883272755" calcext:value-type="float">
            <text:p>-0.005219168832727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2/11/2018</text:p>
          </table:table-cell>
          <table:table-cell office:value-type="string" calcext:value-type="string">
            <text:p>$42.1575</text:p>
          </table:table-cell>
          <table:table-cell office:value-type="string" calcext:value-type="string">
            <text:p>$31.49</text:p>
          </table:table-cell>
          <table:table-cell office:value-type="float" office:value="2636.78" calcext:value-type="float">
            <text:p>2636.78</text:p>
          </table:table-cell>
          <table:table-cell/>
          <table:table-cell table:formula="of:=[.D938]/[.D937]" office:value-type="float" office:value="1.00035649542245" calcext:value-type="float">
            <text:p>1.00035649542245</text:p>
          </table:table-cell>
          <table:table-cell table:formula="of:=[.B938]/[.B937]" office:value-type="float" office:value="1.00575223862895" calcext:value-type="float">
            <text:p>1.00575223862895</text:p>
          </table:table-cell>
          <table:table-cell table:number-columns-repeated="3"/>
          <table:table-cell office:value-type="float" office:value="0.993629752172652" calcext:value-type="float">
            <text:p>0.993629752172652</text:p>
          </table:table-cell>
          <table:table-cell office:value-type="float" office:value="0.991772734336164" calcext:value-type="float">
            <text:p>0.991772734336164</text:p>
          </table:table-cell>
          <table:table-cell office:value-type="float" office:value="0.98895762270914" calcext:value-type="float">
            <text:p>0.98895762270914</text:p>
          </table:table-cell>
          <table:table-cell office:value-type="float" office:value="-0.00281511162702386" calcext:value-type="float">
            <text:p>-0.002815111627023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2/10/2018</text:p>
          </table:table-cell>
          <table:table-cell office:value-type="string" calcext:value-type="string">
            <text:p>$42.4</text:p>
          </table:table-cell>
          <table:table-cell office:value-type="string" calcext:value-type="string">
            <text:p>$31.4</text:p>
          </table:table-cell>
          <table:table-cell office:value-type="float" office:value="2637.72" calcext:value-type="float">
            <text:p>2637.72</text:p>
          </table:table-cell>
          <table:table-cell/>
          <table:table-cell table:formula="of:=[.D939]/[.D938]" office:value-type="float" office:value="0.998240905024036" calcext:value-type="float">
            <text:p>0.998240905024036</text:p>
          </table:table-cell>
          <table:table-cell table:formula="of:=[.B939]/[.B938]" office:value-type="float" office:value="0.993455188679245" calcext:value-type="float">
            <text:p>0.993455188679245</text:p>
          </table:table-cell>
          <table:table-cell table:number-columns-repeated="3"/>
          <table:table-cell office:value-type="float" office:value="1.0035388917719" calcext:value-type="float">
            <text:p>1.0035388917719</text:p>
          </table:table-cell>
          <table:table-cell office:value-type="float" office:value="1.003753643995" calcext:value-type="float">
            <text:p>1.003753643995</text:p>
          </table:table-cell>
          <table:table-cell office:value-type="float" office:value="1.005670524962" calcext:value-type="float">
            <text:p>1.005670524962</text:p>
          </table:table-cell>
          <table:table-cell office:value-type="float" office:value="0.00191688096700471" calcext:value-type="float">
            <text:p>0.001916880967004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2/07/2018</text:p>
          </table:table-cell>
          <table:table-cell office:value-type="string" calcext:value-type="string">
            <text:p>$42.1225</text:p>
          </table:table-cell>
          <table:table-cell office:value-type="string" calcext:value-type="string">
            <text:p>$31.93</text:p>
          </table:table-cell>
          <table:table-cell office:value-type="float" office:value="2633.08" calcext:value-type="float">
            <text:p>2633.08</text:p>
          </table:table-cell>
          <table:table-cell/>
          <table:table-cell table:formula="of:=[.D940]/[.D939]" office:value-type="float" office:value="1.02387698057028" calcext:value-type="float">
            <text:p>1.02387698057028</text:p>
          </table:table-cell>
          <table:table-cell table:formula="of:=[.B940]/[.B939]" office:value-type="float" office:value="1.03697548815953" calcext:value-type="float">
            <text:p>1.03697548815953</text:p>
          </table:table-cell>
          <table:table-cell table:number-columns-repeated="3"/>
          <table:table-cell office:value-type="float" office:value="0.998226020756276" calcext:value-type="float">
            <text:p>0.998226020756276</text:p>
          </table:table-cell>
          <table:table-cell office:value-type="float" office:value="0.997329975519074" calcext:value-type="float">
            <text:p>0.997329975519074</text:p>
          </table:table-cell>
          <table:table-cell office:value-type="float" office:value="0.993605766436087" calcext:value-type="float">
            <text:p>0.993605766436087</text:p>
          </table:table-cell>
          <table:table-cell office:value-type="float" office:value="-0.00372420908298732" calcext:value-type="float">
            <text:p>-0.003724209082987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2/06/2018</text:p>
          </table:table-cell>
          <table:table-cell office:value-type="string" calcext:value-type="string">
            <text:p>$43.68</text:p>
          </table:table-cell>
          <table:table-cell office:value-type="string" calcext:value-type="string">
            <text:p>$32.32</text:p>
          </table:table-cell>
          <table:table-cell office:value-type="float" office:value="2695.95" calcext:value-type="float">
            <text:p>2695.95</text:p>
          </table:table-cell>
          <table:table-cell/>
          <table:table-cell table:formula="of:=[.D941]/[.D940]" office:value-type="float" office:value="1.0015245089857" calcext:value-type="float">
            <text:p>1.0015245089857</text:p>
          </table:table-cell>
          <table:table-cell table:formula="of:=[.B941]/[.B940]" office:value-type="float" office:value="1.01127518315018" calcext:value-type="float">
            <text:p>1.01127518315018</text:p>
          </table:table-cell>
          <table:table-cell table:number-columns-repeated="3"/>
          <table:table-cell office:value-type="float" office:value="0.998503467925288" calcext:value-type="float">
            <text:p>0.998503467925288</text:p>
          </table:table-cell>
          <table:table-cell office:value-type="float" office:value="0.997665430422474" calcext:value-type="float">
            <text:p>0.997665430422474</text:p>
          </table:table-cell>
          <table:table-cell office:value-type="float" office:value="0.997016322471187" calcext:value-type="float">
            <text:p>0.997016322471187</text:p>
          </table:table-cell>
          <table:table-cell office:value-type="float" office:value="-0.000649107951287475" calcext:value-type="float">
            <text:p>-0.0006491079512874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2/04/2018</text:p>
          </table:table-cell>
          <table:table-cell office:value-type="string" calcext:value-type="string">
            <text:p>$44.1725</text:p>
          </table:table-cell>
          <table:table-cell office:value-type="string" calcext:value-type="string">
            <text:p>$32.86</text:p>
          </table:table-cell>
          <table:table-cell office:value-type="float" office:value="2700.06" calcext:value-type="float">
            <text:p>2700.06</text:p>
          </table:table-cell>
          <table:table-cell/>
          <table:table-cell table:formula="of:=[.D942]/[.D941]" office:value-type="float" office:value="1.03344740487248" calcext:value-type="float">
            <text:p>1.03344740487248</text:p>
          </table:table-cell>
          <table:table-cell table:formula="of:=[.B942]/[.B941]" office:value-type="float" office:value="1.04601279076348" calcext:value-type="float">
            <text:p>1.04601279076348</text:p>
          </table:table-cell>
          <table:table-cell table:number-columns-repeated="3"/>
          <table:table-cell office:value-type="float" office:value="0.989238362876495" calcext:value-type="float">
            <text:p>0.989238362876495</text:p>
          </table:table-cell>
          <table:table-cell office:value-type="float" office:value="0.98646320792299" calcext:value-type="float">
            <text:p>0.98646320792299</text:p>
          </table:table-cell>
          <table:table-cell office:value-type="float" office:value="1.00222978523647" calcext:value-type="float">
            <text:p>1.00222978523647</text:p>
          </table:table-cell>
          <table:table-cell office:value-type="float" office:value="0.015766577313485" calcext:value-type="float">
            <text:p>0.0157665773134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2/03/2018</text:p>
          </table:table-cell>
          <table:table-cell office:value-type="string" calcext:value-type="string">
            <text:p>$46.205</text:p>
          </table:table-cell>
          <table:table-cell office:value-type="string" calcext:value-type="string">
            <text:p>$33.45</text:p>
          </table:table-cell>
          <table:table-cell office:value-type="float" office:value="2790.37" calcext:value-type="float">
            <text:p>2790.37</text:p>
          </table:table-cell>
          <table:table-cell/>
          <table:table-cell table:formula="of:=[.D943]/[.D942]" office:value-type="float" office:value="0.989177062540093" calcext:value-type="float">
            <text:p>0.989177062540093</text:p>
          </table:table-cell>
          <table:table-cell table:formula="of:=[.B943]/[.B942]" office:value-type="float" office:value="0.96623742019262" calcext:value-type="float">
            <text:p>0.96623742019262</text:p>
          </table:table-cell>
          <table:table-cell table:number-columns-repeated="3"/>
          <table:table-cell office:value-type="float" office:value="1.00265867364963" calcext:value-type="float">
            <text:p>1.00265867364963</text:p>
          </table:table-cell>
          <table:table-cell office:value-type="float" office:value="1.00268939278556" calcext:value-type="float">
            <text:p>1.00268939278556</text:p>
          </table:table-cell>
          <table:table-cell office:value-type="float" office:value="0.996370023419204" calcext:value-type="float">
            <text:p>0.996370023419204</text:p>
          </table:table-cell>
          <table:table-cell office:value-type="float" office:value="-0.00631936936636057" calcext:value-type="float">
            <text:p>-0.006319369366360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/30/2018</text:p>
          </table:table-cell>
          <table:table-cell office:value-type="string" calcext:value-type="string">
            <text:p>$44.645</text:p>
          </table:table-cell>
          <table:table-cell office:value-type="string" calcext:value-type="string">
            <text:p>$32.73</text:p>
          </table:table-cell>
          <table:table-cell office:value-type="float" office:value="2760.17" calcext:value-type="float">
            <text:p>2760.17</text:p>
          </table:table-cell>
          <table:table-cell/>
          <table:table-cell table:formula="of:=[.D944]/[.D943]" office:value-type="float" office:value="0.991880934869954" calcext:value-type="float">
            <text:p>0.991880934869954</text:p>
          </table:table-cell>
          <table:table-cell table:formula="of:=[.B944]/[.B943]" office:value-type="float" office:value="1.00543173927651" calcext:value-type="float">
            <text:p>1.00543173927651</text:p>
          </table:table-cell>
          <table:table-cell table:number-columns-repeated="3"/>
          <table:table-cell office:value-type="float" office:value="0.996985140009371" calcext:value-type="float">
            <text:p>0.996985140009371</text:p>
          </table:table-cell>
          <table:table-cell office:value-type="float" office:value="0.995829655539005" calcext:value-type="float">
            <text:p>0.995829655539005</text:p>
          </table:table-cell>
          <table:table-cell office:value-type="float" office:value="1.00417205312023" calcext:value-type="float">
            <text:p>1.00417205312023</text:p>
          </table:table-cell>
          <table:table-cell office:value-type="float" office:value="0.00834239758122091" calcext:value-type="float">
            <text:p>0.008342397581220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/29/2018</text:p>
          </table:table-cell>
          <table:table-cell office:value-type="string" calcext:value-type="string">
            <text:p>$44.8875</text:p>
          </table:table-cell>
          <table:table-cell office:value-type="string" calcext:value-type="string">
            <text:p>$33.08</text:p>
          </table:table-cell>
          <table:table-cell office:value-type="float" office:value="2737.76" calcext:value-type="float">
            <text:p>2737.76</text:p>
          </table:table-cell>
          <table:table-cell/>
          <table:table-cell table:formula="of:=[.D945]/[.D944]" office:value-type="float" office:value="1.00220253053591" calcext:value-type="float">
            <text:p>1.00220253053591</text:p>
          </table:table-cell>
          <table:table-cell table:formula="of:=[.B945]/[.B944]" office:value-type="float" office:value="1.00774157616263" calcext:value-type="float">
            <text:p>1.00774157616263</text:p>
          </table:table-cell>
          <table:table-cell table:number-columns-repeated="3"/>
          <table:table-cell office:value-type="float" office:value="0.987273793779352" calcext:value-type="float">
            <text:p>0.987273793779352</text:p>
          </table:table-cell>
          <table:table-cell office:value-type="float" office:value="0.984087893231369" calcext:value-type="float">
            <text:p>0.984087893231369</text:p>
          </table:table-cell>
          <table:table-cell office:value-type="float" office:value="0.991456492480543" calcext:value-type="float">
            <text:p>0.991456492480543</text:p>
          </table:table-cell>
          <table:table-cell office:value-type="float" office:value="0.00736859924917455" calcext:value-type="float">
            <text:p>0.007368599249174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/28/2018</text:p>
          </table:table-cell>
          <table:table-cell office:value-type="string" calcext:value-type="string">
            <text:p>$45.235</text:p>
          </table:table-cell>
          <table:table-cell office:value-type="string" calcext:value-type="string">
            <text:p>$32.35</text:p>
          </table:table-cell>
          <table:table-cell office:value-type="float" office:value="2743.79" calcext:value-type="float">
            <text:p>2743.79</text:p>
          </table:table-cell>
          <table:table-cell/>
          <table:table-cell table:formula="of:=[.D946]/[.D945]" office:value-type="float" office:value="0.977542013054935" calcext:value-type="float">
            <text:p>0.977542013054935</text:p>
          </table:table-cell>
          <table:table-cell table:formula="of:=[.B946]/[.B945]" office:value-type="float" office:value="0.962971150657677" calcext:value-type="float">
            <text:p>0.962971150657677</text:p>
          </table:table-cell>
          <table:table-cell table:number-columns-repeated="3"/>
          <table:table-cell office:value-type="float" office:value="0.9992914606244" calcext:value-type="float">
            <text:p>0.9992914606244</text:p>
          </table:table-cell>
          <table:table-cell office:value-type="float" office:value="0.998618174022998" calcext:value-type="float">
            <text:p>0.998618174022998</text:p>
          </table:table-cell>
          <table:table-cell office:value-type="float" office:value="1.00578409962817" calcext:value-type="float">
            <text:p>1.00578409962817</text:p>
          </table:table-cell>
          <table:table-cell office:value-type="float" office:value="0.00716592560516682" calcext:value-type="float">
            <text:p>0.007165925605166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/27/2018</text:p>
          </table:table-cell>
          <table:table-cell office:value-type="string" calcext:value-type="string">
            <text:p>$43.56</text:p>
          </table:table-cell>
          <table:table-cell office:value-type="string" calcext:value-type="string">
            <text:p>$32</text:p>
          </table:table-cell>
          <table:table-cell office:value-type="float" office:value="2682.17" calcext:value-type="float">
            <text:p>2682.17</text:p>
          </table:table-cell>
          <table:table-cell/>
          <table:table-cell table:formula="of:=[.D947]/[.D946]" office:value-type="float" office:value="0.996748901076367" calcext:value-type="float">
            <text:p>0.996748901076367</text:p>
          </table:table-cell>
          <table:table-cell table:formula="of:=[.B947]/[.B946]" office:value-type="float" office:value="1.00218089990817" calcext:value-type="float">
            <text:p>1.00218089990817</text:p>
          </table:table-cell>
          <table:table-cell table:number-columns-repeated="3"/>
          <table:table-cell office:value-type="float" office:value="0.999324194572876" calcext:value-type="float">
            <text:p>0.999324194572876</text:p>
          </table:table-cell>
          <table:table-cell office:value-type="float" office:value="0.998657751876912" calcext:value-type="float">
            <text:p>0.998657751876912</text:p>
          </table:table-cell>
          <table:table-cell office:value-type="float" office:value="1.00311014611819" calcext:value-type="float">
            <text:p>1.00311014611819</text:p>
          </table:table-cell>
          <table:table-cell office:value-type="float" office:value="0.00445239424127375" calcext:value-type="float">
            <text:p>0.004452394241273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/26/2018</text:p>
          </table:table-cell>
          <table:table-cell office:value-type="string" calcext:value-type="string">
            <text:p>$43.655</text:p>
          </table:table-cell>
          <table:table-cell office:value-type="string" calcext:value-type="string">
            <text:p>$32.29</text:p>
          </table:table-cell>
          <table:table-cell office:value-type="float" office:value="2673.45" calcext:value-type="float">
            <text:p>2673.45</text:p>
          </table:table-cell>
          <table:table-cell/>
          <table:table-cell table:formula="of:=[.D948]/[.D947]" office:value-type="float" office:value="0.984705156258767" calcext:value-type="float">
            <text:p>0.984705156258767</text:p>
          </table:table-cell>
          <table:table-cell table:formula="of:=[.B948]/[.B947]" office:value-type="float" office:value="0.986656740350475" calcext:value-type="float">
            <text:p>0.986656740350475</text:p>
          </table:table-cell>
          <table:table-cell table:number-columns-repeated="3"/>
          <table:table-cell office:value-type="float" office:value="1.00944550174609" calcext:value-type="float">
            <text:p>1.00944550174609</text:p>
          </table:table-cell>
          <table:table-cell office:value-type="float" office:value="1.01089518840276" calcext:value-type="float">
            <text:p>1.01089518840276</text:p>
          </table:table-cell>
          <table:table-cell office:value-type="float" office:value="1.01930501930502" calcext:value-type="float">
            <text:p>1.01930501930502</text:p>
          </table:table-cell>
          <table:table-cell office:value-type="float" office:value="0.00840983090225755" calcext:value-type="float">
            <text:p>0.008409830902257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/23/2018</text:p>
          </table:table-cell>
          <table:table-cell office:value-type="string" calcext:value-type="string">
            <text:p>$43.0725</text:p>
          </table:table-cell>
          <table:table-cell office:value-type="string" calcext:value-type="string">
            <text:p>$32.01</text:p>
          </table:table-cell>
          <table:table-cell office:value-type="float" office:value="2632.56" calcext:value-type="float">
            <text:p>2632.56</text:p>
          </table:table-cell>
          <table:table-cell/>
          <table:table-cell table:formula="of:=[.D949]/[.D948]" office:value-type="float" office:value="1.00659814021333" calcext:value-type="float">
            <text:p>1.00659814021333</text:p>
          </table:table-cell>
          <table:table-cell table:formula="of:=[.B949]/[.B948]" office:value-type="float" office:value="1.02606071159092" calcext:value-type="float">
            <text:p>1.02606071159092</text:p>
          </table:table-cell>
          <table:table-cell table:number-columns-repeated="3"/>
          <table:table-cell office:value-type="float" office:value="1.00222945442431" calcext:value-type="float">
            <text:p>1.00222945442431</text:p>
          </table:table-cell>
          <table:table-cell office:value-type="float" office:value="1.00217043382744" calcext:value-type="float">
            <text:p>1.00217043382744</text:p>
          </table:table-cell>
          <table:table-cell office:value-type="float" office:value="0.99965564738292" calcext:value-type="float">
            <text:p>0.99965564738292</text:p>
          </table:table-cell>
          <table:table-cell office:value-type="float" office:value="-0.00251478644451741" calcext:value-type="float">
            <text:p>-0.002514786444517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/21/2018</text:p>
          </table:table-cell>
          <table:table-cell office:value-type="string" calcext:value-type="string">
            <text:p>$44.195</text:p>
          </table:table-cell>
          <table:table-cell office:value-type="string" calcext:value-type="string">
            <text:p>$33.47</text:p>
          </table:table-cell>
          <table:table-cell office:value-type="float" office:value="2649.93" calcext:value-type="float">
            <text:p>2649.93</text:p>
          </table:table-cell>
          <table:table-cell/>
          <table:table-cell table:formula="of:=[.D950]/[.D949]" office:value-type="float" office:value="0.996965957591333" calcext:value-type="float">
            <text:p>0.996965957591333</text:p>
          </table:table-cell>
          <table:table-cell table:formula="of:=[.B950]/[.B949]" office:value-type="float" office:value="1.00113134970019" calcext:value-type="float">
            <text:p>1.00113134970019</text:p>
          </table:table-cell>
          <table:table-cell table:number-columns-repeated="3"/>
          <table:table-cell office:value-type="float" office:value="0.995313584395661" calcext:value-type="float">
            <text:p>0.995313584395661</text:p>
          </table:table-cell>
          <table:table-cell office:value-type="float" office:value="0.993808616618622" calcext:value-type="float">
            <text:p>0.993808616618622</text:p>
          </table:table-cell>
          <table:table-cell office:value-type="float" office:value="0.98317832127684" calcext:value-type="float">
            <text:p>0.98317832127684</text:p>
          </table:table-cell>
          <table:table-cell office:value-type="float" office:value="-0.0106302953417815" calcext:value-type="float">
            <text:p>-0.01063029534178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/20/2018</text:p>
          </table:table-cell>
          <table:table-cell office:value-type="string" calcext:value-type="string">
            <text:p>$44.245</text:p>
          </table:table-cell>
          <table:table-cell office:value-type="string" calcext:value-type="string">
            <text:p>$32.99</text:p>
          </table:table-cell>
          <table:table-cell office:value-type="float" office:value="2641.89" calcext:value-type="float">
            <text:p>2641.89</text:p>
          </table:table-cell>
          <table:table-cell/>
          <table:table-cell table:formula="of:=[.D951]/[.D950]" office:value-type="float" office:value="1.01848676515676" calcext:value-type="float">
            <text:p>1.01848676515676</text:p>
          </table:table-cell>
          <table:table-cell table:formula="of:=[.B951]/[.B950]" office:value-type="float" office:value="1.05017516103515" calcext:value-type="float">
            <text:p>1.05017516103515</text:p>
          </table:table-cell>
          <table:table-cell table:number-columns-repeated="3"/>
          <table:table-cell office:value-type="float" office:value="0.993269403677974" calcext:value-type="float">
            <text:p>0.993269403677974</text:p>
          </table:table-cell>
          <table:table-cell office:value-type="float" office:value="0.991337045372738" calcext:value-type="float">
            <text:p>0.991337045372738</text:p>
          </table:table-cell>
          <table:table-cell office:value-type="float" office:value="0.972379562043796" calcext:value-type="float">
            <text:p>0.972379562043796</text:p>
          </table:table-cell>
          <table:table-cell office:value-type="float" office:value="-0.0189574833289426" calcext:value-type="float">
            <text:p>-0.01895748332894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/19/2018</text:p>
          </table:table-cell>
          <table:table-cell office:value-type="string" calcext:value-type="string">
            <text:p>$46.465</text:p>
          </table:table-cell>
          <table:table-cell office:value-type="string" calcext:value-type="string">
            <text:p>$33.24</text:p>
          </table:table-cell>
          <table:table-cell office:value-type="float" office:value="2690.73" calcext:value-type="float">
            <text:p>2690.73</text:p>
          </table:table-cell>
          <table:table-cell/>
          <table:table-cell table:formula="of:=[.D952]/[.D951]" office:value-type="float" office:value="1.01692477506104" calcext:value-type="float">
            <text:p>1.01692477506104</text:p>
          </table:table-cell>
          <table:table-cell table:formula="of:=[.B952]/[.B951]" office:value-type="float" office:value="1.04126762078984" calcext:value-type="float">
            <text:p>1.04126762078984</text:p>
          </table:table-cell>
          <table:table-cell table:number-columns-repeated="3"/>
          <table:table-cell office:value-type="float" office:value="0.999102171415059" calcext:value-type="float">
            <text:p>0.999102171415059</text:p>
          </table:table-cell>
          <table:table-cell office:value-type="float" office:value="0.998389308853243" calcext:value-type="float">
            <text:p>0.998389308853243</text:p>
          </table:table-cell>
          <table:table-cell office:value-type="float" office:value="0.99951957722796" calcext:value-type="float">
            <text:p>0.99951957722796</text:p>
          </table:table-cell>
          <table:table-cell office:value-type="float" office:value="0.00113026837471752" calcext:value-type="float">
            <text:p>0.001130268374717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/16/2018</text:p>
          </table:table-cell>
          <table:table-cell office:value-type="string" calcext:value-type="string">
            <text:p>$48.3825</text:p>
          </table:table-cell>
          <table:table-cell office:value-type="string" calcext:value-type="string">
            <text:p>$32.44</text:p>
          </table:table-cell>
          <table:table-cell office:value-type="float" office:value="2736.27" calcext:value-type="float">
            <text:p>2736.27</text:p>
          </table:table-cell>
          <table:table-cell/>
          <table:table-cell table:formula="of:=[.D953]/[.D952]" office:value-type="float" office:value="0.997781651664492" calcext:value-type="float">
            <text:p>0.997781651664492</text:p>
          </table:table-cell>
          <table:table-cell table:formula="of:=[.B953]/[.B952]" office:value-type="float" office:value="0.989045626001137" calcext:value-type="float">
            <text:p>0.989045626001137</text:p>
          </table:table-cell>
          <table:table-cell table:number-columns-repeated="3"/>
          <table:table-cell office:value-type="float" office:value="0.991475906956104" calcext:value-type="float">
            <text:p>0.991475906956104</text:p>
          </table:table-cell>
          <table:table-cell office:value-type="float" office:value="0.989168570301525" calcext:value-type="float">
            <text:p>0.989168570301525</text:p>
          </table:table-cell>
          <table:table-cell office:value-type="float" office:value="0.992850276375871" calcext:value-type="float">
            <text:p>0.992850276375871</text:p>
          </table:table-cell>
          <table:table-cell office:value-type="float" office:value="0.00368170607434648" calcext:value-type="float">
            <text:p>0.003681706074346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/15/2018</text:p>
          </table:table-cell>
          <table:table-cell office:value-type="string" calcext:value-type="string">
            <text:p>$47.8525</text:p>
          </table:table-cell>
          <table:table-cell office:value-type="string" calcext:value-type="string">
            <text:p>$32.27</text:p>
          </table:table-cell>
          <table:table-cell office:value-type="float" office:value="2730.2" calcext:value-type="float">
            <text:p>2730.2</text:p>
          </table:table-cell>
          <table:table-cell/>
          <table:table-cell table:formula="of:=[.D954]/[.D953]" office:value-type="float" office:value="0.989517251483408" calcext:value-type="float">
            <text:p>0.989517251483408</text:p>
          </table:table-cell>
          <table:table-cell table:formula="of:=[.B954]/[.B953]" office:value-type="float" office:value="0.97591557389896" calcext:value-type="float">
            <text:p>0.97591557389896</text:p>
          </table:table-cell>
          <table:table-cell table:number-columns-repeated="3"/>
          <table:table-cell office:value-type="float" office:value="0.984688834598385" calcext:value-type="float">
            <text:p>0.984688834598385</text:p>
          </table:table-cell>
          <table:table-cell office:value-type="float" office:value="0.98096247935373" calcext:value-type="float">
            <text:p>0.98096247935373</text:p>
          </table:table-cell>
          <table:table-cell office:value-type="float" office:value="0.936036308623298" calcext:value-type="float">
            <text:p>0.936036308623298</text:p>
          </table:table-cell>
          <table:table-cell office:value-type="float" office:value="-0.044926170730432" calcext:value-type="float">
            <text:p>-0.0449261707304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/14/2018</text:p>
          </table:table-cell>
          <table:table-cell office:value-type="string" calcext:value-type="string">
            <text:p>$46.7</text:p>
          </table:table-cell>
          <table:table-cell office:value-type="string" calcext:value-type="string">
            <text:p>$32.17</text:p>
          </table:table-cell>
          <table:table-cell office:value-type="float" office:value="2701.58" calcext:value-type="float">
            <text:p>2701.58</text:p>
          </table:table-cell>
          <table:table-cell/>
          <table:table-cell table:formula="of:=[.D955]/[.D954]" office:value-type="float" office:value="1.00762516749458" calcext:value-type="float">
            <text:p>1.00762516749458</text:p>
          </table:table-cell>
          <table:table-cell table:formula="of:=[.B955]/[.B954]" office:value-type="float" office:value="1.02906852248394" calcext:value-type="float">
            <text:p>1.02906852248394</text:p>
          </table:table-cell>
          <table:table-cell table:number-columns-repeated="3"/>
          <table:table-cell office:value-type="float" office:value="1.00145833333333" calcext:value-type="float">
            <text:p>1.00145833333333</text:p>
          </table:table-cell>
          <table:table-cell office:value-type="float" office:value="1.00123808929495" calcext:value-type="float">
            <text:p>1.00123808929495</text:p>
          </table:table-cell>
          <table:table-cell office:value-type="float" office:value="1.01047323506594" calcext:value-type="float">
            <text:p>1.01047323506594</text:p>
          </table:table-cell>
          <table:table-cell office:value-type="float" office:value="0.00923514577099716" calcext:value-type="float">
            <text:p>0.009235145770997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/13/2018</text:p>
          </table:table-cell>
          <table:table-cell office:value-type="string" calcext:value-type="string">
            <text:p>$48.0575</text:p>
          </table:table-cell>
          <table:table-cell office:value-type="string" calcext:value-type="string">
            <text:p>$32.63</text:p>
          </table:table-cell>
          <table:table-cell office:value-type="float" office:value="2722.18" calcext:value-type="float">
            <text:p>2722.18</text:p>
          </table:table-cell>
          <table:table-cell/>
          <table:table-cell table:formula="of:=[.D956]/[.D955]" office:value-type="float" office:value="1.00148410465142" calcext:value-type="float">
            <text:p>1.00148410465142</text:p>
          </table:table-cell>
          <table:table-cell table:formula="of:=[.B956]/[.B955]" office:value-type="float" office:value="1.01009207719919" calcext:value-type="float">
            <text:p>1.01009207719919</text:p>
          </table:table-cell>
          <table:table-cell table:number-columns-repeated="3"/>
          <table:table-cell office:value-type="float" office:value="1.00790892070276" calcext:value-type="float">
            <text:p>1.00790892070276</text:p>
          </table:table-cell>
          <table:table-cell office:value-type="float" office:value="1.00903734408851" calcext:value-type="float">
            <text:p>1.00903734408851</text:p>
          </table:table-cell>
          <table:table-cell office:value-type="float" office:value="1.00934101087652" calcext:value-type="float">
            <text:p>1.00934101087652</text:p>
          </table:table-cell>
          <table:table-cell office:value-type="float" office:value="0.000303666788005197" calcext:value-type="float">
            <text:p>0.0003036667880051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/12/2018</text:p>
          </table:table-cell>
          <table:table-cell office:value-type="string" calcext:value-type="string">
            <text:p>$48.5425</text:p>
          </table:table-cell>
          <table:table-cell office:value-type="string" calcext:value-type="string">
            <text:p>$32.87</text:p>
          </table:table-cell>
          <table:table-cell office:value-type="float" office:value="2726.22" calcext:value-type="float">
            <text:p>2726.22</text:p>
          </table:table-cell>
          <table:table-cell/>
          <table:table-cell table:formula="of:=[.D957]/[.D956]" office:value-type="float" office:value="1.02009742427244" calcext:value-type="float">
            <text:p>1.02009742427244</text:p>
          </table:table-cell>
          <table:table-cell table:formula="of:=[.B957]/[.B956]" office:value-type="float" office:value="1.05304629963434" calcext:value-type="float">
            <text:p>1.05304629963434</text:p>
          </table:table-cell>
          <table:table-cell table:number-columns-repeated="3"/>
          <table:table-cell office:value-type="float" office:value="0.991582731653132" calcext:value-type="float">
            <text:p>0.991582731653132</text:p>
          </table:table-cell>
          <table:table-cell office:value-type="float" office:value="0.989297729552094" calcext:value-type="float">
            <text:p>0.989297729552094</text:p>
          </table:table-cell>
          <table:table-cell office:value-type="float" office:value="0.967925963488844" calcext:value-type="float">
            <text:p>0.967925963488844</text:p>
          </table:table-cell>
          <table:table-cell office:value-type="float" office:value="-0.0213717660632504" calcext:value-type="float">
            <text:p>-0.02137176606325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/09/2018</text:p>
          </table:table-cell>
          <table:table-cell office:value-type="string" calcext:value-type="string">
            <text:p>$51.1175</text:p>
          </table:table-cell>
          <table:table-cell office:value-type="string" calcext:value-type="string">
            <text:p>$32.83</text:p>
          </table:table-cell>
          <table:table-cell office:value-type="float" office:value="2781.01" calcext:value-type="float">
            <text:p>2781.01</text:p>
          </table:table-cell>
          <table:table-cell/>
          <table:table-cell table:formula="of:=[.D958]/[.D957]" office:value-type="float" office:value="1.00928439667603" calcext:value-type="float">
            <text:p>1.00928439667603</text:p>
          </table:table-cell>
          <table:table-cell table:formula="of:=[.B958]/[.B957]" office:value-type="float" office:value="1.01966058590502" calcext:value-type="float">
            <text:p>1.01966058590502</text:p>
          </table:table-cell>
          <table:table-cell table:number-columns-repeated="3"/>
          <table:table-cell office:value-type="float" office:value="0.998626212471569" calcext:value-type="float">
            <text:p>0.998626212471569</text:p>
          </table:table-cell>
          <table:table-cell office:value-type="float" office:value="0.997813837991605" calcext:value-type="float">
            <text:p>0.997813837991605</text:p>
          </table:table-cell>
          <table:table-cell office:value-type="float" office:value="1.00798952193844" calcext:value-type="float">
            <text:p>1.00798952193844</text:p>
          </table:table-cell>
          <table:table-cell office:value-type="float" office:value="0.0101756839468368" calcext:value-type="float">
            <text:p>0.01017568394683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/08/2018</text:p>
          </table:table-cell>
          <table:table-cell office:value-type="string" calcext:value-type="string">
            <text:p>$52.1225</text:p>
          </table:table-cell>
          <table:table-cell office:value-type="string" calcext:value-type="string">
            <text:p>$32.9</text:p>
          </table:table-cell>
          <table:table-cell office:value-type="float" office:value="2806.83" calcext:value-type="float">
            <text:p>2806.83</text:p>
          </table:table-cell>
          <table:table-cell/>
          <table:table-cell table:formula="of:=[.D959]/[.D958]" office:value-type="float" office:value="1.00251529305302" calcext:value-type="float">
            <text:p>1.00251529305302</text:p>
          </table:table-cell>
          <table:table-cell table:formula="of:=[.B959]/[.B958]" office:value-type="float" office:value="1.00700273394407" calcext:value-type="float">
            <text:p>1.00700273394407</text:p>
          </table:table-cell>
          <table:table-cell table:number-columns-repeated="3"/>
          <table:table-cell office:value-type="float" office:value="0.997801947928905" calcext:value-type="float">
            <text:p>0.997801947928905</text:p>
          </table:table-cell>
          <table:table-cell office:value-type="float" office:value="0.996817238950716" calcext:value-type="float">
            <text:p>0.996817238950716</text:p>
          </table:table-cell>
          <table:table-cell office:value-type="float" office:value="0.995971933471934" calcext:value-type="float">
            <text:p>0.995971933471934</text:p>
          </table:table-cell>
          <table:table-cell office:value-type="float" office:value="-0.000845305478782588" calcext:value-type="float">
            <text:p>-0.0008453054787825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/07/2018</text:p>
          </table:table-cell>
          <table:table-cell office:value-type="string" calcext:value-type="string">
            <text:p>$52.4875</text:p>
          </table:table-cell>
          <table:table-cell office:value-type="string" calcext:value-type="string">
            <text:p>$33.17</text:p>
          </table:table-cell>
          <table:table-cell office:value-type="float" office:value="2813.89" calcext:value-type="float">
            <text:p>2813.89</text:p>
          </table:table-cell>
          <table:table-cell/>
          <table:table-cell table:formula="of:=[.D960]/[.D959]" office:value-type="float" office:value="0.979231597539349" calcext:value-type="float">
            <text:p>0.979231597539349</text:p>
          </table:table-cell>
          <table:table-cell table:formula="of:=[.B960]/[.B959]" office:value-type="float" office:value="0.970564420100024" calcext:value-type="float">
            <text:p>0.970564420100024</text:p>
          </table:table-cell>
          <table:table-cell table:number-columns-repeated="3"/>
          <table:table-cell office:value-type="float" office:value="1.01436059098333" calcext:value-type="float">
            <text:p>1.01436059098333</text:p>
          </table:table-cell>
          <table:table-cell office:value-type="float" office:value="1.01683790820469" calcext:value-type="float">
            <text:p>1.01683790820469</text:p>
          </table:table-cell>
          <table:table-cell office:value-type="float" office:value="1.02296151337247" calcext:value-type="float">
            <text:p>1.02296151337247</text:p>
          </table:table-cell>
          <table:table-cell office:value-type="float" office:value="0.00612360516778598" calcext:value-type="float">
            <text:p>0.006123605167785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/06/2018</text:p>
          </table:table-cell>
          <table:table-cell office:value-type="string" calcext:value-type="string">
            <text:p>$50.9425</text:p>
          </table:table-cell>
          <table:table-cell office:value-type="string" calcext:value-type="string">
            <text:p>$33.12</text:p>
          </table:table-cell>
          <table:table-cell office:value-type="float" office:value="2755.45" calcext:value-type="float">
            <text:p>2755.45</text:p>
          </table:table-cell>
          <table:table-cell/>
          <table:table-cell table:formula="of:=[.D961]/[.D960]" office:value-type="float" office:value="0.993779600428242" calcext:value-type="float">
            <text:p>0.993779600428242</text:p>
          </table:table-cell>
          <table:table-cell table:formula="of:=[.B961]/[.B960]" office:value-type="float" office:value="0.989301663640379" calcext:value-type="float">
            <text:p>0.989301663640379</text:p>
          </table:table-cell>
          <table:table-cell table:number-columns-repeated="3"/>
          <table:table-cell office:value-type="float" office:value="0.986988478719142" calcext:value-type="float">
            <text:p>0.986988478719142</text:p>
          </table:table-cell>
          <table:table-cell office:value-type="float" office:value="0.983742925444162" calcext:value-type="float">
            <text:p>0.983742925444162</text:p>
          </table:table-cell>
          <table:table-cell office:value-type="float" office:value="0.993878331845428" calcext:value-type="float">
            <text:p>0.993878331845428</text:p>
          </table:table-cell>
          <table:table-cell office:value-type="float" office:value="0.0101354064012664" calcext:value-type="float">
            <text:p>0.01013540640126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/05/2018</text:p>
          </table:table-cell>
          <table:table-cell office:value-type="string" calcext:value-type="string">
            <text:p>$50.3975</text:p>
          </table:table-cell>
          <table:table-cell office:value-type="string" calcext:value-type="string">
            <text:p>$32.32</text:p>
          </table:table-cell>
          <table:table-cell office:value-type="float" office:value="2738.31" calcext:value-type="float">
            <text:p>2738.31</text:p>
          </table:table-cell>
          <table:table-cell/>
          <table:table-cell table:formula="of:=[.D962]/[.D961]" office:value-type="float" office:value="0.994430871595984" calcext:value-type="float">
            <text:p>0.994430871595984</text:p>
          </table:table-cell>
          <table:table-cell table:formula="of:=[.B962]/[.B961]" office:value-type="float" office:value="1.02921771913289" calcext:value-type="float">
            <text:p>1.02921771913289</text:p>
          </table:table-cell>
          <table:table-cell table:number-columns-repeated="3"/>
          <table:table-cell office:value-type="float" office:value="0.992465743031002" calcext:value-type="float">
            <text:p>0.992465743031002</text:p>
          </table:table-cell>
          <table:table-cell office:value-type="float" office:value="0.990365358021754" calcext:value-type="float">
            <text:p>0.990365358021754</text:p>
          </table:table-cell>
          <table:table-cell office:value-type="float" office:value="0.994097266777878" calcext:value-type="float">
            <text:p>0.994097266777878</text:p>
          </table:table-cell>
          <table:table-cell office:value-type="float" office:value="0.00373190875612373" calcext:value-type="float">
            <text:p>0.003731908756123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/02/2018</text:p>
          </table:table-cell>
          <table:table-cell office:value-type="string" calcext:value-type="string">
            <text:p>$51.87</text:p>
          </table:table-cell>
          <table:table-cell office:value-type="string" calcext:value-type="string">
            <text:p>$31.42</text:p>
          </table:table-cell>
          <table:table-cell office:value-type="float" office:value="2723.06" calcext:value-type="float">
            <text:p>2723.06</text:p>
          </table:table-cell>
          <table:table-cell/>
          <table:table-cell table:formula="of:=[.D963]/[.D962]" office:value-type="float" office:value="1.00635681916667" calcext:value-type="float">
            <text:p>1.00635681916667</text:p>
          </table:table-cell>
          <table:table-cell table:formula="of:=[.B963]/[.B962]" office:value-type="float" office:value="1.07104299209562" calcext:value-type="float">
            <text:p>1.07104299209562</text:p>
          </table:table-cell>
          <table:table-cell table:number-columns-repeated="3"/>
          <table:table-cell office:value-type="float" office:value="0.997782959366997" calcext:value-type="float">
            <text:p>0.997782959366997</text:p>
          </table:table-cell>
          <table:table-cell office:value-type="float" office:value="0.99679428032323" calcext:value-type="float">
            <text:p>0.99679428032323</text:p>
          </table:table-cell>
          <table:table-cell office:value-type="float" office:value="0.987930811927198" calcext:value-type="float">
            <text:p>0.987930811927198</text:p>
          </table:table-cell>
          <table:table-cell office:value-type="float" office:value="-0.00886346839603236" calcext:value-type="float">
            <text:p>-0.008863468396032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/01/2018</text:p>
          </table:table-cell>
          <table:table-cell office:value-type="string" calcext:value-type="string">
            <text:p>$55.555</text:p>
          </table:table-cell>
          <table:table-cell office:value-type="string" calcext:value-type="string">
            <text:p>$31.67</text:p>
          </table:table-cell>
          <table:table-cell office:value-type="float" office:value="2740.37" calcext:value-type="float">
            <text:p>2740.37</text:p>
          </table:table-cell>
          <table:table-cell/>
          <table:table-cell table:formula="of:=[.D964]/[.D963]" office:value-type="float" office:value="0.989552505683539" calcext:value-type="float">
            <text:p>0.989552505683539</text:p>
          </table:table-cell>
          <table:table-cell table:formula="of:=[.B964]/[.B963]" office:value-type="float" office:value="0.984879848798488" calcext:value-type="float">
            <text:p>0.984879848798488</text:p>
          </table:table-cell>
          <table:table-cell table:number-columns-repeated="3"/>
          <table:table-cell office:value-type="float" office:value="0.989392023905298" calcext:value-type="float">
            <text:p>0.989392023905298</text:p>
          </table:table-cell>
          <table:table-cell office:value-type="float" office:value="0.986648995890324" calcext:value-type="float">
            <text:p>0.986648995890324</text:p>
          </table:table-cell>
          <table:table-cell office:value-type="float" office:value="0.979943816554517" calcext:value-type="float">
            <text:p>0.979943816554517</text:p>
          </table:table-cell>
          <table:table-cell office:value-type="float" office:value="-0.00670517933580617" calcext:value-type="float">
            <text:p>-0.006705179335806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/31/2018</text:p>
          </table:table-cell>
          <table:table-cell office:value-type="string" calcext:value-type="string">
            <text:p>$54.715</text:p>
          </table:table-cell>
          <table:table-cell office:value-type="string" calcext:value-type="string">
            <text:p>$31.11</text:p>
          </table:table-cell>
          <table:table-cell office:value-type="float" office:value="2711.74" calcext:value-type="float">
            <text:p>2711.74</text:p>
          </table:table-cell>
          <table:table-cell/>
          <table:table-cell table:formula="of:=[.D965]/[.D964]" office:value-type="float" office:value="0.989265195040823" calcext:value-type="float">
            <text:p>0.989265195040823</text:p>
          </table:table-cell>
          <table:table-cell table:formula="of:=[.B965]/[.B964]" office:value-type="float" office:value="0.974595631910811" calcext:value-type="float">
            <text:p>0.974595631910811</text:p>
          </table:table-cell>
          <table:table-cell table:number-columns-repeated="3"/>
          <table:table-cell office:value-type="float" office:value="1.00528535086598" calcext:value-type="float">
            <text:p>1.00528535086598</text:p>
          </table:table-cell>
          <table:table-cell office:value-type="float" office:value="1.00586524696714" calcext:value-type="float">
            <text:p>1.00586524696714</text:p>
          </table:table-cell>
          <table:table-cell office:value-type="float" office:value="1.01526666666667" calcext:value-type="float">
            <text:p>1.01526666666667</text:p>
          </table:table-cell>
          <table:table-cell office:value-type="float" office:value="0.00940141969952935" calcext:value-type="float">
            <text:p>0.009401419699529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/30/2018</text:p>
          </table:table-cell>
          <table:table-cell office:value-type="string" calcext:value-type="string">
            <text:p>$53.325</text:p>
          </table:table-cell>
          <table:table-cell office:value-type="string" calcext:value-type="string">
            <text:p>$30.48</text:p>
          </table:table-cell>
          <table:table-cell office:value-type="float" office:value="2682.63" calcext:value-type="float">
            <text:p>2682.63</text:p>
          </table:table-cell>
          <table:table-cell/>
          <table:table-cell table:formula="of:=[.D966]/[.D965]" office:value-type="float" office:value="0.98457483887081" calcext:value-type="float">
            <text:p>0.98457483887081</text:p>
          </table:table-cell>
          <table:table-cell table:formula="of:=[.B966]/[.B965]" office:value-type="float" office:value="0.995030473511486" calcext:value-type="float">
            <text:p>0.995030473511486</text:p>
          </table:table-cell>
          <table:table-cell table:number-columns-repeated="3"/>
          <table:table-cell office:value-type="float" office:value="1.00014636438569" calcext:value-type="float">
            <text:p>1.00014636438569</text:p>
          </table:table-cell>
          <table:table-cell office:value-type="float" office:value="0.99965181822878" calcext:value-type="float">
            <text:p>0.99965181822878</text:p>
          </table:table-cell>
          <table:table-cell office:value-type="float" office:value="1.00991529319062" calcext:value-type="float">
            <text:p>1.00991529319062</text:p>
          </table:table-cell>
          <table:table-cell office:value-type="float" office:value="0.0102634749618427" calcext:value-type="float">
            <text:p>0.01026347496184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/29/2018</text:p>
          </table:table-cell>
          <table:table-cell office:value-type="string" calcext:value-type="string">
            <text:p>$53.06</text:p>
          </table:table-cell>
          <table:table-cell office:value-type="string" calcext:value-type="string">
            <text:p>$30.49</text:p>
          </table:table-cell>
          <table:table-cell office:value-type="float" office:value="2641.25" calcext:value-type="float">
            <text:p>2641.25</text:p>
          </table:table-cell>
          <table:table-cell/>
          <table:table-cell table:formula="of:=[.D967]/[.D966]" office:value-type="float" office:value="1.00660293421675" calcext:value-type="float">
            <text:p>1.00660293421675</text:p>
          </table:table-cell>
          <table:table-cell table:formula="of:=[.B967]/[.B966]" office:value-type="float" office:value="1.01912928759894" calcext:value-type="float">
            <text:p>1.01912928759894</text:p>
          </table:table-cell>
          <table:table-cell table:number-columns-repeated="3"/>
          <table:table-cell office:value-type="float" office:value="0.995501879351778" calcext:value-type="float">
            <text:p>0.995501879351778</text:p>
          </table:table-cell>
          <table:table-cell office:value-type="float" office:value="0.994036279659984" calcext:value-type="float">
            <text:p>0.994036279659984</text:p>
          </table:table-cell>
          <table:table-cell office:value-type="float" office:value="0.996814044213264" calcext:value-type="float">
            <text:p>0.996814044213264</text:p>
          </table:table-cell>
          <table:table-cell office:value-type="float" office:value="0.00277776455327949" calcext:value-type="float">
            <text:p>0.002777764553279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/26/2018</text:p>
          </table:table-cell>
          <table:table-cell office:value-type="string" calcext:value-type="string">
            <text:p>$54.075</text:p>
          </table:table-cell>
          <table:table-cell office:value-type="string" calcext:value-type="string">
            <text:p>$31.26</text:p>
          </table:table-cell>
          <table:table-cell office:value-type="float" office:value="2658.69" calcext:value-type="float">
            <text:p>2658.69</text:p>
          </table:table-cell>
          <table:table-cell/>
          <table:table-cell table:formula="of:=[.D968]/[.D967]" office:value-type="float" office:value="1.01763274394533" calcext:value-type="float">
            <text:p>1.01763274394533</text:p>
          </table:table-cell>
          <table:table-cell table:formula="of:=[.B968]/[.B967]" office:value-type="float" office:value="1.01618122977346" calcext:value-type="float">
            <text:p>1.01618122977346</text:p>
          </table:table-cell>
          <table:table-cell table:number-columns-repeated="3"/>
          <table:table-cell office:value-type="float" office:value="0.99591869893538" calcext:value-type="float">
            <text:p>0.99591869893538</text:p>
          </table:table-cell>
          <table:table-cell office:value-type="float" office:value="0.99454024650041" calcext:value-type="float">
            <text:p>0.99454024650041</text:p>
          </table:table-cell>
          <table:table-cell office:value-type="float" office:value="0.983301806796686" calcext:value-type="float">
            <text:p>0.983301806796686</text:p>
          </table:table-cell>
          <table:table-cell office:value-type="float" office:value="-0.0112384397037238" calcext:value-type="float">
            <text:p>-0.01123843970372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/25/2018</text:p>
          </table:table-cell>
          <table:table-cell office:value-type="string" calcext:value-type="string">
            <text:p>$54.95</text:p>
          </table:table-cell>
          <table:table-cell office:value-type="string" calcext:value-type="string">
            <text:p>$31.19</text:p>
          </table:table-cell>
          <table:table-cell office:value-type="float" office:value="2705.57" calcext:value-type="float">
            <text:p>2705.57</text:p>
          </table:table-cell>
          <table:table-cell/>
          <table:table-cell table:formula="of:=[.D969]/[.D968]" office:value-type="float" office:value="0.981715498028142" calcext:value-type="float">
            <text:p>0.981715498028142</text:p>
          </table:table-cell>
          <table:table-cell table:formula="of:=[.B969]/[.B968]" office:value-type="float" office:value="0.978571428571429" calcext:value-type="float">
            <text:p>0.978571428571429</text:p>
          </table:table-cell>
          <table:table-cell table:number-columns-repeated="3"/>
          <table:table-cell office:value-type="float" office:value="0.990397799884245" calcext:value-type="float">
            <text:p>0.990397799884245</text:p>
          </table:table-cell>
          <table:table-cell office:value-type="float" office:value="0.987865056176901" calcext:value-type="float">
            <text:p>0.987865056176901</text:p>
          </table:table-cell>
          <table:table-cell office:value-type="float" office:value="0.981293532338309" calcext:value-type="float">
            <text:p>0.981293532338309</text:p>
          </table:table-cell>
          <table:table-cell office:value-type="float" office:value="-0.00657152383859239" calcext:value-type="float">
            <text:p>-0.006571523838592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/24/2018</text:p>
          </table:table-cell>
          <table:table-cell office:value-type="string" calcext:value-type="string">
            <text:p>$53.7725</text:p>
          </table:table-cell>
          <table:table-cell office:value-type="string" calcext:value-type="string">
            <text:p>$31.52</text:p>
          </table:table-cell>
          <table:table-cell office:value-type="float" office:value="2656.1" calcext:value-type="float">
            <text:p>2656.1</text:p>
          </table:table-cell>
          <table:table-cell/>
          <table:table-cell table:formula="of:=[.D970]/[.D969]" office:value-type="float" office:value="1.0318474455028" calcext:value-type="float">
            <text:p>1.0318474455028</text:p>
          </table:table-cell>
          <table:table-cell table:formula="of:=[.B970]/[.B969]" office:value-type="float" office:value="1.03552001487749" calcext:value-type="float">
            <text:p>1.03552001487749</text:p>
          </table:table-cell>
          <table:table-cell table:number-columns-repeated="3"/>
          <table:table-cell office:value-type="float" office:value="0.993038369370394" calcext:value-type="float">
            <text:p>0.993038369370394</text:p>
          </table:table-cell>
          <table:table-cell office:value-type="float" office:value="0.991057707177986" calcext:value-type="float">
            <text:p>0.991057707177986</text:p>
          </table:table-cell>
          <table:table-cell office:value-type="float" office:value="1.00223078483066" calcext:value-type="float">
            <text:p>1.00223078483066</text:p>
          </table:table-cell>
          <table:table-cell office:value-type="float" office:value="0.0111730776526773" calcext:value-type="float">
            <text:p>0.01117307765267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/23/2018</text:p>
          </table:table-cell>
          <table:table-cell office:value-type="string" calcext:value-type="string">
            <text:p>$55.6825</text:p>
          </table:table-cell>
          <table:table-cell office:value-type="string" calcext:value-type="string">
            <text:p>$32.33</text:p>
          </table:table-cell>
          <table:table-cell office:value-type="float" office:value="2740.69" calcext:value-type="float">
            <text:p>2740.69</text:p>
          </table:table-cell>
          <table:table-cell/>
          <table:table-cell table:formula="of:=[.D971]/[.D970]" office:value-type="float" office:value="1.00554239990659" calcext:value-type="float">
            <text:p>1.00554239990659</text:p>
          </table:table-cell>
          <table:table-cell table:formula="of:=[.B971]/[.B970]" office:value-type="float" office:value="0.990661338840749" calcext:value-type="float">
            <text:p>0.990661338840749</text:p>
          </table:table-cell>
          <table:table-cell table:number-columns-repeated="3"/>
          <table:table-cell office:value-type="float" office:value="0.966804110681928" calcext:value-type="float">
            <text:p>0.966804110681928</text:p>
          </table:table-cell>
          <table:table-cell office:value-type="float" office:value="0.959338476646918" calcext:value-type="float">
            <text:p>0.959338476646918</text:p>
          </table:table-cell>
          <table:table-cell office:value-type="float" office:value="0.959058410899771" calcext:value-type="float">
            <text:p>0.959058410899771</text:p>
          </table:table-cell>
          <table:table-cell office:value-type="float" office:value="-0.000280065747147229" calcext:value-type="float">
            <text:p>-0.0002800657471472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/22/2018</text:p>
          </table:table-cell>
          <table:table-cell office:value-type="string" calcext:value-type="string">
            <text:p>$55.1625</text:p>
          </table:table-cell>
          <table:table-cell office:value-type="string" calcext:value-type="string">
            <text:p>$32.2</text:p>
          </table:table-cell>
          <table:table-cell office:value-type="float" office:value="2755.88" calcext:value-type="float">
            <text:p>2755.88</text:p>
          </table:table-cell>
          <table:table-cell/>
          <table:table-cell table:formula="of:=[.D972]/[.D971]" office:value-type="float" office:value="1.00431803997271" calcext:value-type="float">
            <text:p>1.00431803997271</text:p>
          </table:table-cell>
          <table:table-cell table:formula="of:=[.B972]/[.B971]" office:value-type="float" office:value="0.993927033763879" calcext:value-type="float">
            <text:p>0.993927033763879</text:p>
          </table:table-cell>
          <table:table-cell table:number-columns-repeated="3"/>
          <table:table-cell office:value-type="float" office:value="1.02538512759969" calcext:value-type="float">
            <text:p>1.02538512759969</text:p>
          </table:table-cell>
          <table:table-cell office:value-type="float" office:value="1.03016741839154" calcext:value-type="float">
            <text:p>1.03016741839154</text:p>
          </table:table-cell>
          <table:table-cell office:value-type="float" office:value="1.11062662634503" calcext:value-type="float">
            <text:p>1.11062662634503</text:p>
          </table:table-cell>
          <table:table-cell office:value-type="float" office:value="0.0804592079534876" calcext:value-type="float">
            <text:p>0.08045920795348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/19/2018</text:p>
          </table:table-cell>
          <table:table-cell office:value-type="string" calcext:value-type="string">
            <text:p>$54.8275</text:p>
          </table:table-cell>
          <table:table-cell office:value-type="string" calcext:value-type="string">
            <text:p>$32.69</text:p>
          </table:table-cell>
          <table:table-cell office:value-type="float" office:value="2767.78" calcext:value-type="float">
            <text:p>2767.78</text:p>
          </table:table-cell>
          <table:table-cell/>
          <table:table-cell table:formula="of:=[.D973]/[.D972]" office:value-type="float" office:value="1.00036130039237" calcext:value-type="float">
            <text:p>1.00036130039237</text:p>
          </table:table-cell>
          <table:table-cell table:formula="of:=[.B973]/[.B972]" office:value-type="float" office:value="0.984998404085541" calcext:value-type="float">
            <text:p>0.984998404085541</text:p>
          </table:table-cell>
          <table:table-cell table:number-columns-repeated="3"/>
          <table:table-cell office:value-type="float" office:value="0.998733082871519" calcext:value-type="float">
            <text:p>0.998733082871519</text:p>
          </table:table-cell>
          <table:table-cell office:value-type="float" office:value="0.997943052500512" calcext:value-type="float">
            <text:p>0.997943052500512</text:p>
          </table:table-cell>
          <table:table-cell office:value-type="float" office:value="0.998860182370821" calcext:value-type="float">
            <text:p>0.998860182370821</text:p>
          </table:table-cell>
          <table:table-cell office:value-type="float" office:value="0.000917129870308675" calcext:value-type="float">
            <text:p>0.0009171298703086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/18/2018</text:p>
          </table:table-cell>
          <table:table-cell office:value-type="string" calcext:value-type="string">
            <text:p>$54.005</text:p>
          </table:table-cell>
          <table:table-cell office:value-type="string" calcext:value-type="string">
            <text:p>$32.37</text:p>
          </table:table-cell>
          <table:table-cell office:value-type="float" office:value="2768.78" calcext:value-type="float">
            <text:p>2768.78</text:p>
          </table:table-cell>
          <table:table-cell/>
          <table:table-cell table:formula="of:=[.D974]/[.D973]" office:value-type="float" office:value="1.01460209911947" calcext:value-type="float">
            <text:p>1.01460209911947</text:p>
          </table:table-cell>
          <table:table-cell table:formula="of:=[.B974]/[.B973]" office:value-type="float" office:value="1.02393296916952" calcext:value-type="float">
            <text:p>1.02393296916952</text:p>
          </table:table-cell>
          <table:table-cell table:number-columns-repeated="3"/>
          <table:table-cell office:value-type="float" office:value="0.991579073339051" calcext:value-type="float">
            <text:p>0.991579073339051</text:p>
          </table:table-cell>
          <table:table-cell office:value-type="float" office:value="0.989293306369832" calcext:value-type="float">
            <text:p>0.989293306369832</text:p>
          </table:table-cell>
          <table:table-cell office:value-type="float" office:value="0.990427285406365" calcext:value-type="float">
            <text:p>0.990427285406365</text:p>
          </table:table-cell>
          <table:table-cell office:value-type="float" office:value="0.00113397903653267" calcext:value-type="float">
            <text:p>0.001133979036532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/17/2018</text:p>
          </table:table-cell>
          <table:table-cell office:value-type="string" calcext:value-type="string">
            <text:p>$55.2975</text:p>
          </table:table-cell>
          <table:table-cell office:value-type="string" calcext:value-type="string">
            <text:p>$32.41</text:p>
          </table:table-cell>
          <table:table-cell office:value-type="float" office:value="2809.21" calcext:value-type="float">
            <text:p>2809.21</text:p>
          </table:table-cell>
          <table:table-cell/>
          <table:table-cell table:formula="of:=[.D975]/[.D974]" office:value-type="float" office:value="1.00025274009419" calcext:value-type="float">
            <text:p>1.00025274009419</text:p>
          </table:table-cell>
          <table:table-cell table:formula="of:=[.B975]/[.B974]" office:value-type="float" office:value="1.0043401600434" calcext:value-type="float">
            <text:p>1.0043401600434</text:p>
          </table:table-cell>
          <table:table-cell table:number-columns-repeated="3"/>
          <table:table-cell office:value-type="float" office:value="1.00124309058872" calcext:value-type="float">
            <text:p>1.00124309058872</text:p>
          </table:table-cell>
          <table:table-cell office:value-type="float" office:value="1.00097784431079" calcext:value-type="float">
            <text:p>1.00097784431079</text:p>
          </table:table-cell>
          <table:table-cell office:value-type="float" office:value="0.99948793445561" calcext:value-type="float">
            <text:p>0.99948793445561</text:p>
          </table:table-cell>
          <table:table-cell office:value-type="float" office:value="-0.00148990985518416" calcext:value-type="float">
            <text:p>-0.001489909855184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/16/2018</text:p>
          </table:table-cell>
          <table:table-cell office:value-type="string" calcext:value-type="string">
            <text:p>$55.5375</text:p>
          </table:table-cell>
          <table:table-cell office:value-type="string" calcext:value-type="string">
            <text:p>$33.39</text:p>
          </table:table-cell>
          <table:table-cell office:value-type="float" office:value="2809.92" calcext:value-type="float">
            <text:p>2809.92</text:p>
          </table:table-cell>
          <table:table-cell/>
          <table:table-cell table:formula="of:=[.D976]/[.D975]" office:value-type="float" office:value="0.978956696276051" calcext:value-type="float">
            <text:p>0.978956696276051</text:p>
          </table:table-cell>
          <table:table-cell table:formula="of:=[.B976]/[.B975]" office:value-type="float" office:value="0.978437992347513" calcext:value-type="float">
            <text:p>0.978437992347513</text:p>
          </table:table-cell>
          <table:table-cell table:number-columns-repeated="3"/>
          <table:table-cell office:value-type="float" office:value="0.991510066979263" calcext:value-type="float">
            <text:p>0.991510066979263</text:p>
          </table:table-cell>
          <table:table-cell office:value-type="float" office:value="0.989209872389089" calcext:value-type="float">
            <text:p>0.989209872389089</text:p>
          </table:table-cell>
          <table:table-cell office:value-type="float" office:value="1.00653218059558" calcext:value-type="float">
            <text:p>1.00653218059558</text:p>
          </table:table-cell>
          <table:table-cell office:value-type="float" office:value="0.0173223082064917" calcext:value-type="float">
            <text:p>0.01732230820649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/15/2018</text:p>
          </table:table-cell>
          <table:table-cell office:value-type="string" calcext:value-type="string">
            <text:p>$54.34</text:p>
          </table:table-cell>
          <table:table-cell office:value-type="string" calcext:value-type="string">
            <text:p>$32.32</text:p>
          </table:table-cell>
          <table:table-cell office:value-type="float" office:value="2750.79" calcext:value-type="float">
            <text:p>2750.79</text:p>
          </table:table-cell>
          <table:table-cell/>
          <table:table-cell table:formula="of:=[.D977]/[.D976]" office:value-type="float" office:value="1.00594011174972" calcext:value-type="float">
            <text:p>1.00594011174972</text:p>
          </table:table-cell>
          <table:table-cell table:formula="of:=[.B977]/[.B976]" office:value-type="float" office:value="1.02185314685315" calcext:value-type="float">
            <text:p>1.02185314685315</text:p>
          </table:table-cell>
          <table:table-cell table:number-columns-repeated="3"/>
          <table:table-cell office:value-type="float" office:value="0.952749523848118" calcext:value-type="float">
            <text:p>0.952749523848118</text:p>
          </table:table-cell>
          <table:table-cell office:value-type="float" office:value="0.942345403387466" calcext:value-type="float">
            <text:p>0.942345403387466</text:p>
          </table:table-cell>
          <table:table-cell office:value-type="float" office:value="0.934211363491761" calcext:value-type="float">
            <text:p>0.934211363491761</text:p>
          </table:table-cell>
          <table:table-cell office:value-type="float" office:value="-0.00813403989570538" calcext:value-type="float">
            <text:p>-0.008134039895705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/12/2018</text:p>
          </table:table-cell>
          <table:table-cell office:value-type="string" calcext:value-type="string">
            <text:p>$55.5275</text:p>
          </table:table-cell>
          <table:table-cell office:value-type="string" calcext:value-type="string">
            <text:p>$31.98</text:p>
          </table:table-cell>
          <table:table-cell office:value-type="float" office:value="2767.13" calcext:value-type="float">
            <text:p>2767.13</text:p>
          </table:table-cell>
          <table:table-cell/>
          <table:table-cell table:formula="of:=[.D978]/[.D977]" office:value-type="float" office:value="0.985992707245413" calcext:value-type="float">
            <text:p>0.985992707245413</text:p>
          </table:table-cell>
          <table:table-cell table:formula="of:=[.B978]/[.B977]" office:value-type="float" office:value="0.965512583854847" calcext:value-type="float">
            <text:p>0.965512583854847</text:p>
          </table:table-cell>
          <table:table-cell table:number-columns-repeated="3"/>
          <table:table-cell office:value-type="float" office:value="1.02786780655863" calcext:value-type="float">
            <text:p>1.02786780655863</text:p>
          </table:table-cell>
          <table:table-cell office:value-type="float" office:value="1.03316916763739" calcext:value-type="float">
            <text:p>1.03316916763739</text:p>
          </table:table-cell>
          <table:table-cell office:value-type="float" office:value="1.02656132942859" calcext:value-type="float">
            <text:p>1.02656132942859</text:p>
          </table:table-cell>
          <table:table-cell office:value-type="float" office:value="-0.00660783820879707" calcext:value-type="float">
            <text:p>-0.006607838208797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/11/2018</text:p>
          </table:table-cell>
          <table:table-cell office:value-type="string" calcext:value-type="string">
            <text:p>$53.6125</text:p>
          </table:table-cell>
          <table:table-cell office:value-type="string" calcext:value-type="string">
            <text:p>$31.84</text:p>
          </table:table-cell>
          <table:table-cell office:value-type="float" office:value="2728.37" calcext:value-type="float">
            <text:p>2728.37</text:p>
          </table:table-cell>
          <table:table-cell/>
          <table:table-cell table:formula="of:=[.D979]/[.D978]" office:value-type="float" office:value="1.02100521556827" calcext:value-type="float">
            <text:p>1.02100521556827</text:p>
          </table:table-cell>
          <table:table-cell table:formula="of:=[.B979]/[.B978]" office:value-type="float" office:value="1.00890650501282" calcext:value-type="float">
            <text:p>1.00890650501282</text:p>
          </table:table-cell>
          <table:table-cell table:number-columns-repeated="3"/>
          <table:table-cell office:value-type="float" office:value="1.02102109557978" calcext:value-type="float">
            <text:p>1.02102109557978</text:p>
          </table:table-cell>
          <table:table-cell office:value-type="float" office:value="1.02489096902325" calcext:value-type="float">
            <text:p>1.02489096902325</text:p>
          </table:table-cell>
          <table:table-cell office:value-type="float" office:value="1.04046971405825" calcext:value-type="float">
            <text:p>1.04046971405825</text:p>
          </table:table-cell>
          <table:table-cell office:value-type="float" office:value="0.0155787450350045" calcext:value-type="float">
            <text:p>0.01557874503500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/10/2018</text:p>
          </table:table-cell>
          <table:table-cell office:value-type="string" calcext:value-type="string">
            <text:p>$54.09</text:p>
          </table:table-cell>
          <table:table-cell office:value-type="string" calcext:value-type="string">
            <text:p>$32.67</text:p>
          </table:table-cell>
          <table:table-cell office:value-type="float" office:value="2785.68" calcext:value-type="float">
            <text:p>2785.68</text:p>
          </table:table-cell>
          <table:table-cell/>
          <table:table-cell table:formula="of:=[.D980]/[.D979]" office:value-type="float" office:value="1.03398093104736" calcext:value-type="float">
            <text:p>1.03398093104736</text:p>
          </table:table-cell>
          <table:table-cell table:formula="of:=[.B980]/[.B979]" office:value-type="float" office:value="1.04857644666297" calcext:value-type="float">
            <text:p>1.04857644666297</text:p>
          </table:table-cell>
          <table:table-cell table:number-columns-repeated="3"/>
          <table:table-cell office:value-type="float" office:value="1.0160248356583" calcext:value-type="float">
            <text:p>1.0160248356583</text:p>
          </table:table-cell>
          <table:table-cell office:value-type="float" office:value="1.01885010763949" calcext:value-type="float">
            <text:p>1.01885010763949</text:p>
          </table:table-cell>
          <table:table-cell office:value-type="float" office:value="1.02588790409998" calcext:value-type="float">
            <text:p>1.02588790409998</text:p>
          </table:table-cell>
          <table:table-cell office:value-type="float" office:value="0.00703779646048597" calcext:value-type="float">
            <text:p>0.007037796460485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/09/2018</text:p>
          </table:table-cell>
          <table:table-cell office:value-type="string" calcext:value-type="string">
            <text:p>$56.7175</text:p>
          </table:table-cell>
          <table:table-cell office:value-type="string" calcext:value-type="string">
            <text:p>$33.7</text:p>
          </table:table-cell>
          <table:table-cell office:value-type="float" office:value="2880.34" calcext:value-type="float">
            <text:p>2880.34</text:p>
          </table:table-cell>
          <table:table-cell/>
          <table:table-cell table:formula="of:=[.D981]/[.D980]" office:value-type="float" office:value="1.00141997125339" calcext:value-type="float">
            <text:p>1.00141997125339</text:p>
          </table:table-cell>
          <table:table-cell table:formula="of:=[.B981]/[.B980]" office:value-type="float" office:value="0.98633578701459" calcext:value-type="float">
            <text:p>0.98633578701459</text:p>
          </table:table-cell>
          <table:table-cell table:number-columns-repeated="3"/>
          <table:table-cell office:value-type="float" office:value="1.01563646807289" calcext:value-type="float">
            <text:p>1.01563646807289</text:p>
          </table:table-cell>
          <table:table-cell office:value-type="float" office:value="1.01838054144672" calcext:value-type="float">
            <text:p>1.01838054144672</text:p>
          </table:table-cell>
          <table:table-cell office:value-type="float" office:value="1.03219591024924" calcext:value-type="float">
            <text:p>1.03219591024924</text:p>
          </table:table-cell>
          <table:table-cell office:value-type="float" office:value="0.0138153688025158" calcext:value-type="float">
            <text:p>0.01381536880251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/08/2018</text:p>
          </table:table-cell>
          <table:table-cell office:value-type="string" calcext:value-type="string">
            <text:p>$55.9425</text:p>
          </table:table-cell>
          <table:table-cell office:value-type="string" calcext:value-type="string">
            <text:p>$33.7</text:p>
          </table:table-cell>
          <table:table-cell office:value-type="float" office:value="2884.43" calcext:value-type="float">
            <text:p>2884.43</text:p>
          </table:table-cell>
          <table:table-cell/>
          <table:table-cell table:formula="of:=[.D982]/[.D981]" office:value-type="float" office:value="1.00039522539982" calcext:value-type="float">
            <text:p>1.00039522539982</text:p>
          </table:table-cell>
          <table:table-cell table:formula="of:=[.B982]/[.B981]" office:value-type="float" office:value="1.00232381463109" calcext:value-type="float">
            <text:p>1.00232381463109</text:p>
          </table:table-cell>
          <table:table-cell table:number-columns-repeated="3"/>
          <table:table-cell office:value-type="float" office:value="0.999913595374996" calcext:value-type="float">
            <text:p>0.999913595374996</text:p>
          </table:table-cell>
          <table:table-cell office:value-type="float" office:value="0.999370382644933" calcext:value-type="float">
            <text:p>0.999370382644933</text:p>
          </table:table-cell>
          <table:table-cell office:value-type="float" office:value="0.98717408321792" calcext:value-type="float">
            <text:p>0.98717408321792</text:p>
          </table:table-cell>
          <table:table-cell office:value-type="float" office:value="-0.0121962994270129" calcext:value-type="float">
            <text:p>-0.01219629942701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/05/2018</text:p>
          </table:table-cell>
          <table:table-cell office:value-type="string" calcext:value-type="string">
            <text:p>$56.0725</text:p>
          </table:table-cell>
          <table:table-cell office:value-type="string" calcext:value-type="string">
            <text:p>$33.71</text:p>
          </table:table-cell>
          <table:table-cell office:value-type="float" office:value="2885.57" calcext:value-type="float">
            <text:p>2885.57</text:p>
          </table:table-cell>
          <table:table-cell/>
          <table:table-cell table:formula="of:=[.D983]/[.D982]" office:value-type="float" office:value="1.00555869377627" calcext:value-type="float">
            <text:p>1.00555869377627</text:p>
          </table:table-cell>
          <table:table-cell table:formula="of:=[.B983]/[.B982]" office:value-type="float" office:value="1.01649650006688" calcext:value-type="float">
            <text:p>1.01649650006688</text:p>
          </table:table-cell>
          <table:table-cell table:number-columns-repeated="3"/>
          <table:table-cell office:value-type="float" office:value="1.02121416844073" calcext:value-type="float">
            <text:p>1.02121416844073</text:p>
          </table:table-cell>
          <table:table-cell office:value-type="float" office:value="1.02512440891795" calcext:value-type="float">
            <text:p>1.02512440891795</text:p>
          </table:table-cell>
          <table:table-cell office:value-type="float" office:value="1.00939368061486" calcext:value-type="float">
            <text:p>1.00939368061486</text:p>
          </table:table-cell>
          <table:table-cell office:value-type="float" office:value="-0.0157307283030939" calcext:value-type="float">
            <text:p>-0.01573072830309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/04/2018</text:p>
          </table:table-cell>
          <table:table-cell office:value-type="string" calcext:value-type="string">
            <text:p>$56.9975</text:p>
          </table:table-cell>
          <table:table-cell office:value-type="string" calcext:value-type="string">
            <text:p>$33.9</text:p>
          </table:table-cell>
          <table:table-cell office:value-type="float" office:value="2901.61" calcext:value-type="float">
            <text:p>2901.61</text:p>
          </table:table-cell>
          <table:table-cell/>
          <table:table-cell table:formula="of:=[.D984]/[.D983]" office:value-type="float" office:value="1.00823680646262" calcext:value-type="float">
            <text:p>1.00823680646262</text:p>
          </table:table-cell>
          <table:table-cell table:formula="of:=[.B984]/[.B983]" office:value-type="float" office:value="1.01789552173341" calcext:value-type="float">
            <text:p>1.01789552173341</text:p>
          </table:table-cell>
          <table:table-cell table:number-columns-repeated="3"/>
          <table:table-cell office:value-type="float" office:value="1.01945806650128" calcext:value-type="float">
            <text:p>1.01945806650128</text:p>
          </table:table-cell>
          <table:table-cell office:value-type="float" office:value="1.0230011470063" calcext:value-type="float">
            <text:p>1.0230011470063</text:p>
          </table:table-cell>
          <table:table-cell office:value-type="float" office:value="1.03305535412134" calcext:value-type="float">
            <text:p>1.03305535412134</text:p>
          </table:table-cell>
          <table:table-cell office:value-type="float" office:value="0.0100542071150411" calcext:value-type="float">
            <text:p>0.01005420711504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/03/2018</text:p>
          </table:table-cell>
          <table:table-cell office:value-type="string" calcext:value-type="string">
            <text:p>$58.0175</text:p>
          </table:table-cell>
          <table:table-cell office:value-type="string" calcext:value-type="string">
            <text:p>$33.79</text:p>
          </table:table-cell>
          <table:table-cell office:value-type="float" office:value="2925.51" calcext:value-type="float">
            <text:p>2925.51</text:p>
          </table:table-cell>
          <table:table-cell/>
          <table:table-cell table:formula="of:=[.D985]/[.D984]" office:value-type="float" office:value="0.999289012855878" calcext:value-type="float">
            <text:p>0.999289012855878</text:p>
          </table:table-cell>
          <table:table-cell table:formula="of:=[.B985]/[.B984]" office:value-type="float" office:value="0.987977765329426" calcext:value-type="float">
            <text:p>0.987977765329426</text:p>
          </table:table-cell>
          <table:table-cell table:number-columns-repeated="3"/>
          <table:table-cell office:value-type="float" office:value="1.00019995925359" calcext:value-type="float">
            <text:p>1.00019995925359</text:p>
          </table:table-cell>
          <table:table-cell office:value-type="float" office:value="0.999716618533991" calcext:value-type="float">
            <text:p>0.999716618533991</text:p>
          </table:table-cell>
          <table:table-cell office:value-type="float" office:value="0.98917812225797" calcext:value-type="float">
            <text:p>0.98917812225797</text:p>
          </table:table-cell>
          <table:table-cell office:value-type="float" office:value="-0.0105384962760208" calcext:value-type="float">
            <text:p>-0.01053849627602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/02/2018</text:p>
          </table:table-cell>
          <table:table-cell office:value-type="string" calcext:value-type="string">
            <text:p>$57.32</text:p>
          </table:table-cell>
          <table:table-cell office:value-type="string" calcext:value-type="string">
            <text:p>$33.36</text:p>
          </table:table-cell>
          <table:table-cell office:value-type="float" office:value="2923.43" calcext:value-type="float">
            <text:p>2923.43</text:p>
          </table:table-cell>
          <table:table-cell/>
          <table:table-cell table:formula="of:=[.D986]/[.D985]" office:value-type="float" office:value="1.0003967941767" calcext:value-type="float">
            <text:p>1.0003967941767</text:p>
          </table:table-cell>
          <table:table-cell table:formula="of:=[.B986]/[.B985]" office:value-type="float" office:value="0.991189811584089" calcext:value-type="float">
            <text:p>0.991189811584089</text:p>
          </table:table-cell>
          <table:table-cell table:number-columns-repeated="3"/>
          <table:table-cell office:value-type="float" office:value="0.994609723621029" calcext:value-type="float">
            <text:p>0.994609723621029</text:p>
          </table:table-cell>
          <table:table-cell office:value-type="float" office:value="0.992957594966458" calcext:value-type="float">
            <text:p>0.992957594966458</text:p>
          </table:table-cell>
          <table:table-cell office:value-type="float" office:value="0.997220579538734" calcext:value-type="float">
            <text:p>0.997220579538734</text:p>
          </table:table-cell>
          <table:table-cell office:value-type="float" office:value="0.00426298457227603" calcext:value-type="float">
            <text:p>0.004262984572276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/01/2018</text:p>
          </table:table-cell>
          <table:table-cell office:value-type="string" calcext:value-type="string">
            <text:p>$56.815</text:p>
          </table:table-cell>
          <table:table-cell office:value-type="string" calcext:value-type="string">
            <text:p>$33.18</text:p>
          </table:table-cell>
          <table:table-cell office:value-type="float" office:value="2924.59" calcext:value-type="float">
            <text:p>2924.59</text:p>
          </table:table-cell>
          <table:table-cell/>
          <table:table-cell table:formula="of:=[.D987]/[.D986]" office:value-type="float" office:value="0.99637214105225" calcext:value-type="float">
            <text:p>0.99637214105225</text:p>
          </table:table-cell>
          <table:table-cell table:formula="of:=[.B987]/[.B986]" office:value-type="float" office:value="0.993311625451025" calcext:value-type="float">
            <text:p>0.993311625451025</text:p>
          </table:table-cell>
          <table:table-cell table:number-columns-repeated="3"/>
          <table:table-cell office:value-type="float" office:value="1.00035649542245" calcext:value-type="float">
            <text:p>1.00035649542245</text:p>
          </table:table-cell>
          <table:table-cell office:value-type="float" office:value="0.999905882766135" calcext:value-type="float">
            <text:p>0.999905882766135</text:p>
          </table:table-cell>
          <table:table-cell office:value-type="float" office:value="1.00575223862895" calcext:value-type="float">
            <text:p>1.00575223862895</text:p>
          </table:table-cell>
          <table:table-cell office:value-type="float" office:value="0.00584635586281612" calcext:value-type="float">
            <text:p>0.005846355862816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9/28/2018</text:p>
          </table:table-cell>
          <table:table-cell office:value-type="string" calcext:value-type="string">
            <text:p>$56.435</text:p>
          </table:table-cell>
          <table:table-cell office:value-type="string" calcext:value-type="string">
            <text:p>$32.29</text:p>
          </table:table-cell>
          <table:table-cell office:value-type="float" office:value="2913.98" calcext:value-type="float">
            <text:p>2913.98</text:p>
          </table:table-cell>
          <table:table-cell/>
          <table:table-cell table:formula="of:=[.D988]/[.D987]" office:value-type="float" office:value="1.00000686346509" calcext:value-type="float">
            <text:p>1.00000686346509</text:p>
          </table:table-cell>
          <table:table-cell table:formula="of:=[.B988]/[.B987]" office:value-type="float" office:value="0.996500398688757" calcext:value-type="float">
            <text:p>0.996500398688757</text:p>
          </table:table-cell>
          <table:table-cell table:number-columns-repeated="3"/>
          <table:table-cell office:value-type="float" office:value="0.998240905024036" calcext:value-type="float">
            <text:p>0.998240905024036</text:p>
          </table:table-cell>
          <table:table-cell office:value-type="float" office:value="0.997347971740198" calcext:value-type="float">
            <text:p>0.997347971740198</text:p>
          </table:table-cell>
          <table:table-cell office:value-type="float" office:value="0.993455188679245" calcext:value-type="float">
            <text:p>0.993455188679245</text:p>
          </table:table-cell>
          <table:table-cell office:value-type="float" office:value="-0.00389278306095275" calcext:value-type="float">
            <text:p>-0.003892783060952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9/27/2018</text:p>
          </table:table-cell>
          <table:table-cell office:value-type="string" calcext:value-type="string">
            <text:p>$56.2375</text:p>
          </table:table-cell>
          <table:table-cell office:value-type="string" calcext:value-type="string">
            <text:p>$32.42</text:p>
          </table:table-cell>
          <table:table-cell office:value-type="float" office:value="2914" calcext:value-type="float">
            <text:p>2914</text:p>
          </table:table-cell>
          <table:table-cell/>
          <table:table-cell table:formula="of:=[.D989]/[.D988]" office:value-type="float" office:value="0.997244337680165" calcext:value-type="float">
            <text:p>0.997244337680165</text:p>
          </table:table-cell>
          <table:table-cell table:formula="of:=[.B989]/[.B988]" office:value-type="float" office:value="0.979862191598133" calcext:value-type="float">
            <text:p>0.979862191598133</text:p>
          </table:table-cell>
          <table:table-cell table:number-columns-repeated="3"/>
          <table:table-cell office:value-type="float" office:value="1.02387698057028" calcext:value-type="float">
            <text:p>1.02387698057028</text:p>
          </table:table-cell>
          <table:table-cell office:value-type="float" office:value="1.02834395298059" calcext:value-type="float">
            <text:p>1.02834395298059</text:p>
          </table:table-cell>
          <table:table-cell office:value-type="float" office:value="1.03697548815953" calcext:value-type="float">
            <text:p>1.03697548815953</text:p>
          </table:table-cell>
          <table:table-cell office:value-type="float" office:value="0.00863153517894544" calcext:value-type="float">
            <text:p>0.008631535178945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9/26/2018</text:p>
          </table:table-cell>
          <table:table-cell office:value-type="string" calcext:value-type="string">
            <text:p>$55.105</text:p>
          </table:table-cell>
          <table:table-cell office:value-type="string" calcext:value-type="string">
            <text:p>$32.42</text:p>
          </table:table-cell>
          <table:table-cell office:value-type="float" office:value="2905.97" calcext:value-type="float">
            <text:p>2905.97</text:p>
          </table:table-cell>
          <table:table-cell/>
          <table:table-cell table:formula="of:=[.D990]/[.D989]" office:value-type="float" office:value="1.00330010289163" calcext:value-type="float">
            <text:p>1.00330010289163</text:p>
          </table:table-cell>
          <table:table-cell table:formula="of:=[.B990]/[.B989]" office:value-type="float" office:value="1.00803012430814" calcext:value-type="float">
            <text:p>1.00803012430814</text:p>
          </table:table-cell>
          <table:table-cell table:number-columns-repeated="3"/>
          <table:table-cell office:value-type="float" office:value="1.0015245089857" calcext:value-type="float">
            <text:p>1.0015245089857</text:p>
          </table:table-cell>
          <table:table-cell office:value-type="float" office:value="1.00131810073334" calcext:value-type="float">
            <text:p>1.00131810073334</text:p>
          </table:table-cell>
          <table:table-cell office:value-type="float" office:value="1.01127518315018" calcext:value-type="float">
            <text:p>1.01127518315018</text:p>
          </table:table-cell>
          <table:table-cell office:value-type="float" office:value="0.00995708241683913" calcext:value-type="float">
            <text:p>0.009957082416839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9/25/2018</text:p>
          </table:table-cell>
          <table:table-cell office:value-type="string" calcext:value-type="string">
            <text:p>$55.5475</text:p>
          </table:table-cell>
          <table:table-cell office:value-type="string" calcext:value-type="string">
            <text:p>$33.13</text:p>
          </table:table-cell>
          <table:table-cell office:value-type="float" office:value="2915.56" calcext:value-type="float">
            <text:p>2915.56</text:p>
          </table:table-cell>
          <table:table-cell/>
          <table:table-cell table:formula="of:=[.D991]/[.D990]" office:value-type="float" office:value="1.00130678154454" calcext:value-type="float">
            <text:p>1.00130678154454</text:p>
          </table:table-cell>
          <table:table-cell table:formula="of:=[.B991]/[.B990]" office:value-type="float" office:value="0.993699086367523" calcext:value-type="float">
            <text:p>0.993699086367523</text:p>
          </table:table-cell>
          <table:table-cell table:number-columns-repeated="3"/>
          <table:table-cell office:value-type="float" office:value="1.03344740487248" calcext:value-type="float">
            <text:p>1.03344740487248</text:p>
          </table:table-cell>
          <table:table-cell office:value-type="float" office:value="1.03991532987088" calcext:value-type="float">
            <text:p>1.03991532987088</text:p>
          </table:table-cell>
          <table:table-cell office:value-type="float" office:value="1.04601279076348" calcext:value-type="float">
            <text:p>1.04601279076348</text:p>
          </table:table-cell>
          <table:table-cell office:value-type="float" office:value="0.00609746089260277" calcext:value-type="float">
            <text:p>0.006097460892602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9/24/2018</text:p>
          </table:table-cell>
          <table:table-cell office:value-type="string" calcext:value-type="string">
            <text:p>$55.1975</text:p>
          </table:table-cell>
          <table:table-cell office:value-type="string" calcext:value-type="string">
            <text:p>$33.82</text:p>
          </table:table-cell>
          <table:table-cell office:value-type="float" office:value="2919.37" calcext:value-type="float">
            <text:p>2919.37</text:p>
          </table:table-cell>
          <table:table-cell/>
          <table:table-cell table:formula="of:=[.D992]/[.D991]" office:value-type="float" office:value="1.00352815847255" calcext:value-type="float">
            <text:p>1.00352815847255</text:p>
          </table:table-cell>
          <table:table-cell table:formula="of:=[.B992]/[.B991]" office:value-type="float" office:value="0.985823633316726" calcext:value-type="float">
            <text:p>0.985823633316726</text:p>
          </table:table-cell>
          <table:table-cell table:number-columns-repeated="3"/>
          <table:table-cell office:value-type="float" office:value="0.989177062540093" calcext:value-type="float">
            <text:p>0.989177062540093</text:p>
          </table:table-cell>
          <table:table-cell office:value-type="float" office:value="0.986389091115458" calcext:value-type="float">
            <text:p>0.986389091115458</text:p>
          </table:table-cell>
          <table:table-cell office:value-type="float" office:value="0.96623742019262" calcext:value-type="float">
            <text:p>0.96623742019262</text:p>
          </table:table-cell>
          <table:table-cell office:value-type="float" office:value="-0.0201516709228376" calcext:value-type="float">
            <text:p>-0.02015167092283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9/21/2018</text:p>
          </table:table-cell>
          <table:table-cell office:value-type="string" calcext:value-type="string">
            <text:p>$54.415</text:p>
          </table:table-cell>
          <table:table-cell office:value-type="string" calcext:value-type="string">
            <text:p>$34.43</text:p>
          </table:table-cell>
          <table:table-cell office:value-type="float" office:value="2929.67" calcext:value-type="float">
            <text:p>2929.67</text:p>
          </table:table-cell>
          <table:table-cell/>
          <table:table-cell table:formula="of:=[.D993]/[.D992]" office:value-type="float" office:value="1.00036864220202" calcext:value-type="float">
            <text:p>1.00036864220202</text:p>
          </table:table-cell>
          <table:table-cell table:formula="of:=[.B993]/[.B992]" office:value-type="float" office:value="1.01088854176238" calcext:value-type="float">
            <text:p>1.01088854176238</text:p>
          </table:table-cell>
          <table:table-cell table:number-columns-repeated="3"/>
          <table:table-cell office:value-type="float" office:value="0.991880934869954" calcext:value-type="float">
            <text:p>0.991880934869954</text:p>
          </table:table-cell>
          <table:table-cell office:value-type="float" office:value="0.989658280108975" calcext:value-type="float">
            <text:p>0.989658280108975</text:p>
          </table:table-cell>
          <table:table-cell office:value-type="float" office:value="1.00543173927651" calcext:value-type="float">
            <text:p>1.00543173927651</text:p>
          </table:table-cell>
          <table:table-cell office:value-type="float" office:value="0.0157734591675398" calcext:value-type="float">
            <text:p>0.01577345916753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9/20/2018</text:p>
          </table:table-cell>
          <table:table-cell office:value-type="string" calcext:value-type="string">
            <text:p>$55.0075</text:p>
          </table:table-cell>
          <table:table-cell office:value-type="string" calcext:value-type="string">
            <text:p>$34.4</text:p>
          </table:table-cell>
          <table:table-cell office:value-type="float" office:value="2930.75" calcext:value-type="float">
            <text:p>2930.75</text:p>
          </table:table-cell>
          <table:table-cell/>
          <table:table-cell table:formula="of:=[.D994]/[.D993]" office:value-type="float" office:value="0.992220421393841" calcext:value-type="float">
            <text:p>0.992220421393841</text:p>
          </table:table-cell>
          <table:table-cell table:formula="of:=[.B994]/[.B993]" office:value-type="float" office:value="0.992455574239876" calcext:value-type="float">
            <text:p>0.992455574239876</text:p>
          </table:table-cell>
          <table:table-cell table:number-columns-repeated="3"/>
          <table:table-cell office:value-type="float" office:value="1.00220253053591" calcext:value-type="float">
            <text:p>1.00220253053591</text:p>
          </table:table-cell>
          <table:table-cell office:value-type="float" office:value="1.0021378807817" calcext:value-type="float">
            <text:p>1.0021378807817</text:p>
          </table:table-cell>
          <table:table-cell office:value-type="float" office:value="1.00774157616263" calcext:value-type="float">
            <text:p>1.00774157616263</text:p>
          </table:table-cell>
          <table:table-cell office:value-type="float" office:value="0.00560369538092909" calcext:value-type="float">
            <text:p>0.005603695380929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9/19/2018</text:p>
          </table:table-cell>
          <table:table-cell office:value-type="string" calcext:value-type="string">
            <text:p>$54.5925</text:p>
          </table:table-cell>
          <table:table-cell office:value-type="string" calcext:value-type="string">
            <text:p>$34.61</text:p>
          </table:table-cell>
          <table:table-cell office:value-type="float" office:value="2907.95" calcext:value-type="float">
            <text:p>2907.95</text:p>
          </table:table-cell>
          <table:table-cell/>
          <table:table-cell table:formula="of:=[.D995]/[.D994]" office:value-type="float" office:value="0.998748259082859" calcext:value-type="float">
            <text:p>0.998748259082859</text:p>
          </table:table-cell>
          <table:table-cell table:formula="of:=[.B995]/[.B994]" office:value-type="float" office:value="0.999404680130055" calcext:value-type="float">
            <text:p>0.999404680130055</text:p>
          </table:table-cell>
          <table:table-cell table:number-columns-repeated="3"/>
          <table:table-cell office:value-type="float" office:value="0.977542013054935" calcext:value-type="float">
            <text:p>0.977542013054935</text:p>
          </table:table-cell>
          <table:table-cell office:value-type="float" office:value="0.972321424052985" calcext:value-type="float">
            <text:p>0.972321424052985</text:p>
          </table:table-cell>
          <table:table-cell office:value-type="float" office:value="0.962971150657677" calcext:value-type="float">
            <text:p>0.962971150657677</text:p>
          </table:table-cell>
          <table:table-cell office:value-type="float" office:value="-0.00935027339530869" calcext:value-type="float">
            <text:p>-0.009350273395308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9/18/2018</text:p>
          </table:table-cell>
          <table:table-cell office:value-type="string" calcext:value-type="string">
            <text:p>$54.56</text:p>
          </table:table-cell>
          <table:table-cell office:value-type="string" calcext:value-type="string">
            <text:p>$34.53</text:p>
          </table:table-cell>
          <table:table-cell office:value-type="float" office:value="2904.31" calcext:value-type="float">
            <text:p>2904.31</text:p>
          </table:table-cell>
          <table:table-cell/>
          <table:table-cell table:formula="of:=[.D996]/[.D995]" office:value-type="float" office:value="0.994659660986603" calcext:value-type="float">
            <text:p>0.994659660986603</text:p>
          </table:table-cell>
          <table:table-cell table:formula="of:=[.B996]/[.B995]" office:value-type="float" office:value="0.998350439882698" calcext:value-type="float">
            <text:p>0.998350439882698</text:p>
          </table:table-cell>
          <table:table-cell table:number-columns-repeated="3"/>
          <table:table-cell office:value-type="float" office:value="0.996748901076367" calcext:value-type="float">
            <text:p>0.996748901076367</text:p>
          </table:table-cell>
          <table:table-cell office:value-type="float" office:value="0.995544024552997" calcext:value-type="float">
            <text:p>0.995544024552997</text:p>
          </table:table-cell>
          <table:table-cell office:value-type="float" office:value="1.00218089990817" calcext:value-type="float">
            <text:p>1.00218089990817</text:p>
          </table:table-cell>
          <table:table-cell office:value-type="float" office:value="0.00663687535517599" calcext:value-type="float">
            <text:p>0.006636875355175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9/17/2018</text:p>
          </table:table-cell>
          <table:table-cell office:value-type="string" calcext:value-type="string">
            <text:p>$54.47</text:p>
          </table:table-cell>
          <table:table-cell office:value-type="string" calcext:value-type="string">
            <text:p>$34.28</text:p>
          </table:table-cell>
          <table:table-cell office:value-type="float" office:value="2888.8" calcext:value-type="float">
            <text:p>2888.8</text:p>
          </table:table-cell>
          <table:table-cell/>
          <table:table-cell table:formula="of:=[.D997]/[.D996]" office:value-type="float" office:value="1.00560094156743" calcext:value-type="float">
            <text:p>1.00560094156743</text:p>
          </table:table-cell>
          <table:table-cell table:formula="of:=[.B997]/[.B996]" office:value-type="float" office:value="1.02735450706811" calcext:value-type="float">
            <text:p>1.02735450706811</text:p>
          </table:table-cell>
          <table:table-cell table:number-columns-repeated="3"/>
          <table:table-cell office:value-type="float" office:value="0.984705156258767" calcext:value-type="float">
            <text:p>0.984705156258767</text:p>
          </table:table-cell>
          <table:table-cell office:value-type="float" office:value="0.98098221349276" calcext:value-type="float">
            <text:p>0.98098221349276</text:p>
          </table:table-cell>
          <table:table-cell office:value-type="float" office:value="0.986656740350475" calcext:value-type="float">
            <text:p>0.986656740350475</text:p>
          </table:table-cell>
          <table:table-cell office:value-type="float" office:value="0.00567452685771508" calcext:value-type="float">
            <text:p>0.005674526857715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9/14/2018</text:p>
          </table:table-cell>
          <table:table-cell office:value-type="string" calcext:value-type="string">
            <text:p>$55.96</text:p>
          </table:table-cell>
          <table:table-cell office:value-type="string" calcext:value-type="string">
            <text:p>$33.89</text:p>
          </table:table-cell>
          <table:table-cell office:value-type="float" office:value="2904.98" calcext:value-type="float">
            <text:p>2904.98</text:p>
          </table:table-cell>
          <table:table-cell/>
          <table:table-cell table:formula="of:=[.D998]/[.D997]" office:value-type="float" office:value="0.999724610840694" calcext:value-type="float">
            <text:p>0.999724610840694</text:p>
          </table:table-cell>
          <table:table-cell table:formula="of:=[.B998]/[.B997]" office:value-type="float" office:value="1.01148141529664" calcext:value-type="float">
            <text:p>1.01148141529664</text:p>
          </table:table-cell>
          <table:table-cell table:number-columns-repeated="3"/>
          <table:table-cell office:value-type="float" office:value="1.00659814021333" calcext:value-type="float">
            <text:p>1.00659814021333</text:p>
          </table:table-cell>
          <table:table-cell office:value-type="float" office:value="1.00745250995946" calcext:value-type="float">
            <text:p>1.00745250995946</text:p>
          </table:table-cell>
          <table:table-cell office:value-type="float" office:value="1.02606071159092" calcext:value-type="float">
            <text:p>1.02606071159092</text:p>
          </table:table-cell>
          <table:table-cell office:value-type="float" office:value="0.0186082016314659" calcext:value-type="float">
            <text:p>0.01860820163146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9/13/2018</text:p>
          </table:table-cell>
          <table:table-cell office:value-type="string" calcext:value-type="string">
            <text:p>$56.6025</text:p>
          </table:table-cell>
          <table:table-cell office:value-type="string" calcext:value-type="string">
            <text:p>$34.13</text:p>
          </table:table-cell>
          <table:table-cell office:value-type="float" office:value="2904.18" calcext:value-type="float">
            <text:p>2904.18</text:p>
          </table:table-cell>
          <table:table-cell/>
          <table:table-cell table:formula="of:=[.D999]/[.D998]" office:value-type="float" office:value="0.994745504755215" calcext:value-type="float">
            <text:p>0.994745504755215</text:p>
          </table:table-cell>
          <table:table-cell table:formula="of:=[.B999]/[.B998]" office:value-type="float" office:value="0.97641446932556" calcext:value-type="float">
            <text:p>0.97641446932556</text:p>
          </table:table-cell>
          <table:table-cell table:number-columns-repeated="3"/>
          <table:table-cell office:value-type="float" office:value="0.996965957591333" calcext:value-type="float">
            <text:p>0.996965957591333</text:p>
          </table:table-cell>
          <table:table-cell office:value-type="float" office:value="0.99580646252459" calcext:value-type="float">
            <text:p>0.99580646252459</text:p>
          </table:table-cell>
          <table:table-cell office:value-type="float" office:value="1.00113134970019" calcext:value-type="float">
            <text:p>1.00113134970019</text:p>
          </table:table-cell>
          <table:table-cell office:value-type="float" office:value="0.00532488717560198" calcext:value-type="float">
            <text:p>0.005324887175601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9/12/2018</text:p>
          </table:table-cell>
          <table:table-cell office:value-type="string" calcext:value-type="string">
            <text:p>$55.2675</text:p>
          </table:table-cell>
          <table:table-cell office:value-type="string" calcext:value-type="string">
            <text:p>$34.16</text:p>
          </table:table-cell>
          <table:table-cell office:value-type="float" office:value="2888.92" calcext:value-type="float">
            <text:p>2888.92</text:p>
          </table:table-cell>
          <table:table-cell/>
          <table:table-cell table:formula="of:=[.D1000]/[.D999]" office:value-type="float" office:value="0.999643465378065" calcext:value-type="float">
            <text:p>0.999643465378065</text:p>
          </table:table-cell>
          <table:table-cell table:formula="of:=[.B1000]/[.B999]" office:value-type="float" office:value="1.01257520242457" calcext:value-type="float">
            <text:p>1.01257520242457</text:p>
          </table:table-cell>
          <table:table-cell table:number-columns-repeated="3"/>
          <table:table-cell office:value-type="float" office:value="1.01848676515676" calcext:value-type="float">
            <text:p>1.01848676515676</text:p>
          </table:table-cell>
          <table:table-cell office:value-type="float" office:value="1.02182676919644" calcext:value-type="float">
            <text:p>1.02182676919644</text:p>
          </table:table-cell>
          <table:table-cell office:value-type="float" office:value="1.05017516103515" calcext:value-type="float">
            <text:p>1.05017516103515</text:p>
          </table:table-cell>
          <table:table-cell office:value-type="float" office:value="0.0283483918387017" calcext:value-type="float">
            <text:p>0.02834839183870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9/11/2018</text:p>
          </table:table-cell>
          <table:table-cell office:value-type="string" calcext:value-type="string">
            <text:p>$55.9625</text:p>
          </table:table-cell>
          <table:table-cell office:value-type="string" calcext:value-type="string">
            <text:p>$34.32</text:p>
          </table:table-cell>
          <table:table-cell office:value-type="float" office:value="2887.89" calcext:value-type="float">
            <text:p>2887.89</text:p>
          </table:table-cell>
          <table:table-cell/>
          <table:table-cell table:formula="of:=[.D1001]/[.D1000]" office:value-type="float" office:value="0.996274096312533" calcext:value-type="float">
            <text:p>0.996274096312533</text:p>
          </table:table-cell>
          <table:table-cell table:formula="of:=[.B1001]/[.B1000]" office:value-type="float" office:value="0.975340629886084" calcext:value-type="float">
            <text:p>0.975340629886084</text:p>
          </table:table-cell>
          <table:table-cell table:number-columns-repeated="3"/>
          <table:table-cell office:value-type="float" office:value="1.01692477506104" calcext:value-type="float">
            <text:p>1.01692477506104</text:p>
          </table:table-cell>
          <table:table-cell office:value-type="float" office:value="1.01993820338935" calcext:value-type="float">
            <text:p>1.01993820338935</text:p>
          </table:table-cell>
          <table:table-cell office:value-type="float" office:value="1.04126762078984" calcext:value-type="float">
            <text:p>1.04126762078984</text:p>
          </table:table-cell>
          <table:table-cell office:value-type="float" office:value="0.0213294174004879" calcext:value-type="float">
            <text:p>0.02132941740048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9/10/2018</text:p>
          </table:table-cell>
          <table:table-cell office:value-type="string" calcext:value-type="string">
            <text:p>$54.5825</text:p>
          </table:table-cell>
          <table:table-cell office:value-type="string" calcext:value-type="string">
            <text:p>$33.75</text:p>
          </table:table-cell>
          <table:table-cell office:value-type="float" office:value="2877.13" calcext:value-type="float">
            <text:p>2877.13</text:p>
          </table:table-cell>
          <table:table-cell/>
          <table:table-cell table:formula="of:=[.D1002]/[.D1001]" office:value-type="float" office:value="0.998105751217359" calcext:value-type="float">
            <text:p>0.998105751217359</text:p>
          </table:table-cell>
          <table:table-cell table:formula="of:=[.B1002]/[.B1001]" office:value-type="float" office:value="1.01360326111849" calcext:value-type="float">
            <text:p>1.01360326111849</text:p>
          </table:table-cell>
          <table:table-cell table:number-columns-repeated="3"/>
          <table:table-cell office:value-type="float" office:value="0.997781651664492" calcext:value-type="float">
            <text:p>0.997781651664492</text:p>
          </table:table-cell>
          <table:table-cell office:value-type="float" office:value="0.99679269921062" calcext:value-type="float">
            <text:p>0.99679269921062</text:p>
          </table:table-cell>
          <table:table-cell office:value-type="float" office:value="0.989045626001137" calcext:value-type="float">
            <text:p>0.989045626001137</text:p>
          </table:table-cell>
          <table:table-cell office:value-type="float" office:value="-0.00774707320948365" calcext:value-type="float">
            <text:p>-0.007747073209483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9/07/2018</text:p>
          </table:table-cell>
          <table:table-cell office:value-type="string" calcext:value-type="string">
            <text:p>$55.325</text:p>
          </table:table-cell>
          <table:table-cell office:value-type="string" calcext:value-type="string">
            <text:p>$34.02</text:p>
          </table:table-cell>
          <table:table-cell office:value-type="float" office:value="2871.68" calcext:value-type="float">
            <text:p>2871.68</text:p>
          </table:table-cell>
          <table:table-cell/>
          <table:table-cell table:formula="of:=[.D1003]/[.D1002]" office:value-type="float" office:value="1.00221821372855" calcext:value-type="float">
            <text:p>1.00221821372855</text:p>
          </table:table-cell>
          <table:table-cell table:formula="of:=[.B1003]/[.B1002]" office:value-type="float" office:value="1.0081337550836" calcext:value-type="float">
            <text:p>1.0081337550836</text:p>
          </table:table-cell>
          <table:table-cell table:number-columns-repeated="3"/>
          <table:table-cell office:value-type="float" office:value="0.989517251483408" calcext:value-type="float">
            <text:p>0.989517251483408</text:p>
          </table:table-cell>
          <table:table-cell office:value-type="float" office:value="0.986800405635347" calcext:value-type="float">
            <text:p>0.986800405635347</text:p>
          </table:table-cell>
          <table:table-cell office:value-type="float" office:value="0.97591557389896" calcext:value-type="float">
            <text:p>0.97591557389896</text:p>
          </table:table-cell>
          <table:table-cell office:value-type="float" office:value="-0.010884831736387" calcext:value-type="float">
            <text:p>-0.0108848317363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9/06/2018</text:p>
          </table:table-cell>
          <table:table-cell office:value-type="string" calcext:value-type="string">
            <text:p>$55.775</text:p>
          </table:table-cell>
          <table:table-cell office:value-type="string" calcext:value-type="string">
            <text:p>$34.26</text:p>
          </table:table-cell>
          <table:table-cell office:value-type="float" office:value="2878.05" calcext:value-type="float">
            <text:p>2878.05</text:p>
          </table:table-cell>
          <table:table-cell/>
          <table:table-cell table:formula="of:=[.D1004]/[.D1003]" office:value-type="float" office:value="1.00366567641285" calcext:value-type="float">
            <text:p>1.00366567641285</text:p>
          </table:table-cell>
          <table:table-cell table:formula="of:=[.B1004]/[.B1003]" office:value-type="float" office:value="1.01689825190498" calcext:value-type="float">
            <text:p>1.01689825190498</text:p>
          </table:table-cell>
          <table:table-cell table:number-columns-repeated="3"/>
          <table:table-cell office:value-type="float" office:value="1.00762516749458" calcext:value-type="float">
            <text:p>1.00762516749458</text:p>
          </table:table-cell>
          <table:table-cell office:value-type="float" office:value="1.00869426470017" calcext:value-type="float">
            <text:p>1.00869426470017</text:p>
          </table:table-cell>
          <table:table-cell office:value-type="float" office:value="1.02906852248394" calcext:value-type="float">
            <text:p>1.02906852248394</text:p>
          </table:table-cell>
          <table:table-cell office:value-type="float" office:value="0.0203742577837653" calcext:value-type="float">
            <text:p>0.02037425778376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9/05/2018</text:p>
          </table:table-cell>
          <table:table-cell office:value-type="string" calcext:value-type="string">
            <text:p>$56.7175</text:p>
          </table:table-cell>
          <table:table-cell office:value-type="string" calcext:value-type="string">
            <text:p>$34.63</text:p>
          </table:table-cell>
          <table:table-cell office:value-type="float" office:value="2888.6" calcext:value-type="float">
            <text:p>2888.6</text:p>
          </table:table-cell>
          <table:table-cell/>
          <table:table-cell table:formula="of:=[.D1005]/[.D1004]" office:value-type="float" office:value="1.0028110503358" calcext:value-type="float">
            <text:p>1.0028110503358</text:p>
          </table:table-cell>
          <table:table-cell table:formula="of:=[.B1005]/[.B1004]" office:value-type="float" office:value="1.00656763785428" calcext:value-type="float">
            <text:p>1.00656763785428</text:p>
          </table:table-cell>
          <table:table-cell table:number-columns-repeated="3"/>
          <table:table-cell office:value-type="float" office:value="1.00148410465142" calcext:value-type="float">
            <text:p>1.00148410465142</text:p>
          </table:table-cell>
          <table:table-cell office:value-type="float" office:value="1.00126924879479" calcext:value-type="float">
            <text:p>1.00126924879479</text:p>
          </table:table-cell>
          <table:table-cell office:value-type="float" office:value="1.01009207719919" calcext:value-type="float">
            <text:p>1.01009207719919</text:p>
          </table:table-cell>
          <table:table-cell office:value-type="float" office:value="0.00882282840440118" calcext:value-type="float">
            <text:p>0.008822828404401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9/04/2018</text:p>
          </table:table-cell>
          <table:table-cell office:value-type="string" calcext:value-type="string">
            <text:p>$57.09</text:p>
          </table:table-cell>
          <table:table-cell office:value-type="string" calcext:value-type="string">
            <text:p>$34.11</text:p>
          </table:table-cell>
          <table:table-cell office:value-type="float" office:value="2896.72" calcext:value-type="float">
            <text:p>2896.72</text:p>
          </table:table-cell>
          <table:table-cell/>
          <table:table-cell table:formula="of:=[.D1006]/[.D1005]" office:value-type="float" office:value="1.00165704659063" calcext:value-type="float">
            <text:p>1.00165704659063</text:p>
          </table:table-cell>
          <table:table-cell table:formula="of:=[.B1006]/[.B1005]" office:value-type="float" office:value="0.996803293046068" calcext:value-type="float">
            <text:p>0.996803293046068</text:p>
          </table:table-cell>
          <table:table-cell table:number-columns-repeated="3"/>
          <table:table-cell office:value-type="float" office:value="1.02009742427244" calcext:value-type="float">
            <text:p>1.02009742427244</text:p>
          </table:table-cell>
          <table:table-cell office:value-type="float" office:value="1.02377417958085" calcext:value-type="float">
            <text:p>1.02377417958085</text:p>
          </table:table-cell>
          <table:table-cell office:value-type="float" office:value="1.05304629963434" calcext:value-type="float">
            <text:p>1.05304629963434</text:p>
          </table:table-cell>
          <table:table-cell office:value-type="float" office:value="0.0292721200534958" calcext:value-type="float">
            <text:p>0.02927212005349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8/31/2018</text:p>
          </table:table-cell>
          <table:table-cell office:value-type="string" calcext:value-type="string">
            <text:p>$56.9075</text:p>
          </table:table-cell>
          <table:table-cell office:value-type="string" calcext:value-type="string">
            <text:p>$34.17</text:p>
          </table:table-cell>
          <table:table-cell office:value-type="float" office:value="2901.52" calcext:value-type="float">
            <text:p>2901.52</text:p>
          </table:table-cell>
          <table:table-cell/>
          <table:table-cell table:formula="of:=[.D1007]/[.D1006]" office:value-type="float" office:value="0.999865587691968" calcext:value-type="float">
            <text:p>0.999865587691968</text:p>
          </table:table-cell>
          <table:table-cell table:formula="of:=[.B1007]/[.B1006]" office:value-type="float" office:value="0.988577955454026" calcext:value-type="float">
            <text:p>0.988577955454026</text:p>
          </table:table-cell>
          <table:table-cell table:number-columns-repeated="3"/>
          <table:table-cell office:value-type="float" office:value="1.00928439667603" calcext:value-type="float">
            <text:p>1.00928439667603</text:p>
          </table:table-cell>
          <table:table-cell office:value-type="float" office:value="1.0107004000187" calcext:value-type="float">
            <text:p>1.0107004000187</text:p>
          </table:table-cell>
          <table:table-cell office:value-type="float" office:value="1.01966058590502" calcext:value-type="float">
            <text:p>1.01966058590502</text:p>
          </table:table-cell>
          <table:table-cell office:value-type="float" office:value="0.00896018588632153" calcext:value-type="float">
            <text:p>0.008960185886321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8/30/2018</text:p>
          </table:table-cell>
          <table:table-cell office:value-type="string" calcext:value-type="string">
            <text:p>$56.2575</text:p>
          </table:table-cell>
          <table:table-cell office:value-type="string" calcext:value-type="string">
            <text:p>$34.76</text:p>
          </table:table-cell>
          <table:table-cell office:value-type="float" office:value="2901.13" calcext:value-type="float">
            <text:p>2901.13</text:p>
          </table:table-cell>
          <table:table-cell/>
          <table:table-cell table:formula="of:=[.D1008]/[.D1007]" office:value-type="float" office:value="1.00444999017624" calcext:value-type="float">
            <text:p>1.00444999017624</text:p>
          </table:table-cell>
          <table:table-cell table:formula="of:=[.B1008]/[.B1007]" office:value-type="float" office:value="0.99089010354175" calcext:value-type="float">
            <text:p>0.99089010354175</text:p>
          </table:table-cell>
          <table:table-cell table:number-columns-repeated="3"/>
          <table:table-cell office:value-type="float" office:value="1.00251529305302" calcext:value-type="float">
            <text:p>1.00251529305302</text:p>
          </table:table-cell>
          <table:table-cell office:value-type="float" office:value="1.0025160346491" calcext:value-type="float">
            <text:p>1.0025160346491</text:p>
          </table:table-cell>
          <table:table-cell office:value-type="float" office:value="1.00700273394407" calcext:value-type="float">
            <text:p>1.00700273394407</text:p>
          </table:table-cell>
          <table:table-cell office:value-type="float" office:value="0.00448669929497059" calcext:value-type="float">
            <text:p>0.004486699294970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8/29/2018</text:p>
          </table:table-cell>
          <table:table-cell office:value-type="string" calcext:value-type="string">
            <text:p>$55.745</text:p>
          </table:table-cell>
          <table:table-cell office:value-type="string" calcext:value-type="string">
            <text:p>$34.89</text:p>
          </table:table-cell>
          <table:table-cell office:value-type="float" office:value="2914.04" calcext:value-type="float">
            <text:p>2914.04</text:p>
          </table:table-cell>
          <table:table-cell/>
          <table:table-cell table:formula="of:=[.D1009]/[.D1008]" office:value-type="float" office:value="0.99433089456562" calcext:value-type="float">
            <text:p>0.99433089456562</text:p>
          </table:table-cell>
          <table:table-cell table:formula="of:=[.B1009]/[.B1008]" office:value-type="float" office:value="0.985290160552516" calcext:value-type="float">
            <text:p>0.985290160552516</text:p>
          </table:table-cell>
          <table:table-cell table:number-columns-repeated="3"/>
          <table:table-cell office:value-type="float" office:value="0.979231597539349" calcext:value-type="float">
            <text:p>0.979231597539349</text:p>
          </table:table-cell>
          <table:table-cell office:value-type="float" office:value="0.974364261260595" calcext:value-type="float">
            <text:p>0.974364261260595</text:p>
          </table:table-cell>
          <table:table-cell office:value-type="float" office:value="0.970564420100024" calcext:value-type="float">
            <text:p>0.970564420100024</text:p>
          </table:table-cell>
          <table:table-cell office:value-type="float" office:value="-0.00379984116057108" calcext:value-type="float">
            <text:p>-0.003799841160571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8/28/2018</text:p>
          </table:table-cell>
          <table:table-cell office:value-type="string" calcext:value-type="string">
            <text:p>$54.925</text:p>
          </table:table-cell>
          <table:table-cell office:value-type="string" calcext:value-type="string">
            <text:p>$35.01</text:p>
          </table:table-cell>
          <table:table-cell office:value-type="float" office:value="2897.52" calcext:value-type="float">
            <text:p>2897.52</text:p>
          </table:table-cell>
          <table:table-cell/>
          <table:table-cell table:formula="of:=[.D1010]/[.D1009]" office:value-type="float" office:value="0.999730804274" calcext:value-type="float">
            <text:p>0.999730804274</text:p>
          </table:table-cell>
          <table:table-cell table:formula="of:=[.B1010]/[.B1009]" office:value-type="float" office:value="0.991989076012745" calcext:value-type="float">
            <text:p>0.991989076012745</text:p>
          </table:table-cell>
          <table:table-cell table:number-columns-repeated="3"/>
          <table:table-cell office:value-type="float" office:value="0.993779600428242" calcext:value-type="float">
            <text:p>0.993779600428242</text:p>
          </table:table-cell>
          <table:table-cell office:value-type="float" office:value="0.991953912368301" calcext:value-type="float">
            <text:p>0.991953912368301</text:p>
          </table:table-cell>
          <table:table-cell office:value-type="float" office:value="0.989301663640379" calcext:value-type="float">
            <text:p>0.989301663640379</text:p>
          </table:table-cell>
          <table:table-cell office:value-type="float" office:value="-0.00265224872792214" calcext:value-type="float">
            <text:p>-0.002652248727922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8/27/2018</text:p>
          </table:table-cell>
          <table:table-cell office:value-type="string" calcext:value-type="string">
            <text:p>$54.485</text:p>
          </table:table-cell>
          <table:table-cell office:value-type="string" calcext:value-type="string">
            <text:p>$35.59</text:p>
          </table:table-cell>
          <table:table-cell office:value-type="float" office:value="2896.74" calcext:value-type="float">
            <text:p>2896.74</text:p>
          </table:table-cell>
          <table:table-cell/>
          <table:table-cell table:formula="of:=[.D1011]/[.D1010]" office:value-type="float" office:value="0.992387994780339" calcext:value-type="float">
            <text:p>0.992387994780339</text:p>
          </table:table-cell>
          <table:table-cell table:formula="of:=[.B1011]/[.B1010]" office:value-type="float" office:value="0.99183261448105" calcext:value-type="float">
            <text:p>0.99183261448105</text:p>
          </table:table-cell>
          <table:table-cell table:number-columns-repeated="3"/>
          <table:table-cell office:value-type="float" office:value="0.994430871595984" calcext:value-type="float">
            <text:p>0.994430871595984</text:p>
          </table:table-cell>
          <table:table-cell office:value-type="float" office:value="0.992741349152895" calcext:value-type="float">
            <text:p>0.992741349152895</text:p>
          </table:table-cell>
          <table:table-cell office:value-type="float" office:value="1.02921771913289" calcext:value-type="float">
            <text:p>1.02921771913289</text:p>
          </table:table-cell>
          <table:table-cell office:value-type="float" office:value="0.0364763699799986" calcext:value-type="float">
            <text:p>0.03647636997999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8/24/2018</text:p>
          </table:table-cell>
          <table:table-cell office:value-type="string" calcext:value-type="string">
            <text:p>$54.04</text:p>
          </table:table-cell>
          <table:table-cell office:value-type="string" calcext:value-type="string">
            <text:p>$35.54</text:p>
          </table:table-cell>
          <table:table-cell office:value-type="float" office:value="2874.69" calcext:value-type="float">
            <text:p>2874.69</text:p>
          </table:table-cell>
          <table:table-cell/>
          <table:table-cell table:formula="of:=[.D1012]/[.D1011]" office:value-type="float" office:value="0.993839335719678" calcext:value-type="float">
            <text:p>0.993839335719678</text:p>
          </table:table-cell>
          <table:table-cell table:formula="of:=[.B1012]/[.B1011]" office:value-type="float" office:value="0.99690044411547" calcext:value-type="float">
            <text:p>0.99690044411547</text:p>
          </table:table-cell>
          <table:table-cell table:number-columns-repeated="3"/>
          <table:table-cell office:value-type="float" office:value="1.00635681916667" calcext:value-type="float">
            <text:p>1.00635681916667</text:p>
          </table:table-cell>
          <table:table-cell office:value-type="float" office:value="1.00716073430832" calcext:value-type="float">
            <text:p>1.00716073430832</text:p>
          </table:table-cell>
          <table:table-cell office:value-type="float" office:value="1.07104299209562" calcext:value-type="float">
            <text:p>1.07104299209562</text:p>
          </table:table-cell>
          <table:table-cell office:value-type="float" office:value="0.0638822577873022" calcext:value-type="float">
            <text:p>0.06388225778730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8/23/2018</text:p>
          </table:table-cell>
          <table:table-cell office:value-type="string" calcext:value-type="string">
            <text:p>$53.8725</text:p>
          </table:table-cell>
          <table:table-cell office:value-type="string" calcext:value-type="string">
            <text:p>$36</text:p>
          </table:table-cell>
          <table:table-cell office:value-type="float" office:value="2856.98" calcext:value-type="float">
            <text:p>2856.98</text:p>
          </table:table-cell>
          <table:table-cell/>
          <table:table-cell table:formula="of:=[.D1013]/[.D1012]" office:value-type="float" office:value="1.0016940965635" calcext:value-type="float">
            <text:p>1.0016940965635</text:p>
          </table:table-cell>
          <table:table-cell table:formula="of:=[.B1013]/[.B1012]" office:value-type="float" office:value="0.997958141909137" calcext:value-type="float">
            <text:p>0.997958141909137</text:p>
          </table:table-cell>
          <table:table-cell table:number-columns-repeated="3"/>
          <table:table-cell office:value-type="float" office:value="0.989552505683539" calcext:value-type="float">
            <text:p>0.989552505683539</text:p>
          </table:table-cell>
          <table:table-cell office:value-type="float" office:value="0.986843030666778" calcext:value-type="float">
            <text:p>0.986843030666778</text:p>
          </table:table-cell>
          <table:table-cell office:value-type="float" office:value="0.984879848798488" calcext:value-type="float">
            <text:p>0.984879848798488</text:p>
          </table:table-cell>
          <table:table-cell office:value-type="float" office:value="-0.00196318186828992" calcext:value-type="float">
            <text:p>-0.001963181868289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8/22/2018</text:p>
          </table:table-cell>
          <table:table-cell office:value-type="string" calcext:value-type="string">
            <text:p>$53.7625</text:p>
          </table:table-cell>
          <table:table-cell office:value-type="string" calcext:value-type="string">
            <text:p>$36.18</text:p>
          </table:table-cell>
          <table:table-cell office:value-type="float" office:value="2861.82" calcext:value-type="float">
            <text:p>2861.82</text:p>
          </table:table-cell>
          <table:table-cell/>
          <table:table-cell table:formula="of:=[.D1014]/[.D1013]" office:value-type="float" office:value="1.00039834790448" calcext:value-type="float">
            <text:p>1.00039834790448</text:p>
          </table:table-cell>
          <table:table-cell table:formula="of:=[.B1014]/[.B1013]" office:value-type="float" office:value="0.999953499186236" calcext:value-type="float">
            <text:p>0.999953499186236</text:p>
          </table:table-cell>
          <table:table-cell table:number-columns-repeated="3"/>
          <table:table-cell office:value-type="float" office:value="0.989265195040823" calcext:value-type="float">
            <text:p>0.989265195040823</text:p>
          </table:table-cell>
          <table:table-cell office:value-type="float" office:value="0.986495650067289" calcext:value-type="float">
            <text:p>0.986495650067289</text:p>
          </table:table-cell>
          <table:table-cell office:value-type="float" office:value="0.974595631910811" calcext:value-type="float">
            <text:p>0.974595631910811</text:p>
          </table:table-cell>
          <table:table-cell office:value-type="float" office:value="-0.0119000181564785" calcext:value-type="float">
            <text:p>-0.01190001815647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8/21/2018</text:p>
          </table:table-cell>
          <table:table-cell office:value-type="string" calcext:value-type="string">
            <text:p>$53.76</text:p>
          </table:table-cell>
          <table:table-cell office:value-type="string" calcext:value-type="string">
            <text:p>$35.89</text:p>
          </table:table-cell>
          <table:table-cell office:value-type="float" office:value="2862.96" calcext:value-type="float">
            <text:p>2862.96</text:p>
          </table:table-cell>
          <table:table-cell/>
          <table:table-cell table:formula="of:=[.D1015]/[.D1014]" office:value-type="float" office:value="0.997935702908877" calcext:value-type="float">
            <text:p>0.997935702908877</text:p>
          </table:table-cell>
          <table:table-cell table:formula="of:=[.B1015]/[.B1014]" office:value-type="float" office:value="1.001953125" calcext:value-type="float">
            <text:p>1.001953125</text:p>
          </table:table-cell>
          <table:table-cell table:number-columns-repeated="3"/>
          <table:table-cell office:value-type="float" office:value="0.98457483887081" calcext:value-type="float">
            <text:p>0.98457483887081</text:p>
          </table:table-cell>
          <table:table-cell office:value-type="float" office:value="0.980824649777318" calcext:value-type="float">
            <text:p>0.980824649777318</text:p>
          </table:table-cell>
          <table:table-cell office:value-type="float" office:value="0.995030473511486" calcext:value-type="float">
            <text:p>0.995030473511486</text:p>
          </table:table-cell>
          <table:table-cell office:value-type="float" office:value="0.0142058237341681" calcext:value-type="float">
            <text:p>0.01420582373416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8/20/2018</text:p>
          </table:table-cell>
          <table:table-cell office:value-type="string" calcext:value-type="string">
            <text:p>$53.865</text:p>
          </table:table-cell>
          <table:table-cell office:value-type="string" calcext:value-type="string">
            <text:p>$36.22</text:p>
          </table:table-cell>
          <table:table-cell office:value-type="float" office:value="2857.05" calcext:value-type="float">
            <text:p>2857.05</text:p>
          </table:table-cell>
          <table:table-cell/>
          <table:table-cell table:formula="of:=[.D1016]/[.D1015]" office:value-type="float" office:value="0.997577921282442" calcext:value-type="float">
            <text:p>0.997577921282442</text:p>
          </table:table-cell>
          <table:table-cell table:formula="of:=[.B1016]/[.B1015]" office:value-type="float" office:value="1.00983941334819" calcext:value-type="float">
            <text:p>1.00983941334819</text:p>
          </table:table-cell>
          <table:table-cell table:number-columns-repeated="3"/>
          <table:table-cell office:value-type="float" office:value="1.00660293421675" calcext:value-type="float">
            <text:p>1.00660293421675</text:p>
          </table:table-cell>
          <table:table-cell office:value-type="float" office:value="1.00745830627723" calcext:value-type="float">
            <text:p>1.00745830627723</text:p>
          </table:table-cell>
          <table:table-cell office:value-type="float" office:value="1.01912928759894" calcext:value-type="float">
            <text:p>1.01912928759894</text:p>
          </table:table-cell>
          <table:table-cell office:value-type="float" office:value="0.0116709813217186" calcext:value-type="float">
            <text:p>0.01167098132171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8/17/2018</text:p>
          </table:table-cell>
          <table:table-cell office:value-type="string" calcext:value-type="string">
            <text:p>$54.395</text:p>
          </table:table-cell>
          <table:table-cell office:value-type="string" calcext:value-type="string">
            <text:p>$36.03</text:p>
          </table:table-cell>
          <table:table-cell office:value-type="float" office:value="2850.13" calcext:value-type="float">
            <text:p>2850.13</text:p>
          </table:table-cell>
          <table:table-cell/>
          <table:table-cell table:formula="of:=[.D1017]/[.D1016]" office:value-type="float" office:value="0.996687870377842" calcext:value-type="float">
            <text:p>0.996687870377842</text:p>
          </table:table-cell>
          <table:table-cell table:formula="of:=[.B1017]/[.B1016]" office:value-type="float" office:value="0.980420994576707" calcext:value-type="float">
            <text:p>0.980420994576707</text:p>
          </table:table-cell>
          <table:table-cell table:number-columns-repeated="3"/>
          <table:table-cell office:value-type="float" office:value="1.01763274394533" calcext:value-type="float">
            <text:p>1.01763274394533</text:p>
          </table:table-cell>
          <table:table-cell office:value-type="float" office:value="1.02079419206112" calcext:value-type="float">
            <text:p>1.02079419206112</text:p>
          </table:table-cell>
          <table:table-cell office:value-type="float" office:value="1.01618122977346" calcext:value-type="float">
            <text:p>1.01618122977346</text:p>
          </table:table-cell>
          <table:table-cell office:value-type="float" office:value="-0.00461296228765362" calcext:value-type="float">
            <text:p>-0.004612962287653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8/16/2018</text:p>
          </table:table-cell>
          <table:table-cell office:value-type="string" calcext:value-type="string">
            <text:p>$53.33</text:p>
          </table:table-cell>
          <table:table-cell office:value-type="string" calcext:value-type="string">
            <text:p>$34.9</text:p>
          </table:table-cell>
          <table:table-cell office:value-type="float" office:value="2840.69" calcext:value-type="float">
            <text:p>2840.69</text:p>
          </table:table-cell>
          <table:table-cell/>
          <table:table-cell table:formula="of:=[.D1018]/[.D1017]" office:value-type="float" office:value="0.992142754049192" calcext:value-type="float">
            <text:p>0.992142754049192</text:p>
          </table:table-cell>
          <table:table-cell table:formula="of:=[.B1018]/[.B1017]" office:value-type="float" office:value="0.98556159759985" calcext:value-type="float">
            <text:p>0.98556159759985</text:p>
          </table:table-cell>
          <table:table-cell table:number-columns-repeated="3"/>
          <table:table-cell office:value-type="float" office:value="0.981715498028142" calcext:value-type="float">
            <text:p>0.981715498028142</text:p>
          </table:table-cell>
          <table:table-cell office:value-type="float" office:value="0.977367487429699" calcext:value-type="float">
            <text:p>0.977367487429699</text:p>
          </table:table-cell>
          <table:table-cell office:value-type="float" office:value="0.978571428571429" calcext:value-type="float">
            <text:p>0.978571428571429</text:p>
          </table:table-cell>
          <table:table-cell office:value-type="float" office:value="0.00120394114172984" calcext:value-type="float">
            <text:p>0.001203941141729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8/15/2018</text:p>
          </table:table-cell>
          <table:table-cell office:value-type="string" calcext:value-type="string">
            <text:p>$52.56</text:p>
          </table:table-cell>
          <table:table-cell office:value-type="string" calcext:value-type="string">
            <text:p>$35.08</text:p>
          </table:table-cell>
          <table:table-cell office:value-type="float" office:value="2818.37" calcext:value-type="float">
            <text:p>2818.37</text:p>
          </table:table-cell>
          <table:table-cell/>
          <table:table-cell table:formula="of:=[.D1019]/[.D1018]" office:value-type="float" office:value="1.00766045622115" calcext:value-type="float">
            <text:p>1.00766045622115</text:p>
          </table:table-cell>
          <table:table-cell table:formula="of:=[.B1019]/[.B1018]" office:value-type="float" office:value="0.997669330289193" calcext:value-type="float">
            <text:p>0.997669330289193</text:p>
          </table:table-cell>
          <table:table-cell table:number-columns-repeated="3"/>
          <table:table-cell office:value-type="float" office:value="1.0318474455028" calcext:value-type="float">
            <text:p>1.0318474455028</text:p>
          </table:table-cell>
          <table:table-cell office:value-type="float" office:value="1.0379808562999" calcext:value-type="float">
            <text:p>1.0379808562999</text:p>
          </table:table-cell>
          <table:table-cell office:value-type="float" office:value="1.03552001487749" calcext:value-type="float">
            <text:p>1.03552001487749</text:p>
          </table:table-cell>
          <table:table-cell office:value-type="float" office:value="-0.00246084142240388" calcext:value-type="float">
            <text:p>-0.002460841422403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8/14/2018</text:p>
          </table:table-cell>
          <table:table-cell office:value-type="string" calcext:value-type="string">
            <text:p>$52.4375</text:p>
          </table:table-cell>
          <table:table-cell office:value-type="string" calcext:value-type="string">
            <text:p>$35.51</text:p>
          </table:table-cell>
          <table:table-cell office:value-type="float" office:value="2839.96" calcext:value-type="float">
            <text:p>2839.96</text:p>
          </table:table-cell>
          <table:table-cell/>
          <table:table-cell table:formula="of:=[.D1020]/[.D1019]" office:value-type="float" office:value="0.993651319032662" calcext:value-type="float">
            <text:p>0.993651319032662</text:p>
          </table:table-cell>
          <table:table-cell table:formula="of:=[.B1020]/[.B1019]" office:value-type="float" office:value="0.99580452920143" calcext:value-type="float">
            <text:p>0.99580452920143</text:p>
          </table:table-cell>
          <table:table-cell table:number-columns-repeated="3"/>
          <table:table-cell office:value-type="float" office:value="1.00554239990659" calcext:value-type="float">
            <text:p>1.00554239990659</text:p>
          </table:table-cell>
          <table:table-cell office:value-type="float" office:value="1.00617603896906" calcext:value-type="float">
            <text:p>1.00617603896906</text:p>
          </table:table-cell>
          <table:table-cell office:value-type="float" office:value="0.990661338840749" calcext:value-type="float">
            <text:p>0.990661338840749</text:p>
          </table:table-cell>
          <table:table-cell office:value-type="float" office:value="-0.0155147001283148" calcext:value-type="float">
            <text:p>-0.01551470012831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8/13/2018</text:p>
          </table:table-cell>
          <table:table-cell office:value-type="string" calcext:value-type="string">
            <text:p>$52.2175</text:p>
          </table:table-cell>
          <table:table-cell office:value-type="string" calcext:value-type="string">
            <text:p>$35.7</text:p>
          </table:table-cell>
          <table:table-cell office:value-type="float" office:value="2821.93" calcext:value-type="float">
            <text:p>2821.93</text:p>
          </table:table-cell>
          <table:table-cell/>
          <table:table-cell table:formula="of:=[.D1021]/[.D1020]" office:value-type="float" office:value="1.00402207000174" calcext:value-type="float">
            <text:p>1.00402207000174</text:p>
          </table:table-cell>
          <table:table-cell table:formula="of:=[.B1021]/[.B1020]" office:value-type="float" office:value="0.993584526260353" calcext:value-type="float">
            <text:p>0.993584526260353</text:p>
          </table:table-cell>
          <table:table-cell table:number-columns-repeated="3"/>
          <table:table-cell office:value-type="float" office:value="1.00431803997271" calcext:value-type="float">
            <text:p>1.00431803997271</text:p>
          </table:table-cell>
          <table:table-cell office:value-type="float" office:value="1.00469569391884" calcext:value-type="float">
            <text:p>1.00469569391884</text:p>
          </table:table-cell>
          <table:table-cell office:value-type="float" office:value="0.993927033763879" calcext:value-type="float">
            <text:p>0.993927033763879</text:p>
          </table:table-cell>
          <table:table-cell office:value-type="float" office:value="-0.0107686601549613" calcext:value-type="float">
            <text:p>-0.01076866015496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8/10/2018</text:p>
          </table:table-cell>
          <table:table-cell office:value-type="string" calcext:value-type="string">
            <text:p>$51.8825</text:p>
          </table:table-cell>
          <table:table-cell office:value-type="string" calcext:value-type="string">
            <text:p>$35.88</text:p>
          </table:table-cell>
          <table:table-cell office:value-type="float" office:value="2833.28" calcext:value-type="float">
            <text:p>2833.28</text:p>
          </table:table-cell>
          <table:table-cell/>
          <table:table-cell table:formula="of:=[.D1022]/[.D1021]" office:value-type="float" office:value="1.00716484074994" calcext:value-type="float">
            <text:p>1.00716484074994</text:p>
          </table:table-cell>
          <table:table-cell table:formula="of:=[.B1022]/[.B1021]" office:value-type="float" office:value="1.00650508360237" calcext:value-type="float">
            <text:p>1.00650508360237</text:p>
          </table:table-cell>
          <table:table-cell table:number-columns-repeated="3"/>
          <table:table-cell office:value-type="float" office:value="1.00036130039237" calcext:value-type="float">
            <text:p>1.00036130039237</text:p>
          </table:table-cell>
          <table:table-cell office:value-type="float" office:value="0.999911692343244" calcext:value-type="float">
            <text:p>0.999911692343244</text:p>
          </table:table-cell>
          <table:table-cell office:value-type="float" office:value="0.984998404085541" calcext:value-type="float">
            <text:p>0.984998404085541</text:p>
          </table:table-cell>
          <table:table-cell office:value-type="float" office:value="-0.0149132882577032" calcext:value-type="float">
            <text:p>-0.01491328825770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8/09/2018</text:p>
          </table:table-cell>
          <table:table-cell office:value-type="string" calcext:value-type="string">
            <text:p>$52.22</text:p>
          </table:table-cell>
          <table:table-cell office:value-type="string" calcext:value-type="string">
            <text:p>$36.19</text:p>
          </table:table-cell>
          <table:table-cell office:value-type="float" office:value="2853.58" calcext:value-type="float">
            <text:p>2853.58</text:p>
          </table:table-cell>
          <table:table-cell/>
          <table:table-cell table:formula="of:=[.D1023]/[.D1022]" office:value-type="float" office:value="1.00144380041912" calcext:value-type="float">
            <text:p>1.00144380041912</text:p>
          </table:table-cell>
          <table:table-cell table:formula="of:=[.B1023]/[.B1022]" office:value-type="float" office:value="0.992196476445806" calcext:value-type="float">
            <text:p>0.992196476445806</text:p>
          </table:table-cell>
          <table:table-cell table:number-columns-repeated="3"/>
          <table:table-cell office:value-type="float" office:value="1.01460209911947" calcext:value-type="float">
            <text:p>1.01460209911947</text:p>
          </table:table-cell>
          <table:table-cell office:value-type="float" office:value="1.01712991006136" calcext:value-type="float">
            <text:p>1.01712991006136</text:p>
          </table:table-cell>
          <table:table-cell office:value-type="float" office:value="1.02393296916952" calcext:value-type="float">
            <text:p>1.02393296916952</text:p>
          </table:table-cell>
          <table:table-cell office:value-type="float" office:value="0.00680305910816537" calcext:value-type="float">
            <text:p>0.006803059108165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8/08/2018</text:p>
          </table:table-cell>
          <table:table-cell office:value-type="string" calcext:value-type="string">
            <text:p>$51.8125</text:p>
          </table:table-cell>
          <table:table-cell office:value-type="string" calcext:value-type="string">
            <text:p>$35.77</text:p>
          </table:table-cell>
          <table:table-cell office:value-type="float" office:value="2857.7" calcext:value-type="float">
            <text:p>2857.7</text:p>
          </table:table-cell>
          <table:table-cell/>
          <table:table-cell table:formula="of:=[.D1024]/[.D1023]" office:value-type="float" office:value="1.00026244882248" calcext:value-type="float">
            <text:p>1.00026244882248</text:p>
          </table:table-cell>
          <table:table-cell table:formula="of:=[.B1024]/[.B1023]" office:value-type="float" office:value="0.999324487334138" calcext:value-type="float">
            <text:p>0.999324487334138</text:p>
          </table:table-cell>
          <table:table-cell table:number-columns-repeated="3"/>
          <table:table-cell office:value-type="float" office:value="1.00025274009419" calcext:value-type="float">
            <text:p>1.00025274009419</text:p>
          </table:table-cell>
          <table:table-cell office:value-type="float" office:value="0.999780434617785" calcext:value-type="float">
            <text:p>0.999780434617785</text:p>
          </table:table-cell>
          <table:table-cell office:value-type="float" office:value="1.0043401600434" calcext:value-type="float">
            <text:p>1.0043401600434</text:p>
          </table:table-cell>
          <table:table-cell office:value-type="float" office:value="0.00455972542561645" calcext:value-type="float">
            <text:p>0.004559725425616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8/07/2018</text:p>
          </table:table-cell>
          <table:table-cell office:value-type="string" calcext:value-type="string">
            <text:p>$51.7775</text:p>
          </table:table-cell>
          <table:table-cell office:value-type="string" calcext:value-type="string">
            <text:p>$35.87</text:p>
          </table:table-cell>
          <table:table-cell office:value-type="float" office:value="2858.45" calcext:value-type="float">
            <text:p>2858.45</text:p>
          </table:table-cell>
          <table:table-cell/>
          <table:table-cell table:formula="of:=[.D1025]/[.D1024]" office:value-type="float" office:value="0.997183788416799" calcext:value-type="float">
            <text:p>0.997183788416799</text:p>
          </table:table-cell>
          <table:table-cell table:formula="of:=[.B1025]/[.B1024]" office:value-type="float" office:value="1.00946357008353" calcext:value-type="float">
            <text:p>1.00946357008353</text:p>
          </table:table-cell>
          <table:table-cell table:number-columns-repeated="3"/>
          <table:table-cell office:value-type="float" office:value="0.978956696276051" calcext:value-type="float">
            <text:p>0.978956696276051</text:p>
          </table:table-cell>
          <table:table-cell office:value-type="float" office:value="0.974031884552436" calcext:value-type="float">
            <text:p>0.974031884552436</text:p>
          </table:table-cell>
          <table:table-cell office:value-type="float" office:value="0.978437992347513" calcext:value-type="float">
            <text:p>0.978437992347513</text:p>
          </table:table-cell>
          <table:table-cell office:value-type="float" office:value="0.00440610779507689" calcext:value-type="float">
            <text:p>0.004406107795076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8/06/2018</text:p>
          </table:table-cell>
          <table:table-cell office:value-type="string" calcext:value-type="string">
            <text:p>$52.2675</text:p>
          </table:table-cell>
          <table:table-cell office:value-type="string" calcext:value-type="string">
            <text:p>$36.51</text:p>
          </table:table-cell>
          <table:table-cell office:value-type="float" office:value="2850.4" calcext:value-type="float">
            <text:p>2850.4</text:p>
          </table:table-cell>
          <table:table-cell/>
          <table:table-cell table:formula="of:=[.D1026]/[.D1025]" office:value-type="float" office:value="0.996474179062588" calcext:value-type="float">
            <text:p>0.996474179062588</text:p>
          </table:table-cell>
          <table:table-cell table:formula="of:=[.B1026]/[.B1025]" office:value-type="float" office:value="0.994834266035299" calcext:value-type="float">
            <text:p>0.994834266035299</text:p>
          </table:table-cell>
          <table:table-cell table:number-columns-repeated="3"/>
          <table:table-cell office:value-type="float" office:value="1.00594011174972" calcext:value-type="float">
            <text:p>1.00594011174972</text:p>
          </table:table-cell>
          <table:table-cell office:value-type="float" office:value="1.00665690308597" calcext:value-type="float">
            <text:p>1.00665690308597</text:p>
          </table:table-cell>
          <table:table-cell office:value-type="float" office:value="1.02185314685315" calcext:value-type="float">
            <text:p>1.02185314685315</text:p>
          </table:table-cell>
          <table:table-cell office:value-type="float" office:value="0.015196243767176" calcext:value-type="float">
            <text:p>0.0151962437671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8/03/2018</text:p>
          </table:table-cell>
          <table:table-cell office:value-type="string" calcext:value-type="string">
            <text:p>$51.9975</text:p>
          </table:table-cell>
          <table:table-cell office:value-type="string" calcext:value-type="string">
            <text:p>$35.95</text:p>
          </table:table-cell>
          <table:table-cell office:value-type="float" office:value="2840.35" calcext:value-type="float">
            <text:p>2840.35</text:p>
          </table:table-cell>
          <table:table-cell/>
          <table:table-cell table:formula="of:=[.D1027]/[.D1026]" office:value-type="float" office:value="0.995377330258595" calcext:value-type="float">
            <text:p>0.995377330258595</text:p>
          </table:table-cell>
          <table:table-cell table:formula="of:=[.B1027]/[.B1026]" office:value-type="float" office:value="0.997115245925285" calcext:value-type="float">
            <text:p>0.997115245925285</text:p>
          </table:table-cell>
          <table:table-cell table:number-columns-repeated="3"/>
          <table:table-cell office:value-type="float" office:value="0.985992707245413" calcext:value-type="float">
            <text:p>0.985992707245413</text:p>
          </table:table-cell>
          <table:table-cell office:value-type="float" office:value="0.98253896137159" calcext:value-type="float">
            <text:p>0.98253896137159</text:p>
          </table:table-cell>
          <table:table-cell office:value-type="float" office:value="0.965512583854847" calcext:value-type="float">
            <text:p>0.965512583854847</text:p>
          </table:table-cell>
          <table:table-cell office:value-type="float" office:value="-0.017026377516743" calcext:value-type="float">
            <text:p>-0.0170263775167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8/02/2018</text:p>
          </table:table-cell>
          <table:table-cell office:value-type="string" calcext:value-type="string">
            <text:p>$51.8475</text:p>
          </table:table-cell>
          <table:table-cell office:value-type="string" calcext:value-type="string">
            <text:p>$35.45</text:p>
          </table:table-cell>
          <table:table-cell office:value-type="float" office:value="2827.22" calcext:value-type="float">
            <text:p>2827.22</text:p>
          </table:table-cell>
          <table:table-cell/>
          <table:table-cell table:formula="of:=[.D1028]/[.D1027]" office:value-type="float" office:value="0.995097657769824" calcext:value-type="float">
            <text:p>0.995097657769824</text:p>
          </table:table-cell>
          <table:table-cell table:formula="of:=[.B1028]/[.B1027]" office:value-type="float" office:value="0.971599402092676" calcext:value-type="float">
            <text:p>0.971599402092676</text:p>
          </table:table-cell>
          <table:table-cell table:number-columns-repeated="3"/>
          <table:table-cell office:value-type="float" office:value="1.02100521556827" calcext:value-type="float">
            <text:p>1.02100521556827</text:p>
          </table:table-cell>
          <table:table-cell office:value-type="float" office:value="1.02487176887157" calcext:value-type="float">
            <text:p>1.02487176887157</text:p>
          </table:table-cell>
          <table:table-cell office:value-type="float" office:value="1.00890650501282" calcext:value-type="float">
            <text:p>1.00890650501282</text:p>
          </table:table-cell>
          <table:table-cell office:value-type="float" office:value="-0.0159652638587495" calcext:value-type="float">
            <text:p>-0.01596526385874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8/01/2018</text:p>
          </table:table-cell>
          <table:table-cell office:value-type="string" calcext:value-type="string">
            <text:p>$50.375</text:p>
          </table:table-cell>
          <table:table-cell office:value-type="string" calcext:value-type="string">
            <text:p>$35.26</text:p>
          </table:table-cell>
          <table:table-cell office:value-type="float" office:value="2813.36" calcext:value-type="float">
            <text:p>2813.36</text:p>
          </table:table-cell>
          <table:table-cell/>
          <table:table-cell table:formula="of:=[.D1029]/[.D1028]" office:value-type="float" office:value="1.00104145932266" calcext:value-type="float">
            <text:p>1.00104145932266</text:p>
          </table:table-cell>
          <table:table-cell table:formula="of:=[.B1029]/[.B1028]" office:value-type="float" office:value="0.944367245657568" calcext:value-type="float">
            <text:p>0.944367245657568</text:p>
          </table:table-cell>
          <table:table-cell table:number-columns-repeated="3"/>
          <table:table-cell office:value-type="float" office:value="1.03398093104736" calcext:value-type="float">
            <text:p>1.03398093104736</text:p>
          </table:table-cell>
          <table:table-cell office:value-type="float" office:value="1.04056040392981" calcext:value-type="float">
            <text:p>1.04056040392981</text:p>
          </table:table-cell>
          <table:table-cell office:value-type="float" office:value="1.04857644666297" calcext:value-type="float">
            <text:p>1.04857644666297</text:p>
          </table:table-cell>
          <table:table-cell office:value-type="float" office:value="0.0080160427331597" calcext:value-type="float">
            <text:p>0.00801604273315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7/31/2018</text:p>
          </table:table-cell>
          <table:table-cell office:value-type="string" calcext:value-type="string">
            <text:p>$47.5725</text:p>
          </table:table-cell>
          <table:table-cell office:value-type="string" calcext:value-type="string">
            <text:p>$35.43</text:p>
          </table:table-cell>
          <table:table-cell office:value-type="float" office:value="2816.29" calcext:value-type="float">
            <text:p>2816.29</text:p>
          </table:table-cell>
          <table:table-cell/>
          <table:table-cell table:formula="of:=[.D1030]/[.D1029]" office:value-type="float" office:value="0.995138994918847" calcext:value-type="float">
            <text:p>0.995138994918847</text:p>
          </table:table-cell>
          <table:table-cell table:formula="of:=[.B1030]/[.B1029]" office:value-type="float" office:value="0.9980030479794" calcext:value-type="float">
            <text:p>0.9980030479794</text:p>
          </table:table-cell>
          <table:table-cell table:number-columns-repeated="3"/>
          <table:table-cell office:value-type="float" office:value="1.00141997125339" calcext:value-type="float">
            <text:p>1.00141997125339</text:p>
          </table:table-cell>
          <table:table-cell office:value-type="float" office:value="1.0011917065985" calcext:value-type="float">
            <text:p>1.0011917065985</text:p>
          </table:table-cell>
          <table:table-cell office:value-type="float" office:value="0.98633578701459" calcext:value-type="float">
            <text:p>0.98633578701459</text:p>
          </table:table-cell>
          <table:table-cell office:value-type="float" office:value="-0.0148559195839084" calcext:value-type="float">
            <text:p>-0.01485591958390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7/30/2018</text:p>
          </table:table-cell>
          <table:table-cell office:value-type="string" calcext:value-type="string">
            <text:p>$47.4775</text:p>
          </table:table-cell>
          <table:table-cell office:value-type="string" calcext:value-type="string">
            <text:p>$35.31</text:p>
          </table:table-cell>
          <table:table-cell office:value-type="float" office:value="2802.6" calcext:value-type="float">
            <text:p>2802.6</text:p>
          </table:table-cell>
          <table:table-cell/>
          <table:table-cell table:formula="of:=[.D1031]/[.D1030]" office:value-type="float" office:value="1.00578748305145" calcext:value-type="float">
            <text:p>1.00578748305145</text:p>
          </table:table-cell>
          <table:table-cell table:formula="of:=[.B1031]/[.B1030]" office:value-type="float" office:value="1.00563424780159" calcext:value-type="float">
            <text:p>1.00563424780159</text:p>
          </table:table-cell>
          <table:table-cell table:number-columns-repeated="3"/>
          <table:table-cell office:value-type="float" office:value="1.00039522539982" calcext:value-type="float">
            <text:p>1.00039522539982</text:p>
          </table:table-cell>
          <table:table-cell office:value-type="float" office:value="0.99995271027879" calcext:value-type="float">
            <text:p>0.99995271027879</text:p>
          </table:table-cell>
          <table:table-cell office:value-type="float" office:value="1.00232381463109" calcext:value-type="float">
            <text:p>1.00232381463109</text:p>
          </table:table-cell>
          <table:table-cell office:value-type="float" office:value="0.00237110435230425" calcext:value-type="float">
            <text:p>0.002371104352304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7/27/2018</text:p>
          </table:table-cell>
          <table:table-cell office:value-type="string" calcext:value-type="string">
            <text:p>$47.745</text:p>
          </table:table-cell>
          <table:table-cell office:value-type="string" calcext:value-type="string">
            <text:p>$34.94</text:p>
          </table:table-cell>
          <table:table-cell office:value-type="float" office:value="2818.82" calcext:value-type="float">
            <text:p>2818.82</text:p>
          </table:table-cell>
          <table:table-cell/>
          <table:table-cell table:formula="of:=[.D1032]/[.D1031]" office:value-type="float" office:value="1.00660560092521" calcext:value-type="float">
            <text:p>1.00660560092521</text:p>
          </table:table-cell>
          <table:table-cell table:formula="of:=[.B1032]/[.B1031]" office:value-type="float" office:value="1.01691276573463" calcext:value-type="float">
            <text:p>1.01691276573463</text:p>
          </table:table-cell>
          <table:table-cell table:number-columns-repeated="3"/>
          <table:table-cell office:value-type="float" office:value="1.00555869377627" calcext:value-type="float">
            <text:p>1.00555869377627</text:p>
          </table:table-cell>
          <table:table-cell office:value-type="float" office:value="1.006195739507" calcext:value-type="float">
            <text:p>1.006195739507</text:p>
          </table:table-cell>
          <table:table-cell office:value-type="float" office:value="1.01649650006688" calcext:value-type="float">
            <text:p>1.01649650006688</text:p>
          </table:table-cell>
          <table:table-cell office:value-type="float" office:value="0.0103007605598737" calcext:value-type="float">
            <text:p>0.01030076055987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7/26/2018</text:p>
          </table:table-cell>
          <table:table-cell office:value-type="string" calcext:value-type="string">
            <text:p>$48.5525</text:p>
          </table:table-cell>
          <table:table-cell office:value-type="string" calcext:value-type="string">
            <text:p>$35.15</text:p>
          </table:table-cell>
          <table:table-cell office:value-type="float" office:value="2837.44" calcext:value-type="float">
            <text:p>2837.44</text:p>
          </table:table-cell>
          <table:table-cell/>
          <table:table-cell table:formula="of:=[.D1033]/[.D1032]" office:value-type="float" office:value="1.00304147400474" calcext:value-type="float">
            <text:p>1.00304147400474</text:p>
          </table:table-cell>
          <table:table-cell table:formula="of:=[.B1033]/[.B1032]" office:value-type="float" office:value="1.00314092992122" calcext:value-type="float">
            <text:p>1.00314092992122</text:p>
          </table:table-cell>
          <table:table-cell table:number-columns-repeated="3"/>
          <table:table-cell office:value-type="float" office:value="1.00823680646262" calcext:value-type="float">
            <text:p>1.00823680646262</text:p>
          </table:table-cell>
          <table:table-cell office:value-type="float" office:value="1.00943378311613" calcext:value-type="float">
            <text:p>1.00943378311613</text:p>
          </table:table-cell>
          <table:table-cell office:value-type="float" office:value="1.01789552173341" calcext:value-type="float">
            <text:p>1.01789552173341</text:p>
          </table:table-cell>
          <table:table-cell office:value-type="float" office:value="0.00846173861727784" calcext:value-type="float">
            <text:p>0.008461738617277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7/25/2018</text:p>
          </table:table-cell>
          <table:table-cell office:value-type="string" calcext:value-type="string">
            <text:p>$48.705</text:p>
          </table:table-cell>
          <table:table-cell office:value-type="string" calcext:value-type="string">
            <text:p>$34.94</text:p>
          </table:table-cell>
          <table:table-cell office:value-type="float" office:value="2846.07" calcext:value-type="float">
            <text:p>2846.07</text:p>
          </table:table-cell>
          <table:table-cell/>
          <table:table-cell table:formula="of:=[.D1034]/[.D1033]" office:value-type="float" office:value="0.990980545102545" calcext:value-type="float">
            <text:p>0.990980545102545</text:p>
          </table:table-cell>
          <table:table-cell table:formula="of:=[.B1034]/[.B1033]" office:value-type="float" office:value="0.990658043322041" calcext:value-type="float">
            <text:p>0.990658043322041</text:p>
          </table:table-cell>
          <table:table-cell table:number-columns-repeated="3"/>
          <table:table-cell office:value-type="float" office:value="0.999289012855878" calcext:value-type="float">
            <text:p>0.999289012855878</text:p>
          </table:table-cell>
          <table:table-cell office:value-type="float" office:value="0.998615214483147" calcext:value-type="float">
            <text:p>0.998615214483147</text:p>
          </table:table-cell>
          <table:table-cell office:value-type="float" office:value="0.987977765329426" calcext:value-type="float">
            <text:p>0.987977765329426</text:p>
          </table:table-cell>
          <table:table-cell office:value-type="float" office:value="-0.010637449153721" calcext:value-type="float">
            <text:p>-0.0106374491537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7/24/2018</text:p>
          </table:table-cell>
          <table:table-cell office:value-type="string" calcext:value-type="string">
            <text:p>$48.25</text:p>
          </table:table-cell>
          <table:table-cell office:value-type="string" calcext:value-type="string">
            <text:p>$34.81</text:p>
          </table:table-cell>
          <table:table-cell office:value-type="float" office:value="2820.4" calcext:value-type="float">
            <text:p>2820.4</text:p>
          </table:table-cell>
          <table:table-cell/>
          <table:table-cell table:formula="of:=[.D1035]/[.D1034]" office:value-type="float" office:value="0.995241809672387" calcext:value-type="float">
            <text:p>0.995241809672387</text:p>
          </table:table-cell>
          <table:table-cell table:formula="of:=[.B1035]/[.B1034]" office:value-type="float" office:value="0.99279792746114" calcext:value-type="float">
            <text:p>0.99279792746114</text:p>
          </table:table-cell>
          <table:table-cell table:number-columns-repeated="3"/>
          <table:table-cell office:value-type="float" office:value="1.0003967941767" calcext:value-type="float">
            <text:p>1.0003967941767</text:p>
          </table:table-cell>
          <table:table-cell office:value-type="float" office:value="0.999954607050345" calcext:value-type="float">
            <text:p>0.999954607050345</text:p>
          </table:table-cell>
          <table:table-cell office:value-type="float" office:value="0.991189811584089" calcext:value-type="float">
            <text:p>0.991189811584089</text:p>
          </table:table-cell>
          <table:table-cell office:value-type="float" office:value="-0.00876479546625608" calcext:value-type="float">
            <text:p>-0.008764795466256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7/23/2018</text:p>
          </table:table-cell>
          <table:table-cell office:value-type="string" calcext:value-type="string">
            <text:p>$47.9025</text:p>
          </table:table-cell>
          <table:table-cell office:value-type="string" calcext:value-type="string">
            <text:p>$34.56</text:p>
          </table:table-cell>
          <table:table-cell office:value-type="float" office:value="2806.98" calcext:value-type="float">
            <text:p>2806.98</text:p>
          </table:table-cell>
          <table:table-cell/>
          <table:table-cell table:formula="of:=[.D1036]/[.D1035]" office:value-type="float" office:value="0.998165287960726" calcext:value-type="float">
            <text:p>0.998165287960726</text:p>
          </table:table-cell>
          <table:table-cell table:formula="of:=[.B1036]/[.B1035]" office:value-type="float" office:value="0.999112781170085" calcext:value-type="float">
            <text:p>0.999112781170085</text:p>
          </table:table-cell>
          <table:table-cell table:number-columns-repeated="3"/>
          <table:table-cell office:value-type="float" office:value="0.99637214105225" calcext:value-type="float">
            <text:p>0.99637214105225</text:p>
          </table:table-cell>
          <table:table-cell office:value-type="float" office:value="0.99508849279196" calcext:value-type="float">
            <text:p>0.99508849279196</text:p>
          </table:table-cell>
          <table:table-cell office:value-type="float" office:value="0.993311625451025" calcext:value-type="float">
            <text:p>0.993311625451025</text:p>
          </table:table-cell>
          <table:table-cell office:value-type="float" office:value="-0.0017768673409343" calcext:value-type="float">
            <text:p>-0.00177686734093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7/20/2018</text:p>
          </table:table-cell>
          <table:table-cell office:value-type="string" calcext:value-type="string">
            <text:p>$47.86</text:p>
          </table:table-cell>
          <table:table-cell office:value-type="string" calcext:value-type="string">
            <text:p>$34.61</text:p>
          </table:table-cell>
          <table:table-cell office:value-type="float" office:value="2801.83" calcext:value-type="float">
            <text:p>2801.83</text:p>
          </table:table-cell>
          <table:table-cell/>
          <table:table-cell table:formula="of:=[.D1037]/[.D1036]" office:value-type="float" office:value="1.00094937951268" calcext:value-type="float">
            <text:p>1.00094937951268</text:p>
          </table:table-cell>
          <table:table-cell table:formula="of:=[.B1037]/[.B1036]" office:value-type="float" office:value="1.00229837024655" calcext:value-type="float">
            <text:p>1.00229837024655</text:p>
          </table:table-cell>
          <table:table-cell table:number-columns-repeated="3"/>
          <table:table-cell office:value-type="float" office:value="1.00000686346509" calcext:value-type="float">
            <text:p>1.00000686346509</text:p>
          </table:table-cell>
          <table:table-cell office:value-type="float" office:value="0.999483150918128" calcext:value-type="float">
            <text:p>0.999483150918128</text:p>
          </table:table-cell>
          <table:table-cell office:value-type="float" office:value="0.996500398688757" calcext:value-type="float">
            <text:p>0.996500398688757</text:p>
          </table:table-cell>
          <table:table-cell office:value-type="float" office:value="-0.00298275222937128" calcext:value-type="float">
            <text:p>-0.002982752229371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7/19/2018</text:p>
          </table:table-cell>
          <table:table-cell office:value-type="string" calcext:value-type="string">
            <text:p>$47.97</text:p>
          </table:table-cell>
          <table:table-cell office:value-type="string" calcext:value-type="string">
            <text:p>$35.24</text:p>
          </table:table-cell>
          <table:table-cell office:value-type="float" office:value="2804.49" calcext:value-type="float">
            <text:p>2804.49</text:p>
          </table:table-cell>
          <table:table-cell/>
          <table:table-cell table:formula="of:=[.D1038]/[.D1037]" office:value-type="float" office:value="1.00396863600869" calcext:value-type="float">
            <text:p>1.00396863600869</text:p>
          </table:table-cell>
          <table:table-cell table:formula="of:=[.B1038]/[.B1037]" office:value-type="float" office:value="0.992286845945383" calcext:value-type="float">
            <text:p>0.992286845945383</text:p>
          </table:table-cell>
          <table:table-cell table:number-columns-repeated="3"/>
          <table:table-cell office:value-type="float" office:value="0.997244337680165" calcext:value-type="float">
            <text:p>0.997244337680165</text:p>
          </table:table-cell>
          <table:table-cell office:value-type="float" office:value="0.996143045399593" calcext:value-type="float">
            <text:p>0.996143045399593</text:p>
          </table:table-cell>
          <table:table-cell office:value-type="float" office:value="0.979862191598133" calcext:value-type="float">
            <text:p>0.979862191598133</text:p>
          </table:table-cell>
          <table:table-cell office:value-type="float" office:value="-0.0162808538014598" calcext:value-type="float">
            <text:p>-0.01628085380145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7/18/2018</text:p>
          </table:table-cell>
          <table:table-cell office:value-type="string" calcext:value-type="string">
            <text:p>$47.6</text:p>
          </table:table-cell>
          <table:table-cell office:value-type="string" calcext:value-type="string">
            <text:p>$34.21</text:p>
          </table:table-cell>
          <table:table-cell office:value-type="float" office:value="2815.62" calcext:value-type="float">
            <text:p>2815.62</text:p>
          </table:table-cell>
          <table:table-cell/>
          <table:table-cell table:formula="of:=[.D1039]/[.D1038]" office:value-type="float" office:value="0.99784416931262" calcext:value-type="float">
            <text:p>0.99784416931262</text:p>
          </table:table-cell>
          <table:table-cell table:formula="of:=[.B1039]/[.B1038]" office:value-type="float" office:value="1.00551470588235" calcext:value-type="float">
            <text:p>1.00551470588235</text:p>
          </table:table-cell>
          <table:table-cell table:number-columns-repeated="3"/>
          <table:table-cell office:value-type="float" office:value="1.00330010289163" calcext:value-type="float">
            <text:p>1.00330010289163</text:p>
          </table:table-cell>
          <table:table-cell office:value-type="float" office:value="1.00346492992721" calcext:value-type="float">
            <text:p>1.00346492992721</text:p>
          </table:table-cell>
          <table:table-cell office:value-type="float" office:value="1.00803012430814" calcext:value-type="float">
            <text:p>1.00803012430814</text:p>
          </table:table-cell>
          <table:table-cell office:value-type="float" office:value="0.00456519438092862" calcext:value-type="float">
            <text:p>0.004565194380928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7/17/2018</text:p>
          </table:table-cell>
          <table:table-cell office:value-type="string" calcext:value-type="string">
            <text:p>$47.8625</text:p>
          </table:table-cell>
          <table:table-cell office:value-type="string" calcext:value-type="string">
            <text:p>$34.5</text:p>
          </table:table-cell>
          <table:table-cell office:value-type="float" office:value="2809.55" calcext:value-type="float">
            <text:p>2809.55</text:p>
          </table:table-cell>
          <table:table-cell/>
          <table:table-cell table:formula="of:=[.D1040]/[.D1039]" office:value-type="float" office:value="0.996042070794255" calcext:value-type="float">
            <text:p>0.996042070794255</text:p>
          </table:table-cell>
          <table:table-cell table:formula="of:=[.B1040]/[.B1039]" office:value-type="float" office:value="0.997179420214155" calcext:value-type="float">
            <text:p>0.997179420214155</text:p>
          </table:table-cell>
          <table:table-cell table:number-columns-repeated="3"/>
          <table:table-cell office:value-type="float" office:value="1.00130678154454" calcext:value-type="float">
            <text:p>1.00130678154454</text:p>
          </table:table-cell>
          <table:table-cell office:value-type="float" office:value="1.00105485156053" calcext:value-type="float">
            <text:p>1.00105485156053</text:p>
          </table:table-cell>
          <table:table-cell office:value-type="float" office:value="0.993699086367523" calcext:value-type="float">
            <text:p>0.993699086367523</text:p>
          </table:table-cell>
          <table:table-cell office:value-type="float" office:value="-0.0073557651930074" calcext:value-type="float">
            <text:p>-0.00735576519300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7/16/2018</text:p>
          </table:table-cell>
          <table:table-cell office:value-type="string" calcext:value-type="string">
            <text:p>$47.7275</text:p>
          </table:table-cell>
          <table:table-cell office:value-type="string" calcext:value-type="string">
            <text:p>$35.36</text:p>
          </table:table-cell>
          <table:table-cell office:value-type="float" office:value="2798.43" calcext:value-type="float">
            <text:p>2798.43</text:p>
          </table:table-cell>
          <table:table-cell/>
          <table:table-cell table:formula="of:=[.D1041]/[.D1040]" office:value-type="float" office:value="1.00102914848683" calcext:value-type="float">
            <text:p>1.00102914848683</text:p>
          </table:table-cell>
          <table:table-cell table:formula="of:=[.B1041]/[.B1040]" office:value-type="float" office:value="1.00219998952386" calcext:value-type="float">
            <text:p>1.00219998952386</text:p>
          </table:table-cell>
          <table:table-cell table:number-columns-repeated="3"/>
          <table:table-cell office:value-type="float" office:value="1.00352815847255" calcext:value-type="float">
            <text:p>1.00352815847255</text:p>
          </table:table-cell>
          <table:table-cell office:value-type="float" office:value="1.003740666613" calcext:value-type="float">
            <text:p>1.003740666613</text:p>
          </table:table-cell>
          <table:table-cell office:value-type="float" office:value="0.985823633316726" calcext:value-type="float">
            <text:p>0.985823633316726</text:p>
          </table:table-cell>
          <table:table-cell office:value-type="float" office:value="-0.0179170332962735" calcext:value-type="float">
            <text:p>-0.01791703329627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7/13/2018</text:p>
          </table:table-cell>
          <table:table-cell office:value-type="string" calcext:value-type="string">
            <text:p>$47.8325</text:p>
          </table:table-cell>
          <table:table-cell office:value-type="string" calcext:value-type="string">
            <text:p>$35.58</text:p>
          </table:table-cell>
          <table:table-cell office:value-type="float" office:value="2801.31" calcext:value-type="float">
            <text:p>2801.31</text:p>
          </table:table-cell>
          <table:table-cell/>
          <table:table-cell table:formula="of:=[.D1042]/[.D1041]" office:value-type="float" office:value="0.998921932952797" calcext:value-type="float">
            <text:p>0.998921932952797</text:p>
          </table:table-cell>
          <table:table-cell table:formula="of:=[.B1042]/[.B1041]" office:value-type="float" office:value="0.998432028432551" calcext:value-type="float">
            <text:p>0.998432028432551</text:p>
          </table:table-cell>
          <table:table-cell table:number-columns-repeated="3"/>
          <table:table-cell office:value-type="float" office:value="1.00036864220202" calcext:value-type="float">
            <text:p>1.00036864220202</text:p>
          </table:table-cell>
          <table:table-cell office:value-type="float" office:value="0.999920569154119" calcext:value-type="float">
            <text:p>0.999920569154119</text:p>
          </table:table-cell>
          <table:table-cell office:value-type="float" office:value="1.01088854176238" calcext:value-type="float">
            <text:p>1.01088854176238</text:p>
          </table:table-cell>
          <table:table-cell office:value-type="float" office:value="0.0109679726082623" calcext:value-type="float">
            <text:p>0.01096797260826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7/12/2018</text:p>
          </table:table-cell>
          <table:table-cell office:value-type="string" calcext:value-type="string">
            <text:p>$47.7575</text:p>
          </table:table-cell>
          <table:table-cell office:value-type="string" calcext:value-type="string">
            <text:p>$35.83</text:p>
          </table:table-cell>
          <table:table-cell office:value-type="float" office:value="2798.29" calcext:value-type="float">
            <text:p>2798.29</text:p>
          </table:table-cell>
          <table:table-cell/>
          <table:table-cell table:formula="of:=[.D1043]/[.D1042]" office:value-type="float" office:value="0.991326846038116" calcext:value-type="float">
            <text:p>0.991326846038116</text:p>
          </table:table-cell>
          <table:table-cell table:formula="of:=[.B1043]/[.B1042]" office:value-type="float" office:value="0.983510443385856" calcext:value-type="float">
            <text:p>0.983510443385856</text:p>
          </table:table-cell>
          <table:table-cell table:number-columns-repeated="3"/>
          <table:table-cell office:value-type="float" office:value="0.992220421393841" calcext:value-type="float">
            <text:p>0.992220421393841</text:p>
          </table:table-cell>
          <table:table-cell office:value-type="float" office:value="0.990068745349912" calcext:value-type="float">
            <text:p>0.990068745349912</text:p>
          </table:table-cell>
          <table:table-cell office:value-type="float" office:value="0.992455574239876" calcext:value-type="float">
            <text:p>0.992455574239876</text:p>
          </table:table-cell>
          <table:table-cell office:value-type="float" office:value="0.00238682888996422" calcext:value-type="float">
            <text:p>0.002386828889964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7/11/2018</text:p>
          </table:table-cell>
          <table:table-cell office:value-type="string" calcext:value-type="string">
            <text:p>$46.97</text:p>
          </table:table-cell>
          <table:table-cell office:value-type="string" calcext:value-type="string">
            <text:p>$35.41</text:p>
          </table:table-cell>
          <table:table-cell office:value-type="float" office:value="2774.02" calcext:value-type="float">
            <text:p>2774.02</text:p>
          </table:table-cell>
          <table:table-cell/>
          <table:table-cell table:formula="of:=[.D1044]/[.D1043]" office:value-type="float" office:value="1.00714486557415" calcext:value-type="float">
            <text:p>1.00714486557415</text:p>
          </table:table-cell>
          <table:table-cell table:formula="of:=[.B1044]/[.B1043]" office:value-type="float" office:value="1.0131466893762" calcext:value-type="float">
            <text:p>1.0131466893762</text:p>
          </table:table-cell>
          <table:table-cell table:number-columns-repeated="3"/>
          <table:table-cell office:value-type="float" office:value="0.998748259082859" calcext:value-type="float">
            <text:p>0.998748259082859</text:p>
          </table:table-cell>
          <table:table-cell office:value-type="float" office:value="0.997961401703811" calcext:value-type="float">
            <text:p>0.997961401703811</text:p>
          </table:table-cell>
          <table:table-cell office:value-type="float" office:value="0.999404680130055" calcext:value-type="float">
            <text:p>0.999404680130055</text:p>
          </table:table-cell>
          <table:table-cell office:value-type="float" office:value="0.00144327842624337" calcext:value-type="float">
            <text:p>0.001443278426243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7/10/2018</text:p>
          </table:table-cell>
          <table:table-cell office:value-type="string" calcext:value-type="string">
            <text:p>$47.5875</text:p>
          </table:table-cell>
          <table:table-cell office:value-type="string" calcext:value-type="string">
            <text:p>$35.79</text:p>
          </table:table-cell>
          <table:table-cell office:value-type="float" office:value="2793.84" calcext:value-type="float">
            <text:p>2793.84</text:p>
          </table:table-cell>
          <table:table-cell/>
          <table:table-cell table:formula="of:=[.D1045]/[.D1044]" office:value-type="float" office:value="0.996538813962145" calcext:value-type="float">
            <text:p>0.996538813962145</text:p>
          </table:table-cell>
          <table:table-cell table:formula="of:=[.B1045]/[.B1044]" office:value-type="float" office:value="1.00120830049908" calcext:value-type="float">
            <text:p>1.00120830049908</text:p>
          </table:table-cell>
          <table:table-cell table:number-columns-repeated="3"/>
          <table:table-cell office:value-type="float" office:value="0.994659660986603" calcext:value-type="float">
            <text:p>0.994659660986603</text:p>
          </table:table-cell>
          <table:table-cell office:value-type="float" office:value="0.993017973070889" calcext:value-type="float">
            <text:p>0.993017973070889</text:p>
          </table:table-cell>
          <table:table-cell office:value-type="float" office:value="0.998350439882698" calcext:value-type="float">
            <text:p>0.998350439882698</text:p>
          </table:table-cell>
          <table:table-cell office:value-type="float" office:value="0.00533246681180843" calcext:value-type="float">
            <text:p>0.005332466811808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7/09/2018</text:p>
          </table:table-cell>
          <table:table-cell office:value-type="string" calcext:value-type="string">
            <text:p>$47.645</text:p>
          </table:table-cell>
          <table:table-cell office:value-type="string" calcext:value-type="string">
            <text:p>$35.47</text:p>
          </table:table-cell>
          <table:table-cell office:value-type="float" office:value="2784.17" calcext:value-type="float">
            <text:p>2784.17</text:p>
          </table:table-cell>
          <table:table-cell/>
          <table:table-cell table:formula="of:=[.D1046]/[.D1045]" office:value-type="float" office:value="0.991254126005237" calcext:value-type="float">
            <text:p>0.991254126005237</text:p>
          </table:table-cell>
          <table:table-cell table:formula="of:=[.B1046]/[.B1045]" office:value-type="float" office:value="0.986304963794732" calcext:value-type="float">
            <text:p>0.986304963794732</text:p>
          </table:table-cell>
          <table:table-cell table:number-columns-repeated="3"/>
          <table:table-cell office:value-type="float" office:value="1.00560094156743" calcext:value-type="float">
            <text:p>1.00560094156743</text:p>
          </table:table-cell>
          <table:table-cell office:value-type="float" office:value="1.00624682032629" calcext:value-type="float">
            <text:p>1.00624682032629</text:p>
          </table:table-cell>
          <table:table-cell office:value-type="float" office:value="1.02735450706811" calcext:value-type="float">
            <text:p>1.02735450706811</text:p>
          </table:table-cell>
          <table:table-cell office:value-type="float" office:value="0.0211076867418187" calcext:value-type="float">
            <text:p>0.02110768674181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7/06/2018</text:p>
          </table:table-cell>
          <table:table-cell office:value-type="string" calcext:value-type="string">
            <text:p>$46.9925</text:p>
          </table:table-cell>
          <table:table-cell office:value-type="string" calcext:value-type="string">
            <text:p>$35.61</text:p>
          </table:table-cell>
          <table:table-cell office:value-type="float" office:value="2759.82" calcext:value-type="float">
            <text:p>2759.82</text:p>
          </table:table-cell>
          <table:table-cell/>
          <table:table-cell table:formula="of:=[.D1047]/[.D1046]" office:value-type="float" office:value="0.991590031233921" calcext:value-type="float">
            <text:p>0.991590031233921</text:p>
          </table:table-cell>
          <table:table-cell table:formula="of:=[.B1047]/[.B1046]" office:value-type="float" office:value="0.986327605468958" calcext:value-type="float">
            <text:p>0.986327605468958</text:p>
          </table:table-cell>
          <table:table-cell table:number-columns-repeated="3"/>
          <table:table-cell office:value-type="float" office:value="0.999724610840694" calcext:value-type="float">
            <text:p>0.999724610840694</text:p>
          </table:table-cell>
          <table:table-cell office:value-type="float" office:value="0.999141885850665" calcext:value-type="float">
            <text:p>0.999141885850665</text:p>
          </table:table-cell>
          <table:table-cell office:value-type="float" office:value="1.01148141529664" calcext:value-type="float">
            <text:p>1.01148141529664</text:p>
          </table:table-cell>
          <table:table-cell office:value-type="float" office:value="0.0123395294459758" calcext:value-type="float">
            <text:p>0.01233952944597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7/05/2018</text:p>
          </table:table-cell>
          <table:table-cell office:value-type="string" calcext:value-type="string">
            <text:p>$46.35</text:p>
          </table:table-cell>
          <table:table-cell office:value-type="string" calcext:value-type="string">
            <text:p>$35.1</text:p>
          </table:table-cell>
          <table:table-cell office:value-type="float" office:value="2736.61" calcext:value-type="float">
            <text:p>2736.61</text:p>
          </table:table-cell>
          <table:table-cell/>
          <table:table-cell table:formula="of:=[.D1048]/[.D1047]" office:value-type="float" office:value="0.991452928988785" calcext:value-type="float">
            <text:p>0.991452928988785</text:p>
          </table:table-cell>
          <table:table-cell table:formula="of:=[.B1048]/[.B1047]" office:value-type="float" office:value="0.992017259978425" calcext:value-type="float">
            <text:p>0.992017259978425</text:p>
          </table:table-cell>
          <table:table-cell table:number-columns-repeated="3"/>
          <table:table-cell office:value-type="float" office:value="0.994745504755215" calcext:value-type="float">
            <text:p>0.994745504755215</text:p>
          </table:table-cell>
          <table:table-cell office:value-type="float" office:value="0.993121764770079" calcext:value-type="float">
            <text:p>0.993121764770079</text:p>
          </table:table-cell>
          <table:table-cell office:value-type="float" office:value="0.97641446932556" calcext:value-type="float">
            <text:p>0.97641446932556</text:p>
          </table:table-cell>
          <table:table-cell office:value-type="float" office:value="-0.0167072954445195" calcext:value-type="float">
            <text:p>-0.01670729544451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7/03/2018</text:p>
          </table:table-cell>
          <table:table-cell office:value-type="string" calcext:value-type="string">
            <text:p>$45.98</text:p>
          </table:table-cell>
          <table:table-cell office:value-type="string" calcext:value-type="string">
            <text:p>$35.19</text:p>
          </table:table-cell>
          <table:table-cell office:value-type="float" office:value="2713.22" calcext:value-type="float">
            <text:p>2713.22</text:p>
          </table:table-cell>
          <table:table-cell/>
          <table:table-cell table:formula="of:=[.D1049]/[.D1048]" office:value-type="float" office:value="1.00497195214542" calcext:value-type="float">
            <text:p>1.00497195214542</text:p>
          </table:table-cell>
          <table:table-cell table:formula="of:=[.B1049]/[.B1048]" office:value-type="float" office:value="1.01772509786864" calcext:value-type="float">
            <text:p>1.01772509786864</text:p>
          </table:table-cell>
          <table:table-cell table:number-columns-repeated="3"/>
          <table:table-cell office:value-type="float" office:value="0.999643465378065" calcext:value-type="float">
            <text:p>0.999643465378065</text:p>
          </table:table-cell>
          <table:table-cell office:value-type="float" office:value="0.999043774763698" calcext:value-type="float">
            <text:p>0.999043774763698</text:p>
          </table:table-cell>
          <table:table-cell office:value-type="float" office:value="1.01257520242457" calcext:value-type="float">
            <text:p>1.01257520242457</text:p>
          </table:table-cell>
          <table:table-cell office:value-type="float" office:value="0.0135314276608731" calcext:value-type="float">
            <text:p>0.01353142766087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7/02/2018</text:p>
          </table:table-cell>
          <table:table-cell office:value-type="string" calcext:value-type="string">
            <text:p>$46.795</text:p>
          </table:table-cell>
          <table:table-cell office:value-type="string" calcext:value-type="string">
            <text:p>$35</text:p>
          </table:table-cell>
          <table:table-cell office:value-type="float" office:value="2726.71" calcext:value-type="float">
            <text:p>2726.71</text:p>
          </table:table-cell>
          <table:table-cell/>
          <table:table-cell table:formula="of:=[.D1050]/[.D1049]" office:value-type="float" office:value="0.99694136890245" calcext:value-type="float">
            <text:p>0.99694136890245</text:p>
          </table:table-cell>
          <table:table-cell table:formula="of:=[.B1050]/[.B1049]" office:value-type="float" office:value="0.988941126188695" calcext:value-type="float">
            <text:p>0.988941126188695</text:p>
          </table:table-cell>
          <table:table-cell table:number-columns-repeated="3"/>
          <table:table-cell office:value-type="float" office:value="0.996274096312533" calcext:value-type="float">
            <text:p>0.996274096312533</text:p>
          </table:table-cell>
          <table:table-cell office:value-type="float" office:value="0.994969949183071" calcext:value-type="float">
            <text:p>0.994969949183071</text:p>
          </table:table-cell>
          <table:table-cell office:value-type="float" office:value="0.975340629886084" calcext:value-type="float">
            <text:p>0.975340629886084</text:p>
          </table:table-cell>
          <table:table-cell office:value-type="float" office:value="-0.0196293192969863" calcext:value-type="float">
            <text:p>-0.01962931929698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6/29/2018</text:p>
          </table:table-cell>
          <table:table-cell office:value-type="string" calcext:value-type="string">
            <text:p>$46.2775</text:p>
          </table:table-cell>
          <table:table-cell office:value-type="string" calcext:value-type="string">
            <text:p>$35.69</text:p>
          </table:table-cell>
          <table:table-cell office:value-type="float" office:value="2718.37" calcext:value-type="float">
            <text:p>2718.37</text:p>
          </table:table-cell>
          <table:table-cell/>
          <table:table-cell table:formula="of:=[.D1051]/[.D1050]" office:value-type="float" office:value="0.999242192931794" calcext:value-type="float">
            <text:p>0.999242192931794</text:p>
          </table:table-cell>
          <table:table-cell table:formula="of:=[.B1051]/[.B1050]" office:value-type="float" office:value="1.00210685538329" calcext:value-type="float">
            <text:p>1.00210685538329</text:p>
          </table:table-cell>
          <table:table-cell table:number-columns-repeated="3"/>
          <table:table-cell office:value-type="float" office:value="0.998105751217359" calcext:value-type="float">
            <text:p>0.998105751217359</text:p>
          </table:table-cell>
          <table:table-cell office:value-type="float" office:value="0.997184560423642" calcext:value-type="float">
            <text:p>0.997184560423642</text:p>
          </table:table-cell>
          <table:table-cell office:value-type="float" office:value="1.01360326111849" calcext:value-type="float">
            <text:p>1.01360326111849</text:p>
          </table:table-cell>
          <table:table-cell office:value-type="float" office:value="0.016418700694848" calcext:value-type="float">
            <text:p>0.0164187006948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6/28/2018</text:p>
          </table:table-cell>
          <table:table-cell office:value-type="string" calcext:value-type="string">
            <text:p>$46.375</text:p>
          </table:table-cell>
          <table:table-cell office:value-type="string" calcext:value-type="string">
            <text:p>$33.11</text:p>
          </table:table-cell>
          <table:table-cell office:value-type="float" office:value="2716.31" calcext:value-type="float">
            <text:p>2716.31</text:p>
          </table:table-cell>
          <table:table-cell/>
          <table:table-cell table:formula="of:=[.D1052]/[.D1051]" office:value-type="float" office:value="0.993859316499221" calcext:value-type="float">
            <text:p>0.993859316499221</text:p>
          </table:table-cell>
          <table:table-cell table:formula="of:=[.B1052]/[.B1051]" office:value-type="float" office:value="0.99277628032345" calcext:value-type="float">
            <text:p>0.99277628032345</text:p>
          </table:table-cell>
          <table:table-cell table:number-columns-repeated="3"/>
          <table:table-cell office:value-type="float" office:value="1.00221821372855" calcext:value-type="float">
            <text:p>1.00221821372855</text:p>
          </table:table-cell>
          <table:table-cell office:value-type="float" office:value="1.00215684296426" calcext:value-type="float">
            <text:p>1.00215684296426</text:p>
          </table:table-cell>
          <table:table-cell office:value-type="float" office:value="1.0081337550836" calcext:value-type="float">
            <text:p>1.0081337550836</text:p>
          </table:table-cell>
          <table:table-cell office:value-type="float" office:value="0.00597691211933227" calcext:value-type="float">
            <text:p>0.005976912119332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6/27/2018</text:p>
          </table:table-cell>
          <table:table-cell office:value-type="string" calcext:value-type="string">
            <text:p>$46.04</text:p>
          </table:table-cell>
          <table:table-cell office:value-type="string" calcext:value-type="string">
            <text:p>$31.68</text:p>
          </table:table-cell>
          <table:table-cell office:value-type="float" office:value="2699.63" calcext:value-type="float">
            <text:p>2699.63</text:p>
          </table:table-cell>
          <table:table-cell/>
          <table:table-cell table:formula="of:=[.D1053]/[.D1052]" office:value-type="float" office:value="1.00867896711772" calcext:value-type="float">
            <text:p>1.00867896711772</text:p>
          </table:table-cell>
          <table:table-cell table:formula="of:=[.B1053]/[.B1052]" office:value-type="float" office:value="1.0014661164205" calcext:value-type="float">
            <text:p>1.0014661164205</text:p>
          </table:table-cell>
          <table:table-cell table:number-columns-repeated="3"/>
          <table:table-cell office:value-type="float" office:value="1.00366567641285" calcext:value-type="float">
            <text:p>1.00366567641285</text:p>
          </table:table-cell>
          <table:table-cell office:value-type="float" office:value="1.0039069363484" calcext:value-type="float">
            <text:p>1.0039069363484</text:p>
          </table:table-cell>
          <table:table-cell office:value-type="float" office:value="1.01689825190498" calcext:value-type="float">
            <text:p>1.01689825190498</text:p>
          </table:table-cell>
          <table:table-cell office:value-type="float" office:value="0.0129913155565742" calcext:value-type="float">
            <text:p>0.01299131555657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6/26/2018</text:p>
          </table:table-cell>
          <table:table-cell office:value-type="string" calcext:value-type="string">
            <text:p>$46.1075</text:p>
          </table:table-cell>
          <table:table-cell office:value-type="string" calcext:value-type="string">
            <text:p>$32.16</text:p>
          </table:table-cell>
          <table:table-cell office:value-type="float" office:value="2723.06" calcext:value-type="float">
            <text:p>2723.06</text:p>
          </table:table-cell>
          <table:table-cell/>
          <table:table-cell table:formula="of:=[.D1054]/[.D1053]" office:value-type="float" office:value="0.99780026881523" calcext:value-type="float">
            <text:p>0.99780026881523</text:p>
          </table:table-cell>
          <table:table-cell table:formula="of:=[.B1054]/[.B1053]" office:value-type="float" office:value="0.987746028303421" calcext:value-type="float">
            <text:p>0.987746028303421</text:p>
          </table:table-cell>
          <table:table-cell table:number-columns-repeated="3"/>
          <table:table-cell office:value-type="float" office:value="1.0028110503358" calcext:value-type="float">
            <text:p>1.0028110503358</text:p>
          </table:table-cell>
          <table:table-cell office:value-type="float" office:value="1.00287362788417" calcext:value-type="float">
            <text:p>1.00287362788417</text:p>
          </table:table-cell>
          <table:table-cell office:value-type="float" office:value="1.00656763785428" calcext:value-type="float">
            <text:p>1.00656763785428</text:p>
          </table:table-cell>
          <table:table-cell office:value-type="float" office:value="0.00369400997011016" calcext:value-type="float">
            <text:p>0.003694009970110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6/25/2018</text:p>
          </table:table-cell>
          <table:table-cell office:value-type="string" calcext:value-type="string">
            <text:p>$45.5425</text:p>
          </table:table-cell>
          <table:table-cell office:value-type="string" calcext:value-type="string">
            <text:p>$31.28</text:p>
          </table:table-cell>
          <table:table-cell office:value-type="float" office:value="2717.07" calcext:value-type="float">
            <text:p>2717.07</text:p>
          </table:table-cell>
          <table:table-cell/>
          <table:table-cell table:formula="of:=[.D1055]/[.D1054]" office:value-type="float" office:value="1.01391572539537" calcext:value-type="float">
            <text:p>1.01391572539537</text:p>
          </table:table-cell>
          <table:table-cell table:formula="of:=[.B1055]/[.B1054]" office:value-type="float" office:value="1.01509578964703" calcext:value-type="float">
            <text:p>1.01509578964703</text:p>
          </table:table-cell>
          <table:table-cell table:number-columns-repeated="3"/>
          <table:table-cell office:value-type="float" office:value="1.00165704659063" calcext:value-type="float">
            <text:p>1.00165704659063</text:p>
          </table:table-cell>
          <table:table-cell office:value-type="float" office:value="1.00147834886136" calcext:value-type="float">
            <text:p>1.00147834886136</text:p>
          </table:table-cell>
          <table:table-cell office:value-type="float" office:value="0.996803293046068" calcext:value-type="float">
            <text:p>0.996803293046068</text:p>
          </table:table-cell>
          <table:table-cell office:value-type="float" office:value="-0.00467505581529126" calcext:value-type="float">
            <text:p>-0.004675055815291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6/22/2018</text:p>
          </table:table-cell>
          <table:table-cell office:value-type="string" calcext:value-type="string">
            <text:p>$46.23</text:p>
          </table:table-cell>
          <table:table-cell office:value-type="string" calcext:value-type="string">
            <text:p>$31.73</text:p>
          </table:table-cell>
          <table:table-cell office:value-type="float" office:value="2754.88" calcext:value-type="float">
            <text:p>2754.88</text:p>
          </table:table-cell>
          <table:table-cell/>
          <table:table-cell table:formula="of:=[.D1056]/[.D1055]" office:value-type="float" office:value="0.998141479846672" calcext:value-type="float">
            <text:p>0.998141479846672</text:p>
          </table:table-cell>
          <table:table-cell table:formula="of:=[.B1056]/[.B1055]" office:value-type="float" office:value="1.00292018170019" calcext:value-type="float">
            <text:p>1.00292018170019</text:p>
          </table:table-cell>
          <table:table-cell table:number-columns-repeated="3"/>
          <table:table-cell office:value-type="float" office:value="0.999865587691968" calcext:value-type="float">
            <text:p>0.999865587691968</text:p>
          </table:table-cell>
          <table:table-cell office:value-type="float" office:value="0.999312337674679" calcext:value-type="float">
            <text:p>0.999312337674679</text:p>
          </table:table-cell>
          <table:table-cell office:value-type="float" office:value="0.988577955454026" calcext:value-type="float">
            <text:p>0.988577955454026</text:p>
          </table:table-cell>
          <table:table-cell office:value-type="float" office:value="-0.0107343822206526" calcext:value-type="float">
            <text:p>-0.01073438222065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6/21/2018</text:p>
          </table:table-cell>
          <table:table-cell office:value-type="string" calcext:value-type="string">
            <text:p>$46.365</text:p>
          </table:table-cell>
          <table:table-cell office:value-type="string" calcext:value-type="string">
            <text:p>$31.26</text:p>
          </table:table-cell>
          <table:table-cell office:value-type="float" office:value="2749.76" calcext:value-type="float">
            <text:p>2749.76</text:p>
          </table:table-cell>
          <table:table-cell/>
          <table:table-cell table:formula="of:=[.D1057]/[.D1056]" office:value-type="float" office:value="1.00638601187013" calcext:value-type="float">
            <text:p>1.00638601187013</text:p>
          </table:table-cell>
          <table:table-cell table:formula="of:=[.B1057]/[.B1056]" office:value-type="float" office:value="1.00560767820554" calcext:value-type="float">
            <text:p>1.00560767820554</text:p>
          </table:table-cell>
          <table:table-cell table:number-columns-repeated="3"/>
          <table:table-cell office:value-type="float" office:value="1.00444999017624" calcext:value-type="float">
            <text:p>1.00444999017624</text:p>
          </table:table-cell>
          <table:table-cell office:value-type="float" office:value="1.00485523183352" calcext:value-type="float">
            <text:p>1.00485523183352</text:p>
          </table:table-cell>
          <table:table-cell office:value-type="float" office:value="0.99089010354175" calcext:value-type="float">
            <text:p>0.99089010354175</text:p>
          </table:table-cell>
          <table:table-cell office:value-type="float" office:value="-0.0139651282917714" calcext:value-type="float">
            <text:p>-0.01396512829177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6/20/2018</text:p>
          </table:table-cell>
          <table:table-cell office:value-type="string" calcext:value-type="string">
            <text:p>$46.625</text:p>
          </table:table-cell>
          <table:table-cell office:value-type="string" calcext:value-type="string">
            <text:p>$31.75</text:p>
          </table:table-cell>
          <table:table-cell office:value-type="float" office:value="2767.32" calcext:value-type="float">
            <text:p>2767.32</text:p>
          </table:table-cell>
          <table:table-cell/>
          <table:table-cell table:formula="of:=[.D1058]/[.D1057]" office:value-type="float" office:value="0.998290765072344" calcext:value-type="float">
            <text:p>0.998290765072344</text:p>
          </table:table-cell>
          <table:table-cell table:formula="of:=[.B1058]/[.B1057]" office:value-type="float" office:value="0.995656836461126" calcext:value-type="float">
            <text:p>0.995656836461126</text:p>
          </table:table-cell>
          <table:table-cell table:number-columns-repeated="3"/>
          <table:table-cell office:value-type="float" office:value="0.99433089456562" calcext:value-type="float">
            <text:p>0.99433089456562</text:p>
          </table:table-cell>
          <table:table-cell office:value-type="float" office:value="0.992620469256436" calcext:value-type="float">
            <text:p>0.992620469256436</text:p>
          </table:table-cell>
          <table:table-cell office:value-type="float" office:value="0.985290160552516" calcext:value-type="float">
            <text:p>0.985290160552516</text:p>
          </table:table-cell>
          <table:table-cell office:value-type="float" office:value="-0.00733030870392049" calcext:value-type="float">
            <text:p>-0.007330308703920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6/19/2018</text:p>
          </table:table-cell>
          <table:table-cell office:value-type="string" calcext:value-type="string">
            <text:p>$46.4225</text:p>
          </table:table-cell>
          <table:table-cell office:value-type="string" calcext:value-type="string">
            <text:p>$31.7</text:p>
          </table:table-cell>
          <table:table-cell office:value-type="float" office:value="2762.59" calcext:value-type="float">
            <text:p>2762.59</text:p>
          </table:table-cell>
          <table:table-cell/>
          <table:table-cell table:formula="of:=[.D1059]/[.D1058]" office:value-type="float" office:value="1.0040396873948" calcext:value-type="float">
            <text:p>1.0040396873948</text:p>
          </table:table-cell>
          <table:table-cell table:formula="of:=[.B1059]/[.B1058]" office:value-type="float" office:value="1.01642522483709" calcext:value-type="float">
            <text:p>1.01642522483709</text:p>
          </table:table-cell>
          <table:table-cell table:number-columns-repeated="3"/>
          <table:table-cell office:value-type="float" office:value="0.999730804274" calcext:value-type="float">
            <text:p>0.999730804274</text:p>
          </table:table-cell>
          <table:table-cell office:value-type="float" office:value="0.999149374186475" calcext:value-type="float">
            <text:p>0.999149374186475</text:p>
          </table:table-cell>
          <table:table-cell office:value-type="float" office:value="0.991989076012745" calcext:value-type="float">
            <text:p>0.991989076012745</text:p>
          </table:table-cell>
          <table:table-cell office:value-type="float" office:value="-0.00716029817373032" calcext:value-type="float">
            <text:p>-0.007160298173730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6/18/2018</text:p>
          </table:table-cell>
          <table:table-cell office:value-type="string" calcext:value-type="string">
            <text:p>$47.185</text:p>
          </table:table-cell>
          <table:table-cell office:value-type="string" calcext:value-type="string">
            <text:p>$32.31</text:p>
          </table:table-cell>
          <table:table-cell office:value-type="float" office:value="2773.75" calcext:value-type="float">
            <text:p>2773.75</text:p>
          </table:table-cell>
          <table:table-cell/>
          <table:table-cell table:formula="of:=[.D1060]/[.D1059]" office:value-type="float" office:value="1.00213068949977" calcext:value-type="float">
            <text:p>1.00213068949977</text:p>
          </table:table-cell>
          <table:table-cell table:formula="of:=[.B1060]/[.B1059]" office:value-type="float" office:value="1.00052982939493" calcext:value-type="float">
            <text:p>1.00052982939493</text:p>
          </table:table-cell>
          <table:table-cell table:number-columns-repeated="3"/>
          <table:table-cell office:value-type="float" office:value="0.992387994780339" calcext:value-type="float">
            <text:p>0.992387994780339</text:p>
          </table:table-cell>
          <table:table-cell office:value-type="float" office:value="0.99027135442457" calcext:value-type="float">
            <text:p>0.99027135442457</text:p>
          </table:table-cell>
          <table:table-cell office:value-type="float" office:value="0.99183261448105" calcext:value-type="float">
            <text:p>0.99183261448105</text:p>
          </table:table-cell>
          <table:table-cell office:value-type="float" office:value="0.00156126005647961" calcext:value-type="float">
            <text:p>0.001561260056479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6/15/2018</text:p>
          </table:table-cell>
          <table:table-cell office:value-type="string" calcext:value-type="string">
            <text:p>$47.21</text:p>
          </table:table-cell>
          <table:table-cell office:value-type="string" calcext:value-type="string">
            <text:p>$32.03</text:p>
          </table:table-cell>
          <table:table-cell office:value-type="float" office:value="2779.66" calcext:value-type="float">
            <text:p>2779.66</text:p>
          </table:table-cell>
          <table:table-cell/>
          <table:table-cell table:formula="of:=[.D1061]/[.D1060]" office:value-type="float" office:value="1.00101811012858" calcext:value-type="float">
            <text:p>1.00101811012858</text:p>
          </table:table-cell>
          <table:table-cell table:formula="of:=[.B1061]/[.B1060]" office:value-type="float" office:value="1.01037915695827" calcext:value-type="float">
            <text:p>1.01037915695827</text:p>
          </table:table-cell>
          <table:table-cell table:number-columns-repeated="3"/>
          <table:table-cell office:value-type="float" office:value="0.993839335719678" calcext:value-type="float">
            <text:p>0.993839335719678</text:p>
          </table:table-cell>
          <table:table-cell office:value-type="float" office:value="0.992026136916453" calcext:value-type="float">
            <text:p>0.992026136916453</text:p>
          </table:table-cell>
          <table:table-cell office:value-type="float" office:value="0.99690044411547" calcext:value-type="float">
            <text:p>0.99690044411547</text:p>
          </table:table-cell>
          <table:table-cell office:value-type="float" office:value="0.00487430719901694" calcext:value-type="float">
            <text:p>0.004874307199016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6/14/2018</text:p>
          </table:table-cell>
          <table:table-cell office:value-type="string" calcext:value-type="string">
            <text:p>$47.7</text:p>
          </table:table-cell>
          <table:table-cell office:value-type="string" calcext:value-type="string">
            <text:p>$32.6</text:p>
          </table:table-cell>
          <table:table-cell office:value-type="float" office:value="2782.49" calcext:value-type="float">
            <text:p>2782.49</text:p>
          </table:table-cell>
          <table:table-cell/>
          <table:table-cell table:formula="of:=[.D1062]/[.D1061]" office:value-type="float" office:value="0.997534582334528" calcext:value-type="float">
            <text:p>0.997534582334528</text:p>
          </table:table-cell>
          <table:table-cell table:formula="of:=[.B1062]/[.B1061]" office:value-type="float" office:value="0.999475890985325" calcext:value-type="float">
            <text:p>0.999475890985325</text:p>
          </table:table-cell>
          <table:table-cell table:number-columns-repeated="3"/>
          <table:table-cell office:value-type="float" office:value="1.0016940965635" calcext:value-type="float">
            <text:p>1.0016940965635</text:p>
          </table:table-cell>
          <table:table-cell office:value-type="float" office:value="1.00152314511975" calcext:value-type="float">
            <text:p>1.00152314511975</text:p>
          </table:table-cell>
          <table:table-cell office:value-type="float" office:value="0.997958141909137" calcext:value-type="float">
            <text:p>0.997958141909137</text:p>
          </table:table-cell>
          <table:table-cell office:value-type="float" office:value="-0.00356500321061126" calcext:value-type="float">
            <text:p>-0.003565003210611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6/13/2018</text:p>
          </table:table-cell>
          <table:table-cell office:value-type="string" calcext:value-type="string">
            <text:p>$47.675</text:p>
          </table:table-cell>
          <table:table-cell office:value-type="string" calcext:value-type="string">
            <text:p>$32.41</text:p>
          </table:table-cell>
          <table:table-cell office:value-type="float" office:value="2775.63" calcext:value-type="float">
            <text:p>2775.63</text:p>
          </table:table-cell>
          <table:table-cell/>
          <table:table-cell table:formula="of:=[.D1063]/[.D1062]" office:value-type="float" office:value="1.0040423255261" calcext:value-type="float">
            <text:p>1.0040423255261</text:p>
          </table:table-cell>
          <table:table-cell table:formula="of:=[.B1063]/[.B1062]" office:value-type="float" office:value="1.00828526481384" calcext:value-type="float">
            <text:p>1.00828526481384</text:p>
          </table:table-cell>
          <table:table-cell table:number-columns-repeated="3"/>
          <table:table-cell office:value-type="float" office:value="1.00039834790448" calcext:value-type="float">
            <text:p>1.00039834790448</text:p>
          </table:table-cell>
          <table:table-cell office:value-type="float" office:value="0.999956485626375" calcext:value-type="float">
            <text:p>0.999956485626375</text:p>
          </table:table-cell>
          <table:table-cell office:value-type="float" office:value="0.999953499186236" calcext:value-type="float">
            <text:p>0.999953499186236</text:p>
          </table:table-cell>
          <table:table-cell office:value-type="float" office:value="-0.0000029864401392965" calcext:value-type="float">
            <text:p>-2.9864401392965E-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6/12/2018</text:p>
          </table:table-cell>
          <table:table-cell office:value-type="string" calcext:value-type="string">
            <text:p>$48.07</text:p>
          </table:table-cell>
          <table:table-cell office:value-type="string" calcext:value-type="string">
            <text:p>$32.46</text:p>
          </table:table-cell>
          <table:table-cell office:value-type="float" office:value="2786.85" calcext:value-type="float">
            <text:p>2786.85</text:p>
          </table:table-cell>
          <table:table-cell/>
          <table:table-cell table:formula="of:=[.D1064]/[.D1063]" office:value-type="float" office:value="0.998259683872472" calcext:value-type="float">
            <text:p>0.998259683872472</text:p>
          </table:table-cell>
          <table:table-cell table:formula="of:=[.B1064]/[.B1063]" office:value-type="float" office:value="0.994539213646765" calcext:value-type="float">
            <text:p>0.994539213646765</text:p>
          </table:table-cell>
          <table:table-cell table:number-columns-repeated="3"/>
          <table:table-cell office:value-type="float" office:value="0.997935702908877" calcext:value-type="float">
            <text:p>0.997935702908877</text:p>
          </table:table-cell>
          <table:table-cell office:value-type="float" office:value="0.996978958978517" calcext:value-type="float">
            <text:p>0.996978958978517</text:p>
          </table:table-cell>
          <table:table-cell office:value-type="float" office:value="1.001953125" calcext:value-type="float">
            <text:p>1.001953125</text:p>
          </table:table-cell>
          <table:table-cell office:value-type="float" office:value="0.0049741660214826" calcext:value-type="float">
            <text:p>0.00497416602148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6/11/2018</text:p>
          </table:table-cell>
          <table:table-cell office:value-type="string" calcext:value-type="string">
            <text:p>$47.8075</text:p>
          </table:table-cell>
          <table:table-cell office:value-type="string" calcext:value-type="string">
            <text:p>$32.26</text:p>
          </table:table-cell>
          <table:table-cell office:value-type="float" office:value="2782" calcext:value-type="float">
            <text:p>2782</text:p>
          </table:table-cell>
          <table:table-cell/>
          <table:table-cell table:formula="of:=[.D1065]/[.D1064]" office:value-type="float" office:value="0.99893242271747" calcext:value-type="float">
            <text:p>0.99893242271747</text:p>
          </table:table-cell>
          <table:table-cell table:formula="of:=[.B1065]/[.B1064]" office:value-type="float" office:value="1.00245777336192" calcext:value-type="float">
            <text:p>1.00245777336192</text:p>
          </table:table-cell>
          <table:table-cell table:number-columns-repeated="3"/>
          <table:table-cell office:value-type="float" office:value="0.997577921282442" calcext:value-type="float">
            <text:p>0.997577921282442</text:p>
          </table:table-cell>
          <table:table-cell office:value-type="float" office:value="0.996546373555637" calcext:value-type="float">
            <text:p>0.996546373555637</text:p>
          </table:table-cell>
          <table:table-cell office:value-type="float" office:value="1.00983941334819" calcext:value-type="float">
            <text:p>1.00983941334819</text:p>
          </table:table-cell>
          <table:table-cell office:value-type="float" office:value="0.0132930397925484" calcext:value-type="float">
            <text:p>0.01329303979254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6/08/2018</text:p>
          </table:table-cell>
          <table:table-cell office:value-type="string" calcext:value-type="string">
            <text:p>$47.925</text:p>
          </table:table-cell>
          <table:table-cell office:value-type="string" calcext:value-type="string">
            <text:p>$31.33</text:p>
          </table:table-cell>
          <table:table-cell office:value-type="float" office:value="2779.03" calcext:value-type="float">
            <text:p>2779.03</text:p>
          </table:table-cell>
          <table:table-cell/>
          <table:table-cell table:formula="of:=[.D1066]/[.D1065]" office:value-type="float" office:value="0.996883804780805" calcext:value-type="float">
            <text:p>0.996883804780805</text:p>
          </table:table-cell>
          <table:table-cell table:formula="of:=[.B1066]/[.B1065]" office:value-type="float" office:value="1.00918101199791" calcext:value-type="float">
            <text:p>1.00918101199791</text:p>
          </table:table-cell>
          <table:table-cell table:number-columns-repeated="3"/>
          <table:table-cell office:value-type="float" office:value="0.996687870377842" calcext:value-type="float">
            <text:p>0.996687870377842</text:p>
          </table:table-cell>
          <table:table-cell office:value-type="float" office:value="0.995470233758335" calcext:value-type="float">
            <text:p>0.995470233758335</text:p>
          </table:table-cell>
          <table:table-cell office:value-type="float" office:value="0.980420994576707" calcext:value-type="float">
            <text:p>0.980420994576707</text:p>
          </table:table-cell>
          <table:table-cell office:value-type="float" office:value="-0.0150492391816279" calcext:value-type="float">
            <text:p>-0.01504923918162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6/07/2018</text:p>
          </table:table-cell>
          <table:table-cell office:value-type="string" calcext:value-type="string">
            <text:p>$48.365</text:p>
          </table:table-cell>
          <table:table-cell office:value-type="string" calcext:value-type="string">
            <text:p>$31.29</text:p>
          </table:table-cell>
          <table:table-cell office:value-type="float" office:value="2770.37" calcext:value-type="float">
            <text:p>2770.37</text:p>
          </table:table-cell>
          <table:table-cell/>
          <table:table-cell table:formula="of:=[.D1067]/[.D1066]" office:value-type="float" office:value="1.0007147059779" calcext:value-type="float">
            <text:p>1.0007147059779</text:p>
          </table:table-cell>
          <table:table-cell table:formula="of:=[.B1067]/[.B1066]" office:value-type="float" office:value="1.00268789413832" calcext:value-type="float">
            <text:p>1.00268789413832</text:p>
          </table:table-cell>
          <table:table-cell table:number-columns-repeated="3"/>
          <table:table-cell office:value-type="float" office:value="0.992142754049192" calcext:value-type="float">
            <text:p>0.992142754049192</text:p>
          </table:table-cell>
          <table:table-cell office:value-type="float" office:value="0.989974839574304" calcext:value-type="float">
            <text:p>0.989974839574304</text:p>
          </table:table-cell>
          <table:table-cell office:value-type="float" office:value="0.98556159759985" calcext:value-type="float">
            <text:p>0.98556159759985</text:p>
          </table:table-cell>
          <table:table-cell office:value-type="float" office:value="-0.0044132419744537" calcext:value-type="float">
            <text:p>-0.00441324197445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6/06/2018</text:p>
          </table:table-cell>
          <table:table-cell office:value-type="string" calcext:value-type="string">
            <text:p>$48.495</text:p>
          </table:table-cell>
          <table:table-cell office:value-type="string" calcext:value-type="string">
            <text:p>$30.97</text:p>
          </table:table-cell>
          <table:table-cell office:value-type="float" office:value="2772.35" calcext:value-type="float">
            <text:p>2772.35</text:p>
          </table:table-cell>
          <table:table-cell/>
          <table:table-cell table:formula="of:=[.D1068]/[.D1067]" office:value-type="float" office:value="0.991505401554638" calcext:value-type="float">
            <text:p>0.991505401554638</text:p>
          </table:table-cell>
          <table:table-cell table:formula="of:=[.B1068]/[.B1067]" office:value-type="float" office:value="0.996546035673781" calcext:value-type="float">
            <text:p>0.996546035673781</text:p>
          </table:table-cell>
          <table:table-cell table:number-columns-repeated="3"/>
          <table:table-cell office:value-type="float" office:value="1.00766045622115" calcext:value-type="float">
            <text:p>1.00766045622115</text:p>
          </table:table-cell>
          <table:table-cell office:value-type="float" office:value="1.00873693147672" calcext:value-type="float">
            <text:p>1.00873693147672</text:p>
          </table:table-cell>
          <table:table-cell office:value-type="float" office:value="0.997669330289193" calcext:value-type="float">
            <text:p>0.997669330289193</text:p>
          </table:table-cell>
          <table:table-cell office:value-type="float" office:value="-0.0110676011875261" calcext:value-type="float">
            <text:p>-0.01106760118752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6/05/2018</text:p>
          </table:table-cell>
          <table:table-cell office:value-type="string" calcext:value-type="string">
            <text:p>$48.3275</text:p>
          </table:table-cell>
          <table:table-cell office:value-type="string" calcext:value-type="string">
            <text:p>$31.5</text:p>
          </table:table-cell>
          <table:table-cell office:value-type="float" office:value="2748.8" calcext:value-type="float">
            <text:p>2748.8</text:p>
          </table:table-cell>
          <table:table-cell/>
          <table:table-cell table:formula="of:=[.D1069]/[.D1068]" office:value-type="float" office:value="0.999297875436554" calcext:value-type="float">
            <text:p>0.999297875436554</text:p>
          </table:table-cell>
          <table:table-cell table:formula="of:=[.B1069]/[.B1068]" office:value-type="float" office:value="0.992343903574569" calcext:value-type="float">
            <text:p>0.992343903574569</text:p>
          </table:table-cell>
          <table:table-cell table:number-columns-repeated="3"/>
          <table:table-cell office:value-type="float" office:value="0.993651319032662" calcext:value-type="float">
            <text:p>0.993651319032662</text:p>
          </table:table-cell>
          <table:table-cell office:value-type="float" office:value="0.991798810323774" calcext:value-type="float">
            <text:p>0.991798810323774</text:p>
          </table:table-cell>
          <table:table-cell office:value-type="float" office:value="0.99580452920143" calcext:value-type="float">
            <text:p>0.99580452920143</text:p>
          </table:table-cell>
          <table:table-cell office:value-type="float" office:value="0.00400571887765666" calcext:value-type="float">
            <text:p>0.004005718877656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6/04/2018</text:p>
          </table:table-cell>
          <table:table-cell office:value-type="string" calcext:value-type="string">
            <text:p>$47.9575</text:p>
          </table:table-cell>
          <table:table-cell office:value-type="string" calcext:value-type="string">
            <text:p>$31.17</text:p>
          </table:table-cell>
          <table:table-cell office:value-type="float" office:value="2746.87" calcext:value-type="float">
            <text:p>2746.87</text:p>
          </table:table-cell>
          <table:table-cell/>
          <table:table-cell table:formula="of:=[.D1070]/[.D1069]" office:value-type="float" office:value="0.995540378685558" calcext:value-type="float">
            <text:p>0.995540378685558</text:p>
          </table:table-cell>
          <table:table-cell table:formula="of:=[.B1070]/[.B1069]" office:value-type="float" office:value="0.991711411145285" calcext:value-type="float">
            <text:p>0.991711411145285</text:p>
          </table:table-cell>
          <table:table-cell table:number-columns-repeated="3"/>
          <table:table-cell office:value-type="float" office:value="1.00402207000174" calcext:value-type="float">
            <text:p>1.00402207000174</text:p>
          </table:table-cell>
          <table:table-cell office:value-type="float" office:value="1.00433784352744" calcext:value-type="float">
            <text:p>1.00433784352744</text:p>
          </table:table-cell>
          <table:table-cell office:value-type="float" office:value="0.993584526260353" calcext:value-type="float">
            <text:p>0.993584526260353</text:p>
          </table:table-cell>
          <table:table-cell office:value-type="float" office:value="-0.0107533172670906" calcext:value-type="float">
            <text:p>-0.01075331726709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6/01/2018</text:p>
          </table:table-cell>
          <table:table-cell office:value-type="string" calcext:value-type="string">
            <text:p>$47.56</text:p>
          </table:table-cell>
          <table:table-cell office:value-type="string" calcext:value-type="string">
            <text:p>$30.73</text:p>
          </table:table-cell>
          <table:table-cell office:value-type="float" office:value="2734.62" calcext:value-type="float">
            <text:p>2734.62</text:p>
          </table:table-cell>
          <table:table-cell/>
          <table:table-cell table:formula="of:=[.D1071]/[.D1070]" office:value-type="float" office:value="0.989267247368921" calcext:value-type="float">
            <text:p>0.989267247368921</text:p>
          </table:table-cell>
          <table:table-cell table:formula="of:=[.B1071]/[.B1070]" office:value-type="float" office:value="0.982285534062237" calcext:value-type="float">
            <text:p>0.982285534062237</text:p>
          </table:table-cell>
          <table:table-cell table:number-columns-repeated="3"/>
          <table:table-cell office:value-type="float" office:value="1.00716484074994" calcext:value-type="float">
            <text:p>1.00716484074994</text:p>
          </table:table-cell>
          <table:table-cell office:value-type="float" office:value="1.00813769436571" calcext:value-type="float">
            <text:p>1.00813769436571</text:p>
          </table:table-cell>
          <table:table-cell office:value-type="float" office:value="1.00650508360237" calcext:value-type="float">
            <text:p>1.00650508360237</text:p>
          </table:table-cell>
          <table:table-cell office:value-type="float" office:value="-0.00163261076333954" calcext:value-type="float">
            <text:p>-0.001632610763339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5/31/2018</text:p>
          </table:table-cell>
          <table:table-cell office:value-type="string" calcext:value-type="string">
            <text:p>$46.7175</text:p>
          </table:table-cell>
          <table:table-cell office:value-type="string" calcext:value-type="string">
            <text:p>$31.07</text:p>
          </table:table-cell>
          <table:table-cell office:value-type="float" office:value="2705.27" calcext:value-type="float">
            <text:p>2705.27</text:p>
          </table:table-cell>
          <table:table-cell/>
          <table:table-cell table:formula="of:=[.D1072]/[.D1071]" office:value-type="float" office:value="1.00692721983388" calcext:value-type="float">
            <text:p>1.00692721983388</text:p>
          </table:table-cell>
          <table:table-cell table:formula="of:=[.B1072]/[.B1071]" office:value-type="float" office:value="1.00337132766094" calcext:value-type="float">
            <text:p>1.00337132766094</text:p>
          </table:table-cell>
          <table:table-cell table:number-columns-repeated="3"/>
          <table:table-cell office:value-type="float" office:value="1.00144380041912" calcext:value-type="float">
            <text:p>1.00144380041912</text:p>
          </table:table-cell>
          <table:table-cell office:value-type="float" office:value="1.00122051788721" calcext:value-type="float">
            <text:p>1.00122051788721</text:p>
          </table:table-cell>
          <table:table-cell office:value-type="float" office:value="0.992196476445806" calcext:value-type="float">
            <text:p>0.992196476445806</text:p>
          </table:table-cell>
          <table:table-cell office:value-type="float" office:value="-0.00902404144140045" calcext:value-type="float">
            <text:p>-0.009024041441400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5/30/2018</text:p>
          </table:table-cell>
          <table:table-cell office:value-type="string" calcext:value-type="string">
            <text:p>$46.875</text:p>
          </table:table-cell>
          <table:table-cell office:value-type="string" calcext:value-type="string">
            <text:p>$31.13</text:p>
          </table:table-cell>
          <table:table-cell office:value-type="float" office:value="2724.01" calcext:value-type="float">
            <text:p>2724.01</text:p>
          </table:table-cell>
          <table:table-cell/>
          <table:table-cell table:formula="of:=[.D1073]/[.D1072]" office:value-type="float" office:value="0.987463335303468" calcext:value-type="float">
            <text:p>0.987463335303468</text:p>
          </table:table-cell>
          <table:table-cell table:formula="of:=[.B1073]/[.B1072]" office:value-type="float" office:value="1.00213333333333" calcext:value-type="float">
            <text:p>1.00213333333333</text:p>
          </table:table-cell>
          <table:table-cell table:number-columns-repeated="3"/>
          <table:table-cell office:value-type="float" office:value="1.00026244882248" calcext:value-type="float">
            <text:p>1.00026244882248</text:p>
          </table:table-cell>
          <table:table-cell office:value-type="float" office:value="0.999792173214802" calcext:value-type="float">
            <text:p>0.999792173214802</text:p>
          </table:table-cell>
          <table:table-cell office:value-type="float" office:value="0.999324487334138" calcext:value-type="float">
            <text:p>0.999324487334138</text:p>
          </table:table-cell>
          <table:table-cell office:value-type="float" office:value="-0.000467685880664259" calcext:value-type="float">
            <text:p>-0.0004676858806642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5/29/2018</text:p>
          </table:table-cell>
          <table:table-cell office:value-type="string" calcext:value-type="string">
            <text:p>$46.975</text:p>
          </table:table-cell>
          <table:table-cell office:value-type="string" calcext:value-type="string">
            <text:p>$30.6</text:p>
          </table:table-cell>
          <table:table-cell office:value-type="float" office:value="2689.86" calcext:value-type="float">
            <text:p>2689.86</text:p>
          </table:table-cell>
          <table:table-cell/>
          <table:table-cell table:formula="of:=[.D1074]/[.D1073]" office:value-type="float" office:value="1.01169949365394" calcext:value-type="float">
            <text:p>1.01169949365394</text:p>
          </table:table-cell>
          <table:table-cell table:formula="of:=[.B1074]/[.B1073]" office:value-type="float" office:value="1.003618946248" calcext:value-type="float">
            <text:p>1.003618946248</text:p>
          </table:table-cell>
          <table:table-cell table:number-columns-repeated="3"/>
          <table:table-cell office:value-type="float" office:value="0.997183788416799" calcext:value-type="float">
            <text:p>0.997183788416799</text:p>
          </table:table-cell>
          <table:table-cell office:value-type="float" office:value="0.996069836696958" calcext:value-type="float">
            <text:p>0.996069836696958</text:p>
          </table:table-cell>
          <table:table-cell office:value-type="float" office:value="1.00946357008353" calcext:value-type="float">
            <text:p>1.00946357008353</text:p>
          </table:table-cell>
          <table:table-cell office:value-type="float" office:value="0.0133937333865723" calcext:value-type="float">
            <text:p>0.01339373338657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5/25/2018</text:p>
          </table:table-cell>
          <table:table-cell office:value-type="string" calcext:value-type="string">
            <text:p>$47.145</text:p>
          </table:table-cell>
          <table:table-cell office:value-type="string" calcext:value-type="string">
            <text:p>$31.24</text:p>
          </table:table-cell>
          <table:table-cell office:value-type="float" office:value="2721.33" calcext:value-type="float">
            <text:p>2721.33</text:p>
          </table:table-cell>
          <table:table-cell/>
          <table:table-cell table:formula="of:=[.D1075]/[.D1074]" office:value-type="float" office:value="1.00236281524108" calcext:value-type="float">
            <text:p>1.00236281524108</text:p>
          </table:table-cell>
          <table:table-cell table:formula="of:=[.B1075]/[.B1074]" office:value-type="float" office:value="0.997719800615124" calcext:value-type="float">
            <text:p>0.997719800615124</text:p>
          </table:table-cell>
          <table:table-cell table:number-columns-repeated="3"/>
          <table:table-cell office:value-type="float" office:value="0.996474179062588" calcext:value-type="float">
            <text:p>0.996474179062588</text:p>
          </table:table-cell>
          <table:table-cell office:value-type="float" office:value="0.995211864571253" calcext:value-type="float">
            <text:p>0.995211864571253</text:p>
          </table:table-cell>
          <table:table-cell office:value-type="float" office:value="0.994834266035299" calcext:value-type="float">
            <text:p>0.994834266035299</text:p>
          </table:table-cell>
          <table:table-cell office:value-type="float" office:value="-0.000377598535953427" calcext:value-type="float">
            <text:p>-0.0003775985359534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5/24/2018</text:p>
          </table:table-cell>
          <table:table-cell office:value-type="string" calcext:value-type="string">
            <text:p>$47.0375</text:p>
          </table:table-cell>
          <table:table-cell office:value-type="string" calcext:value-type="string">
            <text:p>$31.58</text:p>
          </table:table-cell>
          <table:table-cell office:value-type="float" office:value="2727.76" calcext:value-type="float">
            <text:p>2727.76</text:p>
          </table:table-cell>
          <table:table-cell/>
          <table:table-cell table:formula="of:=[.D1076]/[.D1075]" office:value-type="float" office:value="1.00202730445494" calcext:value-type="float">
            <text:p>1.00202730445494</text:p>
          </table:table-cell>
          <table:table-cell table:formula="of:=[.B1076]/[.B1075]" office:value-type="float" office:value="1.00111613074674" calcext:value-type="float">
            <text:p>1.00111613074674</text:p>
          </table:table-cell>
          <table:table-cell table:number-columns-repeated="3"/>
          <table:table-cell office:value-type="float" office:value="0.995377330258595" calcext:value-type="float">
            <text:p>0.995377330258595</text:p>
          </table:table-cell>
          <table:table-cell office:value-type="float" office:value="0.993885690255267" calcext:value-type="float">
            <text:p>0.993885690255267</text:p>
          </table:table-cell>
          <table:table-cell office:value-type="float" office:value="0.997115245925285" calcext:value-type="float">
            <text:p>0.997115245925285</text:p>
          </table:table-cell>
          <table:table-cell office:value-type="float" office:value="0.00322955567001792" calcext:value-type="float">
            <text:p>0.003229555670017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5/23/2018</text:p>
          </table:table-cell>
          <table:table-cell office:value-type="string" calcext:value-type="string">
            <text:p>$47.09</text:p>
          </table:table-cell>
          <table:table-cell office:value-type="string" calcext:value-type="string">
            <text:p>$31.77</text:p>
          </table:table-cell>
          <table:table-cell office:value-type="float" office:value="2733.29" calcext:value-type="float">
            <text:p>2733.29</text:p>
          </table:table-cell>
          <table:table-cell/>
          <table:table-cell table:formula="of:=[.D1077]/[.D1076]" office:value-type="float" office:value="0.996762143790085" calcext:value-type="float">
            <text:p>0.996762143790085</text:p>
          </table:table-cell>
          <table:table-cell table:formula="of:=[.B1077]/[.B1076]" office:value-type="float" office:value="0.993629220641325" calcext:value-type="float">
            <text:p>0.993629220641325</text:p>
          </table:table-cell>
          <table:table-cell table:number-columns-repeated="3"/>
          <table:table-cell office:value-type="float" office:value="0.995097657769824" calcext:value-type="float">
            <text:p>0.995097657769824</text:p>
          </table:table-cell>
          <table:table-cell office:value-type="float" office:value="0.99354754476963" calcext:value-type="float">
            <text:p>0.99354754476963</text:p>
          </table:table-cell>
          <table:table-cell office:value-type="float" office:value="0.971599402092676" calcext:value-type="float">
            <text:p>0.971599402092676</text:p>
          </table:table-cell>
          <table:table-cell office:value-type="float" office:value="-0.0219481426769541" calcext:value-type="float">
            <text:p>-0.02194814267695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5/22/2018</text:p>
          </table:table-cell>
          <table:table-cell office:value-type="string" calcext:value-type="string">
            <text:p>$46.79</text:p>
          </table:table-cell>
          <table:table-cell office:value-type="string" calcext:value-type="string">
            <text:p>$31.57</text:p>
          </table:table-cell>
          <table:table-cell office:value-type="float" office:value="2724.44" calcext:value-type="float">
            <text:p>2724.44</text:p>
          </table:table-cell>
          <table:table-cell/>
          <table:table-cell table:formula="of:=[.D1078]/[.D1077]" office:value-type="float" office:value="1.00314560056379" calcext:value-type="float">
            <text:p>1.00314560056379</text:p>
          </table:table-cell>
          <table:table-cell table:formula="of:=[.B1078]/[.B1077]" office:value-type="float" office:value="1.00251122034623" calcext:value-type="float">
            <text:p>1.00251122034623</text:p>
          </table:table-cell>
          <table:table-cell table:number-columns-repeated="3"/>
          <table:table-cell office:value-type="float" office:value="1.00104145932266" calcext:value-type="float">
            <text:p>1.00104145932266</text:p>
          </table:table-cell>
          <table:table-cell office:value-type="float" office:value="1.00073405664802" calcext:value-type="float">
            <text:p>1.00073405664802</text:p>
          </table:table-cell>
          <table:table-cell office:value-type="float" office:value="0.944367245657568" calcext:value-type="float">
            <text:p>0.944367245657568</text:p>
          </table:table-cell>
          <table:table-cell office:value-type="float" office:value="-0.0563668109904492" calcext:value-type="float">
            <text:p>-0.05636681099044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5/21/2018</text:p>
          </table:table-cell>
          <table:table-cell office:value-type="string" calcext:value-type="string">
            <text:p>$46.9075</text:p>
          </table:table-cell>
          <table:table-cell office:value-type="string" calcext:value-type="string">
            <text:p>$31.94</text:p>
          </table:table-cell>
          <table:table-cell office:value-type="float" office:value="2733.01" calcext:value-type="float">
            <text:p>2733.01</text:p>
          </table:table-cell>
          <table:table-cell/>
          <table:table-cell table:formula="of:=[.D1079]/[.D1078]" office:value-type="float" office:value="0.992667425292992" calcext:value-type="float">
            <text:p>0.992667425292992</text:p>
          </table:table-cell>
          <table:table-cell table:formula="of:=[.B1079]/[.B1078]" office:value-type="float" office:value="0.992964877684805" calcext:value-type="float">
            <text:p>0.992964877684805</text:p>
          </table:table-cell>
          <table:table-cell table:number-columns-repeated="3"/>
          <table:table-cell office:value-type="float" office:value="0.995138994918847" calcext:value-type="float">
            <text:p>0.995138994918847</text:p>
          </table:table-cell>
          <table:table-cell office:value-type="float" office:value="0.993597524552743" calcext:value-type="float">
            <text:p>0.993597524552743</text:p>
          </table:table-cell>
          <table:table-cell office:value-type="float" office:value="0.9980030479794" calcext:value-type="float">
            <text:p>0.9980030479794</text:p>
          </table:table-cell>
          <table:table-cell office:value-type="float" office:value="0.00440552342665701" calcext:value-type="float">
            <text:p>0.004405523426657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5/18/2018</text:p>
          </table:table-cell>
          <table:table-cell office:value-type="string" calcext:value-type="string">
            <text:p>$46.5775</text:p>
          </table:table-cell>
          <table:table-cell office:value-type="string" calcext:value-type="string">
            <text:p>$32.16</text:p>
          </table:table-cell>
          <table:table-cell office:value-type="float" office:value="2712.97" calcext:value-type="float">
            <text:p>2712.97</text:p>
          </table:table-cell>
          <table:table-cell/>
          <table:table-cell table:formula="of:=[.D1080]/[.D1079]" office:value-type="float" office:value="1.00263917404173" calcext:value-type="float">
            <text:p>1.00263917404173</text:p>
          </table:table-cell>
          <table:table-cell table:formula="of:=[.B1080]/[.B1079]" office:value-type="float" office:value="1.00364983092695" calcext:value-type="float">
            <text:p>1.00364983092695</text:p>
          </table:table-cell>
          <table:table-cell table:number-columns-repeated="3"/>
          <table:table-cell office:value-type="float" office:value="1.00578748305145" calcext:value-type="float">
            <text:p>1.00578748305145</text:p>
          </table:table-cell>
          <table:table-cell office:value-type="float" office:value="1.00647236328542" calcext:value-type="float">
            <text:p>1.00647236328542</text:p>
          </table:table-cell>
          <table:table-cell office:value-type="float" office:value="1.00563424780159" calcext:value-type="float">
            <text:p>1.00563424780159</text:p>
          </table:table-cell>
          <table:table-cell office:value-type="float" office:value="-0.000838115483833724" calcext:value-type="float">
            <text:p>-0.0008381154838337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5/17/2018</text:p>
          </table:table-cell>
          <table:table-cell office:value-type="string" calcext:value-type="string">
            <text:p>$46.7475</text:p>
          </table:table-cell>
          <table:table-cell office:value-type="string" calcext:value-type="string">
            <text:p>$33</text:p>
          </table:table-cell>
          <table:table-cell office:value-type="float" office:value="2720.13" calcext:value-type="float">
            <text:p>2720.13</text:p>
          </table:table-cell>
          <table:table-cell/>
          <table:table-cell table:formula="of:=[.D1081]/[.D1080]" office:value-type="float" office:value="1.00085657670773" calcext:value-type="float">
            <text:p>1.00085657670773</text:p>
          </table:table-cell>
          <table:table-cell table:formula="of:=[.B1081]/[.B1080]" office:value-type="float" office:value="1.00636397668325" calcext:value-type="float">
            <text:p>1.00636397668325</text:p>
          </table:table-cell>
          <table:table-cell table:number-columns-repeated="3"/>
          <table:table-cell office:value-type="float" office:value="1.00660560092521" calcext:value-type="float">
            <text:p>1.00660560092521</text:p>
          </table:table-cell>
          <table:table-cell office:value-type="float" office:value="1.00746153053225" calcext:value-type="float">
            <text:p>1.00746153053225</text:p>
          </table:table-cell>
          <table:table-cell office:value-type="float" office:value="1.01691276573463" calcext:value-type="float">
            <text:p>1.01691276573463</text:p>
          </table:table-cell>
          <table:table-cell office:value-type="float" office:value="0.00945123520238544" calcext:value-type="float">
            <text:p>0.009451235202385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5/16/2018</text:p>
          </table:table-cell>
          <table:table-cell office:value-type="string" calcext:value-type="string">
            <text:p>$47.045</text:p>
          </table:table-cell>
          <table:table-cell office:value-type="string" calcext:value-type="string">
            <text:p>$32.7</text:p>
          </table:table-cell>
          <table:table-cell office:value-type="float" office:value="2722.46" calcext:value-type="float">
            <text:p>2722.46</text:p>
          </table:table-cell>
          <table:table-cell/>
          <table:table-cell table:formula="of:=[.D1082]/[.D1081]" office:value-type="float" office:value="0.995955863447029" calcext:value-type="float">
            <text:p>0.995955863447029</text:p>
          </table:table-cell>
          <table:table-cell table:formula="of:=[.B1082]/[.B1081]" office:value-type="float" office:value="0.990753533850569" calcext:value-type="float">
            <text:p>0.990753533850569</text:p>
          </table:table-cell>
          <table:table-cell table:number-columns-repeated="3"/>
          <table:table-cell office:value-type="float" office:value="1.00304147400474" calcext:value-type="float">
            <text:p>1.00304147400474</text:p>
          </table:table-cell>
          <table:table-cell office:value-type="float" office:value="1.00315222776997" calcext:value-type="float">
            <text:p>1.00315222776997</text:p>
          </table:table-cell>
          <table:table-cell office:value-type="float" office:value="1.00314092992122" calcext:value-type="float">
            <text:p>1.00314092992122</text:p>
          </table:table-cell>
          <table:table-cell office:value-type="float" office:value="-0.0000112978487512017" calcext:value-type="float">
            <text:p>-1.12978487512017E-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5/15/2018</text:p>
          </table:table-cell>
          <table:table-cell office:value-type="string" calcext:value-type="string">
            <text:p>$46.61</text:p>
          </table:table-cell>
          <table:table-cell office:value-type="string" calcext:value-type="string">
            <text:p>$33.07</text:p>
          </table:table-cell>
          <table:table-cell office:value-type="float" office:value="2711.45" calcext:value-type="float">
            <text:p>2711.45</text:p>
          </table:table-cell>
          <table:table-cell/>
          <table:table-cell table:formula="of:=[.D1083]/[.D1082]" office:value-type="float" office:value="1.00688930277158" calcext:value-type="float">
            <text:p>1.00688930277158</text:p>
          </table:table-cell>
          <table:table-cell table:formula="of:=[.B1083]/[.B1082]" office:value-type="float" office:value="1.00917185153401" calcext:value-type="float">
            <text:p>1.00917185153401</text:p>
          </table:table-cell>
          <table:table-cell table:number-columns-repeated="3"/>
          <table:table-cell office:value-type="float" office:value="0.990980545102545" calcext:value-type="float">
            <text:p>0.990980545102545</text:p>
          </table:table-cell>
          <table:table-cell office:value-type="float" office:value="0.9885696398337" calcext:value-type="float">
            <text:p>0.9885696398337</text:p>
          </table:table-cell>
          <table:table-cell office:value-type="float" office:value="0.990658043322041" calcext:value-type="float">
            <text:p>0.990658043322041</text:p>
          </table:table-cell>
          <table:table-cell office:value-type="float" office:value="0.00208840348834127" calcext:value-type="float">
            <text:p>0.002088403488341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5/14/2018</text:p>
          </table:table-cell>
          <table:table-cell office:value-type="string" calcext:value-type="string">
            <text:p>$47.0375</text:p>
          </table:table-cell>
          <table:table-cell office:value-type="string" calcext:value-type="string">
            <text:p>$33.25</text:p>
          </table:table-cell>
          <table:table-cell office:value-type="float" office:value="2730.13" calcext:value-type="float">
            <text:p>2730.13</text:p>
          </table:table-cell>
          <table:table-cell/>
          <table:table-cell table:formula="of:=[.D1084]/[.D1083]" office:value-type="float" office:value="0.999117258152542" calcext:value-type="float">
            <text:p>0.999117258152542</text:p>
          </table:table-cell>
          <table:table-cell table:formula="of:=[.B1084]/[.B1083]" office:value-type="float" office:value="1.00233855965985" calcext:value-type="float">
            <text:p>1.00233855965985</text:p>
          </table:table-cell>
          <table:table-cell table:number-columns-repeated="3"/>
          <table:table-cell office:value-type="float" office:value="0.995241809672387" calcext:value-type="float">
            <text:p>0.995241809672387</text:p>
          </table:table-cell>
          <table:table-cell office:value-type="float" office:value="0.993721835474132" calcext:value-type="float">
            <text:p>0.993721835474132</text:p>
          </table:table-cell>
          <table:table-cell office:value-type="float" office:value="0.99279792746114" calcext:value-type="float">
            <text:p>0.99279792746114</text:p>
          </table:table-cell>
          <table:table-cell office:value-type="float" office:value="-0.000923908012991803" calcext:value-type="float">
            <text:p>-0.0009239080129918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5/11/2018</text:p>
          </table:table-cell>
          <table:table-cell office:value-type="string" calcext:value-type="string">
            <text:p>$47.1475</text:p>
          </table:table-cell>
          <table:table-cell office:value-type="string" calcext:value-type="string">
            <text:p>$33.76</text:p>
          </table:table-cell>
          <table:table-cell office:value-type="float" office:value="2727.72" calcext:value-type="float">
            <text:p>2727.72</text:p>
          </table:table-cell>
          <table:table-cell/>
          <table:table-cell table:formula="of:=[.D1085]/[.D1084]" office:value-type="float" office:value="0.99829527957415" calcext:value-type="float">
            <text:p>0.99829527957415</text:p>
          </table:table-cell>
          <table:table-cell table:formula="of:=[.B1085]/[.B1084]" office:value-type="float" office:value="1.00768863672517" calcext:value-type="float">
            <text:p>1.00768863672517</text:p>
          </table:table-cell>
          <table:table-cell table:number-columns-repeated="3"/>
          <table:table-cell office:value-type="float" office:value="0.998165287960726" calcext:value-type="float">
            <text:p>0.998165287960726</text:p>
          </table:table-cell>
          <table:table-cell office:value-type="float" office:value="0.997256544911955" calcext:value-type="float">
            <text:p>0.997256544911955</text:p>
          </table:table-cell>
          <table:table-cell office:value-type="float" office:value="0.999112781170085" calcext:value-type="float">
            <text:p>0.999112781170085</text:p>
          </table:table-cell>
          <table:table-cell office:value-type="float" office:value="0.00185623625813014" calcext:value-type="float">
            <text:p>0.001856236258130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5/10/2018</text:p>
          </table:table-cell>
          <table:table-cell office:value-type="string" calcext:value-type="string">
            <text:p>$47.51</text:p>
          </table:table-cell>
          <table:table-cell office:value-type="string" calcext:value-type="string">
            <text:p>$33.12</text:p>
          </table:table-cell>
          <table:table-cell office:value-type="float" office:value="2723.07" calcext:value-type="float">
            <text:p>2723.07</text:p>
          </table:table-cell>
          <table:table-cell/>
          <table:table-cell table:formula="of:=[.D1086]/[.D1085]" office:value-type="float" office:value="0.990716360578318" calcext:value-type="float">
            <text:p>0.990716360578318</text:p>
          </table:table-cell>
          <table:table-cell table:formula="of:=[.B1086]/[.B1085]" office:value-type="float" office:value="0.985897705746159" calcext:value-type="float">
            <text:p>0.985897705746159</text:p>
          </table:table-cell>
          <table:table-cell table:number-columns-repeated="3"/>
          <table:table-cell office:value-type="float" office:value="1.00094937951268" calcext:value-type="float">
            <text:p>1.00094937951268</text:p>
          </table:table-cell>
          <table:table-cell office:value-type="float" office:value="1.0006227250966" calcext:value-type="float">
            <text:p>1.0006227250966</text:p>
          </table:table-cell>
          <table:table-cell office:value-type="float" office:value="1.00229837024655" calcext:value-type="float">
            <text:p>1.00229837024655</text:p>
          </table:table-cell>
          <table:table-cell office:value-type="float" office:value="0.001675645149956" calcext:value-type="float">
            <text:p>0.0016756451499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5/09/2018</text:p>
          </table:table-cell>
          <table:table-cell office:value-type="string" calcext:value-type="string">
            <text:p>$46.84</text:p>
          </table:table-cell>
          <table:table-cell office:value-type="string" calcext:value-type="string">
            <text:p>$32.11</text:p>
          </table:table-cell>
          <table:table-cell office:value-type="float" office:value="2697.79" calcext:value-type="float">
            <text:p>2697.79</text:p>
          </table:table-cell>
          <table:table-cell/>
          <table:table-cell table:formula="of:=[.D1087]/[.D1086]" office:value-type="float" office:value="0.990410669473903" calcext:value-type="float">
            <text:p>0.990410669473903</text:p>
          </table:table-cell>
          <table:table-cell table:formula="of:=[.B1087]/[.B1086]" office:value-type="float" office:value="0.993008112724167" calcext:value-type="float">
            <text:p>0.993008112724167</text:p>
          </table:table-cell>
          <table:table-cell table:number-columns-repeated="3"/>
          <table:table-cell office:value-type="float" office:value="1.00396863600869" calcext:value-type="float">
            <text:p>1.00396863600869</text:p>
          </table:table-cell>
          <table:table-cell office:value-type="float" office:value="1.00427323773226" calcext:value-type="float">
            <text:p>1.00427323773226</text:p>
          </table:table-cell>
          <table:table-cell office:value-type="float" office:value="0.992286845945383" calcext:value-type="float">
            <text:p>0.992286845945383</text:p>
          </table:table-cell>
          <table:table-cell office:value-type="float" office:value="-0.0119863917868723" calcext:value-type="float">
            <text:p>-0.01198639178687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5/08/2018</text:p>
          </table:table-cell>
          <table:table-cell office:value-type="string" calcext:value-type="string">
            <text:p>$46.5125</text:p>
          </table:table-cell>
          <table:table-cell office:value-type="string" calcext:value-type="string">
            <text:p>$31.2</text:p>
          </table:table-cell>
          <table:table-cell office:value-type="float" office:value="2671.92" calcext:value-type="float">
            <text:p>2671.92</text:p>
          </table:table-cell>
          <table:table-cell/>
          <table:table-cell table:formula="of:=[.D1088]/[.D1087]" office:value-type="float" office:value="1.00026572651876" calcext:value-type="float">
            <text:p>1.00026572651876</text:p>
          </table:table-cell>
          <table:table-cell table:formula="of:=[.B1088]/[.B1087]" office:value-type="float" office:value="0.995216339693631" calcext:value-type="float">
            <text:p>0.995216339693631</text:p>
          </table:table-cell>
          <table:table-cell table:number-columns-repeated="3"/>
          <table:table-cell office:value-type="float" office:value="0.99784416931262" calcext:value-type="float">
            <text:p>0.99784416931262</text:p>
          </table:table-cell>
          <table:table-cell office:value-type="float" office:value="0.996868287841379" calcext:value-type="float">
            <text:p>0.996868287841379</text:p>
          </table:table-cell>
          <table:table-cell office:value-type="float" office:value="1.00551470588235" calcext:value-type="float">
            <text:p>1.00551470588235</text:p>
          </table:table-cell>
          <table:table-cell office:value-type="float" office:value="0.00864641804097333" calcext:value-type="float">
            <text:p>0.008646418040973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5/07/2018</text:p>
          </table:table-cell>
          <table:table-cell office:value-type="string" calcext:value-type="string">
            <text:p>$46.29</text:p>
          </table:table-cell>
          <table:table-cell office:value-type="string" calcext:value-type="string">
            <text:p>$31.56</text:p>
          </table:table-cell>
          <table:table-cell office:value-type="float" office:value="2672.63" calcext:value-type="float">
            <text:p>2672.63</text:p>
          </table:table-cell>
          <table:table-cell/>
          <table:table-cell table:formula="of:=[.D1089]/[.D1088]" office:value-type="float" office:value="0.996553956215413" calcext:value-type="float">
            <text:p>0.996553956215413</text:p>
          </table:table-cell>
          <table:table-cell table:formula="of:=[.B1089]/[.B1088]" office:value-type="float" office:value="0.992817023115144" calcext:value-type="float">
            <text:p>0.992817023115144</text:p>
          </table:table-cell>
          <table:table-cell table:number-columns-repeated="3"/>
          <table:table-cell office:value-type="float" office:value="0.996042070794255" calcext:value-type="float">
            <text:p>0.996042070794255</text:p>
          </table:table-cell>
          <table:table-cell office:value-type="float" office:value="0.994689412538574" calcext:value-type="float">
            <text:p>0.994689412538574</text:p>
          </table:table-cell>
          <table:table-cell office:value-type="float" office:value="0.997179420214155" calcext:value-type="float">
            <text:p>0.997179420214155</text:p>
          </table:table-cell>
          <table:table-cell office:value-type="float" office:value="0.0024900076755815" calcext:value-type="float">
            <text:p>0.00249000767558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5/04/2018</text:p>
          </table:table-cell>
          <table:table-cell office:value-type="string" calcext:value-type="string">
            <text:p>$45.9575</text:p>
          </table:table-cell>
          <table:table-cell office:value-type="string" calcext:value-type="string">
            <text:p>$31.38</text:p>
          </table:table-cell>
          <table:table-cell office:value-type="float" office:value="2663.42" calcext:value-type="float">
            <text:p>2663.42</text:p>
          </table:table-cell>
          <table:table-cell/>
          <table:table-cell table:formula="of:=[.D1090]/[.D1089]" office:value-type="float" office:value="0.98735084965946" calcext:value-type="float">
            <text:p>0.98735084965946</text:p>
          </table:table-cell>
          <table:table-cell table:formula="of:=[.B1090]/[.B1089]" office:value-type="float" office:value="0.962247728879943" calcext:value-type="float">
            <text:p>0.962247728879943</text:p>
          </table:table-cell>
          <table:table-cell table:number-columns-repeated="3"/>
          <table:table-cell office:value-type="float" office:value="1.00102914848683" calcext:value-type="float">
            <text:p>1.00102914848683</text:p>
          </table:table-cell>
          <table:table-cell office:value-type="float" office:value="1.00071917190344" calcext:value-type="float">
            <text:p>1.00071917190344</text:p>
          </table:table-cell>
          <table:table-cell office:value-type="float" office:value="1.00219998952386" calcext:value-type="float">
            <text:p>1.00219998952386</text:p>
          </table:table-cell>
          <table:table-cell office:value-type="float" office:value="0.00148081762041885" calcext:value-type="float">
            <text:p>0.001480817620418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5/03/2018</text:p>
          </table:table-cell>
          <table:table-cell office:value-type="string" calcext:value-type="string">
            <text:p>$44.2225</text:p>
          </table:table-cell>
          <table:table-cell office:value-type="string" calcext:value-type="string">
            <text:p>$30.9</text:p>
          </table:table-cell>
          <table:table-cell office:value-type="float" office:value="2629.73" calcext:value-type="float">
            <text:p>2629.73</text:p>
          </table:table-cell>
          <table:table-cell/>
          <table:table-cell table:formula="of:=[.D1091]/[.D1090]" office:value-type="float" office:value="1.00225878702376" calcext:value-type="float">
            <text:p>1.00225878702376</text:p>
          </table:table-cell>
          <table:table-cell table:formula="of:=[.B1091]/[.B1090]" office:value-type="float" office:value="0.998190966137147" calcext:value-type="float">
            <text:p>0.998190966137147</text:p>
          </table:table-cell>
          <table:table-cell table:number-columns-repeated="3"/>
          <table:table-cell office:value-type="float" office:value="0.998921932952797" calcext:value-type="float">
            <text:p>0.998921932952797</text:p>
          </table:table-cell>
          <table:table-cell office:value-type="float" office:value="0.998171386730764" calcext:value-type="float">
            <text:p>0.998171386730764</text:p>
          </table:table-cell>
          <table:table-cell office:value-type="float" office:value="0.998432028432551" calcext:value-type="float">
            <text:p>0.998432028432551</text:p>
          </table:table-cell>
          <table:table-cell office:value-type="float" office:value="0.000260641701787079" calcext:value-type="float">
            <text:p>0.000260641701787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5/02/2018</text:p>
          </table:table-cell>
          <table:table-cell office:value-type="string" calcext:value-type="string">
            <text:p>$44.1425</text:p>
          </table:table-cell>
          <table:table-cell office:value-type="string" calcext:value-type="string">
            <text:p>$30.67</text:p>
          </table:table-cell>
          <table:table-cell office:value-type="float" office:value="2635.67" calcext:value-type="float">
            <text:p>2635.67</text:p>
          </table:table-cell>
          <table:table-cell/>
          <table:table-cell table:formula="of:=[.D1092]/[.D1091]" office:value-type="float" office:value="1.00725811653204" calcext:value-type="float">
            <text:p>1.00725811653204</text:p>
          </table:table-cell>
          <table:table-cell table:formula="of:=[.B1092]/[.B1091]" office:value-type="float" office:value="0.957693832474373" calcext:value-type="float">
            <text:p>0.957693832474373</text:p>
          </table:table-cell>
          <table:table-cell table:number-columns-repeated="3"/>
          <table:table-cell office:value-type="float" office:value="0.991326846038116" calcext:value-type="float">
            <text:p>0.991326846038116</text:p>
          </table:table-cell>
          <table:table-cell office:value-type="float" office:value="0.988988344220927" calcext:value-type="float">
            <text:p>0.988988344220927</text:p>
          </table:table-cell>
          <table:table-cell office:value-type="float" office:value="0.983510443385856" calcext:value-type="float">
            <text:p>0.983510443385856</text:p>
          </table:table-cell>
          <table:table-cell office:value-type="float" office:value="-0.00547790083507105" calcext:value-type="float">
            <text:p>-0.005477900835071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5/01/2018</text:p>
          </table:table-cell>
          <table:table-cell office:value-type="string" calcext:value-type="string">
            <text:p>$42.275</text:p>
          </table:table-cell>
          <table:table-cell office:value-type="string" calcext:value-type="string">
            <text:p>$30.62</text:p>
          </table:table-cell>
          <table:table-cell office:value-type="float" office:value="2654.8" calcext:value-type="float">
            <text:p>2654.8</text:p>
          </table:table-cell>
          <table:table-cell/>
          <table:table-cell table:formula="of:=[.D1093]/[.D1092]" office:value-type="float" office:value="0.997457435588368" calcext:value-type="float">
            <text:p>0.997457435588368</text:p>
          </table:table-cell>
          <table:table-cell table:formula="of:=[.B1093]/[.B1092]" office:value-type="float" office:value="0.977291543465405" calcext:value-type="float">
            <text:p>0.977291543465405</text:p>
          </table:table-cell>
          <table:table-cell table:number-columns-repeated="3"/>
          <table:table-cell office:value-type="float" office:value="1.00714486557415" calcext:value-type="float">
            <text:p>1.00714486557415</text:p>
          </table:table-cell>
          <table:table-cell office:value-type="float" office:value="1.00811354284638" calcext:value-type="float">
            <text:p>1.00811354284638</text:p>
          </table:table-cell>
          <table:table-cell office:value-type="float" office:value="1.0131466893762" calcext:value-type="float">
            <text:p>1.0131466893762</text:p>
          </table:table-cell>
          <table:table-cell office:value-type="float" office:value="0.00503314652982101" calcext:value-type="float">
            <text:p>0.005033146529821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4/30/2018</text:p>
          </table:table-cell>
          <table:table-cell office:value-type="string" calcext:value-type="string">
            <text:p>$41.315</text:p>
          </table:table-cell>
          <table:table-cell office:value-type="string" calcext:value-type="string">
            <text:p>$30.27</text:p>
          </table:table-cell>
          <table:table-cell office:value-type="float" office:value="2648.05" calcext:value-type="float">
            <text:p>2648.05</text:p>
          </table:table-cell>
          <table:table-cell/>
          <table:table-cell table:formula="of:=[.D1094]/[.D1093]" office:value-type="float" office:value="1.00825513113423" calcext:value-type="float">
            <text:p>1.00825513113423</text:p>
          </table:table-cell>
          <table:table-cell table:formula="of:=[.B1094]/[.B1093]" office:value-type="float" office:value="0.982209851143652" calcext:value-type="float">
            <text:p>0.982209851143652</text:p>
          </table:table-cell>
          <table:table-cell table:number-columns-repeated="3"/>
          <table:table-cell office:value-type="float" office:value="0.996538813962145" calcext:value-type="float">
            <text:p>0.996538813962145</text:p>
          </table:table-cell>
          <table:table-cell office:value-type="float" office:value="0.995290013121351" calcext:value-type="float">
            <text:p>0.995290013121351</text:p>
          </table:table-cell>
          <table:table-cell office:value-type="float" office:value="1.00120830049908" calcext:value-type="float">
            <text:p>1.00120830049908</text:p>
          </table:table-cell>
          <table:table-cell office:value-type="float" office:value="0.00591828737772926" calcext:value-type="float">
            <text:p>0.005918287377729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4/27/2018</text:p>
          </table:table-cell>
          <table:table-cell office:value-type="string" calcext:value-type="string">
            <text:p>$40.58</text:p>
          </table:table-cell>
          <table:table-cell office:value-type="string" calcext:value-type="string">
            <text:p>$29.8</text:p>
          </table:table-cell>
          <table:table-cell office:value-type="float" office:value="2669.91" calcext:value-type="float">
            <text:p>2669.91</text:p>
          </table:table-cell>
          <table:table-cell/>
          <table:table-cell table:formula="of:=[.D1095]/[.D1094]" office:value-type="float" office:value="0.998887602952908" calcext:value-type="float">
            <text:p>0.998887602952908</text:p>
          </table:table-cell>
          <table:table-cell table:formula="of:=[.B1095]/[.B1094]" office:value-type="float" office:value="1.01170527353376" calcext:value-type="float">
            <text:p>1.01170527353376</text:p>
          </table:table-cell>
          <table:table-cell table:number-columns-repeated="3"/>
          <table:table-cell office:value-type="float" office:value="0.991254126005237" calcext:value-type="float">
            <text:p>0.991254126005237</text:p>
          </table:table-cell>
          <table:table-cell office:value-type="float" office:value="0.988900420124632" calcext:value-type="float">
            <text:p>0.988900420124632</text:p>
          </table:table-cell>
          <table:table-cell office:value-type="float" office:value="0.986304963794732" calcext:value-type="float">
            <text:p>0.986304963794732</text:p>
          </table:table-cell>
          <table:table-cell office:value-type="float" office:value="-0.00259545632990077" calcext:value-type="float">
            <text:p>-0.002595456329900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4/26/2018</text:p>
          </table:table-cell>
          <table:table-cell office:value-type="string" calcext:value-type="string">
            <text:p>$41.055</text:p>
          </table:table-cell>
          <table:table-cell office:value-type="string" calcext:value-type="string">
            <text:p>$29.42</text:p>
          </table:table-cell>
          <table:table-cell office:value-type="float" office:value="2666.94" calcext:value-type="float">
            <text:p>2666.94</text:p>
          </table:table-cell>
          <table:table-cell/>
          <table:table-cell table:formula="of:=[.D1096]/[.D1095]" office:value-type="float" office:value="0.989673558460258" calcext:value-type="float">
            <text:p>0.989673558460258</text:p>
          </table:table-cell>
          <table:table-cell table:formula="of:=[.B1096]/[.B1095]" office:value-type="float" office:value="0.996529046401169" calcext:value-type="float">
            <text:p>0.996529046401169</text:p>
          </table:table-cell>
          <table:table-cell table:number-columns-repeated="3"/>
          <table:table-cell office:value-type="float" office:value="0.991590031233921" calcext:value-type="float">
            <text:p>0.991590031233921</text:p>
          </table:table-cell>
          <table:table-cell office:value-type="float" office:value="0.989306555305037" calcext:value-type="float">
            <text:p>0.989306555305037</text:p>
          </table:table-cell>
          <table:table-cell office:value-type="float" office:value="0.986327605468958" calcext:value-type="float">
            <text:p>0.986327605468958</text:p>
          </table:table-cell>
          <table:table-cell office:value-type="float" office:value="-0.00297894983607949" calcext:value-type="float">
            <text:p>-0.002978949836079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4/25/2018</text:p>
          </table:table-cell>
          <table:table-cell office:value-type="string" calcext:value-type="string">
            <text:p>$40.9125</text:p>
          </table:table-cell>
          <table:table-cell office:value-type="string" calcext:value-type="string">
            <text:p>$29.27</text:p>
          </table:table-cell>
          <table:table-cell office:value-type="float" office:value="2639.4" calcext:value-type="float">
            <text:p>2639.4</text:p>
          </table:table-cell>
          <table:table-cell/>
          <table:table-cell table:formula="of:=[.D1097]/[.D1096]" office:value-type="float" office:value="0.998166249905281" calcext:value-type="float">
            <text:p>0.998166249905281</text:p>
          </table:table-cell>
          <table:table-cell table:formula="of:=[.B1097]/[.B1096]" office:value-type="float" office:value="0.995661472655056" calcext:value-type="float">
            <text:p>0.995661472655056</text:p>
          </table:table-cell>
          <table:table-cell table:number-columns-repeated="3"/>
          <table:table-cell office:value-type="float" office:value="0.991452928988785" calcext:value-type="float">
            <text:p>0.991452928988785</text:p>
          </table:table-cell>
          <table:table-cell office:value-type="float" office:value="0.989140788176969" calcext:value-type="float">
            <text:p>0.989140788176969</text:p>
          </table:table-cell>
          <table:table-cell office:value-type="float" office:value="0.992017259978425" calcext:value-type="float">
            <text:p>0.992017259978425</text:p>
          </table:table-cell>
          <table:table-cell office:value-type="float" office:value="0.002876471801456" calcext:value-type="float">
            <text:p>0.0028764718014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4/24/2018</text:p>
          </table:table-cell>
          <table:table-cell office:value-type="string" calcext:value-type="string">
            <text:p>$40.735</text:p>
          </table:table-cell>
          <table:table-cell office:value-type="string" calcext:value-type="string">
            <text:p>$29.39</text:p>
          </table:table-cell>
          <table:table-cell office:value-type="float" office:value="2634.56" calcext:value-type="float">
            <text:p>2634.56</text:p>
          </table:table-cell>
          <table:table-cell/>
          <table:table-cell table:formula="of:=[.D1098]/[.D1097]" office:value-type="float" office:value="1.01356203692457" calcext:value-type="float">
            <text:p>1.01356203692457</text:p>
          </table:table-cell>
          <table:table-cell table:formula="of:=[.B1098]/[.B1097]" office:value-type="float" office:value="1.01411562538358" calcext:value-type="float">
            <text:p>1.01411562538358</text:p>
          </table:table-cell>
          <table:table-cell table:number-columns-repeated="3"/>
          <table:table-cell office:value-type="float" office:value="1.00497195214542" calcext:value-type="float">
            <text:p>1.00497195214542</text:p>
          </table:table-cell>
          <table:table-cell office:value-type="float" office:value="1.00548632388096" calcext:value-type="float">
            <text:p>1.00548632388096</text:p>
          </table:table-cell>
          <table:table-cell office:value-type="float" office:value="1.01772509786864" calcext:value-type="float">
            <text:p>1.01772509786864</text:p>
          </table:table-cell>
          <table:table-cell office:value-type="float" office:value="0.0122387739876739" calcext:value-type="float">
            <text:p>0.01223877398767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4/23/2018</text:p>
          </table:table-cell>
          <table:table-cell office:value-type="string" calcext:value-type="string">
            <text:p>$41.31</text:p>
          </table:table-cell>
          <table:table-cell office:value-type="string" calcext:value-type="string">
            <text:p>$31.01</text:p>
          </table:table-cell>
          <table:table-cell office:value-type="float" office:value="2670.29" calcext:value-type="float">
            <text:p>2670.29</text:p>
          </table:table-cell>
          <table:table-cell/>
          <table:table-cell table:formula="of:=[.D1099]/[.D1098]" office:value-type="float" office:value="0.99994382632598" calcext:value-type="float">
            <text:p>0.99994382632598</text:p>
          </table:table-cell>
          <table:table-cell table:formula="of:=[.B1099]/[.B1098]" office:value-type="float" office:value="1.00290486564996" calcext:value-type="float">
            <text:p>1.00290486564996</text:p>
          </table:table-cell>
          <table:table-cell table:number-columns-repeated="3"/>
          <table:table-cell office:value-type="float" office:value="0.99694136890245" calcext:value-type="float">
            <text:p>0.99694136890245</text:p>
          </table:table-cell>
          <table:table-cell office:value-type="float" office:value="0.995776732914145" calcext:value-type="float">
            <text:p>0.995776732914145</text:p>
          </table:table-cell>
          <table:table-cell office:value-type="float" office:value="0.988941126188695" calcext:value-type="float">
            <text:p>0.988941126188695</text:p>
          </table:table-cell>
          <table:table-cell office:value-type="float" office:value="-0.00683560672544992" calcext:value-type="float">
            <text:p>-0.006835606725449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4/20/2018</text:p>
          </table:table-cell>
          <table:table-cell office:value-type="string" calcext:value-type="string">
            <text:p>$41.43</text:p>
          </table:table-cell>
          <table:table-cell office:value-type="string" calcext:value-type="string">
            <text:p>$31.21</text:p>
          </table:table-cell>
          <table:table-cell office:value-type="float" office:value="2670.14" calcext:value-type="float">
            <text:p>2670.14</text:p>
          </table:table-cell>
          <table:table-cell/>
          <table:table-cell table:formula="of:=[.D1100]/[.D1099]" office:value-type="float" office:value="1.00861003542885" calcext:value-type="float">
            <text:p>1.00861003542885</text:p>
          </table:table-cell>
          <table:table-cell table:formula="of:=[.B1100]/[.B1099]" office:value-type="float" office:value="1.0427226647357" calcext:value-type="float">
            <text:p>1.0427226647357</text:p>
          </table:table-cell>
          <table:table-cell table:number-columns-repeated="3"/>
          <table:table-cell office:value-type="float" office:value="0.999242192931794" calcext:value-type="float">
            <text:p>0.999242192931794</text:p>
          </table:table-cell>
          <table:table-cell office:value-type="float" office:value="0.998558605604539" calcext:value-type="float">
            <text:p>0.998558605604539</text:p>
          </table:table-cell>
          <table:table-cell office:value-type="float" office:value="1.00210685538329" calcext:value-type="float">
            <text:p>1.00210685538329</text:p>
          </table:table-cell>
          <table:table-cell office:value-type="float" office:value="0.00354824977874646" calcext:value-type="float">
            <text:p>0.003548249778746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4/19/2018</text:p>
          </table:table-cell>
          <table:table-cell office:value-type="string" calcext:value-type="string">
            <text:p>$43.2</text:p>
          </table:table-cell>
          <table:table-cell office:value-type="string" calcext:value-type="string">
            <text:p>$31.98</text:p>
          </table:table-cell>
          <table:table-cell office:value-type="float" office:value="2693.13" calcext:value-type="float">
            <text:p>2693.13</text:p>
          </table:table-cell>
          <table:table-cell/>
          <table:table-cell table:formula="of:=[.D1101]/[.D1100]" office:value-type="float" office:value="1.00575909814974" calcext:value-type="float">
            <text:p>1.00575909814974</text:p>
          </table:table-cell>
          <table:table-cell table:formula="of:=[.B1101]/[.B1100]" office:value-type="float" office:value="1.02916666666667" calcext:value-type="float">
            <text:p>1.02916666666667</text:p>
          </table:table-cell>
          <table:table-cell table:number-columns-repeated="3"/>
          <table:table-cell office:value-type="float" office:value="0.993859316499221" calcext:value-type="float">
            <text:p>0.993859316499221</text:p>
          </table:table-cell>
          <table:table-cell office:value-type="float" office:value="0.99205029521115" calcext:value-type="float">
            <text:p>0.99205029521115</text:p>
          </table:table-cell>
          <table:table-cell office:value-type="float" office:value="0.99277628032345" calcext:value-type="float">
            <text:p>0.99277628032345</text:p>
          </table:table-cell>
          <table:table-cell office:value-type="float" office:value="0.000725985112300487" calcext:value-type="float">
            <text:p>0.0007259851123004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4/18/2018</text:p>
          </table:table-cell>
          <table:table-cell office:value-type="string" calcext:value-type="string">
            <text:p>$44.46</text:p>
          </table:table-cell>
          <table:table-cell office:value-type="string" calcext:value-type="string">
            <text:p>$33.1</text:p>
          </table:table-cell>
          <table:table-cell office:value-type="float" office:value="2708.64" calcext:value-type="float">
            <text:p>2708.64</text:p>
          </table:table-cell>
          <table:table-cell/>
          <table:table-cell table:formula="of:=[.D1102]/[.D1101]" office:value-type="float" office:value="0.99916932482722" calcext:value-type="float">
            <text:p>0.99916932482722</text:p>
          </table:table-cell>
          <table:table-cell table:formula="of:=[.B1102]/[.B1101]" office:value-type="float" office:value="1.00224921277553" calcext:value-type="float">
            <text:p>1.00224921277553</text:p>
          </table:table-cell>
          <table:table-cell table:number-columns-repeated="3"/>
          <table:table-cell office:value-type="float" office:value="1.00867896711772" calcext:value-type="float">
            <text:p>1.00867896711772</text:p>
          </table:table-cell>
          <table:table-cell office:value-type="float" office:value="1.00996838925528" calcext:value-type="float">
            <text:p>1.00996838925528</text:p>
          </table:table-cell>
          <table:table-cell office:value-type="float" office:value="1.0014661164205" calcext:value-type="float">
            <text:p>1.0014661164205</text:p>
          </table:table-cell>
          <table:table-cell office:value-type="float" office:value="-0.00850227283477345" calcext:value-type="float">
            <text:p>-0.008502272834773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4/17/2018</text:p>
          </table:table-cell>
          <table:table-cell office:value-type="string" calcext:value-type="string">
            <text:p>$44.56</text:p>
          </table:table-cell>
          <table:table-cell office:value-type="string" calcext:value-type="string">
            <text:p>$32.98</text:p>
          </table:table-cell>
          <table:table-cell office:value-type="float" office:value="2706.39" calcext:value-type="float">
            <text:p>2706.39</text:p>
          </table:table-cell>
          <table:table-cell/>
          <table:table-cell table:formula="of:=[.D1103]/[.D1102]" office:value-type="float" office:value="0.989450892147843" calcext:value-type="float">
            <text:p>0.989450892147843</text:p>
          </table:table-cell>
          <table:table-cell table:formula="of:=[.B1103]/[.B1102]" office:value-type="float" office:value="0.986422800718133" calcext:value-type="float">
            <text:p>0.986422800718133</text:p>
          </table:table-cell>
          <table:table-cell table:number-columns-repeated="3"/>
          <table:table-cell office:value-type="float" office:value="0.99780026881523" calcext:value-type="float">
            <text:p>0.99780026881523</text:p>
          </table:table-cell>
          <table:table-cell office:value-type="float" office:value="0.99681520877352" calcext:value-type="float">
            <text:p>0.99681520877352</text:p>
          </table:table-cell>
          <table:table-cell office:value-type="float" office:value="0.987746028303421" calcext:value-type="float">
            <text:p>0.987746028303421</text:p>
          </table:table-cell>
          <table:table-cell office:value-type="float" office:value="-0.00906918047009919" calcext:value-type="float">
            <text:p>-0.009069180470099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4/16/2018</text:p>
          </table:table-cell>
          <table:table-cell office:value-type="string" calcext:value-type="string">
            <text:p>$43.955</text:p>
          </table:table-cell>
          <table:table-cell office:value-type="string" calcext:value-type="string">
            <text:p>$32.59</text:p>
          </table:table-cell>
          <table:table-cell office:value-type="float" office:value="2677.84" calcext:value-type="float">
            <text:p>2677.84</text:p>
          </table:table-cell>
          <table:table-cell/>
          <table:table-cell table:formula="of:=[.D1104]/[.D1103]" office:value-type="float" office:value="0.991956203507304" calcext:value-type="float">
            <text:p>0.991956203507304</text:p>
          </table:table-cell>
          <table:table-cell table:formula="of:=[.B1104]/[.B1103]" office:value-type="float" office:value="0.993800477761347" calcext:value-type="float">
            <text:p>0.993800477761347</text:p>
          </table:table-cell>
          <table:table-cell table:number-columns-repeated="3"/>
          <table:table-cell office:value-type="float" office:value="1.01391572539537" calcext:value-type="float">
            <text:p>1.01391572539537</text:p>
          </table:table-cell>
          <table:table-cell office:value-type="float" office:value="1.01630003159429" calcext:value-type="float">
            <text:p>1.01630003159429</text:p>
          </table:table-cell>
          <table:table-cell office:value-type="float" office:value="1.01509578964703" calcext:value-type="float">
            <text:p>1.01509578964703</text:p>
          </table:table-cell>
          <table:table-cell office:value-type="float" office:value="-0.00120424194725333" calcext:value-type="float">
            <text:p>-0.001204241947253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4/13/2018</text:p>
          </table:table-cell>
          <table:table-cell office:value-type="string" calcext:value-type="string">
            <text:p>$43.6825</text:p>
          </table:table-cell>
          <table:table-cell office:value-type="string" calcext:value-type="string">
            <text:p>$32.06</text:p>
          </table:table-cell>
          <table:table-cell office:value-type="float" office:value="2656.3" calcext:value-type="float">
            <text:p>2656.3</text:p>
          </table:table-cell>
          <table:table-cell/>
          <table:table-cell table:formula="of:=[.D1105]/[.D1104]" office:value-type="float" office:value="1.00289500432933" calcext:value-type="float">
            <text:p>1.00289500432933</text:p>
          </table:table-cell>
          <table:table-cell table:formula="of:=[.B1105]/[.B1104]" office:value-type="float" office:value="0.996623361758141" calcext:value-type="float">
            <text:p>0.996623361758141</text:p>
          </table:table-cell>
          <table:table-cell table:number-columns-repeated="3"/>
          <table:table-cell office:value-type="float" office:value="0.998141479846672" calcext:value-type="float">
            <text:p>0.998141479846672</text:p>
          </table:table-cell>
          <table:table-cell office:value-type="float" office:value="0.997227759076336" calcext:value-type="float">
            <text:p>0.997227759076336</text:p>
          </table:table-cell>
          <table:table-cell office:value-type="float" office:value="1.00292018170019" calcext:value-type="float">
            <text:p>1.00292018170019</text:p>
          </table:table-cell>
          <table:table-cell office:value-type="float" office:value="0.00569242262385905" calcext:value-type="float">
            <text:p>0.005692422623859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4/12/2018</text:p>
          </table:table-cell>
          <table:table-cell office:value-type="string" calcext:value-type="string">
            <text:p>$43.535</text:p>
          </table:table-cell>
          <table:table-cell office:value-type="string" calcext:value-type="string">
            <text:p>$31.95</text:p>
          </table:table-cell>
          <table:table-cell office:value-type="float" office:value="2663.99" calcext:value-type="float">
            <text:p>2663.99</text:p>
          </table:table-cell>
          <table:table-cell/>
          <table:table-cell table:formula="of:=[.D1106]/[.D1105]" office:value-type="float" office:value="0.991816786099047" calcext:value-type="float">
            <text:p>0.991816786099047</text:p>
          </table:table-cell>
          <table:table-cell table:formula="of:=[.B1106]/[.B1105]" office:value-type="float" office:value="0.990237739749627" calcext:value-type="float">
            <text:p>0.990237739749627</text:p>
          </table:table-cell>
          <table:table-cell table:number-columns-repeated="3"/>
          <table:table-cell office:value-type="float" office:value="1.00638601187013" calcext:value-type="float">
            <text:p>1.00638601187013</text:p>
          </table:table-cell>
          <table:table-cell office:value-type="float" office:value="1.00719603052544" calcext:value-type="float">
            <text:p>1.00719603052544</text:p>
          </table:table-cell>
          <table:table-cell office:value-type="float" office:value="1.00560767820554" calcext:value-type="float">
            <text:p>1.00560767820554</text:p>
          </table:table-cell>
          <table:table-cell office:value-type="float" office:value="-0.00158835231989984" calcext:value-type="float">
            <text:p>-0.001588352319899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4/11/2018</text:p>
          </table:table-cell>
          <table:table-cell office:value-type="string" calcext:value-type="string">
            <text:p>$43.11</text:p>
          </table:table-cell>
          <table:table-cell office:value-type="string" calcext:value-type="string">
            <text:p>$31.9</text:p>
          </table:table-cell>
          <table:table-cell office:value-type="float" office:value="2642.19" calcext:value-type="float">
            <text:p>2642.19</text:p>
          </table:table-cell>
          <table:table-cell/>
          <table:table-cell table:formula="of:=[.D1107]/[.D1106]" office:value-type="float" office:value="1.00555599710846" calcext:value-type="float">
            <text:p>1.00555599710846</text:p>
          </table:table-cell>
          <table:table-cell table:formula="of:=[.B1107]/[.B1106]" office:value-type="float" office:value="1.00469728601253" calcext:value-type="float">
            <text:p>1.00469728601253</text:p>
          </table:table-cell>
          <table:table-cell table:number-columns-repeated="3"/>
          <table:table-cell office:value-type="float" office:value="0.998290765072344" calcext:value-type="float">
            <text:p>0.998290765072344</text:p>
          </table:table-cell>
          <table:table-cell office:value-type="float" office:value="0.997408256362126" calcext:value-type="float">
            <text:p>0.997408256362126</text:p>
          </table:table-cell>
          <table:table-cell office:value-type="float" office:value="0.995656836461126" calcext:value-type="float">
            <text:p>0.995656836461126</text:p>
          </table:table-cell>
          <table:table-cell office:value-type="float" office:value="-0.00175141990099958" calcext:value-type="float">
            <text:p>-0.001751419900999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4/10/2018</text:p>
          </table:table-cell>
          <table:table-cell office:value-type="string" calcext:value-type="string">
            <text:p>$43.3125</text:p>
          </table:table-cell>
          <table:table-cell office:value-type="string" calcext:value-type="string">
            <text:p>$32.09</text:p>
          </table:table-cell>
          <table:table-cell office:value-type="float" office:value="2656.87" calcext:value-type="float">
            <text:p>2656.87</text:p>
          </table:table-cell>
          <table:table-cell/>
          <table:table-cell table:formula="of:=[.D1108]/[.D1107]" office:value-type="float" office:value="0.983548310606089" calcext:value-type="float">
            <text:p>0.983548310606089</text:p>
          </table:table-cell>
          <table:table-cell table:formula="of:=[.B1108]/[.B1107]" office:value-type="float" office:value="0.981529581529582" calcext:value-type="float">
            <text:p>0.981529581529582</text:p>
          </table:table-cell>
          <table:table-cell table:number-columns-repeated="3"/>
          <table:table-cell office:value-type="float" office:value="1.0040396873948" calcext:value-type="float">
            <text:p>1.0040396873948</text:p>
          </table:table-cell>
          <table:table-cell office:value-type="float" office:value="1.00435914430665" calcext:value-type="float">
            <text:p>1.00435914430665</text:p>
          </table:table-cell>
          <table:table-cell office:value-type="float" office:value="1.01642522483709" calcext:value-type="float">
            <text:p>1.01642522483709</text:p>
          </table:table-cell>
          <table:table-cell office:value-type="float" office:value="0.0120660805304456" calcext:value-type="float">
            <text:p>0.01206608053044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4/09/2018</text:p>
          </table:table-cell>
          <table:table-cell office:value-type="string" calcext:value-type="string">
            <text:p>$42.5125</text:p>
          </table:table-cell>
          <table:table-cell office:value-type="string" calcext:value-type="string">
            <text:p>$31.62</text:p>
          </table:table-cell>
          <table:table-cell office:value-type="float" office:value="2613.16" calcext:value-type="float">
            <text:p>2613.16</text:p>
          </table:table-cell>
          <table:table-cell/>
          <table:table-cell table:formula="of:=[.D1109]/[.D1108]" office:value-type="float" office:value="0.996674524330695" calcext:value-type="float">
            <text:p>0.996674524330695</text:p>
          </table:table-cell>
          <table:table-cell table:formula="of:=[.B1109]/[.B1108]" office:value-type="float" office:value="0.990179359012055" calcext:value-type="float">
            <text:p>0.990179359012055</text:p>
          </table:table-cell>
          <table:table-cell table:number-columns-repeated="3"/>
          <table:table-cell office:value-type="float" office:value="1.00213068949977" calcext:value-type="float">
            <text:p>1.00213068949977</text:p>
          </table:table-cell>
          <table:table-cell office:value-type="float" office:value="1.00205101945987" calcext:value-type="float">
            <text:p>1.00205101945987</text:p>
          </table:table-cell>
          <table:table-cell office:value-type="float" office:value="1.00052982939493" calcext:value-type="float">
            <text:p>1.00052982939493</text:p>
          </table:table-cell>
          <table:table-cell office:value-type="float" office:value="-0.00152119006493701" calcext:value-type="float">
            <text:p>-0.001521190064937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4/06/2018</text:p>
          </table:table-cell>
          <table:table-cell office:value-type="string" calcext:value-type="string">
            <text:p>$42.095</text:p>
          </table:table-cell>
          <table:table-cell office:value-type="string" calcext:value-type="string">
            <text:p>$31.23</text:p>
          </table:table-cell>
          <table:table-cell office:value-type="float" office:value="2604.47" calcext:value-type="float">
            <text:p>2604.47</text:p>
          </table:table-cell>
          <table:table-cell/>
          <table:table-cell table:formula="of:=[.D1110]/[.D1109]" office:value-type="float" office:value="1.02241146951203" calcext:value-type="float">
            <text:p>1.02241146951203</text:p>
          </table:table-cell>
          <table:table-cell table:formula="of:=[.B1110]/[.B1109]" office:value-type="float" office:value="1.02625014847369" calcext:value-type="float">
            <text:p>1.02625014847369</text:p>
          </table:table-cell>
          <table:table-cell table:number-columns-repeated="3"/>
          <table:table-cell office:value-type="float" office:value="1.00101811012858" calcext:value-type="float">
            <text:p>1.00101811012858</text:p>
          </table:table-cell>
          <table:table-cell office:value-type="float" office:value="1.00070582568184" calcext:value-type="float">
            <text:p>1.00070582568184</text:p>
          </table:table-cell>
          <table:table-cell office:value-type="float" office:value="1.01037915695827" calcext:value-type="float">
            <text:p>1.01037915695827</text:p>
          </table:table-cell>
          <table:table-cell office:value-type="float" office:value="0.00967333127643655" calcext:value-type="float">
            <text:p>0.009673331276436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4/05/2018</text:p>
          </table:table-cell>
          <table:table-cell office:value-type="string" calcext:value-type="string">
            <text:p>$43.2</text:p>
          </table:table-cell>
          <table:table-cell office:value-type="string" calcext:value-type="string">
            <text:p>$31.49</text:p>
          </table:table-cell>
          <table:table-cell office:value-type="float" office:value="2662.84" calcext:value-type="float">
            <text:p>2662.84</text:p>
          </table:table-cell>
          <table:table-cell/>
          <table:table-cell table:formula="of:=[.D1111]/[.D1110]" office:value-type="float" office:value="0.993183968995509" calcext:value-type="float">
            <text:p>0.993183968995509</text:p>
          </table:table-cell>
          <table:table-cell table:formula="of:=[.B1111]/[.B1110]" office:value-type="float" office:value="0.993113425925926" calcext:value-type="float">
            <text:p>0.993113425925926</text:p>
          </table:table-cell>
          <table:table-cell table:number-columns-repeated="3"/>
          <table:table-cell office:value-type="float" office:value="0.997534582334528" calcext:value-type="float">
            <text:p>0.997534582334528</text:p>
          </table:table-cell>
          <table:table-cell office:value-type="float" office:value="0.996493973444158" calcext:value-type="float">
            <text:p>0.996493973444158</text:p>
          </table:table-cell>
          <table:table-cell office:value-type="float" office:value="0.999475890985325" calcext:value-type="float">
            <text:p>0.999475890985325</text:p>
          </table:table-cell>
          <table:table-cell office:value-type="float" office:value="0.00298191754116706" calcext:value-type="float">
            <text:p>0.002981917541167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4/04/2018</text:p>
          </table:table-cell>
          <table:table-cell office:value-type="string" calcext:value-type="string">
            <text:p>$42.9025</text:p>
          </table:table-cell>
          <table:table-cell office:value-type="string" calcext:value-type="string">
            <text:p>$30.89</text:p>
          </table:table-cell>
          <table:table-cell office:value-type="float" office:value="2644.69" calcext:value-type="float">
            <text:p>2644.69</text:p>
          </table:table-cell>
          <table:table-cell/>
          <table:table-cell table:formula="of:=[.D1112]/[.D1111]" office:value-type="float" office:value="0.988565767632501" calcext:value-type="float">
            <text:p>0.988565767632501</text:p>
          </table:table-cell>
          <table:table-cell table:formula="of:=[.B1112]/[.B1111]" office:value-type="float" office:value="0.981236524678049" calcext:value-type="float">
            <text:p>0.981236524678049</text:p>
          </table:table-cell>
          <table:table-cell table:number-columns-repeated="3"/>
          <table:table-cell office:value-type="float" office:value="1.0040423255261" calcext:value-type="float">
            <text:p>1.0040423255261</text:p>
          </table:table-cell>
          <table:table-cell office:value-type="float" office:value="1.00436233400969" calcext:value-type="float">
            <text:p>1.00436233400969</text:p>
          </table:table-cell>
          <table:table-cell office:value-type="float" office:value="1.00828526481384" calcext:value-type="float">
            <text:p>1.00828526481384</text:p>
          </table:table-cell>
          <table:table-cell office:value-type="float" office:value="0.00392293080415174" calcext:value-type="float">
            <text:p>0.003922930804151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4/03/2018</text:p>
          </table:table-cell>
          <table:table-cell office:value-type="string" calcext:value-type="string">
            <text:p>$42.0975</text:p>
          </table:table-cell>
          <table:table-cell office:value-type="string" calcext:value-type="string">
            <text:p>$30.31</text:p>
          </table:table-cell>
          <table:table-cell office:value-type="float" office:value="2614.45" calcext:value-type="float">
            <text:p>2614.45</text:p>
          </table:table-cell>
          <table:table-cell/>
          <table:table-cell table:formula="of:=[.D1113]/[.D1112]" office:value-type="float" office:value="0.987542312914762" calcext:value-type="float">
            <text:p>0.987542312914762</text:p>
          </table:table-cell>
          <table:table-cell table:formula="of:=[.B1113]/[.B1112]" office:value-type="float" office:value="0.989845002672368" calcext:value-type="float">
            <text:p>0.989845002672368</text:p>
          </table:table-cell>
          <table:table-cell table:number-columns-repeated="3"/>
          <table:table-cell office:value-type="float" office:value="0.998259683872472" calcext:value-type="float">
            <text:p>0.998259683872472</text:p>
          </table:table-cell>
          <table:table-cell office:value-type="float" office:value="0.997370676808016" calcext:value-type="float">
            <text:p>0.997370676808016</text:p>
          </table:table-cell>
          <table:table-cell office:value-type="float" office:value="0.994539213646765" calcext:value-type="float">
            <text:p>0.994539213646765</text:p>
          </table:table-cell>
          <table:table-cell office:value-type="float" office:value="-0.0028314631612506" calcext:value-type="float">
            <text:p>-0.00283146316125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4/02/2018</text:p>
          </table:table-cell>
          <table:table-cell office:value-type="string" calcext:value-type="string">
            <text:p>$41.67</text:p>
          </table:table-cell>
          <table:table-cell office:value-type="string" calcext:value-type="string">
            <text:p>$30.59</text:p>
          </table:table-cell>
          <table:table-cell office:value-type="float" office:value="2581.88" calcext:value-type="float">
            <text:p>2581.88</text:p>
          </table:table-cell>
          <table:table-cell/>
          <table:table-cell table:formula="of:=[.D1114]/[.D1113]" office:value-type="float" office:value="1.0228476923792" calcext:value-type="float">
            <text:p>1.0228476923792</text:p>
          </table:table-cell>
          <table:table-cell table:formula="of:=[.B1114]/[.B1113]" office:value-type="float" office:value="1.00659947204224" calcext:value-type="float">
            <text:p>1.00659947204224</text:p>
          </table:table-cell>
          <table:table-cell table:number-columns-repeated="3"/>
          <table:table-cell office:value-type="float" office:value="0.99893242271747" calcext:value-type="float">
            <text:p>0.99893242271747</text:p>
          </table:table-cell>
          <table:table-cell office:value-type="float" office:value="0.998184069660662" calcext:value-type="float">
            <text:p>0.998184069660662</text:p>
          </table:table-cell>
          <table:table-cell office:value-type="float" office:value="1.00245777336192" calcext:value-type="float">
            <text:p>1.00245777336192</text:p>
          </table:table-cell>
          <table:table-cell office:value-type="float" office:value="0.00427370370125857" calcext:value-type="float">
            <text:p>0.004273703701258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3/29/2018</text:p>
          </table:table-cell>
          <table:table-cell office:value-type="string" calcext:value-type="string">
            <text:p>$41.945</text:p>
          </table:table-cell>
          <table:table-cell office:value-type="string" calcext:value-type="string">
            <text:p>$31.47</text:p>
          </table:table-cell>
          <table:table-cell office:value-type="float" office:value="2640.87" calcext:value-type="float">
            <text:p>2640.87</text:p>
          </table:table-cell>
          <table:table-cell/>
          <table:table-cell table:formula="of:=[.D1115]/[.D1114]" office:value-type="float" office:value="0.986417354886837" calcext:value-type="float">
            <text:p>0.986417354886837</text:p>
          </table:table-cell>
          <table:table-cell table:formula="of:=[.B1115]/[.B1114]" office:value-type="float" office:value="0.992251758254857" calcext:value-type="float">
            <text:p>0.992251758254857</text:p>
          </table:table-cell>
          <table:table-cell table:number-columns-repeated="3"/>
          <table:table-cell office:value-type="float" office:value="0.996883804780805" calcext:value-type="float">
            <text:p>0.996883804780805</text:p>
          </table:table-cell>
          <table:table-cell office:value-type="float" office:value="0.995707133476766" calcext:value-type="float">
            <text:p>0.995707133476766</text:p>
          </table:table-cell>
          <table:table-cell office:value-type="float" office:value="1.00918101199791" calcext:value-type="float">
            <text:p>1.00918101199791</text:p>
          </table:table-cell>
          <table:table-cell office:value-type="float" office:value="0.0134738785211477" calcext:value-type="float">
            <text:p>0.01347387852114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3/28/2018</text:p>
          </table:table-cell>
          <table:table-cell office:value-type="string" calcext:value-type="string">
            <text:p>$41.62</text:p>
          </table:table-cell>
          <table:table-cell office:value-type="string" calcext:value-type="string">
            <text:p>$30.36</text:p>
          </table:table-cell>
          <table:table-cell office:value-type="float" office:value="2605" calcext:value-type="float">
            <text:p>2605</text:p>
          </table:table-cell>
          <table:table-cell/>
          <table:table-cell table:formula="of:=[.D1116]/[.D1115]" office:value-type="float" office:value="1.00292514395393" calcext:value-type="float">
            <text:p>1.00292514395393</text:p>
          </table:table-cell>
          <table:table-cell table:formula="of:=[.B1116]/[.B1115]" office:value-type="float" office:value="1.0111725132148" calcext:value-type="float">
            <text:p>1.0111725132148</text:p>
          </table:table-cell>
          <table:table-cell table:number-columns-repeated="3"/>
          <table:table-cell office:value-type="float" office:value="1.0007147059779" calcext:value-type="float">
            <text:p>1.0007147059779</text:p>
          </table:table-cell>
          <table:table-cell office:value-type="float" office:value="1.00033898679709" calcext:value-type="float">
            <text:p>1.00033898679709</text:p>
          </table:table-cell>
          <table:table-cell office:value-type="float" office:value="1.00268789413832" calcext:value-type="float">
            <text:p>1.00268789413832</text:p>
          </table:table-cell>
          <table:table-cell office:value-type="float" office:value="0.00234890734123128" calcext:value-type="float">
            <text:p>0.002348907341231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3/27/2018</text:p>
          </table:table-cell>
          <table:table-cell office:value-type="string" calcext:value-type="string">
            <text:p>$42.085</text:p>
          </table:table-cell>
          <table:table-cell office:value-type="string" calcext:value-type="string">
            <text:p>$30.44</text:p>
          </table:table-cell>
          <table:table-cell office:value-type="float" office:value="2612.62" calcext:value-type="float">
            <text:p>2612.62</text:p>
          </table:table-cell>
          <table:table-cell/>
          <table:table-cell table:formula="of:=[.D1117]/[.D1116]" office:value-type="float" office:value="1.01758005373916" calcext:value-type="float">
            <text:p>1.01758005373916</text:p>
          </table:table-cell>
          <table:table-cell table:formula="of:=[.B1117]/[.B1116]" office:value-type="float" office:value="1.02631578947368" calcext:value-type="float">
            <text:p>1.02631578947368</text:p>
          </table:table-cell>
          <table:table-cell table:number-columns-repeated="3"/>
          <table:table-cell office:value-type="float" office:value="0.991505401554638" calcext:value-type="float">
            <text:p>0.991505401554638</text:p>
          </table:table-cell>
          <table:table-cell office:value-type="float" office:value="0.989204231532949" calcext:value-type="float">
            <text:p>0.989204231532949</text:p>
          </table:table-cell>
          <table:table-cell office:value-type="float" office:value="0.996546035673781" calcext:value-type="float">
            <text:p>0.996546035673781</text:p>
          </table:table-cell>
          <table:table-cell office:value-type="float" office:value="0.0073418041408323" calcext:value-type="float">
            <text:p>0.00734180414083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3/26/2018</text:p>
          </table:table-cell>
          <table:table-cell office:value-type="string" calcext:value-type="string">
            <text:p>$43.1925</text:p>
          </table:table-cell>
          <table:table-cell office:value-type="string" calcext:value-type="string">
            <text:p>$29.95</text:p>
          </table:table-cell>
          <table:table-cell office:value-type="float" office:value="2658.55" calcext:value-type="float">
            <text:p>2658.55</text:p>
          </table:table-cell>
          <table:table-cell/>
          <table:table-cell table:formula="of:=[.D1118]/[.D1117]" office:value-type="float" office:value="0.973560775610765" calcext:value-type="float">
            <text:p>0.973560775610765</text:p>
          </table:table-cell>
          <table:table-cell table:formula="of:=[.B1118]/[.B1117]" office:value-type="float" office:value="0.954679631880535" calcext:value-type="float">
            <text:p>0.954679631880535</text:p>
          </table:table-cell>
          <table:table-cell table:number-columns-repeated="3"/>
          <table:table-cell office:value-type="float" office:value="0.999297875436554" calcext:value-type="float">
            <text:p>0.999297875436554</text:p>
          </table:table-cell>
          <table:table-cell office:value-type="float" office:value="0.998625930022813" calcext:value-type="float">
            <text:p>0.998625930022813</text:p>
          </table:table-cell>
          <table:table-cell office:value-type="float" office:value="0.992343903574569" calcext:value-type="float">
            <text:p>0.992343903574569</text:p>
          </table:table-cell>
          <table:table-cell office:value-type="float" office:value="-0.00628202644824327" calcext:value-type="float">
            <text:p>-0.006282026448243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3/23/2018</text:p>
          </table:table-cell>
          <table:table-cell office:value-type="string" calcext:value-type="string">
            <text:p>$41.235</text:p>
          </table:table-cell>
          <table:table-cell office:value-type="string" calcext:value-type="string">
            <text:p>$29.91</text:p>
          </table:table-cell>
          <table:table-cell office:value-type="float" office:value="2588.26" calcext:value-type="float">
            <text:p>2588.26</text:p>
          </table:table-cell>
          <table:table-cell/>
          <table:table-cell table:formula="of:=[.D1119]/[.D1118]" office:value-type="float" office:value="1.02141593193883" calcext:value-type="float">
            <text:p>1.02141593193883</text:p>
          </table:table-cell>
          <table:table-cell table:formula="of:=[.B1119]/[.B1118]" office:value-type="float" office:value="1.02370558991148" calcext:value-type="float">
            <text:p>1.02370558991148</text:p>
          </table:table-cell>
          <table:table-cell table:number-columns-repeated="3"/>
          <table:table-cell office:value-type="float" office:value="0.995540378685558" calcext:value-type="float">
            <text:p>0.995540378685558</text:p>
          </table:table-cell>
          <table:table-cell office:value-type="float" office:value="0.99408282830685" calcext:value-type="float">
            <text:p>0.99408282830685</text:p>
          </table:table-cell>
          <table:table-cell office:value-type="float" office:value="0.991711411145285" calcext:value-type="float">
            <text:p>0.991711411145285</text:p>
          </table:table-cell>
          <table:table-cell office:value-type="float" office:value="-0.00237141716156553" calcext:value-type="float">
            <text:p>-0.002371417161565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3/22/2018</text:p>
          </table:table-cell>
          <table:table-cell office:value-type="string" calcext:value-type="string">
            <text:p>$42.2125</text:p>
          </table:table-cell>
          <table:table-cell office:value-type="string" calcext:value-type="string">
            <text:p>$30.63</text:p>
          </table:table-cell>
          <table:table-cell office:value-type="float" office:value="2643.69" calcext:value-type="float">
            <text:p>2643.69</text:p>
          </table:table-cell>
          <table:table-cell/>
          <table:table-cell table:formula="of:=[.D1120]/[.D1119]" office:value-type="float" office:value="1.02581240614444" calcext:value-type="float">
            <text:p>1.02581240614444</text:p>
          </table:table-cell>
          <table:table-cell table:formula="of:=[.B1120]/[.B1119]" office:value-type="float" office:value="1.014332247557" calcext:value-type="float">
            <text:p>1.014332247557</text:p>
          </table:table-cell>
          <table:table-cell table:number-columns-repeated="3"/>
          <table:table-cell office:value-type="float" office:value="0.989267247368921" calcext:value-type="float">
            <text:p>0.989267247368921</text:p>
          </table:table-cell>
          <table:table-cell office:value-type="float" office:value="0.986498131489343" calcext:value-type="float">
            <text:p>0.986498131489343</text:p>
          </table:table-cell>
          <table:table-cell office:value-type="float" office:value="0.982285534062237" calcext:value-type="float">
            <text:p>0.982285534062237</text:p>
          </table:table-cell>
          <table:table-cell office:value-type="float" office:value="-0.00421259742710611" calcext:value-type="float">
            <text:p>-0.004212597427106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3/21/2018</text:p>
          </table:table-cell>
          <table:table-cell office:value-type="string" calcext:value-type="string">
            <text:p>$42.8175</text:p>
          </table:table-cell>
          <table:table-cell office:value-type="string" calcext:value-type="string">
            <text:p>$31.13</text:p>
          </table:table-cell>
          <table:table-cell office:value-type="float" office:value="2711.93" calcext:value-type="float">
            <text:p>2711.93</text:p>
          </table:table-cell>
          <table:table-cell/>
          <table:table-cell table:formula="of:=[.D1121]/[.D1120]" office:value-type="float" office:value="1.00184739281619" calcext:value-type="float">
            <text:p>1.00184739281619</text:p>
          </table:table-cell>
          <table:table-cell table:formula="of:=[.B1121]/[.B1120]" office:value-type="float" office:value="1.02317977462486" calcext:value-type="float">
            <text:p>1.02317977462486</text:p>
          </table:table-cell>
          <table:table-cell table:number-columns-repeated="3"/>
          <table:table-cell office:value-type="float" office:value="1.00692721983388" calcext:value-type="float">
            <text:p>1.00692721983388</text:p>
          </table:table-cell>
          <table:table-cell office:value-type="float" office:value="1.00785039245621" calcext:value-type="float">
            <text:p>1.00785039245621</text:p>
          </table:table-cell>
          <table:table-cell office:value-type="float" office:value="1.00337132766094" calcext:value-type="float">
            <text:p>1.00337132766094</text:p>
          </table:table-cell>
          <table:table-cell office:value-type="float" office:value="-0.0044790647952655" calcext:value-type="float">
            <text:p>-0.00447906479526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3/20/2018</text:p>
          </table:table-cell>
          <table:table-cell office:value-type="string" calcext:value-type="string">
            <text:p>$43.81</text:p>
          </table:table-cell>
          <table:table-cell office:value-type="string" calcext:value-type="string">
            <text:p>$29.93</text:p>
          </table:table-cell>
          <table:table-cell office:value-type="float" office:value="2716.94" calcext:value-type="float">
            <text:p>2716.94</text:p>
          </table:table-cell>
          <table:table-cell/>
          <table:table-cell table:formula="of:=[.D1122]/[.D1121]" office:value-type="float" office:value="0.99852039426708" calcext:value-type="float">
            <text:p>0.99852039426708</text:p>
          </table:table-cell>
          <table:table-cell table:formula="of:=[.B1122]/[.B1121]" office:value-type="float" office:value="1.00034238758274" calcext:value-type="float">
            <text:p>1.00034238758274</text:p>
          </table:table-cell>
          <table:table-cell table:number-columns-repeated="3"/>
          <table:table-cell office:value-type="float" office:value="0.987463335303468" calcext:value-type="float">
            <text:p>0.987463335303468</text:p>
          </table:table-cell>
          <table:table-cell office:value-type="float" office:value="0.984317063469036" calcext:value-type="float">
            <text:p>0.984317063469036</text:p>
          </table:table-cell>
          <table:table-cell office:value-type="float" office:value="1.00213333333333" calcext:value-type="float">
            <text:p>1.00213333333333</text:p>
          </table:table-cell>
          <table:table-cell office:value-type="float" office:value="0.0178162698642976" calcext:value-type="float">
            <text:p>0.01781626986429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3/19/2018</text:p>
          </table:table-cell>
          <table:table-cell office:value-type="string" calcext:value-type="string">
            <text:p>$43.825</text:p>
          </table:table-cell>
          <table:table-cell office:value-type="string" calcext:value-type="string">
            <text:p>$30.7</text:p>
          </table:table-cell>
          <table:table-cell office:value-type="float" office:value="2712.92" calcext:value-type="float">
            <text:p>2712.92</text:p>
          </table:table-cell>
          <table:table-cell/>
          <table:table-cell table:formula="of:=[.D1123]/[.D1122]" office:value-type="float" office:value="1.01440882886337" calcext:value-type="float">
            <text:p>1.01440882886337</text:p>
          </table:table-cell>
          <table:table-cell table:formula="of:=[.B1123]/[.B1122]" office:value-type="float" office:value="1.0155162578437" calcext:value-type="float">
            <text:p>1.0155162578437</text:p>
          </table:table-cell>
          <table:table-cell table:number-columns-repeated="3"/>
          <table:table-cell office:value-type="float" office:value="1.01169949365394" calcext:value-type="float">
            <text:p>1.01169949365394</text:p>
          </table:table-cell>
          <table:table-cell office:value-type="float" office:value="1.01362043746695" calcext:value-type="float">
            <text:p>1.01362043746695</text:p>
          </table:table-cell>
          <table:table-cell office:value-type="float" office:value="1.003618946248" calcext:value-type="float">
            <text:p>1.003618946248</text:p>
          </table:table-cell>
          <table:table-cell office:value-type="float" office:value="-0.0100014912189483" calcext:value-type="float">
            <text:p>-0.01000149121894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3/16/2018</text:p>
          </table:table-cell>
          <table:table-cell office:value-type="string" calcext:value-type="string">
            <text:p>$44.505</text:p>
          </table:table-cell>
          <table:table-cell office:value-type="string" calcext:value-type="string">
            <text:p>$31.54</text:p>
          </table:table-cell>
          <table:table-cell office:value-type="float" office:value="2752.01" calcext:value-type="float">
            <text:p>2752.01</text:p>
          </table:table-cell>
          <table:table-cell/>
          <table:table-cell table:formula="of:=[.D1124]/[.D1123]" office:value-type="float" office:value="0.998299424784067" calcext:value-type="float">
            <text:p>0.998299424784067</text:p>
          </table:table-cell>
          <table:table-cell table:formula="of:=[.B1124]/[.B1123]" office:value-type="float" office:value="1.00353892821031" calcext:value-type="float">
            <text:p>1.00353892821031</text:p>
          </table:table-cell>
          <table:table-cell table:number-columns-repeated="3"/>
          <table:table-cell office:value-type="float" office:value="1.00236281524108" calcext:value-type="float">
            <text:p>1.00236281524108</text:p>
          </table:table-cell>
          <table:table-cell office:value-type="float" office:value="1.00233167728169" calcext:value-type="float">
            <text:p>1.00233167728169</text:p>
          </table:table-cell>
          <table:table-cell office:value-type="float" office:value="0.997719800615124" calcext:value-type="float">
            <text:p>0.997719800615124</text:p>
          </table:table-cell>
          <table:table-cell office:value-type="float" office:value="-0.00461187666656815" calcext:value-type="float">
            <text:p>-0.004611876666568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3/15/2018</text:p>
          </table:table-cell>
          <table:table-cell office:value-type="string" calcext:value-type="string">
            <text:p>$44.6625</text:p>
          </table:table-cell>
          <table:table-cell office:value-type="string" calcext:value-type="string">
            <text:p>$31.46</text:p>
          </table:table-cell>
          <table:table-cell office:value-type="float" office:value="2747.33" calcext:value-type="float">
            <text:p>2747.33</text:p>
          </table:table-cell>
          <table:table-cell/>
          <table:table-cell table:formula="of:=[.D1125]/[.D1124]" office:value-type="float" office:value="1.00078257799391" calcext:value-type="float">
            <text:p>1.00078257799391</text:p>
          </table:table-cell>
          <table:table-cell table:formula="of:=[.B1125]/[.B1124]" office:value-type="float" office:value="0.998824517212426" calcext:value-type="float">
            <text:p>0.998824517212426</text:p>
          </table:table-cell>
          <table:table-cell table:number-columns-repeated="3"/>
          <table:table-cell office:value-type="float" office:value="1.00202730445494" calcext:value-type="float">
            <text:p>1.00202730445494</text:p>
          </table:table-cell>
          <table:table-cell office:value-type="float" office:value="1.00192601901257" calcext:value-type="float">
            <text:p>1.00192601901257</text:p>
          </table:table-cell>
          <table:table-cell office:value-type="float" office:value="1.00111613074674" calcext:value-type="float">
            <text:p>1.00111613074674</text:p>
          </table:table-cell>
          <table:table-cell office:value-type="float" office:value="-0.000809888265826508" calcext:value-type="float">
            <text:p>-0.0008098882658265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3/14/2018</text:p>
          </table:table-cell>
          <table:table-cell office:value-type="string" calcext:value-type="string">
            <text:p>$44.61</text:p>
          </table:table-cell>
          <table:table-cell office:value-type="string" calcext:value-type="string">
            <text:p>$33.09</text:p>
          </table:table-cell>
          <table:table-cell office:value-type="float" office:value="2749.48" calcext:value-type="float">
            <text:p>2749.48</text:p>
          </table:table-cell>
          <table:table-cell/>
          <table:table-cell table:formula="of:=[.D1126]/[.D1125]" office:value-type="float" office:value="1.00575745231826" calcext:value-type="float">
            <text:p>1.00575745231826</text:p>
          </table:table-cell>
          <table:table-cell table:formula="of:=[.B1126]/[.B1125]" office:value-type="float" office:value="1.00857431069267" calcext:value-type="float">
            <text:p>1.00857431069267</text:p>
          </table:table-cell>
          <table:table-cell table:number-columns-repeated="3"/>
          <table:table-cell office:value-type="float" office:value="0.996762143790085" calcext:value-type="float">
            <text:p>0.996762143790085</text:p>
          </table:table-cell>
          <table:table-cell office:value-type="float" office:value="0.9955600360094" calcext:value-type="float">
            <text:p>0.9955600360094</text:p>
          </table:table-cell>
          <table:table-cell office:value-type="float" office:value="0.993629220641325" calcext:value-type="float">
            <text:p>0.993629220641325</text:p>
          </table:table-cell>
          <table:table-cell office:value-type="float" office:value="-0.00193081536807482" calcext:value-type="float">
            <text:p>-0.001930815368074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3/13/2018</text:p>
          </table:table-cell>
          <table:table-cell office:value-type="string" calcext:value-type="string">
            <text:p>$44.9925</text:p>
          </table:table-cell>
          <table:table-cell office:value-type="string" calcext:value-type="string">
            <text:p>$32.89</text:p>
          </table:table-cell>
          <table:table-cell office:value-type="float" office:value="2765.31" calcext:value-type="float">
            <text:p>2765.31</text:p>
          </table:table-cell>
          <table:table-cell/>
          <table:table-cell table:formula="of:=[.D1127]/[.D1126]" office:value-type="float" office:value="1.00640434526328" calcext:value-type="float">
            <text:p>1.00640434526328</text:p>
          </table:table-cell>
          <table:table-cell table:formula="of:=[.B1127]/[.B1126]" office:value-type="float" office:value="1.0097238428627" calcext:value-type="float">
            <text:p>1.0097238428627</text:p>
          </table:table-cell>
          <table:table-cell table:number-columns-repeated="3"/>
          <table:table-cell office:value-type="float" office:value="1.00314560056379" calcext:value-type="float">
            <text:p>1.00314560056379</text:p>
          </table:table-cell>
          <table:table-cell office:value-type="float" office:value="1.00327812476482" calcext:value-type="float">
            <text:p>1.00327812476482</text:p>
          </table:table-cell>
          <table:table-cell office:value-type="float" office:value="1.00251122034623" calcext:value-type="float">
            <text:p>1.00251122034623</text:p>
          </table:table-cell>
          <table:table-cell office:value-type="float" office:value="-0.000766904418588066" calcext:value-type="float">
            <text:p>-0.0007669044185880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3/12/2018</text:p>
          </table:table-cell>
          <table:table-cell office:value-type="string" calcext:value-type="string">
            <text:p>$45.43</text:p>
          </table:table-cell>
          <table:table-cell office:value-type="string" calcext:value-type="string">
            <text:p>$32.66</text:p>
          </table:table-cell>
          <table:table-cell office:value-type="float" office:value="2783.02" calcext:value-type="float">
            <text:p>2783.02</text:p>
          </table:table-cell>
          <table:table-cell/>
          <table:table-cell table:formula="of:=[.D1128]/[.D1127]" office:value-type="float" office:value="1.00127559270145" calcext:value-type="float">
            <text:p>1.00127559270145</text:p>
          </table:table-cell>
          <table:table-cell table:formula="of:=[.B1128]/[.B1127]" office:value-type="float" office:value="0.99042482940788" calcext:value-type="float">
            <text:p>0.99042482940788</text:p>
          </table:table-cell>
          <table:table-cell table:number-columns-repeated="3"/>
          <table:table-cell office:value-type="float" office:value="0.992667425292992" calcext:value-type="float">
            <text:p>0.992667425292992</text:p>
          </table:table-cell>
          <table:table-cell office:value-type="float" office:value="0.990609207342523" calcext:value-type="float">
            <text:p>0.990609207342523</text:p>
          </table:table-cell>
          <table:table-cell office:value-type="float" office:value="0.992964877684805" calcext:value-type="float">
            <text:p>0.992964877684805</text:p>
          </table:table-cell>
          <table:table-cell office:value-type="float" office:value="0.00235567034228179" calcext:value-type="float">
            <text:p>0.002355670342281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3/09/2018</text:p>
          </table:table-cell>
          <table:table-cell office:value-type="string" calcext:value-type="string">
            <text:p>$44.995</text:p>
          </table:table-cell>
          <table:table-cell office:value-type="string" calcext:value-type="string">
            <text:p>$32.01</text:p>
          </table:table-cell>
          <table:table-cell office:value-type="float" office:value="2786.57" calcext:value-type="float">
            <text:p>2786.57</text:p>
          </table:table-cell>
          <table:table-cell/>
          <table:table-cell table:formula="of:=[.D1129]/[.D1128]" office:value-type="float" office:value="0.982918067732014" calcext:value-type="float">
            <text:p>0.982918067732014</text:p>
          </table:table-cell>
          <table:table-cell table:formula="of:=[.B1129]/[.B1128]" office:value-type="float" office:value="0.983109234359373" calcext:value-type="float">
            <text:p>0.983109234359373</text:p>
          </table:table-cell>
          <table:table-cell table:number-columns-repeated="3"/>
          <table:table-cell office:value-type="float" office:value="1.00263917404173" calcext:value-type="float">
            <text:p>1.00263917404173</text:p>
          </table:table-cell>
          <table:table-cell office:value-type="float" office:value="1.00266581626429" calcext:value-type="float">
            <text:p>1.00266581626429</text:p>
          </table:table-cell>
          <table:table-cell office:value-type="float" office:value="1.00364983092695" calcext:value-type="float">
            <text:p>1.00364983092695</text:p>
          </table:table-cell>
          <table:table-cell office:value-type="float" office:value="0.000984014662662958" calcext:value-type="float">
            <text:p>0.0009840146626629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3/08/2018</text:p>
          </table:table-cell>
          <table:table-cell office:value-type="string" calcext:value-type="string">
            <text:p>$44.235</text:p>
          </table:table-cell>
          <table:table-cell office:value-type="string" calcext:value-type="string">
            <text:p>$31.88</text:p>
          </table:table-cell>
          <table:table-cell office:value-type="float" office:value="2738.97" calcext:value-type="float">
            <text:p>2738.97</text:p>
          </table:table-cell>
          <table:table-cell/>
          <table:table-cell table:formula="of:=[.D1130]/[.D1129]" office:value-type="float" office:value="0.995556723877954" calcext:value-type="float">
            <text:p>0.995556723877954</text:p>
          </table:table-cell>
          <table:table-cell table:formula="of:=[.B1130]/[.B1129]" office:value-type="float" office:value="0.989205380354922" calcext:value-type="float">
            <text:p>0.989205380354922</text:p>
          </table:table-cell>
          <table:table-cell table:number-columns-repeated="3"/>
          <table:table-cell office:value-type="float" office:value="1.00085657670773" calcext:value-type="float">
            <text:p>1.00085657670773</text:p>
          </table:table-cell>
          <table:table-cell office:value-type="float" office:value="1.00051051938883" calcext:value-type="float">
            <text:p>1.00051051938883</text:p>
          </table:table-cell>
          <table:table-cell office:value-type="float" office:value="1.00636397668325" calcext:value-type="float">
            <text:p>1.00636397668325</text:p>
          </table:table-cell>
          <table:table-cell office:value-type="float" office:value="0.00585345729441911" calcext:value-type="float">
            <text:p>0.005853457294419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3/07/2018</text:p>
          </table:table-cell>
          <table:table-cell office:value-type="string" calcext:value-type="string">
            <text:p>$43.7575</text:p>
          </table:table-cell>
          <table:table-cell office:value-type="string" calcext:value-type="string">
            <text:p>$31.43</text:p>
          </table:table-cell>
          <table:table-cell office:value-type="float" office:value="2726.8" calcext:value-type="float">
            <text:p>2726.8</text:p>
          </table:table-cell>
          <table:table-cell/>
          <table:table-cell table:formula="of:=[.D1131]/[.D1130]" office:value-type="float" office:value="1.00048408390788" calcext:value-type="float">
            <text:p>1.00048408390788</text:p>
          </table:table-cell>
          <table:table-cell table:formula="of:=[.B1131]/[.B1130]" office:value-type="float" office:value="1.00936982231617" calcext:value-type="float">
            <text:p>1.00936982231617</text:p>
          </table:table-cell>
          <table:table-cell table:number-columns-repeated="3"/>
          <table:table-cell office:value-type="float" office:value="0.995955863447029" calcext:value-type="float">
            <text:p>0.995955863447029</text:p>
          </table:table-cell>
          <table:table-cell office:value-type="float" office:value="0.994585181244959" calcext:value-type="float">
            <text:p>0.994585181244959</text:p>
          </table:table-cell>
          <table:table-cell office:value-type="float" office:value="0.990753533850569" calcext:value-type="float">
            <text:p>0.990753533850569</text:p>
          </table:table-cell>
          <table:table-cell office:value-type="float" office:value="-0.00383164739439035" calcext:value-type="float">
            <text:p>-0.003831647394390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3/06/2018</text:p>
          </table:table-cell>
          <table:table-cell office:value-type="string" calcext:value-type="string">
            <text:p>$44.1675</text:p>
          </table:table-cell>
          <table:table-cell office:value-type="string" calcext:value-type="string">
            <text:p>$31.77</text:p>
          </table:table-cell>
          <table:table-cell office:value-type="float" office:value="2728.12" calcext:value-type="float">
            <text:p>2728.12</text:p>
          </table:table-cell>
          <table:table-cell/>
          <table:table-cell table:formula="of:=[.D1132]/[.D1131]" office:value-type="float" office:value="0.997368150961101" calcext:value-type="float">
            <text:p>0.997368150961101</text:p>
          </table:table-cell>
          <table:table-cell table:formula="of:=[.B1132]/[.B1131]" office:value-type="float" office:value="1.00084904058414" calcext:value-type="float">
            <text:p>1.00084904058414</text:p>
          </table:table-cell>
          <table:table-cell table:number-columns-repeated="3"/>
          <table:table-cell office:value-type="float" office:value="1.00688930277158" calcext:value-type="float">
            <text:p>1.00688930277158</text:p>
          </table:table-cell>
          <table:table-cell office:value-type="float" office:value="1.00780454782021" calcext:value-type="float">
            <text:p>1.00780454782021</text:p>
          </table:table-cell>
          <table:table-cell office:value-type="float" office:value="1.00917185153401" calcext:value-type="float">
            <text:p>1.00917185153401</text:p>
          </table:table-cell>
          <table:table-cell office:value-type="float" office:value="0.00136730371379357" calcext:value-type="float">
            <text:p>0.001367303713793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3/05/2018</text:p>
          </table:table-cell>
          <table:table-cell office:value-type="string" calcext:value-type="string">
            <text:p>$44.205</text:p>
          </table:table-cell>
          <table:table-cell office:value-type="string" calcext:value-type="string">
            <text:p>$31.57</text:p>
          </table:table-cell>
          <table:table-cell office:value-type="float" office:value="2720.94" calcext:value-type="float">
            <text:p>2720.94</text:p>
          </table:table-cell>
          <table:table-cell/>
          <table:table-cell table:formula="of:=[.D1133]/[.D1132]" office:value-type="float" office:value="0.989088329768389" calcext:value-type="float">
            <text:p>0.989088329768389</text:p>
          </table:table-cell>
          <table:table-cell table:formula="of:=[.B1133]/[.B1132]" office:value-type="float" office:value="0.996550164008596" calcext:value-type="float">
            <text:p>0.996550164008596</text:p>
          </table:table-cell>
          <table:table-cell table:number-columns-repeated="3"/>
          <table:table-cell office:value-type="float" office:value="0.999117258152542" calcext:value-type="float">
            <text:p>0.999117258152542</text:p>
          </table:table-cell>
          <table:table-cell office:value-type="float" office:value="0.998407549875788" calcext:value-type="float">
            <text:p>0.998407549875788</text:p>
          </table:table-cell>
          <table:table-cell office:value-type="float" office:value="1.00233855965985" calcext:value-type="float">
            <text:p>1.00233855965985</text:p>
          </table:table-cell>
          <table:table-cell office:value-type="float" office:value="0.00393100978405791" calcext:value-type="float">
            <text:p>0.003931009784057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3/02/2018</text:p>
          </table:table-cell>
          <table:table-cell office:value-type="string" calcext:value-type="string">
            <text:p>$44.0525</text:p>
          </table:table-cell>
          <table:table-cell office:value-type="string" calcext:value-type="string">
            <text:p>$31.48</text:p>
          </table:table-cell>
          <table:table-cell office:value-type="float" office:value="2691.25" calcext:value-type="float">
            <text:p>2691.25</text:p>
          </table:table-cell>
          <table:table-cell/>
          <table:table-cell table:formula="of:=[.D1134]/[.D1133]" office:value-type="float" office:value="0.994954017649791" calcext:value-type="float">
            <text:p>0.994954017649791</text:p>
          </table:table-cell>
          <table:table-cell table:formula="of:=[.B1134]/[.B1133]" office:value-type="float" office:value="0.993133193348845" calcext:value-type="float">
            <text:p>0.993133193348845</text:p>
          </table:table-cell>
          <table:table-cell table:number-columns-repeated="3"/>
          <table:table-cell office:value-type="float" office:value="0.99829527957415" calcext:value-type="float">
            <text:p>0.99829527957415</text:p>
          </table:table-cell>
          <table:table-cell office:value-type="float" office:value="0.997413714741004" calcext:value-type="float">
            <text:p>0.997413714741004</text:p>
          </table:table-cell>
          <table:table-cell office:value-type="float" office:value="1.00768863672517" calcext:value-type="float">
            <text:p>1.00768863672517</text:p>
          </table:table-cell>
          <table:table-cell office:value-type="float" office:value="0.0102749219841674" calcext:value-type="float">
            <text:p>0.01027492198416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3/01/2018</text:p>
          </table:table-cell>
          <table:table-cell office:value-type="string" calcext:value-type="string">
            <text:p>$43.75</text:p>
          </table:table-cell>
          <table:table-cell office:value-type="string" calcext:value-type="string">
            <text:p>$31.81</text:p>
          </table:table-cell>
          <table:table-cell office:value-type="float" office:value="2677.67" calcext:value-type="float">
            <text:p>2677.67</text:p>
          </table:table-cell>
          <table:table-cell/>
          <table:table-cell table:formula="of:=[.D1135]/[.D1134]" office:value-type="float" office:value="1.01350427797301" calcext:value-type="float">
            <text:p>1.01350427797301</text:p>
          </table:table-cell>
          <table:table-cell table:formula="of:=[.B1135]/[.B1134]" office:value-type="float" office:value="1.01782857142857" calcext:value-type="float">
            <text:p>1.01782857142857</text:p>
          </table:table-cell>
          <table:table-cell table:number-columns-repeated="3"/>
          <table:table-cell office:value-type="float" office:value="0.990716360578318" calcext:value-type="float">
            <text:p>0.990716360578318</text:p>
          </table:table-cell>
          <table:table-cell office:value-type="float" office:value="0.988250220484893" calcext:value-type="float">
            <text:p>0.988250220484893</text:p>
          </table:table-cell>
          <table:table-cell office:value-type="float" office:value="0.985897705746159" calcext:value-type="float">
            <text:p>0.985897705746159</text:p>
          </table:table-cell>
          <table:table-cell office:value-type="float" office:value="-0.00235251473873377" calcext:value-type="float">
            <text:p>-0.002352514738733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2/28/2018</text:p>
          </table:table-cell>
          <table:table-cell office:value-type="string" calcext:value-type="string">
            <text:p>$44.53</text:p>
          </table:table-cell>
          <table:table-cell office:value-type="string" calcext:value-type="string">
            <text:p>$31.82</text:p>
          </table:table-cell>
          <table:table-cell office:value-type="float" office:value="2713.83" calcext:value-type="float">
            <text:p>2713.83</text:p>
          </table:table-cell>
          <table:table-cell/>
          <table:table-cell table:formula="of:=[.D1136]/[.D1135]" office:value-type="float" office:value="1.01122030488277" calcext:value-type="float">
            <text:p>1.01122030488277</text:p>
          </table:table-cell>
          <table:table-cell table:formula="of:=[.B1136]/[.B1135]" office:value-type="float" office:value="1.00151583202336" calcext:value-type="float">
            <text:p>1.00151583202336</text:p>
          </table:table-cell>
          <table:table-cell table:number-columns-repeated="3"/>
          <table:table-cell office:value-type="float" office:value="0.990410669473903" calcext:value-type="float">
            <text:p>0.990410669473903</text:p>
          </table:table-cell>
          <table:table-cell office:value-type="float" office:value="0.987880616497703" calcext:value-type="float">
            <text:p>0.987880616497703</text:p>
          </table:table-cell>
          <table:table-cell office:value-type="float" office:value="0.993008112724167" calcext:value-type="float">
            <text:p>0.993008112724167</text:p>
          </table:table-cell>
          <table:table-cell office:value-type="float" office:value="0.0051274962264648" calcext:value-type="float">
            <text:p>0.00512749622646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2/27/2018</text:p>
          </table:table-cell>
          <table:table-cell office:value-type="string" calcext:value-type="string">
            <text:p>$44.5975</text:p>
          </table:table-cell>
          <table:table-cell office:value-type="string" calcext:value-type="string">
            <text:p>$32.99</text:p>
          </table:table-cell>
          <table:table-cell office:value-type="float" office:value="2744.28" calcext:value-type="float">
            <text:p>2744.28</text:p>
          </table:table-cell>
          <table:table-cell/>
          <table:table-cell table:formula="of:=[.D1137]/[.D1136]" office:value-type="float" office:value="1.0128704068098" calcext:value-type="float">
            <text:p>1.0128704068098</text:p>
          </table:table-cell>
          <table:table-cell table:formula="of:=[.B1137]/[.B1136]" office:value-type="float" office:value="1.00325130332418" calcext:value-type="float">
            <text:p>1.00325130332418</text:p>
          </table:table-cell>
          <table:table-cell table:number-columns-repeated="3"/>
          <table:table-cell office:value-type="float" office:value="1.00026572651876" calcext:value-type="float">
            <text:p>1.00026572651876</text:p>
          </table:table-cell>
          <table:table-cell office:value-type="float" office:value="0.999796136200953" calcext:value-type="float">
            <text:p>0.999796136200953</text:p>
          </table:table-cell>
          <table:table-cell office:value-type="float" office:value="0.995216339693631" calcext:value-type="float">
            <text:p>0.995216339693631</text:p>
          </table:table-cell>
          <table:table-cell office:value-type="float" office:value="-0.00457979650732221" calcext:value-type="float">
            <text:p>-0.004579796507322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2/26/2018</text:p>
          </table:table-cell>
          <table:table-cell office:value-type="string" calcext:value-type="string">
            <text:p>$44.7425</text:p>
          </table:table-cell>
          <table:table-cell office:value-type="string" calcext:value-type="string">
            <text:p>$33.92</text:p>
          </table:table-cell>
          <table:table-cell office:value-type="float" office:value="2779.6" calcext:value-type="float">
            <text:p>2779.6</text:p>
          </table:table-cell>
          <table:table-cell/>
          <table:table-cell table:formula="of:=[.D1138]/[.D1137]" office:value-type="float" office:value="0.988379622967334" calcext:value-type="float">
            <text:p>0.988379622967334</text:p>
          </table:table-cell>
          <table:table-cell table:formula="of:=[.B1138]/[.B1137]" office:value-type="float" office:value="0.980611275632788" calcext:value-type="float">
            <text:p>0.980611275632788</text:p>
          </table:table-cell>
          <table:table-cell table:number-columns-repeated="3"/>
          <table:table-cell office:value-type="float" office:value="0.996553956215413" calcext:value-type="float">
            <text:p>0.996553956215413</text:p>
          </table:table-cell>
          <table:table-cell office:value-type="float" office:value="0.995308321266738" calcext:value-type="float">
            <text:p>0.995308321266738</text:p>
          </table:table-cell>
          <table:table-cell office:value-type="float" office:value="0.992817023115144" calcext:value-type="float">
            <text:p>0.992817023115144</text:p>
          </table:table-cell>
          <table:table-cell office:value-type="float" office:value="-0.00249129815159399" calcext:value-type="float">
            <text:p>-0.002491298151593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2/23/2018</text:p>
          </table:table-cell>
          <table:table-cell office:value-type="string" calcext:value-type="string">
            <text:p>$43.875</text:p>
          </table:table-cell>
          <table:table-cell office:value-type="string" calcext:value-type="string">
            <text:p>$33.76</text:p>
          </table:table-cell>
          <table:table-cell office:value-type="float" office:value="2747.3" calcext:value-type="float">
            <text:p>2747.3</text:p>
          </table:table-cell>
          <table:table-cell/>
          <table:table-cell table:formula="of:=[.D1139]/[.D1138]" office:value-type="float" office:value="0.984224511338405" calcext:value-type="float">
            <text:p>0.984224511338405</text:p>
          </table:table-cell>
          <table:table-cell table:formula="of:=[.B1139]/[.B1138]" office:value-type="float" office:value="0.982905982905983" calcext:value-type="float">
            <text:p>0.982905982905983</text:p>
          </table:table-cell>
          <table:table-cell table:number-columns-repeated="3"/>
          <table:table-cell office:value-type="float" office:value="0.98735084965946" calcext:value-type="float">
            <text:p>0.98735084965946</text:p>
          </table:table-cell>
          <table:table-cell office:value-type="float" office:value="0.984181059699458" calcext:value-type="float">
            <text:p>0.984181059699458</text:p>
          </table:table-cell>
          <table:table-cell office:value-type="float" office:value="0.962247728879943" calcext:value-type="float">
            <text:p>0.962247728879943</text:p>
          </table:table-cell>
          <table:table-cell office:value-type="float" office:value="-0.0219333308195145" calcext:value-type="float">
            <text:p>-0.02193333081951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2/22/2018</text:p>
          </table:table-cell>
          <table:table-cell office:value-type="string" calcext:value-type="string">
            <text:p>$43.125</text:p>
          </table:table-cell>
          <table:table-cell office:value-type="string" calcext:value-type="string">
            <text:p>$33.48</text:p>
          </table:table-cell>
          <table:table-cell office:value-type="float" office:value="2703.96" calcext:value-type="float">
            <text:p>2703.96</text:p>
          </table:table-cell>
          <table:table-cell/>
          <table:table-cell table:formula="of:=[.D1140]/[.D1139]" office:value-type="float" office:value="0.999027352475628" calcext:value-type="float">
            <text:p>0.999027352475628</text:p>
          </table:table-cell>
          <table:table-cell table:formula="of:=[.B1140]/[.B1139]" office:value-type="float" office:value="0.991710144927536" calcext:value-type="float">
            <text:p>0.991710144927536</text:p>
          </table:table-cell>
          <table:table-cell table:number-columns-repeated="3"/>
          <table:table-cell office:value-type="float" office:value="1.00225878702376" calcext:value-type="float">
            <text:p>1.00225878702376</text:p>
          </table:table-cell>
          <table:table-cell office:value-type="float" office:value="1.00220589918954" calcext:value-type="float">
            <text:p>1.00220589918954</text:p>
          </table:table-cell>
          <table:table-cell office:value-type="float" office:value="0.998190966137147" calcext:value-type="float">
            <text:p>0.998190966137147</text:p>
          </table:table-cell>
          <table:table-cell office:value-type="float" office:value="-0.00401493305239742" calcext:value-type="float">
            <text:p>-0.004014933052397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2/21/2018</text:p>
          </table:table-cell>
          <table:table-cell office:value-type="string" calcext:value-type="string">
            <text:p>$42.7675</text:p>
          </table:table-cell>
          <table:table-cell office:value-type="string" calcext:value-type="string">
            <text:p>$34.11</text:p>
          </table:table-cell>
          <table:table-cell office:value-type="float" office:value="2701.33" calcext:value-type="float">
            <text:p>2701.33</text:p>
          </table:table-cell>
          <table:table-cell/>
          <table:table-cell table:formula="of:=[.D1141]/[.D1140]" office:value-type="float" office:value="1.00552690711612" calcext:value-type="float">
            <text:p>1.00552690711612</text:p>
          </table:table-cell>
          <table:table-cell table:formula="of:=[.B1141]/[.B1140]" office:value-type="float" office:value="1.00455953703162" calcext:value-type="float">
            <text:p>1.00455953703162</text:p>
          </table:table-cell>
          <table:table-cell table:number-columns-repeated="3"/>
          <table:table-cell office:value-type="float" office:value="1.00725811653204" calcext:value-type="float">
            <text:p>1.00725811653204</text:p>
          </table:table-cell>
          <table:table-cell office:value-type="float" office:value="1.00825047193913" calcext:value-type="float">
            <text:p>1.00825047193913</text:p>
          </table:table-cell>
          <table:table-cell office:value-type="float" office:value="0.957693832474373" calcext:value-type="float">
            <text:p>0.957693832474373</text:p>
          </table:table-cell>
          <table:table-cell office:value-type="float" office:value="-0.0505566394647542" calcext:value-type="float">
            <text:p>-0.05055663946475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2/20/2018</text:p>
          </table:table-cell>
          <table:table-cell office:value-type="string" calcext:value-type="string">
            <text:p>$42.9625</text:p>
          </table:table-cell>
          <table:table-cell office:value-type="string" calcext:value-type="string">
            <text:p>$34.08</text:p>
          </table:table-cell>
          <table:table-cell office:value-type="float" office:value="2716.26" calcext:value-type="float">
            <text:p>2716.26</text:p>
          </table:table-cell>
          <table:table-cell/>
          <table:table-cell table:formula="of:=[.D1142]/[.D1141]" office:value-type="float" office:value="1.00587572618232" calcext:value-type="float">
            <text:p>1.00587572618232</text:p>
          </table:table-cell>
          <table:table-cell table:formula="of:=[.B1142]/[.B1141]" office:value-type="float" office:value="1.00337503636893" calcext:value-type="float">
            <text:p>1.00337503636893</text:p>
          </table:table-cell>
          <table:table-cell table:number-columns-repeated="3"/>
          <table:table-cell office:value-type="float" office:value="0.997457435588368" calcext:value-type="float">
            <text:p>0.997457435588368</text:p>
          </table:table-cell>
          <table:table-cell office:value-type="float" office:value="0.996400697112045" calcext:value-type="float">
            <text:p>0.996400697112045</text:p>
          </table:table-cell>
          <table:table-cell office:value-type="float" office:value="0.977291543465405" calcext:value-type="float">
            <text:p>0.977291543465405</text:p>
          </table:table-cell>
          <table:table-cell office:value-type="float" office:value="-0.0191091536466399" calcext:value-type="float">
            <text:p>-0.01910915364663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2/16/2018</text:p>
          </table:table-cell>
          <table:table-cell office:value-type="string" calcext:value-type="string">
            <text:p>$43.1075</text:p>
          </table:table-cell>
          <table:table-cell office:value-type="string" calcext:value-type="string">
            <text:p>$34.27</text:p>
          </table:table-cell>
          <table:table-cell office:value-type="float" office:value="2732.22" calcext:value-type="float">
            <text:p>2732.22</text:p>
          </table:table-cell>
          <table:table-cell/>
          <table:table-cell table:formula="of:=[.D1143]/[.D1142]" office:value-type="float" office:value="0.999626677207545" calcext:value-type="float">
            <text:p>0.999626677207545</text:p>
          </table:table-cell>
          <table:table-cell table:formula="of:=[.B1143]/[.B1142]" office:value-type="float" office:value="1.0032476947167" calcext:value-type="float">
            <text:p>1.0032476947167</text:p>
          </table:table-cell>
          <table:table-cell table:number-columns-repeated="3"/>
          <table:table-cell office:value-type="float" office:value="1.00825513113423" calcext:value-type="float">
            <text:p>1.00825513113423</text:p>
          </table:table-cell>
          <table:table-cell office:value-type="float" office:value="1.00945593904934" calcext:value-type="float">
            <text:p>1.00945593904934</text:p>
          </table:table-cell>
          <table:table-cell office:value-type="float" office:value="0.982209851143652" calcext:value-type="float">
            <text:p>0.982209851143652</text:p>
          </table:table-cell>
          <table:table-cell office:value-type="float" office:value="-0.0272460879056869" calcext:value-type="float">
            <text:p>-0.02724608790568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2/15/2018</text:p>
          </table:table-cell>
          <table:table-cell office:value-type="string" calcext:value-type="string">
            <text:p>$43.2475</text:p>
          </table:table-cell>
          <table:table-cell office:value-type="string" calcext:value-type="string">
            <text:p>$34.55</text:p>
          </table:table-cell>
          <table:table-cell office:value-type="float" office:value="2731.2" calcext:value-type="float">
            <text:p>2731.2</text:p>
          </table:table-cell>
          <table:table-cell/>
          <table:table-cell table:formula="of:=[.D1144]/[.D1143]" office:value-type="float" office:value="0.988074838898653" calcext:value-type="float">
            <text:p>0.988074838898653</text:p>
          </table:table-cell>
          <table:table-cell table:formula="of:=[.B1144]/[.B1143]" office:value-type="float" office:value="0.967512572981097" calcext:value-type="float">
            <text:p>0.967512572981097</text:p>
          </table:table-cell>
          <table:table-cell table:number-columns-repeated="3"/>
          <table:table-cell office:value-type="float" office:value="0.998887602952908" calcext:value-type="float">
            <text:p>0.998887602952908</text:p>
          </table:table-cell>
          <table:table-cell office:value-type="float" office:value="0.9981298791283" calcext:value-type="float">
            <text:p>0.9981298791283</text:p>
          </table:table-cell>
          <table:table-cell office:value-type="float" office:value="1.01170527353376" calcext:value-type="float">
            <text:p>1.01170527353376</text:p>
          </table:table-cell>
          <table:table-cell office:value-type="float" office:value="0.0135753944054611" calcext:value-type="float">
            <text:p>0.01357539440546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2/14/2018</text:p>
          </table:table-cell>
          <table:table-cell office:value-type="string" calcext:value-type="string">
            <text:p>$41.8425</text:p>
          </table:table-cell>
          <table:table-cell office:value-type="string" calcext:value-type="string">
            <text:p>$34.3</text:p>
          </table:table-cell>
          <table:table-cell office:value-type="float" office:value="2698.63" calcext:value-type="float">
            <text:p>2698.63</text:p>
          </table:table-cell>
          <table:table-cell/>
          <table:table-cell table:formula="of:=[.D1145]/[.D1144]" office:value-type="float" office:value="0.986774770902273" calcext:value-type="float">
            <text:p>0.986774770902273</text:p>
          </table:table-cell>
          <table:table-cell table:formula="of:=[.B1145]/[.B1144]" office:value-type="float" office:value="0.9818963972038" calcext:value-type="float">
            <text:p>0.9818963972038</text:p>
          </table:table-cell>
          <table:table-cell table:number-columns-repeated="3"/>
          <table:table-cell office:value-type="float" office:value="0.989673558460258" calcext:value-type="float">
            <text:p>0.989673558460258</text:p>
          </table:table-cell>
          <table:table-cell office:value-type="float" office:value="0.986989392756775" calcext:value-type="float">
            <text:p>0.986989392756775</text:p>
          </table:table-cell>
          <table:table-cell office:value-type="float" office:value="0.996529046401169" calcext:value-type="float">
            <text:p>0.996529046401169</text:p>
          </table:table-cell>
          <table:table-cell office:value-type="float" office:value="0.00953965364439424" calcext:value-type="float">
            <text:p>0.009539653644394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2/13/2018</text:p>
          </table:table-cell>
          <table:table-cell office:value-type="string" calcext:value-type="string">
            <text:p>$41.085</text:p>
          </table:table-cell>
          <table:table-cell office:value-type="string" calcext:value-type="string">
            <text:p>$35.03</text:p>
          </table:table-cell>
          <table:table-cell office:value-type="float" office:value="2662.94" calcext:value-type="float">
            <text:p>2662.94</text:p>
          </table:table-cell>
          <table:table-cell/>
          <table:table-cell table:formula="of:=[.D1146]/[.D1145]" office:value-type="float" office:value="0.997393857916438" calcext:value-type="float">
            <text:p>0.997393857916438</text:p>
          </table:table-cell>
          <table:table-cell table:formula="of:=[.B1146]/[.B1145]" office:value-type="float" office:value="0.990081538274309" calcext:value-type="float">
            <text:p>0.990081538274309</text:p>
          </table:table-cell>
          <table:table-cell table:number-columns-repeated="3"/>
          <table:table-cell office:value-type="float" office:value="0.998166249905281" calcext:value-type="float">
            <text:p>0.998166249905281</text:p>
          </table:table-cell>
          <table:table-cell office:value-type="float" office:value="0.997257707976689" calcext:value-type="float">
            <text:p>0.997257707976689</text:p>
          </table:table-cell>
          <table:table-cell office:value-type="float" office:value="0.995661472655056" calcext:value-type="float">
            <text:p>0.995661472655056</text:p>
          </table:table-cell>
          <table:table-cell office:value-type="float" office:value="-0.00159623532163222" calcext:value-type="float">
            <text:p>-0.001596235321632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2/12/2018</text:p>
          </table:table-cell>
          <table:table-cell office:value-type="string" calcext:value-type="string">
            <text:p>$40.6775</text:p>
          </table:table-cell>
          <table:table-cell office:value-type="string" calcext:value-type="string">
            <text:p>$34.73</text:p>
          </table:table-cell>
          <table:table-cell office:value-type="float" office:value="2656" calcext:value-type="float">
            <text:p>2656</text:p>
          </table:table-cell>
          <table:table-cell/>
          <table:table-cell table:formula="of:=[.D1147]/[.D1146]" office:value-type="float" office:value="0.986276355421687" calcext:value-type="float">
            <text:p>0.986276355421687</text:p>
          </table:table-cell>
          <table:table-cell table:formula="of:=[.B1147]/[.B1146]" office:value-type="float" office:value="0.961280806342573" calcext:value-type="float">
            <text:p>0.961280806342573</text:p>
          </table:table-cell>
          <table:table-cell table:number-columns-repeated="3"/>
          <table:table-cell office:value-type="float" office:value="1.01356203692457" calcext:value-type="float">
            <text:p>1.01356203692457</text:p>
          </table:table-cell>
          <table:table-cell office:value-type="float" office:value="1.01587239511046" calcext:value-type="float">
            <text:p>1.01587239511046</text:p>
          </table:table-cell>
          <table:table-cell office:value-type="float" office:value="1.01411562538358" calcext:value-type="float">
            <text:p>1.01411562538358</text:p>
          </table:table-cell>
          <table:table-cell office:value-type="float" office:value="-0.00175676972687833" calcext:value-type="float">
            <text:p>-0.001756769726878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2/09/2018</text:p>
          </table:table-cell>
          <table:table-cell office:value-type="string" calcext:value-type="string">
            <text:p>$39.1025</text:p>
          </table:table-cell>
          <table:table-cell office:value-type="string" calcext:value-type="string">
            <text:p>$34.02</text:p>
          </table:table-cell>
          <table:table-cell office:value-type="float" office:value="2619.55" calcext:value-type="float">
            <text:p>2619.55</text:p>
          </table:table-cell>
          <table:table-cell/>
          <table:table-cell table:formula="of:=[.D1148]/[.D1147]" office:value-type="float" office:value="0.985283731938692" calcext:value-type="float">
            <text:p>0.985283731938692</text:p>
          </table:table-cell>
          <table:table-cell table:formula="of:=[.B1148]/[.B1147]" office:value-type="float" office:value="0.991944249088933" calcext:value-type="float">
            <text:p>0.991944249088933</text:p>
          </table:table-cell>
          <table:table-cell table:number-columns-repeated="3"/>
          <table:table-cell office:value-type="float" office:value="0.99994382632598" calcext:value-type="float">
            <text:p>0.99994382632598</text:p>
          </table:table-cell>
          <table:table-cell office:value-type="float" office:value="0.999406934182936" calcext:value-type="float">
            <text:p>0.999406934182936</text:p>
          </table:table-cell>
          <table:table-cell office:value-type="float" office:value="1.00290486564996" calcext:value-type="float">
            <text:p>1.00290486564996</text:p>
          </table:table-cell>
          <table:table-cell office:value-type="float" office:value="0.00349793146702804" calcext:value-type="float">
            <text:p>0.003497931467028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2/08/2018</text:p>
          </table:table-cell>
          <table:table-cell office:value-type="string" calcext:value-type="string">
            <text:p>$38.7875</text:p>
          </table:table-cell>
          <table:table-cell office:value-type="string" calcext:value-type="string">
            <text:p>$34.34</text:p>
          </table:table-cell>
          <table:table-cell office:value-type="float" office:value="2581" calcext:value-type="float">
            <text:p>2581</text:p>
          </table:table-cell>
          <table:table-cell/>
          <table:table-cell table:formula="of:=[.D1149]/[.D1148]" office:value-type="float" office:value="1.03900038744673" calcext:value-type="float">
            <text:p>1.03900038744673</text:p>
          </table:table-cell>
          <table:table-cell table:formula="of:=[.B1149]/[.B1148]" office:value-type="float" office:value="1.02829519819529" calcext:value-type="float">
            <text:p>1.02829519819529</text:p>
          </table:table-cell>
          <table:table-cell table:number-columns-repeated="3"/>
          <table:table-cell office:value-type="float" office:value="1.00861003542885" calcext:value-type="float">
            <text:p>1.00861003542885</text:p>
          </table:table-cell>
          <table:table-cell office:value-type="float" office:value="1.00988504555741" calcext:value-type="float">
            <text:p>1.00988504555741</text:p>
          </table:table-cell>
          <table:table-cell office:value-type="float" office:value="1.0427226647357" calcext:value-type="float">
            <text:p>1.0427226647357</text:p>
          </table:table-cell>
          <table:table-cell office:value-type="float" office:value="0.0328376191782891" calcext:value-type="float">
            <text:p>0.03283761917828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2/07/2018</text:p>
          </table:table-cell>
          <table:table-cell office:value-type="string" calcext:value-type="string">
            <text:p>$39.885</text:p>
          </table:table-cell>
          <table:table-cell office:value-type="string" calcext:value-type="string">
            <text:p>$35.16</text:p>
          </table:table-cell>
          <table:table-cell office:value-type="float" office:value="2681.66" calcext:value-type="float">
            <text:p>2681.66</text:p>
          </table:table-cell>
          <table:table-cell/>
          <table:table-cell table:formula="of:=[.D1150]/[.D1149]" office:value-type="float" office:value="1.00502673717026" calcext:value-type="float">
            <text:p>1.00502673717026</text:p>
          </table:table-cell>
          <table:table-cell table:formula="of:=[.B1150]/[.B1149]" office:value-type="float" office:value="1.02187539175129" calcext:value-type="float">
            <text:p>1.02187539175129</text:p>
          </table:table-cell>
          <table:table-cell table:number-columns-repeated="3"/>
          <table:table-cell office:value-type="float" office:value="1.00575909814974" calcext:value-type="float">
            <text:p>1.00575909814974</text:p>
          </table:table-cell>
          <table:table-cell office:value-type="float" office:value="1.00643804376255" calcext:value-type="float">
            <text:p>1.00643804376255</text:p>
          </table:table-cell>
          <table:table-cell office:value-type="float" office:value="1.02916666666667" calcext:value-type="float">
            <text:p>1.02916666666667</text:p>
          </table:table-cell>
          <table:table-cell office:value-type="float" office:value="0.0227286229041161" calcext:value-type="float">
            <text:p>0.02272862290411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2/06/2018</text:p>
          </table:table-cell>
          <table:table-cell office:value-type="string" calcext:value-type="string">
            <text:p>$40.7575</text:p>
          </table:table-cell>
          <table:table-cell office:value-type="string" calcext:value-type="string">
            <text:p>$35.04</text:p>
          </table:table-cell>
          <table:table-cell office:value-type="float" office:value="2695.14" calcext:value-type="float">
            <text:p>2695.14</text:p>
          </table:table-cell>
          <table:table-cell/>
          <table:table-cell table:formula="of:=[.D1151]/[.D1150]" office:value-type="float" office:value="0.982858033348917" calcext:value-type="float">
            <text:p>0.982858033348917</text:p>
          </table:table-cell>
          <table:table-cell table:formula="of:=[.B1151]/[.B1150]" office:value-type="float" office:value="0.959884683800528" calcext:value-type="float">
            <text:p>0.959884683800528</text:p>
          </table:table-cell>
          <table:table-cell table:number-columns-repeated="3"/>
          <table:table-cell office:value-type="float" office:value="0.99916932482722" calcext:value-type="float">
            <text:p>0.99916932482722</text:p>
          </table:table-cell>
          <table:table-cell office:value-type="float" office:value="0.998470502478211" calcext:value-type="float">
            <text:p>0.998470502478211</text:p>
          </table:table-cell>
          <table:table-cell office:value-type="float" office:value="1.00224921277553" calcext:value-type="float">
            <text:p>1.00224921277553</text:p>
          </table:table-cell>
          <table:table-cell office:value-type="float" office:value="0.00377871029731769" calcext:value-type="float">
            <text:p>0.003778710297317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2/05/2018</text:p>
          </table:table-cell>
          <table:table-cell office:value-type="string" calcext:value-type="string">
            <text:p>$39.1225</text:p>
          </table:table-cell>
          <table:table-cell office:value-type="string" calcext:value-type="string">
            <text:p>$34.37</text:p>
          </table:table-cell>
          <table:table-cell office:value-type="float" office:value="2648.94" calcext:value-type="float">
            <text:p>2648.94</text:p>
          </table:table-cell>
          <table:table-cell/>
          <table:table-cell table:formula="of:=[.D1152]/[.D1151]" office:value-type="float" office:value="1.04273029966704" calcext:value-type="float">
            <text:p>1.04273029966704</text:p>
          </table:table-cell>
          <table:table-cell table:formula="of:=[.B1152]/[.B1151]" office:value-type="float" office:value="1.02562464055211" calcext:value-type="float">
            <text:p>1.02562464055211</text:p>
          </table:table-cell>
          <table:table-cell table:number-columns-repeated="3"/>
          <table:table-cell office:value-type="float" office:value="0.989450892147843" calcext:value-type="float">
            <text:p>0.989450892147843</text:p>
          </table:table-cell>
          <table:table-cell office:value-type="float" office:value="0.986720172109877" calcext:value-type="float">
            <text:p>0.986720172109877</text:p>
          </table:table-cell>
          <table:table-cell office:value-type="float" office:value="0.986422800718133" calcext:value-type="float">
            <text:p>0.986422800718133</text:p>
          </table:table-cell>
          <table:table-cell office:value-type="float" office:value="-0.000297371391744239" calcext:value-type="float">
            <text:p>-0.0002973713917442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2/02/2018</text:p>
          </table:table-cell>
          <table:table-cell office:value-type="string" calcext:value-type="string">
            <text:p>$40.125</text:p>
          </table:table-cell>
          <table:table-cell office:value-type="string" calcext:value-type="string">
            <text:p>$34.7</text:p>
          </table:table-cell>
          <table:table-cell office:value-type="float" office:value="2762.13" calcext:value-type="float">
            <text:p>2762.13</text:p>
          </table:table-cell>
          <table:table-cell/>
          <table:table-cell table:formula="of:=[.D1153]/[.D1152]" office:value-type="float" office:value="1.02166806051851" calcext:value-type="float">
            <text:p>1.02166806051851</text:p>
          </table:table-cell>
          <table:table-cell table:formula="of:=[.B1153]/[.B1152]" office:value-type="float" office:value="1.04535825545171" calcext:value-type="float">
            <text:p>1.04535825545171</text:p>
          </table:table-cell>
          <table:table-cell table:number-columns-repeated="3"/>
          <table:table-cell office:value-type="float" office:value="0.991956203507304" calcext:value-type="float">
            <text:p>0.991956203507304</text:p>
          </table:table-cell>
          <table:table-cell office:value-type="float" office:value="0.989749285663515" calcext:value-type="float">
            <text:p>0.989749285663515</text:p>
          </table:table-cell>
          <table:table-cell office:value-type="float" office:value="0.993800477761347" calcext:value-type="float">
            <text:p>0.993800477761347</text:p>
          </table:table-cell>
          <table:table-cell office:value-type="float" office:value="0.00405119209783222" calcext:value-type="float">
            <text:p>0.004051192097832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2/01/2018</text:p>
          </table:table-cell>
          <table:table-cell office:value-type="string" calcext:value-type="string">
            <text:p>$41.945</text:p>
          </table:table-cell>
          <table:table-cell office:value-type="string" calcext:value-type="string">
            <text:p>$35.86</text:p>
          </table:table-cell>
          <table:table-cell office:value-type="float" office:value="2821.98" calcext:value-type="float">
            <text:p>2821.98</text:p>
          </table:table-cell>
          <table:table-cell/>
          <table:table-cell table:formula="of:=[.D1154]/[.D1153]" office:value-type="float" office:value="1.00064848085387" calcext:value-type="float">
            <text:p>1.00064848085387</text:p>
          </table:table-cell>
          <table:table-cell table:formula="of:=[.B1154]/[.B1153]" office:value-type="float" office:value="0.997913934914769" calcext:value-type="float">
            <text:p>0.997913934914769</text:p>
          </table:table-cell>
          <table:table-cell table:number-columns-repeated="3"/>
          <table:table-cell office:value-type="float" office:value="1.00289500432933" calcext:value-type="float">
            <text:p>1.00289500432933</text:p>
          </table:table-cell>
          <table:table-cell office:value-type="float" office:value="1.00297513470036" calcext:value-type="float">
            <text:p>1.00297513470036</text:p>
          </table:table-cell>
          <table:table-cell office:value-type="float" office:value="0.996623361758141" calcext:value-type="float">
            <text:p>0.996623361758141</text:p>
          </table:table-cell>
          <table:table-cell office:value-type="float" office:value="-0.00635177294222122" calcext:value-type="float">
            <text:p>-0.006351772942221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1/31/2018</text:p>
          </table:table-cell>
          <table:table-cell office:value-type="string" calcext:value-type="string">
            <text:p>$41.8575</text:p>
          </table:table-cell>
          <table:table-cell office:value-type="string" calcext:value-type="string">
            <text:p>$36.63</text:p>
          </table:table-cell>
          <table:table-cell office:value-type="float" office:value="2823.81" calcext:value-type="float">
            <text:p>2823.81</text:p>
          </table:table-cell>
          <table:table-cell/>
          <table:table-cell table:formula="of:=[.D1155]/[.D1154]" office:value-type="float" office:value="0.999511298564705" calcext:value-type="float">
            <text:p>0.999511298564705</text:p>
          </table:table-cell>
          <table:table-cell table:formula="of:=[.B1155]/[.B1154]" office:value-type="float" office:value="0.997252583169085" calcext:value-type="float">
            <text:p>0.997252583169085</text:p>
          </table:table-cell>
          <table:table-cell table:number-columns-repeated="3"/>
          <table:table-cell office:value-type="float" office:value="0.991816786099047" calcext:value-type="float">
            <text:p>0.991816786099047</text:p>
          </table:table-cell>
          <table:table-cell office:value-type="float" office:value="0.989580719325694" calcext:value-type="float">
            <text:p>0.989580719325694</text:p>
          </table:table-cell>
          <table:table-cell office:value-type="float" office:value="0.990237739749627" calcext:value-type="float">
            <text:p>0.990237739749627</text:p>
          </table:table-cell>
          <table:table-cell office:value-type="float" office:value="0.000657020423933008" calcext:value-type="float">
            <text:p>0.000657020423933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1/30/2018</text:p>
          </table:table-cell>
          <table:table-cell office:value-type="string" calcext:value-type="string">
            <text:p>$41.7425</text:p>
          </table:table-cell>
          <table:table-cell office:value-type="string" calcext:value-type="string">
            <text:p>$36.81</text:p>
          </table:table-cell>
          <table:table-cell office:value-type="float" office:value="2822.43" calcext:value-type="float">
            <text:p>2822.43</text:p>
          </table:table-cell>
          <table:table-cell/>
          <table:table-cell table:formula="of:=[.D1156]/[.D1155]" office:value-type="float" office:value="1.01101887380732" calcext:value-type="float">
            <text:p>1.01101887380732</text:p>
          </table:table-cell>
          <table:table-cell table:formula="of:=[.B1156]/[.B1155]" office:value-type="float" office:value="1.00592920883991" calcext:value-type="float">
            <text:p>1.00592920883991</text:p>
          </table:table-cell>
          <table:table-cell table:number-columns-repeated="3"/>
          <table:table-cell office:value-type="float" office:value="1.00555599710846" calcext:value-type="float">
            <text:p>1.00555599710846</text:p>
          </table:table-cell>
          <table:table-cell office:value-type="float" office:value="1.00619247902882" calcext:value-type="float">
            <text:p>1.00619247902882</text:p>
          </table:table-cell>
          <table:table-cell office:value-type="float" office:value="1.00469728601253" calcext:value-type="float">
            <text:p>1.00469728601253</text:p>
          </table:table-cell>
          <table:table-cell office:value-type="float" office:value="-0.00149519301629675" calcext:value-type="float">
            <text:p>-0.001495193016296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1/29/2018</text:p>
          </table:table-cell>
          <table:table-cell office:value-type="string" calcext:value-type="string">
            <text:p>$41.99</text:p>
          </table:table-cell>
          <table:table-cell office:value-type="string" calcext:value-type="string">
            <text:p>$37.58</text:p>
          </table:table-cell>
          <table:table-cell office:value-type="float" office:value="2853.53" calcext:value-type="float">
            <text:p>2853.53</text:p>
          </table:table-cell>
          <table:table-cell/>
          <table:table-cell table:formula="of:=[.D1157]/[.D1156]" office:value-type="float" office:value="1.00677757023757" calcext:value-type="float">
            <text:p>1.00677757023757</text:p>
          </table:table-cell>
          <table:table-cell table:formula="of:=[.B1157]/[.B1156]" office:value-type="float" office:value="1.02113598475828" calcext:value-type="float">
            <text:p>1.02113598475828</text:p>
          </table:table-cell>
          <table:table-cell table:number-columns-repeated="3"/>
          <table:table-cell office:value-type="float" office:value="0.983548310606089" calcext:value-type="float">
            <text:p>0.983548310606089</text:p>
          </table:table-cell>
          <table:table-cell office:value-type="float" office:value="0.97958349838585" calcext:value-type="float">
            <text:p>0.97958349838585</text:p>
          </table:table-cell>
          <table:table-cell office:value-type="float" office:value="0.981529581529582" calcext:value-type="float">
            <text:p>0.981529581529582</text:p>
          </table:table-cell>
          <table:table-cell office:value-type="float" office:value="0.00194608314373157" calcext:value-type="float">
            <text:p>0.001946083143731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1/26/2018</text:p>
          </table:table-cell>
          <table:table-cell office:value-type="string" calcext:value-type="string">
            <text:p>$42.8775</text:p>
          </table:table-cell>
          <table:table-cell office:value-type="string" calcext:value-type="string">
            <text:p>$38.19</text:p>
          </table:table-cell>
          <table:table-cell office:value-type="float" office:value="2872.87" calcext:value-type="float">
            <text:p>2872.87</text:p>
          </table:table-cell>
          <table:table-cell/>
          <table:table-cell table:formula="of:=[.D1158]/[.D1157]" office:value-type="float" office:value="0.988297416868845" calcext:value-type="float">
            <text:p>0.988297416868845</text:p>
          </table:table-cell>
          <table:table-cell table:formula="of:=[.B1158]/[.B1157]" office:value-type="float" office:value="0.997667774473792" calcext:value-type="float">
            <text:p>0.997667774473792</text:p>
          </table:table-cell>
          <table:table-cell table:number-columns-repeated="3"/>
          <table:table-cell office:value-type="float" office:value="0.996674524330695" calcext:value-type="float">
            <text:p>0.996674524330695</text:p>
          </table:table-cell>
          <table:table-cell office:value-type="float" office:value="0.995454097363891" calcext:value-type="float">
            <text:p>0.995454097363891</text:p>
          </table:table-cell>
          <table:table-cell office:value-type="float" office:value="0.990179359012055" calcext:value-type="float">
            <text:p>0.990179359012055</text:p>
          </table:table-cell>
          <table:table-cell office:value-type="float" office:value="-0.00527473835183623" calcext:value-type="float">
            <text:p>-0.005274738351836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1/25/2018</text:p>
          </table:table-cell>
          <table:table-cell office:value-type="string" calcext:value-type="string">
            <text:p>$42.7775</text:p>
          </table:table-cell>
          <table:table-cell office:value-type="string" calcext:value-type="string">
            <text:p>$38.62</text:p>
          </table:table-cell>
          <table:table-cell office:value-type="float" office:value="2839.25" calcext:value-type="float">
            <text:p>2839.25</text:p>
          </table:table-cell>
          <table:table-cell/>
          <table:table-cell table:formula="of:=[.D1159]/[.D1158]" office:value-type="float" office:value="0.999397728273312" calcext:value-type="float">
            <text:p>0.999397728273312</text:p>
          </table:table-cell>
          <table:table-cell table:formula="of:=[.B1159]/[.B1158]" office:value-type="float" office:value="1.01817544269768" calcext:value-type="float">
            <text:p>1.01817544269768</text:p>
          </table:table-cell>
          <table:table-cell table:number-columns-repeated="3"/>
          <table:table-cell office:value-type="float" office:value="1.02241146951203" calcext:value-type="float">
            <text:p>1.02241146951203</text:p>
          </table:table-cell>
          <table:table-cell office:value-type="float" office:value="1.0265720377283" calcext:value-type="float">
            <text:p>1.0265720377283</text:p>
          </table:table-cell>
          <table:table-cell office:value-type="float" office:value="1.02625014847369" calcext:value-type="float">
            <text:p>1.02625014847369</text:p>
          </table:table-cell>
          <table:table-cell office:value-type="float" office:value="-0.00032188925461285" calcext:value-type="float">
            <text:p>-0.000321889254612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1/24/2018</text:p>
          </table:table-cell>
          <table:table-cell office:value-type="string" calcext:value-type="string">
            <text:p>$43.555</text:p>
          </table:table-cell>
          <table:table-cell office:value-type="string" calcext:value-type="string">
            <text:p>$39.5</text:p>
          </table:table-cell>
          <table:table-cell office:value-type="float" office:value="2837.54" calcext:value-type="float">
            <text:p>2837.54</text:p>
          </table:table-cell>
          <table:table-cell/>
          <table:table-cell table:formula="of:=[.D1160]/[.D1159]" office:value-type="float" office:value="1.00056034452378" calcext:value-type="float">
            <text:p>1.00056034452378</text:p>
          </table:table-cell>
          <table:table-cell table:formula="of:=[.B1160]/[.B1159]" office:value-type="float" office:value="1.01618643094937" calcext:value-type="float">
            <text:p>1.01618643094937</text:p>
          </table:table-cell>
          <table:table-cell table:number-columns-repeated="3"/>
          <table:table-cell office:value-type="float" office:value="0.993183968995509" calcext:value-type="float">
            <text:p>0.993183968995509</text:p>
          </table:table-cell>
          <table:table-cell office:value-type="float" office:value="0.991233748290071" calcext:value-type="float">
            <text:p>0.991233748290071</text:p>
          </table:table-cell>
          <table:table-cell office:value-type="float" office:value="0.993113425925926" calcext:value-type="float">
            <text:p>0.993113425925926</text:p>
          </table:table-cell>
          <table:table-cell office:value-type="float" office:value="0.00187967763585506" calcext:value-type="float">
            <text:p>0.001879677635855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1/23/2018</text:p>
          </table:table-cell>
          <table:table-cell office:value-type="string" calcext:value-type="string">
            <text:p>$44.26</text:p>
          </table:table-cell>
          <table:table-cell office:value-type="string" calcext:value-type="string">
            <text:p>$39.49</text:p>
          </table:table-cell>
          <table:table-cell office:value-type="float" office:value="2839.13" calcext:value-type="float">
            <text:p>2839.13</text:p>
          </table:table-cell>
          <table:table-cell/>
          <table:table-cell table:formula="of:=[.D1161]/[.D1160]" office:value-type="float" office:value="0.997830321260386" calcext:value-type="float">
            <text:p>0.997830321260386</text:p>
          </table:table-cell>
          <table:table-cell table:formula="of:=[.B1161]/[.B1160]" office:value-type="float" office:value="0.999774062358789" calcext:value-type="float">
            <text:p>0.999774062358789</text:p>
          </table:table-cell>
          <table:table-cell table:number-columns-repeated="3"/>
          <table:table-cell office:value-type="float" office:value="0.988565767632501" calcext:value-type="float">
            <text:p>0.988565767632501</text:p>
          </table:table-cell>
          <table:table-cell office:value-type="float" office:value="0.985649988694969" calcext:value-type="float">
            <text:p>0.985649988694969</text:p>
          </table:table-cell>
          <table:table-cell office:value-type="float" office:value="0.981236524678049" calcext:value-type="float">
            <text:p>0.981236524678049</text:p>
          </table:table-cell>
          <table:table-cell office:value-type="float" office:value="-0.00441346401691967" calcext:value-type="float">
            <text:p>-0.004413464016919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1/22/2018</text:p>
          </table:table-cell>
          <table:table-cell office:value-type="string" calcext:value-type="string">
            <text:p>$44.25</text:p>
          </table:table-cell>
          <table:table-cell office:value-type="string" calcext:value-type="string">
            <text:p>$39.64</text:p>
          </table:table-cell>
          <table:table-cell office:value-type="float" office:value="2832.97" calcext:value-type="float">
            <text:p>2832.97</text:p>
          </table:table-cell>
          <table:table-cell/>
          <table:table-cell table:formula="of:=[.D1162]/[.D1161]" office:value-type="float" office:value="0.991997797364603" calcext:value-type="float">
            <text:p>0.991997797364603</text:p>
          </table:table-cell>
          <table:table-cell table:formula="of:=[.B1162]/[.B1161]" office:value-type="float" office:value="1.00824858757062" calcext:value-type="float">
            <text:p>1.00824858757062</text:p>
          </table:table-cell>
          <table:table-cell table:number-columns-repeated="3"/>
          <table:table-cell office:value-type="float" office:value="0.987542312914762" calcext:value-type="float">
            <text:p>0.987542312914762</text:p>
          </table:table-cell>
          <table:table-cell office:value-type="float" office:value="0.984412553457496" calcext:value-type="float">
            <text:p>0.984412553457496</text:p>
          </table:table-cell>
          <table:table-cell office:value-type="float" office:value="0.989845002672368" calcext:value-type="float">
            <text:p>0.989845002672368</text:p>
          </table:table-cell>
          <table:table-cell office:value-type="float" office:value="0.00543244921487152" calcext:value-type="float">
            <text:p>0.005432449214871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1/19/2018</text:p>
          </table:table-cell>
          <table:table-cell office:value-type="string" calcext:value-type="string">
            <text:p>$44.615</text:p>
          </table:table-cell>
          <table:table-cell office:value-type="string" calcext:value-type="string">
            <text:p>$39.39</text:p>
          </table:table-cell>
          <table:table-cell office:value-type="float" office:value="2810.3" calcext:value-type="float">
            <text:p>2810.3</text:p>
          </table:table-cell>
          <table:table-cell/>
          <table:table-cell table:formula="of:=[.D1163]/[.D1162]" office:value-type="float" office:value="0.995633918087037" calcext:value-type="float">
            <text:p>0.995633918087037</text:p>
          </table:table-cell>
          <table:table-cell table:formula="of:=[.B1163]/[.B1162]" office:value-type="float" office:value="1.00448279726549" calcext:value-type="float">
            <text:p>1.00448279726549</text:p>
          </table:table-cell>
          <table:table-cell table:number-columns-repeated="3"/>
          <table:table-cell office:value-type="float" office:value="1.0228476923792" calcext:value-type="float">
            <text:p>1.0228476923792</text:p>
          </table:table-cell>
          <table:table-cell office:value-type="float" office:value="1.0270994646265" calcext:value-type="float">
            <text:p>1.0270994646265</text:p>
          </table:table-cell>
          <table:table-cell office:value-type="float" office:value="1.00659947204224" calcext:value-type="float">
            <text:p>1.00659947204224</text:p>
          </table:table-cell>
          <table:table-cell office:value-type="float" office:value="-0.0204999925842628" calcext:value-type="float">
            <text:p>-0.02049999258426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1/18/2018</text:p>
          </table:table-cell>
          <table:table-cell office:value-type="string" calcext:value-type="string">
            <text:p>$44.815</text:p>
          </table:table-cell>
          <table:table-cell office:value-type="string" calcext:value-type="string">
            <text:p>$39.72</text:p>
          </table:table-cell>
          <table:table-cell office:value-type="float" office:value="2798.03" calcext:value-type="float">
            <text:p>2798.03</text:p>
          </table:table-cell>
          <table:table-cell/>
          <table:table-cell table:formula="of:=[.D1164]/[.D1163]" office:value-type="float" office:value="1.00161899622234" calcext:value-type="float">
            <text:p>1.00161899622234</text:p>
          </table:table-cell>
          <table:table-cell table:formula="of:=[.B1164]/[.B1163]" office:value-type="float" office:value="0.999107441704786" calcext:value-type="float">
            <text:p>0.999107441704786</text:p>
          </table:table-cell>
          <table:table-cell table:number-columns-repeated="3"/>
          <table:table-cell office:value-type="float" office:value="0.986417354886837" calcext:value-type="float">
            <text:p>0.986417354886837</text:p>
          </table:table-cell>
          <table:table-cell office:value-type="float" office:value="0.983052392934217" calcext:value-type="float">
            <text:p>0.983052392934217</text:p>
          </table:table-cell>
          <table:table-cell office:value-type="float" office:value="0.992251758254857" calcext:value-type="float">
            <text:p>0.992251758254857</text:p>
          </table:table-cell>
          <table:table-cell office:value-type="float" office:value="0.00919936532064047" calcext:value-type="float">
            <text:p>0.009199365320640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1/17/2018</text:p>
          </table:table-cell>
          <table:table-cell office:value-type="string" calcext:value-type="string">
            <text:p>$44.775</text:p>
          </table:table-cell>
          <table:table-cell office:value-type="string" calcext:value-type="string">
            <text:p>$39.81</text:p>
          </table:table-cell>
          <table:table-cell office:value-type="float" office:value="2802.56" calcext:value-type="float">
            <text:p>2802.56</text:p>
          </table:table-cell>
          <table:table-cell/>
          <table:table-cell table:formula="of:=[.D1165]/[.D1164]" office:value-type="float" office:value="0.990672813427723" calcext:value-type="float">
            <text:p>0.990672813427723</text:p>
          </table:table-cell>
          <table:table-cell table:formula="of:=[.B1165]/[.B1164]" office:value-type="float" office:value="0.983752093802345" calcext:value-type="float">
            <text:p>0.983752093802345</text:p>
          </table:table-cell>
          <table:table-cell table:number-columns-repeated="3"/>
          <table:table-cell office:value-type="float" office:value="1.00292514395393" calcext:value-type="float">
            <text:p>1.00292514395393</text:p>
          </table:table-cell>
          <table:table-cell office:value-type="float" office:value="1.00301157581777" calcext:value-type="float">
            <text:p>1.00301157581777</text:p>
          </table:table-cell>
          <table:table-cell office:value-type="float" office:value="1.0111725132148" calcext:value-type="float">
            <text:p>1.0111725132148</text:p>
          </table:table-cell>
          <table:table-cell office:value-type="float" office:value="0.00816093739703128" calcext:value-type="float">
            <text:p>0.008160937397031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1/16/2018</text:p>
          </table:table-cell>
          <table:table-cell office:value-type="string" calcext:value-type="string">
            <text:p>$44.0475</text:p>
          </table:table-cell>
          <table:table-cell office:value-type="string" calcext:value-type="string">
            <text:p>$39.78</text:p>
          </table:table-cell>
          <table:table-cell office:value-type="float" office:value="2776.42" calcext:value-type="float">
            <text:p>2776.42</text:p>
          </table:table-cell>
          <table:table-cell/>
          <table:table-cell table:formula="of:=[.D1166]/[.D1165]" office:value-type="float" office:value="1.00353692885082" calcext:value-type="float">
            <text:p>1.00353692885082</text:p>
          </table:table-cell>
          <table:table-cell table:formula="of:=[.B1166]/[.B1165]" office:value-type="float" office:value="1.00510812191384" calcext:value-type="float">
            <text:p>1.00510812191384</text:p>
          </table:table-cell>
          <table:table-cell table:number-columns-repeated="3"/>
          <table:table-cell office:value-type="float" office:value="1.01758005373916" calcext:value-type="float">
            <text:p>1.01758005373916</text:p>
          </table:table-cell>
          <table:table-cell office:value-type="float" office:value="1.02073048556131" calcext:value-type="float">
            <text:p>1.02073048556131</text:p>
          </table:table-cell>
          <table:table-cell office:value-type="float" office:value="1.02631578947368" calcext:value-type="float">
            <text:p>1.02631578947368</text:p>
          </table:table-cell>
          <table:table-cell office:value-type="float" office:value="0.00558530391237855" calcext:value-type="float">
            <text:p>0.005585303912378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1/12/2018</text:p>
          </table:table-cell>
          <table:table-cell office:value-type="string" calcext:value-type="string">
            <text:p>$44.2725</text:p>
          </table:table-cell>
          <table:table-cell office:value-type="string" calcext:value-type="string">
            <text:p>$39.74</text:p>
          </table:table-cell>
          <table:table-cell office:value-type="float" office:value="2786.24" calcext:value-type="float">
            <text:p>2786.24</text:p>
          </table:table-cell>
          <table:table-cell/>
          <table:table-cell table:formula="of:=[.D1167]/[.D1166]" office:value-type="float" office:value="0.993295624210406" calcext:value-type="float">
            <text:p>0.993295624210406</text:p>
          </table:table-cell>
          <table:table-cell table:formula="of:=[.B1167]/[.B1166]" office:value-type="float" office:value="0.989779208312158" calcext:value-type="float">
            <text:p>0.989779208312158</text:p>
          </table:table-cell>
          <table:table-cell table:number-columns-repeated="3"/>
          <table:table-cell office:value-type="float" office:value="0.973560775610765" calcext:value-type="float">
            <text:p>0.973560775610765</text:p>
          </table:table-cell>
          <table:table-cell office:value-type="float" office:value="0.967507802681398" calcext:value-type="float">
            <text:p>0.967507802681398</text:p>
          </table:table-cell>
          <table:table-cell office:value-type="float" office:value="0.954679631880535" calcext:value-type="float">
            <text:p>0.954679631880535</text:p>
          </table:table-cell>
          <table:table-cell office:value-type="float" office:value="-0.0128281708008636" calcext:value-type="float">
            <text:p>-0.01282817080086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1/11/2018</text:p>
          </table:table-cell>
          <table:table-cell office:value-type="string" calcext:value-type="string">
            <text:p>$43.82</text:p>
          </table:table-cell>
          <table:table-cell office:value-type="string" calcext:value-type="string">
            <text:p>$39.49</text:p>
          </table:table-cell>
          <table:table-cell office:value-type="float" office:value="2767.56" calcext:value-type="float">
            <text:p>2767.56</text:p>
          </table:table-cell>
          <table:table-cell/>
          <table:table-cell table:formula="of:=[.D1168]/[.D1167]" office:value-type="float" office:value="0.99301550824553" calcext:value-type="float">
            <text:p>0.99301550824553</text:p>
          </table:table-cell>
          <table:table-cell table:formula="of:=[.B1168]/[.B1167]" office:value-type="float" office:value="0.994351894112277" calcext:value-type="float">
            <text:p>0.994351894112277</text:p>
          </table:table-cell>
          <table:table-cell table:number-columns-repeated="3"/>
          <table:table-cell office:value-type="float" office:value="1.02141593193883" calcext:value-type="float">
            <text:p>1.02141593193883</text:p>
          </table:table-cell>
          <table:table-cell office:value-type="float" office:value="1.02536835645941" calcext:value-type="float">
            <text:p>1.02536835645941</text:p>
          </table:table-cell>
          <table:table-cell office:value-type="float" office:value="1.02370558991148" calcext:value-type="float">
            <text:p>1.02370558991148</text:p>
          </table:table-cell>
          <table:table-cell office:value-type="float" office:value="-0.00166276654792497" calcext:value-type="float">
            <text:p>-0.001662766547924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1/10/2018</text:p>
          </table:table-cell>
          <table:table-cell office:value-type="string" calcext:value-type="string">
            <text:p>$43.5725</text:p>
          </table:table-cell>
          <table:table-cell office:value-type="string" calcext:value-type="string">
            <text:p>$39.16</text:p>
          </table:table-cell>
          <table:table-cell office:value-type="float" office:value="2748.23" calcext:value-type="float">
            <text:p>2748.23</text:p>
          </table:table-cell>
          <table:table-cell/>
          <table:table-cell table:formula="of:=[.D1169]/[.D1168]" office:value-type="float" office:value="1.00111344392573" calcext:value-type="float">
            <text:p>1.00111344392573</text:p>
          </table:table-cell>
          <table:table-cell table:formula="of:=[.B1169]/[.B1168]" office:value-type="float" office:value="1.00022950255322" calcext:value-type="float">
            <text:p>1.00022950255322</text:p>
          </table:table-cell>
          <table:table-cell table:number-columns-repeated="3"/>
          <table:table-cell office:value-type="float" office:value="1.02581240614444" calcext:value-type="float">
            <text:p>1.02581240614444</text:p>
          </table:table-cell>
          <table:table-cell office:value-type="float" office:value="1.03068403091805" calcext:value-type="float">
            <text:p>1.03068403091805</text:p>
          </table:table-cell>
          <table:table-cell office:value-type="float" office:value="1.014332247557" calcext:value-type="float">
            <text:p>1.014332247557</text:p>
          </table:table-cell>
          <table:table-cell office:value-type="float" office:value="-0.0163517833610451" calcext:value-type="float">
            <text:p>-0.01635178336104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1/09/2018</text:p>
          </table:table-cell>
          <table:table-cell office:value-type="string" calcext:value-type="string">
            <text:p>$43.5825</text:p>
          </table:table-cell>
          <table:table-cell office:value-type="string" calcext:value-type="string">
            <text:p>$40.24</text:p>
          </table:table-cell>
          <table:table-cell office:value-type="float" office:value="2751.29" calcext:value-type="float">
            <text:p>2751.29</text:p>
          </table:table-cell>
          <table:table-cell/>
          <table:table-cell table:formula="of:=[.D1170]/[.D1169]" office:value-type="float" office:value="0.99869879220293" calcext:value-type="float">
            <text:p>0.99869879220293</text:p>
          </table:table-cell>
          <table:table-cell table:formula="of:=[.B1170]/[.B1169]" office:value-type="float" office:value="1.00011472494694" calcext:value-type="float">
            <text:p>1.00011472494694</text:p>
          </table:table-cell>
          <table:table-cell table:number-columns-repeated="3"/>
          <table:table-cell office:value-type="float" office:value="1.00184739281619" calcext:value-type="float">
            <text:p>1.00184739281619</text:p>
          </table:table-cell>
          <table:table-cell office:value-type="float" office:value="1.00170849204478" calcext:value-type="float">
            <text:p>1.00170849204478</text:p>
          </table:table-cell>
          <table:table-cell office:value-type="float" office:value="1.02317977462486" calcext:value-type="float">
            <text:p>1.02317977462486</text:p>
          </table:table-cell>
          <table:table-cell office:value-type="float" office:value="0.0214712825800818" calcext:value-type="float">
            <text:p>0.02147128258008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1/08/2018</text:p>
          </table:table-cell>
          <table:table-cell office:value-type="string" calcext:value-type="string">
            <text:p>$43.5875</text:p>
          </table:table-cell>
          <table:table-cell office:value-type="string" calcext:value-type="string">
            <text:p>$40.73</text:p>
          </table:table-cell>
          <table:table-cell office:value-type="float" office:value="2747.71" calcext:value-type="float">
            <text:p>2747.71</text:p>
          </table:table-cell>
          <table:table-cell/>
          <table:table-cell table:formula="of:=[.D1171]/[.D1170]" office:value-type="float" office:value="0.998340436217796" calcext:value-type="float">
            <text:p>0.998340436217796</text:p>
          </table:table-cell>
          <table:table-cell table:formula="of:=[.B1171]/[.B1170]" office:value-type="float" office:value="1.00372813306567" calcext:value-type="float">
            <text:p>1.00372813306567</text:p>
          </table:table-cell>
          <table:table-cell table:number-columns-repeated="3"/>
          <table:table-cell office:value-type="float" office:value="0.99852039426708" calcext:value-type="float">
            <text:p>0.99852039426708</text:p>
          </table:table-cell>
          <table:table-cell office:value-type="float" office:value="0.997685895667698" calcext:value-type="float">
            <text:p>0.997685895667698</text:p>
          </table:table-cell>
          <table:table-cell office:value-type="float" office:value="1.00034238758274" calcext:value-type="float">
            <text:p>1.00034238758274</text:p>
          </table:table-cell>
          <table:table-cell office:value-type="float" office:value="0.00265649191504558" calcext:value-type="float">
            <text:p>0.002656491915045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1/05/2018</text:p>
          </table:table-cell>
          <table:table-cell office:value-type="string" calcext:value-type="string">
            <text:p>$43.75</text:p>
          </table:table-cell>
          <table:table-cell office:value-type="string" calcext:value-type="string">
            <text:p>$40.74</text:p>
          </table:table-cell>
          <table:table-cell office:value-type="float" office:value="2743.15" calcext:value-type="float">
            <text:p>2743.15</text:p>
          </table:table-cell>
          <table:table-cell/>
          <table:table-cell table:formula="of:=[.D1172]/[.D1171]" office:value-type="float" office:value="0.993015329092466" calcext:value-type="float">
            <text:p>0.993015329092466</text:p>
          </table:table-cell>
          <table:table-cell table:formula="of:=[.B1172]/[.B1171]" office:value-type="float" office:value="0.988742857142857" calcext:value-type="float">
            <text:p>0.988742857142857</text:p>
          </table:table-cell>
          <table:table-cell table:number-columns-repeated="3"/>
          <table:table-cell office:value-type="float" office:value="1.01440882886337" calcext:value-type="float">
            <text:p>1.01440882886337</text:p>
          </table:table-cell>
          <table:table-cell office:value-type="float" office:value="1.01689623150078" calcext:value-type="float">
            <text:p>1.01689623150078</text:p>
          </table:table-cell>
          <table:table-cell office:value-type="float" office:value="1.0155162578437" calcext:value-type="float">
            <text:p>1.0155162578437</text:p>
          </table:table-cell>
          <table:table-cell office:value-type="float" office:value="-0.00137997365708276" calcext:value-type="float">
            <text:p>-0.001379973657082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1/04/2018</text:p>
          </table:table-cell>
          <table:table-cell office:value-type="string" calcext:value-type="string">
            <text:p>$43.2575</text:p>
          </table:table-cell>
          <table:table-cell office:value-type="string" calcext:value-type="string">
            <text:p>$40.77</text:p>
          </table:table-cell>
          <table:table-cell office:value-type="float" office:value="2723.99" calcext:value-type="float">
            <text:p>2723.99</text:p>
          </table:table-cell>
          <table:table-cell/>
          <table:table-cell table:formula="of:=[.D1173]/[.D1172]" office:value-type="float" office:value="0.995987503625197" calcext:value-type="float">
            <text:p>0.995987503625197</text:p>
          </table:table-cell>
          <table:table-cell table:formula="of:=[.B1173]/[.B1172]" office:value-type="float" office:value="0.995376524302144" calcext:value-type="float">
            <text:p>0.995376524302144</text:p>
          </table:table-cell>
          <table:table-cell table:number-columns-repeated="3"/>
          <table:table-cell office:value-type="float" office:value="0.998299424784067" calcext:value-type="float">
            <text:p>0.998299424784067</text:p>
          </table:table-cell>
          <table:table-cell office:value-type="float" office:value="0.997418726617669" calcext:value-type="float">
            <text:p>0.997418726617669</text:p>
          </table:table-cell>
          <table:table-cell office:value-type="float" office:value="1.00353892821031" calcext:value-type="float">
            <text:p>1.00353892821031</text:p>
          </table:table-cell>
          <table:table-cell office:value-type="float" office:value="0.00612020159264426" calcext:value-type="float">
            <text:p>0.006120201592644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1/03/2018</text:p>
          </table:table-cell>
          <table:table-cell office:value-type="string" calcext:value-type="string">
            <text:p>$43.0575</text:p>
          </table:table-cell>
          <table:table-cell office:value-type="string" calcext:value-type="string">
            <text:p>$40.41</text:p>
          </table:table-cell>
          <table:table-cell office:value-type="float" office:value="2713.06" calcext:value-type="float">
            <text:p>2713.06</text:p>
          </table:table-cell>
          <table:table-cell/>
          <table:table-cell table:formula="of:=[.D1174]/[.D1173]" office:value-type="float" office:value="0.993641865642485" calcext:value-type="float">
            <text:p>0.993641865642485</text:p>
          </table:table-cell>
          <table:table-cell table:formula="of:=[.B1174]/[.B1173]" office:value-type="float" office:value="1.00017418568194" calcext:value-type="float">
            <text:p>1.00017418568194</text:p>
          </table:table-cell>
          <table:table-cell table:number-columns-repeated="3"/>
          <table:table-cell office:value-type="float" office:value="1.00078257799391" calcext:value-type="float">
            <text:p>1.00078257799391</text:p>
          </table:table-cell>
          <table:table-cell office:value-type="float" office:value="1.00042104926921" calcext:value-type="float">
            <text:p>1.00042104926921</text:p>
          </table:table-cell>
          <table:table-cell office:value-type="float" office:value="0.998824517212426" calcext:value-type="float">
            <text:p>0.998824517212426</text:p>
          </table:table-cell>
          <table:table-cell office:value-type="float" office:value="-0.00159653205678756" calcext:value-type="float">
            <text:p>-0.001596532056787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1/02/2018</text:p>
          </table:table-cell>
          <table:table-cell office:value-type="string" calcext:value-type="string">
            <text:p>$43.065</text:p>
          </table:table-cell>
          <table:table-cell office:value-type="string" calcext:value-type="string">
            <text:p>$40.14</text:p>
          </table:table-cell>
          <table:table-cell office:value-type="float" office:value="2695.81" calcext:value-type="float">
            <text:p>2695.81</text:p>
          </table:table-cell>
          <table:table-cell/>
          <table:table-cell table:formula="of:=[.D1175]/[.D1174]" office:value-type="float" office:value="0.991764998275101" calcext:value-type="float">
            <text:p>0.991764998275101</text:p>
          </table:table-cell>
          <table:table-cell table:formula="of:=[.B1175]/[.B1174]" office:value-type="float" office:value="0.982410309996517" calcext:value-type="float">
            <text:p>0.982410309996517</text:p>
          </table:table-cell>
          <table:table-cell table:number-columns-repeated="3"/>
          <table:table-cell office:value-type="float" office:value="1.00575745231826" calcext:value-type="float">
            <text:p>1.00575745231826</text:p>
          </table:table-cell>
          <table:table-cell office:value-type="float" office:value="1.00643605382608" calcext:value-type="float">
            <text:p>1.00643605382608</text:p>
          </table:table-cell>
          <table:table-cell office:value-type="float" office:value="1.00857431069267" calcext:value-type="float">
            <text:p>1.00857431069267</text:p>
          </table:table-cell>
          <table:table-cell office:value-type="float" office:value="0.00213825686658953" calcext:value-type="float">
            <text:p>0.002138256866589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2/29/2017</text:p>
          </table:table-cell>
          <table:table-cell office:value-type="string" calcext:value-type="string">
            <text:p>$42.3075</text:p>
          </table:table-cell>
          <table:table-cell office:value-type="string" calcext:value-type="string">
            <text:p>$39.11</text:p>
          </table:table-cell>
          <table:table-cell office:value-type="float" office:value="2673.61" calcext:value-type="float">
            <text:p>2673.61</text:p>
          </table:table-cell>
          <table:table-cell/>
          <table:table-cell table:formula="of:=[.D1176]/[.D1175]" office:value-type="float" office:value="1.00521018398345" calcext:value-type="float">
            <text:p>1.00521018398345</text:p>
          </table:table-cell>
          <table:table-cell table:formula="of:=[.B1176]/[.B1175]" office:value-type="float" office:value="1.01093186787213" calcext:value-type="float">
            <text:p>1.01093186787213</text:p>
          </table:table-cell>
          <table:table-cell table:number-columns-repeated="3"/>
          <table:table-cell office:value-type="float" office:value="1.00640434526328" calcext:value-type="float">
            <text:p>1.00640434526328</text:p>
          </table:table-cell>
          <table:table-cell office:value-type="float" office:value="1.00721819700366" calcext:value-type="float">
            <text:p>1.00721819700366</text:p>
          </table:table-cell>
          <table:table-cell office:value-type="float" office:value="1.0097238428627" calcext:value-type="float">
            <text:p>1.0097238428627</text:p>
          </table:table-cell>
          <table:table-cell office:value-type="float" office:value="0.00250564585903645" calcext:value-type="float">
            <text:p>0.002505645859036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2/28/2017</text:p>
          </table:table-cell>
          <table:table-cell office:value-type="string" calcext:value-type="string">
            <text:p>$42.77</text:p>
          </table:table-cell>
          <table:table-cell office:value-type="string" calcext:value-type="string">
            <text:p>$39.21</text:p>
          </table:table-cell>
          <table:table-cell office:value-type="float" office:value="2687.54" calcext:value-type="float">
            <text:p>2687.54</text:p>
          </table:table-cell>
          <table:table-cell/>
          <table:table-cell table:formula="of:=[.D1177]/[.D1176]" office:value-type="float" office:value="0.998169329572769" calcext:value-type="float">
            <text:p>0.998169329572769</text:p>
          </table:table-cell>
          <table:table-cell table:formula="of:=[.B1177]/[.B1176]" office:value-type="float" office:value="0.997194295066635" calcext:value-type="float">
            <text:p>0.997194295066635</text:p>
          </table:table-cell>
          <table:table-cell table:number-columns-repeated="3"/>
          <table:table-cell office:value-type="float" office:value="1.00127559270145" calcext:value-type="float">
            <text:p>1.00127559270145</text:p>
          </table:table-cell>
          <table:table-cell office:value-type="float" office:value="1.00101714185752" calcext:value-type="float">
            <text:p>1.00101714185752</text:p>
          </table:table-cell>
          <table:table-cell office:value-type="float" office:value="0.99042482940788" calcext:value-type="float">
            <text:p>0.99042482940788</text:p>
          </table:table-cell>
          <table:table-cell office:value-type="float" office:value="-0.0105923124496395" calcext:value-type="float">
            <text:p>-0.01059231244963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2/27/2017</text:p>
          </table:table-cell>
          <table:table-cell office:value-type="string" calcext:value-type="string">
            <text:p>$42.65</text:p>
          </table:table-cell>
          <table:table-cell office:value-type="string" calcext:value-type="string">
            <text:p>$38.9</text:p>
          </table:table-cell>
          <table:table-cell office:value-type="float" office:value="2682.62" calcext:value-type="float">
            <text:p>2682.62</text:p>
          </table:table-cell>
          <table:table-cell/>
          <table:table-cell table:formula="of:=[.D1178]/[.D1177]" office:value-type="float" office:value="0.999209727803416" calcext:value-type="float">
            <text:p>0.999209727803416</text:p>
          </table:table-cell>
          <table:table-cell table:formula="of:=[.B1178]/[.B1177]" office:value-type="float" office:value="0.999824150058617" calcext:value-type="float">
            <text:p>0.999824150058617</text:p>
          </table:table-cell>
          <table:table-cell table:number-columns-repeated="3"/>
          <table:table-cell office:value-type="float" office:value="0.982918067732014" calcext:value-type="float">
            <text:p>0.982918067732014</text:p>
          </table:table-cell>
          <table:table-cell office:value-type="float" office:value="0.978821486420857" calcext:value-type="float">
            <text:p>0.978821486420857</text:p>
          </table:table-cell>
          <table:table-cell office:value-type="float" office:value="0.983109234359373" calcext:value-type="float">
            <text:p>0.983109234359373</text:p>
          </table:table-cell>
          <table:table-cell office:value-type="float" office:value="0.00428774793851638" calcext:value-type="float">
            <text:p>0.004287747938516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2/26/2017</text:p>
          </table:table-cell>
          <table:table-cell office:value-type="string" calcext:value-type="string">
            <text:p>$42.6425</text:p>
          </table:table-cell>
          <table:table-cell office:value-type="string" calcext:value-type="string">
            <text:p>$38.8</text:p>
          </table:table-cell>
          <table:table-cell office:value-type="float" office:value="2680.5" calcext:value-type="float">
            <text:p>2680.5</text:p>
          </table:table-cell>
          <table:table-cell/>
          <table:table-cell table:formula="of:=[.D1179]/[.D1178]" office:value-type="float" office:value="1.00105950382391" calcext:value-type="float">
            <text:p>1.00105950382391</text:p>
          </table:table-cell>
          <table:table-cell table:formula="of:=[.B1179]/[.B1178]" office:value-type="float" office:value="1.02603036876356" calcext:value-type="float">
            <text:p>1.02603036876356</text:p>
          </table:table-cell>
          <table:table-cell table:number-columns-repeated="3"/>
          <table:table-cell office:value-type="float" office:value="0.995556723877954" calcext:value-type="float">
            <text:p>0.995556723877954</text:p>
          </table:table-cell>
          <table:table-cell office:value-type="float" office:value="0.99410259089789" calcext:value-type="float">
            <text:p>0.99410259089789</text:p>
          </table:table-cell>
          <table:table-cell office:value-type="float" office:value="0.989205380354922" calcext:value-type="float">
            <text:p>0.989205380354922</text:p>
          </table:table-cell>
          <table:table-cell office:value-type="float" office:value="-0.00489721054296699" calcext:value-type="float">
            <text:p>-0.004897210542966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2/22/2017</text:p>
          </table:table-cell>
          <table:table-cell office:value-type="string" calcext:value-type="string">
            <text:p>$43.7525</text:p>
          </table:table-cell>
          <table:table-cell office:value-type="string" calcext:value-type="string">
            <text:p>$38.63</text:p>
          </table:table-cell>
          <table:table-cell office:value-type="float" office:value="2683.34" calcext:value-type="float">
            <text:p>2683.34</text:p>
          </table:table-cell>
          <table:table-cell/>
          <table:table-cell table:formula="of:=[.D1180]/[.D1179]" office:value-type="float" office:value="1.00045838395433" calcext:value-type="float">
            <text:p>1.00045838395433</text:p>
          </table:table-cell>
          <table:table-cell table:formula="of:=[.B1180]/[.B1179]" office:value-type="float" office:value="1" calcext:value-type="float">
            <text:p>1</text:p>
          </table:table-cell>
          <table:table-cell table:number-columns-repeated="3"/>
          <table:table-cell office:value-type="float" office:value="1.00048408390788" calcext:value-type="float">
            <text:p>1.00048408390788</text:p>
          </table:table-cell>
          <table:table-cell office:value-type="float" office:value="1.00006014702916" calcext:value-type="float">
            <text:p>1.00006014702916</text:p>
          </table:table-cell>
          <table:table-cell office:value-type="float" office:value="1.00936982231617" calcext:value-type="float">
            <text:p>1.00936982231617</text:p>
          </table:table-cell>
          <table:table-cell office:value-type="float" office:value="0.00930967528701832" calcext:value-type="float">
            <text:p>0.009309675287018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2/21/2017</text:p>
          </table:table-cell>
          <table:table-cell office:value-type="string" calcext:value-type="string">
            <text:p>$43.7525</text:p>
          </table:table-cell>
          <table:table-cell office:value-type="string" calcext:value-type="string">
            <text:p>$38.66</text:p>
          </table:table-cell>
          <table:table-cell office:value-type="float" office:value="2684.57" calcext:value-type="float">
            <text:p>2684.57</text:p>
          </table:table-cell>
          <table:table-cell/>
          <table:table-cell table:formula="of:=[.D1181]/[.D1180]" office:value-type="float" office:value="0.998018304607442" calcext:value-type="float">
            <text:p>0.998018304607442</text:p>
          </table:table-cell>
          <table:table-cell table:formula="of:=[.B1181]/[.B1180]" office:value-type="float" office:value="0.996228786926461" calcext:value-type="float">
            <text:p>0.996228786926461</text:p>
          </table:table-cell>
          <table:table-cell table:number-columns-repeated="3"/>
          <table:table-cell office:value-type="float" office:value="0.997368150961101" calcext:value-type="float">
            <text:p>0.997368150961101</text:p>
          </table:table-cell>
          <table:table-cell office:value-type="float" office:value="0.996292745150879" calcext:value-type="float">
            <text:p>0.996292745150879</text:p>
          </table:table-cell>
          <table:table-cell office:value-type="float" office:value="1.00084904058414" calcext:value-type="float">
            <text:p>1.00084904058414</text:p>
          </table:table-cell>
          <table:table-cell office:value-type="float" office:value="0.00455629543326097" calcext:value-type="float">
            <text:p>0.004556295433260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2/20/2017</text:p>
          </table:table-cell>
          <table:table-cell office:value-type="string" calcext:value-type="string">
            <text:p>$43.5875</text:p>
          </table:table-cell>
          <table:table-cell office:value-type="string" calcext:value-type="string">
            <text:p>$38.53</text:p>
          </table:table-cell>
          <table:table-cell office:value-type="float" office:value="2679.25" calcext:value-type="float">
            <text:p>2679.25</text:p>
          </table:table-cell>
          <table:table-cell/>
          <table:table-cell table:formula="of:=[.D1182]/[.D1181]" office:value-type="float" office:value="1.00082859009051" calcext:value-type="float">
            <text:p>1.00082859009051</text:p>
          </table:table-cell>
          <table:table-cell table:formula="of:=[.B1182]/[.B1181]" office:value-type="float" office:value="1.00108976197304" calcext:value-type="float">
            <text:p>1.00108976197304</text:p>
          </table:table-cell>
          <table:table-cell table:number-columns-repeated="3"/>
          <table:table-cell office:value-type="float" office:value="0.989088329768389" calcext:value-type="float">
            <text:p>0.989088329768389</text:p>
          </table:table-cell>
          <table:table-cell office:value-type="float" office:value="0.986281806389986" calcext:value-type="float">
            <text:p>0.986281806389986</text:p>
          </table:table-cell>
          <table:table-cell office:value-type="float" office:value="0.996550164008596" calcext:value-type="float">
            <text:p>0.996550164008596</text:p>
          </table:table-cell>
          <table:table-cell office:value-type="float" office:value="0.0102683576186108" calcext:value-type="float">
            <text:p>0.01026835761861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2/19/2017</text:p>
          </table:table-cell>
          <table:table-cell office:value-type="string" calcext:value-type="string">
            <text:p>$43.635</text:p>
          </table:table-cell>
          <table:table-cell office:value-type="string" calcext:value-type="string">
            <text:p>$38.83</text:p>
          </table:table-cell>
          <table:table-cell office:value-type="float" office:value="2681.47" calcext:value-type="float">
            <text:p>2681.47</text:p>
          </table:table-cell>
          <table:table-cell/>
          <table:table-cell table:formula="of:=[.D1183]/[.D1182]" office:value-type="float" office:value="1.00324075973253" calcext:value-type="float">
            <text:p>1.00324075973253</text:p>
          </table:table-cell>
          <table:table-cell table:formula="of:=[.B1183]/[.B1182]" office:value-type="float" office:value="1.01077116993239" calcext:value-type="float">
            <text:p>1.01077116993239</text:p>
          </table:table-cell>
          <table:table-cell table:number-columns-repeated="3"/>
          <table:table-cell office:value-type="float" office:value="0.994954017649791" calcext:value-type="float">
            <text:p>0.994954017649791</text:p>
          </table:table-cell>
          <table:table-cell office:value-type="float" office:value="0.993373872849454" calcext:value-type="float">
            <text:p>0.993373872849454</text:p>
          </table:table-cell>
          <table:table-cell office:value-type="float" office:value="0.993133193348845" calcext:value-type="float">
            <text:p>0.993133193348845</text:p>
          </table:table-cell>
          <table:table-cell office:value-type="float" office:value="-0.000240679500608576" calcext:value-type="float">
            <text:p>-0.0002406795006085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2/18/2017</text:p>
          </table:table-cell>
          <table:table-cell office:value-type="string" calcext:value-type="string">
            <text:p>$44.105</text:p>
          </table:table-cell>
          <table:table-cell office:value-type="string" calcext:value-type="string">
            <text:p>$39.07</text:p>
          </table:table-cell>
          <table:table-cell office:value-type="float" office:value="2690.16" calcext:value-type="float">
            <text:p>2690.16</text:p>
          </table:table-cell>
          <table:table-cell/>
          <table:table-cell table:formula="of:=[.D1184]/[.D1183]" office:value-type="float" office:value="0.994665744788414" calcext:value-type="float">
            <text:p>0.994665744788414</text:p>
          </table:table-cell>
          <table:table-cell table:formula="of:=[.B1184]/[.B1183]" office:value-type="float" office:value="0.986112685636549" calcext:value-type="float">
            <text:p>0.986112685636549</text:p>
          </table:table-cell>
          <table:table-cell table:number-columns-repeated="3"/>
          <table:table-cell office:value-type="float" office:value="1.01350427797301" calcext:value-type="float">
            <text:p>1.01350427797301</text:p>
          </table:table-cell>
          <table:table-cell office:value-type="float" office:value="1.01580256010877" calcext:value-type="float">
            <text:p>1.01580256010877</text:p>
          </table:table-cell>
          <table:table-cell office:value-type="float" office:value="1.01782857142857" calcext:value-type="float">
            <text:p>1.01782857142857</text:p>
          </table:table-cell>
          <table:table-cell office:value-type="float" office:value="0.00202601131980096" calcext:value-type="float">
            <text:p>0.002026011319800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2/15/2017</text:p>
          </table:table-cell>
          <table:table-cell office:value-type="string" calcext:value-type="string">
            <text:p>$43.4925</text:p>
          </table:table-cell>
          <table:table-cell office:value-type="string" calcext:value-type="string">
            <text:p>$38.72</text:p>
          </table:table-cell>
          <table:table-cell office:value-type="float" office:value="2675.81" calcext:value-type="float">
            <text:p>2675.81</text:p>
          </table:table-cell>
          <table:table-cell/>
          <table:table-cell table:formula="of:=[.D1185]/[.D1184]" office:value-type="float" office:value="0.991105497027069" calcext:value-type="float">
            <text:p>0.991105497027069</text:p>
          </table:table-cell>
          <table:table-cell table:formula="of:=[.B1185]/[.B1184]" office:value-type="float" office:value="0.989940794389837" calcext:value-type="float">
            <text:p>0.989940794389837</text:p>
          </table:table-cell>
          <table:table-cell table:number-columns-repeated="3"/>
          <table:table-cell office:value-type="float" office:value="1.01122030488277" calcext:value-type="float">
            <text:p>1.01122030488277</text:p>
          </table:table-cell>
          <table:table-cell office:value-type="float" office:value="1.01304106149596" calcext:value-type="float">
            <text:p>1.01304106149596</text:p>
          </table:table-cell>
          <table:table-cell office:value-type="float" office:value="1.00151583202336" calcext:value-type="float">
            <text:p>1.00151583202336</text:p>
          </table:table-cell>
          <table:table-cell office:value-type="float" office:value="-0.011525229472606" calcext:value-type="float">
            <text:p>-0.0115252294726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2/14/2017</text:p>
          </table:table-cell>
          <table:table-cell office:value-type="string" calcext:value-type="string">
            <text:p>$43.055</text:p>
          </table:table-cell>
          <table:table-cell office:value-type="string" calcext:value-type="string">
            <text:p>$38.67</text:p>
          </table:table-cell>
          <table:table-cell office:value-type="float" office:value="2652.01" calcext:value-type="float">
            <text:p>2652.01</text:p>
          </table:table-cell>
          <table:table-cell/>
          <table:table-cell table:formula="of:=[.D1186]/[.D1185]" office:value-type="float" office:value="1.00408746573354" calcext:value-type="float">
            <text:p>1.00408746573354</text:p>
          </table:table-cell>
          <table:table-cell table:formula="of:=[.B1186]/[.B1185]" office:value-type="float" office:value="1.00029032632679" calcext:value-type="float">
            <text:p>1.00029032632679</text:p>
          </table:table-cell>
          <table:table-cell table:number-columns-repeated="3"/>
          <table:table-cell office:value-type="float" office:value="1.0128704068098" calcext:value-type="float">
            <text:p>1.0128704068098</text:p>
          </table:table-cell>
          <table:table-cell office:value-type="float" office:value="1.01503616126397" calcext:value-type="float">
            <text:p>1.01503616126397</text:p>
          </table:table-cell>
          <table:table-cell office:value-type="float" office:value="1.00325130332418" calcext:value-type="float">
            <text:p>1.00325130332418</text:p>
          </table:table-cell>
          <table:table-cell office:value-type="float" office:value="-0.0117848579397957" calcext:value-type="float">
            <text:p>-0.01178485793979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2/13/2017</text:p>
          </table:table-cell>
          <table:table-cell office:value-type="string" calcext:value-type="string">
            <text:p>$43.0675</text:p>
          </table:table-cell>
          <table:table-cell office:value-type="string" calcext:value-type="string">
            <text:p>$38.64</text:p>
          </table:table-cell>
          <table:table-cell office:value-type="float" office:value="2662.85" calcext:value-type="float">
            <text:p>2662.85</text:p>
          </table:table-cell>
          <table:table-cell/>
          <table:table-cell table:formula="of:=[.D1187]/[.D1186]" office:value-type="float" office:value="1.00047317723492" calcext:value-type="float">
            <text:p>1.00047317723492</text:p>
          </table:table-cell>
          <table:table-cell table:formula="of:=[.B1187]/[.B1186]" office:value-type="float" office:value="0.996691240494572" calcext:value-type="float">
            <text:p>0.996691240494572</text:p>
          </table:table-cell>
          <table:table-cell table:number-columns-repeated="3"/>
          <table:table-cell office:value-type="float" office:value="0.988379622967334" calcext:value-type="float">
            <text:p>0.988379622967334</text:p>
          </table:table-cell>
          <table:table-cell office:value-type="float" office:value="0.985424925520259" calcext:value-type="float">
            <text:p>0.985424925520259</text:p>
          </table:table-cell>
          <table:table-cell office:value-type="float" office:value="0.980611275632788" calcext:value-type="float">
            <text:p>0.980611275632788</text:p>
          </table:table-cell>
          <table:table-cell office:value-type="float" office:value="-0.00481364988747113" calcext:value-type="float">
            <text:p>-0.004813649887471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2/12/2017</text:p>
          </table:table-cell>
          <table:table-cell office:value-type="string" calcext:value-type="string">
            <text:p>$42.925</text:p>
          </table:table-cell>
          <table:table-cell office:value-type="string" calcext:value-type="string">
            <text:p>$38.37</text:p>
          </table:table-cell>
          <table:table-cell office:value-type="float" office:value="2664.11" calcext:value-type="float">
            <text:p>2664.11</text:p>
          </table:table-cell>
          <table:table-cell/>
          <table:table-cell table:formula="of:=[.D1188]/[.D1187]" office:value-type="float" office:value="0.998453517309721" calcext:value-type="float">
            <text:p>0.998453517309721</text:p>
          </table:table-cell>
          <table:table-cell table:formula="of:=[.B1188]/[.B1187]" office:value-type="float" office:value="1.00564938846826" calcext:value-type="float">
            <text:p>1.00564938846826</text:p>
          </table:table-cell>
          <table:table-cell table:number-columns-repeated="3"/>
          <table:table-cell office:value-type="float" office:value="0.984224511338405" calcext:value-type="float">
            <text:p>0.984224511338405</text:p>
          </table:table-cell>
          <table:table-cell office:value-type="float" office:value="0.98040107692574" calcext:value-type="float">
            <text:p>0.98040107692574</text:p>
          </table:table-cell>
          <table:table-cell office:value-type="float" office:value="0.982905982905983" calcext:value-type="float">
            <text:p>0.982905982905983</text:p>
          </table:table-cell>
          <table:table-cell office:value-type="float" office:value="0.00250490598024322" calcext:value-type="float">
            <text:p>0.002504905980243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2/11/2017</text:p>
          </table:table-cell>
          <table:table-cell office:value-type="string" calcext:value-type="string">
            <text:p>$43.1675</text:p>
          </table:table-cell>
          <table:table-cell office:value-type="string" calcext:value-type="string">
            <text:p>$38.55</text:p>
          </table:table-cell>
          <table:table-cell office:value-type="float" office:value="2659.99" calcext:value-type="float">
            <text:p>2659.99</text:p>
          </table:table-cell>
          <table:table-cell/>
          <table:table-cell table:formula="of:=[.D1189]/[.D1188]" office:value-type="float" office:value="0.996808258677664" calcext:value-type="float">
            <text:p>0.996808258677664</text:p>
          </table:table-cell>
          <table:table-cell table:formula="of:=[.B1189]/[.B1188]" office:value-type="float" office:value="0.980888399837841" calcext:value-type="float">
            <text:p>0.980888399837841</text:p>
          </table:table-cell>
          <table:table-cell table:number-columns-repeated="3"/>
          <table:table-cell office:value-type="float" office:value="0.999027352475628" calcext:value-type="float">
            <text:p>0.999027352475628</text:p>
          </table:table-cell>
          <table:table-cell office:value-type="float" office:value="0.998298847017974" calcext:value-type="float">
            <text:p>0.998298847017974</text:p>
          </table:table-cell>
          <table:table-cell office:value-type="float" office:value="0.991710144927536" calcext:value-type="float">
            <text:p>0.991710144927536</text:p>
          </table:table-cell>
          <table:table-cell office:value-type="float" office:value="-0.00658870209043749" calcext:value-type="float">
            <text:p>-0.006588702090437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2/08/2017</text:p>
          </table:table-cell>
          <table:table-cell office:value-type="string" calcext:value-type="string">
            <text:p>$42.3425</text:p>
          </table:table-cell>
          <table:table-cell office:value-type="string" calcext:value-type="string">
            <text:p>$38.34</text:p>
          </table:table-cell>
          <table:table-cell office:value-type="float" office:value="2651.5" calcext:value-type="float">
            <text:p>2651.5</text:p>
          </table:table-cell>
          <table:table-cell/>
          <table:table-cell table:formula="of:=[.D1190]/[.D1189]" office:value-type="float" office:value="0.994523854422025" calcext:value-type="float">
            <text:p>0.994523854422025</text:p>
          </table:table-cell>
          <table:table-cell table:formula="of:=[.B1190]/[.B1189]" office:value-type="float" office:value="0.999704788333235" calcext:value-type="float">
            <text:p>0.999704788333235</text:p>
          </table:table-cell>
          <table:table-cell table:number-columns-repeated="3"/>
          <table:table-cell office:value-type="float" office:value="1.00552690711612" calcext:value-type="float">
            <text:p>1.00552690711612</text:p>
          </table:table-cell>
          <table:table-cell office:value-type="float" office:value="1.00615730699732" calcext:value-type="float">
            <text:p>1.00615730699732</text:p>
          </table:table-cell>
          <table:table-cell office:value-type="float" office:value="1.00455953703162" calcext:value-type="float">
            <text:p>1.00455953703162</text:p>
          </table:table-cell>
          <table:table-cell office:value-type="float" office:value="-0.00159776996569661" calcext:value-type="float">
            <text:p>-0.001597769965696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2/07/2017</text:p>
          </table:table-cell>
          <table:table-cell office:value-type="string" calcext:value-type="string">
            <text:p>$42.33</text:p>
          </table:table-cell>
          <table:table-cell office:value-type="string" calcext:value-type="string">
            <text:p>$38.45</text:p>
          </table:table-cell>
          <table:table-cell office:value-type="float" office:value="2636.98" calcext:value-type="float">
            <text:p>2636.98</text:p>
          </table:table-cell>
          <table:table-cell/>
          <table:table-cell table:formula="of:=[.D1191]/[.D1190]" office:value-type="float" office:value="0.997076200805467" calcext:value-type="float">
            <text:p>0.997076200805467</text:p>
          </table:table-cell>
          <table:table-cell table:formula="of:=[.B1191]/[.B1190]" office:value-type="float" office:value="0.998169147176943" calcext:value-type="float">
            <text:p>0.998169147176943</text:p>
          </table:table-cell>
          <table:table-cell table:number-columns-repeated="3"/>
          <table:table-cell office:value-type="float" office:value="1.00587572618232" calcext:value-type="float">
            <text:p>1.00587572618232</text:p>
          </table:table-cell>
          <table:table-cell office:value-type="float" office:value="1.00657905599758" calcext:value-type="float">
            <text:p>1.00657905599758</text:p>
          </table:table-cell>
          <table:table-cell office:value-type="float" office:value="1.00337503636893" calcext:value-type="float">
            <text:p>1.00337503636893</text:p>
          </table:table-cell>
          <table:table-cell office:value-type="float" office:value="-0.00320401962865469" calcext:value-type="float">
            <text:p>-0.003204019628654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2/06/2017</text:p>
          </table:table-cell>
          <table:table-cell office:value-type="string" calcext:value-type="string">
            <text:p>$42.2525</text:p>
          </table:table-cell>
          <table:table-cell office:value-type="string" calcext:value-type="string">
            <text:p>$38.14</text:p>
          </table:table-cell>
          <table:table-cell office:value-type="float" office:value="2629.27" calcext:value-type="float">
            <text:p>2629.27</text:p>
          </table:table-cell>
          <table:table-cell/>
          <table:table-cell table:formula="of:=[.D1192]/[.D1191]" office:value-type="float" office:value="1.00011410011144" calcext:value-type="float">
            <text:p>1.00011410011144</text:p>
          </table:table-cell>
          <table:table-cell table:formula="of:=[.B1192]/[.B1191]" office:value-type="float" office:value="1.00372759008343" calcext:value-type="float">
            <text:p>1.00372759008343</text:p>
          </table:table-cell>
          <table:table-cell table:number-columns-repeated="3"/>
          <table:table-cell office:value-type="float" office:value="0.999626677207545" calcext:value-type="float">
            <text:p>0.999626677207545</text:p>
          </table:table-cell>
          <table:table-cell office:value-type="float" office:value="0.999023476578137" calcext:value-type="float">
            <text:p>0.999023476578137</text:p>
          </table:table-cell>
          <table:table-cell office:value-type="float" office:value="1.0032476947167" calcext:value-type="float">
            <text:p>1.0032476947167</text:p>
          </table:table-cell>
          <table:table-cell office:value-type="float" office:value="0.00422421813855922" calcext:value-type="float">
            <text:p>0.004224218138559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2/05/2017</text:p>
          </table:table-cell>
          <table:table-cell office:value-type="string" calcext:value-type="string">
            <text:p>$42.41</text:p>
          </table:table-cell>
          <table:table-cell office:value-type="string" calcext:value-type="string">
            <text:p>$38.39</text:p>
          </table:table-cell>
          <table:table-cell office:value-type="float" office:value="2629.57" calcext:value-type="float">
            <text:p>2629.57</text:p>
          </table:table-cell>
          <table:table-cell/>
          <table:table-cell table:formula="of:=[.D1193]/[.D1192]" office:value-type="float" office:value="1.00375346539548" calcext:value-type="float">
            <text:p>1.00375346539548</text:p>
          </table:table-cell>
          <table:table-cell table:formula="of:=[.B1193]/[.B1192]" office:value-type="float" office:value="1.00094317377977" calcext:value-type="float">
            <text:p>1.00094317377977</text:p>
          </table:table-cell>
          <table:table-cell table:number-columns-repeated="3"/>
          <table:table-cell office:value-type="float" office:value="0.988074838898653" calcext:value-type="float">
            <text:p>0.988074838898653</text:p>
          </table:table-cell>
          <table:table-cell office:value-type="float" office:value="0.985056418208827" calcext:value-type="float">
            <text:p>0.985056418208827</text:p>
          </table:table-cell>
          <table:table-cell office:value-type="float" office:value="0.967512572981097" calcext:value-type="float">
            <text:p>0.967512572981097</text:p>
          </table:table-cell>
          <table:table-cell office:value-type="float" office:value="-0.0175438452277301" calcext:value-type="float">
            <text:p>-0.01754384522773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2/04/2017</text:p>
          </table:table-cell>
          <table:table-cell office:value-type="string" calcext:value-type="string">
            <text:p>$42.45</text:p>
          </table:table-cell>
          <table:table-cell office:value-type="string" calcext:value-type="string">
            <text:p>$38.31</text:p>
          </table:table-cell>
          <table:table-cell office:value-type="float" office:value="2639.44" calcext:value-type="float">
            <text:p>2639.44</text:p>
          </table:table-cell>
          <table:table-cell/>
          <table:table-cell table:formula="of:=[.D1194]/[.D1193]" office:value-type="float" office:value="1.00105325372049" calcext:value-type="float">
            <text:p>1.00105325372049</text:p>
          </table:table-cell>
          <table:table-cell table:formula="of:=[.B1194]/[.B1193]" office:value-type="float" office:value="1.00736160188457" calcext:value-type="float">
            <text:p>1.00736160188457</text:p>
          </table:table-cell>
          <table:table-cell table:number-columns-repeated="3"/>
          <table:table-cell office:value-type="float" office:value="0.986774770902273" calcext:value-type="float">
            <text:p>0.986774770902273</text:p>
          </table:table-cell>
          <table:table-cell office:value-type="float" office:value="0.983484536305361" calcext:value-type="float">
            <text:p>0.983484536305361</text:p>
          </table:table-cell>
          <table:table-cell office:value-type="float" office:value="0.9818963972038" calcext:value-type="float">
            <text:p>0.9818963972038</text:p>
          </table:table-cell>
          <table:table-cell office:value-type="float" office:value="-0.00158813910156153" calcext:value-type="float">
            <text:p>-0.001588139101561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2/01/2017</text:p>
          </table:table-cell>
          <table:table-cell office:value-type="string" calcext:value-type="string">
            <text:p>$42.7625</text:p>
          </table:table-cell>
          <table:table-cell office:value-type="string" calcext:value-type="string">
            <text:p>$38.29</text:p>
          </table:table-cell>
          <table:table-cell office:value-type="float" office:value="2642.22" calcext:value-type="float">
            <text:p>2642.22</text:p>
          </table:table-cell>
          <table:table-cell/>
          <table:table-cell table:formula="of:=[.D1195]/[.D1194]" office:value-type="float" office:value="1.00202859716451" calcext:value-type="float">
            <text:p>1.00202859716451</text:p>
          </table:table-cell>
          <table:table-cell table:formula="of:=[.B1195]/[.B1194]" office:value-type="float" office:value="1.00467699503069" calcext:value-type="float">
            <text:p>1.00467699503069</text:p>
          </table:table-cell>
          <table:table-cell table:number-columns-repeated="3"/>
          <table:table-cell office:value-type="float" office:value="0.997393857916438" calcext:value-type="float">
            <text:p>0.997393857916438</text:p>
          </table:table-cell>
          <table:table-cell office:value-type="float" office:value="0.996323826831222" calcext:value-type="float">
            <text:p>0.996323826831222</text:p>
          </table:table-cell>
          <table:table-cell office:value-type="float" office:value="0.990081538274309" calcext:value-type="float">
            <text:p>0.990081538274309</text:p>
          </table:table-cell>
          <table:table-cell office:value-type="float" office:value="-0.00624228855691222" calcext:value-type="float">
            <text:p>-0.006242288556912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/30/2017</text:p>
          </table:table-cell>
          <table:table-cell office:value-type="string" calcext:value-type="string">
            <text:p>$42.9625</text:p>
          </table:table-cell>
          <table:table-cell office:value-type="string" calcext:value-type="string">
            <text:p>$37.71</text:p>
          </table:table-cell>
          <table:table-cell office:value-type="float" office:value="2647.58" calcext:value-type="float">
            <text:p>2647.58</text:p>
          </table:table-cell>
          <table:table-cell/>
          <table:table-cell table:formula="of:=[.D1196]/[.D1195]" office:value-type="float" office:value="0.991875599604167" calcext:value-type="float">
            <text:p>0.991875599604167</text:p>
          </table:table-cell>
          <table:table-cell table:formula="of:=[.B1196]/[.B1195]" office:value-type="float" office:value="0.98620890311318" calcext:value-type="float">
            <text:p>0.98620890311318</text:p>
          </table:table-cell>
          <table:table-cell table:number-columns-repeated="3"/>
          <table:table-cell office:value-type="float" office:value="0.986276355421687" calcext:value-type="float">
            <text:p>0.986276355421687</text:p>
          </table:table-cell>
          <table:table-cell office:value-type="float" office:value="0.982881913768293" calcext:value-type="float">
            <text:p>0.982881913768293</text:p>
          </table:table-cell>
          <table:table-cell office:value-type="float" office:value="0.961280806342573" calcext:value-type="float">
            <text:p>0.961280806342573</text:p>
          </table:table-cell>
          <table:table-cell office:value-type="float" office:value="-0.0216011074257203" calcext:value-type="float">
            <text:p>-0.02160110742572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/29/2017</text:p>
          </table:table-cell>
          <table:table-cell office:value-type="string" calcext:value-type="string">
            <text:p>$42.37</text:p>
          </table:table-cell>
          <table:table-cell office:value-type="string" calcext:value-type="string">
            <text:p>$35.63</text:p>
          </table:table-cell>
          <table:table-cell office:value-type="float" office:value="2626.07" calcext:value-type="float">
            <text:p>2626.07</text:p>
          </table:table-cell>
          <table:table-cell/>
          <table:table-cell table:formula="of:=[.D1197]/[.D1196]" office:value-type="float" office:value="1.00036937324595" calcext:value-type="float">
            <text:p>1.00036937324595</text:p>
          </table:table-cell>
          <table:table-cell table:formula="of:=[.B1197]/[.B1196]" office:value-type="float" office:value="1.02118244040595" calcext:value-type="float">
            <text:p>1.02118244040595</text:p>
          </table:table-cell>
          <table:table-cell table:number-columns-repeated="3"/>
          <table:table-cell office:value-type="float" office:value="0.985283731938692" calcext:value-type="float">
            <text:p>0.985283731938692</text:p>
          </table:table-cell>
          <table:table-cell office:value-type="float" office:value="0.981681755857922" calcext:value-type="float">
            <text:p>0.981681755857922</text:p>
          </table:table-cell>
          <table:table-cell office:value-type="float" office:value="0.991944249088933" calcext:value-type="float">
            <text:p>0.991944249088933</text:p>
          </table:table-cell>
          <table:table-cell office:value-type="float" office:value="0.0102624932310107" calcext:value-type="float">
            <text:p>0.01026249323101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/28/2017</text:p>
          </table:table-cell>
          <table:table-cell office:value-type="string" calcext:value-type="string">
            <text:p>$43.2675</text:p>
          </table:table-cell>
          <table:table-cell office:value-type="string" calcext:value-type="string">
            <text:p>$36.26</text:p>
          </table:table-cell>
          <table:table-cell office:value-type="float" office:value="2627.04" calcext:value-type="float">
            <text:p>2627.04</text:p>
          </table:table-cell>
          <table:table-cell/>
          <table:table-cell table:formula="of:=[.D1198]/[.D1197]" office:value-type="float" office:value="0.990247579024301" calcext:value-type="float">
            <text:p>0.990247579024301</text:p>
          </table:table-cell>
          <table:table-cell table:formula="of:=[.B1198]/[.B1197]" office:value-type="float" office:value="1.0058935690761" calcext:value-type="float">
            <text:p>1.0058935690761</text:p>
          </table:table-cell>
          <table:table-cell table:number-columns-repeated="3"/>
          <table:table-cell office:value-type="float" office:value="1.03900038744673" calcext:value-type="float">
            <text:p>1.03900038744673</text:p>
          </table:table-cell>
          <table:table-cell office:value-type="float" office:value="1.04662931163416" calcext:value-type="float">
            <text:p>1.04662931163416</text:p>
          </table:table-cell>
          <table:table-cell office:value-type="float" office:value="1.02829519819529" calcext:value-type="float">
            <text:p>1.02829519819529</text:p>
          </table:table-cell>
          <table:table-cell office:value-type="float" office:value="-0.0183341134388604" calcext:value-type="float">
            <text:p>-0.01833411343886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/27/2017</text:p>
          </table:table-cell>
          <table:table-cell office:value-type="string" calcext:value-type="string">
            <text:p>$43.5225</text:p>
          </table:table-cell>
          <table:table-cell office:value-type="string" calcext:value-type="string">
            <text:p>$36.27</text:p>
          </table:table-cell>
          <table:table-cell office:value-type="float" office:value="2601.42" calcext:value-type="float">
            <text:p>2601.42</text:p>
          </table:table-cell>
          <table:table-cell/>
          <table:table-cell table:formula="of:=[.D1199]/[.D1198]" office:value-type="float" office:value="1.00038440544011" calcext:value-type="float">
            <text:p>1.00038440544011</text:p>
          </table:table-cell>
          <table:table-cell table:formula="of:=[.B1199]/[.B1198]" office:value-type="float" office:value="1.00505485668332" calcext:value-type="float">
            <text:p>1.00505485668332</text:p>
          </table:table-cell>
          <table:table-cell table:number-columns-repeated="3"/>
          <table:table-cell office:value-type="float" office:value="1.00502673717026" calcext:value-type="float">
            <text:p>1.00502673717026</text:p>
          </table:table-cell>
          <table:table-cell office:value-type="float" office:value="1.00555256317719" calcext:value-type="float">
            <text:p>1.00555256317719</text:p>
          </table:table-cell>
          <table:table-cell office:value-type="float" office:value="1.02187539175129" calcext:value-type="float">
            <text:p>1.02187539175129</text:p>
          </table:table-cell>
          <table:table-cell office:value-type="float" office:value="0.0163228285740953" calcext:value-type="float">
            <text:p>0.01632282857409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/24/2017</text:p>
          </table:table-cell>
          <table:table-cell office:value-type="string" calcext:value-type="string">
            <text:p>$43.7425</text:p>
          </table:table-cell>
          <table:table-cell office:value-type="string" calcext:value-type="string">
            <text:p>$37.16</text:p>
          </table:table-cell>
          <table:table-cell office:value-type="float" office:value="2602.42" calcext:value-type="float">
            <text:p>2602.42</text:p>
          </table:table-cell>
          <table:table-cell/>
          <table:table-cell table:formula="of:=[.D1200]/[.D1199]" office:value-type="float" office:value="0.997948063725302" calcext:value-type="float">
            <text:p>0.997948063725302</text:p>
          </table:table-cell>
          <table:table-cell table:formula="of:=[.B1200]/[.B1199]" office:value-type="float" office:value="0.999942847345259" calcext:value-type="float">
            <text:p>0.999942847345259</text:p>
          </table:table-cell>
          <table:table-cell table:number-columns-repeated="3"/>
          <table:table-cell office:value-type="float" office:value="0.982858033348917" calcext:value-type="float">
            <text:p>0.982858033348917</text:p>
          </table:table-cell>
          <table:table-cell office:value-type="float" office:value="0.97874890024795" calcext:value-type="float">
            <text:p>0.97874890024795</text:p>
          </table:table-cell>
          <table:table-cell office:value-type="float" office:value="0.959884683800528" calcext:value-type="float">
            <text:p>0.959884683800528</text:p>
          </table:table-cell>
          <table:table-cell office:value-type="float" office:value="-0.0188642164474219" calcext:value-type="float">
            <text:p>-0.01886421644742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/22/2017</text:p>
          </table:table-cell>
          <table:table-cell office:value-type="string" calcext:value-type="string">
            <text:p>$43.74</text:p>
          </table:table-cell>
          <table:table-cell office:value-type="string" calcext:value-type="string">
            <text:p>$36.98</text:p>
          </table:table-cell>
          <table:table-cell office:value-type="float" office:value="2597.08" calcext:value-type="float">
            <text:p>2597.08</text:p>
          </table:table-cell>
          <table:table-cell/>
          <table:table-cell table:formula="of:=[.D1201]/[.D1200]" office:value-type="float" office:value="1.00075084325473" calcext:value-type="float">
            <text:p>1.00075084325473</text:p>
          </table:table-cell>
          <table:table-cell table:formula="of:=[.B1201]/[.B1200]" office:value-type="float" office:value="0.989597622313672" calcext:value-type="float">
            <text:p>0.989597622313672</text:p>
          </table:table-cell>
          <table:table-cell table:number-columns-repeated="3"/>
          <table:table-cell office:value-type="float" office:value="1.04273029966704" calcext:value-type="float">
            <text:p>1.04273029966704</text:p>
          </table:table-cell>
          <table:table-cell office:value-type="float" office:value="1.0511390615372" calcext:value-type="float">
            <text:p>1.0511390615372</text:p>
          </table:table-cell>
          <table:table-cell office:value-type="float" office:value="1.02562464055211" calcext:value-type="float">
            <text:p>1.02562464055211</text:p>
          </table:table-cell>
          <table:table-cell office:value-type="float" office:value="-0.0255144209850851" calcext:value-type="float">
            <text:p>-0.02551442098508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/21/2017</text:p>
          </table:table-cell>
          <table:table-cell office:value-type="string" calcext:value-type="string">
            <text:p>$43.285</text:p>
          </table:table-cell>
          <table:table-cell office:value-type="string" calcext:value-type="string">
            <text:p>$36.8</text:p>
          </table:table-cell>
          <table:table-cell office:value-type="float" office:value="2599.03" calcext:value-type="float">
            <text:p>2599.03</text:p>
          </table:table-cell>
          <table:table-cell/>
          <table:table-cell table:formula="of:=[.D1202]/[.D1201]" office:value-type="float" office:value="0.993501421684244" calcext:value-type="float">
            <text:p>0.993501421684244</text:p>
          </table:table-cell>
          <table:table-cell table:formula="of:=[.B1202]/[.B1201]" office:value-type="float" office:value="0.981748873743791" calcext:value-type="float">
            <text:p>0.981748873743791</text:p>
          </table:table-cell>
          <table:table-cell table:number-columns-repeated="3"/>
          <table:table-cell office:value-type="float" office:value="1.02166806051851" calcext:value-type="float">
            <text:p>1.02166806051851</text:p>
          </table:table-cell>
          <table:table-cell office:value-type="float" office:value="1.02567319924675" calcext:value-type="float">
            <text:p>1.02567319924675</text:p>
          </table:table-cell>
          <table:table-cell office:value-type="float" office:value="1.04535825545171" calcext:value-type="float">
            <text:p>1.04535825545171</text:p>
          </table:table-cell>
          <table:table-cell office:value-type="float" office:value="0.0196850562049657" calcext:value-type="float">
            <text:p>0.01968505620496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/20/2017</text:p>
          </table:table-cell>
          <table:table-cell office:value-type="string" calcext:value-type="string">
            <text:p>$42.495</text:p>
          </table:table-cell>
          <table:table-cell office:value-type="string" calcext:value-type="string">
            <text:p>$35.87</text:p>
          </table:table-cell>
          <table:table-cell office:value-type="float" office:value="2582.14" calcext:value-type="float">
            <text:p>2582.14</text:p>
          </table:table-cell>
          <table:table-cell/>
          <table:table-cell table:formula="of:=[.D1203]/[.D1202]" office:value-type="float" office:value="0.998725863043832" calcext:value-type="float">
            <text:p>0.998725863043832</text:p>
          </table:table-cell>
          <table:table-cell table:formula="of:=[.B1203]/[.B1202]" office:value-type="float" office:value="1.0010001176609" calcext:value-type="float">
            <text:p>1.0010001176609</text:p>
          </table:table-cell>
          <table:table-cell table:number-columns-repeated="3"/>
          <table:table-cell office:value-type="float" office:value="1.00064848085387" calcext:value-type="float">
            <text:p>1.00064848085387</text:p>
          </table:table-cell>
          <table:table-cell office:value-type="float" office:value="1.00025891554366" calcext:value-type="float">
            <text:p>1.00025891554366</text:p>
          </table:table-cell>
          <table:table-cell office:value-type="float" office:value="0.997913934914769" calcext:value-type="float">
            <text:p>0.997913934914769</text:p>
          </table:table-cell>
          <table:table-cell office:value-type="float" office:value="-0.00234498062888577" calcext:value-type="float">
            <text:p>-0.002344980628885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/17/2017</text:p>
          </table:table-cell>
          <table:table-cell office:value-type="string" calcext:value-type="string">
            <text:p>$42.5375</text:p>
          </table:table-cell>
          <table:table-cell office:value-type="string" calcext:value-type="string">
            <text:p>$35.16</text:p>
          </table:table-cell>
          <table:table-cell office:value-type="float" office:value="2578.85" calcext:value-type="float">
            <text:p>2578.85</text:p>
          </table:table-cell>
          <table:table-cell/>
          <table:table-cell table:formula="of:=[.D1204]/[.D1203]" office:value-type="float" office:value="1.0026329565504" calcext:value-type="float">
            <text:p>1.0026329565504</text:p>
          </table:table-cell>
          <table:table-cell table:formula="of:=[.B1204]/[.B1203]" office:value-type="float" office:value="1.00558330884514" calcext:value-type="float">
            <text:p>1.00558330884514</text:p>
          </table:table-cell>
          <table:table-cell table:number-columns-repeated="3"/>
          <table:table-cell office:value-type="float" office:value="0.999511298564705" calcext:value-type="float">
            <text:p>0.999511298564705</text:p>
          </table:table-cell>
          <table:table-cell office:value-type="float" office:value="0.998883974951121" calcext:value-type="float">
            <text:p>0.998883974951121</text:p>
          </table:table-cell>
          <table:table-cell office:value-type="float" office:value="0.997252583169085" calcext:value-type="float">
            <text:p>0.997252583169085</text:p>
          </table:table-cell>
          <table:table-cell office:value-type="float" office:value="-0.00163139178203542" calcext:value-type="float">
            <text:p>-0.001631391782035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/16/2017</text:p>
          </table:table-cell>
          <table:table-cell office:value-type="string" calcext:value-type="string">
            <text:p>$42.775</text:p>
          </table:table-cell>
          <table:table-cell office:value-type="string" calcext:value-type="string">
            <text:p>$34.5</text:p>
          </table:table-cell>
          <table:table-cell office:value-type="float" office:value="2585.64" calcext:value-type="float">
            <text:p>2585.64</text:p>
          </table:table-cell>
          <table:table-cell/>
          <table:table-cell table:formula="of:=[.D1205]/[.D1204]" office:value-type="float" office:value="0.991870484676908" calcext:value-type="float">
            <text:p>0.991870484676908</text:p>
          </table:table-cell>
          <table:table-cell table:formula="of:=[.B1205]/[.B1204]" office:value-type="float" office:value="0.988194038573933" calcext:value-type="float">
            <text:p>0.988194038573933</text:p>
          </table:table-cell>
          <table:table-cell table:number-columns-repeated="3"/>
          <table:table-cell office:value-type="float" office:value="1.01101887380732" calcext:value-type="float">
            <text:p>1.01101887380732</text:p>
          </table:table-cell>
          <table:table-cell office:value-type="float" office:value="1.01279751587899" calcext:value-type="float">
            <text:p>1.01279751587899</text:p>
          </table:table-cell>
          <table:table-cell office:value-type="float" office:value="1.00592920883991" calcext:value-type="float">
            <text:p>1.00592920883991</text:p>
          </table:table-cell>
          <table:table-cell office:value-type="float" office:value="-0.00686830703907471" calcext:value-type="float">
            <text:p>-0.006868307039074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/15/2017</text:p>
          </table:table-cell>
          <table:table-cell office:value-type="string" calcext:value-type="string">
            <text:p>$42.27</text:p>
          </table:table-cell>
          <table:table-cell office:value-type="string" calcext:value-type="string">
            <text:p>$34.52</text:p>
          </table:table-cell>
          <table:table-cell office:value-type="float" office:value="2564.62" calcext:value-type="float">
            <text:p>2564.62</text:p>
          </table:table-cell>
          <table:table-cell/>
          <table:table-cell table:formula="of:=[.D1206]/[.D1205]" office:value-type="float" office:value="1.00555637872277" calcext:value-type="float">
            <text:p>1.00555637872277</text:p>
          </table:table-cell>
          <table:table-cell table:formula="of:=[.B1206]/[.B1205]" office:value-type="float" office:value="1.0133664537497" calcext:value-type="float">
            <text:p>1.0133664537497</text:p>
          </table:table-cell>
          <table:table-cell table:number-columns-repeated="3"/>
          <table:table-cell office:value-type="float" office:value="1.00677757023757" calcext:value-type="float">
            <text:p>1.00677757023757</text:p>
          </table:table-cell>
          <table:table-cell office:value-type="float" office:value="1.00766945461837" calcext:value-type="float">
            <text:p>1.00766945461837</text:p>
          </table:table-cell>
          <table:table-cell office:value-type="float" office:value="1.02113598475828" calcext:value-type="float">
            <text:p>1.02113598475828</text:p>
          </table:table-cell>
          <table:table-cell office:value-type="float" office:value="0.013466530139908" calcext:value-type="float">
            <text:p>0.0134665301399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/14/2017</text:p>
          </table:table-cell>
          <table:table-cell office:value-type="string" calcext:value-type="string">
            <text:p>$42.835</text:p>
          </table:table-cell>
          <table:table-cell office:value-type="string" calcext:value-type="string">
            <text:p>$34.97</text:p>
          </table:table-cell>
          <table:table-cell office:value-type="float" office:value="2578.87" calcext:value-type="float">
            <text:p>2578.87</text:p>
          </table:table-cell>
          <table:table-cell/>
          <table:table-cell table:formula="of:=[.D1207]/[.D1206]" office:value-type="float" office:value="1.00231496740821" calcext:value-type="float">
            <text:p>1.00231496740821</text:p>
          </table:table-cell>
          <table:table-cell table:formula="of:=[.B1207]/[.B1206]" office:value-type="float" office:value="1.01534959729193" calcext:value-type="float">
            <text:p>1.01534959729193</text:p>
          </table:table-cell>
          <table:table-cell table:number-columns-repeated="3"/>
          <table:table-cell office:value-type="float" office:value="0.988297416868845" calcext:value-type="float">
            <text:p>0.988297416868845</text:p>
          </table:table-cell>
          <table:table-cell office:value-type="float" office:value="0.985325532043204" calcext:value-type="float">
            <text:p>0.985325532043204</text:p>
          </table:table-cell>
          <table:table-cell office:value-type="float" office:value="0.997667774473792" calcext:value-type="float">
            <text:p>0.997667774473792</text:p>
          </table:table-cell>
          <table:table-cell office:value-type="float" office:value="0.0123422424305878" calcext:value-type="float">
            <text:p>0.01234224243058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/13/2017</text:p>
          </table:table-cell>
          <table:table-cell office:value-type="string" calcext:value-type="string">
            <text:p>$43.4925</text:p>
          </table:table-cell>
          <table:table-cell office:value-type="string" calcext:value-type="string">
            <text:p>$36.22</text:p>
          </table:table-cell>
          <table:table-cell office:value-type="float" office:value="2584.84" calcext:value-type="float">
            <text:p>2584.84</text:p>
          </table:table-cell>
          <table:table-cell/>
          <table:table-cell table:formula="of:=[.D1208]/[.D1207]" office:value-type="float" office:value="0.999017347301961" calcext:value-type="float">
            <text:p>0.999017347301961</text:p>
          </table:table-cell>
          <table:table-cell table:formula="of:=[.B1208]/[.B1207]" office:value-type="float" office:value="1.00402368224407" calcext:value-type="float">
            <text:p>1.00402368224407</text:p>
          </table:table-cell>
          <table:table-cell table:number-columns-repeated="3"/>
          <table:table-cell office:value-type="float" office:value="0.999397728273312" calcext:value-type="float">
            <text:p>0.999397728273312</text:p>
          </table:table-cell>
          <table:table-cell office:value-type="float" office:value="0.998746659759677" calcext:value-type="float">
            <text:p>0.998746659759677</text:p>
          </table:table-cell>
          <table:table-cell office:value-type="float" office:value="1.01817544269768" calcext:value-type="float">
            <text:p>1.01817544269768</text:p>
          </table:table-cell>
          <table:table-cell office:value-type="float" office:value="0.0194287829380024" calcext:value-type="float">
            <text:p>0.01942878293800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/10/2017</text:p>
          </table:table-cell>
          <table:table-cell office:value-type="string" calcext:value-type="string">
            <text:p>$43.6675</text:p>
          </table:table-cell>
          <table:table-cell office:value-type="string" calcext:value-type="string">
            <text:p>$36.48</text:p>
          </table:table-cell>
          <table:table-cell office:value-type="float" office:value="2582.3" calcext:value-type="float">
            <text:p>2582.3</text:p>
          </table:table-cell>
          <table:table-cell/>
          <table:table-cell table:formula="of:=[.D1209]/[.D1208]" office:value-type="float" office:value="1.00089842388568" calcext:value-type="float">
            <text:p>1.00089842388568</text:p>
          </table:table-cell>
          <table:table-cell table:formula="of:=[.B1209]/[.B1208]" office:value-type="float" office:value="1.00692734871472" calcext:value-type="float">
            <text:p>1.00692734871472</text:p>
          </table:table-cell>
          <table:table-cell table:number-columns-repeated="3"/>
          <table:table-cell office:value-type="float" office:value="1.00056034452378" calcext:value-type="float">
            <text:p>1.00056034452378</text:p>
          </table:table-cell>
          <table:table-cell office:value-type="float" office:value="1.00015235196183" calcext:value-type="float">
            <text:p>1.00015235196183</text:p>
          </table:table-cell>
          <table:table-cell office:value-type="float" office:value="1.01618643094937" calcext:value-type="float">
            <text:p>1.01618643094937</text:p>
          </table:table-cell>
          <table:table-cell office:value-type="float" office:value="0.0160340789875419" calcext:value-type="float">
            <text:p>0.01603407898754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/09/2017</text:p>
          </table:table-cell>
          <table:table-cell office:value-type="string" calcext:value-type="string">
            <text:p>$43.97</text:p>
          </table:table-cell>
          <table:table-cell office:value-type="string" calcext:value-type="string">
            <text:p>$36.64</text:p>
          </table:table-cell>
          <table:table-cell office:value-type="float" office:value="2584.62" calcext:value-type="float">
            <text:p>2584.62</text:p>
          </table:table-cell>
          <table:table-cell/>
          <table:table-cell table:formula="of:=[.D1210]/[.D1209]" office:value-type="float" office:value="1.00377618373301" calcext:value-type="float">
            <text:p>1.00377618373301</text:p>
          </table:table-cell>
          <table:table-cell table:formula="of:=[.B1210]/[.B1209]" office:value-type="float" office:value="1.00204685012509" calcext:value-type="float">
            <text:p>1.00204685012509</text:p>
          </table:table-cell>
          <table:table-cell table:number-columns-repeated="3"/>
          <table:table-cell office:value-type="float" office:value="0.997830321260386" calcext:value-type="float">
            <text:p>0.997830321260386</text:p>
          </table:table-cell>
          <table:table-cell office:value-type="float" office:value="0.996851544484289" calcext:value-type="float">
            <text:p>0.996851544484289</text:p>
          </table:table-cell>
          <table:table-cell office:value-type="float" office:value="0.999774062358789" calcext:value-type="float">
            <text:p>0.999774062358789</text:p>
          </table:table-cell>
          <table:table-cell office:value-type="float" office:value="0.00292251787450015" calcext:value-type="float">
            <text:p>0.002922517874500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/08/2017</text:p>
          </table:table-cell>
          <table:table-cell office:value-type="string" calcext:value-type="string">
            <text:p>$44.06</text:p>
          </table:table-cell>
          <table:table-cell office:value-type="string" calcext:value-type="string">
            <text:p>$36.79</text:p>
          </table:table-cell>
          <table:table-cell office:value-type="float" office:value="2594.38" calcext:value-type="float">
            <text:p>2594.38</text:p>
          </table:table-cell>
          <table:table-cell/>
          <table:table-cell table:formula="of:=[.D1211]/[.D1210]" office:value-type="float" office:value="0.998558422436189" calcext:value-type="float">
            <text:p>0.998558422436189</text:p>
          </table:table-cell>
          <table:table-cell table:formula="of:=[.B1211]/[.B1210]" office:value-type="float" office:value="0.991886064457558" calcext:value-type="float">
            <text:p>0.991886064457558</text:p>
          </table:table-cell>
          <table:table-cell table:number-columns-repeated="3"/>
          <table:table-cell office:value-type="float" office:value="0.991997797364603" calcext:value-type="float">
            <text:p>0.991997797364603</text:p>
          </table:table-cell>
          <table:table-cell office:value-type="float" office:value="0.989799575826618" calcext:value-type="float">
            <text:p>0.989799575826618</text:p>
          </table:table-cell>
          <table:table-cell office:value-type="float" office:value="1.00824858757062" calcext:value-type="float">
            <text:p>1.00824858757062</text:p>
          </table:table-cell>
          <table:table-cell office:value-type="float" office:value="0.0184490117440033" calcext:value-type="float">
            <text:p>0.01844901174400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/07/2017</text:p>
          </table:table-cell>
          <table:table-cell office:value-type="string" calcext:value-type="string">
            <text:p>$43.7025</text:p>
          </table:table-cell>
          <table:table-cell office:value-type="string" calcext:value-type="string">
            <text:p>$36.71</text:p>
          </table:table-cell>
          <table:table-cell office:value-type="float" office:value="2590.64" calcext:value-type="float">
            <text:p>2590.64</text:p>
          </table:table-cell>
          <table:table-cell/>
          <table:table-cell table:formula="of:=[.D1212]/[.D1211]" office:value-type="float" office:value="1.00018914245129" calcext:value-type="float">
            <text:p>1.00018914245129</text:p>
          </table:table-cell>
          <table:table-cell table:formula="of:=[.B1212]/[.B1211]" office:value-type="float" office:value="0.996796521938104" calcext:value-type="float">
            <text:p>0.996796521938104</text:p>
          </table:table-cell>
          <table:table-cell table:number-columns-repeated="3"/>
          <table:table-cell office:value-type="float" office:value="0.995633918087037" calcext:value-type="float">
            <text:p>0.995633918087037</text:p>
          </table:table-cell>
          <table:table-cell office:value-type="float" office:value="0.994195924616316" calcext:value-type="float">
            <text:p>0.994195924616316</text:p>
          </table:table-cell>
          <table:table-cell office:value-type="float" office:value="1.00448279726549" calcext:value-type="float">
            <text:p>1.00448279726549</text:p>
          </table:table-cell>
          <table:table-cell office:value-type="float" office:value="0.0102868726491774" calcext:value-type="float">
            <text:p>0.01028687264917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/06/2017</text:p>
          </table:table-cell>
          <table:table-cell office:value-type="string" calcext:value-type="string">
            <text:p>$43.5625</text:p>
          </table:table-cell>
          <table:table-cell office:value-type="string" calcext:value-type="string">
            <text:p>$36.82</text:p>
          </table:table-cell>
          <table:table-cell office:value-type="float" office:value="2591.13" calcext:value-type="float">
            <text:p>2591.13</text:p>
          </table:table-cell>
          <table:table-cell/>
          <table:table-cell table:formula="of:=[.D1213]/[.D1212]" office:value-type="float" office:value="0.998730283698618" calcext:value-type="float">
            <text:p>0.998730283698618</text:p>
          </table:table-cell>
          <table:table-cell table:formula="of:=[.B1213]/[.B1212]" office:value-type="float" office:value="0.989956958393113" calcext:value-type="float">
            <text:p>0.989956958393113</text:p>
          </table:table-cell>
          <table:table-cell table:number-columns-repeated="3"/>
          <table:table-cell office:value-type="float" office:value="1.00161899622234" calcext:value-type="float">
            <text:p>1.00161899622234</text:p>
          </table:table-cell>
          <table:table-cell office:value-type="float" office:value="1.00143234304821" calcext:value-type="float">
            <text:p>1.00143234304821</text:p>
          </table:table-cell>
          <table:table-cell office:value-type="float" office:value="0.999107441704786" calcext:value-type="float">
            <text:p>0.999107441704786</text:p>
          </table:table-cell>
          <table:table-cell office:value-type="float" office:value="-0.00232490134342" calcext:value-type="float">
            <text:p>-0.002324901343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/03/2017</text:p>
          </table:table-cell>
          <table:table-cell office:value-type="string" calcext:value-type="string">
            <text:p>$43.125</text:p>
          </table:table-cell>
          <table:table-cell office:value-type="string" calcext:value-type="string">
            <text:p>$36.69</text:p>
          </table:table-cell>
          <table:table-cell office:value-type="float" office:value="2587.84" calcext:value-type="float">
            <text:p>2587.84</text:p>
          </table:table-cell>
          <table:table-cell/>
          <table:table-cell table:formula="of:=[.D1214]/[.D1213]" office:value-type="float" office:value="0.996912482997403" calcext:value-type="float">
            <text:p>0.996912482997403</text:p>
          </table:table-cell>
          <table:table-cell table:formula="of:=[.B1214]/[.B1213]" office:value-type="float" office:value="0.974550724637681" calcext:value-type="float">
            <text:p>0.974550724637681</text:p>
          </table:table-cell>
          <table:table-cell table:number-columns-repeated="3"/>
          <table:table-cell office:value-type="float" office:value="0.990672813427723" calcext:value-type="float">
            <text:p>0.990672813427723</text:p>
          </table:table-cell>
          <table:table-cell office:value-type="float" office:value="0.988197568640407" calcext:value-type="float">
            <text:p>0.988197568640407</text:p>
          </table:table-cell>
          <table:table-cell office:value-type="float" office:value="0.983752093802345" calcext:value-type="float">
            <text:p>0.983752093802345</text:p>
          </table:table-cell>
          <table:table-cell office:value-type="float" office:value="-0.00444547483806146" calcext:value-type="float">
            <text:p>-0.004445474838061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/02/2017</text:p>
          </table:table-cell>
          <table:table-cell office:value-type="string" calcext:value-type="string">
            <text:p>$42.0275</text:p>
          </table:table-cell>
          <table:table-cell office:value-type="string" calcext:value-type="string">
            <text:p>$36.71</text:p>
          </table:table-cell>
          <table:table-cell office:value-type="float" office:value="2579.85" calcext:value-type="float">
            <text:p>2579.85</text:p>
          </table:table-cell>
          <table:table-cell/>
          <table:table-cell table:formula="of:=[.D1215]/[.D1214]" office:value-type="float" office:value="0.999810066476733" calcext:value-type="float">
            <text:p>0.999810066476733</text:p>
          </table:table-cell>
          <table:table-cell table:formula="of:=[.B1215]/[.B1214]" office:value-type="float" office:value="0.992742846945452" calcext:value-type="float">
            <text:p>0.992742846945452</text:p>
          </table:table-cell>
          <table:table-cell table:number-columns-repeated="3"/>
          <table:table-cell office:value-type="float" office:value="1.00353692885082" calcext:value-type="float">
            <text:p>1.00353692885082</text:p>
          </table:table-cell>
          <table:table-cell office:value-type="float" office:value="1.00375127067289" calcext:value-type="float">
            <text:p>1.00375127067289</text:p>
          </table:table-cell>
          <table:table-cell office:value-type="float" office:value="1.00510812191384" calcext:value-type="float">
            <text:p>1.00510812191384</text:p>
          </table:table-cell>
          <table:table-cell office:value-type="float" office:value="0.00135685124095164" calcext:value-type="float">
            <text:p>0.001356851240951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/01/2017</text:p>
          </table:table-cell>
          <table:table-cell office:value-type="string" calcext:value-type="string">
            <text:p>$41.7225</text:p>
          </table:table-cell>
          <table:table-cell office:value-type="string" calcext:value-type="string">
            <text:p>$38.32</text:p>
          </table:table-cell>
          <table:table-cell office:value-type="float" office:value="2579.36" calcext:value-type="float">
            <text:p>2579.36</text:p>
          </table:table-cell>
          <table:table-cell/>
          <table:table-cell table:formula="of:=[.D1216]/[.D1215]" office:value-type="float" office:value="0.998410458408287" calcext:value-type="float">
            <text:p>0.998410458408287</text:p>
          </table:table-cell>
          <table:table-cell table:formula="of:=[.B1216]/[.B1215]" office:value-type="float" office:value="1.01288273713224" calcext:value-type="float">
            <text:p>1.01288273713224</text:p>
          </table:table-cell>
          <table:table-cell table:number-columns-repeated="3"/>
          <table:table-cell office:value-type="float" office:value="0.993295624210406" calcext:value-type="float">
            <text:p>0.993295624210406</text:p>
          </table:table-cell>
          <table:table-cell office:value-type="float" office:value="0.991368748007172" calcext:value-type="float">
            <text:p>0.991368748007172</text:p>
          </table:table-cell>
          <table:table-cell office:value-type="float" office:value="0.989779208312158" calcext:value-type="float">
            <text:p>0.989779208312158</text:p>
          </table:table-cell>
          <table:table-cell office:value-type="float" office:value="-0.00158953969501485" calcext:value-type="float">
            <text:p>-0.001589539695014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/31/2017</text:p>
          </table:table-cell>
          <table:table-cell office:value-type="string" calcext:value-type="string">
            <text:p>$42.26</text:p>
          </table:table-cell>
          <table:table-cell office:value-type="string" calcext:value-type="string">
            <text:p>$38.46</text:p>
          </table:table-cell>
          <table:table-cell office:value-type="float" office:value="2575.26" calcext:value-type="float">
            <text:p>2575.26</text:p>
          </table:table-cell>
          <table:table-cell/>
          <table:table-cell table:formula="of:=[.D1217]/[.D1216]" office:value-type="float" office:value="0.999056405955127" calcext:value-type="float">
            <text:p>0.999056405955127</text:p>
          </table:table-cell>
          <table:table-cell table:formula="of:=[.B1217]/[.B1216]" office:value-type="float" office:value="0.986275437766209" calcext:value-type="float">
            <text:p>0.986275437766209</text:p>
          </table:table-cell>
          <table:table-cell table:number-columns-repeated="3"/>
          <table:table-cell office:value-type="float" office:value="0.99301550824553" calcext:value-type="float">
            <text:p>0.99301550824553</text:p>
          </table:table-cell>
          <table:table-cell office:value-type="float" office:value="0.991030066324918" calcext:value-type="float">
            <text:p>0.991030066324918</text:p>
          </table:table-cell>
          <table:table-cell office:value-type="float" office:value="0.994351894112277" calcext:value-type="float">
            <text:p>0.994351894112277</text:p>
          </table:table-cell>
          <table:table-cell office:value-type="float" office:value="0.00332182778735934" calcext:value-type="float">
            <text:p>0.003321827787359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/30/2017</text:p>
          </table:table-cell>
          <table:table-cell office:value-type="string" calcext:value-type="string">
            <text:p>$41.68</text:p>
          </table:table-cell>
          <table:table-cell office:value-type="string" calcext:value-type="string">
            <text:p>$38.58</text:p>
          </table:table-cell>
          <table:table-cell office:value-type="float" office:value="2572.83" calcext:value-type="float">
            <text:p>2572.83</text:p>
          </table:table-cell>
          <table:table-cell/>
          <table:table-cell table:formula="of:=[.D1218]/[.D1217]" office:value-type="float" office:value="1.0032026989735" calcext:value-type="float">
            <text:p>1.0032026989735</text:p>
          </table:table-cell>
          <table:table-cell table:formula="of:=[.B1218]/[.B1217]" office:value-type="float" office:value="0.977987044145873" calcext:value-type="float">
            <text:p>0.977987044145873</text:p>
          </table:table-cell>
          <table:table-cell table:number-columns-repeated="3"/>
          <table:table-cell office:value-type="float" office:value="1.00111344392573" calcext:value-type="float">
            <text:p>1.00111344392573</text:p>
          </table:table-cell>
          <table:table-cell office:value-type="float" office:value="1.00082109155327" calcext:value-type="float">
            <text:p>1.00082109155327</text:p>
          </table:table-cell>
          <table:table-cell office:value-type="float" office:value="1.00022950255322" calcext:value-type="float">
            <text:p>1.00022950255322</text:p>
          </table:table-cell>
          <table:table-cell office:value-type="float" office:value="-0.00059158900005496" calcext:value-type="float">
            <text:p>-0.000591589000054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/27/2017</text:p>
          </table:table-cell>
          <table:table-cell office:value-type="string" calcext:value-type="string">
            <text:p>$40.7625</text:p>
          </table:table-cell>
          <table:table-cell office:value-type="string" calcext:value-type="string">
            <text:p>$38.42</text:p>
          </table:table-cell>
          <table:table-cell office:value-type="float" office:value="2581.07" calcext:value-type="float">
            <text:p>2581.07</text:p>
          </table:table-cell>
          <table:table-cell/>
          <table:table-cell table:formula="of:=[.D1219]/[.D1218]" office:value-type="float" office:value="0.991991693367479" calcext:value-type="float">
            <text:p>0.991991693367479</text:p>
          </table:table-cell>
          <table:table-cell table:formula="of:=[.B1219]/[.B1218]" office:value-type="float" office:value="0.965409383624655" calcext:value-type="float">
            <text:p>0.965409383624655</text:p>
          </table:table-cell>
          <table:table-cell table:number-columns-repeated="3"/>
          <table:table-cell office:value-type="float" office:value="0.99869879220293" calcext:value-type="float">
            <text:p>0.99869879220293</text:p>
          </table:table-cell>
          <table:table-cell office:value-type="float" office:value="0.997901592452605" calcext:value-type="float">
            <text:p>0.997901592452605</text:p>
          </table:table-cell>
          <table:table-cell office:value-type="float" office:value="1.00011472494694" calcext:value-type="float">
            <text:p>1.00011472494694</text:p>
          </table:table-cell>
          <table:table-cell office:value-type="float" office:value="0.00221313249433486" calcext:value-type="float">
            <text:p>0.002213132494334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/26/2017</text:p>
          </table:table-cell>
          <table:table-cell office:value-type="string" calcext:value-type="string">
            <text:p>$39.3525</text:p>
          </table:table-cell>
          <table:table-cell office:value-type="string" calcext:value-type="string">
            <text:p>$37.96</text:p>
          </table:table-cell>
          <table:table-cell office:value-type="float" office:value="2560.4" calcext:value-type="float">
            <text:p>2560.4</text:p>
          </table:table-cell>
          <table:table-cell/>
          <table:table-cell table:formula="of:=[.D1220]/[.D1219]" office:value-type="float" office:value="0.998730667083268" calcext:value-type="float">
            <text:p>0.998730667083268</text:p>
          </table:table-cell>
          <table:table-cell table:formula="of:=[.B1220]/[.B1219]" office:value-type="float" office:value="0.993647163458484" calcext:value-type="float">
            <text:p>0.993647163458484</text:p>
          </table:table-cell>
          <table:table-cell table:number-columns-repeated="3"/>
          <table:table-cell office:value-type="float" office:value="0.998340436217796" calcext:value-type="float">
            <text:p>0.998340436217796</text:p>
          </table:table-cell>
          <table:table-cell office:value-type="float" office:value="0.997468312586013" calcext:value-type="float">
            <text:p>0.997468312586013</text:p>
          </table:table-cell>
          <table:table-cell office:value-type="float" office:value="1.00372813306567" calcext:value-type="float">
            <text:p>1.00372813306567</text:p>
          </table:table-cell>
          <table:table-cell office:value-type="float" office:value="0.00625982047965912" calcext:value-type="float">
            <text:p>0.006259820479659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/25/2017</text:p>
          </table:table-cell>
          <table:table-cell office:value-type="string" calcext:value-type="string">
            <text:p>$39.1025</text:p>
          </table:table-cell>
          <table:table-cell office:value-type="string" calcext:value-type="string">
            <text:p>$38.01</text:p>
          </table:table-cell>
          <table:table-cell office:value-type="float" office:value="2557.15" calcext:value-type="float">
            <text:p>2557.15</text:p>
          </table:table-cell>
          <table:table-cell/>
          <table:table-cell table:formula="of:=[.D1221]/[.D1220]" office:value-type="float" office:value="1.0046849031148" calcext:value-type="float">
            <text:p>1.0046849031148</text:p>
          </table:table-cell>
          <table:table-cell table:formula="of:=[.B1221]/[.B1220]" office:value-type="float" office:value="1.00441148264177" calcext:value-type="float">
            <text:p>1.00441148264177</text:p>
          </table:table-cell>
          <table:table-cell table:number-columns-repeated="3"/>
          <table:table-cell office:value-type="float" office:value="0.993015329092466" calcext:value-type="float">
            <text:p>0.993015329092466</text:p>
          </table:table-cell>
          <table:table-cell office:value-type="float" office:value="0.991029849715125" calcext:value-type="float">
            <text:p>0.991029849715125</text:p>
          </table:table-cell>
          <table:table-cell office:value-type="float" office:value="0.988742857142857" calcext:value-type="float">
            <text:p>0.988742857142857</text:p>
          </table:table-cell>
          <table:table-cell office:value-type="float" office:value="-0.00228699257226839" calcext:value-type="float">
            <text:p>-0.002286992572268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/24/2017</text:p>
          </table:table-cell>
          <table:table-cell office:value-type="string" calcext:value-type="string">
            <text:p>$39.275</text:p>
          </table:table-cell>
          <table:table-cell office:value-type="string" calcext:value-type="string">
            <text:p>$38.86</text:p>
          </table:table-cell>
          <table:table-cell office:value-type="float" office:value="2569.13" calcext:value-type="float">
            <text:p>2569.13</text:p>
          </table:table-cell>
          <table:table-cell/>
          <table:table-cell table:formula="of:=[.D1222]/[.D1221]" office:value-type="float" office:value="0.998384667183054" calcext:value-type="float">
            <text:p>0.998384667183054</text:p>
          </table:table-cell>
          <table:table-cell table:formula="of:=[.B1222]/[.B1221]" office:value-type="float" office:value="0.994080203691916" calcext:value-type="float">
            <text:p>0.994080203691916</text:p>
          </table:table-cell>
          <table:table-cell table:number-columns-repeated="3"/>
          <table:table-cell office:value-type="float" office:value="0.995987503625197" calcext:value-type="float">
            <text:p>0.995987503625197</text:p>
          </table:table-cell>
          <table:table-cell office:value-type="float" office:value="0.994623436646693" calcext:value-type="float">
            <text:p>0.994623436646693</text:p>
          </table:table-cell>
          <table:table-cell office:value-type="float" office:value="0.995376524302144" calcext:value-type="float">
            <text:p>0.995376524302144</text:p>
          </table:table-cell>
          <table:table-cell office:value-type="float" office:value="0.000753087655450568" calcext:value-type="float">
            <text:p>0.0007530876554505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/23/2017</text:p>
          </table:table-cell>
          <table:table-cell office:value-type="string" calcext:value-type="string">
            <text:p>$39.0425</text:p>
          </table:table-cell>
          <table:table-cell office:value-type="string" calcext:value-type="string">
            <text:p>$39.05</text:p>
          </table:table-cell>
          <table:table-cell office:value-type="float" office:value="2564.98" calcext:value-type="float">
            <text:p>2564.98</text:p>
          </table:table-cell>
          <table:table-cell/>
          <table:table-cell table:formula="of:=[.D1223]/[.D1222]" office:value-type="float" office:value="1.0039883351917" calcext:value-type="float">
            <text:p>1.0039883351917</text:p>
          </table:table-cell>
          <table:table-cell table:formula="of:=[.B1223]/[.B1222]" office:value-type="float" office:value="1.00051226227829" calcext:value-type="float">
            <text:p>1.00051226227829</text:p>
          </table:table-cell>
          <table:table-cell table:number-columns-repeated="3"/>
          <table:table-cell office:value-type="float" office:value="0.993641865642485" calcext:value-type="float">
            <text:p>0.993641865642485</text:p>
          </table:table-cell>
          <table:table-cell office:value-type="float" office:value="0.991787380450115" calcext:value-type="float">
            <text:p>0.991787380450115</text:p>
          </table:table-cell>
          <table:table-cell office:value-type="float" office:value="1.00017418568194" calcext:value-type="float">
            <text:p>1.00017418568194</text:p>
          </table:table-cell>
          <table:table-cell office:value-type="float" office:value="0.00838680523182234" calcext:value-type="float">
            <text:p>0.008386805231822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/20/2017</text:p>
          </table:table-cell>
          <table:table-cell office:value-type="string" calcext:value-type="string">
            <text:p>$39.0625</text:p>
          </table:table-cell>
          <table:table-cell office:value-type="string" calcext:value-type="string">
            <text:p>$39.31</text:p>
          </table:table-cell>
          <table:table-cell office:value-type="float" office:value="2575.21" calcext:value-type="float">
            <text:p>2575.21</text:p>
          </table:table-cell>
          <table:table-cell/>
          <table:table-cell table:formula="of:=[.D1224]/[.D1223]" office:value-type="float" office:value="0.994909153039946" calcext:value-type="float">
            <text:p>0.994909153039946</text:p>
          </table:table-cell>
          <table:table-cell table:formula="of:=[.B1224]/[.B1223]" office:value-type="float" office:value="0.998272" calcext:value-type="float">
            <text:p>0.998272</text:p>
          </table:table-cell>
          <table:table-cell table:number-columns-repeated="3"/>
          <table:table-cell office:value-type="float" office:value="0.991764998275101" calcext:value-type="float">
            <text:p>0.991764998275101</text:p>
          </table:table-cell>
          <table:table-cell office:value-type="float" office:value="0.989518103875189" calcext:value-type="float">
            <text:p>0.989518103875189</text:p>
          </table:table-cell>
          <table:table-cell office:value-type="float" office:value="0.982410309996517" calcext:value-type="float">
            <text:p>0.982410309996517</text:p>
          </table:table-cell>
          <table:table-cell office:value-type="float" office:value="-0.00710779387867189" calcext:value-type="float">
            <text:p>-0.007107793878671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/19/2017</text:p>
          </table:table-cell>
          <table:table-cell office:value-type="string" calcext:value-type="string">
            <text:p>$38.995</text:p>
          </table:table-cell>
          <table:table-cell office:value-type="string" calcext:value-type="string">
            <text:p>$40.33</text:p>
          </table:table-cell>
          <table:table-cell office:value-type="float" office:value="2562.1" calcext:value-type="float">
            <text:p>2562.1</text:p>
          </table:table-cell>
          <table:table-cell/>
          <table:table-cell table:formula="of:=[.D1225]/[.D1224]" office:value-type="float" office:value="0.999672143944421" calcext:value-type="float">
            <text:p>0.999672143944421</text:p>
          </table:table-cell>
          <table:table-cell table:formula="of:=[.B1225]/[.B1224]" office:value-type="float" office:value="1.02423387613797" calcext:value-type="float">
            <text:p>1.02423387613797</text:p>
          </table:table-cell>
          <table:table-cell table:number-columns-repeated="3"/>
          <table:table-cell office:value-type="float" office:value="1.00521018398345" calcext:value-type="float">
            <text:p>1.00521018398345</text:p>
          </table:table-cell>
          <table:table-cell office:value-type="float" office:value="1.00577436444198" calcext:value-type="float">
            <text:p>1.00577436444198</text:p>
          </table:table-cell>
          <table:table-cell office:value-type="float" office:value="1.01093186787213" calcext:value-type="float">
            <text:p>1.01093186787213</text:p>
          </table:table-cell>
          <table:table-cell office:value-type="float" office:value="0.00515750343014987" calcext:value-type="float">
            <text:p>0.005157503430149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/18/2017</text:p>
          </table:table-cell>
          <table:table-cell office:value-type="string" calcext:value-type="string">
            <text:p>$39.94</text:p>
          </table:table-cell>
          <table:table-cell office:value-type="string" calcext:value-type="string">
            <text:p>$40.46</text:p>
          </table:table-cell>
          <table:table-cell office:value-type="float" office:value="2561.26" calcext:value-type="float">
            <text:p>2561.26</text:p>
          </table:table-cell>
          <table:table-cell/>
          <table:table-cell table:formula="of:=[.D1226]/[.D1225]" office:value-type="float" office:value="0.999258177615705" calcext:value-type="float">
            <text:p>0.999258177615705</text:p>
          </table:table-cell>
          <table:table-cell table:formula="of:=[.B1226]/[.B1225]" office:value-type="float" office:value="1.00444416624937" calcext:value-type="float">
            <text:p>1.00444416624937</text:p>
          </table:table-cell>
          <table:table-cell table:number-columns-repeated="3"/>
          <table:table-cell office:value-type="float" office:value="0.998169329572769" calcext:value-type="float">
            <text:p>0.998169329572769</text:p>
          </table:table-cell>
          <table:table-cell office:value-type="float" office:value="0.997261431530846" calcext:value-type="float">
            <text:p>0.997261431530846</text:p>
          </table:table-cell>
          <table:table-cell office:value-type="float" office:value="0.997194295066635" calcext:value-type="float">
            <text:p>0.997194295066635</text:p>
          </table:table-cell>
          <table:table-cell office:value-type="float" office:value="-0.0000671364642105265" calcext:value-type="float">
            <text:p>-6.71364642105265E-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/17/2017</text:p>
          </table:table-cell>
          <table:table-cell office:value-type="string" calcext:value-type="string">
            <text:p>$40.1175</text:p>
          </table:table-cell>
          <table:table-cell office:value-type="string" calcext:value-type="string">
            <text:p>$41.3</text:p>
          </table:table-cell>
          <table:table-cell office:value-type="float" office:value="2559.36" calcext:value-type="float">
            <text:p>2559.36</text:p>
          </table:table-cell>
          <table:table-cell/>
          <table:table-cell table:formula="of:=[.D1227]/[.D1226]" office:value-type="float" office:value="0.999327956989247" calcext:value-type="float">
            <text:p>0.999327956989247</text:p>
          </table:table-cell>
          <table:table-cell table:formula="of:=[.B1227]/[.B1226]" office:value-type="float" office:value="0.996323300305353" calcext:value-type="float">
            <text:p>0.996323300305353</text:p>
          </table:table-cell>
          <table:table-cell table:number-columns-repeated="3"/>
          <table:table-cell office:value-type="float" office:value="0.999209727803416" calcext:value-type="float">
            <text:p>0.999209727803416</text:p>
          </table:table-cell>
          <table:table-cell office:value-type="float" office:value="0.998519352774739" calcext:value-type="float">
            <text:p>0.998519352774739</text:p>
          </table:table-cell>
          <table:table-cell office:value-type="float" office:value="0.999824150058617" calcext:value-type="float">
            <text:p>0.999824150058617</text:p>
          </table:table-cell>
          <table:table-cell office:value-type="float" office:value="0.00130479728387778" calcext:value-type="float">
            <text:p>0.001304797283877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/16/2017</text:p>
          </table:table-cell>
          <table:table-cell office:value-type="string" calcext:value-type="string">
            <text:p>$39.97</text:p>
          </table:table-cell>
          <table:table-cell office:value-type="string" calcext:value-type="string">
            <text:p>$41.51</text:p>
          </table:table-cell>
          <table:table-cell office:value-type="float" office:value="2557.64" calcext:value-type="float">
            <text:p>2557.64</text:p>
          </table:table-cell>
          <table:table-cell/>
          <table:table-cell table:formula="of:=[.D1228]/[.D1227]" office:value-type="float" office:value="0.998252295084531" calcext:value-type="float">
            <text:p>0.998252295084531</text:p>
          </table:table-cell>
          <table:table-cell table:formula="of:=[.B1228]/[.B1227]" office:value-type="float" office:value="0.981923942957218" calcext:value-type="float">
            <text:p>0.981923942957218</text:p>
          </table:table-cell>
          <table:table-cell table:number-columns-repeated="3"/>
          <table:table-cell office:value-type="float" office:value="1.00105950382391" calcext:value-type="float">
            <text:p>1.00105950382391</text:p>
          </table:table-cell>
          <table:table-cell office:value-type="float" office:value="1.00075587383378" calcext:value-type="float">
            <text:p>1.00075587383378</text:p>
          </table:table-cell>
          <table:table-cell office:value-type="float" office:value="1.02603036876356" calcext:value-type="float">
            <text:p>1.02603036876356</text:p>
          </table:table-cell>
          <table:table-cell office:value-type="float" office:value="0.025274494929781" calcext:value-type="float">
            <text:p>0.0252744949297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/13/2017</text:p>
          </table:table-cell>
          <table:table-cell office:value-type="string" calcext:value-type="string">
            <text:p>$39.2475</text:p>
          </table:table-cell>
          <table:table-cell office:value-type="string" calcext:value-type="string">
            <text:p>$41.49</text:p>
          </table:table-cell>
          <table:table-cell office:value-type="float" office:value="2553.17" calcext:value-type="float">
            <text:p>2553.17</text:p>
          </table:table-cell>
          <table:table-cell/>
          <table:table-cell table:formula="of:=[.D1229]/[.D1228]" office:value-type="float" office:value="0.999122659282382" calcext:value-type="float">
            <text:p>0.999122659282382</text:p>
          </table:table-cell>
          <table:table-cell table:formula="of:=[.B1229]/[.B1228]" office:value-type="float" office:value="0.993693865851328" calcext:value-type="float">
            <text:p>0.993693865851328</text:p>
          </table:table-cell>
          <table:table-cell table:number-columns-repeated="3"/>
          <table:table-cell office:value-type="float" office:value="1.00045838395433" calcext:value-type="float">
            <text:p>1.00045838395433</text:p>
          </table:table-cell>
          <table:table-cell office:value-type="float" office:value="1.00002907381451" calcext:value-type="float">
            <text:p>1.00002907381451</text:p>
          </table:table-cell>
          <table:table-cell office:value-type="float" office:value="1" calcext:value-type="float">
            <text:p>1</text:p>
          </table:table-cell>
          <table:table-cell office:value-type="float" office:value="-0.0000290738145083402" calcext:value-type="float">
            <text:p>-2.90738145083402E-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/12/2017</text:p>
          </table:table-cell>
          <table:table-cell office:value-type="string" calcext:value-type="string">
            <text:p>$39</text:p>
          </table:table-cell>
          <table:table-cell office:value-type="string" calcext:value-type="string">
            <text:p>$41.49</text:p>
          </table:table-cell>
          <table:table-cell office:value-type="float" office:value="2550.93" calcext:value-type="float">
            <text:p>2550.93</text:p>
          </table:table-cell>
          <table:table-cell/>
          <table:table-cell table:formula="of:=[.D1230]/[.D1229]" office:value-type="float" office:value="1.00168957987871" calcext:value-type="float">
            <text:p>1.00168957987871</text:p>
          </table:table-cell>
          <table:table-cell table:formula="of:=[.B1230]/[.B1229]" office:value-type="float" office:value="1.00352564102564" calcext:value-type="float">
            <text:p>1.00352564102564</text:p>
          </table:table-cell>
          <table:table-cell table:number-columns-repeated="3"/>
          <table:table-cell office:value-type="float" office:value="0.998018304607442" calcext:value-type="float">
            <text:p>0.998018304607442</text:p>
          </table:table-cell>
          <table:table-cell office:value-type="float" office:value="0.997078830766401" calcext:value-type="float">
            <text:p>0.997078830766401</text:p>
          </table:table-cell>
          <table:table-cell office:value-type="float" office:value="0.996228786926461" calcext:value-type="float">
            <text:p>0.996228786926461</text:p>
          </table:table-cell>
          <table:table-cell office:value-type="float" office:value="-0.000850043839939363" calcext:value-type="float">
            <text:p>-0.0008500438399393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/11/2017</text:p>
          </table:table-cell>
          <table:table-cell office:value-type="string" calcext:value-type="string">
            <text:p>$39.1375</text:p>
          </table:table-cell>
          <table:table-cell office:value-type="string" calcext:value-type="string">
            <text:p>$41.71</text:p>
          </table:table-cell>
          <table:table-cell office:value-type="float" office:value="2555.24" calcext:value-type="float">
            <text:p>2555.24</text:p>
          </table:table-cell>
          <table:table-cell/>
          <table:table-cell table:formula="of:=[.D1231]/[.D1230]" office:value-type="float" office:value="0.998199777711683" calcext:value-type="float">
            <text:p>0.998199777711683</text:p>
          </table:table-cell>
          <table:table-cell table:formula="of:=[.B1231]/[.B1230]" office:value-type="float" office:value="0.995847971893964" calcext:value-type="float">
            <text:p>0.995847971893964</text:p>
          </table:table-cell>
          <table:table-cell table:number-columns-repeated="3"/>
          <table:table-cell office:value-type="float" office:value="1.00082859009051" calcext:value-type="float">
            <text:p>1.00082859009051</text:p>
          </table:table-cell>
          <table:table-cell office:value-type="float" office:value="1.00047668142245" calcext:value-type="float">
            <text:p>1.00047668142245</text:p>
          </table:table-cell>
          <table:table-cell office:value-type="float" office:value="1.00108976197304" calcext:value-type="float">
            <text:p>1.00108976197304</text:p>
          </table:table-cell>
          <table:table-cell office:value-type="float" office:value="0.000613080550593059" calcext:value-type="float">
            <text:p>0.0006130805505930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/10/2017</text:p>
          </table:table-cell>
          <table:table-cell office:value-type="string" calcext:value-type="string">
            <text:p>$38.975</text:p>
          </table:table-cell>
          <table:table-cell office:value-type="string" calcext:value-type="string">
            <text:p>$41.36</text:p>
          </table:table-cell>
          <table:table-cell office:value-type="float" office:value="2550.64" calcext:value-type="float">
            <text:p>2550.64</text:p>
          </table:table-cell>
          <table:table-cell/>
          <table:table-cell table:formula="of:=[.D1232]/[.D1231]" office:value-type="float" office:value="0.99768293447919" calcext:value-type="float">
            <text:p>0.99768293447919</text:p>
          </table:table-cell>
          <table:table-cell table:formula="of:=[.B1232]/[.B1231]" office:value-type="float" office:value="0.999615137908916" calcext:value-type="float">
            <text:p>0.999615137908916</text:p>
          </table:table-cell>
          <table:table-cell table:number-columns-repeated="3"/>
          <table:table-cell office:value-type="float" office:value="1.00324075973253" calcext:value-type="float">
            <text:p>1.00324075973253</text:p>
          </table:table-cell>
          <table:table-cell office:value-type="float" office:value="1.00339317949712" calcext:value-type="float">
            <text:p>1.00339317949712</text:p>
          </table:table-cell>
          <table:table-cell office:value-type="float" office:value="1.01077116993239" calcext:value-type="float">
            <text:p>1.01077116993239</text:p>
          </table:table-cell>
          <table:table-cell office:value-type="float" office:value="0.00737799043526977" calcext:value-type="float">
            <text:p>0.007377990435269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/09/2017</text:p>
          </table:table-cell>
          <table:table-cell office:value-type="string" calcext:value-type="string">
            <text:p>$38.96</text:p>
          </table:table-cell>
          <table:table-cell office:value-type="string" calcext:value-type="string">
            <text:p>$41.12</text:p>
          </table:table-cell>
          <table:table-cell office:value-type="float" office:value="2544.73" calcext:value-type="float">
            <text:p>2544.73</text:p>
          </table:table-cell>
          <table:table-cell/>
          <table:table-cell table:formula="of:=[.D1233]/[.D1232]" office:value-type="float" office:value="1.00180765739391" calcext:value-type="float">
            <text:p>1.00180765739391</text:p>
          </table:table-cell>
          <table:table-cell table:formula="of:=[.B1233]/[.B1232]" office:value-type="float" office:value="0.996534907597536" calcext:value-type="float">
            <text:p>0.996534907597536</text:p>
          </table:table-cell>
          <table:table-cell table:number-columns-repeated="3"/>
          <table:table-cell office:value-type="float" office:value="0.994665744788414" calcext:value-type="float">
            <text:p>0.994665744788414</text:p>
          </table:table-cell>
          <table:table-cell office:value-type="float" office:value="0.993025328853816" calcext:value-type="float">
            <text:p>0.993025328853816</text:p>
          </table:table-cell>
          <table:table-cell office:value-type="float" office:value="0.986112685636549" calcext:value-type="float">
            <text:p>0.986112685636549</text:p>
          </table:table-cell>
          <table:table-cell office:value-type="float" office:value="-0.00691264321726726" calcext:value-type="float">
            <text:p>-0.006912643217267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/06/2017</text:p>
          </table:table-cell>
          <table:table-cell office:value-type="string" calcext:value-type="string">
            <text:p>$38.825</text:p>
          </table:table-cell>
          <table:table-cell office:value-type="string" calcext:value-type="string">
            <text:p>$41.32</text:p>
          </table:table-cell>
          <table:table-cell office:value-type="float" office:value="2549.33" calcext:value-type="float">
            <text:p>2549.33</text:p>
          </table:table-cell>
          <table:table-cell/>
          <table:table-cell table:formula="of:=[.D1234]/[.D1233]" office:value-type="float" office:value="1.0010747922003" calcext:value-type="float">
            <text:p>1.0010747922003</text:p>
          </table:table-cell>
          <table:table-cell table:formula="of:=[.B1234]/[.B1233]" office:value-type="float" office:value="1.0005795235029" calcext:value-type="float">
            <text:p>1.0005795235029</text:p>
          </table:table-cell>
          <table:table-cell table:number-columns-repeated="3"/>
          <table:table-cell office:value-type="float" office:value="0.991105497027069" calcext:value-type="float">
            <text:p>0.991105497027069</text:p>
          </table:table-cell>
          <table:table-cell office:value-type="float" office:value="0.988720716292399" calcext:value-type="float">
            <text:p>0.988720716292399</text:p>
          </table:table-cell>
          <table:table-cell office:value-type="float" office:value="0.989940794389837" calcext:value-type="float">
            <text:p>0.989940794389837</text:p>
          </table:table-cell>
          <table:table-cell office:value-type="float" office:value="0.00122007809743807" calcext:value-type="float">
            <text:p>0.001220078097438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/05/2017</text:p>
          </table:table-cell>
          <table:table-cell office:value-type="string" calcext:value-type="string">
            <text:p>$38.8475</text:p>
          </table:table-cell>
          <table:table-cell office:value-type="string" calcext:value-type="string">
            <text:p>$41.47</text:p>
          </table:table-cell>
          <table:table-cell office:value-type="float" office:value="2552.07" calcext:value-type="float">
            <text:p>2552.07</text:p>
          </table:table-cell>
          <table:table-cell/>
          <table:table-cell table:formula="of:=[.D1235]/[.D1234]" office:value-type="float" office:value="0.994384950256067" calcext:value-type="float">
            <text:p>0.994384950256067</text:p>
          </table:table-cell>
          <table:table-cell table:formula="of:=[.B1235]/[.B1234]" office:value-type="float" office:value="0.987708346740459" calcext:value-type="float">
            <text:p>0.987708346740459</text:p>
          </table:table-cell>
          <table:table-cell table:number-columns-repeated="3"/>
          <table:table-cell office:value-type="float" office:value="1.00408746573354" calcext:value-type="float">
            <text:p>1.00408746573354</text:p>
          </table:table-cell>
          <table:table-cell office:value-type="float" office:value="1.00441691198207" calcext:value-type="float">
            <text:p>1.00441691198207</text:p>
          </table:table-cell>
          <table:table-cell office:value-type="float" office:value="1.00029032632679" calcext:value-type="float">
            <text:p>1.00029032632679</text:p>
          </table:table-cell>
          <table:table-cell office:value-type="float" office:value="-0.00412658565527835" calcext:value-type="float">
            <text:p>-0.004126585655278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/04/2017</text:p>
          </table:table-cell>
          <table:table-cell office:value-type="string" calcext:value-type="string">
            <text:p>$38.37</text:p>
          </table:table-cell>
          <table:table-cell office:value-type="string" calcext:value-type="string">
            <text:p>$41.81</text:p>
          </table:table-cell>
          <table:table-cell office:value-type="float" office:value="2537.74" calcext:value-type="float">
            <text:p>2537.74</text:p>
          </table:table-cell>
          <table:table-cell/>
          <table:table-cell table:formula="of:=[.D1236]/[.D1235]" office:value-type="float" office:value="0.998754797575796" calcext:value-type="float">
            <text:p>0.998754797575796</text:p>
          </table:table-cell>
          <table:table-cell table:formula="of:=[.B1236]/[.B1235]" office:value-type="float" office:value="1.00651550690644" calcext:value-type="float">
            <text:p>1.00651550690644</text:p>
          </table:table-cell>
          <table:table-cell table:number-columns-repeated="3"/>
          <table:table-cell office:value-type="float" office:value="1.00047317723492" calcext:value-type="float">
            <text:p>1.00047317723492</text:p>
          </table:table-cell>
          <table:table-cell office:value-type="float" office:value="1.00004696002517" calcext:value-type="float">
            <text:p>1.00004696002517</text:p>
          </table:table-cell>
          <table:table-cell office:value-type="float" office:value="0.996691240494572" calcext:value-type="float">
            <text:p>0.996691240494572</text:p>
          </table:table-cell>
          <table:table-cell office:value-type="float" office:value="-0.00335571953059588" calcext:value-type="float">
            <text:p>-0.003355719530595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/03/2017</text:p>
          </table:table-cell>
          <table:table-cell office:value-type="string" calcext:value-type="string">
            <text:p>$38.62</text:p>
          </table:table-cell>
          <table:table-cell office:value-type="string" calcext:value-type="string">
            <text:p>$41.97</text:p>
          </table:table-cell>
          <table:table-cell office:value-type="float" office:value="2534.58" calcext:value-type="float">
            <text:p>2534.58</text:p>
          </table:table-cell>
          <table:table-cell/>
          <table:table-cell table:formula="of:=[.D1237]/[.D1236]" office:value-type="float" office:value="0.997845796936771" calcext:value-type="float">
            <text:p>0.997845796936771</text:p>
          </table:table-cell>
          <table:table-cell table:formula="of:=[.B1237]/[.B1236]" office:value-type="float" office:value="0.995662868979803" calcext:value-type="float">
            <text:p>0.995662868979803</text:p>
          </table:table-cell>
          <table:table-cell table:number-columns-repeated="3"/>
          <table:table-cell office:value-type="float" office:value="0.998453517309721" calcext:value-type="float">
            <text:p>0.998453517309721</text:p>
          </table:table-cell>
          <table:table-cell office:value-type="float" office:value="0.997605036297785" calcext:value-type="float">
            <text:p>0.997605036297785</text:p>
          </table:table-cell>
          <table:table-cell office:value-type="float" office:value="1.00564938846826" calcext:value-type="float">
            <text:p>1.00564938846826</text:p>
          </table:table-cell>
          <table:table-cell office:value-type="float" office:value="0.00804435217047383" calcext:value-type="float">
            <text:p>0.008044352170473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/02/2017</text:p>
          </table:table-cell>
          <table:table-cell office:value-type="string" calcext:value-type="string">
            <text:p>$38.4525</text:p>
          </table:table-cell>
          <table:table-cell office:value-type="string" calcext:value-type="string">
            <text:p>$41.75</text:p>
          </table:table-cell>
          <table:table-cell office:value-type="float" office:value="2529.12" calcext:value-type="float">
            <text:p>2529.12</text:p>
          </table:table-cell>
          <table:table-cell/>
          <table:table-cell table:formula="of:=[.D1238]/[.D1237]" office:value-type="float" office:value="0.996140950211932" calcext:value-type="float">
            <text:p>0.996140950211932</text:p>
          </table:table-cell>
          <table:table-cell table:formula="of:=[.B1238]/[.B1237]" office:value-type="float" office:value="1.0020154736363" calcext:value-type="float">
            <text:p>1.0020154736363</text:p>
          </table:table-cell>
          <table:table-cell table:number-columns-repeated="3"/>
          <table:table-cell office:value-type="float" office:value="0.996808258677664" calcext:value-type="float">
            <text:p>0.996808258677664</text:p>
          </table:table-cell>
          <table:table-cell office:value-type="float" office:value="0.995615792444809" calcext:value-type="float">
            <text:p>0.995615792444809</text:p>
          </table:table-cell>
          <table:table-cell office:value-type="float" office:value="0.980888399837841" calcext:value-type="float">
            <text:p>0.980888399837841</text:p>
          </table:table-cell>
          <table:table-cell office:value-type="float" office:value="-0.0147273926069675" calcext:value-type="float">
            <text:p>-0.01472739260696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9/29/2017</text:p>
          </table:table-cell>
          <table:table-cell office:value-type="string" calcext:value-type="string">
            <text:p>$38.53</text:p>
          </table:table-cell>
          <table:table-cell office:value-type="string" calcext:value-type="string">
            <text:p>$41.84</text:p>
          </table:table-cell>
          <table:table-cell office:value-type="float" office:value="2519.36" calcext:value-type="float">
            <text:p>2519.36</text:p>
          </table:table-cell>
          <table:table-cell/>
          <table:table-cell table:formula="of:=[.D1239]/[.D1238]" office:value-type="float" office:value="0.996308586307634" calcext:value-type="float">
            <text:p>0.996308586307634</text:p>
          </table:table-cell>
          <table:table-cell table:formula="of:=[.B1239]/[.B1238]" office:value-type="float" office:value="0.994549701531274" calcext:value-type="float">
            <text:p>0.994549701531274</text:p>
          </table:table-cell>
          <table:table-cell table:number-columns-repeated="3"/>
          <table:table-cell office:value-type="float" office:value="0.994523854422025" calcext:value-type="float">
            <text:p>0.994523854422025</text:p>
          </table:table-cell>
          <table:table-cell office:value-type="float" office:value="0.992853772519976" calcext:value-type="float">
            <text:p>0.992853772519976</text:p>
          </table:table-cell>
          <table:table-cell office:value-type="float" office:value="0.999704788333235" calcext:value-type="float">
            <text:p>0.999704788333235</text:p>
          </table:table-cell>
          <table:table-cell office:value-type="float" office:value="0.00685101581325931" calcext:value-type="float">
            <text:p>0.006851015813259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9/28/2017</text:p>
          </table:table-cell>
          <table:table-cell office:value-type="string" calcext:value-type="string">
            <text:p>$38.32</text:p>
          </table:table-cell>
          <table:table-cell office:value-type="string" calcext:value-type="string">
            <text:p>$41.53</text:p>
          </table:table-cell>
          <table:table-cell office:value-type="float" office:value="2510.06" calcext:value-type="float">
            <text:p>2510.06</text:p>
          </table:table-cell>
          <table:table-cell/>
          <table:table-cell table:formula="of:=[.D1240]/[.D1239]" office:value-type="float" office:value="0.998796841509765" calcext:value-type="float">
            <text:p>0.998796841509765</text:p>
          </table:table-cell>
          <table:table-cell table:formula="of:=[.B1240]/[.B1239]" office:value-type="float" office:value="1.00619780793319" calcext:value-type="float">
            <text:p>1.00619780793319</text:p>
          </table:table-cell>
          <table:table-cell table:number-columns-repeated="3"/>
          <table:table-cell office:value-type="float" office:value="0.997076200805467" calcext:value-type="float">
            <text:p>0.997076200805467</text:p>
          </table:table-cell>
          <table:table-cell office:value-type="float" office:value="0.99593975502449" calcext:value-type="float">
            <text:p>0.99593975502449</text:p>
          </table:table-cell>
          <table:table-cell office:value-type="float" office:value="0.998169147176943" calcext:value-type="float">
            <text:p>0.998169147176943</text:p>
          </table:table-cell>
          <table:table-cell office:value-type="float" office:value="0.00222939215245266" calcext:value-type="float">
            <text:p>0.002229392152452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9/27/2017</text:p>
          </table:table-cell>
          <table:table-cell office:value-type="string" calcext:value-type="string">
            <text:p>$38.5575</text:p>
          </table:table-cell>
          <table:table-cell office:value-type="string" calcext:value-type="string">
            <text:p>$41.24</text:p>
          </table:table-cell>
          <table:table-cell office:value-type="float" office:value="2507.04" calcext:value-type="float">
            <text:p>2507.04</text:p>
          </table:table-cell>
          <table:table-cell/>
          <table:table-cell table:formula="of:=[.D1241]/[.D1240]" office:value-type="float" office:value="0.99593145701704" calcext:value-type="float">
            <text:p>0.99593145701704</text:p>
          </table:table-cell>
          <table:table-cell table:formula="of:=[.B1241]/[.B1240]" office:value-type="float" office:value="0.992932633080464" calcext:value-type="float">
            <text:p>0.992932633080464</text:p>
          </table:table-cell>
          <table:table-cell table:number-columns-repeated="3"/>
          <table:table-cell office:value-type="float" office:value="1.00011410011144" calcext:value-type="float">
            <text:p>1.00011410011144</text:p>
          </table:table-cell>
          <table:table-cell office:value-type="float" office:value="0.999612808247016" calcext:value-type="float">
            <text:p>0.999612808247016</text:p>
          </table:table-cell>
          <table:table-cell office:value-type="float" office:value="1.00372759008343" calcext:value-type="float">
            <text:p>1.00372759008343</text:p>
          </table:table-cell>
          <table:table-cell office:value-type="float" office:value="0.00411478183641045" calcext:value-type="float">
            <text:p>0.004114781836410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9/26/2017</text:p>
          </table:table-cell>
          <table:table-cell office:value-type="string" calcext:value-type="string">
            <text:p>$38.285</text:p>
          </table:table-cell>
          <table:table-cell office:value-type="string" calcext:value-type="string">
            <text:p>$41.22</text:p>
          </table:table-cell>
          <table:table-cell office:value-type="float" office:value="2496.84" calcext:value-type="float">
            <text:p>2496.84</text:p>
          </table:table-cell>
          <table:table-cell/>
          <table:table-cell table:formula="of:=[.D1242]/[.D1241]" office:value-type="float" office:value="0.99992790887682" calcext:value-type="float">
            <text:p>0.99992790887682</text:p>
          </table:table-cell>
          <table:table-cell table:formula="of:=[.B1242]/[.B1241]" office:value-type="float" office:value="0.983087371033042" calcext:value-type="float">
            <text:p>0.983087371033042</text:p>
          </table:table-cell>
          <table:table-cell table:number-columns-repeated="3"/>
          <table:table-cell office:value-type="float" office:value="1.00375346539548" calcext:value-type="float">
            <text:p>1.00375346539548</text:p>
          </table:table-cell>
          <table:table-cell office:value-type="float" office:value="1.00401307996051" calcext:value-type="float">
            <text:p>1.00401307996051</text:p>
          </table:table-cell>
          <table:table-cell office:value-type="float" office:value="1.00094317377977" calcext:value-type="float">
            <text:p>1.00094317377977</text:p>
          </table:table-cell>
          <table:table-cell office:value-type="float" office:value="-0.00306990618074354" calcext:value-type="float">
            <text:p>-0.003069906180743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9/25/2017</text:p>
          </table:table-cell>
          <table:table-cell office:value-type="string" calcext:value-type="string">
            <text:p>$37.6375</text:p>
          </table:table-cell>
          <table:table-cell office:value-type="string" calcext:value-type="string">
            <text:p>$41.23</text:p>
          </table:table-cell>
          <table:table-cell office:value-type="float" office:value="2496.66" calcext:value-type="float">
            <text:p>2496.66</text:p>
          </table:table-cell>
          <table:table-cell/>
          <table:table-cell table:formula="of:=[.D1243]/[.D1242]" office:value-type="float" office:value="1.00222697523892" calcext:value-type="float">
            <text:p>1.00222697523892</text:p>
          </table:table-cell>
          <table:table-cell table:formula="of:=[.B1243]/[.B1242]" office:value-type="float" office:value="1.00890069744271" calcext:value-type="float">
            <text:p>1.00890069744271</text:p>
          </table:table-cell>
          <table:table-cell table:number-columns-repeated="3"/>
          <table:table-cell office:value-type="float" office:value="1.00105325372049" calcext:value-type="float">
            <text:p>1.00105325372049</text:p>
          </table:table-cell>
          <table:table-cell office:value-type="float" office:value="1.00074831697944" calcext:value-type="float">
            <text:p>1.00074831697944</text:p>
          </table:table-cell>
          <table:table-cell office:value-type="float" office:value="1.00736160188457" calcext:value-type="float">
            <text:p>1.00736160188457</text:p>
          </table:table-cell>
          <table:table-cell office:value-type="float" office:value="0.00661328490512703" calcext:value-type="float">
            <text:p>0.006613284905127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9/22/2017</text:p>
          </table:table-cell>
          <table:table-cell office:value-type="string" calcext:value-type="string">
            <text:p>$37.9725</text:p>
          </table:table-cell>
          <table:table-cell office:value-type="string" calcext:value-type="string">
            <text:p>$41.04</text:p>
          </table:table-cell>
          <table:table-cell office:value-type="float" office:value="2502.22" calcext:value-type="float">
            <text:p>2502.22</text:p>
          </table:table-cell>
          <table:table-cell/>
          <table:table-cell table:formula="of:=[.D1244]/[.D1243]" office:value-type="float" office:value="0.999352574913477" calcext:value-type="float">
            <text:p>0.999352574913477</text:p>
          </table:table-cell>
          <table:table-cell table:formula="of:=[.B1244]/[.B1243]" office:value-type="float" office:value="1.00987556784515" calcext:value-type="float">
            <text:p>1.00987556784515</text:p>
          </table:table-cell>
          <table:table-cell table:number-columns-repeated="3"/>
          <table:table-cell office:value-type="float" office:value="1.00202859716451" calcext:value-type="float">
            <text:p>1.00202859716451</text:p>
          </table:table-cell>
          <table:table-cell office:value-type="float" office:value="1.00192758199757" calcext:value-type="float">
            <text:p>1.00192758199757</text:p>
          </table:table-cell>
          <table:table-cell office:value-type="float" office:value="1.00467699503069" calcext:value-type="float">
            <text:p>1.00467699503069</text:p>
          </table:table-cell>
          <table:table-cell office:value-type="float" office:value="0.00274941303312159" calcext:value-type="float">
            <text:p>0.002749413033121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9/21/2017</text:p>
          </table:table-cell>
          <table:table-cell office:value-type="string" calcext:value-type="string">
            <text:p>$38.3475</text:p>
          </table:table-cell>
          <table:table-cell office:value-type="string" calcext:value-type="string">
            <text:p>$41.44</text:p>
          </table:table-cell>
          <table:table-cell office:value-type="float" office:value="2500.6" calcext:value-type="float">
            <text:p>2500.6</text:p>
          </table:table-cell>
          <table:table-cell/>
          <table:table-cell table:formula="of:=[.D1245]/[.D1244]" office:value-type="float" office:value="1.00305526673598" calcext:value-type="float">
            <text:p>1.00305526673598</text:p>
          </table:table-cell>
          <table:table-cell table:formula="of:=[.B1245]/[.B1244]" office:value-type="float" office:value="1.01747180389856" calcext:value-type="float">
            <text:p>1.01747180389856</text:p>
          </table:table-cell>
          <table:table-cell table:number-columns-repeated="3"/>
          <table:table-cell office:value-type="float" office:value="0.991875599604167" calcext:value-type="float">
            <text:p>0.991875599604167</text:p>
          </table:table-cell>
          <table:table-cell office:value-type="float" office:value="0.989651829363503" calcext:value-type="float">
            <text:p>0.989651829363503</text:p>
          </table:table-cell>
          <table:table-cell office:value-type="float" office:value="0.98620890311318" calcext:value-type="float">
            <text:p>0.98620890311318</text:p>
          </table:table-cell>
          <table:table-cell office:value-type="float" office:value="-0.00344292625032316" calcext:value-type="float">
            <text:p>-0.003442926250323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9/20/2017</text:p>
          </table:table-cell>
          <table:table-cell office:value-type="string" calcext:value-type="string">
            <text:p>$39.0175</text:p>
          </table:table-cell>
          <table:table-cell office:value-type="string" calcext:value-type="string">
            <text:p>$41.31</text:p>
          </table:table-cell>
          <table:table-cell office:value-type="float" office:value="2508.24" calcext:value-type="float">
            <text:p>2508.24</text:p>
          </table:table-cell>
          <table:table-cell/>
          <table:table-cell table:formula="of:=[.D1246]/[.D1245]" office:value-type="float" office:value="0.999366089369438" calcext:value-type="float">
            <text:p>0.999366089369438</text:p>
          </table:table-cell>
          <table:table-cell table:formula="of:=[.B1246]/[.B1245]" office:value-type="float" office:value="1.01704363426668" calcext:value-type="float">
            <text:p>1.01704363426668</text:p>
          </table:table-cell>
          <table:table-cell table:number-columns-repeated="3"/>
          <table:table-cell office:value-type="float" office:value="1.00036937324595" calcext:value-type="float">
            <text:p>1.00036937324595</text:p>
          </table:table-cell>
          <table:table-cell office:value-type="float" office:value="0.999921453042291" calcext:value-type="float">
            <text:p>0.999921453042291</text:p>
          </table:table-cell>
          <table:table-cell office:value-type="float" office:value="1.02118244040595" calcext:value-type="float">
            <text:p>1.02118244040595</text:p>
          </table:table-cell>
          <table:table-cell office:value-type="float" office:value="0.0212609873636564" calcext:value-type="float">
            <text:p>0.02126098736365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9/19/2017</text:p>
          </table:table-cell>
          <table:table-cell office:value-type="string" calcext:value-type="string">
            <text:p>$39.6825</text:p>
          </table:table-cell>
          <table:table-cell office:value-type="string" calcext:value-type="string">
            <text:p>$41.22</text:p>
          </table:table-cell>
          <table:table-cell office:value-type="float" office:value="2506.65" calcext:value-type="float">
            <text:p>2506.65</text:p>
          </table:table-cell>
          <table:table-cell/>
          <table:table-cell table:formula="of:=[.D1247]/[.D1246]" office:value-type="float" office:value="0.998890950072806" calcext:value-type="float">
            <text:p>0.998890950072806</text:p>
          </table:table-cell>
          <table:table-cell table:formula="of:=[.B1247]/[.B1246]" office:value-type="float" office:value="0.999621999622" calcext:value-type="float">
            <text:p>0.999621999622</text:p>
          </table:table-cell>
          <table:table-cell table:number-columns-repeated="3"/>
          <table:table-cell office:value-type="float" office:value="0.990247579024301" calcext:value-type="float">
            <text:p>0.990247579024301</text:p>
          </table:table-cell>
          <table:table-cell office:value-type="float" office:value="0.987683427637527" calcext:value-type="float">
            <text:p>0.987683427637527</text:p>
          </table:table-cell>
          <table:table-cell office:value-type="float" office:value="1.0058935690761" calcext:value-type="float">
            <text:p>1.0058935690761</text:p>
          </table:table-cell>
          <table:table-cell office:value-type="float" office:value="0.0182101414385694" calcext:value-type="float">
            <text:p>0.01821014143856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9/18/2017</text:p>
          </table:table-cell>
          <table:table-cell office:value-type="string" calcext:value-type="string">
            <text:p>$39.6675</text:p>
          </table:table-cell>
          <table:table-cell office:value-type="string" calcext:value-type="string">
            <text:p>$40.96</text:p>
          </table:table-cell>
          <table:table-cell office:value-type="float" office:value="2503.87" calcext:value-type="float">
            <text:p>2503.87</text:p>
          </table:table-cell>
          <table:table-cell/>
          <table:table-cell table:formula="of:=[.D1248]/[.D1247]" office:value-type="float" office:value="0.998546250404374" calcext:value-type="float">
            <text:p>0.998546250404374</text:p>
          </table:table-cell>
          <table:table-cell table:formula="of:=[.B1248]/[.B1247]" office:value-type="float" office:value="1.00762589021239" calcext:value-type="float">
            <text:p>1.00762589021239</text:p>
          </table:table-cell>
          <table:table-cell table:number-columns-repeated="3"/>
          <table:table-cell office:value-type="float" office:value="1.00038440544011" calcext:value-type="float">
            <text:p>1.00038440544011</text:p>
          </table:table-cell>
          <table:table-cell office:value-type="float" office:value="0.999939628117767" calcext:value-type="float">
            <text:p>0.999939628117767</text:p>
          </table:table-cell>
          <table:table-cell office:value-type="float" office:value="1.00505485668332" calcext:value-type="float">
            <text:p>1.00505485668332</text:p>
          </table:table-cell>
          <table:table-cell office:value-type="float" office:value="0.00511522856555757" calcext:value-type="float">
            <text:p>0.005115228565557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9/15/2017</text:p>
          </table:table-cell>
          <table:table-cell office:value-type="string" calcext:value-type="string">
            <text:p>$39.97</text:p>
          </table:table-cell>
          <table:table-cell office:value-type="string" calcext:value-type="string">
            <text:p>$41.13</text:p>
          </table:table-cell>
          <table:table-cell office:value-type="float" office:value="2500.23" calcext:value-type="float">
            <text:p>2500.23</text:p>
          </table:table-cell>
          <table:table-cell/>
          <table:table-cell table:formula="of:=[.D1249]/[.D1248]" office:value-type="float" office:value="0.998156169632394" calcext:value-type="float">
            <text:p>0.998156169632394</text:p>
          </table:table-cell>
          <table:table-cell table:formula="of:=[.B1249]/[.B1248]" office:value-type="float" office:value="0.989992494370778" calcext:value-type="float">
            <text:p>0.989992494370778</text:p>
          </table:table-cell>
          <table:table-cell table:number-columns-repeated="3"/>
          <table:table-cell office:value-type="float" office:value="0.997948063725302" calcext:value-type="float">
            <text:p>0.997948063725302</text:p>
          </table:table-cell>
          <table:table-cell office:value-type="float" office:value="0.996993904153464" calcext:value-type="float">
            <text:p>0.996993904153464</text:p>
          </table:table-cell>
          <table:table-cell office:value-type="float" office:value="0.999942847345259" calcext:value-type="float">
            <text:p>0.999942847345259</text:p>
          </table:table-cell>
          <table:table-cell office:value-type="float" office:value="0.00294894319179473" calcext:value-type="float">
            <text:p>0.002948943191794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9/14/2017</text:p>
          </table:table-cell>
          <table:table-cell office:value-type="string" calcext:value-type="string">
            <text:p>$39.57</text:p>
          </table:table-cell>
          <table:table-cell office:value-type="string" calcext:value-type="string">
            <text:p>$41.14</text:p>
          </table:table-cell>
          <table:table-cell office:value-type="float" office:value="2495.62" calcext:value-type="float">
            <text:p>2495.62</text:p>
          </table:table-cell>
          <table:table-cell/>
          <table:table-cell table:formula="of:=[.D1250]/[.D1249]" office:value-type="float" office:value="1.00110193058238" calcext:value-type="float">
            <text:p>1.00110193058238</text:p>
          </table:table-cell>
          <table:table-cell table:formula="of:=[.B1250]/[.B1249]" office:value-type="float" office:value="1.00865554713167" calcext:value-type="float">
            <text:p>1.00865554713167</text:p>
          </table:table-cell>
          <table:table-cell table:number-columns-repeated="3"/>
          <table:table-cell office:value-type="float" office:value="1.00075084325473" calcext:value-type="float">
            <text:p>1.00075084325473</text:p>
          </table:table-cell>
          <table:table-cell office:value-type="float" office:value="1.00038267953597" calcext:value-type="float">
            <text:p>1.00038267953597</text:p>
          </table:table-cell>
          <table:table-cell office:value-type="float" office:value="0.989597622313672" calcext:value-type="float">
            <text:p>0.989597622313672</text:p>
          </table:table-cell>
          <table:table-cell office:value-type="float" office:value="-0.0107850572222989" calcext:value-type="float">
            <text:p>-0.01078505722229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9/13/2017</text:p>
          </table:table-cell>
          <table:table-cell office:value-type="string" calcext:value-type="string">
            <text:p>$39.9125</text:p>
          </table:table-cell>
          <table:table-cell office:value-type="string" calcext:value-type="string">
            <text:p>$40.95</text:p>
          </table:table-cell>
          <table:table-cell office:value-type="float" office:value="2498.37" calcext:value-type="float">
            <text:p>2498.37</text:p>
          </table:table-cell>
          <table:table-cell/>
          <table:table-cell table:formula="of:=[.D1251]/[.D1250]" office:value-type="float" office:value="0.999243506766412" calcext:value-type="float">
            <text:p>0.999243506766412</text:p>
          </table:table-cell>
          <table:table-cell table:formula="of:=[.B1251]/[.B1250]" office:value-type="float" office:value="1.00757907923583" calcext:value-type="float">
            <text:p>1.00757907923583</text:p>
          </table:table-cell>
          <table:table-cell table:number-columns-repeated="3"/>
          <table:table-cell office:value-type="float" office:value="0.993501421684244" calcext:value-type="float">
            <text:p>0.993501421684244</text:p>
          </table:table-cell>
          <table:table-cell office:value-type="float" office:value="0.991617572934642" calcext:value-type="float">
            <text:p>0.991617572934642</text:p>
          </table:table-cell>
          <table:table-cell office:value-type="float" office:value="0.981748873743791" calcext:value-type="float">
            <text:p>0.981748873743791</text:p>
          </table:table-cell>
          <table:table-cell office:value-type="float" office:value="-0.0098686991908512" calcext:value-type="float">
            <text:p>-0.00986869919085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9/12/2017</text:p>
          </table:table-cell>
          <table:table-cell office:value-type="string" calcext:value-type="string">
            <text:p>$40.215</text:p>
          </table:table-cell>
          <table:table-cell office:value-type="string" calcext:value-type="string">
            <text:p>$40.96</text:p>
          </table:table-cell>
          <table:table-cell office:value-type="float" office:value="2496.48" calcext:value-type="float">
            <text:p>2496.48</text:p>
          </table:table-cell>
          <table:table-cell/>
          <table:table-cell table:formula="of:=[.D1252]/[.D1251]" office:value-type="float" office:value="0.996647279369352" calcext:value-type="float">
            <text:p>0.996647279369352</text:p>
          </table:table-cell>
          <table:table-cell table:formula="of:=[.B1252]/[.B1251]" office:value-type="float" office:value="1.00397861494467" calcext:value-type="float">
            <text:p>1.00397861494467</text:p>
          </table:table-cell>
          <table:table-cell table:number-columns-repeated="3"/>
          <table:table-cell office:value-type="float" office:value="0.998725863043832" calcext:value-type="float">
            <text:p>0.998725863043832</text:p>
          </table:table-cell>
          <table:table-cell office:value-type="float" office:value="0.997934323175185" calcext:value-type="float">
            <text:p>0.997934323175185</text:p>
          </table:table-cell>
          <table:table-cell office:value-type="float" office:value="1.0010001176609" calcext:value-type="float">
            <text:p>1.0010001176609</text:p>
          </table:table-cell>
          <table:table-cell office:value-type="float" office:value="0.00306579448571642" calcext:value-type="float">
            <text:p>0.003065794485716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9/11/2017</text:p>
          </table:table-cell>
          <table:table-cell office:value-type="string" calcext:value-type="string">
            <text:p>$40.375</text:p>
          </table:table-cell>
          <table:table-cell office:value-type="string" calcext:value-type="string">
            <text:p>$40.86</text:p>
          </table:table-cell>
          <table:table-cell office:value-type="float" office:value="2488.11" calcext:value-type="float">
            <text:p>2488.11</text:p>
          </table:table-cell>
          <table:table-cell/>
          <table:table-cell table:formula="of:=[.D1253]/[.D1252]" office:value-type="float" office:value="0.989277001418747" calcext:value-type="float">
            <text:p>0.989277001418747</text:p>
          </table:table-cell>
          <table:table-cell table:formula="of:=[.B1253]/[.B1252]" office:value-type="float" office:value="0.982229102167183" calcext:value-type="float">
            <text:p>0.982229102167183</text:p>
          </table:table-cell>
          <table:table-cell table:number-columns-repeated="3"/>
          <table:table-cell office:value-type="float" office:value="1.0026329565504" calcext:value-type="float">
            <text:p>1.0026329565504</text:p>
          </table:table-cell>
          <table:table-cell office:value-type="float" office:value="1.00265829884048" calcext:value-type="float">
            <text:p>1.00265829884048</text:p>
          </table:table-cell>
          <table:table-cell office:value-type="float" office:value="1.00558330884514" calcext:value-type="float">
            <text:p>1.00558330884514</text:p>
          </table:table-cell>
          <table:table-cell office:value-type="float" office:value="0.00292501000465983" calcext:value-type="float">
            <text:p>0.002925010004659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9/08/2017</text:p>
          </table:table-cell>
          <table:table-cell office:value-type="string" calcext:value-type="string">
            <text:p>$39.6575</text:p>
          </table:table-cell>
          <table:table-cell office:value-type="string" calcext:value-type="string">
            <text:p>$40.52</text:p>
          </table:table-cell>
          <table:table-cell office:value-type="float" office:value="2461.43" calcext:value-type="float">
            <text:p>2461.43</text:p>
          </table:table-cell>
          <table:table-cell/>
          <table:table-cell table:formula="of:=[.D1254]/[.D1253]" office:value-type="float" office:value="1.00149100319733" calcext:value-type="float">
            <text:p>1.00149100319733</text:p>
          </table:table-cell>
          <table:table-cell table:formula="of:=[.B1254]/[.B1253]" office:value-type="float" office:value="1.0165794616403" calcext:value-type="float">
            <text:p>1.0165794616403</text:p>
          </table:table-cell>
          <table:table-cell table:number-columns-repeated="3"/>
          <table:table-cell office:value-type="float" office:value="0.991870484676908" calcext:value-type="float">
            <text:p>0.991870484676908</text:p>
          </table:table-cell>
          <table:table-cell office:value-type="float" office:value="0.989645645024208" calcext:value-type="float">
            <text:p>0.989645645024208</text:p>
          </table:table-cell>
          <table:table-cell office:value-type="float" office:value="0.988194038573933" calcext:value-type="float">
            <text:p>0.988194038573933</text:p>
          </table:table-cell>
          <table:table-cell office:value-type="float" office:value="-0.00145160645027487" calcext:value-type="float">
            <text:p>-0.001451606450274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9/07/2017</text:p>
          </table:table-cell>
          <table:table-cell office:value-type="string" calcext:value-type="string">
            <text:p>$40.315</text:p>
          </table:table-cell>
          <table:table-cell office:value-type="string" calcext:value-type="string">
            <text:p>$40.64</text:p>
          </table:table-cell>
          <table:table-cell office:value-type="float" office:value="2465.1" calcext:value-type="float">
            <text:p>2465.1</text:p>
          </table:table-cell>
          <table:table-cell/>
          <table:table-cell table:formula="of:=[.D1255]/[.D1254]" office:value-type="float" office:value="1.00017849174476" calcext:value-type="float">
            <text:p>1.00017849174476</text:p>
          </table:table-cell>
          <table:table-cell table:formula="of:=[.B1255]/[.B1254]" office:value-type="float" office:value="1.00403075778246" calcext:value-type="float">
            <text:p>1.00403075778246</text:p>
          </table:table-cell>
          <table:table-cell table:number-columns-repeated="3"/>
          <table:table-cell office:value-type="float" office:value="1.00555637872277" calcext:value-type="float">
            <text:p>1.00555637872277</text:p>
          </table:table-cell>
          <table:table-cell office:value-type="float" office:value="1.00619294042979" calcext:value-type="float">
            <text:p>1.00619294042979</text:p>
          </table:table-cell>
          <table:table-cell office:value-type="float" office:value="1.0133664537497" calcext:value-type="float">
            <text:p>1.0133664537497</text:p>
          </table:table-cell>
          <table:table-cell office:value-type="float" office:value="0.0071735133199109" calcext:value-type="float">
            <text:p>0.00717351331991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9/06/2017</text:p>
          </table:table-cell>
          <table:table-cell office:value-type="string" calcext:value-type="string">
            <text:p>$40.4775</text:p>
          </table:table-cell>
          <table:table-cell office:value-type="string" calcext:value-type="string">
            <text:p>$40.81</text:p>
          </table:table-cell>
          <table:table-cell office:value-type="float" office:value="2465.54" calcext:value-type="float">
            <text:p>2465.54</text:p>
          </table:table-cell>
          <table:table-cell/>
          <table:table-cell table:formula="of:=[.D1256]/[.D1255]" office:value-type="float" office:value="0.996881007811676" calcext:value-type="float">
            <text:p>0.996881007811676</text:p>
          </table:table-cell>
          <table:table-cell table:formula="of:=[.B1256]/[.B1255]" office:value-type="float" office:value="1.00104996603051" calcext:value-type="float">
            <text:p>1.00104996603051</text:p>
          </table:table-cell>
          <table:table-cell table:number-columns-repeated="3"/>
          <table:table-cell office:value-type="float" office:value="1.00231496740821" calcext:value-type="float">
            <text:p>1.00231496740821</text:p>
          </table:table-cell>
          <table:table-cell office:value-type="float" office:value="1.00227382558253" calcext:value-type="float">
            <text:p>1.00227382558253</text:p>
          </table:table-cell>
          <table:table-cell office:value-type="float" office:value="1.01534959729193" calcext:value-type="float">
            <text:p>1.01534959729193</text:p>
          </table:table-cell>
          <table:table-cell office:value-type="float" office:value="0.0130757717093994" calcext:value-type="float">
            <text:p>0.01307577170939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9/05/2017</text:p>
          </table:table-cell>
          <table:table-cell office:value-type="string" calcext:value-type="string">
            <text:p>$40.52</text:p>
          </table:table-cell>
          <table:table-cell office:value-type="string" calcext:value-type="string">
            <text:p>$40.21</text:p>
          </table:table-cell>
          <table:table-cell office:value-type="float" office:value="2457.85" calcext:value-type="float">
            <text:p>2457.85</text:p>
          </table:table-cell>
          <table:table-cell/>
          <table:table-cell table:formula="of:=[.D1257]/[.D1256]" office:value-type="float" office:value="1.00760827552536" calcext:value-type="float">
            <text:p>1.00760827552536</text:p>
          </table:table-cell>
          <table:table-cell table:formula="of:=[.B1257]/[.B1256]" office:value-type="float" office:value="1.01215449160908" calcext:value-type="float">
            <text:p>1.01215449160908</text:p>
          </table:table-cell>
          <table:table-cell table:number-columns-repeated="3"/>
          <table:table-cell office:value-type="float" office:value="0.999017347301961" calcext:value-type="float">
            <text:p>0.999017347301961</text:p>
          </table:table-cell>
          <table:table-cell office:value-type="float" office:value="0.998286749995762" calcext:value-type="float">
            <text:p>0.998286749995762</text:p>
          </table:table-cell>
          <table:table-cell office:value-type="float" office:value="1.00402368224407" calcext:value-type="float">
            <text:p>1.00402368224407</text:p>
          </table:table-cell>
          <table:table-cell office:value-type="float" office:value="0.00573693224830318" calcext:value-type="float">
            <text:p>0.005736932248303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9/01/2017</text:p>
          </table:table-cell>
          <table:table-cell office:value-type="string" calcext:value-type="string">
            <text:p>$41.0125</text:p>
          </table:table-cell>
          <table:table-cell office:value-type="string" calcext:value-type="string">
            <text:p>$40.45</text:p>
          </table:table-cell>
          <table:table-cell office:value-type="float" office:value="2476.55" calcext:value-type="float">
            <text:p>2476.55</text:p>
          </table:table-cell>
          <table:table-cell/>
          <table:table-cell table:formula="of:=[.D1258]/[.D1257]" office:value-type="float" office:value="0.998021441117684" calcext:value-type="float">
            <text:p>0.998021441117684</text:p>
          </table:table-cell>
          <table:table-cell table:formula="of:=[.B1258]/[.B1257]" office:value-type="float" office:value="0.999695214873514" calcext:value-type="float">
            <text:p>0.999695214873514</text:p>
          </table:table-cell>
          <table:table-cell table:number-columns-repeated="3"/>
          <table:table-cell office:value-type="float" office:value="1.00089842388568" calcext:value-type="float">
            <text:p>1.00089842388568</text:p>
          </table:table-cell>
          <table:table-cell office:value-type="float" office:value="1.00056111583603" calcext:value-type="float">
            <text:p>1.00056111583603</text:p>
          </table:table-cell>
          <table:table-cell office:value-type="float" office:value="1.00692734871472" calcext:value-type="float">
            <text:p>1.00692734871472</text:p>
          </table:table-cell>
          <table:table-cell office:value-type="float" office:value="0.00636623287869376" calcext:value-type="float">
            <text:p>0.006366232878693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8/31/2017</text:p>
          </table:table-cell>
          <table:table-cell office:value-type="string" calcext:value-type="string">
            <text:p>$41</text:p>
          </table:table-cell>
          <table:table-cell office:value-type="string" calcext:value-type="string">
            <text:p>$39.99</text:p>
          </table:table-cell>
          <table:table-cell office:value-type="float" office:value="2471.65" calcext:value-type="float">
            <text:p>2471.65</text:p>
          </table:table-cell>
          <table:table-cell/>
          <table:table-cell table:formula="of:=[.D1259]/[.D1258]" office:value-type="float" office:value="0.994311492322942" calcext:value-type="float">
            <text:p>0.994311492322942</text:p>
          </table:table-cell>
          <table:table-cell table:formula="of:=[.B1259]/[.B1258]" office:value-type="float" office:value="0.996036585365854" calcext:value-type="float">
            <text:p>0.996036585365854</text:p>
          </table:table-cell>
          <table:table-cell table:number-columns-repeated="3"/>
          <table:table-cell office:value-type="float" office:value="1.00377618373301" calcext:value-type="float">
            <text:p>1.00377618373301</text:p>
          </table:table-cell>
          <table:table-cell office:value-type="float" office:value="1.00404054817274" calcext:value-type="float">
            <text:p>1.00404054817274</text:p>
          </table:table-cell>
          <table:table-cell office:value-type="float" office:value="1.00204685012509" calcext:value-type="float">
            <text:p>1.00204685012509</text:p>
          </table:table-cell>
          <table:table-cell office:value-type="float" office:value="-0.00199369804764959" calcext:value-type="float">
            <text:p>-0.001993698047649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8/30/2017</text:p>
          </table:table-cell>
          <table:table-cell office:value-type="string" calcext:value-type="string">
            <text:p>$40.8375</text:p>
          </table:table-cell>
          <table:table-cell office:value-type="string" calcext:value-type="string">
            <text:p>$39.5</text:p>
          </table:table-cell>
          <table:table-cell office:value-type="float" office:value="2457.59" calcext:value-type="float">
            <text:p>2457.59</text:p>
          </table:table-cell>
          <table:table-cell/>
          <table:table-cell table:formula="of:=[.D1260]/[.D1259]" office:value-type="float" office:value="0.995406068546828" calcext:value-type="float">
            <text:p>0.995406068546828</text:p>
          </table:table-cell>
          <table:table-cell table:formula="of:=[.B1260]/[.B1259]" office:value-type="float" office:value="0.997306397306397" calcext:value-type="float">
            <text:p>0.997306397306397</text:p>
          </table:table-cell>
          <table:table-cell table:number-columns-repeated="3"/>
          <table:table-cell office:value-type="float" office:value="0.998558422436189" calcext:value-type="float">
            <text:p>0.998558422436189</text:p>
          </table:table-cell>
          <table:table-cell office:value-type="float" office:value="0.997731874640345" calcext:value-type="float">
            <text:p>0.997731874640345</text:p>
          </table:table-cell>
          <table:table-cell office:value-type="float" office:value="0.991886064457558" calcext:value-type="float">
            <text:p>0.991886064457558</text:p>
          </table:table-cell>
          <table:table-cell office:value-type="float" office:value="-0.00584581018278707" calcext:value-type="float">
            <text:p>-0.005845810182787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8/29/2017</text:p>
          </table:table-cell>
          <table:table-cell office:value-type="string" calcext:value-type="string">
            <text:p>$40.7275</text:p>
          </table:table-cell>
          <table:table-cell office:value-type="string" calcext:value-type="string">
            <text:p>$39.77</text:p>
          </table:table-cell>
          <table:table-cell office:value-type="float" office:value="2446.3" calcext:value-type="float">
            <text:p>2446.3</text:p>
          </table:table-cell>
          <table:table-cell/>
          <table:table-cell table:formula="of:=[.D1261]/[.D1260]" office:value-type="float" office:value="0.999157911948657" calcext:value-type="float">
            <text:p>0.999157911948657</text:p>
          </table:table-cell>
          <table:table-cell table:formula="of:=[.B1261]/[.B1260]" office:value-type="float" office:value="0.99116076361181" calcext:value-type="float">
            <text:p>0.99116076361181</text:p>
          </table:table-cell>
          <table:table-cell table:number-columns-repeated="3"/>
          <table:table-cell office:value-type="float" office:value="1.00018914245129" calcext:value-type="float">
            <text:p>1.00018914245129</text:p>
          </table:table-cell>
          <table:table-cell office:value-type="float" office:value="0.999703540190523" calcext:value-type="float">
            <text:p>0.999703540190523</text:p>
          </table:table-cell>
          <table:table-cell office:value-type="float" office:value="0.996796521938104" calcext:value-type="float">
            <text:p>0.996796521938104</text:p>
          </table:table-cell>
          <table:table-cell office:value-type="float" office:value="-0.00290701825241857" calcext:value-type="float">
            <text:p>-0.002907018252418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8/28/2017</text:p>
          </table:table-cell>
          <table:table-cell office:value-type="string" calcext:value-type="string">
            <text:p>$40.3675</text:p>
          </table:table-cell>
          <table:table-cell office:value-type="string" calcext:value-type="string">
            <text:p>$39.9</text:p>
          </table:table-cell>
          <table:table-cell office:value-type="float" office:value="2444.24" calcext:value-type="float">
            <text:p>2444.24</text:p>
          </table:table-cell>
          <table:table-cell/>
          <table:table-cell table:formula="of:=[.D1262]/[.D1261]" office:value-type="float" office:value="0" calcext:value-type="float">
            <text:p>0</text:p>
          </table:table-cell>
          <table:table-cell table:formula="of:=[.B1262]/[.B1261]" office:value-type="float" office:value="0" calcext:value-type="float">
            <text:p>0</text:p>
          </table:table-cell>
          <table:table-cell table:number-columns-repeated="3"/>
          <table:table-cell office:value-type="float" office:value="0.998730283698618" calcext:value-type="float">
            <text:p>0.998730283698618</text:p>
          </table:table-cell>
          <table:table-cell office:value-type="float" office:value="0.997939668085819" calcext:value-type="float">
            <text:p>0.997939668085819</text:p>
          </table:table-cell>
          <table:table-cell office:value-type="float" office:value="0.989956958393113" calcext:value-type="float">
            <text:p>0.989956958393113</text:p>
          </table:table-cell>
          <table:table-cell office:value-type="float" office:value="-0.00798270969270609" calcext:value-type="float">
            <text:p>-0.00798270969270609</text:p>
          </table:table-cell>
          <table:table-cell table:number-columns-repeated="3"/>
        </table:table-row>
        <table:table-row table:style-name="ro1">
          <table:table-cell table:style-name="Default" table:number-columns-repeated="3"/>
          <table:table-cell table:number-columns-repeated="7"/>
          <table:table-cell office:value-type="float" office:value="0.996912482997403" calcext:value-type="float">
            <text:p>0.996912482997403</text:p>
          </table:table-cell>
          <table:table-cell office:value-type="float" office:value="0.995741807639825" calcext:value-type="float">
            <text:p>0.995741807639825</text:p>
          </table:table-cell>
          <table:table-cell office:value-type="float" office:value="0.974550724637681" calcext:value-type="float">
            <text:p>0.974550724637681</text:p>
          </table:table-cell>
          <table:table-cell office:value-type="float" office:value="-0.0211910830021438" calcext:value-type="float">
            <text:p>-0.0211910830021438</text:p>
          </table:table-cell>
          <table:table-cell table:number-columns-repeated="3"/>
        </table:table-row>
        <table:table-row table:style-name="ro1">
          <table:table-cell table:style-name="Default" table:number-columns-repeated="3"/>
          <table:table-cell table:number-columns-repeated="7"/>
          <table:table-cell office:value-type="float" office:value="0.999810066476733" calcext:value-type="float">
            <text:p>0.999810066476733</text:p>
          </table:table-cell>
          <table:table-cell office:value-type="float" office:value="0.99924520826781" calcext:value-type="float">
            <text:p>0.99924520826781</text:p>
          </table:table-cell>
          <table:table-cell office:value-type="float" office:value="0.992742846945452" calcext:value-type="float">
            <text:p>0.992742846945452</text:p>
          </table:table-cell>
          <table:table-cell office:value-type="float" office:value="-0.00650236132235738" calcext:value-type="float">
            <text:p>-0.00650236132235738</text:p>
          </table:table-cell>
          <table:table-cell table:number-columns-repeated="3"/>
        </table:table-row>
        <table:table-row table:style-name="ro1">
          <table:table-cell table:style-name="Default" table:number-columns-repeated="3"/>
          <table:table-cell table:number-columns-repeated="7"/>
          <table:table-cell office:value-type="float" office:value="0.998410458408287" calcext:value-type="float">
            <text:p>0.998410458408287</text:p>
          </table:table-cell>
          <table:table-cell office:value-type="float" office:value="0.997552974783976" calcext:value-type="float">
            <text:p>0.997552974783976</text:p>
          </table:table-cell>
          <table:table-cell office:value-type="float" office:value="1.01288273713224" calcext:value-type="float">
            <text:p>1.01288273713224</text:p>
          </table:table-cell>
          <table:table-cell office:value-type="float" office:value="0.0153297623482669" calcext:value-type="float">
            <text:p>0.0153297623482669</text:p>
          </table:table-cell>
          <table:table-cell table:number-columns-repeated="3"/>
        </table:table-row>
        <table:table-row table:style-name="ro1">
          <table:table-cell table:style-name="Default" table:number-columns-repeated="3"/>
          <table:table-cell table:number-columns-repeated="7"/>
          <table:table-cell office:value-type="float" office:value="0.999056405955127" calcext:value-type="float">
            <text:p>0.999056405955127</text:p>
          </table:table-cell>
          <table:table-cell office:value-type="float" office:value="0.998333974902656" calcext:value-type="float">
            <text:p>0.998333974902656</text:p>
          </table:table-cell>
          <table:table-cell office:value-type="float" office:value="0.986275437766209" calcext:value-type="float">
            <text:p>0.986275437766209</text:p>
          </table:table-cell>
          <table:table-cell office:value-type="float" office:value="-0.0120585371364469" calcext:value-type="float">
            <text:p>-0.0120585371364469</text:p>
          </table:table-cell>
          <table:table-cell table:number-columns-repeated="3"/>
        </table:table-row>
        <table:table-row table:style-name="ro1">
          <table:table-cell table:style-name="Default" table:number-columns-repeated="3"/>
          <table:table-cell table:number-columns-repeated="7"/>
          <table:table-cell office:value-type="float" office:value="1.0032026989735" calcext:value-type="float">
            <text:p>1.0032026989735</text:p>
          </table:table-cell>
          <table:table-cell office:value-type="float" office:value="1.00334716112076" calcext:value-type="float">
            <text:p>1.00334716112076</text:p>
          </table:table-cell>
          <table:table-cell office:value-type="float" office:value="0.977987044145873" calcext:value-type="float">
            <text:p>0.977987044145873</text:p>
          </table:table-cell>
          <table:table-cell office:value-type="float" office:value="-0.0253601169748892" calcext:value-type="float">
            <text:p>-0.0253601169748892</text:p>
          </table:table-cell>
          <table:table-cell table:number-columns-repeated="3"/>
        </table:table-row>
        <table:table-row table:style-name="ro1">
          <table:table-cell table:style-name="Default" table:number-columns-repeated="3"/>
          <table:table-cell table:number-columns-repeated="7"/>
          <table:table-cell office:value-type="float" office:value="0.991991693367479" calcext:value-type="float">
            <text:p>0.991991693367479</text:p>
          </table:table-cell>
          <table:table-cell office:value-type="float" office:value="0.98979219562601" calcext:value-type="float">
            <text:p>0.98979219562601</text:p>
          </table:table-cell>
          <table:table-cell office:value-type="float" office:value="0.965409383624655" calcext:value-type="float">
            <text:p>0.965409383624655</text:p>
          </table:table-cell>
          <table:table-cell office:value-type="float" office:value="-0.0243828120013547" calcext:value-type="float">
            <text:p>-0.0243828120013547</text:p>
          </table:table-cell>
          <table:table-cell table:number-columns-repeated="3"/>
        </table:table-row>
        <table:table-row table:style-name="ro1">
          <table:table-cell table:style-name="Default" table:number-columns-repeated="3"/>
          <table:table-cell table:number-columns-repeated="7"/>
          <table:table-cell office:value-type="float" office:value="0.998730667083268" calcext:value-type="float">
            <text:p>0.998730667083268</text:p>
          </table:table-cell>
          <table:table-cell office:value-type="float" office:value="0.997940131627261" calcext:value-type="float">
            <text:p>0.997940131627261</text:p>
          </table:table-cell>
          <table:table-cell office:value-type="float" office:value="0.993647163458484" calcext:value-type="float">
            <text:p>0.993647163458484</text:p>
          </table:table-cell>
          <table:table-cell office:value-type="float" office:value="-0.00429296816877733" calcext:value-type="float">
            <text:p>-0.00429296816877733</text:p>
          </table:table-cell>
          <table:table-cell table:number-columns-repeated="3"/>
        </table:table-row>
        <table:table-row table:style-name="ro1">
          <table:table-cell table:style-name="Default" table:number-columns-repeated="3"/>
          <table:table-cell table:number-columns-repeated="7"/>
          <table:table-cell office:value-type="float" office:value="1.0046849031148" calcext:value-type="float">
            <text:p>1.0046849031148</text:p>
          </table:table-cell>
          <table:table-cell office:value-type="float" office:value="1.00513925959056" calcext:value-type="float">
            <text:p>1.00513925959056</text:p>
          </table:table-cell>
          <table:table-cell office:value-type="float" office:value="1.00441148264177" calcext:value-type="float">
            <text:p>1.00441148264177</text:p>
          </table:table-cell>
          <table:table-cell office:value-type="float" office:value="-0.000727776948780345" calcext:value-type="float">
            <text:p>-0.000727776948780345</text:p>
          </table:table-cell>
          <table:table-cell table:number-columns-repeated="3"/>
        </table:table-row>
        <table:table-row table:style-name="ro1">
          <table:table-cell table:style-name="Default" table:number-columns-repeated="3"/>
          <table:table-cell table:number-columns-repeated="7"/>
          <table:table-cell office:value-type="float" office:value="0.998384667183054" calcext:value-type="float">
            <text:p>0.998384667183054</text:p>
          </table:table-cell>
          <table:table-cell office:value-type="float" office:value="0.997521791214866" calcext:value-type="float">
            <text:p>0.997521791214866</text:p>
          </table:table-cell>
          <table:table-cell office:value-type="float" office:value="0.994080203691916" calcext:value-type="float">
            <text:p>0.994080203691916</text:p>
          </table:table-cell>
          <table:table-cell office:value-type="float" office:value="-0.00344158752295043" calcext:value-type="float">
            <text:p>-0.00344158752295043</text:p>
          </table:table-cell>
          <table:table-cell table:number-columns-repeated="3"/>
        </table:table-row>
        <table:table-row table:style-name="ro1">
          <table:table-cell table:style-name="Default" table:number-columns-repeated="3"/>
          <table:table-cell table:number-columns-repeated="7"/>
          <table:table-cell office:value-type="float" office:value="1.0039883351917" calcext:value-type="float">
            <text:p>1.0039883351917</text:p>
          </table:table-cell>
          <table:table-cell office:value-type="float" office:value="1.00429705555515" calcext:value-type="float">
            <text:p>1.00429705555515</text:p>
          </table:table-cell>
          <table:table-cell office:value-type="float" office:value="1.00051226227829" calcext:value-type="float">
            <text:p>1.00051226227829</text:p>
          </table:table-cell>
          <table:table-cell office:value-type="float" office:value="-0.00378479327686287" calcext:value-type="float">
            <text:p>-0.00378479327686287</text:p>
          </table:table-cell>
          <table:table-cell table:number-columns-repeated="3"/>
        </table:table-row>
        <table:table-row table:style-name="ro1">
          <table:table-cell table:style-name="Default" table:number-columns-repeated="3"/>
          <table:table-cell table:number-columns-repeated="7"/>
          <table:table-cell office:value-type="float" office:value="0.994909153039946" calcext:value-type="float">
            <text:p>0.994909153039946</text:p>
          </table:table-cell>
          <table:table-cell office:value-type="float" office:value="0.993319628095704" calcext:value-type="float">
            <text:p>0.993319628095704</text:p>
          </table:table-cell>
          <table:table-cell office:value-type="float" office:value="0.998272" calcext:value-type="float">
            <text:p>0.998272</text:p>
          </table:table-cell>
          <table:table-cell office:value-type="float" office:value="0.00495237190429554" calcext:value-type="float">
            <text:p>0.00495237190429554</text:p>
          </table:table-cell>
          <table:table-cell table:number-columns-repeated="3"/>
        </table:table-row>
        <table:table-row table:style-name="ro1">
          <table:table-cell table:style-name="Default" table:number-columns-repeated="3"/>
          <table:table-cell table:number-columns-repeated="7"/>
          <table:table-cell office:value-type="float" office:value="0.999672143944421" calcext:value-type="float">
            <text:p>0.999672143944421</text:p>
          </table:table-cell>
          <table:table-cell office:value-type="float" office:value="0.999078449349641" calcext:value-type="float">
            <text:p>0.999078449349641</text:p>
          </table:table-cell>
          <table:table-cell office:value-type="float" office:value="1.02423387613797" calcext:value-type="float">
            <text:p>1.02423387613797</text:p>
          </table:table-cell>
          <table:table-cell office:value-type="float" office:value="0.0251554267883256" calcext:value-type="float">
            <text:p>0.0251554267883256</text:p>
          </table:table-cell>
          <table:table-cell table:number-columns-repeated="3"/>
        </table:table-row>
        <table:table-row table:style-name="ro1">
          <table:table-cell table:style-name="Default" table:number-columns-repeated="3"/>
          <table:table-cell table:number-columns-repeated="7"/>
          <table:table-cell office:value-type="float" office:value="0.999258177615705" calcext:value-type="float">
            <text:p>0.999258177615705</text:p>
          </table:table-cell>
          <table:table-cell office:value-type="float" office:value="0.998577932313174" calcext:value-type="float">
            <text:p>0.998577932313174</text:p>
          </table:table-cell>
          <table:table-cell office:value-type="float" office:value="1.00444416624937" calcext:value-type="float">
            <text:p>1.00444416624937</text:p>
          </table:table-cell>
          <table:table-cell office:value-type="float" office:value="0.00586623393619967" calcext:value-type="float">
            <text:p>0.00586623393619967</text:p>
          </table:table-cell>
          <table:table-cell table:number-columns-repeated="3"/>
        </table:table-row>
        <table:table-row table:style-name="ro1">
          <table:table-cell table:style-name="Default" table:number-columns-repeated="3"/>
          <table:table-cell table:number-columns-repeated="7"/>
          <table:table-cell office:value-type="float" office:value="0.999327956989247" calcext:value-type="float">
            <text:p>0.999327956989247</text:p>
          </table:table-cell>
          <table:table-cell office:value-type="float" office:value="0.998662300926826" calcext:value-type="float">
            <text:p>0.998662300926826</text:p>
          </table:table-cell>
          <table:table-cell office:value-type="float" office:value="0.996323300305353" calcext:value-type="float">
            <text:p>0.996323300305353</text:p>
          </table:table-cell>
          <table:table-cell office:value-type="float" office:value="-0.00233900062147263" calcext:value-type="float">
            <text:p>-0.00233900062147263</text:p>
          </table:table-cell>
          <table:table-cell table:number-columns-repeated="3"/>
        </table:table-row>
        <table:table-row table:style-name="ro1">
          <table:table-cell table:style-name="Default" table:number-columns-repeated="3"/>
          <table:table-cell table:number-columns-repeated="7"/>
          <table:table-cell office:value-type="float" office:value="0.998252295084531" calcext:value-type="float">
            <text:p>0.998252295084531</text:p>
          </table:table-cell>
          <table:table-cell office:value-type="float" office:value="0.997361743196785" calcext:value-type="float">
            <text:p>0.997361743196785</text:p>
          </table:table-cell>
          <table:table-cell office:value-type="float" office:value="0.981923942957218" calcext:value-type="float">
            <text:p>0.981923942957218</text:p>
          </table:table-cell>
          <table:table-cell office:value-type="float" office:value="-0.0154378002395668" calcext:value-type="float">
            <text:p>-0.0154378002395668</text:p>
          </table:table-cell>
          <table:table-cell table:number-columns-repeated="3"/>
        </table:table-row>
        <table:table-row table:style-name="ro1">
          <table:table-cell table:style-name="Default" table:number-columns-repeated="3"/>
          <table:table-cell table:number-columns-repeated="7"/>
          <table:table-cell office:value-type="float" office:value="0.999122659282382" calcext:value-type="float">
            <text:p>0.999122659282382</text:p>
          </table:table-cell>
          <table:table-cell office:value-type="float" office:value="0.998414080255951" calcext:value-type="float">
            <text:p>0.998414080255951</text:p>
          </table:table-cell>
          <table:table-cell office:value-type="float" office:value="0.993693865851328" calcext:value-type="float">
            <text:p>0.993693865851328</text:p>
          </table:table-cell>
          <table:table-cell office:value-type="float" office:value="-0.00472021440462289" calcext:value-type="float">
            <text:p>-0.00472021440462289</text:p>
          </table:table-cell>
          <table:table-cell table:number-columns-repeated="3"/>
        </table:table-row>
        <table:table-row table:style-name="ro1">
          <table:table-cell table:style-name="Default" table:number-columns-repeated="3"/>
          <table:table-cell table:number-columns-repeated="7"/>
          <table:table-cell office:value-type="float" office:value="1.00168957987871" calcext:value-type="float">
            <text:p>1.00168957987871</text:p>
          </table:table-cell>
          <table:table-cell office:value-type="float" office:value="1.00151768410147" calcext:value-type="float">
            <text:p>1.00151768410147</text:p>
          </table:table-cell>
          <table:table-cell office:value-type="float" office:value="1.00352564102564" calcext:value-type="float">
            <text:p>1.00352564102564</text:p>
          </table:table-cell>
          <table:table-cell office:value-type="float" office:value="0.00200795692417" calcext:value-type="float">
            <text:p>0.00200795692417</text:p>
          </table:table-cell>
          <table:table-cell table:number-columns-repeated="3"/>
        </table:table-row>
        <table:table-row table:style-name="ro1">
          <table:table-cell table:style-name="Default" table:number-columns-repeated="3"/>
          <table:table-cell table:number-columns-repeated="7"/>
          <table:table-cell office:value-type="float" office:value="0.998199777711683" calcext:value-type="float">
            <text:p>0.998199777711683</text:p>
          </table:table-cell>
          <table:table-cell office:value-type="float" office:value="0.997298245665711" calcext:value-type="float">
            <text:p>0.997298245665711</text:p>
          </table:table-cell>
          <table:table-cell office:value-type="float" office:value="0.995847971893964" calcext:value-type="float">
            <text:p>0.995847971893964</text:p>
          </table:table-cell>
          <table:table-cell office:value-type="float" office:value="-0.00145027377174733" calcext:value-type="float">
            <text:p>-0.00145027377174733</text:p>
          </table:table-cell>
          <table:table-cell table:number-columns-repeated="3"/>
        </table:table-row>
        <table:table-row table:style-name="ro1">
          <table:table-cell table:style-name="Default" table:number-columns-repeated="3"/>
          <table:table-cell table:number-columns-repeated="7"/>
          <table:table-cell office:value-type="float" office:value="0.99768293447919" calcext:value-type="float">
            <text:p>0.99768293447919</text:p>
          </table:table-cell>
          <table:table-cell office:value-type="float" office:value="0.996673342563453" calcext:value-type="float">
            <text:p>0.996673342563453</text:p>
          </table:table-cell>
          <table:table-cell office:value-type="float" office:value="0.999615137908916" calcext:value-type="float">
            <text:p>0.999615137908916</text:p>
          </table:table-cell>
          <table:table-cell office:value-type="float" office:value="0.00294179534546335" calcext:value-type="float">
            <text:p>0.00294179534546335</text:p>
          </table:table-cell>
          <table:table-cell table:number-columns-repeated="3"/>
        </table:table-row>
        <table:table-row table:style-name="ro1">
          <table:table-cell table:style-name="Default" table:number-columns-repeated="3"/>
          <table:table-cell table:number-columns-repeated="7"/>
          <table:table-cell office:value-type="float" office:value="1.00180765739391" calcext:value-type="float">
            <text:p>1.00180765739391</text:p>
          </table:table-cell>
          <table:table-cell office:value-type="float" office:value="1.00166044887213" calcext:value-type="float">
            <text:p>1.00166044887213</text:p>
          </table:table-cell>
          <table:table-cell office:value-type="float" office:value="0.996534907597536" calcext:value-type="float">
            <text:p>0.996534907597536</text:p>
          </table:table-cell>
          <table:table-cell office:value-type="float" office:value="-0.00512554127459441" calcext:value-type="float">
            <text:p>-0.00512554127459441</text:p>
          </table:table-cell>
          <table:table-cell table:number-columns-repeated="3"/>
        </table:table-row>
        <table:table-row table:style-name="ro1">
          <table:table-cell table:style-name="Default" table:number-columns-repeated="3"/>
          <table:table-cell table:number-columns-repeated="7"/>
          <table:table-cell office:value-type="float" office:value="1.0010747922003" calcext:value-type="float">
            <text:p>1.0010747922003</text:p>
          </table:table-cell>
          <table:table-cell office:value-type="float" office:value="1.00077435865322" calcext:value-type="float">
            <text:p>1.00077435865322</text:p>
          </table:table-cell>
          <table:table-cell office:value-type="float" office:value="1.0005795235029" calcext:value-type="float">
            <text:p>1.0005795235029</text:p>
          </table:table-cell>
          <table:table-cell office:value-type="float" office:value="-0.00019483515032559" calcext:value-type="float">
            <text:p>-0.00019483515032559</text:p>
          </table:table-cell>
          <table:table-cell table:number-columns-repeated="3"/>
        </table:table-row>
        <table:table-row table:style-name="ro1">
          <table:table-cell table:style-name="Default" table:number-columns-repeated="3"/>
          <table:table-cell table:number-columns-repeated="7"/>
          <table:table-cell office:value-type="float" office:value="0.994384950256067" calcext:value-type="float">
            <text:p>0.994384950256067</text:p>
          </table:table-cell>
          <table:table-cell office:value-type="float" office:value="0.992685826731452" calcext:value-type="float">
            <text:p>0.992685826731452</text:p>
          </table:table-cell>
          <table:table-cell office:value-type="float" office:value="0.987708346740459" calcext:value-type="float">
            <text:p>0.987708346740459</text:p>
          </table:table-cell>
          <table:table-cell office:value-type="float" office:value="-0.0049774799909923" calcext:value-type="float">
            <text:p>-0.0049774799909923</text:p>
          </table:table-cell>
          <table:table-cell table:number-columns-repeated="3"/>
        </table:table-row>
        <table:table-row table:style-name="ro1">
          <table:table-cell table:style-name="Default" table:number-columns-repeated="3"/>
          <table:table-cell table:number-columns-repeated="7"/>
          <table:table-cell office:value-type="float" office:value="0.998754797575796" calcext:value-type="float">
            <text:p>0.998754797575796</text:p>
          </table:table-cell>
          <table:table-cell office:value-type="float" office:value="0.997969307243177" calcext:value-type="float">
            <text:p>0.997969307243177</text:p>
          </table:table-cell>
          <table:table-cell office:value-type="float" office:value="1.00651550690644" calcext:value-type="float">
            <text:p>1.00651550690644</text:p>
          </table:table-cell>
          <table:table-cell office:value-type="float" office:value="0.00854619966326053" calcext:value-type="float">
            <text:p>0.00854619966326053</text:p>
          </table:table-cell>
          <table:table-cell table:number-columns-repeated="3"/>
        </table:table-row>
        <table:table-row table:style-name="ro1">
          <table:table-cell table:style-name="Default" table:number-columns-repeated="3"/>
          <table:table-cell table:number-columns-repeated="7"/>
          <table:table-cell office:value-type="float" office:value="0.997845796936771" calcext:value-type="float">
            <text:p>0.997845796936771</text:p>
          </table:table-cell>
          <table:table-cell office:value-type="float" office:value="0.996870255763792" calcext:value-type="float">
            <text:p>0.996870255763792</text:p>
          </table:table-cell>
          <table:table-cell office:value-type="float" office:value="0.995662868979803" calcext:value-type="float">
            <text:p>0.995662868979803</text:p>
          </table:table-cell>
          <table:table-cell office:value-type="float" office:value="-0.00120738678398835" calcext:value-type="float">
            <text:p>-0.00120738678398835</text:p>
          </table:table-cell>
          <table:table-cell table:number-columns-repeated="3"/>
        </table:table-row>
        <table:table-row table:style-name="ro1">
          <table:table-cell table:style-name="Default" table:number-columns-repeated="3"/>
          <table:table-cell table:number-columns-repeated="7"/>
          <table:table-cell office:value-type="float" office:value="0.996140950211932" calcext:value-type="float">
            <text:p>0.996140950211932</text:p>
          </table:table-cell>
          <table:table-cell office:value-type="float" office:value="0.994808965337122" calcext:value-type="float">
            <text:p>0.994808965337122</text:p>
          </table:table-cell>
          <table:table-cell office:value-type="float" office:value="1.0020154736363" calcext:value-type="float">
            <text:p>1.0020154736363</text:p>
          </table:table-cell>
          <table:table-cell office:value-type="float" office:value="0.00720650829918235" calcext:value-type="float">
            <text:p>0.00720650829918235</text:p>
          </table:table-cell>
          <table:table-cell table:number-columns-repeated="3"/>
        </table:table-row>
        <table:table-row table:style-name="ro1">
          <table:table-cell table:style-name="Default" table:number-columns-repeated="3"/>
          <table:table-cell table:number-columns-repeated="7"/>
          <table:table-cell office:value-type="float" office:value="0.996308586307634" calcext:value-type="float">
            <text:p>0.996308586307634</text:p>
          </table:table-cell>
          <table:table-cell office:value-type="float" office:value="0.995011650232017" calcext:value-type="float">
            <text:p>0.995011650232017</text:p>
          </table:table-cell>
          <table:table-cell office:value-type="float" office:value="0.994549701531274" calcext:value-type="float">
            <text:p>0.994549701531274</text:p>
          </table:table-cell>
          <table:table-cell office:value-type="float" office:value="-0.000461948700742232" calcext:value-type="float">
            <text:p>-0.000461948700742232</text:p>
          </table:table-cell>
          <table:table-cell table:number-columns-repeated="3"/>
        </table:table-row>
        <table:table-row table:style-name="ro1">
          <table:table-cell table:style-name="Default" table:number-columns-repeated="3"/>
          <table:table-cell table:number-columns-repeated="7"/>
          <table:table-cell office:value-type="float" office:value="0.998796841509765" calcext:value-type="float">
            <text:p>0.998796841509765</text:p>
          </table:table-cell>
          <table:table-cell office:value-type="float" office:value="0.998020141583488" calcext:value-type="float">
            <text:p>0.998020141583488</text:p>
          </table:table-cell>
          <table:table-cell office:value-type="float" office:value="1.00619780793319" calcext:value-type="float">
            <text:p>1.00619780793319</text:p>
          </table:table-cell>
          <table:table-cell office:value-type="float" office:value="0.00817766634970596" calcext:value-type="float">
            <text:p>0.00817766634970596</text:p>
          </table:table-cell>
          <table:table-cell table:number-columns-repeated="3"/>
        </table:table-row>
        <table:table-row table:style-name="ro1">
          <table:table-cell table:style-name="Default" table:number-columns-repeated="3"/>
          <table:table-cell table:number-columns-repeated="7"/>
          <table:table-cell office:value-type="float" office:value="0.99593145701704" calcext:value-type="float">
            <text:p>0.99593145701704</text:p>
          </table:table-cell>
          <table:table-cell office:value-type="float" office:value="0.994555671999492" calcext:value-type="float">
            <text:p>0.994555671999492</text:p>
          </table:table-cell>
          <table:table-cell office:value-type="float" office:value="0.992932633080464" calcext:value-type="float">
            <text:p>0.992932633080464</text:p>
          </table:table-cell>
          <table:table-cell office:value-type="float" office:value="-0.00162303891902793" calcext:value-type="float">
            <text:p>-0.00162303891902793</text:p>
          </table:table-cell>
          <table:table-cell table:number-columns-repeated="3"/>
        </table:table-row>
        <table:table-row table:style-name="ro1">
          <table:table-cell table:style-name="Default" table:number-columns-repeated="3"/>
          <table:table-cell table:number-columns-repeated="7"/>
          <table:table-cell office:value-type="float" office:value="0.99992790887682" calcext:value-type="float">
            <text:p>0.99992790887682</text:p>
          </table:table-cell>
          <table:table-cell office:value-type="float" office:value="0.999387688766271" calcext:value-type="float">
            <text:p>0.999387688766271</text:p>
          </table:table-cell>
          <table:table-cell office:value-type="float" office:value="0.983087371033042" calcext:value-type="float">
            <text:p>0.983087371033042</text:p>
          </table:table-cell>
          <table:table-cell office:value-type="float" office:value="-0.0163003177332289" calcext:value-type="float">
            <text:p>-0.0163003177332289</text:p>
          </table:table-cell>
          <table:table-cell table:number-columns-repeated="3"/>
        </table:table-row>
        <table:table-row table:style-name="ro1">
          <table:table-cell table:style-name="Default" table:number-columns-repeated="3"/>
          <table:table-cell table:number-columns-repeated="7"/>
          <table:table-cell office:value-type="float" office:value="1.00222697523892" calcext:value-type="float">
            <text:p>1.00222697523892</text:p>
          </table:table-cell>
          <table:table-cell office:value-type="float" office:value="1.00216743630218" calcext:value-type="float">
            <text:p>1.00216743630218</text:p>
          </table:table-cell>
          <table:table-cell office:value-type="float" office:value="1.00890069744271" calcext:value-type="float">
            <text:p>1.00890069744271</text:p>
          </table:table-cell>
          <table:table-cell office:value-type="float" office:value="0.00673326114053086" calcext:value-type="float">
            <text:p>0.00673326114053086</text:p>
          </table:table-cell>
          <table:table-cell table:number-columns-repeated="3"/>
        </table:table-row>
        <table:table-row table:style-name="ro1">
          <table:table-cell table:style-name="Default" table:number-columns-repeated="3"/>
          <table:table-cell table:number-columns-repeated="7"/>
          <table:table-cell office:value-type="float" office:value="0.999352574913477" calcext:value-type="float">
            <text:p>0.999352574913477</text:p>
          </table:table-cell>
          <table:table-cell office:value-type="float" office:value="0.998692065885047" calcext:value-type="float">
            <text:p>0.998692065885047</text:p>
          </table:table-cell>
          <table:table-cell office:value-type="float" office:value="1.00987556784515" calcext:value-type="float">
            <text:p>1.00987556784515</text:p>
          </table:table-cell>
          <table:table-cell office:value-type="float" office:value="0.0111835019601041" calcext:value-type="float">
            <text:p>0.0111835019601041</text:p>
          </table:table-cell>
          <table:table-cell table:number-columns-repeated="3"/>
        </table:table-row>
        <table:table-row table:style-name="ro1">
          <table:table-cell table:style-name="Default" table:number-columns-repeated="3"/>
          <table:table-cell table:number-columns-repeated="7"/>
          <table:table-cell office:value-type="float" office:value="1.00305526673598" calcext:value-type="float">
            <text:p>1.00305526673598</text:p>
          </table:table-cell>
          <table:table-cell office:value-type="float" office:value="1.00316890423974" calcext:value-type="float">
            <text:p>1.00316890423974</text:p>
          </table:table-cell>
          <table:table-cell office:value-type="float" office:value="1.01747180389856" calcext:value-type="float">
            <text:p>1.01747180389856</text:p>
          </table:table-cell>
          <table:table-cell office:value-type="float" office:value="0.0143028996588146" calcext:value-type="float">
            <text:p>0.0143028996588146</text:p>
          </table:table-cell>
          <table:table-cell table:number-columns-repeated="3"/>
        </table:table-row>
        <table:table-row table:style-name="ro1">
          <table:table-cell table:style-name="Default" table:number-columns-repeated="3"/>
          <table:table-cell table:number-columns-repeated="7"/>
          <table:table-cell office:value-type="float" office:value="0.999366089369438" calcext:value-type="float">
            <text:p>0.999366089369438</text:p>
          </table:table-cell>
          <table:table-cell office:value-type="float" office:value="0.998708405898662" calcext:value-type="float">
            <text:p>0.998708405898662</text:p>
          </table:table-cell>
          <table:table-cell office:value-type="float" office:value="1.01704363426668" calcext:value-type="float">
            <text:p>1.01704363426668</text:p>
          </table:table-cell>
          <table:table-cell office:value-type="float" office:value="0.0183352283680129" calcext:value-type="float">
            <text:p>0.0183352283680129</text:p>
          </table:table-cell>
          <table:table-cell table:number-columns-repeated="3"/>
        </table:table-row>
        <table:table-row table:style-name="ro1">
          <table:table-cell table:style-name="Default" table:number-columns-repeated="3"/>
          <table:table-cell table:number-columns-repeated="7"/>
          <table:table-cell office:value-type="float" office:value="0.998890950072806" calcext:value-type="float">
            <text:p>0.998890950072806</text:p>
          </table:table-cell>
          <table:table-cell office:value-type="float" office:value="0.99813392605293" calcext:value-type="float">
            <text:p>0.99813392605293</text:p>
          </table:table-cell>
          <table:table-cell office:value-type="float" office:value="0.999621999622" calcext:value-type="float">
            <text:p>0.999621999622</text:p>
          </table:table-cell>
          <table:table-cell office:value-type="float" office:value="0.00148807356906955" calcext:value-type="float">
            <text:p>0.00148807356906955</text:p>
          </table:table-cell>
          <table:table-cell table:number-columns-repeated="3"/>
        </table:table-row>
        <table:table-row table:style-name="ro1">
          <table:table-cell table:style-name="Default" table:number-columns-repeated="3"/>
          <table:table-cell table:number-columns-repeated="7"/>
          <table:table-cell office:value-type="float" office:value="0.998546250404374" calcext:value-type="float">
            <text:p>0.998546250404374</text:p>
          </table:table-cell>
          <table:table-cell office:value-type="float" office:value="0.997717157720467" calcext:value-type="float">
            <text:p>0.997717157720467</text:p>
          </table:table-cell>
          <table:table-cell office:value-type="float" office:value="1.00762589021239" calcext:value-type="float">
            <text:p>1.00762589021239</text:p>
          </table:table-cell>
          <table:table-cell office:value-type="float" office:value="0.00990873249192314" calcext:value-type="float">
            <text:p>0.00990873249192314</text:p>
          </table:table-cell>
          <table:table-cell table:number-columns-repeated="3"/>
        </table:table-row>
        <table:table-row table:style-name="ro1">
          <table:table-cell table:style-name="Default" table:number-columns-repeated="3"/>
          <table:table-cell table:number-columns-repeated="7"/>
          <table:table-cell office:value-type="float" office:value="0.998156169632394" calcext:value-type="float">
            <text:p>0.998156169632394</text:p>
          </table:table-cell>
          <table:table-cell office:value-type="float" office:value="0.997245520153761" calcext:value-type="float">
            <text:p>0.997245520153761</text:p>
          </table:table-cell>
          <table:table-cell office:value-type="float" office:value="0.989992494370778" calcext:value-type="float">
            <text:p>0.989992494370778</text:p>
          </table:table-cell>
          <table:table-cell office:value-type="float" office:value="-0.00725302578298259" calcext:value-type="float">
            <text:p>-0.00725302578298259</text:p>
          </table:table-cell>
          <table:table-cell table:number-columns-repeated="3"/>
        </table:table-row>
        <table:table-row table:style-name="ro1">
          <table:table-cell table:style-name="Default" table:number-columns-repeated="3"/>
          <table:table-cell table:number-columns-repeated="7"/>
          <table:table-cell office:value-type="float" office:value="1.00110193058238" calcext:value-type="float">
            <text:p>1.00110193058238</text:p>
          </table:table-cell>
          <table:table-cell office:value-type="float" office:value="1.00080717103826" calcext:value-type="float">
            <text:p>1.00080717103826</text:p>
          </table:table-cell>
          <table:table-cell office:value-type="float" office:value="1.00865554713167" calcext:value-type="float">
            <text:p>1.00865554713167</text:p>
          </table:table-cell>
          <table:table-cell office:value-type="float" office:value="0.00784837609340228" calcext:value-type="float">
            <text:p>0.00784837609340228</text:p>
          </table:table-cell>
          <table:table-cell table:number-columns-repeated="3"/>
        </table:table-row>
        <table:table-row table:style-name="ro1">
          <table:table-cell table:style-name="Default" table:number-columns-repeated="3"/>
          <table:table-cell table:number-columns-repeated="7"/>
          <table:table-cell office:value-type="float" office:value="0.999243506766412" calcext:value-type="float">
            <text:p>0.999243506766412</text:p>
          </table:table-cell>
          <table:table-cell office:value-type="float" office:value="0.998560194131344" calcext:value-type="float">
            <text:p>0.998560194131344</text:p>
          </table:table-cell>
          <table:table-cell office:value-type="float" office:value="1.00757907923583" calcext:value-type="float">
            <text:p>1.00757907923583</text:p>
          </table:table-cell>
          <table:table-cell office:value-type="float" office:value="0.00901888510448456" calcext:value-type="float">
            <text:p>0.00901888510448456</text:p>
          </table:table-cell>
          <table:table-cell table:number-columns-repeated="3"/>
        </table:table-row>
        <table:table-row table:style-name="ro1">
          <table:table-cell table:style-name="Default" table:number-columns-repeated="3"/>
          <table:table-cell table:number-columns-repeated="7"/>
          <table:table-cell office:value-type="float" office:value="0.996647279369352" calcext:value-type="float">
            <text:p>0.996647279369352</text:p>
          </table:table-cell>
          <table:table-cell office:value-type="float" office:value="0.995421156116345" calcext:value-type="float">
            <text:p>0.995421156116345</text:p>
          </table:table-cell>
          <table:table-cell office:value-type="float" office:value="1.00397861494467" calcext:value-type="float">
            <text:p>1.00397861494467</text:p>
          </table:table-cell>
          <table:table-cell office:value-type="float" office:value="0.00855745882832748" calcext:value-type="float">
            <text:p>0.00855745882832748</text:p>
          </table:table-cell>
          <table:table-cell table:number-columns-repeated="3"/>
        </table:table-row>
        <table:table-row table:style-name="ro1">
          <table:table-cell table:style-name="Default" table:number-columns-repeated="3"/>
          <table:table-cell table:number-columns-repeated="7"/>
          <table:table-cell office:value-type="float" office:value="0.989277001418747" calcext:value-type="float">
            <text:p>0.989277001418747</text:p>
          </table:table-cell>
          <table:table-cell office:value-type="float" office:value="0.986509924883573" calcext:value-type="float">
            <text:p>0.986509924883573</text:p>
          </table:table-cell>
          <table:table-cell office:value-type="float" office:value="0.982229102167183" calcext:value-type="float">
            <text:p>0.982229102167183</text:p>
          </table:table-cell>
          <table:table-cell office:value-type="float" office:value="-0.00428082271639052" calcext:value-type="float">
            <text:p>-0.00428082271639052</text:p>
          </table:table-cell>
          <table:table-cell table:number-columns-repeated="3"/>
        </table:table-row>
        <table:table-row table:style-name="ro1">
          <table:table-cell table:style-name="Default" table:number-columns-repeated="3"/>
          <table:table-cell table:number-columns-repeated="7"/>
          <table:table-cell office:value-type="float" office:value="1.00149100319733" calcext:value-type="float">
            <text:p>1.00149100319733</text:p>
          </table:table-cell>
          <table:table-cell office:value-type="float" office:value="1.00127758966581" calcext:value-type="float">
            <text:p>1.00127758966581</text:p>
          </table:table-cell>
          <table:table-cell office:value-type="float" office:value="1.0165794616403" calcext:value-type="float">
            <text:p>1.0165794616403</text:p>
          </table:table-cell>
          <table:table-cell office:value-type="float" office:value="0.015301871974488" calcext:value-type="float">
            <text:p>0.015301871974488</text:p>
          </table:table-cell>
          <table:table-cell table:number-columns-repeated="3"/>
        </table:table-row>
        <table:table-row table:style-name="ro1">
          <table:table-cell table:style-name="Default" table:number-columns-repeated="3"/>
          <table:table-cell table:number-columns-repeated="7"/>
          <table:table-cell office:value-type="float" office:value="1.00017849174476" calcext:value-type="float">
            <text:p>1.00017849174476</text:p>
          </table:table-cell>
          <table:table-cell office:value-type="float" office:value="0.999690662669578" calcext:value-type="float">
            <text:p>0.999690662669578</text:p>
          </table:table-cell>
          <table:table-cell office:value-type="float" office:value="1.00403075778246" calcext:value-type="float">
            <text:p>1.00403075778246</text:p>
          </table:table-cell>
          <table:table-cell office:value-type="float" office:value="0.00434009511288491" calcext:value-type="float">
            <text:p>0.00434009511288491</text:p>
          </table:table-cell>
          <table:table-cell table:number-columns-repeated="3"/>
        </table:table-row>
        <table:table-row table:style-name="ro1">
          <table:table-cell table:style-name="Default" table:number-columns-repeated="3"/>
          <table:table-cell table:number-columns-repeated="7"/>
          <table:table-cell office:value-type="float" office:value="0.996881007811676" calcext:value-type="float">
            <text:p>0.996881007811676</text:p>
          </table:table-cell>
          <table:table-cell office:value-type="float" office:value="0.995703751726603" calcext:value-type="float">
            <text:p>0.995703751726603</text:p>
          </table:table-cell>
          <table:table-cell office:value-type="float" office:value="1.00104996603051" calcext:value-type="float">
            <text:p>1.00104996603051</text:p>
          </table:table-cell>
          <table:table-cell office:value-type="float" office:value="0.00534621430390758" calcext:value-type="float">
            <text:p>0.00534621430390758</text:p>
          </table:table-cell>
          <table:table-cell table:number-columns-repeated="3"/>
        </table:table-row>
        <table:table-row table:style-name="ro1">
          <table:table-cell table:style-name="Default" table:number-columns-repeated="3"/>
          <table:table-cell table:number-columns-repeated="7"/>
          <table:table-cell office:value-type="float" office:value="1.00760827552536" calcext:value-type="float">
            <text:p>1.00760827552536</text:p>
          </table:table-cell>
          <table:table-cell office:value-type="float" office:value="1.00867384101403" calcext:value-type="float">
            <text:p>1.00867384101403</text:p>
          </table:table-cell>
          <table:table-cell office:value-type="float" office:value="1.01215449160908" calcext:value-type="float">
            <text:p>1.01215449160908</text:p>
          </table:table-cell>
          <table:table-cell office:value-type="float" office:value="0.0034806505950562" calcext:value-type="float">
            <text:p>0.0034806505950562</text:p>
          </table:table-cell>
          <table:table-cell table:number-columns-repeated="3"/>
        </table:table-row>
        <table:table-row table:style-name="ro1">
          <table:table-cell table:style-name="Default" table:number-columns-repeated="3"/>
          <table:table-cell table:number-columns-repeated="7"/>
          <table:table-cell office:value-type="float" office:value="0.998021441117684" calcext:value-type="float">
            <text:p>0.998021441117684</text:p>
          </table:table-cell>
          <table:table-cell office:value-type="float" office:value="0.997082623047807" calcext:value-type="float">
            <text:p>0.997082623047807</text:p>
          </table:table-cell>
          <table:table-cell office:value-type="float" office:value="0.999695214873514" calcext:value-type="float">
            <text:p>0.999695214873514</text:p>
          </table:table-cell>
          <table:table-cell office:value-type="float" office:value="0.00261259182570694" calcext:value-type="float">
            <text:p>0.00261259182570694</text:p>
          </table:table-cell>
          <table:table-cell table:number-columns-repeated="3"/>
        </table:table-row>
        <table:table-row table:style-name="ro1">
          <table:table-cell table:style-name="Default" table:number-columns-repeated="3"/>
          <table:table-cell table:number-columns-repeated="7"/>
          <table:table-cell office:value-type="float" office:value="0.994311492322942" calcext:value-type="float">
            <text:p>0.994311492322942</text:p>
          </table:table-cell>
          <table:table-cell office:value-type="float" office:value="0.992597010457176" calcext:value-type="float">
            <text:p>0.992597010457176</text:p>
          </table:table-cell>
          <table:table-cell office:value-type="float" office:value="0.996036585365854" calcext:value-type="float">
            <text:p>0.996036585365854</text:p>
          </table:table-cell>
          <table:table-cell office:value-type="float" office:value="0.00343957490867808" calcext:value-type="float">
            <text:p>0.00343957490867808</text:p>
          </table:table-cell>
          <table:table-cell table:number-columns-repeated="3"/>
        </table:table-row>
        <table:table-row table:style-name="ro1">
          <table:table-cell table:style-name="Default" table:number-columns-repeated="3"/>
          <table:table-cell table:number-columns-repeated="7"/>
          <table:table-cell office:value-type="float" office:value="0.995406068546828" calcext:value-type="float">
            <text:p>0.995406068546828</text:p>
          </table:table-cell>
          <table:table-cell office:value-type="float" office:value="0.993920437049539" calcext:value-type="float">
            <text:p>0.993920437049539</text:p>
          </table:table-cell>
          <table:table-cell office:value-type="float" office:value="0.997306397306397" calcext:value-type="float">
            <text:p>0.997306397306397</text:p>
          </table:table-cell>
          <table:table-cell office:value-type="float" office:value="0.00338596025685778" calcext:value-type="float">
            <text:p>0.00338596025685778</text:p>
          </table:table-cell>
          <table:table-cell table:number-columns-repeated="3"/>
        </table:table-row>
        <table:table-row table:style-name="ro1">
          <table:table-cell table:style-name="Default" table:number-columns-repeated="3"/>
          <table:table-cell table:number-columns-repeated="7"/>
          <table:table-cell office:value-type="float" office:value="0.999157911948657" calcext:value-type="float">
            <text:p>0.999157911948657</text:p>
          </table:table-cell>
          <table:table-cell office:value-type="float" office:value="0.998456703432831" calcext:value-type="float">
            <text:p>0.998456703432831</text:p>
          </table:table-cell>
          <table:table-cell office:value-type="float" office:value="0.99116076361181" calcext:value-type="float">
            <text:p>0.99116076361181</text:p>
          </table:table-cell>
          <table:table-cell office:value-type="float" office:value="-0.00729593982102106" calcext:value-type="float">
            <text:p>-0.00729593982102106</text:p>
          </table:table-cell>
          <table:table-cell table:number-columns-repeated="3"/>
        </table:table-row>
      </table:table>
      <table:table table:name="ENB" table:style-name="ta1">
        <table:table-column table:style-name="co3" table:default-cell-style-name="ce1"/>
        <table:table-column table:style-name="co3" table:number-columns-repeated="5" table:default-cell-style-name="Default"/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ENB</text:p>
          </table:table-cell>
          <table:table-cell office:value-type="string" calcext:value-type="string">
            <text:p>SP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8/26/20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8/25/2022</text:p>
          </table:table-cell>
          <table:table-cell table:formula="of:=[$Sheet1.C4]/[$Sheet1.C3]" office:value-type="float" office:value="1.01859077346798" calcext:value-type="float">
            <text:p>1.01859077346798</text:p>
          </table:table-cell>
          <table:table-cell table:formula="of:=[$Sheet1.D4]/[$Sheet1.D3]" office:value-type="float" office:value="1.03486245767265" calcext:value-type="float">
            <text:p>1.03486245767265</text:p>
          </table:table-cell>
          <table:table-cell/>
          <table:table-cell office:value-type="string" calcext:value-type="string">
            <text:p>SLOPE</text:p>
          </table:table-cell>
          <table:table-cell table:formula="of:=SLOPE([.B$1:.B$1048576];[.C$1:.C$1048576])" office:value-type="float" office:value="0.865990273401272" calcext:value-type="float">
            <text:p>0.865990273401272</text:p>
          </table:table-cell>
        </table:table-row>
        <table:table-row table:style-name="ro1">
          <table:table-cell office:value-type="string" calcext:value-type="string">
            <text:p>08/24/2022</text:p>
          </table:table-cell>
          <table:table-cell table:formula="of:=[$Sheet1.C5]/[$Sheet1.C4]" office:value-type="float" office:value="0.993916178458765" calcext:value-type="float">
            <text:p>0.993916178458765</text:p>
          </table:table-cell>
          <table:table-cell table:formula="of:=[$Sheet1.D5]/[$Sheet1.D4]" office:value-type="float" office:value="0.986104231362762" calcext:value-type="float">
            <text:p>0.986104231362762</text:p>
          </table:table-cell>
          <table:table-cell/>
          <table:table-cell office:value-type="string" calcext:value-type="string">
            <text:p>Variance SPX</text:p>
          </table:table-cell>
          <table:table-cell table:formula="of:=COM.MICROSOFT.VAR.P([.C$1:.C$1048576])" office:value-type="float" office:value="0.000178195359667538" calcext:value-type="float">
            <text:p>0.000178195359667538</text:p>
          </table:table-cell>
        </table:table-row>
        <table:table-row table:style-name="ro1">
          <table:table-cell office:value-type="string" calcext:value-type="string">
            <text:p>08/23/2022</text:p>
          </table:table-cell>
          <table:table-cell table:formula="of:=[$Sheet1.C6]/[$Sheet1.C5]" office:value-type="float" office:value="0.991158467467694" calcext:value-type="float">
            <text:p>0.991158467467694</text:p>
          </table:table-cell>
          <table:table-cell table:formula="of:=[$Sheet1.D6]/[$Sheet1.D5]" office:value-type="float" office:value="0.997092328238468" calcext:value-type="float">
            <text:p>0.997092328238468</text:p>
          </table:table-cell>
          <table:table-cell/>
          <table:table-cell office:value-type="string" calcext:value-type="string">
            <text:p>Covariance</text:p>
          </table:table-cell>
          <table:table-cell table:formula="of:=COM.MICROSOFT.COVARIANCE.P([.B$1:.B$1048576];[.C$1:.C$1048576])/[.F5]" office:value-type="float" office:value="0.865990273401272" calcext:value-type="float">
            <text:p>0.865990273401272</text:p>
          </table:table-cell>
        </table:table-row>
        <table:table-row table:style-name="ro1">
          <table:table-cell office:value-type="string" calcext:value-type="string">
            <text:p>08/22/2022</text:p>
          </table:table-cell>
          <table:table-cell table:formula="of:=[$Sheet1.C7]/[$Sheet1.C6]" office:value-type="float" office:value="0.98284537968893" calcext:value-type="float">
            <text:p>0.98284537968893</text:p>
          </table:table-cell>
          <table:table-cell table:formula="of:=[$Sheet1.D7]/[$Sheet1.D6]" office:value-type="float" office:value="1.00224282043146" calcext:value-type="float">
            <text:p>1.002242820431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8/19/2022</text:p>
          </table:table-cell>
          <table:table-cell table:formula="of:=[$Sheet1.C8]/[$Sheet1.C7]" office:value-type="float" office:value="1.00721433558296" calcext:value-type="float">
            <text:p>1.00721433558296</text:p>
          </table:table-cell>
          <table:table-cell table:formula="of:=[$Sheet1.D8]/[$Sheet1.D7]" office:value-type="float" office:value="1.02186810504617" calcext:value-type="float">
            <text:p>1.021868105046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8/18/2022</text:p>
          </table:table-cell>
          <table:table-cell table:formula="of:=[$Sheet1.C9]/[$Sheet1.C8]" office:value-type="float" office:value="1.00115526802218" calcext:value-type="float">
            <text:p>1.00115526802218</text:p>
          </table:table-cell>
          <table:table-cell table:formula="of:=[$Sheet1.D9]/[$Sheet1.D8]" office:value-type="float" office:value="1.01306852580596" calcext:value-type="float">
            <text:p>1.013068525805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8/17/2022</text:p>
          </table:table-cell>
          <table:table-cell table:formula="of:=[$Sheet1.C10]/[$Sheet1.C9]" office:value-type="float" office:value="0.987768289868451" calcext:value-type="float">
            <text:p>0.987768289868451</text:p>
          </table:table-cell>
          <table:table-cell table:formula="of:=[$Sheet1.D10]/[$Sheet1.D9]" office:value-type="float" office:value="0.997735623543913" calcext:value-type="float">
            <text:p>0.9977356235439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8/16/2022</text:p>
          </table:table-cell>
          <table:table-cell table:formula="of:=[$Sheet1.C11]/[$Sheet1.C10]" office:value-type="float" office:value="1.00911214953271" calcext:value-type="float">
            <text:p>1.00911214953271</text:p>
          </table:table-cell>
          <table:table-cell table:formula="of:=[$Sheet1.D11]/[$Sheet1.D10]" office:value-type="float" office:value="1.00729052605965" calcext:value-type="float">
            <text:p>1.007290526059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8/15/2022</text:p>
          </table:table-cell>
          <table:table-cell table:formula="of:=[$Sheet1.C12]/[$Sheet1.C11]" office:value-type="float" office:value="0.98911785135448" calcext:value-type="float">
            <text:p>0.98911785135448</text:p>
          </table:table-cell>
          <table:table-cell table:formula="of:=[$Sheet1.D12]/[$Sheet1.D11]" office:value-type="float" office:value="0.998127845396265" calcext:value-type="float">
            <text:p>0.9981278453962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8/12/2022</text:p>
          </table:table-cell>
          <table:table-cell table:formula="of:=[$Sheet1.C13]/[$Sheet1.C12]" office:value-type="float" office:value="1.0184925093633" calcext:value-type="float">
            <text:p>1.0184925093633</text:p>
          </table:table-cell>
          <table:table-cell table:formula="of:=[$Sheet1.D13]/[$Sheet1.D12]" office:value-type="float" office:value="0.996046207477531" calcext:value-type="float">
            <text:p>0.9960462074775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8/11/2022</text:p>
          </table:table-cell>
          <table:table-cell table:formula="of:=[$Sheet1.C14]/[$Sheet1.C13]" office:value-type="float" office:value="1.01769708113077" calcext:value-type="float">
            <text:p>1.01769708113077</text:p>
          </table:table-cell>
          <table:table-cell table:formula="of:=[$Sheet1.D14]/[$Sheet1.D13]" office:value-type="float" office:value="0.982972559372919" calcext:value-type="float">
            <text:p>0.9829725593729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8/10/2022</text:p>
          </table:table-cell>
          <table:table-cell table:formula="of:=[$Sheet1.C15]/[$Sheet1.C14]" office:value-type="float" office:value="0.99096657633243" calcext:value-type="float">
            <text:p>0.99096657633243</text:p>
          </table:table-cell>
          <table:table-cell table:formula="of:=[$Sheet1.D15]/[$Sheet1.D14]" office:value-type="float" office:value="1.00070592094161" calcext:value-type="float">
            <text:p>1.000705920941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8/09/2022</text:p>
          </table:table-cell>
          <table:table-cell table:formula="of:=[$Sheet1.C16]/[$Sheet1.C15]" office:value-type="float" office:value="0.989516864175023" calcext:value-type="float">
            <text:p>0.989516864175023</text:p>
          </table:table-cell>
          <table:table-cell table:formula="of:=[$Sheet1.D16]/[$Sheet1.D15]" office:value-type="float" office:value="0.979153207418105" calcext:value-type="float">
            <text:p>0.9791532074181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8/08/2022</text:p>
          </table:table-cell>
          <table:table-cell table:formula="of:=[$Sheet1.C17]/[$Sheet1.C16]" office:value-type="float" office:value="0.999769691386458" calcext:value-type="float">
            <text:p>0.999769691386458</text:p>
          </table:table-cell>
          <table:table-cell table:formula="of:=[$Sheet1.D17]/[$Sheet1.D16]" office:value-type="float" office:value="1.00426685943136" calcext:value-type="float">
            <text:p>1.004266859431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8/05/2022</text:p>
          </table:table-cell>
          <table:table-cell table:formula="of:=[$Sheet1.C18]/[$Sheet1.C17]" office:value-type="float" office:value="0.985256853259618" calcext:value-type="float">
            <text:p>0.985256853259618</text:p>
          </table:table-cell>
          <table:table-cell table:formula="of:=[$Sheet1.D18]/[$Sheet1.D17]" office:value-type="float" office:value="1.00123911247663" calcext:value-type="float">
            <text:p>1.001239112476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8/04/2022</text:p>
          </table:table-cell>
          <table:table-cell table:formula="of:=[$Sheet1.C19]/[$Sheet1.C18]" office:value-type="float" office:value="1.01122281973346" calcext:value-type="float">
            <text:p>1.01122281973346</text:p>
          </table:table-cell>
          <table:table-cell table:formula="of:=[$Sheet1.D19]/[$Sheet1.D18]" office:value-type="float" office:value="1.00162839339089" calcext:value-type="float">
            <text:p>1.001628393390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8/03/2022</text:p>
          </table:table-cell>
          <table:table-cell table:formula="of:=[$Sheet1.C20]/[$Sheet1.C19]" office:value-type="float" office:value="1.02104046242775" calcext:value-type="float">
            <text:p>1.02104046242775</text:p>
          </table:table-cell>
          <table:table-cell table:formula="of:=[$Sheet1.D20]/[$Sheet1.D19]" office:value-type="float" office:value="1.00077794958501" calcext:value-type="float">
            <text:p>1.000777949585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8/02/2022</text:p>
          </table:table-cell>
          <table:table-cell table:formula="of:=[$Sheet1.C21]/[$Sheet1.C20]" office:value-type="float" office:value="0.996150362318841" calcext:value-type="float">
            <text:p>0.996150362318841</text:p>
          </table:table-cell>
          <table:table-cell table:formula="of:=[$Sheet1.D21]/[$Sheet1.D20]" office:value-type="float" office:value="0.984602314706739" calcext:value-type="float">
            <text:p>0.9846023147067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8/01/2022</text:p>
          </table:table-cell>
          <table:table-cell table:formula="of:=[$Sheet1.C22]/[$Sheet1.C21]" office:value-type="float" office:value="1.01227551716299" calcext:value-type="float">
            <text:p>1.01227551716299</text:p>
          </table:table-cell>
          <table:table-cell table:formula="of:=[$Sheet1.D22]/[$Sheet1.D21]" office:value-type="float" office:value="1.0067070950017" calcext:value-type="float">
            <text:p>1.00670709500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7/29/2022</text:p>
          </table:table-cell>
          <table:table-cell table:formula="of:=[$Sheet1.C23]/[$Sheet1.C22]" office:value-type="float" office:value="1.00898270828655" calcext:value-type="float">
            <text:p>1.00898270828655</text:p>
          </table:table-cell>
          <table:table-cell table:formula="of:=[$Sheet1.D23]/[$Sheet1.D22]" office:value-type="float" office:value="1.00283103847639" calcext:value-type="float">
            <text:p>1.002831038476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7/28/2022</text:p>
          </table:table-cell>
          <table:table-cell table:formula="of:=[$Sheet1.C24]/[$Sheet1.C23]" office:value-type="float" office:value="0.995103494324505" calcext:value-type="float">
            <text:p>0.995103494324505</text:p>
          </table:table-cell>
          <table:table-cell table:formula="of:=[$Sheet1.D24]/[$Sheet1.D23]" office:value-type="float" office:value="0.985991298431829" calcext:value-type="float">
            <text:p>0.9859912984318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7/27/2022</text:p>
          </table:table-cell>
          <table:table-cell table:formula="of:=[$Sheet1.C25]/[$Sheet1.C24]" office:value-type="float" office:value="0.997539700290763" calcext:value-type="float">
            <text:p>0.997539700290763</text:p>
          </table:table-cell>
          <table:table-cell table:formula="of:=[$Sheet1.D25]/[$Sheet1.D24]" office:value-type="float" office:value="0.98801207141682" calcext:value-type="float">
            <text:p>0.988012071416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7/26/2022</text:p>
          </table:table-cell>
          <table:table-cell table:formula="of:=[$Sheet1.C26]/[$Sheet1.C25]" office:value-type="float" office:value="0.982511210762332" calcext:value-type="float">
            <text:p>0.982511210762332</text:p>
          </table:table-cell>
          <table:table-cell table:formula="of:=[$Sheet1.D26]/[$Sheet1.D25]" office:value-type="float" office:value="0.974510452056735" calcext:value-type="float">
            <text:p>0.9745104520567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7/25/2022</text:p>
          </table:table-cell>
          <table:table-cell table:formula="of:=[$Sheet1.C27]/[$Sheet1.C26]" office:value-type="float" office:value="1.00433591967138" calcext:value-type="float">
            <text:p>1.00433591967138</text:p>
          </table:table-cell>
          <table:table-cell table:formula="of:=[$Sheet1.D27]/[$Sheet1.D26]" office:value-type="float" office:value="1.01167799441476" calcext:value-type="float">
            <text:p>1.011677994414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7/22/2022</text:p>
          </table:table-cell>
          <table:table-cell table:formula="of:=[$Sheet1.C28]/[$Sheet1.C27]" office:value-type="float" office:value="0.975005680527153" calcext:value-type="float">
            <text:p>0.975005680527153</text:p>
          </table:table-cell>
          <table:table-cell table:formula="of:=[$Sheet1.D28]/[$Sheet1.D27]" office:value-type="float" office:value="0.998686612013593" calcext:value-type="float">
            <text:p>0.9986866120135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7/21/2022</text:p>
          </table:table-cell>
          <table:table-cell table:formula="of:=[$Sheet1.C29]/[$Sheet1.C28]" office:value-type="float" office:value="1.00116522955022" calcext:value-type="float">
            <text:p>1.00116522955022</text:p>
          </table:table-cell>
          <table:table-cell table:formula="of:=[$Sheet1.D29]/[$Sheet1.D28]" office:value-type="float" office:value="1.00942036484982" calcext:value-type="float">
            <text:p>1.009420364849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7/20/2022</text:p>
          </table:table-cell>
          <table:table-cell table:formula="of:=[$Sheet1.C30]/[$Sheet1.C29]" office:value-type="float" office:value="1.00279329608939" calcext:value-type="float">
            <text:p>1.00279329608939</text:p>
          </table:table-cell>
          <table:table-cell table:formula="of:=[$Sheet1.D30]/[$Sheet1.D29]" office:value-type="float" office:value="0.990234936670876" calcext:value-type="float">
            <text:p>0.9902349366708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7/19/2022</text:p>
          </table:table-cell>
          <table:table-cell table:formula="of:=[$Sheet1.C31]/[$Sheet1.C30]" office:value-type="float" office:value="1.00162488393686" calcext:value-type="float">
            <text:p>1.00162488393686</text:p>
          </table:table-cell>
          <table:table-cell table:formula="of:=[$Sheet1.D31]/[$Sheet1.D30]" office:value-type="float" office:value="0.994138740877295" calcext:value-type="float">
            <text:p>0.9941387408772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7/18/2022</text:p>
          </table:table-cell>
          <table:table-cell table:formula="of:=[$Sheet1.C32]/[$Sheet1.C31]" office:value-type="float" office:value="0.984009269988412" calcext:value-type="float">
            <text:p>0.984009269988412</text:p>
          </table:table-cell>
          <table:table-cell table:formula="of:=[$Sheet1.D32]/[$Sheet1.D31]" office:value-type="float" office:value="0.973114469262248" calcext:value-type="float">
            <text:p>0.9731144692622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7/15/2022</text:p>
          </table:table-cell>
          <table:table-cell table:formula="of:=[$Sheet1.C33]/[$Sheet1.C32]" office:value-type="float" office:value="0.979510127178521" calcext:value-type="float">
            <text:p>0.979510127178521</text:p>
          </table:table-cell>
          <table:table-cell table:formula="of:=[$Sheet1.D33]/[$Sheet1.D32]" office:value-type="float" office:value="1.00843415952073" calcext:value-type="float">
            <text:p>1.008434159520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7/14/2022</text:p>
          </table:table-cell>
          <table:table-cell table:formula="of:=[$Sheet1.C34]/[$Sheet1.C33]" office:value-type="float" office:value="0.98821832171195" calcext:value-type="float">
            <text:p>0.98821832171195</text:p>
          </table:table-cell>
          <table:table-cell table:formula="of:=[$Sheet1.D34]/[$Sheet1.D33]" office:value-type="float" office:value="0.981160500729972" calcext:value-type="float">
            <text:p>0.9811605007299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7/13/2022</text:p>
          </table:table-cell>
          <table:table-cell table:formula="of:=[$Sheet1.C35]/[$Sheet1.C34]" office:value-type="float" office:value="1.01313868613139" calcext:value-type="float">
            <text:p>1.01313868613139</text:p>
          </table:table-cell>
          <table:table-cell table:formula="of:=[$Sheet1.D35]/[$Sheet1.D34]" office:value-type="float" office:value="1.00300761401232" calcext:value-type="float">
            <text:p>1.003007614012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7/12/2022</text:p>
          </table:table-cell>
          <table:table-cell table:formula="of:=[$Sheet1.C36]/[$Sheet1.C35]" office:value-type="float" office:value="1.00240153698367" calcext:value-type="float">
            <text:p>1.00240153698367</text:p>
          </table:table-cell>
          <table:table-cell table:formula="of:=[$Sheet1.D36]/[$Sheet1.D35]" office:value-type="float" office:value="1.00447685031748" calcext:value-type="float">
            <text:p>1.004476850317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7/11/2022</text:p>
          </table:table-cell>
          <table:table-cell table:formula="of:=[$Sheet1.C37]/[$Sheet1.C36]" office:value-type="float" office:value="1.00862482031624" calcext:value-type="float">
            <text:p>1.00862482031624</text:p>
          </table:table-cell>
          <table:table-cell table:formula="of:=[$Sheet1.D37]/[$Sheet1.D36]" office:value-type="float" office:value="1.00933015606997" calcext:value-type="float">
            <text:p>1.009330156069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7/08/2022</text:p>
          </table:table-cell>
          <table:table-cell table:formula="of:=[$Sheet1.C38]/[$Sheet1.C37]" office:value-type="float" office:value="1.0021377672209" calcext:value-type="float">
            <text:p>1.0021377672209</text:p>
          </table:table-cell>
          <table:table-cell table:formula="of:=[$Sheet1.D38]/[$Sheet1.D37]" office:value-type="float" office:value="1.01166190591086" calcext:value-type="float">
            <text:p>1.011661905910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7/07/2022</text:p>
          </table:table-cell>
          <table:table-cell table:formula="of:=[$Sheet1.C39]/[$Sheet1.C38]" office:value-type="float" office:value="0.995496563166627" calcext:value-type="float">
            <text:p>0.995496563166627</text:p>
          </table:table-cell>
          <table:table-cell table:formula="of:=[$Sheet1.D39]/[$Sheet1.D38]" office:value-type="float" office:value="1.00083090132277" calcext:value-type="float">
            <text:p>1.000830901322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7/06/2022</text:p>
          </table:table-cell>
          <table:table-cell table:formula="of:=[$Sheet1.C40]/[$Sheet1.C39]" office:value-type="float" office:value="0.982857142857143" calcext:value-type="float">
            <text:p>0.982857142857143</text:p>
          </table:table-cell>
          <table:table-cell table:formula="of:=[$Sheet1.D40]/[$Sheet1.D39]" office:value-type="float" office:value="0.985256058750275" calcext:value-type="float">
            <text:p>0.9852560587502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7/05/2022</text:p>
          </table:table-cell>
          <table:table-cell table:formula="of:=[$Sheet1.C41]/[$Sheet1.C40]" office:value-type="float" office:value="1.00387596899225" calcext:value-type="float">
            <text:p>1.00387596899225</text:p>
          </table:table-cell>
          <table:table-cell table:formula="of:=[$Sheet1.D41]/[$Sheet1.D40]" office:value-type="float" office:value="0.996439605937978" calcext:value-type="float">
            <text:p>0.9964396059379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7/01/2022</text:p>
          </table:table-cell>
          <table:table-cell table:formula="of:=[$Sheet1.C42]/[$Sheet1.C41]" office:value-type="float" office:value="1.02944015444015" calcext:value-type="float">
            <text:p>1.02944015444015</text:p>
          </table:table-cell>
          <table:table-cell table:formula="of:=[$Sheet1.D42]/[$Sheet1.D41]" office:value-type="float" office:value="0.998418328596149" calcext:value-type="float">
            <text:p>0.9984183285961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6/30/2022</text:p>
          </table:table-cell>
          <table:table-cell table:formula="of:=[$Sheet1.C43]/[$Sheet1.C42]" office:value-type="float" office:value="0.990623534927332" calcext:value-type="float">
            <text:p>0.990623534927332</text:p>
          </table:table-cell>
          <table:table-cell table:formula="of:=[$Sheet1.D43]/[$Sheet1.D42]" office:value-type="float" office:value="0.989556456567146" calcext:value-type="float">
            <text:p>0.9895564565671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6/29/2022</text:p>
          </table:table-cell>
          <table:table-cell table:formula="of:=[$Sheet1.C44]/[$Sheet1.C43]" office:value-type="float" office:value="1.00425934690014" calcext:value-type="float">
            <text:p>1.00425934690014</text:p>
          </table:table-cell>
          <table:table-cell table:formula="of:=[$Sheet1.D44]/[$Sheet1.D43]" office:value-type="float" office:value="1.00883662934765" calcext:value-type="float">
            <text:p>1.008836629347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6/28/2022</text:p>
          </table:table-cell>
          <table:table-cell table:formula="of:=[$Sheet1.C45]/[$Sheet1.C44]" office:value-type="float" office:value="1.00235626767201" calcext:value-type="float">
            <text:p>1.00235626767201</text:p>
          </table:table-cell>
          <table:table-cell table:formula="of:=[$Sheet1.D45]/[$Sheet1.D44]" office:value-type="float" office:value="1.00071226003776" calcext:value-type="float">
            <text:p>1.000712260037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6/27/2022</text:p>
          </table:table-cell>
          <table:table-cell table:formula="of:=[$Sheet1.C46]/[$Sheet1.C45]" office:value-type="float" office:value="0.991537376586742" calcext:value-type="float">
            <text:p>0.991537376586742</text:p>
          </table:table-cell>
          <table:table-cell table:formula="of:=[$Sheet1.D46]/[$Sheet1.D45]" office:value-type="float" office:value="1.02055710379296" calcext:value-type="float">
            <text:p>1.020557103792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6/24/2022</text:p>
          </table:table-cell>
          <table:table-cell table:formula="of:=[$Sheet1.C47]/[$Sheet1.C46]" office:value-type="float" office:value="0.990516832622096" calcext:value-type="float">
            <text:p>0.990516832622096</text:p>
          </table:table-cell>
          <table:table-cell table:formula="of:=[$Sheet1.D47]/[$Sheet1.D46]" office:value-type="float" office:value="1.00298196717528" calcext:value-type="float">
            <text:p>1.002981967175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6/23/2022</text:p>
          </table:table-cell>
          <table:table-cell table:formula="of:=[$Sheet1.C48]/[$Sheet1.C47]" office:value-type="float" office:value="0.976543800861656" calcext:value-type="float">
            <text:p>0.976543800861656</text:p>
          </table:table-cell>
          <table:table-cell table:formula="of:=[$Sheet1.D48]/[$Sheet1.D47]" office:value-type="float" office:value="0.970343120964072" calcext:value-type="float">
            <text:p>0.9703431209640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6/22/2022</text:p>
          </table:table-cell>
          <table:table-cell table:formula="of:=[$Sheet1.C49]/[$Sheet1.C48]" office:value-type="float" office:value="1.01102941176471" calcext:value-type="float">
            <text:p>1.01102941176471</text:p>
          </table:table-cell>
          <table:table-cell table:formula="of:=[$Sheet1.D49]/[$Sheet1.D48]" office:value-type="float" office:value="0.990557811013955" calcext:value-type="float">
            <text:p>0.9905578110139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6/21/2022</text:p>
          </table:table-cell>
          <table:table-cell table:formula="of:=[$Sheet1.C50]/[$Sheet1.C49]" office:value-type="float" office:value="1.00581818181818" calcext:value-type="float">
            <text:p>1.00581818181818</text:p>
          </table:table-cell>
          <table:table-cell table:formula="of:=[$Sheet1.D50]/[$Sheet1.D49]" office:value-type="float" office:value="1.00130322961576" calcext:value-type="float">
            <text:p>1.001303229615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6/17/2022</text:p>
          </table:table-cell>
          <table:table-cell table:formula="of:=[$Sheet1.C51]/[$Sheet1.C50]" office:value-type="float" office:value="0.97589780670041" calcext:value-type="float">
            <text:p>0.97589780670041</text:p>
          </table:table-cell>
          <table:table-cell table:formula="of:=[$Sheet1.D51]/[$Sheet1.D50]" office:value-type="float" office:value="0.976107565096592" calcext:value-type="float">
            <text:p>0.9761075650965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6/16/2022</text:p>
          </table:table-cell>
          <table:table-cell table:formula="of:=[$Sheet1.C52]/[$Sheet1.C51]" office:value-type="float" office:value="1.01185477895777" calcext:value-type="float">
            <text:p>1.01185477895777</text:p>
          </table:table-cell>
          <table:table-cell table:formula="of:=[$Sheet1.D52]/[$Sheet1.D51]" office:value-type="float" office:value="0.997803986023881" calcext:value-type="float">
            <text:p>0.9978039860238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6/15/2022</text:p>
          </table:table-cell>
          <table:table-cell table:formula="of:=[$Sheet1.C53]/[$Sheet1.C52]" office:value-type="float" office:value="1.04173785696851" calcext:value-type="float">
            <text:p>1.04173785696851</text:p>
          </table:table-cell>
          <table:table-cell table:formula="of:=[$Sheet1.D53]/[$Sheet1.D52]" office:value-type="float" office:value="1.03360450750933" calcext:value-type="float">
            <text:p>1.033604507509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6/14/2022</text:p>
          </table:table-cell>
          <table:table-cell table:formula="of:=[$Sheet1.C54]/[$Sheet1.C53]" office:value-type="float" office:value="1.00609184629803" calcext:value-type="float">
            <text:p>1.00609184629803</text:p>
          </table:table-cell>
          <table:table-cell table:formula="of:=[$Sheet1.D54]/[$Sheet1.D53]" office:value-type="float" office:value="0.985617376299146" calcext:value-type="float">
            <text:p>0.9856173762991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6/13/2022</text:p>
          </table:table-cell>
          <table:table-cell table:formula="of:=[$Sheet1.C55]/[$Sheet1.C54]" office:value-type="float" office:value="1.02468560782487" calcext:value-type="float">
            <text:p>1.02468560782487</text:p>
          </table:table-cell>
          <table:table-cell table:formula="of:=[$Sheet1.D55]/[$Sheet1.D54]" office:value-type="float" office:value="1.00378800047116" calcext:value-type="float">
            <text:p>1.003788000471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6/10/2022</text:p>
          </table:table-cell>
          <table:table-cell table:formula="of:=[$Sheet1.C56]/[$Sheet1.C55]" office:value-type="float" office:value="1.03522727272727" calcext:value-type="float">
            <text:p>1.03522727272727</text:p>
          </table:table-cell>
          <table:table-cell table:formula="of:=[$Sheet1.D56]/[$Sheet1.D55]" office:value-type="float" office:value="1.04033197942197" calcext:value-type="float">
            <text:p>1.040331979421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6/09/2022</text:p>
          </table:table-cell>
          <table:table-cell table:formula="of:=[$Sheet1.C57]/[$Sheet1.C56]" office:value-type="float" office:value="1.01361141602634" calcext:value-type="float">
            <text:p>1.01361141602634</text:p>
          </table:table-cell>
          <table:table-cell table:formula="of:=[$Sheet1.D57]/[$Sheet1.D56]" office:value-type="float" office:value="1.02998313192476" calcext:value-type="float">
            <text:p>1.029983131924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6/08/2022</text:p>
          </table:table-cell>
          <table:table-cell table:formula="of:=[$Sheet1.C58]/[$Sheet1.C57]" office:value-type="float" office:value="1.02187567684644" calcext:value-type="float">
            <text:p>1.02187567684644</text:p>
          </table:table-cell>
          <table:table-cell table:formula="of:=[$Sheet1.D58]/[$Sheet1.D57]" office:value-type="float" office:value="1.02437889203598" calcext:value-type="float">
            <text:p>1.024378892035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6/07/2022</text:p>
          </table:table-cell>
          <table:table-cell table:formula="of:=[$Sheet1.C59]/[$Sheet1.C58]" office:value-type="float" office:value="1.00741839762611" calcext:value-type="float">
            <text:p>1.00741839762611</text:p>
          </table:table-cell>
          <table:table-cell table:formula="of:=[$Sheet1.D59]/[$Sheet1.D58]" office:value-type="float" office:value="1.01091168845684" calcext:value-type="float">
            <text:p>1.010911688456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6/06/2022</text:p>
          </table:table-cell>
          <table:table-cell table:formula="of:=[$Sheet1.C60]/[$Sheet1.C59]" office:value-type="float" office:value="0.991163475699558" calcext:value-type="float">
            <text:p>0.991163475699558</text:p>
          </table:table-cell>
          <table:table-cell table:formula="of:=[$Sheet1.D60]/[$Sheet1.D59]" office:value-type="float" office:value="0.990566445869425" calcext:value-type="float">
            <text:p>0.9905664458694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6/03/2022</text:p>
          </table:table-cell>
          <table:table-cell table:formula="of:=[$Sheet1.C61]/[$Sheet1.C60]" office:value-type="float" office:value="0.993631925281257" calcext:value-type="float">
            <text:p>0.993631925281257</text:p>
          </table:table-cell>
          <table:table-cell table:formula="of:=[$Sheet1.D61]/[$Sheet1.D60]" office:value-type="float" office:value="0.996872444758251" calcext:value-type="float">
            <text:p>0.9968724447582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6/02/2022</text:p>
          </table:table-cell>
          <table:table-cell table:formula="of:=[$Sheet1.C62]/[$Sheet1.C61]" office:value-type="float" office:value="1.00256355479598" calcext:value-type="float">
            <text:p>1.00256355479598</text:p>
          </table:table-cell>
          <table:table-cell table:formula="of:=[$Sheet1.D62]/[$Sheet1.D61]" office:value-type="float" office:value="1.01661904228753" calcext:value-type="float">
            <text:p>1.016619042287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6/01/2022</text:p>
          </table:table-cell>
          <table:table-cell table:formula="of:=[$Sheet1.C63]/[$Sheet1.C62]" office:value-type="float" office:value="0.979117835073514" calcext:value-type="float">
            <text:p>0.979117835073514</text:p>
          </table:table-cell>
          <table:table-cell table:formula="of:=[$Sheet1.D63]/[$Sheet1.D62]" office:value-type="float" office:value="0.981902499988029" calcext:value-type="float">
            <text:p>0.9819024999880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5/31/2022</text:p>
          </table:table-cell>
          <table:table-cell table:formula="of:=[$Sheet1.C64]/[$Sheet1.C63]" office:value-type="float" office:value="1.00435255712731" calcext:value-type="float">
            <text:p>1.00435255712731</text:p>
          </table:table-cell>
          <table:table-cell table:formula="of:=[$Sheet1.D64]/[$Sheet1.D63]" office:value-type="float" office:value="1.00753920165414" calcext:value-type="float">
            <text:p>1.007539201654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5/27/2022</text:p>
          </table:table-cell>
          <table:table-cell table:formula="of:=[$Sheet1.C65]/[$Sheet1.C64]" office:value-type="float" office:value="1.00108342361864" calcext:value-type="float">
            <text:p>1.00108342361864</text:p>
          </table:table-cell>
          <table:table-cell table:formula="of:=[$Sheet1.D65]/[$Sheet1.D64]" office:value-type="float" office:value="1.00631390438392" calcext:value-type="float">
            <text:p>1.006313904383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5/26/2022</text:p>
          </table:table-cell>
          <table:table-cell table:formula="of:=[$Sheet1.C66]/[$Sheet1.C65]" office:value-type="float" office:value="0.992424242424242" calcext:value-type="float">
            <text:p>0.992424242424242</text:p>
          </table:table-cell>
          <table:table-cell table:formula="of:=[$Sheet1.D66]/[$Sheet1.D65]" office:value-type="float" office:value="0.975855169494786" calcext:value-type="float">
            <text:p>0.9758551694947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5/25/2022</text:p>
          </table:table-cell>
          <table:table-cell table:formula="of:=[$Sheet1.C67]/[$Sheet1.C66]" office:value-type="float" office:value="0.983642311886587" calcext:value-type="float">
            <text:p>0.983642311886587</text:p>
          </table:table-cell>
          <table:table-cell table:formula="of:=[$Sheet1.D67]/[$Sheet1.D66]" office:value-type="float" office:value="0.980504406285117" calcext:value-type="float">
            <text:p>0.9805044062851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5/24/2022</text:p>
          </table:table-cell>
          <table:table-cell table:formula="of:=[$Sheet1.C68]/[$Sheet1.C67]" office:value-type="float" office:value="0.997339246119734" calcext:value-type="float">
            <text:p>0.997339246119734</text:p>
          </table:table-cell>
          <table:table-cell table:formula="of:=[$Sheet1.D68]/[$Sheet1.D67]" office:value-type="float" office:value="0.990637716055123" calcext:value-type="float">
            <text:p>0.9906377160551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5/23/2022</text:p>
          </table:table-cell>
          <table:table-cell table:formula="of:=[$Sheet1.C69]/[$Sheet1.C68]" office:value-type="float" office:value="0.998443752779013" calcext:value-type="float">
            <text:p>0.998443752779013</text:p>
          </table:table-cell>
          <table:table-cell table:formula="of:=[$Sheet1.D69]/[$Sheet1.D68]" office:value-type="float" office:value="1.00818727990501" calcext:value-type="float">
            <text:p>1.008187279905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5/20/2022</text:p>
          </table:table-cell>
          <table:table-cell table:formula="of:=[$Sheet1.C70]/[$Sheet1.C69]" office:value-type="float" office:value="0.991761300378535" calcext:value-type="float">
            <text:p>0.991761300378535</text:p>
          </table:table-cell>
          <table:table-cell table:formula="of:=[$Sheet1.D70]/[$Sheet1.D69]" office:value-type="float" office:value="0.9817829506134" calcext:value-type="float">
            <text:p>0.98178295061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5/19/2022</text:p>
          </table:table-cell>
          <table:table-cell table:formula="of:=[$Sheet1.C71]/[$Sheet1.C70]" office:value-type="float" office:value="0.997754827121688" calcext:value-type="float">
            <text:p>0.997754827121688</text:p>
          </table:table-cell>
          <table:table-cell table:formula="of:=[$Sheet1.D71]/[$Sheet1.D70]" office:value-type="float" office:value="0.999853897102549" calcext:value-type="float">
            <text:p>0.9998538971025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5/18/2022</text:p>
          </table:table-cell>
          <table:table-cell table:formula="of:=[$Sheet1.C72]/[$Sheet1.C71]" office:value-type="float" office:value="0.995499549954996" calcext:value-type="float">
            <text:p>0.995499549954996</text:p>
          </table:table-cell>
          <table:table-cell table:formula="of:=[$Sheet1.D72]/[$Sheet1.D71]" office:value-type="float" office:value="1.00586804211455" calcext:value-type="float">
            <text:p>1.005868042114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5/17/2022</text:p>
          </table:table-cell>
          <table:table-cell table:formula="of:=[$Sheet1.C73]/[$Sheet1.C72]" office:value-type="float" office:value="1.01469258589512" calcext:value-type="float">
            <text:p>1.01469258589512</text:p>
          </table:table-cell>
          <table:table-cell table:formula="of:=[$Sheet1.D73]/[$Sheet1.D72]" office:value-type="float" office:value="1.04209568568283" calcext:value-type="float">
            <text:p>1.042095685682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5/16/2022</text:p>
          </table:table-cell>
          <table:table-cell table:formula="of:=[$Sheet1.C74]/[$Sheet1.C73]" office:value-type="float" office:value="0.993094230340833" calcext:value-type="float">
            <text:p>0.993094230340833</text:p>
          </table:table-cell>
          <table:table-cell table:formula="of:=[$Sheet1.D74]/[$Sheet1.D73]" office:value-type="float" office:value="0.980229159788204" calcext:value-type="float">
            <text:p>0.9802291597882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5/13/2022</text:p>
          </table:table-cell>
          <table:table-cell table:formula="of:=[$Sheet1.C75]/[$Sheet1.C74]" office:value-type="float" office:value="0.982279048900852" calcext:value-type="float">
            <text:p>0.982279048900852</text:p>
          </table:table-cell>
          <table:table-cell table:formula="of:=[$Sheet1.D75]/[$Sheet1.D74]" office:value-type="float" office:value="1.00396206596291" calcext:value-type="float">
            <text:p>1.003962065962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5/12/2022</text:p>
          </table:table-cell>
          <table:table-cell table:formula="of:=[$Sheet1.C76]/[$Sheet1.C75]" office:value-type="float" office:value="0.974651746974195" calcext:value-type="float">
            <text:p>0.974651746974195</text:p>
          </table:table-cell>
          <table:table-cell table:formula="of:=[$Sheet1.D76]/[$Sheet1.D75]" office:value-type="float" office:value="0.97668673845458" calcext:value-type="float">
            <text:p>0.976686738454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5/11/2022</text:p>
          </table:table-cell>
          <table:table-cell table:formula="of:=[$Sheet1.C77]/[$Sheet1.C76]" office:value-type="float" office:value="1.01054358013121" calcext:value-type="float">
            <text:p>1.01054358013121</text:p>
          </table:table-cell>
          <table:table-cell table:formula="of:=[$Sheet1.D77]/[$Sheet1.D76]" office:value-type="float" office:value="1.00129768350771" calcext:value-type="float">
            <text:p>1.001297683507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5/10/2022</text:p>
          </table:table-cell>
          <table:table-cell table:formula="of:=[$Sheet1.C78]/[$Sheet1.C77]" office:value-type="float" office:value="0.995594713656388" calcext:value-type="float">
            <text:p>0.995594713656388</text:p>
          </table:table-cell>
          <table:table-cell table:formula="of:=[$Sheet1.D78]/[$Sheet1.D77]" office:value-type="float" office:value="1.01673875146753" calcext:value-type="float">
            <text:p>1.016738751467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5/09/2022</text:p>
          </table:table-cell>
          <table:table-cell table:formula="of:=[$Sheet1.C79]/[$Sheet1.C78]" office:value-type="float" office:value="1.01024685607825" calcext:value-type="float">
            <text:p>1.01024685607825</text:p>
          </table:table-cell>
          <table:table-cell table:formula="of:=[$Sheet1.D79]/[$Sheet1.D78]" office:value-type="float" office:value="0.997548143612302" calcext:value-type="float">
            <text:p>0.9975481436123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5/06/2022</text:p>
          </table:table-cell>
          <table:table-cell table:formula="of:=[$Sheet1.C80]/[$Sheet1.C79]" office:value-type="float" office:value="1.04725680036883" calcext:value-type="float">
            <text:p>1.04725680036883</text:p>
          </table:table-cell>
          <table:table-cell table:formula="of:=[$Sheet1.D80]/[$Sheet1.D79]" office:value-type="float" office:value="1.03309748348884" calcext:value-type="float">
            <text:p>1.033097483488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5/05/2022</text:p>
          </table:table-cell>
          <table:table-cell table:formula="of:=[$Sheet1.C81]/[$Sheet1.C80]" office:value-type="float" office:value="0.981289896544134" calcext:value-type="float">
            <text:p>0.981289896544134</text:p>
          </table:table-cell>
          <table:table-cell table:formula="of:=[$Sheet1.D81]/[$Sheet1.D80]" office:value-type="float" office:value="1.00570653887383" calcext:value-type="float">
            <text:p>1.005706538873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5/04/2022</text:p>
          </table:table-cell>
          <table:table-cell table:formula="of:=[$Sheet1.C82]/[$Sheet1.C81]" office:value-type="float" office:value="1.01368326603858" calcext:value-type="float">
            <text:p>1.01368326603858</text:p>
          </table:table-cell>
          <table:table-cell table:formula="of:=[$Sheet1.D82]/[$Sheet1.D81]" office:value-type="float" office:value="1.03696764065428" calcext:value-type="float">
            <text:p>1.036967640654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5/03/2022</text:p>
          </table:table-cell>
          <table:table-cell table:formula="of:=[$Sheet1.C83]/[$Sheet1.C82]" office:value-type="float" office:value="0.970568709891569" calcext:value-type="float">
            <text:p>0.970568709891569</text:p>
          </table:table-cell>
          <table:table-cell table:formula="of:=[$Sheet1.D83]/[$Sheet1.D82]" office:value-type="float" office:value="0.97100347195576" calcext:value-type="float">
            <text:p>0.971003471955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5/02/2022</text:p>
          </table:table-cell>
          <table:table-cell table:formula="of:=[$Sheet1.C84]/[$Sheet1.C83]" office:value-type="float" office:value="0.990196078431373" calcext:value-type="float">
            <text:p>0.990196078431373</text:p>
          </table:table-cell>
          <table:table-cell table:formula="of:=[$Sheet1.D84]/[$Sheet1.D83]" office:value-type="float" office:value="0.995186182187437" calcext:value-type="float">
            <text:p>0.9951861821874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4/29/2022</text:p>
          </table:table-cell>
          <table:table-cell table:formula="of:=[$Sheet1.C85]/[$Sheet1.C84]" office:value-type="float" office:value="1.00483536725766" calcext:value-type="float">
            <text:p>1.00483536725766</text:p>
          </table:table-cell>
          <table:table-cell table:formula="of:=[$Sheet1.D85]/[$Sheet1.D84]" office:value-type="float" office:value="0.994356713465435" calcext:value-type="float">
            <text:p>0.9943567134654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4/28/2022</text:p>
          </table:table-cell>
          <table:table-cell table:formula="of:=[$Sheet1.C86]/[$Sheet1.C85]" office:value-type="float" office:value="1.02222731439047" calcext:value-type="float">
            <text:p>1.02222731439047</text:p>
          </table:table-cell>
          <table:table-cell table:formula="of:=[$Sheet1.D86]/[$Sheet1.D85]" office:value-type="float" office:value="1.03765068624105" calcext:value-type="float">
            <text:p>1.037650686241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4/27/2022</text:p>
          </table:table-cell>
          <table:table-cell table:formula="of:=[$Sheet1.C87]/[$Sheet1.C86]" office:value-type="float" office:value="0.982290966151087" calcext:value-type="float">
            <text:p>0.982290966151087</text:p>
          </table:table-cell>
          <table:table-cell table:formula="of:=[$Sheet1.D87]/[$Sheet1.D86]" office:value-type="float" office:value="0.975850728862974" calcext:value-type="float">
            <text:p>0.9758507288629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4/26/2022</text:p>
          </table:table-cell>
          <table:table-cell table:formula="of:=[$Sheet1.C88]/[$Sheet1.C87]" office:value-type="float" office:value="0.998630762209037" calcext:value-type="float">
            <text:p>0.998630762209037</text:p>
          </table:table-cell>
          <table:table-cell table:formula="of:=[$Sheet1.D88]/[$Sheet1.D87]" office:value-type="float" office:value="0.997906289735083" calcext:value-type="float">
            <text:p>0.9979062897350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4/25/2022</text:p>
          </table:table-cell>
          <table:table-cell table:formula="of:=[$Sheet1.C89]/[$Sheet1.C88]" office:value-type="float" office:value="1.00891224862888" calcext:value-type="float">
            <text:p>1.00891224862888</text:p>
          </table:table-cell>
          <table:table-cell table:formula="of:=[$Sheet1.D89]/[$Sheet1.D88]" office:value-type="float" office:value="1.02896148687488" calcext:value-type="float">
            <text:p>1.028961486874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4/22/2022</text:p>
          </table:table-cell>
          <table:table-cell table:formula="of:=[$Sheet1.C90]/[$Sheet1.C89]" office:value-type="float" office:value="1.01608154020385" calcext:value-type="float">
            <text:p>1.01608154020385</text:p>
          </table:table-cell>
          <table:table-cell table:formula="of:=[$Sheet1.D90]/[$Sheet1.D89]" office:value-type="float" office:value="0.994334422688379" calcext:value-type="float">
            <text:p>0.9943344226883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4/21/2022</text:p>
          </table:table-cell>
          <table:table-cell table:formula="of:=[$Sheet1.C91]/[$Sheet1.C90]" office:value-type="float" office:value="1.03232278198841" calcext:value-type="float">
            <text:p>1.03232278198841</text:p>
          </table:table-cell>
          <table:table-cell table:formula="of:=[$Sheet1.D91]/[$Sheet1.D90]" office:value-type="float" office:value="1.02853143186213" calcext:value-type="float">
            <text:p>1.028531431862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4/20/2022</text:p>
          </table:table-cell>
          <table:table-cell table:formula="of:=[$Sheet1.C92]/[$Sheet1.C91]" office:value-type="float" office:value="1.01122867631181" calcext:value-type="float">
            <text:p>1.01122867631181</text:p>
          </table:table-cell>
          <table:table-cell table:formula="of:=[$Sheet1.D92]/[$Sheet1.D91]" office:value-type="float" office:value="1.01497384868196" calcext:value-type="float">
            <text:p>1.014973848681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4/19/2022</text:p>
          </table:table-cell>
          <table:table-cell table:formula="of:=[$Sheet1.C93]/[$Sheet1.C92]" office:value-type="float" office:value="0.99124492846466" calcext:value-type="float">
            <text:p>0.99124492846466</text:p>
          </table:table-cell>
          <table:table-cell table:formula="of:=[$Sheet1.D93]/[$Sheet1.D92]" office:value-type="float" office:value="1.00061891040375" calcext:value-type="float">
            <text:p>1.000618910403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4/18/2022</text:p>
          </table:table-cell>
          <table:table-cell table:formula="of:=[$Sheet1.C94]/[$Sheet1.C93]" office:value-type="float" office:value="0.995045239121068" calcext:value-type="float">
            <text:p>0.995045239121068</text:p>
          </table:table-cell>
          <table:table-cell table:formula="of:=[$Sheet1.D94]/[$Sheet1.D93]" office:value-type="float" office:value="0.984196171852064" calcext:value-type="float">
            <text:p>0.9841961718520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4/14/2022</text:p>
          </table:table-cell>
          <table:table-cell table:formula="of:=[$Sheet1.C95]/[$Sheet1.C94]" office:value-type="float" office:value="1.00064949123187" calcext:value-type="float">
            <text:p>1.00064949123187</text:p>
          </table:table-cell>
          <table:table-cell table:formula="of:=[$Sheet1.D95]/[$Sheet1.D94]" office:value-type="float" office:value="1.00020493249751" calcext:value-type="float">
            <text:p>1.000204932497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4/13/2022</text:p>
          </table:table-cell>
          <table:table-cell table:formula="of:=[$Sheet1.C96]/[$Sheet1.C95]" office:value-type="float" office:value="1.00346170488966" calcext:value-type="float">
            <text:p>1.00346170488966</text:p>
          </table:table-cell>
          <table:table-cell table:formula="of:=[$Sheet1.D96]/[$Sheet1.D95]" office:value-type="float" office:value="1.01229343052732" calcext:value-type="float">
            <text:p>1.012293430527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4/12/2022</text:p>
          </table:table-cell>
          <table:table-cell table:formula="of:=[$Sheet1.C97]/[$Sheet1.C96]" office:value-type="float" office:value="0.994609745579991" calcext:value-type="float">
            <text:p>0.994609745579991</text:p>
          </table:table-cell>
          <table:table-cell table:formula="of:=[$Sheet1.D97]/[$Sheet1.D96]" office:value-type="float" office:value="0.988948834949928" calcext:value-type="float">
            <text:p>0.9889488349499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4/11/2022</text:p>
          </table:table-cell>
          <table:table-cell table:formula="of:=[$Sheet1.C98]/[$Sheet1.C97]" office:value-type="float" office:value="0.999349663993063" calcext:value-type="float">
            <text:p>0.999349663993063</text:p>
          </table:table-cell>
          <table:table-cell table:formula="of:=[$Sheet1.D98]/[$Sheet1.D97]" office:value-type="float" office:value="1.0034292601394" calcext:value-type="float">
            <text:p>1.00342926013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4/08/2022</text:p>
          </table:table-cell>
          <table:table-cell table:formula="of:=[$Sheet1.C99]/[$Sheet1.C98]" office:value-type="float" office:value="1.01323210412148" calcext:value-type="float">
            <text:p>1.01323210412148</text:p>
          </table:table-cell>
          <table:table-cell table:formula="of:=[$Sheet1.D99]/[$Sheet1.D98]" office:value-type="float" office:value="1.0171670220939" calcext:value-type="float">
            <text:p>1.01716702209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4/07/2022</text:p>
          </table:table-cell>
          <table:table-cell table:formula="of:=[$Sheet1.C100]/[$Sheet1.C99]" office:value-type="float" office:value="0.987797045600514" calcext:value-type="float">
            <text:p>0.987797045600514</text:p>
          </table:table-cell>
          <table:table-cell table:formula="of:=[$Sheet1.D100]/[$Sheet1.D99]" office:value-type="float" office:value="1.00265803381251" calcext:value-type="float">
            <text:p>1.002658033812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4/06/2022</text:p>
          </table:table-cell>
          <table:table-cell table:formula="of:=[$Sheet1.C101]/[$Sheet1.C100]" office:value-type="float" office:value="1.0086692674469" calcext:value-type="float">
            <text:p>1.0086692674469</text:p>
          </table:table-cell>
          <table:table-cell table:formula="of:=[$Sheet1.D101]/[$Sheet1.D100]" office:value-type="float" office:value="0.99576464209448" calcext:value-type="float">
            <text:p>0.995764642094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4/05/2022</text:p>
          </table:table-cell>
          <table:table-cell table:formula="of:=[$Sheet1.C102]/[$Sheet1.C101]" office:value-type="float" office:value="0.999355393210142" calcext:value-type="float">
            <text:p>0.999355393210142</text:p>
          </table:table-cell>
          <table:table-cell table:formula="of:=[$Sheet1.D102]/[$Sheet1.D101]" office:value-type="float" office:value="1.00981221338273" calcext:value-type="float">
            <text:p>1.009812213382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4/04/2022</text:p>
          </table:table-cell>
          <table:table-cell table:formula="of:=[$Sheet1.C103]/[$Sheet1.C102]" office:value-type="float" office:value="1.00258009030316" calcext:value-type="float">
            <text:p>1.00258009030316</text:p>
          </table:table-cell>
          <table:table-cell table:formula="of:=[$Sheet1.D103]/[$Sheet1.D102]" office:value-type="float" office:value="1.01271126511562" calcext:value-type="float">
            <text:p>1.012711265115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4/01/2022</text:p>
          </table:table-cell>
          <table:table-cell table:formula="of:=[$Sheet1.C104]/[$Sheet1.C103]" office:value-type="float" office:value="0.995067553077418" calcext:value-type="float">
            <text:p>0.995067553077418</text:p>
          </table:table-cell>
          <table:table-cell table:formula="of:=[$Sheet1.D104]/[$Sheet1.D103]" office:value-type="float" office:value="0.991974058621231" calcext:value-type="float">
            <text:p>0.9919740586212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3/31/2022</text:p>
          </table:table-cell>
          <table:table-cell table:formula="of:=[$Sheet1.C105]/[$Sheet1.C104]" office:value-type="float" office:value="0.993318965517241" calcext:value-type="float">
            <text:p>0.993318965517241</text:p>
          </table:table-cell>
          <table:table-cell table:formula="of:=[$Sheet1.D105]/[$Sheet1.D104]" office:value-type="float" office:value="0.996601303163758" calcext:value-type="float">
            <text:p>0.9966013031637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3/30/2022</text:p>
          </table:table-cell>
          <table:table-cell table:formula="of:=[$Sheet1.C106]/[$Sheet1.C105]" office:value-type="float" office:value="1.00564113690605" calcext:value-type="float">
            <text:p>1.00564113690605</text:p>
          </table:table-cell>
          <table:table-cell table:formula="of:=[$Sheet1.D106]/[$Sheet1.D105]" office:value-type="float" office:value="1.01590143055485" calcext:value-type="float">
            <text:p>1.015901430554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3/29/2022</text:p>
          </table:table-cell>
          <table:table-cell table:formula="of:=[$Sheet1.C107]/[$Sheet1.C106]" office:value-type="float" office:value="0.995253505933118" calcext:value-type="float">
            <text:p>0.995253505933118</text:p>
          </table:table-cell>
          <table:table-cell table:formula="of:=[$Sheet1.D107]/[$Sheet1.D106]" office:value-type="float" office:value="1.00633358320025" calcext:value-type="float">
            <text:p>1.006333583200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3/28/2022</text:p>
          </table:table-cell>
          <table:table-cell table:formula="of:=[$Sheet1.C108]/[$Sheet1.C107]" office:value-type="float" office:value="0.995881205289399" calcext:value-type="float">
            <text:p>0.995881205289399</text:p>
          </table:table-cell>
          <table:table-cell table:formula="of:=[$Sheet1.D108]/[$Sheet1.D107]" office:value-type="float" office:value="0.987891873218758" calcext:value-type="float">
            <text:p>0.9878918732187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3/25/2022</text:p>
          </table:table-cell>
          <table:table-cell table:formula="of:=[$Sheet1.C109]/[$Sheet1.C108]" office:value-type="float" office:value="1.00914235959948" calcext:value-type="float">
            <text:p>1.00914235959948</text:p>
          </table:table-cell>
          <table:table-cell table:formula="of:=[$Sheet1.D109]/[$Sheet1.D108]" office:value-type="float" office:value="0.992905724376683" calcext:value-type="float">
            <text:p>0.9929057243766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3/24/2022</text:p>
          </table:table-cell>
          <table:table-cell table:formula="of:=[$Sheet1.C110]/[$Sheet1.C109]" office:value-type="float" office:value="0.979508196721311" calcext:value-type="float">
            <text:p>0.979508196721311</text:p>
          </table:table-cell>
          <table:table-cell table:formula="of:=[$Sheet1.D110]/[$Sheet1.D109]" office:value-type="float" office:value="0.994959344582726" calcext:value-type="float">
            <text:p>0.9949593445827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3/23/2022</text:p>
          </table:table-cell>
          <table:table-cell table:formula="of:=[$Sheet1.C111]/[$Sheet1.C110]" office:value-type="float" office:value="0.992292446597666" calcext:value-type="float">
            <text:p>0.992292446597666</text:p>
          </table:table-cell>
          <table:table-cell table:formula="of:=[$Sheet1.D111]/[$Sheet1.D110]" office:value-type="float" office:value="0.985858907649287" calcext:value-type="float">
            <text:p>0.9858589076492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3/22/2022</text:p>
          </table:table-cell>
          <table:table-cell table:formula="of:=[$Sheet1.C112]/[$Sheet1.C111]" office:value-type="float" office:value="1.00332889480692" calcext:value-type="float">
            <text:p>1.00332889480692</text:p>
          </table:table-cell>
          <table:table-cell table:formula="of:=[$Sheet1.D112]/[$Sheet1.D111]" office:value-type="float" office:value="1.0124252733246" calcext:value-type="float">
            <text:p>1.01242527332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3/21/2022</text:p>
          </table:table-cell>
          <table:table-cell table:formula="of:=[$Sheet1.C113]/[$Sheet1.C112]" office:value-type="float" office:value="1.00088476000885" calcext:value-type="float">
            <text:p>1.00088476000885</text:p>
          </table:table-cell>
          <table:table-cell table:formula="of:=[$Sheet1.D113]/[$Sheet1.D112]" office:value-type="float" office:value="0.98882217212924" calcext:value-type="float">
            <text:p>0.988822172129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3/18/2022</text:p>
          </table:table-cell>
          <table:table-cell table:formula="of:=[$Sheet1.C114]/[$Sheet1.C113]" office:value-type="float" office:value="0.990939226519337" calcext:value-type="float">
            <text:p>0.990939226519337</text:p>
          </table:table-cell>
          <table:table-cell table:formula="of:=[$Sheet1.D114]/[$Sheet1.D113]" office:value-type="float" office:value="1.00043486252516" calcext:value-type="float">
            <text:p>1.000434862525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3/17/2022</text:p>
          </table:table-cell>
          <table:table-cell table:formula="of:=[$Sheet1.C115]/[$Sheet1.C114]" office:value-type="float" office:value="0.997992863514719" calcext:value-type="float">
            <text:p>0.997992863514719</text:p>
          </table:table-cell>
          <table:table-cell table:formula="of:=[$Sheet1.D115]/[$Sheet1.D114]" office:value-type="float" office:value="0.988472189858216" calcext:value-type="float">
            <text:p>0.9884721898582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3/16/2022</text:p>
          </table:table-cell>
          <table:table-cell table:formula="of:=[$Sheet1.C116]/[$Sheet1.C115]" office:value-type="float" office:value="0.983687150837989" calcext:value-type="float">
            <text:p>0.983687150837989</text:p>
          </table:table-cell>
          <table:table-cell table:formula="of:=[$Sheet1.D116]/[$Sheet1.D115]" office:value-type="float" office:value="0.987802804833544" calcext:value-type="float">
            <text:p>0.9878028048335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3/15/2022</text:p>
          </table:table-cell>
          <table:table-cell table:formula="of:=[$Sheet1.C117]/[$Sheet1.C116]" office:value-type="float" office:value="1.00090867787369" calcext:value-type="float">
            <text:p>1.00090867787369</text:p>
          </table:table-cell>
          <table:table-cell table:formula="of:=[$Sheet1.D117]/[$Sheet1.D116]" office:value-type="float" office:value="0.978106226450597" calcext:value-type="float">
            <text:p>0.9781062264505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3/14/2022</text:p>
          </table:table-cell>
          <table:table-cell table:formula="of:=[$Sheet1.C118]/[$Sheet1.C117]" office:value-type="float" office:value="0.99682251475261" calcext:value-type="float">
            <text:p>0.99682251475261</text:p>
          </table:table-cell>
          <table:table-cell table:formula="of:=[$Sheet1.D118]/[$Sheet1.D117]" office:value-type="float" office:value="0.979040223345728" calcext:value-type="float">
            <text:p>0.9790402233457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3/11/2022</text:p>
          </table:table-cell>
          <table:table-cell table:formula="of:=[$Sheet1.C119]/[$Sheet1.C118]" office:value-type="float" office:value="1.01229508196721" calcext:value-type="float">
            <text:p>1.01229508196721</text:p>
          </table:table-cell>
          <table:table-cell table:formula="of:=[$Sheet1.D119]/[$Sheet1.D118]" office:value-type="float" office:value="1.0074764384356" calcext:value-type="float">
            <text:p>1.00747643843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3/10/2022</text:p>
          </table:table-cell>
          <table:table-cell table:formula="of:=[$Sheet1.C120]/[$Sheet1.C119]" office:value-type="float" office:value="0.999550157444894" calcext:value-type="float">
            <text:p>0.999550157444894</text:p>
          </table:table-cell>
          <table:table-cell table:formula="of:=[$Sheet1.D120]/[$Sheet1.D119]" office:value-type="float" office:value="1.01313176240572" calcext:value-type="float">
            <text:p>1.013131762405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3/09/2022</text:p>
          </table:table-cell>
          <table:table-cell table:formula="of:=[$Sheet1.C121]/[$Sheet1.C120]" office:value-type="float" office:value="0.992349234923493" calcext:value-type="float">
            <text:p>0.992349234923493</text:p>
          </table:table-cell>
          <table:table-cell table:formula="of:=[$Sheet1.D121]/[$Sheet1.D120]" office:value-type="float" office:value="1.00431034482759" calcext:value-type="float">
            <text:p>1.004310344827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3/08/2022</text:p>
          </table:table-cell>
          <table:table-cell table:formula="of:=[$Sheet1.C122]/[$Sheet1.C121]" office:value-type="float" office:value="0.994557823129252" calcext:value-type="float">
            <text:p>0.994557823129252</text:p>
          </table:table-cell>
          <table:table-cell table:formula="of:=[$Sheet1.D122]/[$Sheet1.D121]" office:value-type="float" office:value="0.974945533769063" calcext:value-type="float">
            <text:p>0.9749455337690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3/07/2022</text:p>
          </table:table-cell>
          <table:table-cell table:formula="of:=[$Sheet1.C123]/[$Sheet1.C122]" office:value-type="float" office:value="1.00866393068855" calcext:value-type="float">
            <text:p>1.00866393068855</text:p>
          </table:table-cell>
          <table:table-cell table:formula="of:=[$Sheet1.D123]/[$Sheet1.D122]" office:value-type="float" office:value="1.00728654662287" calcext:value-type="float">
            <text:p>1.007286546622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3/04/2022</text:p>
          </table:table-cell>
          <table:table-cell table:formula="of:=[$Sheet1.C124]/[$Sheet1.C123]" office:value-type="float" office:value="1.01152802893309" calcext:value-type="float">
            <text:p>1.01152802893309</text:p>
          </table:table-cell>
          <table:table-cell table:formula="of:=[$Sheet1.D124]/[$Sheet1.D123]" office:value-type="float" office:value="1.03041591586945" calcext:value-type="float">
            <text:p>1.030415915869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3/03/2022</text:p>
          </table:table-cell>
          <table:table-cell table:formula="of:=[$Sheet1.C125]/[$Sheet1.C124]" office:value-type="float" office:value="0.992625698324022" calcext:value-type="float">
            <text:p>0.992625698324022</text:p>
          </table:table-cell>
          <table:table-cell table:formula="of:=[$Sheet1.D125]/[$Sheet1.D124]" office:value-type="float" office:value="1.00799746816144" calcext:value-type="float">
            <text:p>1.007997468161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3/02/2022</text:p>
          </table:table-cell>
          <table:table-cell table:formula="of:=[$Sheet1.C126]/[$Sheet1.C125]" office:value-type="float" office:value="0.9995497523638" calcext:value-type="float">
            <text:p>0.9995497523638</text:p>
          </table:table-cell>
          <table:table-cell table:formula="of:=[$Sheet1.D126]/[$Sheet1.D125]" office:value-type="float" office:value="1.00528246884948" calcext:value-type="float">
            <text:p>1.005282468849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3/01/2022</text:p>
          </table:table-cell>
          <table:table-cell table:formula="of:=[$Sheet1.C127]/[$Sheet1.C126]" office:value-type="float" office:value="0.977027027027027" calcext:value-type="float">
            <text:p>0.977027027027027</text:p>
          </table:table-cell>
          <table:table-cell table:formula="of:=[$Sheet1.D127]/[$Sheet1.D126]" office:value-type="float" office:value="0.981698559684854" calcext:value-type="float">
            <text:p>0.9816985596848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2/28/2022</text:p>
          </table:table-cell>
          <table:table-cell table:formula="of:=[$Sheet1.C128]/[$Sheet1.C127]" office:value-type="float" office:value="0.995389580451821" calcext:value-type="float">
            <text:p>0.995389580451821</text:p>
          </table:table-cell>
          <table:table-cell table:formula="of:=[$Sheet1.D128]/[$Sheet1.D127]" office:value-type="float" office:value="1.015716654359" calcext:value-type="float">
            <text:p>1.0157166543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2/25/2022</text:p>
          </table:table-cell>
          <table:table-cell table:formula="of:=[$Sheet1.C129]/[$Sheet1.C128]" office:value-type="float" office:value="0.986567855488652" calcext:value-type="float">
            <text:p>0.986567855488652</text:p>
          </table:table-cell>
          <table:table-cell table:formula="of:=[$Sheet1.D129]/[$Sheet1.D128]" office:value-type="float" office:value="1.00244859325917" calcext:value-type="float">
            <text:p>1.002448593259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2/24/2022</text:p>
          </table:table-cell>
          <table:table-cell table:formula="of:=[$Sheet1.C130]/[$Sheet1.C129]" office:value-type="float" office:value="0.973943661971831" calcext:value-type="float">
            <text:p>0.973943661971831</text:p>
          </table:table-cell>
          <table:table-cell table:formula="of:=[$Sheet1.D130]/[$Sheet1.D129]" office:value-type="float" office:value="0.978116839428461" calcext:value-type="float">
            <text:p>0.9781168394284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2/23/2022</text:p>
          </table:table-cell>
          <table:table-cell table:formula="of:=[$Sheet1.C131]/[$Sheet1.C130]" office:value-type="float" office:value="1.00120510966498" calcext:value-type="float">
            <text:p>1.00120510966498</text:p>
          </table:table-cell>
          <table:table-cell table:formula="of:=[$Sheet1.D131]/[$Sheet1.D130]" office:value-type="float" office:value="0.985263599692214" calcext:value-type="float">
            <text:p>0.9852635996922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2/22/2022</text:p>
          </table:table-cell>
          <table:table-cell table:formula="of:=[$Sheet1.C132]/[$Sheet1.C131]" office:value-type="float" office:value="0.993500240731825" calcext:value-type="float">
            <text:p>0.993500240731825</text:p>
          </table:table-cell>
          <table:table-cell table:formula="of:=[$Sheet1.D132]/[$Sheet1.D131]" office:value-type="float" office:value="1.01875754348598" calcext:value-type="float">
            <text:p>1.018757543485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2/18/2022</text:p>
          </table:table-cell>
          <table:table-cell table:formula="of:=[$Sheet1.C133]/[$Sheet1.C132]" office:value-type="float" office:value="0.997819239156772" calcext:value-type="float">
            <text:p>0.997819239156772</text:p>
          </table:table-cell>
          <table:table-cell table:formula="of:=[$Sheet1.D133]/[$Sheet1.D132]" office:value-type="float" office:value="1.01024679656938" calcext:value-type="float">
            <text:p>1.010246796569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2/17/2022</text:p>
          </table:table-cell>
          <table:table-cell table:formula="of:=[$Sheet1.C134]/[$Sheet1.C133]" office:value-type="float" office:value="1.00801359883439" calcext:value-type="float">
            <text:p>1.00801359883439</text:p>
          </table:table-cell>
          <table:table-cell table:formula="of:=[$Sheet1.D134]/[$Sheet1.D133]" office:value-type="float" office:value="1.00721796696613" calcext:value-type="float">
            <text:p>1.007217966966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2/16/2022</text:p>
          </table:table-cell>
          <table:table-cell table:formula="of:=[$Sheet1.C135]/[$Sheet1.C134]" office:value-type="float" office:value="1.00313177547579" calcext:value-type="float">
            <text:p>1.00313177547579</text:p>
          </table:table-cell>
          <table:table-cell table:formula="of:=[$Sheet1.D135]/[$Sheet1.D134]" office:value-type="float" office:value="1.02163113605128" calcext:value-type="float">
            <text:p>1.021631136051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2/15/2022</text:p>
          </table:table-cell>
          <table:table-cell table:formula="of:=[$Sheet1.C136]/[$Sheet1.C135]" office:value-type="float" office:value="0.991834774255523" calcext:value-type="float">
            <text:p>0.991834774255523</text:p>
          </table:table-cell>
          <table:table-cell table:formula="of:=[$Sheet1.D136]/[$Sheet1.D135]" office:value-type="float" office:value="0.9991195550401" calcext:value-type="float">
            <text:p>0.99911955504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2/14/2022</text:p>
          </table:table-cell>
          <table:table-cell table:formula="of:=[$Sheet1.C137]/[$Sheet1.C136]" office:value-type="float" office:value="1.00363196125908" calcext:value-type="float">
            <text:p>1.00363196125908</text:p>
          </table:table-cell>
          <table:table-cell table:formula="of:=[$Sheet1.D137]/[$Sheet1.D136]" office:value-type="float" office:value="0.984477988490451" calcext:value-type="float">
            <text:p>0.9844779884904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2/11/2022</text:p>
          </table:table-cell>
          <table:table-cell table:formula="of:=[$Sheet1.C138]/[$Sheet1.C137]" office:value-type="float" office:value="1.0518697225573" calcext:value-type="float">
            <text:p>1.0518697225573</text:p>
          </table:table-cell>
          <table:table-cell table:formula="of:=[$Sheet1.D138]/[$Sheet1.D137]" office:value-type="float" office:value="1.00385535489939" calcext:value-type="float">
            <text:p>1.003855354899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2/10/2022</text:p>
          </table:table-cell>
          <table:table-cell table:formula="of:=[$Sheet1.C139]/[$Sheet1.C138]" office:value-type="float" office:value="0.982798165137615" calcext:value-type="float">
            <text:p>0.982798165137615</text:p>
          </table:table-cell>
          <table:table-cell table:formula="of:=[$Sheet1.D139]/[$Sheet1.D138]" office:value-type="float" office:value="1.0193362663625" calcext:value-type="float">
            <text:p>1.01933626636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2/09/2022</text:p>
          </table:table-cell>
          <table:table-cell table:formula="of:=[$Sheet1.C140]/[$Sheet1.C139]" office:value-type="float" office:value="1.00210035005834" calcext:value-type="float">
            <text:p>1.00210035005834</text:p>
          </table:table-cell>
          <table:table-cell table:formula="of:=[$Sheet1.D140]/[$Sheet1.D139]" office:value-type="float" office:value="1.01844993872223" calcext:value-type="float">
            <text:p>1.018449938722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2/08/2022</text:p>
          </table:table-cell>
          <table:table-cell table:formula="of:=[$Sheet1.C141]/[$Sheet1.C140]" office:value-type="float" office:value="0.995342338146251" calcext:value-type="float">
            <text:p>0.995342338146251</text:p>
          </table:table-cell>
          <table:table-cell table:formula="of:=[$Sheet1.D141]/[$Sheet1.D140]" office:value-type="float" office:value="0.985690554981492" calcext:value-type="float">
            <text:p>0.9856905549814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2/07/2022</text:p>
          </table:table-cell>
          <table:table-cell table:formula="of:=[$Sheet1.C142]/[$Sheet1.C141]" office:value-type="float" office:value="1.01497426298549" calcext:value-type="float">
            <text:p>1.01497426298549</text:p>
          </table:table-cell>
          <table:table-cell table:formula="of:=[$Sheet1.D142]/[$Sheet1.D141]" office:value-type="float" office:value="0.991668767720732" calcext:value-type="float">
            <text:p>0.9916687677207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2/04/2022</text:p>
          </table:table-cell>
          <table:table-cell table:formula="of:=[$Sheet1.C143]/[$Sheet1.C142]" office:value-type="float" office:value="0.988243430152144" calcext:value-type="float">
            <text:p>0.988243430152144</text:p>
          </table:table-cell>
          <table:table-cell table:formula="of:=[$Sheet1.D143]/[$Sheet1.D142]" office:value-type="float" office:value="1.00371554037026" calcext:value-type="float">
            <text:p>1.003715540370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2/03/2022</text:p>
          </table:table-cell>
          <table:table-cell table:formula="of:=[$Sheet1.C144]/[$Sheet1.C143]" office:value-type="float" office:value="1.00139958012596" calcext:value-type="float">
            <text:p>1.00139958012596</text:p>
          </table:table-cell>
          <table:table-cell table:formula="of:=[$Sheet1.D144]/[$Sheet1.D143]" office:value-type="float" office:value="0.994869493148585" calcext:value-type="float">
            <text:p>0.9948694931485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2/02/2022</text:p>
          </table:table-cell>
          <table:table-cell table:formula="of:=[$Sheet1.C145]/[$Sheet1.C144]" office:value-type="float" office:value="1.00372699743769" calcext:value-type="float">
            <text:p>1.00372699743769</text:p>
          </table:table-cell>
          <table:table-cell table:formula="of:=[$Sheet1.D145]/[$Sheet1.D144]" office:value-type="float" office:value="1.02500089336764" calcext:value-type="float">
            <text:p>1.025000893367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2/01/2022</text:p>
          </table:table-cell>
          <table:table-cell table:formula="of:=[$Sheet1.C146]/[$Sheet1.C145]" office:value-type="float" office:value="0.987236017637503" calcext:value-type="float">
            <text:p>0.987236017637503</text:p>
          </table:table-cell>
          <table:table-cell table:formula="of:=[$Sheet1.D146]/[$Sheet1.D145]" office:value-type="float" office:value="0.990665405784659" calcext:value-type="float">
            <text:p>0.9906654057846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1/31/2022</text:p>
          </table:table-cell>
          <table:table-cell table:formula="of:=[$Sheet1.C147]/[$Sheet1.C146]" office:value-type="float" office:value="0.993653032440056" calcext:value-type="float">
            <text:p>0.993653032440056</text:p>
          </table:table-cell>
          <table:table-cell table:formula="of:=[$Sheet1.D147]/[$Sheet1.D146]" office:value-type="float" office:value="0.993183827701945" calcext:value-type="float">
            <text:p>0.9931838277019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1/28/2022</text:p>
          </table:table-cell>
          <table:table-cell table:formula="of:=[$Sheet1.C148]/[$Sheet1.C147]" office:value-type="float" office:value="0.981547196593329" calcext:value-type="float">
            <text:p>0.981547196593329</text:p>
          </table:table-cell>
          <table:table-cell table:formula="of:=[$Sheet1.D148]/[$Sheet1.D147]" office:value-type="float" office:value="0.981464051998096" calcext:value-type="float">
            <text:p>0.9814640519980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1/27/2022</text:p>
          </table:table-cell>
          <table:table-cell table:formula="of:=[$Sheet1.C149]/[$Sheet1.C148]" office:value-type="float" office:value="0.992769342010123" calcext:value-type="float">
            <text:p>0.992769342010123</text:p>
          </table:table-cell>
          <table:table-cell table:formula="of:=[$Sheet1.D149]/[$Sheet1.D148]" office:value-type="float" office:value="0.976231145007164" calcext:value-type="float">
            <text:p>0.9762311450071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1/26/2022</text:p>
          </table:table-cell>
          <table:table-cell table:formula="of:=[$Sheet1.C150]/[$Sheet1.C149]" office:value-type="float" office:value="1.00169944161204" calcext:value-type="float">
            <text:p>1.00169944161204</text:p>
          </table:table-cell>
          <table:table-cell table:formula="of:=[$Sheet1.D150]/[$Sheet1.D149]" office:value-type="float" office:value="1.00541313899656" calcext:value-type="float">
            <text:p>1.005413138996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1/25/2022</text:p>
          </table:table-cell>
          <table:table-cell table:formula="of:=[$Sheet1.C151]/[$Sheet1.C150]" office:value-type="float" office:value="0.994183228308289" calcext:value-type="float">
            <text:p>0.994183228308289</text:p>
          </table:table-cell>
          <table:table-cell table:formula="of:=[$Sheet1.D151]/[$Sheet1.D150]" office:value-type="float" office:value="1.00149887469454" calcext:value-type="float">
            <text:p>1.001498874694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1/24/2022</text:p>
          </table:table-cell>
          <table:table-cell table:formula="of:=[$Sheet1.C152]/[$Sheet1.C151]" office:value-type="float" office:value="0.980741101901511" calcext:value-type="float">
            <text:p>0.980741101901511</text:p>
          </table:table-cell>
          <table:table-cell table:formula="of:=[$Sheet1.D152]/[$Sheet1.D151]" office:value-type="float" office:value="1.01232195939354" calcext:value-type="float">
            <text:p>1.012321959393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1/21/2022</text:p>
          </table:table-cell>
          <table:table-cell table:formula="of:=[$Sheet1.C153]/[$Sheet1.C152]" office:value-type="float" office:value="1.01441710166542" calcext:value-type="float">
            <text:p>1.01441710166542</text:p>
          </table:table-cell>
          <table:table-cell table:formula="of:=[$Sheet1.D153]/[$Sheet1.D152]" office:value-type="float" office:value="0.997235909145535" calcext:value-type="float">
            <text:p>0.9972359091455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1/20/2022</text:p>
          </table:table-cell>
          <table:table-cell table:formula="of:=[$Sheet1.C154]/[$Sheet1.C153]" office:value-type="float" office:value="1.02352364616516" calcext:value-type="float">
            <text:p>1.02352364616516</text:p>
          </table:table-cell>
          <table:table-cell table:formula="of:=[$Sheet1.D154]/[$Sheet1.D153]" office:value-type="float" office:value="1.01927948084785" calcext:value-type="float">
            <text:p>1.019279480847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1/19/2022</text:p>
          </table:table-cell>
          <table:table-cell table:formula="of:=[$Sheet1.C155]/[$Sheet1.C154]" office:value-type="float" office:value="1.008618625808" calcext:value-type="float">
            <text:p>1.008618625808</text:p>
          </table:table-cell>
          <table:table-cell table:formula="of:=[$Sheet1.D155]/[$Sheet1.D154]" office:value-type="float" office:value="1.01116060971774" calcext:value-type="float">
            <text:p>1.011160609717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1/18/2022</text:p>
          </table:table-cell>
          <table:table-cell table:formula="of:=[$Sheet1.C156]/[$Sheet1.C155]" office:value-type="float" office:value="1.00094944220271" calcext:value-type="float">
            <text:p>1.00094944220271</text:p>
          </table:table-cell>
          <table:table-cell table:formula="of:=[$Sheet1.D156]/[$Sheet1.D155]" office:value-type="float" office:value="1.00978432566472" calcext:value-type="float">
            <text:p>1.009784325664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1/14/2022</text:p>
          </table:table-cell>
          <table:table-cell table:formula="of:=[$Sheet1.C157]/[$Sheet1.C156]" office:value-type="float" office:value="0.987906094379891" calcext:value-type="float">
            <text:p>0.987906094379891</text:p>
          </table:table-cell>
          <table:table-cell table:formula="of:=[$Sheet1.D157]/[$Sheet1.D156]" office:value-type="float" office:value="1.01873234420846" calcext:value-type="float">
            <text:p>1.018732344208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1/13/2022</text:p>
          </table:table-cell>
          <table:table-cell table:formula="of:=[$Sheet1.C158]/[$Sheet1.C157]" office:value-type="float" office:value="1.00216034565531" calcext:value-type="float">
            <text:p>1.00216034565531</text:p>
          </table:table-cell>
          <table:table-cell table:formula="of:=[$Sheet1.D158]/[$Sheet1.D157]" office:value-type="float" office:value="0.999180758548956" calcext:value-type="float">
            <text:p>0.9991807585489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1/12/2022</text:p>
          </table:table-cell>
          <table:table-cell table:formula="of:=[$Sheet1.C159]/[$Sheet1.C158]" office:value-type="float" office:value="0.998562874251497" calcext:value-type="float">
            <text:p>0.998562874251497</text:p>
          </table:table-cell>
          <table:table-cell table:formula="of:=[$Sheet1.D159]/[$Sheet1.D158]" office:value-type="float" office:value="1.01444935963065" calcext:value-type="float">
            <text:p>1.014449359630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1/11/2022</text:p>
          </table:table-cell>
          <table:table-cell table:formula="of:=[$Sheet1.C160]/[$Sheet1.C159]" office:value-type="float" office:value="0.991604701367234" calcext:value-type="float">
            <text:p>0.991604701367234</text:p>
          </table:table-cell>
          <table:table-cell table:formula="of:=[$Sheet1.D160]/[$Sheet1.D159]" office:value-type="float" office:value="0.99719022078348" calcext:value-type="float">
            <text:p>0.997190220783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1/10/2022</text:p>
          </table:table-cell>
          <table:table-cell table:formula="of:=[$Sheet1.C161]/[$Sheet1.C160]" office:value-type="float" office:value="0.985486211901306" calcext:value-type="float">
            <text:p>0.985486211901306</text:p>
          </table:table-cell>
          <table:table-cell table:formula="of:=[$Sheet1.D161]/[$Sheet1.D160]" office:value-type="float" office:value="0.990923113809046" calcext:value-type="float">
            <text:p>0.9909231138090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1/07/2022</text:p>
          </table:table-cell>
          <table:table-cell table:formula="of:=[$Sheet1.C162]/[$Sheet1.C161]" office:value-type="float" office:value="0.99607265586647" calcext:value-type="float">
            <text:p>0.99607265586647</text:p>
          </table:table-cell>
          <table:table-cell table:formula="of:=[$Sheet1.D162]/[$Sheet1.D161]" office:value-type="float" office:value="1.00144316519959" calcext:value-type="float">
            <text:p>1.001443165199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1/06/2022</text:p>
          </table:table-cell>
          <table:table-cell table:formula="of:=[$Sheet1.C163]/[$Sheet1.C162]" office:value-type="float" office:value="0.986200098570725" calcext:value-type="float">
            <text:p>0.986200098570725</text:p>
          </table:table-cell>
          <table:table-cell table:formula="of:=[$Sheet1.D163]/[$Sheet1.D162]" office:value-type="float" office:value="1.00406668334392" calcext:value-type="float">
            <text:p>1.004066683343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1/05/2022</text:p>
          </table:table-cell>
          <table:table-cell table:formula="of:=[$Sheet1.C164]/[$Sheet1.C163]" office:value-type="float" office:value="0.983508245877061" calcext:value-type="float">
            <text:p>0.983508245877061</text:p>
          </table:table-cell>
          <table:table-cell table:formula="of:=[$Sheet1.D164]/[$Sheet1.D163]" office:value-type="float" office:value="1.00096464049574" calcext:value-type="float">
            <text:p>1.000964640495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1/04/2022</text:p>
          </table:table-cell>
          <table:table-cell table:formula="of:=[$Sheet1.C165]/[$Sheet1.C164]" office:value-type="float" office:value="0.990091463414634" calcext:value-type="float">
            <text:p>0.990091463414634</text:p>
          </table:table-cell>
          <table:table-cell table:formula="of:=[$Sheet1.D165]/[$Sheet1.D164]" office:value-type="float" office:value="1.01977628292679" calcext:value-type="float">
            <text:p>1.019776282926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1/03/2022</text:p>
          </table:table-cell>
          <table:table-cell table:formula="of:=[$Sheet1.C166]/[$Sheet1.C165]" office:value-type="float" office:value="1.0066717988196" calcext:value-type="float">
            <text:p>1.0066717988196</text:p>
          </table:table-cell>
          <table:table-cell table:formula="of:=[$Sheet1.D166]/[$Sheet1.D165]" office:value-type="float" office:value="1.00063001456126" calcext:value-type="float">
            <text:p>1.000630014561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2/31/2021</text:p>
          </table:table-cell>
          <table:table-cell table:formula="of:=[$Sheet1.C167]/[$Sheet1.C166]" office:value-type="float" office:value="0.9961763956156" calcext:value-type="float">
            <text:p>0.9961763956156</text:p>
          </table:table-cell>
          <table:table-cell table:formula="of:=[$Sheet1.D167]/[$Sheet1.D166]" office:value-type="float" office:value="0.993666294177494" calcext:value-type="float">
            <text:p>0.9936662941774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2/30/2021</text:p>
          </table:table-cell>
          <table:table-cell table:formula="of:=[$Sheet1.C168]/[$Sheet1.C167]" office:value-type="float" office:value="0.98899692937564" calcext:value-type="float">
            <text:p>0.98899692937564</text:p>
          </table:table-cell>
          <table:table-cell table:formula="of:=[$Sheet1.D168]/[$Sheet1.D167]" office:value-type="float" office:value="1.00263313597053" calcext:value-type="float">
            <text:p>1.002633135970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2/29/2021</text:p>
          </table:table-cell>
          <table:table-cell table:formula="of:=[$Sheet1.C169]/[$Sheet1.C168]" office:value-type="float" office:value="0.993272962483829" calcext:value-type="float">
            <text:p>0.993272962483829</text:p>
          </table:table-cell>
          <table:table-cell table:formula="of:=[$Sheet1.D169]/[$Sheet1.D168]" office:value-type="float" office:value="1.00299870467677" calcext:value-type="float">
            <text:p>1.002998704676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2/28/2021</text:p>
          </table:table-cell>
          <table:table-cell table:formula="of:=[$Sheet1.C170]/[$Sheet1.C169]" office:value-type="float" office:value="0.99765563948945" calcext:value-type="float">
            <text:p>0.99765563948945</text:p>
          </table:table-cell>
          <table:table-cell table:formula="of:=[$Sheet1.D170]/[$Sheet1.D169]" office:value-type="float" office:value="0.998600059252336" calcext:value-type="float">
            <text:p>0.9986000592523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2/27/2021</text:p>
          </table:table-cell>
          <table:table-cell table:formula="of:=[$Sheet1.C171]/[$Sheet1.C170]" office:value-type="float" office:value="1.00365535248042" calcext:value-type="float">
            <text:p>1.00365535248042</text:p>
          </table:table-cell>
          <table:table-cell table:formula="of:=[$Sheet1.D171]/[$Sheet1.D170]" office:value-type="float" office:value="1.00101120895881" calcext:value-type="float">
            <text:p>1.001011208958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2/23/2021</text:p>
          </table:table-cell>
          <table:table-cell table:formula="of:=[$Sheet1.C172]/[$Sheet1.C171]" office:value-type="float" office:value="1" calcext:value-type="float">
            <text:p>1</text:p>
          </table:table-cell>
          <table:table-cell table:formula="of:=[$Sheet1.D172]/[$Sheet1.D171]" office:value-type="float" office:value="0.98634994646424" calcext:value-type="float">
            <text:p>0.986349946464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2/22/2021</text:p>
          </table:table-cell>
          <table:table-cell table:formula="of:=[$Sheet1.C173]/[$Sheet1.C172]" office:value-type="float" office:value="0.97840790842872" calcext:value-type="float">
            <text:p>0.97840790842872</text:p>
          </table:table-cell>
          <table:table-cell table:formula="of:=[$Sheet1.D173]/[$Sheet1.D172]" office:value-type="float" office:value="0.993814790754562" calcext:value-type="float">
            <text:p>0.9938147907545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2/21/2021</text:p>
          </table:table-cell>
          <table:table-cell table:formula="of:=[$Sheet1.C174]/[$Sheet1.C173]" office:value-type="float" office:value="0.994150491890455" calcext:value-type="float">
            <text:p>0.994150491890455</text:p>
          </table:table-cell>
          <table:table-cell table:formula="of:=[$Sheet1.D174]/[$Sheet1.D173]" office:value-type="float" office:value="0.989922411296779" calcext:value-type="float">
            <text:p>0.9899224112967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2/20/2021</text:p>
          </table:table-cell>
          <table:table-cell table:formula="of:=[$Sheet1.C175]/[$Sheet1.C174]" office:value-type="float" office:value="0.98662744049211" calcext:value-type="float">
            <text:p>0.98662744049211</text:p>
          </table:table-cell>
          <table:table-cell table:formula="of:=[$Sheet1.D175]/[$Sheet1.D174]" office:value-type="float" office:value="0.982532591418364" calcext:value-type="float">
            <text:p>0.9825325914183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2/17/2021</text:p>
          </table:table-cell>
          <table:table-cell table:formula="of:=[$Sheet1.C176]/[$Sheet1.C175]" office:value-type="float" office:value="1.00081322851721" calcext:value-type="float">
            <text:p>1.00081322851721</text:p>
          </table:table-cell>
          <table:table-cell table:formula="of:=[$Sheet1.D176]/[$Sheet1.D175]" office:value-type="float" office:value="1.01151921401395" calcext:value-type="float">
            <text:p>1.011519214013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2/16/2021</text:p>
          </table:table-cell>
          <table:table-cell table:formula="of:=[$Sheet1.C177]/[$Sheet1.C176]" office:value-type="float" office:value="1.01164680390033" calcext:value-type="float">
            <text:p>1.01164680390033</text:p>
          </table:table-cell>
          <table:table-cell table:formula="of:=[$Sheet1.D177]/[$Sheet1.D176]" office:value-type="float" office:value="1.01039466394266" calcext:value-type="float">
            <text:p>1.010394663942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2/15/2021</text:p>
          </table:table-cell>
          <table:table-cell table:formula="of:=[$Sheet1.C178]/[$Sheet1.C177]" office:value-type="float" office:value="0.992771084337349" calcext:value-type="float">
            <text:p>0.992771084337349</text:p>
          </table:table-cell>
          <table:table-cell table:formula="of:=[$Sheet1.D178]/[$Sheet1.D177]" office:value-type="float" office:value="1.00882049919999" calcext:value-type="float">
            <text:p>1.008820499199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2/14/2021</text:p>
          </table:table-cell>
          <table:table-cell table:formula="of:=[$Sheet1.C179]/[$Sheet1.C178]" office:value-type="float" office:value="1.00782092772384" calcext:value-type="float">
            <text:p>1.00782092772384</text:p>
          </table:table-cell>
          <table:table-cell table:formula="of:=[$Sheet1.D179]/[$Sheet1.D178]" office:value-type="float" office:value="0.983914562034884" calcext:value-type="float">
            <text:p>0.9839145620348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2/13/2021</text:p>
          </table:table-cell>
          <table:table-cell table:formula="of:=[$Sheet1.C180]/[$Sheet1.C179]" office:value-type="float" office:value="1.00481669788601" calcext:value-type="float">
            <text:p>1.00481669788601</text:p>
          </table:table-cell>
          <table:table-cell table:formula="of:=[$Sheet1.D180]/[$Sheet1.D179]" office:value-type="float" office:value="1.00752682835249" calcext:value-type="float">
            <text:p>1.007526828352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2/10/2021</text:p>
          </table:table-cell>
          <table:table-cell table:formula="of:=[$Sheet1.C181]/[$Sheet1.C180]" office:value-type="float" office:value="1.00639147802929" calcext:value-type="float">
            <text:p>1.00639147802929</text:p>
          </table:table-cell>
          <table:table-cell table:formula="of:=[$Sheet1.D181]/[$Sheet1.D180]" office:value-type="float" office:value="1.00922044904979" calcext:value-type="float">
            <text:p>1.009220449049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2/09/2021</text:p>
          </table:table-cell>
          <table:table-cell table:formula="of:=[$Sheet1.C182]/[$Sheet1.C181]" office:value-type="float" office:value="0.999735379730087" calcext:value-type="float">
            <text:p>0.999735379730087</text:p>
          </table:table-cell>
          <table:table-cell table:formula="of:=[$Sheet1.D182]/[$Sheet1.D181]" office:value-type="float" office:value="0.990541211624738" calcext:value-type="float">
            <text:p>0.9905412116247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2/08/2021</text:p>
          </table:table-cell>
          <table:table-cell table:formula="of:=[$Sheet1.C183]/[$Sheet1.C182]" office:value-type="float" office:value="1.01799894123875" calcext:value-type="float">
            <text:p>1.01799894123875</text:p>
          </table:table-cell>
          <table:table-cell table:formula="of:=[$Sheet1.D183]/[$Sheet1.D182]" office:value-type="float" office:value="1.00723307159155" calcext:value-type="float">
            <text:p>1.007233071591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2/07/2021</text:p>
          </table:table-cell>
          <table:table-cell table:formula="of:=[$Sheet1.C184]/[$Sheet1.C183]" office:value-type="float" office:value="1.00624024960998" calcext:value-type="float">
            <text:p>1.00624024960998</text:p>
          </table:table-cell>
          <table:table-cell table:formula="of:=[$Sheet1.D184]/[$Sheet1.D183]" office:value-type="float" office:value="0.996924196111214" calcext:value-type="float">
            <text:p>0.9969241961112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2/06/2021</text:p>
          </table:table-cell>
          <table:table-cell table:formula="of:=[$Sheet1.C185]/[$Sheet1.C184]" office:value-type="float" office:value="0.978552971576227" calcext:value-type="float">
            <text:p>0.978552971576227</text:p>
          </table:table-cell>
          <table:table-cell table:formula="of:=[$Sheet1.D185]/[$Sheet1.D184]" office:value-type="float" office:value="0.979713020749987" calcext:value-type="float">
            <text:p>0.9797130207499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2/03/2021</text:p>
          </table:table-cell>
          <table:table-cell table:formula="of:=[$Sheet1.C186]/[$Sheet1.C185]" office:value-type="float" office:value="0.984420385529443" calcext:value-type="float">
            <text:p>0.984420385529443</text:p>
          </table:table-cell>
          <table:table-cell table:formula="of:=[$Sheet1.D186]/[$Sheet1.D185]" office:value-type="float" office:value="0.988405090087049" calcext:value-type="float">
            <text:p>0.9884050900870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2/02/2021</text:p>
          </table:table-cell>
          <table:table-cell table:formula="of:=[$Sheet1.C187]/[$Sheet1.C186]" office:value-type="float" office:value="1.00295064377682" calcext:value-type="float">
            <text:p>1.00295064377682</text:p>
          </table:table-cell>
          <table:table-cell table:formula="of:=[$Sheet1.D187]/[$Sheet1.D186]" office:value-type="float" office:value="1.0085205676853" calcext:value-type="float">
            <text:p>1.00852056768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2/01/2021</text:p>
          </table:table-cell>
          <table:table-cell table:formula="of:=[$Sheet1.C188]/[$Sheet1.C187]" office:value-type="float" office:value="0.991441561914951" calcext:value-type="float">
            <text:p>0.991441561914951</text:p>
          </table:table-cell>
          <table:table-cell table:formula="of:=[$Sheet1.D188]/[$Sheet1.D187]" office:value-type="float" office:value="0.986004238491621" calcext:value-type="float">
            <text:p>0.9860042384916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/30/2021</text:p>
          </table:table-cell>
          <table:table-cell table:formula="of:=[$Sheet1.C189]/[$Sheet1.C188]" office:value-type="float" office:value="1.01267871594281" calcext:value-type="float">
            <text:p>1.01267871594281</text:p>
          </table:table-cell>
          <table:table-cell table:formula="of:=[$Sheet1.D189]/[$Sheet1.D188]" office:value-type="float" office:value="1.01195646393562" calcext:value-type="float">
            <text:p>1.011956463935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/29/2021</text:p>
          </table:table-cell>
          <table:table-cell table:formula="of:=[$Sheet1.C190]/[$Sheet1.C189]" office:value-type="float" office:value="1.01784762919552" calcext:value-type="float">
            <text:p>1.01784762919552</text:p>
          </table:table-cell>
          <table:table-cell table:formula="of:=[$Sheet1.D190]/[$Sheet1.D189]" office:value-type="float" office:value="1.01932778629297" calcext:value-type="float">
            <text:p>1.019327786292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/26/2021</text:p>
          </table:table-cell>
          <table:table-cell table:formula="of:=[$Sheet1.C191]/[$Sheet1.C190]" office:value-type="float" office:value="1.02041350431824" calcext:value-type="float">
            <text:p>1.02041350431824</text:p>
          </table:table-cell>
          <table:table-cell table:formula="of:=[$Sheet1.D191]/[$Sheet1.D190]" office:value-type="float" office:value="0.986971754592107" calcext:value-type="float">
            <text:p>0.9869717545921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/24/2021</text:p>
          </table:table-cell>
          <table:table-cell table:formula="of:=[$Sheet1.C192]/[$Sheet1.C191]" office:value-type="float" office:value="1.02333931777379" calcext:value-type="float">
            <text:p>1.02333931777379</text:p>
          </table:table-cell>
          <table:table-cell table:formula="of:=[$Sheet1.D192]/[$Sheet1.D191]" office:value-type="float" office:value="1.02325328318773" calcext:value-type="float">
            <text:p>1.023253283187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/23/2021</text:p>
          </table:table-cell>
          <table:table-cell table:formula="of:=[$Sheet1.C193]/[$Sheet1.C192]" office:value-type="float" office:value="0.997744360902256" calcext:value-type="float">
            <text:p>0.997744360902256</text:p>
          </table:table-cell>
          <table:table-cell table:formula="of:=[$Sheet1.D193]/[$Sheet1.D192]" office:value-type="float" office:value="0.997711349240449" calcext:value-type="float">
            <text:p>0.9977113492404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/22/2021</text:p>
          </table:table-cell>
          <table:table-cell table:formula="of:=[$Sheet1.C194]/[$Sheet1.C193]" office:value-type="float" office:value="0.991459432303441" calcext:value-type="float">
            <text:p>0.991459432303441</text:p>
          </table:table-cell>
          <table:table-cell table:formula="of:=[$Sheet1.D194]/[$Sheet1.D193]" office:value-type="float" office:value="0.998345662694267" calcext:value-type="float">
            <text:p>0.9983456626942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/19/2021</text:p>
          </table:table-cell>
          <table:table-cell table:formula="of:=[$Sheet1.C195]/[$Sheet1.C194]" office:value-type="float" office:value="1.00633392449962" calcext:value-type="float">
            <text:p>1.00633392449962</text:p>
          </table:table-cell>
          <table:table-cell table:formula="of:=[$Sheet1.D195]/[$Sheet1.D194]" office:value-type="float" office:value="1.00320738681256" calcext:value-type="float">
            <text:p>1.003207386812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/18/2021</text:p>
          </table:table-cell>
          <table:table-cell table:formula="of:=[$Sheet1.C196]/[$Sheet1.C195]" office:value-type="float" office:value="1.00881168177241" calcext:value-type="float">
            <text:p>1.00881168177241</text:p>
          </table:table-cell>
          <table:table-cell table:formula="of:=[$Sheet1.D196]/[$Sheet1.D195]" office:value-type="float" office:value="1.00140060792344" calcext:value-type="float">
            <text:p>1.001400607923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/17/2021</text:p>
          </table:table-cell>
          <table:table-cell table:formula="of:=[$Sheet1.C197]/[$Sheet1.C196]" office:value-type="float" office:value="1.00374344896431" calcext:value-type="float">
            <text:p>1.00374344896431</text:p>
          </table:table-cell>
          <table:table-cell table:formula="of:=[$Sheet1.D197]/[$Sheet1.D196]" office:value-type="float" office:value="0.996626662755551" calcext:value-type="float">
            <text:p>0.9966266627555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/16/2021</text:p>
          </table:table-cell>
          <table:table-cell table:formula="of:=[$Sheet1.C198]/[$Sheet1.C197]" office:value-type="float" office:value="1.00273495773247" calcext:value-type="float">
            <text:p>1.00273495773247</text:p>
          </table:table-cell>
          <table:table-cell table:formula="of:=[$Sheet1.D198]/[$Sheet1.D197]" office:value-type="float" office:value="1.00260841560613" calcext:value-type="float">
            <text:p>1.002608415606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/15/2021</text:p>
          </table:table-cell>
          <table:table-cell table:formula="of:=[$Sheet1.C199]/[$Sheet1.C198]" office:value-type="float" office:value="1.00247954376395" calcext:value-type="float">
            <text:p>1.00247954376395</text:p>
          </table:table-cell>
          <table:table-cell table:formula="of:=[$Sheet1.D199]/[$Sheet1.D198]" office:value-type="float" office:value="0.996149673466783" calcext:value-type="float">
            <text:p>0.9961496734667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/12/2021</text:p>
          </table:table-cell>
          <table:table-cell table:formula="of:=[$Sheet1.C200]/[$Sheet1.C199]" office:value-type="float" office:value="0.999505317833292" calcext:value-type="float">
            <text:p>0.999505317833292</text:p>
          </table:table-cell>
          <table:table-cell table:formula="of:=[$Sheet1.D200]/[$Sheet1.D199]" office:value-type="float" office:value="1.00001067737251" calcext:value-type="float">
            <text:p>1.000010677372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/11/2021</text:p>
          </table:table-cell>
          <table:table-cell table:formula="of:=[$Sheet1.C201]/[$Sheet1.C200]" office:value-type="float" office:value="1.03439742637961" calcext:value-type="float">
            <text:p>1.03439742637961</text:p>
          </table:table-cell>
          <table:table-cell table:formula="of:=[$Sheet1.D201]/[$Sheet1.D200]" office:value-type="float" office:value="0.992829153186628" calcext:value-type="float">
            <text:p>0.9928291531866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/10/2021</text:p>
          </table:table-cell>
          <table:table-cell table:formula="of:=[$Sheet1.C202]/[$Sheet1.C201]" office:value-type="float" office:value="1.00956937799043" calcext:value-type="float">
            <text:p>1.00956937799043</text:p>
          </table:table-cell>
          <table:table-cell table:formula="of:=[$Sheet1.D202]/[$Sheet1.D201]" office:value-type="float" office:value="0.999449375923532" calcext:value-type="float">
            <text:p>0.9994493759235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/09/2021</text:p>
          </table:table-cell>
          <table:table-cell table:formula="of:=[$Sheet1.C203]/[$Sheet1.C202]" office:value-type="float" office:value="1.0021327014218" calcext:value-type="float">
            <text:p>1.0021327014218</text:p>
          </table:table-cell>
          <table:table-cell table:formula="of:=[$Sheet1.D203]/[$Sheet1.D202]" office:value-type="float" office:value="1.00829404029948" calcext:value-type="float">
            <text:p>1.008294040299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/08/2021</text:p>
          </table:table-cell>
          <table:table-cell table:formula="of:=[$Sheet1.C204]/[$Sheet1.C203]" office:value-type="float" office:value="1.00094585008276" calcext:value-type="float">
            <text:p>1.00094585008276</text:p>
          </table:table-cell>
          <table:table-cell table:formula="of:=[$Sheet1.D204]/[$Sheet1.D203]" office:value-type="float" office:value="1.00351101862227" calcext:value-type="float">
            <text:p>1.003511018622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/05/2021</text:p>
          </table:table-cell>
          <table:table-cell table:formula="of:=[$Sheet1.C205]/[$Sheet1.C204]" office:value-type="float" office:value="1.02291519017245" calcext:value-type="float">
            <text:p>1.02291519017245</text:p>
          </table:table-cell>
          <table:table-cell table:formula="of:=[$Sheet1.D205]/[$Sheet1.D204]" office:value-type="float" office:value="0.999113086755854" calcext:value-type="float">
            <text:p>0.9991130867558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/04/2021</text:p>
          </table:table-cell>
          <table:table-cell table:formula="of:=[$Sheet1.C206]/[$Sheet1.C205]" office:value-type="float" office:value="0.968360277136259" calcext:value-type="float">
            <text:p>0.968360277136259</text:p>
          </table:table-cell>
          <table:table-cell table:formula="of:=[$Sheet1.D206]/[$Sheet1.D205]" office:value-type="float" office:value="0.996281024282974" calcext:value-type="float">
            <text:p>0.9962810242829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/03/2021</text:p>
          </table:table-cell>
          <table:table-cell table:formula="of:=[$Sheet1.C207]/[$Sheet1.C206]" office:value-type="float" office:value="1.00524683997138" calcext:value-type="float">
            <text:p>1.00524683997138</text:p>
          </table:table-cell>
          <table:table-cell table:formula="of:=[$Sheet1.D207]/[$Sheet1.D206]" office:value-type="float" office:value="0.995835523476195" calcext:value-type="float">
            <text:p>0.9958355234761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/02/2021</text:p>
          </table:table-cell>
          <table:table-cell table:formula="of:=[$Sheet1.C208]/[$Sheet1.C207]" office:value-type="float" office:value="0.999525504151839" calcext:value-type="float">
            <text:p>0.999525504151839</text:p>
          </table:table-cell>
          <table:table-cell table:formula="of:=[$Sheet1.D208]/[$Sheet1.D207]" office:value-type="float" office:value="0.993580184398046" calcext:value-type="float">
            <text:p>0.9935801843980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/01/2021</text:p>
          </table:table-cell>
          <table:table-cell table:formula="of:=[$Sheet1.C209]/[$Sheet1.C208]" office:value-type="float" office:value="1.00640873486826" calcext:value-type="float">
            <text:p>1.00640873486826</text:p>
          </table:table-cell>
          <table:table-cell table:formula="of:=[$Sheet1.D209]/[$Sheet1.D208]" office:value-type="float" office:value="0.996333128178549" calcext:value-type="float">
            <text:p>0.9963331281785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/29/2021</text:p>
          </table:table-cell>
          <table:table-cell table:formula="of:=[$Sheet1.C210]/[$Sheet1.C209]" office:value-type="float" office:value="0.987264150943396" calcext:value-type="float">
            <text:p>0.987264150943396</text:p>
          </table:table-cell>
          <table:table-cell table:formula="of:=[$Sheet1.D210]/[$Sheet1.D209]" office:value-type="float" office:value="0.998203165809432" calcext:value-type="float">
            <text:p>0.9982031658094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/28/2021</text:p>
          </table:table-cell>
          <table:table-cell table:formula="of:=[$Sheet1.C211]/[$Sheet1.C210]" office:value-type="float" office:value="1.01003344481605" calcext:value-type="float">
            <text:p>1.01003344481605</text:p>
          </table:table-cell>
          <table:table-cell table:formula="of:=[$Sheet1.D211]/[$Sheet1.D210]" office:value-type="float" office:value="0.998054449361399" calcext:value-type="float">
            <text:p>0.9980544493613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/27/2021</text:p>
          </table:table-cell>
          <table:table-cell table:formula="of:=[$Sheet1.C212]/[$Sheet1.C211]" office:value-type="float" office:value="0.997161778618732" calcext:value-type="float">
            <text:p>0.997161778618732</text:p>
          </table:table-cell>
          <table:table-cell table:formula="of:=[$Sheet1.D212]/[$Sheet1.D211]" office:value-type="float" office:value="0.990266337715004" calcext:value-type="float">
            <text:p>0.9902663377150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/26/2021</text:p>
          </table:table-cell>
          <table:table-cell table:formula="of:=[$Sheet1.C213]/[$Sheet1.C212]" office:value-type="float" office:value="1.00972485768501" calcext:value-type="float">
            <text:p>1.00972485768501</text:p>
          </table:table-cell>
          <table:table-cell table:formula="of:=[$Sheet1.D213]/[$Sheet1.D212]" office:value-type="float" office:value="1.0050772462036" calcext:value-type="float">
            <text:p>1.00507724620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/25/2021</text:p>
          </table:table-cell>
          <table:table-cell table:formula="of:=[$Sheet1.C214]/[$Sheet1.C213]" office:value-type="float" office:value="1.00211416490486" calcext:value-type="float">
            <text:p>1.00211416490486</text:p>
          </table:table-cell>
          <table:table-cell table:formula="of:=[$Sheet1.D214]/[$Sheet1.D213]" office:value-type="float" office:value="0.998183523178113" calcext:value-type="float">
            <text:p>0.9981835231781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/22/2021</text:p>
          </table:table-cell>
          <table:table-cell table:formula="of:=[$Sheet1.C215]/[$Sheet1.C214]" office:value-type="float" office:value="1.00328176277543" calcext:value-type="float">
            <text:p>1.00328176277543</text:p>
          </table:table-cell>
          <table:table-cell table:formula="of:=[$Sheet1.D215]/[$Sheet1.D214]" office:value-type="float" office:value="0.995274259385785" calcext:value-type="float">
            <text:p>0.9952742593857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/21/2021</text:p>
          </table:table-cell>
          <table:table-cell table:formula="of:=[$Sheet1.C216]/[$Sheet1.C215]" office:value-type="float" office:value="0.993457943925234" calcext:value-type="float">
            <text:p>0.993457943925234</text:p>
          </table:table-cell>
          <table:table-cell table:formula="of:=[$Sheet1.D216]/[$Sheet1.D215]" office:value-type="float" office:value="1.00107373099518" calcext:value-type="float">
            <text:p>1.001073730995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/20/2021</text:p>
          </table:table-cell>
          <table:table-cell table:formula="of:=[$Sheet1.C217]/[$Sheet1.C216]" office:value-type="float" office:value="1.01552210724365" calcext:value-type="float">
            <text:p>1.01552210724365</text:p>
          </table:table-cell>
          <table:table-cell table:formula="of:=[$Sheet1.D217]/[$Sheet1.D216]" office:value-type="float" office:value="0.997013042388863" calcext:value-type="float">
            <text:p>0.9970130423888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/19/2021</text:p>
          </table:table-cell>
          <table:table-cell table:formula="of:=[$Sheet1.C218]/[$Sheet1.C217]" office:value-type="float" office:value="0.993283927744326" calcext:value-type="float">
            <text:p>0.993283927744326</text:p>
          </table:table-cell>
          <table:table-cell table:formula="of:=[$Sheet1.D218]/[$Sheet1.D217]" office:value-type="float" office:value="0.996349359264052" calcext:value-type="float">
            <text:p>0.9963493592640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/18/2021</text:p>
          </table:table-cell>
          <table:table-cell table:formula="of:=[$Sheet1.C219]/[$Sheet1.C218]" office:value-type="float" office:value="0.994404290044299" calcext:value-type="float">
            <text:p>0.994404290044299</text:p>
          </table:table-cell>
          <table:table-cell table:formula="of:=[$Sheet1.D219]/[$Sheet1.D218]" office:value-type="float" office:value="0.992660903658043" calcext:value-type="float">
            <text:p>0.9926609036580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/15/2021</text:p>
          </table:table-cell>
          <table:table-cell table:formula="of:=[$Sheet1.C220]/[$Sheet1.C219]" office:value-type="float" office:value="0.9978898007034" calcext:value-type="float">
            <text:p>0.9978898007034</text:p>
          </table:table-cell>
          <table:table-cell table:formula="of:=[$Sheet1.D220]/[$Sheet1.D219]" office:value-type="float" office:value="0.996636546408527" calcext:value-type="float">
            <text:p>0.9966365464085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/14/2021</text:p>
          </table:table-cell>
          <table:table-cell table:formula="of:=[$Sheet1.C221]/[$Sheet1.C220]" office:value-type="float" office:value="0.999295112781955" calcext:value-type="float">
            <text:p>0.999295112781955</text:p>
          </table:table-cell>
          <table:table-cell table:formula="of:=[$Sheet1.D221]/[$Sheet1.D220]" office:value-type="float" office:value="0.992595110670779" calcext:value-type="float">
            <text:p>0.9925951106707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/13/2021</text:p>
          </table:table-cell>
          <table:table-cell table:formula="of:=[$Sheet1.C222]/[$Sheet1.C221]" office:value-type="float" office:value="0.990124617916765" calcext:value-type="float">
            <text:p>0.990124617916765</text:p>
          </table:table-cell>
          <table:table-cell table:formula="of:=[$Sheet1.D222]/[$Sheet1.D221]" office:value-type="float" office:value="0.983223155020211" calcext:value-type="float">
            <text:p>0.9832231550202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/12/2021</text:p>
          </table:table-cell>
          <table:table-cell table:formula="of:=[$Sheet1.C223]/[$Sheet1.C222]" office:value-type="float" office:value="0.993588221325101" calcext:value-type="float">
            <text:p>0.993588221325101</text:p>
          </table:table-cell>
          <table:table-cell table:formula="of:=[$Sheet1.D223]/[$Sheet1.D222]" office:value-type="float" office:value="0.996986571336908" calcext:value-type="float">
            <text:p>0.9969865713369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/11/2021</text:p>
          </table:table-cell>
          <table:table-cell table:formula="of:=[$Sheet1.C224]/[$Sheet1.C223]" office:value-type="float" office:value="0.988049713193117" calcext:value-type="float">
            <text:p>0.988049713193117</text:p>
          </table:table-cell>
          <table:table-cell table:formula="of:=[$Sheet1.D224]/[$Sheet1.D223]" office:value-type="float" office:value="1.00242262650409" calcext:value-type="float">
            <text:p>1.002422626504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/08/2021</text:p>
          </table:table-cell>
          <table:table-cell table:formula="of:=[$Sheet1.C225]/[$Sheet1.C224]" office:value-type="float" office:value="1.00072568940493" calcext:value-type="float">
            <text:p>1.00072568940493</text:p>
          </table:table-cell>
          <table:table-cell table:formula="of:=[$Sheet1.D225]/[$Sheet1.D224]" office:value-type="float" office:value="1.0069132507412" calcext:value-type="float">
            <text:p>1.00691325074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/07/2021</text:p>
          </table:table-cell>
          <table:table-cell table:formula="of:=[$Sheet1.C226]/[$Sheet1.C225]" office:value-type="float" office:value="0.986221899927484" calcext:value-type="float">
            <text:p>0.986221899927484</text:p>
          </table:table-cell>
          <table:table-cell table:formula="of:=[$Sheet1.D226]/[$Sheet1.D225]" office:value-type="float" office:value="1.00191741017548" calcext:value-type="float">
            <text:p>1.001917410175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/06/2021</text:p>
          </table:table-cell>
          <table:table-cell table:formula="of:=[$Sheet1.C227]/[$Sheet1.C226]" office:value-type="float" office:value="0.993872549019608" calcext:value-type="float">
            <text:p>0.993872549019608</text:p>
          </table:table-cell>
          <table:table-cell table:formula="of:=[$Sheet1.D227]/[$Sheet1.D226]" office:value-type="float" office:value="0.991770005636671" calcext:value-type="float">
            <text:p>0.9917700056366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/05/2021</text:p>
          </table:table-cell>
          <table:table-cell table:formula="of:=[$Sheet1.C228]/[$Sheet1.C227]" office:value-type="float" office:value="0.990875462392109" calcext:value-type="float">
            <text:p>0.990875462392109</text:p>
          </table:table-cell>
          <table:table-cell table:formula="of:=[$Sheet1.D228]/[$Sheet1.D227]" office:value-type="float" office:value="0.995913877462158" calcext:value-type="float">
            <text:p>0.9959138774621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/04/2021</text:p>
          </table:table-cell>
          <table:table-cell table:formula="of:=[$Sheet1.C229]/[$Sheet1.C228]" office:value-type="float" office:value="1.0059731209557" calcext:value-type="float">
            <text:p>1.0059731209557</text:p>
          </table:table-cell>
          <table:table-cell table:formula="of:=[$Sheet1.D229]/[$Sheet1.D228]" office:value-type="float" office:value="0.989585155049106" calcext:value-type="float">
            <text:p>0.9895851550491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/01/2021</text:p>
          </table:table-cell>
          <table:table-cell table:formula="of:=[$Sheet1.C230]/[$Sheet1.C229]" office:value-type="float" office:value="0.990103908955962" calcext:value-type="float">
            <text:p>0.990103908955962</text:p>
          </table:table-cell>
          <table:table-cell table:formula="of:=[$Sheet1.D230]/[$Sheet1.D229]" office:value-type="float" office:value="1.01315673207052" calcext:value-type="float">
            <text:p>1.013156732070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9/30/2021</text:p>
          </table:table-cell>
          <table:table-cell table:formula="of:=[$Sheet1.C231]/[$Sheet1.C230]" office:value-type="float" office:value="0.994502748625687" calcext:value-type="float">
            <text:p>0.994502748625687</text:p>
          </table:table-cell>
          <table:table-cell table:formula="of:=[$Sheet1.D231]/[$Sheet1.D230]" office:value-type="float" office:value="0.988639076069993" calcext:value-type="float">
            <text:p>0.9886390760699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9/29/2021</text:p>
          </table:table-cell>
          <table:table-cell table:formula="of:=[$Sheet1.C232]/[$Sheet1.C231]" office:value-type="float" office:value="1.00050251256281" calcext:value-type="float">
            <text:p>1.00050251256281</text:p>
          </table:table-cell>
          <table:table-cell table:formula="of:=[$Sheet1.D232]/[$Sheet1.D231]" office:value-type="float" office:value="1.01205328331252" calcext:value-type="float">
            <text:p>1.012053283312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9/28/2021</text:p>
          </table:table-cell>
          <table:table-cell table:formula="of:=[$Sheet1.C233]/[$Sheet1.C232]" office:value-type="float" office:value="0.999497739829232" calcext:value-type="float">
            <text:p>0.999497739829232</text:p>
          </table:table-cell>
          <table:table-cell table:formula="of:=[$Sheet1.D233]/[$Sheet1.D232]" office:value-type="float" office:value="0.99843329219674" calcext:value-type="float">
            <text:p>0.998433292196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9/27/2021</text:p>
          </table:table-cell>
          <table:table-cell table:formula="of:=[$Sheet1.C234]/[$Sheet1.C233]" office:value-type="float" office:value="1.01482412060302" calcext:value-type="float">
            <text:p>1.01482412060302</text:p>
          </table:table-cell>
          <table:table-cell table:formula="of:=[$Sheet1.D234]/[$Sheet1.D233]" office:value-type="float" office:value="1.02078743196642" calcext:value-type="float">
            <text:p>1.020787431966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9/24/2021</text:p>
          </table:table-cell>
          <table:table-cell table:formula="of:=[$Sheet1.C235]/[$Sheet1.C234]" office:value-type="float" office:value="0.991086902698688" calcext:value-type="float">
            <text:p>0.991086902698688</text:p>
          </table:table-cell>
          <table:table-cell table:formula="of:=[$Sheet1.D235]/[$Sheet1.D234]" office:value-type="float" office:value="1.0027840859218" calcext:value-type="float">
            <text:p>1.00278408592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9/23/2021</text:p>
          </table:table-cell>
          <table:table-cell table:formula="of:=[$Sheet1.C236]/[$Sheet1.C235]" office:value-type="float" office:value="1.0012490632026" calcext:value-type="float">
            <text:p>1.0012490632026</text:p>
          </table:table-cell>
          <table:table-cell table:formula="of:=[$Sheet1.D236]/[$Sheet1.D235]" office:value-type="float" office:value="0.998541122393098" calcext:value-type="float">
            <text:p>0.9985411223930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9/22/2021</text:p>
          </table:table-cell>
          <table:table-cell table:formula="of:=[$Sheet1.C237]/[$Sheet1.C236]" office:value-type="float" office:value="0.986027944111777" calcext:value-type="float">
            <text:p>0.986027944111777</text:p>
          </table:table-cell>
          <table:table-cell table:formula="of:=[$Sheet1.D237]/[$Sheet1.D236]" office:value-type="float" office:value="0.988010735044887" calcext:value-type="float">
            <text:p>0.9880107350448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9/21/2021</text:p>
          </table:table-cell>
          <table:table-cell table:formula="of:=[$Sheet1.C238]/[$Sheet1.C237]" office:value-type="float" office:value="0.992408906882591" calcext:value-type="float">
            <text:p>0.992408906882591</text:p>
          </table:table-cell>
          <table:table-cell table:formula="of:=[$Sheet1.D238]/[$Sheet1.D237]" office:value-type="float" office:value="0.990570201381369" calcext:value-type="float">
            <text:p>0.9905702013813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9/20/2021</text:p>
          </table:table-cell>
          <table:table-cell table:formula="of:=[$Sheet1.C239]/[$Sheet1.C238]" office:value-type="float" office:value="0.991075981642019" calcext:value-type="float">
            <text:p>0.991075981642019</text:p>
          </table:table-cell>
          <table:table-cell table:formula="of:=[$Sheet1.D239]/[$Sheet1.D238]" office:value-type="float" office:value="1.00081300999727" calcext:value-type="float">
            <text:p>1.000813009997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9/17/2021</text:p>
          </table:table-cell>
          <table:table-cell table:formula="of:=[$Sheet1.C240]/[$Sheet1.C239]" office:value-type="float" office:value="1.02006688963211" calcext:value-type="float">
            <text:p>1.02006688963211</text:p>
          </table:table-cell>
          <table:table-cell table:formula="of:=[$Sheet1.D240]/[$Sheet1.D239]" office:value-type="float" office:value="1.01727045962003" calcext:value-type="float">
            <text:p>1.017270459620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9/16/2021</text:p>
          </table:table-cell>
          <table:table-cell table:formula="of:=[$Sheet1.C241]/[$Sheet1.C240]" office:value-type="float" office:value="1.01034047919294" calcext:value-type="float">
            <text:p>1.01034047919294</text:p>
          </table:table-cell>
          <table:table-cell table:formula="of:=[$Sheet1.D241]/[$Sheet1.D240]" office:value-type="float" office:value="1.00919469703293" calcext:value-type="float">
            <text:p>1.009194697032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9/15/2021</text:p>
          </table:table-cell>
          <table:table-cell table:formula="of:=[$Sheet1.C242]/[$Sheet1.C241]" office:value-type="float" office:value="1.00524213679481" calcext:value-type="float">
            <text:p>1.00524213679481</text:p>
          </table:table-cell>
          <table:table-cell table:formula="of:=[$Sheet1.D242]/[$Sheet1.D241]" office:value-type="float" office:value="1.00155350656608" calcext:value-type="float">
            <text:p>1.001553506566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9/14/2021</text:p>
          </table:table-cell>
          <table:table-cell table:formula="of:=[$Sheet1.C243]/[$Sheet1.C242]" office:value-type="float" office:value="0.988328780730072" calcext:value-type="float">
            <text:p>0.988328780730072</text:p>
          </table:table-cell>
          <table:table-cell table:formula="of:=[$Sheet1.D243]/[$Sheet1.D242]" office:value-type="float" office:value="0.991597295065503" calcext:value-type="float">
            <text:p>0.9915972950655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9/13/2021</text:p>
          </table:table-cell>
          <table:table-cell table:formula="of:=[$Sheet1.C244]/[$Sheet1.C243]" office:value-type="float" office:value="1.00854271356784" calcext:value-type="float">
            <text:p>1.00854271356784</text:p>
          </table:table-cell>
          <table:table-cell table:formula="of:=[$Sheet1.D244]/[$Sheet1.D243]" office:value-type="float" office:value="1.00577981341646" calcext:value-type="float">
            <text:p>1.005779813416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9/10/2021</text:p>
          </table:table-cell>
          <table:table-cell table:formula="of:=[$Sheet1.C245]/[$Sheet1.C244]" office:value-type="float" office:value="0.991529646238166" calcext:value-type="float">
            <text:p>0.991529646238166</text:p>
          </table:table-cell>
          <table:table-cell table:formula="of:=[$Sheet1.D245]/[$Sheet1.D244]" office:value-type="float" office:value="0.997728661163239" calcext:value-type="float">
            <text:p>0.9977286611632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9/09/2021</text:p>
          </table:table-cell>
          <table:table-cell table:formula="of:=[$Sheet1.C246]/[$Sheet1.C245]" office:value-type="float" office:value="1.0070351758794" calcext:value-type="float">
            <text:p>1.0070351758794</text:p>
          </table:table-cell>
          <table:table-cell table:formula="of:=[$Sheet1.D246]/[$Sheet1.D245]" office:value-type="float" office:value="1.00778274697325" calcext:value-type="float">
            <text:p>1.007782746973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9/08/2021</text:p>
          </table:table-cell>
          <table:table-cell table:formula="of:=[$Sheet1.C247]/[$Sheet1.C246]" office:value-type="float" office:value="1.00823353293413" calcext:value-type="float">
            <text:p>1.00823353293413</text:p>
          </table:table-cell>
          <table:table-cell table:formula="of:=[$Sheet1.D247]/[$Sheet1.D246]" office:value-type="float" office:value="1.00462690951821" calcext:value-type="float">
            <text:p>1.004626909518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9/07/2021</text:p>
          </table:table-cell>
          <table:table-cell table:formula="of:=[$Sheet1.C248]/[$Sheet1.C247]" office:value-type="float" office:value="0.988864142538976" calcext:value-type="float">
            <text:p>0.988864142538976</text:p>
          </table:table-cell>
          <table:table-cell table:formula="of:=[$Sheet1.D248]/[$Sheet1.D247]" office:value-type="float" office:value="1.00132031625562" calcext:value-type="float">
            <text:p>1.001320316255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9/03/2021</text:p>
          </table:table-cell>
          <table:table-cell table:formula="of:=[$Sheet1.C249]/[$Sheet1.C248]" office:value-type="float" office:value="1.00175175175175" calcext:value-type="float">
            <text:p>1.00175175175175</text:p>
          </table:table-cell>
          <table:table-cell table:formula="of:=[$Sheet1.D249]/[$Sheet1.D248]" office:value-type="float" office:value="1.00340705703281" calcext:value-type="float">
            <text:p>1.003407057032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9/02/2021</text:p>
          </table:table-cell>
          <table:table-cell table:formula="of:=[$Sheet1.C250]/[$Sheet1.C249]" office:value-type="float" office:value="0.994753934549088" calcext:value-type="float">
            <text:p>0.994753934549088</text:p>
          </table:table-cell>
          <table:table-cell table:formula="of:=[$Sheet1.D250]/[$Sheet1.D249]" office:value-type="float" office:value="1.00033513911581" calcext:value-type="float">
            <text:p>1.000335139115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9/01/2021</text:p>
          </table:table-cell>
          <table:table-cell table:formula="of:=[$Sheet1.C251]/[$Sheet1.C250]" office:value-type="float" office:value="0.991210447011552" calcext:value-type="float">
            <text:p>0.991210447011552</text:p>
          </table:table-cell>
          <table:table-cell table:formula="of:=[$Sheet1.D251]/[$Sheet1.D250]" office:value-type="float" office:value="0.997165496644221" calcext:value-type="float">
            <text:p>0.9971654966442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8/31/2021</text:p>
          </table:table-cell>
          <table:table-cell table:formula="of:=[$Sheet1.C252]/[$Sheet1.C251]" office:value-type="float" office:value="0.995946288320243" calcext:value-type="float">
            <text:p>0.995946288320243</text:p>
          </table:table-cell>
          <table:table-cell table:formula="of:=[$Sheet1.D252]/[$Sheet1.D251]" office:value-type="float" office:value="0.999688335112697" calcext:value-type="float">
            <text:p>0.9996883351126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8/30/2021</text:p>
          </table:table-cell>
          <table:table-cell table:formula="of:=[$Sheet1.C253]/[$Sheet1.C252]" office:value-type="float" office:value="1.00559654032053" calcext:value-type="float">
            <text:p>1.00559654032053</text:p>
          </table:table-cell>
          <table:table-cell table:formula="of:=[$Sheet1.D253]/[$Sheet1.D252]" office:value-type="float" office:value="1.00135096889455" calcext:value-type="float">
            <text:p>1.001350968894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8/27/2021</text:p>
          </table:table-cell>
          <table:table-cell table:formula="of:=[$Sheet1.C254]/[$Sheet1.C253]" office:value-type="float" office:value="0.99772324816595" calcext:value-type="float">
            <text:p>0.99772324816595</text:p>
          </table:table-cell>
          <table:table-cell table:formula="of:=[$Sheet1.D254]/[$Sheet1.D253]" office:value-type="float" office:value="0.995711878890388" calcext:value-type="float">
            <text:p>0.9957118788903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8/26/2021</text:p>
          </table:table-cell>
          <table:table-cell table:formula="of:=[$Sheet1.C255]/[$Sheet1.C254]" office:value-type="float" office:value="0.986815415821501" calcext:value-type="float">
            <text:p>0.986815415821501</text:p>
          </table:table-cell>
          <table:table-cell table:formula="of:=[$Sheet1.D255]/[$Sheet1.D254]" office:value-type="float" office:value="0.99126929038868" calcext:value-type="float">
            <text:p>0.991269290388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8/25/2021</text:p>
          </table:table-cell>
          <table:table-cell table:formula="of:=[$Sheet1.C256]/[$Sheet1.C255]" office:value-type="float" office:value="1.00539568345324" calcext:value-type="float">
            <text:p>1.00539568345324</text:p>
          </table:table-cell>
          <table:table-cell table:formula="of:=[$Sheet1.D256]/[$Sheet1.D255]" office:value-type="float" office:value="1.00585906040268" calcext:value-type="float">
            <text:p>1.005859060402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8/24/2021</text:p>
          </table:table-cell>
          <table:table-cell table:formula="of:=[$Sheet1.C257]/[$Sheet1.C256]" office:value-type="float" office:value="0.996677740863787" calcext:value-type="float">
            <text:p>0.996677740863787</text:p>
          </table:table-cell>
          <table:table-cell table:formula="of:=[$Sheet1.D257]/[$Sheet1.D256]" office:value-type="float" office:value="0.997784791123151" calcext:value-type="float">
            <text:p>0.9977847911231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8/23/2021</text:p>
          </table:table-cell>
          <table:table-cell table:formula="of:=[$Sheet1.C258]/[$Sheet1.C257]" office:value-type="float" office:value="0.993076923076923" calcext:value-type="float">
            <text:p>0.993076923076923</text:p>
          </table:table-cell>
          <table:table-cell table:formula="of:=[$Sheet1.D258]/[$Sheet1.D257]" office:value-type="float" office:value="0.99850654112696" calcext:value-type="float">
            <text:p>0.998506541126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8/20/2021</text:p>
          </table:table-cell>
          <table:table-cell table:formula="of:=[$Sheet1.C259]/[$Sheet1.C258]" office:value-type="float" office:value="0.97702039762458" calcext:value-type="float">
            <text:p>0.97702039762458</text:p>
          </table:table-cell>
          <table:table-cell table:formula="of:=[$Sheet1.D259]/[$Sheet1.D258]" office:value-type="float" office:value="0.991548220460629" calcext:value-type="float">
            <text:p>0.9915482204606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8/19/2021</text:p>
          </table:table-cell>
          <table:table-cell table:formula="of:=[$Sheet1.C260]/[$Sheet1.C259]" office:value-type="float" office:value="0.985993657505285" calcext:value-type="float">
            <text:p>0.985993657505285</text:p>
          </table:table-cell>
          <table:table-cell table:formula="of:=[$Sheet1.D260]/[$Sheet1.D259]" office:value-type="float" office:value="0.991924208687273" calcext:value-type="float">
            <text:p>0.9919242086872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8/18/2021</text:p>
          </table:table-cell>
          <table:table-cell table:formula="of:=[$Sheet1.C261]/[$Sheet1.C260]" office:value-type="float" office:value="1.02331814526936" calcext:value-type="float">
            <text:p>1.02331814526936</text:p>
          </table:table-cell>
          <table:table-cell table:formula="of:=[$Sheet1.D261]/[$Sheet1.D260]" office:value-type="float" office:value="0.998744836352081" calcext:value-type="float">
            <text:p>0.9987448363520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8/17/2021</text:p>
          </table:table-cell>
          <table:table-cell table:formula="of:=[$Sheet1.C262]/[$Sheet1.C261]" office:value-type="float" office:value="1.01335777894185" calcext:value-type="float">
            <text:p>1.01335777894185</text:p>
          </table:table-cell>
          <table:table-cell table:formula="of:=[$Sheet1.D262]/[$Sheet1.D261]" office:value-type="float" office:value="1.01086524236013" calcext:value-type="float">
            <text:p>1.010865242360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8/16/2021</text:p>
          </table:table-cell>
          <table:table-cell table:formula="of:=[$Sheet1.C263]/[$Sheet1.C262]" office:value-type="float" office:value="1.01344016541742" calcext:value-type="float">
            <text:p>1.01344016541742</text:p>
          </table:table-cell>
          <table:table-cell table:formula="of:=[$Sheet1.D263]/[$Sheet1.D262]" office:value-type="float" office:value="1.0071109332566" calcext:value-type="float">
            <text:p>1.00711093325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8/13/2021</text:p>
          </table:table-cell>
          <table:table-cell table:formula="of:=[$Sheet1.C264]/[$Sheet1.C263]" office:value-type="float" office:value="0.999489926039276" calcext:value-type="float">
            <text:p>0.999489926039276</text:p>
          </table:table-cell>
          <table:table-cell table:formula="of:=[$Sheet1.D264]/[$Sheet1.D263]" office:value-type="float" office:value="0.997385991503914" calcext:value-type="float">
            <text:p>0.9973859915039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8/12/2021</text:p>
          </table:table-cell>
          <table:table-cell table:formula="of:=[$Sheet1.C265]/[$Sheet1.C264]" office:value-type="float" office:value="1" calcext:value-type="float">
            <text:p>1</text:p>
          </table:table-cell>
          <table:table-cell table:formula="of:=[$Sheet1.D265]/[$Sheet1.D264]" office:value-type="float" office:value="0.998395255147717" calcext:value-type="float">
            <text:p>0.9983952551477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8/11/2021</text:p>
          </table:table-cell>
          <table:table-cell table:formula="of:=[$Sheet1.C266]/[$Sheet1.C265]" office:value-type="float" office:value="1.02781321765757" calcext:value-type="float">
            <text:p>1.02781321765757</text:p>
          </table:table-cell>
          <table:table-cell table:formula="of:=[$Sheet1.D266]/[$Sheet1.D265]" office:value-type="float" office:value="0.997056601574146" calcext:value-type="float">
            <text:p>0.9970566015741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8/10/2021</text:p>
          </table:table-cell>
          <table:table-cell table:formula="of:=[$Sheet1.C267]/[$Sheet1.C266]" office:value-type="float" office:value="0.987586891757696" calcext:value-type="float">
            <text:p>0.987586891757696</text:p>
          </table:table-cell>
          <table:table-cell table:formula="of:=[$Sheet1.D267]/[$Sheet1.D266]" office:value-type="float" office:value="0.997538053375902" calcext:value-type="float">
            <text:p>0.9975380533759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8/09/2021</text:p>
          </table:table-cell>
          <table:table-cell table:formula="of:=[$Sheet1.C268]/[$Sheet1.C267]" office:value-type="float" office:value="0.986425339366516" calcext:value-type="float">
            <text:p>0.986425339366516</text:p>
          </table:table-cell>
          <table:table-cell table:formula="of:=[$Sheet1.D268]/[$Sheet1.D267]" office:value-type="float" office:value="0.9990082830901" calcext:value-type="float">
            <text:p>0.99900828309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8/06/2021</text:p>
          </table:table-cell>
          <table:table-cell table:formula="of:=[$Sheet1.C269]/[$Sheet1.C268]" office:value-type="float" office:value="1.00764525993884" calcext:value-type="float">
            <text:p>1.00764525993884</text:p>
          </table:table-cell>
          <table:table-cell table:formula="of:=[$Sheet1.D269]/[$Sheet1.D268]" office:value-type="float" office:value="1.0009408101797" calcext:value-type="float">
            <text:p>1.00094081017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8/05/2021</text:p>
          </table:table-cell>
          <table:table-cell table:formula="of:=[$Sheet1.C270]/[$Sheet1.C269]" office:value-type="float" office:value="0.999241274658574" calcext:value-type="float">
            <text:p>0.999241274658574</text:p>
          </table:table-cell>
          <table:table-cell table:formula="of:=[$Sheet1.D270]/[$Sheet1.D269]" office:value-type="float" office:value="0.998327517964531" calcext:value-type="float">
            <text:p>0.9983275179645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8/04/2021</text:p>
          </table:table-cell>
          <table:table-cell table:formula="of:=[$Sheet1.C271]/[$Sheet1.C270]" office:value-type="float" office:value="0.9916476841306" calcext:value-type="float">
            <text:p>0.9916476841306</text:p>
          </table:table-cell>
          <table:table-cell table:formula="of:=[$Sheet1.D271]/[$Sheet1.D270]" office:value-type="float" office:value="0.994030389921203" calcext:value-type="float">
            <text:p>0.9940303899212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8/03/2021</text:p>
          </table:table-cell>
          <table:table-cell table:formula="of:=[$Sheet1.C272]/[$Sheet1.C271]" office:value-type="float" office:value="1.00740173557938" calcext:value-type="float">
            <text:p>1.00740173557938</text:p>
          </table:table-cell>
          <table:table-cell table:formula="of:=[$Sheet1.D272]/[$Sheet1.D271]" office:value-type="float" office:value="1.00465400462448" calcext:value-type="float">
            <text:p>1.004654004624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8/02/2021</text:p>
          </table:table-cell>
          <table:table-cell table:formula="of:=[$Sheet1.C273]/[$Sheet1.C272]" office:value-type="float" office:value="0.989865720800608" calcext:value-type="float">
            <text:p>0.989865720800608</text:p>
          </table:table-cell>
          <table:table-cell table:formula="of:=[$Sheet1.D273]/[$Sheet1.D272]" office:value-type="float" office:value="0.991863264867798" calcext:value-type="float">
            <text:p>0.9918632648677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7/30/2021</text:p>
          </table:table-cell>
          <table:table-cell table:formula="of:=[$Sheet1.C274]/[$Sheet1.C273]" office:value-type="float" office:value="1.00716662400819" calcext:value-type="float">
            <text:p>1.00716662400819</text:p>
          </table:table-cell>
          <table:table-cell table:formula="of:=[$Sheet1.D274]/[$Sheet1.D273]" office:value-type="float" office:value="1.00184629692102" calcext:value-type="float">
            <text:p>1.001846296921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7/29/2021</text:p>
          </table:table-cell>
          <table:table-cell table:formula="of:=[$Sheet1.C275]/[$Sheet1.C274]" office:value-type="float" office:value="1.00711562897078" calcext:value-type="float">
            <text:p>1.00711562897078</text:p>
          </table:table-cell>
          <table:table-cell table:formula="of:=[$Sheet1.D275]/[$Sheet1.D274]" office:value-type="float" office:value="1.00543540086366" calcext:value-type="float">
            <text:p>1.005435400863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7/28/2021</text:p>
          </table:table-cell>
          <table:table-cell table:formula="of:=[$Sheet1.C276]/[$Sheet1.C275]" office:value-type="float" office:value="0.992682311380267" calcext:value-type="float">
            <text:p>0.992682311380267</text:p>
          </table:table-cell>
          <table:table-cell table:formula="of:=[$Sheet1.D276]/[$Sheet1.D275]" office:value-type="float" office:value="0.99581141169682" calcext:value-type="float">
            <text:p>0.995811411696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7/27/2021</text:p>
          </table:table-cell>
          <table:table-cell table:formula="of:=[$Sheet1.C277]/[$Sheet1.C276]" office:value-type="float" office:value="0.990849008642603" calcext:value-type="float">
            <text:p>0.990849008642603</text:p>
          </table:table-cell>
          <table:table-cell table:formula="of:=[$Sheet1.D277]/[$Sheet1.D276]" office:value-type="float" office:value="1.00018633653287" calcext:value-type="float">
            <text:p>1.000186336532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7/26/2021</text:p>
          </table:table-cell>
          <table:table-cell table:formula="of:=[$Sheet1.C278]/[$Sheet1.C277]" office:value-type="float" office:value="0.997947665469471" calcext:value-type="float">
            <text:p>0.997947665469471</text:p>
          </table:table-cell>
          <table:table-cell table:formula="of:=[$Sheet1.D278]/[$Sheet1.D277]" office:value-type="float" office:value="1.00473479254611" calcext:value-type="float">
            <text:p>1.004734792546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7/23/2021</text:p>
          </table:table-cell>
          <table:table-cell table:formula="of:=[$Sheet1.C279]/[$Sheet1.C278]" office:value-type="float" office:value="0.997686375321337" calcext:value-type="float">
            <text:p>0.997686375321337</text:p>
          </table:table-cell>
          <table:table-cell table:formula="of:=[$Sheet1.D279]/[$Sheet1.D278]" office:value-type="float" office:value="0.997623408633516" calcext:value-type="float">
            <text:p>0.9976234086335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7/22/2021</text:p>
          </table:table-cell>
          <table:table-cell table:formula="of:=[$Sheet1.C280]/[$Sheet1.C279]" office:value-type="float" office:value="0.996650347848493" calcext:value-type="float">
            <text:p>0.996650347848493</text:p>
          </table:table-cell>
          <table:table-cell table:formula="of:=[$Sheet1.D280]/[$Sheet1.D279]" office:value-type="float" office:value="0.989956457582976" calcext:value-type="float">
            <text:p>0.9899564575829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7/21/2021</text:p>
          </table:table-cell>
          <table:table-cell table:formula="of:=[$Sheet1.C281]/[$Sheet1.C280]" office:value-type="float" office:value="0.997931747673216" calcext:value-type="float">
            <text:p>0.997931747673216</text:p>
          </table:table-cell>
          <table:table-cell table:formula="of:=[$Sheet1.D281]/[$Sheet1.D280]" office:value-type="float" office:value="0.997987397767133" calcext:value-type="float">
            <text:p>0.9979873977671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7/20/2021</text:p>
          </table:table-cell>
          <table:table-cell table:formula="of:=[$Sheet1.C282]/[$Sheet1.C281]" office:value-type="float" office:value="0.982901554404145" calcext:value-type="float">
            <text:p>0.982901554404145</text:p>
          </table:table-cell>
          <table:table-cell table:formula="of:=[$Sheet1.D282]/[$Sheet1.D281]" office:value-type="float" office:value="0.991825525559285" calcext:value-type="float">
            <text:p>0.9918255255592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7/19/2021</text:p>
          </table:table-cell>
          <table:table-cell table:formula="of:=[$Sheet1.C283]/[$Sheet1.C282]" office:value-type="float" office:value="0.996309963099631" calcext:value-type="float">
            <text:p>0.996309963099631</text:p>
          </table:table-cell>
          <table:table-cell table:formula="of:=[$Sheet1.D283]/[$Sheet1.D282]" office:value-type="float" office:value="0.985063820534529" calcext:value-type="float">
            <text:p>0.9850638205345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7/16/2021</text:p>
          </table:table-cell>
          <table:table-cell table:formula="of:=[$Sheet1.C284]/[$Sheet1.C283]" office:value-type="float" office:value="1.03386243386243" calcext:value-type="float">
            <text:p>1.03386243386243</text:p>
          </table:table-cell>
          <table:table-cell table:formula="of:=[$Sheet1.D284]/[$Sheet1.D283]" office:value-type="float" office:value="1.01612543413276" calcext:value-type="float">
            <text:p>1.016125434132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7/15/2021</text:p>
          </table:table-cell>
          <table:table-cell table:formula="of:=[$Sheet1.C285]/[$Sheet1.C284]" office:value-type="float" office:value="1.00332650972364" calcext:value-type="float">
            <text:p>1.00332650972364</text:p>
          </table:table-cell>
          <table:table-cell table:formula="of:=[$Sheet1.D285]/[$Sheet1.D284]" office:value-type="float" office:value="1.00759620628773" calcext:value-type="float">
            <text:p>1.007596206287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7/14/2021</text:p>
          </table:table-cell>
          <table:table-cell table:formula="of:=[$Sheet1.C286]/[$Sheet1.C285]" office:value-type="float" office:value="1.00841622035195" calcext:value-type="float">
            <text:p>1.00841622035195</text:p>
          </table:table-cell>
          <table:table-cell table:formula="of:=[$Sheet1.D286]/[$Sheet1.D285]" office:value-type="float" office:value="1.00327291325977" calcext:value-type="float">
            <text:p>1.003272913259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7/13/2021</text:p>
          </table:table-cell>
          <table:table-cell table:formula="of:=[$Sheet1.C287]/[$Sheet1.C286]" office:value-type="float" office:value="1.00910470409712" calcext:value-type="float">
            <text:p>1.00910470409712</text:p>
          </table:table-cell>
          <table:table-cell table:formula="of:=[$Sheet1.D287]/[$Sheet1.D286]" office:value-type="float" office:value="0.998836385250212" calcext:value-type="float">
            <text:p>0.9988363852502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7/12/2021</text:p>
          </table:table-cell>
          <table:table-cell table:formula="of:=[$Sheet1.C288]/[$Sheet1.C287]" office:value-type="float" office:value="1.0062656641604" calcext:value-type="float">
            <text:p>1.0062656641604</text:p>
          </table:table-cell>
          <table:table-cell table:formula="of:=[$Sheet1.D288]/[$Sheet1.D287]" office:value-type="float" office:value="1.00352924212844" calcext:value-type="float">
            <text:p>1.003529242128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7/09/2021</text:p>
          </table:table-cell>
          <table:table-cell table:formula="of:=[$Sheet1.C289]/[$Sheet1.C288]" office:value-type="float" office:value="1.00249066002491" calcext:value-type="float">
            <text:p>1.00249066002491</text:p>
          </table:table-cell>
          <table:table-cell table:formula="of:=[$Sheet1.D289]/[$Sheet1.D288]" office:value-type="float" office:value="0.996560713218675" calcext:value-type="float">
            <text:p>0.9965607132186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7/08/2021</text:p>
          </table:table-cell>
          <table:table-cell table:formula="of:=[$Sheet1.C290]/[$Sheet1.C289]" office:value-type="float" office:value="0.989813664596273" calcext:value-type="float">
            <text:p>0.989813664596273</text:p>
          </table:table-cell>
          <table:table-cell table:formula="of:=[$Sheet1.D290]/[$Sheet1.D289]" office:value-type="float" office:value="0.988847821858086" calcext:value-type="float">
            <text:p>0.9888478218580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7/07/2021</text:p>
          </table:table-cell>
          <table:table-cell table:formula="of:=[$Sheet1.C291]/[$Sheet1.C290]" office:value-type="float" office:value="1.00828313253012" calcext:value-type="float">
            <text:p>1.00828313253012</text:p>
          </table:table-cell>
          <table:table-cell table:formula="of:=[$Sheet1.D291]/[$Sheet1.D290]" office:value-type="float" office:value="1.00863493503548" calcext:value-type="float">
            <text:p>1.008634935035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7/06/2021</text:p>
          </table:table-cell>
          <table:table-cell table:formula="of:=[$Sheet1.C292]/[$Sheet1.C291]" office:value-type="float" office:value="1.00074682598954" calcext:value-type="float">
            <text:p>1.00074682598954</text:p>
          </table:table-cell>
          <table:table-cell table:formula="of:=[$Sheet1.D292]/[$Sheet1.D291]" office:value-type="float" office:value="0.996652233870949" calcext:value-type="float">
            <text:p>0.9966522338709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7/02/2021</text:p>
          </table:table-cell>
          <table:table-cell table:formula="of:=[$Sheet1.C293]/[$Sheet1.C292]" office:value-type="float" office:value="1.01218905472637" calcext:value-type="float">
            <text:p>1.01218905472637</text:p>
          </table:table-cell>
          <table:table-cell table:formula="of:=[$Sheet1.D293]/[$Sheet1.D292]" office:value-type="float" office:value="1.00202599722807" calcext:value-type="float">
            <text:p>1.002025997228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7/01/2021</text:p>
          </table:table-cell>
          <table:table-cell table:formula="of:=[$Sheet1.C294]/[$Sheet1.C293]" office:value-type="float" office:value="0.992627181125584" calcext:value-type="float">
            <text:p>0.992627181125584</text:p>
          </table:table-cell>
          <table:table-cell table:formula="of:=[$Sheet1.D294]/[$Sheet1.D293]" office:value-type="float" office:value="0.992555728642523" calcext:value-type="float">
            <text:p>0.9925557286425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6/30/2021</text:p>
          </table:table-cell>
          <table:table-cell table:formula="of:=[$Sheet1.C295]/[$Sheet1.C294]" office:value-type="float" office:value="0.991334488734835" calcext:value-type="float">
            <text:p>0.991334488734835</text:p>
          </table:table-cell>
          <table:table-cell table:formula="of:=[$Sheet1.D295]/[$Sheet1.D294]" office:value-type="float" office:value="0.994805483409492" calcext:value-type="float">
            <text:p>0.9948054834094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6/29/2021</text:p>
          </table:table-cell>
          <table:table-cell table:formula="of:=[$Sheet1.C296]/[$Sheet1.C295]" office:value-type="float" office:value="0.995004995004995" calcext:value-type="float">
            <text:p>0.995004995004995</text:p>
          </table:table-cell>
          <table:table-cell table:formula="of:=[$Sheet1.D296]/[$Sheet1.D295]" office:value-type="float" office:value="0.998673647469459" calcext:value-type="float">
            <text:p>0.9986736474694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6/28/2021</text:p>
          </table:table-cell>
          <table:table-cell table:formula="of:=[$Sheet1.C297]/[$Sheet1.C296]" office:value-type="float" office:value="1" calcext:value-type="float">
            <text:p>1</text:p>
          </table:table-cell>
          <table:table-cell table:formula="of:=[$Sheet1.D297]/[$Sheet1.D296]" office:value-type="float" office:value="0.999722727060907" calcext:value-type="float">
            <text:p>0.9997227270609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6/25/2021</text:p>
          </table:table-cell>
          <table:table-cell table:formula="of:=[$Sheet1.C298]/[$Sheet1.C297]" office:value-type="float" office:value="1.01004016064257" calcext:value-type="float">
            <text:p>1.01004016064257</text:p>
          </table:table-cell>
          <table:table-cell table:formula="of:=[$Sheet1.D298]/[$Sheet1.D297]" office:value-type="float" office:value="0.997690305108132" calcext:value-type="float">
            <text:p>0.9976903051081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6/24/2021</text:p>
          </table:table-cell>
          <table:table-cell table:formula="of:=[$Sheet1.C299]/[$Sheet1.C298]" office:value-type="float" office:value="0.996023856858847" calcext:value-type="float">
            <text:p>0.996023856858847</text:p>
          </table:table-cell>
          <table:table-cell table:formula="of:=[$Sheet1.D299]/[$Sheet1.D298]" office:value-type="float" office:value="0.9966804494592" calcext:value-type="float">
            <text:p>0.99668044945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6/23/2021</text:p>
          </table:table-cell>
          <table:table-cell table:formula="of:=[$Sheet1.C300]/[$Sheet1.C299]" office:value-type="float" office:value="0.994011976047904" calcext:value-type="float">
            <text:p>0.994011976047904</text:p>
          </table:table-cell>
          <table:table-cell table:formula="of:=[$Sheet1.D300]/[$Sheet1.D299]" office:value-type="float" office:value="0.994222417021955" calcext:value-type="float">
            <text:p>0.9942224170219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6/22/2021</text:p>
          </table:table-cell>
          <table:table-cell table:formula="of:=[$Sheet1.C301]/[$Sheet1.C300]" office:value-type="float" office:value="1.00401606425703" calcext:value-type="float">
            <text:p>1.00401606425703</text:p>
          </table:table-cell>
          <table:table-cell table:formula="of:=[$Sheet1.D301]/[$Sheet1.D300]" office:value-type="float" office:value="1.00108443505648" calcext:value-type="float">
            <text:p>1.001084435056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6/21/2021</text:p>
          </table:table-cell>
          <table:table-cell table:formula="of:=[$Sheet1.C302]/[$Sheet1.C301]" office:value-type="float" office:value="1" calcext:value-type="float">
            <text:p>1</text:p>
          </table:table-cell>
          <table:table-cell table:formula="of:=[$Sheet1.D302]/[$Sheet1.D301]" office:value-type="float" office:value="0.994901611702979" calcext:value-type="float">
            <text:p>0.9949016117029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6/18/2021</text:p>
          </table:table-cell>
          <table:table-cell table:formula="of:=[$Sheet1.C303]/[$Sheet1.C302]" office:value-type="float" office:value="0.99" calcext:value-type="float">
            <text:p>0.99</text:p>
          </table:table-cell>
          <table:table-cell table:formula="of:=[$Sheet1.D303]/[$Sheet1.D302]" office:value-type="float" office:value="0.986191029613306" calcext:value-type="float">
            <text:p>0.9861910296133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6/17/2021</text:p>
          </table:table-cell>
          <table:table-cell table:formula="of:=[$Sheet1.C304]/[$Sheet1.C303]" office:value-type="float" office:value="1.02045454545455" calcext:value-type="float">
            <text:p>1.02045454545455</text:p>
          </table:table-cell>
          <table:table-cell table:formula="of:=[$Sheet1.D304]/[$Sheet1.D303]" office:value-type="float" office:value="1.01329909155276" calcext:value-type="float">
            <text:p>1.013299091552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6/16/2021</text:p>
          </table:table-cell>
          <table:table-cell table:formula="of:=[$Sheet1.C305]/[$Sheet1.C304]" office:value-type="float" office:value="1.00692897797575" calcext:value-type="float">
            <text:p>1.00692897797575</text:p>
          </table:table-cell>
          <table:table-cell table:formula="of:=[$Sheet1.D305]/[$Sheet1.D304]" office:value-type="float" office:value="1.00043582686304" calcext:value-type="float">
            <text:p>1.000435826863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6/15/2021</text:p>
          </table:table-cell>
          <table:table-cell table:formula="of:=[$Sheet1.C306]/[$Sheet1.C305]" office:value-type="float" office:value="1.00221184566233" calcext:value-type="float">
            <text:p>1.00221184566233</text:p>
          </table:table-cell>
          <table:table-cell table:formula="of:=[$Sheet1.D306]/[$Sheet1.D305]" office:value-type="float" office:value="1.00541941899283" calcext:value-type="float">
            <text:p>1.005419418992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6/14/2021</text:p>
          </table:table-cell>
          <table:table-cell table:formula="of:=[$Sheet1.C307]/[$Sheet1.C306]" office:value-type="float" office:value="0.998283472290338" calcext:value-type="float">
            <text:p>0.998283472290338</text:p>
          </table:table-cell>
          <table:table-cell table:formula="of:=[$Sheet1.D307]/[$Sheet1.D306]" office:value-type="float" office:value="1.00201573497795" calcext:value-type="float">
            <text:p>1.002015734977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6/11/2021</text:p>
          </table:table-cell>
          <table:table-cell table:formula="of:=[$Sheet1.C308]/[$Sheet1.C307]" office:value-type="float" office:value="0.9746990911324" calcext:value-type="float">
            <text:p>0.9746990911324</text:p>
          </table:table-cell>
          <table:table-cell table:formula="of:=[$Sheet1.D308]/[$Sheet1.D307]" office:value-type="float" office:value="0.9981880779761" calcext:value-type="float">
            <text:p>0.99818807797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6/10/2021</text:p>
          </table:table-cell>
          <table:table-cell table:formula="of:=[$Sheet1.C309]/[$Sheet1.C308]" office:value-type="float" office:value="1.00176411290323" calcext:value-type="float">
            <text:p>1.00176411290323</text:p>
          </table:table-cell>
          <table:table-cell table:formula="of:=[$Sheet1.D309]/[$Sheet1.D308]" office:value-type="float" office:value="0.998055299191984" calcext:value-type="float">
            <text:p>0.9980552991919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6/09/2021</text:p>
          </table:table-cell>
          <table:table-cell table:formula="of:=[$Sheet1.C310]/[$Sheet1.C309]" office:value-type="float" office:value="1.00050314465409" calcext:value-type="float">
            <text:p>1.00050314465409</text:p>
          </table:table-cell>
          <table:table-cell table:formula="of:=[$Sheet1.D310]/[$Sheet1.D309]" office:value-type="float" office:value="0.99536938747588" calcext:value-type="float">
            <text:p>0.995369387475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6/08/2021</text:p>
          </table:table-cell>
          <table:table-cell table:formula="of:=[$Sheet1.C311]/[$Sheet1.C310]" office:value-type="float" office:value="0.996228312798592" calcext:value-type="float">
            <text:p>0.996228312798592</text:p>
          </table:table-cell>
          <table:table-cell table:formula="of:=[$Sheet1.D311]/[$Sheet1.D310]" office:value-type="float" office:value="1.00182720906258" calcext:value-type="float">
            <text:p>1.001827209062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6/07/2021</text:p>
          </table:table-cell>
          <table:table-cell table:formula="of:=[$Sheet1.C312]/[$Sheet1.C311]" office:value-type="float" office:value="0.997476022211005" calcext:value-type="float">
            <text:p>0.997476022211005</text:p>
          </table:table-cell>
          <table:table-cell table:formula="of:=[$Sheet1.D312]/[$Sheet1.D311]" office:value-type="float" office:value="0.999824945709514" calcext:value-type="float">
            <text:p>0.9998249457095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6/04/2021</text:p>
          </table:table-cell>
          <table:table-cell table:formula="of:=[$Sheet1.C313]/[$Sheet1.C312]" office:value-type="float" office:value="0.98836032388664" calcext:value-type="float">
            <text:p>0.98836032388664</text:p>
          </table:table-cell>
          <table:table-cell table:formula="of:=[$Sheet1.D313]/[$Sheet1.D312]" office:value-type="float" office:value="1.00079734628015" calcext:value-type="float">
            <text:p>1.000797346280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6/03/2021</text:p>
          </table:table-cell>
          <table:table-cell table:formula="of:=[$Sheet1.C314]/[$Sheet1.C313]" office:value-type="float" office:value="0.988991295442908" calcext:value-type="float">
            <text:p>0.988991295442908</text:p>
          </table:table-cell>
          <table:table-cell table:formula="of:=[$Sheet1.D314]/[$Sheet1.D313]" office:value-type="float" office:value="0.991243271101613" calcext:value-type="float">
            <text:p>0.9912432711016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6/02/2021</text:p>
          </table:table-cell>
          <table:table-cell table:formula="of:=[$Sheet1.C315]/[$Sheet1.C314]" office:value-type="float" office:value="1.00698938648719" calcext:value-type="float">
            <text:p>1.00698938648719</text:p>
          </table:table-cell>
          <table:table-cell table:formula="of:=[$Sheet1.D315]/[$Sheet1.D314]" office:value-type="float" office:value="1.0036419142111" calcext:value-type="float">
            <text:p>1.00364191421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6/01/2021</text:p>
          </table:table-cell>
          <table:table-cell table:formula="of:=[$Sheet1.C316]/[$Sheet1.C315]" office:value-type="float" office:value="0.994087403598972" calcext:value-type="float">
            <text:p>0.994087403598972</text:p>
          </table:table-cell>
          <table:table-cell table:formula="of:=[$Sheet1.D316]/[$Sheet1.D315]" office:value-type="float" office:value="0.998555174282102" calcext:value-type="float">
            <text:p>0.9985551742821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5/28/2021</text:p>
          </table:table-cell>
          <table:table-cell table:formula="of:=[$Sheet1.C317]/[$Sheet1.C316]" office:value-type="float" office:value="0.995086630462891" calcext:value-type="float">
            <text:p>0.995086630462891</text:p>
          </table:table-cell>
          <table:table-cell table:formula="of:=[$Sheet1.D317]/[$Sheet1.D316]" office:value-type="float" office:value="1.00049261787132" calcext:value-type="float">
            <text:p>1.000492617871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5/27/2021</text:p>
          </table:table-cell>
          <table:table-cell table:formula="of:=[$Sheet1.C318]/[$Sheet1.C317]" office:value-type="float" office:value="1.00441787941788" calcext:value-type="float">
            <text:p>1.00441787941788</text:p>
          </table:table-cell>
          <table:table-cell table:formula="of:=[$Sheet1.D318]/[$Sheet1.D317]" office:value-type="float" office:value="0.999231704213258" calcext:value-type="float">
            <text:p>0.9992317042132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5/26/2021</text:p>
          </table:table-cell>
          <table:table-cell table:formula="of:=[$Sheet1.C319]/[$Sheet1.C318]" office:value-type="float" office:value="0.998447606727038" calcext:value-type="float">
            <text:p>0.998447606727038</text:p>
          </table:table-cell>
          <table:table-cell table:formula="of:=[$Sheet1.D319]/[$Sheet1.D318]" office:value-type="float" office:value="0.998835958180191" calcext:value-type="float">
            <text:p>0.9988359581801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5/25/2021</text:p>
          </table:table-cell>
          <table:table-cell table:formula="of:=[$Sheet1.C320]/[$Sheet1.C319]" office:value-type="float" office:value="0.99637211712879" calcext:value-type="float">
            <text:p>0.99637211712879</text:p>
          </table:table-cell>
          <table:table-cell table:formula="of:=[$Sheet1.D320]/[$Sheet1.D319]" office:value-type="float" office:value="0.998126782952295" calcext:value-type="float">
            <text:p>0.9981267829522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5/24/2021</text:p>
          </table:table-cell>
          <table:table-cell table:formula="of:=[$Sheet1.C321]/[$Sheet1.C320]" office:value-type="float" office:value="1.01170351105332" calcext:value-type="float">
            <text:p>1.01170351105332</text:p>
          </table:table-cell>
          <table:table-cell table:formula="of:=[$Sheet1.D321]/[$Sheet1.D320]" office:value-type="float" office:value="1.00212982882575" calcext:value-type="float">
            <text:p>1.002129828825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5/21/2021</text:p>
          </table:table-cell>
          <table:table-cell table:formula="of:=[$Sheet1.C322]/[$Sheet1.C321]" office:value-type="float" office:value="0.99254498714653" calcext:value-type="float">
            <text:p>0.99254498714653</text:p>
          </table:table-cell>
          <table:table-cell table:formula="of:=[$Sheet1.D322]/[$Sheet1.D321]" office:value-type="float" office:value="0.99018596395087" calcext:value-type="float">
            <text:p>0.990185963950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5/20/2021</text:p>
          </table:table-cell>
          <table:table-cell table:formula="of:=[$Sheet1.C323]/[$Sheet1.C322]" office:value-type="float" office:value="0.999481999482" calcext:value-type="float">
            <text:p>0.999481999482</text:p>
          </table:table-cell>
          <table:table-cell table:formula="of:=[$Sheet1.D323]/[$Sheet1.D322]" office:value-type="float" office:value="1.00078443450934" calcext:value-type="float">
            <text:p>1.000784434509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5/19/2021</text:p>
          </table:table-cell>
          <table:table-cell table:formula="of:=[$Sheet1.C324]/[$Sheet1.C323]" office:value-type="float" office:value="0.983674527079554" calcext:value-type="float">
            <text:p>0.983674527079554</text:p>
          </table:table-cell>
          <table:table-cell table:formula="of:=[$Sheet1.D324]/[$Sheet1.D323]" office:value-type="float" office:value="0.989555482890612" calcext:value-type="float">
            <text:p>0.9895554828906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5/18/2021</text:p>
          </table:table-cell>
          <table:table-cell table:formula="of:=[$Sheet1.C325]/[$Sheet1.C324]" office:value-type="float" office:value="1.02370916754478" calcext:value-type="float">
            <text:p>1.02370916754478</text:p>
          </table:table-cell>
          <table:table-cell table:formula="of:=[$Sheet1.D325]/[$Sheet1.D324]" office:value-type="float" office:value="1.00295212455779" calcext:value-type="float">
            <text:p>1.002952124557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5/17/2021</text:p>
          </table:table-cell>
          <table:table-cell table:formula="of:=[$Sheet1.C326]/[$Sheet1.C325]" office:value-type="float" office:value="0.997941327843541" calcext:value-type="float">
            <text:p>0.997941327843541</text:p>
          </table:table-cell>
          <table:table-cell table:formula="of:=[$Sheet1.D326]/[$Sheet1.D325]" office:value-type="float" office:value="1.00859047005327" calcext:value-type="float">
            <text:p>1.008590470053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5/14/2021</text:p>
          </table:table-cell>
          <table:table-cell table:formula="of:=[$Sheet1.C327]/[$Sheet1.C326]" office:value-type="float" office:value="1.00438370293966" calcext:value-type="float">
            <text:p>1.00438370293966</text:p>
          </table:table-cell>
          <table:table-cell table:formula="of:=[$Sheet1.D327]/[$Sheet1.D326]" office:value-type="float" office:value="1.00253645554357" calcext:value-type="float">
            <text:p>1.002536455543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5/13/2021</text:p>
          </table:table-cell>
          <table:table-cell table:formula="of:=[$Sheet1.C328]/[$Sheet1.C327]" office:value-type="float" office:value="0.985622593068036" calcext:value-type="float">
            <text:p>0.985622593068036</text:p>
          </table:table-cell>
          <table:table-cell table:formula="of:=[$Sheet1.D328]/[$Sheet1.D327]" office:value-type="float" office:value="0.985301340488997" calcext:value-type="float">
            <text:p>0.9853013404889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5/12/2021</text:p>
          </table:table-cell>
          <table:table-cell table:formula="of:=[$Sheet1.C329]/[$Sheet1.C328]" office:value-type="float" office:value="1.03750976816879" calcext:value-type="float">
            <text:p>1.03750976816879</text:p>
          </table:table-cell>
          <table:table-cell table:formula="of:=[$Sheet1.D329]/[$Sheet1.D328]" office:value-type="float" office:value="0.987973252279635" calcext:value-type="float">
            <text:p>0.9879732522796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5/11/2021</text:p>
          </table:table-cell>
          <table:table-cell table:formula="of:=[$Sheet1.C330]/[$Sheet1.C329]" office:value-type="float" office:value="1.0007532011047" calcext:value-type="float">
            <text:p>1.0007532011047</text:p>
          </table:table-cell>
          <table:table-cell table:formula="of:=[$Sheet1.D330]/[$Sheet1.D329]" office:value-type="float" office:value="1.02191954792471" calcext:value-type="float">
            <text:p>1.021919547924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5/10/2021</text:p>
          </table:table-cell>
          <table:table-cell table:formula="of:=[$Sheet1.C331]/[$Sheet1.C330]" office:value-type="float" office:value="1.00476668339187" calcext:value-type="float">
            <text:p>1.00476668339187</text:p>
          </table:table-cell>
          <table:table-cell table:formula="of:=[$Sheet1.D331]/[$Sheet1.D330]" office:value-type="float" office:value="1.00874978926326" calcext:value-type="float">
            <text:p>1.008749789263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5/07/2021</text:p>
          </table:table-cell>
          <table:table-cell table:formula="of:=[$Sheet1.C332]/[$Sheet1.C331]" office:value-type="float" office:value="0.990262172284644" calcext:value-type="float">
            <text:p>0.990262172284644</text:p>
          </table:table-cell>
          <table:table-cell table:formula="of:=[$Sheet1.D332]/[$Sheet1.D331]" office:value-type="float" office:value="1.01054571760779" calcext:value-type="float">
            <text:p>1.010545717607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5/06/2021</text:p>
          </table:table-cell>
          <table:table-cell table:formula="of:=[$Sheet1.C333]/[$Sheet1.C332]" office:value-type="float" office:value="1.00327786182552" calcext:value-type="float">
            <text:p>1.00327786182552</text:p>
          </table:table-cell>
          <table:table-cell table:formula="of:=[$Sheet1.D333]/[$Sheet1.D332]" office:value-type="float" office:value="0.992680621840004" calcext:value-type="float">
            <text:p>0.9926806218400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5/05/2021</text:p>
          </table:table-cell>
          <table:table-cell table:formula="of:=[$Sheet1.C334]/[$Sheet1.C333]" office:value-type="float" office:value="1.00376979140488" calcext:value-type="float">
            <text:p>1.00376979140488</text:p>
          </table:table-cell>
          <table:table-cell table:formula="of:=[$Sheet1.D334]/[$Sheet1.D333]" office:value-type="float" office:value="0.99190074304673" calcext:value-type="float">
            <text:p>0.991900743046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5/04/2021</text:p>
          </table:table-cell>
          <table:table-cell table:formula="of:=[$Sheet1.C335]/[$Sheet1.C334]" office:value-type="float" office:value="0.975963945918878" calcext:value-type="float">
            <text:p>0.975963945918878</text:p>
          </table:table-cell>
          <table:table-cell table:formula="of:=[$Sheet1.D335]/[$Sheet1.D334]" office:value-type="float" office:value="0.999296955794596" calcext:value-type="float">
            <text:p>0.9992969557945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5/03/2021</text:p>
          </table:table-cell>
          <table:table-cell table:formula="of:=[$Sheet1.C336]/[$Sheet1.C335]" office:value-type="float" office:value="0.994612621857363" calcext:value-type="float">
            <text:p>0.994612621857363</text:p>
          </table:table-cell>
          <table:table-cell table:formula="of:=[$Sheet1.D336]/[$Sheet1.D335]" office:value-type="float" office:value="1.00672323791138" calcext:value-type="float">
            <text:p>1.006723237911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4/30/2021</text:p>
          </table:table-cell>
          <table:table-cell table:formula="of:=[$Sheet1.C337]/[$Sheet1.C336]" office:value-type="float" office:value="0.994841372194996" calcext:value-type="float">
            <text:p>0.994841372194996</text:p>
          </table:table-cell>
          <table:table-cell table:formula="of:=[$Sheet1.D337]/[$Sheet1.D336]" office:value-type="float" office:value="0.997259496357921" calcext:value-type="float">
            <text:p>0.9972594963579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4/29/2021</text:p>
          </table:table-cell>
          <table:table-cell table:formula="of:=[$Sheet1.C338]/[$Sheet1.C337]" office:value-type="float" office:value="1" calcext:value-type="float">
            <text:p>1</text:p>
          </table:table-cell>
          <table:table-cell table:formula="of:=[$Sheet1.D338]/[$Sheet1.D337]" office:value-type="float" office:value="1.0072467754241" calcext:value-type="float">
            <text:p>1.00724677542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4/28/2021</text:p>
          </table:table-cell>
          <table:table-cell table:formula="of:=[$Sheet1.C339]/[$Sheet1.C338]" office:value-type="float" office:value="0.989110707803993" calcext:value-type="float">
            <text:p>0.989110707803993</text:p>
          </table:table-cell>
          <table:table-cell table:formula="of:=[$Sheet1.D339]/[$Sheet1.D338]" office:value-type="float" office:value="0.993282630530432" calcext:value-type="float">
            <text:p>0.9932826305304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4/27/2021</text:p>
          </table:table-cell>
          <table:table-cell table:formula="of:=[$Sheet1.C340]/[$Sheet1.C339]" office:value-type="float" office:value="0.987418086500655" calcext:value-type="float">
            <text:p>0.987418086500655</text:p>
          </table:table-cell>
          <table:table-cell table:formula="of:=[$Sheet1.D340]/[$Sheet1.D339]" office:value-type="float" office:value="1.00084624615723" calcext:value-type="float">
            <text:p>1.000846246157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4/26/2021</text:p>
          </table:table-cell>
          <table:table-cell table:formula="of:=[$Sheet1.C341]/[$Sheet1.C340]" office:value-type="float" office:value="0.986992301566233" calcext:value-type="float">
            <text:p>0.986992301566233</text:p>
          </table:table-cell>
          <table:table-cell table:formula="of:=[$Sheet1.D341]/[$Sheet1.D340]" office:value-type="float" office:value="1.00021496541445" calcext:value-type="float">
            <text:p>1.000214965414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4/23/2021</text:p>
          </table:table-cell>
          <table:table-cell table:formula="of:=[$Sheet1.C342]/[$Sheet1.C341]" office:value-type="float" office:value="0.99757934373319" calcext:value-type="float">
            <text:p>0.99757934373319</text:p>
          </table:table-cell>
          <table:table-cell table:formula="of:=[$Sheet1.D342]/[$Sheet1.D341]" office:value-type="float" office:value="0.99822094650422" calcext:value-type="float">
            <text:p>0.998220946504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4/22/2021</text:p>
          </table:table-cell>
          <table:table-cell table:formula="of:=[$Sheet1.C343]/[$Sheet1.C342]" office:value-type="float" office:value="0.997843084389323" calcext:value-type="float">
            <text:p>0.997843084389323</text:p>
          </table:table-cell>
          <table:table-cell table:formula="of:=[$Sheet1.D343]/[$Sheet1.D342]" office:value-type="float" office:value="0.989189434879443" calcext:value-type="float">
            <text:p>0.9891894348794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4/21/2021</text:p>
          </table:table-cell>
          <table:table-cell table:formula="of:=[$Sheet1.C344]/[$Sheet1.C343]" office:value-type="float" office:value="1.00864631180762" calcext:value-type="float">
            <text:p>1.00864631180762</text:p>
          </table:table-cell>
          <table:table-cell table:formula="of:=[$Sheet1.D344]/[$Sheet1.D343]" office:value-type="float" office:value="1.00929629647544" calcext:value-type="float">
            <text:p>1.009296296475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4/20/2021</text:p>
          </table:table-cell>
          <table:table-cell table:formula="of:=[$Sheet1.C345]/[$Sheet1.C344]" office:value-type="float" office:value="0.985802303777123" calcext:value-type="float">
            <text:p>0.985802303777123</text:p>
          </table:table-cell>
          <table:table-cell table:formula="of:=[$Sheet1.D345]/[$Sheet1.D344]" office:value-type="float" office:value="0.990779744190616" calcext:value-type="float">
            <text:p>0.9907797441906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4/19/2021</text:p>
          </table:table-cell>
          <table:table-cell table:formula="of:=[$Sheet1.C346]/[$Sheet1.C345]" office:value-type="float" office:value="1.01576086956522" calcext:value-type="float">
            <text:p>1.01576086956522</text:p>
          </table:table-cell>
          <table:table-cell table:formula="of:=[$Sheet1.D346]/[$Sheet1.D345]" office:value-type="float" office:value="1.00684895064983" calcext:value-type="float">
            <text:p>1.006848950649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4/16/2021</text:p>
          </table:table-cell>
          <table:table-cell table:formula="of:=[$Sheet1.C347]/[$Sheet1.C346]" office:value-type="float" office:value="0.998394863563403" calcext:value-type="float">
            <text:p>0.998394863563403</text:p>
          </table:table-cell>
          <table:table-cell table:formula="of:=[$Sheet1.D347]/[$Sheet1.D346]" office:value-type="float" office:value="1.00533476170117" calcext:value-type="float">
            <text:p>1.005334761701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4/15/2021</text:p>
          </table:table-cell>
          <table:table-cell table:formula="of:=[$Sheet1.C348]/[$Sheet1.C347]" office:value-type="float" office:value="0.9997320471597" calcext:value-type="float">
            <text:p>0.9997320471597</text:p>
          </table:table-cell>
          <table:table-cell table:formula="of:=[$Sheet1.D348]/[$Sheet1.D347]" office:value-type="float" office:value="0.996404227004375" calcext:value-type="float">
            <text:p>0.9964042270043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4/14/2021</text:p>
          </table:table-cell>
          <table:table-cell table:formula="of:=[$Sheet1.C349]/[$Sheet1.C348]" office:value-type="float" office:value="0.994103457518092" calcext:value-type="float">
            <text:p>0.994103457518092</text:p>
          </table:table-cell>
          <table:table-cell table:formula="of:=[$Sheet1.D349]/[$Sheet1.D348]" office:value-type="float" office:value="0.989027484042375" calcext:value-type="float">
            <text:p>0.9890274840423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4/13/2021</text:p>
          </table:table-cell>
          <table:table-cell table:formula="of:=[$Sheet1.C350]/[$Sheet1.C349]" office:value-type="float" office:value="0.990293879751954" calcext:value-type="float">
            <text:p>0.990293879751954</text:p>
          </table:table-cell>
          <table:table-cell table:formula="of:=[$Sheet1.D350]/[$Sheet1.D349]" office:value-type="float" office:value="1.0041045807412" calcext:value-type="float">
            <text:p>1.00410458074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4/12/2021</text:p>
          </table:table-cell>
          <table:table-cell table:formula="of:=[$Sheet1.C351]/[$Sheet1.C350]" office:value-type="float" office:value="1" calcext:value-type="float">
            <text:p>1</text:p>
          </table:table-cell>
          <table:table-cell table:formula="of:=[$Sheet1.D351]/[$Sheet1.D350]" office:value-type="float" office:value="0.996716237000765" calcext:value-type="float">
            <text:p>0.9967162370007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4/09/2021</text:p>
          </table:table-cell>
          <table:table-cell table:formula="of:=[$Sheet1.C352]/[$Sheet1.C351]" office:value-type="float" office:value="1.00408385515927" calcext:value-type="float">
            <text:p>1.00408385515927</text:p>
          </table:table-cell>
          <table:table-cell table:formula="of:=[$Sheet1.D352]/[$Sheet1.D351]" office:value-type="float" office:value="1.00019622140558" calcext:value-type="float">
            <text:p>1.000196221405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4/08/2021</text:p>
          </table:table-cell>
          <table:table-cell table:formula="of:=[$Sheet1.C353]/[$Sheet1.C352]" office:value-type="float" office:value="1.00623644251627" calcext:value-type="float">
            <text:p>1.00623644251627</text:p>
          </table:table-cell>
          <table:table-cell table:formula="of:=[$Sheet1.D353]/[$Sheet1.D352]" office:value-type="float" office:value="0.992339178453788" calcext:value-type="float">
            <text:p>0.9923391784537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4/07/2021</text:p>
          </table:table-cell>
          <table:table-cell table:formula="of:=[$Sheet1.C354]/[$Sheet1.C353]" office:value-type="float" office:value="0.990029641606036" calcext:value-type="float">
            <text:p>0.990029641606036</text:p>
          </table:table-cell>
          <table:table-cell table:formula="of:=[$Sheet1.D354]/[$Sheet1.D353]" office:value-type="float" office:value="0.995797098973194" calcext:value-type="float">
            <text:p>0.9957970989731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4/06/2021</text:p>
          </table:table-cell>
          <table:table-cell table:formula="of:=[$Sheet1.C355]/[$Sheet1.C354]" office:value-type="float" office:value="1.00081654872074" calcext:value-type="float">
            <text:p>1.00081654872074</text:p>
          </table:table-cell>
          <table:table-cell table:formula="of:=[$Sheet1.D355]/[$Sheet1.D354]" office:value-type="float" office:value="0.998526942732141" calcext:value-type="float">
            <text:p>0.9985269427321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4/05/2021</text:p>
          </table:table-cell>
          <table:table-cell table:formula="of:=[$Sheet1.C356]/[$Sheet1.C355]" office:value-type="float" office:value="1.00571117759043" calcext:value-type="float">
            <text:p>1.00571117759043</text:p>
          </table:table-cell>
          <table:table-cell table:formula="of:=[$Sheet1.D356]/[$Sheet1.D355]" office:value-type="float" office:value="1.00097448661492" calcext:value-type="float">
            <text:p>1.000974486614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4/01/2021</text:p>
          </table:table-cell>
          <table:table-cell table:formula="of:=[$Sheet1.C357]/[$Sheet1.C356]" office:value-type="float" office:value="0.995943753380205" calcext:value-type="float">
            <text:p>0.995943753380205</text:p>
          </table:table-cell>
          <table:table-cell table:formula="of:=[$Sheet1.D357]/[$Sheet1.D356]" office:value-type="float" office:value="0.985767218992082" calcext:value-type="float">
            <text:p>0.9857672189920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3/31/2021</text:p>
          </table:table-cell>
          <table:table-cell table:formula="of:=[$Sheet1.C358]/[$Sheet1.C357]" office:value-type="float" office:value="0.98832473527016" calcext:value-type="float">
            <text:p>0.98832473527016</text:p>
          </table:table-cell>
          <table:table-cell table:formula="of:=[$Sheet1.D358]/[$Sheet1.D357]" office:value-type="float" office:value="0.988313054899785" calcext:value-type="float">
            <text:p>0.9883130548997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3/30/2021</text:p>
          </table:table-cell>
          <table:table-cell table:formula="of:=[$Sheet1.C359]/[$Sheet1.C358]" office:value-type="float" office:value="1.00659340659341" calcext:value-type="float">
            <text:p>1.00659340659341</text:p>
          </table:table-cell>
          <table:table-cell table:formula="of:=[$Sheet1.D359]/[$Sheet1.D358]" office:value-type="float" office:value="0.996390536863593" calcext:value-type="float">
            <text:p>0.9963905368635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3/29/2021</text:p>
          </table:table-cell>
          <table:table-cell table:formula="of:=[$Sheet1.C360]/[$Sheet1.C359]" office:value-type="float" office:value="1.01528384279476" calcext:value-type="float">
            <text:p>1.01528384279476</text:p>
          </table:table-cell>
          <table:table-cell table:formula="of:=[$Sheet1.D360]/[$Sheet1.D359]" office:value-type="float" office:value="1.00316782660318" calcext:value-type="float">
            <text:p>1.003167826603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3/26/2021</text:p>
          </table:table-cell>
          <table:table-cell table:formula="of:=[$Sheet1.C361]/[$Sheet1.C360]" office:value-type="float" office:value="0.996774193548387" calcext:value-type="float">
            <text:p>0.996774193548387</text:p>
          </table:table-cell>
          <table:table-cell table:formula="of:=[$Sheet1.D361]/[$Sheet1.D360]" office:value-type="float" office:value="1.00086877910095" calcext:value-type="float">
            <text:p>1.000868779100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3/25/2021</text:p>
          </table:table-cell>
          <table:table-cell table:formula="of:=[$Sheet1.C362]/[$Sheet1.C361]" office:value-type="float" office:value="0.989212513484358" calcext:value-type="float">
            <text:p>0.989212513484358</text:p>
          </table:table-cell>
          <table:table-cell table:formula="of:=[$Sheet1.D362]/[$Sheet1.D361]" office:value-type="float" office:value="0.983640874164054" calcext:value-type="float">
            <text:p>0.9836408741640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3/24/2021</text:p>
          </table:table-cell>
          <table:table-cell table:formula="of:=[$Sheet1.C363]/[$Sheet1.C362]" office:value-type="float" office:value="1.00381679389313" calcext:value-type="float">
            <text:p>1.00381679389313</text:p>
          </table:table-cell>
          <table:table-cell table:formula="of:=[$Sheet1.D363]/[$Sheet1.D362]" office:value-type="float" office:value="0.994787083836379" calcext:value-type="float">
            <text:p>0.9947870838363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3/23/2021</text:p>
          </table:table-cell>
          <table:table-cell table:formula="of:=[$Sheet1.C364]/[$Sheet1.C363]" office:value-type="float" office:value="0.983161325366649" calcext:value-type="float">
            <text:p>0.983161325366649</text:p>
          </table:table-cell>
          <table:table-cell table:formula="of:=[$Sheet1.D364]/[$Sheet1.D363]" office:value-type="float" office:value="1.00549735931337" calcext:value-type="float">
            <text:p>1.005497359313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3/22/2021</text:p>
          </table:table-cell>
          <table:table-cell table:formula="of:=[$Sheet1.C365]/[$Sheet1.C364]" office:value-type="float" office:value="1.00193370165746" calcext:value-type="float">
            <text:p>1.00193370165746</text:p>
          </table:table-cell>
          <table:table-cell table:formula="of:=[$Sheet1.D365]/[$Sheet1.D364]" office:value-type="float" office:value="1.00768951443798" calcext:value-type="float">
            <text:p>1.007689514437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3/19/2021</text:p>
          </table:table-cell>
          <table:table-cell table:formula="of:=[$Sheet1.C366]/[$Sheet1.C365]" office:value-type="float" office:value="1" calcext:value-type="float">
            <text:p>1</text:p>
          </table:table-cell>
          <table:table-cell table:formula="of:=[$Sheet1.D366]/[$Sheet1.D365]" office:value-type="float" office:value="0.993023887285914" calcext:value-type="float">
            <text:p>0.9930238872859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3/18/2021</text:p>
          </table:table-cell>
          <table:table-cell table:formula="of:=[$Sheet1.C367]/[$Sheet1.C366]" office:value-type="float" office:value="0.98814447201544" calcext:value-type="float">
            <text:p>0.98814447201544</text:p>
          </table:table-cell>
          <table:table-cell table:formula="of:=[$Sheet1.D367]/[$Sheet1.D366]" office:value-type="float" office:value="1.00060310239963" calcext:value-type="float">
            <text:p>1.000603102399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3/17/2021</text:p>
          </table:table-cell>
          <table:table-cell table:formula="of:=[$Sheet1.C368]/[$Sheet1.C367]" office:value-type="float" office:value="1.02204241071429" calcext:value-type="float">
            <text:p>1.02204241071429</text:p>
          </table:table-cell>
          <table:table-cell table:formula="of:=[$Sheet1.D368]/[$Sheet1.D367]" office:value-type="float" office:value="1.01498163689579" calcext:value-type="float">
            <text:p>1.014981636895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3/16/2021</text:p>
          </table:table-cell>
          <table:table-cell table:formula="of:=[$Sheet1.C369]/[$Sheet1.C368]" office:value-type="float" office:value="0.995085995085995" calcext:value-type="float">
            <text:p>0.995085995085995</text:p>
          </table:table-cell>
          <table:table-cell table:formula="of:=[$Sheet1.D369]/[$Sheet1.D368]" office:value-type="float" office:value="0.997128924139181" calcext:value-type="float">
            <text:p>0.9971289241391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3/15/2021</text:p>
          </table:table-cell>
          <table:table-cell table:formula="of:=[$Sheet1.C370]/[$Sheet1.C369]" office:value-type="float" office:value="1.00411522633745" calcext:value-type="float">
            <text:p>1.00411522633745</text:p>
          </table:table-cell>
          <table:table-cell table:formula="of:=[$Sheet1.D370]/[$Sheet1.D369]" office:value-type="float" office:value="1.0015721564283" calcext:value-type="float">
            <text:p>1.00157215642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3/12/2021</text:p>
          </table:table-cell>
          <table:table-cell table:formula="of:=[$Sheet1.C371]/[$Sheet1.C370]" office:value-type="float" office:value="0.994808743169399" calcext:value-type="float">
            <text:p>0.994808743169399</text:p>
          </table:table-cell>
          <table:table-cell table:formula="of:=[$Sheet1.D371]/[$Sheet1.D370]" office:value-type="float" office:value="0.993549915090679" calcext:value-type="float">
            <text:p>0.9935499150906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3/11/2021</text:p>
          </table:table-cell>
          <table:table-cell table:formula="of:=[$Sheet1.C372]/[$Sheet1.C371]" office:value-type="float" office:value="0.998077451249657" calcext:value-type="float">
            <text:p>0.998077451249657</text:p>
          </table:table-cell>
          <table:table-cell table:formula="of:=[$Sheet1.D372]/[$Sheet1.D371]" office:value-type="float" office:value="0.998985631469769" calcext:value-type="float">
            <text:p>0.9989856314697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3/10/2021</text:p>
          </table:table-cell>
          <table:table-cell table:formula="of:=[$Sheet1.C373]/[$Sheet1.C372]" office:value-type="float" office:value="0.988167308750688" calcext:value-type="float">
            <text:p>0.988167308750688</text:p>
          </table:table-cell>
          <table:table-cell table:formula="of:=[$Sheet1.D373]/[$Sheet1.D372]" office:value-type="float" office:value="0.989711474510959" calcext:value-type="float">
            <text:p>0.9897114745109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3/09/2021</text:p>
          </table:table-cell>
          <table:table-cell table:formula="of:=[$Sheet1.C374]/[$Sheet1.C373]" office:value-type="float" office:value="0.99192425508215" calcext:value-type="float">
            <text:p>0.99192425508215</text:p>
          </table:table-cell>
          <table:table-cell table:formula="of:=[$Sheet1.D374]/[$Sheet1.D373]" office:value-type="float" office:value="0.994005863327528" calcext:value-type="float">
            <text:p>0.9940058633275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3/08/2021</text:p>
          </table:table-cell>
          <table:table-cell table:formula="of:=[$Sheet1.C375]/[$Sheet1.C374]" office:value-type="float" office:value="1.00645704660303" calcext:value-type="float">
            <text:p>1.00645704660303</text:p>
          </table:table-cell>
          <table:table-cell table:formula="of:=[$Sheet1.D375]/[$Sheet1.D374]" office:value-type="float" office:value="0.986042875131598" calcext:value-type="float">
            <text:p>0.9860428751315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3/05/2021</text:p>
          </table:table-cell>
          <table:table-cell table:formula="of:=[$Sheet1.C376]/[$Sheet1.C375]" office:value-type="float" office:value="0.988563458856346" calcext:value-type="float">
            <text:p>0.988563458856346</text:p>
          </table:table-cell>
          <table:table-cell table:formula="of:=[$Sheet1.D376]/[$Sheet1.D375]" office:value-type="float" office:value="1.00538814816753" calcext:value-type="float">
            <text:p>1.005388148167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3/04/2021</text:p>
          </table:table-cell>
          <table:table-cell table:formula="of:=[$Sheet1.C377]/[$Sheet1.C376]" office:value-type="float" office:value="0.993227990970655" calcext:value-type="float">
            <text:p>0.993227990970655</text:p>
          </table:table-cell>
          <table:table-cell table:formula="of:=[$Sheet1.D377]/[$Sheet1.D376]" office:value-type="float" office:value="0.980876848675409" calcext:value-type="float">
            <text:p>0.9808768486754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3/03/2021</text:p>
          </table:table-cell>
          <table:table-cell table:formula="of:=[$Sheet1.C378]/[$Sheet1.C377]" office:value-type="float" office:value="0.998295454545454" calcext:value-type="float">
            <text:p>0.998295454545454</text:p>
          </table:table-cell>
          <table:table-cell table:formula="of:=[$Sheet1.D378]/[$Sheet1.D377]" office:value-type="float" office:value="1.01359968369126" calcext:value-type="float">
            <text:p>1.013599683691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3/02/2021</text:p>
          </table:table-cell>
          <table:table-cell table:formula="of:=[$Sheet1.C379]/[$Sheet1.C378]" office:value-type="float" office:value="0.996585088218554" calcext:value-type="float">
            <text:p>0.996585088218554</text:p>
          </table:table-cell>
          <table:table-cell table:formula="of:=[$Sheet1.D379]/[$Sheet1.D378]" office:value-type="float" office:value="1.01323919030714" calcext:value-type="float">
            <text:p>1.013239190307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3/01/2021</text:p>
          </table:table-cell>
          <table:table-cell table:formula="of:=[$Sheet1.C380]/[$Sheet1.C379]" office:value-type="float" office:value="0.992290119931468" calcext:value-type="float">
            <text:p>0.992290119931468</text:p>
          </table:table-cell>
          <table:table-cell table:formula="of:=[$Sheet1.D380]/[$Sheet1.D379]" office:value-type="float" office:value="1.00814667634725" calcext:value-type="float">
            <text:p>1.008146676347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2/26/2021</text:p>
          </table:table-cell>
          <table:table-cell table:formula="of:=[$Sheet1.C381]/[$Sheet1.C380]" office:value-type="float" office:value="0.97294964028777" calcext:value-type="float">
            <text:p>0.97294964028777</text:p>
          </table:table-cell>
          <table:table-cell table:formula="of:=[$Sheet1.D381]/[$Sheet1.D380]" office:value-type="float" office:value="0.976762126392299" calcext:value-type="float">
            <text:p>0.9767621263922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2/25/2021</text:p>
          </table:table-cell>
          <table:table-cell table:formula="of:=[$Sheet1.C382]/[$Sheet1.C381]" office:value-type="float" office:value="1.03460514640639" calcext:value-type="float">
            <text:p>1.03460514640639</text:p>
          </table:table-cell>
          <table:table-cell table:formula="of:=[$Sheet1.D382]/[$Sheet1.D381]" office:value-type="float" office:value="1.00477283759495" calcext:value-type="float">
            <text:p>1.004772837594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2/24/2021</text:p>
          </table:table-cell>
          <table:table-cell table:formula="of:=[$Sheet1.C383]/[$Sheet1.C382]" office:value-type="float" office:value="1.02201257861635" calcext:value-type="float">
            <text:p>1.02201257861635</text:p>
          </table:table-cell>
          <table:table-cell table:formula="of:=[$Sheet1.D383]/[$Sheet1.D382]" office:value-type="float" office:value="1.02509309698277" calcext:value-type="float">
            <text:p>1.025093096982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2/23/2021</text:p>
          </table:table-cell>
          <table:table-cell table:formula="of:=[$Sheet1.C384]/[$Sheet1.C383]" office:value-type="float" office:value="0.996363636363636" calcext:value-type="float">
            <text:p>0.996363636363636</text:p>
          </table:table-cell>
          <table:table-cell table:formula="of:=[$Sheet1.D384]/[$Sheet1.D383]" office:value-type="float" office:value="0.988775751955837" calcext:value-type="float">
            <text:p>0.9887757519558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2/22/2021</text:p>
          </table:table-cell>
          <table:table-cell table:formula="of:=[$Sheet1.C385]/[$Sheet1.C384]" office:value-type="float" office:value="0.984278495227401" calcext:value-type="float">
            <text:p>0.984278495227401</text:p>
          </table:table-cell>
          <table:table-cell table:formula="of:=[$Sheet1.D385]/[$Sheet1.D384]" office:value-type="float" office:value="0.998745288390439" calcext:value-type="float">
            <text:p>0.9987452883904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2/19/2021</text:p>
          </table:table-cell>
          <table:table-cell table:formula="of:=[$Sheet1.C386]/[$Sheet1.C385]" office:value-type="float" office:value="0.988590986879635" calcext:value-type="float">
            <text:p>0.988590986879635</text:p>
          </table:table-cell>
          <table:table-cell table:formula="of:=[$Sheet1.D386]/[$Sheet1.D385]" office:value-type="float" office:value="1.00779311234361" calcext:value-type="float">
            <text:p>1.007793112343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2/18/2021</text:p>
          </table:table-cell>
          <table:table-cell table:formula="of:=[$Sheet1.C387]/[$Sheet1.C386]" office:value-type="float" office:value="0.994229659549914" calcext:value-type="float">
            <text:p>0.994229659549914</text:p>
          </table:table-cell>
          <table:table-cell table:formula="of:=[$Sheet1.D387]/[$Sheet1.D386]" office:value-type="float" office:value="1.00185834116174" calcext:value-type="float">
            <text:p>1.001858341161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2/17/2021</text:p>
          </table:table-cell>
          <table:table-cell table:formula="of:=[$Sheet1.C388]/[$Sheet1.C387]" office:value-type="float" office:value="1.00174114915844" calcext:value-type="float">
            <text:p>1.00174114915844</text:p>
          </table:table-cell>
          <table:table-cell table:formula="of:=[$Sheet1.D388]/[$Sheet1.D387]" office:value-type="float" office:value="1.00443539424165" calcext:value-type="float">
            <text:p>1.004435394241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2/16/2021</text:p>
          </table:table-cell>
          <table:table-cell table:formula="of:=[$Sheet1.C389]/[$Sheet1.C388]" office:value-type="float" office:value="1.00695249130939" calcext:value-type="float">
            <text:p>1.00695249130939</text:p>
          </table:table-cell>
          <table:table-cell table:formula="of:=[$Sheet1.D389]/[$Sheet1.D388]" office:value-type="float" office:value="1.00032050222189" calcext:value-type="float">
            <text:p>1.000320502221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2/12/2021</text:p>
          </table:table-cell>
          <table:table-cell table:formula="of:=[$Sheet1.C390]/[$Sheet1.C389]" office:value-type="float" office:value="0.994533947065593" calcext:value-type="float">
            <text:p>0.994533947065593</text:p>
          </table:table-cell>
          <table:table-cell table:formula="of:=[$Sheet1.D390]/[$Sheet1.D389]" office:value-type="float" office:value="1.00056959917001" calcext:value-type="float">
            <text:p>1.00056959917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2/11/2021</text:p>
          </table:table-cell>
          <table:table-cell table:formula="of:=[$Sheet1.C391]/[$Sheet1.C390]" office:value-type="float" office:value="1.0147526757304" calcext:value-type="float">
            <text:p>1.0147526757304</text:p>
          </table:table-cell>
          <table:table-cell table:formula="of:=[$Sheet1.D391]/[$Sheet1.D390]" office:value-type="float" office:value="0.995311106197727" calcext:value-type="float">
            <text:p>0.9953111061977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2/10/2021</text:p>
          </table:table-cell>
          <table:table-cell table:formula="of:=[$Sheet1.C392]/[$Sheet1.C391]" office:value-type="float" office:value="1.0285062713797" calcext:value-type="float">
            <text:p>1.0285062713797</text:p>
          </table:table-cell>
          <table:table-cell table:formula="of:=[$Sheet1.D392]/[$Sheet1.D391]" office:value-type="float" office:value="0.998340304056297" calcext:value-type="float">
            <text:p>0.9983403040562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2/09/2021</text:p>
          </table:table-cell>
          <table:table-cell table:formula="of:=[$Sheet1.C393]/[$Sheet1.C392]" office:value-type="float" office:value="0.99029933481153" calcext:value-type="float">
            <text:p>0.99029933481153</text:p>
          </table:table-cell>
          <table:table-cell table:formula="of:=[$Sheet1.D393]/[$Sheet1.D392]" office:value-type="float" office:value="1.000345279139" calcext:value-type="float">
            <text:p>1.0003452791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2/08/2021</text:p>
          </table:table-cell>
          <table:table-cell table:formula="of:=[$Sheet1.C394]/[$Sheet1.C393]" office:value-type="float" office:value="1.00223901483347" calcext:value-type="float">
            <text:p>1.00223901483347</text:p>
          </table:table-cell>
          <table:table-cell table:formula="of:=[$Sheet1.D394]/[$Sheet1.D393]" office:value-type="float" office:value="1.00111473884175" calcext:value-type="float">
            <text:p>1.001114738841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2/05/2021</text:p>
          </table:table-cell>
          <table:table-cell table:formula="of:=[$Sheet1.C395]/[$Sheet1.C394]" office:value-type="float" office:value="0.982127897235409" calcext:value-type="float">
            <text:p>0.982127897235409</text:p>
          </table:table-cell>
          <table:table-cell table:formula="of:=[$Sheet1.D395]/[$Sheet1.D394]" office:value-type="float" office:value="0.992655002183579" calcext:value-type="float">
            <text:p>0.9926550021835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2/04/2021</text:p>
          </table:table-cell>
          <table:table-cell table:formula="of:=[$Sheet1.C396]/[$Sheet1.C395]" office:value-type="float" office:value="1.00284333238556" calcext:value-type="float">
            <text:p>1.00284333238556</text:p>
          </table:table-cell>
          <table:table-cell table:formula="of:=[$Sheet1.D396]/[$Sheet1.D395]" office:value-type="float" office:value="0.996117658863393" calcext:value-type="float">
            <text:p>0.9961176588633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2/03/2021</text:p>
          </table:table-cell>
          <table:table-cell table:formula="of:=[$Sheet1.C397]/[$Sheet1.C396]" office:value-type="float" office:value="0.988091862772895" calcext:value-type="float">
            <text:p>0.988091862772895</text:p>
          </table:table-cell>
          <table:table-cell table:formula="of:=[$Sheet1.D397]/[$Sheet1.D396]" office:value-type="float" office:value="0.989263225319882" calcext:value-type="float">
            <text:p>0.9892632253198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2/02/2021</text:p>
          </table:table-cell>
          <table:table-cell table:formula="of:=[$Sheet1.C398]/[$Sheet1.C397]" office:value-type="float" office:value="0.988522238163558" calcext:value-type="float">
            <text:p>0.988522238163558</text:p>
          </table:table-cell>
          <table:table-cell table:formula="of:=[$Sheet1.D398]/[$Sheet1.D397]" office:value-type="float" office:value="0.99899221183394" calcext:value-type="float">
            <text:p>0.998992211833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2/01/2021</text:p>
          </table:table-cell>
          <table:table-cell table:formula="of:=[$Sheet1.C399]/[$Sheet1.C398]" office:value-type="float" office:value="0.982583454281567" calcext:value-type="float">
            <text:p>0.982583454281567</text:p>
          </table:table-cell>
          <table:table-cell table:formula="of:=[$Sheet1.D399]/[$Sheet1.D398]" office:value-type="float" office:value="0.986292276370707" calcext:value-type="float">
            <text:p>0.9862922763707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1/29/2021</text:p>
          </table:table-cell>
          <table:table-cell table:formula="of:=[$Sheet1.C400]/[$Sheet1.C399]" office:value-type="float" office:value="0.99261447562777" calcext:value-type="float">
            <text:p>0.99261447562777</text:p>
          </table:table-cell>
          <table:table-cell table:formula="of:=[$Sheet1.D400]/[$Sheet1.D399]" office:value-type="float" office:value="0.984201851685012" calcext:value-type="float">
            <text:p>0.9842018516850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1/28/2021</text:p>
          </table:table-cell>
          <table:table-cell table:formula="of:=[$Sheet1.C401]/[$Sheet1.C400]" office:value-type="float" office:value="1.01190476190476" calcext:value-type="float">
            <text:p>1.01190476190476</text:p>
          </table:table-cell>
          <table:table-cell table:formula="of:=[$Sheet1.D401]/[$Sheet1.D400]" office:value-type="float" office:value="1.01969178082192" calcext:value-type="float">
            <text:p>1.019691780821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1/27/2021</text:p>
          </table:table-cell>
          <table:table-cell table:formula="of:=[$Sheet1.C402]/[$Sheet1.C401]" office:value-type="float" office:value="0.995294117647059" calcext:value-type="float">
            <text:p>0.995294117647059</text:p>
          </table:table-cell>
          <table:table-cell table:formula="of:=[$Sheet1.D402]/[$Sheet1.D401]" office:value-type="float" office:value="0.990333687139922" calcext:value-type="float">
            <text:p>0.9903336871399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1/26/2021</text:p>
          </table:table-cell>
          <table:table-cell table:formula="of:=[$Sheet1.C403]/[$Sheet1.C402]" office:value-type="float" office:value="1.03014184397163" calcext:value-type="float">
            <text:p>1.03014184397163</text:p>
          </table:table-cell>
          <table:table-cell table:formula="of:=[$Sheet1.D403]/[$Sheet1.D402]" office:value-type="float" office:value="1.02635458852449" calcext:value-type="float">
            <text:p>1.026354588524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1/25/2021</text:p>
          </table:table-cell>
          <table:table-cell table:formula="of:=[$Sheet1.C404]/[$Sheet1.C403]" office:value-type="float" office:value="0.991967871485944" calcext:value-type="float">
            <text:p>0.991967871485944</text:p>
          </table:table-cell>
          <table:table-cell table:formula="of:=[$Sheet1.D404]/[$Sheet1.D403]" office:value-type="float" office:value="1.0014910562601" calcext:value-type="float">
            <text:p>1.00149105626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1/22/2021</text:p>
          </table:table-cell>
          <table:table-cell table:formula="of:=[$Sheet1.C405]/[$Sheet1.C404]" office:value-type="float" office:value="1.00231347599769" calcext:value-type="float">
            <text:p>1.00231347599769</text:p>
          </table:table-cell>
          <table:table-cell table:formula="of:=[$Sheet1.D405]/[$Sheet1.D404]" office:value-type="float" office:value="0.996397223605578" calcext:value-type="float">
            <text:p>0.9963972236055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1/21/2021</text:p>
          </table:table-cell>
          <table:table-cell table:formula="of:=[$Sheet1.C406]/[$Sheet1.C405]" office:value-type="float" office:value="1.01125216387767" calcext:value-type="float">
            <text:p>1.01125216387767</text:p>
          </table:table-cell>
          <table:table-cell table:formula="of:=[$Sheet1.D406]/[$Sheet1.D405]" office:value-type="float" office:value="1.00301967736309" calcext:value-type="float">
            <text:p>1.003019677363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1/20/2021</text:p>
          </table:table-cell>
          <table:table-cell table:formula="of:=[$Sheet1.C407]/[$Sheet1.C406]" office:value-type="float" office:value="1.01455064194009" calcext:value-type="float">
            <text:p>1.01455064194009</text:p>
          </table:table-cell>
          <table:table-cell table:formula="of:=[$Sheet1.D407]/[$Sheet1.D406]" office:value-type="float" office:value="0.999683369365207" calcext:value-type="float">
            <text:p>0.9996833693652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1/19/2021</text:p>
          </table:table-cell>
          <table:table-cell table:formula="of:=[$Sheet1.C408]/[$Sheet1.C407]" office:value-type="float" office:value="0.986501687289089" calcext:value-type="float">
            <text:p>0.986501687289089</text:p>
          </table:table-cell>
          <table:table-cell table:formula="of:=[$Sheet1.D408]/[$Sheet1.D407]" office:value-type="float" office:value="0.986255954930748" calcext:value-type="float">
            <text:p>0.9862559549307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1/15/2021</text:p>
          </table:table-cell>
          <table:table-cell table:formula="of:=[$Sheet1.C409]/[$Sheet1.C408]" office:value-type="float" office:value="1.00513112884835" calcext:value-type="float">
            <text:p>1.00513112884835</text:p>
          </table:table-cell>
          <table:table-cell table:formula="of:=[$Sheet1.D409]/[$Sheet1.D408]" office:value-type="float" office:value="0.99192926392044" calcext:value-type="float">
            <text:p>0.991929263920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1/14/2021</text:p>
          </table:table-cell>
          <table:table-cell table:formula="of:=[$Sheet1.C410]/[$Sheet1.C409]" office:value-type="float" office:value="1.00964265456608" calcext:value-type="float">
            <text:p>1.00964265456608</text:p>
          </table:table-cell>
          <table:table-cell table:formula="of:=[$Sheet1.D410]/[$Sheet1.D409]" office:value-type="float" office:value="1.00724208850262" calcext:value-type="float">
            <text:p>1.007242088502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1/13/2021</text:p>
          </table:table-cell>
          <table:table-cell table:formula="of:=[$Sheet1.C411]/[$Sheet1.C410]" office:value-type="float" office:value="0.971910112359551" calcext:value-type="float">
            <text:p>0.971910112359551</text:p>
          </table:table-cell>
          <table:table-cell table:formula="of:=[$Sheet1.D411]/[$Sheet1.D410]" office:value-type="float" office:value="1.00376757984371" calcext:value-type="float">
            <text:p>1.003767579843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1/12/2021</text:p>
          </table:table-cell>
          <table:table-cell table:formula="of:=[$Sheet1.C412]/[$Sheet1.C411]" office:value-type="float" office:value="0.974566473988439" calcext:value-type="float">
            <text:p>0.974566473988439</text:p>
          </table:table-cell>
          <table:table-cell table:formula="of:=[$Sheet1.D412]/[$Sheet1.D411]" office:value-type="float" office:value="0.997729563446234" calcext:value-type="float">
            <text:p>0.9977295634462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1/11/2021</text:p>
          </table:table-cell>
          <table:table-cell table:formula="of:=[$Sheet1.C413]/[$Sheet1.C412]" office:value-type="float" office:value="0.98576512455516" calcext:value-type="float">
            <text:p>0.98576512455516</text:p>
          </table:table-cell>
          <table:table-cell table:formula="of:=[$Sheet1.D413]/[$Sheet1.D412]" office:value-type="float" office:value="0.999584340693309" calcext:value-type="float">
            <text:p>0.9995843406933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1/08/2021</text:p>
          </table:table-cell>
          <table:table-cell table:formula="of:=[$Sheet1.C414]/[$Sheet1.C413]" office:value-type="float" office:value="1.00330926594465" calcext:value-type="float">
            <text:p>1.00330926594465</text:p>
          </table:table-cell>
          <table:table-cell table:formula="of:=[$Sheet1.D414]/[$Sheet1.D413]" office:value-type="float" office:value="1.00659804558889" calcext:value-type="float">
            <text:p>1.006598045588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1/07/2021</text:p>
          </table:table-cell>
          <table:table-cell table:formula="of:=[$Sheet1.C415]/[$Sheet1.C414]" office:value-type="float" office:value="1.01049475262369" calcext:value-type="float">
            <text:p>1.01049475262369</text:p>
          </table:table-cell>
          <table:table-cell table:formula="of:=[$Sheet1.D415]/[$Sheet1.D414]" office:value-type="float" office:value="0.994538105148666" calcext:value-type="float">
            <text:p>0.9945381051486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1/06/2021</text:p>
          </table:table-cell>
          <table:table-cell table:formula="of:=[$Sheet1.C416]/[$Sheet1.C415]" office:value-type="float" office:value="0.978635014836795" calcext:value-type="float">
            <text:p>0.978635014836795</text:p>
          </table:table-cell>
          <table:table-cell table:formula="of:=[$Sheet1.D416]/[$Sheet1.D415]" office:value-type="float" office:value="0.98536985480271" calcext:value-type="float">
            <text:p>0.985369854802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1/05/2021</text:p>
          </table:table-cell>
          <table:table-cell table:formula="of:=[$Sheet1.C417]/[$Sheet1.C416]" office:value-type="float" office:value="1.01091570648878" calcext:value-type="float">
            <text:p>1.01091570648878</text:p>
          </table:table-cell>
          <table:table-cell table:formula="of:=[$Sheet1.D417]/[$Sheet1.D416]" office:value-type="float" office:value="0.994322517301915" calcext:value-type="float">
            <text:p>0.9943225173019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1/04/2021</text:p>
          </table:table-cell>
          <table:table-cell table:formula="of:=[$Sheet1.C418]/[$Sheet1.C417]" office:value-type="float" office:value="0.958908218356329" calcext:value-type="float">
            <text:p>0.958908218356329</text:p>
          </table:table-cell>
          <table:table-cell table:formula="of:=[$Sheet1.D418]/[$Sheet1.D417]" office:value-type="float" office:value="0.992967270034292" calcext:value-type="float">
            <text:p>0.9929672700342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2/31/2020</text:p>
          </table:table-cell>
          <table:table-cell table:formula="of:=[$Sheet1.C419]/[$Sheet1.C418]" office:value-type="float" office:value="1.00062558648733" calcext:value-type="float">
            <text:p>1.00062558648733</text:p>
          </table:table-cell>
          <table:table-cell table:formula="of:=[$Sheet1.D419]/[$Sheet1.D418]" office:value-type="float" office:value="1.01497574750382" calcext:value-type="float">
            <text:p>1.014975747503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2/30/2020</text:p>
          </table:table-cell>
          <table:table-cell table:formula="of:=[$Sheet1.C420]/[$Sheet1.C419]" office:value-type="float" office:value="0.999374804626446" calcext:value-type="float">
            <text:p>0.999374804626446</text:p>
          </table:table-cell>
          <table:table-cell table:formula="of:=[$Sheet1.D420]/[$Sheet1.D419]" office:value-type="float" office:value="0.993602355653649" calcext:value-type="float">
            <text:p>0.9936023556536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2/29/2020</text:p>
          </table:table-cell>
          <table:table-cell table:formula="of:=[$Sheet1.C421]/[$Sheet1.C420]" office:value-type="float" office:value="0.995620894588677" calcext:value-type="float">
            <text:p>0.995620894588677</text:p>
          </table:table-cell>
          <table:table-cell table:formula="of:=[$Sheet1.D421]/[$Sheet1.D420]" office:value-type="float" office:value="0.99866025015809" calcext:value-type="float">
            <text:p>0.998660250158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2/28/2020</text:p>
          </table:table-cell>
          <table:table-cell table:formula="of:=[$Sheet1.C422]/[$Sheet1.C421]" office:value-type="float" office:value="0.999057492931197" calcext:value-type="float">
            <text:p>0.999057492931197</text:p>
          </table:table-cell>
          <table:table-cell table:formula="of:=[$Sheet1.D422]/[$Sheet1.D421]" office:value-type="float" office:value="1.00223233450674" calcext:value-type="float">
            <text:p>1.002232334506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2/24/2020</text:p>
          </table:table-cell>
          <table:table-cell table:formula="of:=[$Sheet1.C423]/[$Sheet1.C422]" office:value-type="float" office:value="1.0122641509434" calcext:value-type="float">
            <text:p>1.0122641509434</text:p>
          </table:table-cell>
          <table:table-cell table:formula="of:=[$Sheet1.D423]/[$Sheet1.D422]" office:value-type="float" office:value="0.991352908421143" calcext:value-type="float">
            <text:p>0.9913529084211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2/23/2020</text:p>
          </table:table-cell>
          <table:table-cell table:formula="of:=[$Sheet1.C424]/[$Sheet1.C423]" office:value-type="float" office:value="0.997204100652377" calcext:value-type="float">
            <text:p>0.997204100652377</text:p>
          </table:table-cell>
          <table:table-cell table:formula="of:=[$Sheet1.D424]/[$Sheet1.D423]" office:value-type="float" office:value="0.996475887509249" calcext:value-type="float">
            <text:p>0.9964758875092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2/22/2020</text:p>
          </table:table-cell>
          <table:table-cell table:formula="of:=[$Sheet1.C425]/[$Sheet1.C424]" office:value-type="float" office:value="0.993769470404984" calcext:value-type="float">
            <text:p>0.993769470404984</text:p>
          </table:table-cell>
          <table:table-cell table:formula="of:=[$Sheet1.D425]/[$Sheet1.D424]" office:value-type="float" office:value="0.999254744567088" calcext:value-type="float">
            <text:p>0.9992547445670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2/21/2020</text:p>
          </table:table-cell>
          <table:table-cell table:formula="of:=[$Sheet1.C426]/[$Sheet1.C425]" office:value-type="float" office:value="1.01347962382445" calcext:value-type="float">
            <text:p>1.01347962382445</text:p>
          </table:table-cell>
          <table:table-cell table:formula="of:=[$Sheet1.D426]/[$Sheet1.D425]" office:value-type="float" office:value="1.00207742334416" calcext:value-type="float">
            <text:p>1.002077423344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2/18/2020</text:p>
          </table:table-cell>
          <table:table-cell table:formula="of:=[$Sheet1.C427]/[$Sheet1.C426]" office:value-type="float" office:value="1.01422827095577" calcext:value-type="float">
            <text:p>1.01422827095577</text:p>
          </table:table-cell>
          <table:table-cell table:formula="of:=[$Sheet1.D427]/[$Sheet1.D426]" office:value-type="float" office:value="1.00392160046767" calcext:value-type="float">
            <text:p>1.003921600467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2/17/2020</text:p>
          </table:table-cell>
          <table:table-cell table:formula="of:=[$Sheet1.C428]/[$Sheet1.C427]" office:value-type="float" office:value="1.01067398597133" calcext:value-type="float">
            <text:p>1.01067398597133</text:p>
          </table:table-cell>
          <table:table-cell table:formula="of:=[$Sheet1.D428]/[$Sheet1.D427]" office:value-type="float" office:value="1.00352347138763" calcext:value-type="float">
            <text:p>1.003523471387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2/16/2020</text:p>
          </table:table-cell>
          <table:table-cell table:formula="of:=[$Sheet1.C429]/[$Sheet1.C428]" office:value-type="float" office:value="1.00392275196138" calcext:value-type="float">
            <text:p>1.00392275196138</text:p>
          </table:table-cell>
          <table:table-cell table:formula="of:=[$Sheet1.D429]/[$Sheet1.D428]" office:value-type="float" office:value="0.994275321828459" calcext:value-type="float">
            <text:p>0.9942753218284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2/15/2020</text:p>
          </table:table-cell>
          <table:table-cell table:formula="of:=[$Sheet1.C430]/[$Sheet1.C429]" office:value-type="float" office:value="1.01322512774271" calcext:value-type="float">
            <text:p>1.01322512774271</text:p>
          </table:table-cell>
          <table:table-cell table:formula="of:=[$Sheet1.D430]/[$Sheet1.D429]" office:value-type="float" office:value="0.998230289340938" calcext:value-type="float">
            <text:p>0.9982302893409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2/14/2020</text:p>
          </table:table-cell>
          <table:table-cell table:formula="of:=[$Sheet1.C431]/[$Sheet1.C430]" office:value-type="float" office:value="0.989320676357164" calcext:value-type="float">
            <text:p>0.989320676357164</text:p>
          </table:table-cell>
          <table:table-cell table:formula="of:=[$Sheet1.D431]/[$Sheet1.D430]" office:value-type="float" office:value="0.987243613686928" calcext:value-type="float">
            <text:p>0.9872436136869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2/11/2020</text:p>
          </table:table-cell>
          <table:table-cell table:formula="of:=[$Sheet1.C432]/[$Sheet1.C431]" office:value-type="float" office:value="1.02248875562219" calcext:value-type="float">
            <text:p>1.02248875562219</text:p>
          </table:table-cell>
          <table:table-cell table:formula="of:=[$Sheet1.D432]/[$Sheet1.D431]" office:value-type="float" office:value="1.00437835333339" calcext:value-type="float">
            <text:p>1.004378353333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2/10/2020</text:p>
          </table:table-cell>
          <table:table-cell table:formula="of:=[$Sheet1.C433]/[$Sheet1.C432]" office:value-type="float" office:value="1.00381231671554" calcext:value-type="float">
            <text:p>1.00381231671554</text:p>
          </table:table-cell>
          <table:table-cell table:formula="of:=[$Sheet1.D433]/[$Sheet1.D432]" office:value-type="float" office:value="1.00126656221168" calcext:value-type="float">
            <text:p>1.001266562211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2/09/2020</text:p>
          </table:table-cell>
          <table:table-cell table:formula="of:=[$Sheet1.C434]/[$Sheet1.C433]" office:value-type="float" office:value="0.98013438504236" calcext:value-type="float">
            <text:p>0.98013438504236</text:p>
          </table:table-cell>
          <table:table-cell table:formula="of:=[$Sheet1.D434]/[$Sheet1.D433]" office:value-type="float" office:value="1.00128676971729" calcext:value-type="float">
            <text:p>1.001286769717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2/08/2020</text:p>
          </table:table-cell>
          <table:table-cell table:formula="of:=[$Sheet1.C435]/[$Sheet1.C434]" office:value-type="float" office:value="0.996125186289121" calcext:value-type="float">
            <text:p>0.996125186289121</text:p>
          </table:table-cell>
          <table:table-cell table:formula="of:=[$Sheet1.D435]/[$Sheet1.D434]" office:value-type="float" office:value="1.00801291650557" calcext:value-type="float">
            <text:p>1.008012916505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2/07/2020</text:p>
          </table:table-cell>
          <table:table-cell table:formula="of:=[$Sheet1.C436]/[$Sheet1.C435]" office:value-type="float" office:value="0.995810891681628" calcext:value-type="float">
            <text:p>0.995810891681628</text:p>
          </table:table-cell>
          <table:table-cell table:formula="of:=[$Sheet1.D436]/[$Sheet1.D435]" office:value-type="float" office:value="0.997220609089067" calcext:value-type="float">
            <text:p>0.9972206090890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2/04/2020</text:p>
          </table:table-cell>
          <table:table-cell table:formula="of:=[$Sheet1.C437]/[$Sheet1.C436]" office:value-type="float" office:value="1.00300480769231" calcext:value-type="float">
            <text:p>1.00300480769231</text:p>
          </table:table-cell>
          <table:table-cell table:formula="of:=[$Sheet1.D437]/[$Sheet1.D436]" office:value-type="float" office:value="1.00193934928872" calcext:value-type="float">
            <text:p>1.001939349288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2/03/2020</text:p>
          </table:table-cell>
          <table:table-cell table:formula="of:=[$Sheet1.C438]/[$Sheet1.C437]" office:value-type="float" office:value="0.980527261833433" calcext:value-type="float">
            <text:p>0.980527261833433</text:p>
          </table:table-cell>
          <table:table-cell table:formula="of:=[$Sheet1.D438]/[$Sheet1.D437]" office:value-type="float" office:value="0.99124116005969" calcext:value-type="float">
            <text:p>0.991241160059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2/02/2020</text:p>
          </table:table-cell>
          <table:table-cell table:formula="of:=[$Sheet1.C439]/[$Sheet1.C438]" office:value-type="float" office:value="0.982890314695998" calcext:value-type="float">
            <text:p>0.982890314695998</text:p>
          </table:table-cell>
          <table:table-cell table:formula="of:=[$Sheet1.D439]/[$Sheet1.D438]" office:value-type="float" office:value="1.00062453637038" calcext:value-type="float">
            <text:p>1.000624536370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2/01/2020</text:p>
          </table:table-cell>
          <table:table-cell table:formula="of:=[$Sheet1.C440]/[$Sheet1.C439]" office:value-type="float" office:value="0.974199564811936" calcext:value-type="float">
            <text:p>0.974199564811936</text:p>
          </table:table-cell>
          <table:table-cell table:formula="of:=[$Sheet1.D440]/[$Sheet1.D439]" office:value-type="float" office:value="0.99821205175238" calcext:value-type="float">
            <text:p>0.998212051752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/30/2020</text:p>
          </table:table-cell>
          <table:table-cell table:formula="of:=[$Sheet1.C441]/[$Sheet1.C440]" office:value-type="float" office:value="0.995851946394384" calcext:value-type="float">
            <text:p>0.995851946394384</text:p>
          </table:table-cell>
          <table:table-cell table:formula="of:=[$Sheet1.D441]/[$Sheet1.D440]" office:value-type="float" office:value="0.988854455350926" calcext:value-type="float">
            <text:p>0.9888544553509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/27/2020</text:p>
          </table:table-cell>
          <table:table-cell table:formula="of:=[$Sheet1.C442]/[$Sheet1.C441]" office:value-type="float" office:value="1.0208266581224" calcext:value-type="float">
            <text:p>1.0208266581224</text:p>
          </table:table-cell>
          <table:table-cell table:formula="of:=[$Sheet1.D442]/[$Sheet1.D441]" office:value-type="float" office:value="1.00461670573747" calcext:value-type="float">
            <text:p>1.00461670573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/25/2020</text:p>
          </table:table-cell>
          <table:table-cell table:formula="of:=[$Sheet1.C443]/[$Sheet1.C442]" office:value-type="float" office:value="0.998744507219083" calcext:value-type="float">
            <text:p>0.998744507219083</text:p>
          </table:table-cell>
          <table:table-cell table:formula="of:=[$Sheet1.D443]/[$Sheet1.D442]" office:value-type="float" office:value="0.997608806189619" calcext:value-type="float">
            <text:p>0.9976088061896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/24/2020</text:p>
          </table:table-cell>
          <table:table-cell table:formula="of:=[$Sheet1.C444]/[$Sheet1.C443]" office:value-type="float" office:value="0.984286612193589" calcext:value-type="float">
            <text:p>0.984286612193589</text:p>
          </table:table-cell>
          <table:table-cell table:formula="of:=[$Sheet1.D444]/[$Sheet1.D443]" office:value-type="float" office:value="1.00158692986927" calcext:value-type="float">
            <text:p>1.001586929869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/23/2020</text:p>
          </table:table-cell>
          <table:table-cell table:formula="of:=[$Sheet1.C445]/[$Sheet1.C444]" office:value-type="float" office:value="0.955938697318008" calcext:value-type="float">
            <text:p>0.955938697318008</text:p>
          </table:table-cell>
          <table:table-cell table:formula="of:=[$Sheet1.D445]/[$Sheet1.D444]" office:value-type="float" office:value="0.98409532900003" calcext:value-type="float">
            <text:p>0.984095329000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/20/2020</text:p>
          </table:table-cell>
          <table:table-cell table:formula="of:=[$Sheet1.C446]/[$Sheet1.C445]" office:value-type="float" office:value="0.976953907815631" calcext:value-type="float">
            <text:p>0.976953907815631</text:p>
          </table:table-cell>
          <table:table-cell table:formula="of:=[$Sheet1.D446]/[$Sheet1.D445]" office:value-type="float" office:value="0.994395668592544" calcext:value-type="float">
            <text:p>0.9943956685925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/19/2020</text:p>
          </table:table-cell>
          <table:table-cell table:formula="of:=[$Sheet1.C447]/[$Sheet1.C446]" office:value-type="float" office:value="0.996239316239316" calcext:value-type="float">
            <text:p>0.996239316239316</text:p>
          </table:table-cell>
          <table:table-cell table:formula="of:=[$Sheet1.D447]/[$Sheet1.D446]" office:value-type="float" office:value="1.00683899548564" calcext:value-type="float">
            <text:p>1.006838995485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/18/2020</text:p>
          </table:table-cell>
          <table:table-cell table:formula="of:=[$Sheet1.C448]/[$Sheet1.C447]" office:value-type="float" office:value="0.997940974605353" calcext:value-type="float">
            <text:p>0.997940974605353</text:p>
          </table:table-cell>
          <table:table-cell table:formula="of:=[$Sheet1.D448]/[$Sheet1.D447]" office:value-type="float" office:value="0.996069092401455" calcext:value-type="float">
            <text:p>0.9960690924014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/17/2020</text:p>
          </table:table-cell>
          <table:table-cell table:formula="of:=[$Sheet1.C449]/[$Sheet1.C448]" office:value-type="float" office:value="1.02063273727648" calcext:value-type="float">
            <text:p>1.02063273727648</text:p>
          </table:table-cell>
          <table:table-cell table:formula="of:=[$Sheet1.D449]/[$Sheet1.D448]" office:value-type="float" office:value="1.0116991190625" calcext:value-type="float">
            <text:p>1.01169911906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/16/2020</text:p>
          </table:table-cell>
          <table:table-cell table:formula="of:=[$Sheet1.C450]/[$Sheet1.C449]" office:value-type="float" office:value="0.976752021563342" calcext:value-type="float">
            <text:p>0.976752021563342</text:p>
          </table:table-cell>
          <table:table-cell table:formula="of:=[$Sheet1.D450]/[$Sheet1.D449]" office:value-type="float" office:value="1.00481503131987" calcext:value-type="float">
            <text:p>1.004815031319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/13/2020</text:p>
          </table:table-cell>
          <table:table-cell table:formula="of:=[$Sheet1.C451]/[$Sheet1.C450]" office:value-type="float" office:value="0.980682994135909" calcext:value-type="float">
            <text:p>0.980682994135909</text:p>
          </table:table-cell>
          <table:table-cell table:formula="of:=[$Sheet1.D451]/[$Sheet1.D450]" office:value-type="float" office:value="0.988486066651778" calcext:value-type="float">
            <text:p>0.9884860666517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/12/2020</text:p>
          </table:table-cell>
          <table:table-cell table:formula="of:=[$Sheet1.C452]/[$Sheet1.C451]" office:value-type="float" office:value="1.01793879704537" calcext:value-type="float">
            <text:p>1.01793879704537</text:p>
          </table:table-cell>
          <table:table-cell table:formula="of:=[$Sheet1.D452]/[$Sheet1.D451]" office:value-type="float" office:value="0.986572388881916" calcext:value-type="float">
            <text:p>0.9865723888819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/11/2020</text:p>
          </table:table-cell>
          <table:table-cell table:formula="of:=[$Sheet1.C453]/[$Sheet1.C452]" office:value-type="float" office:value="1.05286800276434" calcext:value-type="float">
            <text:p>1.05286800276434</text:p>
          </table:table-cell>
          <table:table-cell table:formula="of:=[$Sheet1.D453]/[$Sheet1.D452]" office:value-type="float" office:value="1.01007913463632" calcext:value-type="float">
            <text:p>1.010079134636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/10/2020</text:p>
          </table:table-cell>
          <table:table-cell table:formula="of:=[$Sheet1.C454]/[$Sheet1.C453]" office:value-type="float" office:value="0.99803085001641" calcext:value-type="float">
            <text:p>0.99803085001641</text:p>
          </table:table-cell>
          <table:table-cell table:formula="of:=[$Sheet1.D454]/[$Sheet1.D453]" office:value-type="float" office:value="0.992406218335918" calcext:value-type="float">
            <text:p>0.9924062183359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/09/2020</text:p>
          </table:table-cell>
          <table:table-cell table:formula="of:=[$Sheet1.C455]/[$Sheet1.C454]" office:value-type="float" office:value="0.951989477145676" calcext:value-type="float">
            <text:p>0.951989477145676</text:p>
          </table:table-cell>
          <table:table-cell table:formula="of:=[$Sheet1.D455]/[$Sheet1.D454]" office:value-type="float" office:value="1.00140176503936" calcext:value-type="float">
            <text:p>1.001401765039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/06/2020</text:p>
          </table:table-cell>
          <table:table-cell table:formula="of:=[$Sheet1.C456]/[$Sheet1.C455]" office:value-type="float" office:value="0.947841105354059" calcext:value-type="float">
            <text:p>0.947841105354059</text:p>
          </table:table-cell>
          <table:table-cell table:formula="of:=[$Sheet1.D456]/[$Sheet1.D455]" office:value-type="float" office:value="0.988435431629348" calcext:value-type="float">
            <text:p>0.9884354316293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/05/2020</text:p>
          </table:table-cell>
          <table:table-cell table:formula="of:=[$Sheet1.C457]/[$Sheet1.C456]" office:value-type="float" office:value="1.03462099125364" calcext:value-type="float">
            <text:p>1.03462099125364</text:p>
          </table:table-cell>
          <table:table-cell table:formula="of:=[$Sheet1.D457]/[$Sheet1.D456]" office:value-type="float" office:value="1.00028779520379" calcext:value-type="float">
            <text:p>1.000287795203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/04/2020</text:p>
          </table:table-cell>
          <table:table-cell table:formula="of:=[$Sheet1.C458]/[$Sheet1.C457]" office:value-type="float" office:value="0.981331454737584" calcext:value-type="float">
            <text:p>0.981331454737584</text:p>
          </table:table-cell>
          <table:table-cell table:formula="of:=[$Sheet1.D458]/[$Sheet1.D457]" office:value-type="float" office:value="0.980911279180732" calcext:value-type="float">
            <text:p>0.9809112791807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/03/2020</text:p>
          </table:table-cell>
          <table:table-cell table:formula="of:=[$Sheet1.C459]/[$Sheet1.C458]" office:value-type="float" office:value="0.994974874371859" calcext:value-type="float">
            <text:p>0.994974874371859</text:p>
          </table:table-cell>
          <table:table-cell table:formula="of:=[$Sheet1.D459]/[$Sheet1.D458]" office:value-type="float" office:value="0.978387891178589" calcext:value-type="float">
            <text:p>0.9783878911785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/02/2020</text:p>
          </table:table-cell>
          <table:table-cell table:formula="of:=[$Sheet1.C460]/[$Sheet1.C459]" office:value-type="float" office:value="0.991702741702742" calcext:value-type="float">
            <text:p>0.991702741702742</text:p>
          </table:table-cell>
          <table:table-cell table:formula="of:=[$Sheet1.D460]/[$Sheet1.D459]" office:value-type="float" office:value="0.982552789832058" calcext:value-type="float">
            <text:p>0.9825527898320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/30/2020</text:p>
          </table:table-cell>
          <table:table-cell table:formula="of:=[$Sheet1.C461]/[$Sheet1.C460]" office:value-type="float" office:value="1.002546380502" calcext:value-type="float">
            <text:p>1.002546380502</text:p>
          </table:table-cell>
          <table:table-cell table:formula="of:=[$Sheet1.D461]/[$Sheet1.D460]" office:value-type="float" office:value="0.98783169800377" calcext:value-type="float">
            <text:p>0.987831698003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/29/2020</text:p>
          </table:table-cell>
          <table:table-cell table:formula="of:=[$Sheet1.C462]/[$Sheet1.C461]" office:value-type="float" office:value="1" calcext:value-type="float">
            <text:p>1</text:p>
          </table:table-cell>
          <table:table-cell table:formula="of:=[$Sheet1.D462]/[$Sheet1.D461]" office:value-type="float" office:value="1.01227843765673" calcext:value-type="float">
            <text:p>1.012278437656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/28/2020</text:p>
          </table:table-cell>
          <table:table-cell table:formula="of:=[$Sheet1.C463]/[$Sheet1.C462]" office:value-type="float" office:value="0.999637155297533" calcext:value-type="float">
            <text:p>0.999637155297533</text:p>
          </table:table-cell>
          <table:table-cell table:formula="of:=[$Sheet1.D463]/[$Sheet1.D462]" office:value-type="float" office:value="0.988193745827178" calcext:value-type="float">
            <text:p>0.9881937458271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/27/2020</text:p>
          </table:table-cell>
          <table:table-cell table:formula="of:=[$Sheet1.C464]/[$Sheet1.C463]" office:value-type="float" office:value="1.02758620689655" calcext:value-type="float">
            <text:p>1.02758620689655</text:p>
          </table:table-cell>
          <table:table-cell table:formula="of:=[$Sheet1.D464]/[$Sheet1.D463]" office:value-type="float" office:value="1.0365786923385" calcext:value-type="float">
            <text:p>1.03657869233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/26/2020</text:p>
          </table:table-cell>
          <table:table-cell table:formula="of:=[$Sheet1.C465]/[$Sheet1.C464]" office:value-type="float" office:value="1.00671140939597" calcext:value-type="float">
            <text:p>1.00671140939597</text:p>
          </table:table-cell>
          <table:table-cell table:formula="of:=[$Sheet1.D465]/[$Sheet1.D464]" office:value-type="float" office:value="1.00303478948176" calcext:value-type="float">
            <text:p>1.003034789481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/23/2020</text:p>
          </table:table-cell>
          <table:table-cell table:formula="of:=[$Sheet1.C466]/[$Sheet1.C465]" office:value-type="float" office:value="1.01473684210526" calcext:value-type="float">
            <text:p>1.01473684210526</text:p>
          </table:table-cell>
          <table:table-cell table:formula="of:=[$Sheet1.D466]/[$Sheet1.D465]" office:value-type="float" office:value="1.01894165488081" calcext:value-type="float">
            <text:p>1.018941654880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/22/2020</text:p>
          </table:table-cell>
          <table:table-cell table:formula="of:=[$Sheet1.C467]/[$Sheet1.C466]" office:value-type="float" office:value="1.01521438450899" calcext:value-type="float">
            <text:p>1.01521438450899</text:p>
          </table:table-cell>
          <table:table-cell table:formula="of:=[$Sheet1.D467]/[$Sheet1.D466]" office:value-type="float" office:value="0.996566043071631" calcext:value-type="float">
            <text:p>0.9965660430716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/21/2020</text:p>
          </table:table-cell>
          <table:table-cell table:formula="of:=[$Sheet1.C468]/[$Sheet1.C467]" office:value-type="float" office:value="0.984673024523161" calcext:value-type="float">
            <text:p>0.984673024523161</text:p>
          </table:table-cell>
          <table:table-cell table:formula="of:=[$Sheet1.D468]/[$Sheet1.D467]" office:value-type="float" office:value="0.994808150595485" calcext:value-type="float">
            <text:p>0.9948081505954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/20/2020</text:p>
          </table:table-cell>
          <table:table-cell table:formula="of:=[$Sheet1.C469]/[$Sheet1.C468]" office:value-type="float" office:value="1.00553441715669" calcext:value-type="float">
            <text:p>1.00553441715669</text:p>
          </table:table-cell>
          <table:table-cell table:formula="of:=[$Sheet1.D469]/[$Sheet1.D468]" office:value-type="float" office:value="1.0022005146177" calcext:value-type="float">
            <text:p>1.00220051461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/19/2020</text:p>
          </table:table-cell>
          <table:table-cell table:formula="of:=[$Sheet1.C470]/[$Sheet1.C469]" office:value-type="float" office:value="0.999656002751978" calcext:value-type="float">
            <text:p>0.999656002751978</text:p>
          </table:table-cell>
          <table:table-cell table:formula="of:=[$Sheet1.D470]/[$Sheet1.D469]" office:value-type="float" office:value="0.995294965031715" calcext:value-type="float">
            <text:p>0.9952949650317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/16/2020</text:p>
          </table:table-cell>
          <table:table-cell table:formula="of:=[$Sheet1.C471]/[$Sheet1.C470]" office:value-type="float" office:value="1.01342050929112" calcext:value-type="float">
            <text:p>1.01342050929112</text:p>
          </table:table-cell>
          <table:table-cell table:formula="of:=[$Sheet1.D471]/[$Sheet1.D470]" office:value-type="float" office:value="1.01660091277299" calcext:value-type="float">
            <text:p>1.016600912772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/15/2020</text:p>
          </table:table-cell>
          <table:table-cell table:formula="of:=[$Sheet1.C472]/[$Sheet1.C471]" office:value-type="float" office:value="0.993887945670628" calcext:value-type="float">
            <text:p>0.993887945670628</text:p>
          </table:table-cell>
          <table:table-cell table:formula="of:=[$Sheet1.D472]/[$Sheet1.D471]" office:value-type="float" office:value="0.999865090231672" calcext:value-type="float">
            <text:p>0.9998650902316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/14/2020</text:p>
          </table:table-cell>
          <table:table-cell table:formula="of:=[$Sheet1.C473]/[$Sheet1.C472]" office:value-type="float" office:value="1.00580799453365" calcext:value-type="float">
            <text:p>1.00580799453365</text:p>
          </table:table-cell>
          <table:table-cell table:formula="of:=[$Sheet1.D473]/[$Sheet1.D472]" office:value-type="float" office:value="1.00153014061217" calcext:value-type="float">
            <text:p>1.001530140612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/13/2020</text:p>
          </table:table-cell>
          <table:table-cell table:formula="of:=[$Sheet1.C474]/[$Sheet1.C473]" office:value-type="float" office:value="1.00577445652174" calcext:value-type="float">
            <text:p>1.00577445652174</text:p>
          </table:table-cell>
          <table:table-cell table:formula="of:=[$Sheet1.D474]/[$Sheet1.D473]" office:value-type="float" office:value="1.00666729727948" calcext:value-type="float">
            <text:p>1.006667297279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/12/2020</text:p>
          </table:table-cell>
          <table:table-cell table:formula="of:=[$Sheet1.C475]/[$Sheet1.C474]" office:value-type="float" office:value="1.00236406619385" calcext:value-type="float">
            <text:p>1.00236406619385</text:p>
          </table:table-cell>
          <table:table-cell table:formula="of:=[$Sheet1.D475]/[$Sheet1.D474]" office:value-type="float" office:value="1.00634693743896" calcext:value-type="float">
            <text:p>1.006346937438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/09/2020</text:p>
          </table:table-cell>
          <table:table-cell table:formula="of:=[$Sheet1.C476]/[$Sheet1.C475]" office:value-type="float" office:value="1.0050539083558" calcext:value-type="float">
            <text:p>1.0050539083558</text:p>
          </table:table-cell>
          <table:table-cell table:formula="of:=[$Sheet1.D476]/[$Sheet1.D475]" office:value-type="float" office:value="0.983846506442723" calcext:value-type="float">
            <text:p>0.9838465064427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/08/2020</text:p>
          </table:table-cell>
          <table:table-cell table:formula="of:=[$Sheet1.C477]/[$Sheet1.C476]" office:value-type="float" office:value="1.01642641635937" calcext:value-type="float">
            <text:p>1.01642641635937</text:p>
          </table:table-cell>
          <table:table-cell table:formula="of:=[$Sheet1.D477]/[$Sheet1.D476]" office:value-type="float" office:value="0.99128591683371" calcext:value-type="float">
            <text:p>0.991285916833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/07/2020</text:p>
          </table:table-cell>
          <table:table-cell table:formula="of:=[$Sheet1.C478]/[$Sheet1.C477]" office:value-type="float" office:value="0.963390501319261" calcext:value-type="float">
            <text:p>0.963390501319261</text:p>
          </table:table-cell>
          <table:table-cell table:formula="of:=[$Sheet1.D478]/[$Sheet1.D477]" office:value-type="float" office:value="0.992056469277568" calcext:value-type="float">
            <text:p>0.9920564692775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/06/2020</text:p>
          </table:table-cell>
          <table:table-cell table:formula="of:=[$Sheet1.C479]/[$Sheet1.C478]" office:value-type="float" office:value="0.991441287230401" calcext:value-type="float">
            <text:p>0.991441287230401</text:p>
          </table:table-cell>
          <table:table-cell table:formula="of:=[$Sheet1.D479]/[$Sheet1.D478]" office:value-type="float" office:value="0.982891985553232" calcext:value-type="float">
            <text:p>0.9828919855532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/05/2020</text:p>
          </table:table-cell>
          <table:table-cell table:formula="of:=[$Sheet1.C480]/[$Sheet1.C479]" office:value-type="float" office:value="1.02002762430939" calcext:value-type="float">
            <text:p>1.02002762430939</text:p>
          </table:table-cell>
          <table:table-cell table:formula="of:=[$Sheet1.D480]/[$Sheet1.D479]" office:value-type="float" office:value="1.01418646513635" calcext:value-type="float">
            <text:p>1.014186465136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/02/2020</text:p>
          </table:table-cell>
          <table:table-cell table:formula="of:=[$Sheet1.C481]/[$Sheet1.C480]" office:value-type="float" office:value="0.980365605958023" calcext:value-type="float">
            <text:p>0.980365605958023</text:p>
          </table:table-cell>
          <table:table-cell table:formula="of:=[$Sheet1.D481]/[$Sheet1.D480]" office:value-type="float" office:value="0.982341879288746" calcext:value-type="float">
            <text:p>0.9823418792887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/01/2020</text:p>
          </table:table-cell>
          <table:table-cell table:formula="of:=[$Sheet1.C482]/[$Sheet1.C481]" office:value-type="float" office:value="1.00276243093923" calcext:value-type="float">
            <text:p>1.00276243093923</text:p>
          </table:table-cell>
          <table:table-cell table:formula="of:=[$Sheet1.D482]/[$Sheet1.D481]" office:value-type="float" office:value="1.00966420183727" calcext:value-type="float">
            <text:p>1.009664201837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9/30/2020</text:p>
          </table:table-cell>
          <table:table-cell table:formula="of:=[$Sheet1.C483]/[$Sheet1.C482]" office:value-type="float" office:value="1.00550964187328" calcext:value-type="float">
            <text:p>1.00550964187328</text:p>
          </table:table-cell>
          <table:table-cell table:formula="of:=[$Sheet1.D483]/[$Sheet1.D482]" office:value-type="float" office:value="0.994734973970658" calcext:value-type="float">
            <text:p>0.9947349739706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9/29/2020</text:p>
          </table:table-cell>
          <table:table-cell table:formula="of:=[$Sheet1.C484]/[$Sheet1.C483]" office:value-type="float" office:value="1.01198630136986" calcext:value-type="float">
            <text:p>1.01198630136986</text:p>
          </table:table-cell>
          <table:table-cell table:formula="of:=[$Sheet1.D484]/[$Sheet1.D483]" office:value-type="float" office:value="0.991813856675587" calcext:value-type="float">
            <text:p>0.9918138566755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9/28/2020</text:p>
          </table:table-cell>
          <table:table-cell table:formula="of:=[$Sheet1.C485]/[$Sheet1.C484]" office:value-type="float" office:value="1.01793570219966" calcext:value-type="float">
            <text:p>1.01793570219966</text:p>
          </table:table-cell>
          <table:table-cell table:formula="of:=[$Sheet1.D485]/[$Sheet1.D484]" office:value-type="float" office:value="1.00483590018798" calcext:value-type="float">
            <text:p>1.004835900187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9/25/2020</text:p>
          </table:table-cell>
          <table:table-cell table:formula="of:=[$Sheet1.C486]/[$Sheet1.C485]" office:value-type="float" office:value="0.997007978723404" calcext:value-type="float">
            <text:p>0.997007978723404</text:p>
          </table:table-cell>
          <table:table-cell table:formula="of:=[$Sheet1.D486]/[$Sheet1.D485]" office:value-type="float" office:value="0.984144886024585" calcext:value-type="float">
            <text:p>0.9841448860245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9/24/2020</text:p>
          </table:table-cell>
          <table:table-cell table:formula="of:=[$Sheet1.C487]/[$Sheet1.C486]" office:value-type="float" office:value="0.988329443147716" calcext:value-type="float">
            <text:p>0.988329443147716</text:p>
          </table:table-cell>
          <table:table-cell table:formula="of:=[$Sheet1.D487]/[$Sheet1.D486]" office:value-type="float" office:value="0.984274479605634" calcext:value-type="float">
            <text:p>0.9842744796056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9/23/2020</text:p>
          </table:table-cell>
          <table:table-cell table:formula="of:=[$Sheet1.C488]/[$Sheet1.C487]" office:value-type="float" office:value="0.995614035087719" calcext:value-type="float">
            <text:p>0.995614035087719</text:p>
          </table:table-cell>
          <table:table-cell table:formula="of:=[$Sheet1.D488]/[$Sheet1.D487]" office:value-type="float" office:value="0.997021490240529" calcext:value-type="float">
            <text:p>0.9970214902405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9/22/2020</text:p>
          </table:table-cell>
          <table:table-cell table:formula="of:=[$Sheet1.C489]/[$Sheet1.C488]" office:value-type="float" office:value="1.03388681802779" calcext:value-type="float">
            <text:p>1.03388681802779</text:p>
          </table:table-cell>
          <table:table-cell table:formula="of:=[$Sheet1.D489]/[$Sheet1.D488]" office:value-type="float" office:value="1.02429778925645" calcext:value-type="float">
            <text:p>1.024297789256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9/21/2020</text:p>
          </table:table-cell>
          <table:table-cell table:formula="of:=[$Sheet1.C490]/[$Sheet1.C489]" office:value-type="float" office:value="0.985250737463127" calcext:value-type="float">
            <text:p>0.985250737463127</text:p>
          </table:table-cell>
          <table:table-cell table:formula="of:=[$Sheet1.D490]/[$Sheet1.D489]" office:value-type="float" office:value="0.989591533280854" calcext:value-type="float">
            <text:p>0.9895915332808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9/18/2020</text:p>
          </table:table-cell>
          <table:table-cell table:formula="of:=[$Sheet1.C491]/[$Sheet1.C490]" office:value-type="float" office:value="1.0146373918829" calcext:value-type="float">
            <text:p>1.0146373918829</text:p>
          </table:table-cell>
          <table:table-cell table:formula="of:=[$Sheet1.D491]/[$Sheet1.D490]" office:value-type="float" office:value="1.01170658262878" calcext:value-type="float">
            <text:p>1.011706582628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9/17/2020</text:p>
          </table:table-cell>
          <table:table-cell table:formula="of:=[$Sheet1.C492]/[$Sheet1.C491]" office:value-type="float" office:value="1.01114754098361" calcext:value-type="float">
            <text:p>1.01114754098361</text:p>
          </table:table-cell>
          <table:table-cell table:formula="of:=[$Sheet1.D492]/[$Sheet1.D491]" office:value-type="float" office:value="1.01130903427354" calcext:value-type="float">
            <text:p>1.011309034273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9/16/2020</text:p>
          </table:table-cell>
          <table:table-cell table:formula="of:=[$Sheet1.C493]/[$Sheet1.C492]" office:value-type="float" office:value="1.00356679636835" calcext:value-type="float">
            <text:p>1.00356679636835</text:p>
          </table:table-cell>
          <table:table-cell table:formula="of:=[$Sheet1.D493]/[$Sheet1.D492]" office:value-type="float" office:value="1.00848373999482" calcext:value-type="float">
            <text:p>1.008483739994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9/15/2020</text:p>
          </table:table-cell>
          <table:table-cell table:formula="of:=[$Sheet1.C494]/[$Sheet1.C493]" office:value-type="float" office:value="0.99967689822294" calcext:value-type="float">
            <text:p>0.99967689822294</text:p>
          </table:table-cell>
          <table:table-cell table:formula="of:=[$Sheet1.D494]/[$Sheet1.D493]" office:value-type="float" office:value="1.00464039178967" calcext:value-type="float">
            <text:p>1.004640391789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9/14/2020</text:p>
          </table:table-cell>
          <table:table-cell table:formula="of:=[$Sheet1.C495]/[$Sheet1.C494]" office:value-type="float" office:value="0.998707175177763" calcext:value-type="float">
            <text:p>0.998707175177763</text:p>
          </table:table-cell>
          <table:table-cell table:formula="of:=[$Sheet1.D495]/[$Sheet1.D494]" office:value-type="float" office:value="0.994807714924144" calcext:value-type="float">
            <text:p>0.9948077149241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9/11/2020</text:p>
          </table:table-cell>
          <table:table-cell table:formula="of:=[$Sheet1.C496]/[$Sheet1.C495]" office:value-type="float" office:value="1.00938511326861" calcext:value-type="float">
            <text:p>1.00938511326861</text:p>
          </table:table-cell>
          <table:table-cell table:formula="of:=[$Sheet1.D496]/[$Sheet1.D495]" office:value-type="float" office:value="0.987418502515117" calcext:value-type="float">
            <text:p>0.9874185025151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9/10/2020</text:p>
          </table:table-cell>
          <table:table-cell table:formula="of:=[$Sheet1.C497]/[$Sheet1.C496]" office:value-type="float" office:value="0.995511381853158" calcext:value-type="float">
            <text:p>0.995511381853158</text:p>
          </table:table-cell>
          <table:table-cell table:formula="of:=[$Sheet1.D497]/[$Sheet1.D496]" office:value-type="float" office:value="0.999467220597611" calcext:value-type="float">
            <text:p>0.9994672205976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9/09/2020</text:p>
          </table:table-cell>
          <table:table-cell table:formula="of:=[$Sheet1.C498]/[$Sheet1.C497]" office:value-type="float" office:value="1.0219001610306" calcext:value-type="float">
            <text:p>1.0219001610306</text:p>
          </table:table-cell>
          <table:table-cell table:formula="of:=[$Sheet1.D498]/[$Sheet1.D497]" office:value-type="float" office:value="1.01789955048979" calcext:value-type="float">
            <text:p>1.017899550489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9/08/2020</text:p>
          </table:table-cell>
          <table:table-cell table:formula="of:=[$Sheet1.C499]/[$Sheet1.C498]" office:value-type="float" office:value="0.980775291522219" calcext:value-type="float">
            <text:p>0.980775291522219</text:p>
          </table:table-cell>
          <table:table-cell table:formula="of:=[$Sheet1.D499]/[$Sheet1.D498]" office:value-type="float" office:value="0.980252783204274" calcext:value-type="float">
            <text:p>0.9802527832042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9/04/2020</text:p>
          </table:table-cell>
          <table:table-cell table:formula="of:=[$Sheet1.C500]/[$Sheet1.C499]" office:value-type="float" office:value="1.01478149100257" calcext:value-type="float">
            <text:p>1.01478149100257</text:p>
          </table:table-cell>
          <table:table-cell table:formula="of:=[$Sheet1.D500]/[$Sheet1.D499]" office:value-type="float" office:value="1.02854878985786" calcext:value-type="float">
            <text:p>1.028548789857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9/03/2020</text:p>
          </table:table-cell>
          <table:table-cell table:formula="of:=[$Sheet1.C501]/[$Sheet1.C500]" office:value-type="float" office:value="1.01551614946168" calcext:value-type="float">
            <text:p>1.01551614946168</text:p>
          </table:table-cell>
          <table:table-cell table:formula="of:=[$Sheet1.D501]/[$Sheet1.D500]" office:value-type="float" office:value="1.00819968718631" calcext:value-type="float">
            <text:p>1.008199687186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9/02/2020</text:p>
          </table:table-cell>
          <table:table-cell table:formula="of:=[$Sheet1.C502]/[$Sheet1.C501]" office:value-type="float" office:value="1.01527907701902" calcext:value-type="float">
            <text:p>1.01527907701902</text:p>
          </table:table-cell>
          <table:table-cell table:formula="of:=[$Sheet1.D502]/[$Sheet1.D501]" office:value-type="float" office:value="1.03640457763396" calcext:value-type="float">
            <text:p>1.036404577633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9/01/2020</text:p>
          </table:table-cell>
          <table:table-cell table:formula="of:=[$Sheet1.C503]/[$Sheet1.C502]" office:value-type="float" office:value="0.990479115479115" calcext:value-type="float">
            <text:p>0.990479115479115</text:p>
          </table:table-cell>
          <table:table-cell table:formula="of:=[$Sheet1.D503]/[$Sheet1.D502]" office:value-type="float" office:value="0.984866679326638" calcext:value-type="float">
            <text:p>0.9848666793266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8/31/2020</text:p>
          </table:table-cell>
          <table:table-cell table:formula="of:=[$Sheet1.C504]/[$Sheet1.C503]" office:value-type="float" office:value="0.992868217054264" calcext:value-type="float">
            <text:p>0.992868217054264</text:p>
          </table:table-cell>
          <table:table-cell table:formula="of:=[$Sheet1.D504]/[$Sheet1.D503]" office:value-type="float" office:value="0.99253115562928" calcext:value-type="float">
            <text:p>0.992531155629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8/28/2020</text:p>
          </table:table-cell>
          <table:table-cell table:formula="of:=[$Sheet1.C505]/[$Sheet1.C504]" office:value-type="float" office:value="1.01686445971268" calcext:value-type="float">
            <text:p>1.01686445971268</text:p>
          </table:table-cell>
          <table:table-cell table:formula="of:=[$Sheet1.D505]/[$Sheet1.D504]" office:value-type="float" office:value="1.00219980516011" calcext:value-type="float">
            <text:p>1.002199805160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8/27/2020</text:p>
          </table:table-cell>
          <table:table-cell table:formula="of:=[$Sheet1.C506]/[$Sheet1.C505]" office:value-type="float" office:value="0.996007371007371" calcext:value-type="float">
            <text:p>0.996007371007371</text:p>
          </table:table-cell>
          <table:table-cell table:formula="of:=[$Sheet1.D506]/[$Sheet1.D505]" office:value-type="float" office:value="0.993312447798039" calcext:value-type="float">
            <text:p>0.9933124477980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8/26/2020</text:p>
          </table:table-cell>
          <table:table-cell table:formula="of:=[$Sheet1.C507]/[$Sheet1.C506]" office:value-type="float" office:value="0.991366019118101" calcext:value-type="float">
            <text:p>0.991366019118101</text:p>
          </table:table-cell>
          <table:table-cell table:formula="of:=[$Sheet1.D507]/[$Sheet1.D506]" office:value-type="float" office:value="0.998329769984646" calcext:value-type="float">
            <text:p>0.9983297699846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8/25/2020</text:p>
          </table:table-cell>
          <table:table-cell table:formula="of:=[$Sheet1.C508]/[$Sheet1.C507]" office:value-type="float" office:value="1.01648522550544" calcext:value-type="float">
            <text:p>1.01648522550544</text:p>
          </table:table-cell>
          <table:table-cell table:formula="of:=[$Sheet1.D508]/[$Sheet1.D507]" office:value-type="float" office:value="0.989907236261509" calcext:value-type="float">
            <text:p>0.9899072362615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8/24/2020</text:p>
          </table:table-cell>
          <table:table-cell table:formula="of:=[$Sheet1.C509]/[$Sheet1.C508]" office:value-type="float" office:value="1.00367197062424" calcext:value-type="float">
            <text:p>1.00367197062424</text:p>
          </table:table-cell>
          <table:table-cell table:formula="of:=[$Sheet1.D509]/[$Sheet1.D508]" office:value-type="float" office:value="0.996416561641528" calcext:value-type="float">
            <text:p>0.9964165616415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8/21/2020</text:p>
          </table:table-cell>
          <table:table-cell table:formula="of:=[$Sheet1.C510]/[$Sheet1.C509]" office:value-type="float" office:value="1.00030487804878" calcext:value-type="float">
            <text:p>1.00030487804878</text:p>
          </table:table-cell>
          <table:table-cell table:formula="of:=[$Sheet1.D510]/[$Sheet1.D509]" office:value-type="float" office:value="0.990056188944067" calcext:value-type="float">
            <text:p>0.9900561889440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8/20/2020</text:p>
          </table:table-cell>
          <table:table-cell table:formula="of:=[$Sheet1.C511]/[$Sheet1.C510]" office:value-type="float" office:value="0.999390429747028" calcext:value-type="float">
            <text:p>0.999390429747028</text:p>
          </table:table-cell>
          <table:table-cell table:formula="of:=[$Sheet1.D511]/[$Sheet1.D510]" office:value-type="float" office:value="0.996570664908335" calcext:value-type="float">
            <text:p>0.9965706649083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8/19/2020</text:p>
          </table:table-cell>
          <table:table-cell table:formula="of:=[$Sheet1.C512]/[$Sheet1.C511]" office:value-type="float" office:value="1" calcext:value-type="float">
            <text:p>1</text:p>
          </table:table-cell>
          <table:table-cell table:formula="of:=[$Sheet1.D512]/[$Sheet1.D511]" office:value-type="float" office:value="0.9968512868076" calcext:value-type="float">
            <text:p>0.99685128680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8/18/2020</text:p>
          </table:table-cell>
          <table:table-cell table:formula="of:=[$Sheet1.C513]/[$Sheet1.C512]" office:value-type="float" office:value="1.00548947849954" calcext:value-type="float">
            <text:p>1.00548947849954</text:p>
          </table:table-cell>
          <table:table-cell table:formula="of:=[$Sheet1.D513]/[$Sheet1.D512]" office:value-type="float" office:value="1.0044239003215" calcext:value-type="float">
            <text:p>1.00442390032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8/17/2020</text:p>
          </table:table-cell>
          <table:table-cell table:formula="of:=[$Sheet1.C514]/[$Sheet1.C513]" office:value-type="float" office:value="0.998180163785259" calcext:value-type="float">
            <text:p>0.998180163785259</text:p>
          </table:table-cell>
          <table:table-cell table:formula="of:=[$Sheet1.D514]/[$Sheet1.D513]" office:value-type="float" office:value="0.997701915758545" calcext:value-type="float">
            <text:p>0.9977019157585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8/14/2020</text:p>
          </table:table-cell>
          <table:table-cell table:formula="of:=[$Sheet1.C515]/[$Sheet1.C514]" office:value-type="float" office:value="0.998784563962322" calcext:value-type="float">
            <text:p>0.998784563962322</text:p>
          </table:table-cell>
          <table:table-cell table:formula="of:=[$Sheet1.D515]/[$Sheet1.D514]" office:value-type="float" office:value="0.997297449134977" calcext:value-type="float">
            <text:p>0.9972974491349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8/13/2020</text:p>
          </table:table-cell>
          <table:table-cell table:formula="of:=[$Sheet1.C516]/[$Sheet1.C515]" office:value-type="float" office:value="1" calcext:value-type="float">
            <text:p>1</text:p>
          </table:table-cell>
          <table:table-cell table:formula="of:=[$Sheet1.D516]/[$Sheet1.D515]" office:value-type="float" office:value="1.00017196139763" calcext:value-type="float">
            <text:p>1.000171961397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8/12/2020</text:p>
          </table:table-cell>
          <table:table-cell table:formula="of:=[$Sheet1.C517]/[$Sheet1.C516]" office:value-type="float" office:value="1.03376939458473" calcext:value-type="float">
            <text:p>1.03376939458473</text:p>
          </table:table-cell>
          <table:table-cell table:formula="of:=[$Sheet1.D517]/[$Sheet1.D516]" office:value-type="float" office:value="1.00205132461619" calcext:value-type="float">
            <text:p>1.002051324616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8/11/2020</text:p>
          </table:table-cell>
          <table:table-cell table:formula="of:=[$Sheet1.C518]/[$Sheet1.C517]" office:value-type="float" office:value="0.986462625073573" calcext:value-type="float">
            <text:p>0.986462625073573</text:p>
          </table:table-cell>
          <table:table-cell table:formula="of:=[$Sheet1.D518]/[$Sheet1.D517]" office:value-type="float" office:value="0.986196695608443" calcext:value-type="float">
            <text:p>0.9861966956084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8/10/2020</text:p>
          </table:table-cell>
          <table:table-cell table:formula="of:=[$Sheet1.C519]/[$Sheet1.C518]" office:value-type="float" office:value="0.999403341288783" calcext:value-type="float">
            <text:p>0.999403341288783</text:p>
          </table:table-cell>
          <table:table-cell table:formula="of:=[$Sheet1.D519]/[$Sheet1.D518]" office:value-type="float" office:value="1.00803314045397" calcext:value-type="float">
            <text:p>1.008033140453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8/07/2020</text:p>
          </table:table-cell>
          <table:table-cell table:formula="of:=[$Sheet1.C520]/[$Sheet1.C519]" office:value-type="float" office:value="0.985074626865672" calcext:value-type="float">
            <text:p>0.985074626865672</text:p>
          </table:table-cell>
          <table:table-cell table:formula="of:=[$Sheet1.D520]/[$Sheet1.D519]" office:value-type="float" office:value="0.997265263489929" calcext:value-type="float">
            <text:p>0.9972652634899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8/06/2020</text:p>
          </table:table-cell>
          <table:table-cell table:formula="of:=[$Sheet1.C521]/[$Sheet1.C520]" office:value-type="float" office:value="1.00181818181818" calcext:value-type="float">
            <text:p>1.00181818181818</text:p>
          </table:table-cell>
          <table:table-cell table:formula="of:=[$Sheet1.D521]/[$Sheet1.D520]" office:value-type="float" office:value="0.999367405886706" calcext:value-type="float">
            <text:p>0.9993674058867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8/05/2020</text:p>
          </table:table-cell>
          <table:table-cell table:formula="of:=[$Sheet1.C522]/[$Sheet1.C521]" office:value-type="float" office:value="0.993647912885662" calcext:value-type="float">
            <text:p>0.993647912885662</text:p>
          </table:table-cell>
          <table:table-cell table:formula="of:=[$Sheet1.D522]/[$Sheet1.D521]" office:value-type="float" office:value="0.993613323937943" calcext:value-type="float">
            <text:p>0.9936133239379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8/04/2020</text:p>
          </table:table-cell>
          <table:table-cell table:formula="of:=[$Sheet1.C523]/[$Sheet1.C522]" office:value-type="float" office:value="1.00395738203957" calcext:value-type="float">
            <text:p>1.00395738203957</text:p>
          </table:table-cell>
          <table:table-cell table:formula="of:=[$Sheet1.D523]/[$Sheet1.D522]" office:value-type="float" office:value="0.99361133732199" calcext:value-type="float">
            <text:p>0.993611337321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8/03/2020</text:p>
          </table:table-cell>
          <table:table-cell table:formula="of:=[$Sheet1.C524]/[$Sheet1.C523]" office:value-type="float" office:value="0.96331109763493" calcext:value-type="float">
            <text:p>0.96331109763493</text:p>
          </table:table-cell>
          <table:table-cell table:formula="of:=[$Sheet1.D524]/[$Sheet1.D523]" office:value-type="float" office:value="0.996401039162138" calcext:value-type="float">
            <text:p>0.9964010391621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7/31/2020</text:p>
          </table:table-cell>
          <table:table-cell table:formula="of:=[$Sheet1.C525]/[$Sheet1.C524]" office:value-type="float" office:value="1.00723953415172" calcext:value-type="float">
            <text:p>1.00723953415172</text:p>
          </table:table-cell>
          <table:table-cell table:formula="of:=[$Sheet1.D525]/[$Sheet1.D524]" office:value-type="float" office:value="0.992870172797387" calcext:value-type="float">
            <text:p>0.9928701727973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7/30/2020</text:p>
          </table:table-cell>
          <table:table-cell table:formula="of:=[$Sheet1.C526]/[$Sheet1.C525]" office:value-type="float" office:value="1.00625" calcext:value-type="float">
            <text:p>1.00625</text:p>
          </table:table-cell>
          <table:table-cell table:formula="of:=[$Sheet1.D526]/[$Sheet1.D525]" office:value-type="float" office:value="0.992387928293673" calcext:value-type="float">
            <text:p>0.9923879282936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7/29/2020</text:p>
          </table:table-cell>
          <table:table-cell table:formula="of:=[$Sheet1.C527]/[$Sheet1.C526]" office:value-type="float" office:value="1.01366459627329" calcext:value-type="float">
            <text:p>1.01366459627329</text:p>
          </table:table-cell>
          <table:table-cell table:formula="of:=[$Sheet1.D527]/[$Sheet1.D526]" office:value-type="float" office:value="1.00376437826149" calcext:value-type="float">
            <text:p>1.003764378261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7/28/2020</text:p>
          </table:table-cell>
          <table:table-cell table:formula="of:=[$Sheet1.C528]/[$Sheet1.C527]" office:value-type="float" office:value="0.967524509803921" calcext:value-type="float">
            <text:p>0.967524509803921</text:p>
          </table:table-cell>
          <table:table-cell table:formula="of:=[$Sheet1.D528]/[$Sheet1.D527]" office:value-type="float" office:value="0.987724187034286" calcext:value-type="float">
            <text:p>0.9877241870342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7/27/2020</text:p>
          </table:table-cell>
          <table:table-cell table:formula="of:=[$Sheet1.C529]/[$Sheet1.C528]" office:value-type="float" office:value="0.9914502849905" calcext:value-type="float">
            <text:p>0.9914502849905</text:p>
          </table:table-cell>
          <table:table-cell table:formula="of:=[$Sheet1.D529]/[$Sheet1.D528]" office:value-type="float" office:value="1.00651557897615" calcext:value-type="float">
            <text:p>1.006515578976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7/24/2020</text:p>
          </table:table-cell>
          <table:table-cell table:formula="of:=[$Sheet1.C530]/[$Sheet1.C529]" office:value-type="float" office:value="0.999041839667838" calcext:value-type="float">
            <text:p>0.999041839667838</text:p>
          </table:table-cell>
          <table:table-cell table:formula="of:=[$Sheet1.D530]/[$Sheet1.D529]" office:value-type="float" office:value="0.992659157068725" calcext:value-type="float">
            <text:p>0.9926591570687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7/23/2020</text:p>
          </table:table-cell>
          <table:table-cell table:formula="of:=[$Sheet1.C531]/[$Sheet1.C530]" office:value-type="float" office:value="0.999040920716113" calcext:value-type="float">
            <text:p>0.999040920716113</text:p>
          </table:table-cell>
          <table:table-cell table:formula="of:=[$Sheet1.D531]/[$Sheet1.D530]" office:value-type="float" office:value="1.00622895047005" calcext:value-type="float">
            <text:p>1.006228950470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7/22/2020</text:p>
          </table:table-cell>
          <table:table-cell table:formula="of:=[$Sheet1.C532]/[$Sheet1.C531]" office:value-type="float" office:value="1.00608" calcext:value-type="float">
            <text:p>1.00608</text:p>
          </table:table-cell>
          <table:table-cell table:formula="of:=[$Sheet1.D532]/[$Sheet1.D531]" office:value-type="float" office:value="1.01247349845163" calcext:value-type="float">
            <text:p>1.012473498451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7/21/2020</text:p>
          </table:table-cell>
          <table:table-cell table:formula="of:=[$Sheet1.C533]/[$Sheet1.C532]" office:value-type="float" office:value="0.984732824427481" calcext:value-type="float">
            <text:p>0.984732824427481</text:p>
          </table:table-cell>
          <table:table-cell table:formula="of:=[$Sheet1.D533]/[$Sheet1.D532]" office:value-type="float" office:value="0.994285749171251" calcext:value-type="float">
            <text:p>0.9942857491712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7/20/2020</text:p>
          </table:table-cell>
          <table:table-cell table:formula="of:=[$Sheet1.C534]/[$Sheet1.C533]" office:value-type="float" office:value="0.986757105943152" calcext:value-type="float">
            <text:p>0.986757105943152</text:p>
          </table:table-cell>
          <table:table-cell table:formula="of:=[$Sheet1.D534]/[$Sheet1.D533]" office:value-type="float" office:value="0.998323765081509" calcext:value-type="float">
            <text:p>0.9983237650815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7/17/2020</text:p>
          </table:table-cell>
          <table:table-cell table:formula="of:=[$Sheet1.C535]/[$Sheet1.C534]" office:value-type="float" office:value="1.00360065466448" calcext:value-type="float">
            <text:p>1.00360065466448</text:p>
          </table:table-cell>
          <table:table-cell table:formula="of:=[$Sheet1.D535]/[$Sheet1.D534]" office:value-type="float" office:value="0.991663181460342" calcext:value-type="float">
            <text:p>0.9916631814603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7/16/2020</text:p>
          </table:table-cell>
          <table:table-cell table:formula="of:=[$Sheet1.C536]/[$Sheet1.C535]" office:value-type="float" office:value="1.00260926288324" calcext:value-type="float">
            <text:p>1.00260926288324</text:p>
          </table:table-cell>
          <table:table-cell table:formula="of:=[$Sheet1.D536]/[$Sheet1.D535]" office:value-type="float" office:value="0.997159452109169" calcext:value-type="float">
            <text:p>0.9971594521091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7/15/2020</text:p>
          </table:table-cell>
          <table:table-cell table:formula="of:=[$Sheet1.C537]/[$Sheet1.C536]" office:value-type="float" office:value="1.00780741704619" calcext:value-type="float">
            <text:p>1.00780741704619</text:p>
          </table:table-cell>
          <table:table-cell table:formula="of:=[$Sheet1.D537]/[$Sheet1.D536]" office:value-type="float" office:value="1.0034177455319" calcext:value-type="float">
            <text:p>1.00341774553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7/14/2020</text:p>
          </table:table-cell>
          <table:table-cell table:formula="of:=[$Sheet1.C538]/[$Sheet1.C537]" office:value-type="float" office:value="0.987411233053583" calcext:value-type="float">
            <text:p>0.987411233053583</text:p>
          </table:table-cell>
          <table:table-cell table:formula="of:=[$Sheet1.D538]/[$Sheet1.D537]" office:value-type="float" office:value="0.990999702469503" calcext:value-type="float">
            <text:p>0.9909997024695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7/13/2020</text:p>
          </table:table-cell>
          <table:table-cell table:formula="of:=[$Sheet1.C539]/[$Sheet1.C538]" office:value-type="float" office:value="0.970905524681268" calcext:value-type="float">
            <text:p>0.970905524681268</text:p>
          </table:table-cell>
          <table:table-cell table:formula="of:=[$Sheet1.D539]/[$Sheet1.D538]" office:value-type="float" office:value="0.98677099752308" calcext:value-type="float">
            <text:p>0.986770997523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7/10/2020</text:p>
          </table:table-cell>
          <table:table-cell table:formula="of:=[$Sheet1.C540]/[$Sheet1.C539]" office:value-type="float" office:value="0.996632996632997" calcext:value-type="float">
            <text:p>0.996632996632997</text:p>
          </table:table-cell>
          <table:table-cell table:formula="of:=[$Sheet1.D540]/[$Sheet1.D539]" office:value-type="float" office:value="1.00945100500124" calcext:value-type="float">
            <text:p>1.009451005001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7/09/2020</text:p>
          </table:table-cell>
          <table:table-cell table:formula="of:=[$Sheet1.C541]/[$Sheet1.C540]" office:value-type="float" office:value="0.999662162162162" calcext:value-type="float">
            <text:p>0.999662162162162</text:p>
          </table:table-cell>
          <table:table-cell table:formula="of:=[$Sheet1.D541]/[$Sheet1.D540]" office:value-type="float" office:value="0.989642202295733" calcext:value-type="float">
            <text:p>0.9896422022957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7/08/2020</text:p>
          </table:table-cell>
          <table:table-cell table:formula="of:=[$Sheet1.C542]/[$Sheet1.C541]" office:value-type="float" office:value="1.01723555255154" calcext:value-type="float">
            <text:p>1.01723555255154</text:p>
          </table:table-cell>
          <table:table-cell table:formula="of:=[$Sheet1.D542]/[$Sheet1.D541]" office:value-type="float" office:value="1.00567567138846" calcext:value-type="float">
            <text:p>1.005675671388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7/07/2020</text:p>
          </table:table-cell>
          <table:table-cell table:formula="of:=[$Sheet1.C543]/[$Sheet1.C542]" office:value-type="float" office:value="0.99468438538206" calcext:value-type="float">
            <text:p>0.99468438538206</text:p>
          </table:table-cell>
          <table:table-cell table:formula="of:=[$Sheet1.D543]/[$Sheet1.D542]" office:value-type="float" office:value="0.992233291481858" calcext:value-type="float">
            <text:p>0.9922332914818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7/06/2020</text:p>
          </table:table-cell>
          <table:table-cell table:formula="of:=[$Sheet1.C544]/[$Sheet1.C543]" office:value-type="float" office:value="1.01837007348029" calcext:value-type="float">
            <text:p>1.01837007348029</text:p>
          </table:table-cell>
          <table:table-cell table:formula="of:=[$Sheet1.D544]/[$Sheet1.D543]" office:value-type="float" office:value="1.01093688400544" calcext:value-type="float">
            <text:p>1.010936884005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7/02/2020</text:p>
          </table:table-cell>
          <table:table-cell table:formula="of:=[$Sheet1.C545]/[$Sheet1.C544]" office:value-type="float" office:value="1.0045916693998" calcext:value-type="float">
            <text:p>1.0045916693998</text:p>
          </table:table-cell>
          <table:table-cell table:formula="of:=[$Sheet1.D545]/[$Sheet1.D544]" office:value-type="float" office:value="0.984366547997937" calcext:value-type="float">
            <text:p>0.9843665479979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7/01/2020</text:p>
          </table:table-cell>
          <table:table-cell table:formula="of:=[$Sheet1.C546]/[$Sheet1.C545]" office:value-type="float" office:value="0.986614430297094" calcext:value-type="float">
            <text:p>0.986614430297094</text:p>
          </table:table-cell>
          <table:table-cell table:formula="of:=[$Sheet1.D546]/[$Sheet1.D545]" office:value-type="float" office:value="0.995479247670135" calcext:value-type="float">
            <text:p>0.9954792476701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6/30/2020</text:p>
          </table:table-cell>
          <table:table-cell table:formula="of:=[$Sheet1.C547]/[$Sheet1.C546]" office:value-type="float" office:value="1.0066181336863" calcext:value-type="float">
            <text:p>1.0066181336863</text:p>
          </table:table-cell>
          <table:table-cell table:formula="of:=[$Sheet1.D547]/[$Sheet1.D546]" office:value-type="float" office:value="0.995002984729737" calcext:value-type="float">
            <text:p>0.9950029847297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6/29/2020</text:p>
          </table:table-cell>
          <table:table-cell table:formula="of:=[$Sheet1.C548]/[$Sheet1.C547]" office:value-type="float" office:value="0.995726495726496" calcext:value-type="float">
            <text:p>0.995726495726496</text:p>
          </table:table-cell>
          <table:table-cell table:formula="of:=[$Sheet1.D548]/[$Sheet1.D547]" office:value-type="float" office:value="0.984824000335452" calcext:value-type="float">
            <text:p>0.9848240003354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6/26/2020</text:p>
          </table:table-cell>
          <table:table-cell table:formula="of:=[$Sheet1.C549]/[$Sheet1.C548]" office:value-type="float" office:value="0.978210630571146" calcext:value-type="float">
            <text:p>0.978210630571146</text:p>
          </table:table-cell>
          <table:table-cell table:formula="of:=[$Sheet1.D549]/[$Sheet1.D548]" office:value-type="float" office:value="0.985526850165726" calcext:value-type="float">
            <text:p>0.9855268501657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6/25/2020</text:p>
          </table:table-cell>
          <table:table-cell table:formula="of:=[$Sheet1.C550]/[$Sheet1.C549]" office:value-type="float" office:value="1.02294971312859" calcext:value-type="float">
            <text:p>1.02294971312859</text:p>
          </table:table-cell>
          <table:table-cell table:formula="of:=[$Sheet1.D550]/[$Sheet1.D549]" office:value-type="float" office:value="1.02482843422343" calcext:value-type="float">
            <text:p>1.024828434223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6/24/2020</text:p>
          </table:table-cell>
          <table:table-cell table:formula="of:=[$Sheet1.C551]/[$Sheet1.C550]" office:value-type="float" office:value="0.993071593533487" calcext:value-type="float">
            <text:p>0.993071593533487</text:p>
          </table:table-cell>
          <table:table-cell table:formula="of:=[$Sheet1.D551]/[$Sheet1.D550]" office:value-type="float" office:value="0.989159337951073" calcext:value-type="float">
            <text:p>0.9891593379510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6/23/2020</text:p>
          </table:table-cell>
          <table:table-cell table:formula="of:=[$Sheet1.C552]/[$Sheet1.C551]" office:value-type="float" office:value="1.02757475083056" calcext:value-type="float">
            <text:p>1.02757475083056</text:p>
          </table:table-cell>
          <table:table-cell table:formula="of:=[$Sheet1.D552]/[$Sheet1.D551]" office:value-type="float" office:value="1.02654139060364" calcext:value-type="float">
            <text:p>1.026541390603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6/22/2020</text:p>
          </table:table-cell>
          <table:table-cell table:formula="of:=[$Sheet1.C553]/[$Sheet1.C552]" office:value-type="float" office:value="1.00323310701584" calcext:value-type="float">
            <text:p>1.00323310701584</text:p>
          </table:table-cell>
          <table:table-cell table:formula="of:=[$Sheet1.D553]/[$Sheet1.D552]" office:value-type="float" office:value="0.995711032833114" calcext:value-type="float">
            <text:p>0.9957110328331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6/19/2020</text:p>
          </table:table-cell>
          <table:table-cell table:formula="of:=[$Sheet1.C554]/[$Sheet1.C553]" office:value-type="float" office:value="1.00225588140509" calcext:value-type="float">
            <text:p>1.00225588140509</text:p>
          </table:table-cell>
          <table:table-cell table:formula="of:=[$Sheet1.D554]/[$Sheet1.D553]" office:value-type="float" office:value="0.99354685585626" calcext:value-type="float">
            <text:p>0.993546855856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6/18/2020</text:p>
          </table:table-cell>
          <table:table-cell table:formula="of:=[$Sheet1.C555]/[$Sheet1.C554]" office:value-type="float" office:value="1.02250803858521" calcext:value-type="float">
            <text:p>1.02250803858521</text:p>
          </table:table-cell>
          <table:table-cell table:formula="of:=[$Sheet1.D555]/[$Sheet1.D554]" office:value-type="float" office:value="1.00568156139637" calcext:value-type="float">
            <text:p>1.005681561396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6/17/2020</text:p>
          </table:table-cell>
          <table:table-cell table:formula="of:=[$Sheet1.C556]/[$Sheet1.C555]" office:value-type="float" office:value="0.991823899371069" calcext:value-type="float">
            <text:p>0.991823899371069</text:p>
          </table:table-cell>
          <table:table-cell table:formula="of:=[$Sheet1.D556]/[$Sheet1.D555]" office:value-type="float" office:value="0.999406164335193" calcext:value-type="float">
            <text:p>0.9994061643351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6/16/2020</text:p>
          </table:table-cell>
          <table:table-cell table:formula="of:=[$Sheet1.C557]/[$Sheet1.C556]" office:value-type="float" office:value="1.01775523145212" calcext:value-type="float">
            <text:p>1.01775523145212</text:p>
          </table:table-cell>
          <table:table-cell table:formula="of:=[$Sheet1.D557]/[$Sheet1.D556]" office:value-type="float" office:value="1.00361330853801" calcext:value-type="float">
            <text:p>1.003613308538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6/15/2020</text:p>
          </table:table-cell>
          <table:table-cell table:formula="of:=[$Sheet1.C558]/[$Sheet1.C557]" office:value-type="float" office:value="0.969470404984424" calcext:value-type="float">
            <text:p>0.969470404984424</text:p>
          </table:table-cell>
          <table:table-cell table:formula="of:=[$Sheet1.D558]/[$Sheet1.D557]" office:value-type="float" office:value="0.98139045168558" calcext:value-type="float">
            <text:p>0.981390451685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6/12/2020</text:p>
          </table:table-cell>
          <table:table-cell table:formula="of:=[$Sheet1.C559]/[$Sheet1.C558]" office:value-type="float" office:value="0.99646529562982" calcext:value-type="float">
            <text:p>0.99646529562982</text:p>
          </table:table-cell>
          <table:table-cell table:formula="of:=[$Sheet1.D559]/[$Sheet1.D558]" office:value-type="float" office:value="0.991756315647021" calcext:value-type="float">
            <text:p>0.9917563156470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6/11/2020</text:p>
          </table:table-cell>
          <table:table-cell table:formula="of:=[$Sheet1.C560]/[$Sheet1.C559]" office:value-type="float" office:value="0.981618832634634" calcext:value-type="float">
            <text:p>0.981618832634634</text:p>
          </table:table-cell>
          <table:table-cell table:formula="of:=[$Sheet1.D560]/[$Sheet1.D559]" office:value-type="float" office:value="0.987107529321246" calcext:value-type="float">
            <text:p>0.9871075293212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6/10/2020</text:p>
          </table:table-cell>
          <table:table-cell table:formula="of:=[$Sheet1.C561]/[$Sheet1.C560]" office:value-type="float" office:value="1.06011826544021" calcext:value-type="float">
            <text:p>1.06011826544021</text:p>
          </table:table-cell>
          <table:table-cell table:formula="of:=[$Sheet1.D561]/[$Sheet1.D560]" office:value-type="float" office:value="1.06263615469172" calcext:value-type="float">
            <text:p>1.062636154691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6/09/2020</text:p>
          </table:table-cell>
          <table:table-cell table:formula="of:=[$Sheet1.C562]/[$Sheet1.C561]" office:value-type="float" office:value="1.02324140068175" calcext:value-type="float">
            <text:p>1.02324140068175</text:p>
          </table:table-cell>
          <table:table-cell table:formula="of:=[$Sheet1.D562]/[$Sheet1.D561]" office:value-type="float" office:value="1.0053414583686" calcext:value-type="float">
            <text:p>1.00534145836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6/08/2020</text:p>
          </table:table-cell>
          <table:table-cell table:formula="of:=[$Sheet1.C563]/[$Sheet1.C562]" office:value-type="float" office:value="1.02665051483949" calcext:value-type="float">
            <text:p>1.02665051483949</text:p>
          </table:table-cell>
          <table:table-cell table:formula="of:=[$Sheet1.D563]/[$Sheet1.D562]" office:value-type="float" office:value="1.00786048802998" calcext:value-type="float">
            <text:p>1.007860488029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6/05/2020</text:p>
          </table:table-cell>
          <table:table-cell table:formula="of:=[$Sheet1.C564]/[$Sheet1.C563]" office:value-type="float" office:value="0.983480825958702" calcext:value-type="float">
            <text:p>0.983480825958702</text:p>
          </table:table-cell>
          <table:table-cell table:formula="of:=[$Sheet1.D564]/[$Sheet1.D563]" office:value-type="float" office:value="0.988101683274605" calcext:value-type="float">
            <text:p>0.9881016832746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6/04/2020</text:p>
          </table:table-cell>
          <table:table-cell table:formula="of:=[$Sheet1.C565]/[$Sheet1.C564]" office:value-type="float" office:value="0.981403719256149" calcext:value-type="float">
            <text:p>0.981403719256149</text:p>
          </table:table-cell>
          <table:table-cell table:formula="of:=[$Sheet1.D565]/[$Sheet1.D564]" office:value-type="float" office:value="0.97445779963869" calcext:value-type="float">
            <text:p>0.974457799638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6/03/2020</text:p>
          </table:table-cell>
          <table:table-cell table:formula="of:=[$Sheet1.C566]/[$Sheet1.C565]" office:value-type="float" office:value="1.01711491442543" calcext:value-type="float">
            <text:p>1.01711491442543</text:p>
          </table:table-cell>
          <table:table-cell table:formula="of:=[$Sheet1.D566]/[$Sheet1.D565]" office:value-type="float" office:value="1.00338008257426" calcext:value-type="float">
            <text:p>1.003380082574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6/02/2020</text:p>
          </table:table-cell>
          <table:table-cell table:formula="of:=[$Sheet1.C567]/[$Sheet1.C566]" office:value-type="float" office:value="1.00120192307692" calcext:value-type="float">
            <text:p>1.00120192307692</text:p>
          </table:table-cell>
          <table:table-cell table:formula="of:=[$Sheet1.D567]/[$Sheet1.D566]" office:value-type="float" office:value="0.986534822134767" calcext:value-type="float">
            <text:p>0.9865348221347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6/01/2020</text:p>
          </table:table-cell>
          <table:table-cell table:formula="of:=[$Sheet1.C568]/[$Sheet1.C567]" office:value-type="float" office:value="0.990096038415366" calcext:value-type="float">
            <text:p>0.990096038415366</text:p>
          </table:table-cell>
          <table:table-cell table:formula="of:=[$Sheet1.D568]/[$Sheet1.D567]" office:value-type="float" office:value="0.991856064294571" calcext:value-type="float">
            <text:p>0.9918560642945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5/29/2020</text:p>
          </table:table-cell>
          <table:table-cell table:formula="of:=[$Sheet1.C569]/[$Sheet1.C568]" office:value-type="float" office:value="0.983631403455593" calcext:value-type="float">
            <text:p>0.983631403455593</text:p>
          </table:table-cell>
          <table:table-cell table:formula="of:=[$Sheet1.D569]/[$Sheet1.D568]" office:value-type="float" office:value="0.996262758817042" calcext:value-type="float">
            <text:p>0.9962627588170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5/28/2020</text:p>
          </table:table-cell>
          <table:table-cell table:formula="of:=[$Sheet1.C570]/[$Sheet1.C569]" office:value-type="float" office:value="0.996610169491525" calcext:value-type="float">
            <text:p>0.996610169491525</text:p>
          </table:table-cell>
          <table:table-cell table:formula="of:=[$Sheet1.D570]/[$Sheet1.D569]" office:value-type="float" office:value="0.995210737408477" calcext:value-type="float">
            <text:p>0.9952107374084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5/27/2020</text:p>
          </table:table-cell>
          <table:table-cell table:formula="of:=[$Sheet1.C571]/[$Sheet1.C570]" office:value-type="float" office:value="0.99443413729128" calcext:value-type="float">
            <text:p>0.99443413729128</text:p>
          </table:table-cell>
          <table:table-cell table:formula="of:=[$Sheet1.D571]/[$Sheet1.D570]" office:value-type="float" office:value="1.00211239945474" calcext:value-type="float">
            <text:p>1.002112399454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5/26/2020</text:p>
          </table:table-cell>
          <table:table-cell table:formula="of:=[$Sheet1.C572]/[$Sheet1.C571]" office:value-type="float" office:value="0.986007462686567" calcext:value-type="float">
            <text:p>0.986007462686567</text:p>
          </table:table-cell>
          <table:table-cell table:formula="of:=[$Sheet1.D572]/[$Sheet1.D571]" office:value-type="float" office:value="0.985389294924789" calcext:value-type="float">
            <text:p>0.9853892949247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5/22/2020</text:p>
          </table:table-cell>
          <table:table-cell table:formula="of:=[$Sheet1.C573]/[$Sheet1.C572]" office:value-type="float" office:value="0.992431409649953" calcext:value-type="float">
            <text:p>0.992431409649953</text:p>
          </table:table-cell>
          <table:table-cell table:formula="of:=[$Sheet1.D573]/[$Sheet1.D572]" office:value-type="float" office:value="0.987860029347176" calcext:value-type="float">
            <text:p>0.9878600293471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5/21/2020</text:p>
          </table:table-cell>
          <table:table-cell table:formula="of:=[$Sheet1.C574]/[$Sheet1.C573]" office:value-type="float" office:value="1.0015888147442" calcext:value-type="float">
            <text:p>1.0015888147442</text:p>
          </table:table-cell>
          <table:table-cell table:formula="of:=[$Sheet1.D574]/[$Sheet1.D573]" office:value-type="float" office:value="0.997651795834814" calcext:value-type="float">
            <text:p>0.9976517958348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5/20/2020</text:p>
          </table:table-cell>
          <table:table-cell table:formula="of:=[$Sheet1.C575]/[$Sheet1.C574]" office:value-type="float" office:value="1.01618020304569" calcext:value-type="float">
            <text:p>1.01618020304569</text:p>
          </table:table-cell>
          <table:table-cell table:formula="of:=[$Sheet1.D575]/[$Sheet1.D574]" office:value-type="float" office:value="1.00783446554361" calcext:value-type="float">
            <text:p>1.007834465543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5/19/2020</text:p>
          </table:table-cell>
          <table:table-cell table:formula="of:=[$Sheet1.C576]/[$Sheet1.C575]" office:value-type="float" office:value="1.00156103652825" calcext:value-type="float">
            <text:p>1.00156103652825</text:p>
          </table:table-cell>
          <table:table-cell table:formula="of:=[$Sheet1.D576]/[$Sheet1.D575]" office:value-type="float" office:value="0.983621673099767" calcext:value-type="float">
            <text:p>0.9836216730997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5/18/2020</text:p>
          </table:table-cell>
          <table:table-cell table:formula="of:=[$Sheet1.C577]/[$Sheet1.C576]" office:value-type="float" office:value="0.997506234413965" calcext:value-type="float">
            <text:p>0.997506234413965</text:p>
          </table:table-cell>
          <table:table-cell table:formula="of:=[$Sheet1.D577]/[$Sheet1.D576]" office:value-type="float" office:value="1.01059549631535" calcext:value-type="float">
            <text:p>1.010595496315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5/15/2020</text:p>
          </table:table-cell>
          <table:table-cell table:formula="of:=[$Sheet1.C578]/[$Sheet1.C577]" office:value-type="float" office:value="0.974375" calcext:value-type="float">
            <text:p>0.974375</text:p>
          </table:table-cell>
          <table:table-cell table:formula="of:=[$Sheet1.D578]/[$Sheet1.D577]" office:value-type="float" office:value="0.96946081634173" calcext:value-type="float">
            <text:p>0.969460816341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5/14/2020</text:p>
          </table:table-cell>
          <table:table-cell table:formula="of:=[$Sheet1.C579]/[$Sheet1.C578]" office:value-type="float" office:value="0.982681205901219" calcext:value-type="float">
            <text:p>0.982681205901219</text:p>
          </table:table-cell>
          <table:table-cell table:formula="of:=[$Sheet1.D579]/[$Sheet1.D578]" office:value-type="float" office:value="0.996088975800538" calcext:value-type="float">
            <text:p>0.9960889758005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5/13/2020</text:p>
          </table:table-cell>
          <table:table-cell table:formula="of:=[$Sheet1.C580]/[$Sheet1.C579]" office:value-type="float" office:value="1.01958224543081" calcext:value-type="float">
            <text:p>1.01958224543081</text:p>
          </table:table-cell>
          <table:table-cell table:formula="of:=[$Sheet1.D580]/[$Sheet1.D579]" office:value-type="float" office:value="0.988606485539001" calcext:value-type="float">
            <text:p>0.988606485539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5/12/2020</text:p>
          </table:table-cell>
          <table:table-cell table:formula="of:=[$Sheet1.C581]/[$Sheet1.C580]" office:value-type="float" office:value="1.03169014084507" calcext:value-type="float">
            <text:p>1.03169014084507</text:p>
          </table:table-cell>
          <table:table-cell table:formula="of:=[$Sheet1.D581]/[$Sheet1.D580]" office:value-type="float" office:value="1.01777304964539" calcext:value-type="float">
            <text:p>1.017773049645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5/11/2020</text:p>
          </table:table-cell>
          <table:table-cell table:formula="of:=[$Sheet1.C582]/[$Sheet1.C581]" office:value-type="float" office:value="1.02202916537388" calcext:value-type="float">
            <text:p>1.02202916537388</text:p>
          </table:table-cell>
          <table:table-cell table:formula="of:=[$Sheet1.D582]/[$Sheet1.D581]" office:value-type="float" office:value="1.02097473276379" calcext:value-type="float">
            <text:p>1.020974732763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5/08/2020</text:p>
          </table:table-cell>
          <table:table-cell table:formula="of:=[$Sheet1.C583]/[$Sheet1.C582]" office:value-type="float" office:value="0.972677595628415" calcext:value-type="float">
            <text:p>0.972677595628415</text:p>
          </table:table-cell>
          <table:table-cell table:formula="of:=[$Sheet1.D583]/[$Sheet1.D582]" office:value-type="float" office:value="0.999822544978023" calcext:value-type="float">
            <text:p>0.9998225449780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5/07/2020</text:p>
          </table:table-cell>
          <table:table-cell table:formula="of:=[$Sheet1.C584]/[$Sheet1.C583]" office:value-type="float" office:value="0.994694132334582" calcext:value-type="float">
            <text:p>0.994694132334582</text:p>
          </table:table-cell>
          <table:table-cell table:formula="of:=[$Sheet1.D584]/[$Sheet1.D583]" office:value-type="float" office:value="0.983408423783193" calcext:value-type="float">
            <text:p>0.9834084237831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5/06/2020</text:p>
          </table:table-cell>
          <table:table-cell table:formula="of:=[$Sheet1.C585]/[$Sheet1.C584]" office:value-type="float" office:value="0.959523062441167" calcext:value-type="float">
            <text:p>0.959523062441167</text:p>
          </table:table-cell>
          <table:table-cell table:formula="of:=[$Sheet1.D585]/[$Sheet1.D584]" office:value-type="float" office:value="0.988626227357446" calcext:value-type="float">
            <text:p>0.9886262273574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5/05/2020</text:p>
          </table:table-cell>
          <table:table-cell table:formula="of:=[$Sheet1.C586]/[$Sheet1.C585]" office:value-type="float" office:value="1.00098103335513" calcext:value-type="float">
            <text:p>1.00098103335513</text:p>
          </table:table-cell>
          <table:table-cell table:formula="of:=[$Sheet1.D586]/[$Sheet1.D585]" office:value-type="float" office:value="1.00702845788191" calcext:value-type="float">
            <text:p>1.007028457881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5/04/2020</text:p>
          </table:table-cell>
          <table:table-cell table:formula="of:=[$Sheet1.C587]/[$Sheet1.C586]" office:value-type="float" office:value="0.983665468801045" calcext:value-type="float">
            <text:p>0.983665468801045</text:p>
          </table:table-cell>
          <table:table-cell table:formula="of:=[$Sheet1.D587]/[$Sheet1.D586]" office:value-type="float" office:value="0.991040426154983" calcext:value-type="float">
            <text:p>0.9910404261549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5/01/2020</text:p>
          </table:table-cell>
          <table:table-cell table:formula="of:=[$Sheet1.C588]/[$Sheet1.C587]" office:value-type="float" office:value="0.991697110594487" calcext:value-type="float">
            <text:p>0.991697110594487</text:p>
          </table:table-cell>
          <table:table-cell table:formula="of:=[$Sheet1.D588]/[$Sheet1.D587]" office:value-type="float" office:value="0.995768167331518" calcext:value-type="float">
            <text:p>0.9957681673315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4/30/2020</text:p>
          </table:table-cell>
          <table:table-cell table:formula="of:=[$Sheet1.C589]/[$Sheet1.C588]" office:value-type="float" office:value="1.02746148693905" calcext:value-type="float">
            <text:p>1.02746148693905</text:p>
          </table:table-cell>
          <table:table-cell table:formula="of:=[$Sheet1.D589]/[$Sheet1.D588]" office:value-type="float" office:value="1.02886908231504" calcext:value-type="float">
            <text:p>1.028869082315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4/29/2020</text:p>
          </table:table-cell>
          <table:table-cell table:formula="of:=[$Sheet1.C590]/[$Sheet1.C589]" office:value-type="float" office:value="1.04204693611473" calcext:value-type="float">
            <text:p>1.04204693611473</text:p>
          </table:table-cell>
          <table:table-cell table:formula="of:=[$Sheet1.D590]/[$Sheet1.D589]" office:value-type="float" office:value="1.00929807755036" calcext:value-type="float">
            <text:p>1.009298077550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4/28/2020</text:p>
          </table:table-cell>
          <table:table-cell table:formula="of:=[$Sheet1.C591]/[$Sheet1.C590]" office:value-type="float" office:value="0.950578667500782" calcext:value-type="float">
            <text:p>0.950578667500782</text:p>
          </table:table-cell>
          <table:table-cell table:formula="of:=[$Sheet1.D591]/[$Sheet1.D590]" office:value-type="float" office:value="0.974104527625352" calcext:value-type="float">
            <text:p>0.9741045276253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4/27/2020</text:p>
          </table:table-cell>
          <table:table-cell table:formula="of:=[$Sheet1.C592]/[$Sheet1.C591]" office:value-type="float" office:value="0.975978940440935" calcext:value-type="float">
            <text:p>0.975978940440935</text:p>
          </table:table-cell>
          <table:table-cell table:formula="of:=[$Sheet1.D592]/[$Sheet1.D591]" office:value-type="float" office:value="1.00526997719486" calcext:value-type="float">
            <text:p>1.005269977194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4/24/2020</text:p>
          </table:table-cell>
          <table:table-cell table:formula="of:=[$Sheet1.C593]/[$Sheet1.C592]" office:value-type="float" office:value="0.984828051247471" calcext:value-type="float">
            <text:p>0.984828051247471</text:p>
          </table:table-cell>
          <table:table-cell table:formula="of:=[$Sheet1.D593]/[$Sheet1.D592]" office:value-type="float" office:value="0.985499291292627" calcext:value-type="float">
            <text:p>0.9854992912926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4/23/2020</text:p>
          </table:table-cell>
          <table:table-cell table:formula="of:=[$Sheet1.C594]/[$Sheet1.C593]" office:value-type="float" office:value="0.988360150633345" calcext:value-type="float">
            <text:p>0.988360150633345</text:p>
          </table:table-cell>
          <table:table-cell table:formula="of:=[$Sheet1.D594]/[$Sheet1.D593]" office:value-type="float" office:value="0.986272975316737" calcext:value-type="float">
            <text:p>0.9862729753167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4/22/2020</text:p>
          </table:table-cell>
          <table:table-cell table:formula="of:=[$Sheet1.C595]/[$Sheet1.C594]" office:value-type="float" office:value="0.992379632836855" calcext:value-type="float">
            <text:p>0.992379632836855</text:p>
          </table:table-cell>
          <table:table-cell table:formula="of:=[$Sheet1.D595]/[$Sheet1.D594]" office:value-type="float" office:value="1.00053970977196" calcext:value-type="float">
            <text:p>1.000539709771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4/21/2020</text:p>
          </table:table-cell>
          <table:table-cell table:formula="of:=[$Sheet1.C596]/[$Sheet1.C595]" office:value-type="float" office:value="0.981849912739965" calcext:value-type="float">
            <text:p>0.981849912739965</text:p>
          </table:table-cell>
          <table:table-cell table:formula="of:=[$Sheet1.D596]/[$Sheet1.D595]" office:value-type="float" office:value="0.977583761712708" calcext:value-type="float">
            <text:p>0.9775837617127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4/20/2020</text:p>
          </table:table-cell>
          <table:table-cell table:formula="of:=[$Sheet1.C597]/[$Sheet1.C596]" office:value-type="float" office:value="1.0423035904728" calcext:value-type="float">
            <text:p>1.0423035904728</text:p>
          </table:table-cell>
          <table:table-cell table:formula="of:=[$Sheet1.D597]/[$Sheet1.D596]" office:value-type="float" office:value="1.03164556962025" calcext:value-type="float">
            <text:p>1.031645569620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4/17/2020</text:p>
          </table:table-cell>
          <table:table-cell table:formula="of:=[$Sheet1.C598]/[$Sheet1.C597]" office:value-type="float" office:value="1.00272851296044" calcext:value-type="float">
            <text:p>1.00272851296044</text:p>
          </table:table-cell>
          <table:table-cell table:formula="of:=[$Sheet1.D598]/[$Sheet1.D597]" office:value-type="float" office:value="1.01820654869012" calcext:value-type="float">
            <text:p>1.018206548690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4/16/2020</text:p>
          </table:table-cell>
          <table:table-cell table:formula="of:=[$Sheet1.C599]/[$Sheet1.C598]" office:value-type="float" office:value="0.969387755102041" calcext:value-type="float">
            <text:p>0.969387755102041</text:p>
          </table:table-cell>
          <table:table-cell table:formula="of:=[$Sheet1.D599]/[$Sheet1.D598]" office:value-type="float" office:value="0.973905571635311" calcext:value-type="float">
            <text:p>0.9739055716353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4/15/2020</text:p>
          </table:table-cell>
          <table:table-cell table:formula="of:=[$Sheet1.C600]/[$Sheet1.C599]" office:value-type="float" office:value="0.99578947368421" calcext:value-type="float">
            <text:p>0.99578947368421</text:p>
          </table:table-cell>
          <table:table-cell table:formula="of:=[$Sheet1.D600]/[$Sheet1.D599]" office:value-type="float" office:value="0.994216927720527" calcext:value-type="float">
            <text:p>0.9942169277205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4/14/2020</text:p>
          </table:table-cell>
          <table:table-cell table:formula="of:=[$Sheet1.C601]/[$Sheet1.C600]" office:value-type="float" office:value="1.03981677237491" calcext:value-type="float">
            <text:p>1.03981677237491</text:p>
          </table:table-cell>
          <table:table-cell table:formula="of:=[$Sheet1.D601]/[$Sheet1.D600]" office:value-type="float" office:value="1.02252673028282" calcext:value-type="float">
            <text:p>1.022526730282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4/13/2020</text:p>
          </table:table-cell>
          <table:table-cell table:formula="of:=[$Sheet1.C602]/[$Sheet1.C601]" office:value-type="float" office:value="0.972551677397492" calcext:value-type="float">
            <text:p>0.972551677397492</text:p>
          </table:table-cell>
          <table:table-cell table:formula="of:=[$Sheet1.D602]/[$Sheet1.D601]" office:value-type="float" office:value="0.970334427243277" calcext:value-type="float">
            <text:p>0.9703344272432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4/09/2020</text:p>
          </table:table-cell>
          <table:table-cell table:formula="of:=[$Sheet1.C603]/[$Sheet1.C602]" office:value-type="float" office:value="1" calcext:value-type="float">
            <text:p>1</text:p>
          </table:table-cell>
          <table:table-cell table:formula="of:=[$Sheet1.D603]/[$Sheet1.D602]" office:value-type="float" office:value="1.01020773963203" calcext:value-type="float">
            <text:p>1.010207739632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4/08/2020</text:p>
          </table:table-cell>
          <table:table-cell table:formula="of:=[$Sheet1.C604]/[$Sheet1.C603]" office:value-type="float" office:value="0.98815331010453" calcext:value-type="float">
            <text:p>0.98815331010453</text:p>
          </table:table-cell>
          <table:table-cell table:formula="of:=[$Sheet1.D604]/[$Sheet1.D603]" office:value-type="float" office:value="0.985719508785513" calcext:value-type="float">
            <text:p>0.9857195087855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4/07/2020</text:p>
          </table:table-cell>
          <table:table-cell table:formula="of:=[$Sheet1.C605]/[$Sheet1.C604]" office:value-type="float" office:value="0.992947813822285" calcext:value-type="float">
            <text:p>0.992947813822285</text:p>
          </table:table-cell>
          <table:table-cell table:formula="of:=[$Sheet1.D605]/[$Sheet1.D604]" office:value-type="float" office:value="0.967065215019746" calcext:value-type="float">
            <text:p>0.9670652150197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4/06/2020</text:p>
          </table:table-cell>
          <table:table-cell table:formula="of:=[$Sheet1.C606]/[$Sheet1.C605]" office:value-type="float" office:value="1.01740056818182" calcext:value-type="float">
            <text:p>1.01740056818182</text:p>
          </table:table-cell>
          <table:table-cell table:formula="of:=[$Sheet1.D606]/[$Sheet1.D605]" office:value-type="float" office:value="1.0016056192915" calcext:value-type="float">
            <text:p>1.00160561929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4/03/2020</text:p>
          </table:table-cell>
          <table:table-cell table:formula="of:=[$Sheet1.C607]/[$Sheet1.C606]" office:value-type="float" office:value="0.975567190226876" calcext:value-type="float">
            <text:p>0.975567190226876</text:p>
          </table:table-cell>
          <table:table-cell table:formula="of:=[$Sheet1.D607]/[$Sheet1.D606]" office:value-type="float" office:value="0.93429015497357" calcext:value-type="float">
            <text:p>0.934290154973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4/02/2020</text:p>
          </table:table-cell>
          <table:table-cell table:formula="of:=[$Sheet1.C608]/[$Sheet1.C607]" office:value-type="float" office:value="0.983542039355993" calcext:value-type="float">
            <text:p>0.983542039355993</text:p>
          </table:table-cell>
          <table:table-cell table:formula="of:=[$Sheet1.D608]/[$Sheet1.D607]" office:value-type="float" office:value="1.01536977879573" calcext:value-type="float">
            <text:p>1.015369778795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4/01/2020</text:p>
          </table:table-cell>
          <table:table-cell table:formula="of:=[$Sheet1.C609]/[$Sheet1.C608]" office:value-type="float" office:value="0.989814477991997" calcext:value-type="float">
            <text:p>0.989814477991997</text:p>
          </table:table-cell>
          <table:table-cell table:formula="of:=[$Sheet1.D609]/[$Sheet1.D608]" office:value-type="float" office:value="0.977680161462662" calcext:value-type="float">
            <text:p>0.9776801614626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3/31/2020</text:p>
          </table:table-cell>
          <table:table-cell table:formula="of:=[$Sheet1.C610]/[$Sheet1.C609]" office:value-type="float" office:value="1.06909224549798" calcext:value-type="float">
            <text:p>1.06909224549798</text:p>
          </table:table-cell>
          <table:table-cell table:formula="of:=[$Sheet1.D610]/[$Sheet1.D609]" office:value-type="float" office:value="1.04618093503339" calcext:value-type="float">
            <text:p>1.046180935033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3/30/2020</text:p>
          </table:table-cell>
          <table:table-cell table:formula="of:=[$Sheet1.C611]/[$Sheet1.C610]" office:value-type="float" office:value="0.969405293915435" calcext:value-type="float">
            <text:p>0.969405293915435</text:p>
          </table:table-cell>
          <table:table-cell table:formula="of:=[$Sheet1.D611]/[$Sheet1.D610]" office:value-type="float" office:value="1.0162733741135" calcext:value-type="float">
            <text:p>1.01627337411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3/27/2020</text:p>
          </table:table-cell>
          <table:table-cell table:formula="of:=[$Sheet1.C612]/[$Sheet1.C611]" office:value-type="float" office:value="0.983687943262411" calcext:value-type="float">
            <text:p>0.983687943262411</text:p>
          </table:table-cell>
          <table:table-cell table:formula="of:=[$Sheet1.D612]/[$Sheet1.D611]" office:value-type="float" office:value="0.967570860221194" calcext:value-type="float">
            <text:p>0.9675708602211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3/26/2020</text:p>
          </table:table-cell>
          <table:table-cell table:formula="of:=[$Sheet1.C613]/[$Sheet1.C612]" office:value-type="float" office:value="1.07209805335256" calcext:value-type="float">
            <text:p>1.07209805335256</text:p>
          </table:table-cell>
          <table:table-cell table:formula="of:=[$Sheet1.D613]/[$Sheet1.D612]" office:value-type="float" office:value="1.03486171388999" calcext:value-type="float">
            <text:p>1.034861713889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3/25/2020</text:p>
          </table:table-cell>
          <table:table-cell table:formula="of:=[$Sheet1.C614]/[$Sheet1.C613]" office:value-type="float" office:value="0.95965030262273" calcext:value-type="float">
            <text:p>0.95965030262273</text:p>
          </table:table-cell>
          <table:table-cell table:formula="of:=[$Sheet1.D614]/[$Sheet1.D613]" office:value-type="float" office:value="0.941252514191637" calcext:value-type="float">
            <text:p>0.9412525141916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3/24/2020</text:p>
          </table:table-cell>
          <table:table-cell table:formula="of:=[$Sheet1.C615]/[$Sheet1.C614]" office:value-type="float" office:value="0.943237561317449" calcext:value-type="float">
            <text:p>0.943237561317449</text:p>
          </table:table-cell>
          <table:table-cell table:formula="of:=[$Sheet1.D615]/[$Sheet1.D614]" office:value-type="float" office:value="0.988596519575369" calcext:value-type="float">
            <text:p>0.9885965195753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3/23/2020</text:p>
          </table:table-cell>
          <table:table-cell table:formula="of:=[$Sheet1.C616]/[$Sheet1.C615]" office:value-type="float" office:value="0.88187221396731" calcext:value-type="float">
            <text:p>0.88187221396731</text:p>
          </table:table-cell>
          <table:table-cell table:formula="of:=[$Sheet1.D616]/[$Sheet1.D615]" office:value-type="float" office:value="0.914220803896491" calcext:value-type="float">
            <text:p>0.9142208038964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3/20/2020</text:p>
          </table:table-cell>
          <table:table-cell table:formula="of:=[$Sheet1.C617]/[$Sheet1.C616]" office:value-type="float" office:value="1.07961246840775" calcext:value-type="float">
            <text:p>1.07961246840775</text:p>
          </table:table-cell>
          <table:table-cell table:formula="of:=[$Sheet1.D617]/[$Sheet1.D616]" office:value-type="float" office:value="1.03017788504514" calcext:value-type="float">
            <text:p>1.030177885045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3/19/2020</text:p>
          </table:table-cell>
          <table:table-cell table:formula="of:=[$Sheet1.C618]/[$Sheet1.C617]" office:value-type="float" office:value="0.96917674600078" calcext:value-type="float">
            <text:p>0.96917674600078</text:p>
          </table:table-cell>
          <table:table-cell table:formula="of:=[$Sheet1.D618]/[$Sheet1.D617]" office:value-type="float" office:value="1.04532478350659" calcext:value-type="float">
            <text:p>1.045324783506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3/18/2020</text:p>
          </table:table-cell>
          <table:table-cell table:formula="of:=[$Sheet1.C619]/[$Sheet1.C618]" office:value-type="float" office:value="0.962962962962963" calcext:value-type="float">
            <text:p>0.962962962962963</text:p>
          </table:table-cell>
          <table:table-cell table:formula="of:=[$Sheet1.D619]/[$Sheet1.D618]" office:value-type="float" office:value="0.995314166656291" calcext:value-type="float">
            <text:p>0.9953141666562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3/17/2020</text:p>
          </table:table-cell>
          <table:table-cell table:formula="of:=[$Sheet1.C620]/[$Sheet1.C619]" office:value-type="float" office:value="1.12081939799331" calcext:value-type="float">
            <text:p>1.12081939799331</text:p>
          </table:table-cell>
          <table:table-cell table:formula="of:=[$Sheet1.D620]/[$Sheet1.D619]" office:value-type="float" office:value="1.05466410908636" calcext:value-type="float">
            <text:p>1.054664109086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3/16/2020</text:p>
          </table:table-cell>
          <table:table-cell table:formula="of:=[$Sheet1.C621]/[$Sheet1.C620]" office:value-type="float" office:value="1.01864975755315" calcext:value-type="float">
            <text:p>1.01864975755315</text:p>
          </table:table-cell>
          <table:table-cell table:formula="of:=[$Sheet1.D621]/[$Sheet1.D620]" office:value-type="float" office:value="0.943436436171264" calcext:value-type="float">
            <text:p>0.9434364361712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3/13/2020</text:p>
          </table:table-cell>
          <table:table-cell table:formula="of:=[$Sheet1.C622]/[$Sheet1.C621]" office:value-type="float" office:value="1.13255217868912" calcext:value-type="float">
            <text:p>1.13255217868912</text:p>
          </table:table-cell>
          <table:table-cell table:formula="of:=[$Sheet1.D622]/[$Sheet1.D621]" office:value-type="float" office:value="1.1361577114407" calcext:value-type="float">
            <text:p>1.13615771144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3/12/2020</text:p>
          </table:table-cell>
          <table:table-cell table:formula="of:=[$Sheet1.C623]/[$Sheet1.C622]" office:value-type="float" office:value="0.839314581312642" calcext:value-type="float">
            <text:p>0.839314581312642</text:p>
          </table:table-cell>
          <table:table-cell table:formula="of:=[$Sheet1.D623]/[$Sheet1.D622]" office:value-type="float" office:value="0.915020914637295" calcext:value-type="float">
            <text:p>0.9150209146372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3/11/2020</text:p>
          </table:table-cell>
          <table:table-cell table:formula="of:=[$Sheet1.C624]/[$Sheet1.C623]" office:value-type="float" office:value="1.20146379044684" calcext:value-type="float">
            <text:p>1.20146379044684</text:p>
          </table:table-cell>
          <table:table-cell table:formula="of:=[$Sheet1.D624]/[$Sheet1.D623]" office:value-type="float" office:value="1.10510997162023" calcext:value-type="float">
            <text:p>1.105109971620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3/10/2020</text:p>
          </table:table-cell>
          <table:table-cell table:formula="of:=[$Sheet1.C625]/[$Sheet1.C624]" office:value-type="float" office:value="1.03655017633857" calcext:value-type="float">
            <text:p>1.03655017633857</text:p>
          </table:table-cell>
          <table:table-cell table:formula="of:=[$Sheet1.D625]/[$Sheet1.D624]" office:value-type="float" office:value="1.05137923235743" calcext:value-type="float">
            <text:p>1.051379232357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3/09/2020</text:p>
          </table:table-cell>
          <table:table-cell table:formula="of:=[$Sheet1.C626]/[$Sheet1.C625]" office:value-type="float" office:value="0.966285184039592" calcext:value-type="float">
            <text:p>0.966285184039592</text:p>
          </table:table-cell>
          <table:table-cell table:formula="of:=[$Sheet1.D626]/[$Sheet1.D625]" office:value-type="float" office:value="0.952928808596122" calcext:value-type="float">
            <text:p>0.9529288085961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3/06/2020</text:p>
          </table:table-cell>
          <table:table-cell table:formula="of:=[$Sheet1.C627]/[$Sheet1.C626]" office:value-type="float" office:value="1.21702944942382" calcext:value-type="float">
            <text:p>1.21702944942382</text:p>
          </table:table-cell>
          <table:table-cell table:formula="of:=[$Sheet1.D627]/[$Sheet1.D626]" office:value-type="float" office:value="1.0822155714785" calcext:value-type="float">
            <text:p>1.08221557147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3/05/2020</text:p>
          </table:table-cell>
          <table:table-cell table:formula="of:=[$Sheet1.C628]/[$Sheet1.C627]" office:value-type="float" office:value="1.01236191478169" calcext:value-type="float">
            <text:p>1.01236191478169</text:p>
          </table:table-cell>
          <table:table-cell table:formula="of:=[$Sheet1.D628]/[$Sheet1.D627]" office:value-type="float" office:value="1.01734979158046" calcext:value-type="float">
            <text:p>1.017349791580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3/04/2020</text:p>
          </table:table-cell>
          <table:table-cell table:formula="of:=[$Sheet1.C629]/[$Sheet1.C628]" office:value-type="float" office:value="1.0088334632372" calcext:value-type="float">
            <text:p>1.0088334632372</text:p>
          </table:table-cell>
          <table:table-cell table:formula="of:=[$Sheet1.D629]/[$Sheet1.D628]" office:value-type="float" office:value="1.03511313055153" calcext:value-type="float">
            <text:p>1.035113130551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3/03/2020</text:p>
          </table:table-cell>
          <table:table-cell table:formula="of:=[$Sheet1.C630]/[$Sheet1.C629]" office:value-type="float" office:value="0.974246716456348" calcext:value-type="float">
            <text:p>0.974246716456348</text:p>
          </table:table-cell>
          <table:table-cell table:formula="of:=[$Sheet1.D630]/[$Sheet1.D629]" office:value-type="float" office:value="0.959506344804672" calcext:value-type="float">
            <text:p>0.9595063448046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3/02/2020</text:p>
          </table:table-cell>
          <table:table-cell table:formula="of:=[$Sheet1.C631]/[$Sheet1.C630]" office:value-type="float" office:value="1.00978059740946" calcext:value-type="float">
            <text:p>1.00978059740946</text:p>
          </table:table-cell>
          <table:table-cell table:formula="of:=[$Sheet1.D631]/[$Sheet1.D630]" office:value-type="float" office:value="1.02892084558346" calcext:value-type="float">
            <text:p>1.028920845583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2/28/2020</text:p>
          </table:table-cell>
          <table:table-cell table:formula="of:=[$Sheet1.C632]/[$Sheet1.C631]" office:value-type="float" office:value="0.979842931937173" calcext:value-type="float">
            <text:p>0.979842931937173</text:p>
          </table:table-cell>
          <table:table-cell table:formula="of:=[$Sheet1.D632]/[$Sheet1.D631]" office:value-type="float" office:value="0.955987094811713" calcext:value-type="float">
            <text:p>0.9559870948117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2/27/2020</text:p>
          </table:table-cell>
          <table:table-cell table:formula="of:=[$Sheet1.C633]/[$Sheet1.C632]" office:value-type="float" office:value="1.00614480363345" calcext:value-type="float">
            <text:p>1.00614480363345</text:p>
          </table:table-cell>
          <table:table-cell table:formula="of:=[$Sheet1.D633]/[$Sheet1.D632]" office:value-type="float" office:value="1.00830676117554" calcext:value-type="float">
            <text:p>1.008306761175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2/26/2020</text:p>
          </table:table-cell>
          <table:table-cell table:formula="of:=[$Sheet1.C634]/[$Sheet1.C633]" office:value-type="float" office:value="1.04142326075412" calcext:value-type="float">
            <text:p>1.04142326075412</text:p>
          </table:table-cell>
          <table:table-cell table:formula="of:=[$Sheet1.D634]/[$Sheet1.D633]" office:value-type="float" office:value="1.0462037894963" calcext:value-type="float">
            <text:p>1.04620378949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2/25/2020</text:p>
          </table:table-cell>
          <table:table-cell table:formula="of:=[$Sheet1.C635]/[$Sheet1.C634]" office:value-type="float" office:value="1.01657317695054" calcext:value-type="float">
            <text:p>1.01657317695054</text:p>
          </table:table-cell>
          <table:table-cell table:formula="of:=[$Sheet1.D635]/[$Sheet1.D634]" office:value-type="float" office:value="1.00379285006049" calcext:value-type="float">
            <text:p>1.003792850060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2/24/2020</text:p>
          </table:table-cell>
          <table:table-cell table:formula="of:=[$Sheet1.C636]/[$Sheet1.C635]" office:value-type="float" office:value="1.0243290694758" calcext:value-type="float">
            <text:p>1.0243290694758</text:p>
          </table:table-cell>
          <table:table-cell table:formula="of:=[$Sheet1.D636]/[$Sheet1.D635]" office:value-type="float" office:value="1.03122552514058" calcext:value-type="float">
            <text:p>1.031225525140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2/21/2020</text:p>
          </table:table-cell>
          <table:table-cell table:formula="of:=[$Sheet1.C637]/[$Sheet1.C636]" office:value-type="float" office:value="1.02522037218413" calcext:value-type="float">
            <text:p>1.02522037218413</text:p>
          </table:table-cell>
          <table:table-cell table:formula="of:=[$Sheet1.D637]/[$Sheet1.D636]" office:value-type="float" office:value="1.03467570189932" calcext:value-type="float">
            <text:p>1.034675701899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2/20/2020</text:p>
          </table:table-cell>
          <table:table-cell table:formula="of:=[$Sheet1.C638]/[$Sheet1.C637]" office:value-type="float" office:value="0.9973728206353" calcext:value-type="float">
            <text:p>0.9973728206353</text:p>
          </table:table-cell>
          <table:table-cell table:formula="of:=[$Sheet1.D638]/[$Sheet1.D637]" office:value-type="float" office:value="1.01062991536215" calcext:value-type="float">
            <text:p>1.010629915362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2/19/2020</text:p>
          </table:table-cell>
          <table:table-cell table:formula="of:=[$Sheet1.C639]/[$Sheet1.C638]" office:value-type="float" office:value="1.00502873563218" calcext:value-type="float">
            <text:p>1.00502873563218</text:p>
          </table:table-cell>
          <table:table-cell table:formula="of:=[$Sheet1.D639]/[$Sheet1.D638]" office:value-type="float" office:value="1.00383015685263" calcext:value-type="float">
            <text:p>1.003830156852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2/18/2020</text:p>
          </table:table-cell>
          <table:table-cell table:formula="of:=[$Sheet1.C640]/[$Sheet1.C639]" office:value-type="float" office:value="0.990231117464856" calcext:value-type="float">
            <text:p>0.990231117464856</text:p>
          </table:table-cell>
          <table:table-cell table:formula="of:=[$Sheet1.D640]/[$Sheet1.D639]" office:value-type="float" office:value="0.99531621457998" calcext:value-type="float">
            <text:p>0.995316214579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2/14/2020</text:p>
          </table:table-cell>
          <table:table-cell table:formula="of:=[$Sheet1.C641]/[$Sheet1.C640]" office:value-type="float" office:value="1.01539942252166" calcext:value-type="float">
            <text:p>1.01539942252166</text:p>
          </table:table-cell>
          <table:table-cell table:formula="of:=[$Sheet1.D641]/[$Sheet1.D640]" office:value-type="float" office:value="1.00292853137267" calcext:value-type="float">
            <text:p>1.002928531372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2/13/2020</text:p>
          </table:table-cell>
          <table:table-cell table:formula="of:=[$Sheet1.C642]/[$Sheet1.C641]" office:value-type="float" office:value="0.995734597156398" calcext:value-type="float">
            <text:p>0.995734597156398</text:p>
          </table:table-cell>
          <table:table-cell table:formula="of:=[$Sheet1.D642]/[$Sheet1.D641]" office:value-type="float" office:value="0.998159850421282" calcext:value-type="float">
            <text:p>0.9981598504212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2/12/2020</text:p>
          </table:table-cell>
          <table:table-cell table:formula="of:=[$Sheet1.C643]/[$Sheet1.C642]" office:value-type="float" office:value="1.02475011899096" calcext:value-type="float">
            <text:p>1.02475011899096</text:p>
          </table:table-cell>
          <table:table-cell table:formula="of:=[$Sheet1.D643]/[$Sheet1.D642]" office:value-type="float" office:value="1.00163310550869" calcext:value-type="float">
            <text:p>1.001633105508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2/11/2020</text:p>
          </table:table-cell>
          <table:table-cell table:formula="of:=[$Sheet1.C644]/[$Sheet1.C643]" office:value-type="float" office:value="0.993265211333024" calcext:value-type="float">
            <text:p>0.993265211333024</text:p>
          </table:table-cell>
          <table:table-cell table:formula="of:=[$Sheet1.D644]/[$Sheet1.D643]" office:value-type="float" office:value="0.993578836792969" calcext:value-type="float">
            <text:p>0.9935788367929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2/10/2020</text:p>
          </table:table-cell>
          <table:table-cell table:formula="of:=[$Sheet1.C645]/[$Sheet1.C644]" office:value-type="float" office:value="0.995557633855506" calcext:value-type="float">
            <text:p>0.995557633855506</text:p>
          </table:table-cell>
          <table:table-cell table:formula="of:=[$Sheet1.D645]/[$Sheet1.D644]" office:value-type="float" office:value="0.998314347405256" calcext:value-type="float">
            <text:p>0.9983143474052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2/07/2020</text:p>
          </table:table-cell>
          <table:table-cell table:formula="of:=[$Sheet1.C646]/[$Sheet1.C645]" office:value-type="float" office:value="0.990605918271489" calcext:value-type="float">
            <text:p>0.990605918271489</text:p>
          </table:table-cell>
          <table:table-cell table:formula="of:=[$Sheet1.D646]/[$Sheet1.D645]" office:value-type="float" office:value="0.992726925589707" calcext:value-type="float">
            <text:p>0.9927269255897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2/06/2020</text:p>
          </table:table-cell>
          <table:table-cell table:formula="of:=[$Sheet1.C647]/[$Sheet1.C646]" office:value-type="float" office:value="0.998340445708867" calcext:value-type="float">
            <text:p>0.998340445708867</text:p>
          </table:table-cell>
          <table:table-cell table:formula="of:=[$Sheet1.D647]/[$Sheet1.D646]" office:value-type="float" office:value="1.00543016068107" calcext:value-type="float">
            <text:p>1.005430160681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2/05/2020</text:p>
          </table:table-cell>
          <table:table-cell table:formula="of:=[$Sheet1.C648]/[$Sheet1.C647]" office:value-type="float" office:value="0.99311327475659" calcext:value-type="float">
            <text:p>0.99311327475659</text:p>
          </table:table-cell>
          <table:table-cell table:formula="of:=[$Sheet1.D648]/[$Sheet1.D647]" office:value-type="float" office:value="0.996685376803018" calcext:value-type="float">
            <text:p>0.9966853768030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2/04/2020</text:p>
          </table:table-cell>
          <table:table-cell table:formula="of:=[$Sheet1.C649]/[$Sheet1.C648]" office:value-type="float" office:value="0.986131037780966" calcext:value-type="float">
            <text:p>0.986131037780966</text:p>
          </table:table-cell>
          <table:table-cell table:formula="of:=[$Sheet1.D649]/[$Sheet1.D648]" office:value-type="float" office:value="0.988874528067077" calcext:value-type="float">
            <text:p>0.9888745280670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2/03/2020</text:p>
          </table:table-cell>
          <table:table-cell table:formula="of:=[$Sheet1.C650]/[$Sheet1.C649]" office:value-type="float" office:value="0.995877788554801" calcext:value-type="float">
            <text:p>0.995877788554801</text:p>
          </table:table-cell>
          <table:table-cell table:formula="of:=[$Sheet1.D650]/[$Sheet1.D649]" office:value-type="float" office:value="0.985240736416595" calcext:value-type="float">
            <text:p>0.9852407364165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1/31/2020</text:p>
          </table:table-cell>
          <table:table-cell table:formula="of:=[$Sheet1.C651]/[$Sheet1.C650]" office:value-type="float" office:value="0.990260530801071" calcext:value-type="float">
            <text:p>0.990260530801071</text:p>
          </table:table-cell>
          <table:table-cell table:formula="of:=[$Sheet1.D651]/[$Sheet1.D650]" office:value-type="float" office:value="0.992797606589267" calcext:value-type="float">
            <text:p>0.9927976065892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1/30/2020</text:p>
          </table:table-cell>
          <table:table-cell table:formula="of:=[$Sheet1.C652]/[$Sheet1.C651]" office:value-type="float" office:value="1.01450700762233" calcext:value-type="float">
            <text:p>1.01450700762233</text:p>
          </table:table-cell>
          <table:table-cell table:formula="of:=[$Sheet1.D652]/[$Sheet1.D651]" office:value-type="float" office:value="1.01802500062006" calcext:value-type="float">
            <text:p>1.018025000620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1/29/2020</text:p>
          </table:table-cell>
          <table:table-cell table:formula="of:=[$Sheet1.C653]/[$Sheet1.C652]" office:value-type="float" office:value="0.99684924866699" calcext:value-type="float">
            <text:p>0.99684924866699</text:p>
          </table:table-cell>
          <table:table-cell table:formula="of:=[$Sheet1.D653]/[$Sheet1.D652]" office:value-type="float" office:value="0.996875437773704" calcext:value-type="float">
            <text:p>0.9968754377737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1/28/2020</text:p>
          </table:table-cell>
          <table:table-cell table:formula="of:=[$Sheet1.C654]/[$Sheet1.C653]" office:value-type="float" office:value="0.99902747386336" calcext:value-type="float">
            <text:p>0.99902747386336</text:p>
          </table:table-cell>
          <table:table-cell table:formula="of:=[$Sheet1.D654]/[$Sheet1.D653]" office:value-type="float" office:value="1.00086759943789" calcext:value-type="float">
            <text:p>1.000867599437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1/27/2020</text:p>
          </table:table-cell>
          <table:table-cell table:formula="of:=[$Sheet1.C655]/[$Sheet1.C654]" office:value-type="float" office:value="0.993672426381115" calcext:value-type="float">
            <text:p>0.993672426381115</text:p>
          </table:table-cell>
          <table:table-cell table:formula="of:=[$Sheet1.D655]/[$Sheet1.D654]" office:value-type="float" office:value="0.990046516738701" calcext:value-type="float">
            <text:p>0.9900465167387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1/24/2020</text:p>
          </table:table-cell>
          <table:table-cell table:formula="of:=[$Sheet1.C656]/[$Sheet1.C655]" office:value-type="float" office:value="1.00538819495469" calcext:value-type="float">
            <text:p>1.00538819495469</text:p>
          </table:table-cell>
          <table:table-cell table:formula="of:=[$Sheet1.D656]/[$Sheet1.D655]" office:value-type="float" office:value="1.01598209413527" calcext:value-type="float">
            <text:p>1.015982094135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1/23/2020</text:p>
          </table:table-cell>
          <table:table-cell table:formula="of:=[$Sheet1.C657]/[$Sheet1.C656]" office:value-type="float" office:value="0.99878197320341" calcext:value-type="float">
            <text:p>0.99878197320341</text:p>
          </table:table-cell>
          <table:table-cell table:formula="of:=[$Sheet1.D657]/[$Sheet1.D656]" office:value-type="float" office:value="1.00912464686373" calcext:value-type="float">
            <text:p>1.009124646863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1/22/2020</text:p>
          </table:table-cell>
          <table:table-cell table:formula="of:=[$Sheet1.C658]/[$Sheet1.C657]" office:value-type="float" office:value="0.99609756097561" calcext:value-type="float">
            <text:p>0.99609756097561</text:p>
          </table:table-cell>
          <table:table-cell table:formula="of:=[$Sheet1.D658]/[$Sheet1.D657]" office:value-type="float" office:value="0.998860335464316" calcext:value-type="float">
            <text:p>0.9988603354643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1/21/2020</text:p>
          </table:table-cell>
          <table:table-cell table:formula="of:=[$Sheet1.C659]/[$Sheet1.C658]" office:value-type="float" office:value="0.997551420176298" calcext:value-type="float">
            <text:p>0.997551420176298</text:p>
          </table:table-cell>
          <table:table-cell table:formula="of:=[$Sheet1.D659]/[$Sheet1.D658]" office:value-type="float" office:value="0.999710995710093" calcext:value-type="float">
            <text:p>0.9997109957100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1/17/2020</text:p>
          </table:table-cell>
          <table:table-cell table:formula="of:=[$Sheet1.C660]/[$Sheet1.C659]" office:value-type="float" office:value="0.994599901816397" calcext:value-type="float">
            <text:p>0.994599901816397</text:p>
          </table:table-cell>
          <table:table-cell table:formula="of:=[$Sheet1.D660]/[$Sheet1.D659]" office:value-type="float" office:value="1.00265900583897" calcext:value-type="float">
            <text:p>1.002659005838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1/16/2020</text:p>
          </table:table-cell>
          <table:table-cell table:formula="of:=[$Sheet1.C661]/[$Sheet1.C660]" office:value-type="float" office:value="0.999259624876604" calcext:value-type="float">
            <text:p>0.999259624876604</text:p>
          </table:table-cell>
          <table:table-cell table:formula="of:=[$Sheet1.D661]/[$Sheet1.D660]" office:value-type="float" office:value="0.996152714123534" calcext:value-type="float">
            <text:p>0.9961527141235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1/15/2020</text:p>
          </table:table-cell>
          <table:table-cell table:formula="of:=[$Sheet1.C662]/[$Sheet1.C661]" office:value-type="float" office:value="0.992837737713015" calcext:value-type="float">
            <text:p>0.992837737713015</text:p>
          </table:table-cell>
          <table:table-cell table:formula="of:=[$Sheet1.D662]/[$Sheet1.D661]" office:value-type="float" office:value="0.991702871132202" calcext:value-type="float">
            <text:p>0.9917028711322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1/14/2020</text:p>
          </table:table-cell>
          <table:table-cell table:formula="of:=[$Sheet1.C663]/[$Sheet1.C662]" office:value-type="float" office:value="1.00074626865672" calcext:value-type="float">
            <text:p>1.00074626865672</text:p>
          </table:table-cell>
          <table:table-cell table:formula="of:=[$Sheet1.D663]/[$Sheet1.D662]" office:value-type="float" office:value="0.998133335765469" calcext:value-type="float">
            <text:p>0.9981333357654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1/13/2020</text:p>
          </table:table-cell>
          <table:table-cell table:formula="of:=[$Sheet1.C664]/[$Sheet1.C663]" office:value-type="float" office:value="1.00099428287348" calcext:value-type="float">
            <text:p>1.00099428287348</text:p>
          </table:table-cell>
          <table:table-cell table:formula="of:=[$Sheet1.D664]/[$Sheet1.D663]" office:value-type="float" office:value="1.00151683596546" calcext:value-type="float">
            <text:p>1.001516835965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1/10/2020</text:p>
          </table:table-cell>
          <table:table-cell table:formula="of:=[$Sheet1.C665]/[$Sheet1.C664]" office:value-type="float" office:value="0.991805314129625" calcext:value-type="float">
            <text:p>0.991805314129625</text:p>
          </table:table-cell>
          <table:table-cell table:formula="of:=[$Sheet1.D665]/[$Sheet1.D664]" office:value-type="float" office:value="0.993072050071013" calcext:value-type="float">
            <text:p>0.9930720500710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1/09/2020</text:p>
          </table:table-cell>
          <table:table-cell table:formula="of:=[$Sheet1.C666]/[$Sheet1.C665]" office:value-type="float" office:value="0.99749624436655" calcext:value-type="float">
            <text:p>0.99749624436655</text:p>
          </table:table-cell>
          <table:table-cell table:formula="of:=[$Sheet1.D666]/[$Sheet1.D665]" office:value-type="float" office:value="1.00286339902308" calcext:value-type="float">
            <text:p>1.002863399023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1/08/2020</text:p>
          </table:table-cell>
          <table:table-cell table:formula="of:=[$Sheet1.C667]/[$Sheet1.C666]" office:value-type="float" office:value="1.00175702811245" calcext:value-type="float">
            <text:p>1.00175702811245</text:p>
          </table:table-cell>
          <table:table-cell table:formula="of:=[$Sheet1.D667]/[$Sheet1.D666]" office:value-type="float" office:value="0.993388707362507" calcext:value-type="float">
            <text:p>0.9933887073625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1/07/2020</text:p>
          </table:table-cell>
          <table:table-cell table:formula="of:=[$Sheet1.C668]/[$Sheet1.C667]" office:value-type="float" office:value="0.995740415935856" calcext:value-type="float">
            <text:p>0.995740415935856</text:p>
          </table:table-cell>
          <table:table-cell table:formula="of:=[$Sheet1.D668]/[$Sheet1.D667]" office:value-type="float" office:value="0.995121501360262" calcext:value-type="float">
            <text:p>0.9951215013602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1/06/2020</text:p>
          </table:table-cell>
          <table:table-cell table:formula="of:=[$Sheet1.C669]/[$Sheet1.C668]" office:value-type="float" office:value="1.00679416205335" calcext:value-type="float">
            <text:p>1.00679416205335</text:p>
          </table:table-cell>
          <table:table-cell table:formula="of:=[$Sheet1.D669]/[$Sheet1.D668]" office:value-type="float" office:value="1.00281108866359" calcext:value-type="float">
            <text:p>1.002811088663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1/03/2020</text:p>
          </table:table-cell>
          <table:table-cell table:formula="of:=[$Sheet1.C670]/[$Sheet1.C669]" office:value-type="float" office:value="0.990752311922019" calcext:value-type="float">
            <text:p>0.990752311922019</text:p>
          </table:table-cell>
          <table:table-cell table:formula="of:=[$Sheet1.D670]/[$Sheet1.D669]" office:value-type="float" office:value="0.996479046785859" calcext:value-type="float">
            <text:p>0.9964790467858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1/02/2020</text:p>
          </table:table-cell>
          <table:table-cell table:formula="of:=[$Sheet1.C671]/[$Sheet1.C670]" office:value-type="float" office:value="1.00176589303734" calcext:value-type="float">
            <text:p>1.00176589303734</text:p>
          </table:table-cell>
          <table:table-cell table:formula="of:=[$Sheet1.D671]/[$Sheet1.D670]" office:value-type="float" office:value="1.00711006692737" calcext:value-type="float">
            <text:p>1.007110066927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2/31/2019</text:p>
          </table:table-cell>
          <table:table-cell table:formula="of:=[$Sheet1.C672]/[$Sheet1.C671]" office:value-type="float" office:value="1.00151095441954" calcext:value-type="float">
            <text:p>1.00151095441954</text:p>
          </table:table-cell>
          <table:table-cell table:formula="of:=[$Sheet1.D672]/[$Sheet1.D671]" office:value-type="float" office:value="0.991690839050294" calcext:value-type="float">
            <text:p>0.9916908390502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2/30/2019</text:p>
          </table:table-cell>
          <table:table-cell table:formula="of:=[$Sheet1.C673]/[$Sheet1.C672]" office:value-type="float" office:value="0.994468192104601" calcext:value-type="float">
            <text:p>0.994468192104601</text:p>
          </table:table-cell>
          <table:table-cell table:formula="of:=[$Sheet1.D673]/[$Sheet1.D672]" office:value-type="float" office:value="0.997062628838856" calcext:value-type="float">
            <text:p>0.9970626288388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2/27/2019</text:p>
          </table:table-cell>
          <table:table-cell table:formula="of:=[$Sheet1.C674]/[$Sheet1.C673]" office:value-type="float" office:value="1.00101137800253" calcext:value-type="float">
            <text:p>1.00101137800253</text:p>
          </table:table-cell>
          <table:table-cell table:formula="of:=[$Sheet1.D674]/[$Sheet1.D673]" office:value-type="float" office:value="1.00581444079856" calcext:value-type="float">
            <text:p>1.005814440798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2/26/2019</text:p>
          </table:table-cell>
          <table:table-cell table:formula="of:=[$Sheet1.C675]/[$Sheet1.C674]" office:value-type="float" office:value="1.00202071230109" calcext:value-type="float">
            <text:p>1.00202071230109</text:p>
          </table:table-cell>
          <table:table-cell table:formula="of:=[$Sheet1.D675]/[$Sheet1.D674]" office:value-type="float" office:value="0.999966049592286" calcext:value-type="float">
            <text:p>0.9999660495922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2/24/2019</text:p>
          </table:table-cell>
          <table:table-cell table:formula="of:=[$Sheet1.C676]/[$Sheet1.C675]" office:value-type="float" office:value="0.997227123771112" calcext:value-type="float">
            <text:p>0.997227123771112</text:p>
          </table:table-cell>
          <table:table-cell table:formula="of:=[$Sheet1.D676]/[$Sheet1.D675]" office:value-type="float" office:value="0.994898006426105" calcext:value-type="float">
            <text:p>0.9948980064261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2/23/2019</text:p>
          </table:table-cell>
          <table:table-cell table:formula="of:=[$Sheet1.C677]/[$Sheet1.C676]" office:value-type="float" office:value="1.00025278058645" calcext:value-type="float">
            <text:p>1.00025278058645</text:p>
          </table:table-cell>
          <table:table-cell table:formula="of:=[$Sheet1.D677]/[$Sheet1.D676]" office:value-type="float" office:value="1.00019544701525" calcext:value-type="float">
            <text:p>1.000195447015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2/20/2019</text:p>
          </table:table-cell>
          <table:table-cell table:formula="of:=[$Sheet1.C678]/[$Sheet1.C677]" office:value-type="float" office:value="0.996209249431387" calcext:value-type="float">
            <text:p>0.996209249431387</text:p>
          </table:table-cell>
          <table:table-cell table:formula="of:=[$Sheet1.D678]/[$Sheet1.D677]" office:value-type="float" office:value="0.999134618068802" calcext:value-type="float">
            <text:p>0.9991346180688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2/19/2019</text:p>
          </table:table-cell>
          <table:table-cell table:formula="of:=[$Sheet1.C679]/[$Sheet1.C678]" office:value-type="float" office:value="0.992135971588026" calcext:value-type="float">
            <text:p>0.992135971588026</text:p>
          </table:table-cell>
          <table:table-cell table:formula="of:=[$Sheet1.D679]/[$Sheet1.D678]" office:value-type="float" office:value="0.995079504038842" calcext:value-type="float">
            <text:p>0.9950795040388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2/18/2019</text:p>
          </table:table-cell>
          <table:table-cell table:formula="of:=[$Sheet1.C680]/[$Sheet1.C679]" office:value-type="float" office:value="0.998977243671695" calcext:value-type="float">
            <text:p>0.998977243671695</text:p>
          </table:table-cell>
          <table:table-cell table:formula="of:=[$Sheet1.D680]/[$Sheet1.D679]" office:value-type="float" office:value="0.995560574910229" calcext:value-type="float">
            <text:p>0.9955605749102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2/17/2019</text:p>
          </table:table-cell>
          <table:table-cell table:formula="of:=[$Sheet1.C681]/[$Sheet1.C680]" office:value-type="float" office:value="0.98617865369849" calcext:value-type="float">
            <text:p>0.98617865369849</text:p>
          </table:table-cell>
          <table:table-cell table:formula="of:=[$Sheet1.D681]/[$Sheet1.D680]" office:value-type="float" office:value="1.00043244733857" calcext:value-type="float">
            <text:p>1.000432447338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2/16/2019</text:p>
          </table:table-cell>
          <table:table-cell table:formula="of:=[$Sheet1.C682]/[$Sheet1.C681]" office:value-type="float" office:value="1.0025953802232" calcext:value-type="float">
            <text:p>1.0025953802232</text:p>
          </table:table-cell>
          <table:table-cell table:formula="of:=[$Sheet1.D682]/[$Sheet1.D681]" office:value-type="float" office:value="0.999664841567163" calcext:value-type="float">
            <text:p>0.9996648415671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2/13/2019</text:p>
          </table:table-cell>
          <table:table-cell table:formula="of:=[$Sheet1.C683]/[$Sheet1.C682]" office:value-type="float" office:value="0.991716282681854" calcext:value-type="float">
            <text:p>0.991716282681854</text:p>
          </table:table-cell>
          <table:table-cell table:formula="of:=[$Sheet1.D683]/[$Sheet1.D682]" office:value-type="float" office:value="0.992902912469254" calcext:value-type="float">
            <text:p>0.9929029124692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2/12/2019</text:p>
          </table:table-cell>
          <table:table-cell table:formula="of:=[$Sheet1.C684]/[$Sheet1.C683]" office:value-type="float" office:value="0.998694857739494" calcext:value-type="float">
            <text:p>0.998694857739494</text:p>
          </table:table-cell>
          <table:table-cell table:formula="of:=[$Sheet1.D684]/[$Sheet1.D683]" office:value-type="float" office:value="0.999927417318859" calcext:value-type="float">
            <text:p>0.9999274173188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2/11/2019</text:p>
          </table:table-cell>
          <table:table-cell table:formula="of:=[$Sheet1.C685]/[$Sheet1.C684]" office:value-type="float" office:value="1.01019341348667" calcext:value-type="float">
            <text:p>1.01019341348667</text:p>
          </table:table-cell>
          <table:table-cell table:formula="of:=[$Sheet1.D685]/[$Sheet1.D684]" office:value-type="float" office:value="0.991497741883562" calcext:value-type="float">
            <text:p>0.9914977418835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2/10/2019</text:p>
          </table:table-cell>
          <table:table-cell table:formula="of:=[$Sheet1.C686]/[$Sheet1.C685]" office:value-type="float" office:value="1.00155239327296" calcext:value-type="float">
            <text:p>1.00155239327296</text:p>
          </table:table-cell>
          <table:table-cell table:formula="of:=[$Sheet1.D686]/[$Sheet1.D685]" office:value-type="float" office:value="0.997100231408536" calcext:value-type="float">
            <text:p>0.9971002314085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2/09/2019</text:p>
          </table:table-cell>
          <table:table-cell table:formula="of:=[$Sheet1.C687]/[$Sheet1.C686]" office:value-type="float" office:value="1.00232498062516" calcext:value-type="float">
            <text:p>1.00232498062516</text:p>
          </table:table-cell>
          <table:table-cell table:formula="of:=[$Sheet1.D687]/[$Sheet1.D686]" office:value-type="float" office:value="1.00109815739405" calcext:value-type="float">
            <text:p>1.001098157394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2/06/2019</text:p>
          </table:table-cell>
          <table:table-cell table:formula="of:=[$Sheet1.C688]/[$Sheet1.C687]" office:value-type="float" office:value="0.992525773195876" calcext:value-type="float">
            <text:p>0.992525773195876</text:p>
          </table:table-cell>
          <table:table-cell table:formula="of:=[$Sheet1.D688]/[$Sheet1.D687]" office:value-type="float" office:value="1.00317287210296" calcext:value-type="float">
            <text:p>1.003172872102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2/05/2019</text:p>
          </table:table-cell>
          <table:table-cell table:formula="of:=[$Sheet1.C689]/[$Sheet1.C688]" office:value-type="float" office:value="0.998961308750974" calcext:value-type="float">
            <text:p>0.998961308750974</text:p>
          </table:table-cell>
          <table:table-cell table:formula="of:=[$Sheet1.D689]/[$Sheet1.D688]" office:value-type="float" office:value="0.990946975596886" calcext:value-type="float">
            <text:p>0.9909469755968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2/04/2019</text:p>
          </table:table-cell>
          <table:table-cell table:formula="of:=[$Sheet1.C690]/[$Sheet1.C689]" office:value-type="float" office:value="0.994541200935794" calcext:value-type="float">
            <text:p>0.994541200935794</text:p>
          </table:table-cell>
          <table:table-cell table:formula="of:=[$Sheet1.D690]/[$Sheet1.D689]" office:value-type="float" office:value="0.998501971174974" calcext:value-type="float">
            <text:p>0.9985019711749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2/03/2019</text:p>
          </table:table-cell>
          <table:table-cell table:formula="of:=[$Sheet1.C691]/[$Sheet1.C690]" office:value-type="float" office:value="0.992420282279143" calcext:value-type="float">
            <text:p>0.992420282279143</text:p>
          </table:table-cell>
          <table:table-cell table:formula="of:=[$Sheet1.D691]/[$Sheet1.D690]" office:value-type="float" office:value="0.993716187563448" calcext:value-type="float">
            <text:p>0.9937161875634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2/02/2019</text:p>
          </table:table-cell>
          <table:table-cell table:formula="of:=[$Sheet1.C692]/[$Sheet1.C691]" office:value-type="float" office:value="0.996312878588359" calcext:value-type="float">
            <text:p>0.996312878588359</text:p>
          </table:table-cell>
          <table:table-cell table:formula="of:=[$Sheet1.D692]/[$Sheet1.D691]" office:value-type="float" office:value="1.00668240010345" calcext:value-type="float">
            <text:p>1.006682400103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/29/2019</text:p>
          </table:table-cell>
          <table:table-cell table:formula="of:=[$Sheet1.C693]/[$Sheet1.C692]" office:value-type="float" office:value="1.00449378799894" calcext:value-type="float">
            <text:p>1.00449378799894</text:p>
          </table:table-cell>
          <table:table-cell table:formula="of:=[$Sheet1.D693]/[$Sheet1.D692]" office:value-type="float" office:value="1.00870620803052" calcext:value-type="float">
            <text:p>1.008706208030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/27/2019</text:p>
          </table:table-cell>
          <table:table-cell table:formula="of:=[$Sheet1.C694]/[$Sheet1.C693]" office:value-type="float" office:value="0.998684210526316" calcext:value-type="float">
            <text:p>0.998684210526316</text:p>
          </table:table-cell>
          <table:table-cell table:formula="of:=[$Sheet1.D694]/[$Sheet1.D693]" office:value-type="float" office:value="1.00402740545944" calcext:value-type="float">
            <text:p>1.004027405459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/26/2019</text:p>
          </table:table-cell>
          <table:table-cell table:formula="of:=[$Sheet1.C695]/[$Sheet1.C694]" office:value-type="float" office:value="0.993939393939394" calcext:value-type="float">
            <text:p>0.993939393939394</text:p>
          </table:table-cell>
          <table:table-cell table:formula="of:=[$Sheet1.D695]/[$Sheet1.D694]" office:value-type="float" office:value="0.995842885817296" calcext:value-type="float">
            <text:p>0.9958428858172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/25/2019</text:p>
          </table:table-cell>
          <table:table-cell table:formula="of:=[$Sheet1.C696]/[$Sheet1.C695]" office:value-type="float" office:value="1.00159066808059" calcext:value-type="float">
            <text:p>1.00159066808059</text:p>
          </table:table-cell>
          <table:table-cell table:formula="of:=[$Sheet1.D696]/[$Sheet1.D695]" office:value-type="float" office:value="0.997809279991848" calcext:value-type="float">
            <text:p>0.9978092799918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/22/2019</text:p>
          </table:table-cell>
          <table:table-cell table:formula="of:=[$Sheet1.C697]/[$Sheet1.C696]" office:value-type="float" office:value="0.990206458443621" calcext:value-type="float">
            <text:p>0.990206458443621</text:p>
          </table:table-cell>
          <table:table-cell table:formula="of:=[$Sheet1.D697]/[$Sheet1.D696]" office:value-type="float" office:value="0.992548601626224" calcext:value-type="float">
            <text:p>0.9925486016262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/21/2019</text:p>
          </table:table-cell>
          <table:table-cell table:formula="of:=[$Sheet1.C698]/[$Sheet1.C697]" office:value-type="float" office:value="1.00935578722267" calcext:value-type="float">
            <text:p>1.00935578722267</text:p>
          </table:table-cell>
          <table:table-cell table:formula="of:=[$Sheet1.D698]/[$Sheet1.D697]" office:value-type="float" office:value="0.997829784360944" calcext:value-type="float">
            <text:p>0.9978297843609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/20/2019</text:p>
          </table:table-cell>
          <table:table-cell table:formula="of:=[$Sheet1.C699]/[$Sheet1.C698]" office:value-type="float" office:value="0.998675847457627" calcext:value-type="float">
            <text:p>0.998675847457627</text:p>
          </table:table-cell>
          <table:table-cell table:formula="of:=[$Sheet1.D699]/[$Sheet1.D698]" office:value-type="float" office:value="1.00158528647931" calcext:value-type="float">
            <text:p>1.001585286479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/19/2019</text:p>
          </table:table-cell>
          <table:table-cell table:formula="of:=[$Sheet1.C700]/[$Sheet1.C699]" office:value-type="float" office:value="0.997613365155131" calcext:value-type="float">
            <text:p>0.997613365155131</text:p>
          </table:table-cell>
          <table:table-cell table:formula="of:=[$Sheet1.D700]/[$Sheet1.D699]" office:value-type="float" office:value="1.00377035573885" calcext:value-type="float">
            <text:p>1.003770355738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/18/2019</text:p>
          </table:table-cell>
          <table:table-cell table:formula="of:=[$Sheet1.C701]/[$Sheet1.C700]" office:value-type="float" office:value="1.01169590643275" calcext:value-type="float">
            <text:p>1.01169590643275</text:p>
          </table:table-cell>
          <table:table-cell table:formula="of:=[$Sheet1.D701]/[$Sheet1.D700]" office:value-type="float" office:value="1.00059291451134" calcext:value-type="float">
            <text:p>1.000592914511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/15/2019</text:p>
          </table:table-cell>
          <table:table-cell table:formula="of:=[$Sheet1.C702]/[$Sheet1.C701]" office:value-type="float" office:value="1.00315291644771" calcext:value-type="float">
            <text:p>1.00315291644771</text:p>
          </table:table-cell>
          <table:table-cell table:formula="of:=[$Sheet1.D702]/[$Sheet1.D701]" office:value-type="float" office:value="0.99949712206481" calcext:value-type="float">
            <text:p>0.999497122064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/14/2019</text:p>
          </table:table-cell>
          <table:table-cell table:formula="of:=[$Sheet1.C703]/[$Sheet1.C702]" office:value-type="float" office:value="0.987951807228916" calcext:value-type="float">
            <text:p>0.987951807228916</text:p>
          </table:table-cell>
          <table:table-cell table:formula="of:=[$Sheet1.D703]/[$Sheet1.D702]" office:value-type="float" office:value="0.9923633054101" calcext:value-type="float">
            <text:p>0.99236330541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/13/2019</text:p>
          </table:table-cell>
          <table:table-cell table:formula="of:=[$Sheet1.C704]/[$Sheet1.C703]" office:value-type="float" office:value="1.02677624602333" calcext:value-type="float">
            <text:p>1.02677624602333</text:p>
          </table:table-cell>
          <table:table-cell table:formula="of:=[$Sheet1.D704]/[$Sheet1.D703]" office:value-type="float" office:value="0.999163606888779" calcext:value-type="float">
            <text:p>0.9991636068887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/12/2019</text:p>
          </table:table-cell>
          <table:table-cell table:formula="of:=[$Sheet1.C705]/[$Sheet1.C704]" office:value-type="float" office:value="0.987864704363542" calcext:value-type="float">
            <text:p>0.987864704363542</text:p>
          </table:table-cell>
          <table:table-cell table:formula="of:=[$Sheet1.D705]/[$Sheet1.D704]" office:value-type="float" office:value="0.999288955540329" calcext:value-type="float">
            <text:p>0.9992889555403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/11/2019</text:p>
          </table:table-cell>
          <table:table-cell table:formula="of:=[$Sheet1.C706]/[$Sheet1.C705]" office:value-type="float" office:value="0.986931521170936" calcext:value-type="float">
            <text:p>0.986931521170936</text:p>
          </table:table-cell>
          <table:table-cell table:formula="of:=[$Sheet1.D706]/[$Sheet1.D705]" office:value-type="float" office:value="0.998437823432002" calcext:value-type="float">
            <text:p>0.998437823432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/08/2019</text:p>
          </table:table-cell>
          <table:table-cell table:formula="of:=[$Sheet1.C707]/[$Sheet1.C706]" office:value-type="float" office:value="0.992319915254237" calcext:value-type="float">
            <text:p>0.992319915254237</text:p>
          </table:table-cell>
          <table:table-cell table:formula="of:=[$Sheet1.D707]/[$Sheet1.D706]" office:value-type="float" office:value="1.00196630396403" calcext:value-type="float">
            <text:p>1.001966303964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/07/2019</text:p>
          </table:table-cell>
          <table:table-cell table:formula="of:=[$Sheet1.C708]/[$Sheet1.C707]" office:value-type="float" office:value="0.980250867360555" calcext:value-type="float">
            <text:p>0.980250867360555</text:p>
          </table:table-cell>
          <table:table-cell table:formula="of:=[$Sheet1.D708]/[$Sheet1.D707]" office:value-type="float" office:value="0.997445911518616" calcext:value-type="float">
            <text:p>0.9974459115186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/06/2019</text:p>
          </table:table-cell>
          <table:table-cell table:formula="of:=[$Sheet1.C709]/[$Sheet1.C708]" office:value-type="float" office:value="1.00490062619112" calcext:value-type="float">
            <text:p>1.00490062619112</text:p>
          </table:table-cell>
          <table:table-cell table:formula="of:=[$Sheet1.D709]/[$Sheet1.D708]" office:value-type="float" office:value="0.997277306348414" calcext:value-type="float">
            <text:p>0.9972773063484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/05/2019</text:p>
          </table:table-cell>
          <table:table-cell table:formula="of:=[$Sheet1.C710]/[$Sheet1.C709]" office:value-type="float" office:value="1.00027092928746" calcext:value-type="float">
            <text:p>1.00027092928746</text:p>
          </table:table-cell>
          <table:table-cell table:formula="of:=[$Sheet1.D710]/[$Sheet1.D709]" office:value-type="float" office:value="0.999297967355482" calcext:value-type="float">
            <text:p>0.9992979673554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/04/2019</text:p>
          </table:table-cell>
          <table:table-cell table:formula="of:=[$Sheet1.C711]/[$Sheet1.C710]" office:value-type="float" office:value="0.998916576381365" calcext:value-type="float">
            <text:p>0.998916576381365</text:p>
          </table:table-cell>
          <table:table-cell table:formula="of:=[$Sheet1.D711]/[$Sheet1.D710]" office:value-type="float" office:value="1.00118713857322" calcext:value-type="float">
            <text:p>1.001187138573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/01/2019</text:p>
          </table:table-cell>
          <table:table-cell table:formula="of:=[$Sheet1.C712]/[$Sheet1.C711]" office:value-type="float" office:value="0.99972885032538" calcext:value-type="float">
            <text:p>0.99972885032538</text:p>
          </table:table-cell>
          <table:table-cell table:formula="of:=[$Sheet1.D712]/[$Sheet1.D711]" office:value-type="float" office:value="0.99630961546583" calcext:value-type="float">
            <text:p>0.996309615465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/31/2019</text:p>
          </table:table-cell>
          <table:table-cell table:formula="of:=[$Sheet1.C713]/[$Sheet1.C712]" office:value-type="float" office:value="0.987523732031462" calcext:value-type="float">
            <text:p>0.987523732031462</text:p>
          </table:table-cell>
          <table:table-cell table:formula="of:=[$Sheet1.D713]/[$Sheet1.D712]" office:value-type="float" office:value="0.990430107176278" calcext:value-type="float">
            <text:p>0.9904301071762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/30/2019</text:p>
          </table:table-cell>
          <table:table-cell table:formula="of:=[$Sheet1.C714]/[$Sheet1.C713]" office:value-type="float" office:value="1.00054929964296" calcext:value-type="float">
            <text:p>1.00054929964296</text:p>
          </table:table-cell>
          <table:table-cell table:formula="of:=[$Sheet1.D714]/[$Sheet1.D713]" office:value-type="float" office:value="1.00303203887331" calcext:value-type="float">
            <text:p>1.003032038873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/29/2019</text:p>
          </table:table-cell>
          <table:table-cell table:formula="of:=[$Sheet1.C715]/[$Sheet1.C714]" office:value-type="float" office:value="1" calcext:value-type="float">
            <text:p>1</text:p>
          </table:table-cell>
          <table:table-cell table:formula="of:=[$Sheet1.D715]/[$Sheet1.D714]" office:value-type="float" office:value="0.9967572215822" calcext:value-type="float">
            <text:p>0.99675722158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/28/2019</text:p>
          </table:table-cell>
          <table:table-cell table:formula="of:=[$Sheet1.C716]/[$Sheet1.C715]" office:value-type="float" office:value="1.00576447982432" calcext:value-type="float">
            <text:p>1.00576447982432</text:p>
          </table:table-cell>
          <table:table-cell table:formula="of:=[$Sheet1.D716]/[$Sheet1.D715]" office:value-type="float" office:value="1.00083308911419" calcext:value-type="float">
            <text:p>1.000833089114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/25/2019</text:p>
          </table:table-cell>
          <table:table-cell table:formula="of:=[$Sheet1.C717]/[$Sheet1.C716]" office:value-type="float" office:value="0.995633187772926" calcext:value-type="float">
            <text:p>0.995633187772926</text:p>
          </table:table-cell>
          <table:table-cell table:formula="of:=[$Sheet1.D717]/[$Sheet1.D716]" office:value-type="float" office:value="0.994449598936639" calcext:value-type="float">
            <text:p>0.9944495989366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/24/2019</text:p>
          </table:table-cell>
          <table:table-cell table:formula="of:=[$Sheet1.C718]/[$Sheet1.C717]" office:value-type="float" office:value="1.00301535087719" calcext:value-type="float">
            <text:p>1.00301535087719</text:p>
          </table:table-cell>
          <table:table-cell table:formula="of:=[$Sheet1.D718]/[$Sheet1.D717]" office:value-type="float" office:value="0.995943822269276" calcext:value-type="float">
            <text:p>0.9959438222692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/23/2019</text:p>
          </table:table-cell>
          <table:table-cell table:formula="of:=[$Sheet1.C719]/[$Sheet1.C718]" office:value-type="float" office:value="0.999180103853512" calcext:value-type="float">
            <text:p>0.999180103853512</text:p>
          </table:table-cell>
          <table:table-cell table:formula="of:=[$Sheet1.D719]/[$Sheet1.D718]" office:value-type="float" office:value="0.998083241149524" calcext:value-type="float">
            <text:p>0.9980832411495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/22/2019</text:p>
          </table:table-cell>
          <table:table-cell table:formula="of:=[$Sheet1.C720]/[$Sheet1.C719]" office:value-type="float" office:value="0.992067833698031" calcext:value-type="float">
            <text:p>0.992067833698031</text:p>
          </table:table-cell>
          <table:table-cell table:formula="of:=[$Sheet1.D720]/[$Sheet1.D719]" office:value-type="float" office:value="0.997160944177439" calcext:value-type="float">
            <text:p>0.9971609441774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/21/2019</text:p>
          </table:table-cell>
          <table:table-cell table:formula="of:=[$Sheet1.C721]/[$Sheet1.C720]" office:value-type="float" office:value="0.998345740281224" calcext:value-type="float">
            <text:p>0.998345740281224</text:p>
          </table:table-cell>
          <table:table-cell table:formula="of:=[$Sheet1.D721]/[$Sheet1.D720]" office:value-type="float" office:value="1.00358145387668" calcext:value-type="float">
            <text:p>1.003581453876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/18/2019</text:p>
          </table:table-cell>
          <table:table-cell table:formula="of:=[$Sheet1.C722]/[$Sheet1.C721]" office:value-type="float" office:value="0.997238331952499" calcext:value-type="float">
            <text:p>0.997238331952499</text:p>
          </table:table-cell>
          <table:table-cell table:formula="of:=[$Sheet1.D722]/[$Sheet1.D721]" office:value-type="float" office:value="0.993175287356322" calcext:value-type="float">
            <text:p>0.9931752873563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/17/2019</text:p>
          </table:table-cell>
          <table:table-cell table:formula="of:=[$Sheet1.C723]/[$Sheet1.C722]" office:value-type="float" office:value="0.989753530877873" calcext:value-type="float">
            <text:p>0.989753530877873</text:p>
          </table:table-cell>
          <table:table-cell table:formula="of:=[$Sheet1.D723]/[$Sheet1.D722]" office:value-type="float" office:value="1.00393476659299" calcext:value-type="float">
            <text:p>1.003934766592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/16/2019</text:p>
          </table:table-cell>
          <table:table-cell table:formula="of:=[$Sheet1.C724]/[$Sheet1.C723]" office:value-type="float" office:value="0.998321208729715" calcext:value-type="float">
            <text:p>0.998321208729715</text:p>
          </table:table-cell>
          <table:table-cell table:formula="of:=[$Sheet1.D724]/[$Sheet1.D723]" office:value-type="float" office:value="0.997244783935689" calcext:value-type="float">
            <text:p>0.9972447839356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/15/2019</text:p>
          </table:table-cell>
          <table:table-cell table:formula="of:=[$Sheet1.C725]/[$Sheet1.C724]" office:value-type="float" office:value="1.0002802690583" calcext:value-type="float">
            <text:p>1.0002802690583</text:p>
          </table:table-cell>
          <table:table-cell table:formula="of:=[$Sheet1.D725]/[$Sheet1.D724]" office:value-type="float" office:value="1.00200355220775" calcext:value-type="float">
            <text:p>1.002003552207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/14/2019</text:p>
          </table:table-cell>
          <table:table-cell table:formula="of:=[$Sheet1.C726]/[$Sheet1.C725]" office:value-type="float" office:value="0.998038666293079" calcext:value-type="float">
            <text:p>0.998038666293079</text:p>
          </table:table-cell>
          <table:table-cell table:formula="of:=[$Sheet1.D726]/[$Sheet1.D725]" office:value-type="float" office:value="0.990142471826096" calcext:value-type="float">
            <text:p>0.9901424718260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/11/2019</text:p>
          </table:table-cell>
          <table:table-cell table:formula="of:=[$Sheet1.C727]/[$Sheet1.C726]" office:value-type="float" office:value="1.00814149354295" calcext:value-type="float">
            <text:p>1.00814149354295</text:p>
          </table:table-cell>
          <table:table-cell table:formula="of:=[$Sheet1.D727]/[$Sheet1.D726]" office:value-type="float" office:value="1.00138900595047" calcext:value-type="float">
            <text:p>1.001389005950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/10/2019</text:p>
          </table:table-cell>
          <table:table-cell table:formula="of:=[$Sheet1.C728]/[$Sheet1.C727]" office:value-type="float" office:value="0.993038150932888" calcext:value-type="float">
            <text:p>0.993038150932888</text:p>
          </table:table-cell>
          <table:table-cell table:formula="of:=[$Sheet1.D728]/[$Sheet1.D727]" office:value-type="float" office:value="0.989179434866191" calcext:value-type="float">
            <text:p>0.9891794348661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/09/2019</text:p>
          </table:table-cell>
          <table:table-cell table:formula="of:=[$Sheet1.C729]/[$Sheet1.C728]" office:value-type="float" office:value="0.986259113853057" calcext:value-type="float">
            <text:p>0.986259113853057</text:p>
          </table:table-cell>
          <table:table-cell table:formula="of:=[$Sheet1.D729]/[$Sheet1.D728]" office:value-type="float" office:value="0.993625196979031" calcext:value-type="float">
            <text:p>0.9936251969790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/08/2019</text:p>
          </table:table-cell>
          <table:table-cell table:formula="of:=[$Sheet1.C730]/[$Sheet1.C729]" office:value-type="float" office:value="0.988911003696332" calcext:value-type="float">
            <text:p>0.988911003696332</text:p>
          </table:table-cell>
          <table:table-cell table:formula="of:=[$Sheet1.D730]/[$Sheet1.D729]" office:value-type="float" office:value="0.990977598136603" calcext:value-type="float">
            <text:p>0.9909775981366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/07/2019</text:p>
          </table:table-cell>
          <table:table-cell table:formula="of:=[$Sheet1.C731]/[$Sheet1.C730]" office:value-type="float" office:value="1.00057504312823" calcext:value-type="float">
            <text:p>1.00057504312823</text:p>
          </table:table-cell>
          <table:table-cell table:formula="of:=[$Sheet1.D731]/[$Sheet1.D730]" office:value-type="float" office:value="1.01580679280762" calcext:value-type="float">
            <text:p>1.015806792807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/04/2019</text:p>
          </table:table-cell>
          <table:table-cell table:formula="of:=[$Sheet1.C732]/[$Sheet1.C731]" office:value-type="float" office:value="1" calcext:value-type="float">
            <text:p>1</text:p>
          </table:table-cell>
          <table:table-cell table:formula="of:=[$Sheet1.D732]/[$Sheet1.D731]" office:value-type="float" office:value="1.00449845004236" calcext:value-type="float">
            <text:p>1.004498450042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/03/2019</text:p>
          </table:table-cell>
          <table:table-cell table:formula="of:=[$Sheet1.C733]/[$Sheet1.C732]" office:value-type="float" office:value="0.987356321839081" calcext:value-type="float">
            <text:p>0.987356321839081</text:p>
          </table:table-cell>
          <table:table-cell table:formula="of:=[$Sheet1.D733]/[$Sheet1.D732]" office:value-type="float" office:value="0.985982432308834" calcext:value-type="float">
            <text:p>0.9859824323088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/02/2019</text:p>
          </table:table-cell>
          <table:table-cell table:formula="of:=[$Sheet1.C734]/[$Sheet1.C733]" office:value-type="float" office:value="0.993597206053551" calcext:value-type="float">
            <text:p>0.993597206053551</text:p>
          </table:table-cell>
          <table:table-cell table:formula="of:=[$Sheet1.D734]/[$Sheet1.D733]" office:value-type="float" office:value="0.992091059323927" calcext:value-type="float">
            <text:p>0.9920910593239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/01/2019</text:p>
          </table:table-cell>
          <table:table-cell table:formula="of:=[$Sheet1.C735]/[$Sheet1.C734]" office:value-type="float" office:value="1.02929115407147" calcext:value-type="float">
            <text:p>1.02929115407147</text:p>
          </table:table-cell>
          <table:table-cell table:formula="of:=[$Sheet1.D735]/[$Sheet1.D734]" office:value-type="float" office:value="1.01822960856902" calcext:value-type="float">
            <text:p>1.018229608569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9/30/2019</text:p>
          </table:table-cell>
          <table:table-cell table:formula="of:=[$Sheet1.C736]/[$Sheet1.C735]" office:value-type="float" office:value="0.998292544109277" calcext:value-type="float">
            <text:p>0.998292544109277</text:p>
          </table:table-cell>
          <table:table-cell table:formula="of:=[$Sheet1.D736]/[$Sheet1.D735]" office:value-type="float" office:value="1.01241050931043" calcext:value-type="float">
            <text:p>1.012410509310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9/27/2019</text:p>
          </table:table-cell>
          <table:table-cell table:formula="of:=[$Sheet1.C737]/[$Sheet1.C736]" office:value-type="float" office:value="1.02765108323831" calcext:value-type="float">
            <text:p>1.02765108323831</text:p>
          </table:table-cell>
          <table:table-cell table:formula="of:=[$Sheet1.D737]/[$Sheet1.D736]" office:value-type="float" office:value="0.994977727312429" calcext:value-type="float">
            <text:p>0.9949777273124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9/26/2019</text:p>
          </table:table-cell>
          <table:table-cell table:formula="of:=[$Sheet1.C738]/[$Sheet1.C737]" office:value-type="float" office:value="0.991123439667129" calcext:value-type="float">
            <text:p>0.991123439667129</text:p>
          </table:table-cell>
          <table:table-cell table:formula="of:=[$Sheet1.D738]/[$Sheet1.D737]" office:value-type="float" office:value="1.00534474084928" calcext:value-type="float">
            <text:p>1.005344740849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9/25/2019</text:p>
          </table:table-cell>
          <table:table-cell table:formula="of:=[$Sheet1.C739]/[$Sheet1.C738]" office:value-type="float" office:value="0.988245172124265" calcext:value-type="float">
            <text:p>0.988245172124265</text:p>
          </table:table-cell>
          <table:table-cell table:formula="of:=[$Sheet1.D739]/[$Sheet1.D738]" office:value-type="float" office:value="1.00243483050221" calcext:value-type="float">
            <text:p>1.002434830502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9/24/2019</text:p>
          </table:table-cell>
          <table:table-cell table:formula="of:=[$Sheet1.C740]/[$Sheet1.C739]" office:value-type="float" office:value="1.0016992353441" calcext:value-type="float">
            <text:p>1.0016992353441</text:p>
          </table:table-cell>
          <table:table-cell table:formula="of:=[$Sheet1.D740]/[$Sheet1.D739]" office:value-type="float" office:value="0.99387913041439" calcext:value-type="float">
            <text:p>0.993879130414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9/23/2019</text:p>
          </table:table-cell>
          <table:table-cell table:formula="of:=[$Sheet1.C741]/[$Sheet1.C740]" office:value-type="float" office:value="0.993780039581566" calcext:value-type="float">
            <text:p>0.993780039581566</text:p>
          </table:table-cell>
          <table:table-cell table:formula="of:=[$Sheet1.D741]/[$Sheet1.D740]" office:value-type="float" office:value="1.00848783118722" calcext:value-type="float">
            <text:p>1.008487831187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9/20/2019</text:p>
          </table:table-cell>
          <table:table-cell table:formula="of:=[$Sheet1.C742]/[$Sheet1.C741]" office:value-type="float" office:value="1.00540540540541" calcext:value-type="float">
            <text:p>1.00540540540541</text:p>
          </table:table-cell>
          <table:table-cell table:formula="of:=[$Sheet1.D742]/[$Sheet1.D741]" office:value-type="float" office:value="1.00009693226106" calcext:value-type="float">
            <text:p>1.000096932261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9/19/2019</text:p>
          </table:table-cell>
          <table:table-cell table:formula="of:=[$Sheet1.C743]/[$Sheet1.C742]" office:value-type="float" office:value="0.996038483305037" calcext:value-type="float">
            <text:p>0.996038483305037</text:p>
          </table:table-cell>
          <table:table-cell table:formula="of:=[$Sheet1.D743]/[$Sheet1.D742]" office:value-type="float" office:value="1.004919670997" calcext:value-type="float">
            <text:p>1.0049196709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9/18/2019</text:p>
          </table:table-cell>
          <table:table-cell table:formula="of:=[$Sheet1.C744]/[$Sheet1.C743]" office:value-type="float" office:value="0.999715909090909" calcext:value-type="float">
            <text:p>0.999715909090909</text:p>
          </table:table-cell>
          <table:table-cell table:formula="of:=[$Sheet1.D744]/[$Sheet1.D743]" office:value-type="float" office:value="0.999980045164445" calcext:value-type="float">
            <text:p>0.9999800451644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9/17/2019</text:p>
          </table:table-cell>
          <table:table-cell table:formula="of:=[$Sheet1.C745]/[$Sheet1.C744]" office:value-type="float" office:value="1.00170502983802" calcext:value-type="float">
            <text:p>1.00170502983802</text:p>
          </table:table-cell>
          <table:table-cell table:formula="of:=[$Sheet1.D745]/[$Sheet1.D744]" office:value-type="float" office:value="0.999657435153805" calcext:value-type="float">
            <text:p>0.9996574351538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9/16/2019</text:p>
          </table:table-cell>
          <table:table-cell table:formula="of:=[$Sheet1.C746]/[$Sheet1.C745]" office:value-type="float" office:value="0.997446808510638" calcext:value-type="float">
            <text:p>0.997446808510638</text:p>
          </table:table-cell>
          <table:table-cell table:formula="of:=[$Sheet1.D746]/[$Sheet1.D745]" office:value-type="float" office:value="0.997424892703863" calcext:value-type="float">
            <text:p>0.9974248927038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9/13/2019</text:p>
          </table:table-cell>
          <table:table-cell table:formula="of:=[$Sheet1.C747]/[$Sheet1.C746]" office:value-type="float" office:value="0.992605233219568" calcext:value-type="float">
            <text:p>0.992605233219568</text:p>
          </table:table-cell>
          <table:table-cell table:formula="of:=[$Sheet1.D747]/[$Sheet1.D746]" office:value-type="float" office:value="1.00314547225447" calcext:value-type="float">
            <text:p>1.003145472254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9/12/2019</text:p>
          </table:table-cell>
          <table:table-cell table:formula="of:=[$Sheet1.C748]/[$Sheet1.C747]" office:value-type="float" office:value="0.994269340974212" calcext:value-type="float">
            <text:p>0.994269340974212</text:p>
          </table:table-cell>
          <table:table-cell table:formula="of:=[$Sheet1.D748]/[$Sheet1.D747]" office:value-type="float" office:value="1.00072488104303" calcext:value-type="float">
            <text:p>1.000724881043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9/11/2019</text:p>
          </table:table-cell>
          <table:table-cell table:formula="of:=[$Sheet1.C749]/[$Sheet1.C748]" office:value-type="float" office:value="1.00201729106628" calcext:value-type="float">
            <text:p>1.00201729106628</text:p>
          </table:table-cell>
          <table:table-cell table:formula="of:=[$Sheet1.D749]/[$Sheet1.D748]" office:value-type="float" office:value="0.997129157986024" calcext:value-type="float">
            <text:p>0.9971291579860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9/10/2019</text:p>
          </table:table-cell>
          <table:table-cell table:formula="of:=[$Sheet1.C750]/[$Sheet1.C749]" office:value-type="float" office:value="0.998561978717285" calcext:value-type="float">
            <text:p>0.998561978717285</text:p>
          </table:table-cell>
          <table:table-cell table:formula="of:=[$Sheet1.D750]/[$Sheet1.D749]" office:value-type="float" office:value="0.992822225110216" calcext:value-type="float">
            <text:p>0.9928222251102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9/09/2019</text:p>
          </table:table-cell>
          <table:table-cell table:formula="of:=[$Sheet1.C751]/[$Sheet1.C750]" office:value-type="float" office:value="0.990783410138249" calcext:value-type="float">
            <text:p>0.990783410138249</text:p>
          </table:table-cell>
          <table:table-cell table:formula="of:=[$Sheet1.D751]/[$Sheet1.D750]" office:value-type="float" office:value="0.999677786392517" calcext:value-type="float">
            <text:p>0.9996777863925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9/06/2019</text:p>
          </table:table-cell>
          <table:table-cell table:formula="of:=[$Sheet1.C752]/[$Sheet1.C751]" office:value-type="float" office:value="0.998255813953488" calcext:value-type="float">
            <text:p>0.998255813953488</text:p>
          </table:table-cell>
          <table:table-cell table:formula="of:=[$Sheet1.D752]/[$Sheet1.D751]" office:value-type="float" office:value="1.00009400925991" calcext:value-type="float">
            <text:p>1.000094009259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9/05/2019</text:p>
          </table:table-cell>
          <table:table-cell table:formula="of:=[$Sheet1.C753]/[$Sheet1.C752]" office:value-type="float" office:value="0.992137449039021" calcext:value-type="float">
            <text:p>0.992137449039021</text:p>
          </table:table-cell>
          <table:table-cell table:formula="of:=[$Sheet1.D753]/[$Sheet1.D752]" office:value-type="float" office:value="0.99909021019166" calcext:value-type="float">
            <text:p>0.999090210191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9/04/2019</text:p>
          </table:table-cell>
          <table:table-cell table:formula="of:=[$Sheet1.C754]/[$Sheet1.C753]" office:value-type="float" office:value="0.987965952450836" calcext:value-type="float">
            <text:p>0.987965952450836</text:p>
          </table:table-cell>
          <table:table-cell table:formula="of:=[$Sheet1.D754]/[$Sheet1.D753]" office:value-type="float" office:value="0.987157258064516" calcext:value-type="float">
            <text:p>0.9871572580645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9/03/2019</text:p>
          </table:table-cell>
          <table:table-cell table:formula="of:=[$Sheet1.C755]/[$Sheet1.C754]" office:value-type="float" office:value="0.99435531788473" calcext:value-type="float">
            <text:p>0.99435531788473</text:p>
          </table:table-cell>
          <table:table-cell table:formula="of:=[$Sheet1.D755]/[$Sheet1.D754]" office:value-type="float" office:value="0.989274213862168" calcext:value-type="float">
            <text:p>0.9892742138621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8/30/2019</text:p>
          </table:table-cell>
          <table:table-cell table:formula="of:=[$Sheet1.C756]/[$Sheet1.C755]" office:value-type="float" office:value="0.999701224977592" calcext:value-type="float">
            <text:p>0.999701224977592</text:p>
          </table:table-cell>
          <table:table-cell table:formula="of:=[$Sheet1.D756]/[$Sheet1.D755]" office:value-type="float" office:value="1.00694704896654" calcext:value-type="float">
            <text:p>1.006947048966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8/29/2019</text:p>
          </table:table-cell>
          <table:table-cell table:formula="of:=[$Sheet1.C757]/[$Sheet1.C756]" office:value-type="float" office:value="0.99581589958159" calcext:value-type="float">
            <text:p>0.99581589958159</text:p>
          </table:table-cell>
          <table:table-cell table:formula="of:=[$Sheet1.D757]/[$Sheet1.D756]" office:value-type="float" office:value="0.999357585615385" calcext:value-type="float">
            <text:p>0.9993575856153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8/28/2019</text:p>
          </table:table-cell>
          <table:table-cell table:formula="of:=[$Sheet1.C758]/[$Sheet1.C757]" office:value-type="float" office:value="0.990696278511405" calcext:value-type="float">
            <text:p>0.990696278511405</text:p>
          </table:table-cell>
          <table:table-cell table:formula="of:=[$Sheet1.D758]/[$Sheet1.D757]" office:value-type="float" office:value="0.987471705338886" calcext:value-type="float">
            <text:p>0.9874717053388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8/27/2019</text:p>
          </table:table-cell>
          <table:table-cell table:formula="of:=[$Sheet1.C759]/[$Sheet1.C758]" office:value-type="float" office:value="0.996667676461678" calcext:value-type="float">
            <text:p>0.996667676461678</text:p>
          </table:table-cell>
          <table:table-cell table:formula="of:=[$Sheet1.D759]/[$Sheet1.D758]" office:value-type="float" office:value="0.993497094814989" calcext:value-type="float">
            <text:p>0.9934970948149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8/26/2019</text:p>
          </table:table-cell>
          <table:table-cell table:formula="of:=[$Sheet1.C760]/[$Sheet1.C759]" office:value-type="float" office:value="0.999696048632219" calcext:value-type="float">
            <text:p>0.999696048632219</text:p>
          </table:table-cell>
          <table:table-cell table:formula="of:=[$Sheet1.D760]/[$Sheet1.D759]" office:value-type="float" office:value="1.00321348408593" calcext:value-type="float">
            <text:p>1.003213484085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8/23/2019</text:p>
          </table:table-cell>
          <table:table-cell table:formula="of:=[$Sheet1.C761]/[$Sheet1.C760]" office:value-type="float" office:value="0.99148677409547" calcext:value-type="float">
            <text:p>0.99148677409547</text:p>
          </table:table-cell>
          <table:table-cell table:formula="of:=[$Sheet1.D761]/[$Sheet1.D760]" office:value-type="float" office:value="0.989136250251878" calcext:value-type="float">
            <text:p>0.9891362502518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8/22/2019</text:p>
          </table:table-cell>
          <table:table-cell table:formula="of:=[$Sheet1.C762]/[$Sheet1.C761]" office:value-type="float" office:value="1.02391904323827" calcext:value-type="float">
            <text:p>1.02391904323827</text:p>
          </table:table-cell>
          <table:table-cell table:formula="of:=[$Sheet1.D762]/[$Sheet1.D761]" office:value-type="float" office:value="1.02663753771368" calcext:value-type="float">
            <text:p>1.026637537713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8/21/2019</text:p>
          </table:table-cell>
          <table:table-cell table:formula="of:=[$Sheet1.C763]/[$Sheet1.C762]" office:value-type="float" office:value="1.01377657981432" calcext:value-type="float">
            <text:p>1.01377657981432</text:p>
          </table:table-cell>
          <table:table-cell table:formula="of:=[$Sheet1.D763]/[$Sheet1.D762]" office:value-type="float" office:value="1.00050633777519" calcext:value-type="float">
            <text:p>1.000506337775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8/20/2019</text:p>
          </table:table-cell>
          <table:table-cell table:formula="of:=[$Sheet1.C764]/[$Sheet1.C763]" office:value-type="float" office:value="0.984638109305761" calcext:value-type="float">
            <text:p>0.984638109305761</text:p>
          </table:table-cell>
          <table:table-cell table:formula="of:=[$Sheet1.D764]/[$Sheet1.D763]" office:value-type="float" office:value="0.991820628293377" calcext:value-type="float">
            <text:p>0.9918206282933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8/19/2019</text:p>
          </table:table-cell>
          <table:table-cell table:formula="of:=[$Sheet1.C765]/[$Sheet1.C764]" office:value-type="float" office:value="1.01140114011401" calcext:value-type="float">
            <text:p>1.01140114011401</text:p>
          </table:table-cell>
          <table:table-cell table:formula="of:=[$Sheet1.D765]/[$Sheet1.D764]" office:value-type="float" office:value="1.00797790733354" calcext:value-type="float">
            <text:p>1.007977907333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8/16/2019</text:p>
          </table:table-cell>
          <table:table-cell table:formula="of:=[$Sheet1.C766]/[$Sheet1.C765]" office:value-type="float" office:value="0.997330169089291" calcext:value-type="float">
            <text:p>0.997330169089291</text:p>
          </table:table-cell>
          <table:table-cell table:formula="of:=[$Sheet1.D766]/[$Sheet1.D765]" office:value-type="float" office:value="0.988038923947805" calcext:value-type="float">
            <text:p>0.9880389239478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8/15/2019</text:p>
          </table:table-cell>
          <table:table-cell table:formula="of:=[$Sheet1.C767]/[$Sheet1.C766]" office:value-type="float" office:value="0.983938132064247" calcext:value-type="float">
            <text:p>0.983938132064247</text:p>
          </table:table-cell>
          <table:table-cell table:formula="of:=[$Sheet1.D767]/[$Sheet1.D766]" office:value-type="float" office:value="0.985778971710262" calcext:value-type="float">
            <text:p>0.9857789717102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8/14/2019</text:p>
          </table:table-cell>
          <table:table-cell table:formula="of:=[$Sheet1.C768]/[$Sheet1.C767]" office:value-type="float" office:value="0.990326481257557" calcext:value-type="float">
            <text:p>0.990326481257557</text:p>
          </table:table-cell>
          <table:table-cell table:formula="of:=[$Sheet1.D768]/[$Sheet1.D767]" office:value-type="float" office:value="0.997541789577188" calcext:value-type="float">
            <text:p>0.9975417895771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8/13/2019</text:p>
          </table:table-cell>
          <table:table-cell table:formula="of:=[$Sheet1.C769]/[$Sheet1.C768]" office:value-type="float" office:value="1.0491452991453" calcext:value-type="float">
            <text:p>1.0491452991453</text:p>
          </table:table-cell>
          <table:table-cell table:formula="of:=[$Sheet1.D769]/[$Sheet1.D768]" office:value-type="float" office:value="1.03017672322749" calcext:value-type="float">
            <text:p>1.030176723227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8/12/2019</text:p>
          </table:table-cell>
          <table:table-cell table:formula="of:=[$Sheet1.C770]/[$Sheet1.C769]" office:value-type="float" office:value="0.980506255455339" calcext:value-type="float">
            <text:p>0.980506255455339</text:p>
          </table:table-cell>
          <table:table-cell table:formula="of:=[$Sheet1.D770]/[$Sheet1.D769]" office:value-type="float" office:value="0.985227179529238" calcext:value-type="float">
            <text:p>0.9852271795292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8/09/2019</text:p>
          </table:table-cell>
          <table:table-cell table:formula="of:=[$Sheet1.C771]/[$Sheet1.C770]" office:value-type="float" office:value="1.00326409495549" calcext:value-type="float">
            <text:p>1.00326409495549</text:p>
          </table:table-cell>
          <table:table-cell table:formula="of:=[$Sheet1.D771]/[$Sheet1.D770]" office:value-type="float" office:value="1.01233398887999" calcext:value-type="float">
            <text:p>1.012333988879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8/08/2019</text:p>
          </table:table-cell>
          <table:table-cell table:formula="of:=[$Sheet1.C772]/[$Sheet1.C771]" office:value-type="float" office:value="1.00384501626738" calcext:value-type="float">
            <text:p>1.00384501626738</text:p>
          </table:table-cell>
          <table:table-cell table:formula="of:=[$Sheet1.D772]/[$Sheet1.D771]" office:value-type="float" office:value="1.00666061363987" calcext:value-type="float">
            <text:p>1.006660613639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8/07/2019</text:p>
          </table:table-cell>
          <table:table-cell table:formula="of:=[$Sheet1.C773]/[$Sheet1.C772]" office:value-type="float" office:value="0.987625220978197" calcext:value-type="float">
            <text:p>0.987625220978197</text:p>
          </table:table-cell>
          <table:table-cell table:formula="of:=[$Sheet1.D773]/[$Sheet1.D772]" office:value-type="float" office:value="0.981583273487197" calcext:value-type="float">
            <text:p>0.9815832734871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8/06/2019</text:p>
          </table:table-cell>
          <table:table-cell table:formula="of:=[$Sheet1.C774]/[$Sheet1.C773]" office:value-type="float" office:value="0.977326968973747" calcext:value-type="float">
            <text:p>0.977326968973747</text:p>
          </table:table-cell>
          <table:table-cell table:formula="of:=[$Sheet1.D774]/[$Sheet1.D773]" office:value-type="float" office:value="0.999233697875852" calcext:value-type="float">
            <text:p>0.9992336978758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8/05/2019</text:p>
          </table:table-cell>
          <table:table-cell table:formula="of:=[$Sheet1.C775]/[$Sheet1.C774]" office:value-type="float" office:value="1.00518925518926" calcext:value-type="float">
            <text:p>1.00518925518926</text:p>
          </table:table-cell>
          <table:table-cell table:formula="of:=[$Sheet1.D775]/[$Sheet1.D774]" office:value-type="float" office:value="0.987150258348168" calcext:value-type="float">
            <text:p>0.9871502583481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8/02/2019</text:p>
          </table:table-cell>
          <table:table-cell table:formula="of:=[$Sheet1.C776]/[$Sheet1.C775]" office:value-type="float" office:value="1.01730944427574" calcext:value-type="float">
            <text:p>1.01730944427574</text:p>
          </table:table-cell>
          <table:table-cell table:formula="of:=[$Sheet1.D776]/[$Sheet1.D775]" office:value-type="float" office:value="1.03069173281214" calcext:value-type="float">
            <text:p>1.030691732812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8/01/2019</text:p>
          </table:table-cell>
          <table:table-cell table:formula="of:=[$Sheet1.C777]/[$Sheet1.C776]" office:value-type="float" office:value="1.00417910447761" calcext:value-type="float">
            <text:p>1.00417910447761</text:p>
          </table:table-cell>
          <table:table-cell table:formula="of:=[$Sheet1.D777]/[$Sheet1.D776]" office:value-type="float" office:value="1.00733616411726" calcext:value-type="float">
            <text:p>1.007336164117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7/31/2019</text:p>
          </table:table-cell>
          <table:table-cell table:formula="of:=[$Sheet1.C778]/[$Sheet1.C777]" office:value-type="float" office:value="0.99256837098692" calcext:value-type="float">
            <text:p>0.99256837098692</text:p>
          </table:table-cell>
          <table:table-cell table:formula="of:=[$Sheet1.D778]/[$Sheet1.D777]" office:value-type="float" office:value="1.00908056717995" calcext:value-type="float">
            <text:p>1.009080567179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7/30/2019</text:p>
          </table:table-cell>
          <table:table-cell table:formula="of:=[$Sheet1.C779]/[$Sheet1.C778]" office:value-type="float" office:value="0.998203054806828" calcext:value-type="float">
            <text:p>0.998203054806828</text:p>
          </table:table-cell>
          <table:table-cell table:formula="of:=[$Sheet1.D779]/[$Sheet1.D778]" office:value-type="float" office:value="1.01100530804797" calcext:value-type="float">
            <text:p>1.011005308047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7/29/2019</text:p>
          </table:table-cell>
          <table:table-cell table:formula="of:=[$Sheet1.C780]/[$Sheet1.C779]" office:value-type="float" office:value="1.001500150015" calcext:value-type="float">
            <text:p>1.001500150015</text:p>
          </table:table-cell>
          <table:table-cell table:formula="of:=[$Sheet1.D780]/[$Sheet1.D779]" office:value-type="float" office:value="1.00258530854446" calcext:value-type="float">
            <text:p>1.002585308544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7/26/2019</text:p>
          </table:table-cell>
          <table:table-cell table:formula="of:=[$Sheet1.C781]/[$Sheet1.C780]" office:value-type="float" office:value="1.00659077291791" calcext:value-type="float">
            <text:p>1.00659077291791</text:p>
          </table:table-cell>
          <table:table-cell table:formula="of:=[$Sheet1.D781]/[$Sheet1.D780]" office:value-type="float" office:value="1.00161868538913" calcext:value-type="float">
            <text:p>1.001618685389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7/25/2019</text:p>
          </table:table-cell>
          <table:table-cell table:formula="of:=[$Sheet1.C782]/[$Sheet1.C781]" office:value-type="float" office:value="0.998809523809524" calcext:value-type="float">
            <text:p>0.998809523809524</text:p>
          </table:table-cell>
          <table:table-cell table:formula="of:=[$Sheet1.D782]/[$Sheet1.D781]" office:value-type="float" office:value="0.992666547692226" calcext:value-type="float">
            <text:p>0.9926665476922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7/24/2019</text:p>
          </table:table-cell>
          <table:table-cell table:formula="of:=[$Sheet1.C783]/[$Sheet1.C782]" office:value-type="float" office:value="1.04261025029797" calcext:value-type="float">
            <text:p>1.04261025029797</text:p>
          </table:table-cell>
          <table:table-cell table:formula="of:=[$Sheet1.D783]/[$Sheet1.D782]" office:value-type="float" office:value="1.00529019499479" calcext:value-type="float">
            <text:p>1.005290194994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7/23/2019</text:p>
          </table:table-cell>
          <table:table-cell table:formula="of:=[$Sheet1.C784]/[$Sheet1.C783]" office:value-type="float" office:value="1.012289225493" calcext:value-type="float">
            <text:p>1.012289225493</text:p>
          </table:table-cell>
          <table:table-cell table:formula="of:=[$Sheet1.D784]/[$Sheet1.D783]" office:value-type="float" office:value="0.995333757236154" calcext:value-type="float">
            <text:p>0.9953337572361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7/22/2019</text:p>
          </table:table-cell>
          <table:table-cell table:formula="of:=[$Sheet1.C785]/[$Sheet1.C784]" office:value-type="float" office:value="1.00875211744777" calcext:value-type="float">
            <text:p>1.00875211744777</text:p>
          </table:table-cell>
          <table:table-cell table:formula="of:=[$Sheet1.D785]/[$Sheet1.D784]" office:value-type="float" office:value="0.993199067034441" calcext:value-type="float">
            <text:p>0.9931990670344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7/19/2019</text:p>
          </table:table-cell>
          <table:table-cell table:formula="of:=[$Sheet1.C786]/[$Sheet1.C785]" office:value-type="float" office:value="1.00279876854184" calcext:value-type="float">
            <text:p>1.00279876854184</text:p>
          </table:table-cell>
          <table:table-cell table:formula="of:=[$Sheet1.D786]/[$Sheet1.D785]" office:value-type="float" office:value="0.997179257829905" calcext:value-type="float">
            <text:p>0.9971792578299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7/18/2019</text:p>
          </table:table-cell>
          <table:table-cell table:formula="of:=[$Sheet1.C787]/[$Sheet1.C786]" office:value-type="float" office:value="1.01283840357243" calcext:value-type="float">
            <text:p>1.01283840357243</text:p>
          </table:table-cell>
          <table:table-cell table:formula="of:=[$Sheet1.D787]/[$Sheet1.D786]" office:value-type="float" office:value="1.00621512391613" calcext:value-type="float">
            <text:p>1.006215123916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7/17/2019</text:p>
          </table:table-cell>
          <table:table-cell table:formula="of:=[$Sheet1.C788]/[$Sheet1.C787]" office:value-type="float" office:value="0.995039955910719" calcext:value-type="float">
            <text:p>0.995039955910719</text:p>
          </table:table-cell>
          <table:table-cell table:formula="of:=[$Sheet1.D788]/[$Sheet1.D787]" office:value-type="float" office:value="0.996430848950456" calcext:value-type="float">
            <text:p>0.9964308489504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7/16/2019</text:p>
          </table:table-cell>
          <table:table-cell table:formula="of:=[$Sheet1.C789]/[$Sheet1.C788]" office:value-type="float" office:value="0.995569094433675" calcext:value-type="float">
            <text:p>0.995569094433675</text:p>
          </table:table-cell>
          <table:table-cell table:formula="of:=[$Sheet1.D789]/[$Sheet1.D788]" office:value-type="float" office:value="1.00657414170928" calcext:value-type="float">
            <text:p>1.006574141709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7/15/2019</text:p>
          </table:table-cell>
          <table:table-cell table:formula="of:=[$Sheet1.C790]/[$Sheet1.C789]" office:value-type="float" office:value="1.01001390820584" calcext:value-type="float">
            <text:p>1.01001390820584</text:p>
          </table:table-cell>
          <table:table-cell table:formula="of:=[$Sheet1.D790]/[$Sheet1.D789]" office:value-type="float" office:value="1.00341540059387" calcext:value-type="float">
            <text:p>1.003415400593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7/12/2019</text:p>
          </table:table-cell>
          <table:table-cell table:formula="of:=[$Sheet1.C791]/[$Sheet1.C790]" office:value-type="float" office:value="1.00550812448361" calcext:value-type="float">
            <text:p>1.00550812448361</text:p>
          </table:table-cell>
          <table:table-cell table:formula="of:=[$Sheet1.D791]/[$Sheet1.D790]" office:value-type="float" office:value="0.999824171449424" calcext:value-type="float">
            <text:p>0.9998241714494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7/11/2019</text:p>
          </table:table-cell>
          <table:table-cell table:formula="of:=[$Sheet1.C792]/[$Sheet1.C791]" office:value-type="float" office:value="1.01040810736784" calcext:value-type="float">
            <text:p>1.01040810736784</text:p>
          </table:table-cell>
          <table:table-cell table:formula="of:=[$Sheet1.D792]/[$Sheet1.D791]" office:value-type="float" office:value="0.995401108910103" calcext:value-type="float">
            <text:p>0.9954011089101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7/10/2019</text:p>
          </table:table-cell>
          <table:table-cell table:formula="of:=[$Sheet1.C793]/[$Sheet1.C792]" office:value-type="float" office:value="0.996204933586338" calcext:value-type="float">
            <text:p>0.996204933586338</text:p>
          </table:table-cell>
          <table:table-cell table:formula="of:=[$Sheet1.D793]/[$Sheet1.D792]" office:value-type="float" office:value="0.997719931597948" calcext:value-type="float">
            <text:p>0.9977199315979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7/09/2019</text:p>
          </table:table-cell>
          <table:table-cell table:formula="of:=[$Sheet1.C794]/[$Sheet1.C793]" office:value-type="float" office:value="0.994829931972789" calcext:value-type="float">
            <text:p>0.994829931972789</text:p>
          </table:table-cell>
          <table:table-cell table:formula="of:=[$Sheet1.D794]/[$Sheet1.D793]" office:value-type="float" office:value="0.995509627238922" calcext:value-type="float">
            <text:p>0.9955096272389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7/08/2019</text:p>
          </table:table-cell>
          <table:table-cell table:formula="of:=[$Sheet1.C795]/[$Sheet1.C794]" office:value-type="float" office:value="0.984135667396061" calcext:value-type="float">
            <text:p>0.984135667396061</text:p>
          </table:table-cell>
          <table:table-cell table:formula="of:=[$Sheet1.D795]/[$Sheet1.D794]" office:value-type="float" office:value="0.998764947325675" calcext:value-type="float">
            <text:p>0.9987649473256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7/05/2019</text:p>
          </table:table-cell>
          <table:table-cell table:formula="of:=[$Sheet1.C796]/[$Sheet1.C795]" office:value-type="float" office:value="1.01139521956643" calcext:value-type="float">
            <text:p>1.01139521956643</text:p>
          </table:table-cell>
          <table:table-cell table:formula="of:=[$Sheet1.D796]/[$Sheet1.D795]" office:value-type="float" office:value="1.00485895260337" calcext:value-type="float">
            <text:p>1.004858952603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7/03/2019</text:p>
          </table:table-cell>
          <table:table-cell table:formula="of:=[$Sheet1.C797]/[$Sheet1.C796]" office:value-type="float" office:value="0.99615278922781" calcext:value-type="float">
            <text:p>0.99615278922781</text:p>
          </table:table-cell>
          <table:table-cell table:formula="of:=[$Sheet1.D797]/[$Sheet1.D796]" office:value-type="float" office:value="1.00180911647567" calcext:value-type="float">
            <text:p>1.001809116475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7/02/2019</text:p>
          </table:table-cell>
          <table:table-cell table:formula="of:=[$Sheet1.C798]/[$Sheet1.C797]" office:value-type="float" office:value="0.992" calcext:value-type="float">
            <text:p>0.992</text:p>
          </table:table-cell>
          <table:table-cell table:formula="of:=[$Sheet1.D798]/[$Sheet1.D797]" office:value-type="float" office:value="0.992386057907351" calcext:value-type="float">
            <text:p>0.9923860579073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7/01/2019</text:p>
          </table:table-cell>
          <table:table-cell table:formula="of:=[$Sheet1.C799]/[$Sheet1.C798]" office:value-type="float" office:value="1.00583982202447" calcext:value-type="float">
            <text:p>1.00583982202447</text:p>
          </table:table-cell>
          <table:table-cell table:formula="of:=[$Sheet1.D799]/[$Sheet1.D798]" office:value-type="float" office:value="0.997080399998655" calcext:value-type="float">
            <text:p>0.9970803999986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6/28/2019</text:p>
          </table:table-cell>
          <table:table-cell table:formula="of:=[$Sheet1.C800]/[$Sheet1.C799]" office:value-type="float" office:value="0.997511750069118" calcext:value-type="float">
            <text:p>0.997511750069118</text:p>
          </table:table-cell>
          <table:table-cell table:formula="of:=[$Sheet1.D800]/[$Sheet1.D799]" office:value-type="float" office:value="0.992386137845651" calcext:value-type="float">
            <text:p>0.9923861378456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6/27/2019</text:p>
          </table:table-cell>
          <table:table-cell table:formula="of:=[$Sheet1.C801]/[$Sheet1.C800]" office:value-type="float" office:value="0.985033259423503" calcext:value-type="float">
            <text:p>0.985033259423503</text:p>
          </table:table-cell>
          <table:table-cell table:formula="of:=[$Sheet1.D801]/[$Sheet1.D800]" office:value-type="float" office:value="0.99427553573371" calcext:value-type="float">
            <text:p>0.994275535733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6/26/2019</text:p>
          </table:table-cell>
          <table:table-cell table:formula="of:=[$Sheet1.C802]/[$Sheet1.C801]" office:value-type="float" office:value="0.986494091164885" calcext:value-type="float">
            <text:p>0.986494091164885</text:p>
          </table:table-cell>
          <table:table-cell table:formula="of:=[$Sheet1.D802]/[$Sheet1.D801]" office:value-type="float" office:value="0.996191348823216" calcext:value-type="float">
            <text:p>0.9961913488232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6/25/2019</text:p>
          </table:table-cell>
          <table:table-cell table:formula="of:=[$Sheet1.C803]/[$Sheet1.C802]" office:value-type="float" office:value="0.993725042783799" calcext:value-type="float">
            <text:p>0.993725042783799</text:p>
          </table:table-cell>
          <table:table-cell table:formula="of:=[$Sheet1.D803]/[$Sheet1.D802]" office:value-type="float" office:value="1.00123550851471" calcext:value-type="float">
            <text:p>1.001235508514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6/24/2019</text:p>
          </table:table-cell>
          <table:table-cell table:formula="of:=[$Sheet1.C804]/[$Sheet1.C803]" office:value-type="float" office:value="1.00774971297359" calcext:value-type="float">
            <text:p>1.00774971297359</text:p>
          </table:table-cell>
          <table:table-cell table:formula="of:=[$Sheet1.D804]/[$Sheet1.D803]" office:value-type="float" office:value="1.00958736948906" calcext:value-type="float">
            <text:p>1.009587369489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6/21/2019</text:p>
          </table:table-cell>
          <table:table-cell table:formula="of:=[$Sheet1.C805]/[$Sheet1.C804]" office:value-type="float" office:value="1.00142409569923" calcext:value-type="float">
            <text:p>1.00142409569923</text:p>
          </table:table-cell>
          <table:table-cell table:formula="of:=[$Sheet1.D805]/[$Sheet1.D804]" office:value-type="float" office:value="1.0017349381228" calcext:value-type="float">
            <text:p>1.00173493812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6/20/2019</text:p>
          </table:table-cell>
          <table:table-cell table:formula="of:=[$Sheet1.C806]/[$Sheet1.C805]" office:value-type="float" office:value="1.00739476678043" calcext:value-type="float">
            <text:p>1.00739476678043</text:p>
          </table:table-cell>
          <table:table-cell table:formula="of:=[$Sheet1.D806]/[$Sheet1.D805]" office:value-type="float" office:value="1.00126082034666" calcext:value-type="float">
            <text:p>1.001260820346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6/19/2019</text:p>
          </table:table-cell>
          <table:table-cell table:formula="of:=[$Sheet1.C807]/[$Sheet1.C806]" office:value-type="float" office:value="0.985883681535855" calcext:value-type="float">
            <text:p>0.985883681535855</text:p>
          </table:table-cell>
          <table:table-cell table:formula="of:=[$Sheet1.D807]/[$Sheet1.D806]" office:value-type="float" office:value="0.990616685510023" calcext:value-type="float">
            <text:p>0.9906166855100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6/18/2019</text:p>
          </table:table-cell>
          <table:table-cell table:formula="of:=[$Sheet1.C808]/[$Sheet1.C807]" office:value-type="float" office:value="0.990549828178694" calcext:value-type="float">
            <text:p>0.990549828178694</text:p>
          </table:table-cell>
          <table:table-cell table:formula="of:=[$Sheet1.D808]/[$Sheet1.D807]" office:value-type="float" office:value="0.99702370782447" calcext:value-type="float">
            <text:p>0.997023707824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6/17/2019</text:p>
          </table:table-cell>
          <table:table-cell table:formula="of:=[$Sheet1.C809]/[$Sheet1.C808]" office:value-type="float" office:value="0.989881468632553" calcext:value-type="float">
            <text:p>0.989881468632553</text:p>
          </table:table-cell>
          <table:table-cell table:formula="of:=[$Sheet1.D809]/[$Sheet1.D808]" office:value-type="float" office:value="0.990376146002913" calcext:value-type="float">
            <text:p>0.9903761460029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6/14/2019</text:p>
          </table:table-cell>
          <table:table-cell table:formula="of:=[$Sheet1.C810]/[$Sheet1.C809]" office:value-type="float" office:value="1.00700934579439" calcext:value-type="float">
            <text:p>1.00700934579439</text:p>
          </table:table-cell>
          <table:table-cell table:formula="of:=[$Sheet1.D810]/[$Sheet1.D809]" office:value-type="float" office:value="0.999069097855464" calcext:value-type="float">
            <text:p>0.9990690978554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6/13/2019</text:p>
          </table:table-cell>
          <table:table-cell table:formula="of:=[$Sheet1.C811]/[$Sheet1.C810]" office:value-type="float" office:value="0.995069605568446" calcext:value-type="float">
            <text:p>0.995069605568446</text:p>
          </table:table-cell>
          <table:table-cell table:formula="of:=[$Sheet1.D811]/[$Sheet1.D810]" office:value-type="float" office:value="1.00161414349944" calcext:value-type="float">
            <text:p>1.001614143499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6/12/2019</text:p>
          </table:table-cell>
          <table:table-cell table:formula="of:=[$Sheet1.C812]/[$Sheet1.C811]" office:value-type="float" office:value="0.996211017196153" calcext:value-type="float">
            <text:p>0.996211017196153</text:p>
          </table:table-cell>
          <table:table-cell table:formula="of:=[$Sheet1.D812]/[$Sheet1.D811]" office:value-type="float" office:value="0.995919270725263" calcext:value-type="float">
            <text:p>0.9959192707252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6/11/2019</text:p>
          </table:table-cell>
          <table:table-cell table:formula="of:=[$Sheet1.C813]/[$Sheet1.C812]" office:value-type="float" office:value="1.01726155646577" calcext:value-type="float">
            <text:p>1.01726155646577</text:p>
          </table:table-cell>
          <table:table-cell table:formula="of:=[$Sheet1.D813]/[$Sheet1.D812]" office:value-type="float" office:value="1.00204178009889" calcext:value-type="float">
            <text:p>1.002041780098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6/10/2019</text:p>
          </table:table-cell>
          <table:table-cell table:formula="of:=[$Sheet1.C814]/[$Sheet1.C813]" office:value-type="float" office:value="1.01811906816221" calcext:value-type="float">
            <text:p>1.01811906816221</text:p>
          </table:table-cell>
          <table:table-cell table:formula="of:=[$Sheet1.D814]/[$Sheet1.D813]" office:value-type="float" office:value="1.00034999930693" calcext:value-type="float">
            <text:p>1.000349999306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6/07/2019</text:p>
          </table:table-cell>
          <table:table-cell table:formula="of:=[$Sheet1.C815]/[$Sheet1.C814]" office:value-type="float" office:value="1.00310734463277" calcext:value-type="float">
            <text:p>1.00310734463277</text:p>
          </table:table-cell>
          <table:table-cell table:formula="of:=[$Sheet1.D815]/[$Sheet1.D814]" office:value-type="float" office:value="0.995361533638408" calcext:value-type="float">
            <text:p>0.9953615336384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6/06/2019</text:p>
          </table:table-cell>
          <table:table-cell table:formula="of:=[$Sheet1.C816]/[$Sheet1.C815]" office:value-type="float" office:value="0.997465502675303" calcext:value-type="float">
            <text:p>0.997465502675303</text:p>
          </table:table-cell>
          <table:table-cell table:formula="of:=[$Sheet1.D816]/[$Sheet1.D815]" office:value-type="float" office:value="0.989611393013009" calcext:value-type="float">
            <text:p>0.9896113930130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6/05/2019</text:p>
          </table:table-cell>
          <table:table-cell table:formula="of:=[$Sheet1.C817]/[$Sheet1.C816]" office:value-type="float" office:value="1.00423489553924" calcext:value-type="float">
            <text:p>1.00423489553924</text:p>
          </table:table-cell>
          <table:table-cell table:formula="of:=[$Sheet1.D817]/[$Sheet1.D816]" office:value-type="float" office:value="0.993901860038192" calcext:value-type="float">
            <text:p>0.9939018600381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6/04/2019</text:p>
          </table:table-cell>
          <table:table-cell table:formula="of:=[$Sheet1.C818]/[$Sheet1.C817]" office:value-type="float" office:value="1.00449817261737" calcext:value-type="float">
            <text:p>1.00449817261737</text:p>
          </table:table-cell>
          <table:table-cell table:formula="of:=[$Sheet1.D818]/[$Sheet1.D817]" office:value-type="float" office:value="0.991904180599048" calcext:value-type="float">
            <text:p>0.9919041805990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6/03/2019</text:p>
          </table:table-cell>
          <table:table-cell table:formula="of:=[$Sheet1.C819]/[$Sheet1.C818]" office:value-type="float" office:value="0.986006157290792" calcext:value-type="float">
            <text:p>0.986006157290792</text:p>
          </table:table-cell>
          <table:table-cell table:formula="of:=[$Sheet1.D819]/[$Sheet1.D818]" office:value-type="float" office:value="0.979017361866677" calcext:value-type="float">
            <text:p>0.9790173618666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5/31/2019</text:p>
          </table:table-cell>
          <table:table-cell table:formula="of:=[$Sheet1.C820]/[$Sheet1.C819]" office:value-type="float" office:value="1.04655123474312" calcext:value-type="float">
            <text:p>1.04655123474312</text:p>
          </table:table-cell>
          <table:table-cell table:formula="of:=[$Sheet1.D820]/[$Sheet1.D819]" office:value-type="float" office:value="1.00277286888083" calcext:value-type="float">
            <text:p>1.002772868880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5/30/2019</text:p>
          </table:table-cell>
          <table:table-cell table:formula="of:=[$Sheet1.C821]/[$Sheet1.C820]" office:value-type="float" office:value="0.997287767832927" calcext:value-type="float">
            <text:p>0.997287767832927</text:p>
          </table:table-cell>
          <table:table-cell table:formula="of:=[$Sheet1.D821]/[$Sheet1.D820]" office:value-type="float" office:value="1.01337180148689" calcext:value-type="float">
            <text:p>1.013371801486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5/29/2019</text:p>
          </table:table-cell>
          <table:table-cell table:formula="of:=[$Sheet1.C822]/[$Sheet1.C821]" office:value-type="float" office:value="1.00979059015502" calcext:value-type="float">
            <text:p>1.00979059015502</text:p>
          </table:table-cell>
          <table:table-cell table:formula="of:=[$Sheet1.D822]/[$Sheet1.D821]" office:value-type="float" office:value="0.997905954404308" calcext:value-type="float">
            <text:p>0.9979059544043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5/28/2019</text:p>
          </table:table-cell>
          <table:table-cell table:formula="of:=[$Sheet1.C823]/[$Sheet1.C822]" office:value-type="float" office:value="1.01023431187719" calcext:value-type="float">
            <text:p>1.01023431187719</text:p>
          </table:table-cell>
          <table:table-cell table:formula="of:=[$Sheet1.D823]/[$Sheet1.D822]" office:value-type="float" office:value="1.0069600649654" calcext:value-type="float">
            <text:p>1.00696006496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5/24/2019</text:p>
          </table:table-cell>
          <table:table-cell table:formula="of:=[$Sheet1.C824]/[$Sheet1.C823]" office:value-type="float" office:value="0.998933617701946" calcext:value-type="float">
            <text:p>0.998933617701946</text:p>
          </table:table-cell>
          <table:table-cell table:formula="of:=[$Sheet1.D824]/[$Sheet1.D823]" office:value-type="float" office:value="1.00844636185542" calcext:value-type="float">
            <text:p>1.008446361855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5/23/2019</text:p>
          </table:table-cell>
          <table:table-cell table:formula="of:=[$Sheet1.C825]/[$Sheet1.C824]" office:value-type="float" office:value="0.987189751801441" calcext:value-type="float">
            <text:p>0.987189751801441</text:p>
          </table:table-cell>
          <table:table-cell table:formula="of:=[$Sheet1.D825]/[$Sheet1.D824]" office:value-type="float" office:value="0.99864829479912" calcext:value-type="float">
            <text:p>0.998648294799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5/22/2019</text:p>
          </table:table-cell>
          <table:table-cell table:formula="of:=[$Sheet1.C826]/[$Sheet1.C825]" office:value-type="float" office:value="1.00702892673696" calcext:value-type="float">
            <text:p>1.00702892673696</text:p>
          </table:table-cell>
          <table:table-cell table:formula="of:=[$Sheet1.D826]/[$Sheet1.D825]" office:value-type="float" office:value="1.01205779806111" calcext:value-type="float">
            <text:p>1.012057798061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5/21/2019</text:p>
          </table:table-cell>
          <table:table-cell table:formula="of:=[$Sheet1.C827]/[$Sheet1.C826]" office:value-type="float" office:value="1.00859060402685" calcext:value-type="float">
            <text:p>1.00859060402685</text:p>
          </table:table-cell>
          <table:table-cell table:formula="of:=[$Sheet1.D827]/[$Sheet1.D826]" office:value-type="float" office:value="1.0028323652876" calcext:value-type="float">
            <text:p>1.00283236528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5/20/2019</text:p>
          </table:table-cell>
          <table:table-cell table:formula="of:=[$Sheet1.C828]/[$Sheet1.C827]" office:value-type="float" office:value="0.994144264040458" calcext:value-type="float">
            <text:p>0.994144264040458</text:p>
          </table:table-cell>
          <table:table-cell table:formula="of:=[$Sheet1.D828]/[$Sheet1.D827]" office:value-type="float" office:value="0.991575779580779" calcext:value-type="float">
            <text:p>0.9915757795807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5/17/2019</text:p>
          </table:table-cell>
          <table:table-cell table:formula="of:=[$Sheet1.C829]/[$Sheet1.C828]" office:value-type="float" office:value="1.00481927710843" calcext:value-type="float">
            <text:p>1.00481927710843</text:p>
          </table:table-cell>
          <table:table-cell table:formula="of:=[$Sheet1.D829]/[$Sheet1.D828]" office:value-type="float" office:value="1.00679522433042" calcext:value-type="float">
            <text:p>1.006795224330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5/16/2019</text:p>
          </table:table-cell>
          <table:table-cell table:formula="of:=[$Sheet1.C830]/[$Sheet1.C829]" office:value-type="float" office:value="0.987210231814548" calcext:value-type="float">
            <text:p>0.987210231814548</text:p>
          </table:table-cell>
          <table:table-cell table:formula="of:=[$Sheet1.D830]/[$Sheet1.D829]" office:value-type="float" office:value="1.00587159428298" calcext:value-type="float">
            <text:p>1.005871594282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5/15/2019</text:p>
          </table:table-cell>
          <table:table-cell table:formula="of:=[$Sheet1.C831]/[$Sheet1.C830]" office:value-type="float" office:value="0.98974358974359" calcext:value-type="float">
            <text:p>0.98974358974359</text:p>
          </table:table-cell>
          <table:table-cell table:formula="of:=[$Sheet1.D831]/[$Sheet1.D830]" office:value-type="float" office:value="0.991183178505869" calcext:value-type="float">
            <text:p>0.9911831785058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5/14/2019</text:p>
          </table:table-cell>
          <table:table-cell table:formula="of:=[$Sheet1.C832]/[$Sheet1.C831]" office:value-type="float" office:value="0.99372784292337" calcext:value-type="float">
            <text:p>0.99372784292337</text:p>
          </table:table-cell>
          <table:table-cell table:formula="of:=[$Sheet1.D832]/[$Sheet1.D831]" office:value-type="float" office:value="0.994194937845498" calcext:value-type="float">
            <text:p>0.9941949378454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5/13/2019</text:p>
          </table:table-cell>
          <table:table-cell table:formula="of:=[$Sheet1.C833]/[$Sheet1.C832]" office:value-type="float" office:value="1.0225027442371" calcext:value-type="float">
            <text:p>1.0225027442371</text:p>
          </table:table-cell>
          <table:table-cell table:formula="of:=[$Sheet1.D833]/[$Sheet1.D832]" office:value-type="float" office:value="0.992047727745809" calcext:value-type="float">
            <text:p>0.9920477277458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5/10/2019</text:p>
          </table:table-cell>
          <table:table-cell table:formula="of:=[$Sheet1.C834]/[$Sheet1.C833]" office:value-type="float" office:value="0.988996242619431" calcext:value-type="float">
            <text:p>0.988996242619431</text:p>
          </table:table-cell>
          <table:table-cell table:formula="of:=[$Sheet1.D834]/[$Sheet1.D833]" office:value-type="float" office:value="1.02472731669672" calcext:value-type="float">
            <text:p>1.024727316696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5/09/2019</text:p>
          </table:table-cell>
          <table:table-cell table:formula="of:=[$Sheet1.C835]/[$Sheet1.C834]" office:value-type="float" office:value="0.991858887381275" calcext:value-type="float">
            <text:p>0.991858887381275</text:p>
          </table:table-cell>
          <table:table-cell table:formula="of:=[$Sheet1.D835]/[$Sheet1.D834]" office:value-type="float" office:value="0.996293468452835" calcext:value-type="float">
            <text:p>0.9962934684528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5/08/2019</text:p>
          </table:table-cell>
          <table:table-cell table:formula="of:=[$Sheet1.C836]/[$Sheet1.C835]" office:value-type="float" office:value="1.00492476060192" calcext:value-type="float">
            <text:p>1.00492476060192</text:p>
          </table:table-cell>
          <table:table-cell table:formula="of:=[$Sheet1.D836]/[$Sheet1.D835]" office:value-type="float" office:value="1.00303059859547" calcext:value-type="float">
            <text:p>1.003030598595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5/07/2019</text:p>
          </table:table-cell>
          <table:table-cell table:formula="of:=[$Sheet1.C837]/[$Sheet1.C836]" office:value-type="float" office:value="0.995371630819494" calcext:value-type="float">
            <text:p>0.995371630819494</text:p>
          </table:table-cell>
          <table:table-cell table:formula="of:=[$Sheet1.D837]/[$Sheet1.D836]" office:value-type="float" office:value="1.00160796271471" calcext:value-type="float">
            <text:p>1.001607962714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5/06/2019</text:p>
          </table:table-cell>
          <table:table-cell table:formula="of:=[$Sheet1.C838]/[$Sheet1.C837]" office:value-type="float" office:value="1.0054704595186" calcext:value-type="float">
            <text:p>1.0054704595186</text:p>
          </table:table-cell>
          <table:table-cell table:formula="of:=[$Sheet1.D838]/[$Sheet1.D837]" office:value-type="float" office:value="1.01678889062256" calcext:value-type="float">
            <text:p>1.016788890622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5/03/2019</text:p>
          </table:table-cell>
          <table:table-cell table:formula="of:=[$Sheet1.C839]/[$Sheet1.C838]" office:value-type="float" office:value="0.997007616974973" calcext:value-type="float">
            <text:p>0.997007616974973</text:p>
          </table:table-cell>
          <table:table-cell table:formula="of:=[$Sheet1.D839]/[$Sheet1.D838]" office:value-type="float" office:value="1.00449109453805" calcext:value-type="float">
            <text:p>1.004491094538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5/02/2019</text:p>
          </table:table-cell>
          <table:table-cell table:formula="of:=[$Sheet1.C840]/[$Sheet1.C839]" office:value-type="float" office:value="0.990450204638472" calcext:value-type="float">
            <text:p>0.990450204638472</text:p>
          </table:table-cell>
          <table:table-cell table:formula="of:=[$Sheet1.D840]/[$Sheet1.D839]" office:value-type="float" office:value="0.990453687483874" calcext:value-type="float">
            <text:p>0.9904536874838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5/01/2019</text:p>
          </table:table-cell>
          <table:table-cell table:formula="of:=[$Sheet1.C841]/[$Sheet1.C840]" office:value-type="float" office:value="1.01460055096419" calcext:value-type="float">
            <text:p>1.01460055096419</text:p>
          </table:table-cell>
          <table:table-cell table:formula="of:=[$Sheet1.D841]/[$Sheet1.D840]" office:value-type="float" office:value="1.00212852011297" calcext:value-type="float">
            <text:p>1.002128520112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4/30/2019</text:p>
          </table:table-cell>
          <table:table-cell table:formula="of:=[$Sheet1.C842]/[$Sheet1.C841]" office:value-type="float" office:value="1.00298669562856" calcext:value-type="float">
            <text:p>1.00298669562856</text:p>
          </table:table-cell>
          <table:table-cell table:formula="of:=[$Sheet1.D842]/[$Sheet1.D841]" office:value-type="float" office:value="1.00755883751236" calcext:value-type="float">
            <text:p>1.007558837512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4/29/2019</text:p>
          </table:table-cell>
          <table:table-cell table:formula="of:=[$Sheet1.C843]/[$Sheet1.C842]" office:value-type="float" office:value="1.0100162425555" calcext:value-type="float">
            <text:p>1.0100162425555</text:p>
          </table:table-cell>
          <table:table-cell table:formula="of:=[$Sheet1.D843]/[$Sheet1.D842]" office:value-type="float" office:value="0.999049503874969" calcext:value-type="float">
            <text:p>0.9990495038749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4/26/2019</text:p>
          </table:table-cell>
          <table:table-cell table:formula="of:=[$Sheet1.C844]/[$Sheet1.C843]" office:value-type="float" office:value="1.00241222192442" calcext:value-type="float">
            <text:p>1.00241222192442</text:p>
          </table:table-cell>
          <table:table-cell table:formula="of:=[$Sheet1.D844]/[$Sheet1.D843]" office:value-type="float" office:value="0.998929674519118" calcext:value-type="float">
            <text:p>0.9989296745191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4/25/2019</text:p>
          </table:table-cell>
          <table:table-cell table:formula="of:=[$Sheet1.C845]/[$Sheet1.C844]" office:value-type="float" office:value="1.01016042780749" calcext:value-type="float">
            <text:p>1.01016042780749</text:p>
          </table:table-cell>
          <table:table-cell table:formula="of:=[$Sheet1.D845]/[$Sheet1.D844]" office:value-type="float" office:value="0.995336544348749" calcext:value-type="float">
            <text:p>0.9953365443487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4/24/2019</text:p>
          </table:table-cell>
          <table:table-cell table:formula="of:=[$Sheet1.C846]/[$Sheet1.C845]" office:value-type="float" office:value="1.00132345156167" calcext:value-type="float">
            <text:p>1.00132345156167</text:p>
          </table:table-cell>
          <table:table-cell table:formula="of:=[$Sheet1.D846]/[$Sheet1.D845]" office:value-type="float" office:value="1.00036908313598" calcext:value-type="float">
            <text:p>1.000369083135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4/23/2019</text:p>
          </table:table-cell>
          <table:table-cell table:formula="of:=[$Sheet1.C847]/[$Sheet1.C846]" office:value-type="float" office:value="0.995770552471583" calcext:value-type="float">
            <text:p>0.995770552471583</text:p>
          </table:table-cell>
          <table:table-cell table:formula="of:=[$Sheet1.D847]/[$Sheet1.D846]" office:value-type="float" office:value="1.00219660090529" calcext:value-type="float">
            <text:p>1.002196600905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4/22/2019</text:p>
          </table:table-cell>
          <table:table-cell table:formula="of:=[$Sheet1.C848]/[$Sheet1.C847]" office:value-type="float" office:value="0.990974250066366" calcext:value-type="float">
            <text:p>0.990974250066366</text:p>
          </table:table-cell>
          <table:table-cell table:formula="of:=[$Sheet1.D848]/[$Sheet1.D847]" office:value-type="float" office:value="0.991236262987102" calcext:value-type="float">
            <text:p>0.9912362629871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4/18/2019</text:p>
          </table:table-cell>
          <table:table-cell table:formula="of:=[$Sheet1.C849]/[$Sheet1.C848]" office:value-type="float" office:value="0.996249665148674" calcext:value-type="float">
            <text:p>0.996249665148674</text:p>
          </table:table-cell>
          <table:table-cell table:formula="of:=[$Sheet1.D849]/[$Sheet1.D848]" office:value-type="float" office:value="0.998988985443454" calcext:value-type="float">
            <text:p>0.9989889854434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4/17/2019</text:p>
          </table:table-cell>
          <table:table-cell table:formula="of:=[$Sheet1.C850]/[$Sheet1.C849]" office:value-type="float" office:value="0.998117773595052" calcext:value-type="float">
            <text:p>0.998117773595052</text:p>
          </table:table-cell>
          <table:table-cell table:formula="of:=[$Sheet1.D850]/[$Sheet1.D849]" office:value-type="float" office:value="0.998423424198717" calcext:value-type="float">
            <text:p>0.9984234241987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4/16/2019</text:p>
          </table:table-cell>
          <table:table-cell table:formula="of:=[$Sheet1.C851]/[$Sheet1.C850]" office:value-type="float" office:value="0.999730603448276" calcext:value-type="float">
            <text:p>0.999730603448276</text:p>
          </table:table-cell>
          <table:table-cell table:formula="of:=[$Sheet1.D851]/[$Sheet1.D850]" office:value-type="float" office:value="1.00227895671361" calcext:value-type="float">
            <text:p>1.002278956713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4/15/2019</text:p>
          </table:table-cell>
          <table:table-cell table:formula="of:=[$Sheet1.C852]/[$Sheet1.C851]" office:value-type="float" office:value="1.00431150633253" calcext:value-type="float">
            <text:p>1.00431150633253</text:p>
          </table:table-cell>
          <table:table-cell table:formula="of:=[$Sheet1.D852]/[$Sheet1.D851]" office:value-type="float" office:value="0.999490894580779" calcext:value-type="float">
            <text:p>0.9994908945807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4/12/2019</text:p>
          </table:table-cell>
          <table:table-cell table:formula="of:=[$Sheet1.C853]/[$Sheet1.C852]" office:value-type="float" office:value="1.00536624631071" calcext:value-type="float">
            <text:p>1.00536624631071</text:p>
          </table:table-cell>
          <table:table-cell table:formula="of:=[$Sheet1.D853]/[$Sheet1.D852]" office:value-type="float" office:value="1.00062982261717" calcext:value-type="float">
            <text:p>1.000629822617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4/11/2019</text:p>
          </table:table-cell>
          <table:table-cell table:formula="of:=[$Sheet1.C854]/[$Sheet1.C853]" office:value-type="float" office:value="0.991993594875901" calcext:value-type="float">
            <text:p>0.991993594875901</text:p>
          </table:table-cell>
          <table:table-cell table:formula="of:=[$Sheet1.D854]/[$Sheet1.D853]" office:value-type="float" office:value="0.993434018593869" calcext:value-type="float">
            <text:p>0.9934340185938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4/10/2019</text:p>
          </table:table-cell>
          <table:table-cell table:formula="of:=[$Sheet1.C855]/[$Sheet1.C854]" office:value-type="float" office:value="0.98923863330643" calcext:value-type="float">
            <text:p>0.98923863330643</text:p>
          </table:table-cell>
          <table:table-cell table:formula="of:=[$Sheet1.D855]/[$Sheet1.D854]" office:value-type="float" office:value="0.999961915577221" calcext:value-type="float">
            <text:p>0.9999619155772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4/09/2019</text:p>
          </table:table-cell>
          <table:table-cell table:formula="of:=[$Sheet1.C856]/[$Sheet1.C855]" office:value-type="float" office:value="1.00190372586348" calcext:value-type="float">
            <text:p>1.00190372586348</text:p>
          </table:table-cell>
          <table:table-cell table:formula="of:=[$Sheet1.D856]/[$Sheet1.D855]" office:value-type="float" office:value="0.9965341855336" calcext:value-type="float">
            <text:p>0.99653418553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4/08/2019</text:p>
          </table:table-cell>
          <table:table-cell table:formula="of:=[$Sheet1.C857]/[$Sheet1.C856]" office:value-type="float" office:value="1.00678610206298" calcext:value-type="float">
            <text:p>1.00678610206298</text:p>
          </table:table-cell>
          <table:table-cell table:formula="of:=[$Sheet1.D857]/[$Sheet1.D856]" office:value-type="float" office:value="1.00610450976305" calcext:value-type="float">
            <text:p>1.006104509763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4/05/2019</text:p>
          </table:table-cell>
          <table:table-cell table:formula="of:=[$Sheet1.C858]/[$Sheet1.C857]" office:value-type="float" office:value="0.99649501213265" calcext:value-type="float">
            <text:p>0.99649501213265</text:p>
          </table:table-cell>
          <table:table-cell table:formula="of:=[$Sheet1.D858]/[$Sheet1.D857]" office:value-type="float" office:value="0.998953646180463" calcext:value-type="float">
            <text:p>0.9989536461804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4/04/2019</text:p>
          </table:table-cell>
          <table:table-cell table:formula="of:=[$Sheet1.C859]/[$Sheet1.C858]" office:value-type="float" office:value="0.996482683982684" calcext:value-type="float">
            <text:p>0.996482683982684</text:p>
          </table:table-cell>
          <table:table-cell table:formula="of:=[$Sheet1.D859]/[$Sheet1.D858]" office:value-type="float" office:value="0.995384998306104" calcext:value-type="float">
            <text:p>0.9953849983061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4/03/2019</text:p>
          </table:table-cell>
          <table:table-cell table:formula="of:=[$Sheet1.C860]/[$Sheet1.C859]" office:value-type="float" office:value="1.00054303556883" calcext:value-type="float">
            <text:p>1.00054303556883</text:p>
          </table:table-cell>
          <table:table-cell table:formula="of:=[$Sheet1.D860]/[$Sheet1.D859]" office:value-type="float" office:value="0.997919698269425" calcext:value-type="float">
            <text:p>0.9979196982694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4/02/2019</text:p>
          </table:table-cell>
          <table:table-cell table:formula="of:=[$Sheet1.C861]/[$Sheet1.C860]" office:value-type="float" office:value="0.99348710990502" calcext:value-type="float">
            <text:p>0.99348710990502</text:p>
          </table:table-cell>
          <table:table-cell table:formula="of:=[$Sheet1.D861]/[$Sheet1.D860]" office:value-type="float" office:value="0.997856198232059" calcext:value-type="float">
            <text:p>0.9978561982320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4/01/2019</text:p>
          </table:table-cell>
          <table:table-cell table:formula="of:=[$Sheet1.C862]/[$Sheet1.C861]" office:value-type="float" office:value="0.994263862332696" calcext:value-type="float">
            <text:p>0.994263862332696</text:p>
          </table:table-cell>
          <table:table-cell table:formula="of:=[$Sheet1.D862]/[$Sheet1.D861]" office:value-type="float" office:value="0.999982561627209" calcext:value-type="float">
            <text:p>0.9999825616272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3/29/2019</text:p>
          </table:table-cell>
          <table:table-cell table:formula="of:=[$Sheet1.C863]/[$Sheet1.C862]" office:value-type="float" office:value="0.996153846153846" calcext:value-type="float">
            <text:p>0.996153846153846</text:p>
          </table:table-cell>
          <table:table-cell table:formula="of:=[$Sheet1.D863]/[$Sheet1.D862]" office:value-type="float" office:value="0.988563715693763" calcext:value-type="float">
            <text:p>0.9885637156937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3/28/2019</text:p>
          </table:table-cell>
          <table:table-cell table:formula="of:=[$Sheet1.C864]/[$Sheet1.C863]" office:value-type="float" office:value="1.01020408163265" calcext:value-type="float">
            <text:p>1.01020408163265</text:p>
          </table:table-cell>
          <table:table-cell table:formula="of:=[$Sheet1.D864]/[$Sheet1.D863]" office:value-type="float" office:value="0.993310753598645" calcext:value-type="float">
            <text:p>0.9933107535986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3/27/2019</text:p>
          </table:table-cell>
          <table:table-cell table:formula="of:=[$Sheet1.C865]/[$Sheet1.C864]" office:value-type="float" office:value="1.000819000819" calcext:value-type="float">
            <text:p>1.000819000819</text:p>
          </table:table-cell>
          <table:table-cell table:formula="of:=[$Sheet1.D865]/[$Sheet1.D864]" office:value-type="float" office:value="0.996423294405137" calcext:value-type="float">
            <text:p>0.9964232944051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3/26/2019</text:p>
          </table:table-cell>
          <table:table-cell table:formula="of:=[$Sheet1.C866]/[$Sheet1.C865]" office:value-type="float" office:value="0.998090561920349" calcext:value-type="float">
            <text:p>0.998090561920349</text:p>
          </table:table-cell>
          <table:table-cell table:formula="of:=[$Sheet1.D866]/[$Sheet1.D865]" office:value-type="float" office:value="1.00466605118041" calcext:value-type="float">
            <text:p>1.004666051180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3/25/2019</text:p>
          </table:table-cell>
          <table:table-cell table:formula="of:=[$Sheet1.C867]/[$Sheet1.C866]" office:value-type="float" office:value="0.997540311560535" calcext:value-type="float">
            <text:p>0.997540311560535</text:p>
          </table:table-cell>
          <table:table-cell table:formula="of:=[$Sheet1.D867]/[$Sheet1.D866]" office:value-type="float" office:value="0.99286844588889" calcext:value-type="float">
            <text:p>0.992868445888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3/22/2019</text:p>
          </table:table-cell>
          <table:table-cell table:formula="of:=[$Sheet1.C868]/[$Sheet1.C867]" office:value-type="float" office:value="1.00301369863014" calcext:value-type="float">
            <text:p>1.00301369863014</text:p>
          </table:table-cell>
          <table:table-cell table:formula="of:=[$Sheet1.D868]/[$Sheet1.D867]" office:value-type="float" office:value="1.00083977758401" calcext:value-type="float">
            <text:p>1.000839777584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3/21/2019</text:p>
          </table:table-cell>
          <table:table-cell table:formula="of:=[$Sheet1.C869]/[$Sheet1.C868]" office:value-type="float" office:value="1.00464354001639" calcext:value-type="float">
            <text:p>1.00464354001639</text:p>
          </table:table-cell>
          <table:table-cell table:formula="of:=[$Sheet1.D869]/[$Sheet1.D868]" office:value-type="float" office:value="1.01934152411353" calcext:value-type="float">
            <text:p>1.01934152411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3/20/2019</text:p>
          </table:table-cell>
          <table:table-cell table:formula="of:=[$Sheet1.C870]/[$Sheet1.C869]" office:value-type="float" office:value="1.00679717237629" calcext:value-type="float">
            <text:p>1.00679717237629</text:p>
          </table:table-cell>
          <table:table-cell table:formula="of:=[$Sheet1.D870]/[$Sheet1.D869]" office:value-type="float" office:value="0.989263997085692" calcext:value-type="float">
            <text:p>0.9892639970856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3/19/2019</text:p>
          </table:table-cell>
          <table:table-cell table:formula="of:=[$Sheet1.C871]/[$Sheet1.C870]" office:value-type="float" office:value="1.0005401026195" calcext:value-type="float">
            <text:p>1.0005401026195</text:p>
          </table:table-cell>
          <table:table-cell table:formula="of:=[$Sheet1.D871]/[$Sheet1.D870]" office:value-type="float" office:value="1.00295301728259" calcext:value-type="float">
            <text:p>1.002953017282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3/18/2019</text:p>
          </table:table-cell>
          <table:table-cell table:formula="of:=[$Sheet1.C872]/[$Sheet1.C871]" office:value-type="float" office:value="0.995141700404858" calcext:value-type="float">
            <text:p>0.995141700404858</text:p>
          </table:table-cell>
          <table:table-cell table:formula="of:=[$Sheet1.D872]/[$Sheet1.D871]" office:value-type="float" office:value="1.00013062342678" calcext:value-type="float">
            <text:p>1.000130623426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3/15/2019</text:p>
          </table:table-cell>
          <table:table-cell table:formula="of:=[$Sheet1.C873]/[$Sheet1.C872]" office:value-type="float" office:value="0.990507187415243" calcext:value-type="float">
            <text:p>0.990507187415243</text:p>
          </table:table-cell>
          <table:table-cell table:formula="of:=[$Sheet1.D873]/[$Sheet1.D872]" office:value-type="float" office:value="0.996307722719154" calcext:value-type="float">
            <text:p>0.9963077227191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3/14/2019</text:p>
          </table:table-cell>
          <table:table-cell table:formula="of:=[$Sheet1.C874]/[$Sheet1.C873]" office:value-type="float" office:value="1.0145125958379" calcext:value-type="float">
            <text:p>1.0145125958379</text:p>
          </table:table-cell>
          <table:table-cell table:formula="of:=[$Sheet1.D874]/[$Sheet1.D873]" office:value-type="float" office:value="0.995039823134265" calcext:value-type="float">
            <text:p>0.9950398231342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3/13/2019</text:p>
          </table:table-cell>
          <table:table-cell table:formula="of:=[$Sheet1.C875]/[$Sheet1.C874]" office:value-type="float" office:value="0.997840755735493" calcext:value-type="float">
            <text:p>0.997840755735493</text:p>
          </table:table-cell>
          <table:table-cell table:formula="of:=[$Sheet1.D875]/[$Sheet1.D874]" office:value-type="float" office:value="1.00086879735658" calcext:value-type="float">
            <text:p>1.000868797356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3/12/2019</text:p>
          </table:table-cell>
          <table:table-cell table:formula="of:=[$Sheet1.C876]/[$Sheet1.C875]" office:value-type="float" office:value="0.994590208276981" calcext:value-type="float">
            <text:p>0.994590208276981</text:p>
          </table:table-cell>
          <table:table-cell table:formula="of:=[$Sheet1.D876]/[$Sheet1.D875]" office:value-type="float" office:value="0.993098345025828" calcext:value-type="float">
            <text:p>0.9930983450258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3/11/2019</text:p>
          </table:table-cell>
          <table:table-cell table:formula="of:=[$Sheet1.C877]/[$Sheet1.C876]" office:value-type="float" office:value="0.992385096546097" calcext:value-type="float">
            <text:p>0.992385096546097</text:p>
          </table:table-cell>
          <table:table-cell table:formula="of:=[$Sheet1.D877]/[$Sheet1.D876]" office:value-type="float" office:value="0.997055367684989" calcext:value-type="float">
            <text:p>0.9970553676849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3/08/2019</text:p>
          </table:table-cell>
          <table:table-cell table:formula="of:=[$Sheet1.C878]/[$Sheet1.C877]" office:value-type="float" office:value="0.984653329679364" calcext:value-type="float">
            <text:p>0.984653329679364</text:p>
          </table:table-cell>
          <table:table-cell table:formula="of:=[$Sheet1.D878]/[$Sheet1.D877]" office:value-type="float" office:value="0.985545934681852" calcext:value-type="float">
            <text:p>0.9855459346818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3/07/2019</text:p>
          </table:table-cell>
          <table:table-cell table:formula="of:=[$Sheet1.C879]/[$Sheet1.C878]" office:value-type="float" office:value="1.0147509045366" calcext:value-type="float">
            <text:p>1.0147509045366</text:p>
          </table:table-cell>
          <table:table-cell table:formula="of:=[$Sheet1.D879]/[$Sheet1.D878]" office:value-type="float" office:value="1.00213629254813" calcext:value-type="float">
            <text:p>1.002136292548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3/06/2019</text:p>
          </table:table-cell>
          <table:table-cell table:formula="of:=[$Sheet1.C880]/[$Sheet1.C879]" office:value-type="float" office:value="0.989303346132748" calcext:value-type="float">
            <text:p>0.989303346132748</text:p>
          </table:table-cell>
          <table:table-cell table:formula="of:=[$Sheet1.D880]/[$Sheet1.D879]" office:value-type="float" office:value="1.00819227845016" calcext:value-type="float">
            <text:p>1.008192278450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3/05/2019</text:p>
          </table:table-cell>
          <table:table-cell table:formula="of:=[$Sheet1.C881]/[$Sheet1.C880]" office:value-type="float" office:value="0.987524258386471" calcext:value-type="float">
            <text:p>0.987524258386471</text:p>
          </table:table-cell>
          <table:table-cell table:formula="of:=[$Sheet1.D881]/[$Sheet1.D880]" office:value-type="float" office:value="1.00656695953382" calcext:value-type="float">
            <text:p>1.006566959533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3/04/2019</text:p>
          </table:table-cell>
          <table:table-cell table:formula="of:=[$Sheet1.C882]/[$Sheet1.C881]" office:value-type="float" office:value="0.984278495227401" calcext:value-type="float">
            <text:p>0.984278495227401</text:p>
          </table:table-cell>
          <table:table-cell table:formula="of:=[$Sheet1.D882]/[$Sheet1.D881]" office:value-type="float" office:value="1.00113275858979" calcext:value-type="float">
            <text:p>1.001132758589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3/01/2019</text:p>
          </table:table-cell>
          <table:table-cell table:formula="of:=[$Sheet1.C883]/[$Sheet1.C882]" office:value-type="float" office:value="1.062464346834" calcext:value-type="float">
            <text:p>1.062464346834</text:p>
          </table:table-cell>
          <table:table-cell table:formula="of:=[$Sheet1.D883]/[$Sheet1.D882]" office:value-type="float" office:value="1.00389571793283" calcext:value-type="float">
            <text:p>1.003895717932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2/28/2019</text:p>
          </table:table-cell>
          <table:table-cell table:formula="of:=[$Sheet1.C884]/[$Sheet1.C883]" office:value-type="float" office:value="0.993020134228188" calcext:value-type="float">
            <text:p>0.993020134228188</text:p>
          </table:table-cell>
          <table:table-cell table:formula="of:=[$Sheet1.D884]/[$Sheet1.D883]" office:value-type="float" office:value="0.993151881984099" calcext:value-type="float">
            <text:p>0.9931518819840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2/27/2019</text:p>
          </table:table-cell>
          <table:table-cell table:formula="of:=[$Sheet1.C885]/[$Sheet1.C884]" office:value-type="float" office:value="1.00729927007299" calcext:value-type="float">
            <text:p>1.00729927007299</text:p>
          </table:table-cell>
          <table:table-cell table:formula="of:=[$Sheet1.D885]/[$Sheet1.D884]" office:value-type="float" office:value="1.00283355300252" calcext:value-type="float">
            <text:p>1.002833553002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2/26/2019</text:p>
          </table:table-cell>
          <table:table-cell table:formula="of:=[$Sheet1.C886]/[$Sheet1.C885]" office:value-type="float" office:value="0.999463231347289" calcext:value-type="float">
            <text:p>0.999463231347289</text:p>
          </table:table-cell>
          <table:table-cell table:formula="of:=[$Sheet1.D886]/[$Sheet1.D885]" office:value-type="float" office:value="1.00054433852126" calcext:value-type="float">
            <text:p>1.000544338521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2/25/2019</text:p>
          </table:table-cell>
          <table:table-cell table:formula="of:=[$Sheet1.C887]/[$Sheet1.C886]" office:value-type="float" office:value="0.990064446831364" calcext:value-type="float">
            <text:p>0.990064446831364</text:p>
          </table:table-cell>
          <table:table-cell table:formula="of:=[$Sheet1.D887]/[$Sheet1.D886]" office:value-type="float" office:value="1.00079100898386" calcext:value-type="float">
            <text:p>1.000791008983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2/22/2019</text:p>
          </table:table-cell>
          <table:table-cell table:formula="of:=[$Sheet1.C888]/[$Sheet1.C887]" office:value-type="float" office:value="1.0037971250339" calcext:value-type="float">
            <text:p>1.0037971250339</text:p>
          </table:table-cell>
          <table:table-cell table:formula="of:=[$Sheet1.D888]/[$Sheet1.D887]" office:value-type="float" office:value="0.998769719360111" calcext:value-type="float">
            <text:p>0.9987697193601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2/21/2019</text:p>
          </table:table-cell>
          <table:table-cell table:formula="of:=[$Sheet1.C889]/[$Sheet1.C888]" office:value-type="float" office:value="0.998919211024048" calcext:value-type="float">
            <text:p>0.998919211024048</text:p>
          </table:table-cell>
          <table:table-cell table:formula="of:=[$Sheet1.D889]/[$Sheet1.D888]" office:value-type="float" office:value="0.993629752172652" calcext:value-type="float">
            <text:p>0.9936297521726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2/20/2019</text:p>
          </table:table-cell>
          <table:table-cell table:formula="of:=[$Sheet1.C890]/[$Sheet1.C889]" office:value-type="float" office:value="0.992967270760076" calcext:value-type="float">
            <text:p>0.992967270760076</text:p>
          </table:table-cell>
          <table:table-cell table:formula="of:=[$Sheet1.D890]/[$Sheet1.D889]" office:value-type="float" office:value="1.0035388917719" calcext:value-type="float">
            <text:p>1.00353889177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2/19/2019</text:p>
          </table:table-cell>
          <table:table-cell table:formula="of:=[$Sheet1.C891]/[$Sheet1.C890]" office:value-type="float" office:value="0.988558975755925" calcext:value-type="float">
            <text:p>0.988558975755925</text:p>
          </table:table-cell>
          <table:table-cell table:formula="of:=[$Sheet1.D891]/[$Sheet1.D890]" office:value-type="float" office:value="0.998226020756276" calcext:value-type="float">
            <text:p>0.9982260207562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2/15/2019</text:p>
          </table:table-cell>
          <table:table-cell table:formula="of:=[$Sheet1.C892]/[$Sheet1.C891]" office:value-type="float" office:value="0.987048773766878" calcext:value-type="float">
            <text:p>0.987048773766878</text:p>
          </table:table-cell>
          <table:table-cell table:formula="of:=[$Sheet1.D892]/[$Sheet1.D891]" office:value-type="float" office:value="0.998503467925288" calcext:value-type="float">
            <text:p>0.9985034679252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2/14/2019</text:p>
          </table:table-cell>
          <table:table-cell table:formula="of:=[$Sheet1.C893]/[$Sheet1.C892]" office:value-type="float" office:value="0.996649916247906" calcext:value-type="float">
            <text:p>0.996649916247906</text:p>
          </table:table-cell>
          <table:table-cell table:formula="of:=[$Sheet1.D893]/[$Sheet1.D892]" office:value-type="float" office:value="0.989238362876495" calcext:value-type="float">
            <text:p>0.9892383628764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2/13/2019</text:p>
          </table:table-cell>
          <table:table-cell table:formula="of:=[$Sheet1.C894]/[$Sheet1.C893]" office:value-type="float" office:value="1.00588235294118" calcext:value-type="float">
            <text:p>1.00588235294118</text:p>
          </table:table-cell>
          <table:table-cell table:formula="of:=[$Sheet1.D894]/[$Sheet1.D893]" office:value-type="float" office:value="1.00265867364963" calcext:value-type="float">
            <text:p>1.002658673649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2/12/2019</text:p>
          </table:table-cell>
          <table:table-cell table:formula="of:=[$Sheet1.C895]/[$Sheet1.C894]" office:value-type="float" office:value="0.993316624895572" calcext:value-type="float">
            <text:p>0.993316624895572</text:p>
          </table:table-cell>
          <table:table-cell table:formula="of:=[$Sheet1.D895]/[$Sheet1.D894]" office:value-type="float" office:value="0.996985140009371" calcext:value-type="float">
            <text:p>0.9969851400093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2/11/2019</text:p>
          </table:table-cell>
          <table:table-cell table:formula="of:=[$Sheet1.C896]/[$Sheet1.C895]" office:value-type="float" office:value="1.01766190075694" calcext:value-type="float">
            <text:p>1.01766190075694</text:p>
          </table:table-cell>
          <table:table-cell table:formula="of:=[$Sheet1.D896]/[$Sheet1.D895]" office:value-type="float" office:value="0.987273793779352" calcext:value-type="float">
            <text:p>0.9872737937793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2/08/2019</text:p>
          </table:table-cell>
          <table:table-cell table:formula="of:=[$Sheet1.C897]/[$Sheet1.C896]" office:value-type="float" office:value="0.994490358126722" calcext:value-type="float">
            <text:p>0.994490358126722</text:p>
          </table:table-cell>
          <table:table-cell table:formula="of:=[$Sheet1.D897]/[$Sheet1.D896]" office:value-type="float" office:value="0.9992914606244" calcext:value-type="float">
            <text:p>0.99929146062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2/07/2019</text:p>
          </table:table-cell>
          <table:table-cell table:formula="of:=[$Sheet1.C898]/[$Sheet1.C897]" office:value-type="float" office:value="1.02631578947368" calcext:value-type="float">
            <text:p>1.02631578947368</text:p>
          </table:table-cell>
          <table:table-cell table:formula="of:=[$Sheet1.D898]/[$Sheet1.D897]" office:value-type="float" office:value="0.999324194572876" calcext:value-type="float">
            <text:p>0.9993241945728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2/06/2019</text:p>
          </table:table-cell>
          <table:table-cell table:formula="of:=[$Sheet1.C899]/[$Sheet1.C898]" office:value-type="float" office:value="1.01052631578947" calcext:value-type="float">
            <text:p>1.01052631578947</text:p>
          </table:table-cell>
          <table:table-cell table:formula="of:=[$Sheet1.D899]/[$Sheet1.D898]" office:value-type="float" office:value="1.00944550174609" calcext:value-type="float">
            <text:p>1.009445501746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2/05/2019</text:p>
          </table:table-cell>
          <table:table-cell table:formula="of:=[$Sheet1.C900]/[$Sheet1.C899]" office:value-type="float" office:value="1.00507478632479" calcext:value-type="float">
            <text:p>1.00507478632479</text:p>
          </table:table-cell>
          <table:table-cell table:formula="of:=[$Sheet1.D900]/[$Sheet1.D899]" office:value-type="float" office:value="1.00222945442431" calcext:value-type="float">
            <text:p>1.002229454424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2/04/2019</text:p>
          </table:table-cell>
          <table:table-cell table:formula="of:=[$Sheet1.C901]/[$Sheet1.C900]" office:value-type="float" office:value="0.99495083709806" calcext:value-type="float">
            <text:p>0.99495083709806</text:p>
          </table:table-cell>
          <table:table-cell table:formula="of:=[$Sheet1.D901]/[$Sheet1.D900]" office:value-type="float" office:value="0.995313584395661" calcext:value-type="float">
            <text:p>0.9953135843956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2/01/2019</text:p>
          </table:table-cell>
          <table:table-cell table:formula="of:=[$Sheet1.C902]/[$Sheet1.C901]" office:value-type="float" office:value="0.988247863247863" calcext:value-type="float">
            <text:p>0.988247863247863</text:p>
          </table:table-cell>
          <table:table-cell table:formula="of:=[$Sheet1.D902]/[$Sheet1.D901]" office:value-type="float" office:value="0.993269403677974" calcext:value-type="float">
            <text:p>0.9932694036779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1/31/2019</text:p>
          </table:table-cell>
          <table:table-cell table:formula="of:=[$Sheet1.C903]/[$Sheet1.C902]" office:value-type="float" office:value="0.98972972972973" calcext:value-type="float">
            <text:p>0.98972972972973</text:p>
          </table:table-cell>
          <table:table-cell table:formula="of:=[$Sheet1.D903]/[$Sheet1.D902]" office:value-type="float" office:value="0.999102171415059" calcext:value-type="float">
            <text:p>0.9991021714150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1/30/2019</text:p>
          </table:table-cell>
          <table:table-cell table:formula="of:=[$Sheet1.C904]/[$Sheet1.C903]" office:value-type="float" office:value="0.997815401419989" calcext:value-type="float">
            <text:p>0.997815401419989</text:p>
          </table:table-cell>
          <table:table-cell table:formula="of:=[$Sheet1.D904]/[$Sheet1.D903]" office:value-type="float" office:value="0.991475906956104" calcext:value-type="float">
            <text:p>0.9914759069561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1/29/2019</text:p>
          </table:table-cell>
          <table:table-cell table:formula="of:=[$Sheet1.C905]/[$Sheet1.C904]" office:value-type="float" office:value="0.997536945812808" calcext:value-type="float">
            <text:p>0.997536945812808</text:p>
          </table:table-cell>
          <table:table-cell table:formula="of:=[$Sheet1.D905]/[$Sheet1.D904]" office:value-type="float" office:value="0.984688834598385" calcext:value-type="float">
            <text:p>0.9846888345983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1/28/2019</text:p>
          </table:table-cell>
          <table:table-cell table:formula="of:=[$Sheet1.C906]/[$Sheet1.C905]" office:value-type="float" office:value="0.989300411522634" calcext:value-type="float">
            <text:p>0.989300411522634</text:p>
          </table:table-cell>
          <table:table-cell table:formula="of:=[$Sheet1.D906]/[$Sheet1.D905]" office:value-type="float" office:value="1.00145833333333" calcext:value-type="float">
            <text:p>1.001458333333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1/25/2019</text:p>
          </table:table-cell>
          <table:table-cell table:formula="of:=[$Sheet1.C907]/[$Sheet1.C906]" office:value-type="float" office:value="1.00083194675541" calcext:value-type="float">
            <text:p>1.00083194675541</text:p>
          </table:table-cell>
          <table:table-cell table:formula="of:=[$Sheet1.D907]/[$Sheet1.D906]" office:value-type="float" office:value="1.00790892070276" calcext:value-type="float">
            <text:p>1.007908920702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1/24/2019</text:p>
          </table:table-cell>
          <table:table-cell table:formula="of:=[$Sheet1.C908]/[$Sheet1.C907]" office:value-type="float" office:value="0.986422831809365" calcext:value-type="float">
            <text:p>0.986422831809365</text:p>
          </table:table-cell>
          <table:table-cell table:formula="of:=[$Sheet1.D908]/[$Sheet1.D907]" office:value-type="float" office:value="0.991582731653132" calcext:value-type="float">
            <text:p>0.9915827316531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1/23/2019</text:p>
          </table:table-cell>
          <table:table-cell table:formula="of:=[$Sheet1.C909]/[$Sheet1.C908]" office:value-type="float" office:value="1.0002808988764" calcext:value-type="float">
            <text:p>1.0002808988764</text:p>
          </table:table-cell>
          <table:table-cell table:formula="of:=[$Sheet1.D909]/[$Sheet1.D908]" office:value-type="float" office:value="0.998626212471569" calcext:value-type="float">
            <text:p>0.9986262124715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1/22/2019</text:p>
          </table:table-cell>
          <table:table-cell table:formula="of:=[$Sheet1.C910]/[$Sheet1.C909]" office:value-type="float" office:value="1.00140409997192" calcext:value-type="float">
            <text:p>1.00140409997192</text:p>
          </table:table-cell>
          <table:table-cell table:formula="of:=[$Sheet1.D910]/[$Sheet1.D909]" office:value-type="float" office:value="0.997801947928905" calcext:value-type="float">
            <text:p>0.9978019479289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1/18/2019</text:p>
          </table:table-cell>
          <table:table-cell table:formula="of:=[$Sheet1.C911]/[$Sheet1.C910]" office:value-type="float" office:value="1.01233875490746" calcext:value-type="float">
            <text:p>1.01233875490746</text:p>
          </table:table-cell>
          <table:table-cell table:formula="of:=[$Sheet1.D911]/[$Sheet1.D910]" office:value-type="float" office:value="1.01436059098333" calcext:value-type="float">
            <text:p>1.014360590983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1/17/2019</text:p>
          </table:table-cell>
          <table:table-cell table:formula="of:=[$Sheet1.C912]/[$Sheet1.C911]" office:value-type="float" office:value="0.98808864265928" calcext:value-type="float">
            <text:p>0.98808864265928</text:p>
          </table:table-cell>
          <table:table-cell table:formula="of:=[$Sheet1.D912]/[$Sheet1.D911]" office:value-type="float" office:value="0.986988478719142" calcext:value-type="float">
            <text:p>0.9869884787191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1/16/2019</text:p>
          </table:table-cell>
          <table:table-cell table:formula="of:=[$Sheet1.C913]/[$Sheet1.C912]" office:value-type="float" office:value="0.9977572189515" calcext:value-type="float">
            <text:p>0.9977572189515</text:p>
          </table:table-cell>
          <table:table-cell table:formula="of:=[$Sheet1.D913]/[$Sheet1.D912]" office:value-type="float" office:value="0.992465743031002" calcext:value-type="float">
            <text:p>0.992465743031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1/15/2019</text:p>
          </table:table-cell>
          <table:table-cell table:formula="of:=[$Sheet1.C914]/[$Sheet1.C913]" office:value-type="float" office:value="1" calcext:value-type="float">
            <text:p>1</text:p>
          </table:table-cell>
          <table:table-cell table:formula="of:=[$Sheet1.D914]/[$Sheet1.D913]" office:value-type="float" office:value="0.997782959366997" calcext:value-type="float">
            <text:p>0.9977829593669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1/14/2019</text:p>
          </table:table-cell>
          <table:table-cell table:formula="of:=[$Sheet1.C915]/[$Sheet1.C914]" office:value-type="float" office:value="0.977802753582467" calcext:value-type="float">
            <text:p>0.977802753582467</text:p>
          </table:table-cell>
          <table:table-cell table:formula="of:=[$Sheet1.D915]/[$Sheet1.D914]" office:value-type="float" office:value="0.989392023905298" calcext:value-type="float">
            <text:p>0.9893920239052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1/11/2019</text:p>
          </table:table-cell>
          <table:table-cell table:formula="of:=[$Sheet1.C916]/[$Sheet1.C915]" office:value-type="float" office:value="0.992528735632184" calcext:value-type="float">
            <text:p>0.992528735632184</text:p>
          </table:table-cell>
          <table:table-cell table:formula="of:=[$Sheet1.D916]/[$Sheet1.D915]" office:value-type="float" office:value="1.00528535086598" calcext:value-type="float">
            <text:p>1.005285350865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1/10/2019</text:p>
          </table:table-cell>
          <table:table-cell table:formula="of:=[$Sheet1.C917]/[$Sheet1.C916]" office:value-type="float" office:value="1.00463231036479" calcext:value-type="float">
            <text:p>1.00463231036479</text:p>
          </table:table-cell>
          <table:table-cell table:formula="of:=[$Sheet1.D917]/[$Sheet1.D916]" office:value-type="float" office:value="1.00014636438569" calcext:value-type="float">
            <text:p>1.000146364385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1/09/2019</text:p>
          </table:table-cell>
          <table:table-cell table:formula="of:=[$Sheet1.C918]/[$Sheet1.C917]" office:value-type="float" office:value="0.993659942363112" calcext:value-type="float">
            <text:p>0.993659942363112</text:p>
          </table:table-cell>
          <table:table-cell table:formula="of:=[$Sheet1.D918]/[$Sheet1.D917]" office:value-type="float" office:value="0.995501879351778" calcext:value-type="float">
            <text:p>0.9955018793517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1/08/2019</text:p>
          </table:table-cell>
          <table:table-cell table:formula="of:=[$Sheet1.C919]/[$Sheet1.C918]" office:value-type="float" office:value="0.991879350348028" calcext:value-type="float">
            <text:p>0.991879350348028</text:p>
          </table:table-cell>
          <table:table-cell table:formula="of:=[$Sheet1.D919]/[$Sheet1.D918]" office:value-type="float" office:value="0.99591869893538" calcext:value-type="float">
            <text:p>0.995918698935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1/07/2019</text:p>
          </table:table-cell>
          <table:table-cell table:formula="of:=[$Sheet1.C920]/[$Sheet1.C919]" office:value-type="float" office:value="0.979824561403509" calcext:value-type="float">
            <text:p>0.979824561403509</text:p>
          </table:table-cell>
          <table:table-cell table:formula="of:=[$Sheet1.D920]/[$Sheet1.D919]" office:value-type="float" office:value="0.990397799884245" calcext:value-type="float">
            <text:p>0.9903977998842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1/04/2019</text:p>
          </table:table-cell>
          <table:table-cell table:formula="of:=[$Sheet1.C921]/[$Sheet1.C920]" office:value-type="float" office:value="0.973440763951059" calcext:value-type="float">
            <text:p>0.973440763951059</text:p>
          </table:table-cell>
          <table:table-cell table:formula="of:=[$Sheet1.D921]/[$Sheet1.D920]" office:value-type="float" office:value="0.993038369370394" calcext:value-type="float">
            <text:p>0.9930383693703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1/03/2019</text:p>
          </table:table-cell>
          <table:table-cell table:formula="of:=[$Sheet1.C922]/[$Sheet1.C921]" office:value-type="float" office:value="0.973329245861435" calcext:value-type="float">
            <text:p>0.973329245861435</text:p>
          </table:table-cell>
          <table:table-cell table:formula="of:=[$Sheet1.D922]/[$Sheet1.D921]" office:value-type="float" office:value="0.966804110681928" calcext:value-type="float">
            <text:p>0.9668041106819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1/02/2019</text:p>
          </table:table-cell>
          <table:table-cell table:formula="of:=[$Sheet1.C923]/[$Sheet1.C922]" office:value-type="float" office:value="0.994645669291339" calcext:value-type="float">
            <text:p>0.994645669291339</text:p>
          </table:table-cell>
          <table:table-cell table:formula="of:=[$Sheet1.D923]/[$Sheet1.D922]" office:value-type="float" office:value="1.02538512759969" calcext:value-type="float">
            <text:p>1.025385127599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2/31/2018</text:p>
          </table:table-cell>
          <table:table-cell table:formula="of:=[$Sheet1.C924]/[$Sheet1.C923]" office:value-type="float" office:value="0.984167194426852" calcext:value-type="float">
            <text:p>0.984167194426852</text:p>
          </table:table-cell>
          <table:table-cell table:formula="of:=[$Sheet1.D924]/[$Sheet1.D923]" office:value-type="float" office:value="0.998733082871519" calcext:value-type="float">
            <text:p>0.9987330828715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2/28/2018</text:p>
          </table:table-cell>
          <table:table-cell table:formula="of:=[$Sheet1.C925]/[$Sheet1.C924]" office:value-type="float" office:value="0.994530244530245" calcext:value-type="float">
            <text:p>0.994530244530245</text:p>
          </table:table-cell>
          <table:table-cell table:formula="of:=[$Sheet1.D925]/[$Sheet1.D924]" office:value-type="float" office:value="0.991579073339051" calcext:value-type="float">
            <text:p>0.9915790733390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2/27/2018</text:p>
          </table:table-cell>
          <table:table-cell table:formula="of:=[$Sheet1.C926]/[$Sheet1.C925]" office:value-type="float" office:value="0.983500485279845" calcext:value-type="float">
            <text:p>0.983500485279845</text:p>
          </table:table-cell>
          <table:table-cell table:formula="of:=[$Sheet1.D926]/[$Sheet1.D925]" office:value-type="float" office:value="1.00124309058872" calcext:value-type="float">
            <text:p>1.001243090588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2/26/2018</text:p>
          </table:table-cell>
          <table:table-cell table:formula="of:=[$Sheet1.C927]/[$Sheet1.C926]" office:value-type="float" office:value="0.995394736842105" calcext:value-type="float">
            <text:p>0.995394736842105</text:p>
          </table:table-cell>
          <table:table-cell table:formula="of:=[$Sheet1.D927]/[$Sheet1.D926]" office:value-type="float" office:value="0.991510066979263" calcext:value-type="float">
            <text:p>0.9915100669792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2/24/2018</text:p>
          </table:table-cell>
          <table:table-cell table:formula="of:=[$Sheet1.C928]/[$Sheet1.C927]" office:value-type="float" office:value="1" calcext:value-type="float">
            <text:p>1</text:p>
          </table:table-cell>
          <table:table-cell table:formula="of:=[$Sheet1.D928]/[$Sheet1.D927]" office:value-type="float" office:value="0.952749523848118" calcext:value-type="float">
            <text:p>0.9527495238481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2/21/2018</text:p>
          </table:table-cell>
          <table:table-cell table:formula="of:=[$Sheet1.C929]/[$Sheet1.C928]" office:value-type="float" office:value="1.01652346331791" calcext:value-type="float">
            <text:p>1.01652346331791</text:p>
          </table:table-cell>
          <table:table-cell table:formula="of:=[$Sheet1.D929]/[$Sheet1.D928]" office:value-type="float" office:value="1.02786780655863" calcext:value-type="float">
            <text:p>1.027867806558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2/20/2018</text:p>
          </table:table-cell>
          <table:table-cell table:formula="of:=[$Sheet1.C930]/[$Sheet1.C929]" office:value-type="float" office:value="1.0094278283485" calcext:value-type="float">
            <text:p>1.0094278283485</text:p>
          </table:table-cell>
          <table:table-cell table:formula="of:=[$Sheet1.D930]/[$Sheet1.D929]" office:value-type="float" office:value="1.02102109557978" calcext:value-type="float">
            <text:p>1.021021095579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2/19/2018</text:p>
          </table:table-cell>
          <table:table-cell table:formula="of:=[$Sheet1.C931]/[$Sheet1.C930]" office:value-type="float" office:value="1.00869565217391" calcext:value-type="float">
            <text:p>1.00869565217391</text:p>
          </table:table-cell>
          <table:table-cell table:formula="of:=[$Sheet1.D931]/[$Sheet1.D930]" office:value-type="float" office:value="1.0160248356583" calcext:value-type="float">
            <text:p>1.01602483565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2/18/2018</text:p>
          </table:table-cell>
          <table:table-cell table:formula="of:=[$Sheet1.C932]/[$Sheet1.C931]" office:value-type="float" office:value="0.980842911877395" calcext:value-type="float">
            <text:p>0.980842911877395</text:p>
          </table:table-cell>
          <table:table-cell table:formula="of:=[$Sheet1.D932]/[$Sheet1.D931]" office:value-type="float" office:value="1.01563646807289" calcext:value-type="float">
            <text:p>1.015636468072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2/17/2018</text:p>
          </table:table-cell>
          <table:table-cell table:formula="of:=[$Sheet1.C933]/[$Sheet1.C932]" office:value-type="float" office:value="1.01529947916667" calcext:value-type="float">
            <text:p>1.01529947916667</text:p>
          </table:table-cell>
          <table:table-cell table:formula="of:=[$Sheet1.D933]/[$Sheet1.D932]" office:value-type="float" office:value="0.999913595374996" calcext:value-type="float">
            <text:p>0.9999135953749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2/14/2018</text:p>
          </table:table-cell>
          <table:table-cell table:formula="of:=[$Sheet1.C934]/[$Sheet1.C933]" office:value-type="float" office:value="1.02436678422571" calcext:value-type="float">
            <text:p>1.02436678422571</text:p>
          </table:table-cell>
          <table:table-cell table:formula="of:=[$Sheet1.D934]/[$Sheet1.D933]" office:value-type="float" office:value="1.02121416844073" calcext:value-type="float">
            <text:p>1.021214168440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2/13/2018</text:p>
          </table:table-cell>
          <table:table-cell table:formula="of:=[$Sheet1.C935]/[$Sheet1.C934]" office:value-type="float" office:value="1.01001564945227" calcext:value-type="float">
            <text:p>1.01001564945227</text:p>
          </table:table-cell>
          <table:table-cell table:formula="of:=[$Sheet1.D935]/[$Sheet1.D934]" office:value-type="float" office:value="1.01945806650128" calcext:value-type="float">
            <text:p>1.019458066501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2/12/2018</text:p>
          </table:table-cell>
          <table:table-cell table:formula="of:=[$Sheet1.C936]/[$Sheet1.C935]" office:value-type="float" office:value="0.984195847536411" calcext:value-type="float">
            <text:p>0.984195847536411</text:p>
          </table:table-cell>
          <table:table-cell table:formula="of:=[$Sheet1.D936]/[$Sheet1.D935]" office:value-type="float" office:value="1.00019995925359" calcext:value-type="float">
            <text:p>1.000199959253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2/11/2018</text:p>
          </table:table-cell>
          <table:table-cell table:formula="of:=[$Sheet1.C937]/[$Sheet1.C936]" office:value-type="float" office:value="0.991498740554156" calcext:value-type="float">
            <text:p>0.991498740554156</text:p>
          </table:table-cell>
          <table:table-cell table:formula="of:=[$Sheet1.D937]/[$Sheet1.D936]" office:value-type="float" office:value="0.994609723621029" calcext:value-type="float">
            <text:p>0.9946097236210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2/10/2018</text:p>
          </table:table-cell>
          <table:table-cell table:formula="of:=[$Sheet1.C938]/[$Sheet1.C937]" office:value-type="float" office:value="0.997141949825341" calcext:value-type="float">
            <text:p>0.997141949825341</text:p>
          </table:table-cell>
          <table:table-cell table:formula="of:=[$Sheet1.D938]/[$Sheet1.D937]" office:value-type="float" office:value="1.00035649542245" calcext:value-type="float">
            <text:p>1.000356495422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2/07/2018</text:p>
          </table:table-cell>
          <table:table-cell table:formula="of:=[$Sheet1.C939]/[$Sheet1.C938]" office:value-type="float" office:value="1.01687898089172" calcext:value-type="float">
            <text:p>1.01687898089172</text:p>
          </table:table-cell>
          <table:table-cell table:formula="of:=[$Sheet1.D939]/[$Sheet1.D938]" office:value-type="float" office:value="0.998240905024036" calcext:value-type="float">
            <text:p>0.9982409050240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2/06/2018</text:p>
          </table:table-cell>
          <table:table-cell table:formula="of:=[$Sheet1.C940]/[$Sheet1.C939]" office:value-type="float" office:value="1.01221421860319" calcext:value-type="float">
            <text:p>1.01221421860319</text:p>
          </table:table-cell>
          <table:table-cell table:formula="of:=[$Sheet1.D940]/[$Sheet1.D939]" office:value-type="float" office:value="1.02387698057028" calcext:value-type="float">
            <text:p>1.023876980570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2/04/2018</text:p>
          </table:table-cell>
          <table:table-cell table:formula="of:=[$Sheet1.C941]/[$Sheet1.C940]" office:value-type="float" office:value="1.01670792079208" calcext:value-type="float">
            <text:p>1.01670792079208</text:p>
          </table:table-cell>
          <table:table-cell table:formula="of:=[$Sheet1.D941]/[$Sheet1.D940]" office:value-type="float" office:value="1.0015245089857" calcext:value-type="float">
            <text:p>1.00152450898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2/03/2018</text:p>
          </table:table-cell>
          <table:table-cell table:formula="of:=[$Sheet1.C942]/[$Sheet1.C941]" office:value-type="float" office:value="1.01795496043822" calcext:value-type="float">
            <text:p>1.01795496043822</text:p>
          </table:table-cell>
          <table:table-cell table:formula="of:=[$Sheet1.D942]/[$Sheet1.D941]" office:value-type="float" office:value="1.03344740487248" calcext:value-type="float">
            <text:p>1.033447404872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/30/2018</text:p>
          </table:table-cell>
          <table:table-cell table:formula="of:=[$Sheet1.C943]/[$Sheet1.C942]" office:value-type="float" office:value="0.97847533632287" calcext:value-type="float">
            <text:p>0.97847533632287</text:p>
          </table:table-cell>
          <table:table-cell table:formula="of:=[$Sheet1.D943]/[$Sheet1.D942]" office:value-type="float" office:value="0.989177062540093" calcext:value-type="float">
            <text:p>0.9891770625400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/29/2018</text:p>
          </table:table-cell>
          <table:table-cell table:formula="of:=[$Sheet1.C944]/[$Sheet1.C943]" office:value-type="float" office:value="1.010693553315" calcext:value-type="float">
            <text:p>1.010693553315</text:p>
          </table:table-cell>
          <table:table-cell table:formula="of:=[$Sheet1.D944]/[$Sheet1.D943]" office:value-type="float" office:value="0.991880934869954" calcext:value-type="float">
            <text:p>0.9918809348699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/28/2018</text:p>
          </table:table-cell>
          <table:table-cell table:formula="of:=[$Sheet1.C945]/[$Sheet1.C944]" office:value-type="float" office:value="0.977932285368803" calcext:value-type="float">
            <text:p>0.977932285368803</text:p>
          </table:table-cell>
          <table:table-cell table:formula="of:=[$Sheet1.D945]/[$Sheet1.D944]" office:value-type="float" office:value="1.00220253053591" calcext:value-type="float">
            <text:p>1.002202530535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/27/2018</text:p>
          </table:table-cell>
          <table:table-cell table:formula="of:=[$Sheet1.C946]/[$Sheet1.C945]" office:value-type="float" office:value="0.989180834621329" calcext:value-type="float">
            <text:p>0.989180834621329</text:p>
          </table:table-cell>
          <table:table-cell table:formula="of:=[$Sheet1.D946]/[$Sheet1.D945]" office:value-type="float" office:value="0.977542013054935" calcext:value-type="float">
            <text:p>0.9775420130549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/26/2018</text:p>
          </table:table-cell>
          <table:table-cell table:formula="of:=[$Sheet1.C947]/[$Sheet1.C946]" office:value-type="float" office:value="1.0090625" calcext:value-type="float">
            <text:p>1.0090625</text:p>
          </table:table-cell>
          <table:table-cell table:formula="of:=[$Sheet1.D947]/[$Sheet1.D946]" office:value-type="float" office:value="0.996748901076367" calcext:value-type="float">
            <text:p>0.9967489010763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/23/2018</text:p>
          </table:table-cell>
          <table:table-cell table:formula="of:=[$Sheet1.C948]/[$Sheet1.C947]" office:value-type="float" office:value="0.991328584701146" calcext:value-type="float">
            <text:p>0.991328584701146</text:p>
          </table:table-cell>
          <table:table-cell table:formula="of:=[$Sheet1.D948]/[$Sheet1.D947]" office:value-type="float" office:value="0.984705156258767" calcext:value-type="float">
            <text:p>0.9847051562587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/21/2018</text:p>
          </table:table-cell>
          <table:table-cell table:formula="of:=[$Sheet1.C949]/[$Sheet1.C948]" office:value-type="float" office:value="1.04561074664167" calcext:value-type="float">
            <text:p>1.04561074664167</text:p>
          </table:table-cell>
          <table:table-cell table:formula="of:=[$Sheet1.D949]/[$Sheet1.D948]" office:value-type="float" office:value="1.00659814021333" calcext:value-type="float">
            <text:p>1.006598140213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/20/2018</text:p>
          </table:table-cell>
          <table:table-cell table:formula="of:=[$Sheet1.C950]/[$Sheet1.C949]" office:value-type="float" office:value="0.98565879892441" calcext:value-type="float">
            <text:p>0.98565879892441</text:p>
          </table:table-cell>
          <table:table-cell table:formula="of:=[$Sheet1.D950]/[$Sheet1.D949]" office:value-type="float" office:value="0.996965957591333" calcext:value-type="float">
            <text:p>0.9969659575913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/19/2018</text:p>
          </table:table-cell>
          <table:table-cell table:formula="of:=[$Sheet1.C951]/[$Sheet1.C950]" office:value-type="float" office:value="1.00757805395574" calcext:value-type="float">
            <text:p>1.00757805395574</text:p>
          </table:table-cell>
          <table:table-cell table:formula="of:=[$Sheet1.D951]/[$Sheet1.D950]" office:value-type="float" office:value="1.01848676515676" calcext:value-type="float">
            <text:p>1.018486765156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/16/2018</text:p>
          </table:table-cell>
          <table:table-cell table:formula="of:=[$Sheet1.C952]/[$Sheet1.C951]" office:value-type="float" office:value="0.975932611311672" calcext:value-type="float">
            <text:p>0.975932611311672</text:p>
          </table:table-cell>
          <table:table-cell table:formula="of:=[$Sheet1.D952]/[$Sheet1.D951]" office:value-type="float" office:value="1.01692477506104" calcext:value-type="float">
            <text:p>1.016924775061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/15/2018</text:p>
          </table:table-cell>
          <table:table-cell table:formula="of:=[$Sheet1.C953]/[$Sheet1.C952]" office:value-type="float" office:value="0.994759556103576" calcext:value-type="float">
            <text:p>0.994759556103576</text:p>
          </table:table-cell>
          <table:table-cell table:formula="of:=[$Sheet1.D953]/[$Sheet1.D952]" office:value-type="float" office:value="0.997781651664492" calcext:value-type="float">
            <text:p>0.9977816516644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/14/2018</text:p>
          </table:table-cell>
          <table:table-cell table:formula="of:=[$Sheet1.C954]/[$Sheet1.C953]" office:value-type="float" office:value="0.996901146575767" calcext:value-type="float">
            <text:p>0.996901146575767</text:p>
          </table:table-cell>
          <table:table-cell table:formula="of:=[$Sheet1.D954]/[$Sheet1.D953]" office:value-type="float" office:value="0.989517251483408" calcext:value-type="float">
            <text:p>0.9895172514834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/13/2018</text:p>
          </table:table-cell>
          <table:table-cell table:formula="of:=[$Sheet1.C955]/[$Sheet1.C954]" office:value-type="float" office:value="1.01429903636929" calcext:value-type="float">
            <text:p>1.01429903636929</text:p>
          </table:table-cell>
          <table:table-cell table:formula="of:=[$Sheet1.D955]/[$Sheet1.D954]" office:value-type="float" office:value="1.00762516749458" calcext:value-type="float">
            <text:p>1.007625167494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/12/2018</text:p>
          </table:table-cell>
          <table:table-cell table:formula="of:=[$Sheet1.C956]/[$Sheet1.C955]" office:value-type="float" office:value="1.00735519460619" calcext:value-type="float">
            <text:p>1.00735519460619</text:p>
          </table:table-cell>
          <table:table-cell table:formula="of:=[$Sheet1.D956]/[$Sheet1.D955]" office:value-type="float" office:value="1.00148410465142" calcext:value-type="float">
            <text:p>1.001484104651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/09/2018</text:p>
          </table:table-cell>
          <table:table-cell table:formula="of:=[$Sheet1.C957]/[$Sheet1.C956]" office:value-type="float" office:value="0.99878308487983" calcext:value-type="float">
            <text:p>0.99878308487983</text:p>
          </table:table-cell>
          <table:table-cell table:formula="of:=[$Sheet1.D957]/[$Sheet1.D956]" office:value-type="float" office:value="1.02009742427244" calcext:value-type="float">
            <text:p>1.020097424272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/08/2018</text:p>
          </table:table-cell>
          <table:table-cell table:formula="of:=[$Sheet1.C958]/[$Sheet1.C957]" office:value-type="float" office:value="1.00213219616205" calcext:value-type="float">
            <text:p>1.00213219616205</text:p>
          </table:table-cell>
          <table:table-cell table:formula="of:=[$Sheet1.D958]/[$Sheet1.D957]" office:value-type="float" office:value="1.00928439667603" calcext:value-type="float">
            <text:p>1.009284396676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/07/2018</text:p>
          </table:table-cell>
          <table:table-cell table:formula="of:=[$Sheet1.C959]/[$Sheet1.C958]" office:value-type="float" office:value="1.00820668693009" calcext:value-type="float">
            <text:p>1.00820668693009</text:p>
          </table:table-cell>
          <table:table-cell table:formula="of:=[$Sheet1.D959]/[$Sheet1.D958]" office:value-type="float" office:value="1.00251529305302" calcext:value-type="float">
            <text:p>1.002515293053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/06/2018</text:p>
          </table:table-cell>
          <table:table-cell table:formula="of:=[$Sheet1.C960]/[$Sheet1.C959]" office:value-type="float" office:value="0.998492613807657" calcext:value-type="float">
            <text:p>0.998492613807657</text:p>
          </table:table-cell>
          <table:table-cell table:formula="of:=[$Sheet1.D960]/[$Sheet1.D959]" office:value-type="float" office:value="0.979231597539349" calcext:value-type="float">
            <text:p>0.9792315975393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/05/2018</text:p>
          </table:table-cell>
          <table:table-cell table:formula="of:=[$Sheet1.C961]/[$Sheet1.C960]" office:value-type="float" office:value="0.975845410628019" calcext:value-type="float">
            <text:p>0.975845410628019</text:p>
          </table:table-cell>
          <table:table-cell table:formula="of:=[$Sheet1.D961]/[$Sheet1.D960]" office:value-type="float" office:value="0.993779600428242" calcext:value-type="float">
            <text:p>0.9937796004282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/02/2018</text:p>
          </table:table-cell>
          <table:table-cell table:formula="of:=[$Sheet1.C962]/[$Sheet1.C961]" office:value-type="float" office:value="0.972153465346535" calcext:value-type="float">
            <text:p>0.972153465346535</text:p>
          </table:table-cell>
          <table:table-cell table:formula="of:=[$Sheet1.D962]/[$Sheet1.D961]" office:value-type="float" office:value="0.994430871595984" calcext:value-type="float">
            <text:p>0.9944308715959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/01/2018</text:p>
          </table:table-cell>
          <table:table-cell table:formula="of:=[$Sheet1.C963]/[$Sheet1.C962]" office:value-type="float" office:value="1.00795671546785" calcext:value-type="float">
            <text:p>1.00795671546785</text:p>
          </table:table-cell>
          <table:table-cell table:formula="of:=[$Sheet1.D963]/[$Sheet1.D962]" office:value-type="float" office:value="1.00635681916667" calcext:value-type="float">
            <text:p>1.006356819166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/31/2018</text:p>
          </table:table-cell>
          <table:table-cell table:formula="of:=[$Sheet1.C964]/[$Sheet1.C963]" office:value-type="float" office:value="0.982317650773603" calcext:value-type="float">
            <text:p>0.982317650773603</text:p>
          </table:table-cell>
          <table:table-cell table:formula="of:=[$Sheet1.D964]/[$Sheet1.D963]" office:value-type="float" office:value="0.989552505683539" calcext:value-type="float">
            <text:p>0.9895525056835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/30/2018</text:p>
          </table:table-cell>
          <table:table-cell table:formula="of:=[$Sheet1.C965]/[$Sheet1.C964]" office:value-type="float" office:value="0.979749276759884" calcext:value-type="float">
            <text:p>0.979749276759884</text:p>
          </table:table-cell>
          <table:table-cell table:formula="of:=[$Sheet1.D965]/[$Sheet1.D964]" office:value-type="float" office:value="0.989265195040823" calcext:value-type="float">
            <text:p>0.9892651950408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/29/2018</text:p>
          </table:table-cell>
          <table:table-cell table:formula="of:=[$Sheet1.C966]/[$Sheet1.C965]" office:value-type="float" office:value="1.0003280839895" calcext:value-type="float">
            <text:p>1.0003280839895</text:p>
          </table:table-cell>
          <table:table-cell table:formula="of:=[$Sheet1.D966]/[$Sheet1.D965]" office:value-type="float" office:value="0.98457483887081" calcext:value-type="float">
            <text:p>0.984574838870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/26/2018</text:p>
          </table:table-cell>
          <table:table-cell table:formula="of:=[$Sheet1.C967]/[$Sheet1.C966]" office:value-type="float" office:value="1.02525418169892" calcext:value-type="float">
            <text:p>1.02525418169892</text:p>
          </table:table-cell>
          <table:table-cell table:formula="of:=[$Sheet1.D967]/[$Sheet1.D966]" office:value-type="float" office:value="1.00660293421675" calcext:value-type="float">
            <text:p>1.006602934216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/25/2018</text:p>
          </table:table-cell>
          <table:table-cell table:formula="of:=[$Sheet1.C968]/[$Sheet1.C967]" office:value-type="float" office:value="0.997760716570697" calcext:value-type="float">
            <text:p>0.997760716570697</text:p>
          </table:table-cell>
          <table:table-cell table:formula="of:=[$Sheet1.D968]/[$Sheet1.D967]" office:value-type="float" office:value="1.01763274394533" calcext:value-type="float">
            <text:p>1.017632743945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/24/2018</text:p>
          </table:table-cell>
          <table:table-cell table:formula="of:=[$Sheet1.C969]/[$Sheet1.C968]" office:value-type="float" office:value="1.01058031420327" calcext:value-type="float">
            <text:p>1.01058031420327</text:p>
          </table:table-cell>
          <table:table-cell table:formula="of:=[$Sheet1.D969]/[$Sheet1.D968]" office:value-type="float" office:value="0.981715498028142" calcext:value-type="float">
            <text:p>0.9817154980281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/23/2018</text:p>
          </table:table-cell>
          <table:table-cell table:formula="of:=[$Sheet1.C970]/[$Sheet1.C969]" office:value-type="float" office:value="1.02569796954315" calcext:value-type="float">
            <text:p>1.02569796954315</text:p>
          </table:table-cell>
          <table:table-cell table:formula="of:=[$Sheet1.D970]/[$Sheet1.D969]" office:value-type="float" office:value="1.0318474455028" calcext:value-type="float">
            <text:p>1.03184744550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/22/2018</text:p>
          </table:table-cell>
          <table:table-cell table:formula="of:=[$Sheet1.C971]/[$Sheet1.C970]" office:value-type="float" office:value="0.995978966903805" calcext:value-type="float">
            <text:p>0.995978966903805</text:p>
          </table:table-cell>
          <table:table-cell table:formula="of:=[$Sheet1.D971]/[$Sheet1.D970]" office:value-type="float" office:value="1.00554239990659" calcext:value-type="float">
            <text:p>1.005542399906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/19/2018</text:p>
          </table:table-cell>
          <table:table-cell table:formula="of:=[$Sheet1.C972]/[$Sheet1.C971]" office:value-type="float" office:value="1.01521739130435" calcext:value-type="float">
            <text:p>1.01521739130435</text:p>
          </table:table-cell>
          <table:table-cell table:formula="of:=[$Sheet1.D972]/[$Sheet1.D971]" office:value-type="float" office:value="1.00431803997271" calcext:value-type="float">
            <text:p>1.004318039972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/18/2018</text:p>
          </table:table-cell>
          <table:table-cell table:formula="of:=[$Sheet1.C973]/[$Sheet1.C972]" office:value-type="float" office:value="0.990211073722851" calcext:value-type="float">
            <text:p>0.990211073722851</text:p>
          </table:table-cell>
          <table:table-cell table:formula="of:=[$Sheet1.D973]/[$Sheet1.D972]" office:value-type="float" office:value="1.00036130039237" calcext:value-type="float">
            <text:p>1.000361300392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/17/2018</text:p>
          </table:table-cell>
          <table:table-cell table:formula="of:=[$Sheet1.C974]/[$Sheet1.C973]" office:value-type="float" office:value="1.00123571207909" calcext:value-type="float">
            <text:p>1.00123571207909</text:p>
          </table:table-cell>
          <table:table-cell table:formula="of:=[$Sheet1.D974]/[$Sheet1.D973]" office:value-type="float" office:value="1.01460209911947" calcext:value-type="float">
            <text:p>1.014602099119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/16/2018</text:p>
          </table:table-cell>
          <table:table-cell table:formula="of:=[$Sheet1.C975]/[$Sheet1.C974]" office:value-type="float" office:value="1.03023758099352" calcext:value-type="float">
            <text:p>1.03023758099352</text:p>
          </table:table-cell>
          <table:table-cell table:formula="of:=[$Sheet1.D975]/[$Sheet1.D974]" office:value-type="float" office:value="1.00025274009419" calcext:value-type="float">
            <text:p>1.000252740094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/15/2018</text:p>
          </table:table-cell>
          <table:table-cell table:formula="of:=[$Sheet1.C976]/[$Sheet1.C975]" office:value-type="float" office:value="0.96795447738844" calcext:value-type="float">
            <text:p>0.96795447738844</text:p>
          </table:table-cell>
          <table:table-cell table:formula="of:=[$Sheet1.D976]/[$Sheet1.D975]" office:value-type="float" office:value="0.978956696276051" calcext:value-type="float">
            <text:p>0.9789566962760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/12/2018</text:p>
          </table:table-cell>
          <table:table-cell table:formula="of:=[$Sheet1.C977]/[$Sheet1.C976]" office:value-type="float" office:value="0.989480198019802" calcext:value-type="float">
            <text:p>0.989480198019802</text:p>
          </table:table-cell>
          <table:table-cell table:formula="of:=[$Sheet1.D977]/[$Sheet1.D976]" office:value-type="float" office:value="1.00594011174972" calcext:value-type="float">
            <text:p>1.005940111749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/11/2018</text:p>
          </table:table-cell>
          <table:table-cell table:formula="of:=[$Sheet1.C978]/[$Sheet1.C977]" office:value-type="float" office:value="0.995622263914947" calcext:value-type="float">
            <text:p>0.995622263914947</text:p>
          </table:table-cell>
          <table:table-cell table:formula="of:=[$Sheet1.D978]/[$Sheet1.D977]" office:value-type="float" office:value="0.985992707245413" calcext:value-type="float">
            <text:p>0.9859927072454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/10/2018</text:p>
          </table:table-cell>
          <table:table-cell table:formula="of:=[$Sheet1.C979]/[$Sheet1.C978]" office:value-type="float" office:value="1.02606783919598" calcext:value-type="float">
            <text:p>1.02606783919598</text:p>
          </table:table-cell>
          <table:table-cell table:formula="of:=[$Sheet1.D979]/[$Sheet1.D978]" office:value-type="float" office:value="1.02100521556827" calcext:value-type="float">
            <text:p>1.021005215568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/09/2018</text:p>
          </table:table-cell>
          <table:table-cell table:formula="of:=[$Sheet1.C980]/[$Sheet1.C979]" office:value-type="float" office:value="1.03152739516376" calcext:value-type="float">
            <text:p>1.03152739516376</text:p>
          </table:table-cell>
          <table:table-cell table:formula="of:=[$Sheet1.D980]/[$Sheet1.D979]" office:value-type="float" office:value="1.03398093104736" calcext:value-type="float">
            <text:p>1.033980931047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/08/2018</text:p>
          </table:table-cell>
          <table:table-cell table:formula="of:=[$Sheet1.C981]/[$Sheet1.C980]" office:value-type="float" office:value="1" calcext:value-type="float">
            <text:p>1</text:p>
          </table:table-cell>
          <table:table-cell table:formula="of:=[$Sheet1.D981]/[$Sheet1.D980]" office:value-type="float" office:value="1.00141997125339" calcext:value-type="float">
            <text:p>1.001419971253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/05/2018</text:p>
          </table:table-cell>
          <table:table-cell table:formula="of:=[$Sheet1.C982]/[$Sheet1.C981]" office:value-type="float" office:value="1.00029673590504" calcext:value-type="float">
            <text:p>1.00029673590504</text:p>
          </table:table-cell>
          <table:table-cell table:formula="of:=[$Sheet1.D982]/[$Sheet1.D981]" office:value-type="float" office:value="1.00039522539982" calcext:value-type="float">
            <text:p>1.000395225399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/04/2018</text:p>
          </table:table-cell>
          <table:table-cell table:formula="of:=[$Sheet1.C983]/[$Sheet1.C982]" office:value-type="float" office:value="1.00563630970039" calcext:value-type="float">
            <text:p>1.00563630970039</text:p>
          </table:table-cell>
          <table:table-cell table:formula="of:=[$Sheet1.D983]/[$Sheet1.D982]" office:value-type="float" office:value="1.00555869377627" calcext:value-type="float">
            <text:p>1.005558693776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/03/2018</text:p>
          </table:table-cell>
          <table:table-cell table:formula="of:=[$Sheet1.C984]/[$Sheet1.C983]" office:value-type="float" office:value="0.996755162241888" calcext:value-type="float">
            <text:p>0.996755162241888</text:p>
          </table:table-cell>
          <table:table-cell table:formula="of:=[$Sheet1.D984]/[$Sheet1.D983]" office:value-type="float" office:value="1.00823680646262" calcext:value-type="float">
            <text:p>1.008236806462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/02/2018</text:p>
          </table:table-cell>
          <table:table-cell table:formula="of:=[$Sheet1.C985]/[$Sheet1.C984]" office:value-type="float" office:value="0.98727434152116" calcext:value-type="float">
            <text:p>0.98727434152116</text:p>
          </table:table-cell>
          <table:table-cell table:formula="of:=[$Sheet1.D985]/[$Sheet1.D984]" office:value-type="float" office:value="0.999289012855878" calcext:value-type="float">
            <text:p>0.9992890128558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/01/2018</text:p>
          </table:table-cell>
          <table:table-cell table:formula="of:=[$Sheet1.C986]/[$Sheet1.C985]" office:value-type="float" office:value="0.994604316546763" calcext:value-type="float">
            <text:p>0.994604316546763</text:p>
          </table:table-cell>
          <table:table-cell table:formula="of:=[$Sheet1.D986]/[$Sheet1.D985]" office:value-type="float" office:value="1.0003967941767" calcext:value-type="float">
            <text:p>1.00039679417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9/28/2018</text:p>
          </table:table-cell>
          <table:table-cell table:formula="of:=[$Sheet1.C987]/[$Sheet1.C986]" office:value-type="float" office:value="0.973176612417119" calcext:value-type="float">
            <text:p>0.973176612417119</text:p>
          </table:table-cell>
          <table:table-cell table:formula="of:=[$Sheet1.D987]/[$Sheet1.D986]" office:value-type="float" office:value="0.99637214105225" calcext:value-type="float">
            <text:p>0.996372141052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9/27/2018</text:p>
          </table:table-cell>
          <table:table-cell table:formula="of:=[$Sheet1.C988]/[$Sheet1.C987]" office:value-type="float" office:value="1.0040260142459" calcext:value-type="float">
            <text:p>1.0040260142459</text:p>
          </table:table-cell>
          <table:table-cell table:formula="of:=[$Sheet1.D988]/[$Sheet1.D987]" office:value-type="float" office:value="1.00000686346509" calcext:value-type="float">
            <text:p>1.000006863465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9/26/2018</text:p>
          </table:table-cell>
          <table:table-cell table:formula="of:=[$Sheet1.C989]/[$Sheet1.C988]" office:value-type="float" office:value="1" calcext:value-type="float">
            <text:p>1</text:p>
          </table:table-cell>
          <table:table-cell table:formula="of:=[$Sheet1.D989]/[$Sheet1.D988]" office:value-type="float" office:value="0.997244337680165" calcext:value-type="float">
            <text:p>0.9972443376801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9/25/2018</text:p>
          </table:table-cell>
          <table:table-cell table:formula="of:=[$Sheet1.C990]/[$Sheet1.C989]" office:value-type="float" office:value="1.02190006169031" calcext:value-type="float">
            <text:p>1.02190006169031</text:p>
          </table:table-cell>
          <table:table-cell table:formula="of:=[$Sheet1.D990]/[$Sheet1.D989]" office:value-type="float" office:value="1.00330010289163" calcext:value-type="float">
            <text:p>1.003300102891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9/24/2018</text:p>
          </table:table-cell>
          <table:table-cell table:formula="of:=[$Sheet1.C991]/[$Sheet1.C990]" office:value-type="float" office:value="1.02082704497434" calcext:value-type="float">
            <text:p>1.02082704497434</text:p>
          </table:table-cell>
          <table:table-cell table:formula="of:=[$Sheet1.D991]/[$Sheet1.D990]" office:value-type="float" office:value="1.00130678154454" calcext:value-type="float">
            <text:p>1.001306781544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9/21/2018</text:p>
          </table:table-cell>
          <table:table-cell table:formula="of:=[$Sheet1.C992]/[$Sheet1.C991]" office:value-type="float" office:value="1.01803666469545" calcext:value-type="float">
            <text:p>1.01803666469545</text:p>
          </table:table-cell>
          <table:table-cell table:formula="of:=[$Sheet1.D992]/[$Sheet1.D991]" office:value-type="float" office:value="1.00352815847255" calcext:value-type="float">
            <text:p>1.003528158472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9/20/2018</text:p>
          </table:table-cell>
          <table:table-cell table:formula="of:=[$Sheet1.C993]/[$Sheet1.C992]" office:value-type="float" office:value="0.999128666860296" calcext:value-type="float">
            <text:p>0.999128666860296</text:p>
          </table:table-cell>
          <table:table-cell table:formula="of:=[$Sheet1.D993]/[$Sheet1.D992]" office:value-type="float" office:value="1.00036864220202" calcext:value-type="float">
            <text:p>1.000368642202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9/19/2018</text:p>
          </table:table-cell>
          <table:table-cell table:formula="of:=[$Sheet1.C994]/[$Sheet1.C993]" office:value-type="float" office:value="1.00610465116279" calcext:value-type="float">
            <text:p>1.00610465116279</text:p>
          </table:table-cell>
          <table:table-cell table:formula="of:=[$Sheet1.D994]/[$Sheet1.D993]" office:value-type="float" office:value="0.992220421393841" calcext:value-type="float">
            <text:p>0.9922204213938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9/18/2018</text:p>
          </table:table-cell>
          <table:table-cell table:formula="of:=[$Sheet1.C995]/[$Sheet1.C994]" office:value-type="float" office:value="0.997688529326784" calcext:value-type="float">
            <text:p>0.997688529326784</text:p>
          </table:table-cell>
          <table:table-cell table:formula="of:=[$Sheet1.D995]/[$Sheet1.D994]" office:value-type="float" office:value="0.998748259082859" calcext:value-type="float">
            <text:p>0.9987482590828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9/17/2018</text:p>
          </table:table-cell>
          <table:table-cell table:formula="of:=[$Sheet1.C996]/[$Sheet1.C995]" office:value-type="float" office:value="0.992759918911092" calcext:value-type="float">
            <text:p>0.992759918911092</text:p>
          </table:table-cell>
          <table:table-cell table:formula="of:=[$Sheet1.D996]/[$Sheet1.D995]" office:value-type="float" office:value="0.994659660986603" calcext:value-type="float">
            <text:p>0.9946596609866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9/14/2018</text:p>
          </table:table-cell>
          <table:table-cell table:formula="of:=[$Sheet1.C997]/[$Sheet1.C996]" office:value-type="float" office:value="0.988623103850642" calcext:value-type="float">
            <text:p>0.988623103850642</text:p>
          </table:table-cell>
          <table:table-cell table:formula="of:=[$Sheet1.D997]/[$Sheet1.D996]" office:value-type="float" office:value="1.00560094156743" calcext:value-type="float">
            <text:p>1.005600941567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9/13/2018</text:p>
          </table:table-cell>
          <table:table-cell table:formula="of:=[$Sheet1.C998]/[$Sheet1.C997]" office:value-type="float" office:value="1.00708173502508" calcext:value-type="float">
            <text:p>1.00708173502508</text:p>
          </table:table-cell>
          <table:table-cell table:formula="of:=[$Sheet1.D998]/[$Sheet1.D997]" office:value-type="float" office:value="0.999724610840694" calcext:value-type="float">
            <text:p>0.9997246108406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9/12/2018</text:p>
          </table:table-cell>
          <table:table-cell table:formula="of:=[$Sheet1.C999]/[$Sheet1.C998]" office:value-type="float" office:value="1.00087899208907" calcext:value-type="float">
            <text:p>1.00087899208907</text:p>
          </table:table-cell>
          <table:table-cell table:formula="of:=[$Sheet1.D999]/[$Sheet1.D998]" office:value-type="float" office:value="0.994745504755215" calcext:value-type="float">
            <text:p>0.9947455047552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9/11/2018</text:p>
          </table:table-cell>
          <table:table-cell table:formula="of:=[$Sheet1.C1000]/[$Sheet1.C999]" office:value-type="float" office:value="1.00468384074941" calcext:value-type="float">
            <text:p>1.00468384074941</text:p>
          </table:table-cell>
          <table:table-cell table:formula="of:=[$Sheet1.D1000]/[$Sheet1.D999]" office:value-type="float" office:value="0.999643465378065" calcext:value-type="float">
            <text:p>0.9996434653780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9/10/2018</text:p>
          </table:table-cell>
          <table:table-cell table:formula="of:=[$Sheet1.C1001]/[$Sheet1.C1000]" office:value-type="float" office:value="0.983391608391608" calcext:value-type="float">
            <text:p>0.983391608391608</text:p>
          </table:table-cell>
          <table:table-cell table:formula="of:=[$Sheet1.D1001]/[$Sheet1.D1000]" office:value-type="float" office:value="0.996274096312533" calcext:value-type="float">
            <text:p>0.9962740963125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9/07/2018</text:p>
          </table:table-cell>
          <table:table-cell table:formula="of:=[$Sheet1.C1002]/[$Sheet1.C1001]" office:value-type="float" office:value="1.008" calcext:value-type="float">
            <text:p>1.008</text:p>
          </table:table-cell>
          <table:table-cell table:formula="of:=[$Sheet1.D1002]/[$Sheet1.D1001]" office:value-type="float" office:value="0.998105751217359" calcext:value-type="float">
            <text:p>0.9981057512173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9/06/2018</text:p>
          </table:table-cell>
          <table:table-cell table:formula="of:=[$Sheet1.C1003]/[$Sheet1.C1002]" office:value-type="float" office:value="1.00705467372134" calcext:value-type="float">
            <text:p>1.00705467372134</text:p>
          </table:table-cell>
          <table:table-cell table:formula="of:=[$Sheet1.D1003]/[$Sheet1.D1002]" office:value-type="float" office:value="1.00221821372855" calcext:value-type="float">
            <text:p>1.002218213728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9/05/2018</text:p>
          </table:table-cell>
          <table:table-cell table:formula="of:=[$Sheet1.C1004]/[$Sheet1.C1003]" office:value-type="float" office:value="1.01079976649154" calcext:value-type="float">
            <text:p>1.01079976649154</text:p>
          </table:table-cell>
          <table:table-cell table:formula="of:=[$Sheet1.D1004]/[$Sheet1.D1003]" office:value-type="float" office:value="1.00366567641285" calcext:value-type="float">
            <text:p>1.003665676412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9/04/2018</text:p>
          </table:table-cell>
          <table:table-cell table:formula="of:=[$Sheet1.C1005]/[$Sheet1.C1004]" office:value-type="float" office:value="0.984984117816922" calcext:value-type="float">
            <text:p>0.984984117816922</text:p>
          </table:table-cell>
          <table:table-cell table:formula="of:=[$Sheet1.D1005]/[$Sheet1.D1004]" office:value-type="float" office:value="1.0028110503358" calcext:value-type="float">
            <text:p>1.00281105033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8/31/2018</text:p>
          </table:table-cell>
          <table:table-cell table:formula="of:=[$Sheet1.C1006]/[$Sheet1.C1005]" office:value-type="float" office:value="1.00175901495163" calcext:value-type="float">
            <text:p>1.00175901495163</text:p>
          </table:table-cell>
          <table:table-cell table:formula="of:=[$Sheet1.D1006]/[$Sheet1.D1005]" office:value-type="float" office:value="1.00165704659063" calcext:value-type="float">
            <text:p>1.001657046590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8/30/2018</text:p>
          </table:table-cell>
          <table:table-cell table:formula="of:=[$Sheet1.C1007]/[$Sheet1.C1006]" office:value-type="float" office:value="1.01726660813579" calcext:value-type="float">
            <text:p>1.01726660813579</text:p>
          </table:table-cell>
          <table:table-cell table:formula="of:=[$Sheet1.D1007]/[$Sheet1.D1006]" office:value-type="float" office:value="0.999865587691968" calcext:value-type="float">
            <text:p>0.9998655876919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8/29/2018</text:p>
          </table:table-cell>
          <table:table-cell table:formula="of:=[$Sheet1.C1008]/[$Sheet1.C1007]" office:value-type="float" office:value="1.00373993095512" calcext:value-type="float">
            <text:p>1.00373993095512</text:p>
          </table:table-cell>
          <table:table-cell table:formula="of:=[$Sheet1.D1008]/[$Sheet1.D1007]" office:value-type="float" office:value="1.00444999017624" calcext:value-type="float">
            <text:p>1.004449990176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8/28/2018</text:p>
          </table:table-cell>
          <table:table-cell table:formula="of:=[$Sheet1.C1009]/[$Sheet1.C1008]" office:value-type="float" office:value="1.00343938091144" calcext:value-type="float">
            <text:p>1.00343938091144</text:p>
          </table:table-cell>
          <table:table-cell table:formula="of:=[$Sheet1.D1009]/[$Sheet1.D1008]" office:value-type="float" office:value="0.99433089456562" calcext:value-type="float">
            <text:p>0.994330894565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8/27/2018</text:p>
          </table:table-cell>
          <table:table-cell table:formula="of:=[$Sheet1.C1010]/[$Sheet1.C1009]" office:value-type="float" office:value="1.01656669522993" calcext:value-type="float">
            <text:p>1.01656669522993</text:p>
          </table:table-cell>
          <table:table-cell table:formula="of:=[$Sheet1.D1010]/[$Sheet1.D1009]" office:value-type="float" office:value="0.999730804274" calcext:value-type="float">
            <text:p>0.9997308042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8/24/2018</text:p>
          </table:table-cell>
          <table:table-cell table:formula="of:=[$Sheet1.C1011]/[$Sheet1.C1010]" office:value-type="float" office:value="0.998595110986232" calcext:value-type="float">
            <text:p>0.998595110986232</text:p>
          </table:table-cell>
          <table:table-cell table:formula="of:=[$Sheet1.D1011]/[$Sheet1.D1010]" office:value-type="float" office:value="0.992387994780339" calcext:value-type="float">
            <text:p>0.9923879947803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8/23/2018</text:p>
          </table:table-cell>
          <table:table-cell table:formula="of:=[$Sheet1.C1012]/[$Sheet1.C1011]" office:value-type="float" office:value="1.01294316263365" calcext:value-type="float">
            <text:p>1.01294316263365</text:p>
          </table:table-cell>
          <table:table-cell table:formula="of:=[$Sheet1.D1012]/[$Sheet1.D1011]" office:value-type="float" office:value="0.993839335719678" calcext:value-type="float">
            <text:p>0.9938393357196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8/22/2018</text:p>
          </table:table-cell>
          <table:table-cell table:formula="of:=[$Sheet1.C1013]/[$Sheet1.C1012]" office:value-type="float" office:value="1.005" calcext:value-type="float">
            <text:p>1.005</text:p>
          </table:table-cell>
          <table:table-cell table:formula="of:=[$Sheet1.D1013]/[$Sheet1.D1012]" office:value-type="float" office:value="1.0016940965635" calcext:value-type="float">
            <text:p>1.00169409656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8/21/2018</text:p>
          </table:table-cell>
          <table:table-cell table:formula="of:=[$Sheet1.C1014]/[$Sheet1.C1013]" office:value-type="float" office:value="0.991984521835268" calcext:value-type="float">
            <text:p>0.991984521835268</text:p>
          </table:table-cell>
          <table:table-cell table:formula="of:=[$Sheet1.D1014]/[$Sheet1.D1013]" office:value-type="float" office:value="1.00039834790448" calcext:value-type="float">
            <text:p>1.000398347904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8/20/2018</text:p>
          </table:table-cell>
          <table:table-cell table:formula="of:=[$Sheet1.C1015]/[$Sheet1.C1014]" office:value-type="float" office:value="1.00919476177208" calcext:value-type="float">
            <text:p>1.00919476177208</text:p>
          </table:table-cell>
          <table:table-cell table:formula="of:=[$Sheet1.D1015]/[$Sheet1.D1014]" office:value-type="float" office:value="0.997935702908877" calcext:value-type="float">
            <text:p>0.9979357029088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8/17/2018</text:p>
          </table:table-cell>
          <table:table-cell table:formula="of:=[$Sheet1.C1016]/[$Sheet1.C1015]" office:value-type="float" office:value="0.994754279403644" calcext:value-type="float">
            <text:p>0.994754279403644</text:p>
          </table:table-cell>
          <table:table-cell table:formula="of:=[$Sheet1.D1016]/[$Sheet1.D1015]" office:value-type="float" office:value="0.997577921282442" calcext:value-type="float">
            <text:p>0.9975779212824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8/16/2018</text:p>
          </table:table-cell>
          <table:table-cell table:formula="of:=[$Sheet1.C1017]/[$Sheet1.C1016]" office:value-type="float" office:value="0.968637246738829" calcext:value-type="float">
            <text:p>0.968637246738829</text:p>
          </table:table-cell>
          <table:table-cell table:formula="of:=[$Sheet1.D1017]/[$Sheet1.D1016]" office:value-type="float" office:value="0.996687870377842" calcext:value-type="float">
            <text:p>0.9966878703778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8/15/2018</text:p>
          </table:table-cell>
          <table:table-cell table:formula="of:=[$Sheet1.C1018]/[$Sheet1.C1017]" office:value-type="float" office:value="1.00515759312321" calcext:value-type="float">
            <text:p>1.00515759312321</text:p>
          </table:table-cell>
          <table:table-cell table:formula="of:=[$Sheet1.D1018]/[$Sheet1.D1017]" office:value-type="float" office:value="0.992142754049192" calcext:value-type="float">
            <text:p>0.9921427540491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8/14/2018</text:p>
          </table:table-cell>
          <table:table-cell table:formula="of:=[$Sheet1.C1019]/[$Sheet1.C1018]" office:value-type="float" office:value="1.01225769669327" calcext:value-type="float">
            <text:p>1.01225769669327</text:p>
          </table:table-cell>
          <table:table-cell table:formula="of:=[$Sheet1.D1019]/[$Sheet1.D1018]" office:value-type="float" office:value="1.00766045622115" calcext:value-type="float">
            <text:p>1.007660456221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8/13/2018</text:p>
          </table:table-cell>
          <table:table-cell table:formula="of:=[$Sheet1.C1020]/[$Sheet1.C1019]" office:value-type="float" office:value="1.00535060546325" calcext:value-type="float">
            <text:p>1.00535060546325</text:p>
          </table:table-cell>
          <table:table-cell table:formula="of:=[$Sheet1.D1020]/[$Sheet1.D1019]" office:value-type="float" office:value="0.993651319032662" calcext:value-type="float">
            <text:p>0.9936513190326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8/10/2018</text:p>
          </table:table-cell>
          <table:table-cell table:formula="of:=[$Sheet1.C1021]/[$Sheet1.C1020]" office:value-type="float" office:value="1.00504201680672" calcext:value-type="float">
            <text:p>1.00504201680672</text:p>
          </table:table-cell>
          <table:table-cell table:formula="of:=[$Sheet1.D1021]/[$Sheet1.D1020]" office:value-type="float" office:value="1.00402207000174" calcext:value-type="float">
            <text:p>1.004022070001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8/09/2018</text:p>
          </table:table-cell>
          <table:table-cell table:formula="of:=[$Sheet1.C1022]/[$Sheet1.C1021]" office:value-type="float" office:value="1.00863991081382" calcext:value-type="float">
            <text:p>1.00863991081382</text:p>
          </table:table-cell>
          <table:table-cell table:formula="of:=[$Sheet1.D1022]/[$Sheet1.D1021]" office:value-type="float" office:value="1.00716484074994" calcext:value-type="float">
            <text:p>1.007164840749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8/08/2018</text:p>
          </table:table-cell>
          <table:table-cell table:formula="of:=[$Sheet1.C1023]/[$Sheet1.C1022]" office:value-type="float" office:value="0.988394584139265" calcext:value-type="float">
            <text:p>0.988394584139265</text:p>
          </table:table-cell>
          <table:table-cell table:formula="of:=[$Sheet1.D1023]/[$Sheet1.D1022]" office:value-type="float" office:value="1.00144380041912" calcext:value-type="float">
            <text:p>1.001443800419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8/07/2018</text:p>
          </table:table-cell>
          <table:table-cell table:formula="of:=[$Sheet1.C1024]/[$Sheet1.C1023]" office:value-type="float" office:value="1.00279563880347" calcext:value-type="float">
            <text:p>1.00279563880347</text:p>
          </table:table-cell>
          <table:table-cell table:formula="of:=[$Sheet1.D1024]/[$Sheet1.D1023]" office:value-type="float" office:value="1.00026244882248" calcext:value-type="float">
            <text:p>1.000262448822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8/06/2018</text:p>
          </table:table-cell>
          <table:table-cell table:formula="of:=[$Sheet1.C1025]/[$Sheet1.C1024]" office:value-type="float" office:value="1.01784220797324" calcext:value-type="float">
            <text:p>1.01784220797324</text:p>
          </table:table-cell>
          <table:table-cell table:formula="of:=[$Sheet1.D1025]/[$Sheet1.D1024]" office:value-type="float" office:value="0.997183788416799" calcext:value-type="float">
            <text:p>0.9971837884167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8/03/2018</text:p>
          </table:table-cell>
          <table:table-cell table:formula="of:=[$Sheet1.C1026]/[$Sheet1.C1025]" office:value-type="float" office:value="0.984661736510545" calcext:value-type="float">
            <text:p>0.984661736510545</text:p>
          </table:table-cell>
          <table:table-cell table:formula="of:=[$Sheet1.D1026]/[$Sheet1.D1025]" office:value-type="float" office:value="0.996474179062588" calcext:value-type="float">
            <text:p>0.9964741790625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8/02/2018</text:p>
          </table:table-cell>
          <table:table-cell table:formula="of:=[$Sheet1.C1027]/[$Sheet1.C1026]" office:value-type="float" office:value="0.986091794158554" calcext:value-type="float">
            <text:p>0.986091794158554</text:p>
          </table:table-cell>
          <table:table-cell table:formula="of:=[$Sheet1.D1027]/[$Sheet1.D1026]" office:value-type="float" office:value="0.995377330258595" calcext:value-type="float">
            <text:p>0.9953773302585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8/01/2018</text:p>
          </table:table-cell>
          <table:table-cell table:formula="of:=[$Sheet1.C1028]/[$Sheet1.C1027]" office:value-type="float" office:value="0.994640338504936" calcext:value-type="float">
            <text:p>0.994640338504936</text:p>
          </table:table-cell>
          <table:table-cell table:formula="of:=[$Sheet1.D1028]/[$Sheet1.D1027]" office:value-type="float" office:value="0.995097657769824" calcext:value-type="float">
            <text:p>0.9950976577698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7/31/2018</text:p>
          </table:table-cell>
          <table:table-cell table:formula="of:=[$Sheet1.C1029]/[$Sheet1.C1028]" office:value-type="float" office:value="1.00482132728304" calcext:value-type="float">
            <text:p>1.00482132728304</text:p>
          </table:table-cell>
          <table:table-cell table:formula="of:=[$Sheet1.D1029]/[$Sheet1.D1028]" office:value-type="float" office:value="1.00104145932266" calcext:value-type="float">
            <text:p>1.001041459322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7/30/2018</text:p>
          </table:table-cell>
          <table:table-cell table:formula="of:=[$Sheet1.C1030]/[$Sheet1.C1029]" office:value-type="float" office:value="0.996613039796782" calcext:value-type="float">
            <text:p>0.996613039796782</text:p>
          </table:table-cell>
          <table:table-cell table:formula="of:=[$Sheet1.D1030]/[$Sheet1.D1029]" office:value-type="float" office:value="0.995138994918847" calcext:value-type="float">
            <text:p>0.9951389949188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7/27/2018</text:p>
          </table:table-cell>
          <table:table-cell table:formula="of:=[$Sheet1.C1031]/[$Sheet1.C1030]" office:value-type="float" office:value="0.989521382044746" calcext:value-type="float">
            <text:p>0.989521382044746</text:p>
          </table:table-cell>
          <table:table-cell table:formula="of:=[$Sheet1.D1031]/[$Sheet1.D1030]" office:value-type="float" office:value="1.00578748305145" calcext:value-type="float">
            <text:p>1.005787483051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7/26/2018</text:p>
          </table:table-cell>
          <table:table-cell table:formula="of:=[$Sheet1.C1032]/[$Sheet1.C1031]" office:value-type="float" office:value="1.00601030337722" calcext:value-type="float">
            <text:p>1.00601030337722</text:p>
          </table:table-cell>
          <table:table-cell table:formula="of:=[$Sheet1.D1032]/[$Sheet1.D1031]" office:value-type="float" office:value="1.00660560092521" calcext:value-type="float">
            <text:p>1.006605600925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7/25/2018</text:p>
          </table:table-cell>
          <table:table-cell table:formula="of:=[$Sheet1.C1033]/[$Sheet1.C1032]" office:value-type="float" office:value="0.99402560455192" calcext:value-type="float">
            <text:p>0.99402560455192</text:p>
          </table:table-cell>
          <table:table-cell table:formula="of:=[$Sheet1.D1033]/[$Sheet1.D1032]" office:value-type="float" office:value="1.00304147400474" calcext:value-type="float">
            <text:p>1.003041474004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7/24/2018</text:p>
          </table:table-cell>
          <table:table-cell table:formula="of:=[$Sheet1.C1034]/[$Sheet1.C1033]" office:value-type="float" office:value="0.996279336004579" calcext:value-type="float">
            <text:p>0.996279336004579</text:p>
          </table:table-cell>
          <table:table-cell table:formula="of:=[$Sheet1.D1034]/[$Sheet1.D1033]" office:value-type="float" office:value="0.990980545102545" calcext:value-type="float">
            <text:p>0.9909805451025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7/23/2018</text:p>
          </table:table-cell>
          <table:table-cell table:formula="of:=[$Sheet1.C1035]/[$Sheet1.C1034]" office:value-type="float" office:value="0.992818155702384" calcext:value-type="float">
            <text:p>0.992818155702384</text:p>
          </table:table-cell>
          <table:table-cell table:formula="of:=[$Sheet1.D1035]/[$Sheet1.D1034]" office:value-type="float" office:value="0.995241809672387" calcext:value-type="float">
            <text:p>0.9952418096723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7/20/2018</text:p>
          </table:table-cell>
          <table:table-cell table:formula="of:=[$Sheet1.C1036]/[$Sheet1.C1035]" office:value-type="float" office:value="1.00144675925926" calcext:value-type="float">
            <text:p>1.00144675925926</text:p>
          </table:table-cell>
          <table:table-cell table:formula="of:=[$Sheet1.D1036]/[$Sheet1.D1035]" office:value-type="float" office:value="0.998165287960726" calcext:value-type="float">
            <text:p>0.9981652879607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7/19/2018</text:p>
          </table:table-cell>
          <table:table-cell table:formula="of:=[$Sheet1.C1037]/[$Sheet1.C1036]" office:value-type="float" office:value="1.01820283155157" calcext:value-type="float">
            <text:p>1.01820283155157</text:p>
          </table:table-cell>
          <table:table-cell table:formula="of:=[$Sheet1.D1037]/[$Sheet1.D1036]" office:value-type="float" office:value="1.00094937951268" calcext:value-type="float">
            <text:p>1.000949379512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7/18/2018</text:p>
          </table:table-cell>
          <table:table-cell table:formula="of:=[$Sheet1.C1038]/[$Sheet1.C1037]" office:value-type="float" office:value="0.970771850170261" calcext:value-type="float">
            <text:p>0.970771850170261</text:p>
          </table:table-cell>
          <table:table-cell table:formula="of:=[$Sheet1.D1038]/[$Sheet1.D1037]" office:value-type="float" office:value="1.00396863600869" calcext:value-type="float">
            <text:p>1.003968636008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7/17/2018</text:p>
          </table:table-cell>
          <table:table-cell table:formula="of:=[$Sheet1.C1039]/[$Sheet1.C1038]" office:value-type="float" office:value="1.00847705349313" calcext:value-type="float">
            <text:p>1.00847705349313</text:p>
          </table:table-cell>
          <table:table-cell table:formula="of:=[$Sheet1.D1039]/[$Sheet1.D1038]" office:value-type="float" office:value="0.99784416931262" calcext:value-type="float">
            <text:p>0.997844169312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7/16/2018</text:p>
          </table:table-cell>
          <table:table-cell table:formula="of:=[$Sheet1.C1040]/[$Sheet1.C1039]" office:value-type="float" office:value="1.02492753623188" calcext:value-type="float">
            <text:p>1.02492753623188</text:p>
          </table:table-cell>
          <table:table-cell table:formula="of:=[$Sheet1.D1040]/[$Sheet1.D1039]" office:value-type="float" office:value="0.996042070794255" calcext:value-type="float">
            <text:p>0.9960420707942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7/13/2018</text:p>
          </table:table-cell>
          <table:table-cell table:formula="of:=[$Sheet1.C1041]/[$Sheet1.C1040]" office:value-type="float" office:value="1.00622171945701" calcext:value-type="float">
            <text:p>1.00622171945701</text:p>
          </table:table-cell>
          <table:table-cell table:formula="of:=[$Sheet1.D1041]/[$Sheet1.D1040]" office:value-type="float" office:value="1.00102914848683" calcext:value-type="float">
            <text:p>1.001029148486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7/12/2018</text:p>
          </table:table-cell>
          <table:table-cell table:formula="of:=[$Sheet1.C1042]/[$Sheet1.C1041]" office:value-type="float" office:value="1.00702641933671" calcext:value-type="float">
            <text:p>1.00702641933671</text:p>
          </table:table-cell>
          <table:table-cell table:formula="of:=[$Sheet1.D1042]/[$Sheet1.D1041]" office:value-type="float" office:value="0.998921932952797" calcext:value-type="float">
            <text:p>0.9989219329527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7/11/2018</text:p>
          </table:table-cell>
          <table:table-cell table:formula="of:=[$Sheet1.C1043]/[$Sheet1.C1042]" office:value-type="float" office:value="0.988277979346916" calcext:value-type="float">
            <text:p>0.988277979346916</text:p>
          </table:table-cell>
          <table:table-cell table:formula="of:=[$Sheet1.D1043]/[$Sheet1.D1042]" office:value-type="float" office:value="0.991326846038116" calcext:value-type="float">
            <text:p>0.9913268460381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7/10/2018</text:p>
          </table:table-cell>
          <table:table-cell table:formula="of:=[$Sheet1.C1044]/[$Sheet1.C1043]" office:value-type="float" office:value="1.01073143179893" calcext:value-type="float">
            <text:p>1.01073143179893</text:p>
          </table:table-cell>
          <table:table-cell table:formula="of:=[$Sheet1.D1044]/[$Sheet1.D1043]" office:value-type="float" office:value="1.00714486557415" calcext:value-type="float">
            <text:p>1.007144865574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7/09/2018</text:p>
          </table:table-cell>
          <table:table-cell table:formula="of:=[$Sheet1.C1045]/[$Sheet1.C1044]" office:value-type="float" office:value="0.991058955015367" calcext:value-type="float">
            <text:p>0.991058955015367</text:p>
          </table:table-cell>
          <table:table-cell table:formula="of:=[$Sheet1.D1045]/[$Sheet1.D1044]" office:value-type="float" office:value="0.996538813962145" calcext:value-type="float">
            <text:p>0.9965388139621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7/06/2018</text:p>
          </table:table-cell>
          <table:table-cell table:formula="of:=[$Sheet1.C1046]/[$Sheet1.C1045]" office:value-type="float" office:value="1.00394699746264" calcext:value-type="float">
            <text:p>1.00394699746264</text:p>
          </table:table-cell>
          <table:table-cell table:formula="of:=[$Sheet1.D1046]/[$Sheet1.D1045]" office:value-type="float" office:value="0.991254126005237" calcext:value-type="float">
            <text:p>0.9912541260052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7/05/2018</text:p>
          </table:table-cell>
          <table:table-cell table:formula="of:=[$Sheet1.C1047]/[$Sheet1.C1046]" office:value-type="float" office:value="0.985678180286437" calcext:value-type="float">
            <text:p>0.985678180286437</text:p>
          </table:table-cell>
          <table:table-cell table:formula="of:=[$Sheet1.D1047]/[$Sheet1.D1046]" office:value-type="float" office:value="0.991590031233921" calcext:value-type="float">
            <text:p>0.9915900312339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7/03/2018</text:p>
          </table:table-cell>
          <table:table-cell table:formula="of:=[$Sheet1.C1048]/[$Sheet1.C1047]" office:value-type="float" office:value="1.0025641025641" calcext:value-type="float">
            <text:p>1.0025641025641</text:p>
          </table:table-cell>
          <table:table-cell table:formula="of:=[$Sheet1.D1048]/[$Sheet1.D1047]" office:value-type="float" office:value="0.991452928988785" calcext:value-type="float">
            <text:p>0.9914529289887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7/02/2018</text:p>
          </table:table-cell>
          <table:table-cell table:formula="of:=[$Sheet1.C1049]/[$Sheet1.C1048]" office:value-type="float" office:value="0.994600738846263" calcext:value-type="float">
            <text:p>0.994600738846263</text:p>
          </table:table-cell>
          <table:table-cell table:formula="of:=[$Sheet1.D1049]/[$Sheet1.D1048]" office:value-type="float" office:value="1.00497195214542" calcext:value-type="float">
            <text:p>1.004971952145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6/29/2018</text:p>
          </table:table-cell>
          <table:table-cell table:formula="of:=[$Sheet1.C1050]/[$Sheet1.C1049]" office:value-type="float" office:value="1.01971428571429" calcext:value-type="float">
            <text:p>1.01971428571429</text:p>
          </table:table-cell>
          <table:table-cell table:formula="of:=[$Sheet1.D1050]/[$Sheet1.D1049]" office:value-type="float" office:value="0.99694136890245" calcext:value-type="float">
            <text:p>0.996941368902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6/28/2018</text:p>
          </table:table-cell>
          <table:table-cell table:formula="of:=[$Sheet1.C1051]/[$Sheet1.C1050]" office:value-type="float" office:value="0.927710843373494" calcext:value-type="float">
            <text:p>0.927710843373494</text:p>
          </table:table-cell>
          <table:table-cell table:formula="of:=[$Sheet1.D1051]/[$Sheet1.D1050]" office:value-type="float" office:value="0.999242192931794" calcext:value-type="float">
            <text:p>0.9992421929317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6/27/2018</text:p>
          </table:table-cell>
          <table:table-cell table:formula="of:=[$Sheet1.C1052]/[$Sheet1.C1051]" office:value-type="float" office:value="0.956810631229236" calcext:value-type="float">
            <text:p>0.956810631229236</text:p>
          </table:table-cell>
          <table:table-cell table:formula="of:=[$Sheet1.D1052]/[$Sheet1.D1051]" office:value-type="float" office:value="0.993859316499221" calcext:value-type="float">
            <text:p>0.9938593164992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6/26/2018</text:p>
          </table:table-cell>
          <table:table-cell table:formula="of:=[$Sheet1.C1053]/[$Sheet1.C1052]" office:value-type="float" office:value="1.01515151515152" calcext:value-type="float">
            <text:p>1.01515151515152</text:p>
          </table:table-cell>
          <table:table-cell table:formula="of:=[$Sheet1.D1053]/[$Sheet1.D1052]" office:value-type="float" office:value="1.00867896711772" calcext:value-type="float">
            <text:p>1.008678967117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6/25/2018</text:p>
          </table:table-cell>
          <table:table-cell table:formula="of:=[$Sheet1.C1054]/[$Sheet1.C1053]" office:value-type="float" office:value="0.972636815920398" calcext:value-type="float">
            <text:p>0.972636815920398</text:p>
          </table:table-cell>
          <table:table-cell table:formula="of:=[$Sheet1.D1054]/[$Sheet1.D1053]" office:value-type="float" office:value="0.99780026881523" calcext:value-type="float">
            <text:p>0.997800268815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6/22/2018</text:p>
          </table:table-cell>
          <table:table-cell table:formula="of:=[$Sheet1.C1055]/[$Sheet1.C1054]" office:value-type="float" office:value="1.01438618925831" calcext:value-type="float">
            <text:p>1.01438618925831</text:p>
          </table:table-cell>
          <table:table-cell table:formula="of:=[$Sheet1.D1055]/[$Sheet1.D1054]" office:value-type="float" office:value="1.01391572539537" calcext:value-type="float">
            <text:p>1.013915725395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6/21/2018</text:p>
          </table:table-cell>
          <table:table-cell table:formula="of:=[$Sheet1.C1056]/[$Sheet1.C1055]" office:value-type="float" office:value="0.985187519697447" calcext:value-type="float">
            <text:p>0.985187519697447</text:p>
          </table:table-cell>
          <table:table-cell table:formula="of:=[$Sheet1.D1056]/[$Sheet1.D1055]" office:value-type="float" office:value="0.998141479846672" calcext:value-type="float">
            <text:p>0.9981414798466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6/20/2018</text:p>
          </table:table-cell>
          <table:table-cell table:formula="of:=[$Sheet1.C1057]/[$Sheet1.C1056]" office:value-type="float" office:value="1.01567498400512" calcext:value-type="float">
            <text:p>1.01567498400512</text:p>
          </table:table-cell>
          <table:table-cell table:formula="of:=[$Sheet1.D1057]/[$Sheet1.D1056]" office:value-type="float" office:value="1.00638601187013" calcext:value-type="float">
            <text:p>1.006386011870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6/19/2018</text:p>
          </table:table-cell>
          <table:table-cell table:formula="of:=[$Sheet1.C1058]/[$Sheet1.C1057]" office:value-type="float" office:value="0.998425196850394" calcext:value-type="float">
            <text:p>0.998425196850394</text:p>
          </table:table-cell>
          <table:table-cell table:formula="of:=[$Sheet1.D1058]/[$Sheet1.D1057]" office:value-type="float" office:value="0.998290765072344" calcext:value-type="float">
            <text:p>0.9982907650723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6/18/2018</text:p>
          </table:table-cell>
          <table:table-cell table:formula="of:=[$Sheet1.C1059]/[$Sheet1.C1058]" office:value-type="float" office:value="1.0192429022082" calcext:value-type="float">
            <text:p>1.0192429022082</text:p>
          </table:table-cell>
          <table:table-cell table:formula="of:=[$Sheet1.D1059]/[$Sheet1.D1058]" office:value-type="float" office:value="1.0040396873948" calcext:value-type="float">
            <text:p>1.00403968739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6/15/2018</text:p>
          </table:table-cell>
          <table:table-cell table:formula="of:=[$Sheet1.C1060]/[$Sheet1.C1059]" office:value-type="float" office:value="0.991333952336738" calcext:value-type="float">
            <text:p>0.991333952336738</text:p>
          </table:table-cell>
          <table:table-cell table:formula="of:=[$Sheet1.D1060]/[$Sheet1.D1059]" office:value-type="float" office:value="1.00213068949977" calcext:value-type="float">
            <text:p>1.002130689499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6/14/2018</text:p>
          </table:table-cell>
          <table:table-cell table:formula="of:=[$Sheet1.C1061]/[$Sheet1.C1060]" office:value-type="float" office:value="1.0177958164221" calcext:value-type="float">
            <text:p>1.0177958164221</text:p>
          </table:table-cell>
          <table:table-cell table:formula="of:=[$Sheet1.D1061]/[$Sheet1.D1060]" office:value-type="float" office:value="1.00101811012858" calcext:value-type="float">
            <text:p>1.001018110128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6/13/2018</text:p>
          </table:table-cell>
          <table:table-cell table:formula="of:=[$Sheet1.C1062]/[$Sheet1.C1061]" office:value-type="float" office:value="0.994171779141104" calcext:value-type="float">
            <text:p>0.994171779141104</text:p>
          </table:table-cell>
          <table:table-cell table:formula="of:=[$Sheet1.D1062]/[$Sheet1.D1061]" office:value-type="float" office:value="0.997534582334528" calcext:value-type="float">
            <text:p>0.9975345823345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6/12/2018</text:p>
          </table:table-cell>
          <table:table-cell table:formula="of:=[$Sheet1.C1063]/[$Sheet1.C1062]" office:value-type="float" office:value="1.00154273372416" calcext:value-type="float">
            <text:p>1.00154273372416</text:p>
          </table:table-cell>
          <table:table-cell table:formula="of:=[$Sheet1.D1063]/[$Sheet1.D1062]" office:value-type="float" office:value="1.0040423255261" calcext:value-type="float">
            <text:p>1.00404232552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6/11/2018</text:p>
          </table:table-cell>
          <table:table-cell table:formula="of:=[$Sheet1.C1064]/[$Sheet1.C1063]" office:value-type="float" office:value="0.993838570548367" calcext:value-type="float">
            <text:p>0.993838570548367</text:p>
          </table:table-cell>
          <table:table-cell table:formula="of:=[$Sheet1.D1064]/[$Sheet1.D1063]" office:value-type="float" office:value="0.998259683872472" calcext:value-type="float">
            <text:p>0.9982596838724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6/08/2018</text:p>
          </table:table-cell>
          <table:table-cell table:formula="of:=[$Sheet1.C1065]/[$Sheet1.C1064]" office:value-type="float" office:value="0.971171729696218" calcext:value-type="float">
            <text:p>0.971171729696218</text:p>
          </table:table-cell>
          <table:table-cell table:formula="of:=[$Sheet1.D1065]/[$Sheet1.D1064]" office:value-type="float" office:value="0.99893242271747" calcext:value-type="float">
            <text:p>0.99893242271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6/07/2018</text:p>
          </table:table-cell>
          <table:table-cell table:formula="of:=[$Sheet1.C1066]/[$Sheet1.C1065]" office:value-type="float" office:value="0.998723268432812" calcext:value-type="float">
            <text:p>0.998723268432812</text:p>
          </table:table-cell>
          <table:table-cell table:formula="of:=[$Sheet1.D1066]/[$Sheet1.D1065]" office:value-type="float" office:value="0.996883804780805" calcext:value-type="float">
            <text:p>0.9968838047808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6/06/2018</text:p>
          </table:table-cell>
          <table:table-cell table:formula="of:=[$Sheet1.C1067]/[$Sheet1.C1066]" office:value-type="float" office:value="0.989773090444231" calcext:value-type="float">
            <text:p>0.989773090444231</text:p>
          </table:table-cell>
          <table:table-cell table:formula="of:=[$Sheet1.D1067]/[$Sheet1.D1066]" office:value-type="float" office:value="1.0007147059779" calcext:value-type="float">
            <text:p>1.00071470597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6/05/2018</text:p>
          </table:table-cell>
          <table:table-cell table:formula="of:=[$Sheet1.C1068]/[$Sheet1.C1067]" office:value-type="float" office:value="1.01711333548595" calcext:value-type="float">
            <text:p>1.01711333548595</text:p>
          </table:table-cell>
          <table:table-cell table:formula="of:=[$Sheet1.D1068]/[$Sheet1.D1067]" office:value-type="float" office:value="0.991505401554638" calcext:value-type="float">
            <text:p>0.9915054015546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6/04/2018</text:p>
          </table:table-cell>
          <table:table-cell table:formula="of:=[$Sheet1.C1069]/[$Sheet1.C1068]" office:value-type="float" office:value="0.98952380952381" calcext:value-type="float">
            <text:p>0.98952380952381</text:p>
          </table:table-cell>
          <table:table-cell table:formula="of:=[$Sheet1.D1069]/[$Sheet1.D1068]" office:value-type="float" office:value="0.999297875436554" calcext:value-type="float">
            <text:p>0.9992978754365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6/01/2018</text:p>
          </table:table-cell>
          <table:table-cell table:formula="of:=[$Sheet1.C1070]/[$Sheet1.C1069]" office:value-type="float" office:value="0.985883862688482" calcext:value-type="float">
            <text:p>0.985883862688482</text:p>
          </table:table-cell>
          <table:table-cell table:formula="of:=[$Sheet1.D1070]/[$Sheet1.D1069]" office:value-type="float" office:value="0.995540378685558" calcext:value-type="float">
            <text:p>0.9955403786855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5/31/2018</text:p>
          </table:table-cell>
          <table:table-cell table:formula="of:=[$Sheet1.C1071]/[$Sheet1.C1070]" office:value-type="float" office:value="1.01106410673609" calcext:value-type="float">
            <text:p>1.01106410673609</text:p>
          </table:table-cell>
          <table:table-cell table:formula="of:=[$Sheet1.D1071]/[$Sheet1.D1070]" office:value-type="float" office:value="0.989267247368921" calcext:value-type="float">
            <text:p>0.9892672473689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5/30/2018</text:p>
          </table:table-cell>
          <table:table-cell table:formula="of:=[$Sheet1.C1072]/[$Sheet1.C1071]" office:value-type="float" office:value="1.00193112327004" calcext:value-type="float">
            <text:p>1.00193112327004</text:p>
          </table:table-cell>
          <table:table-cell table:formula="of:=[$Sheet1.D1072]/[$Sheet1.D1071]" office:value-type="float" office:value="1.00692721983388" calcext:value-type="float">
            <text:p>1.006927219833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5/29/2018</text:p>
          </table:table-cell>
          <table:table-cell table:formula="of:=[$Sheet1.C1073]/[$Sheet1.C1072]" office:value-type="float" office:value="0.982974622550594" calcext:value-type="float">
            <text:p>0.982974622550594</text:p>
          </table:table-cell>
          <table:table-cell table:formula="of:=[$Sheet1.D1073]/[$Sheet1.D1072]" office:value-type="float" office:value="0.987463335303468" calcext:value-type="float">
            <text:p>0.9874633353034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5/25/2018</text:p>
          </table:table-cell>
          <table:table-cell table:formula="of:=[$Sheet1.C1074]/[$Sheet1.C1073]" office:value-type="float" office:value="1.02091503267974" calcext:value-type="float">
            <text:p>1.02091503267974</text:p>
          </table:table-cell>
          <table:table-cell table:formula="of:=[$Sheet1.D1074]/[$Sheet1.D1073]" office:value-type="float" office:value="1.01169949365394" calcext:value-type="float">
            <text:p>1.011699493653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5/24/2018</text:p>
          </table:table-cell>
          <table:table-cell table:formula="of:=[$Sheet1.C1075]/[$Sheet1.C1074]" office:value-type="float" office:value="1.01088348271447" calcext:value-type="float">
            <text:p>1.01088348271447</text:p>
          </table:table-cell>
          <table:table-cell table:formula="of:=[$Sheet1.D1075]/[$Sheet1.D1074]" office:value-type="float" office:value="1.00236281524108" calcext:value-type="float">
            <text:p>1.002362815241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5/23/2018</text:p>
          </table:table-cell>
          <table:table-cell table:formula="of:=[$Sheet1.C1076]/[$Sheet1.C1075]" office:value-type="float" office:value="1.0060164661178" calcext:value-type="float">
            <text:p>1.0060164661178</text:p>
          </table:table-cell>
          <table:table-cell table:formula="of:=[$Sheet1.D1076]/[$Sheet1.D1075]" office:value-type="float" office:value="1.00202730445494" calcext:value-type="float">
            <text:p>1.002027304454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5/22/2018</text:p>
          </table:table-cell>
          <table:table-cell table:formula="of:=[$Sheet1.C1077]/[$Sheet1.C1076]" office:value-type="float" office:value="0.993704752911552" calcext:value-type="float">
            <text:p>0.993704752911552</text:p>
          </table:table-cell>
          <table:table-cell table:formula="of:=[$Sheet1.D1077]/[$Sheet1.D1076]" office:value-type="float" office:value="0.996762143790085" calcext:value-type="float">
            <text:p>0.9967621437900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5/21/2018</text:p>
          </table:table-cell>
          <table:table-cell table:formula="of:=[$Sheet1.C1078]/[$Sheet1.C1077]" office:value-type="float" office:value="1.01171998732974" calcext:value-type="float">
            <text:p>1.01171998732974</text:p>
          </table:table-cell>
          <table:table-cell table:formula="of:=[$Sheet1.D1078]/[$Sheet1.D1077]" office:value-type="float" office:value="1.00314560056379" calcext:value-type="float">
            <text:p>1.003145600563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5/18/2018</text:p>
          </table:table-cell>
          <table:table-cell table:formula="of:=[$Sheet1.C1079]/[$Sheet1.C1078]" office:value-type="float" office:value="1.00688791484033" calcext:value-type="float">
            <text:p>1.00688791484033</text:p>
          </table:table-cell>
          <table:table-cell table:formula="of:=[$Sheet1.D1079]/[$Sheet1.D1078]" office:value-type="float" office:value="0.992667425292992" calcext:value-type="float">
            <text:p>0.9926674252929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5/17/2018</text:p>
          </table:table-cell>
          <table:table-cell table:formula="of:=[$Sheet1.C1080]/[$Sheet1.C1079]" office:value-type="float" office:value="1.02611940298507" calcext:value-type="float">
            <text:p>1.02611940298507</text:p>
          </table:table-cell>
          <table:table-cell table:formula="of:=[$Sheet1.D1080]/[$Sheet1.D1079]" office:value-type="float" office:value="1.00263917404173" calcext:value-type="float">
            <text:p>1.002639174041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5/16/2018</text:p>
          </table:table-cell>
          <table:table-cell table:formula="of:=[$Sheet1.C1081]/[$Sheet1.C1080]" office:value-type="float" office:value="0.990909090909091" calcext:value-type="float">
            <text:p>0.990909090909091</text:p>
          </table:table-cell>
          <table:table-cell table:formula="of:=[$Sheet1.D1081]/[$Sheet1.D1080]" office:value-type="float" office:value="1.00085657670773" calcext:value-type="float">
            <text:p>1.000856576707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5/15/2018</text:p>
          </table:table-cell>
          <table:table-cell table:formula="of:=[$Sheet1.C1082]/[$Sheet1.C1081]" office:value-type="float" office:value="1.01131498470948" calcext:value-type="float">
            <text:p>1.01131498470948</text:p>
          </table:table-cell>
          <table:table-cell table:formula="of:=[$Sheet1.D1082]/[$Sheet1.D1081]" office:value-type="float" office:value="0.995955863447029" calcext:value-type="float">
            <text:p>0.9959558634470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5/14/2018</text:p>
          </table:table-cell>
          <table:table-cell table:formula="of:=[$Sheet1.C1083]/[$Sheet1.C1082]" office:value-type="float" office:value="1.00544299969761" calcext:value-type="float">
            <text:p>1.00544299969761</text:p>
          </table:table-cell>
          <table:table-cell table:formula="of:=[$Sheet1.D1083]/[$Sheet1.D1082]" office:value-type="float" office:value="1.00688930277158" calcext:value-type="float">
            <text:p>1.006889302771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5/11/2018</text:p>
          </table:table-cell>
          <table:table-cell table:formula="of:=[$Sheet1.C1084]/[$Sheet1.C1083]" office:value-type="float" office:value="1.01533834586466" calcext:value-type="float">
            <text:p>1.01533834586466</text:p>
          </table:table-cell>
          <table:table-cell table:formula="of:=[$Sheet1.D1084]/[$Sheet1.D1083]" office:value-type="float" office:value="0.999117258152542" calcext:value-type="float">
            <text:p>0.9991172581525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5/10/2018</text:p>
          </table:table-cell>
          <table:table-cell table:formula="of:=[$Sheet1.C1085]/[$Sheet1.C1084]" office:value-type="float" office:value="0.981042654028436" calcext:value-type="float">
            <text:p>0.981042654028436</text:p>
          </table:table-cell>
          <table:table-cell table:formula="of:=[$Sheet1.D1085]/[$Sheet1.D1084]" office:value-type="float" office:value="0.99829527957415" calcext:value-type="float">
            <text:p>0.998295279574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5/09/2018</text:p>
          </table:table-cell>
          <table:table-cell table:formula="of:=[$Sheet1.C1086]/[$Sheet1.C1085]" office:value-type="float" office:value="0.969504830917874" calcext:value-type="float">
            <text:p>0.969504830917874</text:p>
          </table:table-cell>
          <table:table-cell table:formula="of:=[$Sheet1.D1086]/[$Sheet1.D1085]" office:value-type="float" office:value="0.990716360578318" calcext:value-type="float">
            <text:p>0.9907163605783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5/08/2018</text:p>
          </table:table-cell>
          <table:table-cell table:formula="of:=[$Sheet1.C1087]/[$Sheet1.C1086]" office:value-type="float" office:value="0.97165991902834" calcext:value-type="float">
            <text:p>0.97165991902834</text:p>
          </table:table-cell>
          <table:table-cell table:formula="of:=[$Sheet1.D1087]/[$Sheet1.D1086]" office:value-type="float" office:value="0.990410669473903" calcext:value-type="float">
            <text:p>0.9904106694739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5/07/2018</text:p>
          </table:table-cell>
          <table:table-cell table:formula="of:=[$Sheet1.C1088]/[$Sheet1.C1087]" office:value-type="float" office:value="1.01153846153846" calcext:value-type="float">
            <text:p>1.01153846153846</text:p>
          </table:table-cell>
          <table:table-cell table:formula="of:=[$Sheet1.D1088]/[$Sheet1.D1087]" office:value-type="float" office:value="1.00026572651876" calcext:value-type="float">
            <text:p>1.000265726518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5/04/2018</text:p>
          </table:table-cell>
          <table:table-cell table:formula="of:=[$Sheet1.C1089]/[$Sheet1.C1088]" office:value-type="float" office:value="0.994296577946768" calcext:value-type="float">
            <text:p>0.994296577946768</text:p>
          </table:table-cell>
          <table:table-cell table:formula="of:=[$Sheet1.D1089]/[$Sheet1.D1088]" office:value-type="float" office:value="0.996553956215413" calcext:value-type="float">
            <text:p>0.9965539562154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5/03/2018</text:p>
          </table:table-cell>
          <table:table-cell table:formula="of:=[$Sheet1.C1090]/[$Sheet1.C1089]" office:value-type="float" office:value="0.984703632887189" calcext:value-type="float">
            <text:p>0.984703632887189</text:p>
          </table:table-cell>
          <table:table-cell table:formula="of:=[$Sheet1.D1090]/[$Sheet1.D1089]" office:value-type="float" office:value="0.98735084965946" calcext:value-type="float">
            <text:p>0.987350849659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5/02/2018</text:p>
          </table:table-cell>
          <table:table-cell table:formula="of:=[$Sheet1.C1091]/[$Sheet1.C1090]" office:value-type="float" office:value="0.992556634304207" calcext:value-type="float">
            <text:p>0.992556634304207</text:p>
          </table:table-cell>
          <table:table-cell table:formula="of:=[$Sheet1.D1091]/[$Sheet1.D1090]" office:value-type="float" office:value="1.00225878702376" calcext:value-type="float">
            <text:p>1.002258787023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5/01/2018</text:p>
          </table:table-cell>
          <table:table-cell table:formula="of:=[$Sheet1.C1092]/[$Sheet1.C1091]" office:value-type="float" office:value="0.998369742419302" calcext:value-type="float">
            <text:p>0.998369742419302</text:p>
          </table:table-cell>
          <table:table-cell table:formula="of:=[$Sheet1.D1092]/[$Sheet1.D1091]" office:value-type="float" office:value="1.00725811653204" calcext:value-type="float">
            <text:p>1.007258116532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4/30/2018</text:p>
          </table:table-cell>
          <table:table-cell table:formula="of:=[$Sheet1.C1093]/[$Sheet1.C1092]" office:value-type="float" office:value="0.988569562377531" calcext:value-type="float">
            <text:p>0.988569562377531</text:p>
          </table:table-cell>
          <table:table-cell table:formula="of:=[$Sheet1.D1093]/[$Sheet1.D1092]" office:value-type="float" office:value="0.997457435588368" calcext:value-type="float">
            <text:p>0.9974574355883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4/27/2018</text:p>
          </table:table-cell>
          <table:table-cell table:formula="of:=[$Sheet1.C1094]/[$Sheet1.C1093]" office:value-type="float" office:value="0.984473075652461" calcext:value-type="float">
            <text:p>0.984473075652461</text:p>
          </table:table-cell>
          <table:table-cell table:formula="of:=[$Sheet1.D1094]/[$Sheet1.D1093]" office:value-type="float" office:value="1.00825513113423" calcext:value-type="float">
            <text:p>1.008255131134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4/26/2018</text:p>
          </table:table-cell>
          <table:table-cell table:formula="of:=[$Sheet1.C1095]/[$Sheet1.C1094]" office:value-type="float" office:value="0.987248322147651" calcext:value-type="float">
            <text:p>0.987248322147651</text:p>
          </table:table-cell>
          <table:table-cell table:formula="of:=[$Sheet1.D1095]/[$Sheet1.D1094]" office:value-type="float" office:value="0.998887602952908" calcext:value-type="float">
            <text:p>0.9988876029529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4/25/2018</text:p>
          </table:table-cell>
          <table:table-cell table:formula="of:=[$Sheet1.C1096]/[$Sheet1.C1095]" office:value-type="float" office:value="0.994901427600272" calcext:value-type="float">
            <text:p>0.994901427600272</text:p>
          </table:table-cell>
          <table:table-cell table:formula="of:=[$Sheet1.D1096]/[$Sheet1.D1095]" office:value-type="float" office:value="0.989673558460258" calcext:value-type="float">
            <text:p>0.9896735584602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4/24/2018</text:p>
          </table:table-cell>
          <table:table-cell table:formula="of:=[$Sheet1.C1097]/[$Sheet1.C1096]" office:value-type="float" office:value="1.00409976084728" calcext:value-type="float">
            <text:p>1.00409976084728</text:p>
          </table:table-cell>
          <table:table-cell table:formula="of:=[$Sheet1.D1097]/[$Sheet1.D1096]" office:value-type="float" office:value="0.998166249905281" calcext:value-type="float">
            <text:p>0.9981662499052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4/23/2018</text:p>
          </table:table-cell>
          <table:table-cell table:formula="of:=[$Sheet1.C1098]/[$Sheet1.C1097]" office:value-type="float" office:value="1.05512078938414" calcext:value-type="float">
            <text:p>1.05512078938414</text:p>
          </table:table-cell>
          <table:table-cell table:formula="of:=[$Sheet1.D1098]/[$Sheet1.D1097]" office:value-type="float" office:value="1.01356203692457" calcext:value-type="float">
            <text:p>1.013562036924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4/20/2018</text:p>
          </table:table-cell>
          <table:table-cell table:formula="of:=[$Sheet1.C1099]/[$Sheet1.C1098]" office:value-type="float" office:value="1.0064495324089" calcext:value-type="float">
            <text:p>1.0064495324089</text:p>
          </table:table-cell>
          <table:table-cell table:formula="of:=[$Sheet1.D1099]/[$Sheet1.D1098]" office:value-type="float" office:value="0.99994382632598" calcext:value-type="float">
            <text:p>0.999943826325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4/19/2018</text:p>
          </table:table-cell>
          <table:table-cell table:formula="of:=[$Sheet1.C1100]/[$Sheet1.C1099]" office:value-type="float" office:value="1.02467157962192" calcext:value-type="float">
            <text:p>1.02467157962192</text:p>
          </table:table-cell>
          <table:table-cell table:formula="of:=[$Sheet1.D1100]/[$Sheet1.D1099]" office:value-type="float" office:value="1.00861003542885" calcext:value-type="float">
            <text:p>1.008610035428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4/18/2018</text:p>
          </table:table-cell>
          <table:table-cell table:formula="of:=[$Sheet1.C1101]/[$Sheet1.C1100]" office:value-type="float" office:value="1.03502188868043" calcext:value-type="float">
            <text:p>1.03502188868043</text:p>
          </table:table-cell>
          <table:table-cell table:formula="of:=[$Sheet1.D1101]/[$Sheet1.D1100]" office:value-type="float" office:value="1.00575909814974" calcext:value-type="float">
            <text:p>1.005759098149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4/17/2018</text:p>
          </table:table-cell>
          <table:table-cell table:formula="of:=[$Sheet1.C1102]/[$Sheet1.C1101]" office:value-type="float" office:value="0.996374622356495" calcext:value-type="float">
            <text:p>0.996374622356495</text:p>
          </table:table-cell>
          <table:table-cell table:formula="of:=[$Sheet1.D1102]/[$Sheet1.D1101]" office:value-type="float" office:value="0.99916932482722" calcext:value-type="float">
            <text:p>0.999169324827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4/16/2018</text:p>
          </table:table-cell>
          <table:table-cell table:formula="of:=[$Sheet1.C1103]/[$Sheet1.C1102]" office:value-type="float" office:value="0.988174651303821" calcext:value-type="float">
            <text:p>0.988174651303821</text:p>
          </table:table-cell>
          <table:table-cell table:formula="of:=[$Sheet1.D1103]/[$Sheet1.D1102]" office:value-type="float" office:value="0.989450892147843" calcext:value-type="float">
            <text:p>0.9894508921478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4/13/2018</text:p>
          </table:table-cell>
          <table:table-cell table:formula="of:=[$Sheet1.C1104]/[$Sheet1.C1103]" office:value-type="float" office:value="0.983737342743173" calcext:value-type="float">
            <text:p>0.983737342743173</text:p>
          </table:table-cell>
          <table:table-cell table:formula="of:=[$Sheet1.D1104]/[$Sheet1.D1103]" office:value-type="float" office:value="0.991956203507304" calcext:value-type="float">
            <text:p>0.9919562035073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4/12/2018</text:p>
          </table:table-cell>
          <table:table-cell table:formula="of:=[$Sheet1.C1105]/[$Sheet1.C1104]" office:value-type="float" office:value="0.996568933250156" calcext:value-type="float">
            <text:p>0.996568933250156</text:p>
          </table:table-cell>
          <table:table-cell table:formula="of:=[$Sheet1.D1105]/[$Sheet1.D1104]" office:value-type="float" office:value="1.00289500432933" calcext:value-type="float">
            <text:p>1.002895004329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4/11/2018</text:p>
          </table:table-cell>
          <table:table-cell table:formula="of:=[$Sheet1.C1106]/[$Sheet1.C1105]" office:value-type="float" office:value="0.998435054773083" calcext:value-type="float">
            <text:p>0.998435054773083</text:p>
          </table:table-cell>
          <table:table-cell table:formula="of:=[$Sheet1.D1106]/[$Sheet1.D1105]" office:value-type="float" office:value="0.991816786099047" calcext:value-type="float">
            <text:p>0.9918167860990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4/10/2018</text:p>
          </table:table-cell>
          <table:table-cell table:formula="of:=[$Sheet1.C1107]/[$Sheet1.C1106]" office:value-type="float" office:value="1.00595611285266" calcext:value-type="float">
            <text:p>1.00595611285266</text:p>
          </table:table-cell>
          <table:table-cell table:formula="of:=[$Sheet1.D1107]/[$Sheet1.D1106]" office:value-type="float" office:value="1.00555599710846" calcext:value-type="float">
            <text:p>1.005555997108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4/09/2018</text:p>
          </table:table-cell>
          <table:table-cell table:formula="of:=[$Sheet1.C1108]/[$Sheet1.C1107]" office:value-type="float" office:value="0.985353692739171" calcext:value-type="float">
            <text:p>0.985353692739171</text:p>
          </table:table-cell>
          <table:table-cell table:formula="of:=[$Sheet1.D1108]/[$Sheet1.D1107]" office:value-type="float" office:value="0.983548310606089" calcext:value-type="float">
            <text:p>0.9835483106060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4/06/2018</text:p>
          </table:table-cell>
          <table:table-cell table:formula="of:=[$Sheet1.C1109]/[$Sheet1.C1108]" office:value-type="float" office:value="0.987666034155598" calcext:value-type="float">
            <text:p>0.987666034155598</text:p>
          </table:table-cell>
          <table:table-cell table:formula="of:=[$Sheet1.D1109]/[$Sheet1.D1108]" office:value-type="float" office:value="0.996674524330695" calcext:value-type="float">
            <text:p>0.9966745243306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4/05/2018</text:p>
          </table:table-cell>
          <table:table-cell table:formula="of:=[$Sheet1.C1110]/[$Sheet1.C1109]" office:value-type="float" office:value="1.00832532821005" calcext:value-type="float">
            <text:p>1.00832532821005</text:p>
          </table:table-cell>
          <table:table-cell table:formula="of:=[$Sheet1.D1110]/[$Sheet1.D1109]" office:value-type="float" office:value="1.02241146951203" calcext:value-type="float">
            <text:p>1.022411469512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4/04/2018</text:p>
          </table:table-cell>
          <table:table-cell table:formula="of:=[$Sheet1.C1111]/[$Sheet1.C1110]" office:value-type="float" office:value="0.980946332168942" calcext:value-type="float">
            <text:p>0.980946332168942</text:p>
          </table:table-cell>
          <table:table-cell table:formula="of:=[$Sheet1.D1111]/[$Sheet1.D1110]" office:value-type="float" office:value="0.993183968995509" calcext:value-type="float">
            <text:p>0.9931839689955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4/03/2018</text:p>
          </table:table-cell>
          <table:table-cell table:formula="of:=[$Sheet1.C1112]/[$Sheet1.C1111]" office:value-type="float" office:value="0.981223696989317" calcext:value-type="float">
            <text:p>0.981223696989317</text:p>
          </table:table-cell>
          <table:table-cell table:formula="of:=[$Sheet1.D1112]/[$Sheet1.D1111]" office:value-type="float" office:value="0.988565767632501" calcext:value-type="float">
            <text:p>0.9885657676325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4/02/2018</text:p>
          </table:table-cell>
          <table:table-cell table:formula="of:=[$Sheet1.C1113]/[$Sheet1.C1112]" office:value-type="float" office:value="1.00923787528868" calcext:value-type="float">
            <text:p>1.00923787528868</text:p>
          </table:table-cell>
          <table:table-cell table:formula="of:=[$Sheet1.D1113]/[$Sheet1.D1112]" office:value-type="float" office:value="0.987542312914762" calcext:value-type="float">
            <text:p>0.9875423129147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3/29/2018</text:p>
          </table:table-cell>
          <table:table-cell table:formula="of:=[$Sheet1.C1114]/[$Sheet1.C1113]" office:value-type="float" office:value="1.02876757110167" calcext:value-type="float">
            <text:p>1.02876757110167</text:p>
          </table:table-cell>
          <table:table-cell table:formula="of:=[$Sheet1.D1114]/[$Sheet1.D1113]" office:value-type="float" office:value="1.0228476923792" calcext:value-type="float">
            <text:p>1.02284769237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3/28/2018</text:p>
          </table:table-cell>
          <table:table-cell table:formula="of:=[$Sheet1.C1115]/[$Sheet1.C1114]" office:value-type="float" office:value="0.964728312678742" calcext:value-type="float">
            <text:p>0.964728312678742</text:p>
          </table:table-cell>
          <table:table-cell table:formula="of:=[$Sheet1.D1115]/[$Sheet1.D1114]" office:value-type="float" office:value="0.986417354886837" calcext:value-type="float">
            <text:p>0.9864173548868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3/27/2018</text:p>
          </table:table-cell>
          <table:table-cell table:formula="of:=[$Sheet1.C1116]/[$Sheet1.C1115]" office:value-type="float" office:value="1.00263504611331" calcext:value-type="float">
            <text:p>1.00263504611331</text:p>
          </table:table-cell>
          <table:table-cell table:formula="of:=[$Sheet1.D1116]/[$Sheet1.D1115]" office:value-type="float" office:value="1.00292514395393" calcext:value-type="float">
            <text:p>1.002925143953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3/26/2018</text:p>
          </table:table-cell>
          <table:table-cell table:formula="of:=[$Sheet1.C1117]/[$Sheet1.C1116]" office:value-type="float" office:value="0.983902759526938" calcext:value-type="float">
            <text:p>0.983902759526938</text:p>
          </table:table-cell>
          <table:table-cell table:formula="of:=[$Sheet1.D1117]/[$Sheet1.D1116]" office:value-type="float" office:value="1.01758005373916" calcext:value-type="float">
            <text:p>1.017580053739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3/23/2018</text:p>
          </table:table-cell>
          <table:table-cell table:formula="of:=[$Sheet1.C1118]/[$Sheet1.C1117]" office:value-type="float" office:value="0.998664440734558" calcext:value-type="float">
            <text:p>0.998664440734558</text:p>
          </table:table-cell>
          <table:table-cell table:formula="of:=[$Sheet1.D1118]/[$Sheet1.D1117]" office:value-type="float" office:value="0.973560775610765" calcext:value-type="float">
            <text:p>0.9735607756107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3/22/2018</text:p>
          </table:table-cell>
          <table:table-cell table:formula="of:=[$Sheet1.C1119]/[$Sheet1.C1118]" office:value-type="float" office:value="1.02407221664995" calcext:value-type="float">
            <text:p>1.02407221664995</text:p>
          </table:table-cell>
          <table:table-cell table:formula="of:=[$Sheet1.D1119]/[$Sheet1.D1118]" office:value-type="float" office:value="1.02141593193883" calcext:value-type="float">
            <text:p>1.021415931938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3/21/2018</text:p>
          </table:table-cell>
          <table:table-cell table:formula="of:=[$Sheet1.C1120]/[$Sheet1.C1119]" office:value-type="float" office:value="1.01632386549135" calcext:value-type="float">
            <text:p>1.01632386549135</text:p>
          </table:table-cell>
          <table:table-cell table:formula="of:=[$Sheet1.D1120]/[$Sheet1.D1119]" office:value-type="float" office:value="1.02581240614444" calcext:value-type="float">
            <text:p>1.025812406144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3/20/2018</text:p>
          </table:table-cell>
          <table:table-cell table:formula="of:=[$Sheet1.C1121]/[$Sheet1.C1120]" office:value-type="float" office:value="0.961451975586251" calcext:value-type="float">
            <text:p>0.961451975586251</text:p>
          </table:table-cell>
          <table:table-cell table:formula="of:=[$Sheet1.D1121]/[$Sheet1.D1120]" office:value-type="float" office:value="1.00184739281619" calcext:value-type="float">
            <text:p>1.001847392816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3/19/2018</text:p>
          </table:table-cell>
          <table:table-cell table:formula="of:=[$Sheet1.C1122]/[$Sheet1.C1121]" office:value-type="float" office:value="1.02572669562312" calcext:value-type="float">
            <text:p>1.02572669562312</text:p>
          </table:table-cell>
          <table:table-cell table:formula="of:=[$Sheet1.D1122]/[$Sheet1.D1121]" office:value-type="float" office:value="0.99852039426708" calcext:value-type="float">
            <text:p>0.998520394267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3/16/2018</text:p>
          </table:table-cell>
          <table:table-cell table:formula="of:=[$Sheet1.C1123]/[$Sheet1.C1122]" office:value-type="float" office:value="1.02736156351792" calcext:value-type="float">
            <text:p>1.02736156351792</text:p>
          </table:table-cell>
          <table:table-cell table:formula="of:=[$Sheet1.D1123]/[$Sheet1.D1122]" office:value-type="float" office:value="1.01440882886337" calcext:value-type="float">
            <text:p>1.014408828863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3/15/2018</text:p>
          </table:table-cell>
          <table:table-cell table:formula="of:=[$Sheet1.C1124]/[$Sheet1.C1123]" office:value-type="float" office:value="0.997463538363982" calcext:value-type="float">
            <text:p>0.997463538363982</text:p>
          </table:table-cell>
          <table:table-cell table:formula="of:=[$Sheet1.D1124]/[$Sheet1.D1123]" office:value-type="float" office:value="0.998299424784067" calcext:value-type="float">
            <text:p>0.9982994247840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3/14/2018</text:p>
          </table:table-cell>
          <table:table-cell table:formula="of:=[$Sheet1.C1125]/[$Sheet1.C1124]" office:value-type="float" office:value="1.0518118245391" calcext:value-type="float">
            <text:p>1.0518118245391</text:p>
          </table:table-cell>
          <table:table-cell table:formula="of:=[$Sheet1.D1125]/[$Sheet1.D1124]" office:value-type="float" office:value="1.00078257799391" calcext:value-type="float">
            <text:p>1.000782577993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3/13/2018</text:p>
          </table:table-cell>
          <table:table-cell table:formula="of:=[$Sheet1.C1126]/[$Sheet1.C1125]" office:value-type="float" office:value="0.993955877908734" calcext:value-type="float">
            <text:p>0.993955877908734</text:p>
          </table:table-cell>
          <table:table-cell table:formula="of:=[$Sheet1.D1126]/[$Sheet1.D1125]" office:value-type="float" office:value="1.00575745231826" calcext:value-type="float">
            <text:p>1.005757452318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3/12/2018</text:p>
          </table:table-cell>
          <table:table-cell table:formula="of:=[$Sheet1.C1127]/[$Sheet1.C1126]" office:value-type="float" office:value="0.993006993006993" calcext:value-type="float">
            <text:p>0.993006993006993</text:p>
          </table:table-cell>
          <table:table-cell table:formula="of:=[$Sheet1.D1127]/[$Sheet1.D1126]" office:value-type="float" office:value="1.00640434526328" calcext:value-type="float">
            <text:p>1.006404345263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3/09/2018</text:p>
          </table:table-cell>
          <table:table-cell table:formula="of:=[$Sheet1.C1128]/[$Sheet1.C1127]" office:value-type="float" office:value="0.980097979179424" calcext:value-type="float">
            <text:p>0.980097979179424</text:p>
          </table:table-cell>
          <table:table-cell table:formula="of:=[$Sheet1.D1128]/[$Sheet1.D1127]" office:value-type="float" office:value="1.00127559270145" calcext:value-type="float">
            <text:p>1.001275592701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3/08/2018</text:p>
          </table:table-cell>
          <table:table-cell table:formula="of:=[$Sheet1.C1129]/[$Sheet1.C1128]" office:value-type="float" office:value="0.995938769134645" calcext:value-type="float">
            <text:p>0.995938769134645</text:p>
          </table:table-cell>
          <table:table-cell table:formula="of:=[$Sheet1.D1129]/[$Sheet1.D1128]" office:value-type="float" office:value="0.982918067732014" calcext:value-type="float">
            <text:p>0.9829180677320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3/07/2018</text:p>
          </table:table-cell>
          <table:table-cell table:formula="of:=[$Sheet1.C1130]/[$Sheet1.C1129]" office:value-type="float" office:value="0.985884567126725" calcext:value-type="float">
            <text:p>0.985884567126725</text:p>
          </table:table-cell>
          <table:table-cell table:formula="of:=[$Sheet1.D1130]/[$Sheet1.D1129]" office:value-type="float" office:value="0.995556723877954" calcext:value-type="float">
            <text:p>0.9955567238779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3/06/2018</text:p>
          </table:table-cell>
          <table:table-cell table:formula="of:=[$Sheet1.C1131]/[$Sheet1.C1130]" office:value-type="float" office:value="1.010817690105" calcext:value-type="float">
            <text:p>1.010817690105</text:p>
          </table:table-cell>
          <table:table-cell table:formula="of:=[$Sheet1.D1131]/[$Sheet1.D1130]" office:value-type="float" office:value="1.00048408390788" calcext:value-type="float">
            <text:p>1.000484083907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3/05/2018</text:p>
          </table:table-cell>
          <table:table-cell table:formula="of:=[$Sheet1.C1132]/[$Sheet1.C1131]" office:value-type="float" office:value="0.993704752911552" calcext:value-type="float">
            <text:p>0.993704752911552</text:p>
          </table:table-cell>
          <table:table-cell table:formula="of:=[$Sheet1.D1132]/[$Sheet1.D1131]" office:value-type="float" office:value="0.997368150961101" calcext:value-type="float">
            <text:p>0.9973681509611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3/02/2018</text:p>
          </table:table-cell>
          <table:table-cell table:formula="of:=[$Sheet1.C1133]/[$Sheet1.C1132]" office:value-type="float" office:value="0.997149192271144" calcext:value-type="float">
            <text:p>0.997149192271144</text:p>
          </table:table-cell>
          <table:table-cell table:formula="of:=[$Sheet1.D1133]/[$Sheet1.D1132]" office:value-type="float" office:value="0.989088329768389" calcext:value-type="float">
            <text:p>0.9890883297683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3/01/2018</text:p>
          </table:table-cell>
          <table:table-cell table:formula="of:=[$Sheet1.C1134]/[$Sheet1.C1133]" office:value-type="float" office:value="1.01048284625159" calcext:value-type="float">
            <text:p>1.01048284625159</text:p>
          </table:table-cell>
          <table:table-cell table:formula="of:=[$Sheet1.D1134]/[$Sheet1.D1133]" office:value-type="float" office:value="0.994954017649791" calcext:value-type="float">
            <text:p>0.9949540176497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2/28/2018</text:p>
          </table:table-cell>
          <table:table-cell table:formula="of:=[$Sheet1.C1135]/[$Sheet1.C1134]" office:value-type="float" office:value="1.0003143665514" calcext:value-type="float">
            <text:p>1.0003143665514</text:p>
          </table:table-cell>
          <table:table-cell table:formula="of:=[$Sheet1.D1135]/[$Sheet1.D1134]" office:value-type="float" office:value="1.01350427797301" calcext:value-type="float">
            <text:p>1.013504277973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2/27/2018</text:p>
          </table:table-cell>
          <table:table-cell table:formula="of:=[$Sheet1.C1136]/[$Sheet1.C1135]" office:value-type="float" office:value="1.036769327467" calcext:value-type="float">
            <text:p>1.036769327467</text:p>
          </table:table-cell>
          <table:table-cell table:formula="of:=[$Sheet1.D1136]/[$Sheet1.D1135]" office:value-type="float" office:value="1.01122030488277" calcext:value-type="float">
            <text:p>1.011220304882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2/26/2018</text:p>
          </table:table-cell>
          <table:table-cell table:formula="of:=[$Sheet1.C1137]/[$Sheet1.C1136]" office:value-type="float" office:value="1.02819036071537" calcext:value-type="float">
            <text:p>1.02819036071537</text:p>
          </table:table-cell>
          <table:table-cell table:formula="of:=[$Sheet1.D1137]/[$Sheet1.D1136]" office:value-type="float" office:value="1.0128704068098" calcext:value-type="float">
            <text:p>1.01287040680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2/23/2018</text:p>
          </table:table-cell>
          <table:table-cell table:formula="of:=[$Sheet1.C1138]/[$Sheet1.C1137]" office:value-type="float" office:value="0.995283018867924" calcext:value-type="float">
            <text:p>0.995283018867924</text:p>
          </table:table-cell>
          <table:table-cell table:formula="of:=[$Sheet1.D1138]/[$Sheet1.D1137]" office:value-type="float" office:value="0.988379622967334" calcext:value-type="float">
            <text:p>0.9883796229673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2/22/2018</text:p>
          </table:table-cell>
          <table:table-cell table:formula="of:=[$Sheet1.C1139]/[$Sheet1.C1138]" office:value-type="float" office:value="0.991706161137441" calcext:value-type="float">
            <text:p>0.991706161137441</text:p>
          </table:table-cell>
          <table:table-cell table:formula="of:=[$Sheet1.D1139]/[$Sheet1.D1138]" office:value-type="float" office:value="0.984224511338405" calcext:value-type="float">
            <text:p>0.9842245113384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2/21/2018</text:p>
          </table:table-cell>
          <table:table-cell table:formula="of:=[$Sheet1.C1140]/[$Sheet1.C1139]" office:value-type="float" office:value="1.01881720430108" calcext:value-type="float">
            <text:p>1.01881720430108</text:p>
          </table:table-cell>
          <table:table-cell table:formula="of:=[$Sheet1.D1140]/[$Sheet1.D1139]" office:value-type="float" office:value="0.999027352475628" calcext:value-type="float">
            <text:p>0.9990273524756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2/20/2018</text:p>
          </table:table-cell>
          <table:table-cell table:formula="of:=[$Sheet1.C1141]/[$Sheet1.C1140]" office:value-type="float" office:value="0.999120492524186" calcext:value-type="float">
            <text:p>0.999120492524186</text:p>
          </table:table-cell>
          <table:table-cell table:formula="of:=[$Sheet1.D1141]/[$Sheet1.D1140]" office:value-type="float" office:value="1.00552690711612" calcext:value-type="float">
            <text:p>1.005526907116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2/16/2018</text:p>
          </table:table-cell>
          <table:table-cell table:formula="of:=[$Sheet1.C1142]/[$Sheet1.C1141]" office:value-type="float" office:value="1.00557511737089" calcext:value-type="float">
            <text:p>1.00557511737089</text:p>
          </table:table-cell>
          <table:table-cell table:formula="of:=[$Sheet1.D1142]/[$Sheet1.D1141]" office:value-type="float" office:value="1.00587572618232" calcext:value-type="float">
            <text:p>1.005875726182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2/15/2018</text:p>
          </table:table-cell>
          <table:table-cell table:formula="of:=[$Sheet1.C1143]/[$Sheet1.C1142]" office:value-type="float" office:value="1.00817041143858" calcext:value-type="float">
            <text:p>1.00817041143858</text:p>
          </table:table-cell>
          <table:table-cell table:formula="of:=[$Sheet1.D1143]/[$Sheet1.D1142]" office:value-type="float" office:value="0.999626677207545" calcext:value-type="float">
            <text:p>0.9996266772075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2/14/2018</text:p>
          </table:table-cell>
          <table:table-cell table:formula="of:=[$Sheet1.C1144]/[$Sheet1.C1143]" office:value-type="float" office:value="0.992764109985528" calcext:value-type="float">
            <text:p>0.992764109985528</text:p>
          </table:table-cell>
          <table:table-cell table:formula="of:=[$Sheet1.D1144]/[$Sheet1.D1143]" office:value-type="float" office:value="0.988074838898653" calcext:value-type="float">
            <text:p>0.9880748388986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2/13/2018</text:p>
          </table:table-cell>
          <table:table-cell table:formula="of:=[$Sheet1.C1145]/[$Sheet1.C1144]" office:value-type="float" office:value="1.02128279883382" calcext:value-type="float">
            <text:p>1.02128279883382</text:p>
          </table:table-cell>
          <table:table-cell table:formula="of:=[$Sheet1.D1145]/[$Sheet1.D1144]" office:value-type="float" office:value="0.986774770902273" calcext:value-type="float">
            <text:p>0.9867747709022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2/12/2018</text:p>
          </table:table-cell>
          <table:table-cell table:formula="of:=[$Sheet1.C1146]/[$Sheet1.C1145]" office:value-type="float" office:value="0.991435912075364" calcext:value-type="float">
            <text:p>0.991435912075364</text:p>
          </table:table-cell>
          <table:table-cell table:formula="of:=[$Sheet1.D1146]/[$Sheet1.D1145]" office:value-type="float" office:value="0.997393857916438" calcext:value-type="float">
            <text:p>0.9973938579164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2/09/2018</text:p>
          </table:table-cell>
          <table:table-cell table:formula="of:=[$Sheet1.C1147]/[$Sheet1.C1146]" office:value-type="float" office:value="0.979556579326231" calcext:value-type="float">
            <text:p>0.979556579326231</text:p>
          </table:table-cell>
          <table:table-cell table:formula="of:=[$Sheet1.D1147]/[$Sheet1.D1146]" office:value-type="float" office:value="0.986276355421687" calcext:value-type="float">
            <text:p>0.9862763554216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2/08/2018</text:p>
          </table:table-cell>
          <table:table-cell table:formula="of:=[$Sheet1.C1148]/[$Sheet1.C1147]" office:value-type="float" office:value="1.00940623162845" calcext:value-type="float">
            <text:p>1.00940623162845</text:p>
          </table:table-cell>
          <table:table-cell table:formula="of:=[$Sheet1.D1148]/[$Sheet1.D1147]" office:value-type="float" office:value="0.985283731938692" calcext:value-type="float">
            <text:p>0.9852837319386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2/07/2018</text:p>
          </table:table-cell>
          <table:table-cell table:formula="of:=[$Sheet1.C1149]/[$Sheet1.C1148]" office:value-type="float" office:value="1.02387885847408" calcext:value-type="float">
            <text:p>1.02387885847408</text:p>
          </table:table-cell>
          <table:table-cell table:formula="of:=[$Sheet1.D1149]/[$Sheet1.D1148]" office:value-type="float" office:value="1.03900038744673" calcext:value-type="float">
            <text:p>1.039000387446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2/06/2018</text:p>
          </table:table-cell>
          <table:table-cell table:formula="of:=[$Sheet1.C1150]/[$Sheet1.C1149]" office:value-type="float" office:value="0.996587030716724" calcext:value-type="float">
            <text:p>0.996587030716724</text:p>
          </table:table-cell>
          <table:table-cell table:formula="of:=[$Sheet1.D1150]/[$Sheet1.D1149]" office:value-type="float" office:value="1.00502673717026" calcext:value-type="float">
            <text:p>1.005026737170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2/05/2018</text:p>
          </table:table-cell>
          <table:table-cell table:formula="of:=[$Sheet1.C1151]/[$Sheet1.C1150]" office:value-type="float" office:value="0.98087899543379" calcext:value-type="float">
            <text:p>0.98087899543379</text:p>
          </table:table-cell>
          <table:table-cell table:formula="of:=[$Sheet1.D1151]/[$Sheet1.D1150]" office:value-type="float" office:value="0.982858033348917" calcext:value-type="float">
            <text:p>0.9828580333489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2/02/2018</text:p>
          </table:table-cell>
          <table:table-cell table:formula="of:=[$Sheet1.C1152]/[$Sheet1.C1151]" office:value-type="float" office:value="1.00960139656677" calcext:value-type="float">
            <text:p>1.00960139656677</text:p>
          </table:table-cell>
          <table:table-cell table:formula="of:=[$Sheet1.D1152]/[$Sheet1.D1151]" office:value-type="float" office:value="1.04273029966704" calcext:value-type="float">
            <text:p>1.042730299667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2/01/2018</text:p>
          </table:table-cell>
          <table:table-cell table:formula="of:=[$Sheet1.C1153]/[$Sheet1.C1152]" office:value-type="float" office:value="1.03342939481268" calcext:value-type="float">
            <text:p>1.03342939481268</text:p>
          </table:table-cell>
          <table:table-cell table:formula="of:=[$Sheet1.D1153]/[$Sheet1.D1152]" office:value-type="float" office:value="1.02166806051851" calcext:value-type="float">
            <text:p>1.021668060518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1/31/2018</text:p>
          </table:table-cell>
          <table:table-cell table:formula="of:=[$Sheet1.C1154]/[$Sheet1.C1153]" office:value-type="float" office:value="1.02147239263804" calcext:value-type="float">
            <text:p>1.02147239263804</text:p>
          </table:table-cell>
          <table:table-cell table:formula="of:=[$Sheet1.D1154]/[$Sheet1.D1153]" office:value-type="float" office:value="1.00064848085387" calcext:value-type="float">
            <text:p>1.000648480853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1/30/2018</text:p>
          </table:table-cell>
          <table:table-cell table:formula="of:=[$Sheet1.C1155]/[$Sheet1.C1154]" office:value-type="float" office:value="1.004914004914" calcext:value-type="float">
            <text:p>1.004914004914</text:p>
          </table:table-cell>
          <table:table-cell table:formula="of:=[$Sheet1.D1155]/[$Sheet1.D1154]" office:value-type="float" office:value="0.999511298564705" calcext:value-type="float">
            <text:p>0.9995112985647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1/29/2018</text:p>
          </table:table-cell>
          <table:table-cell table:formula="of:=[$Sheet1.C1156]/[$Sheet1.C1155]" office:value-type="float" office:value="1.02091822874219" calcext:value-type="float">
            <text:p>1.02091822874219</text:p>
          </table:table-cell>
          <table:table-cell table:formula="of:=[$Sheet1.D1156]/[$Sheet1.D1155]" office:value-type="float" office:value="1.01101887380732" calcext:value-type="float">
            <text:p>1.011018873807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1/26/2018</text:p>
          </table:table-cell>
          <table:table-cell table:formula="of:=[$Sheet1.C1157]/[$Sheet1.C1156]" office:value-type="float" office:value="1.01623203831825" calcext:value-type="float">
            <text:p>1.01623203831825</text:p>
          </table:table-cell>
          <table:table-cell table:formula="of:=[$Sheet1.D1157]/[$Sheet1.D1156]" office:value-type="float" office:value="1.00677757023757" calcext:value-type="float">
            <text:p>1.006777570237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1/25/2018</text:p>
          </table:table-cell>
          <table:table-cell table:formula="of:=[$Sheet1.C1158]/[$Sheet1.C1157]" office:value-type="float" office:value="1.01125949201362" calcext:value-type="float">
            <text:p>1.01125949201362</text:p>
          </table:table-cell>
          <table:table-cell table:formula="of:=[$Sheet1.D1158]/[$Sheet1.D1157]" office:value-type="float" office:value="0.988297416868845" calcext:value-type="float">
            <text:p>0.9882974168688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1/24/2018</text:p>
          </table:table-cell>
          <table:table-cell table:formula="of:=[$Sheet1.C1159]/[$Sheet1.C1158]" office:value-type="float" office:value="1.02278612118074" calcext:value-type="float">
            <text:p>1.02278612118074</text:p>
          </table:table-cell>
          <table:table-cell table:formula="of:=[$Sheet1.D1159]/[$Sheet1.D1158]" office:value-type="float" office:value="0.999397728273312" calcext:value-type="float">
            <text:p>0.9993977282733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1/23/2018</text:p>
          </table:table-cell>
          <table:table-cell table:formula="of:=[$Sheet1.C1160]/[$Sheet1.C1159]" office:value-type="float" office:value="0.999746835443038" calcext:value-type="float">
            <text:p>0.999746835443038</text:p>
          </table:table-cell>
          <table:table-cell table:formula="of:=[$Sheet1.D1160]/[$Sheet1.D1159]" office:value-type="float" office:value="1.00056034452378" calcext:value-type="float">
            <text:p>1.000560344523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1/22/2018</text:p>
          </table:table-cell>
          <table:table-cell table:formula="of:=[$Sheet1.C1161]/[$Sheet1.C1160]" office:value-type="float" office:value="1.00379842998227" calcext:value-type="float">
            <text:p>1.00379842998227</text:p>
          </table:table-cell>
          <table:table-cell table:formula="of:=[$Sheet1.D1161]/[$Sheet1.D1160]" office:value-type="float" office:value="0.997830321260386" calcext:value-type="float">
            <text:p>0.9978303212603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1/19/2018</text:p>
          </table:table-cell>
          <table:table-cell table:formula="of:=[$Sheet1.C1162]/[$Sheet1.C1161]" office:value-type="float" office:value="0.993693239152371" calcext:value-type="float">
            <text:p>0.993693239152371</text:p>
          </table:table-cell>
          <table:table-cell table:formula="of:=[$Sheet1.D1162]/[$Sheet1.D1161]" office:value-type="float" office:value="0.991997797364603" calcext:value-type="float">
            <text:p>0.9919977973646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1/18/2018</text:p>
          </table:table-cell>
          <table:table-cell table:formula="of:=[$Sheet1.C1163]/[$Sheet1.C1162]" office:value-type="float" office:value="1.00837776085301" calcext:value-type="float">
            <text:p>1.00837776085301</text:p>
          </table:table-cell>
          <table:table-cell table:formula="of:=[$Sheet1.D1163]/[$Sheet1.D1162]" office:value-type="float" office:value="0.995633918087037" calcext:value-type="float">
            <text:p>0.9956339180870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1/17/2018</text:p>
          </table:table-cell>
          <table:table-cell table:formula="of:=[$Sheet1.C1164]/[$Sheet1.C1163]" office:value-type="float" office:value="1.00226586102719" calcext:value-type="float">
            <text:p>1.00226586102719</text:p>
          </table:table-cell>
          <table:table-cell table:formula="of:=[$Sheet1.D1164]/[$Sheet1.D1163]" office:value-type="float" office:value="1.00161899622234" calcext:value-type="float">
            <text:p>1.001618996222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1/16/2018</text:p>
          </table:table-cell>
          <table:table-cell table:formula="of:=[$Sheet1.C1165]/[$Sheet1.C1164]" office:value-type="float" office:value="0.999246420497362" calcext:value-type="float">
            <text:p>0.999246420497362</text:p>
          </table:table-cell>
          <table:table-cell table:formula="of:=[$Sheet1.D1165]/[$Sheet1.D1164]" office:value-type="float" office:value="0.990672813427723" calcext:value-type="float">
            <text:p>0.9906728134277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1/12/2018</text:p>
          </table:table-cell>
          <table:table-cell table:formula="of:=[$Sheet1.C1166]/[$Sheet1.C1165]" office:value-type="float" office:value="0.998994469582705" calcext:value-type="float">
            <text:p>0.998994469582705</text:p>
          </table:table-cell>
          <table:table-cell table:formula="of:=[$Sheet1.D1166]/[$Sheet1.D1165]" office:value-type="float" office:value="1.00353692885082" calcext:value-type="float">
            <text:p>1.003536928850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1/11/2018</text:p>
          </table:table-cell>
          <table:table-cell table:formula="of:=[$Sheet1.C1167]/[$Sheet1.C1166]" office:value-type="float" office:value="0.993709109209864" calcext:value-type="float">
            <text:p>0.993709109209864</text:p>
          </table:table-cell>
          <table:table-cell table:formula="of:=[$Sheet1.D1167]/[$Sheet1.D1166]" office:value-type="float" office:value="0.993295624210406" calcext:value-type="float">
            <text:p>0.9932956242104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1/10/2018</text:p>
          </table:table-cell>
          <table:table-cell table:formula="of:=[$Sheet1.C1168]/[$Sheet1.C1167]" office:value-type="float" office:value="0.991643454038997" calcext:value-type="float">
            <text:p>0.991643454038997</text:p>
          </table:table-cell>
          <table:table-cell table:formula="of:=[$Sheet1.D1168]/[$Sheet1.D1167]" office:value-type="float" office:value="0.99301550824553" calcext:value-type="float">
            <text:p>0.993015508245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1/09/2018</text:p>
          </table:table-cell>
          <table:table-cell table:formula="of:=[$Sheet1.C1169]/[$Sheet1.C1168]" office:value-type="float" office:value="1.02757916241062" calcext:value-type="float">
            <text:p>1.02757916241062</text:p>
          </table:table-cell>
          <table:table-cell table:formula="of:=[$Sheet1.D1169]/[$Sheet1.D1168]" office:value-type="float" office:value="1.00111344392573" calcext:value-type="float">
            <text:p>1.001113443925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1/08/2018</text:p>
          </table:table-cell>
          <table:table-cell table:formula="of:=[$Sheet1.C1170]/[$Sheet1.C1169]" office:value-type="float" office:value="1.01217693836978" calcext:value-type="float">
            <text:p>1.01217693836978</text:p>
          </table:table-cell>
          <table:table-cell table:formula="of:=[$Sheet1.D1170]/[$Sheet1.D1169]" office:value-type="float" office:value="0.99869879220293" calcext:value-type="float">
            <text:p>0.998698792202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1/05/2018</text:p>
          </table:table-cell>
          <table:table-cell table:formula="of:=[$Sheet1.C1171]/[$Sheet1.C1170]" office:value-type="float" office:value="1.00024551927326" calcext:value-type="float">
            <text:p>1.00024551927326</text:p>
          </table:table-cell>
          <table:table-cell table:formula="of:=[$Sheet1.D1171]/[$Sheet1.D1170]" office:value-type="float" office:value="0.998340436217796" calcext:value-type="float">
            <text:p>0.9983404362177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1/04/2018</text:p>
          </table:table-cell>
          <table:table-cell table:formula="of:=[$Sheet1.C1172]/[$Sheet1.C1171]" office:value-type="float" office:value="1.00073637702504" calcext:value-type="float">
            <text:p>1.00073637702504</text:p>
          </table:table-cell>
          <table:table-cell table:formula="of:=[$Sheet1.D1172]/[$Sheet1.D1171]" office:value-type="float" office:value="0.993015329092466" calcext:value-type="float">
            <text:p>0.9930153290924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1/03/2018</text:p>
          </table:table-cell>
          <table:table-cell table:formula="of:=[$Sheet1.C1173]/[$Sheet1.C1172]" office:value-type="float" office:value="0.991169977924945" calcext:value-type="float">
            <text:p>0.991169977924945</text:p>
          </table:table-cell>
          <table:table-cell table:formula="of:=[$Sheet1.D1173]/[$Sheet1.D1172]" office:value-type="float" office:value="0.995987503625197" calcext:value-type="float">
            <text:p>0.9959875036251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1/02/2018</text:p>
          </table:table-cell>
          <table:table-cell table:formula="of:=[$Sheet1.C1174]/[$Sheet1.C1173]" office:value-type="float" office:value="0.993318485523385" calcext:value-type="float">
            <text:p>0.993318485523385</text:p>
          </table:table-cell>
          <table:table-cell table:formula="of:=[$Sheet1.D1174]/[$Sheet1.D1173]" office:value-type="float" office:value="0.993641865642485" calcext:value-type="float">
            <text:p>0.9936418656424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2/29/2017</text:p>
          </table:table-cell>
          <table:table-cell table:formula="of:=[$Sheet1.C1175]/[$Sheet1.C1174]" office:value-type="float" office:value="0.974339810662681" calcext:value-type="float">
            <text:p>0.974339810662681</text:p>
          </table:table-cell>
          <table:table-cell table:formula="of:=[$Sheet1.D1175]/[$Sheet1.D1174]" office:value-type="float" office:value="0.991764998275101" calcext:value-type="float">
            <text:p>0.9917649982751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2/28/2017</text:p>
          </table:table-cell>
          <table:table-cell table:formula="of:=[$Sheet1.C1176]/[$Sheet1.C1175]" office:value-type="float" office:value="1.00255689082076" calcext:value-type="float">
            <text:p>1.00255689082076</text:p>
          </table:table-cell>
          <table:table-cell table:formula="of:=[$Sheet1.D1176]/[$Sheet1.D1175]" office:value-type="float" office:value="1.00521018398345" calcext:value-type="float">
            <text:p>1.005210183983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2/27/2017</text:p>
          </table:table-cell>
          <table:table-cell table:formula="of:=[$Sheet1.C1177]/[$Sheet1.C1176]" office:value-type="float" office:value="0.992093853608773" calcext:value-type="float">
            <text:p>0.992093853608773</text:p>
          </table:table-cell>
          <table:table-cell table:formula="of:=[$Sheet1.D1177]/[$Sheet1.D1176]" office:value-type="float" office:value="0.998169329572769" calcext:value-type="float">
            <text:p>0.9981693295727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2/26/2017</text:p>
          </table:table-cell>
          <table:table-cell table:formula="of:=[$Sheet1.C1178]/[$Sheet1.C1177]" office:value-type="float" office:value="0.997429305912596" calcext:value-type="float">
            <text:p>0.997429305912596</text:p>
          </table:table-cell>
          <table:table-cell table:formula="of:=[$Sheet1.D1178]/[$Sheet1.D1177]" office:value-type="float" office:value="0.999209727803416" calcext:value-type="float">
            <text:p>0.9992097278034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2/22/2017</text:p>
          </table:table-cell>
          <table:table-cell table:formula="of:=[$Sheet1.C1179]/[$Sheet1.C1178]" office:value-type="float" office:value="0.995618556701031" calcext:value-type="float">
            <text:p>0.995618556701031</text:p>
          </table:table-cell>
          <table:table-cell table:formula="of:=[$Sheet1.D1179]/[$Sheet1.D1178]" office:value-type="float" office:value="1.00105950382391" calcext:value-type="float">
            <text:p>1.001059503823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2/21/2017</text:p>
          </table:table-cell>
          <table:table-cell table:formula="of:=[$Sheet1.C1180]/[$Sheet1.C1179]" office:value-type="float" office:value="1.00077659849858" calcext:value-type="float">
            <text:p>1.00077659849858</text:p>
          </table:table-cell>
          <table:table-cell table:formula="of:=[$Sheet1.D1180]/[$Sheet1.D1179]" office:value-type="float" office:value="1.00045838395433" calcext:value-type="float">
            <text:p>1.000458383954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2/20/2017</text:p>
          </table:table-cell>
          <table:table-cell table:formula="of:=[$Sheet1.C1181]/[$Sheet1.C1180]" office:value-type="float" office:value="0.99663735126746" calcext:value-type="float">
            <text:p>0.99663735126746</text:p>
          </table:table-cell>
          <table:table-cell table:formula="of:=[$Sheet1.D1181]/[$Sheet1.D1180]" office:value-type="float" office:value="0.998018304607442" calcext:value-type="float">
            <text:p>0.9980183046074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2/19/2017</text:p>
          </table:table-cell>
          <table:table-cell table:formula="of:=[$Sheet1.C1182]/[$Sheet1.C1181]" office:value-type="float" office:value="1.00778614066961" calcext:value-type="float">
            <text:p>1.00778614066961</text:p>
          </table:table-cell>
          <table:table-cell table:formula="of:=[$Sheet1.D1182]/[$Sheet1.D1181]" office:value-type="float" office:value="1.00082859009051" calcext:value-type="float">
            <text:p>1.000828590090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2/18/2017</text:p>
          </table:table-cell>
          <table:table-cell table:formula="of:=[$Sheet1.C1183]/[$Sheet1.C1182]" office:value-type="float" office:value="1.00618078805048" calcext:value-type="float">
            <text:p>1.00618078805048</text:p>
          </table:table-cell>
          <table:table-cell table:formula="of:=[$Sheet1.D1183]/[$Sheet1.D1182]" office:value-type="float" office:value="1.00324075973253" calcext:value-type="float">
            <text:p>1.003240759732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2/15/2017</text:p>
          </table:table-cell>
          <table:table-cell table:formula="of:=[$Sheet1.C1184]/[$Sheet1.C1183]" office:value-type="float" office:value="0.991041719989762" calcext:value-type="float">
            <text:p>0.991041719989762</text:p>
          </table:table-cell>
          <table:table-cell table:formula="of:=[$Sheet1.D1184]/[$Sheet1.D1183]" office:value-type="float" office:value="0.994665744788414" calcext:value-type="float">
            <text:p>0.9946657447884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2/14/2017</text:p>
          </table:table-cell>
          <table:table-cell table:formula="of:=[$Sheet1.C1185]/[$Sheet1.C1184]" office:value-type="float" office:value="0.99870867768595" calcext:value-type="float">
            <text:p>0.99870867768595</text:p>
          </table:table-cell>
          <table:table-cell table:formula="of:=[$Sheet1.D1185]/[$Sheet1.D1184]" office:value-type="float" office:value="0.991105497027069" calcext:value-type="float">
            <text:p>0.9911054970270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2/13/2017</text:p>
          </table:table-cell>
          <table:table-cell table:formula="of:=[$Sheet1.C1186]/[$Sheet1.C1185]" office:value-type="float" office:value="0.99922420480993" calcext:value-type="float">
            <text:p>0.99922420480993</text:p>
          </table:table-cell>
          <table:table-cell table:formula="of:=[$Sheet1.D1186]/[$Sheet1.D1185]" office:value-type="float" office:value="1.00408746573354" calcext:value-type="float">
            <text:p>1.004087465733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2/12/2017</text:p>
          </table:table-cell>
          <table:table-cell table:formula="of:=[$Sheet1.C1187]/[$Sheet1.C1186]" office:value-type="float" office:value="0.993012422360248" calcext:value-type="float">
            <text:p>0.993012422360248</text:p>
          </table:table-cell>
          <table:table-cell table:formula="of:=[$Sheet1.D1187]/[$Sheet1.D1186]" office:value-type="float" office:value="1.00047317723492" calcext:value-type="float">
            <text:p>1.000473177234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2/11/2017</text:p>
          </table:table-cell>
          <table:table-cell table:formula="of:=[$Sheet1.C1188]/[$Sheet1.C1187]" office:value-type="float" office:value="1.00469116497263" calcext:value-type="float">
            <text:p>1.00469116497263</text:p>
          </table:table-cell>
          <table:table-cell table:formula="of:=[$Sheet1.D1188]/[$Sheet1.D1187]" office:value-type="float" office:value="0.998453517309721" calcext:value-type="float">
            <text:p>0.9984535173097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2/08/2017</text:p>
          </table:table-cell>
          <table:table-cell table:formula="of:=[$Sheet1.C1189]/[$Sheet1.C1188]" office:value-type="float" office:value="0.994552529182879" calcext:value-type="float">
            <text:p>0.994552529182879</text:p>
          </table:table-cell>
          <table:table-cell table:formula="of:=[$Sheet1.D1189]/[$Sheet1.D1188]" office:value-type="float" office:value="0.996808258677664" calcext:value-type="float">
            <text:p>0.9968082586776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2/07/2017</text:p>
          </table:table-cell>
          <table:table-cell table:formula="of:=[$Sheet1.C1190]/[$Sheet1.C1189]" office:value-type="float" office:value="1.00286906624935" calcext:value-type="float">
            <text:p>1.00286906624935</text:p>
          </table:table-cell>
          <table:table-cell table:formula="of:=[$Sheet1.D1190]/[$Sheet1.D1189]" office:value-type="float" office:value="0.994523854422025" calcext:value-type="float">
            <text:p>0.9945238544220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2/06/2017</text:p>
          </table:table-cell>
          <table:table-cell table:formula="of:=[$Sheet1.C1191]/[$Sheet1.C1190]" office:value-type="float" office:value="0.991937581274382" calcext:value-type="float">
            <text:p>0.991937581274382</text:p>
          </table:table-cell>
          <table:table-cell table:formula="of:=[$Sheet1.D1191]/[$Sheet1.D1190]" office:value-type="float" office:value="0.997076200805467" calcext:value-type="float">
            <text:p>0.9970762008054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2/05/2017</text:p>
          </table:table-cell>
          <table:table-cell table:formula="of:=[$Sheet1.C1192]/[$Sheet1.C1191]" office:value-type="float" office:value="1.00655479811222" calcext:value-type="float">
            <text:p>1.00655479811222</text:p>
          </table:table-cell>
          <table:table-cell table:formula="of:=[$Sheet1.D1192]/[$Sheet1.D1191]" office:value-type="float" office:value="1.00011410011144" calcext:value-type="float">
            <text:p>1.000114100111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2/04/2017</text:p>
          </table:table-cell>
          <table:table-cell table:formula="of:=[$Sheet1.C1193]/[$Sheet1.C1192]" office:value-type="float" office:value="0.997916123990623" calcext:value-type="float">
            <text:p>0.997916123990623</text:p>
          </table:table-cell>
          <table:table-cell table:formula="of:=[$Sheet1.D1193]/[$Sheet1.D1192]" office:value-type="float" office:value="1.00375346539548" calcext:value-type="float">
            <text:p>1.003753465395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2/01/2017</text:p>
          </table:table-cell>
          <table:table-cell table:formula="of:=[$Sheet1.C1194]/[$Sheet1.C1193]" office:value-type="float" office:value="0.999477943095797" calcext:value-type="float">
            <text:p>0.999477943095797</text:p>
          </table:table-cell>
          <table:table-cell table:formula="of:=[$Sheet1.D1194]/[$Sheet1.D1193]" office:value-type="float" office:value="1.00105325372049" calcext:value-type="float">
            <text:p>1.001053253720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/30/2017</text:p>
          </table:table-cell>
          <table:table-cell table:formula="of:=[$Sheet1.C1195]/[$Sheet1.C1194]" office:value-type="float" office:value="0.984852441890833" calcext:value-type="float">
            <text:p>0.984852441890833</text:p>
          </table:table-cell>
          <table:table-cell table:formula="of:=[$Sheet1.D1195]/[$Sheet1.D1194]" office:value-type="float" office:value="1.00202859716451" calcext:value-type="float">
            <text:p>1.002028597164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/29/2017</text:p>
          </table:table-cell>
          <table:table-cell table:formula="of:=[$Sheet1.C1196]/[$Sheet1.C1195]" office:value-type="float" office:value="0.944842216918589" calcext:value-type="float">
            <text:p>0.944842216918589</text:p>
          </table:table-cell>
          <table:table-cell table:formula="of:=[$Sheet1.D1196]/[$Sheet1.D1195]" office:value-type="float" office:value="0.991875599604167" calcext:value-type="float">
            <text:p>0.9918755996041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/28/2017</text:p>
          </table:table-cell>
          <table:table-cell table:formula="of:=[$Sheet1.C1197]/[$Sheet1.C1196]" office:value-type="float" office:value="1.01768172888016" calcext:value-type="float">
            <text:p>1.01768172888016</text:p>
          </table:table-cell>
          <table:table-cell table:formula="of:=[$Sheet1.D1197]/[$Sheet1.D1196]" office:value-type="float" office:value="1.00036937324595" calcext:value-type="float">
            <text:p>1.000369373245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/27/2017</text:p>
          </table:table-cell>
          <table:table-cell table:formula="of:=[$Sheet1.C1198]/[$Sheet1.C1197]" office:value-type="float" office:value="1.00027578599007" calcext:value-type="float">
            <text:p>1.00027578599007</text:p>
          </table:table-cell>
          <table:table-cell table:formula="of:=[$Sheet1.D1198]/[$Sheet1.D1197]" office:value-type="float" office:value="0.990247579024301" calcext:value-type="float">
            <text:p>0.9902475790243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/24/2017</text:p>
          </table:table-cell>
          <table:table-cell table:formula="of:=[$Sheet1.C1199]/[$Sheet1.C1198]" office:value-type="float" office:value="1.02453818582851" calcext:value-type="float">
            <text:p>1.02453818582851</text:p>
          </table:table-cell>
          <table:table-cell table:formula="of:=[$Sheet1.D1199]/[$Sheet1.D1198]" office:value-type="float" office:value="1.00038440544011" calcext:value-type="float">
            <text:p>1.000384405440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/22/2017</text:p>
          </table:table-cell>
          <table:table-cell table:formula="of:=[$Sheet1.C1200]/[$Sheet1.C1199]" office:value-type="float" office:value="0.995156081808396" calcext:value-type="float">
            <text:p>0.995156081808396</text:p>
          </table:table-cell>
          <table:table-cell table:formula="of:=[$Sheet1.D1200]/[$Sheet1.D1199]" office:value-type="float" office:value="0.997948063725302" calcext:value-type="float">
            <text:p>0.9979480637253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/21/2017</text:p>
          </table:table-cell>
          <table:table-cell table:formula="of:=[$Sheet1.C1201]/[$Sheet1.C1200]" office:value-type="float" office:value="0.995132504056247" calcext:value-type="float">
            <text:p>0.995132504056247</text:p>
          </table:table-cell>
          <table:table-cell table:formula="of:=[$Sheet1.D1201]/[$Sheet1.D1200]" office:value-type="float" office:value="1.00075084325473" calcext:value-type="float">
            <text:p>1.000750843254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/20/2017</text:p>
          </table:table-cell>
          <table:table-cell table:formula="of:=[$Sheet1.C1202]/[$Sheet1.C1201]" office:value-type="float" office:value="0.974728260869565" calcext:value-type="float">
            <text:p>0.974728260869565</text:p>
          </table:table-cell>
          <table:table-cell table:formula="of:=[$Sheet1.D1202]/[$Sheet1.D1201]" office:value-type="float" office:value="0.993501421684244" calcext:value-type="float">
            <text:p>0.9935014216842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/17/2017</text:p>
          </table:table-cell>
          <table:table-cell table:formula="of:=[$Sheet1.C1203]/[$Sheet1.C1202]" office:value-type="float" office:value="0.98020630052969" calcext:value-type="float">
            <text:p>0.98020630052969</text:p>
          </table:table-cell>
          <table:table-cell table:formula="of:=[$Sheet1.D1203]/[$Sheet1.D1202]" office:value-type="float" office:value="0.998725863043832" calcext:value-type="float">
            <text:p>0.9987258630438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/16/2017</text:p>
          </table:table-cell>
          <table:table-cell table:formula="of:=[$Sheet1.C1204]/[$Sheet1.C1203]" office:value-type="float" office:value="0.981228668941979" calcext:value-type="float">
            <text:p>0.981228668941979</text:p>
          </table:table-cell>
          <table:table-cell table:formula="of:=[$Sheet1.D1204]/[$Sheet1.D1203]" office:value-type="float" office:value="1.0026329565504" calcext:value-type="float">
            <text:p>1.00263295655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/15/2017</text:p>
          </table:table-cell>
          <table:table-cell table:formula="of:=[$Sheet1.C1205]/[$Sheet1.C1204]" office:value-type="float" office:value="1.00057971014493" calcext:value-type="float">
            <text:p>1.00057971014493</text:p>
          </table:table-cell>
          <table:table-cell table:formula="of:=[$Sheet1.D1205]/[$Sheet1.D1204]" office:value-type="float" office:value="0.991870484676908" calcext:value-type="float">
            <text:p>0.9918704846769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/14/2017</text:p>
          </table:table-cell>
          <table:table-cell table:formula="of:=[$Sheet1.C1206]/[$Sheet1.C1205]" office:value-type="float" office:value="1.0130359212051" calcext:value-type="float">
            <text:p>1.0130359212051</text:p>
          </table:table-cell>
          <table:table-cell table:formula="of:=[$Sheet1.D1206]/[$Sheet1.D1205]" office:value-type="float" office:value="1.00555637872277" calcext:value-type="float">
            <text:p>1.005556378722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/13/2017</text:p>
          </table:table-cell>
          <table:table-cell table:formula="of:=[$Sheet1.C1207]/[$Sheet1.C1206]" office:value-type="float" office:value="1.03574492422076" calcext:value-type="float">
            <text:p>1.03574492422076</text:p>
          </table:table-cell>
          <table:table-cell table:formula="of:=[$Sheet1.D1207]/[$Sheet1.D1206]" office:value-type="float" office:value="1.00231496740821" calcext:value-type="float">
            <text:p>1.002314967408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/10/2017</text:p>
          </table:table-cell>
          <table:table-cell table:formula="of:=[$Sheet1.C1208]/[$Sheet1.C1207]" office:value-type="float" office:value="1.00717835450028" calcext:value-type="float">
            <text:p>1.00717835450028</text:p>
          </table:table-cell>
          <table:table-cell table:formula="of:=[$Sheet1.D1208]/[$Sheet1.D1207]" office:value-type="float" office:value="0.999017347301961" calcext:value-type="float">
            <text:p>0.9990173473019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/09/2017</text:p>
          </table:table-cell>
          <table:table-cell table:formula="of:=[$Sheet1.C1209]/[$Sheet1.C1208]" office:value-type="float" office:value="1.00438596491228" calcext:value-type="float">
            <text:p>1.00438596491228</text:p>
          </table:table-cell>
          <table:table-cell table:formula="of:=[$Sheet1.D1209]/[$Sheet1.D1208]" office:value-type="float" office:value="1.00089842388568" calcext:value-type="float">
            <text:p>1.000898423885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/08/2017</text:p>
          </table:table-cell>
          <table:table-cell table:formula="of:=[$Sheet1.C1210]/[$Sheet1.C1209]" office:value-type="float" office:value="1.00409388646288" calcext:value-type="float">
            <text:p>1.00409388646288</text:p>
          </table:table-cell>
          <table:table-cell table:formula="of:=[$Sheet1.D1210]/[$Sheet1.D1209]" office:value-type="float" office:value="1.00377618373301" calcext:value-type="float">
            <text:p>1.003776183733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/07/2017</text:p>
          </table:table-cell>
          <table:table-cell table:formula="of:=[$Sheet1.C1211]/[$Sheet1.C1210]" office:value-type="float" office:value="0.997825496058712" calcext:value-type="float">
            <text:p>0.997825496058712</text:p>
          </table:table-cell>
          <table:table-cell table:formula="of:=[$Sheet1.D1211]/[$Sheet1.D1210]" office:value-type="float" office:value="0.998558422436189" calcext:value-type="float">
            <text:p>0.9985584224361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/06/2017</text:p>
          </table:table-cell>
          <table:table-cell table:formula="of:=[$Sheet1.C1212]/[$Sheet1.C1211]" office:value-type="float" office:value="1.00299645873059" calcext:value-type="float">
            <text:p>1.00299645873059</text:p>
          </table:table-cell>
          <table:table-cell table:formula="of:=[$Sheet1.D1212]/[$Sheet1.D1211]" office:value-type="float" office:value="1.00018914245129" calcext:value-type="float">
            <text:p>1.000189142451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/03/2017</text:p>
          </table:table-cell>
          <table:table-cell table:formula="of:=[$Sheet1.C1213]/[$Sheet1.C1212]" office:value-type="float" office:value="0.996469310157523" calcext:value-type="float">
            <text:p>0.996469310157523</text:p>
          </table:table-cell>
          <table:table-cell table:formula="of:=[$Sheet1.D1213]/[$Sheet1.D1212]" office:value-type="float" office:value="0.998730283698618" calcext:value-type="float">
            <text:p>0.9987302836986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/02/2017</text:p>
          </table:table-cell>
          <table:table-cell table:formula="of:=[$Sheet1.C1214]/[$Sheet1.C1213]" office:value-type="float" office:value="1.00054510765876" calcext:value-type="float">
            <text:p>1.00054510765876</text:p>
          </table:table-cell>
          <table:table-cell table:formula="of:=[$Sheet1.D1214]/[$Sheet1.D1213]" office:value-type="float" office:value="0.996912482997403" calcext:value-type="float">
            <text:p>0.9969124829974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/01/2017</text:p>
          </table:table-cell>
          <table:table-cell table:formula="of:=[$Sheet1.C1215]/[$Sheet1.C1214]" office:value-type="float" office:value="1.04385725960229" calcext:value-type="float">
            <text:p>1.04385725960229</text:p>
          </table:table-cell>
          <table:table-cell table:formula="of:=[$Sheet1.D1215]/[$Sheet1.D1214]" office:value-type="float" office:value="0.999810066476733" calcext:value-type="float">
            <text:p>0.9998100664767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/31/2017</text:p>
          </table:table-cell>
          <table:table-cell table:formula="of:=[$Sheet1.C1216]/[$Sheet1.C1215]" office:value-type="float" office:value="1.00365344467641" calcext:value-type="float">
            <text:p>1.00365344467641</text:p>
          </table:table-cell>
          <table:table-cell table:formula="of:=[$Sheet1.D1216]/[$Sheet1.D1215]" office:value-type="float" office:value="0.998410458408287" calcext:value-type="float">
            <text:p>0.9984104584082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/30/2017</text:p>
          </table:table-cell>
          <table:table-cell table:formula="of:=[$Sheet1.C1217]/[$Sheet1.C1216]" office:value-type="float" office:value="1.00312012480499" calcext:value-type="float">
            <text:p>1.00312012480499</text:p>
          </table:table-cell>
          <table:table-cell table:formula="of:=[$Sheet1.D1217]/[$Sheet1.D1216]" office:value-type="float" office:value="0.999056405955127" calcext:value-type="float">
            <text:p>0.9990564059551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/27/2017</text:p>
          </table:table-cell>
          <table:table-cell table:formula="of:=[$Sheet1.C1218]/[$Sheet1.C1217]" office:value-type="float" office:value="0.99585277345775" calcext:value-type="float">
            <text:p>0.99585277345775</text:p>
          </table:table-cell>
          <table:table-cell table:formula="of:=[$Sheet1.D1218]/[$Sheet1.D1217]" office:value-type="float" office:value="1.0032026989735" calcext:value-type="float">
            <text:p>1.00320269897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/26/2017</text:p>
          </table:table-cell>
          <table:table-cell table:formula="of:=[$Sheet1.C1219]/[$Sheet1.C1218]" office:value-type="float" office:value="0.988027069234774" calcext:value-type="float">
            <text:p>0.988027069234774</text:p>
          </table:table-cell>
          <table:table-cell table:formula="of:=[$Sheet1.D1219]/[$Sheet1.D1218]" office:value-type="float" office:value="0.991991693367479" calcext:value-type="float">
            <text:p>0.9919916933674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/25/2017</text:p>
          </table:table-cell>
          <table:table-cell table:formula="of:=[$Sheet1.C1220]/[$Sheet1.C1219]" office:value-type="float" office:value="1.00131717597471" calcext:value-type="float">
            <text:p>1.00131717597471</text:p>
          </table:table-cell>
          <table:table-cell table:formula="of:=[$Sheet1.D1220]/[$Sheet1.D1219]" office:value-type="float" office:value="0.998730667083268" calcext:value-type="float">
            <text:p>0.9987306670832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/24/2017</text:p>
          </table:table-cell>
          <table:table-cell table:formula="of:=[$Sheet1.C1221]/[$Sheet1.C1220]" office:value-type="float" office:value="1.02236253617469" calcext:value-type="float">
            <text:p>1.02236253617469</text:p>
          </table:table-cell>
          <table:table-cell table:formula="of:=[$Sheet1.D1221]/[$Sheet1.D1220]" office:value-type="float" office:value="1.0046849031148" calcext:value-type="float">
            <text:p>1.00468490311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/23/2017</text:p>
          </table:table-cell>
          <table:table-cell table:formula="of:=[$Sheet1.C1222]/[$Sheet1.C1221]" office:value-type="float" office:value="1.00488934637159" calcext:value-type="float">
            <text:p>1.00488934637159</text:p>
          </table:table-cell>
          <table:table-cell table:formula="of:=[$Sheet1.D1222]/[$Sheet1.D1221]" office:value-type="float" office:value="0.998384667183054" calcext:value-type="float">
            <text:p>0.9983846671830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/20/2017</text:p>
          </table:table-cell>
          <table:table-cell table:formula="of:=[$Sheet1.C1223]/[$Sheet1.C1222]" office:value-type="float" office:value="1.00665813060179" calcext:value-type="float">
            <text:p>1.00665813060179</text:p>
          </table:table-cell>
          <table:table-cell table:formula="of:=[$Sheet1.D1223]/[$Sheet1.D1222]" office:value-type="float" office:value="1.0039883351917" calcext:value-type="float">
            <text:p>1.00398833519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/19/2017</text:p>
          </table:table-cell>
          <table:table-cell table:formula="of:=[$Sheet1.C1224]/[$Sheet1.C1223]" office:value-type="float" office:value="1.02594759603154" calcext:value-type="float">
            <text:p>1.02594759603154</text:p>
          </table:table-cell>
          <table:table-cell table:formula="of:=[$Sheet1.D1224]/[$Sheet1.D1223]" office:value-type="float" office:value="0.994909153039946" calcext:value-type="float">
            <text:p>0.9949091530399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/18/2017</text:p>
          </table:table-cell>
          <table:table-cell table:formula="of:=[$Sheet1.C1225]/[$Sheet1.C1224]" office:value-type="float" office:value="1.00322340689313" calcext:value-type="float">
            <text:p>1.00322340689313</text:p>
          </table:table-cell>
          <table:table-cell table:formula="of:=[$Sheet1.D1225]/[$Sheet1.D1224]" office:value-type="float" office:value="0.999672143944421" calcext:value-type="float">
            <text:p>0.9996721439444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/17/2017</text:p>
          </table:table-cell>
          <table:table-cell table:formula="of:=[$Sheet1.C1226]/[$Sheet1.C1225]" office:value-type="float" office:value="1.02076124567474" calcext:value-type="float">
            <text:p>1.02076124567474</text:p>
          </table:table-cell>
          <table:table-cell table:formula="of:=[$Sheet1.D1226]/[$Sheet1.D1225]" office:value-type="float" office:value="0.999258177615705" calcext:value-type="float">
            <text:p>0.9992581776157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/16/2017</text:p>
          </table:table-cell>
          <table:table-cell table:formula="of:=[$Sheet1.C1227]/[$Sheet1.C1226]" office:value-type="float" office:value="1.00508474576271" calcext:value-type="float">
            <text:p>1.00508474576271</text:p>
          </table:table-cell>
          <table:table-cell table:formula="of:=[$Sheet1.D1227]/[$Sheet1.D1226]" office:value-type="float" office:value="0.999327956989247" calcext:value-type="float">
            <text:p>0.9993279569892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/13/2017</text:p>
          </table:table-cell>
          <table:table-cell table:formula="of:=[$Sheet1.C1228]/[$Sheet1.C1227]" office:value-type="float" office:value="0.99951818838834" calcext:value-type="float">
            <text:p>0.99951818838834</text:p>
          </table:table-cell>
          <table:table-cell table:formula="of:=[$Sheet1.D1228]/[$Sheet1.D1227]" office:value-type="float" office:value="0.998252295084531" calcext:value-type="float">
            <text:p>0.9982522950845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/12/2017</text:p>
          </table:table-cell>
          <table:table-cell table:formula="of:=[$Sheet1.C1229]/[$Sheet1.C1228]" office:value-type="float" office:value="1" calcext:value-type="float">
            <text:p>1</text:p>
          </table:table-cell>
          <table:table-cell table:formula="of:=[$Sheet1.D1229]/[$Sheet1.D1228]" office:value-type="float" office:value="0.999122659282382" calcext:value-type="float">
            <text:p>0.9991226592823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/11/2017</text:p>
          </table:table-cell>
          <table:table-cell table:formula="of:=[$Sheet1.C1230]/[$Sheet1.C1229]" office:value-type="float" office:value="1.00530248252591" calcext:value-type="float">
            <text:p>1.00530248252591</text:p>
          </table:table-cell>
          <table:table-cell table:formula="of:=[$Sheet1.D1230]/[$Sheet1.D1229]" office:value-type="float" office:value="1.00168957987871" calcext:value-type="float">
            <text:p>1.001689579878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/10/2017</text:p>
          </table:table-cell>
          <table:table-cell table:formula="of:=[$Sheet1.C1231]/[$Sheet1.C1230]" office:value-type="float" office:value="0.991608726923999" calcext:value-type="float">
            <text:p>0.991608726923999</text:p>
          </table:table-cell>
          <table:table-cell table:formula="of:=[$Sheet1.D1231]/[$Sheet1.D1230]" office:value-type="float" office:value="0.998199777711683" calcext:value-type="float">
            <text:p>0.9981997777116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/09/2017</text:p>
          </table:table-cell>
          <table:table-cell table:formula="of:=[$Sheet1.C1232]/[$Sheet1.C1231]" office:value-type="float" office:value="0.994197292069632" calcext:value-type="float">
            <text:p>0.994197292069632</text:p>
          </table:table-cell>
          <table:table-cell table:formula="of:=[$Sheet1.D1232]/[$Sheet1.D1231]" office:value-type="float" office:value="0.99768293447919" calcext:value-type="float">
            <text:p>0.997682934479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/06/2017</text:p>
          </table:table-cell>
          <table:table-cell table:formula="of:=[$Sheet1.C1233]/[$Sheet1.C1232]" office:value-type="float" office:value="1.00486381322957" calcext:value-type="float">
            <text:p>1.00486381322957</text:p>
          </table:table-cell>
          <table:table-cell table:formula="of:=[$Sheet1.D1233]/[$Sheet1.D1232]" office:value-type="float" office:value="1.00180765739391" calcext:value-type="float">
            <text:p>1.001807657393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/05/2017</text:p>
          </table:table-cell>
          <table:table-cell table:formula="of:=[$Sheet1.C1234]/[$Sheet1.C1233]" office:value-type="float" office:value="1.00363020329138" calcext:value-type="float">
            <text:p>1.00363020329138</text:p>
          </table:table-cell>
          <table:table-cell table:formula="of:=[$Sheet1.D1234]/[$Sheet1.D1233]" office:value-type="float" office:value="1.0010747922003" calcext:value-type="float">
            <text:p>1.00107479220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/04/2017</text:p>
          </table:table-cell>
          <table:table-cell table:formula="of:=[$Sheet1.C1235]/[$Sheet1.C1234]" office:value-type="float" office:value="1.00819869785387" calcext:value-type="float">
            <text:p>1.00819869785387</text:p>
          </table:table-cell>
          <table:table-cell table:formula="of:=[$Sheet1.D1235]/[$Sheet1.D1234]" office:value-type="float" office:value="0.994384950256067" calcext:value-type="float">
            <text:p>0.9943849502560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/03/2017</text:p>
          </table:table-cell>
          <table:table-cell table:formula="of:=[$Sheet1.C1236]/[$Sheet1.C1235]" office:value-type="float" office:value="1.00382683568524" calcext:value-type="float">
            <text:p>1.00382683568524</text:p>
          </table:table-cell>
          <table:table-cell table:formula="of:=[$Sheet1.D1236]/[$Sheet1.D1235]" office:value-type="float" office:value="0.998754797575796" calcext:value-type="float">
            <text:p>0.9987547975757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/02/2017</text:p>
          </table:table-cell>
          <table:table-cell table:formula="of:=[$Sheet1.C1237]/[$Sheet1.C1236]" office:value-type="float" office:value="0.994758160590898" calcext:value-type="float">
            <text:p>0.994758160590898</text:p>
          </table:table-cell>
          <table:table-cell table:formula="of:=[$Sheet1.D1237]/[$Sheet1.D1236]" office:value-type="float" office:value="0.997845796936771" calcext:value-type="float">
            <text:p>0.9978457969367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9/29/2017</text:p>
          </table:table-cell>
          <table:table-cell table:formula="of:=[$Sheet1.C1238]/[$Sheet1.C1237]" office:value-type="float" office:value="1.00215568862275" calcext:value-type="float">
            <text:p>1.00215568862275</text:p>
          </table:table-cell>
          <table:table-cell table:formula="of:=[$Sheet1.D1238]/[$Sheet1.D1237]" office:value-type="float" office:value="0.996140950211932" calcext:value-type="float">
            <text:p>0.9961409502119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9/28/2017</text:p>
          </table:table-cell>
          <table:table-cell table:formula="of:=[$Sheet1.C1239]/[$Sheet1.C1238]" office:value-type="float" office:value="0.992590822179732" calcext:value-type="float">
            <text:p>0.992590822179732</text:p>
          </table:table-cell>
          <table:table-cell table:formula="of:=[$Sheet1.D1239]/[$Sheet1.D1238]" office:value-type="float" office:value="0.996308586307634" calcext:value-type="float">
            <text:p>0.9963085863076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9/27/2017</text:p>
          </table:table-cell>
          <table:table-cell table:formula="of:=[$Sheet1.C1240]/[$Sheet1.C1239]" office:value-type="float" office:value="0.993017096075126" calcext:value-type="float">
            <text:p>0.993017096075126</text:p>
          </table:table-cell>
          <table:table-cell table:formula="of:=[$Sheet1.D1240]/[$Sheet1.D1239]" office:value-type="float" office:value="0.998796841509765" calcext:value-type="float">
            <text:p>0.9987968415097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9/26/2017</text:p>
          </table:table-cell>
          <table:table-cell table:formula="of:=[$Sheet1.C1241]/[$Sheet1.C1240]" office:value-type="float" office:value="0.999515033947624" calcext:value-type="float">
            <text:p>0.999515033947624</text:p>
          </table:table-cell>
          <table:table-cell table:formula="of:=[$Sheet1.D1241]/[$Sheet1.D1240]" office:value-type="float" office:value="0.99593145701704" calcext:value-type="float">
            <text:p>0.995931457017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9/25/2017</text:p>
          </table:table-cell>
          <table:table-cell table:formula="of:=[$Sheet1.C1242]/[$Sheet1.C1241]" office:value-type="float" office:value="1.00024260067928" calcext:value-type="float">
            <text:p>1.00024260067928</text:p>
          </table:table-cell>
          <table:table-cell table:formula="of:=[$Sheet1.D1242]/[$Sheet1.D1241]" office:value-type="float" office:value="0.99992790887682" calcext:value-type="float">
            <text:p>0.999927908876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9/22/2017</text:p>
          </table:table-cell>
          <table:table-cell table:formula="of:=[$Sheet1.C1243]/[$Sheet1.C1242]" office:value-type="float" office:value="0.995391705069124" calcext:value-type="float">
            <text:p>0.995391705069124</text:p>
          </table:table-cell>
          <table:table-cell table:formula="of:=[$Sheet1.D1243]/[$Sheet1.D1242]" office:value-type="float" office:value="1.00222697523892" calcext:value-type="float">
            <text:p>1.002226975238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9/21/2017</text:p>
          </table:table-cell>
          <table:table-cell table:formula="of:=[$Sheet1.C1244]/[$Sheet1.C1243]" office:value-type="float" office:value="1.00974658869396" calcext:value-type="float">
            <text:p>1.00974658869396</text:p>
          </table:table-cell>
          <table:table-cell table:formula="of:=[$Sheet1.D1244]/[$Sheet1.D1243]" office:value-type="float" office:value="0.999352574913477" calcext:value-type="float">
            <text:p>0.9993525749134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9/20/2017</text:p>
          </table:table-cell>
          <table:table-cell table:formula="of:=[$Sheet1.C1245]/[$Sheet1.C1244]" office:value-type="float" office:value="0.996862934362934" calcext:value-type="float">
            <text:p>0.996862934362934</text:p>
          </table:table-cell>
          <table:table-cell table:formula="of:=[$Sheet1.D1245]/[$Sheet1.D1244]" office:value-type="float" office:value="1.00305526673598" calcext:value-type="float">
            <text:p>1.003055266735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9/19/2017</text:p>
          </table:table-cell>
          <table:table-cell table:formula="of:=[$Sheet1.C1246]/[$Sheet1.C1245]" office:value-type="float" office:value="0.997821350762527" calcext:value-type="float">
            <text:p>0.997821350762527</text:p>
          </table:table-cell>
          <table:table-cell table:formula="of:=[$Sheet1.D1246]/[$Sheet1.D1245]" office:value-type="float" office:value="0.999366089369438" calcext:value-type="float">
            <text:p>0.9993660893694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9/18/2017</text:p>
          </table:table-cell>
          <table:table-cell table:formula="of:=[$Sheet1.C1247]/[$Sheet1.C1246]" office:value-type="float" office:value="0.993692382338671" calcext:value-type="float">
            <text:p>0.993692382338671</text:p>
          </table:table-cell>
          <table:table-cell table:formula="of:=[$Sheet1.D1247]/[$Sheet1.D1246]" office:value-type="float" office:value="0.998890950072806" calcext:value-type="float">
            <text:p>0.9988909500728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9/15/2017</text:p>
          </table:table-cell>
          <table:table-cell table:formula="of:=[$Sheet1.C1248]/[$Sheet1.C1247]" office:value-type="float" office:value="1.004150390625" calcext:value-type="float">
            <text:p>1.004150390625</text:p>
          </table:table-cell>
          <table:table-cell table:formula="of:=[$Sheet1.D1248]/[$Sheet1.D1247]" office:value-type="float" office:value="0.998546250404374" calcext:value-type="float">
            <text:p>0.9985462504043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9/14/2017</text:p>
          </table:table-cell>
          <table:table-cell table:formula="of:=[$Sheet1.C1249]/[$Sheet1.C1248]" office:value-type="float" office:value="1.00024313153416" calcext:value-type="float">
            <text:p>1.00024313153416</text:p>
          </table:table-cell>
          <table:table-cell table:formula="of:=[$Sheet1.D1249]/[$Sheet1.D1248]" office:value-type="float" office:value="0.998156169632394" calcext:value-type="float">
            <text:p>0.9981561696323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9/13/2017</text:p>
          </table:table-cell>
          <table:table-cell table:formula="of:=[$Sheet1.C1250]/[$Sheet1.C1249]" office:value-type="float" office:value="0.99538162372387" calcext:value-type="float">
            <text:p>0.99538162372387</text:p>
          </table:table-cell>
          <table:table-cell table:formula="of:=[$Sheet1.D1250]/[$Sheet1.D1249]" office:value-type="float" office:value="1.00110193058238" calcext:value-type="float">
            <text:p>1.001101930582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9/12/2017</text:p>
          </table:table-cell>
          <table:table-cell table:formula="of:=[$Sheet1.C1251]/[$Sheet1.C1250]" office:value-type="float" office:value="1.0002442002442" calcext:value-type="float">
            <text:p>1.0002442002442</text:p>
          </table:table-cell>
          <table:table-cell table:formula="of:=[$Sheet1.D1251]/[$Sheet1.D1250]" office:value-type="float" office:value="0.999243506766412" calcext:value-type="float">
            <text:p>0.9992435067664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9/11/2017</text:p>
          </table:table-cell>
          <table:table-cell table:formula="of:=[$Sheet1.C1252]/[$Sheet1.C1251]" office:value-type="float" office:value="0.99755859375" calcext:value-type="float">
            <text:p>0.99755859375</text:p>
          </table:table-cell>
          <table:table-cell table:formula="of:=[$Sheet1.D1252]/[$Sheet1.D1251]" office:value-type="float" office:value="0.996647279369352" calcext:value-type="float">
            <text:p>0.9966472793693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9/08/2017</text:p>
          </table:table-cell>
          <table:table-cell table:formula="of:=[$Sheet1.C1253]/[$Sheet1.C1252]" office:value-type="float" office:value="0.991678903573177" calcext:value-type="float">
            <text:p>0.991678903573177</text:p>
          </table:table-cell>
          <table:table-cell table:formula="of:=[$Sheet1.D1253]/[$Sheet1.D1252]" office:value-type="float" office:value="0.989277001418747" calcext:value-type="float">
            <text:p>0.989277001418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9/07/2017</text:p>
          </table:table-cell>
          <table:table-cell table:formula="of:=[$Sheet1.C1254]/[$Sheet1.C1253]" office:value-type="float" office:value="1.00296150049358" calcext:value-type="float">
            <text:p>1.00296150049358</text:p>
          </table:table-cell>
          <table:table-cell table:formula="of:=[$Sheet1.D1254]/[$Sheet1.D1253]" office:value-type="float" office:value="1.00149100319733" calcext:value-type="float">
            <text:p>1.001491003197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9/06/2017</text:p>
          </table:table-cell>
          <table:table-cell table:formula="of:=[$Sheet1.C1255]/[$Sheet1.C1254]" office:value-type="float" office:value="1.00418307086614" calcext:value-type="float">
            <text:p>1.00418307086614</text:p>
          </table:table-cell>
          <table:table-cell table:formula="of:=[$Sheet1.D1255]/[$Sheet1.D1254]" office:value-type="float" office:value="1.00017849174476" calcext:value-type="float">
            <text:p>1.000178491744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9/05/2017</text:p>
          </table:table-cell>
          <table:table-cell table:formula="of:=[$Sheet1.C1256]/[$Sheet1.C1255]" office:value-type="float" office:value="0.985297721146778" calcext:value-type="float">
            <text:p>0.985297721146778</text:p>
          </table:table-cell>
          <table:table-cell table:formula="of:=[$Sheet1.D1256]/[$Sheet1.D1255]" office:value-type="float" office:value="0.996881007811676" calcext:value-type="float">
            <text:p>0.9968810078116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9/01/2017</text:p>
          </table:table-cell>
          <table:table-cell table:formula="of:=[$Sheet1.C1257]/[$Sheet1.C1256]" office:value-type="float" office:value="1.00596866451132" calcext:value-type="float">
            <text:p>1.00596866451132</text:p>
          </table:table-cell>
          <table:table-cell table:formula="of:=[$Sheet1.D1257]/[$Sheet1.D1256]" office:value-type="float" office:value="1.00760827552536" calcext:value-type="float">
            <text:p>1.007608275525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8/31/2017</text:p>
          </table:table-cell>
          <table:table-cell table:formula="of:=[$Sheet1.C1258]/[$Sheet1.C1257]" office:value-type="float" office:value="0.988627935723115" calcext:value-type="float">
            <text:p>0.988627935723115</text:p>
          </table:table-cell>
          <table:table-cell table:formula="of:=[$Sheet1.D1258]/[$Sheet1.D1257]" office:value-type="float" office:value="0.998021441117684" calcext:value-type="float">
            <text:p>0.9980214411176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8/30/2017</text:p>
          </table:table-cell>
          <table:table-cell table:formula="of:=[$Sheet1.C1259]/[$Sheet1.C1258]" office:value-type="float" office:value="0.987746936734184" calcext:value-type="float">
            <text:p>0.987746936734184</text:p>
          </table:table-cell>
          <table:table-cell table:formula="of:=[$Sheet1.D1259]/[$Sheet1.D1258]" office:value-type="float" office:value="0.994311492322942" calcext:value-type="float">
            <text:p>0.9943114923229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8/29/2017</text:p>
          </table:table-cell>
          <table:table-cell table:formula="of:=[$Sheet1.C1260]/[$Sheet1.C1259]" office:value-type="float" office:value="1.00683544303797" calcext:value-type="float">
            <text:p>1.00683544303797</text:p>
          </table:table-cell>
          <table:table-cell table:formula="of:=[$Sheet1.D1260]/[$Sheet1.D1259]" office:value-type="float" office:value="0.995406068546828" calcext:value-type="float">
            <text:p>0.9954060685468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8/28/2017</text:p>
          </table:table-cell>
          <table:table-cell table:formula="of:=[$Sheet1.C1261]/[$Sheet1.C1260]" office:value-type="float" office:value="1.00326879557455" calcext:value-type="float">
            <text:p>1.00326879557455</text:p>
          </table:table-cell>
          <table:table-cell table:formula="of:=[$Sheet1.D1261]/[$Sheet1.D1260]" office:value-type="float" office:value="0.999157911948657" calcext:value-type="float">
            <text:p>0.999157911948657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8-27T16:07:17.511280102</meta:creation-date>
    <dc:date>2022-08-27T16:53:00.546712504</dc:date>
    <meta:editing-duration>PT25M16S</meta:editing-duration>
    <meta:editing-cycles>2</meta:editing-cycles>
    <meta:generator>LibreOffice/7.3.5.2$MacOSX_AARCH64 LibreOffice_project/184fe81b8c8c30d8b5082578aee2fed2ea847c01</meta:generator>
    <meta:document-statistic meta:table-count="2" meta:cell-count="16459" meta:object-count="0"/>
  </office:meta>
</office:document-meta>
</file>